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21mm"/>
    </style:style>
    <style:style style:name="co2" style:family="table-column">
      <style:table-column-properties fo:break-before="auto" style:column-width="30.85mm"/>
    </style:style>
    <style:style style:name="co3" style:family="table-column">
      <style:table-column-properties fo:break-before="auto" style:column-width="41.47mm"/>
    </style:style>
    <style:style style:name="co4" style:family="table-column">
      <style:table-column-properties fo:break-before="auto" style:column-width="16.14mm"/>
    </style:style>
    <style:style style:name="co5" style:family="table-column">
      <style:table-column-properties fo:break-before="auto" style:column-width="25.95mm"/>
    </style:style>
    <style:style style:name="co6" style:family="table-column">
      <style:table-column-properties fo:break-before="auto" style:column-width="13.69mm"/>
    </style:style>
    <style:style style:name="co7" style:family="table-column">
      <style:table-column-properties fo:break-before="auto" style:column-width="34.11mm"/>
    </style:style>
    <style:style style:name="co8" style:family="table-column">
      <style:table-column-properties fo:break-before="auto" style:column-width="38.47mm"/>
    </style:style>
    <style:style style:name="co9" style:family="table-column">
      <style:table-column-properties fo:break-before="auto" style:column-width="39.3mm"/>
    </style:style>
    <style:style style:name="co10" style:family="table-column">
      <style:table-column-properties fo:break-before="auto" style:column-width="290.65mm"/>
    </style:style>
    <style:style style:name="co11" style:family="table-column">
      <style:table-column-properties fo:break-before="auto" style:column-width="14.15mm"/>
    </style:style>
    <style:style style:name="co12" style:family="table-column">
      <style:table-column-properties fo:break-before="auto" style:column-width="66.45mm"/>
    </style:style>
    <style:style style:name="co13" style:family="table-column">
      <style:table-column-properties fo:break-before="auto" style:column-width="10.39mm"/>
    </style:style>
    <style:style style:name="co1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82.17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55.81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3.96mm" fo:break-before="auto" style:use-optimal-row-height="true"/>
    </style:style>
    <style:style style:name="ro9" style:family="table-row">
      <style:table-row-properties style:row-height="75.55mm" fo:break-before="auto" style:use-optimal-row-height="true"/>
    </style:style>
    <style:style style:name="ro10" style:family="table-row">
      <style:table-row-properties style:row-height="32.1mm" fo:break-before="auto" style:use-optimal-row-height="true"/>
    </style:style>
    <style:style style:name="ro11" style:family="table-row">
      <style:table-row-properties style:row-height="312.49mm" fo:break-before="auto" style:use-optimal-row-height="true"/>
    </style:style>
    <style:style style:name="ro12" style:family="table-row">
      <style:table-row-properties style:row-height="28.17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164.21mm" fo:break-before="auto" style:use-optimal-row-height="true"/>
    </style:style>
    <style:style style:name="ro15" style:family="table-row">
      <style:table-row-properties style:row-height="67.65mm" fo:break-before="auto" style:use-optimal-row-height="true"/>
    </style:style>
    <style:style style:name="ro16" style:family="table-row">
      <style:table-row-properties style:row-height="40.01mm" fo:break-before="auto" style:use-optimal-row-height="true"/>
    </style:style>
    <style:style style:name="ro17" style:family="table-row">
      <style:table-row-properties style:row-height="486.52mm" fo:break-before="auto" style:use-optimal-row-height="true"/>
    </style:style>
    <style:style style:name="ro18" style:family="table-row">
      <style:table-row-properties style:row-height="47.91mm" fo:break-before="auto" style:use-optimal-row-height="true"/>
    </style:style>
    <style:style style:name="ro19" style:family="table-row">
      <style:table-row-properties style:row-height="59.76mm" fo:break-before="auto" style:use-optimal-row-height="true"/>
    </style:style>
    <style:style style:name="ro20" style:family="table-row">
      <style:table-row-properties style:row-height="130.83mm" fo:break-before="auto" style:use-optimal-row-height="true"/>
    </style:style>
    <style:style style:name="ro21" style:family="table-row">
      <style:table-row-properties style:row-height="36.05mm" fo:break-before="auto" style:use-optimal-row-height="true"/>
    </style:style>
    <style:style style:name="ro22" style:family="table-row">
      <style:table-row-properties style:row-height="51.86mm" fo:break-before="auto" style:use-optimal-row-height="true"/>
    </style:style>
    <style:style style:name="ro23" style:family="table-row">
      <style:table-row-properties style:row-height="99.24mm" fo:break-before="auto" style:use-optimal-row-height="true"/>
    </style:style>
    <style:style style:name="ro24" style:family="table-row">
      <style:table-row-properties style:row-height="134.78mm" fo:break-before="auto" style:use-optimal-row-height="true"/>
    </style:style>
    <style:style style:name="ro25" style:family="table-row">
      <style:table-row-properties style:row-height="83.45mm" fo:break-before="auto" style:use-optimal-row-height="true"/>
    </style:style>
    <style:style style:name="ro26" style:family="table-row">
      <style:table-row-properties style:row-height="304.59mm" fo:break-before="auto" style:use-optimal-row-height="true"/>
    </style:style>
    <style:style style:name="ro27" style:family="table-row">
      <style:table-row-properties style:row-height="12.36mm" fo:break-before="auto" style:use-optimal-row-height="true"/>
    </style:style>
    <style:style style:name="ro28" style:family="table-row">
      <style:table-row-properties style:row-height="71.6mm" fo:break-before="auto" style:use-optimal-row-height="true"/>
    </style:style>
    <style:style style:name="ro29" style:family="table-row">
      <style:table-row-properties style:row-height="608.93mm" fo:break-before="auto" style:use-optimal-row-height="true"/>
    </style:style>
    <style:style style:name="ro30" style:family="table-row">
      <style:table-row-properties style:row-height="79.5mm" fo:break-before="auto" style:use-optimal-row-height="true"/>
    </style:style>
    <style:style style:name="ro31" style:family="table-row">
      <style:table-row-properties style:row-height="95.29mm" fo:break-before="auto" style:use-optimal-row-height="true"/>
    </style:style>
    <style:style style:name="ro32" style:family="table-row">
      <style:table-row-properties style:row-height="63.69mm" fo:break-before="auto" style:use-optimal-row-height="true"/>
    </style:style>
    <style:style style:name="ro33" style:family="table-row">
      <style:table-row-properties style:row-height="87.4mm" fo:break-before="auto" style:use-optimal-row-height="true"/>
    </style:style>
    <style:style style:name="ro34" style:family="table-row">
      <style:table-row-properties style:row-height="170.32mm" fo:break-before="auto" style:use-optimal-row-height="true"/>
    </style:style>
    <style:style style:name="ro35" style:family="table-row">
      <style:table-row-properties style:row-height="20.6mm" fo:break-before="auto" style:use-optimal-row-height="true"/>
    </style:style>
    <style:style style:name="ro36" style:family="table-row">
      <style:table-row-properties style:row-height="91.3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3" style:family="table-cell" style:parent-style-name="Default" style:data-style-name="N100"/>
  </office:automatic-styles>
  <office:body>
    <office:spreadsheet>
      <table:calculation-settings table:automatic-find-labels="false" table:use-regular-expressions="false" table:use-wildcards="true"/>
      <table:table table:name="discussions-sample-1000-annotat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ce3"/>
        <table:table-column table:style-name="co12" table:default-cell-style-name="Default"/>
        <table:table-column table:style-name="co13" table:default-cell-style-name="Default"/>
        <table:table-row table:style-name="ro1">
          <table:table-cell office:value-type="string" calcext:value-type="string">
            <text:p>reviewRequestId</text:p>
          </table:table-cell>
          <table:table-cell office:value-type="string" calcext:value-type="string">
            <text:p>repository</text:p>
          </table:table-cell>
          <table:table-cell office:value-type="string" calcext:value-type="string">
            <text:p>reviewRequestSubmitter</text:p>
          </table:table-cell>
          <table:table-cell office:value-type="string" calcext:value-type="string">
            <text:p>reviewId</text:p>
          </table:table-cell>
          <table:table-cell office:value-type="string" calcext:value-type="string">
            <text:p>diffCommentId</text:p>
          </table:table-cell>
          <table:table-cell office:value-type="string" calcext:value-type="string">
            <text:p>replyId</text:p>
          </table:table-cell>
          <table:table-cell office:value-type="string" calcext:value-type="string">
            <text:p>replyDiffCommentId</text:p>
          </table:table-cell>
          <table:table-cell office:value-type="string" calcext:value-type="string">
            <text:p>type</text:p>
          </table:table-cell>
          <table:table-cell office:value-type="string" calcext:value-type="string">
            <text:p>username</text:p>
          </table:table-cell>
          <table:table-cell office:value-type="string" calcext:value-type="string">
            <text:p>timestamp</text:p>
          </table:table-cell>
          <table:table-cell office:value-type="string" calcext:value-type="string">
            <text:p>text</text:p>
          </table:table-cell>
          <table:table-cell table:style-name="Default" office:value-type="string" calcext:value-type="string">
            <text:p>isDesign</text:p>
          </table:table-cell>
          <table:table-cell office:value-type="string" calcext:value-type="string">
            <text:p>concept</text:p>
          </table:table-cell>
          <table:table-cell office:value-type="string" calcext:value-type="string">
            <text:p>hadToLookAtCode</text:p>
          </table:table-cell>
        </table:table-row>
        <table:table-row table:style-name="ro1">
          <table:table-cell office:value-type="float" office:value="23588" calcext:value-type="float">
            <text:p>23588</text:p>
          </table:table-cell>
          <table:table-cell office:value-type="string" calcext:value-type="string">
            <text:p>samza</text:p>
          </table:table-cell>
          <table:table-cell office:value-type="string" calcext:value-type="string">
            <text:p>criccomini</text:p>
          </table:table-cell>
          <table:table-cell office:value-type="float" office:value="47965" calcext:value-type="float">
            <text:p>47965</text:p>
          </table:table-cell>
          <table:table-cell office:value-type="float" office:value="84211" calcext:value-type="float">
            <text:p>84211</text:p>
          </table:table-cell>
          <table:table-cell table:number-columns-repeated="2"/>
          <table:table-cell office:value-type="string" calcext:value-type="string">
            <text:p>DiffComment</text:p>
          </table:table-cell>
          <table:table-cell office:value-type="string" calcext:value-type="string">
            <text:p>criccomini</text:p>
          </table:table-cell>
          <table:table-cell office:value-type="string" calcext:value-type="string">
            <text:p>2014-07-17T00:12:25Z</text:p>
          </table:table-cell>
          <table:table-cell office:value-type="string" calcext:value-type="string">
            <text:p>Note to self: might be able to eliminate this by doing first refresh in in SystemConsumers.start, rather than lazily in choose.</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3620" calcext:value-type="float">
            <text:p>33620</text:p>
          </table:table-cell>
          <table:table-cell office:value-type="string" calcext:value-type="string">
            <text:p>kafka</text:p>
          </table:table-cell>
          <table:table-cell office:value-type="string" calcext:value-type="string">
            <text:p>sriharsha</text:p>
          </table:table-cell>
          <table:table-cell office:value-type="float" office:value="93110" calcext:value-type="float">
            <text:p>93110</text:p>
          </table:table-cell>
          <table:table-cell office:value-type="float" office:value="147361" calcext:value-type="float">
            <text:p>147361</text:p>
          </table:table-cell>
          <table:table-cell table:number-columns-repeated="2"/>
          <table:table-cell office:value-type="string" calcext:value-type="string">
            <text:p>DiffComment</text:p>
          </table:table-cell>
          <table:table-cell office:value-type="string" calcext:value-type="string">
            <text:p>ijuma</text:p>
          </table:table-cell>
          <table:table-cell office:value-type="string" calcext:value-type="string">
            <text:p>2015-08-17T11:26:21Z</text:p>
          </table:table-cell>
          <table:table-cell office:value-type="string" calcext:value-type="string">
            <text:p>KAFKA-2348 was merged recently and if/else for 2.9 support was removed there. It should not be restored here.</text:p>
          </table:table-cell>
          <table:table-cell office:value-type="string" calcext:value-type="string">
            <text:p>false</text:p>
          </table:table-cell>
          <table:table-cell office:value-type="string" calcext:value-type="string">
            <text:p>featureAddition</text:p>
          </table:table-cell>
          <table:table-cell/>
        </table:table-row>
        <table:table-row table:style-name="ro1">
          <table:table-cell office:value-type="float" office:value="25965" calcext:value-type="float">
            <text:p>25965</text:p>
          </table:table-cell>
          <table:table-cell office:value-type="string" calcext:value-type="string">
            <text:p>mesos</text:p>
          </table:table-cell>
          <table:table-cell office:value-type="string" calcext:value-type="string">
            <text:p>idownes</text:p>
          </table:table-cell>
          <table:table-cell office:value-type="float" office:value="54460" calcext:value-type="float">
            <text:p>54460</text:p>
          </table:table-cell>
          <table:table-cell table:number-columns-repeated="3"/>
          <table:table-cell office:value-type="string" calcext:value-type="string">
            <text:p>Review.body_top</text:p>
          </table:table-cell>
          <table:table-cell office:value-type="string" calcext:value-type="string">
            <text:p>jieyu</text:p>
          </table:table-cell>
          <table:table-cell office:value-type="string" calcext:value-type="string">
            <text:p>2014-09-24T21:41:15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2">
          <table:table-cell office:value-type="float" office:value="70114" calcext:value-type="float">
            <text:p>70114</text:p>
          </table:table-cell>
          <table:table-cell office:value-type="string" calcext:value-type="string">
            <text:p>mesos</text:p>
          </table:table-cell>
          <table:table-cell office:value-type="string" calcext:value-type="string">
            <text:p>abudnik</text:p>
          </table:table-cell>
          <table:table-cell office:value-type="float" office:value="213407" calcext:value-type="float">
            <text:p>213407</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9-03-04T19:59:22Z</text:p>
          </table:table-cell>
          <table:table-cell office:value-type="string" calcext:value-type="string">
            <text:p>Patch looks great!</text:p>
            <text:p/>
            <text:p>Reviews applied: [70108, 70109, 70114]</text:p>
            <text:p/>
            <text:p>Passed command: export OS='ubuntu:14.04' BUILDTOOL='autotools' COMPILER='gcc' CONFIGURATION='--verbose --disable-libtool-wrappers --disable-parallel-test-execution' ENVIRONMENT='GLOG_v=1 MESOS_VERBOSE=1'; ./support/docker-build.sh</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47292" calcext:value-type="float">
            <text:p>47292</text:p>
          </table:table-cell>
          <table:table-cell office:value-type="string" calcext:value-type="string">
            <text:p>mesos</text:p>
          </table:table-cell>
          <table:table-cell office:value-type="string" calcext:value-type="string">
            <text:p>guoger</text:p>
          </table:table-cell>
          <table:table-cell office:value-type="float" office:value="141023" calcext:value-type="float">
            <text:p>141023</text:p>
          </table:table-cell>
          <table:table-cell table:number-columns-repeated="3"/>
          <table:table-cell office:value-type="string" calcext:value-type="string">
            <text:p>Review.body_top</text:p>
          </table:table-cell>
          <table:table-cell office:value-type="string" calcext:value-type="string">
            <text:p>karya</text:p>
          </table:table-cell>
          <table:table-cell office:value-type="string" calcext:value-type="string">
            <text:p>2016-07-06T16:31:30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2">
          <table:table-cell office:value-type="float" office:value="38535" calcext:value-type="float">
            <text:p>38535</text:p>
          </table:table-cell>
          <table:table-cell office:value-type="string" calcext:value-type="string">
            <text:p>mesos</text:p>
          </table:table-cell>
          <table:table-cell office:value-type="string" calcext:value-type="string">
            <text:p>haosdent</text:p>
          </table:table-cell>
          <table:table-cell office:value-type="float" office:value="99705" calcext:value-type="float">
            <text:p>99705</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5-09-20T17:02:00Z</text:p>
          </table:table-cell>
          <table:table-cell office:value-type="string" calcext:value-type="string">
            <text:p>Patch looks great!</text:p>
            <text:p/>
            <text:p>Reviews applied: [38535]</text:p>
            <text:p/>
            <text:p>All tests passed.</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66103" calcext:value-type="float">
            <text:p>66103</text:p>
          </table:table-cell>
          <table:table-cell office:value-type="string" calcext:value-type="string">
            <text:p>aurora</text:p>
          </table:table-cell>
          <table:table-cell office:value-type="string" calcext:value-type="string">
            <text:p>rezam</text:p>
          </table:table-cell>
          <table:table-cell office:value-type="float" office:value="199732" calcext:value-type="float">
            <text:p>199732</text:p>
          </table:table-cell>
          <table:table-cell office:value-type="float" office:value="280170" calcext:value-type="float">
            <text:p>280170</text:p>
          </table:table-cell>
          <table:table-cell table:number-columns-repeated="2"/>
          <table:table-cell office:value-type="string" calcext:value-type="string">
            <text:p>DiffComment</text:p>
          </table:table-cell>
          <table:table-cell office:value-type="string" calcext:value-type="string">
            <text:p>sshanmugham</text:p>
          </table:table-cell>
          <table:table-cell office:value-type="string" calcext:value-type="string">
            <text:p>2018-03-22T17:16:10Z</text:p>
          </table:table-cell>
          <table:table-cell office:value-type="string" calcext:value-type="string">
            <text:p>What happens if `GET` returns 5xx or 4xx? Will this crash the Observer? We should be adding more logging and fail gracefully. Particularly this can happen if someone has HTTP Auth enabled for the Mesos endpoints and deploying this has the potential to crash all the Observers.</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8559" calcext:value-type="float">
            <text:p>8559</text:p>
          </table:table-cell>
          <table:table-cell office:value-type="string" calcext:value-type="string">
            <text:p>sqoop-trunk</text:p>
          </table:table-cell>
          <table:table-cell office:value-type="string" calcext:value-type="string">
            <text:p>pgrim</text:p>
          </table:table-cell>
          <table:table-cell office:value-type="float" office:value="28271" calcext:value-type="float">
            <text:p>28271</text:p>
          </table:table-cell>
          <table:table-cell office:value-type="float" office:value="55263" calcext:value-type="float">
            <text:p>55263</text:p>
          </table:table-cell>
          <table:table-cell table:number-columns-repeated="2"/>
          <table:table-cell office:value-type="string" calcext:value-type="string">
            <text:p>DiffComment</text:p>
          </table:table-cell>
          <table:table-cell office:value-type="string" calcext:value-type="string">
            <text:p>jarcec</text:p>
          </table:table-cell>
          <table:table-cell office:value-type="string" calcext:value-type="string">
            <text:p>2013-11-11T15:29:43Z</text:p>
          </table:table-cell>
          <table:table-cell office:value-type="string" calcext:value-type="string">
            <text:p>Nit: Can we put the class name into constant?</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64104" calcext:value-type="float">
            <text:p>64104</text:p>
          </table:table-cell>
          <table:table-cell office:value-type="string" calcext:value-type="string">
            <text:p>mesos</text:p>
          </table:table-cell>
          <table:table-cell office:value-type="string" calcext:value-type="string">
            <text:p>johnkord</text:p>
          </table:table-cell>
          <table:table-cell office:value-type="float" office:value="192730" calcext:value-type="float">
            <text:p>192730</text:p>
          </table:table-cell>
          <table:table-cell office:value-type="float" office:value="270985" calcext:value-type="float">
            <text:p>270985</text:p>
          </table:table-cell>
          <table:table-cell table:number-columns-repeated="2"/>
          <table:table-cell office:value-type="string" calcext:value-type="string">
            <text:p>DiffComment</text:p>
          </table:table-cell>
          <table:table-cell office:value-type="string" calcext:value-type="string">
            <text:p>andschwa</text:p>
          </table:table-cell>
          <table:table-cell office:value-type="string" calcext:value-type="string">
            <text:p>2017-12-04T18:52:18Z</text:p>
          </table:table-cell>
          <table:table-cell office:value-type="string" calcext:value-type="string">
            <text:p>Nit: join lines.</text:p>
          </table:table-cell>
          <table:table-cell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1179" calcext:value-type="float">
            <text:p>1179</text:p>
          </table:table-cell>
          <table:table-cell office:value-type="string" calcext:value-type="string">
            <text:p>shindig</text:p>
          </table:table-cell>
          <table:table-cell office:value-type="string" calcext:value-type="string">
            <text:p>ddumont</text:p>
          </table:table-cell>
          <table:table-cell office:value-type="float" office:value="1269" calcext:value-type="float">
            <text:p>1269</text:p>
          </table:table-cell>
          <table:table-cell office:value-type="float" office:value="2902" calcext:value-type="float">
            <text:p>2902</text:p>
          </table:table-cell>
          <table:table-cell table:number-columns-repeated="2"/>
          <table:table-cell office:value-type="string" calcext:value-type="string">
            <text:p>DiffComment</text:p>
          </table:table-cell>
          <table:table-cell office:value-type="string" calcext:value-type="string">
            <text:p>johnfargo</text:p>
          </table:table-cell>
          <table:table-cell office:value-type="string" calcext:value-type="string">
            <text:p>2011-08-02T20:05:23Z</text:p>
          </table:table-cell>
          <table:table-cell office:value-type="string" calcext:value-type="string">
            <text:p>FMI, can you explain the drop of "var"? We were seeing some issues recently w/ this initialization on IE and I'm wondering if the motivation for your dropping it has to do with that, or is related somehow.</text:p>
            <text:p/>
            <text:p>I did it mainly for consistency, and because they are globals and are treated as such everywhere else.  By convention, I've never used 'var' when assigning a global.  I'm have no problem with leaving it if it causes other problems.</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41190" calcext:value-type="float">
            <text:p>41190</text:p>
          </table:table-cell>
          <table:table-cell office:value-type="string" calcext:value-type="string">
            <text:p>aurora</text:p>
          </table:table-cell>
          <table:table-cell office:value-type="string" calcext:value-type="string">
            <text:p>jsirois</text:p>
          </table:table-cell>
          <table:table-cell office:value-type="float" office:value="109795" calcext:value-type="float">
            <text:p>109795</text:p>
          </table:table-cell>
          <table:table-cell table:number-columns-repeated="3"/>
          <table:table-cell office:value-type="string" calcext:value-type="string">
            <text:p>Review.body_top</text:p>
          </table:table-cell>
          <table:table-cell office:value-type="string" calcext:value-type="string">
            <text:p>maxim</text:p>
          </table:table-cell>
          <table:table-cell office:value-type="string" calcext:value-type="string">
            <text:p>2015-12-10T17:39:14Z</text:p>
          </table:table-cell>
          <table:table-cell office:value-type="string" calcext:value-type="string">
            <text:p>Works for me locally. Thanks for fixing this!</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2911" calcext:value-type="float">
            <text:p>52911</text:p>
          </table:table-cell>
          <table:table-cell office:value-type="string" calcext:value-type="string">
            <text:p>oozie-git</text:p>
          </table:table-cell>
          <table:table-cell office:value-type="string" calcext:value-type="string">
            <text:p>pbacsko</text:p>
          </table:table-cell>
          <table:table-cell office:value-type="float" office:value="152835" calcext:value-type="float">
            <text:p>152835</text:p>
          </table:table-cell>
          <table:table-cell office:value-type="float" office:value="221971" calcext:value-type="float">
            <text:p>221971</text:p>
          </table:table-cell>
          <table:table-cell table:number-columns-repeated="2"/>
          <table:table-cell office:value-type="string" calcext:value-type="string">
            <text:p>DiffComment</text:p>
          </table:table-cell>
          <table:table-cell office:value-type="string" calcext:value-type="string">
            <text:p>andras.piros</text:p>
          </table:table-cell>
          <table:table-cell office:value-type="string" calcext:value-type="string">
            <text:p>2016-10-17T12:40:19Z</text:p>
          </table:table-cell>
          <table:table-cell office:value-type="string" calcext:value-type="string">
            <text:p>Rename to `assertActionOutputDataPresentAndCorrect()`.</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29009" calcext:value-type="float">
            <text:p>29009</text:p>
          </table:table-cell>
          <table:table-cell office:value-type="string" calcext:value-type="string">
            <text:p>ambari</text:p>
          </table:table-cell>
          <table:table-cell office:value-type="string" calcext:value-type="string">
            <text:p>fbarca</text:p>
          </table:table-cell>
          <table:table-cell office:value-type="float" office:value="65254" calcext:value-type="float">
            <text:p>65254</text:p>
          </table:table-cell>
          <table:table-cell office:value-type="float" office:value="108319" calcext:value-type="float">
            <text:p>108319</text:p>
          </table:table-cell>
          <table:table-cell table:number-columns-repeated="2"/>
          <table:table-cell office:value-type="string" calcext:value-type="string">
            <text:p>DiffComment</text:p>
          </table:table-cell>
          <table:table-cell office:value-type="string" calcext:value-type="string">
            <text:p>ncole</text:p>
          </table:table-cell>
          <table:table-cell office:value-type="string" calcext:value-type="string">
            <text:p>2014-12-16T23:14:24Z</text:p>
          </table:table-cell>
          <table:table-cell office:value-type="string" calcext:value-type="string">
            <text:p>If doing this, it should be bigger. <text:s/>Like 2048m</text:p>
          </table:table-cell>
          <table:table-cell office:value-type="string" calcext:value-type="string">
            <text:p>true</text:p>
          </table:table-cell>
          <table:table-cell office:value-type="string" calcext:value-type="string">
            <text:p>configuration</text:p>
          </table:table-cell>
          <table:table-cell/>
        </table:table-row>
        <table:table-row table:style-name="ro2">
          <table:table-cell office:value-type="float" office:value="53033" calcext:value-type="float">
            <text:p>53033</text:p>
          </table:table-cell>
          <table:table-cell office:value-type="string" calcext:value-type="string">
            <text:p>mesos</text:p>
          </table:table-cell>
          <table:table-cell office:value-type="string" calcext:value-type="string">
            <text:p>neilc</text:p>
          </table:table-cell>
          <table:table-cell office:value-type="float" office:value="153340" calcext:value-type="float">
            <text:p>153340</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10-20T01:55:31Z</text:p>
          </table:table-cell>
          <table:table-cell office:value-type="string" calcext:value-type="string">
            <text:p>Patch looks great!</text:p>
            <text:p/>
            <text:p>Reviews applied: [53033]</text:p>
            <text:p/>
            <text:p>Passed command: export OS='ubuntu:14.04' BUILDTOOL='autotools' COMPILER='gcc' CONFIGURATION='--verbose' ENVIRONMENT='GLOG_v=1 MESOS_VERBOSE=1'; ./support/docker_build.sh</text:p>
          </table:table-cell>
          <table:table-cell office:value-type="string" calcext:value-type="string">
            <text:p>false</text:p>
          </table:table-cell>
          <table:table-cell office:value-type="string" calcext:value-type="string">
            <text:p>bot</text:p>
          </table:table-cell>
          <table:table-cell/>
        </table:table-row>
        <table:table-row table:style-name="ro3">
          <table:table-cell office:value-type="float" office:value="62167" calcext:value-type="float">
            <text:p>62167</text:p>
          </table:table-cell>
          <table:table-cell office:value-type="string" calcext:value-type="string">
            <text:p>ambari</text:p>
          </table:table-cell>
          <table:table-cell office:value-type="string" calcext:value-type="string">
            <text:p>ncole</text:p>
          </table:table-cell>
          <table:table-cell office:value-type="float" office:value="184849" calcext:value-type="float">
            <text:p>184849</text:p>
          </table:table-cell>
          <table:table-cell office:value-type="float" office:value="261048" calcext:value-type="float">
            <text:p>261048</text:p>
          </table:table-cell>
          <table:table-cell table:number-columns-repeated="2"/>
          <table:table-cell office:value-type="string" calcext:value-type="string">
            <text:p>DiffComment</text:p>
          </table:table-cell>
          <table:table-cell office:value-type="string" calcext:value-type="string">
            <text:p>jhurley</text:p>
          </table:table-cell>
          <table:table-cell office:value-type="string" calcext:value-type="string">
            <text:p>2017-09-07T19:05:58Z</text:p>
          </table:table-cell>
          <table:table-cell office:value-type="string" calcext:value-type="string">
            <text:p>Can you just use RepositoryType.isRevertable() here?</text:p>
            <text:p/>
            <text:p>Really? Two issues on the same code block?</text:p>
          </table:table-cell>
          <table:table-cell office:value-type="string" calcext:value-type="string">
            <text:p>true</text:p>
          </table:table-cell>
          <table:table-cell office:value-type="string" calcext:value-type="string">
            <text:p>betterSolution</text:p>
          </table:table-cell>
          <table:table-cell/>
        </table:table-row>
        <table:table-row table:style-name="ro4">
          <table:table-cell office:value-type="float" office:value="49413" calcext:value-type="float">
            <text:p>49413</text:p>
          </table:table-cell>
          <table:table-cell office:value-type="string" calcext:value-type="string">
            <text:p>aurora</text:p>
          </table:table-cell>
          <table:table-cell office:value-type="string" calcext:value-type="string">
            <text:p>jsirois</text:p>
          </table:table-cell>
          <table:table-cell office:value-type="float" office:value="140078" calcext:value-type="float">
            <text:p>140078</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6-06-30T00:19:58Z</text:p>
          </table:table-cell>
          <table:table-cell office:value-type="string" calcext:value-type="string">
            <text:p>Master (6f93ae2) is red with this patch.</text:p>
            <text:p>  ./build-support/jenkins/build.sh</text:p>
            <text:p/>
            <text:p>1014 tests completed, 31 failed, 2 skipped</text:p>
            <text:p>:test FAILED</text:p>
            <text:p>:jacocoTestReport</text:p>
            <text:p>Coverage report generated: file:///home/jenkins/jenkins-slave/workspace/AuroraBot/dist/reports/jacoco/test/html/index.html</text:p>
            <text:p>:analyzeReport</text:p>
            <text:p>Instruction coverage is 0.8706842152708916, but must be greater than 0.89</text:p>
            <text:p>Branch coverage is 0.7772420443587271, but must be greater than 0.835</text:p>
            <text:p>:analyzeReport FAILED</text:p>
            <text:p/>
            <text:p>FAILURE: Build completed with 2 failures.</text:p>
            <text:p/>
            <text:p>1: Task failed with an exception.</text:p>
            <text:p>-----------</text:p>
            <text:p>* What went wrong:</text:p>
            <text:p>Execution failed for task ':test'.</text:p>
            <text:p>&gt; There were failing tests. See the report at: file:///home/jenkins/jenkins-slave/workspace/AuroraBot/dist/reports/tests/index.html</text:p>
            <text:p/>
            <text:p>* Try:</text:p>
            <text:p>Run with --stacktrace option to get the stack trace. Run with --info or --debug option to get more log output.</text:p>
            <text:p>==============================================================================</text:p>
            <text:p/>
            <text:p>2: Task failed with an exception.</text:p>
            <text:p>-----------</text:p>
            <text:p>* What went wrong:</text:p>
            <text:p>Execution failed for task ':analyzeReport'.</text:p>
            <text:p>&gt; Test coverage missing for org/apache/aurora/scheduler/http/LeaderRedirectFilter</text:p>
            <text:p>  Test coverage missing for org/apache/aurora/scheduler/http/HttpStatsFilter</text:p>
            <text:p>  Test coverage missing for org/apache/aurora/scheduler/http/HttpStatsFilter$1</text:p>
            <text:p>  Test coverage missing for org/apache/aurora/scheduler/http/HttpStatsFilter$ResponseWithStatus</text:p>
            <text:p>  Test coverage missing for org/apache/aurora/scheduler/http/api/security/ShiroKerberosAuthenticationFilter</text:p>
            <text:p>  Test coverage missing for org/apache/aurora/scheduler/http/api/security/ShiroKerberosPermissiveAuthenticationFilter</text:p>
            <text:p>  Test coverage missing for org/apache/aurora/scheduler/http/api/ApiBeta</text:p>
            <text:p/>
            <text:p>* Try:</text:p>
            <text:p>Run with --stacktrace option to get the stack trace. Run with --info or --debug option to get more log output.</text:p>
            <text:p>==============================================================================</text:p>
            <text:p/>
            <text:p>BUILD FAILED</text:p>
            <text:p/>
            <text:p>Total time: 6 mins 30.748 secs</text:p>
            <text:p/>
            <text:p/>
            <text:p>I will refresh this build result if you post a review containing "@ReviewBot retry"</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26372" calcext:value-type="float">
            <text:p>26372</text:p>
          </table:table-cell>
          <table:table-cell office:value-type="string" calcext:value-type="string">
            <text:p>aurora</text:p>
          </table:table-cell>
          <table:table-cell office:value-type="string" calcext:value-type="string">
            <text:p>jsmith</text:p>
          </table:table-cell>
          <table:table-cell office:value-type="float" office:value="55521" calcext:value-type="float">
            <text:p>55521</text:p>
          </table:table-cell>
          <table:table-cell table:number-columns-repeated="3"/>
          <table:table-cell office:value-type="string" calcext:value-type="string">
            <text:p>Review.body_top</text:p>
          </table:table-cell>
          <table:table-cell office:value-type="string" calcext:value-type="string">
            <text:p>zmanji</text:p>
          </table:table-cell>
          <table:table-cell office:value-type="string" calcext:value-type="string">
            <text:p>2014-10-06T16:58:19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7354" calcext:value-type="float">
            <text:p>37354</text:p>
          </table:table-cell>
          <table:table-cell office:value-type="string" calcext:value-type="string">
            <text:p>hbase-git</text:p>
          </table:table-cell>
          <table:table-cell office:value-type="string" calcext:value-type="string">
            <text:p>eshcar</text:p>
          </table:table-cell>
          <table:table-cell office:value-type="float" office:value="96131" calcext:value-type="float">
            <text:p>96131</text:p>
          </table:table-cell>
          <table:table-cell office:value-type="float" office:value="151383" calcext:value-type="float">
            <text:p>151383</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5-09-01T08:51:27Z</text:p>
          </table:table-cell>
          <table:table-cell office:value-type="string" calcext:value-type="string">
            <text:p>isMemStoreCompaction -&gt; isMemStoreInCompaction</text:p>
          </table:table-cell>
          <table:table-cell office:value-type="string" calcext:value-type="string">
            <text:p>false</text:p>
          </table:table-cell>
          <table:table-cell office:value-type="string" calcext:value-type="string">
            <text:p>naming</text:p>
          </table:table-cell>
          <table:table-cell/>
        </table:table-row>
        <table:table-row table:style-name="ro5">
          <table:table-cell office:value-type="float" office:value="29267" calcext:value-type="float">
            <text:p>29267</text:p>
          </table:table-cell>
          <table:table-cell office:value-type="string" calcext:value-type="string">
            <text:p>aurora</text:p>
          </table:table-cell>
          <table:table-cell office:value-type="string" calcext:value-type="string">
            <text:p>kevints</text:p>
          </table:table-cell>
          <table:table-cell office:value-type="float" office:value="65672" calcext:value-type="float">
            <text:p>65672</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4-12-19T20:30:20Z</text:p>
          </table:table-cell>
          <table:table-cell office:value-type="string" calcext:value-type="string">
            <text:p>Master (9042c56) is green with this patch.</text:p>
            <text:p>  ./build-support/jenkins/build.sh</text:p>
            <text:p/>
            <text:p>I will refresh this build result if you post a review containing "@ReviewBot retry"</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63879" calcext:value-type="float">
            <text:p>63879</text:p>
          </table:table-cell>
          <table:table-cell office:value-type="string" calcext:value-type="string">
            <text:p>atlas</text:p>
          </table:table-cell>
          <table:table-cell office:value-type="string" calcext:value-type="string">
            <text:p>grahamwallis</text:p>
          </table:table-cell>
          <table:table-cell office:value-type="float" office:value="192995" calcext:value-type="float">
            <text:p>192995</text:p>
          </table:table-cell>
          <table:table-cell office:value-type="float" office:value="271438" calcext:value-type="float">
            <text:p>271438</text:p>
          </table:table-cell>
          <table:table-cell table:number-columns-repeated="2"/>
          <table:table-cell office:value-type="string" calcext:value-type="string">
            <text:p>DiffComment</text:p>
          </table:table-cell>
          <table:table-cell office:value-type="string" calcext:value-type="string">
            <text:p>grahamwallis</text:p>
          </table:table-cell>
          <table:table-cell office:value-type="string" calcext:value-type="string">
            <text:p>2017-12-06T17:09:08Z</text:p>
          </table:table-cell>
          <table:table-cell office:value-type="string" calcext:value-type="string">
            <text:p>I don't know - it is one of the enumeration values that is not processed within this switch.</text:p>
          </table:table-cell>
          <table:table-cell office:value-type="string" calcext:value-type="string">
            <text:p>false</text:p>
          </table:table-cell>
          <table:table-cell office:value-type="string" calcext:value-type="string">
            <text:p>unknown</text:p>
          </table:table-cell>
          <table:table-cell/>
        </table:table-row>
        <table:table-row table:style-name="ro2">
          <table:table-cell office:value-type="float" office:value="46473" calcext:value-type="float">
            <text:p>46473</text:p>
          </table:table-cell>
          <table:table-cell office:value-type="string" calcext:value-type="string">
            <text:p>mesos</text:p>
          </table:table-cell>
          <table:table-cell office:value-type="string" calcext:value-type="string">
            <text:p>haosdent</text:p>
          </table:table-cell>
          <table:table-cell office:value-type="float" office:value="129861" calcext:value-type="float">
            <text:p>129861</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4-21T06:58:59Z</text:p>
          </table:table-cell>
          <table:table-cell office:value-type="string" calcext:value-type="string">
            <text:p>Patch looks great!</text:p>
            <text:p/>
            <text:p>Reviews applied: [34646, 46471, 46472, 46473]</text:p>
            <text:p/>
            <text:p>Passed command: export OS='ubuntu:14.04' CONFIGURATION='--verbose' COMPILER='gcc' ENVIRONMENT='GLOG_v=1 MESOS_VERBOSE=1'; ./support/docker_build.sh</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50270" calcext:value-type="float">
            <text:p>50270</text:p>
          </table:table-cell>
          <table:table-cell office:value-type="string" calcext:value-type="string">
            <text:p>mesos</text:p>
          </table:table-cell>
          <table:table-cell office:value-type="string" calcext:value-type="string">
            <text:p>bbannier</text:p>
          </table:table-cell>
          <table:table-cell office:value-type="float" office:value="148390" calcext:value-type="float">
            <text:p>148390</text:p>
          </table:table-cell>
          <table:table-cell table:number-columns-repeated="3"/>
          <table:table-cell office:value-type="string" calcext:value-type="string">
            <text:p>Review.body_top</text:p>
          </table:table-cell>
          <table:table-cell office:value-type="string" calcext:value-type="string">
            <text:p>jieyu</text:p>
          </table:table-cell>
          <table:table-cell office:value-type="string" calcext:value-type="string">
            <text:p>2016-09-10T00:46:21Z</text:p>
          </table:table-cell>
          <table:table-cell office:value-type="string" calcext:value-type="string">
            <text:p>Please follow up with a patch to update configuration.md</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43257" calcext:value-type="float">
            <text:p>43257</text:p>
          </table:table-cell>
          <table:table-cell office:value-type="string" calcext:value-type="string">
            <text:p>ambari</text:p>
          </table:table-cell>
          <table:table-cell office:value-type="string" calcext:value-type="string">
            <text:p>ncole</text:p>
          </table:table-cell>
          <table:table-cell office:value-type="float" office:value="118071" calcext:value-type="float">
            <text:p>118071</text:p>
          </table:table-cell>
          <table:table-cell table:number-columns-repeated="3"/>
          <table:table-cell office:value-type="string" calcext:value-type="string">
            <text:p>Review.body_top</text:p>
          </table:table-cell>
          <table:table-cell office:value-type="string" calcext:value-type="string">
            <text:p>jhurley</text:p>
          </table:table-cell>
          <table:table-cell office:value-type="string" calcext:value-type="string">
            <text:p>2016-02-05T20:13:07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8493" calcext:value-type="float">
            <text:p>38493</text:p>
          </table:table-cell>
          <table:table-cell office:value-type="string" calcext:value-type="string">
            <text:p>hive-git</text:p>
          </table:table-cell>
          <table:table-cell office:value-type="string" calcext:value-type="string">
            <text:p>ashutoshc</text:p>
          </table:table-cell>
          <table:table-cell office:value-type="float" office:value="100513" calcext:value-type="float">
            <text:p>100513</text:p>
          </table:table-cell>
          <table:table-cell table:number-columns-repeated="3"/>
          <table:table-cell office:value-type="string" calcext:value-type="string">
            <text:p>Review.body_top</text:p>
          </table:table-cell>
          <table:table-cell office:value-type="string" calcext:value-type="string">
            <text:p>gopalv</text:p>
          </table:table-cell>
          <table:table-cell office:value-type="string" calcext:value-type="string">
            <text:p>2015-09-25T01:49:40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2314" calcext:value-type="float">
            <text:p>62314</text:p>
          </table:table-cell>
          <table:table-cell office:value-type="string" calcext:value-type="string">
            <text:p>hive-git</text:p>
          </table:table-cell>
          <table:table-cell office:value-type="string" calcext:value-type="string">
            <text:p>Prasanth_J</text:p>
          </table:table-cell>
          <table:table-cell office:value-type="float" office:value="187450" calcext:value-type="float">
            <text:p>187450</text:p>
          </table:table-cell>
          <table:table-cell office:value-type="float" office:value="264468" calcext:value-type="float">
            <text:p>264468</text:p>
          </table:table-cell>
          <table:table-cell table:number-columns-repeated="2"/>
          <table:table-cell office:value-type="string" calcext:value-type="string">
            <text:p>DiffComment</text:p>
          </table:table-cell>
          <table:table-cell office:value-type="string" calcext:value-type="string">
            <text:p>sershe</text:p>
          </table:table-cell>
          <table:table-cell office:value-type="string" calcext:value-type="string">
            <text:p>2017-10-10T01:51:40Z</text:p>
          </table:table-cell>
          <table:table-cell office:value-type="string" calcext:value-type="string">
            <text:p>looks duplicate w/TezSessionPoolManager. Perhaps this should be encapsulated?</text:p>
          </table:table-cell>
          <table:table-cell office:value-type="string" calcext:value-type="string">
            <text:p>true</text:p>
          </table:table-cell>
          <table:table-cell office:value-type="string" calcext:value-type="string">
            <text:p>duplicateCode</text:p>
          </table:table-cell>
          <table:table-cell/>
        </table:table-row>
        <table:table-row table:style-name="ro1">
          <table:table-cell office:value-type="float" office:value="29710" calcext:value-type="float">
            <text:p>29710</text:p>
          </table:table-cell>
          <table:table-cell office:value-type="string" calcext:value-type="string">
            <text:p>ambari</text:p>
          </table:table-cell>
          <table:table-cell office:value-type="string" calcext:value-type="string">
            <text:p>echekanskiy</text:p>
          </table:table-cell>
          <table:table-cell office:value-type="float" office:value="67225" calcext:value-type="float">
            <text:p>67225</text:p>
          </table:table-cell>
          <table:table-cell office:value-type="float" office:value="111150" calcext:value-type="float">
            <text:p>111150</text:p>
          </table:table-cell>
          <table:table-cell table:number-columns-repeated="2"/>
          <table:table-cell office:value-type="string" calcext:value-type="string">
            <text:p>DiffComment</text:p>
          </table:table-cell>
          <table:table-cell office:value-type="string" calcext:value-type="string">
            <text:p>fbarca</text:p>
          </table:table-cell>
          <table:table-cell office:value-type="string" calcext:value-type="string">
            <text:p>2015-01-11T18:59:55Z</text:p>
          </table:table-cell>
          <table:table-cell office:value-type="string" calcext:value-type="string">
            <text:p>stub -&gt; @OsFamilyFuncImpl</text:p>
          </table:table-cell>
          <table:table-cell office:value-type="string" calcext:value-type="string">
            <text:p>false</text:p>
          </table:table-cell>
          <table:table-cell office:value-type="string" calcext:value-type="string">
            <text:p>unknown</text:p>
          </table:table-cell>
          <table:table-cell/>
        </table:table-row>
        <table:table-row table:style-name="ro1">
          <table:table-cell office:value-type="float" office:value="65939" calcext:value-type="float">
            <text:p>65939</text:p>
          </table:table-cell>
          <table:table-cell office:value-type="string" calcext:value-type="string">
            <text:p>mesos</text:p>
          </table:table-cell>
          <table:table-cell office:value-type="string" calcext:value-type="string">
            <text:p>tillt</text:p>
          </table:table-cell>
          <table:table-cell office:value-type="float" office:value="202571" calcext:value-type="float">
            <text:p>202571</text:p>
          </table:table-cell>
          <table:table-cell office:value-type="float" office:value="284454" calcext:value-type="float">
            <text:p>284454</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8-05-07T20:40:31Z</text:p>
          </table:table-cell>
          <table:table-cell office:value-type="string" calcext:value-type="string">
            <text:p>can you remove these vlogs?</text:p>
          </table:table-cell>
          <table:table-cell office:value-type="string" calcext:value-type="string">
            <text:p>false</text:p>
          </table:table-cell>
          <table:table-cell office:value-type="string" calcext:value-type="string">
            <text:p>unknown</text:p>
          </table:table-cell>
          <table:table-cell/>
        </table:table-row>
        <table:table-row table:style-name="ro1">
          <table:table-cell office:value-type="float" office:value="17306" calcext:value-type="float">
            <text:p>17306</text:p>
          </table:table-cell>
          <table:table-cell office:value-type="string" calcext:value-type="string">
            <text:p>mesos</text:p>
          </table:table-cell>
          <table:table-cell office:value-type="string" calcext:value-type="string">
            <text:p>bmahler</text:p>
          </table:table-cell>
          <table:table-cell office:value-type="float" office:value="32707" calcext:value-type="float">
            <text:p>32707</text:p>
          </table:table-cell>
          <table:table-cell office:value-type="float" office:value="61652" calcext:value-type="float">
            <text:p>61652</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4-01-27T21:22:09Z</text:p>
          </table:table-cell>
          <table:table-cell office:value-type="string" calcext:value-type="string">
            <text:p>Can you include a comment that we don't explicitly discard the future we're waiting on from the reaper because we assume the reaper will reap the subprocess and the handlers will get invoked cleaning things up?</text:p>
          </table:table-cell>
          <table:table-cell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66938" calcext:value-type="float">
            <text:p>66938</text:p>
          </table:table-cell>
          <table:table-cell office:value-type="string" calcext:value-type="string">
            <text:p>mesos</text:p>
          </table:table-cell>
          <table:table-cell office:value-type="string" calcext:value-type="string">
            <text:p>greggomann</text:p>
          </table:table-cell>
          <table:table-cell office:value-type="float" office:value="202412" calcext:value-type="float">
            <text:p>202412</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8-05-04T03:44:00Z</text:p>
          </table:table-cell>
          <table:table-cell office:value-type="string" calcext:value-type="string">
            <text:p>Patch looks great!</text:p>
            <text:p/>
            <text:p>Reviews applied: [66938]</text:p>
            <text:p/>
            <text:p>Passed command: export OS='ubuntu:14.04' BUILDTOOL='autotools' COMPILER='gcc' CONFIGURATION='--verbose --disable-libtool-wrappers' ENVIRONMENT='GLOG_v=1 MESOS_VERBOSE=1'; ./support/docker-build.sh</text:p>
          </table:table-cell>
          <table:table-cell office:value-type="string" calcext:value-type="string">
            <text:p>false</text:p>
          </table:table-cell>
          <table:table-cell office:value-type="string" calcext:value-type="string">
            <text:p>bot</text:p>
          </table:table-cell>
          <table:table-cell/>
        </table:table-row>
        <table:table-row table:style-name="ro6">
          <table:table-cell office:value-type="float" office:value="64098" calcext:value-type="float">
            <text:p>64098</text:p>
          </table:table-cell>
          <table:table-cell office:value-type="string" calcext:value-type="string">
            <text:p>mesos</text:p>
          </table:table-cell>
          <table:table-cell office:value-type="string" calcext:value-type="string">
            <text:p>megha.sharma</text:p>
          </table:table-cell>
          <table:table-cell office:value-type="float" office:value="193466" calcext:value-type="float">
            <text:p>193466</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7-12-11T23:15:55Z</text:p>
          </table:table-cell>
          <table:table-cell office:value-type="string" calcext:value-type="string">
            <text:p>FAIL: Failed to apply the current review.</text:p>
            <text:p/>
            <text:p>Failed command: `python.exe .\support\apply-reviews.py -n -r 64098`</text:p>
            <text:p/>
            <text:p>All the build artifacts available at: http://dcos-win.westus.cloudapp.azure.com/mesos-build/review/64098</text:p>
            <text:p/>
            <text:p>Relevant logs:</text:p>
            <text:p/>
            <text:p>- [apply-review-64098-stdout.log](http://dcos-win.westus.cloudapp.azure.com/mesos-build/review/64098/logs/apply-review-64098-stdout.log):</text:p>
            <text:p/>
            <text:p>```</text:p>
            <text:p>error: patch failed: src/master/master.cpp:6805</text:p>
            <text:p>error: src/master/master.cpp: patch does not apply</text:p>
            <text:p>```</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28016" calcext:value-type="float">
            <text:p>28016</text:p>
          </table:table-cell>
          <table:table-cell office:value-type="string" calcext:value-type="string">
            <text:p>samza</text:p>
          </table:table-cell>
          <table:table-cell office:value-type="string" calcext:value-type="string">
            <text:p>nsomasun</text:p>
          </table:table-cell>
          <table:table-cell office:value-type="float" office:value="61445" calcext:value-type="float">
            <text:p>61445</text:p>
          </table:table-cell>
          <table:table-cell office:value-type="float" office:value="103043" calcext:value-type="float">
            <text:p>103043</text:p>
          </table:table-cell>
          <table:table-cell table:number-columns-repeated="2"/>
          <table:table-cell office:value-type="string" calcext:value-type="string">
            <text:p>DiffComment</text:p>
          </table:table-cell>
          <table:table-cell office:value-type="string" calcext:value-type="string">
            <text:p>criccomini</text:p>
          </table:table-cell>
          <table:table-cell office:value-type="string" calcext:value-type="string">
            <text:p>2014-11-14T17:32:19Z</text:p>
          </table:table-cell>
          <table:table-cell office:value-type="string" calcext:value-type="string">
            <text:p>Don't need if we hav a ChangelogSystemAdmin.</text:p>
          </table:table-cell>
          <table:table-cell office:value-type="string" calcext:value-type="string">
            <text:p>true</text:p>
          </table:table-cell>
          <table:table-cell office:value-type="string" calcext:value-type="string">
            <text:p>redundantCode</text:p>
          </table:table-cell>
          <table:table-cell/>
        </table:table-row>
        <table:table-row table:style-name="ro2">
          <table:table-cell office:value-type="float" office:value="15711" calcext:value-type="float">
            <text:p>15711</text:p>
          </table:table-cell>
          <table:table-cell office:value-type="string" calcext:value-type="string">
            <text:p>kafka</text:p>
          </table:table-cell>
          <table:table-cell office:value-type="string" calcext:value-type="string">
            <text:p>sriramsub</text:p>
          </table:table-cell>
          <table:table-cell office:value-type="float" office:value="29240" calcext:value-type="float">
            <text:p>29240</text:p>
          </table:table-cell>
          <table:table-cell office:value-type="float" office:value="56374" calcext:value-type="float">
            <text:p>56374</text:p>
          </table:table-cell>
          <table:table-cell table:number-columns-repeated="2"/>
          <table:table-cell office:value-type="string" calcext:value-type="string">
            <text:p>DiffComment</text:p>
          </table:table-cell>
          <table:table-cell office:value-type="string" calcext:value-type="string">
            <text:p>junrao</text:p>
          </table:table-cell>
          <table:table-cell office:value-type="string" calcext:value-type="string">
            <text:p>2013-12-10T06:12:21Z</text:p>
          </table:table-cell>
          <table:table-cell office:value-type="string" calcext:value-type="string">
            <text:p>Can we do the following so that we can use named variables?</text:p>
            <text:p/>
            <text:p>foreach { case(leaderBroker, (topicAndPartition, assignedReplicas)) =&gt; ..</text:p>
            <text:p/>
            <text:p/>
          </table:table-cell>
          <table:table-cell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51489" calcext:value-type="float">
            <text:p>51489</text:p>
          </table:table-cell>
          <table:table-cell office:value-type="string" calcext:value-type="string">
            <text:p>hbase-git</text:p>
          </table:table-cell>
          <table:table-cell office:value-type="string" calcext:value-type="string">
            <text:p>Apache9</text:p>
          </table:table-cell>
          <table:table-cell office:value-type="float" office:value="147756" calcext:value-type="float">
            <text:p>147756</text:p>
          </table:table-cell>
          <table:table-cell office:value-type="float" office:value="215041" calcext:value-type="float">
            <text:p>215041</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6-09-06T08:04:56Z</text:p>
          </table:table-cell>
          <table:table-cell office:value-type="string" calcext:value-type="string">
            <text:p>So, sometimes we do netty ByteBuf and other times we do ByteBuffer?</text:p>
            <text:p/>
            <text:p>Yes, we use ByteBuffer in RpcClientImpl and netty works with ByteBuf has its own ByteBufAllocator.</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30901" calcext:value-type="float">
            <text:p>30901</text:p>
          </table:table-cell>
          <table:table-cell office:value-type="string" calcext:value-type="string">
            <text:p>ambari</text:p>
          </table:table-cell>
          <table:table-cell office:value-type="string" calcext:value-type="string">
            <text:p>yshylov</text:p>
          </table:table-cell>
          <table:table-cell office:value-type="float" office:value="72374" calcext:value-type="float">
            <text:p>72374</text:p>
          </table:table-cell>
          <table:table-cell table:number-columns-repeated="3"/>
          <table:table-cell office:value-type="string" calcext:value-type="string">
            <text:p>Review.body_top</text:p>
          </table:table-cell>
          <table:table-cell office:value-type="string" calcext:value-type="string">
            <text:p>jhurley</text:p>
          </table:table-cell>
          <table:table-cell office:value-type="string" calcext:value-type="string">
            <text:p>2015-02-13T15:39:55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1097" calcext:value-type="float">
            <text:p>1097</text:p>
          </table:table-cell>
          <table:table-cell office:value-type="string" calcext:value-type="string">
            <text:p>hbase-git</text:p>
          </table:table-cell>
          <table:table-cell office:value-type="string" calcext:value-type="string">
            <text:p>stack</text:p>
          </table:table-cell>
          <table:table-cell office:value-type="float" office:value="1050" calcext:value-type="float">
            <text:p>1050</text:p>
          </table:table-cell>
          <table:table-cell office:value-type="float" office:value="2123" calcext:value-type="float">
            <text:p>2123</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1-07-13T22:48:59Z</text:p>
          </table:table-cell>
          <table:table-cell office:value-type="string" calcext:value-type="string">
            <text:p>Good one. <text:s/>You +1 on committing?</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0422" calcext:value-type="float">
            <text:p>50422</text:p>
          </table:table-cell>
          <table:table-cell office:value-type="string" calcext:value-type="string">
            <text:p>mesos</text:p>
          </table:table-cell>
          <table:table-cell office:value-type="string" calcext:value-type="string">
            <text:p>neilc</text:p>
          </table:table-cell>
          <table:table-cell office:value-type="float" office:value="143855" calcext:value-type="float">
            <text:p>143855</text:p>
          </table:table-cell>
          <table:table-cell office:value-type="float" office:value="209798" calcext:value-type="float">
            <text:p>209798</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6-07-28T09:15:36Z</text:p>
          </table:table-cell>
          <table:table-cell office:value-type="string" calcext:value-type="string">
            <text:p>not necessary because this is automatically handled. you didn't do it in the above changed test as well?</text:p>
          </table:table-cell>
          <table:table-cell office:value-type="string" calcext:value-type="string">
            <text:p>true</text:p>
          </table:table-cell>
          <table:table-cell office:value-type="string" calcext:value-type="string">
            <text:p>redundantCode</text:p>
          </table:table-cell>
          <table:table-cell/>
        </table:table-row>
        <table:table-row table:style-name="ro5">
          <table:table-cell office:value-type="float" office:value="4649" calcext:value-type="float">
            <text:p>4649</text:p>
          </table:table-cell>
          <table:table-cell office:value-type="string" calcext:value-type="string">
            <text:p>hbase-git</text:p>
          </table:table-cell>
          <table:table-cell office:value-type="string" calcext:value-type="string">
            <text:p>jxiang</text:p>
          </table:table-cell>
          <table:table-cell office:value-type="float" office:value="6713" calcext:value-type="float">
            <text:p>6713</text:p>
          </table:table-cell>
          <table:table-cell office:value-type="float" office:value="14511" calcext:value-type="float">
            <text:p>14511</text:p>
          </table:table-cell>
          <table:table-cell table:number-columns-repeated="2"/>
          <table:table-cell office:value-type="string" calcext:value-type="string">
            <text:p>DiffComment</text:p>
          </table:table-cell>
          <table:table-cell office:value-type="string" calcext:value-type="string">
            <text:p>jmhsieh</text:p>
          </table:table-cell>
          <table:table-cell office:value-type="string" calcext:value-type="string">
            <text:p>2012-04-05T16:49:44Z</text:p>
          </table:table-cell>
          <table:table-cell office:value-type="string" calcext:value-type="string">
            <text:p>why commented?</text:p>
            <text:p/>
            <text:p/>
            <text:p>It is not used so I commented it out.</text:p>
          </table:table-cell>
          <table:table-cell office:value-type="string" calcext:value-type="string">
            <text:p>false</text:p>
          </table:table-cell>
          <table:table-cell office:value-type="string" calcext:value-type="string">
            <text:p>deadCode</text:p>
          </table:table-cell>
          <table:table-cell/>
        </table:table-row>
        <table:table-row table:style-name="ro1">
          <table:table-cell office:value-type="float" office:value="1463" calcext:value-type="float">
            <text:p>1463</text:p>
          </table:table-cell>
          <table:table-cell office:value-type="string" calcext:value-type="string">
            <text:p>hbase-git</text:p>
          </table:table-cell>
          <table:table-cell office:value-type="string" calcext:value-type="string">
            <text:p>ddvlad</text:p>
          </table:table-cell>
          <table:table-cell office:value-type="float" office:value="1410" calcext:value-type="float">
            <text:p>1410</text:p>
          </table:table-cell>
          <table:table-cell office:value-type="float" office:value="3232" calcext:value-type="float">
            <text:p>3232</text:p>
          </table:table-cell>
          <table:table-cell table:number-columns-repeated="2"/>
          <table:table-cell office:value-type="string" calcext:value-type="string">
            <text:p>DiffComment</text:p>
          </table:table-cell>
          <table:table-cell office:value-type="string" calcext:value-type="string">
            <text:p>jgray</text:p>
          </table:table-cell>
          <table:table-cell office:value-type="string" calcext:value-type="string">
            <text:p>2011-08-11T17:49:05Z</text:p>
          </table:table-cell>
          <table:table-cell office:value-type="string" calcext:value-type="string">
            <text:p>this this while() { yield() } the best pattern to use here? <text:s/>Any reason not to use the typical wait/notify pattern?</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27898" calcext:value-type="float">
            <text:p>27898</text:p>
          </table:table-cell>
          <table:table-cell office:value-type="string" calcext:value-type="string">
            <text:p>ambari</text:p>
          </table:table-cell>
          <table:table-cell office:value-type="string" calcext:value-type="string">
            <text:p>jluniya</text:p>
          </table:table-cell>
          <table:table-cell office:value-type="float" office:value="61076" calcext:value-type="float">
            <text:p>61076</text:p>
          </table:table-cell>
          <table:table-cell office:value-type="float" office:value="102536" calcext:value-type="float">
            <text:p>102536</text:p>
          </table:table-cell>
          <table:table-cell table:number-columns-repeated="2"/>
          <table:table-cell office:value-type="string" calcext:value-type="string">
            <text:p>DiffComment</text:p>
          </table:table-cell>
          <table:table-cell office:value-type="string" calcext:value-type="string">
            <text:p>jhurley</text:p>
          </table:table-cell>
          <table:table-cell office:value-type="string" calcext:value-type="string">
            <text:p>2014-11-12T21:44:26Z</text:p>
          </table:table-cell>
          <table:table-cell office:value-type="string" calcext:value-type="string">
            <text:p>The formatting in this file does not follow Ambari conventions for spaces/tabs.</text:p>
            <text:p/>
            <text:p>Fixed formatting on powershell scripts.</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46749" calcext:value-type="float">
            <text:p>46749</text:p>
          </table:table-cell>
          <table:table-cell office:value-type="string" calcext:value-type="string">
            <text:p>hbase-git</text:p>
          </table:table-cell>
          <table:table-cell office:value-type="string" calcext:value-type="string">
            <text:p>vrodionov</text:p>
          </table:table-cell>
          <table:table-cell office:value-type="float" office:value="133456" calcext:value-type="float">
            <text:p>133456</text:p>
          </table:table-cell>
          <table:table-cell office:value-type="float" office:value="197893" calcext:value-type="float">
            <text:p>197893</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6-05-17T00:11:30Z</text:p>
          </table:table-cell>
          <table:table-cell office:value-type="string" calcext:value-type="string">
            <text:p>Parameter is called name, not setName</text:p>
          </table:table-cell>
          <table:table-cell office:value-type="string" calcext:value-type="string">
            <text:p>false</text:p>
          </table:table-cell>
          <table:table-cell office:value-type="string" calcext:value-type="string">
            <text:p>naming</text:p>
          </table:table-cell>
          <table:table-cell/>
        </table:table-row>
        <table:table-row table:style-name="ro3">
          <table:table-cell office:value-type="float" office:value="52869" calcext:value-type="float">
            <text:p>52869</text:p>
          </table:table-cell>
          <table:table-cell office:value-type="string" calcext:value-type="string">
            <text:p>mesos</text:p>
          </table:table-cell>
          <table:table-cell office:value-type="string" calcext:value-type="string">
            <text:p>alexr</text:p>
          </table:table-cell>
          <table:table-cell office:value-type="float" office:value="156862" calcext:value-type="float">
            <text:p>156862</text:p>
          </table:table-cell>
          <table:table-cell office:value-type="float" office:value="227190" calcext:value-type="float">
            <text:p>227190</text:p>
          </table:table-cell>
          <table:table-cell table:number-columns-repeated="2"/>
          <table:table-cell office:value-type="string" calcext:value-type="string">
            <text:p>DiffComment</text:p>
          </table:table-cell>
          <table:table-cell office:value-type="string" calcext:value-type="string">
            <text:p>gaston</text:p>
          </table:table-cell>
          <table:table-cell office:value-type="string" calcext:value-type="string">
            <text:p>2016-11-24T17:27:31Z</text:p>
          </table:table-cell>
          <table:table-cell office:value-type="string" calcext:value-type="string">
            <text:p>I just realized that we now have a check, so the additional checks wouldn't lead to an invalid transition.</text:p>
            <text:p/>
            <text:p>But still, if we don't stop the health checker here, it will still be working, even though we'll throw away the results.</text:p>
          </table:table-cell>
          <table:table-cell office:value-type="string" calcext:value-type="string">
            <text:p>true</text:p>
          </table:table-cell>
          <table:table-cell office:value-type="string" calcext:value-type="string">
            <text:p>redundantCode</text:p>
          </table:table-cell>
          <table:table-cell/>
        </table:table-row>
        <table:table-row table:style-name="ro1">
          <table:table-cell office:value-type="float" office:value="27847" calcext:value-type="float">
            <text:p>27847</text:p>
          </table:table-cell>
          <table:table-cell office:value-type="string" calcext:value-type="string">
            <text:p>hive-git</text:p>
          </table:table-cell>
          <table:table-cell office:value-type="string" calcext:value-type="string">
            <text:p>sershe</text:p>
          </table:table-cell>
          <table:table-cell office:value-type="float" office:value="60741" calcext:value-type="float">
            <text:p>60741</text:p>
          </table:table-cell>
          <table:table-cell table:number-columns-repeated="3"/>
          <table:table-cell office:value-type="string" calcext:value-type="string">
            <text:p>Review.body_top</text:p>
          </table:table-cell>
          <table:table-cell office:value-type="string" calcext:value-type="string">
            <text:p>ashutoshc</text:p>
          </table:table-cell>
          <table:table-cell office:value-type="string" calcext:value-type="string">
            <text:p>2014-11-11T03:41:50Z</text:p>
          </table:table-cell>
          <table:table-cell office:value-type="string" calcext:value-type="string">
            <text:p>Mostly looks good. Few comments.</text:p>
          </table:table-cell>
          <table:table-cell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56444" calcext:value-type="float">
            <text:p>56444</text:p>
          </table:table-cell>
          <table:table-cell office:value-type="string" calcext:value-type="string">
            <text:p>ambari</text:p>
          </table:table-cell>
          <table:table-cell office:value-type="string" calcext:value-type="string">
            <text:p>aonishuk</text:p>
          </table:table-cell>
          <table:table-cell office:value-type="float" office:value="164695" calcext:value-type="float">
            <text:p>164695</text:p>
          </table:table-cell>
          <table:table-cell table:number-columns-repeated="3"/>
          <table:table-cell office:value-type="string" calcext:value-type="string">
            <text:p>Review.body_top</text:p>
          </table:table-cell>
          <table:table-cell office:value-type="string" calcext:value-type="string">
            <text:p>smohanty</text:p>
          </table:table-cell>
          <table:table-cell office:value-type="string" calcext:value-type="string">
            <text:p>2017-02-08T15:30:35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5">
          <table:table-cell office:value-type="float" office:value="65281" calcext:value-type="float">
            <text:p>65281</text:p>
          </table:table-cell>
          <table:table-cell office:value-type="string" calcext:value-type="string">
            <text:p>aurora</text:p>
          </table:table-cell>
          <table:table-cell office:value-type="string" calcext:value-type="string">
            <text:p>davmclau</text:p>
          </table:table-cell>
          <table:table-cell office:value-type="float" office:value="196196" calcext:value-type="float">
            <text:p>196196</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8-01-25T02:28:02Z</text:p>
          </table:table-cell>
          <table:table-cell office:value-type="string" calcext:value-type="string">
            <text:p>Master (dbe7137) is green with this patch.</text:p>
            <text:p>  ./build-support/jenkins/build.sh</text:p>
            <text:p/>
            <text:p>I will refresh this build result if you post a review containing "@ReviewBot retry"</text:p>
          </table:table-cell>
          <table:table-cell office:value-type="string" calcext:value-type="string">
            <text:p>false</text:p>
          </table:table-cell>
          <table:table-cell office:value-type="string" calcext:value-type="string">
            <text:p>bot</text:p>
          </table:table-cell>
          <table:table-cell/>
        </table:table-row>
        <table:table-row table:style-name="ro7">
          <table:table-cell office:value-type="float" office:value="8222" calcext:value-type="float">
            <text:p>8222</text:p>
          </table:table-cell>
          <table:table-cell office:value-type="string" calcext:value-type="string">
            <text:p>shindig</text:p>
          </table:table-cell>
          <table:table-cell office:value-type="string" calcext:value-type="string">
            <text:p>marshall_601</text:p>
          </table:table-cell>
          <table:table-cell office:value-type="float" office:value="13725" calcext:value-type="float">
            <text:p>13725</text:p>
          </table:table-cell>
          <table:table-cell office:value-type="float" office:value="29410" calcext:value-type="float">
            <text:p>29410</text:p>
          </table:table-cell>
          <table:table-cell table:number-columns-repeated="2"/>
          <table:table-cell office:value-type="string" calcext:value-type="string">
            <text:p>DiffComment</text:p>
          </table:table-cell>
          <table:table-cell office:value-type="string" calcext:value-type="string">
            <text:p>ddumont</text:p>
          </table:table-cell>
          <table:table-cell office:value-type="string" calcext:value-type="string">
            <text:p>2012-11-26T14:11:27Z</text:p>
          </table:table-cell>
          <table:table-cell office:value-type="string" calcext:value-type="string">
            <text:p>Style nit:</text:p>
            <text:p>Please format js comments for variable types and function descriptions like this - https://developers.google.com/closure/compiler/docs/js-for-compiler</text:p>
          </table:table-cell>
          <table:table-cell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8104" calcext:value-type="float">
            <text:p>8104</text:p>
          </table:table-cell>
          <table:table-cell office:value-type="string" calcext:value-type="string">
            <text:p>pig-git</text:p>
          </table:table-cell>
          <table:table-cell office:value-type="string" calcext:value-type="string">
            <text:p>jadler</text:p>
          </table:table-cell>
          <table:table-cell office:value-type="float" office:value="13962" calcext:value-type="float">
            <text:p>13962</text:p>
          </table:table-cell>
          <table:table-cell office:value-type="float" office:value="29869" calcext:value-type="float">
            <text:p>29869</text:p>
          </table:table-cell>
          <table:table-cell table:number-columns-repeated="2"/>
          <table:table-cell office:value-type="string" calcext:value-type="string">
            <text:p>DiffComment</text:p>
          </table:table-cell>
          <table:table-cell office:value-type="string" calcext:value-type="string">
            <text:p>cheolsoo</text:p>
          </table:table-cell>
          <table:table-cell office:value-type="string" calcext:value-type="string">
            <text:p>2012-12-03T22:55:21Z</text:p>
          </table:table-cell>
          <table:table-cell office:value-type="string" calcext:value-type="string">
            <text:p>Can you instead use log.debug(..., e)?</text:p>
            <text:p/>
            <text:p>Just added the exception to the line logging line above</text:p>
          </table:table-cell>
          <table:table-cell office:value-type="string" calcext:value-type="string">
            <text:p>true</text:p>
          </table:table-cell>
          <table:table-cell office:value-type="string" calcext:value-type="string">
            <text:p>wrongDependency</text:p>
          </table:table-cell>
          <table:table-cell/>
        </table:table-row>
        <table:table-row table:style-name="ro1">
          <table:table-cell office:value-type="float" office:value="46427" calcext:value-type="float">
            <text:p>46427</text:p>
          </table:table-cell>
          <table:table-cell office:value-type="string" calcext:value-type="string">
            <text:p>ambari</text:p>
          </table:table-cell>
          <table:table-cell office:value-type="string" calcext:value-type="string">
            <text:p>sshridhar</text:p>
          </table:table-cell>
          <table:table-cell office:value-type="float" office:value="129761" calcext:value-type="float">
            <text:p>129761</text:p>
          </table:table-cell>
          <table:table-cell office:value-type="float" office:value="193299" calcext:value-type="float">
            <text:p>193299</text:p>
          </table:table-cell>
          <table:table-cell table:number-columns-repeated="2"/>
          <table:table-cell office:value-type="string" calcext:value-type="string">
            <text:p>DiffComment</text:p>
          </table:table-cell>
          <table:table-cell office:value-type="string" calcext:value-type="string">
            <text:p>sshridhar</text:p>
          </table:table-cell>
          <table:table-cell office:value-type="string" calcext:value-type="string">
            <text:p>2016-04-20T18:18:55Z</text:p>
          </table:table-cell>
          <table:table-cell office:value-type="string" calcext:value-type="string">
            <text:p>Doesn't suceed as smoke user.</text:p>
          </table:table-cell>
          <table:table-cell office:value-type="string" calcext:value-type="string">
            <text:p>false</text:p>
          </table:table-cell>
          <table:table-cell office:value-type="string" calcext:value-type="string">
            <text:p>unknown</text:p>
          </table:table-cell>
          <table:table-cell/>
        </table:table-row>
        <table:table-row table:style-name="ro7">
          <table:table-cell office:value-type="float" office:value="13056" calcext:value-type="float">
            <text:p>13056</text:p>
          </table:table-cell>
          <table:table-cell office:value-type="string" calcext:value-type="string">
            <text:p>cloudstack-git</text:p>
          </table:table-cell>
          <table:table-cell office:value-type="string" calcext:value-type="string">
            <text:p>gpshilamkar</text:p>
          </table:table-cell>
          <table:table-cell office:value-type="float" office:value="24218" calcext:value-type="float">
            <text:p>24218</text:p>
          </table:table-cell>
          <table:table-cell table:number-columns-repeated="3"/>
          <table:table-cell office:value-type="string" calcext:value-type="string">
            <text:p>Review.body_top</text:p>
          </table:table-cell>
          <table:table-cell office:value-type="string" calcext:value-type="string">
            <text:p>catofong</text:p>
          </table:table-cell>
          <table:table-cell office:value-type="string" calcext:value-type="string">
            <text:p>2013-07-30T09:17:29Z</text:p>
          </table:table-cell>
          <table:table-cell office:value-type="string" calcext:value-type="string">
            <text:p>Review 13056 PASSED the build test</text:p>
            <text:p>The url of build cloudstack-master-with-patch #79 is : http://jenkins.cloudstack.org/job/cloudstack-master-with-patch/79/</text:p>
          </table:table-cell>
          <table:table-cell office:value-type="string" calcext:value-type="string">
            <text:p>false</text:p>
          </table:table-cell>
          <table:table-cell office:value-type="string" calcext:value-type="string">
            <text:p>bot</text:p>
          </table:table-cell>
          <table:table-cell/>
        </table:table-row>
        <table:table-row table:style-name="ro3">
          <table:table-cell office:value-type="float" office:value="5157" calcext:value-type="float">
            <text:p>5157</text:p>
          </table:table-cell>
          <table:table-cell office:value-type="string" calcext:value-type="string">
            <text:p>hbase-git</text:p>
          </table:table-cell>
          <table:table-cell office:value-type="string" calcext:value-type="string">
            <text:p>gchanan</text:p>
          </table:table-cell>
          <table:table-cell office:value-type="float" office:value="7982" calcext:value-type="float">
            <text:p>7982</text:p>
          </table:table-cell>
          <table:table-cell office:value-type="float" office:value="17331" calcext:value-type="float">
            <text:p>17331</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2-05-18T22:31:54Z</text:p>
          </table:table-cell>
          <table:table-cell office:value-type="string" calcext:value-type="string">
            <text:p>Two spaces in hbase and hadoop for 'tab' .  This 'return' is 4 or 6 spaces over?</text:p>
            <text:p/>
            <text:p>Fixed.</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5264" calcext:value-type="float">
            <text:p>65264</text:p>
          </table:table-cell>
          <table:table-cell office:value-type="string" calcext:value-type="string">
            <text:p>hive-git</text:p>
          </table:table-cell>
          <table:table-cell office:value-type="string" calcext:value-type="string">
            <text:p>pvary</text:p>
          </table:table-cell>
          <table:table-cell office:value-type="float" office:value="196299" calcext:value-type="float">
            <text:p>196299</text:p>
          </table:table-cell>
          <table:table-cell table:number-columns-repeated="3"/>
          <table:table-cell office:value-type="string" calcext:value-type="string">
            <text:p>Review.body_top</text:p>
          </table:table-cell>
          <table:table-cell office:value-type="string" calcext:value-type="string">
            <text:p>stakiar</text:p>
          </table:table-cell>
          <table:table-cell office:value-type="string" calcext:value-type="string">
            <text:p>2018-01-25T23:44:33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6753" calcext:value-type="float">
            <text:p>56753</text:p>
          </table:table-cell>
          <table:table-cell office:value-type="string" calcext:value-type="string">
            <text:p>mesos</text:p>
          </table:table-cell>
          <table:table-cell office:value-type="string" calcext:value-type="string">
            <text:p>nfnt</text:p>
          </table:table-cell>
          <table:table-cell office:value-type="float" office:value="168533" calcext:value-type="float">
            <text:p>168533</text:p>
          </table:table-cell>
          <table:table-cell office:value-type="float" office:value="240773" calcext:value-type="float">
            <text:p>240773</text:p>
          </table:table-cell>
          <table:table-cell table:number-columns-repeated="2"/>
          <table:table-cell office:value-type="string" calcext:value-type="string">
            <text:p>DiffComment</text:p>
          </table:table-cell>
          <table:table-cell office:value-type="string" calcext:value-type="string">
            <text:p>greggomann</text:p>
          </table:table-cell>
          <table:table-cell office:value-type="string" calcext:value-type="string">
            <text:p>2017-03-10T11:26:07Z</text:p>
          </table:table-cell>
          <table:table-cell office:value-type="string" calcext:value-type="string">
            <text:p>Perhaps this should go toward the beginning of the file with the forward declaration of `BasicAuthenticatorProcess`.</text:p>
          </table:table-cell>
          <table:table-cell office:value-type="string" calcext:value-type="string">
            <text:p>false</text:p>
          </table:table-cell>
          <table:table-cell office:value-type="string" calcext:value-type="string">
            <text:p>formatting</text:p>
          </table:table-cell>
          <table:table-cell/>
        </table:table-row>
        <table:table-row table:style-name="ro8">
          <table:table-cell office:value-type="float" office:value="24946" calcext:value-type="float">
            <text:p>24946</text:p>
          </table:table-cell>
          <table:table-cell office:value-type="string" calcext:value-type="string">
            <text:p>hive-git</text:p>
          </table:table-cell>
          <table:table-cell office:value-type="string" calcext:value-type="string">
            <text:p>Prasanth_J</text:p>
          </table:table-cell>
          <table:table-cell office:value-type="float" office:value="51260" calcext:value-type="float">
            <text:p>51260</text:p>
          </table:table-cell>
          <table:table-cell office:value-type="float" office:value="89370" calcext:value-type="float">
            <text:p>89370</text:p>
          </table:table-cell>
          <table:table-cell table:number-columns-repeated="2"/>
          <table:table-cell office:value-type="string" calcext:value-type="string">
            <text:p>DiffComment</text:p>
          </table:table-cell>
          <table:table-cell office:value-type="string" calcext:value-type="string">
            <text:p>gopalv</text:p>
          </table:table-cell>
          <table:table-cell office:value-type="string" calcext:value-type="string">
            <text:p>2014-08-22T07:28:52Z</text:p>
          </table:table-cell>
          <table:table-cell office:value-type="string" calcext:value-type="string">
            <text:p>Can you refactor the IO part into another method?</text:p>
            <text:p/>
            <text:p>Sort of split decision &amp; IO </text:p>
            <text:p/>
            <text:p>if (disableDictionaryEncoding()) {</text:p>
            <text:p>  ... flushDictionary();</text:p>
            <text:p>}</text:p>
            <text:p/>
            <text:p>so that the decision method gets inlined into the common fast-path.</text:p>
            <text:p/>
            <text:p>refactored in v2 patch.</text:p>
          </table:table-cell>
          <table:table-cell office:value-type="string" calcext:value-type="string">
            <text:p>true</text:p>
          </table:table-cell>
          <table:table-cell office:value-type="string" calcext:value-type="string">
            <text:p>methodExtraction</text:p>
          </table:table-cell>
          <table:table-cell/>
        </table:table-row>
        <table:table-row table:style-name="ro1">
          <table:table-cell office:value-type="float" office:value="2837" calcext:value-type="float">
            <text:p>2837</text:p>
          </table:table-cell>
          <table:table-cell office:value-type="string" calcext:value-type="string">
            <text:p>hbase-git</text:p>
          </table:table-cell>
          <table:table-cell office:value-type="string" calcext:value-type="string">
            <text:p>apurtell</text:p>
          </table:table-cell>
          <table:table-cell office:value-type="float" office:value="3270" calcext:value-type="float">
            <text:p>3270</text:p>
          </table:table-cell>
          <table:table-cell table:number-columns-repeated="3"/>
          <table:table-cell office:value-type="string" calcext:value-type="string">
            <text:p>Review.body_top</text:p>
          </table:table-cell>
          <table:table-cell office:value-type="string" calcext:value-type="string">
            <text:p>stack</text:p>
          </table:table-cell>
          <table:table-cell office:value-type="string" calcext:value-type="string">
            <text:p>2011-11-15T20:12:11Z</text:p>
          </table:table-cell>
          <table:table-cell office:value-type="string" calcext:value-type="string">
            <text:p>Patch looks good. <text:s/>There's a few questions below. <text:s/>You fellas are running this at TM?</text:p>
          </table:table-cell>
          <table:table-cell office:value-type="string" calcext:value-type="string">
            <text:p>false</text:p>
          </table:table-cell>
          <table:table-cell office:value-type="string" calcext:value-type="string">
            <text:p>acknowledgment</text:p>
          </table:table-cell>
          <table:table-cell/>
        </table:table-row>
        <table:table-row table:style-name="ro3">
          <table:table-cell office:value-type="float" office:value="1817" calcext:value-type="float">
            <text:p>1817</text:p>
          </table:table-cell>
          <table:table-cell office:value-type="string" calcext:value-type="string">
            <text:p>pig</text:p>
          </table:table-cell>
          <table:table-cell office:value-type="string" calcext:value-type="string">
            <text:p>thejas</text:p>
          </table:table-cell>
          <table:table-cell office:value-type="float" office:value="1877" calcext:value-type="float">
            <text:p>1877</text:p>
          </table:table-cell>
          <table:table-cell office:value-type="float" office:value="4324" calcext:value-type="float">
            <text:p>4324</text:p>
          </table:table-cell>
          <table:table-cell table:number-columns-repeated="2"/>
          <table:table-cell office:value-type="string" calcext:value-type="string">
            <text:p>DiffComment</text:p>
          </table:table-cell>
          <table:table-cell office:value-type="string" calcext:value-type="string">
            <text:p>thejas</text:p>
          </table:table-cell>
          <table:table-cell office:value-type="string" calcext:value-type="string">
            <text:p>2011-09-13T20:11:37Z</text:p>
          </table:table-cell>
          <table:table-cell office:value-type="string" calcext:value-type="string">
            <text:p>The return type is a Result object, STATUS_EOP is a byte. I don't want to create a new object. It might be useful to create 'static final' Result objects for these cases to improve readability. (Not doing that as part of this patch.)</text:p>
            <text:p/>
            <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2731" calcext:value-type="float">
            <text:p>32731</text:p>
          </table:table-cell>
          <table:table-cell office:value-type="string" calcext:value-type="string">
            <text:p>ambari</text:p>
          </table:table-cell>
          <table:table-cell office:value-type="string" calcext:value-type="string">
            <text:p>brandonlihortonworks</text:p>
          </table:table-cell>
          <table:table-cell office:value-type="float" office:value="78593" calcext:value-type="float">
            <text:p>78593</text:p>
          </table:table-cell>
          <table:table-cell office:value-type="float" office:value="127486" calcext:value-type="float">
            <text:p>127486</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5-04-01T22:03:02Z</text:p>
          </table:table-cell>
          <table:table-cell office:value-type="string" calcext:value-type="string">
            <text:p>If this is not needed, then remove it.</text:p>
          </table:table-cell>
          <table:table-cell office:value-type="string" calcext:value-type="string">
            <text:p>true</text:p>
          </table:table-cell>
          <table:table-cell office:value-type="string" calcext:value-type="string">
            <text:p>deadCode</text:p>
          </table:table-cell>
          <table:table-cell/>
        </table:table-row>
        <table:table-row table:style-name="ro1">
          <table:table-cell office:value-type="float" office:value="30236" calcext:value-type="float">
            <text:p>30236</text:p>
          </table:table-cell>
          <table:table-cell office:value-type="string" calcext:value-type="string">
            <text:p>accumulo</text:p>
          </table:table-cell>
          <table:table-cell office:value-type="string" calcext:value-type="string">
            <text:p>kturner</text:p>
          </table:table-cell>
          <table:table-cell office:value-type="float" office:value="69784" calcext:value-type="float">
            <text:p>69784</text:p>
          </table:table-cell>
          <table:table-cell table:number-columns-repeated="3"/>
          <table:table-cell office:value-type="string" calcext:value-type="string">
            <text:p>Review.body_top</text:p>
          </table:table-cell>
          <table:table-cell office:value-type="string" calcext:value-type="string">
            <text:p>mikewalch</text:p>
          </table:table-cell>
          <table:table-cell office:value-type="string" calcext:value-type="string">
            <text:p>2015-01-27T13:00:02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2">
          <table:table-cell office:value-type="float" office:value="52148" calcext:value-type="float">
            <text:p>52148</text:p>
          </table:table-cell>
          <table:table-cell office:value-type="string" calcext:value-type="string">
            <text:p>mesos</text:p>
          </table:table-cell>
          <table:table-cell office:value-type="string" calcext:value-type="string">
            <text:p>anandmazumdar</text:p>
          </table:table-cell>
          <table:table-cell office:value-type="float" office:value="150411" calcext:value-type="float">
            <text:p>150411</text:p>
          </table:table-cell>
          <table:table-cell office:value-type="float" office:value="218385" calcext:value-type="float">
            <text:p>218385</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6-09-26T21:03:06Z</text:p>
          </table:table-cell>
          <table:table-cell office:value-type="string" calcext:value-type="string">
            <text:p>sorry, missed it earlier; why should shutdown be ignored if no task group is launched?</text:p>
            <text:p/>
            <text:p>looks this should just call `__shutdown()` after setting `shuttingDown = true`?</text:p>
            <text:p/>
            <text:p>Good catch. I had blatantly copied this over from the command executor. Looks like we need to fix it there too!</text:p>
          </table:table-cell>
          <table:table-cell office:value-type="string" calcext:value-type="string">
            <text:p>true</text:p>
          </table:table-cell>
          <table:table-cell office:value-type="string" calcext:value-type="string">
            <text:p>bug;clarification</text:p>
          </table:table-cell>
          <table:table-cell/>
        </table:table-row>
        <table:table-row table:style-name="ro1">
          <table:table-cell office:value-type="float" office:value="44495" calcext:value-type="float">
            <text:p>44495</text:p>
          </table:table-cell>
          <table:table-cell office:value-type="string" calcext:value-type="string">
            <text:p>ranger</text:p>
          </table:table-cell>
          <table:table-cell office:value-type="string" calcext:value-type="string">
            <text:p>rmani</text:p>
          </table:table-cell>
          <table:table-cell office:value-type="float" office:value="122544" calcext:value-type="float">
            <text:p>122544</text:p>
          </table:table-cell>
          <table:table-cell office:value-type="float" office:value="184614" calcext:value-type="float">
            <text:p>184614</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6-03-09T22:14:00Z</text:p>
          </table:table-cell>
          <table:table-cell office:value-type="string" calcext:value-type="string">
            <text:p>"&lt;==" -&gt; "==&gt;". Also move this to the start of the method.</text:p>
          </table:table-cell>
          <table:table-cell office:value-type="string" calcext:value-type="string">
            <text:p>true</text:p>
          </table:table-cell>
          <table:table-cell office:value-type="string" calcext:value-type="string">
            <text:p>logMessage;sequencing</text:p>
          </table:table-cell>
          <table:table-cell/>
        </table:table-row>
        <table:table-row table:style-name="ro9">
          <table:table-cell office:value-type="float" office:value="35206" calcext:value-type="float">
            <text:p>35206</text:p>
          </table:table-cell>
          <table:table-cell office:value-type="string" calcext:value-type="string">
            <text:p>mesos</text:p>
          </table:table-cell>
          <table:table-cell office:value-type="string" calcext:value-type="string">
            <text:p>joerg84</text:p>
          </table:table-cell>
          <table:table-cell office:value-type="float" office:value="87044" calcext:value-type="float">
            <text:p>87044</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5-06-08T16:25:49Z</text:p>
          </table:table-cell>
          <table:table-cell office:value-type="string" calcext:value-type="string">
            <text:p>Bad patch!</text:p>
            <text:p/>
            <text:p>Reviews applied: [35206]</text:p>
            <text:p/>
            <text:p>Failed command: ./support/apply-review.sh -n -r 35206</text:p>
            <text:p/>
            <text:p>Error:</text:p>
            <text:p> 2015-06-08 16:25:48 URL:https://reviews.apache.org/r/35206/diff/raw/ [1803/1803] -&gt; "35206.patch" [1]</text:p>
            <text:p>35206.patch:42: new blank line at EOF.</text:p>
            <text:p>+</text:p>
            <text:p>warning: 1 line adds whitespace errors.</text:p>
            <text:p>Successfully applied: Added mainpage to doxygen documentation.</text:p>
            <text:p/>
            <text:p>Added mainpage to doxygen documentation.</text:p>
            <text:p/>
            <text:p/>
            <text:p>Review: https://reviews.apache.org/r/35206</text:p>
            <text:p>src/main.dox:13: new blank line at EOF.</text:p>
            <text:p>Failed to commit patch</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31074" calcext:value-type="float">
            <text:p>31074</text:p>
          </table:table-cell>
          <table:table-cell office:value-type="string" calcext:value-type="string">
            <text:p>sentry</text:p>
          </table:table-cell>
          <table:table-cell office:value-type="string" calcext:value-type="string">
            <text:p>colinma</text:p>
          </table:table-cell>
          <table:table-cell office:value-type="float" office:value="88486" calcext:value-type="float">
            <text:p>88486</text:p>
          </table:table-cell>
          <table:table-cell table:number-columns-repeated="3"/>
          <table:table-cell office:value-type="string" calcext:value-type="string">
            <text:p>Review.body_top</text:p>
          </table:table-cell>
          <table:table-cell office:value-type="string" calcext:value-type="string">
            <text:p>anneyu</text:p>
          </table:table-cell>
          <table:table-cell office:value-type="string" calcext:value-type="string">
            <text:p>2015-06-19T04:24:54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4698" calcext:value-type="float">
            <text:p>54698</text:p>
          </table:table-cell>
          <table:table-cell office:value-type="string" calcext:value-type="string">
            <text:p>ambari</text:p>
          </table:table-cell>
          <table:table-cell office:value-type="string" calcext:value-type="string">
            <text:p>amagyar</text:p>
          </table:table-cell>
          <table:table-cell office:value-type="float" office:value="159459" calcext:value-type="float">
            <text:p>159459</text:p>
          </table:table-cell>
          <table:table-cell table:number-columns-repeated="3"/>
          <table:table-cell office:value-type="string" calcext:value-type="string">
            <text:p>Review.body_top</text:p>
          </table:table-cell>
          <table:table-cell office:value-type="string" calcext:value-type="string">
            <text:p>rlevas</text:p>
          </table:table-cell>
          <table:table-cell office:value-type="string" calcext:value-type="string">
            <text:p>2016-12-16T17:28:51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5">
          <table:table-cell office:value-type="float" office:value="9799" calcext:value-type="float">
            <text:p>9799</text:p>
          </table:table-cell>
          <table:table-cell office:value-type="string" calcext:value-type="string">
            <text:p>cloudstack-git</text:p>
          </table:table-cell>
          <table:table-cell office:value-type="string" calcext:value-type="string">
            <text:p>sanjay.tripathi</text:p>
          </table:table-cell>
          <table:table-cell office:value-type="float" office:value="17537" calcext:value-type="float">
            <text:p>17537</text:p>
          </table:table-cell>
          <table:table-cell table:number-columns-repeated="3"/>
          <table:table-cell office:value-type="string" calcext:value-type="string">
            <text:p>Review.body_top</text:p>
          </table:table-cell>
          <table:table-cell office:value-type="string" calcext:value-type="string">
            <text:p>Sateesh</text:p>
          </table:table-cell>
          <table:table-cell office:value-type="string" calcext:value-type="string">
            <text:p>2013-03-07T11:36:26Z</text:p>
          </table:table-cell>
          <table:table-cell office:value-type="string" calcext:value-type="string">
            <text:p>Ship It!</text:p>
            <text:p/>
            <text:p>Committed to master.</text:p>
            <text:p>Commit 9b288c758b0dbe288b197e4ea85d801fc7cc2217</text:p>
          </table:table-cell>
          <table:table-cell office:value-type="string" calcext:value-type="string">
            <text:p>false</text:p>
          </table:table-cell>
          <table:table-cell office:value-type="string" calcext:value-type="string">
            <text:p>approval</text:p>
          </table:table-cell>
          <table:table-cell/>
        </table:table-row>
        <table:table-row table:style-name="ro3">
          <table:table-cell office:value-type="float" office:value="20088" calcext:value-type="float">
            <text:p>20088</text:p>
          </table:table-cell>
          <table:table-cell office:value-type="string" calcext:value-type="string">
            <text:p>hbase-git</text:p>
          </table:table-cell>
          <table:table-cell office:value-type="string" calcext:value-type="string">
            <text:p>jxiang</text:p>
          </table:table-cell>
          <table:table-cell office:value-type="float" office:value="40289" calcext:value-type="float">
            <text:p>40289</text:p>
          </table:table-cell>
          <table:table-cell office:value-type="float" office:value="73267" calcext:value-type="float">
            <text:p>73267</text:p>
          </table:table-cell>
          <table:table-cell table:number-columns-repeated="2"/>
          <table:table-cell office:value-type="string" calcext:value-type="string">
            <text:p>DiffComment</text:p>
          </table:table-cell>
          <table:table-cell office:value-type="string" calcext:value-type="string">
            <text:p>mbertozzi</text:p>
          </table:table-cell>
          <table:table-cell office:value-type="string" calcext:value-type="string">
            <text:p>2014-04-14T19:25:57Z</text:p>
          </table:table-cell>
          <table:table-cell office:value-type="string" calcext:value-type="string">
            <text:p>Add a warn? and maybe a comment explaining why is good that the active master weight should be greater or equal to the backup master</text:p>
            <text:p/>
            <text:p>I will add some comment and log a warning.</text:p>
          </table:table-cell>
          <table:table-cell office:value-type="string" calcext:value-type="string">
            <text:p>true</text:p>
          </table:table-cell>
          <table:table-cell office:value-type="string" calcext:value-type="string">
            <text:p>documentation;logPoint</text:p>
          </table:table-cell>
          <table:table-cell/>
        </table:table-row>
        <table:table-row table:style-name="ro3">
          <table:table-cell office:value-type="float" office:value="71553" calcext:value-type="float">
            <text:p>71553</text:p>
          </table:table-cell>
          <table:table-cell office:value-type="string" calcext:value-type="string">
            <text:p>ranger</text:p>
          </table:table-cell>
          <table:table-cell office:value-type="string" calcext:value-type="string">
            <text:p>kulkabhay</text:p>
          </table:table-cell>
          <table:table-cell office:value-type="float" office:value="218588" calcext:value-type="float">
            <text:p>218588</text:p>
          </table:table-cell>
          <table:table-cell office:value-type="float" office:value="306339" calcext:value-type="float">
            <text:p>306339</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9-11-13T01:07:06Z</text:p>
          </table:table-cell>
          <table:table-cell office:value-type="string" calcext:value-type="string">
            <text:p>Consider moving the logic to get appropriate RangerPolicyRepository for a given resource/policy, depending on zone, inside PolicyEngine - as this is repeated few time here: lines #83 - #95, #138 - #151, #181 - #195, #223 - #237.</text:p>
            <text:p/>
            <text:p>Will fix.</text:p>
          </table:table-cell>
          <table:table-cell office:value-type="string" calcext:value-type="string">
            <text:p>true</text:p>
          </table:table-cell>
          <table:table-cell office:value-type="string" calcext:value-type="string">
            <text:p>duplicateCode</text:p>
          </table:table-cell>
          <table:table-cell/>
        </table:table-row>
        <table:table-row table:style-name="ro2">
          <table:table-cell office:value-type="float" office:value="3960" calcext:value-type="float">
            <text:p>3960</text:p>
          </table:table-cell>
          <table:table-cell office:value-type="string" calcext:value-type="string">
            <text:p>wave</text:p>
          </table:table-cell>
          <table:table-cell office:value-type="string" calcext:value-type="string">
            <text:p>rocklund</text:p>
          </table:table-cell>
          <table:table-cell office:value-type="float" office:value="5884" calcext:value-type="float">
            <text:p>5884</text:p>
          </table:table-cell>
          <table:table-cell table:number-columns-repeated="3"/>
          <table:table-cell office:value-type="string" calcext:value-type="string">
            <text:p>Review.body_top</text:p>
          </table:table-cell>
          <table:table-cell office:value-type="string" calcext:value-type="string">
            <text:p>yurize</text:p>
          </table:table-cell>
          <table:table-cell office:value-type="string" calcext:value-type="string">
            <text:p>2012-03-13T19:47:33Z</text:p>
          </table:table-cell>
          <table:table-cell office:value-type="string" calcext:value-type="string">
            <text:p>You did really great work! </text:p>
            <text:p>Just some comments below.</text:p>
            <text:p>Regarding your questions:</text:p>
            <text:p>1. I think it's OK to put in the root folder.</text:p>
            <text:p>2. Probably it would be better to cache the json in the memory. For example we can use ComputingMap with expireOnWrite() option set to 5 minutes.</text:p>
          </table:table-cell>
          <table:table-cell office:value-type="string" calcext:value-type="string">
            <text:p>true</text:p>
          </table:table-cell>
          <table:table-cell office:value-type="string" calcext:value-type="string">
            <text:p>acknowledgment;betterSolution</text:p>
          </table:table-cell>
          <table:table-cell/>
        </table:table-row>
        <table:table-row table:style-name="ro1">
          <table:table-cell office:value-type="float" office:value="50002" calcext:value-type="float">
            <text:p>50002</text:p>
          </table:table-cell>
          <table:table-cell office:value-type="string" calcext:value-type="string">
            <text:p>mesos</text:p>
          </table:table-cell>
          <table:table-cell office:value-type="string" calcext:value-type="string">
            <text:p>ammar2</text:p>
          </table:table-cell>
          <table:table-cell office:value-type="float" office:value="142178" calcext:value-type="float">
            <text:p>142178</text:p>
          </table:table-cell>
          <table:table-cell office:value-type="float" office:value="207742" calcext:value-type="float">
            <text:p>207742</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6-07-14T22:10:44Z</text:p>
          </table:table-cell>
          <table:table-cell office:value-type="string" calcext:value-type="string">
            <text:p>Mind adding comments to these functions saying they also load from environment?</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25995" calcext:value-type="float">
            <text:p>25995</text:p>
          </table:table-cell>
          <table:table-cell office:value-type="string" calcext:value-type="string">
            <text:p>kafka</text:p>
          </table:table-cell>
          <table:table-cell office:value-type="string" calcext:value-type="string">
            <text:p>becket_qin</text:p>
          </table:table-cell>
          <table:table-cell office:value-type="float" office:value="64152" calcext:value-type="float">
            <text:p>64152</text:p>
          </table:table-cell>
          <table:table-cell office:value-type="float" office:value="106605" calcext:value-type="float">
            <text:p>106605</text:p>
          </table:table-cell>
          <table:table-cell table:number-columns-repeated="2"/>
          <table:table-cell office:value-type="string" calcext:value-type="string">
            <text:p>DiffComment</text:p>
          </table:table-cell>
          <table:table-cell office:value-type="string" calcext:value-type="string">
            <text:p>junrao</text:p>
          </table:table-cell>
          <table:table-cell office:value-type="string" calcext:value-type="string">
            <text:p>2014-12-07T00:43:02Z</text:p>
          </table:table-cell>
          <table:table-cell office:value-type="string" calcext:value-type="string">
            <text:p>This is really weird. We get a customized listener from the consumer config, but expects the listener to implement a special class MirrorMakerConsumerRelabanceListener, instead of the standard ConsumerRebalanceListener. It's probably better to get this from a MirrorMaker input param that defaults to MirrorMakerConsumerRelabanceListener. We can then add a description if custoimzation is needed, which class the customized implmenetation needs to extend from.</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1735" calcext:value-type="float">
            <text:p>61735</text:p>
          </table:table-cell>
          <table:table-cell office:value-type="string" calcext:value-type="string">
            <text:p>mesos</text:p>
          </table:table-cell>
          <table:table-cell office:value-type="string" calcext:value-type="string">
            <text:p>tillt</text:p>
          </table:table-cell>
          <table:table-cell office:value-type="float" office:value="183217" calcext:value-type="float">
            <text:p>183217</text:p>
          </table:table-cell>
          <table:table-cell table:number-columns-repeated="3"/>
          <table:table-cell office:value-type="string" calcext:value-type="string">
            <text:p>Review.body_top</text:p>
          </table:table-cell>
          <table:table-cell office:value-type="string" calcext:value-type="string">
            <text:p>karya</text:p>
          </table:table-cell>
          <table:table-cell office:value-type="string" calcext:value-type="string">
            <text:p>2017-08-18T14:42:57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0">
          <table:table-cell office:value-type="float" office:value="23786" calcext:value-type="float">
            <text:p>23786</text:p>
          </table:table-cell>
          <table:table-cell office:value-type="string" calcext:value-type="string">
            <text:p>sentry</text:p>
          </table:table-cell>
          <table:table-cell office:value-type="string" calcext:value-type="string">
            <text:p>armon</text:p>
          </table:table-cell>
          <table:table-cell office:value-type="float" office:value="48558" calcext:value-type="float">
            <text:p>48558</text:p>
          </table:table-cell>
          <table:table-cell table:number-columns-repeated="3"/>
          <table:table-cell office:value-type="string" calcext:value-type="string">
            <text:p>Review.body_top</text:p>
          </table:table-cell>
          <table:table-cell office:value-type="string" calcext:value-type="string">
            <text:p>sravya</text:p>
          </table:table-cell>
          <table:table-cell office:value-type="string" calcext:value-type="string">
            <text:p>2014-07-24T01:20:24Z</text:p>
          </table:table-cell>
          <table:table-cell office:value-type="string" calcext:value-type="string">
            <text:p>Thanks for the patch Xiaomeng! Mostly looks good to me. Few comments:</text:p>
            <text:p>1. You may have to rebase it on Sentry-339 after unique key constraint has been added.</text:p>
            <text:p>2. I am not completely sure if we require int for grant_option. More detailed comment on SENTRY-345 RB.</text:p>
            <text:p/>
            <text:p>Hi, Sravya</text:p>
            <text:p>Thanks for your comment. </text:p>
            <text:p>1. I will rebase it based on Sentry-339. The process is on tracking.</text:p>
            <text:p>2. I will change the type of grantOption to Boolean in MSentryPrivilege, and CHAR(1) in database.</text:p>
          </table:table-cell>
          <table:table-cell office:value-type="string" calcext:value-type="string">
            <text:p>true</text:p>
          </table:table-cell>
          <table:table-cell office:value-type="string" calcext:value-type="string">
            <text:p>versionControl;betterSolution</text:p>
          </table:table-cell>
          <table:table-cell/>
        </table:table-row>
        <table:table-row table:style-name="ro1">
          <table:table-cell office:value-type="float" office:value="37097" calcext:value-type="float">
            <text:p>37097</text:p>
          </table:table-cell>
          <table:table-cell office:value-type="string" calcext:value-type="string">
            <text:p>mesos</text:p>
          </table:table-cell>
          <table:table-cell office:value-type="string" calcext:value-type="string">
            <text:p>ijimenez</text:p>
          </table:table-cell>
          <table:table-cell office:value-type="float" office:value="94958" calcext:value-type="float">
            <text:p>94958</text:p>
          </table:table-cell>
          <table:table-cell office:value-type="float" office:value="149684" calcext:value-type="float">
            <text:p>149684</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5-08-11T19:07:04Z</text:p>
          </table:table-cell>
          <table:table-cell office:value-type="string" calcext:value-type="string">
            <text:p>Which RFC? :)</text:p>
          </table:table-cell>
          <table:table-cell office:value-type="string" calcext:value-type="string">
            <text:p>false</text:p>
          </table:table-cell>
          <table:table-cell table:number-columns-repeated="2"/>
        </table:table-row>
        <table:table-row table:style-name="ro1">
          <table:table-cell office:value-type="float" office:value="15835" calcext:value-type="float">
            <text:p>15835</text:p>
          </table:table-cell>
          <table:table-cell office:value-type="string" calcext:value-type="string">
            <text:p>hbase-git</text:p>
          </table:table-cell>
          <table:table-cell office:value-type="string" calcext:value-type="string">
            <text:p>mbertozzi</text:p>
          </table:table-cell>
          <table:table-cell office:value-type="float" office:value="29459" calcext:value-type="float">
            <text:p>29459</text:p>
          </table:table-cell>
          <table:table-cell office:value-type="float" office:value="56676" calcext:value-type="float">
            <text:p>56676</text:p>
          </table:table-cell>
          <table:table-cell table:number-columns-repeated="2"/>
          <table:table-cell office:value-type="string" calcext:value-type="string">
            <text:p>DiffComment</text:p>
          </table:table-cell>
          <table:table-cell office:value-type="string" calcext:value-type="string">
            <text:p>jmhsieh</text:p>
          </table:table-cell>
          <table:table-cell office:value-type="string" calcext:value-type="string">
            <text:p>2013-11-26T21:26:58Z</text:p>
          </table:table-cell>
          <table:table-cell office:value-type="string" calcext:value-type="string">
            <text:p>javadoc?</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60859" calcext:value-type="float">
            <text:p>60859</text:p>
          </table:table-cell>
          <table:table-cell office:value-type="string" calcext:value-type="string">
            <text:p>ambari</text:p>
          </table:table-cell>
          <table:table-cell office:value-type="string" calcext:value-type="string">
            <text:p>prabhjyotsingh</text:p>
          </table:table-cell>
          <table:table-cell office:value-type="float" office:value="180689" calcext:value-type="float">
            <text:p>180689</text:p>
          </table:table-cell>
          <table:table-cell table:number-columns-repeated="3"/>
          <table:table-cell office:value-type="string" calcext:value-type="string">
            <text:p>Review.body_top</text:p>
          </table:table-cell>
          <table:table-cell office:value-type="string" calcext:value-type="string">
            <text:p>afernandez</text:p>
          </table:table-cell>
          <table:table-cell office:value-type="string" calcext:value-type="string">
            <text:p>2017-07-17T16:40:49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5684" calcext:value-type="float">
            <text:p>65684</text:p>
          </table:table-cell>
          <table:table-cell office:value-type="string" calcext:value-type="string">
            <text:p>atlas</text:p>
          </table:table-cell>
          <table:table-cell office:value-type="string" calcext:value-type="string">
            <text:p>Sharmadha</text:p>
          </table:table-cell>
          <table:table-cell office:value-type="float" office:value="197676" calcext:value-type="float">
            <text:p>197676</text:p>
          </table:table-cell>
          <table:table-cell table:number-columns-repeated="3"/>
          <table:table-cell office:value-type="string" calcext:value-type="string">
            <text:p>Review.body_top</text:p>
          </table:table-cell>
          <table:table-cell office:value-type="string" calcext:value-type="string">
            <text:p>madhan.neethiraj</text:p>
          </table:table-cell>
          <table:table-cell office:value-type="string" calcext:value-type="string">
            <text:p>2018-02-16T16:22:59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5999" calcext:value-type="float">
            <text:p>55999</text:p>
          </table:table-cell>
          <table:table-cell office:value-type="string" calcext:value-type="string">
            <text:p>sentry</text:p>
          </table:table-cell>
          <table:table-cell office:value-type="string" calcext:value-type="string">
            <text:p>vaidyand</text:p>
          </table:table-cell>
          <table:table-cell office:value-type="float" office:value="163576" calcext:value-type="float">
            <text:p>163576</text:p>
          </table:table-cell>
          <table:table-cell office:value-type="float" office:value="235043" calcext:value-type="float">
            <text:p>235043</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7-01-31T05:34:22Z</text:p>
          </table:table-cell>
          <table:table-cell office:value-type="string" calcext:value-type="string">
            <text:p>These are pretty long lines - can you vreak them?</text:p>
          </table:table-cell>
          <table:table-cell office:value-type="string" calcext:value-type="string">
            <text:p>false</text:p>
          </table:table-cell>
          <table:table-cell office:value-type="string" calcext:value-type="string">
            <text:p>formatting</text:p>
          </table:table-cell>
          <table:table-cell/>
        </table:table-row>
        <table:table-row table:style-name="ro2">
          <table:table-cell office:value-type="float" office:value="19006" calcext:value-type="float">
            <text:p>19006</text:p>
          </table:table-cell>
          <table:table-cell office:value-type="string" calcext:value-type="string">
            <text:p>mesos</text:p>
          </table:table-cell>
          <table:table-cell office:value-type="string" calcext:value-type="string">
            <text:p>adam-mesos</text:p>
          </table:table-cell>
          <table:table-cell office:value-type="float" office:value="36751" calcext:value-type="float">
            <text:p>36751</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4-03-11T02:57:42Z</text:p>
          </table:table-cell>
          <table:table-cell office:value-type="string" calcext:value-type="string">
            <text:p>Patch looks great!</text:p>
            <text:p/>
            <text:p>Reviews applied: [19006]</text:p>
            <text:p/>
            <text:p>All tests passed.</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2869" calcext:value-type="float">
            <text:p>2869</text:p>
          </table:table-cell>
          <table:table-cell office:value-type="string" calcext:value-type="string">
            <text:p>flume-git</text:p>
          </table:table-cell>
          <table:table-cell office:value-type="string" calcext:value-type="string">
            <text:p>prasadm</text:p>
          </table:table-cell>
          <table:table-cell office:value-type="float" office:value="3312" calcext:value-type="float">
            <text:p>3312</text:p>
          </table:table-cell>
          <table:table-cell office:value-type="float" office:value="7399" calcext:value-type="float">
            <text:p>7399</text:p>
          </table:table-cell>
          <table:table-cell table:number-columns-repeated="2"/>
          <table:table-cell office:value-type="string" calcext:value-type="string">
            <text:p>DiffComment</text:p>
          </table:table-cell>
          <table:table-cell office:value-type="string" calcext:value-type="string">
            <text:p>jmhsieh</text:p>
          </table:table-cell>
          <table:table-cell office:value-type="string" calcext:value-type="string">
            <text:p>2011-11-17T03:03:34Z</text:p>
          </table:table-cell>
          <table:table-cell office:value-type="string" calcext:value-type="string">
            <text:p>similar, what is this test checking? How can we tell it was handled "gracefully"?</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47567" calcext:value-type="float">
            <text:p>47567</text:p>
          </table:table-cell>
          <table:table-cell office:value-type="string" calcext:value-type="string">
            <text:p>geode</text:p>
          </table:table-cell>
          <table:table-cell office:value-type="string" calcext:value-type="string">
            <text:p>jinmeiliao</text:p>
          </table:table-cell>
          <table:table-cell office:value-type="float" office:value="133978" calcext:value-type="float">
            <text:p>133978</text:p>
          </table:table-cell>
          <table:table-cell table:number-columns-repeated="3"/>
          <table:table-cell office:value-type="string" calcext:value-type="string">
            <text:p>Review.body_top</text:p>
          </table:table-cell>
          <table:table-cell office:value-type="string" calcext:value-type="string">
            <text:p>jens.deppe</text:p>
          </table:table-cell>
          <table:table-cell office:value-type="string" calcext:value-type="string">
            <text:p>2016-05-19T17:18:31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3">
          <table:table-cell office:value-type="float" office:value="59508" calcext:value-type="float">
            <text:p>59508</text:p>
          </table:table-cell>
          <table:table-cell office:value-type="string" calcext:value-type="string">
            <text:p>sentry</text:p>
          </table:table-cell>
          <table:table-cell office:value-type="string" calcext:value-type="string">
            <text:p>kkalyan</text:p>
          </table:table-cell>
          <table:table-cell office:value-type="float" office:value="178636" calcext:value-type="float">
            <text:p>178636</text:p>
          </table:table-cell>
          <table:table-cell office:value-type="float" office:value="252789" calcext:value-type="float">
            <text:p>252789</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7-06-22T18:49:50Z</text:p>
          </table:table-cell>
          <table:table-cell office:value-type="string" calcext:value-type="string">
            <text:p>Didn't you introduce a new function for that?</text:p>
            <text:p/>
            <text:p>I did not introduce that function. It was an exixting method.</text:p>
          </table:table-cell>
          <table:table-cell office:value-type="string" calcext:value-type="string">
            <text:p>false</text:p>
          </table:table-cell>
          <table:table-cell table:number-columns-repeated="2"/>
        </table:table-row>
        <table:table-row table:style-name="ro5">
          <table:table-cell office:value-type="float" office:value="64534" calcext:value-type="float">
            <text:p>64534</text:p>
          </table:table-cell>
          <table:table-cell office:value-type="string" calcext:value-type="string">
            <text:p>aurora</text:p>
          </table:table-cell>
          <table:table-cell office:value-type="string" calcext:value-type="string">
            <text:p>StephanErb</text:p>
          </table:table-cell>
          <table:table-cell office:value-type="float" office:value="193531" calcext:value-type="float">
            <text:p>193531</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7-12-12T12:40:56Z</text:p>
          </table:table-cell>
          <table:table-cell office:value-type="string" calcext:value-type="string">
            <text:p>Master (301f066) is green with this patch.</text:p>
            <text:p>  ./build-support/jenkins/build.sh</text:p>
            <text:p/>
            <text:p>I will refresh this build result if you post a review containing "@ReviewBot retry"</text:p>
          </table:table-cell>
          <table:table-cell office:value-type="string" calcext:value-type="string">
            <text:p>false</text:p>
          </table:table-cell>
          <table:table-cell office:value-type="string" calcext:value-type="string">
            <text:p>bot</text:p>
          </table:table-cell>
          <table:table-cell/>
        </table:table-row>
        <table:table-row table:style-name="ro11">
          <table:table-cell office:value-type="float" office:value="18093" calcext:value-type="float">
            <text:p>18093</text:p>
          </table:table-cell>
          <table:table-cell office:value-type="string" calcext:value-type="string">
            <text:p>mesos</text:p>
          </table:table-cell>
          <table:table-cell office:value-type="string" calcext:value-type="string">
            <text:p>jieyu</text:p>
          </table:table-cell>
          <table:table-cell office:value-type="float" office:value="34507" calcext:value-type="float">
            <text:p>34507</text:p>
          </table:table-cell>
          <table:table-cell office:value-type="float" office:value="64608" calcext:value-type="float">
            <text:p>64608</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4-02-14T17:54:07Z</text:p>
          </table:table-cell>
          <table:table-cell office:value-type="string" calcext:value-type="string">
            <text:p>I'm wondering about the use-cases here to see if the current iterator semantics are the easiest to work with.</text:p>
            <text:p/>
            <text:p>Do you see most people using this as a plain 'set' (with a compact representation) or mostly as a 'set of intervals', or both?</text:p>
            <text:p/>
            <text:p>For the first use case, I can imagine calling this 'IntervalSet', but exposing the same 'Set' like interface as, say, hashset.</text:p>
            <text:p/>
            <text:p>For the second use case, I can imagine calling this 'Intervals', and exposing the current interface.</text:p>
            <text:p/>
            <text:p>For example, what should the default iterator behavior be?</text:p>
            <text:p/>
            <text:p>// Case 1:</text:p>
            <text:p>foreach (const T&amp; t, set) {</text:p>
            <text:p>   ...</text:p>
            <text:p>}</text:p>
            <text:p/>
            <text:p>// Case 2:</text:p>
            <text:p>foreach (const Interval&amp; i, intervals) {</text:p>
            <text:p>  ...</text:p>
            <text:p>}</text:p>
            <text:p/>
            <text:p>Just something to think about. It seems like you will be using this mostly as a 'Set'.</text:p>
            <text:p/>
            <text:p>There is a note in the doc:</text:p>
            <text:p/>
            <text:p>"So we advice you to choose element iteration over interval containers judiciously. Do not use element iteration by default or habitual. Always try to achieve results using member functions, global functions or operators (preferably inplace versions) or iteration over segments first."</text:p>
            <text:p/>
            <text:p>I guess the reason is because doing iteration on elements are somewhat dangerous because you might have a very large interval (e.g. imaging that you insert an interval [1,100000000]). Therefore, I think maybe we should stick to the original boost semantics and make element iteration explicit.</text:p>
            <text:p/>
            <text:p>Also, changing the default behavior of begin()/end() is a bit tricky since you cannot simply extend from boost interval_set anymore :(</text:p>
            <text:p/>
            <text:p>Regarding the Intervals idea, I liked that! My concern is: we haven't seen use cases currently. Maybe we should delay that until we see some actual use cases which then can help us design a good API. What do you think?</text:p>
            <text:p/>
            <text:p>Sounds great, given your comment can you also add interval iteration in the tests? I'm curious what that looks like.</text:p>
            <text:p/>
            <text:p>// Would be nice to be able to do something like this for iteration.</text:p>
            <text:p>foreach (const Interval&amp; interval, intervalSet) {</text:p>
            <text:p>  ..</text:p>
            <text:p>}</text:p>
            <text:p/>
            <text:p>You have a good point. I haven't thought about the interval iteration enough. To do the interval iteration now, you'll have to do the following:</text:p>
            <text:p/>
            <text:p>foreach (const discrete_interval&lt;T&gt;&amp; interval, intervalSet) {</text:p>
            <text:p>  T left = interval.lower();</text:p>
            <text:p>  T right = interval.upper();</text:p>
            <text:p/>
            <text:p>  if (interval.bounds() == interval_bounds::right_open()) {</text:p>
            <text:p>    </text:p>
            <text:p>    ...</text:p>
            <text:p>  } else if (interval.bounds() == interval_bounds::closed()) {</text:p>
            <text:p>    ...</text:p>
            <text:p>  }</text:p>
            <text:p>  ...</text:p>
            <text:p>}</text:p>
            <text:p/>
            <text:p>Seems that we need to abstract Interval as well, which might need to create a customized interval type.</text:p>
            <text:p>http://www.boost.org/doc/libs/1_53_0/libs/icl/doc/html/boost_icl/examples/custom_interval.html</text:p>
            <text:p/>
            <text:p>Any suggestion?</text:p>
            <text:p/>
            <text:p>Hm, is it possible to have Interval inherit from discrete_interval, but provide simpler accessors for upper() and lower()?</text:p>
            <text:p/>
            <text:p>What I would find most intuitive is an inclusive (closed) lower() and exclusive (open) upper(), since this is how things like begin() and end() work. With these, the caller does not need to know about the bounds().</text:p>
            <text:p/>
            <text:p>I did a research on how to provide custom interval (not trivial, but doable). This is the only option that allows us to do the following:</text:p>
            <text:p/>
            <text:p>foreach (const Interval&lt;T&gt;&amp; interval, intervalSet) { ... }</text:p>
            <text:p/>
            <text:p>We can do whatever we want in class Interval (e.g. as you suggested). However, when creating intervals, we need to do the following (by specifying the type):</text:p>
            <text:p/>
            <text:p>intervalSet += Interval&lt;int&gt;::open(2).closed(4); // Notice that we need to specify '&lt;int&gt;' here.</text:p>
            <text:p/>
            <text:p>Or, we can create another class called "IntervalBuilder":</text:p>
            <text:p/>
            <text:p>intervalSet += IntervalBuilder::open(3).closed(4);</text:p>
            <text:p/>
            <text:p>Which one do you guys prefer?</text:p>
            <text:p/>
            <text:p/>
            <text:p>I think requiring the type qualifier is an acceptable tradeoff for achieving clean iteration. So I would avoid the separate IntervalBuilder for now.</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16150" calcext:value-type="float">
            <text:p>16150</text:p>
          </table:table-cell>
          <table:table-cell office:value-type="string" calcext:value-type="string">
            <text:p>mesos</text:p>
          </table:table-cell>
          <table:table-cell office:value-type="string" calcext:value-type="string">
            <text:p>idownes</text:p>
          </table:table-cell>
          <table:table-cell office:value-type="float" office:value="30693" calcext:value-type="float">
            <text:p>30693</text:p>
          </table:table-cell>
          <table:table-cell office:value-type="float" office:value="58796" calcext:value-type="float">
            <text:p>58796</text:p>
          </table:table-cell>
          <table:table-cell table:number-columns-repeated="2"/>
          <table:table-cell office:value-type="string" calcext:value-type="string">
            <text:p>DiffComment</text:p>
          </table:table-cell>
          <table:table-cell office:value-type="string" calcext:value-type="string">
            <text:p>nnielsen</text:p>
          </table:table-cell>
          <table:table-cell office:value-type="string" calcext:value-type="string">
            <text:p>2013-12-20T19:13:03Z</text:p>
          </table:table-cell>
          <table:table-cell office:value-type="string" calcext:value-type="string">
            <text:p>~IsolatorProcess() needs an implementation.</text:p>
          </table:table-cell>
          <table:table-cell office:value-type="string" calcext:value-type="string">
            <text:p>true</text:p>
          </table:table-cell>
          <table:table-cell office:value-type="string" calcext:value-type="string">
            <text:p>bug</text:p>
          </table:table-cell>
          <table:table-cell/>
        </table:table-row>
        <table:table-row table:style-name="ro12">
          <table:table-cell office:value-type="float" office:value="40315" calcext:value-type="float">
            <text:p>40315</text:p>
          </table:table-cell>
          <table:table-cell office:value-type="string" calcext:value-type="string">
            <text:p>hive-git</text:p>
          </table:table-cell>
          <table:table-cell office:value-type="string" calcext:value-type="string">
            <text:p>sershe</text:p>
          </table:table-cell>
          <table:table-cell office:value-type="float" office:value="107706" calcext:value-type="float">
            <text:p>107706</text:p>
          </table:table-cell>
          <table:table-cell office:value-type="float" office:value="166964" calcext:value-type="float">
            <text:p>166964</text:p>
          </table:table-cell>
          <table:table-cell table:number-columns-repeated="2"/>
          <table:table-cell office:value-type="string" calcext:value-type="string">
            <text:p>DiffComment</text:p>
          </table:table-cell>
          <table:table-cell office:value-type="string" calcext:value-type="string">
            <text:p>sseth</text:p>
          </table:table-cell>
          <table:table-cell office:value-type="string" calcext:value-type="string">
            <text:p>2015-11-25T23:41:08Z</text:p>
          </table:table-cell>
          <table:table-cell office:value-type="string" calcext:value-type="string">
            <text:p>Don't think the default value - "*" - has any significance here. Replace by null - to avoid confusion.</text:p>
            <text:p/>
            <text:p>Following in the footsteps of slider</text:p>
            <text:p/>
            <text:p>Can we drop the * in favor of a null. (or no default if Hive supports that).</text:p>
            <text:p/>
            <text:p>Why?</text:p>
          </table:table-cell>
          <table:table-cell office:value-type="string" calcext:value-type="string">
            <text:p>true</text:p>
          </table:table-cell>
          <table:table-cell office:value-type="string" calcext:value-type="string">
            <text:p>configuration</text:p>
          </table:table-cell>
          <table:table-cell/>
        </table:table-row>
        <table:table-row table:style-name="ro3">
          <table:table-cell office:value-type="float" office:value="61787" calcext:value-type="float">
            <text:p>61787</text:p>
          </table:table-cell>
          <table:table-cell office:value-type="string" calcext:value-type="string">
            <text:p>ambari</text:p>
          </table:table-cell>
          <table:table-cell office:value-type="string" calcext:value-type="string">
            <text:p>rlevas</text:p>
          </table:table-cell>
          <table:table-cell office:value-type="float" office:value="183373" calcext:value-type="float">
            <text:p>183373</text:p>
          </table:table-cell>
          <table:table-cell office:value-type="float" office:value="259397" calcext:value-type="float">
            <text:p>259397</text:p>
          </table:table-cell>
          <table:table-cell table:number-columns-repeated="2"/>
          <table:table-cell office:value-type="string" calcext:value-type="string">
            <text:p>DiffComment</text:p>
          </table:table-cell>
          <table:table-cell office:value-type="string" calcext:value-type="string">
            <text:p>ncole</text:p>
          </table:table-cell>
          <table:table-cell office:value-type="string" calcext:value-type="string">
            <text:p>2017-08-21T19:48:40Z</text:p>
          </table:table-cell>
          <table:table-cell office:value-type="string" calcext:value-type="string">
            <text:p>How could this be null?</text:p>
            <text:p/>
            <text:p>You are correct... looking at the _current_ implemention of KerberosDescriptorFactory it wouldn't be null.  I sometimes get paranoid about `null`s.</text:p>
          </table:table-cell>
          <table:table-cell office:value-type="string" calcext:value-type="string">
            <text:p>true</text:p>
          </table:table-cell>
          <table:table-cell office:value-type="string" calcext:value-type="string">
            <text:p>redundantCode</text:p>
          </table:table-cell>
          <table:table-cell/>
        </table:table-row>
        <table:table-row table:style-name="ro1">
          <table:table-cell office:value-type="float" office:value="61213" calcext:value-type="float">
            <text:p>61213</text:p>
          </table:table-cell>
          <table:table-cell office:value-type="string" calcext:value-type="string">
            <text:p>mesos</text:p>
          </table:table-cell>
          <table:table-cell office:value-type="string" calcext:value-type="string">
            <text:p>ArmandGrillet</text:p>
          </table:table-cell>
          <table:table-cell office:value-type="float" office:value="186264" calcext:value-type="float">
            <text:p>186264</text:p>
          </table:table-cell>
          <table:table-cell office:value-type="float" office:value="262744" calcext:value-type="float">
            <text:p>262744</text:p>
          </table:table-cell>
          <table:table-cell table:number-columns-repeated="2"/>
          <table:table-cell office:value-type="string" calcext:value-type="string">
            <text:p>DiffComment</text:p>
          </table:table-cell>
          <table:table-cell office:value-type="string" calcext:value-type="string">
            <text:p>klueska</text:p>
          </table:table-cell>
          <table:table-cell office:value-type="string" calcext:value-type="string">
            <text:p>2017-09-26T14:56:48Z</text:p>
          </table:table-cell>
          <table:table-cell office:value-type="string" calcext:value-type="string">
            <text:p>Save the master address into a temporary variable in its own try block.</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39447" calcext:value-type="float">
            <text:p>39447</text:p>
          </table:table-cell>
          <table:table-cell office:value-type="string" calcext:value-type="string">
            <text:p>mesos</text:p>
          </table:table-cell>
          <table:table-cell office:value-type="string" calcext:value-type="string">
            <text:p>marco</text:p>
          </table:table-cell>
          <table:table-cell office:value-type="float" office:value="103146" calcext:value-type="float">
            <text:p>103146</text:p>
          </table:table-cell>
          <table:table-cell office:value-type="float" office:value="161098" calcext:value-type="float">
            <text:p>161098</text:p>
          </table:table-cell>
          <table:table-cell table:number-columns-repeated="2"/>
          <table:table-cell office:value-type="string" calcext:value-type="string">
            <text:p>DiffComment</text:p>
          </table:table-cell>
          <table:table-cell office:value-type="string" calcext:value-type="string">
            <text:p>mcypark</text:p>
          </table:table-cell>
          <table:table-cell office:value-type="string" calcext:value-type="string">
            <text:p>2015-10-19T21:16:17Z</text:p>
          </table:table-cell>
          <table:table-cell office:value-type="string" calcext:value-type="string">
            <text:p>&gt; rather than the one running the Agent</text:p>
            <text:p/>
            <text:p>Let's just mention this once in the `false` case.</text:p>
          </table:table-cell>
          <table:table-cell office:value-type="string" calcext:value-type="string">
            <text:p>false</text:p>
          </table:table-cell>
          <table:table-cell office:value-type="string" calcext:value-type="string">
            <text:p>documentation</text:p>
          </table:table-cell>
          <table:table-cell table:style-name="ce3" office:value-type="string" calcext:value-type="string">
            <text:p>true</text:p>
          </table:table-cell>
        </table:table-row>
        <table:table-row table:style-name="ro12">
          <table:table-cell office:value-type="float" office:value="44946" calcext:value-type="float">
            <text:p>44946</text:p>
          </table:table-cell>
          <table:table-cell office:value-type="string" calcext:value-type="string">
            <text:p>mesos</text:p>
          </table:table-cell>
          <table:table-cell office:value-type="string" calcext:value-type="string">
            <text:p>jpeach</text:p>
          </table:table-cell>
          <table:table-cell office:value-type="float" office:value="126200" calcext:value-type="float">
            <text:p>126200</text:p>
          </table:table-cell>
          <table:table-cell office:value-type="float" office:value="189210" calcext:value-type="float">
            <text:p>189210</text:p>
          </table:table-cell>
          <table:table-cell table:number-columns-repeated="2"/>
          <table:table-cell office:value-type="string" calcext:value-type="string">
            <text:p>DiffComment</text:p>
          </table:table-cell>
          <table:table-cell office:value-type="string" calcext:value-type="string">
            <text:p>xujyan</text:p>
          </table:table-cell>
          <table:table-cell office:value-type="string" calcext:value-type="string">
            <text:p>2016-03-31T22:06:29Z</text:p>
          </table:table-cell>
          <table:table-cell office:value-type="string" calcext:value-type="string">
            <text:p>Since we don't do recursive calls for `getProjectId`, I think we can just internally detect if the path is a directory without concerns about performance.</text:p>
            <text:p/>
            <text:p>Therefore:</text:p>
            <text:p/>
            <text:p>```</text:p>
            <text:p>Result&lt;prid_t&gt; getProjectId(const std::string&amp; path);</text:p>
            <text:p>```</text:p>
          </table:table-cell>
          <table:table-cell office:value-type="string" calcext:value-type="string">
            <text:p>true</text:p>
          </table:table-cell>
          <table:table-cell office:value-type="string" calcext:value-type="string">
            <text:p>betterSolution;performance</text:p>
          </table:table-cell>
          <table:table-cell/>
        </table:table-row>
        <table:table-row table:style-name="ro3">
          <table:table-cell office:value-type="float" office:value="41685" calcext:value-type="float">
            <text:p>41685</text:p>
          </table:table-cell>
          <table:table-cell office:value-type="string" calcext:value-type="string">
            <text:p>ambari</text:p>
          </table:table-cell>
          <table:table-cell office:value-type="string" calcext:value-type="string">
            <text:p>dmitriusan</text:p>
          </table:table-cell>
          <table:table-cell office:value-type="float" office:value="111780" calcext:value-type="float">
            <text:p>111780</text:p>
          </table:table-cell>
          <table:table-cell office:value-type="float" office:value="172045" calcext:value-type="float">
            <text:p>172045</text:p>
          </table:table-cell>
          <table:table-cell table:number-columns-repeated="2"/>
          <table:table-cell office:value-type="string" calcext:value-type="string">
            <text:p>DiffComment</text:p>
          </table:table-cell>
          <table:table-cell office:value-type="string" calcext:value-type="string">
            <text:p>smohanty</text:p>
          </table:table-cell>
          <table:table-cell office:value-type="string" calcext:value-type="string">
            <text:p>2015-12-23T14:12:56Z</text:p>
          </table:table-cell>
          <table:table-cell office:value-type="string" calcext:value-type="string">
            <text:p>Why 65?</text:p>
            <text:p/>
            <text:p>one try takes ~25(~15 seconds to execute command, and 10 seconds wait between retries) seconds here we have 27*60/(25) ~= 65 retries for 27 min wait</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8199" calcext:value-type="float">
            <text:p>58199</text:p>
          </table:table-cell>
          <table:table-cell office:value-type="string" calcext:value-type="string">
            <text:p>pig-git</text:p>
          </table:table-cell>
          <table:table-cell office:value-type="string" calcext:value-type="string">
            <text:p>rainer-46</text:p>
          </table:table-cell>
          <table:table-cell office:value-type="float" office:value="171313" calcext:value-type="float">
            <text:p>171313</text:p>
          </table:table-cell>
          <table:table-cell office:value-type="float" office:value="244207" calcext:value-type="float">
            <text:p>244207</text:p>
          </table:table-cell>
          <table:table-cell table:number-columns-repeated="2"/>
          <table:table-cell office:value-type="string" calcext:value-type="string">
            <text:p>DiffComment</text:p>
          </table:table-cell>
          <table:table-cell office:value-type="string" calcext:value-type="string">
            <text:p>daijy</text:p>
          </table:table-cell>
          <table:table-cell office:value-type="string" calcext:value-type="string">
            <text:p>2017-04-12T17:20:51Z</text:p>
          </table:table-cell>
          <table:table-cell office:value-type="string" calcext:value-type="string">
            <text:p>It might be better to name it REGEX_SEARCH</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39982" calcext:value-type="float">
            <text:p>39982</text:p>
          </table:table-cell>
          <table:table-cell office:value-type="string" calcext:value-type="string">
            <text:p>geode</text:p>
          </table:table-cell>
          <table:table-cell office:value-type="string" calcext:value-type="string">
            <text:p>jchen21</text:p>
          </table:table-cell>
          <table:table-cell office:value-type="float" office:value="105457" calcext:value-type="float">
            <text:p>105457</text:p>
          </table:table-cell>
          <table:table-cell office:value-type="float" office:value="164071" calcext:value-type="float">
            <text:p>164071</text:p>
          </table:table-cell>
          <table:table-cell table:number-columns-repeated="2"/>
          <table:table-cell office:value-type="string" calcext:value-type="string">
            <text:p>DiffComment</text:p>
          </table:table-cell>
          <table:table-cell office:value-type="string" calcext:value-type="string">
            <text:p>bschuchardt</text:p>
          </table:table-cell>
          <table:table-cell office:value-type="string" calcext:value-type="string">
            <text:p>2015-11-06T16:56:49Z</text:p>
          </table:table-cell>
          <table:table-cell office:value-type="string" calcext:value-type="string">
            <text:p>remove commented-out code</text:p>
          </table:table-cell>
          <table:table-cell office:value-type="string" calcext:value-type="string">
            <text:p>false</text:p>
          </table:table-cell>
          <table:table-cell office:value-type="string" calcext:value-type="string">
            <text:p>redundantCode</text:p>
          </table:table-cell>
          <table:table-cell/>
        </table:table-row>
        <table:table-row table:style-name="ro10">
          <table:table-cell office:value-type="float" office:value="30202" calcext:value-type="float">
            <text:p>30202</text:p>
          </table:table-cell>
          <table:table-cell office:value-type="string" calcext:value-type="string">
            <text:p>ambari</text:p>
          </table:table-cell>
          <table:table-cell office:value-type="string" calcext:value-type="string">
            <text:p>afernandez</text:p>
          </table:table-cell>
          <table:table-cell office:value-type="float" office:value="70653" calcext:value-type="float">
            <text:p>70653</text:p>
          </table:table-cell>
          <table:table-cell office:value-type="float" office:value="115991" calcext:value-type="float">
            <text:p>115991</text:p>
          </table:table-cell>
          <table:table-cell table:number-columns-repeated="2"/>
          <table:table-cell office:value-type="string" calcext:value-type="string">
            <text:p>DiffComment</text:p>
          </table:table-cell>
          <table:table-cell office:value-type="string" calcext:value-type="string">
            <text:p>jhurley</text:p>
          </table:table-cell>
          <table:table-cell office:value-type="string" calcext:value-type="string">
            <text:p>2015-02-03T00:28:40Z</text:p>
          </table:table-cell>
          <table:table-cell office:value-type="string" calcext:value-type="string">
            <text:p>I'm surprised that this works. Can we always be certain that the bare name of the hdfs principal is an actual user?</text:p>
            <text:p/>
            <text:p>In a kerberized environment, it will be hdfs@REAL.COM, which isn't actually a system user.</text:p>
            <text:p/>
            <text:p>Right, but you're stripping off the `hdfs` part. What if it's `foo@REAL.com`; are we guaranteed that we can execute commands as the `foo` user?</text:p>
            <text:p/>
            <text:p>So I checked with Dilli from the security team. The keytab file access is a principal@REALM, and the principal must exist as a user on the box.</text:p>
            <text:p>The python code first tries to sudo su {user}, and then run the kinit command. Technically, we can use either, but it's clearer if we run the command as the regular hdfs_user. I'll make this change right now.</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69462" calcext:value-type="float">
            <text:p>69462</text:p>
          </table:table-cell>
          <table:table-cell office:value-type="string" calcext:value-type="string">
            <text:p>hive-git</text:p>
          </table:table-cell>
          <table:table-cell office:value-type="string" calcext:value-type="string">
            <text:p>jmarhuen</text:p>
          </table:table-cell>
          <table:table-cell office:value-type="float" office:value="211256" calcext:value-type="float">
            <text:p>211256</text:p>
          </table:table-cell>
          <table:table-cell office:value-type="float" office:value="296187" calcext:value-type="float">
            <text:p>296187</text:p>
          </table:table-cell>
          <table:table-cell table:number-columns-repeated="2"/>
          <table:table-cell office:value-type="string" calcext:value-type="string">
            <text:p>DiffComment</text:p>
          </table:table-cell>
          <table:table-cell office:value-type="string" calcext:value-type="string">
            <text:p>ekoifman</text:p>
          </table:table-cell>
          <table:table-cell office:value-type="string" calcext:value-type="string">
            <text:p>2018-12-13T21:59:46Z</text:p>
          </table:table-cell>
          <table:table-cell office:value-type="string" calcext:value-type="string">
            <text:p>nit: could you move these to around line 2312 where the rest of TxnStore methods are</text:p>
          </table:table-cell>
          <table:table-cell office:value-type="string" calcext:value-type="string">
            <text:p>false</text:p>
          </table:table-cell>
          <table:table-cell office:value-type="string" calcext:value-type="string">
            <text:p>formatting</text:p>
          </table:table-cell>
          <table:table-cell/>
        </table:table-row>
        <table:table-row table:style-name="ro2">
          <table:table-cell office:value-type="float" office:value="47082" calcext:value-type="float">
            <text:p>47082</text:p>
          </table:table-cell>
          <table:table-cell office:value-type="string" calcext:value-type="string">
            <text:p>mesos</text:p>
          </table:table-cell>
          <table:table-cell office:value-type="string" calcext:value-type="string">
            <text:p>anisinha</text:p>
          </table:table-cell>
          <table:table-cell office:value-type="float" office:value="134535" calcext:value-type="float">
            <text:p>134535</text:p>
          </table:table-cell>
          <table:table-cell office:value-type="float" office:value="199675" calcext:value-type="float">
            <text:p>199675</text:p>
          </table:table-cell>
          <table:table-cell table:number-columns-repeated="2"/>
          <table:table-cell office:value-type="string" calcext:value-type="string">
            <text:p>DiffComment</text:p>
          </table:table-cell>
          <table:table-cell office:value-type="string" calcext:value-type="string">
            <text:p>xujyan</text:p>
          </table:table-cell>
          <table:table-cell office:value-type="string" calcext:value-type="string">
            <text:p>2016-05-26T06:05:11Z</text:p>
          </table:table-cell>
          <table:table-cell office:value-type="string" calcext:value-type="string">
            <text:p>So if the task is stuck in the `pendingTasks` a slave lost message is not sent but later a TASK_LOST is sent with reason `REASON_SLAVE_REMOVED`... We should handle this case the same way as the other cases where we do send slave lost IMO.</text:p>
            <text:p/>
            <text:p>We probably need to add a `pendingTasks` hashmap in the slave as well and check against that map during `removeSlave()`, thoughts?</text:p>
            <text:p/>
            <text:p>Good catch. Yes, added a slave-&gt;pendingTasks and use this to send out SlaveLostMessage to frameworks with pending tasks.</text:p>
          </table:table-cell>
          <table:table-cell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71269" calcext:value-type="float">
            <text:p>71269</text:p>
          </table:table-cell>
          <table:table-cell office:value-type="string" calcext:value-type="string">
            <text:p>mesos</text:p>
          </table:table-cell>
          <table:table-cell office:value-type="string" calcext:value-type="string">
            <text:p>mzhu</text:p>
          </table:table-cell>
          <table:table-cell office:value-type="float" office:value="217260" calcext:value-type="float">
            <text:p>217260</text:p>
          </table:table-cell>
          <table:table-cell office:value-type="float" office:value="304549" calcext:value-type="float">
            <text:p>304549</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9-08-17T18:19:12Z</text:p>
          </table:table-cell>
          <table:table-cell office:value-type="string" calcext:value-type="string">
            <text:p>Another nice place for []:</text:p>
            <text:p/>
            <text:p>```</text:p>
            <text:p>  Role&amp; r = (*this)[role];</text:p>
            <text:p>```</text:p>
          </table:table-cell>
          <table:table-cell office:value-type="string" calcext:value-type="string">
            <text:p>false</text:p>
          </table:table-cell>
          <table:table-cell office:value-type="string" calcext:value-type="string">
            <text:p>unknown</text:p>
          </table:table-cell>
          <table:table-cell/>
        </table:table-row>
        <table:table-row table:style-name="ro3">
          <table:table-cell office:value-type="float" office:value="68083" calcext:value-type="float">
            <text:p>68083</text:p>
          </table:table-cell>
          <table:table-cell office:value-type="string" calcext:value-type="string">
            <text:p>ranger</text:p>
          </table:table-cell>
          <table:table-cell office:value-type="string" calcext:value-type="string">
            <text:p>coheigea</text:p>
          </table:table-cell>
          <table:table-cell office:value-type="float" office:value="206725" calcext:value-type="float">
            <text:p>206725</text:p>
          </table:table-cell>
          <table:table-cell table:number-columns-repeated="3"/>
          <table:table-cell office:value-type="string" calcext:value-type="string">
            <text:p>Review.body_top</text:p>
          </table:table-cell>
          <table:table-cell office:value-type="string" calcext:value-type="string">
            <text:p>bpatel</text:p>
          </table:table-cell>
          <table:table-cell office:value-type="string" calcext:value-type="string">
            <text:p>2018-08-01T05:36:30Z</text:p>
          </table:table-cell>
          <table:table-cell office:value-type="string" calcext:value-type="string">
            <text:p>@Colm Can you please verify some basic functionality of ranger kms?</text:p>
            <text:p/>
            <text:p>Yes I've tested creating some encryption keys in HDFS and storing them in the Ranger KMS.</text:p>
          </table:table-cell>
          <table:table-cell office:value-type="string" calcext:value-type="string">
            <text:p>false</text:p>
          </table:table-cell>
          <table:table-cell office:value-type="string" calcext:value-type="string">
            <text:p>testRequirements</text:p>
          </table:table-cell>
          <table:table-cell/>
        </table:table-row>
        <table:table-row table:style-name="ro2">
          <table:table-cell office:value-type="float" office:value="54705" calcext:value-type="float">
            <text:p>54705</text:p>
          </table:table-cell>
          <table:table-cell office:value-type="string" calcext:value-type="string">
            <text:p>oozie-git</text:p>
          </table:table-cell>
          <table:table-cell office:value-type="string" calcext:value-type="string">
            <text:p>gezapeti</text:p>
          </table:table-cell>
          <table:table-cell office:value-type="float" office:value="160656" calcext:value-type="float">
            <text:p>160656</text:p>
          </table:table-cell>
          <table:table-cell office:value-type="float" office:value="231827" calcext:value-type="float">
            <text:p>231827</text:p>
          </table:table-cell>
          <table:table-cell table:number-columns-repeated="2"/>
          <table:table-cell office:value-type="string" calcext:value-type="string">
            <text:p>DiffComment</text:p>
          </table:table-cell>
          <table:table-cell office:value-type="string" calcext:value-type="string">
            <text:p>rkanter</text:p>
          </table:table-cell>
          <table:table-cell office:value-type="string" calcext:value-type="string">
            <text:p>2017-05-09T19:14:02Z</text:p>
          </table:table-cell>
          <table:table-cell office:value-type="string" calcext:value-type="string">
            <text:p>Do we need this?</text:p>
            <text:p/>
            <text:p>We might not need -Dlog4j.debug (although I think it's useful when we have logging problems) but the rest was copy-pasted from MRApps.java or already existed (your early code). The hadoop.root.logger and hadoop.root.logfile props are definitely necessary, perhaps the root loggers could be configurable.</text:p>
            <text:p/>
            <text:p>The other stuff sounds fine then, but the ````log4j.debug=true```` turns on debug logging for Log4j itself, right?  I don't think we need that.</text:p>
          </table:table-cell>
          <table:table-cell office:value-type="string" calcext:value-type="string">
            <text:p>true</text:p>
          </table:table-cell>
          <table:table-cell office:value-type="string" calcext:value-type="string">
            <text:p>configuration</text:p>
          </table:table-cell>
          <table:table-cell/>
        </table:table-row>
        <table:table-row table:style-name="ro1">
          <table:table-cell office:value-type="float" office:value="42985" calcext:value-type="float">
            <text:p>42985</text:p>
          </table:table-cell>
          <table:table-cell office:value-type="string" calcext:value-type="string">
            <text:p>aurora</text:p>
          </table:table-cell>
          <table:table-cell office:value-type="string" calcext:value-type="string">
            <text:p>zmanji</text:p>
          </table:table-cell>
          <table:table-cell office:value-type="float" office:value="117227" calcext:value-type="float">
            <text:p>117227</text:p>
          </table:table-cell>
          <table:table-cell table:number-columns-repeated="3"/>
          <table:table-cell office:value-type="string" calcext:value-type="string">
            <text:p>Review.body_top</text:p>
          </table:table-cell>
          <table:table-cell office:value-type="string" calcext:value-type="string">
            <text:p>jcohen</text:p>
          </table:table-cell>
          <table:table-cell office:value-type="string" calcext:value-type="string">
            <text:p>2016-02-01T17:26:18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2008" calcext:value-type="float">
            <text:p>62008</text:p>
          </table:table-cell>
          <table:table-cell office:value-type="string" calcext:value-type="string">
            <text:p>hbase-git</text:p>
          </table:table-cell>
          <table:table-cell office:value-type="string" calcext:value-type="string">
            <text:p>javaman_chen</text:p>
          </table:table-cell>
          <table:table-cell office:value-type="float" office:value="184230" calcext:value-type="float">
            <text:p>184230</text:p>
          </table:table-cell>
          <table:table-cell office:value-type="float" office:value="260321" calcext:value-type="float">
            <text:p>260321</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7-09-01T04:12:01Z</text:p>
          </table:table-cell>
          <table:table-cell office:value-type="string" calcext:value-type="string">
            <text:p>hbase.regionserver.largequery.judger -&gt; hbase.regionserver.largequery.judger.class</text:p>
          </table:table-cell>
          <table:table-cell office:value-type="string" calcext:value-type="string">
            <text:p>false</text:p>
          </table:table-cell>
          <table:table-cell office:value-type="string" calcext:value-type="string">
            <text:p>naming</text:p>
          </table:table-cell>
          <table:table-cell/>
        </table:table-row>
        <table:table-row table:style-name="ro3">
          <table:table-cell office:value-type="float" office:value="43064" calcext:value-type="float">
            <text:p>43064</text:p>
          </table:table-cell>
          <table:table-cell office:value-type="string" calcext:value-type="string">
            <text:p>sentry</text:p>
          </table:table-cell>
          <table:table-cell office:value-type="string" calcext:value-type="string">
            <text:p>singhashish</text:p>
          </table:table-cell>
          <table:table-cell office:value-type="float" office:value="118326" calcext:value-type="float">
            <text:p>118326</text:p>
          </table:table-cell>
          <table:table-cell office:value-type="float" office:value="179554" calcext:value-type="float">
            <text:p>179554</text:p>
          </table:table-cell>
          <table:table-cell table:number-columns-repeated="2"/>
          <table:table-cell office:value-type="string" calcext:value-type="string">
            <text:p>DiffComment</text:p>
          </table:table-cell>
          <table:table-cell office:value-type="string" calcext:value-type="string">
            <text:p>hahao</text:p>
          </table:table-cell>
          <table:table-cell office:value-type="string" calcext:value-type="string">
            <text:p>2016-02-09T17:49:26Z</text:p>
          </table:table-cell>
          <table:table-cell office:value-type="string" calcext:value-type="string">
            <text:p>I think this value also needs to be map with kafa server's property as Sentry-1056.</text:p>
            <text:p/>
            <text:p>Hao, you are correct and this will be addressed in Sentry-1056.</text:p>
          </table:table-cell>
          <table:table-cell office:value-type="string" calcext:value-type="string">
            <text:p>true</text:p>
          </table:table-cell>
          <table:table-cell office:value-type="string" calcext:value-type="string">
            <text:p>bug</text:p>
          </table:table-cell>
          <table:table-cell/>
        </table:table-row>
        <table:table-row table:style-name="ro6">
          <table:table-cell office:value-type="float" office:value="4360" calcext:value-type="float">
            <text:p>4360</text:p>
          </table:table-cell>
          <table:table-cell office:value-type="string" calcext:value-type="string">
            <text:p>flume-git</text:p>
          </table:table-cell>
          <table:table-cell office:value-type="string" calcext:value-type="string">
            <text:p>mpercy</text:p>
          </table:table-cell>
          <table:table-cell office:value-type="float" office:value="6166" calcext:value-type="float">
            <text:p>6166</text:p>
          </table:table-cell>
          <table:table-cell office:value-type="float" office:value="13279" calcext:value-type="float">
            <text:p>13279</text:p>
          </table:table-cell>
          <table:table-cell table:number-columns-repeated="2"/>
          <table:table-cell office:value-type="string" calcext:value-type="string">
            <text:p>DiffComment</text:p>
          </table:table-cell>
          <table:table-cell office:value-type="string" calcext:value-type="string">
            <text:p>brocknoland</text:p>
          </table:table-cell>
          <table:table-cell office:value-type="string" calcext:value-type="string">
            <text:p>2012-03-21T06:42:17Z</text:p>
          </table:table-cell>
          <table:table-cell office:value-type="string" calcext:value-type="string">
            <text:p>Should we also try the bigtop autodetect script?</text:p>
            <text:p/>
            <text:p>http://svn.apache.org/repos/asf/incubator/bigtop/trunk/bigtop-packages/src/common/bigtop-utils/bigtop-detect-javahome</text:p>
            <text:p/>
            <text:p>This script: http://svn.apache.org/repos/asf/incubator/bigtop/trunk/bigtop-packages/src/common/hadoop/install_hadoop.sh</text:p>
            <text:p/>
            <text:p>calls the script as follows:</text:p>
            <text:p/>
            <text:p># Autodetect JAVA_HOME if not defined</text:p>
            <text:p>if [ -e /usr/libexec/bigtop-detect-javahome ]; then</text:p>
            <text:p>  . /usr/libexec/bigtop-detect-javahome</text:p>
            <text:p>elif [ -e /usr/lib/bigtop-utils/bigtop-detect-javahome ]; then</text:p>
            <text:p>  . /usr/lib/bigtop-utils/bigtop-detect-javahome</text:p>
            <text:p>fi</text:p>
          </table:table-cell>
          <table:table-cell office:value-type="string" calcext:value-type="string">
            <text:p>false</text:p>
          </table:table-cell>
          <table:table-cell office:value-type="string" calcext:value-type="string">
            <text:p>featureAddition</text:p>
          </table:table-cell>
          <table:table-cell table:style-name="ce3" office:value-type="string" calcext:value-type="string">
            <text:p>true</text:p>
          </table:table-cell>
        </table:table-row>
        <table:table-row table:style-name="ro1">
          <table:table-cell office:value-type="float" office:value="31028" calcext:value-type="float">
            <text:p>31028</text:p>
          </table:table-cell>
          <table:table-cell office:value-type="string" calcext:value-type="string">
            <text:p>mesos</text:p>
          </table:table-cell>
          <table:table-cell office:value-type="string" calcext:value-type="string">
            <text:p>nnielsen</text:p>
          </table:table-cell>
          <table:table-cell office:value-type="float" office:value="79152" calcext:value-type="float">
            <text:p>79152</text:p>
          </table:table-cell>
          <table:table-cell office:value-type="float" office:value="128293" calcext:value-type="float">
            <text:p>128293</text:p>
          </table:table-cell>
          <table:table-cell table:number-columns-repeated="2"/>
          <table:table-cell office:value-type="string" calcext:value-type="string">
            <text:p>DiffComment</text:p>
          </table:table-cell>
          <table:table-cell office:value-type="string" calcext:value-type="string">
            <text:p>adam-mesos</text:p>
          </table:table-cell>
          <table:table-cell office:value-type="string" calcext:value-type="string">
            <text:p>2015-04-08T01:00:09Z</text:p>
          </table:table-cell>
          <table:table-cell office:value-type="string" calcext:value-type="string">
            <text:p>Unused.</text:p>
          </table:table-cell>
          <table:table-cell office:value-type="string" calcext:value-type="string">
            <text:p>true</text:p>
          </table:table-cell>
          <table:table-cell office:value-type="string" calcext:value-type="string">
            <text:p>deadCode</text:p>
          </table:table-cell>
          <table:table-cell/>
        </table:table-row>
        <table:table-row table:style-name="ro2">
          <table:table-cell office:value-type="float" office:value="70368" calcext:value-type="float">
            <text:p>70368</text:p>
          </table:table-cell>
          <table:table-cell office:value-type="string" calcext:value-type="string">
            <text:p>mesos</text:p>
          </table:table-cell>
          <table:table-cell office:value-type="string" calcext:value-type="string">
            <text:p>bbannier</text:p>
          </table:table-cell>
          <table:table-cell office:value-type="float" office:value="214281" calcext:value-type="float">
            <text:p>214281</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9-04-02T17:40:57Z</text:p>
          </table:table-cell>
          <table:table-cell office:value-type="string" calcext:value-type="string">
            <text:p>PASS: Mesos patch 70368 was successfully built and tested.</text:p>
            <text:p/>
            <text:p>Reviews applied: `['70367', '70368']`</text:p>
            <text:p/>
            <text:p>All the build artifacts available at: http://dcos-win.westus2.cloudapp.azure.com/artifacts/mesos-reviewbot-testing/3061/mesos-review-70368</text:p>
          </table:table-cell>
          <table:table-cell office:value-type="string" calcext:value-type="string">
            <text:p>false</text:p>
          </table:table-cell>
          <table:table-cell office:value-type="string" calcext:value-type="string">
            <text:p>bot</text:p>
          </table:table-cell>
          <table:table-cell/>
        </table:table-row>
        <table:table-row table:style-name="ro13">
          <table:table-cell office:value-type="float" office:value="38855" calcext:value-type="float">
            <text:p>38855</text:p>
          </table:table-cell>
          <table:table-cell office:value-type="string" calcext:value-type="string">
            <text:p>mesos</text:p>
          </table:table-cell>
          <table:table-cell office:value-type="string" calcext:value-type="string">
            <text:p>jieyu</text:p>
          </table:table-cell>
          <table:table-cell office:value-type="float" office:value="101014" calcext:value-type="float">
            <text:p>101014</text:p>
          </table:table-cell>
          <table:table-cell office:value-type="float" office:value="158321" calcext:value-type="float">
            <text:p>158321</text:p>
          </table:table-cell>
          <table:table-cell table:number-columns-repeated="2"/>
          <table:table-cell office:value-type="string" calcext:value-type="string">
            <text:p>DiffComment</text:p>
          </table:table-cell>
          <table:table-cell office:value-type="string" calcext:value-type="string">
            <text:p>tnachen</text:p>
          </table:table-cell>
          <table:table-cell office:value-type="string" calcext:value-type="string">
            <text:p>2015-09-29T21:34:14Z</text:p>
          </table:table-cell>
          <table:table-cell office:value-type="string" calcext:value-type="string">
            <text:p>Do you know in what situations will the conversion fail? Also for master: as well.</text:p>
            <text:p>I wonder if we should return Result&lt;int&gt; instead of ignoring the error.</text:p>
            <text:p/>
            <text:p>It shouldn't unless the kernel has a bug. Maybe a CHECK is more appropriate?</text:p>
            <text:p/>
            <text:p>+1 for CHECK</text:p>
          </table:table-cell>
          <table:table-cell office:value-type="string" calcext:value-type="string">
            <text:p>true</text:p>
          </table:table-cell>
          <table:table-cell office:value-type="string" calcext:value-type="string">
            <text:p>betterSolution;clarification</text:p>
          </table:table-cell>
          <table:table-cell/>
        </table:table-row>
        <table:table-row table:style-name="ro3">
          <table:table-cell office:value-type="float" office:value="29890" calcext:value-type="float">
            <text:p>29890</text:p>
          </table:table-cell>
          <table:table-cell office:value-type="string" calcext:value-type="string">
            <text:p>mesos</text:p>
          </table:table-cell>
          <table:table-cell office:value-type="string" calcext:value-type="string">
            <text:p>alexr</text:p>
          </table:table-cell>
          <table:table-cell office:value-type="float" office:value="68561" calcext:value-type="float">
            <text:p>68561</text:p>
          </table:table-cell>
          <table:table-cell office:value-type="float" office:value="112883" calcext:value-type="float">
            <text:p>112883</text:p>
          </table:table-cell>
          <table:table-cell table:number-columns-repeated="2"/>
          <table:table-cell office:value-type="string" calcext:value-type="string">
            <text:p>DiffComment</text:p>
          </table:table-cell>
          <table:table-cell office:value-type="string" calcext:value-type="string">
            <text:p>bernd-mesos</text:p>
          </table:table-cell>
          <table:table-cell office:value-type="string" calcext:value-type="string">
            <text:p>2015-01-20T17:59:06Z</text:p>
          </table:table-cell>
          <table:table-cell office:value-type="string" calcext:value-type="string">
            <text:p>Not sure if that is needed. It seems to be a common accepted pattern the way it is.</text:p>
            <text:p/>
            <text:p>You are right, we decided to be consistent with the current usage pattern.</text:p>
          </table:table-cell>
          <table:table-cell office:value-type="string" calcext:value-type="string">
            <text:p>true</text:p>
          </table:table-cell>
          <table:table-cell office:value-type="string" calcext:value-type="string">
            <text:p>betterSolution</text:p>
          </table:table-cell>
          <table:table-cell/>
        </table:table-row>
        <table:table-row table:style-name="ro4">
          <table:table-cell office:value-type="float" office:value="45396" calcext:value-type="float">
            <text:p>45396</text:p>
          </table:table-cell>
          <table:table-cell office:value-type="string" calcext:value-type="string">
            <text:p>aurora</text:p>
          </table:table-cell>
          <table:table-cell office:value-type="string" calcext:value-type="string">
            <text:p>GeorgeSirois</text:p>
          </table:table-cell>
          <table:table-cell office:value-type="float" office:value="125706" calcext:value-type="float">
            <text:p>125706</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6-03-28T18:47:48Z</text:p>
          </table:table-cell>
          <table:table-cell office:value-type="string" calcext:value-type="string">
            <text:p>Master (0950095) is red with this patch.</text:p>
            <text:p>  ./build-support/jenkins/build.sh</text:p>
            <text:p/>
            <text:p>                     [1m      self._clock.tick(0.5 + epsilon)[0m</text:p>
            <text:p>                     [1m      self._clock.converge(threads=[hct.threaded_health_checker])[0m</text:p>
            <text:p>                     [1m      self._clock.assert_waiting(hct.threaded_health_checker, amount=1)  # interval_secs[0m</text:p>
            <text:p>                     [1m      assert hct._total_latency == 0.5[0m</text:p>
            <text:p>                     [1m      assert hct.metrics.sample()['total_latency_secs'] == 0.5[0m</text:p>
            <text:p>                     [1m      assert hct.metrics.sample()['checks'] == 1[0m</text:p>
            <text:p>                     [1m    [0m</text:p>
            <text:p>                     [1m      # tick again[0m</text:p>
            <text:p>                     [1m      self._clock.tick(1.0 + epsilon)[0m</text:p>
            <text:p>                     [1m      self._clock.converge(threads=[hct.threaded_health_checker])[0m</text:p>
            <text:p>                     [1m      self._clock.tick(0.5 + epsilon)[0m</text:p>
            <text:p>                     [1m      self._clock.converge(threads=[hct.threaded_health_checker])[0m</text:p>
            <text:p>                     [1m      self._clock.assert_waiting(hct.threaded_health_checker, amount=1)  # interval_secs[0m</text:p>
            <text:p>                     [1m&gt;     assert hct._total_latency == 1.0[0m</text:p>
            <text:p>                     [1m[31mE     AssertionError: assert 1.001 == 1.0[0m</text:p>
            <text:p>                     [1m[31mE      +  where 1.001 = &lt;apache.aurora.executor.common.health_checker.HealthChecker object at 0x7f20f710edd0&gt;._total_latency[0m</text:p>
            <text:p>                     </text:p>
            <text:p>                     src/test/python/apache/aurora/executor/common/test_health_checker.py:184: AssertionError</text:p>
            <text:p>                     -------------- Captured stderr call --------------</text:p>
            <text:p>                     [&lt;twitter.common.testing.clock.ThreadedClock object at 0x7f20f710ed10&gt;] Time now: 0.0</text:p>
            <text:p>                     [&lt;twitter.common.testing.clock.ThreadedClock object at 0x7f20f710ed10&gt;] Time now: 0.0</text:p>
            <text:p>                     [&lt;twitter.common.testing.clock.ThreadedClock object at 0x7f20f710ed10&gt;] Time now: 1.0</text:p>
            <text:p>                     [&lt;twitter.common.testing.clock.ThreadedClock object at 0x7f20f710ed10&gt;] Time now: 1.001</text:p>
            <text:p>                     [&lt;twitter.common.testing.clock.ThreadedClock object at 0x7f20f710ed10&gt;] Time now: 1.001</text:p>
            <text:p>                     [&lt;twitter.common.testing.clock.ThreadedClock object at 0x7f20f710ed10&gt;] Time now: 1.501</text:p>
            <text:p>                     [&lt;twitter.common.testing.clock.ThreadedClock object at 0x7f20f710ed10&gt;] Time now: 1.502</text:p>
            <text:p>                     [&lt;twitter.common.testing.clock.ThreadedClock object at 0x7f20f710ed10&gt;] Time now: 1.502</text:p>
            <text:p>                     [&lt;twitter.common.testing.clock.ThreadedClock object at 0x7f20f710ed10&gt;] Time now: 2.502</text:p>
            <text:p>                     [&lt;twitter.common.testing.clock.ThreadedClock object at 0x7f20f710ed10&gt;] Time now: 2.503</text:p>
            <text:p>                     [&lt;twitter.common.testing.clock.ThreadedClock object at 0x7f20f710ed10&gt;] Time now: 2.503</text:p>
            <text:p>                     [&lt;twitter.common.testing.clock.ThreadedClock object at 0x7f20f710ed10&gt;] Time now: 3.003</text:p>
            <text:p>                     [&lt;twitter.common.testing.clock.ThreadedClock object at 0x7f20f710ed10&gt;] Time now: 3.004</text:p>
            <text:p>                      generated xml file: /home/jenkins/jenkins-slave/workspace/AuroraBot/dist/test-results/415337499eb72578eab327a6487c1f5c9452b3d6.xml </text:p>
            <text:p>                     [1m[31m 1 failed, 663 passed, 5 skipped, 1 warnings in 285.62 seconds [0m</text:p>
            <text:p>                     </text:p>
            <text:p>FAILURE</text:p>
            <text:p/>
            <text:p/>
            <text:p>18:47:48 06:36   [complete][31m</text:p>
            <text:p>               FAILURE[0m</text:p>
            <text:p/>
            <text:p/>
            <text:p>I will refresh this build result if you post a review containing "@ReviewBot retry"</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40761" calcext:value-type="float">
            <text:p>40761</text:p>
          </table:table-cell>
          <table:table-cell office:value-type="string" calcext:value-type="string">
            <text:p>lens</text:p>
          </table:table-cell>
          <table:table-cell office:value-type="string" calcext:value-type="string">
            <text:p>puneet884</text:p>
          </table:table-cell>
          <table:table-cell office:value-type="float" office:value="110176" calcext:value-type="float">
            <text:p>110176</text:p>
          </table:table-cell>
          <table:table-cell office:value-type="float" office:value="169948" calcext:value-type="float">
            <text:p>169948</text:p>
          </table:table-cell>
          <table:table-cell table:number-columns-repeated="2"/>
          <table:table-cell office:value-type="string" calcext:value-type="string">
            <text:p>DiffComment</text:p>
          </table:table-cell>
          <table:table-cell office:value-type="string" calcext:value-type="string">
            <text:p>prongs</text:p>
          </table:table-cell>
          <table:table-cell office:value-type="string" calcext:value-type="string">
            <text:p>2015-12-14T11:53:38Z</text:p>
          </table:table-cell>
          <table:table-cell office:value-type="string" calcext:value-type="string">
            <text:p>possible checkstyle error with no whitespace around `{` and `}`.</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4300" calcext:value-type="float">
            <text:p>64300</text:p>
          </table:table-cell>
          <table:table-cell office:value-type="string" calcext:value-type="string">
            <text:p>hbase-git</text:p>
          </table:table-cell>
          <table:table-cell office:value-type="string" calcext:value-type="string">
            <text:p>chancelq</text:p>
          </table:table-cell>
          <table:table-cell office:value-type="float" office:value="198662" calcext:value-type="float">
            <text:p>198662</text:p>
          </table:table-cell>
          <table:table-cell office:value-type="float" office:value="278909" calcext:value-type="float">
            <text:p>278909</text:p>
          </table:table-cell>
          <table:table-cell table:number-columns-repeated="2"/>
          <table:table-cell office:value-type="string" calcext:value-type="string">
            <text:p>DiffComment</text:p>
          </table:table-cell>
          <table:table-cell office:value-type="string" calcext:value-type="string">
            <text:p>uagashe</text:p>
          </table:table-cell>
          <table:table-cell office:value-type="string" calcext:value-type="string">
            <text:p>2018-03-11T11:50:49Z</text:p>
          </table:table-cell>
          <table:table-cell office:value-type="string" calcext:value-type="string">
            <text:p>can print a log message about default threshold value being used.</text:p>
          </table:table-cell>
          <table:table-cell office:value-type="string" calcext:value-type="string">
            <text:p>true</text:p>
          </table:table-cell>
          <table:table-cell office:value-type="string" calcext:value-type="string">
            <text:p>logPoint</text:p>
          </table:table-cell>
          <table:table-cell/>
        </table:table-row>
        <table:table-row table:style-name="ro1">
          <table:table-cell office:value-type="float" office:value="41060" calcext:value-type="float">
            <text:p>41060</text:p>
          </table:table-cell>
          <table:table-cell office:value-type="string" calcext:value-type="string">
            <text:p>mesos</text:p>
          </table:table-cell>
          <table:table-cell office:value-type="string" calcext:value-type="string">
            <text:p>tillt</text:p>
          </table:table-cell>
          <table:table-cell office:value-type="float" office:value="109229" calcext:value-type="float">
            <text:p>109229</text:p>
          </table:table-cell>
          <table:table-cell office:value-type="float" office:value="168711" calcext:value-type="float">
            <text:p>168711</text:p>
          </table:table-cell>
          <table:table-cell table:number-columns-repeated="2"/>
          <table:table-cell office:value-type="string" calcext:value-type="string">
            <text:p>DiffComment</text:p>
          </table:table-cell>
          <table:table-cell office:value-type="string" calcext:value-type="string">
            <text:p>mcypark</text:p>
          </table:table-cell>
          <table:table-cell office:value-type="string" calcext:value-type="string">
            <text:p>2015-12-08T01:00:38Z</text:p>
          </table:table-cell>
          <table:table-cell office:value-type="string" calcext:value-type="string">
            <text:p>Updated by https://github.com/apache/mesos/commit/f55e36a5a7e0e00186bdcb3c1dc7601f9ba90bb0</text:p>
          </table:table-cell>
          <table:table-cell office:value-type="string" calcext:value-type="string">
            <text:p>false</text:p>
          </table:table-cell>
          <table:table-cell office:value-type="string" calcext:value-type="string">
            <text:p>unknown</text:p>
          </table:table-cell>
          <table:table-cell/>
        </table:table-row>
        <table:table-row table:style-name="ro5">
          <table:table-cell office:value-type="float" office:value="41368" calcext:value-type="float">
            <text:p>41368</text:p>
          </table:table-cell>
          <table:table-cell office:value-type="string" calcext:value-type="string">
            <text:p>aurora</text:p>
          </table:table-cell>
          <table:table-cell office:value-type="string" calcext:value-type="string">
            <text:p>wfarner</text:p>
          </table:table-cell>
          <table:table-cell office:value-type="float" office:value="110717" calcext:value-type="float">
            <text:p>110717</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5-12-16T18:46:19Z</text:p>
          </table:table-cell>
          <table:table-cell office:value-type="string" calcext:value-type="string">
            <text:p>Master (fb8155d) is green with this patch.</text:p>
            <text:p>  ./build-support/jenkins/build.sh</text:p>
            <text:p/>
            <text:p>I will refresh this build result if you post a review containing "@ReviewBot retry"</text:p>
          </table:table-cell>
          <table:table-cell office:value-type="string" calcext:value-type="string">
            <text:p>false</text:p>
          </table:table-cell>
          <table:table-cell office:value-type="string" calcext:value-type="string">
            <text:p>bot</text:p>
          </table:table-cell>
          <table:table-cell/>
        </table:table-row>
        <table:table-row table:style-name="ro12">
          <table:table-cell office:value-type="float" office:value="65533" calcext:value-type="float">
            <text:p>65533</text:p>
          </table:table-cell>
          <table:table-cell office:value-type="string" calcext:value-type="string">
            <text:p>sentry</text:p>
          </table:table-cell>
          <table:table-cell office:value-type="string" calcext:value-type="string">
            <text:p>kkalyan</text:p>
          </table:table-cell>
          <table:table-cell office:value-type="float" office:value="197051" calcext:value-type="float">
            <text:p>197051</text:p>
          </table:table-cell>
          <table:table-cell office:value-type="float" office:value="277150" calcext:value-type="float">
            <text:p>277150</text:p>
          </table:table-cell>
          <table:table-cell table:number-columns-repeated="2"/>
          <table:table-cell office:value-type="string" calcext:value-type="string">
            <text:p>DiffComment</text:p>
          </table:table-cell>
          <table:table-cell office:value-type="string" calcext:value-type="string">
            <text:p>spena</text:p>
          </table:table-cell>
          <table:table-cell office:value-type="string" calcext:value-type="string">
            <text:p>2018-02-15T20:58:46Z</text:p>
          </table:table-cell>
          <table:table-cell office:value-type="string" calcext:value-type="string">
            <text:p>Isn't the new method name more confusing than before? isFullSnapshotRequired() means Sentry requires a full HMS snapshot while isReSyncRequired() sounds like Sentry requires to sync with HDFS, but the hdfsSyncEnable after this contradicts the name, isn't it?</text:p>
            <text:p/>
            <text:p>synching in HMSFollower meaning synchornizing with HMS. Defination of being synchronized with HMS differs when HDFS sync feature is enabled OR disable.</text:p>
            <text:p/>
            <text:p>I think we should keep the isFullSnapshotRequired() name as the meaning makes more sense for what it does 'see if a full HMS snapshot is required'. isReSyncRequired() could conflict with HDFS sync meaning which they're different.</text:p>
            <text:p/>
            <text:p>that not currect, method isFullSnapshotRequired() currently just tells if sentry is out-of-sync that is all.</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23227" calcext:value-type="float">
            <text:p>23227</text:p>
          </table:table-cell>
          <table:table-cell office:value-type="string" calcext:value-type="string">
            <text:p>tez</text:p>
          </table:table-cell>
          <table:table-cell office:value-type="string" calcext:value-type="string">
            <text:p>rajesh.balamohan</text:p>
          </table:table-cell>
          <table:table-cell office:value-type="float" office:value="47610" calcext:value-type="float">
            <text:p>47610</text:p>
          </table:table-cell>
          <table:table-cell office:value-type="float" office:value="83714" calcext:value-type="float">
            <text:p>83714</text:p>
          </table:table-cell>
          <table:table-cell table:number-columns-repeated="2"/>
          <table:table-cell office:value-type="string" calcext:value-type="string">
            <text:p>DiffComment</text:p>
          </table:table-cell>
          <table:table-cell office:value-type="string" calcext:value-type="string">
            <text:p>sseth</text:p>
          </table:table-cell>
          <table:table-cell office:value-type="string" calcext:value-type="string">
            <text:p>2014-07-10T22:56:47Z</text:p>
          </table:table-cell>
          <table:table-cell office:value-type="string" calcext:value-type="string">
            <text:p>If renaming to this, the logic would also invert. Currently it's more confusing - if (headerWritte) { writeHeader()}</text:p>
          </table:table-cell>
          <table:table-cell office:value-type="string" calcext:value-type="string">
            <text:p>false</text:p>
          </table:table-cell>
          <table:table-cell office:value-type="string" calcext:value-type="string">
            <text:p>naming</text:p>
          </table:table-cell>
          <table:table-cell/>
        </table:table-row>
        <table:table-row table:style-name="ro14">
          <table:table-cell office:value-type="float" office:value="63496" calcext:value-type="float">
            <text:p>63496</text:p>
          </table:table-cell>
          <table:table-cell office:value-type="string" calcext:value-type="string">
            <text:p>mesos</text:p>
          </table:table-cell>
          <table:table-cell office:value-type="string" calcext:value-type="string">
            <text:p>bbannier</text:p>
          </table:table-cell>
          <table:table-cell office:value-type="float" office:value="189932" calcext:value-type="float">
            <text:p>189932</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7-11-02T17:10:17Z</text:p>
          </table:table-cell>
          <table:table-cell office:value-type="string" calcext:value-type="string">
            <text:p>Bad patch!</text:p>
            <text:p/>
            <text:p>Reviews applied: [62655, 62158, 61183, 63491, 63492, 63493, 63494, 63495, 63496]</text:p>
            <text:p/>
            <text:p>Failed command: ['bash', '-c', "set -o pipefail; export OS='ubuntu:14.04' BUILDTOOL='autotools' COMPILER='gcc' CONFIGURATION='--verbose --disable-libtool-wrappers' ENVIRONMENT='GLOG_v=1 MESOS_VERBOSE=1'; ./support/docker-build.sh 2&gt;&amp;1 | tee build_63496"]</text:p>
            <text:p/>
            <text:p>Error:</text:p>
            <text:p>...&lt;truncated&gt;...</text:p>
            <text:p>lm 'mesos-master-readwrite'</text:p>
            <text:p>I1102 17:10:03.190215  5786 http.cpp:1045] Creating default 'basic' HTTP authenticator for realm 'mesos-master-scheduler'</text:p>
            <text:p>I1102 17:10:03.190423  5786 master.cpp:638] Authorization enabled</text:p>
            <text:p>I1102 17:10:03.190572  5789 whitelist_watcher.cpp:77] No whitelist given</text:p>
            <text:p>I1102 17:10:03.190573  5792 hierarchical.cpp:171] Initialized hierarchical allocator process</text:p>
            <text:p>I1102 17:10:03.193444  5775 master.cpp:2208] Elected as the leading master!</text:p>
            <text:p>I1102 17:10:03.193490  5775 master.cpp:1697] Recovering from registrar</text:p>
            <text:p>I1102 17:10:03.193703  5773 registrar.cpp:347] Recovering registrar</text:p>
            <text:p>I1102 17:10:03.194327  5773 registrar.cpp:391] Successfully fetched the registry (0B) in 572928ns</text:p>
            <text:p>I1102 17:10:03.194473  5773 registrar.cpp:495] Applied 1 operations in 23975ns; attempting to update the registry</text:p>
            <text:p>I1102 17:10:03.195118  5773 registrar.cpp:552] Successfully updated the registry in 584960ns</text:p>
            <text:p>I1102 17:10:03.195235  5773 registrar.cpp:424] Successfully recovered registrar</text:p>
            <text:p>I1102 17:10:03.195667  5773 master.cpp:1801] Recovered 0 agents from the registry (129B); allowing 10mins for agents to re-register</text:p>
            <text:p>I1102 17:10:03.195706  5790 hierarchical.cpp:209] Skipping recovery of hierarchical allocator: nothing to recover</text:p>
            <text:p>I1102 17:10:03.198230  5786 process.cpp:3938] Handling HTTP event for process 'master' with path: '/master/api/v1/scheduler'</text:p>
            <text:p>I1102 17:10:03.199987  5776 http.cpp:1185] HTTP POST for /master/api/v1/scheduler from 172.17.0.4:33270</text:p>
            <text:p>I1102 17:10:03.201977  5772 master.cpp:1155] Master terminating</text:p>
            <text:p>[       OK ] ContentType/SchedulerHttpApiTest.MalformedContent/1 (21 ms)</text:p>
            <text:p>[ RUN      ] ContentType/SchedulerHttpApiTest.UnsupportedContentMediaType/0</text:p>
            <text:p>I1102 17:10:03.208211  5772 cluster.cpp:162] Creating default 'local' authorizer</text:p>
            <text:p>I1102 17:10:03.211359  5776 master.cpp:452] Master 291ff102-69b6-4fc1-9765-311830ef2256 (bdc5a264c6d2) started on 172.17.0.4:42806</text:p>
            <text:p>I1102 17:10:03.211385  5776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XirQQn/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XirQQn/master" --zk_session_timeout="10secs"</text:p>
            <text:p>I1102 17:10:03.211715  5776 master.cpp:503] Master only allowing authenticated frameworks to register</text:p>
            <text:p>I1102 17:10:03.211729  5776 master.cpp:509] Master only allowing authenticated agents to register</text:p>
            <text:p>I1102 17:10:03.211735  5776 master.cpp:515] Master only allowing authenticated HTTP frameworks to register</text:p>
            <text:p>I1102 17:10:03.211758  5776 credentials.hpp:37] Loading credentials for authentication from '/tmp/XirQQn/credentials'</text:p>
            <text:p>I1102 17:10:03.212087  5776 master.cpp:559] Using default 'crammd5' authenticator</text:p>
            <text:p>I1102 17:10:03.212263  5776 http.cpp:1045] Creating default 'basic' HTTP authenticator for realm 'mesos-master-readonly'</text:p>
            <text:p>I1102 17:10:03.212425  5776 http.cpp:1045] Creating default 'basic' HTTP authenticator for realm 'mesos-master-readwrite'</text:p>
            <text:p>I1102 17:10:03.212604  5776 http.cpp:1045] Creating default 'basic' HTTP authenticator for realm 'mesos-master-scheduler'</text:p>
            <text:p>I1102 17:10:03.212740  5776 master.cpp:638] Authorization enabled</text:p>
            <text:p>I1102 17:10:03.212916  5791 hierarchical.cpp:171] Initialized hierarchical allocator process</text:p>
            <text:p>I1102 17:10:03.212950  5789 whitelist_watcher.cpp:77] No whitelist given</text:p>
            <text:p>I1102 17:10:03.215899  5783 master.cpp:2208] Elected as the leading master!</text:p>
            <text:p>I1102 17:10:03.215929  5783 master.cpp:1697] Recovering from registrar</text:p>
            <text:p>I1102 17:10:03.216092  5792 registrar.cpp:347] Recovering registrar</text:p>
            <text:p>I1102 17:10:03.216639  5792 registrar.cpp:391] Successfully fetched the registry (0B) in 507136ns</text:p>
            <text:p>I1102 17:10:03.216734  5792 registrar.cpp:495] Applied 1 operations in 21698ns; attempting to update the registry</text:p>
            <text:p>I1102 17:10:03.217284  5792 registrar.cpp:552] Successfully updated the registry in 488960ns</text:p>
            <text:p>I1102 17:10:03.217407  5792 registrar.cpp:424] Successfully recovered registrar</text:p>
            <text:p>I1102 17:10:03.217810  5778 master.cpp:1801] Recovered 0 agents from the registry (129B); allowing 10mins for agents to re-register</text:p>
            <text:p>I1102 17:10:03.217836  5773 hierarchical.cpp:209] Skipping recovery of hierarchical allocator: nothing to recover</text:p>
            <text:p>I1102 17:10:03.221076  5776 process.cpp:3938] Handling HTTP event for process 'master' with path: '/master/api/v1/scheduler'</text:p>
            <text:p>I1102 17:10:03.222605  5794 http.cpp:1185] HTTP POST for /master/api/v1/scheduler from 172.17.0.4:33272</text:p>
            <text:p>I1102 17:10:03.224551  5772 master.cpp:1155] Master terminating</text:p>
            <text:p>[       OK ] ContentType/SchedulerHttpApiTest.UnsupportedContentMediaType/0 (21 ms)</text:p>
            <text:p>[ RUN      ] ContentType/SchedulerHttpApiTest.UnsupportedContentMediaType/1</text:p>
            <text:p>I1102 17:10:03.229737  5772 cluster.cpp:162] Creating default 'local' authorizer</text:p>
            <text:p>I1102 17:10:03.232367  5777 master.cpp:452] Master e49bae9f-da32-45ce-92fb-981347833004 (bdc5a264c6d2) started on 172.17.0.4:42806</text:p>
            <text:p>I1102 17:10:03.232393  5777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bgGvXW/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bgGvXW/master" --zk_session_timeout="10secs"</text:p>
            <text:p>I1102 17:10:03.232648  5777 master.cpp:503] Master only allowing authenticated frameworks to register</text:p>
            <text:p>I1102 17:10:03.232662  5777 master.cpp:509] Master only allowing authenticated agents to register</text:p>
            <text:p>I1102 17:10:03.232672  5777 master.cpp:515] Master only allowing authenticated HTTP frameworks to register</text:p>
            <text:p>I1102 17:10:03.232684  5777 credentials.hpp:37] Loading credentials for authentication from '/tmp/bgGvXW/credentials'</text:p>
            <text:p>I1102 17:10:03.232952  5777 master.cpp:559] Using default 'crammd5' authenticator</text:p>
            <text:p>I1102 17:10:03.233083  5777 http.cpp:1045] Creating default 'basic' HTTP authenticator for realm 'mesos-master-readonly'</text:p>
            <text:p>I1102 17:10:03.233224  5777 http.cpp:1045] Creating default 'basic' HTTP authenticator for realm 'mesos-master-readwrite'</text:p>
            <text:p>I1102 17:10:03.233377  5777 http.cpp:1045] Creating default 'basic' HTTP authenticator for realm 'mesos-master-scheduler'</text:p>
            <text:p>I1102 17:10:03.233534  5777 master.cpp:638] Authorization enabled</text:p>
            <text:p>I1102 17:10:03.233707  5784 whitelist_watcher.cpp:77] No whitelist given</text:p>
            <text:p>I1102 17:10:03.233723  5778 hierarchical.cpp:171] Initialized hierarchical allocator process</text:p>
            <text:p>I1102 17:10:03.236253  5783 master.cpp:2208] Elected as the leading master!</text:p>
            <text:p>I1102 17:10:03.236282  5783 master.cpp:1697] Recovering from registrar</text:p>
            <text:p>I1102 17:10:03.236435  5776 registrar.cpp:347] Recovering registrar</text:p>
            <text:p>I1102 17:10:03.236848  5776 registrar.cpp:391] Successfully fetched the registry (0B) in 365824ns</text:p>
            <text:p>I1102 17:10:03.236925  5776 registrar.cpp:495] Applied 1 operations in 16758ns; attempting to update the registry</text:p>
            <text:p>I1102 17:10:03.237522  5794 registrar.cpp:552] Successfully updated the registry in 547840ns</text:p>
            <text:p>I1102 17:10:03.237653  5794 registrar.cpp:424] Successfully recovered registrar</text:p>
            <text:p>I1102 17:10:03.238016  5788 master.cpp:1801] Recovered 0 agents from the registry (129B); allowing 10mins for agents to re-register</text:p>
            <text:p>I1102 17:10:03.238085  5792 hierarchical.cpp:209] Skipping recovery of hierarchical allocator: nothing to recover</text:p>
            <text:p>I1102 17:10:03.240754  5778 process.cpp:3938] Handling HTTP event for process 'master' with path: '/master/api/v1/scheduler'</text:p>
            <text:p>I1102 17:10:03.242230  5796 http.cpp:1185] HTTP POST for /master/api/v1/scheduler from 172.17.0.4:33274</text:p>
            <text:p>I1102 17:10:03.244206  5772 master.cpp:1155] Master terminating</text:p>
            <text:p>[       OK ] ContentType/SchedulerHttpApiTest.UnsupportedContentMediaType/1 (20 ms)</text:p>
            <text:p>[ RUN      ] ContentType/SchedulerHttpApiTest.Subscribe/0</text:p>
            <text:p>I1102 17:10:03.249683  5772 cluster.cpp:162] Creating default 'local' authorizer</text:p>
            <text:p>I1102 17:10:03.252482  5781 master.cpp:452] Master c1abd8d3-dc18-4a0d-a453-1cf4ac5643d6 (bdc5a264c6d2) started on 172.17.0.4:42806</text:p>
            <text:p>I1102 17:10:03.252506  5781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Xbc76v/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Xbc76v/master" --zk_session_timeout="10secs"</text:p>
            <text:p>I1102 17:10:03.252816  5781 master.cpp:503] Master only allowing authenticated frameworks to register</text:p>
            <text:p>I1102 17:10:03.252827  5781 master.cpp:509] Master only allowing authenticated agents to register</text:p>
            <text:p>I1102 17:10:03.252835  5781 master.cpp:515] Master only allowing authenticated HTTP frameworks to register</text:p>
            <text:p>I1102 17:10:03.252841  5781 credentials.hpp:37] Loading credentials for authentication from '/tmp/Xbc76v/credentials'</text:p>
            <text:p>I1102 17:10:03.253115  5781 master.cpp:559] Using default 'crammd5' authenticator</text:p>
            <text:p>I1102 17:10:03.253280  5781 http.cpp:1045] Creating default 'basic' HTTP authenticator for realm 'mesos-master-readonly'</text:p>
            <text:p>I1102 17:10:03.253434  5781 http.cpp:1045] Creating default 'basic' HTTP authenticator for realm 'mesos-master-readwrite'</text:p>
            <text:p>I1102 17:10:03.253566  5781 http.cpp:1045] Creating default 'basic' HTTP authenticator for realm 'mesos-master-scheduler'</text:p>
            <text:p>I1102 17:10:03.253716  5781 master.cpp:638] Authorization enabled</text:p>
            <text:p>I1102 17:10:03.253906  5785 hierarchical.cpp:171] Initialized hierarchical allocator process</text:p>
            <text:p>I1102 17:10:03.253919  5795 whitelist_watcher.cpp:77] No whitelist given</text:p>
            <text:p>I1102 17:10:03.256259  5790 master.cpp:2208] Elected as the leading master!</text:p>
            <text:p>I1102 17:10:03.256289  5790 master.cpp:1697] Recovering from registrar</text:p>
            <text:p>I1102 17:10:03.256382  5779 registrar.cpp:347] Recovering registrar</text:p>
            <text:p>I1102 17:10:03.256846  5779 registrar.cpp:391] Successfully fetched the registry (0B) in 424192ns</text:p>
            <text:p>I1102 17:10:03.256927  5779 registrar.cpp:495] Applied 1 operations in 17860ns; attempting to update the registry</text:p>
            <text:p>I1102 17:10:03.257371  5779 registrar.cpp:552] Successfully updated the registry in 396032ns</text:p>
            <text:p>I1102 17:10:03.257473  5779 registrar.cpp:424] Successfully recovered registrar</text:p>
            <text:p>I1102 17:10:03.257792  5776 master.cpp:1801] Recovered 0 agents from the registry (129B); allowing 10mins for agents to re-register</text:p>
            <text:p>I1102 17:10:03.257827  5774 hierarchical.cpp:209] Skipping recovery of hierarchical allocator: nothing to recover</text:p>
            <text:p>I1102 17:10:03.260607  5784 process.cpp:3938] Handling HTTP event for process 'master' with path: '/master/api/v1/scheduler'</text:p>
            <text:p>I1102 17:10:03.261947  5796 http.cpp:1185] HTTP POST for /master/api/v1/scheduler from 172.17.0.4:33276</text:p>
            <text:p>I1102 17:10:03.262163  5796 master.cpp:2608] Received subscription request for HTTP framework 'default'</text:p>
            <text:p>I1102 17:10:03.262255  5796 master.cpp:2273] Authorizing framework principal 'test-principal' to receive offers for roles '{ * }'</text:p>
            <text:p>I1102 17:10:03.262754  5787 master.cpp:2744] Subscribing framework 'default' with checkpointing disabled and capabilities [ RESERVATION_REFINEMENT ]</text:p>
            <text:p>I1102 17:10:03.263530  5779 hierarchical.cpp:303] Added framework c1abd8d3-dc18-4a0d-a453-1cf4ac5643d6-0000</text:p>
            <text:p>I1102 17:10:03.263784  5779 hierarchical.cpp:1531] Performed allocation for 0 agents in 99418ns</text:p>
            <text:p>I1102 17:10:03.267127  5784 hierarchical.cpp:1531] Performed allocation for 0 agents in 68382ns</text:p>
            <text:p>I1102 17:10:03.278106  5789 master.cpp:1155] Master terminating</text:p>
            <text:p>I1102 17:10:03.278733  5793 hierarchical.cpp:355] Removed framework c1abd8d3-dc18-4a0d-a453-1cf4ac5643d6-0000</text:p>
            <text:p>[       OK ] ContentType/SchedulerHttpApiTest.Subscribe/0 (35 ms)</text:p>
            <text:p>[ RUN      ] ContentType/SchedulerHttpApiTest.Subscribe/1</text:p>
            <text:p>I1102 17:10:03.284535  5772 cluster.cpp:162] Creating default 'local' authorizer</text:p>
            <text:p>I1102 17:10:03.287168  5780 master.cpp:452] Master adce7f1f-315b-4c23-b9c5-6c35d6ef4695 (bdc5a264c6d2) started on 172.17.0.4:42806</text:p>
            <text:p>I1102 17:10:03.287194  5780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1cMVl5/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1cMVl5/master" --zk_session_timeout="10secs"</text:p>
            <text:p>I1102 17:10:03.287430  5780 master.cpp:503] Master only allowing authenticated frameworks to register</text:p>
            <text:p>I1102 17:10:03.287443  5780 master.cpp:509] Master only allowing authenticated agents to register</text:p>
            <text:p>I1102 17:10:03.287449  5780 master.cpp:515] Master only allowing authenticated HTTP frameworks to register</text:p>
            <text:p>I1102 17:10:03.287456  5780 credentials.hpp:37] Loading credentials for authentication from '/tmp/1cMVl5/credentials'</text:p>
            <text:p>I1102 17:10:03.287693  5780 master.cpp:559] Using default 'crammd5' authenticator</text:p>
            <text:p>I1102 17:10:03.287834  5780 http.cpp:1045] Creating default 'basic' HTTP authenticator for realm 'mesos-master-readonly'</text:p>
            <text:p>I1102 17:10:03.287969  5780 http.cpp:1045] Creating default 'basic' HTTP authenticator for realm 'mesos-master-readwrite'</text:p>
            <text:p>I1102 17:10:03.288100  5780 http.cpp:1045] Creating default 'basic' HTTP authenticator for realm 'mesos-master-scheduler'</text:p>
            <text:p>I1102 17:10:03.288220  5780 master.cpp:638] Authorization enabled</text:p>
            <text:p>I1102 17:10:03.288369  5779 hierarchical.cpp:171] Initialized hierarchical allocator process</text:p>
            <text:p>I1102 17:10:03.288393  5784 whitelist_watcher.cpp:77] No whitelist given</text:p>
            <text:p>I1102 17:10:03.290740  5780 master.cpp:2208] Elected as the leading master!</text:p>
            <text:p>I1102 17:10:03.290776  5780 master.cpp:1697] Recovering from registrar</text:p>
            <text:p>I1102 17:10:03.290907  5789 registrar.cpp:347] Recovering registrar</text:p>
            <text:p>I1102 17:10:03.291399  5789 registrar.cpp:391] Successfully fetched the registry (0B) in 437248ns</text:p>
            <text:p>I1102 17:10:03.291494  5789 registrar.cpp:495] Applied 1 operations in 26964ns; attempting to update the registry</text:p>
            <text:p>I1102 17:10:03.291960  5789 registrar.cpp:552] Successfully updated the registry in 418816ns</text:p>
            <text:p>I1102 17:10:03.292068  5789 registrar.cpp:424] Successfully recovered registrar</text:p>
            <text:p>I1102 17:10:03.292405  5791 master.cpp:1801] Recovered 0 agents from the registry (129B); allowing 10mins for agents to re-register</text:p>
            <text:p>I1102 17:10:03.292441  5774 hierarchical.cpp:209] Skipping recovery of hierarchical allocator: nothing to recover</text:p>
            <text:p>I1102 17:10:03.295055  5779 process.cpp:3938] Handling HTTP event for process 'master' with path: '/master/api/v1/scheduler'</text:p>
            <text:p>I1102 17:10:03.296372  5775 http.cpp:1185] HTTP POST for /master/api/v1/scheduler from 172.17.0.4:33278</text:p>
            <text:p>I1102 17:10:03.296855  5775 master.cpp:2608] Received subscription request for HTTP framework 'default'</text:p>
            <text:p>I1102 17:10:03.296943  5775 master.cpp:2273] Authorizing framework principal 'test-principal' to receive offers for roles '{ * }'</text:p>
            <text:p>I1102 17:10:03.297389  5794 master.cpp:2744] Subscribing framework 'default' with checkpointing disabled and capabilities [ RESERVATION_REFINEMENT ]</text:p>
            <text:p>I1102 17:10:03.297996  5789 hierarchical.cpp:303] Added framework adce7f1f-315b-4c23-b9c5-6c35d6ef4695-0000</text:p>
            <text:p>I1102 17:10:03.298163  5789 hierarchical.cpp:1531] Performed allocation for 0 agents in 54111ns</text:p>
            <text:p>I1102 17:10:03.301515  5774 hierarchical.cpp:1531] Performed allocation for 0 agents in 49974ns</text:p>
            <text:p>I1102 17:10:03.312223  5772 master.cpp:1155] Master terminating</text:p>
            <text:p>I1102 17:10:03.312552  5780 hierarchical.cpp:355] Removed framework adce7f1f-315b-4c23-b9c5-6c35d6ef4695-0000</text:p>
            <text:p>[       OK ] ContentType/SchedulerHttpApiTest.Subscribe/1 (34 ms)</text:p>
            <text:p>[ RUN      ] ContentType/SchedulerHttpApiTest.RejectFrameworkWithInvalidRole/0</text:p>
            <text:p>I1102 17:10:03.318780  5772 cluster.cpp:162] Creating default 'local' authorizer</text:p>
            <text:p>I1102 17:10:03.321884  5773 master.cpp:452] Master 7155d030-4685-4d69-9578-b1473d93db81 (bdc5a264c6d2) started on 172.17.0.4:42806</text:p>
            <text:p>I1102 17:10:03.321919  5773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LBcPFE/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LBcPFE/master" --zk_session_timeout="10secs"</text:p>
            <text:p>I1102 17:10:03.322247  5773 master.cpp:503] Master only allowing authenticated frameworks to register</text:p>
            <text:p>I1102 17:10:03.322259  5773 master.cpp:509] Master only allowing authenticated agents to register</text:p>
            <text:p>I1102 17:10:03.322266  5773 master.cpp:515] Master only allowing authenticated HTTP frameworks to register</text:p>
            <text:p>I1102 17:10:03.322274  5773 credentials.hpp:37] Loading credentials for authentication from '/tmp/LBcPFE/credentials'</text:p>
            <text:p>I1102 17:10:03.322590  5773 master.cpp:559] Using default 'crammd5' authenticator</text:p>
            <text:p>I1102 17:10:03.322795  5773 http.cpp:1045] Creating default 'basic' HTTP authenticator for realm 'mesos-master-readonly'</text:p>
            <text:p>I1102 17:10:03.323040  5773 http.cpp:1045] Creating default 'basic' HTTP authenticator for realm 'mesos-master-readwrite'</text:p>
            <text:p>I1102 17:10:03.323276  5773 http.cpp:1045] Creating default 'basic' HTTP authenticator for realm 'mesos-master-scheduler'</text:p>
            <text:p>I1102 17:10:03.323487  5773 master.cpp:638] Authorization enabled</text:p>
            <text:p>I1102 17:10:03.323756  5779 whitelist_watcher.cpp:77] No whitelist given</text:p>
            <text:p>I1102 17:10:03.323760  5776 hierarchical.cpp:171] Initialized hierarchical allocator process</text:p>
            <text:p>I1102 17:10:03.327576  5783 master.cpp:2208] Elected as the leading master!</text:p>
            <text:p>I1102 17:10:03.327605  5783 master.cpp:1697] Recovering from registrar</text:p>
            <text:p>I1102 17:10:03.327775  5774 registrar.cpp:347] Recovering registrar</text:p>
            <text:p>I1102 17:10:03.328236  5774 registrar.cpp:391] Successfully fetched the registry (0B) in 420096ns</text:p>
            <text:p>I1102 17:10:03.328322  5774 registrar.cpp:495] Applied 1 operations in 20203ns; attempting to update the registry</text:p>
            <text:p>I1102 17:10:03.328797  5774 registrar.cpp:552] Successfully updated the registry in 422144ns</text:p>
            <text:p>I1102 17:10:03.328917  5774 registrar.cpp:424] Successfully recovered registrar</text:p>
            <text:p>I1102 17:10:03.329254  5785 master.cpp:1801] Recovered 0 agents from the registry (129B); allowing 10mins for agents to re-register</text:p>
            <text:p>I1102 17:10:03.329274  5790 hierarchical.cpp:209] Skipping recovery of hierarchical allocator: nothing to recover</text:p>
            <text:p>I1102 17:10:03.332039  5773 process.cpp:3938] Handling HTTP event for process 'master' with path: '/master/api/v1/scheduler'</text:p>
            <text:p>I1102 17:10:03.333534  5793 http.cpp:1185] HTTP POST for /master/api/v1/scheduler from 172.17.0.4:33280</text:p>
            <text:p>I1102 17:10:03.333762  5793 master.cpp:2608] Received subscription request for HTTP framework 'default'</text:p>
            <text:p>I1102 17:10:03.333798  5793 master.cpp:2681] Refusing subscription of framework 'default': 'FrameworkInfo.role' is not a valid role: Role '/test/test1' cannot start with a slash</text:p>
            <text:p>I1102 17:10:03.335891  5789 master.cpp:1155] Master terminating</text:p>
            <text:p>[       OK ] ContentType/SchedulerHttpApiTest.RejectFrameworkWithInvalidRole/0 (22 ms)</text:p>
            <text:p>[ RUN      ] ContentType/SchedulerHttpApiTest.RejectFrameworkWithInvalidRole/1</text:p>
            <text:p>I1102 17:10:03.342054  5772 cluster.cpp:162] Creating default 'local' authorizer</text:p>
            <text:p>I1102 17:10:03.346446  5791 master.cpp:452] Master 5d5facf3-cd75-4cbe-a188-b40dc44472de (bdc5a264c6d2) started on 172.17.0.4:42806</text:p>
            <text:p>I1102 17:10:03.346513  5791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DEA22d/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DEA22d/master" --zk_session_timeout="10secs"</text:p>
            <text:p>I1102 17:10:03.347206  5791 master.cpp:503] Master only allowing authenticated frameworks to register</text:p>
            <text:p>I1102 17:10:03.347229  5791 master.cpp:509] Master only allowing authenticated agents to register</text:p>
            <text:p>I1102 17:10:03.347241  5791 master.cpp:515] Master only allowing authenticated HTTP frameworks to register</text:p>
            <text:p>I1102 17:10:03.347254  5791 credentials.hpp:37] Loading credentials for authentication from '/tmp/DEA22d/credentials'</text:p>
            <text:p>I1102 17:10:03.347713  5791 master.cpp:559] Using default 'crammd5' authenticator</text:p>
            <text:p>I1102 17:10:03.347884  5791 http.cpp:1045] Creating default 'basic' HTTP authenticator for realm 'mesos-master-readonly'</text:p>
            <text:p>I1102 17:10:03.348034  5791 http.cpp:1045] Creating default 'basic' HTTP authenticator for realm 'mesos-master-readwrite'</text:p>
            <text:p>I1102 17:10:03.348165  5791 http.cpp:1045] Creating default 'basic' HTTP authenticator for realm 'mesos-master-scheduler'</text:p>
            <text:p>I1102 17:10:03.348296  5791 master.cpp:638] Authorization enabled</text:p>
            <text:p>I1102 17:10:03.348434  5792 hierarchical.cpp:171] Initialized hierarchical allocator process</text:p>
            <text:p>I1102 17:10:03.348476  5794 whitelist_watcher.cpp:77] No whitelist given</text:p>
            <text:p>I1102 17:10:03.351527  5781 master.cpp:2208] Elected as the leading master!</text:p>
            <text:p>I1102 17:10:03.351577  5781 master.cpp:1697] Recovering from registrar</text:p>
            <text:p>I1102 17:10:03.351804  5774 registrar.cpp:347] Recovering registrar</text:p>
            <text:p>I1102 17:10:03.352346  5774 registrar.cpp:391] Successfully fetched the registry (0B) in 481024ns</text:p>
            <text:p>I1102 17:10:03.352459  5774 registrar.cpp:495] Applied 1 operations in 34144ns; attempting to update the registry</text:p>
            <text:p>I1102 17:10:03.353060  5774 registrar.cpp:552] Successfully updated the registry in 545024ns</text:p>
            <text:p>I1102 17:10:03.353194  5774 registrar.cpp:424] Successfully recovered registrar</text:p>
            <text:p>I1102 17:10:03.353621  5788 master.cpp:1801] Recovered 0 agents from the registry (129B); allowing 10mins for agents to re-register</text:p>
            <text:p>I1102 17:10:03.353765  5773 hierarchical.cpp:209] Skipping recovery of hierarchical allocator: nothing to recover</text:p>
            <text:p>I1102 17:10:03.356544  5786 process.cpp:3938] Handling HTTP event for process 'master' with path: '/master/api/v1/scheduler'</text:p>
            <text:p>I1102 17:10:03.358091  5778 http.cpp:1185] HTTP POST for /master/api/v1/scheduler from 172.17.0.4:33282</text:p>
            <text:p>I1102 17:10:03.358669  5778 master.cpp:2608] Received subscription request for HTTP framework 'default'</text:p>
            <text:p>I1102 17:10:03.358708  5778 master.cpp:2681] Refusing subscription of framework 'default': 'FrameworkInfo.role' is not a valid role: Role '/test/test1' cannot start with a slash</text:p>
            <text:p>I1102 17:10:03.361682  5772 master.cpp:1155] Master terminating</text:p>
            <text:p>[       OK ] ContentType/SchedulerHttpApiTest.RejectFrameworkWithInvalidRole/1 (27 ms)</text:p>
            <text:p>[ RUN      ] ContentType/SchedulerHttpApiTest.SubscribeWithStreamId/0</text:p>
            <text:p>I1102 17:10:03.369192  5772 cluster.cpp:162] Creating default 'local' authorizer</text:p>
            <text:p>I1102 17:10:03.372310  5794 master.cpp:452] Master 9f3418f2-b279-4661-8110-2671fa4d7de1 (bdc5a264c6d2) started on 172.17.0.4:42806</text:p>
            <text:p>I1102 17:10:03.372345  5794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vpFmuN/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vpFmuN/master" --zk_session_timeout="10secs"</text:p>
            <text:p>I1102 17:10:03.372781  5794 master.cpp:503] Master only allowing authenticated frameworks to register</text:p>
            <text:p>I1102 17:10:03.372792  5794 master.cpp:509] Master only allowing authenticated agents to register</text:p>
            <text:p>I1102 17:10:03.372798  5794 master.cpp:515] Master only allowing authenticated HTTP frameworks to register</text:p>
            <text:p>I1102 17:10:03.372804  5794 credentials.hpp:37] Loading credentials for authentication from '/tmp/vpFmuN/credentials'</text:p>
            <text:p>I1102 17:10:03.373052  5794 master.cpp:559] Using default 'crammd5' authenticator</text:p>
            <text:p>I1102 17:10:03.373178  5794 http.cpp:1045] Creating default 'basic' HTTP authenticator for realm 'mesos-master-readonly'</text:p>
            <text:p>I1102 17:10:03.373308  5794 http.cpp:1045] Creating default 'basic' HTTP authenticator for realm 'mesos-master-readwrite'</text:p>
            <text:p>I1102 17:10:03.373442  5794 http.cpp:1045] Creating default 'basic' HTTP authenticator for realm 'mesos-master-scheduler'</text:p>
            <text:p>I1102 17:10:03.373560  5794 master.cpp:638] Authorization enabled</text:p>
            <text:p>I1102 17:10:03.373687  5782 hierarchical.cpp:171] Initialized hierarchical allocator process</text:p>
            <text:p>I1102 17:10:03.373733  5787 whitelist_watcher.cpp:77] No whitelist given</text:p>
            <text:p>I1102 17:10:03.375996  5790 master.cpp:2208] Elected as the leading master!</text:p>
            <text:p>I1102 17:10:03.376027  5790 master.cpp:1697] Recovering from registrar</text:p>
            <text:p>I1102 17:10:03.376149  5780 registrar.cpp:347] Recovering registrar</text:p>
            <text:p>I1102 17:10:03.376685  5780 registrar.cpp:391] Successfully fetched the registry (0B) in 486656ns</text:p>
            <text:p>I1102 17:10:03.376786  5780 registrar.cpp:495] Applied 1 operations in 29982ns; attempting to update the registry</text:p>
            <text:p>I1102 17:10:03.377265  5780 registrar.cpp:552] Successfully updated the registry in 429056ns</text:p>
            <text:p>I1102 17:10:03.377389  5780 registrar.cpp:424] Successfully recovered registrar</text:p>
            <text:p>I1102 17:10:03.377732  5783 master.cpp:1801] Recovered 0 agents from the registry (129B); allowing 10mins for agents to re-register</text:p>
            <text:p>I1102 17:10:03.377780  5786 hierarchical.cpp:209] Skipping recovery of hierarchical allocator: nothing to recover</text:p>
            <text:p>I1102 17:10:03.380756  5775 process.cpp:3938] Handling HTTP event for process 'master' with path: '/master/api/v1/scheduler'</text:p>
            <text:p>I1102 17:10:03.382233  5785 http.cpp:1185] HTTP POST for /master/api/v1/scheduler from 172.17.0.4:33284</text:p>
            <text:p>I1102 17:10:03.383914  5772 master.cpp:1155] Master terminating</text:p>
            <text:p>[       OK ] ContentType/SchedulerHttpApiTest.SubscribeWithStreamId/0 (21 ms)</text:p>
            <text:p>[ RUN      ] ContentType/SchedulerHttpApiTest.SubscribeWithStreamId/1</text:p>
            <text:p>I1102 17:10:03.390146  5772 cluster.cpp:162] Creating default 'local' authorizer</text:p>
            <text:p>I1102 17:10:03.393510  5773 master.cpp:452] Master e6d33618-7573-4059-9461-bcefc4e40c7e (bdc5a264c6d2) started on 172.17.0.4:42806</text:p>
            <text:p>I1102 17:10:03.393543  5773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pomMYm/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pomMYm/master" --zk_session_timeout="10secs"</text:p>
            <text:p>I1102 17:10:03.393858  5773 master.cpp:503] Master only allowing authenticated frameworks to register</text:p>
            <text:p>I1102 17:10:03.393872  5773 master.cpp:509] Master only allowing authenticated agents to register</text:p>
            <text:p>I1102 17:10:03.393878  5773 master.cpp:515] Master only allowing authenticated HTTP frameworks to register</text:p>
            <text:p>I1102 17:10:03.393884  5773 credentials.hpp:37] Loading credentials for authentication from '/tmp/pomMYm/credentials'</text:p>
            <text:p>I1102 17:10:03.394167  5773 master.cpp:559] Using default 'crammd5' authenticator</text:p>
            <text:p>I1102 17:10:03.394408  5773 http.cpp:1045] Creating default 'basic' HTTP authenticator for realm 'mesos-master-readonly'</text:p>
            <text:p>I1102 17:10:03.394660  5773 http.cpp:1045] Creating default 'basic' HTTP authenticator for realm 'mesos-master-readwrite'</text:p>
            <text:p>I1102 17:10:03.394875  5773 http.cpp:1045] Creating default 'basic' HTTP authenticator for realm 'mesos-master-scheduler'</text:p>
            <text:p>I1102 17:10:03.395051  5773 master.cpp:638] Authorization enabled</text:p>
            <text:p>I1102 17:10:03.395303  5788 whitelist_watcher.cpp:77] No whitelist given</text:p>
            <text:p>I1102 17:10:03.395311  5783 hierarchical.cpp:171] Initialized hierarchical allocator process</text:p>
            <text:p>I1102 17:10:03.398066  5782 master.cpp:2208] Elected as the leading master!</text:p>
            <text:p>I1102 17:10:03.398113  5782 master.cpp:1697] Recovering from registrar</text:p>
            <text:p>I1102 17:10:03.398319  5794 registrar.cpp:347] Recovering registrar</text:p>
            <text:p>I1102 17:10:03.398764  5794 registrar.cpp:391] Successfully fetched the registry (0B) in 404992ns</text:p>
            <text:p>I1102 17:10:03.398843  5794 registrar.cpp:495] Applied 1 operations in 17100ns; attempting to update the registry</text:p>
            <text:p>I1102 17:10:03.399256  5794 registrar.cpp:552] Successfully updated the registry in 365824ns</text:p>
            <text:p>I1102 17:10:03.399358  5794 registrar.cpp:424] Successfully recovered registrar</text:p>
            <text:p>I1102 17:10:03.399680  5793 master.cpp:1801] Recovered 0 agents from the registry (129B); allowing 10mins for agents to re-register</text:p>
            <text:p>I1102 17:10:03.399740  5795 hierarchical.cpp:209] Skipping recovery of hierarchical allocator: nothing to recover</text:p>
            <text:p>I1102 17:10:03.403306  5789 process.cpp:3938] Handling HTTP event for process 'master' with path: '/master/api/v1/scheduler'</text:p>
            <text:p>I1102 17:10:03.404882  5792 http.cpp:1185] HTTP POST for /master/api/v1/scheduler from 172.17.0.4:33286</text:p>
            <text:p>I1102 17:10:03.406646  5772 master.cpp:1155] Master terminating</text:p>
            <text:p>[       OK ] ContentType/SchedulerHttpApiTest.SubscribeWithStreamId/1 (23 ms)</text:p>
            <text:p>[ RUN      ] ContentType/SchedulerHttpApiTest.SubscribedOnRetry/0</text:p>
            <text:p>I1102 17:10:03.413203  5772 cluster.cpp:162] Creating default 'local' authorizer</text:p>
            <text:p>I1102 17:10:03.416036  5792 master.cpp:452] Master 5880c354-2f0b-4944-8f92-e1bf310d7b85 (bdc5a264c6d2) started on 172.17.0.4:42806</text:p>
            <text:p>I1102 17:10:03.416064  5792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FwbGwW/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FwbGwW/master" --zk_session_timeout="10secs"</text:p>
            <text:p>I1102 17:10:03.416350  5792 master.cpp:503] Master only allowing authenticated frameworks to register</text:p>
            <text:p>I1102 17:10:03.416363  5792 master.cpp:509] Master only allowing authenticated agents to register</text:p>
            <text:p>I1102 17:10:03.416370  5792 master.cpp:515] Master only allowing authenticated HTTP frameworks to register</text:p>
            <text:p>I1102 17:10:03.416379  5792 credentials.hpp:37] Loading credentials for authentication from '/tmp/FwbGwW/credentials'</text:p>
            <text:p>I1102 17:10:03.416687  5792 master.cpp:559] Using default 'crammd5' authenticator</text:p>
            <text:p>I1102 17:10:03.416875  5792 http.cpp:1045] Creating default 'basic' HTTP authenticator for realm 'mesos-master-readonly'</text:p>
            <text:p>I1102 17:10:03.417047  5792 http.cpp:1045] Creating default 'basic' HTTP authenticator for realm 'mesos-master-readwrite'</text:p>
            <text:p>I1102 17:10:03.417194  5792 http.cpp:1045] Creating default 'basic' HTTP authenticator for realm 'mesos-master-scheduler'</text:p>
            <text:p>I1102 17:10:03.417340  5792 master.cpp:638] Authorization enabled</text:p>
            <text:p>I1102 17:10:03.417481  5789 hierarchical.cpp:171] Initialized hierarchical allocator process</text:p>
            <text:p>I1102 17:10:03.417518  5783 whitelist_watcher.cpp:77] No whitelist given</text:p>
            <text:p>I1102 17:10:03.419972  5788 master.cpp:2208] Elected as the leading master!</text:p>
            <text:p>I1102 17:10:03.420001  5788 master.cpp:1697] Recovering from registrar</text:p>
            <text:p>I1102 17:10:03.420125  5793 registrar.cpp:347] Recovering registrar</text:p>
            <text:p>I1102 17:10:03.420591  5793 registrar.cpp:391] Successfully fetched the registry (0B) in 416us</text:p>
            <text:p>I1102 17:10:03.420676  5793 registrar.cpp:495] Applied 1 operations in 17262ns; attempting to update the registry</text:p>
            <text:p>I1102 17:10:03.421262  5793 registrar.cpp:552] Successfully updated the registry in 525824ns</text:p>
            <text:p>I1102 17:10:03.421383  5793 registrar.cpp:424] Successfully recovered registrar</text:p>
            <text:p>I1102 17:10:03.421769  5796 master.cpp:1801] Recovered 0 agents from the registry (129B); allowing 10mins for agents to re-register</text:p>
            <text:p>I1102 17:10:03.421802  5778 hierarchical.cpp:209] Skipping recovery of hierarchical allocator: nothing to recover</text:p>
            <text:p>I1102 17:10:03.424172  5789 process.cpp:3938] Handling HTTP event for process 'master' with path: '/master/api/v1/scheduler'</text:p>
            <text:p>I1102 17:10:03.425483  5785 http.cpp:1185] HTTP POST for /master/api/v1/scheduler from 172.17.0.4:33288</text:p>
            <text:p>I1102 17:10:03.425707  5785 master.cpp:2608] Received subscription request for HTTP framework 'default'</text:p>
            <text:p>I1102 17:10:03.425806  5785 master.cpp:2273] Authorizing framework principal 'test-principal' to receive offers for roles '{ * }'</text:p>
            <text:p>I1102 17:10:03.426260  5773 master.cpp:2744] Subscribing framework 'default' with checkpointing disabled and capabilities [ RESERVATION_REFINEMENT ]</text:p>
            <text:p>I1102 17:10:03.426993  5793 hierarchical.cpp:303] Added framework 5880c354-2f0b-4944-8f92-e1bf310d7b85-0000</text:p>
            <text:p>I1102 17:10:03.427244  5793 hierarchical.cpp:1531] Performed allocation for 0 agents in 57835ns</text:p>
            <text:p>I1102 17:10:03.430192  5791 process.cpp:3938] Handling HTTP event for process 'master' with path: '/master/api/v1/scheduler'</text:p>
            <text:p>I1102 17:10:03.431428  5793 http.cpp:1185] HTTP POST for /master/api/v1/scheduler from 172.17.0.4:33290</text:p>
            <text:p>I1102 17:10:03.431640  5793 master.cpp:2608] Received subscription request for HTTP framework 'default'</text:p>
            <text:p>I1102 17:10:03.431721  5793 master.cpp:2273] Authorizing framework principal 'test-principal' to receive offers for roles '{ * }'</text:p>
            <text:p>I1102 17:10:03.432103  5789 master.cpp:2744] Subscribing framework 'default' with checkpointing disabled and capabilities [ RESERVATION_REFINEMENT ]</text:p>
            <text:p>I1102 17:10:03.432150  5789 master.cpp:6906] Updating info for framework 5880c354-2f0b-4944-8f92-e1bf310d7b85-0000</text:p>
            <text:p>I1102 17:10:03.432775  5789 master.cpp:1289] Ignoring disconnection for framework 5880c354-2f0b-4944-8f92-e1bf310d7b85-0000 (default) as it has already reconnected</text:p>
            <text:p>I1102 17:10:03.434810  5772 master.cpp:1155] Master terminating</text:p>
            <text:p>I1102 17:10:03.435148  5780 hierarchical.cpp:355] Removed framework 5880c354-2f0b-4944-8f92-e1bf310d7b85-0000</text:p>
            <text:p>[       OK ] ContentType/SchedulerHttpApiTest.SubscribedOnRetry/0 (28 ms)</text:p>
            <text:p>[ RUN      ] ContentType/SchedulerHttpApiTest.SubscribedOnRetry/1</text:p>
            <text:p>I1102 17:10:03.440788  5772 cluster.cpp:162] Creating default 'local' authorizer</text:p>
            <text:p>I1102 17:10:03.443778  5785 master.cpp:452] Master cab2b977-75a6-448b-8a79-0e0757de6741 (bdc5a264c6d2) started on 172.17.0.4:42806</text:p>
            <text:p>I1102 17:10:03.443802  5785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7RkI8v/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7RkI8v/master" --zk_session_timeout="10secs"</text:p>
            <text:p>I1102 17:10:03.444097  5785 master.cpp:503] Master only allowing authenticated frameworks to register</text:p>
            <text:p>I1102 17:10:03.444111  5785 master.cpp:509] Master only allowing authenticated agents to register</text:p>
            <text:p>I1102 17:10:03.444118  5785 master.cpp:515] Master only allowing authenticated HTTP frameworks to register</text:p>
            <text:p>I1102 17:10:03.444124  5785 credentials.hpp:37] Loading credentials for authentication from '/tmp/7RkI8v/credentials'</text:p>
            <text:p>I1102 17:10:03.444393  5785 master.cpp:559] Using default 'crammd5' authenticator</text:p>
            <text:p>I1102 17:10:03.444532  5785 http.cpp:1045] Creating default 'basic' HTTP authenticator for realm 'mesos-master-readonly'</text:p>
            <text:p>I1102 17:10:03.444680  5785 http.cpp:1045] Creating default 'basic' HTTP authenticator for realm 'mesos-master-readwrite'</text:p>
            <text:p>I1102 17:10:03.444815  5785 http.cpp:1045] Creating default 'basic' HTTP authenticator for realm 'mesos-master-scheduler'</text:p>
            <text:p>I1102 17:10:03.444946  5785 master.cpp:638] Authorization enabled</text:p>
            <text:p>I1102 17:10:03.445075  5783 hierarchical.cpp:171] Initialized hierarchical allocator process</text:p>
            <text:p>I1102 17:10:03.445150  5796 whitelist_watcher.cpp:77] No whitelist given</text:p>
            <text:p>I1102 17:10:03.447598  5773 master.cpp:2208] Elected as the leading master!</text:p>
            <text:p>I1102 17:10:03.447633  5773 master.cpp:1697] Recovering from registrar</text:p>
            <text:p>I1102 17:10:03.447757  5794 registrar.cpp:347] Recovering registrar</text:p>
            <text:p>I1102 17:10:03.448195  5794 registrar.cpp:391] Successfully fetched the registry (0B) in 401152ns</text:p>
            <text:p>I1102 17:10:03.448279  5794 registrar.cpp:495] Applied 1 operations in 18555ns; attempting to update the registry</text:p>
            <text:p>I1102 17:10:03.448719  5794 registrar.cpp:552] Successfully updated the registry in 390144ns</text:p>
            <text:p>I1102 17:10:03.448825  5794 registrar.cpp:424] Successfully recovered registrar</text:p>
            <text:p>I1102 17:10:03.449142  5778 master.cpp:1801] Recovered 0 agents from the registry (129B); allowing 10mins for agents to re-register</text:p>
            <text:p>I1102 17:10:03.449162  5775 hierarchical.cpp:209] Skipping recovery of hierarchical allocator: nothing to recover</text:p>
            <text:p>I1102 17:10:03.451820  5785 process.cpp:3938] Handling HTTP event for process 'master' with path: '/master/api/v1/scheduler'</text:p>
            <text:p>I1102 17:10:03.453114  5779 http.cpp:1185] HTTP POST for /master/api/v1/scheduler from 172.17.0.4:33292</text:p>
            <text:p>I1102 17:10:03.453495  5779 master.cpp:2608] Received subscription request for HTTP framework 'default'</text:p>
            <text:p>I1102 17:10:03.453573  5779 master.cpp:2273] Authorizing framework principal 'test-principal' to receive offers for roles '{ * }'</text:p>
            <text:p>I1102 17:10:03.453940  5787 master.cpp:2744] Subscribing framework 'default' with checkpointing disabled and capabilities [ RESERVATION_REFINEMENT ]</text:p>
            <text:p>I1102 17:10:03.454655  5789 hierarchical.cpp:303] Added framework cab2b977-75a6-448b-8a79-0e0757de6741-0000</text:p>
            <text:p>I1102 17:10:03.454844  5789 hierarchical.cpp:1531] Performed allocation for 0 agents in 69551ns</text:p>
            <text:p>I1102 17:10:03.458509  5781 process.cpp:3938] Handling HTTP event for process 'master' with path: '/master/api/v1/scheduler'</text:p>
            <text:p>I1102 17:10:03.459925  5785 http.cpp:1185] HTTP POST for /master/api/v1/scheduler from 172.17.0.4:33294</text:p>
            <text:p>I1102 17:10:03.460400  5785 master.cpp:2608] Received subscription request for HTTP framework 'default'</text:p>
            <text:p>I1102 17:10:03.460486  5785 master.cpp:2273] Authorizing framework principal 'test-principal' to receive offers for roles '{ * }'</text:p>
            <text:p>I1102 17:10:03.460882  5788 master.cpp:2744] Subscribing framework 'default' with checkpointing disabled and capabilities [ RESERVATION_REFINEMENT ]</text:p>
            <text:p>I1102 17:10:03.460935  5788 master.cpp:6906] Updating info for framework cab2b977-75a6-448b-8a79-0e0757de6741-0000</text:p>
            <text:p>I1102 17:10:03.461822  5788 master.cpp:1289] Ignoring disconnection for framework cab2b977-75a6-448b-8a79-0e0757de6741-0000 (default) as it has already reconnected</text:p>
            <text:p>I1102 17:10:03.463829  5780 master.cpp:1155] Master terminating</text:p>
            <text:p>I1102 17:10:03.464174  5778 hierarchical.cpp:355] Removed framework cab2b977-75a6-448b-8a79-0e0757de6741-0000</text:p>
            <text:p>[       OK ] ContentType/SchedulerHttpApiTest.SubscribedOnRetry/1 (29 ms)</text:p>
            <text:p>[ RUN      ] ContentType/SchedulerHttpApiTest.UpdatePidToHttpScheduler/0</text:p>
            <text:p>I1102 17:10:03.469707  5772 cluster.cpp:162] Creating default 'local' authorizer</text:p>
            <text:p>I1102 17:10:03.472779  5779 master.cpp:452] Master f4570bac-18ca-4397-924c-dbc465bc579c (bdc5a264c6d2) started on 172.17.0.4:42806</text:p>
            <text:p>I1102 17:10:03.472810  5779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b5J5O5/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b5J5O5/master" --zk_session_timeout="10secs"</text:p>
            <text:p>I1102 17:10:03.473107  5779 master.cpp:503] Master only allowing authenticated frameworks to register</text:p>
            <text:p>I1102 17:10:03.473137  5779 master.cpp:509] Master only allowing authenticated agents to register</text:p>
            <text:p>I1102 17:10:03.473143  5779 master.cpp:515] Master only allowing authenticated HTTP frameworks to register</text:p>
            <text:p>I1102 17:10:03.473150  5779 credentials.hpp:37] Loading credentials for authentication from '/tmp/b5J5O5/credentials'</text:p>
            <text:p>I1102 17:10:03.473409  5779 master.cpp:559] Using default 'crammd5' authenticator</text:p>
            <text:p>I1102 17:10:03.473583  5779 http.cpp:1045] Creating default 'basic' HTTP authenticator for realm 'mesos-master-readonly'</text:p>
            <text:p>I1102 17:10:03.473750  5779 http.cpp:1045] Creating default 'basic' HTTP authenticator for realm 'mesos-master-readwrite'</text:p>
            <text:p>I1102 17:10:03.473884  5779 http.cpp:1045] Creating default 'basic' HTTP authenticator for realm 'mesos-master-scheduler'</text:p>
            <text:p>I1102 17:10:03.474001  5779 master.cpp:638] Authorization enabled</text:p>
            <text:p>I1102 17:10:03.474141  5796 hierarchical.cpp:171] Initialized hierarchical allocator process</text:p>
            <text:p>I1102 17:10:03.474210  5790 whitelist_watcher.cpp:77] No whitelist given</text:p>
            <text:p>I1102 17:10:03.476686  5779 master.cpp:2208] Elected as the leading master!</text:p>
            <text:p>I1102 17:10:03.476717  5779 master.cpp:1697] Recovering from registrar</text:p>
            <text:p>I1102 17:10:03.476835  5789 registrar.cpp:347] Recovering registrar</text:p>
            <text:p>I1102 17:10:03.477471  5789 registrar.cpp:391] Successfully fetched the registry (0B) in 585728ns</text:p>
            <text:p>I1102 17:10:03.477636  5789 registrar.cpp:495] Applied 1 operations in 32933ns; attempting to update the registry</text:p>
            <text:p>I1102 17:10:03.478410  5789 registrar.cpp:552] Successfully updated the registry in 659968ns</text:p>
            <text:p>I1102 17:10:03.478583  5789 registrar.cpp:424] Successfully recovered registrar</text:p>
            <text:p>I1102 17:10:03.479022  5781 master.cpp:1801] Recovered 0 agents from the registry (129B); allowing 10mins for agents to re-register</text:p>
            <text:p>I1102 17:10:03.479101  5783 hierarchical.cpp:209] Skipping recovery of hierarchical allocator: nothing to recover</text:p>
            <text:p>W1102 17:10:03.479914  5772 process.cpp:3193] Attempted to spawn already running process version@172.17.0.4:42806</text:p>
            <text:p>I1102 17:10:03.480639  5772 sched.cpp:232] Version: 1.5.0</text:p>
            <text:p>I1102 17:10:03.481468  5774 sched.cpp:336] New master detected at master@172.17.0.4:42806</text:p>
            <text:p>I1102 17:10:03.481581  5774 sched.cpp:396] Authenticating with master master@172.17.0.4:42806</text:p>
            <text:p>I1102 17:10:03.481600  5774 sched.cpp:403] Using default CRAM-MD5 authenticatee</text:p>
            <text:p>I1102 17:10:03.481894  5793 authenticatee.cpp:121] Creating new client SASL connection</text:p>
            <text:p>I1102 17:10:03.482182  5785 master.cpp:8165] Authenticating scheduler-8e6c5a96-8e1c-4fea-aa94-aff9c5a15484@172.17.0.4:42806</text:p>
            <text:p>I1102 17:10:03.482296  5780 authenticator.cpp:414] Starting authentication session for crammd5-authenticatee(1475)@172.17.0.4:42806</text:p>
            <text:p>I1102 17:10:03.482564  5776 authenticator.cpp:98] Creating new server SASL connection</text:p>
            <text:p>I1102 17:10:03.482800  5792 authenticatee.cpp:213] Received SASL authentication mechanisms: CRAM-MD5</text:p>
            <text:p>I1102 17:10:03.482831  5792 authenticatee.cpp:239] Attempting to authenticate with mechanism 'CRAM-MD5'</text:p>
            <text:p>I1102 17:10:03.482949  5784 authenticator.cpp:204] Received SASL authentication start</text:p>
            <text:p>I1102 17:10:03.483012  5784 authenticator.cpp:326] Authentication requires more steps</text:p>
            <text:p>I1102 17:10:03.483120  5788 authenticatee.cpp:259] Received SASL authentication step</text:p>
            <text:p>I1102 17:10:03.483273  5794 authenticator.cpp:232] Received SASL authentication step</text:p>
            <text:p>I1102 17:10:03.483309  5794 auxprop.cpp:109] Request to lookup properties for user: 'test-principal' realm: 'bdc5a264c6d2' server FQDN: 'bdc5a264c6d2' SASL_AUXPROP_VERIFY_AGAINST_HASH: false SASL_AUXPROP_OVERRIDE: false SASL_AUXPROP_AUTHZID: false </text:p>
            <text:p>I1102 17:10:03.483325  5794 auxprop.cpp:181] Looking up auxiliary property '*userPassword'</text:p>
            <text:p>I1102 17:10:03.483363  5794 auxprop.cpp:181] Looking up auxiliary property '*cmusaslsecretCRAM-MD5'</text:p>
            <text:p>I1102 17:10:03.483383  5794 auxprop.cpp:109] Request to lookup properties for user: 'test-principal' realm: 'bdc5a264c6d2' server FQDN: 'bdc5a264c6d2' SASL_AUXPROP_VERIFY_AGAINST_HASH: false SASL_AUXPROP_OVERRIDE: false SASL_AUXPROP_AUTHZID: true </text:p>
            <text:p>I1102 17:10:03.483397  5794 auxprop.cpp:131] Skipping auxiliary property '*userPassword' since SASL_AUXPROP_AUTHZID == true</text:p>
            <text:p>I1102 17:10:03.483403  5794 auxprop.cpp:131] Skipping auxiliary property '*cmusaslsecretCRAM-MD5' since SASL_AUXPROP_AUTHZID == true</text:p>
            <text:p>I1102 17:10:03.483418  5794 authenticator.cpp:318] Authentication success</text:p>
            <text:p>I1102 17:10:03.483506  5789 authenticatee.cpp:299] Authentication success</text:p>
            <text:p>I1102 17:10:03.483583  5787 master.cpp:8195] Successfully authenticated principal 'test-principal' at scheduler-8e6c5a96-8e1c-4fea-aa94-aff9c5a15484@172.17.0.4:42806</text:p>
            <text:p>I1102 17:10:03.483634  5791 authenticator.cpp:432] Authentication session cleanup for crammd5-authenticatee(1475)@172.17.0.4:42806</text:p>
            <text:p>I1102 17:10:03.483842  5781 sched.cpp:502] Successfully authenticated with master master@172.17.0.4:42806</text:p>
            <text:p>I1102 17:10:03.483875  5781 sched.cpp:824] Sending SUBSCRIBE call to master@172.17.0.4:42806</text:p>
            <text:p>I1102 17:10:03.483985  5781 sched.cpp:857] Will retry registration in 1.32589992secs if necessary</text:p>
            <text:p>I1102 17:10:03.484134  5777 master.cpp:2957] Received SUBSCRIBE call for framework 'default' at scheduler-8e6c5a96-8e1c-4fea-aa94-aff9c5a15484@172.17.0.4:42806</text:p>
            <text:p>I1102 17:10:03.484212  5777 master.cpp:2273] Authorizing framework principal 'test-principal' to receive offers for roles '{ * }'</text:p>
            <text:p>I1102 17:10:03.484612  5790 master.cpp:3037] Subscribing framework default with checkpointing disabled and capabilities [ RESERVATION_REFINEMENT ]</text:p>
            <text:p>I1102 17:10:03.485194  5796 hierarchical.cpp:303] Added framework f4570bac-18ca-4397-924c-dbc465bc579c-0000</text:p>
            <text:p>I1102 17:10:03.485240  5790 sched.cpp:751] Framework registered with f4570bac-18ca-4397-924c-dbc465bc579c-0000</text:p>
            <text:p>I1102 17:10:03.485345  5790 sched.cpp:765] Scheduler::registered took 63348ns</text:p>
            <text:p>I1102 17:10:03.485361  5796 hierarchical.cpp:1531] Performed allocation for 0 agents in 55972ns</text:p>
            <text:p>I1102 17:10:03.488006  5789 process.cpp:3938] Handling HTTP event for process 'master' with path: '/master/api/v1/scheduler'</text:p>
            <text:p>I1102 17:10:03.489379  5786 http.cpp:1185] HTTP POST for /master/api/v1/scheduler from 172.17.0.4:33296</text:p>
            <text:p>I1102 17:10:03.489595  5786 master.cpp:2608] Received subscription request for HTTP framework 'default'</text:p>
            <text:p>I1102 17:10:03.489675  5786 master.cpp:2273] Authorizing framework principal 'test-principal' to receive offers for roles '{ * }'</text:p>
            <text:p>I1102 17:10:03.490044  5773 master.cpp:2744] Subscribing framework 'default' with checkpointing disabled and capabilities [ RESERVATION_REFINEMENT ]</text:p>
            <text:p>I1102 17:10:03.490089  5773 master.cpp:6906] Updating info for framework f4570bac-18ca-4397-924c-dbc465bc579c-0000</text:p>
            <text:p>I1102 17:10:03.490353  5778 sched.cpp:1175] Got error 'Framework failed over'</text:p>
            <text:p>I1102 17:10:03.490391  5778 sched.cpp:2043] Asked to abort the driver</text:p>
            <text:p>I1102 17:10:03.490437  5778 sched.cpp:1186] Scheduler::error took 20940ns</text:p>
            <text:p>I1102 17:10:03.490480  5778 sched.cpp:1221] Aborting framework f4570bac-18ca-4397-924c-dbc465bc579c-0000</text:p>
            <text:p>W1102 17:10:03.490681  5773 master.cpp:3276] Ignoring deactivate framework message for framework f4570bac-18ca-4397-924c-dbc465bc579c-0000 (default) because it is not expected from scheduler-8e6c5a96-8e1c-4fea-aa94-aff9c5a15484@172.17.0.4:42806</text:p>
            <text:p>I1102 17:10:03.492321  5772 sched.cpp:2009] Asked to stop the driver</text:p>
            <text:p>I1102 17:10:03.492431  5796 sched.cpp:1191] Stopping framework f4570bac-18ca-4397-924c-dbc465bc579c-0000</text:p>
            <text:p>W1102 17:10:03.492657  5792 master.cpp:2339] Dropping TEARDOWN call from framework f4570bac-18ca-4397-924c-dbc465bc579c-0000 at scheduler-8e6c5a96-8e1c-4fea-aa94-aff9c5a15484@172.17.0.4:42806: Call is not from registered framework</text:p>
            <text:p>I1102 17:10:03.493315  5783 master.cpp:1155] Master terminating</text:p>
            <text:p>I1102 17:10:03.493651  5781 hierarchical.cpp:355] Removed framework f4570bac-18ca-4397-924c-dbc465bc579c-0000</text:p>
            <text:p>[       OK ] ContentType/SchedulerHttpApiTest.UpdatePidToHttpScheduler/0 (30 ms)</text:p>
            <text:p>[ RUN      ] ContentType/SchedulerHttpApiTest.UpdatePidToHttpScheduler/1</text:p>
            <text:p>I1102 17:10:03.499320  5772 cluster.cpp:162] Creating default 'local' authorizer</text:p>
            <text:p>I1102 17:10:03.502234  5775 master.cpp:452] Master 4270af84-cd32-42cb-a455-dcb5ce9da8d3 (bdc5a264c6d2) started on 172.17.0.4:42806</text:p>
            <text:p>I1102 17:10:03.502259  5775 master.cpp:454] Flags at startup: --acls="" --agent_ping_timeout="15secs" --agent_reregister_timeout="10mins" --allocation_interval="1secs" --allocator="HierarchicalDRF" --authenticate_agents="true" --authenticate_frameworks="true" --authenticate_http_frameworks="true" --authenticate_http_readonly="true" --authenticate_http_readwrite="true" --authenticators="crammd5" --authorizers="local" --credentials="/tmp/9kXRzF/credentials" --filter_gpu_resources="true" --framework_sorter="drf" --help="false" --hostname_lookup="true" --http_authenticators="basic" --http_framework_authenticators="basic" --initialize_driver_logging="true" --log_auto_initialize="true" --logbufsecs="0" --logging_level="INFO" --max_agent_ping_timeouts="5" --max_completed_frameworks="50" --max_completed_tasks_per_framework="1000" --max_unreachable_tasks_per_framework="1000" --port="5050" --quiet="false" --recovery_agent_removal_limit="100%" --registry="in_memory" --registry_fetch_timeout="1mins" --registry_gc_interval="15mins" --registry_max_agent_age="2weeks" --registry_max_agent_count="102400" --registry_store_timeout="100secs" --registry_strict="false" --root_submissions="true" --user_sorter="drf" --version="false" --webui_dir="/mesos/mesos-1.5.0/_inst/share/mesos/webui" --work_dir="/tmp/9kXRzF/master" --zk_session_timeout="10secs"</text:p>
            <text:p>I1102 17:10:03.502622  5775 master.cpp:503] Master only allowing authenticated frameworks to register</text:p>
            <text:p>I1102 17:10:03.502635  5775 master.cpp:509] Master only allowing authenticated agents to register</text:p>
            <text:p>I1102 17:10:03.502641  5775 master.cpp:515] Master only allowing authenticated HTTP frameworks to register</text:p>
            <text:p>I1102 17:10:03.502648  5775 credentials.hpp:37] Loading credentials for authentication from '/tmp/9kXRzF/credentials'</text:p>
            <text:p>I1102 17:10:03.502924  5775 master.cpp:559] Using default 'crammd5' authenticator</text:p>
            <text:p>I1102 17:10:03.503068  5775 http.cpp:1045] Creating default 'basic' HTTP authenticator for realm 'mesos-master-readonly'</text:p>
            <text:p>I1102 17:10:03.503216  5775 http.cpp:1045] Creating default 'basic' HTTP authenticator for realm 'mesos-master-readwrite'</text:p>
            <text:p>I1102 17:10:03.503343  5775 http.cpp:1045] Creating default 'basic' HTTP authenticator for realm 'mesos-master-scheduler'</text:p>
            <text:p>I1102 17:10:03.503463  5775 master.cpp:638] Authorization enabled</text:p>
            <text:p>I1102 17:10:03.503628  5790 whitelist_watcher.cpp:77] No whitelist given</text:p>
            <text:p>I1102 17:10:03.503633  5773 hierarchical.cpp:171] Initialized hierarchical allocator process</text:p>
            <text:p>I1102 17:10:03.506486  5780 master.cpp:2208] Elected as the leading master!</text:p>
            <text:p>I1102 17:10:03.506515  5780 master.cpp:1697] Recovering from registrar</text:p>
            <text:p>I1102 17:10:03.506673  5776 registrar.cpp:347] Recovering registrar</text:p>
            <text:p>I1102 17:10:03.507215  5776 registrar.cpp:391] Successfully fetched the registry (0B) in 495360ns</text:p>
            <text:p>I1102 17:10:03.507318  5776 registrar.cpp:495] Applied 1 operations in 26522ns; attempting to update the registry</text:p>
            <text:p>I1102 17:10:03.507827  5776 registrar.cpp:552] Successfully updated the registry in 445952ns</text:p>
            <text:p>I1102 17:10:03.507948  5776 registrar.cpp:424] Successfully recovered registrar</text:p>
            <text:p>I1102 17:10:03.508301  5786 master.cpp:1801] Recovered 0 agents from the registry (129B); allowing 10mins for agents to re-register</text:p>
            <text:p>I1102 17:10:03.508327  5777 hierarchical.cpp:209] Skipping recovery of hierarchical allocator: nothing to recover</text:p>
            <text:p>W1102 17:10:03.509227  5772 process.cpp:3193] Attempted to spawn already running process version@172.17.0.4:42806</text:p>
            <text:p>I1102 17:10:03.509948  5772 sched.cpp:232] Version: 1.5.0</text:p>
            <text:p>I1102 17:10:03.510692  5780 sched.cpp:336] New master detected at master@172.17.0.4:42806</text:p>
            <text:p>I1102 17:10:03.510797  5780 sched.cpp:396] Authenticating with master master@172.17.0.4:42806</text:p>
            <text:p>I1102 17:10:03.510816  5780 sched.cpp:403] Using default CRAM-MD5 authenticatee</text:p>
            <text:p>I1102 17:10:03.511042  5782 authenticatee.cpp:121] Creating new client SASL connection</text:p>
            <text:p>I1102 17:10:03.511302  5792 master.cpp:8165] Authenticating scheduler-64d366df-c245-47d7-8251-3369fd5feded@172.17.0.4:42806</text:p>
            <text:p>I1102 17:10:03.511477  5794 authenticator.cpp:414] Starting authentication session for crammd5-authenticatee(1476)@172.17.0.4:42806</text:p>
            <text:p>I1102 17:10:03.511788  5788 authenticator.cpp:98] Creating new server SASL connection</text:p>
            <text:p>I1102 17:10:03.512013  5789 authenticatee.cpp:213] Received SASL authentication mechanisms: CRAM-MD5</text:p>
            <text:p>I1102 17:10:03.512042  5789 authenticatee.cpp:239] Attempting to authenticate with mechanism 'CRAM-MD5'</text:p>
            <text:p>I1102 17:10:03.512145  5787 authenticator.cpp:204] Received SASL authentication start</text:p>
            <text:p>I1102 17:10:03.512204  5787 authenticator.cpp:326] Authentication requires more steps</text:p>
            <text:p>I1102 17:10:03.512305  5787 authenticatee.cpp:259] Received SASL authentication step</text:p>
            <text:p>I1102 17:10:03.512442  5779 authenticator.cpp:232] Received SASL authentication step</text:p>
            <text:p>I1102 17:10:03.512473  5779 auxprop.cpp:109] Request to lookup properties for user: 'test-principal' realm: 'bdc5a264c6d2' server FQDN: 'bdc5a264c6d2' SASL_AUXPROP_VERIFY_AGAINST_HASH: false SASL_AUXPROP_OVERRIDE: false SASL_AUXPROP_AUTHZID: false </text:p>
            <text:p>I1102 17:10:03.512487  5779 auxprop.cpp:181] Looking up auxiliary property '*userPassword'</text:p>
            <text:p>I1102 17:10:03.512519  5779 auxprop.cpp:181] Looking up auxiliary property '*cmusaslsecretCRAM-MD5'</text:p>
            <text:p>I1102 17:10:03.512540  5779 auxprop.cpp:109] Request to lookup properties for user: 'test-principal' realm: 'bdc5a264c6d2' server FQDN: 'bdc5a264c6d2' SASL_AUXPROP_VERIFY_AGAINST_HASH: false SASL_AUXPROP_OVERRIDE: false SASL_AUXPROP_AUTHZID: true </text:p>
            <text:p>I1102 17:10:03.512552  5779 auxprop.cpp:131] Skipping auxiliary property '*userPassword' since SASL_AUXPROP_AUTHZID == true</text:p>
            <text:p>I1102 17:10:03.512562  5779 auxprop.cpp:131] Skipping auxiliary property '*cmusaslsecretCRAM-MD5' since SASL_AUXPROP_AUTHZID == true</text:p>
            <text:p>I1102 17:10:03.512578  5779 authenticator.cpp:318] Authentication success</text:p>
            <text:p>I1102 17:10:03.512650  5776 authenticatee.cpp:299] Authentication success</text:p>
            <text:p>I1102 17:10:03.512712  5774 master.cpp:8195] Successfully authenticated principal 'test-principal' at scheduler-64d366df-c245-47d7-8251-3369fd5feded@172.17.0.4:42806</text:p>
            <text:p>I1102 17:10:03.512758  5791 authenticator.cpp:432] Authentication session cleanup for crammd5-authenticatee(1476)@172.17.0.4:42806</text:p>
            <text:p>I1102 17:10:03.512918  5777 sched.cpp:502] Successfully authenticated with master master@172.17.0.4:42806</text:p>
            <text:p>I1102 17:10:03.512941  5777 sched.cpp:824] Sending SUBSCRIBE call to master@172.17.0.4:42806</text:p>
            <text:p>I1102 17:10:03.513046  5777 sched.cpp:857] Will retry registration in 1.299236121secs if necessary</text:p>
            <text:p>I1102 17:10:03.513198  5778 master.cpp:2957] Received SUBSCRIBE call for framework 'default' at scheduler-64d366df-c245-47d7-8251-3369fd5feded@172.17.0.4:42806</text:p>
            <text:p>I1102 17:10:03.513284  5778 master.cpp:2273] Authorizing framework principal 'test-principal' to receive offers for roles '{ * }'</text:p>
            <text:p>I1102 17:10:03.513689  5775 master.cpp:3037] Subscribing framework default with checkpointing disabled and capabilities [ RESERVATION_REFINEMENT ]</text:p>
            <text:p>I1102 17:10:03.514215  5775 sched.cpp:751] Framework registered with 4270af84-cd32-42cb-a455-dcb5ce9da8d3-0000</text:p>
            <text:p>I1102 17:10:03.514292  5775 sched.cpp:765] Scheduler::registered took 48587ns</text:p>
            <text:p>I1102 17:10:03.514345  5793 hierarchical.cpp:303] Added framework 4270af84-cd32-42cb-a455-dcb5ce9da8d3-0000</text:p>
            <text:p>I1102 17:10:03.514571  5793 hierarchical.cpp:1531] Performed allocation for 0 agents in 69940ns</text:p>
            <text:p>I1102 17:10:03.516997  5786 process.cpp:3938] Handling HTTP event for process 'master' with path: '/master/api/v1/scheduler'</text:p>
            <text:p>I1102 17:10:03.518261  5773 http.cpp:1185] HTTP POST for /master/api/v1/scheduler from 172.17.0.4:33298</text:p>
            <text:p>I1102 17:10:03.518743  5773 master.cpp:2608] Received subscription request for HTTP framework 'default'</text:p>
            <text:p>I1102 17:10:03.518828  5773 master.cpp:2273] Authorizing framework principal 'test-principal' to receive offers for roles '{ * }'</text:p>
            <text:p>I1102 17:10:03.519335  5780 master.cpp:2744] Subscribing framework 'default' with checkpointing disabled and capabilities [ RESERVATION_REFINEMENT ]</text:p>
            <text:p>I1102 17:10:03.519382  5780 master.cpp:6906] Updating info for framework 4270af84-cd32-42cb-a455-dcb5ce9da8d3-0000</text:p>
            <text:p>I1102 17:10:03.519630  5775 sched.cpp:1175] Got error 'Framework failed over'</text:p>
            <text:p>I1102 17:10:03.519651  5775 sched.cpp:2043] Asked to abort the driver</text:p>
            <text:p>I1102 17:10:03.519695  5775 sched.cpp:1186] Scheduler::error took 17534ns</text:p>
            <text:p>I1102 17:10:03.519737  5775 sched.cpp:1221] Aborting framework 4270af84-cd32-42cb-a455-dcb5ce9da8d3-0000</text:p>
            <text:p>W1102 17:10:03.520133  5780 master.cpp:3276] Ignoring deactivate framework message for framework 4270af84-cd32-42cb-a455-dcb5ce9da8d3-0000 (default) because it is not expected from scheduler-64d366df-c245-47d7-8251-3369fd5feded@172.17.0.4:42806</text:p>
            <text:p>I1102 17:10:03.521208  5772 sched.cpp:2009] Asked to stop the driver</text:p>
            <text:p>I1102 17:10:03.521394  5796 sched.cpp:1191] Stopping framework 4270af84-cd32-42cb-a455-dcb5ce9da8d3-0000</text:p>
            <text:p>W1102 17:10:03.521685  5789 master.cpp:2339] Dropping TEARDOWN call from framework 4270af84-cd32-42cb-a455-dcb5ce9da8d3-0000 at scheduler-64d366df-c245-47d7-8251-3369fd5feded@172.17.0.4:42806: Call is not from registered framework</text:p>
            <text:p>I1102 17:10:03.522254  5786 master.cp</text:p>
          </table:table-cell>
          <table:table-cell office:value-type="string" calcext:value-type="string">
            <text:p>false</text:p>
          </table:table-cell>
          <table:table-cell office:value-type="string" calcext:value-type="string">
            <text:p>bot</text:p>
          </table:table-cell>
          <table:table-cell/>
        </table:table-row>
        <table:table-row table:style-name="ro12">
          <table:table-cell office:value-type="float" office:value="39019" calcext:value-type="float">
            <text:p>39019</text:p>
          </table:table-cell>
          <table:table-cell office:value-type="string" calcext:value-type="string">
            <text:p>mesos</text:p>
          </table:table-cell>
          <table:table-cell office:value-type="string" calcext:value-type="string">
            <text:p>hausdorff</text:p>
          </table:table-cell>
          <table:table-cell office:value-type="float" office:value="101663" calcext:value-type="float">
            <text:p>101663</text:p>
          </table:table-cell>
          <table:table-cell office:value-type="float" office:value="159122" calcext:value-type="float">
            <text:p>159122</text:p>
          </table:table-cell>
          <table:table-cell table:number-columns-repeated="2"/>
          <table:table-cell office:value-type="string" calcext:value-type="string">
            <text:p>DiffComment</text:p>
          </table:table-cell>
          <table:table-cell office:value-type="string" calcext:value-type="string">
            <text:p>kaysoky</text:p>
          </table:table-cell>
          <table:table-cell office:value-type="string" calcext:value-type="string">
            <text:p>2015-12-22T20:15:08Z</text:p>
          </table:table-cell>
          <table:table-cell office:value-type="string" calcext:value-type="string">
            <text:p>Seems like this will give a negative array access if you set `path = "";`.</text:p>
            <text:p/>
            <text:p>I don't see where this issue was "fixed".</text:p>
            <text:p/>
            <text:p>Per our conversation, this is fixed because we check that the path is not empty at the beginning of the function.</text:p>
            <text:p/>
            <text:p>In the future, when I fix something non-obvious, I'll make sure to write down as a response to the comment where it was fixed.</text:p>
          </table:table-cell>
          <table:table-cell office:value-type="string" calcext:value-type="string">
            <text:p>true</text:p>
          </table:table-cell>
          <table:table-cell office:value-type="string" calcext:value-type="string">
            <text:p>bug</text:p>
          </table:table-cell>
          <table:table-cell/>
        </table:table-row>
        <table:table-row table:style-name="ro2">
          <table:table-cell office:value-type="float" office:value="65634" calcext:value-type="float">
            <text:p>65634</text:p>
          </table:table-cell>
          <table:table-cell office:value-type="string" calcext:value-type="string">
            <text:p>hive-git</text:p>
          </table:table-cell>
          <table:table-cell office:value-type="string" calcext:value-type="string">
            <text:p>vgumashta</text:p>
          </table:table-cell>
          <table:table-cell office:value-type="float" office:value="198507" calcext:value-type="float">
            <text:p>198507</text:p>
          </table:table-cell>
          <table:table-cell office:value-type="float" office:value="278671" calcext:value-type="float">
            <text:p>278671</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8-03-09T13:03:00Z</text:p>
          </table:table-cell>
          <table:table-cell office:value-type="string" calcext:value-type="string">
            <text:p>This line isn't adding anything, why not just</text:p>
            <text:p/>
            <text:p>    for (String dbName : dbNames) {</text:p>
            <text:p>      databases.add(rawStore.getDatabase(dbName));</text:p>
            <text:p>    }</text:p>
          </table:table-cell>
          <table:table-cell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46484" calcext:value-type="float">
            <text:p>46484</text:p>
          </table:table-cell>
          <table:table-cell office:value-type="string" calcext:value-type="string">
            <text:p>ambari</text:p>
          </table:table-cell>
          <table:table-cell office:value-type="string" calcext:value-type="string">
            <text:p>dmitriusan</text:p>
          </table:table-cell>
          <table:table-cell office:value-type="float" office:value="129888" calcext:value-type="float">
            <text:p>129888</text:p>
          </table:table-cell>
          <table:table-cell office:value-type="float" office:value="193439" calcext:value-type="float">
            <text:p>193439</text:p>
          </table:table-cell>
          <table:table-cell table:number-columns-repeated="2"/>
          <table:table-cell office:value-type="string" calcext:value-type="string">
            <text:p>DiffComment</text:p>
          </table:table-cell>
          <table:table-cell office:value-type="string" calcext:value-type="string">
            <text:p>jhurley</text:p>
          </table:table-cell>
          <table:table-cell office:value-type="string" calcext:value-type="string">
            <text:p>2016-04-25T14:43:31Z</text:p>
          </table:table-cell>
          <table:table-cell office:value-type="string" calcext:value-type="string">
            <text:p>This needs to be "current" alerts:</text:p>
            <text:p/>
            <text:p>`AlertsDAO.findCurrentByCluster()`</text:p>
            <text:p/>
            <text:p>This could potentially pull back 100,000 entries.</text:p>
          </table:table-cell>
          <table:table-cell office:value-type="string" calcext:value-type="string">
            <text:p>true</text:p>
          </table:table-cell>
          <table:table-cell office:value-type="string" calcext:value-type="string">
            <text:p>performance</text:p>
          </table:table-cell>
          <table:table-cell/>
        </table:table-row>
        <table:table-row table:style-name="ro3">
          <table:table-cell office:value-type="float" office:value="58975" calcext:value-type="float">
            <text:p>58975</text:p>
          </table:table-cell>
          <table:table-cell office:value-type="string" calcext:value-type="string">
            <text:p>sentry</text:p>
          </table:table-cell>
          <table:table-cell office:value-type="string" calcext:value-type="string">
            <text:p>kkalyan</text:p>
          </table:table-cell>
          <table:table-cell office:value-type="float" office:value="174868" calcext:value-type="float">
            <text:p>174868</text:p>
          </table:table-cell>
          <table:table-cell office:value-type="float" office:value="248092" calcext:value-type="float">
            <text:p>248092</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7-05-13T00:06:07Z</text:p>
          </table:table-cell>
          <table:table-cell office:value-type="string" calcext:value-type="string">
            <text:p>Is it always JDODataStoreException or we can get different exceptions fro DataNucleus here?</text:p>
            <text:p/>
            <text:p>I'm not sure of it, that is why the current patch continues processing the notifications.</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33620" calcext:value-type="float">
            <text:p>33620</text:p>
          </table:table-cell>
          <table:table-cell office:value-type="string" calcext:value-type="string">
            <text:p>kafka</text:p>
          </table:table-cell>
          <table:table-cell office:value-type="string" calcext:value-type="string">
            <text:p>sriharsha</text:p>
          </table:table-cell>
          <table:table-cell office:value-type="float" office:value="83322" calcext:value-type="float">
            <text:p>83322</text:p>
          </table:table-cell>
          <table:table-cell office:value-type="float" office:value="134520" calcext:value-type="float">
            <text:p>134520</text:p>
          </table:table-cell>
          <table:table-cell table:number-columns-repeated="2"/>
          <table:table-cell office:value-type="string" calcext:value-type="string">
            <text:p>DiffComment</text:p>
          </table:table-cell>
          <table:table-cell office:value-type="string" calcext:value-type="string">
            <text:p>junrao</text:p>
          </table:table-cell>
          <table:table-cell office:value-type="string" calcext:value-type="string">
            <text:p>2015-05-15T14:20:50Z</text:p>
          </table:table-cell>
          <table:table-cell office:value-type="string" calcext:value-type="string">
            <text:p>unused</text:p>
          </table:table-cell>
          <table:table-cell office:value-type="string" calcext:value-type="string">
            <text:p>true</text:p>
          </table:table-cell>
          <table:table-cell office:value-type="string" calcext:value-type="string">
            <text:p>deadCode</text:p>
          </table:table-cell>
          <table:table-cell table:style-name="ce3" office:value-type="string" calcext:value-type="string">
            <text:p>true</text:p>
          </table:table-cell>
        </table:table-row>
        <table:table-row table:style-name="ro1">
          <table:table-cell office:value-type="float" office:value="58002" calcext:value-type="float">
            <text:p>58002</text:p>
          </table:table-cell>
          <table:table-cell office:value-type="string" calcext:value-type="string">
            <text:p>ambari</text:p>
          </table:table-cell>
          <table:table-cell office:value-type="string" calcext:value-type="string">
            <text:p>dili</text:p>
          </table:table-cell>
          <table:table-cell office:value-type="float" office:value="170950" calcext:value-type="float">
            <text:p>170950</text:p>
          </table:table-cell>
          <table:table-cell table:number-columns-repeated="3"/>
          <table:table-cell office:value-type="string" calcext:value-type="string">
            <text:p>Review.body_top</text:p>
          </table:table-cell>
          <table:table-cell office:value-type="string" calcext:value-type="string">
            <text:p>afernandez</text:p>
          </table:table-cell>
          <table:table-cell office:value-type="string" calcext:value-type="string">
            <text:p>2017-04-04T00:46:26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3879" calcext:value-type="float">
            <text:p>43879</text:p>
          </table:table-cell>
          <table:table-cell office:value-type="string" calcext:value-type="string">
            <text:p>mesos</text:p>
          </table:table-cell>
          <table:table-cell office:value-type="string" calcext:value-type="string">
            <text:p>bbannier</text:p>
          </table:table-cell>
          <table:table-cell office:value-type="float" office:value="124937" calcext:value-type="float">
            <text:p>124937</text:p>
          </table:table-cell>
          <table:table-cell office:value-type="float" office:value="187644" calcext:value-type="float">
            <text:p>187644</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6-03-23T01:53:25Z</text:p>
          </table:table-cell>
          <table:table-cell office:value-type="string" calcext:value-type="string">
            <text:p>s/Metrics/Metric/ in this patch since there's only one</text:p>
          </table:table-cell>
          <table:table-cell office:value-type="string" calcext:value-type="string">
            <text:p>false</text:p>
          </table:table-cell>
          <table:table-cell office:value-type="string" calcext:value-type="string">
            <text:p>naming</text:p>
          </table:table-cell>
          <table:table-cell/>
        </table:table-row>
        <table:table-row table:style-name="ro2">
          <table:table-cell office:value-type="float" office:value="13523" calcext:value-type="float">
            <text:p>13523</text:p>
          </table:table-cell>
          <table:table-cell office:value-type="string" calcext:value-type="string">
            <text:p>cloudstack-git</text:p>
          </table:table-cell>
          <table:table-cell office:value-type="string" calcext:value-type="string">
            <text:p>ashutoshk</text:p>
          </table:table-cell>
          <table:table-cell office:value-type="float" office:value="25146" calcext:value-type="float">
            <text:p>25146</text:p>
          </table:table-cell>
          <table:table-cell office:value-type="float" office:value="49377" calcext:value-type="float">
            <text:p>49377</text:p>
          </table:table-cell>
          <table:table-cell table:number-columns-repeated="2"/>
          <table:table-cell office:value-type="string" calcext:value-type="string">
            <text:p>DiffComment</text:p>
          </table:table-cell>
          <table:table-cell office:value-type="string" calcext:value-type="string">
            <text:p>tsp</text:p>
          </table:table-cell>
          <table:table-cell office:value-type="string" calcext:value-type="string">
            <text:p>2013-08-15T04:46:45Z</text:p>
          </table:table-cell>
          <table:table-cell office:value-type="string" calcext:value-type="string">
            <text:p>"%s affinity groups listed by admin with id %s. Expected 1" % (count, id)</text:p>
            <text:p/>
            <text:p>^ This is much better for debugging and takes the form of expected against observed.</text:p>
            <text:p/>
            <text:p>Updated assert to be inline with review comment</text:p>
          </table:table-cell>
          <table:table-cell office:value-type="string" calcext:value-type="string">
            <text:p>false</text:p>
          </table:table-cell>
          <table:table-cell office:value-type="string" calcext:value-type="string">
            <text:p>logMessage</text:p>
          </table:table-cell>
          <table:table-cell/>
        </table:table-row>
        <table:table-row table:style-name="ro1">
          <table:table-cell office:value-type="float" office:value="24263" calcext:value-type="float">
            <text:p>24263</text:p>
          </table:table-cell>
          <table:table-cell office:value-type="string" calcext:value-type="string">
            <text:p>hive-git</text:p>
          </table:table-cell>
          <table:table-cell office:value-type="string" calcext:value-type="string">
            <text:p>vikram.dixit</text:p>
          </table:table-cell>
          <table:table-cell office:value-type="float" office:value="54012" calcext:value-type="float">
            <text:p>54012</text:p>
          </table:table-cell>
          <table:table-cell office:value-type="float" office:value="93897" calcext:value-type="float">
            <text:p>93897</text:p>
          </table:table-cell>
          <table:table-cell table:number-columns-repeated="2"/>
          <table:table-cell office:value-type="string" calcext:value-type="string">
            <text:p>DiffComment</text:p>
          </table:table-cell>
          <table:table-cell office:value-type="string" calcext:value-type="string">
            <text:p>haglein</text:p>
          </table:table-cell>
          <table:table-cell office:value-type="string" calcext:value-type="string">
            <text:p>2014-09-19T21:02:59Z</text:p>
          </table:table-cell>
          <table:table-cell office:value-type="string" calcext:value-type="string">
            <text:p>can you move this into init?</text:p>
          </table:table-cell>
          <table:table-cell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49864" calcext:value-type="float">
            <text:p>49864</text:p>
          </table:table-cell>
          <table:table-cell office:value-type="string" calcext:value-type="string">
            <text:p>mesos</text:p>
          </table:table-cell>
          <table:table-cell office:value-type="string" calcext:value-type="string">
            <text:p>HarisCh</text:p>
          </table:table-cell>
          <table:table-cell office:value-type="float" office:value="141599" calcext:value-type="float">
            <text:p>141599</text:p>
          </table:table-cell>
          <table:table-cell office:value-type="float" office:value="206937" calcext:value-type="float">
            <text:p>206937</text:p>
          </table:table-cell>
          <table:table-cell table:number-columns-repeated="2"/>
          <table:table-cell office:value-type="string" calcext:value-type="string">
            <text:p>DiffComment</text:p>
          </table:table-cell>
          <table:table-cell office:value-type="string" calcext:value-type="string">
            <text:p>haosdent</text:p>
          </table:table-cell>
          <table:table-cell office:value-type="string" calcext:value-type="string">
            <text:p>2016-07-10T06:29:05Z</text:p>
          </table:table-cell>
          <table:table-cell office:value-type="string" calcext:value-type="string">
            <text:p>`path::join(flags.launcher_dir, "mesos-containerizer")`</text:p>
          </table:table-cell>
          <table:table-cell office:value-type="string" calcext:value-type="string">
            <text:p>false</text:p>
          </table:table-cell>
          <table:table-cell office:value-type="string" calcext:value-type="string">
            <text:p>formatting</text:p>
          </table:table-cell>
          <table:table-cell table:style-name="ce3" office:value-type="string" calcext:value-type="string">
            <text:p>true</text:p>
          </table:table-cell>
        </table:table-row>
        <table:table-row table:style-name="ro1">
          <table:table-cell office:value-type="float" office:value="47750" calcext:value-type="float">
            <text:p>47750</text:p>
          </table:table-cell>
          <table:table-cell office:value-type="string" calcext:value-type="string">
            <text:p>sqoop-sqoop2</text:p>
          </table:table-cell>
          <table:table-cell office:value-type="string" calcext:value-type="string">
            <text:p>begyed</text:p>
          </table:table-cell>
          <table:table-cell office:value-type="float" office:value="134507" calcext:value-type="float">
            <text:p>134507</text:p>
          </table:table-cell>
          <table:table-cell table:number-columns-repeated="3"/>
          <table:table-cell office:value-type="string" calcext:value-type="string">
            <text:p>Review.body_top</text:p>
          </table:table-cell>
          <table:table-cell office:value-type="string" calcext:value-type="string">
            <text:p>abrahamfine</text:p>
          </table:table-cell>
          <table:table-cell office:value-type="string" calcext:value-type="string">
            <text:p>2016-05-24T03:40:53Z</text:p>
          </table:table-cell>
          <table:table-cell office:value-type="string" calcext:value-type="string">
            <text:p>it looks like "all" is used by the client and the server. Perhaps we can move the constant to a shared library (sqoop-common)?</text:p>
          </table:table-cell>
          <table:table-cell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8137" calcext:value-type="float">
            <text:p>8137</text:p>
          </table:table-cell>
          <table:table-cell office:value-type="string" calcext:value-type="string">
            <text:p>oozie</text:p>
          </table:table-cell>
          <table:table-cell office:value-type="string" calcext:value-type="string">
            <text:p>chitnis</text:p>
          </table:table-cell>
          <table:table-cell office:value-type="float" office:value="13703" calcext:value-type="float">
            <text:p>13703</text:p>
          </table:table-cell>
          <table:table-cell office:value-type="float" office:value="29373" calcext:value-type="float">
            <text:p>29373</text:p>
          </table:table-cell>
          <table:table-cell table:number-columns-repeated="2"/>
          <table:table-cell office:value-type="string" calcext:value-type="string">
            <text:p>DiffComment</text:p>
          </table:table-cell>
          <table:table-cell office:value-type="string" calcext:value-type="string">
            <text:p>kamrul</text:p>
          </table:table-cell>
          <table:table-cell office:value-type="string" calcext:value-type="string">
            <text:p>2012-11-25T04:28:29Z</text:p>
          </table:table-cell>
          <table:table-cell office:value-type="string" calcext:value-type="string">
            <text:p>just log a message. </text:p>
          </table:table-cell>
          <table:table-cell office:value-type="string" calcext:value-type="string">
            <text:p>true</text:p>
          </table:table-cell>
          <table:table-cell office:value-type="string" calcext:value-type="string">
            <text:p>logPoint</text:p>
          </table:table-cell>
          <table:table-cell/>
        </table:table-row>
        <table:table-row table:style-name="ro1">
          <table:table-cell office:value-type="float" office:value="22740" calcext:value-type="float">
            <text:p>22740</text:p>
          </table:table-cell>
          <table:table-cell office:value-type="string" calcext:value-type="string">
            <text:p>mesos</text:p>
          </table:table-cell>
          <table:table-cell office:value-type="string" calcext:value-type="string">
            <text:p>xujyan</text:p>
          </table:table-cell>
          <table:table-cell office:value-type="float" office:value="46349" calcext:value-type="float">
            <text:p>46349</text:p>
          </table:table-cell>
          <table:table-cell office:value-type="float" office:value="81688" calcext:value-type="float">
            <text:p>81688</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4-06-22T04:09:19Z</text:p>
          </table:table-cell>
          <table:table-cell office:value-type="string" calcext:value-type="string">
            <text:p>Why do you need to pass CreateMasterFlags() here? </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33823" calcext:value-type="float">
            <text:p>33823</text:p>
          </table:table-cell>
          <table:table-cell office:value-type="string" calcext:value-type="string">
            <text:p>mesos</text:p>
          </table:table-cell>
          <table:table-cell office:value-type="string" calcext:value-type="string">
            <text:p>arojas</text:p>
          </table:table-cell>
          <table:table-cell office:value-type="float" office:value="85754" calcext:value-type="float">
            <text:p>85754</text:p>
          </table:table-cell>
          <table:table-cell office:value-type="float" office:value="137503" calcext:value-type="float">
            <text:p>137503</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5-06-02T11:36:37Z</text:p>
          </table:table-cell>
          <table:table-cell office:value-type="string" calcext:value-type="string">
            <text:p>s/this/This/</text:p>
          </table:table-cell>
          <table:table-cell office:value-type="string" calcext:value-type="string">
            <text:p>false</text:p>
          </table:table-cell>
          <table:table-cell office:value-type="string" calcext:value-type="string">
            <text:p>documentation</text:p>
          </table:table-cell>
          <table:table-cell table:style-name="ce3" office:value-type="string" calcext:value-type="string">
            <text:p>true</text:p>
          </table:table-cell>
        </table:table-row>
        <table:table-row table:style-name="ro3">
          <table:table-cell office:value-type="float" office:value="24293" calcext:value-type="float">
            <text:p>24293</text:p>
          </table:table-cell>
          <table:table-cell office:value-type="string" calcext:value-type="string">
            <text:p>hive-git</text:p>
          </table:table-cell>
          <table:table-cell office:value-type="string" calcext:value-type="string">
            <text:p>dongc</text:p>
          </table:table-cell>
          <table:table-cell office:value-type="float" office:value="51071" calcext:value-type="float">
            <text:p>51071</text:p>
          </table:table-cell>
          <table:table-cell office:value-type="float" office:value="89028" calcext:value-type="float">
            <text:p>89028</text:p>
          </table:table-cell>
          <table:table-cell table:number-columns-repeated="2"/>
          <table:table-cell office:value-type="string" calcext:value-type="string">
            <text:p>DiffComment</text:p>
          </table:table-cell>
          <table:table-cell office:value-type="string" calcext:value-type="string">
            <text:p>thejas</text:p>
          </table:table-cell>
          <table:table-cell office:value-type="string" calcext:value-type="string">
            <text:p>2014-08-26T08:44:16Z</text:p>
          </table:table-cell>
          <table:table-cell office:value-type="string" calcext:value-type="string">
            <text:p>Can you also try fetching the log here, just to make sure that no error is thrown. Then verify that the accumulated log has expected results.</text:p>
            <text:p/>
            <text:p>You can also reduce the sleep from 1000 to 100 or so, so that multiple fetch results on log get called.</text:p>
          </table:table-cell>
          <table:table-cell office:value-type="string" calcext:value-type="string">
            <text:p>false</text:p>
          </table:table-cell>
          <table:table-cell office:value-type="string" calcext:value-type="string">
            <text:p>testRequirements</text:p>
          </table:table-cell>
          <table:table-cell table:style-name="ce3" office:value-type="string" calcext:value-type="string">
            <text:p>true</text:p>
          </table:table-cell>
        </table:table-row>
        <table:table-row table:style-name="ro2">
          <table:table-cell office:value-type="float" office:value="63453" calcext:value-type="float">
            <text:p>63453</text:p>
          </table:table-cell>
          <table:table-cell office:value-type="string" calcext:value-type="string">
            <text:p>mesos</text:p>
          </table:table-cell>
          <table:table-cell office:value-type="string" calcext:value-type="string">
            <text:p>mcypark</text:p>
          </table:table-cell>
          <table:table-cell office:value-type="float" office:value="189787" calcext:value-type="float">
            <text:p>189787</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7-11-01T07:55:56Z</text:p>
          </table:table-cell>
          <table:table-cell office:value-type="string" calcext:value-type="string">
            <text:p>Patch looks great!</text:p>
            <text:p/>
            <text:p>Reviews applied: [63453]</text:p>
            <text:p/>
            <text:p>Passed command: export OS='ubuntu:14.04' BUILDTOOL='autotools' COMPILER='gcc' CONFIGURATION='--verbose --disable-libtool-wrappers' ENVIRONMENT='GLOG_v=1 MESOS_VERBOSE=1'; ./support/docker-build.sh</text:p>
          </table:table-cell>
          <table:table-cell office:value-type="string" calcext:value-type="string">
            <text:p>false</text:p>
          </table:table-cell>
          <table:table-cell office:value-type="string" calcext:value-type="string">
            <text:p>bot</text:p>
          </table:table-cell>
          <table:table-cell/>
        </table:table-row>
        <table:table-row table:style-name="ro3">
          <table:table-cell office:value-type="float" office:value="45360" calcext:value-type="float">
            <text:p>45360</text:p>
          </table:table-cell>
          <table:table-cell office:value-type="string" calcext:value-type="string">
            <text:p>mesos</text:p>
          </table:table-cell>
          <table:table-cell office:value-type="string" calcext:value-type="string">
            <text:p>gyliu</text:p>
          </table:table-cell>
          <table:table-cell office:value-type="float" office:value="126971" calcext:value-type="float">
            <text:p>126971</text:p>
          </table:table-cell>
          <table:table-cell office:value-type="float" office:value="190097" calcext:value-type="float">
            <text:p>190097</text:p>
          </table:table-cell>
          <table:table-cell table:number-columns-repeated="2"/>
          <table:table-cell office:value-type="string" calcext:value-type="string">
            <text:p>DiffComment</text:p>
          </table:table-cell>
          <table:table-cell office:value-type="string" calcext:value-type="string">
            <text:p>gilbert</text:p>
          </table:table-cell>
          <table:table-cell office:value-type="string" calcext:value-type="string">
            <text:p>2016-04-13T08:54:15Z</text:p>
          </table:table-cell>
          <table:table-cell office:value-type="string" calcext:value-type="string">
            <text:p>`driver_options` is an optional field, right? This may lead to segfault.</text:p>
            <text:p/>
            <text:p>This type is now changed to `repeated parameter`</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24857" calcext:value-type="float">
            <text:p>24857</text:p>
          </table:table-cell>
          <table:table-cell office:value-type="string" calcext:value-type="string">
            <text:p>hbase-git</text:p>
          </table:table-cell>
          <table:table-cell office:value-type="string" calcext:value-type="string">
            <text:p>busbey</text:p>
          </table:table-cell>
          <table:table-cell office:value-type="float" office:value="61478" calcext:value-type="float">
            <text:p>61478</text:p>
          </table:table-cell>
          <table:table-cell office:value-type="float" office:value="103121" calcext:value-type="float">
            <text:p>103121</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4-11-15T06:54:55Z</text:p>
          </table:table-cell>
          <table:table-cell office:value-type="string" calcext:value-type="string">
            <text:p>Man, after all this renaming of types, you leave the variable name be 'log'. Want to change it to 'wal'?</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65018" calcext:value-type="float">
            <text:p>65018</text:p>
          </table:table-cell>
          <table:table-cell office:value-type="string" calcext:value-type="string">
            <text:p>hive-git</text:p>
          </table:table-cell>
          <table:table-cell office:value-type="string" calcext:value-type="string">
            <text:p>pvary</text:p>
          </table:table-cell>
          <table:table-cell office:value-type="float" office:value="195114" calcext:value-type="float">
            <text:p>195114</text:p>
          </table:table-cell>
          <table:table-cell/>
          <table:table-cell office:value-type="float" office:value="195140" calcext:value-type="float">
            <text:p>195140</text:p>
          </table:table-cell>
          <table:table-cell/>
          <table:table-cell office:value-type="string" calcext:value-type="string">
            <text:p>Review.reply.body_top</text:p>
          </table:table-cell>
          <table:table-cell office:value-type="string" calcext:value-type="string">
            <text:p>pvary</text:p>
          </table:table-cell>
          <table:table-cell office:value-type="string" calcext:value-type="string">
            <text:p>2018-01-10T15:49:55Z</text:p>
          </table:table-cell>
          <table:table-cell office:value-type="string" calcext:value-type="string">
            <text:p>Thanks for the review Vihang!</text:p>
          </table:table-cell>
          <table:table-cell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32382" calcext:value-type="float">
            <text:p>32382</text:p>
          </table:table-cell>
          <table:table-cell office:value-type="string" calcext:value-type="string">
            <text:p>hive-git</text:p>
          </table:table-cell>
          <table:table-cell office:value-type="string" calcext:value-type="string">
            <text:p>vikram.dixit</text:p>
          </table:table-cell>
          <table:table-cell office:value-type="float" office:value="77782" calcext:value-type="float">
            <text:p>77782</text:p>
          </table:table-cell>
          <table:table-cell office:value-type="float" office:value="126002" calcext:value-type="float">
            <text:p>126002</text:p>
          </table:table-cell>
          <table:table-cell table:number-columns-repeated="2"/>
          <table:table-cell office:value-type="string" calcext:value-type="string">
            <text:p>DiffComment</text:p>
          </table:table-cell>
          <table:table-cell office:value-type="string" calcext:value-type="string">
            <text:p>haglein</text:p>
          </table:table-cell>
          <table:table-cell office:value-type="string" calcext:value-type="string">
            <text:p>2015-03-27T22:12:34Z</text:p>
          </table:table-cell>
          <table:table-cell office:value-type="string" calcext:value-type="string">
            <text:p>can you please add comments to this class and method. it's very difficult to undertstand what these parameters are and what you're trying to achieve</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505" calcext:value-type="float">
            <text:p>505</text:p>
          </table:table-cell>
          <table:table-cell office:value-type="string" calcext:value-type="string">
            <text:p>hive-git</text:p>
          </table:table-cell>
          <table:table-cell office:value-type="string" calcext:value-type="string">
            <text:p>pkalmegh</text:p>
          </table:table-cell>
          <table:table-cell office:value-type="float" office:value="339" calcext:value-type="float">
            <text:p>339</text:p>
          </table:table-cell>
          <table:table-cell office:value-type="float" office:value="690" calcext:value-type="float">
            <text:p>690</text:p>
          </table:table-cell>
          <table:table-cell table:number-columns-repeated="2"/>
          <table:table-cell office:value-type="string" calcext:value-type="string">
            <text:p>DiffComment</text:p>
          </table:table-cell>
          <table:table-cell office:value-type="string" calcext:value-type="string">
            <text:p>jvs</text:p>
          </table:table-cell>
          <table:table-cell office:value-type="string" calcext:value-type="string">
            <text:p>2011-03-17T16:56:17Z</text:p>
          </table:table-cell>
          <table:table-cell office:value-type="string" calcext:value-type="string">
            <text:p>I see query_has_distinct being written but never read. <text:s/>Why do we need it? <text:s/>I don't think we want to be relying on the parse tree at all.</text:p>
          </table:table-cell>
          <table:table-cell office:value-type="string" calcext:value-type="string">
            <text:p>true</text:p>
          </table:table-cell>
          <table:table-cell office:value-type="string" calcext:value-type="string">
            <text:p>deadCode</text:p>
          </table:table-cell>
          <table:table-cell/>
        </table:table-row>
        <table:table-row table:style-name="ro1">
          <table:table-cell office:value-type="float" office:value="17734" calcext:value-type="float">
            <text:p>17734</text:p>
          </table:table-cell>
          <table:table-cell office:value-type="string" calcext:value-type="string">
            <text:p>aurora</text:p>
          </table:table-cell>
          <table:table-cell office:value-type="string" calcext:value-type="string">
            <text:p>protochron</text:p>
          </table:table-cell>
          <table:table-cell office:value-type="float" office:value="33706" calcext:value-type="float">
            <text:p>33706</text:p>
          </table:table-cell>
          <table:table-cell office:value-type="float" office:value="63304" calcext:value-type="float">
            <text:p>63304</text:p>
          </table:table-cell>
          <table:table-cell table:number-columns-repeated="2"/>
          <table:table-cell office:value-type="string" calcext:value-type="string">
            <text:p>DiffComment</text:p>
          </table:table-cell>
          <table:table-cell office:value-type="string" calcext:value-type="string">
            <text:p>wickman</text:p>
          </table:table-cell>
          <table:table-cell office:value-type="string" calcext:value-type="string">
            <text:p>2014-02-05T19:34:07Z</text:p>
          </table:table-cell>
          <table:table-cell office:value-type="string" calcext:value-type="string">
            <text:p>this newline can be removed. <text:s/>not sure why it was there to begin with.</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4621" calcext:value-type="float">
            <text:p>64621</text:p>
          </table:table-cell>
          <table:table-cell office:value-type="string" calcext:value-type="string">
            <text:p>mesos</text:p>
          </table:table-cell>
          <table:table-cell office:value-type="string" calcext:value-type="string">
            <text:p>chhsia0</text:p>
          </table:table-cell>
          <table:table-cell office:value-type="float" office:value="193963" calcext:value-type="float">
            <text:p>193963</text:p>
          </table:table-cell>
          <table:table-cell office:value-type="float" office:value="272647" calcext:value-type="float">
            <text:p>272647</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7-12-15T21:43:06Z</text:p>
          </table:table-cell>
          <table:table-cell office:value-type="string" calcext:value-type="string">
            <text:p>When you do `profiles.at`, you assumes that the profile already exist? Can you add some CHECK if that's your assumption? Ditto other places.</text:p>
          </table:table-cell>
          <table:table-cell office:value-type="string" calcext:value-type="string">
            <text:p>true</text:p>
          </table:table-cell>
          <table:table-cell office:value-type="string" calcext:value-type="string">
            <text:p>interfaceContract</text:p>
          </table:table-cell>
          <table:table-cell/>
        </table:table-row>
        <table:table-row table:style-name="ro3">
          <table:table-cell office:value-type="float" office:value="31277" calcext:value-type="float">
            <text:p>31277</text:p>
          </table:table-cell>
          <table:table-cell office:value-type="string" calcext:value-type="string">
            <text:p>zookeeper-git</text:p>
          </table:table-cell>
          <table:table-cell office:value-type="string" calcext:value-type="string">
            <text:p>hdeng</text:p>
          </table:table-cell>
          <table:table-cell office:value-type="float" office:value="74846" calcext:value-type="float">
            <text:p>74846</text:p>
          </table:table-cell>
          <table:table-cell office:value-type="float" office:value="121642" calcext:value-type="float">
            <text:p>121642</text:p>
          </table:table-cell>
          <table:table-cell table:number-columns-repeated="2"/>
          <table:table-cell office:value-type="string" calcext:value-type="string">
            <text:p>DiffComment</text:p>
          </table:table-cell>
          <table:table-cell office:value-type="string" calcext:value-type="string">
            <text:p>rgs</text:p>
          </table:table-cell>
          <table:table-cell office:value-type="string" calcext:value-type="string">
            <text:p>2015-03-02T23:15:46Z</text:p>
          </table:table-cell>
          <table:table-cell office:value-type="string" calcext:value-type="string">
            <text:p>i think you are changing the behavior here.. before we'd throw IllegalArgumentException if clientPortAddress != null &amp;&amp; clientPort == 0.. not anymore</text:p>
            <text:p/>
            <text:p>Good catch.</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9756" calcext:value-type="float">
            <text:p>9756</text:p>
          </table:table-cell>
          <table:table-cell office:value-type="string" calcext:value-type="string">
            <text:p>oozie</text:p>
          </table:table-cell>
          <table:table-cell office:value-type="string" calcext:value-type="string">
            <text:p>rohini</text:p>
          </table:table-cell>
          <table:table-cell office:value-type="float" office:value="17429" calcext:value-type="float">
            <text:p>17429</text:p>
          </table:table-cell>
          <table:table-cell table:number-columns-repeated="3"/>
          <table:table-cell office:value-type="string" calcext:value-type="string">
            <text:p>Review.body_top</text:p>
          </table:table-cell>
          <table:table-cell office:value-type="string" calcext:value-type="string">
            <text:p>chitnis</text:p>
          </table:table-cell>
          <table:table-cell office:value-type="string" calcext:value-type="string">
            <text:p>2013-03-05T22:44:05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5208" calcext:value-type="float">
            <text:p>45208</text:p>
          </table:table-cell>
          <table:table-cell office:value-type="string" calcext:value-type="string">
            <text:p>ambari</text:p>
          </table:table-cell>
          <table:table-cell office:value-type="string" calcext:value-type="string">
            <text:p>oleewere</text:p>
          </table:table-cell>
          <table:table-cell office:value-type="float" office:value="125834" calcext:value-type="float">
            <text:p>125834</text:p>
          </table:table-cell>
          <table:table-cell office:value-type="float" office:value="188707" calcext:value-type="float">
            <text:p>188707</text:p>
          </table:table-cell>
          <table:table-cell table:number-columns-repeated="2"/>
          <table:table-cell office:value-type="string" calcext:value-type="string">
            <text:p>DiffComment</text:p>
          </table:table-cell>
          <table:table-cell office:value-type="string" calcext:value-type="string">
            <text:p>stoader</text:p>
          </table:table-cell>
          <table:table-cell office:value-type="string" calcext:value-type="string">
            <text:p>2016-03-29T10:01:58Z</text:p>
          </table:table-cell>
          <table:table-cell office:value-type="string" calcext:value-type="string">
            <text:p>Document what us this regexp used for.</text:p>
          </table:table-cell>
          <table:table-cell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56709" calcext:value-type="float">
            <text:p>56709</text:p>
          </table:table-cell>
          <table:table-cell office:value-type="string" calcext:value-type="string">
            <text:p>sentry</text:p>
          </table:table-cell>
          <table:table-cell office:value-type="string" calcext:value-type="string">
            <text:p>kkalyan</text:p>
          </table:table-cell>
          <table:table-cell office:value-type="float" office:value="166277" calcext:value-type="float">
            <text:p>166277</text:p>
          </table:table-cell>
          <table:table-cell office:value-type="float" office:value="238194" calcext:value-type="float">
            <text:p>238194</text:p>
          </table:table-cell>
          <table:table-cell table:number-columns-repeated="2"/>
          <table:table-cell office:value-type="string" calcext:value-type="string">
            <text:p>DiffComment</text:p>
          </table:table-cell>
          <table:table-cell office:value-type="string" calcext:value-type="string">
            <text:p>hahao</text:p>
          </table:table-cell>
          <table:table-cell office:value-type="string" calcext:value-type="string">
            <text:p>2017-02-22T23:18:58Z</text:p>
          </table:table-cell>
          <table:table-cell office:value-type="string" calcext:value-type="string">
            <text:p>Can you put add the contraint into another queries as you did for 008-SENTRY-1569.mysql.sql?</text:p>
            <text:p/>
            <text:p>I have not added constraint in 008-SENTRY-1569.mysql.sql as a seperate query. I just followed the convetion followed in th earlier sql statements.</text:p>
          </table:table-cell>
          <table:table-cell office:value-type="string" calcext:value-type="string">
            <text:p>false</text:p>
          </table:table-cell>
          <table:table-cell table:number-columns-repeated="2"/>
        </table:table-row>
        <table:table-row table:style-name="ro1">
          <table:table-cell office:value-type="float" office:value="32003" calcext:value-type="float">
            <text:p>32003</text:p>
          </table:table-cell>
          <table:table-cell office:value-type="string" calcext:value-type="string">
            <text:p>ambari</text:p>
          </table:table-cell>
          <table:table-cell office:value-type="string" calcext:value-type="string">
            <text:p>billie.rinaldi</text:p>
          </table:table-cell>
          <table:table-cell office:value-type="float" office:value="76448" calcext:value-type="float">
            <text:p>76448</text:p>
          </table:table-cell>
          <table:table-cell table:number-columns-repeated="3"/>
          <table:table-cell office:value-type="string" calcext:value-type="string">
            <text:p>Review.body_top</text:p>
          </table:table-cell>
          <table:table-cell office:value-type="string" calcext:value-type="string">
            <text:p>jaimin</text:p>
          </table:table-cell>
          <table:table-cell office:value-type="string" calcext:value-type="string">
            <text:p>2015-03-13T22:09:04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26805" calcext:value-type="float">
            <text:p>26805</text:p>
          </table:table-cell>
          <table:table-cell office:value-type="string" calcext:value-type="string">
            <text:p>hive-git</text:p>
          </table:table-cell>
          <table:table-cell office:value-type="string" calcext:value-type="string">
            <text:p>myunghoonse</text:p>
          </table:table-cell>
          <table:table-cell office:value-type="float" office:value="57944" calcext:value-type="float">
            <text:p>57944</text:p>
          </table:table-cell>
          <table:table-cell table:number-columns-repeated="3"/>
          <table:table-cell office:value-type="string" calcext:value-type="string">
            <text:p>Review.body_top</text:p>
          </table:table-cell>
          <table:table-cell office:value-type="string" calcext:value-type="string">
            <text:p>myunghoonse</text:p>
          </table:table-cell>
          <table:table-cell office:value-type="string" calcext:value-type="string">
            <text:p>2014-10-23T00:37:56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8681" calcext:value-type="float">
            <text:p>48681</text:p>
          </table:table-cell>
          <table:table-cell office:value-type="string" calcext:value-type="string">
            <text:p>ambari</text:p>
          </table:table-cell>
          <table:table-cell office:value-type="string" calcext:value-type="string">
            <text:p>nitiraj.rathore</text:p>
          </table:table-cell>
          <table:table-cell office:value-type="float" office:value="138528" calcext:value-type="float">
            <text:p>138528</text:p>
          </table:table-cell>
          <table:table-cell table:number-columns-repeated="3"/>
          <table:table-cell office:value-type="string" calcext:value-type="string">
            <text:p>Review.body_top</text:p>
          </table:table-cell>
          <table:table-cell office:value-type="string" calcext:value-type="string">
            <text:p>dipayanb</text:p>
          </table:table-cell>
          <table:table-cell office:value-type="string" calcext:value-type="string">
            <text:p>2016-06-20T06:18:23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6888" calcext:value-type="float">
            <text:p>66888</text:p>
          </table:table-cell>
          <table:table-cell office:value-type="string" calcext:value-type="string">
            <text:p>sentry</text:p>
          </table:table-cell>
          <table:table-cell office:value-type="string" calcext:value-type="string">
            <text:p>moist</text:p>
          </table:table-cell>
          <table:table-cell office:value-type="float" office:value="202380" calcext:value-type="float">
            <text:p>202380</text:p>
          </table:table-cell>
          <table:table-cell office:value-type="float" office:value="284192" calcext:value-type="float">
            <text:p>284192</text:p>
          </table:table-cell>
          <table:table-cell table:number-columns-repeated="2"/>
          <table:table-cell office:value-type="string" calcext:value-type="string">
            <text:p>DiffComment</text:p>
          </table:table-cell>
          <table:table-cell office:value-type="string" calcext:value-type="string">
            <text:p>moist</text:p>
          </table:table-cell>
          <table:table-cell office:value-type="string" calcext:value-type="string">
            <text:p>2018-05-09T20:12:35Z</text:p>
          </table:table-cell>
          <table:table-cell office:value-type="string" calcext:value-type="string">
            <text:p>change namespaces</text:p>
          </table:table-cell>
          <table:table-cell office:value-type="string" calcext:value-type="string">
            <text:p>true</text:p>
          </table:table-cell>
          <table:table-cell office:value-type="string" calcext:value-type="string">
            <text:p>refactoring</text:p>
          </table:table-cell>
          <table:table-cell/>
        </table:table-row>
        <table:table-row table:style-name="ro3">
          <table:table-cell office:value-type="float" office:value="13172" calcext:value-type="float">
            <text:p>13172</text:p>
          </table:table-cell>
          <table:table-cell office:value-type="string" calcext:value-type="string">
            <text:p>mahout-git</text:p>
          </table:table-cell>
          <table:table-cell office:value-type="string" calcext:value-type="string">
            <text:p>kunyang</text:p>
          </table:table-cell>
          <table:table-cell office:value-type="float" office:value="24941" calcext:value-type="float">
            <text:p>24941</text:p>
          </table:table-cell>
          <table:table-cell office:value-type="float" office:value="49114" calcext:value-type="float">
            <text:p>49114</text:p>
          </table:table-cell>
          <table:table-cell table:number-columns-repeated="2"/>
          <table:table-cell office:value-type="string" calcext:value-type="string">
            <text:p>DiffComment</text:p>
          </table:table-cell>
          <table:table-cell office:value-type="string" calcext:value-type="string">
            <text:p>tdunning</text:p>
          </table:table-cell>
          <table:table-cell office:value-type="string" calcext:value-type="string">
            <text:p>2013-08-09T22:00:09Z</text:p>
          </table:table-cell>
          <table:table-cell office:value-type="string" calcext:value-type="string">
            <text:p>WHat in the world is going on here?  What is special about the last element of the input vector?</text:p>
            <text:p/>
            <text:p>What are you emitting?  Why?  What is the point of the key?  WHy not just use a random number?</text:p>
          </table:table-cell>
          <table:table-cell office:value-type="string" calcext:value-type="string">
            <text:p>true</text:p>
          </table:table-cell>
          <table:table-cell office:value-type="string" calcext:value-type="string">
            <text:p>clarification</text:p>
          </table:table-cell>
          <table:table-cell/>
        </table:table-row>
        <table:table-row table:style-name="ro15">
          <table:table-cell office:value-type="float" office:value="45595" calcext:value-type="float">
            <text:p>45595</text:p>
          </table:table-cell>
          <table:table-cell office:value-type="string" calcext:value-type="string">
            <text:p>mesos</text:p>
          </table:table-cell>
          <table:table-cell office:value-type="string" calcext:value-type="string">
            <text:p>gilbert</text:p>
          </table:table-cell>
          <table:table-cell office:value-type="float" office:value="126881" calcext:value-type="float">
            <text:p>126881</text:p>
          </table:table-cell>
          <table:table-cell office:value-type="float" office:value="189969" calcext:value-type="float">
            <text:p>189969</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6-04-05T19:22:39Z</text:p>
          </table:table-cell>
          <table:table-cell office:value-type="string" calcext:value-type="string">
            <text:p>I would just inline 'setDockerConfig' here.</text:p>
            <text:p/>
            <text:p>Also, do you need to check for 'config.isSome()'? I  would suggest the following logic:</text:p>
            <text:p>```</text:p>
            <text:p>Option&lt;string&gt; home;</text:p>
            <text:p>if (config.isSome()) {</text:p>
            <text:p>  Try&lt;string&gt; _home = os::mkdtemp();</text:p>
            <text:p>  ...</text:p>
            <text:p>  home = _home.get();</text:p>
            <text:p>  ...</text:p>
            <text:p>}</text:p>
            <text:p/>
            <text:p>map&lt;string, string&gt; environment = os::environment();</text:p>
            <text:p>environment[""HOME""] = home.isSome() ? home.get() : directory;</text:p>
            <text:p/>
            <text:p>...</text:p>
            <text:p>```</text:p>
          </table:table-cell>
          <table:table-cell office:value-type="string" calcext:value-type="string">
            <text:p>true</text:p>
          </table:table-cell>
          <table:table-cell office:value-type="string" calcext:value-type="string">
            <text:p>refactoring</text:p>
          </table:table-cell>
          <table:table-cell/>
        </table:table-row>
        <table:table-row table:style-name="ro7">
          <table:table-cell office:value-type="float" office:value="38279" calcext:value-type="float">
            <text:p>38279</text:p>
          </table:table-cell>
          <table:table-cell office:value-type="string" calcext:value-type="string">
            <text:p>mesos</text:p>
          </table:table-cell>
          <table:table-cell office:value-type="string" calcext:value-type="string">
            <text:p>flx42</text:p>
          </table:table-cell>
          <table:table-cell office:value-type="float" office:value="98879" calcext:value-type="float">
            <text:p>98879</text:p>
          </table:table-cell>
          <table:table-cell office:value-type="float" office:value="155532" calcext:value-type="float">
            <text:p>155532</text:p>
          </table:table-cell>
          <table:table-cell table:number-columns-repeated="2"/>
          <table:table-cell office:value-type="string" calcext:value-type="string">
            <text:p>DiffComment</text:p>
          </table:table-cell>
          <table:table-cell office:value-type="string" calcext:value-type="string">
            <text:p>nnielsen</text:p>
          </table:table-cell>
          <table:table-cell office:value-type="string" calcext:value-type="string">
            <text:p>2015-09-19T00:50:44Z</text:p>
          </table:table-cell>
          <table:table-cell office:value-type="string" calcext:value-type="string">
            <text:p>Think we need to sharpen the naming of the hook; the prepended 'slave' just indicates in which component i.e. not in the master. So it reads 'Resources Decorator' seems a bit too broad to me.</text:p>
            <text:p>How about 'InitialResourcesDecorator' or something that indicates that it's during initialization.</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41632" calcext:value-type="float">
            <text:p>41632</text:p>
          </table:table-cell>
          <table:table-cell office:value-type="string" calcext:value-type="string">
            <text:p>mesos</text:p>
          </table:table-cell>
          <table:table-cell office:value-type="string" calcext:value-type="string">
            <text:p>dpravat</text:p>
          </table:table-cell>
          <table:table-cell office:value-type="float" office:value="132483" calcext:value-type="float">
            <text:p>132483</text:p>
          </table:table-cell>
          <table:table-cell office:value-type="float" office:value="196697" calcext:value-type="float">
            <text:p>196697</text:p>
          </table:table-cell>
          <table:table-cell table:number-columns-repeated="2"/>
          <table:table-cell office:value-type="string" calcext:value-type="string">
            <text:p>DiffComment</text:p>
          </table:table-cell>
          <table:table-cell office:value-type="string" calcext:value-type="string">
            <text:p>jvanremoortere</text:p>
          </table:table-cell>
          <table:table-cell office:value-type="string" calcext:value-type="string">
            <text:p>2016-05-11T23:31:10Z</text:p>
          </table:table-cell>
          <table:table-cell office:value-type="string" calcext:value-type="string">
            <text:p>2 blank lines.</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2260" calcext:value-type="float">
            <text:p>62260</text:p>
          </table:table-cell>
          <table:table-cell office:value-type="string" calcext:value-type="string">
            <text:p>hbase-git</text:p>
          </table:table-cell>
          <table:table-cell office:value-type="string" calcext:value-type="string">
            <text:p>zyork</text:p>
          </table:table-cell>
          <table:table-cell office:value-type="float" office:value="185244" calcext:value-type="float">
            <text:p>185244</text:p>
          </table:table-cell>
          <table:table-cell office:value-type="float" office:value="261547" calcext:value-type="float">
            <text:p>261547</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7-09-21T22:44:24Z</text:p>
          </table:table-cell>
          <table:table-cell office:value-type="string" calcext:value-type="string">
            <text:p>I was referring to DoNotRetryIOException</text:p>
          </table:table-cell>
          <table:table-cell office:value-type="string" calcext:value-type="string">
            <text:p>false</text:p>
          </table:table-cell>
          <table:table-cell table:number-columns-repeated="2"/>
        </table:table-row>
        <table:table-row table:style-name="ro1">
          <table:table-cell office:value-type="float" office:value="60105" calcext:value-type="float">
            <text:p>60105</text:p>
          </table:table-cell>
          <table:table-cell office:value-type="string" calcext:value-type="string">
            <text:p>mesos</text:p>
          </table:table-cell>
          <table:table-cell office:value-type="string" calcext:value-type="string">
            <text:p>megha.sharma</text:p>
          </table:table-cell>
          <table:table-cell office:value-type="float" office:value="178388" calcext:value-type="float">
            <text:p>178388</text:p>
          </table:table-cell>
          <table:table-cell office:value-type="float" office:value="252427" calcext:value-type="float">
            <text:p>252427</text:p>
          </table:table-cell>
          <table:table-cell table:number-columns-repeated="2"/>
          <table:table-cell office:value-type="string" calcext:value-type="string">
            <text:p>DiffComment</text:p>
          </table:table-cell>
          <table:table-cell office:value-type="string" calcext:value-type="string">
            <text:p>xujyan</text:p>
          </table:table-cell>
          <table:table-cell office:value-type="string" calcext:value-type="string">
            <text:p>2017-06-21T20:31:58Z</text:p>
          </table:table-cell>
          <table:table-cell office:value-type="string" calcext:value-type="string">
            <text:p>We shouldn't need to construct the same message twice. If the same message can be used either for LOG(INFO) or Failure then we can construct the message in a single place first and decide how to use it / whether to add to it.</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2660" calcext:value-type="float">
            <text:p>32660</text:p>
          </table:table-cell>
          <table:table-cell office:value-type="string" calcext:value-type="string">
            <text:p>mesos</text:p>
          </table:table-cell>
          <table:table-cell office:value-type="string" calcext:value-type="string">
            <text:p>pbrett</text:p>
          </table:table-cell>
          <table:table-cell office:value-type="float" office:value="81575" calcext:value-type="float">
            <text:p>81575</text:p>
          </table:table-cell>
          <table:table-cell table:number-columns-repeated="3"/>
          <table:table-cell office:value-type="string" calcext:value-type="string">
            <text:p>Review.body_top</text:p>
          </table:table-cell>
          <table:table-cell office:value-type="string" calcext:value-type="string">
            <text:p>chzhcn</text:p>
          </table:table-cell>
          <table:table-cell office:value-type="string" calcext:value-type="string">
            <text:p>2015-04-25T01:03:57Z</text:p>
          </table:table-cell>
          <table:table-cell office:value-type="string" calcext:value-type="string">
            <text:p>maybe pull out the improvment part to existing code. makes that part quicker to go in and this one shorter and easier to review.</text:p>
          </table:table-cell>
          <table:table-cell office:value-type="string" calcext:value-type="string">
            <text:p>false</text:p>
          </table:table-cell>
          <table:table-cell office:value-type="string" calcext:value-type="string">
            <text:p>changesetPartitioning</text:p>
          </table:table-cell>
          <table:table-cell/>
        </table:table-row>
        <table:table-row table:style-name="ro1">
          <table:table-cell office:value-type="float" office:value="58435" calcext:value-type="float">
            <text:p>58435</text:p>
          </table:table-cell>
          <table:table-cell office:value-type="string" calcext:value-type="string">
            <text:p>geode</text:p>
          </table:table-cell>
          <table:table-cell office:value-type="string" calcext:value-type="string">
            <text:p>klund</text:p>
          </table:table-cell>
          <table:table-cell office:value-type="float" office:value="172020" calcext:value-type="float">
            <text:p>172020</text:p>
          </table:table-cell>
          <table:table-cell table:number-columns-repeated="3"/>
          <table:table-cell office:value-type="string" calcext:value-type="string">
            <text:p>Review.body_top</text:p>
          </table:table-cell>
          <table:table-cell office:value-type="string" calcext:value-type="string">
            <text:p>jstewart</text:p>
          </table:table-cell>
          <table:table-cell office:value-type="string" calcext:value-type="string">
            <text:p>2017-04-14T19:25:22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6">
          <table:table-cell office:value-type="float" office:value="15866" calcext:value-type="float">
            <text:p>15866</text:p>
          </table:table-cell>
          <table:table-cell office:value-type="string" calcext:value-type="string">
            <text:p>mesos</text:p>
          </table:table-cell>
          <table:table-cell office:value-type="string" calcext:value-type="string">
            <text:p>jieyu</text:p>
          </table:table-cell>
          <table:table-cell office:value-type="float" office:value="29572" calcext:value-type="float">
            <text:p>29572</text:p>
          </table:table-cell>
          <table:table-cell office:value-type="float" office:value="56939" calcext:value-type="float">
            <text:p>56939</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3-12-02T17:11:05Z</text:p>
          </table:table-cell>
          <table:table-cell office:value-type="string" calcext:value-type="string">
            <text:p>If it's unique, how is this possible? To my knowledge, this is only possible if a Shared instance is "shared" via pointers (e.g., Shared&lt;T&gt;*). Maybe we should disallow getting the address of a Shared&lt;T&gt;?</text:p>
            <text:p/>
            <text:p>Ben, good question. This is how this could have happened:</text:p>
            <text:p/>
            <text:p>Shared&lt;int&gt; shared(new int(42));</text:p>
            <text:p>Shared&lt;int&gt; shared2(foo);</text:p>
            <text:p/>
            <text:p>Future&lt;Owned&lt;int&gt; &gt; owned = shared.own(); // 'shared2' is still holding the pointer.</text:p>
            <text:p/>
            <text:p>int* raw = shared2.release(); // Make sure this does not happen.</text:p>
          </table:table-cell>
          <table:table-cell office:value-type="string" calcext:value-type="string">
            <text:p>true</text:p>
          </table:table-cell>
          <table:table-cell office:value-type="string" calcext:value-type="string">
            <text:p>clarification;betterSolution</text:p>
          </table:table-cell>
          <table:table-cell/>
        </table:table-row>
        <table:table-row table:style-name="ro1">
          <table:table-cell office:value-type="float" office:value="69069" calcext:value-type="float">
            <text:p>69069</text:p>
          </table:table-cell>
          <table:table-cell office:value-type="string" calcext:value-type="string">
            <text:p>hbase-git</text:p>
          </table:table-cell>
          <table:table-cell office:value-type="string" calcext:value-type="string">
            <text:p>reidchan</text:p>
          </table:table-cell>
          <table:table-cell office:value-type="float" office:value="210456" calcext:value-type="float">
            <text:p>210456</text:p>
          </table:table-cell>
          <table:table-cell office:value-type="float" office:value="295129" calcext:value-type="float">
            <text:p>295129</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8-11-11T23:16:35Z</text:p>
          </table:table-cell>
          <table:table-cell office:value-type="string" calcext:value-type="string">
            <text:p>This a bug fix?</text:p>
          </table:table-cell>
          <table:table-cell office:value-type="string" calcext:value-type="string">
            <text:p>false</text:p>
          </table:table-cell>
          <table:table-cell office:value-type="string" calcext:value-type="string">
            <text:p>generalQuestion</text:p>
          </table:table-cell>
          <table:table-cell/>
        </table:table-row>
        <table:table-row table:style-name="ro1">
          <table:table-cell office:value-type="float" office:value="48450" calcext:value-type="float">
            <text:p>48450</text:p>
          </table:table-cell>
          <table:table-cell office:value-type="string" calcext:value-type="string">
            <text:p>mesos</text:p>
          </table:table-cell>
          <table:table-cell office:value-type="string" calcext:value-type="string">
            <text:p>guoger</text:p>
          </table:table-cell>
          <table:table-cell office:value-type="float" office:value="136898" calcext:value-type="float">
            <text:p>136898</text:p>
          </table:table-cell>
          <table:table-cell office:value-type="float" office:value="202009" calcext:value-type="float">
            <text:p>202009</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6-06-09T21:34:33Z</text:p>
          </table:table-cell>
          <table:table-cell office:value-type="string" calcext:value-type="string">
            <text:p>this is awesome. thanks for going the extra mile to write this test!!</text:p>
          </table:table-cell>
          <table:table-cell office:value-type="string" calcext:value-type="string">
            <text:p>false</text:p>
          </table:table-cell>
          <table:table-cell office:value-type="string" calcext:value-type="string">
            <text:p>acknowledgment</text:p>
          </table:table-cell>
          <table:table-cell/>
        </table:table-row>
        <table:table-row table:style-name="ro16">
          <table:table-cell office:value-type="float" office:value="54421" calcext:value-type="float">
            <text:p>54421</text:p>
          </table:table-cell>
          <table:table-cell office:value-type="string" calcext:value-type="string">
            <text:p>sqoop-trunk</text:p>
          </table:table-cell>
          <table:table-cell office:value-type="string" calcext:value-type="string">
            <text:p>vasas</text:p>
          </table:table-cell>
          <table:table-cell office:value-type="float" office:value="159709" calcext:value-type="float">
            <text:p>159709</text:p>
          </table:table-cell>
          <table:table-cell table:number-columns-repeated="3"/>
          <table:table-cell office:value-type="string" calcext:value-type="string">
            <text:p>Review.body_top</text:p>
          </table:table-cell>
          <table:table-cell office:value-type="string" calcext:value-type="string">
            <text:p>maugli</text:p>
          </table:table-cell>
          <table:table-cell office:value-type="string" calcext:value-type="string">
            <text:p>2016-12-20T13:07:22Z</text:p>
          </table:table-cell>
          <table:table-cell office:value-type="string" calcext:value-type="string">
            <text:p>Hi Szabi,</text:p>
            <text:p/>
            <text:p>This change looks awesome (especially the JUNIT rule for checking console/log output).</text:p>
            <text:p/>
            <text:p>Although I've found some encapsulation/usability issues/suggestions.</text:p>
            <text:p/>
            <text:p>Would you please considering them, and fixing or sharing your thoughts around?</text:p>
            <text:p/>
            <text:p>Many thanks,</text:p>
            <text:p>Attila</text:p>
          </table:table-cell>
          <table:table-cell office:value-type="string" calcext:value-type="string">
            <text:p>false</text:p>
          </table:table-cell>
          <table:table-cell table:number-columns-repeated="2"/>
        </table:table-row>
        <table:table-row table:style-name="ro1">
          <table:table-cell office:value-type="float" office:value="25549" calcext:value-type="float">
            <text:p>25549</text:p>
          </table:table-cell>
          <table:table-cell office:value-type="string" calcext:value-type="string">
            <text:p>mesos</text:p>
          </table:table-cell>
          <table:table-cell office:value-type="string" calcext:value-type="string">
            <text:p>idownes</text:p>
          </table:table-cell>
          <table:table-cell office:value-type="float" office:value="53402" calcext:value-type="float">
            <text:p>53402</text:p>
          </table:table-cell>
          <table:table-cell office:value-type="float" office:value="93057" calcext:value-type="float">
            <text:p>93057</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4-09-19T23:00:05Z</text:p>
          </table:table-cell>
          <table:table-cell office:value-type="string" calcext:value-type="string">
            <text:p>Ditto, snake_case</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48896" calcext:value-type="float">
            <text:p>48896</text:p>
          </table:table-cell>
          <table:table-cell office:value-type="string" calcext:value-type="string">
            <text:p>hive-git</text:p>
          </table:table-cell>
          <table:table-cell office:value-type="string" calcext:value-type="string">
            <text:p>Prasanth_J</text:p>
          </table:table-cell>
          <table:table-cell office:value-type="float" office:value="138667" calcext:value-type="float">
            <text:p>138667</text:p>
          </table:table-cell>
          <table:table-cell office:value-type="float" office:value="203859" calcext:value-type="float">
            <text:p>203859</text:p>
          </table:table-cell>
          <table:table-cell table:number-columns-repeated="2"/>
          <table:table-cell office:value-type="string" calcext:value-type="string">
            <text:p>DiffComment</text:p>
          </table:table-cell>
          <table:table-cell office:value-type="string" calcext:value-type="string">
            <text:p>Prasanth_J</text:p>
          </table:table-cell>
          <table:table-cell office:value-type="string" calcext:value-type="string">
            <text:p>2016-06-20T20:33:27Z</text:p>
          </table:table-cell>
          <table:table-cell office:value-type="string" calcext:value-type="string">
            <text:p>That was unintenional. Reverted it back.</text:p>
          </table:table-cell>
          <table:table-cell office:value-type="string" calcext:value-type="string">
            <text:p>false</text:p>
          </table:table-cell>
          <table:table-cell table:number-columns-repeated="2"/>
        </table:table-row>
        <table:table-row table:style-name="ro3">
          <table:table-cell office:value-type="float" office:value="24020" calcext:value-type="float">
            <text:p>24020</text:p>
          </table:table-cell>
          <table:table-cell office:value-type="string" calcext:value-type="string">
            <text:p>mesos</text:p>
          </table:table-cell>
          <table:table-cell office:value-type="string" calcext:value-type="string">
            <text:p>jieyu</text:p>
          </table:table-cell>
          <table:table-cell office:value-type="float" office:value="49001" calcext:value-type="float">
            <text:p>49001</text:p>
          </table:table-cell>
          <table:table-cell office:value-type="float" office:value="85837" calcext:value-type="float">
            <text:p>85837</text:p>
          </table:table-cell>
          <table:table-cell table:number-columns-repeated="2"/>
          <table:table-cell office:value-type="string" calcext:value-type="string">
            <text:p>DiffComment</text:p>
          </table:table-cell>
          <table:table-cell office:value-type="string" calcext:value-type="string">
            <text:p>chzhcn</text:p>
          </table:table-cell>
          <table:table-cell office:value-type="string" calcext:value-type="string">
            <text:p>2014-07-30T01:18:39Z</text:p>
          </table:table-cell>
          <table:table-cell office:value-type="string" calcext:value-type="string">
            <text:p>s/is used later/is used again/</text:p>
            <text:p/>
            <text:p>typo from me. :)</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64581" calcext:value-type="float">
            <text:p>64581</text:p>
          </table:table-cell>
          <table:table-cell office:value-type="string" calcext:value-type="string">
            <text:p>mesos</text:p>
          </table:table-cell>
          <table:table-cell office:value-type="string" calcext:value-type="string">
            <text:p>chhsia0</text:p>
          </table:table-cell>
          <table:table-cell office:value-type="float" office:value="193748" calcext:value-type="float">
            <text:p>193748</text:p>
          </table:table-cell>
          <table:table-cell office:value-type="float" office:value="272385" calcext:value-type="float">
            <text:p>272385</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7-12-14T01:13:19Z</text:p>
          </table:table-cell>
          <table:table-cell office:value-type="string" calcext:value-type="string">
            <text:p>Let's pass in `hashmap&lt;string, Bytes&gt; volumes` here and do the parsing in main function.</text:p>
          </table:table-cell>
          <table:table-cell office:value-type="string" calcext:value-type="string">
            <text:p>true</text:p>
          </table:table-cell>
          <table:table-cell office:value-type="string" calcext:value-type="string">
            <text:p>refactoring</text:p>
          </table:table-cell>
          <table:table-cell/>
        </table:table-row>
        <table:table-row table:style-name="ro3">
          <table:table-cell office:value-type="float" office:value="4280" calcext:value-type="float">
            <text:p>4280</text:p>
          </table:table-cell>
          <table:table-cell office:value-type="string" calcext:value-type="string">
            <text:p>hbase-git</text:p>
          </table:table-cell>
          <table:table-cell office:value-type="string" calcext:value-type="string">
            <text:p>jmhsieh</text:p>
          </table:table-cell>
          <table:table-cell office:value-type="float" office:value="6213" calcext:value-type="float">
            <text:p>6213</text:p>
          </table:table-cell>
          <table:table-cell office:value-type="float" office:value="13395" calcext:value-type="float">
            <text:p>13395</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2-03-22T07:09:32Z</text:p>
          </table:table-cell>
          <table:table-cell office:value-type="string" calcext:value-type="string">
            <text:p>Indentation.</text:p>
            <text:p/>
            <text:p>sure</text:p>
          </table:table-cell>
          <table:table-cell office:value-type="string" calcext:value-type="string">
            <text:p>false</text:p>
          </table:table-cell>
          <table:table-cell office:value-type="string" calcext:value-type="string">
            <text:p>formatting</text:p>
          </table:table-cell>
          <table:table-cell/>
        </table:table-row>
        <table:table-row table:style-name="ro16">
          <table:table-cell office:value-type="float" office:value="54650" calcext:value-type="float">
            <text:p>54650</text:p>
          </table:table-cell>
          <table:table-cell office:value-type="string" calcext:value-type="string">
            <text:p>mesos</text:p>
          </table:table-cell>
          <table:table-cell office:value-type="string" calcext:value-type="string">
            <text:p>guoger</text:p>
          </table:table-cell>
          <table:table-cell office:value-type="float" office:value="158937" calcext:value-type="float">
            <text:p>158937</text:p>
          </table:table-cell>
          <table:table-cell office:value-type="float" office:value="229779" calcext:value-type="float">
            <text:p>229779</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7-02-07T02:11:03Z</text:p>
          </table:table-cell>
          <table:table-cell office:value-type="string" calcext:value-type="string">
            <text:p>This return here looks incorrect? Maybe copy over a similar comment from validateSlave:</text:p>
            <text:p/>
            <text:p>```</text:p>
            <text:p>    // Use the first role to validate against the rest.</text:p>
            <text:p>    if (role.isNone()) {</text:p>
            <text:p>      role = _role.get();</text:p>
            <text:p>    }</text:p>
            <text:p>```</text:p>
            <text:p/>
            <text:p>hmm... why do we want to continue following validation if we hit this base case? Next check would pass would be the same anyway since we have just set them to be identical. I think we could return `None()` for `validateSlave` as well...</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30482" calcext:value-type="float">
            <text:p>30482</text:p>
          </table:table-cell>
          <table:table-cell office:value-type="string" calcext:value-type="string">
            <text:p>kafka</text:p>
          </table:table-cell>
          <table:table-cell office:value-type="string" calcext:value-type="string">
            <text:p>guwang</text:p>
          </table:table-cell>
          <table:table-cell office:value-type="float" office:value="70533" calcext:value-type="float">
            <text:p>70533</text:p>
          </table:table-cell>
          <table:table-cell office:value-type="float" office:value="115739" calcext:value-type="float">
            <text:p>115739</text:p>
          </table:table-cell>
          <table:table-cell table:number-columns-repeated="2"/>
          <table:table-cell office:value-type="string" calcext:value-type="string">
            <text:p>DiffComment</text:p>
          </table:table-cell>
          <table:table-cell office:value-type="string" calcext:value-type="string">
            <text:p>jkreps</text:p>
          </table:table-cell>
          <table:table-cell office:value-type="string" calcext:value-type="string">
            <text:p>2015-02-03T17:11:44Z</text:p>
          </table:table-cell>
          <table:table-cell office:value-type="string" calcext:value-type="string">
            <text:p>ditto</text:p>
          </table:table-cell>
          <table:table-cell office:value-type="string" calcext:value-type="string">
            <text:p>false</text:p>
          </table:table-cell>
          <table:table-cell table:number-columns-repeated="2"/>
        </table:table-row>
        <table:table-row table:style-name="ro1">
          <table:table-cell office:value-type="float" office:value="53872" calcext:value-type="float">
            <text:p>53872</text:p>
          </table:table-cell>
          <table:table-cell office:value-type="string" calcext:value-type="string">
            <text:p>sentry</text:p>
          </table:table-cell>
          <table:table-cell office:value-type="string" calcext:value-type="string">
            <text:p>akolb</text:p>
          </table:table-cell>
          <table:table-cell office:value-type="float" office:value="158052" calcext:value-type="float">
            <text:p>158052</text:p>
          </table:table-cell>
          <table:table-cell table:number-columns-repeated="3"/>
          <table:table-cell office:value-type="string" calcext:value-type="string">
            <text:p>Review.body_top</text:p>
          </table:table-cell>
          <table:table-cell office:value-type="string" calcext:value-type="string">
            <text:p>vamsee</text:p>
          </table:table-cell>
          <table:table-cell office:value-type="string" calcext:value-type="string">
            <text:p>2016-12-05T20:13:25Z</text:p>
          </table:table-cell>
          <table:table-cell office:value-type="string" calcext:value-type="string">
            <text:p>Can we rename the file to say "run_local_sentry" to explictly state it is for developer use rather than getting confused about the use of it.</text:p>
          </table:table-cell>
          <table:table-cell office:value-type="string" calcext:value-type="string">
            <text:p>false</text:p>
          </table:table-cell>
          <table:table-cell office:value-type="string" calcext:value-type="string">
            <text:p>naming</text:p>
          </table:table-cell>
          <table:table-cell/>
        </table:table-row>
        <table:table-row table:style-name="ro5">
          <table:table-cell office:value-type="float" office:value="27703" calcext:value-type="float">
            <text:p>27703</text:p>
          </table:table-cell>
          <table:table-cell office:value-type="string" calcext:value-type="string">
            <text:p>hbase-git</text:p>
          </table:table-cell>
          <table:table-cell office:value-type="string" calcext:value-type="string">
            <text:p>mbertozzi</text:p>
          </table:table-cell>
          <table:table-cell office:value-type="float" office:value="76099" calcext:value-type="float">
            <text:p>76099</text:p>
          </table:table-cell>
          <table:table-cell office:value-type="float" office:value="123609" calcext:value-type="float">
            <text:p>123609</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5-03-12T02:22:01Z</text:p>
          </table:table-cell>
          <table:table-cell office:value-type="string" calcext:value-type="string">
            <text:p>Should WALFile have version number ?</text:p>
            <text:p>I see that ProcedureWALFormat has two version numbers. That should be enough.</text:p>
            <text:p/>
            <text:p>WALFile is not an on-disk object is just an in-memory object that groups the WAL information. Path, Header, ...</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16136" calcext:value-type="float">
            <text:p>16136</text:p>
          </table:table-cell>
          <table:table-cell office:value-type="string" calcext:value-type="string">
            <text:p>mesos</text:p>
          </table:table-cell>
          <table:table-cell office:value-type="string" calcext:value-type="string">
            <text:p>bmahler</text:p>
          </table:table-cell>
          <table:table-cell office:value-type="float" office:value="30053" calcext:value-type="float">
            <text:p>30053</text:p>
          </table:table-cell>
          <table:table-cell office:value-type="float" office:value="57567" calcext:value-type="float">
            <text:p>57567</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3-12-10T01:04:39Z</text:p>
          </table:table-cell>
          <table:table-cell office:value-type="string" calcext:value-type="string">
            <text:p>Can we set PYTHON_VERSION in our automake variables and then use that instead of EGG_PYTHON_VERSION?</text:p>
            <text:p/>
            <text:p>Turns out we already have the postfix variables! Used those instead.</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51720" calcext:value-type="float">
            <text:p>51720</text:p>
          </table:table-cell>
          <table:table-cell office:value-type="string" calcext:value-type="string">
            <text:p>mesos</text:p>
          </table:table-cell>
          <table:table-cell office:value-type="string" calcext:value-type="string">
            <text:p>klueska</text:p>
          </table:table-cell>
          <table:table-cell office:value-type="float" office:value="149396" calcext:value-type="float">
            <text:p>149396</text:p>
          </table:table-cell>
          <table:table-cell table:number-columns-repeated="3"/>
          <table:table-cell office:value-type="string" calcext:value-type="string">
            <text:p>Review.body_top</text:p>
          </table:table-cell>
          <table:table-cell office:value-type="string" calcext:value-type="string">
            <text:p>jieyu</text:p>
          </table:table-cell>
          <table:table-cell office:value-type="string" calcext:value-type="string">
            <text:p>2016-09-18T22:36:06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5042" calcext:value-type="float">
            <text:p>55042</text:p>
          </table:table-cell>
          <table:table-cell office:value-type="string" calcext:value-type="string">
            <text:p>mesos</text:p>
          </table:table-cell>
          <table:table-cell office:value-type="string" calcext:value-type="string">
            <text:p>AndyPang</text:p>
          </table:table-cell>
          <table:table-cell office:value-type="float" office:value="160133" calcext:value-type="float">
            <text:p>160133</text:p>
          </table:table-cell>
          <table:table-cell office:value-type="float" office:value="231150" calcext:value-type="float">
            <text:p>231150</text:p>
          </table:table-cell>
          <table:table-cell table:number-columns-repeated="2"/>
          <table:table-cell office:value-type="string" calcext:value-type="string">
            <text:p>DiffComment</text:p>
          </table:table-cell>
          <table:table-cell office:value-type="string" calcext:value-type="string">
            <text:p>haosdent</text:p>
          </table:table-cell>
          <table:table-cell office:value-type="string" calcext:value-type="string">
            <text:p>2016-12-27T03:41:43Z</text:p>
          </table:table-cell>
          <table:table-cell office:value-type="string" calcext:value-type="string">
            <text:p>Nit: `ramdiskEnable`</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67354" calcext:value-type="float">
            <text:p>67354</text:p>
          </table:table-cell>
          <table:table-cell office:value-type="string" calcext:value-type="string">
            <text:p>mesos</text:p>
          </table:table-cell>
          <table:table-cell office:value-type="string" calcext:value-type="string">
            <text:p>abudnik</text:p>
          </table:table-cell>
          <table:table-cell office:value-type="float" office:value="204835" calcext:value-type="float">
            <text:p>204835</text:p>
          </table:table-cell>
          <table:table-cell table:number-columns-repeated="3"/>
          <table:table-cell office:value-type="string" calcext:value-type="string">
            <text:p>Review.body_top</text:p>
          </table:table-cell>
          <table:table-cell office:value-type="string" calcext:value-type="string">
            <text:p>alexr</text:p>
          </table:table-cell>
          <table:table-cell office:value-type="string" calcext:value-type="string">
            <text:p>2018-06-15T13:36:11Z</text:p>
          </table:table-cell>
          <table:table-cell office:value-type="string" calcext:value-type="string">
            <text:p>I'll fix the outstanding issues and commit shortly.</text:p>
          </table:table-cell>
          <table:table-cell office:value-type="string" calcext:value-type="string">
            <text:p>false</text:p>
          </table:table-cell>
          <table:table-cell office:value-type="string" calcext:value-type="string">
            <text:p>todo</text:p>
          </table:table-cell>
          <table:table-cell/>
        </table:table-row>
        <table:table-row table:style-name="ro12">
          <table:table-cell office:value-type="float" office:value="63245" calcext:value-type="float">
            <text:p>63245</text:p>
          </table:table-cell>
          <table:table-cell office:value-type="string" calcext:value-type="string">
            <text:p>mesos</text:p>
          </table:table-cell>
          <table:table-cell office:value-type="string" calcext:value-type="string">
            <text:p>ralucamiclea</text:p>
          </table:table-cell>
          <table:table-cell office:value-type="float" office:value="189074" calcext:value-type="float">
            <text:p>189074</text:p>
          </table:table-cell>
          <table:table-cell office:value-type="float" office:value="265995" calcext:value-type="float">
            <text:p>265995</text:p>
          </table:table-cell>
          <table:table-cell table:number-columns-repeated="2"/>
          <table:table-cell office:value-type="string" calcext:value-type="string">
            <text:p>DiffComment</text:p>
          </table:table-cell>
          <table:table-cell office:value-type="string" calcext:value-type="string">
            <text:p>andschwa</text:p>
          </table:table-cell>
          <table:table-cell office:value-type="string" calcext:value-type="string">
            <text:p>2017-10-24T18:55:06Z</text:p>
          </table:table-cell>
          <table:table-cell office:value-type="string" calcext:value-type="string">
            <text:p>This is incorrect. This test is explicitly asserting that the `testLink` resolved to the `testFile`. Changing the test is wrong.</text:p>
            <text:p/>
            <text:p>Instead, there is a set of tasks to fix `realpath` on Windows, including MESOS-6735, MESOS-5881, and even MESOS-7604.</text:p>
            <text:p/>
            <text:p>For now, we'll leave fixing `realpath` separate to fixing these other tests.</text:p>
            <text:p/>
            <text:p>Ok.</text:p>
          </table:table-cell>
          <table:table-cell office:value-type="string" calcext:value-type="string">
            <text:p>true</text:p>
          </table:table-cell>
          <table:table-cell office:value-type="string" calcext:value-type="string">
            <text:p>bug</text:p>
          </table:table-cell>
          <table:table-cell/>
        </table:table-row>
        <table:table-row table:style-name="ro3">
          <table:table-cell office:value-type="float" office:value="19240" calcext:value-type="float">
            <text:p>19240</text:p>
          </table:table-cell>
          <table:table-cell office:value-type="string" calcext:value-type="string">
            <text:p>helix-git</text:p>
          </table:table-cell>
          <table:table-cell office:value-type="string" calcext:value-type="string">
            <text:p>dafu</text:p>
          </table:table-cell>
          <table:table-cell office:value-type="float" office:value="37279" calcext:value-type="float">
            <text:p>37279</text:p>
          </table:table-cell>
          <table:table-cell office:value-type="float" office:value="68717" calcext:value-type="float">
            <text:p>68717</text:p>
          </table:table-cell>
          <table:table-cell table:number-columns-repeated="2"/>
          <table:table-cell office:value-type="string" calcext:value-type="string">
            <text:p>DiffComment</text:p>
          </table:table-cell>
          <table:table-cell office:value-type="string" calcext:value-type="string">
            <text:p>kishoreg</text:p>
          </table:table-cell>
          <table:table-cell office:value-type="string" calcext:value-type="string">
            <text:p>2014-03-14T23:58:12Z</text:p>
          </table:table-cell>
          <table:table-cell office:value-type="string" calcext:value-type="string">
            <text:p>can we have only one shardingKey. Does it make sense to call this shardingKey. Instead user should probably think about the scopes (cluster, resource, partition, participant) ? ShardingKey is probably for advanced users. what do you think?</text:p>
            <text:p/>
            <text:p>we can have a sharding strategy, user can specify a scope or a string. we can provide "cluster + resource" as the default sharding strategy.</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57384" calcext:value-type="float">
            <text:p>57384</text:p>
          </table:table-cell>
          <table:table-cell office:value-type="string" calcext:value-type="string">
            <text:p>mesos</text:p>
          </table:table-cell>
          <table:table-cell office:value-type="string" calcext:value-type="string">
            <text:p>gaston</text:p>
          </table:table-cell>
          <table:table-cell office:value-type="float" office:value="168797" calcext:value-type="float">
            <text:p>168797</text:p>
          </table:table-cell>
          <table:table-cell table:number-columns-repeated="3"/>
          <table:table-cell office:value-type="string" calcext:value-type="string">
            <text:p>Review.body_top</text:p>
          </table:table-cell>
          <table:table-cell office:value-type="string" calcext:value-type="string">
            <text:p>alexr</text:p>
          </table:table-cell>
          <table:table-cell office:value-type="string" calcext:value-type="string">
            <text:p>2017-03-13T18:02:20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1568" calcext:value-type="float">
            <text:p>31568</text:p>
          </table:table-cell>
          <table:table-cell office:value-type="string" calcext:value-type="string">
            <text:p>kafka</text:p>
          </table:table-cell>
          <table:table-cell office:value-type="string" calcext:value-type="string">
            <text:p>yasuhiro.matsuda</text:p>
          </table:table-cell>
          <table:table-cell office:value-type="float" office:value="78444" calcext:value-type="float">
            <text:p>78444</text:p>
          </table:table-cell>
          <table:table-cell table:number-columns-repeated="3"/>
          <table:table-cell office:value-type="string" calcext:value-type="string">
            <text:p>Review.body_top</text:p>
          </table:table-cell>
          <table:table-cell office:value-type="string" calcext:value-type="string">
            <text:p>junrao</text:p>
          </table:table-cell>
          <table:table-cell office:value-type="string" calcext:value-type="string">
            <text:p>2015-04-01T18:46:27Z</text:p>
          </table:table-cell>
          <table:table-cell office:value-type="string" calcext:value-type="string">
            <text:p>Thanks for the patch! A few comments below.</text:p>
          </table:table-cell>
          <table:table-cell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60159" calcext:value-type="float">
            <text:p>60159</text:p>
          </table:table-cell>
          <table:table-cell office:value-type="string" calcext:value-type="string">
            <text:p>atlas</text:p>
          </table:table-cell>
          <table:table-cell office:value-type="string" calcext:value-type="string">
            <text:p>apoorvnaik</text:p>
          </table:table-cell>
          <table:table-cell office:value-type="float" office:value="179177" calcext:value-type="float">
            <text:p>179177</text:p>
          </table:table-cell>
          <table:table-cell office:value-type="float" office:value="253751" calcext:value-type="float">
            <text:p>253751</text:p>
          </table:table-cell>
          <table:table-cell table:number-columns-repeated="2"/>
          <table:table-cell office:value-type="string" calcext:value-type="string">
            <text:p>DiffComment</text:p>
          </table:table-cell>
          <table:table-cell office:value-type="string" calcext:value-type="string">
            <text:p>apoorvnaik</text:p>
          </table:table-cell>
          <table:table-cell office:value-type="string" calcext:value-type="string">
            <text:p>2017-06-28T21:33:08Z</text:p>
          </table:table-cell>
          <table:table-cell office:value-type="string" calcext:value-type="string">
            <text:p>This should be offset + limit</text:p>
          </table:table-cell>
          <table:table-cell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33049" calcext:value-type="float">
            <text:p>33049</text:p>
          </table:table-cell>
          <table:table-cell office:value-type="string" calcext:value-type="string">
            <text:p>kafka</text:p>
          </table:table-cell>
          <table:table-cell office:value-type="string" calcext:value-type="string">
            <text:p>aauradkar</text:p>
          </table:table-cell>
          <table:table-cell office:value-type="float" office:value="88180" calcext:value-type="float">
            <text:p>88180</text:p>
          </table:table-cell>
          <table:table-cell office:value-type="float" office:value="140658" calcext:value-type="float">
            <text:p>140658</text:p>
          </table:table-cell>
          <table:table-cell table:number-columns-repeated="2"/>
          <table:table-cell office:value-type="string" calcext:value-type="string">
            <text:p>DiffComment</text:p>
          </table:table-cell>
          <table:table-cell office:value-type="string" calcext:value-type="string">
            <text:p>jjkoshy</text:p>
          </table:table-cell>
          <table:table-cell office:value-type="string" calcext:value-type="string">
            <text:p>2015-06-29T22:32:11Z</text:p>
          </table:table-cell>
          <table:table-cell office:value-type="string" calcext:value-type="string">
            <text:p>same</text:p>
          </table:table-cell>
          <table:table-cell office:value-type="string" calcext:value-type="string">
            <text:p>false</text:p>
          </table:table-cell>
          <table:table-cell table:number-columns-repeated="2"/>
        </table:table-row>
        <table:table-row table:style-name="ro1">
          <table:table-cell office:value-type="float" office:value="43749" calcext:value-type="float">
            <text:p>43749</text:p>
          </table:table-cell>
          <table:table-cell office:value-type="string" calcext:value-type="string">
            <text:p>hbase-git</text:p>
          </table:table-cell>
          <table:table-cell office:value-type="string" calcext:value-type="string">
            <text:p>ted.m</text:p>
          </table:table-cell>
          <table:table-cell office:value-type="float" office:value="119783" calcext:value-type="float">
            <text:p>119783</text:p>
          </table:table-cell>
          <table:table-cell table:number-columns-repeated="3"/>
          <table:table-cell office:value-type="string" calcext:value-type="string">
            <text:p>Review.body_top</text:p>
          </table:table-cell>
          <table:table-cell office:value-type="string" calcext:value-type="string">
            <text:p>tedyu</text:p>
          </table:table-cell>
          <table:table-cell office:value-type="string" calcext:value-type="string">
            <text:p>2016-02-19T02:18:43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3">
          <table:table-cell office:value-type="float" office:value="28919" calcext:value-type="float">
            <text:p>28919</text:p>
          </table:table-cell>
          <table:table-cell office:value-type="string" calcext:value-type="string">
            <text:p>sentry</text:p>
          </table:table-cell>
          <table:table-cell office:value-type="string" calcext:value-type="string">
            <text:p>prasadm</text:p>
          </table:table-cell>
          <table:table-cell office:value-type="float" office:value="65116" calcext:value-type="float">
            <text:p>65116</text:p>
          </table:table-cell>
          <table:table-cell office:value-type="float" office:value="108090" calcext:value-type="float">
            <text:p>108090</text:p>
          </table:table-cell>
          <table:table-cell table:number-columns-repeated="2"/>
          <table:table-cell office:value-type="string" calcext:value-type="string">
            <text:p>DiffComment</text:p>
          </table:table-cell>
          <table:table-cell office:value-type="string" calcext:value-type="string">
            <text:p>gchanan</text:p>
          </table:table-cell>
          <table:table-cell office:value-type="string" calcext:value-type="string">
            <text:p>2014-12-16T01:14:28Z</text:p>
          </table:table-cell>
          <table:table-cell office:value-type="string" calcext:value-type="string">
            <text:p>It would be ideal if solr could publish us a list of everything we need to check, so we could at least figure out what we need to protect, and error out if we aren't checking it.  Filed a separate jira in SENTRY-585 for tracking.</text:p>
            <text:p/>
            <text:p>Thanks!</text:p>
          </table:table-cell>
          <table:table-cell office:value-type="string" calcext:value-type="string">
            <text:p>false</text:p>
          </table:table-cell>
          <table:table-cell table:number-columns-repeated="2"/>
        </table:table-row>
        <table:table-row table:style-name="ro1">
          <table:table-cell office:value-type="float" office:value="28584" calcext:value-type="float">
            <text:p>28584</text:p>
          </table:table-cell>
          <table:table-cell office:value-type="string" calcext:value-type="string">
            <text:p>helix-git</text:p>
          </table:table-cell>
          <table:table-cell office:value-type="string" calcext:value-type="string">
            <text:p>dafu</text:p>
          </table:table-cell>
          <table:table-cell office:value-type="float" office:value="63482" calcext:value-type="float">
            <text:p>63482</text:p>
          </table:table-cell>
          <table:table-cell table:number-columns-repeated="3"/>
          <table:table-cell office:value-type="string" calcext:value-type="string">
            <text:p>Review.body_top</text:p>
          </table:table-cell>
          <table:table-cell office:value-type="string" calcext:value-type="string">
            <text:p>slu</text:p>
          </table:table-cell>
          <table:table-cell office:value-type="string" calcext:value-type="string">
            <text:p>2014-12-02T01:45:56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6876" calcext:value-type="float">
            <text:p>36876</text:p>
          </table:table-cell>
          <table:table-cell office:value-type="string" calcext:value-type="string">
            <text:p>lens</text:p>
          </table:table-cell>
          <table:table-cell office:value-type="string" calcext:value-type="string">
            <text:p>sharad</text:p>
          </table:table-cell>
          <table:table-cell office:value-type="float" office:value="93245" calcext:value-type="float">
            <text:p>93245</text:p>
          </table:table-cell>
          <table:table-cell office:value-type="float" office:value="147583" calcext:value-type="float">
            <text:p>147583</text:p>
          </table:table-cell>
          <table:table-cell table:number-columns-repeated="2"/>
          <table:table-cell office:value-type="string" calcext:value-type="string">
            <text:p>DiffComment</text:p>
          </table:table-cell>
          <table:table-cell office:value-type="string" calcext:value-type="string">
            <text:p>prongs</text:p>
          </table:table-cell>
          <table:table-cell office:value-type="string" calcext:value-type="string">
            <text:p>2015-07-28T07:41:33Z</text:p>
          </table:table-cell>
          <table:table-cell office:value-type="string" calcext:value-type="string">
            <text:p>extra whitespace</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9602" calcext:value-type="float">
            <text:p>9602</text:p>
          </table:table-cell>
          <table:table-cell office:value-type="string" calcext:value-type="string">
            <text:p>oozie</text:p>
          </table:table-cell>
          <table:table-cell office:value-type="string" calcext:value-type="string">
            <text:p>chitnis</text:p>
          </table:table-cell>
          <table:table-cell office:value-type="float" office:value="18693" calcext:value-type="float">
            <text:p>18693</text:p>
          </table:table-cell>
          <table:table-cell office:value-type="float" office:value="39113" calcext:value-type="float">
            <text:p>39113</text:p>
          </table:table-cell>
          <table:table-cell table:number-columns-repeated="2"/>
          <table:table-cell office:value-type="string" calcext:value-type="string">
            <text:p>DiffComment</text:p>
          </table:table-cell>
          <table:table-cell office:value-type="string" calcext:value-type="string">
            <text:p>virag</text:p>
          </table:table-cell>
          <table:table-cell office:value-type="string" calcext:value-type="string">
            <text:p>2013-04-05T23:06:23Z</text:p>
          </table:table-cell>
          <table:table-cell office:value-type="string" calcext:value-type="string">
            <text:p>I thought we had an agreement on passing the actual job's end time instead of new Date() to have a consistency between job and event's end time.</text:p>
          </table:table-cell>
          <table:table-cell office:value-type="string" calcext:value-type="string">
            <text:p>true</text:p>
          </table:table-cell>
          <table:table-cell office:value-type="string" calcext:value-type="string">
            <text:p>interfaceContract</text:p>
          </table:table-cell>
          <table:table-cell/>
        </table:table-row>
        <table:table-row table:style-name="ro3">
          <table:table-cell office:value-type="float" office:value="39520" calcext:value-type="float">
            <text:p>39520</text:p>
          </table:table-cell>
          <table:table-cell office:value-type="string" calcext:value-type="string">
            <text:p>mesos</text:p>
          </table:table-cell>
          <table:table-cell office:value-type="string" calcext:value-type="string">
            <text:p>nfnt</text:p>
          </table:table-cell>
          <table:table-cell office:value-type="float" office:value="111166" calcext:value-type="float">
            <text:p>111166</text:p>
          </table:table-cell>
          <table:table-cell table:number-columns-repeated="3"/>
          <table:table-cell office:value-type="string" calcext:value-type="string">
            <text:p>Review.body_top</text:p>
          </table:table-cell>
          <table:table-cell office:value-type="string" calcext:value-type="string">
            <text:p>alexr</text:p>
          </table:table-cell>
          <table:table-cell office:value-type="string" calcext:value-type="string">
            <text:p>2015-12-18T11:32:55Z</text:p>
          </table:table-cell>
          <table:table-cell office:value-type="string" calcext:value-type="string">
            <text:p>I would like to see one more test, where both authn and authz are disabled and quota set request succeeds.</text:p>
            <text:p/>
            <text:p>While having this test makes sense, it would test neither authentication nor authorization, but the actual quota functionality. Therefore it shouldn't be part of these tests.</text:p>
          </table:table-cell>
          <table:table-cell office:value-type="string" calcext:value-type="string">
            <text:p>false</text:p>
          </table:table-cell>
          <table:table-cell office:value-type="string" calcext:value-type="string">
            <text:p>testRequirements</text:p>
          </table:table-cell>
          <table:table-cell/>
        </table:table-row>
        <table:table-row table:style-name="ro1">
          <table:table-cell office:value-type="float" office:value="26826" calcext:value-type="float">
            <text:p>26826</text:p>
          </table:table-cell>
          <table:table-cell office:value-type="string" calcext:value-type="string">
            <text:p>oozie-git</text:p>
          </table:table-cell>
          <table:table-cell office:value-type="string" calcext:value-type="string">
            <text:p>puru</text:p>
          </table:table-cell>
          <table:table-cell office:value-type="float" office:value="94398" calcext:value-type="float">
            <text:p>94398</text:p>
          </table:table-cell>
          <table:table-cell office:value-type="float" office:value="149029" calcext:value-type="float">
            <text:p>149029</text:p>
          </table:table-cell>
          <table:table-cell table:number-columns-repeated="2"/>
          <table:table-cell office:value-type="string" calcext:value-type="string">
            <text:p>DiffComment</text:p>
          </table:table-cell>
          <table:table-cell office:value-type="string" calcext:value-type="string">
            <text:p>jaydeepvishwakarma</text:p>
          </table:table-cell>
          <table:table-cell office:value-type="string" calcext:value-type="string">
            <text:p>2015-08-06T18:40:21Z</text:p>
          </table:table-cell>
          <table:table-cell office:value-type="string" calcext:value-type="string">
            <text:p>formating , add white space on string concatinate.</text:p>
          </table:table-cell>
          <table:table-cell office:value-type="string" calcext:value-type="string">
            <text:p>false</text:p>
          </table:table-cell>
          <table:table-cell office:value-type="string" calcext:value-type="string">
            <text:p>formatting</text:p>
          </table:table-cell>
          <table:table-cell/>
        </table:table-row>
        <table:table-row table:style-name="ro12">
          <table:table-cell office:value-type="float" office:value="37081" calcext:value-type="float">
            <text:p>37081</text:p>
          </table:table-cell>
          <table:table-cell office:value-type="string" calcext:value-type="string">
            <text:p>mesos</text:p>
          </table:table-cell>
          <table:table-cell office:value-type="string" calcext:value-type="string">
            <text:p>haosdent</text:p>
          </table:table-cell>
          <table:table-cell office:value-type="float" office:value="94243" calcext:value-type="float">
            <text:p>94243</text:p>
          </table:table-cell>
          <table:table-cell table:number-columns-repeated="3"/>
          <table:table-cell office:value-type="string" calcext:value-type="string">
            <text:p>Review.body_top</text:p>
          </table:table-cell>
          <table:table-cell office:value-type="string" calcext:value-type="string">
            <text:p>spahl</text:p>
          </table:table-cell>
          <table:table-cell office:value-type="string" calcext:value-type="string">
            <text:p>2015-08-05T13:47:19Z</text:p>
          </table:table-cell>
          <table:table-cell office:value-type="string" calcext:value-type="string">
            <text:p>I would say ship it if everyone agrees that this now depends on this python package just as a hack to add an empty __init__.py to the google submodule for protobuf.</text:p>
            <text:p/>
            <text:p>A better solution could be found later of course.</text:p>
            <text:p/>
            <text:p>https://pypi.python.org/pypi/google-common</text:p>
            <text:p/>
            <text:p>Yes, I think we need add a way to install dependency before build.</text:p>
          </table:table-cell>
          <table:table-cell office:value-type="string" calcext:value-type="string">
            <text:p>true</text:p>
          </table:table-cell>
          <table:table-cell office:value-type="string" calcext:value-type="string">
            <text:p>dependencies</text:p>
          </table:table-cell>
          <table:table-cell/>
        </table:table-row>
        <table:table-row table:style-name="ro1">
          <table:table-cell office:value-type="float" office:value="6876" calcext:value-type="float">
            <text:p>6876</text:p>
          </table:table-cell>
          <table:table-cell office:value-type="string" calcext:value-type="string">
            <text:p>oozie</text:p>
          </table:table-cell>
          <table:table-cell office:value-type="string" calcext:value-type="string">
            <text:p>virag</text:p>
          </table:table-cell>
          <table:table-cell office:value-type="float" office:value="10951" calcext:value-type="float">
            <text:p>10951</text:p>
          </table:table-cell>
          <table:table-cell office:value-type="float" office:value="23510" calcext:value-type="float">
            <text:p>23510</text:p>
          </table:table-cell>
          <table:table-cell table:number-columns-repeated="2"/>
          <table:table-cell office:value-type="string" calcext:value-type="string">
            <text:p>DiffComment</text:p>
          </table:table-cell>
          <table:table-cell office:value-type="string" calcext:value-type="string">
            <text:p>chitnis</text:p>
          </table:table-cell>
          <table:table-cell office:value-type="string" calcext:value-type="string">
            <text:p>2012-08-31T19:32:35Z</text:p>
          </table:table-cell>
          <table:table-cell office:value-type="string" calcext:value-type="string">
            <text:p>If status was KILLED, how does the log say "not killed"? I may be missing something here</text:p>
          </table:table-cell>
          <table:table-cell office:value-type="string" calcext:value-type="string">
            <text:p>false</text:p>
          </table:table-cell>
          <table:table-cell office:value-type="string" calcext:value-type="string">
            <text:p>logMessage</text:p>
          </table:table-cell>
          <table:table-cell table:style-name="ce3" office:value-type="string" calcext:value-type="string">
            <text:p>true</text:p>
          </table:table-cell>
        </table:table-row>
        <table:table-row table:style-name="ro17">
          <table:table-cell office:value-type="float" office:value="66067" calcext:value-type="float">
            <text:p>66067</text:p>
          </table:table-cell>
          <table:table-cell office:value-type="string" calcext:value-type="string">
            <text:p>sqoop-trunk</text:p>
          </table:table-cell>
          <table:table-cell office:value-type="string" calcext:value-type="string">
            <text:p>szonyi</text:p>
          </table:table-cell>
          <table:table-cell office:value-type="float" office:value="199896" calcext:value-type="float">
            <text:p>199896</text:p>
          </table:table-cell>
          <table:table-cell table:number-columns-repeated="3"/>
          <table:table-cell office:value-type="string" calcext:value-type="string">
            <text:p>Review.body_top</text:p>
          </table:table-cell>
          <table:table-cell office:value-type="string" calcext:value-type="string">
            <text:p>vasas</text:p>
          </table:table-cell>
          <table:table-cell office:value-type="string" calcext:value-type="string">
            <text:p>2018-03-23T16:33:07Z</text:p>
          </table:table-cell>
          <table:table-cell office:value-type="string" calcext:value-type="string">
            <text:p>Hi Anna,</text:p>
            <text:p/>
            <text:p>Awesome, thanks for the quick update.</text:p>
            <text:p/>
            <text:p>I have tried running the third party tests today, it was successful, however there is a small problem with the cleanup.</text:p>
            <text:p>If I run ./gradlew test first and then the third party tests then org.apache.sqoop.manager.sqlserver.SQLServerHiveImportTest.testHiveImportAsParquetWhenTableExistsWithIncompatibleSchema fails. This test case succeeds if I run the third party tests only after a ./gradlew clean. I think the problem is that SQLServerHiveImportTest extends HiveImportTest which does not do a proper Hive metastore database cleanup, so a table which has to be created by the test already exists.</text:p>
            <text:p>Anyway, changing the Hive metastore DB to an in-memory DB solves the problem so I think can incorporate it into your patch (https://github.com/szvasas/sqoop/blob/gradletest2/testdata/hcatalog/conf/hive-site.xml#L37). I am not sure why but I did not experience this issue when running the tests with ant.</text:p>
            <text:p/>
            <text:p>An interesting thing I have noticed is that when I try to execute one test case Gradle seems to start up lots of JVMs even after the test has successfully finished.</text:p>
            <text:p/>
            <text:p>./gradlew test --tests org.apache.sqoop.hive.TestHiveImport</text:p>
            <text:p>:test</text:p>
            <text:p>Java HotSpot(TM) 64-Bit Server VM warning: ignoring option PermSize=256m; support was removed in 8.0</text:p>
            <text:p>Java HotSpot(TM) 64-Bit Server VM warning: ignoring option MaxPermSize=512m; support was removed in 8.0</text:p>
            <text:p>objc[10180]: Class JavaLaunchHelper is implemented in both /Library/Java/JavaVirtualMachines/jdk1.8.0_121.jdk/Contents/Home/bin/java and /Library/Java/JavaVirtualMachines/jdk1.8.0_121.jdk/Contents/Home/jre/lib/libinstrument.dylib. One of the two will be used. Which one is undefined.</text:p>
            <text:p>Java HotSpot(TM) 64-Bit Server VM warning: ignoring option PermSize=256m; support was removed in 8.0</text:p>
            <text:p>Java HotSpot(TM) 64-Bit Server VM warning: ignoring option MaxPermSize=512m; support was removed in 8.0</text:p>
            <text:p>objc[10183]: Class JavaLaunchHelper is implemented in both </text:p>
            <text:p>...</text:p>
            <text:p>...</text:p>
            <text:p>...</text:p>
            <text:p>...</text:p>
            <text:p/>
            <text:p>org.apache.sqoop.hive.TestHiveImport &gt; testDecimalMapColumnHive STARTED</text:p>
            <text:p/>
            <text:p>org.apache.sqoop.hive.TestHiveImport &gt; testDecimalMapColumnHive PASSED</text:p>
            <text:p/>
            <text:p>org.apache.sqoop.hive.TestHiveImport &gt; testFieldWithHiveDelims STARTED</text:p>
            <text:p/>
            <text:p>org.apache.sqoop.hive.TestHiveImport &gt; testFieldWithHiveDelims PASSED</text:p>
            <text:p/>
            <text:p>org.apache.sqoop.hive.TestHiveImport &gt; testGenerateOnly STARTED</text:p>
            <text:p/>
            <text:p>org.apache.sqoop.hive.TestHiveImport &gt; testGenerateOnly PASSED</text:p>
            <text:p/>
            <text:p>org.apache.sqoop.hive.TestHiveImport &gt; testHiveExitFails STARTED</text:p>
            <text:p/>
            <text:p>org.apache.sqoop.hive.TestHiveImport &gt; testHiveExitFails PASSED</text:p>
            <text:p/>
            <text:p>org.apache.sqoop.hive.TestHiveImport &gt; testDate STARTED</text:p>
            <text:p/>
            <text:p>org.apache.sqoop.hive.TestHiveImport &gt; testDate PASSED</text:p>
            <text:p/>
            <text:p>org.apache.sqoop.hive.TestHiveImport &gt; testFieldWithHiveDelimsReplacement STARTED</text:p>
            <text:p/>
            <text:p>org.apache.sqoop.hive.TestHiveImport &gt; testFieldWithHiveDelimsReplacement PASSED</text:p>
            <text:p/>
            <text:p>org.apache.sqoop.hive.TestHiveImport &gt; testCustomDelimiters STARTED</text:p>
            <text:p/>
            <text:p>org.apache.sqoop.hive.TestHiveImport &gt; testCustomDelimiters PASSED</text:p>
            <text:p/>
            <text:p>org.apache.sqoop.hive.TestHiveImport &gt; testHiveDropAndReplaceOptionValidation STARTED</text:p>
            <text:p/>
            <text:p>org.apache.sqoop.hive.TestHiveImport &gt; testHiveDropAndReplaceOptionValidation PASSED</text:p>
            <text:p/>
            <text:p>org.apache.sqoop.hive.TestHiveImport &gt; testCreateOverwriteHiveImport STARTED</text:p>
            <text:p/>
            <text:p>org.apache.sqoop.hive.TestHiveImport &gt; testCreateOverwriteHiveImport PASSED</text:p>
            <text:p/>
            <text:p>org.apache.sqoop.hive.TestHiveImport &gt; testHiveImportAsParquetWhenTableExistsWithIncompatibleSchema STARTED</text:p>
            <text:p/>
            <text:p>org.apache.sqoop.hive.TestHiveImport &gt; testHiveImportAsParquetWhenTableExistsWithIncompatibleSchema PASSED</text:p>
            <text:p/>
            <text:p>org.apache.sqoop.hive.TestHiveImport &gt; testCreateHiveImportAsParquet STARTED</text:p>
            <text:p/>
            <text:p>org.apache.sqoop.hive.TestHiveImport &gt; testCreateHiveImportAsParquet PASSED</text:p>
            <text:p/>
            <text:p>org.apache.sqoop.hive.TestHiveImport &gt; testCreateOnlyHiveImport STARTED</text:p>
            <text:p/>
            <text:p>org.apache.sqoop.hive.TestHiveImport &gt; testCreateOnlyHiveImport PASSED</text:p>
            <text:p/>
            <text:p>org.apache.sqoop.hive.TestHiveImport &gt; testAppendHiveImportAsParquet STARTED</text:p>
            <text:p/>
            <text:p>org.apache.sqoop.hive.TestHiveImport &gt; testAppendHiveImportAsParquet PASSED</text:p>
            <text:p/>
            <text:p>org.apache.sqoop.hive.TestHiveImport &gt; testNormalHiveImport STARTED</text:p>
            <text:p/>
            <text:p>org.apache.sqoop.hive.TestHiveImport &gt; testNormalHiveImport PASSED</text:p>
            <text:p/>
            <text:p>org.apache.sqoop.hive.TestHiveImport &gt; testNormalHiveImportAsParquet STARTED</text:p>
            <text:p/>
            <text:p>org.apache.sqoop.hive.TestHiveImport &gt; testNormalHiveImportAsParquet PASSED</text:p>
            <text:p/>
            <text:p>org.apache.sqoop.hive.TestHiveImport &gt; testImportWithBadPartitionKey STARTED</text:p>
            <text:p/>
            <text:p>org.apache.sqoop.hive.TestHiveImport &gt; testImportWithBadPartitionKey PASSED</text:p>
            <text:p/>
            <text:p>org.apache.sqoop.hive.TestHiveImport &gt; testCreateOverwriteHiveImportAsParquet STARTED</text:p>
            <text:p/>
            <text:p>org.apache.sqoop.hive.TestHiveImport &gt; testCreateOverwriteHiveImportAsParquet PASSED</text:p>
            <text:p/>
            <text:p>org.apache.sqoop.hive.TestHiveImport &gt; testImportHiveWithPartitions STARTED</text:p>
            <text:p/>
            <text:p>org.apache.sqoop.hive.TestHiveImport &gt; testImportHiveWithPartitions PASSED</text:p>
            <text:p/>
            <text:p>org.apache.sqoop.hive.TestHiveImport &gt; testNumeric STARTED</text:p>
            <text:p/>
            <text:p>org.apache.sqoop.hive.TestHiveImport &gt; testNumeric PASSED</text:p>
            <text:p>Java HotSpot(TM) 64-Bit Server VM warning: ignoring option PermSize=256m; support was removed in 8.0</text:p>
            <text:p>Java HotSpot(TM) 64-Bit Server VM warning: ignoring option MaxPermSize=512m; support was removed in 8.0</text:p>
            <text:p>objc[11118]: Class JavaLaunchHelper is implemented in both /Library/Java/JavaVirtualMachines/jdk1.8.0_121.jdk/Contents/Home/bin/java and /Library/Java/JavaVirtualMachines/jdk1.8.0_121.jdk/Contents/Home/jre/lib/libinstrument.dylib. One of the two will be used. Which one is undefined.</text:p>
            <text:p>Java HotSpot(TM) 64-Bit Server VM warning: ignoring option PermSize=256m; support was removed in 8.0</text:p>
            <text:p>Java HotSpot(TM) 64-Bit Server VM warning: ignoring option MaxPermSize=512m; support was removed in 8.0</text:p>
            <text:p>objc[11119]: Class JavaLaunchHelper is implemented in both /Library/Java/JavaVirtualMachines/jdk1.8.0_121.jdk/Contents/Home/bin/java and /Library/Java/JavaVirtualMachines/jdk1.8.0_121.jdk/Contents/Home/jre/lib/libinstrument.dylib. One of the two will be used. Which one is undefined.</text:p>
            <text:p>...</text:p>
            <text:p>...</text:p>
            <text:p/>
            <text:p>BUILD SUCCESSFUL</text:p>
            <text:p/>
            <text:p>Total time: 2 mins 54.654 secs</text:p>
            <text:p/>
            <text:p/>
            <text:p>I am not sure what happens here, my guess is that a new JVM is started for every test case even if they are not executed. Have you experienced this problem too?</text:p>
            <text:p/>
            <text:p>I've had similar issues running with the --tests option, I usually use -Dtest.single, unfortunately if you have a buildSrc folder in your project that seems to mess everything up for test.single, so I can rename that directory to solve this for now. Oddly enough it doesn't affect thirdParty.single.</text:p>
            <text:p>Maybe in the long run we can also try to make test runs independent, so we don't have to use forkevery 1...</text:p>
            <text:p/>
            <text:p>Hey Szabi,</text:p>
            <text:p/>
            <text:p>Please try with test.single with the new patch - you shouldn't face the same issues!</text:p>
            <text:p/>
            <text:p>Thanks,</text:p>
            <text:p>Anna</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71537" calcext:value-type="float">
            <text:p>71537</text:p>
          </table:table-cell>
          <table:table-cell office:value-type="string" calcext:value-type="string">
            <text:p>atlas</text:p>
          </table:table-cell>
          <table:table-cell office:value-type="string" calcext:value-type="string">
            <text:p>mayank_nj</text:p>
          </table:table-cell>
          <table:table-cell office:value-type="float" office:value="217927" calcext:value-type="float">
            <text:p>217927</text:p>
          </table:table-cell>
          <table:table-cell office:value-type="float" office:value="305314" calcext:value-type="float">
            <text:p>305314</text:p>
          </table:table-cell>
          <table:table-cell table:number-columns-repeated="2"/>
          <table:table-cell office:value-type="string" calcext:value-type="string">
            <text:p>DiffComment</text:p>
          </table:table-cell>
          <table:table-cell office:value-type="string" calcext:value-type="string">
            <text:p>saqeeb_shaikh</text:p>
          </table:table-cell>
          <table:table-cell office:value-type="string" calcext:value-type="string">
            <text:p>2019-09-24T12:17:27Z</text:p>
          </table:table-cell>
          <table:table-cell office:value-type="string" calcext:value-type="string">
            <text:p>Type casting null will cause NPE. This should be handled everywhere.</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24595" calcext:value-type="float">
            <text:p>24595</text:p>
          </table:table-cell>
          <table:table-cell office:value-type="string" calcext:value-type="string">
            <text:p>hive</text:p>
          </table:table-cell>
          <table:table-cell office:value-type="string" calcext:value-type="string">
            <text:p>ashutoshc</text:p>
          </table:table-cell>
          <table:table-cell office:value-type="float" office:value="50354" calcext:value-type="float">
            <text:p>50354</text:p>
          </table:table-cell>
          <table:table-cell office:value-type="float" office:value="88062" calcext:value-type="float">
            <text:p>88062</text:p>
          </table:table-cell>
          <table:table-cell table:number-columns-repeated="2"/>
          <table:table-cell office:value-type="string" calcext:value-type="string">
            <text:p>DiffComment</text:p>
          </table:table-cell>
          <table:table-cell office:value-type="string" calcext:value-type="string">
            <text:p>jpullokkaran</text:p>
          </table:table-cell>
          <table:table-cell office:value-type="string" calcext:value-type="string">
            <text:p>2014-08-12T18:57:33Z</text:p>
          </table:table-cell>
          <table:table-cell office:value-type="string" calcext:value-type="string">
            <text:p>Don't check for join count. Let it run through CBO regardless of whether it has Join or not.</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71587" calcext:value-type="float">
            <text:p>71587</text:p>
          </table:table-cell>
          <table:table-cell office:value-type="string" calcext:value-type="string">
            <text:p>ranger</text:p>
          </table:table-cell>
          <table:table-cell office:value-type="string" calcext:value-type="string">
            <text:p>sneethiraj</text:p>
          </table:table-cell>
          <table:table-cell office:value-type="float" office:value="218129" calcext:value-type="float">
            <text:p>218129</text:p>
          </table:table-cell>
          <table:table-cell table:number-columns-repeated="3"/>
          <table:table-cell office:value-type="string" calcext:value-type="string">
            <text:p>Review.body_top</text:p>
          </table:table-cell>
          <table:table-cell office:value-type="string" calcext:value-type="string">
            <text:p>vperiasamy</text:p>
          </table:table-cell>
          <table:table-cell office:value-type="string" calcext:value-type="string">
            <text:p>2019-10-08T12:37:22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1052" calcext:value-type="float">
            <text:p>51052</text:p>
          </table:table-cell>
          <table:table-cell office:value-type="string" calcext:value-type="string">
            <text:p>mesos</text:p>
          </table:table-cell>
          <table:table-cell office:value-type="string" calcext:value-type="string">
            <text:p>zhitao</text:p>
          </table:table-cell>
          <table:table-cell office:value-type="float" office:value="146382" calcext:value-type="float">
            <text:p>146382</text:p>
          </table:table-cell>
          <table:table-cell office:value-type="float" office:value="212788" calcext:value-type="float">
            <text:p>212788</text:p>
          </table:table-cell>
          <table:table-cell table:number-columns-repeated="2"/>
          <table:table-cell office:value-type="string" calcext:value-type="string">
            <text:p>DiffComment</text:p>
          </table:table-cell>
          <table:table-cell office:value-type="string" calcext:value-type="string">
            <text:p>haosdent</text:p>
          </table:table-cell>
          <table:table-cell office:value-type="string" calcext:value-type="string">
            <text:p>2016-08-22T19:05:04Z</text:p>
          </table:table-cell>
          <table:table-cell office:value-type="string" calcext:value-type="string">
            <text:p>All the docker containers run in Linux, right? In Mac OS, I saw they are run in Linux virtual machines as well.</text:p>
          </table:table-cell>
          <table:table-cell office:value-type="string" calcext:value-type="string">
            <text:p>true</text:p>
          </table:table-cell>
          <table:table-cell office:value-type="string" calcext:value-type="string">
            <text:p>clarification</text:p>
          </table:table-cell>
          <table:table-cell/>
        </table:table-row>
        <table:table-row table:style-name="ro18">
          <table:table-cell office:value-type="float" office:value="69988" calcext:value-type="float">
            <text:p>69988</text:p>
          </table:table-cell>
          <table:table-cell office:value-type="string" calcext:value-type="string">
            <text:p>oozie-git</text:p>
          </table:table-cell>
          <table:table-cell office:value-type="string" calcext:value-type="string">
            <text:p>kmarton</text:p>
          </table:table-cell>
          <table:table-cell office:value-type="float" office:value="213025" calcext:value-type="float">
            <text:p>213025</text:p>
          </table:table-cell>
          <table:table-cell office:value-type="float" office:value="298876" calcext:value-type="float">
            <text:p>298876</text:p>
          </table:table-cell>
          <table:table-cell table:number-columns-repeated="2"/>
          <table:table-cell office:value-type="string" calcext:value-type="string">
            <text:p>DiffComment</text:p>
          </table:table-cell>
          <table:table-cell office:value-type="string" calcext:value-type="string">
            <text:p>asalamon74</text:p>
          </table:table-cell>
          <table:table-cell office:value-type="string" calcext:value-type="string">
            <text:p>2019-02-22T08:30:28Z</text:p>
          </table:table-cell>
          <table:table-cell office:value-type="string" calcext:value-type="string">
            <text:p>Shellcheck warning is correct, moreover it is not even a valid command:</text:p>
            <text:p/>
            <text:p>$ echo "aaa" &lt; cat /tmp/alma.txt</text:p>
            <text:p>-bash: cat: No such file or directory</text:p>
            <text:p/>
            <text:p>The correct syntax:</text:p>
            <text:p/>
            <text:p>$ echo "aaa $(cat /tmp/alma.txt)"    </text:p>
            <text:p>aaa alma</text:p>
            <text:p/>
            <text:p/>
            <text:p>Or we can just print out a simple error message without printing out the value of the md5. It's not that helpful information.</text:p>
          </table:table-cell>
          <table:table-cell office:value-type="string" calcext:value-type="string">
            <text:p>true</text:p>
          </table:table-cell>
          <table:table-cell office:value-type="string" calcext:value-type="string">
            <text:p>bug</text:p>
          </table:table-cell>
          <table:table-cell table:style-name="ce3" office:value-type="string" calcext:value-type="string">
            <text:p>true</text:p>
          </table:table-cell>
        </table:table-row>
        <table:table-row table:style-name="ro1">
          <table:table-cell office:value-type="float" office:value="59570" calcext:value-type="float">
            <text:p>59570</text:p>
          </table:table-cell>
          <table:table-cell office:value-type="string" calcext:value-type="string">
            <text:p>ambari</text:p>
          </table:table-cell>
          <table:table-cell office:value-type="string" calcext:value-type="string">
            <text:p>merlintang</text:p>
          </table:table-cell>
          <table:table-cell office:value-type="float" office:value="176122" calcext:value-type="float">
            <text:p>176122</text:p>
          </table:table-cell>
          <table:table-cell table:number-columns-repeated="3"/>
          <table:table-cell office:value-type="string" calcext:value-type="string">
            <text:p>Review.body_top</text:p>
          </table:table-cell>
          <table:table-cell office:value-type="string" calcext:value-type="string">
            <text:p>ncole</text:p>
          </table:table-cell>
          <table:table-cell office:value-type="string" calcext:value-type="string">
            <text:p>2017-05-25T19:55:10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2">
          <table:table-cell office:value-type="float" office:value="51981" calcext:value-type="float">
            <text:p>51981</text:p>
          </table:table-cell>
          <table:table-cell office:value-type="string" calcext:value-type="string">
            <text:p>mesos</text:p>
          </table:table-cell>
          <table:table-cell office:value-type="string" calcext:value-type="string">
            <text:p>jieyu</text:p>
          </table:table-cell>
          <table:table-cell office:value-type="float" office:value="149325" calcext:value-type="float">
            <text:p>149325</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9-17T08:47:43Z</text:p>
          </table:table-cell>
          <table:table-cell office:value-type="string" calcext:value-type="string">
            <text:p>Patch looks great!</text:p>
            <text:p/>
            <text:p>Reviews applied: [51981]</text:p>
            <text:p/>
            <text:p>Passed command: export OS='ubuntu:14.04' BUILDTOOL='autotools' COMPILER='gcc' CONFIGURATION='--verbose' ENVIRONMENT='GLOG_v=1 MESOS_VERBOSE=1'; ./support/docker_build.sh</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60667" calcext:value-type="float">
            <text:p>60667</text:p>
          </table:table-cell>
          <table:table-cell office:value-type="string" calcext:value-type="string">
            <text:p>geode</text:p>
          </table:table-cell>
          <table:table-cell office:value-type="string" calcext:value-type="string">
            <text:p>lgallinat</text:p>
          </table:table-cell>
          <table:table-cell office:value-type="float" office:value="179827" calcext:value-type="float">
            <text:p>179827</text:p>
          </table:table-cell>
          <table:table-cell office:value-type="float" office:value="254703" calcext:value-type="float">
            <text:p>254703</text:p>
          </table:table-cell>
          <table:table-cell table:number-columns-repeated="2"/>
          <table:table-cell office:value-type="string" calcext:value-type="string">
            <text:p>DiffComment</text:p>
          </table:table-cell>
          <table:table-cell office:value-type="string" calcext:value-type="string">
            <text:p>dschneider</text:p>
          </table:table-cell>
          <table:table-cell office:value-type="string" calcext:value-type="string">
            <text:p>2017-07-06T21:35:23Z</text:p>
          </table:table-cell>
          <table:table-cell office:value-type="string" calcext:value-type="string">
            <text:p>no need for backup lock. this code is only used during offline compaction so no change we will do a backup when a diskstore is offline</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4681" calcext:value-type="float">
            <text:p>64681</text:p>
          </table:table-cell>
          <table:table-cell office:value-type="string" calcext:value-type="string">
            <text:p>hbase-git</text:p>
          </table:table-cell>
          <table:table-cell office:value-type="string" calcext:value-type="string">
            <text:p>balazs.meszaros</text:p>
          </table:table-cell>
          <table:table-cell office:value-type="float" office:value="194097" calcext:value-type="float">
            <text:p>194097</text:p>
          </table:table-cell>
          <table:table-cell office:value-type="float" office:value="272818" calcext:value-type="float">
            <text:p>272818</text:p>
          </table:table-cell>
          <table:table-cell table:number-columns-repeated="2"/>
          <table:table-cell office:value-type="string" calcext:value-type="string">
            <text:p>DiffComment</text:p>
          </table:table-cell>
          <table:table-cell office:value-type="string" calcext:value-type="string">
            <text:p>appy</text:p>
          </table:table-cell>
          <table:table-cell office:value-type="string" calcext:value-type="string">
            <text:p>2017-12-20T11:34:35Z</text:p>
          </table:table-cell>
          <table:table-cell office:value-type="string" calcext:value-type="string">
            <text:p>ditto: fatal</text:p>
          </table:table-cell>
          <table:table-cell office:value-type="string" calcext:value-type="string">
            <text:p>false</text:p>
          </table:table-cell>
          <table:table-cell table:number-columns-repeated="2"/>
        </table:table-row>
        <table:table-row table:style-name="ro5">
          <table:table-cell office:value-type="float" office:value="29289" calcext:value-type="float">
            <text:p>29289</text:p>
          </table:table-cell>
          <table:table-cell office:value-type="string" calcext:value-type="string">
            <text:p>mesos</text:p>
          </table:table-cell>
          <table:table-cell office:value-type="string" calcext:value-type="string">
            <text:p>evelinad</text:p>
          </table:table-cell>
          <table:table-cell office:value-type="float" office:value="69741" calcext:value-type="float">
            <text:p>69741</text:p>
          </table:table-cell>
          <table:table-cell office:value-type="float" office:value="114513" calcext:value-type="float">
            <text:p>114513</text:p>
          </table:table-cell>
          <table:table-cell table:number-columns-repeated="2"/>
          <table:table-cell office:value-type="string" calcext:value-type="string">
            <text:p>DiffComment</text:p>
          </table:table-cell>
          <table:table-cell office:value-type="string" calcext:value-type="string">
            <text:p>jvanremoortere</text:p>
          </table:table-cell>
          <table:table-cell office:value-type="string" calcext:value-type="string">
            <text:p>2015-01-28T21:58:39Z</text:p>
          </table:table-cell>
          <table:table-cell office:value-type="string" calcext:value-type="string">
            <text:p>It seems like we have helper functions to deal with addresses now that switch on the family and abstract these kinds of things away.</text:p>
            <text:p>Can we follow the same pattern and not have exceptions like this one? If we add another family then this will likely be missed and turn into a bug.</text:p>
            <text:p/>
            <text:p>created sizeofSocketAddress</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16424" calcext:value-type="float">
            <text:p>16424</text:p>
          </table:table-cell>
          <table:table-cell office:value-type="string" calcext:value-type="string">
            <text:p>cloudstack-git</text:p>
          </table:table-cell>
          <table:table-cell office:value-type="string" calcext:value-type="string">
            <text:p>dahn</text:p>
          </table:table-cell>
          <table:table-cell office:value-type="float" office:value="30821" calcext:value-type="float">
            <text:p>30821</text:p>
          </table:table-cell>
          <table:table-cell table:number-columns-repeated="3"/>
          <table:table-cell office:value-type="string" calcext:value-type="string">
            <text:p>Review.body_top</text:p>
          </table:table-cell>
          <table:table-cell office:value-type="string" calcext:value-type="string">
            <text:p>dahn</text:p>
          </table:table-cell>
          <table:table-cell office:value-type="string" calcext:value-type="string">
            <text:p>2013-12-23T13:10:46Z</text:p>
          </table:table-cell>
          <table:table-cell office:value-type="string" calcext:value-type="string">
            <text:p>added as 94abbb1367bc817bae98f369e78679f0ddb7727f to 4.3 (not in master yet)</text:p>
            <text:p/>
            <text:p>Commit 04570eefed9a0ee1eca1fd700ed5732ba67150ce in master</text:p>
          </table:table-cell>
          <table:table-cell office:value-type="string" calcext:value-type="string">
            <text:p>false</text:p>
          </table:table-cell>
          <table:table-cell office:value-type="string" calcext:value-type="string">
            <text:p>versionControl</text:p>
          </table:table-cell>
          <table:table-cell/>
        </table:table-row>
        <table:table-row table:style-name="ro1">
          <table:table-cell office:value-type="float" office:value="38521" calcext:value-type="float">
            <text:p>38521</text:p>
          </table:table-cell>
          <table:table-cell office:value-type="string" calcext:value-type="string">
            <text:p>lens</text:p>
          </table:table-cell>
          <table:table-cell office:value-type="string" calcext:value-type="string">
            <text:p>raju.bairishetti</text:p>
          </table:table-cell>
          <table:table-cell office:value-type="float" office:value="99944" calcext:value-type="float">
            <text:p>99944</text:p>
          </table:table-cell>
          <table:table-cell office:value-type="float" office:value="156987" calcext:value-type="float">
            <text:p>156987</text:p>
          </table:table-cell>
          <table:table-cell table:number-columns-repeated="2"/>
          <table:table-cell office:value-type="string" calcext:value-type="string">
            <text:p>DiffComment</text:p>
          </table:table-cell>
          <table:table-cell office:value-type="string" calcext:value-type="string">
            <text:p>prongs</text:p>
          </table:table-cell>
          <table:table-cell office:value-type="string" calcext:value-type="string">
            <text:p>2015-10-08T11:17:08Z</text:p>
          </table:table-cell>
          <table:table-cell office:value-type="string" calcext:value-type="string">
            <text:p>same here.</text:p>
          </table:table-cell>
          <table:table-cell office:value-type="string" calcext:value-type="string">
            <text:p>false</text:p>
          </table:table-cell>
          <table:table-cell office:value-type="string" calcext:value-type="string">
            <text:p>previousComment</text:p>
          </table:table-cell>
          <table:table-cell/>
        </table:table-row>
        <table:table-row table:style-name="ro1">
          <table:table-cell office:value-type="float" office:value="2799" calcext:value-type="float">
            <text:p>2799</text:p>
          </table:table-cell>
          <table:table-cell office:value-type="string" calcext:value-type="string">
            <text:p>hcatalog-git</text:p>
          </table:table-cell>
          <table:table-cell office:value-type="string" calcext:value-type="string">
            <text:p>francisliu</text:p>
          </table:table-cell>
          <table:table-cell office:value-type="float" office:value="3167" calcext:value-type="float">
            <text:p>3167</text:p>
          </table:table-cell>
          <table:table-cell table:number-columns-repeated="3"/>
          <table:table-cell office:value-type="string" calcext:value-type="string">
            <text:p>Review.body_top</text:p>
          </table:table-cell>
          <table:table-cell office:value-type="string" calcext:value-type="string">
            <text:p>dcapwell</text:p>
          </table:table-cell>
          <table:table-cell office:value-type="string" calcext:value-type="string">
            <text:p>2011-11-11T00:15:23Z</text:p>
          </table:table-cell>
          <table:table-cell office:value-type="string" calcext:value-type="string">
            <text:p>Looks good to me.</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5361" calcext:value-type="float">
            <text:p>65361</text:p>
          </table:table-cell>
          <table:table-cell office:value-type="string" calcext:value-type="string">
            <text:p>mesos</text:p>
          </table:table-cell>
          <table:table-cell office:value-type="string" calcext:value-type="string">
            <text:p>gaston</text:p>
          </table:table-cell>
          <table:table-cell office:value-type="float" office:value="196483" calcext:value-type="float">
            <text:p>196483</text:p>
          </table:table-cell>
          <table:table-cell table:number-columns-repeated="3"/>
          <table:table-cell office:value-type="string" calcext:value-type="string">
            <text:p>Review.body_top</text:p>
          </table:table-cell>
          <table:table-cell office:value-type="string" calcext:value-type="string">
            <text:p>greggomann</text:p>
          </table:table-cell>
          <table:table-cell office:value-type="string" calcext:value-type="string">
            <text:p>2018-01-29T23:33:05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2">
          <table:table-cell office:value-type="float" office:value="26070" calcext:value-type="float">
            <text:p>26070</text:p>
          </table:table-cell>
          <table:table-cell office:value-type="string" calcext:value-type="string">
            <text:p>ambari</text:p>
          </table:table-cell>
          <table:table-cell office:value-type="string" calcext:value-type="string">
            <text:p>jhurley</text:p>
          </table:table-cell>
          <table:table-cell office:value-type="float" office:value="54684" calcext:value-type="float">
            <text:p>54684</text:p>
          </table:table-cell>
          <table:table-cell office:value-type="float" office:value="94914" calcext:value-type="float">
            <text:p>94914</text:p>
          </table:table-cell>
          <table:table-cell table:number-columns-repeated="2"/>
          <table:table-cell office:value-type="string" calcext:value-type="string">
            <text:p>DiffComment</text:p>
          </table:table-cell>
          <table:table-cell office:value-type="string" calcext:value-type="string">
            <text:p>ncole</text:p>
          </table:table-cell>
          <table:table-cell office:value-type="string" calcext:value-type="string">
            <text:p>2014-09-26T16:04:13Z</text:p>
          </table:table-cell>
          <table:table-cell office:value-type="string" calcext:value-type="string">
            <text:p>Should we be keying buckets using uuid instead?  The original code didn't use name for anything, but using uuid as the dict key would remove the need to loop when removing (saving 0.002 seconds)</text:p>
            <text:p/>
            <text:p>I think that keeping the key-by-cluster will be useful in about 15 years when a single agent supports multiple cluster components. This is the collector, so I can see the value in being able to easily pull out all alerts by cluster first. </text:p>
            <text:p/>
            <text:p>UUIDs also change, so using them as a key is probably not a good thing as it would require us to make 2 passes to remove outdated UUIDs.</text:p>
          </table:table-cell>
          <table:table-cell office:value-type="string" calcext:value-type="string">
            <text:p>true</text:p>
          </table:table-cell>
          <table:table-cell office:value-type="string" calcext:value-type="string">
            <text:p>betterSolution;performance</text:p>
          </table:table-cell>
          <table:table-cell/>
        </table:table-row>
        <table:table-row table:style-name="ro1">
          <table:table-cell office:value-type="float" office:value="65268" calcext:value-type="float">
            <text:p>65268</text:p>
          </table:table-cell>
          <table:table-cell office:value-type="string" calcext:value-type="string">
            <text:p>sentry</text:p>
          </table:table-cell>
          <table:table-cell office:value-type="string" calcext:value-type="string">
            <text:p>kkalyan</text:p>
          </table:table-cell>
          <table:table-cell office:value-type="float" office:value="197129" calcext:value-type="float">
            <text:p>197129</text:p>
          </table:table-cell>
          <table:table-cell table:number-columns-repeated="3"/>
          <table:table-cell office:value-type="string" calcext:value-type="string">
            <text:p>Review.body_top</text:p>
          </table:table-cell>
          <table:table-cell office:value-type="string" calcext:value-type="string">
            <text:p>spena</text:p>
          </table:table-cell>
          <table:table-cell office:value-type="string" calcext:value-type="string">
            <text:p>2018-02-08T23:34:11Z</text:p>
          </table:table-cell>
          <table:table-cell office:value-type="string" calcext:value-type="string">
            <text:p>I left a few comments, but I need to go early so I would leave some comments later.</text:p>
          </table:table-cell>
          <table:table-cell office:value-type="string" calcext:value-type="string">
            <text:p>false</text:p>
          </table:table-cell>
          <table:table-cell table:number-columns-repeated="2"/>
        </table:table-row>
        <table:table-row table:style-name="ro3">
          <table:table-cell office:value-type="float" office:value="52589" calcext:value-type="float">
            <text:p>52589</text:p>
          </table:table-cell>
          <table:table-cell office:value-type="string" calcext:value-type="string">
            <text:p>hbase-git</text:p>
          </table:table-cell>
          <table:table-cell office:value-type="string" calcext:value-type="string">
            <text:p>appy</text:p>
          </table:table-cell>
          <table:table-cell office:value-type="float" office:value="158087" calcext:value-type="float">
            <text:p>158087</text:p>
          </table:table-cell>
          <table:table-cell office:value-type="float" office:value="228841" calcext:value-type="float">
            <text:p>228841</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7-01-11T07:04:31Z</text:p>
          </table:table-cell>
          <table:table-cell office:value-type="string" calcext:value-type="string">
            <text:p>The below needs to be wrapped in &lt;code&gt;... tags else in javadoc will look like a mess.</text:p>
            <text:p/>
            <text:p>i'll do</text:p>
          </table:table-cell>
          <table:table-cell office:value-type="string" calcext:value-type="string">
            <text:p>false</text:p>
          </table:table-cell>
          <table:table-cell office:value-type="string" calcext:value-type="string">
            <text:p>documentation</text:p>
          </table:table-cell>
          <table:table-cell/>
        </table:table-row>
        <table:table-row table:style-name="ro7">
          <table:table-cell office:value-type="float" office:value="51449" calcext:value-type="float">
            <text:p>51449</text:p>
          </table:table-cell>
          <table:table-cell office:value-type="string" calcext:value-type="string">
            <text:p>sentry</text:p>
          </table:table-cell>
          <table:table-cell office:value-type="string" calcext:value-type="string">
            <text:p>colinma</text:p>
          </table:table-cell>
          <table:table-cell office:value-type="float" office:value="153841" calcext:value-type="float">
            <text:p>153841</text:p>
          </table:table-cell>
          <table:table-cell office:value-type="float" office:value="223349" calcext:value-type="float">
            <text:p>223349</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6-10-26T06:02:17Z</text:p>
          </table:table-cell>
          <table:table-cell office:value-type="string" calcext:value-type="string">
            <text:p>This seems to be stale comment. </text:p>
            <text:p>So you decided to get rid of the acceptable exceptions and instead rely on SentryUserException?</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44555" calcext:value-type="float">
            <text:p>44555</text:p>
          </table:table-cell>
          <table:table-cell office:value-type="string" calcext:value-type="string">
            <text:p>mesos</text:p>
          </table:table-cell>
          <table:table-cell office:value-type="string" calcext:value-type="string">
            <text:p>qianzhang</text:p>
          </table:table-cell>
          <table:table-cell office:value-type="float" office:value="123975" calcext:value-type="float">
            <text:p>123975</text:p>
          </table:table-cell>
          <table:table-cell table:number-columns-repeated="3"/>
          <table:table-cell office:value-type="string" calcext:value-type="string">
            <text:p>Review.body_top</text:p>
          </table:table-cell>
          <table:table-cell office:value-type="string" calcext:value-type="string">
            <text:p>asridharan</text:p>
          </table:table-cell>
          <table:table-cell office:value-type="string" calcext:value-type="string">
            <text:p>2016-03-17T04:12:23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6687" calcext:value-type="float">
            <text:p>66687</text:p>
          </table:table-cell>
          <table:table-cell office:value-type="string" calcext:value-type="string">
            <text:p>oozie-git</text:p>
          </table:table-cell>
          <table:table-cell office:value-type="string" calcext:value-type="string">
            <text:p>orova</text:p>
          </table:table-cell>
          <table:table-cell office:value-type="float" office:value="201453" calcext:value-type="float">
            <text:p>201453</text:p>
          </table:table-cell>
          <table:table-cell office:value-type="float" office:value="282693" calcext:value-type="float">
            <text:p>282693</text:p>
          </table:table-cell>
          <table:table-cell table:number-columns-repeated="2"/>
          <table:table-cell office:value-type="string" calcext:value-type="string">
            <text:p>DiffComment</text:p>
          </table:table-cell>
          <table:table-cell office:value-type="string" calcext:value-type="string">
            <text:p>gezapeti</text:p>
          </table:table-cell>
          <table:table-cell office:value-type="string" calcext:value-type="string">
            <text:p>2018-04-27T14:10:55Z</text:p>
          </table:table-cell>
          <table:table-cell office:value-type="string" calcext:value-type="string">
            <text:p>Could you extract two methods here? one for the admin.txt file and one for the configuration?</text:p>
          </table:table-cell>
          <table:table-cell office:value-type="string" calcext:value-type="string">
            <text:p>true</text:p>
          </table:table-cell>
          <table:table-cell office:value-type="string" calcext:value-type="string">
            <text:p>methodExtraction</text:p>
          </table:table-cell>
          <table:table-cell/>
        </table:table-row>
        <table:table-row table:style-name="ro3">
          <table:table-cell office:value-type="float" office:value="68973" calcext:value-type="float">
            <text:p>68973</text:p>
          </table:table-cell>
          <table:table-cell office:value-type="string" calcext:value-type="string">
            <text:p>sentry</text:p>
          </table:table-cell>
          <table:table-cell office:value-type="string" calcext:value-type="string">
            <text:p>kkalyan</text:p>
          </table:table-cell>
          <table:table-cell office:value-type="float" office:value="209798" calcext:value-type="float">
            <text:p>209798</text:p>
          </table:table-cell>
          <table:table-cell office:value-type="float" office:value="294395" calcext:value-type="float">
            <text:p>294395</text:p>
          </table:table-cell>
          <table:table-cell table:number-columns-repeated="2"/>
          <table:table-cell office:value-type="string" calcext:value-type="string">
            <text:p>DiffComment</text:p>
          </table:table-cell>
          <table:table-cell office:value-type="string" calcext:value-type="string">
            <text:p>LinaAtAustin</text:p>
          </table:table-cell>
          <table:table-cell office:value-type="string" calcext:value-type="string">
            <text:p>2018-10-19T20:54:06Z</text:p>
          </table:table-cell>
          <table:table-cell office:value-type="string" calcext:value-type="string">
            <text:p>should this variable be local to persistFullPathsImage, and be atomic as it is set by more than one thread.</text:p>
            <text:p/>
            <text:p>If it is local variable it would be not avaiable in SnapshotUpdater. member variables of SentryStore will be available to instances of SnapshotUpdater as it is a inner class for sentrystore.</text:p>
          </table:table-cell>
          <table:table-cell office:value-type="string" calcext:value-type="string">
            <text:p>true</text:p>
          </table:table-cell>
          <table:table-cell office:value-type="string" calcext:value-type="string">
            <text:p>bug;concurrency</text:p>
          </table:table-cell>
          <table:table-cell/>
        </table:table-row>
        <table:table-row table:style-name="ro3">
          <table:table-cell office:value-type="float" office:value="16054" calcext:value-type="float">
            <text:p>16054</text:p>
          </table:table-cell>
          <table:table-cell office:value-type="string" calcext:value-type="string">
            <text:p>aurora</text:p>
          </table:table-cell>
          <table:table-cell office:value-type="string" calcext:value-type="string">
            <text:p>wfarner</text:p>
          </table:table-cell>
          <table:table-cell office:value-type="float" office:value="30126" calcext:value-type="float">
            <text:p>30126</text:p>
          </table:table-cell>
          <table:table-cell office:value-type="float" office:value="57719" calcext:value-type="float">
            <text:p>57719</text:p>
          </table:table-cell>
          <table:table-cell table:number-columns-repeated="2"/>
          <table:table-cell office:value-type="string" calcext:value-type="string">
            <text:p>DiffComment</text:p>
          </table:table-cell>
          <table:table-cell office:value-type="string" calcext:value-type="string">
            <text:p>mansu</text:p>
          </table:table-cell>
          <table:table-cell office:value-type="string" calcext:value-type="string">
            <text:p>2013-12-10T23:30:13Z</text:p>
          </table:table-cell>
          <table:table-cell office:value-type="string" calcext:value-type="string">
            <text:p>More documentation about the big idea behind the state machine, either here or near the state machine declaration will help in understanding this code faster.  </text:p>
            <text:p/>
            <text:p>Added more detail, PTAL.</text:p>
          </table:table-cell>
          <table:table-cell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32016" calcext:value-type="float">
            <text:p>32016</text:p>
          </table:table-cell>
          <table:table-cell office:value-type="string" calcext:value-type="string">
            <text:p>hbase-git</text:p>
          </table:table-cell>
          <table:table-cell office:value-type="string" calcext:value-type="string">
            <text:p>apurtell</text:p>
          </table:table-cell>
          <table:table-cell office:value-type="float" office:value="76661" calcext:value-type="float">
            <text:p>76661</text:p>
          </table:table-cell>
          <table:table-cell office:value-type="float" office:value="124290" calcext:value-type="float">
            <text:p>124290</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5-03-18T19:48:15Z</text:p>
          </table:table-cell>
          <table:table-cell office:value-type="string" calcext:value-type="string">
            <text:p>Should this be in Interface?</text:p>
            <text:p/>
            <text:p>I'd really prefer not. This returns a protobuf object. Could be cleaned up another way as follow on work?</text:p>
            <text:p/>
            <text:p>Follow on sounds good.</text:p>
          </table:table-cell>
          <table:table-cell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50156" calcext:value-type="float">
            <text:p>50156</text:p>
          </table:table-cell>
          <table:table-cell office:value-type="string" calcext:value-type="string">
            <text:p>geode</text:p>
          </table:table-cell>
          <table:table-cell office:value-type="string" calcext:value-type="string">
            <text:p>gemzdude</text:p>
          </table:table-cell>
          <table:table-cell office:value-type="float" office:value="142768" calcext:value-type="float">
            <text:p>142768</text:p>
          </table:table-cell>
          <table:table-cell office:value-type="float" office:value="208431" calcext:value-type="float">
            <text:p>208431</text:p>
          </table:table-cell>
          <table:table-cell table:number-columns-repeated="2"/>
          <table:table-cell office:value-type="string" calcext:value-type="string">
            <text:p>DiffComment</text:p>
          </table:table-cell>
          <table:table-cell office:value-type="string" calcext:value-type="string">
            <text:p>dschneider</text:p>
          </table:table-cell>
          <table:table-cell office:value-type="string" calcext:value-type="string">
            <text:p>2016-07-19T19:03:44Z</text:p>
          </table:table-cell>
          <table:table-cell office:value-type="string" calcext:value-type="string">
            <text:p>your strings say REMOVE but should say PUT</text:p>
          </table:table-cell>
          <table:table-cell office:value-type="string" calcext:value-type="string">
            <text:p>false</text:p>
          </table:table-cell>
          <table:table-cell office:value-type="string" calcext:value-type="string">
            <text:p>logMessage</text:p>
          </table:table-cell>
          <table:table-cell/>
        </table:table-row>
        <table:table-row table:style-name="ro3">
          <table:table-cell office:value-type="float" office:value="39632" calcext:value-type="float">
            <text:p>39632</text:p>
          </table:table-cell>
          <table:table-cell office:value-type="string" calcext:value-type="string">
            <text:p>falcon-git</text:p>
          </table:table-cell>
          <table:table-cell office:value-type="string" calcext:value-type="string">
            <text:p>pavankumar</text:p>
          </table:table-cell>
          <table:table-cell office:value-type="float" office:value="112285" calcext:value-type="float">
            <text:p>112285</text:p>
          </table:table-cell>
          <table:table-cell office:value-type="float" office:value="172694" calcext:value-type="float">
            <text:p>172694</text:p>
          </table:table-cell>
          <table:table-cell table:number-columns-repeated="2"/>
          <table:table-cell office:value-type="string" calcext:value-type="string">
            <text:p>DiffComment</text:p>
          </table:table-cell>
          <table:table-cell office:value-type="string" calcext:value-type="string">
            <text:p>pallavi.rao</text:p>
          </table:table-cell>
          <table:table-cell office:value-type="string" calcext:value-type="string">
            <text:p>2016-01-11T06:33:10Z</text:p>
          </table:table-cell>
          <table:table-cell office:value-type="string" calcext:value-type="string">
            <text:p>When the thread is interrupted, it is supposed to stop, rather than continue. AlertRerunConsumer uses a simple error handling with retries. May be you can use the same logic here.</text:p>
            <text:p/>
            <text:p>Ok sure, but we have delayqueue has some issues, it will stop datavailabilty service right is it ok ?</text:p>
          </table:table-cell>
          <table:table-cell office:value-type="string" calcext:value-type="string">
            <text:p>true</text:p>
          </table:table-cell>
          <table:table-cell office:value-type="string" calcext:value-type="string">
            <text:p>concurrency</text:p>
          </table:table-cell>
          <table:table-cell/>
        </table:table-row>
        <table:table-row table:style-name="ro10">
          <table:table-cell office:value-type="float" office:value="489" calcext:value-type="float">
            <text:p>489</text:p>
          </table:table-cell>
          <table:table-cell office:value-type="string" calcext:value-type="string">
            <text:p>hive</text:p>
          </table:table-cell>
          <table:table-cell office:value-type="string" calcext:value-type="string">
            <text:p>nzhang</text:p>
          </table:table-cell>
          <table:table-cell office:value-type="float" office:value="336" calcext:value-type="float">
            <text:p>336</text:p>
          </table:table-cell>
          <table:table-cell office:value-type="float" office:value="680" calcext:value-type="float">
            <text:p>680</text:p>
          </table:table-cell>
          <table:table-cell table:number-columns-repeated="2"/>
          <table:table-cell office:value-type="string" calcext:value-type="string">
            <text:p>DiffComment</text:p>
          </table:table-cell>
          <table:table-cell office:value-type="string" calcext:value-type="string">
            <text:p>mis</text:p>
          </table:table-cell>
          <table:table-cell office:value-type="string" calcext:value-type="string">
            <text:p>2011-03-16T20:19:52Z</text:p>
          </table:table-cell>
          <table:table-cell office:value-type="string" calcext:value-type="string">
            <text:p>Why can't we just do :</text:p>
            <text:p>&lt;code&gt;</text:p>
            <text:p/>
            <text:p>return (fs.getType().equals(Constants.STRING_TYPE_NAME));</text:p>
            <text:p/>
            <text:p>&lt;/code&gt;</text:p>
            <text:p/>
            <text:p>will do also in the next patch. </text:p>
          </table:table-cell>
          <table:table-cell office:value-type="string" calcext:value-type="string">
            <text:p>true</text:p>
          </table:table-cell>
          <table:table-cell office:value-type="string" calcext:value-type="string">
            <text:p>betterSolution</text:p>
          </table:table-cell>
          <table:table-cell/>
        </table:table-row>
        <table:table-row table:style-name="ro13">
          <table:table-cell office:value-type="float" office:value="46072" calcext:value-type="float">
            <text:p>46072</text:p>
          </table:table-cell>
          <table:table-cell office:value-type="string" calcext:value-type="string">
            <text:p>ambari</text:p>
          </table:table-cell>
          <table:table-cell office:value-type="string" calcext:value-type="string">
            <text:p>bhuvnesh2703</text:p>
          </table:table-cell>
          <table:table-cell office:value-type="float" office:value="128363" calcext:value-type="float">
            <text:p>128363</text:p>
          </table:table-cell>
          <table:table-cell office:value-type="float" office:value="191798" calcext:value-type="float">
            <text:p>191798</text:p>
          </table:table-cell>
          <table:table-cell table:number-columns-repeated="2"/>
          <table:table-cell office:value-type="string" calcext:value-type="string">
            <text:p>DiffComment</text:p>
          </table:table-cell>
          <table:table-cell office:value-type="string" calcext:value-type="string">
            <text:p>mithmatt</text:p>
          </table:table-cell>
          <table:table-cell office:value-type="string" calcext:value-type="string">
            <text:p>2016-04-12T10:29:43Z</text:p>
          </table:table-cell>
          <table:table-cell office:value-type="string" calcext:value-type="string">
            <text:p>Configure calls HdfsResource twice (create_on_execute and execute).</text:p>
            <text:p/>
            <text:p>Start calls configure on line 188.</text:p>
            <text:p>Lines 190-217: Assert again HdfsResource is called twice(create_on_execute and execute).</text:p>
            <text:p/>
            <text:p>So in total 4 times for start and 2 times for configure?</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33770" calcext:value-type="float">
            <text:p>33770</text:p>
          </table:table-cell>
          <table:table-cell office:value-type="string" calcext:value-type="string">
            <text:p>drill-git</text:p>
          </table:table-cell>
          <table:table-cell office:value-type="string" calcext:value-type="string">
            <text:p>sudheeshkatkam</text:p>
          </table:table-cell>
          <table:table-cell office:value-type="float" office:value="83023" calcext:value-type="float">
            <text:p>83023</text:p>
          </table:table-cell>
          <table:table-cell office:value-type="float" office:value="133896" calcext:value-type="float">
            <text:p>133896</text:p>
          </table:table-cell>
          <table:table-cell table:number-columns-repeated="2"/>
          <table:table-cell office:value-type="string" calcext:value-type="string">
            <text:p>DiffComment</text:p>
          </table:table-cell>
          <table:table-cell office:value-type="string" calcext:value-type="string">
            <text:p>cwestin</text:p>
          </table:table-cell>
          <table:table-cell office:value-type="string" calcext:value-type="string">
            <text:p>2015-05-08T20:16:40Z</text:p>
          </table:table-cell>
          <table:table-cell office:value-type="string" calcext:value-type="string">
            <text:p>You're missing an argument for the string format.</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34972" calcext:value-type="float">
            <text:p>34972</text:p>
          </table:table-cell>
          <table:table-cell office:value-type="string" calcext:value-type="string">
            <text:p>sqoop-sqoop2</text:p>
          </table:table-cell>
          <table:table-cell office:value-type="string" calcext:value-type="string">
            <text:p>banmeet.singh</text:p>
          </table:table-cell>
          <table:table-cell office:value-type="float" office:value="86349" calcext:value-type="float">
            <text:p>86349</text:p>
          </table:table-cell>
          <table:table-cell table:number-columns-repeated="3"/>
          <table:table-cell office:value-type="string" calcext:value-type="string">
            <text:p>Review.body_top</text:p>
          </table:table-cell>
          <table:table-cell office:value-type="string" calcext:value-type="string">
            <text:p>abe</text:p>
          </table:table-cell>
          <table:table-cell office:value-type="string" calcext:value-type="string">
            <text:p>2015-06-03T05:19:24Z</text:p>
          </table:table-cell>
          <table:table-cell office:value-type="string" calcext:value-type="string">
            <text:p>Good first shot. I have a couple of thoughts below which should affect the majority of changes.</text:p>
          </table:table-cell>
          <table:table-cell office:value-type="string" calcext:value-type="string">
            <text:p>false</text:p>
          </table:table-cell>
          <table:table-cell office:value-type="string" calcext:value-type="string">
            <text:p>acknowledgment</text:p>
          </table:table-cell>
          <table:table-cell/>
        </table:table-row>
        <table:table-row table:style-name="ro2">
          <table:table-cell office:value-type="float" office:value="63280" calcext:value-type="float">
            <text:p>63280</text:p>
          </table:table-cell>
          <table:table-cell office:value-type="string" calcext:value-type="string">
            <text:p>mesos</text:p>
          </table:table-cell>
          <table:table-cell office:value-type="string" calcext:value-type="string">
            <text:p>jpeach</text:p>
          </table:table-cell>
          <table:table-cell office:value-type="float" office:value="203825" calcext:value-type="float">
            <text:p>203825</text:p>
          </table:table-cell>
          <table:table-cell office:value-type="float" office:value="286138" calcext:value-type="float">
            <text:p>286138</text:p>
          </table:table-cell>
          <table:table-cell table:number-columns-repeated="2"/>
          <table:table-cell office:value-type="string" calcext:value-type="string">
            <text:p>DiffComment</text:p>
          </table:table-cell>
          <table:table-cell office:value-type="string" calcext:value-type="string">
            <text:p>andschwa</text:p>
          </table:table-cell>
          <table:table-cell office:value-type="string" calcext:value-type="string">
            <text:p>2018-08-17T17:53:54Z</text:p>
          </table:table-cell>
          <table:table-cell office:value-type="string" calcext:value-type="string">
            <text:p>Shouldn't we also close the parent's copy of the read end of the pipe immediately (and unconditionally) after forking? (Similar to what we do for the in/out/err pipes.)</text:p>
            <text:p/>
            <text:p>The parent still needs this pipe. However, as @jieyu points out offline, this is still racey, so the right approach is to find some way to apply the `UNSET_CLOEXEC` child hook.</text:p>
            <text:p/>
            <text:p>Updated to `UNSET_CLOEXEC` the whitelisted FDs.</text:p>
          </table:table-cell>
          <table:table-cell office:value-type="string" calcext:value-type="string">
            <text:p>true</text:p>
          </table:table-cell>
          <table:table-cell office:value-type="string" calcext:value-type="string">
            <text:p>bug;concurrency</text:p>
          </table:table-cell>
          <table:table-cell/>
        </table:table-row>
        <table:table-row table:style-name="ro13">
          <table:table-cell office:value-type="float" office:value="32427" calcext:value-type="float">
            <text:p>32427</text:p>
          </table:table-cell>
          <table:table-cell office:value-type="string" calcext:value-type="string">
            <text:p>sqoop-sqoop2</text:p>
          </table:table-cell>
          <table:table-cell office:value-type="string" calcext:value-type="string">
            <text:p>richard_zhou</text:p>
          </table:table-cell>
          <table:table-cell office:value-type="float" office:value="77811" calcext:value-type="float">
            <text:p>77811</text:p>
          </table:table-cell>
          <table:table-cell office:value-type="float" office:value="126102" calcext:value-type="float">
            <text:p>126102</text:p>
          </table:table-cell>
          <table:table-cell table:number-columns-repeated="2"/>
          <table:table-cell office:value-type="string" calcext:value-type="string">
            <text:p>DiffComment</text:p>
          </table:table-cell>
          <table:table-cell office:value-type="string" calcext:value-type="string">
            <text:p>abe</text:p>
          </table:table-cell>
          <table:table-cell office:value-type="string" calcext:value-type="string">
            <text:p>2015-03-26T02:04:26Z</text:p>
          </table:table-cell>
          <table:table-cell office:value-type="string" calcext:value-type="string">
            <text:p>This can return null?</text:p>
            <text:p/>
            <text:p>This is thrown Exception before connector is used.</text:p>
            <text:p>configParamBundles.put(cId, ConnectorManager.getInstance().getResourceBundle(cId, locale));</text:p>
            <text:p/>
            <text:p>If there is no connector with this cId, there will throw exception in getResourceBundle. So this connector, which is null, will never be used.</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71049" calcext:value-type="float">
            <text:p>71049</text:p>
          </table:table-cell>
          <table:table-cell office:value-type="string" calcext:value-type="string">
            <text:p>ranger</text:p>
          </table:table-cell>
          <table:table-cell office:value-type="string" calcext:value-type="string">
            <text:p>kulkabhay</text:p>
          </table:table-cell>
          <table:table-cell office:value-type="float" office:value="216508" calcext:value-type="float">
            <text:p>216508</text:p>
          </table:table-cell>
          <table:table-cell office:value-type="float" office:value="303730" calcext:value-type="float">
            <text:p>303730</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9-07-11T00:23:43Z</text:p>
          </table:table-cell>
          <table:table-cell office:value-type="string" calcext:value-type="string">
            <text:p>Log at #4059 is repeated at line #4067 as well. Consider removing #4054 - #4056.</text:p>
          </table:table-cell>
          <table:table-cell office:value-type="string" calcext:value-type="string">
            <text:p>true</text:p>
          </table:table-cell>
          <table:table-cell office:value-type="string" calcext:value-type="string">
            <text:p>duplicateCode;logPoint</text:p>
          </table:table-cell>
          <table:table-cell/>
        </table:table-row>
        <table:table-row table:style-name="ro1">
          <table:table-cell office:value-type="float" office:value="44956" calcext:value-type="float">
            <text:p>44956</text:p>
          </table:table-cell>
          <table:table-cell office:value-type="string" calcext:value-type="string">
            <text:p>ambari</text:p>
          </table:table-cell>
          <table:table-cell office:value-type="string" calcext:value-type="string">
            <text:p>dgergely</text:p>
          </table:table-cell>
          <table:table-cell office:value-type="float" office:value="124243" calcext:value-type="float">
            <text:p>124243</text:p>
          </table:table-cell>
          <table:table-cell table:number-columns-repeated="3"/>
          <table:table-cell office:value-type="string" calcext:value-type="string">
            <text:p>Review.body_top</text:p>
          </table:table-cell>
          <table:table-cell office:value-type="string" calcext:value-type="string">
            <text:p>smagyari</text:p>
          </table:table-cell>
          <table:table-cell office:value-type="string" calcext:value-type="string">
            <text:p>2016-03-18T18:27:15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707" calcext:value-type="float">
            <text:p>6707</text:p>
          </table:table-cell>
          <table:table-cell office:value-type="string" calcext:value-type="string">
            <text:p>zookeeper</text:p>
          </table:table-cell>
          <table:table-cell office:value-type="string" calcext:value-type="string">
            <text:p>shralex</text:p>
          </table:table-cell>
          <table:table-cell office:value-type="float" office:value="15907" calcext:value-type="float">
            <text:p>15907</text:p>
          </table:table-cell>
          <table:table-cell office:value-type="float" office:value="34189" calcext:value-type="float">
            <text:p>34189</text:p>
          </table:table-cell>
          <table:table-cell table:number-columns-repeated="2"/>
          <table:table-cell office:value-type="string" calcext:value-type="string">
            <text:p>DiffComment</text:p>
          </table:table-cell>
          <table:table-cell office:value-type="string" calcext:value-type="string">
            <text:p>fpj</text:p>
          </table:table-cell>
          <table:table-cell office:value-type="string" calcext:value-type="string">
            <text:p>2013-01-31T00:58:04Z</text:p>
          </table:table-cell>
          <table:table-cell office:value-type="string" calcext:value-type="string">
            <text:p>Can we fix the format of this comment?</text:p>
          </table:table-cell>
          <table:table-cell office:value-type="string" calcext:value-type="string">
            <text:p>false</text:p>
          </table:table-cell>
          <table:table-cell office:value-type="string" calcext:value-type="string">
            <text:p>documentation;formatting</text:p>
          </table:table-cell>
          <table:table-cell/>
        </table:table-row>
        <table:table-row table:style-name="ro5">
          <table:table-cell office:value-type="float" office:value="54421" calcext:value-type="float">
            <text:p>54421</text:p>
          </table:table-cell>
          <table:table-cell office:value-type="string" calcext:value-type="string">
            <text:p>sqoop-trunk</text:p>
          </table:table-cell>
          <table:table-cell office:value-type="string" calcext:value-type="string">
            <text:p>vasas</text:p>
          </table:table-cell>
          <table:table-cell office:value-type="float" office:value="160492" calcext:value-type="float">
            <text:p>160492</text:p>
          </table:table-cell>
          <table:table-cell table:number-columns-repeated="3"/>
          <table:table-cell office:value-type="string" calcext:value-type="string">
            <text:p>Review.body_top</text:p>
          </table:table-cell>
          <table:table-cell office:value-type="string" calcext:value-type="string">
            <text:p>z17</text:p>
          </table:table-cell>
          <table:table-cell office:value-type="string" calcext:value-type="string">
            <text:p>2017-01-04T14:40:06Z</text:p>
          </table:table-cell>
          <table:table-cell office:value-type="string" calcext:value-type="string">
            <text:p>Hi Szabolcs,</text:p>
            <text:p>With the changes of the changed diff, this patch looks alright to me.</text:p>
            <text:p>Thank you for further polishing this patch!</text:p>
            <text:p>Liz</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8226" calcext:value-type="float">
            <text:p>68226</text:p>
          </table:table-cell>
          <table:table-cell office:value-type="string" calcext:value-type="string">
            <text:p>sentry</text:p>
          </table:table-cell>
          <table:table-cell office:value-type="string" calcext:value-type="string">
            <text:p>anthony.young-garner</text:p>
          </table:table-cell>
          <table:table-cell office:value-type="float" office:value="208110" calcext:value-type="float">
            <text:p>208110</text:p>
          </table:table-cell>
          <table:table-cell office:value-type="float" office:value="291881" calcext:value-type="float">
            <text:p>291881</text:p>
          </table:table-cell>
          <table:table-cell table:number-columns-repeated="2"/>
          <table:table-cell office:value-type="string" calcext:value-type="string">
            <text:p>DiffComment</text:p>
          </table:table-cell>
          <table:table-cell office:value-type="string" calcext:value-type="string">
            <text:p>moist</text:p>
          </table:table-cell>
          <table:table-cell office:value-type="string" calcext:value-type="string">
            <text:p>2018-08-29T20:12:03Z</text:p>
          </table:table-cell>
          <table:table-cell office:value-type="string" calcext:value-type="string">
            <text:p>While we're here, should this be to std err?</text:p>
          </table:table-cell>
          <table:table-cell office:value-type="string" calcext:value-type="string">
            <text:p>false</text:p>
          </table:table-cell>
          <table:table-cell office:value-type="string" calcext:value-type="string">
            <text:p>ui</text:p>
          </table:table-cell>
          <table:table-cell table:style-name="ce3" office:value-type="string" calcext:value-type="string">
            <text:p>true</text:p>
          </table:table-cell>
        </table:table-row>
        <table:table-row table:style-name="ro1">
          <table:table-cell office:value-type="float" office:value="14934" calcext:value-type="float">
            <text:p>14934</text:p>
          </table:table-cell>
          <table:table-cell office:value-type="string" calcext:value-type="string">
            <text:p>hbase-git</text:p>
          </table:table-cell>
          <table:table-cell office:value-type="string" calcext:value-type="string">
            <text:p>himanshu</text:p>
          </table:table-cell>
          <table:table-cell office:value-type="float" office:value="27580" calcext:value-type="float">
            <text:p>27580</text:p>
          </table:table-cell>
          <table:table-cell office:value-type="float" office:value="53528" calcext:value-type="float">
            <text:p>53528</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3-10-31T19:27:30Z</text:p>
          </table:table-cell>
          <table:table-cell office:value-type="string" calcext:value-type="string">
            <text:p>Should there be a setSequenceId method here ... even if it is protected... rather than reach into the private data member? <text:s/>I suppose it is ok like this given it is an atomic Long.</text:p>
          </table:table-cell>
          <table:table-cell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64093" calcext:value-type="float">
            <text:p>64093</text:p>
          </table:table-cell>
          <table:table-cell office:value-type="string" calcext:value-type="string">
            <text:p>mesos</text:p>
          </table:table-cell>
          <table:table-cell office:value-type="string" calcext:value-type="string">
            <text:p>gaston</text:p>
          </table:table-cell>
          <table:table-cell office:value-type="float" office:value="192554" calcext:value-type="float">
            <text:p>192554</text:p>
          </table:table-cell>
          <table:table-cell office:value-type="float" office:value="270792" calcext:value-type="float">
            <text:p>270792</text:p>
          </table:table-cell>
          <table:table-cell table:number-columns-repeated="2"/>
          <table:table-cell office:value-type="string" calcext:value-type="string">
            <text:p>DiffComment</text:p>
          </table:table-cell>
          <table:table-cell office:value-type="string" calcext:value-type="string">
            <text:p>greggomann</text:p>
          </table:table-cell>
          <table:table-cell office:value-type="string" calcext:value-type="string">
            <text:p>2017-12-02T02:01:39Z</text:p>
          </table:table-cell>
          <table:table-cell office:value-type="string" calcext:value-type="string">
            <text:p>s/UUID/status UUID/</text:p>
          </table:table-cell>
          <table:table-cell office:value-type="string" calcext:value-type="string">
            <text:p>false</text:p>
          </table:table-cell>
          <table:table-cell office:value-type="string" calcext:value-type="string">
            <text:p>naming;ui</text:p>
          </table:table-cell>
          <table:table-cell/>
        </table:table-row>
        <table:table-row table:style-name="ro1">
          <table:table-cell office:value-type="float" office:value="27799" calcext:value-type="float">
            <text:p>27799</text:p>
          </table:table-cell>
          <table:table-cell office:value-type="string" calcext:value-type="string">
            <text:p>kafka</text:p>
          </table:table-cell>
          <table:table-cell office:value-type="string" calcext:value-type="string">
            <text:p>jkreps</text:p>
          </table:table-cell>
          <table:table-cell office:value-type="float" office:value="68693" calcext:value-type="float">
            <text:p>68693</text:p>
          </table:table-cell>
          <table:table-cell office:value-type="float" office:value="113070" calcext:value-type="float">
            <text:p>113070</text:p>
          </table:table-cell>
          <table:table-cell table:number-columns-repeated="2"/>
          <table:table-cell office:value-type="string" calcext:value-type="string">
            <text:p>DiffComment</text:p>
          </table:table-cell>
          <table:table-cell office:value-type="string" calcext:value-type="string">
            <text:p>guwang</text:p>
          </table:table-cell>
          <table:table-cell office:value-type="string" calcext:value-type="string">
            <text:p>2015-01-21T15:57:47Z</text:p>
          </table:table-cell>
          <table:table-cell office:value-type="string" calcext:value-type="string">
            <text:p>Incomplete comments.</text:p>
          </table:table-cell>
          <table:table-cell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50698" calcext:value-type="float">
            <text:p>50698</text:p>
          </table:table-cell>
          <table:table-cell office:value-type="string" calcext:value-type="string">
            <text:p>ambari</text:p>
          </table:table-cell>
          <table:table-cell office:value-type="string" calcext:value-type="string">
            <text:p>aonishuk</text:p>
          </table:table-cell>
          <table:table-cell office:value-type="float" office:value="144482" calcext:value-type="float">
            <text:p>144482</text:p>
          </table:table-cell>
          <table:table-cell table:number-columns-repeated="3"/>
          <table:table-cell office:value-type="string" calcext:value-type="string">
            <text:p>Review.body_top</text:p>
          </table:table-cell>
          <table:table-cell office:value-type="string" calcext:value-type="string">
            <text:p>oleewere</text:p>
          </table:table-cell>
          <table:table-cell office:value-type="string" calcext:value-type="string">
            <text:p>2016-08-02T12:33:54Z</text:p>
          </table:table-cell>
          <table:table-cell office:value-type="string" calcext:value-type="string">
            <text:p>Ship It!</text:p>
            <text:p/>
            <text:p>thanks for this patch</text:p>
            <text:p/>
            <text:p>np :)</text:p>
          </table:table-cell>
          <table:table-cell office:value-type="string" calcext:value-type="string">
            <text:p>false</text:p>
          </table:table-cell>
          <table:table-cell office:value-type="string" calcext:value-type="string">
            <text:p>approval;acknowledgment</text:p>
          </table:table-cell>
          <table:table-cell/>
        </table:table-row>
        <table:table-row table:style-name="ro1">
          <table:table-cell office:value-type="float" office:value="42337" calcext:value-type="float">
            <text:p>42337</text:p>
          </table:table-cell>
          <table:table-cell office:value-type="string" calcext:value-type="string">
            <text:p>ambari</text:p>
          </table:table-cell>
          <table:table-cell office:value-type="string" calcext:value-type="string">
            <text:p>afernandez</text:p>
          </table:table-cell>
          <table:table-cell office:value-type="float" office:value="115058" calcext:value-type="float">
            <text:p>115058</text:p>
          </table:table-cell>
          <table:table-cell office:value-type="float" office:value="175908" calcext:value-type="float">
            <text:p>175908</text:p>
          </table:table-cell>
          <table:table-cell table:number-columns-repeated="2"/>
          <table:table-cell office:value-type="string" calcext:value-type="string">
            <text:p>DiffComment</text:p>
          </table:table-cell>
          <table:table-cell office:value-type="string" calcext:value-type="string">
            <text:p>ncole</text:p>
          </table:table-cell>
          <table:table-cell office:value-type="string" calcext:value-type="string">
            <text:p>2016-01-18T20:03:33Z</text:p>
          </table:table-cell>
          <table:table-cell office:value-type="string" calcext:value-type="string">
            <text:p>If the meaning here is one-at-a-time, then we should use "sequential" or "synchronous" instead of the java-like implication of thread-safety (implying parallel is ok, but safe)</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59508" calcext:value-type="float">
            <text:p>59508</text:p>
          </table:table-cell>
          <table:table-cell office:value-type="string" calcext:value-type="string">
            <text:p>sentry</text:p>
          </table:table-cell>
          <table:table-cell office:value-type="string" calcext:value-type="string">
            <text:p>kkalyan</text:p>
          </table:table-cell>
          <table:table-cell office:value-type="float" office:value="178922" calcext:value-type="float">
            <text:p>178922</text:p>
          </table:table-cell>
          <table:table-cell office:value-type="float" office:value="253320" calcext:value-type="float">
            <text:p>253320</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7-06-29T00:06:40Z</text:p>
          </table:table-cell>
          <table:table-cell office:value-type="string" calcext:value-type="string">
            <text:p>Again, we are throwing this exception only to catch it in the same class in another method and pint an error - we can as well do it here.</text:p>
          </table:table-cell>
          <table:table-cell office:value-type="string" calcext:value-type="string">
            <text:p>true</text:p>
          </table:table-cell>
          <table:table-cell office:value-type="string" calcext:value-type="string">
            <text:p>betterSolution;exceptionHandling</text:p>
          </table:table-cell>
          <table:table-cell/>
        </table:table-row>
        <table:table-row table:style-name="ro5">
          <table:table-cell office:value-type="float" office:value="67077" calcext:value-type="float">
            <text:p>67077</text:p>
          </table:table-cell>
          <table:table-cell office:value-type="string" calcext:value-type="string">
            <text:p>aurora</text:p>
          </table:table-cell>
          <table:table-cell office:value-type="string" calcext:value-type="string">
            <text:p>jingchen</text:p>
          </table:table-cell>
          <table:table-cell office:value-type="float" office:value="202887" calcext:value-type="float">
            <text:p>202887</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8-05-11T03:37:37Z</text:p>
          </table:table-cell>
          <table:table-cell office:value-type="string" calcext:value-type="string">
            <text:p>Master (805a53f) is green with this patch.</text:p>
            <text:p>  ./build-support/jenkins/build.sh</text:p>
            <text:p/>
            <text:p>I will refresh this build result if you post a review containing "@ReviewBot retry"</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17685" calcext:value-type="float">
            <text:p>17685</text:p>
          </table:table-cell>
          <table:table-cell office:value-type="string" calcext:value-type="string">
            <text:p>mesos</text:p>
          </table:table-cell>
          <table:table-cell office:value-type="string" calcext:value-type="string">
            <text:p>benjaminhindman</text:p>
          </table:table-cell>
          <table:table-cell office:value-type="float" office:value="33824" calcext:value-type="float">
            <text:p>33824</text:p>
          </table:table-cell>
          <table:table-cell office:value-type="float" office:value="63442" calcext:value-type="float">
            <text:p>63442</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4-02-15T18:28:46Z</text:p>
          </table:table-cell>
          <table:table-cell office:value-type="string" calcext:value-type="string">
            <text:p>Maybe mention that it is because onDiscarded requires a void function..?</text:p>
          </table:table-cell>
          <table:table-cell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63997" calcext:value-type="float">
            <text:p>63997</text:p>
          </table:table-cell>
          <table:table-cell office:value-type="string" calcext:value-type="string">
            <text:p>mesos</text:p>
          </table:table-cell>
          <table:table-cell office:value-type="string" calcext:value-type="string">
            <text:p>bbannier</text:p>
          </table:table-cell>
          <table:table-cell office:value-type="float" office:value="191947" calcext:value-type="float">
            <text:p>191947</text:p>
          </table:table-cell>
          <table:table-cell office:value-type="float" office:value="269896" calcext:value-type="float">
            <text:p>269896</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7-11-28T12:42:20Z</text:p>
          </table:table-cell>
          <table:table-cell office:value-type="string" calcext:value-type="string">
            <text:p>Hm.. why is this called out? I don't think a caller could depend on this for correctness, so it seems better not to put this in the interface documentation?</text:p>
            <text:p/>
            <text:p>I removed it here. I agree this promise here is neither useful nor needed.</text:p>
          </table:table-cell>
          <table:table-cell office:value-type="string" calcext:value-type="string">
            <text:p>false</text:p>
          </table:table-cell>
          <table:table-cell office:value-type="string" calcext:value-type="string">
            <text:p>documentation</text:p>
          </table:table-cell>
          <table:table-cell/>
        </table:table-row>
        <table:table-row table:style-name="ro19">
          <table:table-cell office:value-type="float" office:value="36979" calcext:value-type="float">
            <text:p>36979</text:p>
          </table:table-cell>
          <table:table-cell office:value-type="string" calcext:value-type="string">
            <text:p>mesos</text:p>
          </table:table-cell>
          <table:table-cell office:value-type="string" calcext:value-type="string">
            <text:p>marco</text:p>
          </table:table-cell>
          <table:table-cell office:value-type="float" office:value="94177" calcext:value-type="float">
            <text:p>94177</text:p>
          </table:table-cell>
          <table:table-cell office:value-type="float" office:value="148721" calcext:value-type="float">
            <text:p>148721</text:p>
          </table:table-cell>
          <table:table-cell table:number-columns-repeated="2"/>
          <table:table-cell office:value-type="string" calcext:value-type="string">
            <text:p>DiffComment</text:p>
          </table:table-cell>
          <table:table-cell office:value-type="string" calcext:value-type="string">
            <text:p>hartem</text:p>
          </table:table-cell>
          <table:table-cell office:value-type="string" calcext:value-type="string">
            <text:p>2015-08-05T17:07:23Z</text:p>
          </table:table-cell>
          <table:table-cell office:value-type="string" calcext:value-type="string">
            <text:p>ditto. </text:p>
            <text:p>+ extra newline.</text:p>
            <text:p/>
            <text:p>Having looked at both tests, I was being unnecessarily pedantic IMO: checking for the error code (256) to be present in the error string seems to me to be more than sufficient (and self-explanatory too - but added a comment all the same).</text:p>
            <text:p/>
            <text:p>What thinks you?</text:p>
            <text:p/>
            <text:p>After think a bit more about it, I find it a bit unusual that the user has to perform a string search in order to get out the integer error code. In cases when you expect a certain kind of failure from a certain command it's easy (like in your test case), but what if the cause of failure is unknown, or if there are several possible error codes expected. It looks to me that one will need to involve a regex parser to be able to reliably(?) get the signal and the error code out. This might drive delopers away from this function, and cause proliferation of similar code in the codebase (something that this was meant to facilitate avoiding). Returning a primtive struct(or a union) with a couple of fields could easily help to avoid that.</text:p>
            <text:p/>
            <text:p>Well, as a data point, as mentioned, the use case you mention, was **never** used in our current (what, 2-3year old?) code base.</text:p>
            <text:p>And, in any event, if anyone wants a "rich" outcome, they can use `process::subprocess` (which I'm updating next) and they'll get pretty much everything they ever wanted to know about the outcome.</text:p>
            <text:p/>
            <text:p>This is really meant to be an easy-to-use, low-boilerplate API for the simple use case: I want to run `cmd` and only care whether it succeeded or not.</text:p>
            <text:p/>
            <text:p>see `CommandResult` in https://reviews.apache.org/r/36424/diff/6#index_header</text:p>
          </table:table-cell>
          <table:table-cell office:value-type="string" calcext:value-type="string">
            <text:p>true</text:p>
          </table:table-cell>
          <table:table-cell office:value-type="string" calcext:value-type="string">
            <text:p>betterSolution;previousComment;formatting;testRequirements</text:p>
          </table:table-cell>
          <table:table-cell/>
        </table:table-row>
        <table:table-row table:style-name="ro1">
          <table:table-cell office:value-type="float" office:value="50002" calcext:value-type="float">
            <text:p>50002</text:p>
          </table:table-cell>
          <table:table-cell office:value-type="string" calcext:value-type="string">
            <text:p>mesos</text:p>
          </table:table-cell>
          <table:table-cell office:value-type="string" calcext:value-type="string">
            <text:p>ammar2</text:p>
          </table:table-cell>
          <table:table-cell office:value-type="float" office:value="142178" calcext:value-type="float">
            <text:p>142178</text:p>
          </table:table-cell>
          <table:table-cell office:value-type="float" office:value="207742" calcext:value-type="float">
            <text:p>207742</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6-07-14T22:10:44Z</text:p>
          </table:table-cell>
          <table:table-cell office:value-type="string" calcext:value-type="string">
            <text:p>Mind adding comments to these functions saying they also load from environment?</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22457" calcext:value-type="float">
            <text:p>22457</text:p>
          </table:table-cell>
          <table:table-cell office:value-type="string" calcext:value-type="string">
            <text:p>aurora</text:p>
          </table:table-cell>
          <table:table-cell office:value-type="string" calcext:value-type="string">
            <text:p>markcc</text:p>
          </table:table-cell>
          <table:table-cell office:value-type="float" office:value="47783" calcext:value-type="float">
            <text:p>47783</text:p>
          </table:table-cell>
          <table:table-cell table:number-columns-repeated="3"/>
          <table:table-cell office:value-type="string" calcext:value-type="string">
            <text:p>Review.body_top</text:p>
          </table:table-cell>
          <table:table-cell office:value-type="string" calcext:value-type="string">
            <text:p>wickman</text:p>
          </table:table-cell>
          <table:table-cell office:value-type="string" calcext:value-type="string">
            <text:p>2014-07-15T17:40:33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3">
          <table:table-cell office:value-type="float" office:value="43015" calcext:value-type="float">
            <text:p>43015</text:p>
          </table:table-cell>
          <table:table-cell office:value-type="string" calcext:value-type="string">
            <text:p>mesos</text:p>
          </table:table-cell>
          <table:table-cell office:value-type="string" calcext:value-type="string">
            <text:p>tnachen</text:p>
          </table:table-cell>
          <table:table-cell office:value-type="float" office:value="119208" calcext:value-type="float">
            <text:p>119208</text:p>
          </table:table-cell>
          <table:table-cell office:value-type="float" office:value="180480" calcext:value-type="float">
            <text:p>180480</text:p>
          </table:table-cell>
          <table:table-cell table:number-columns-repeated="2"/>
          <table:table-cell office:value-type="string" calcext:value-type="string">
            <text:p>DiffComment</text:p>
          </table:table-cell>
          <table:table-cell office:value-type="string" calcext:value-type="string">
            <text:p>gyliu</text:p>
          </table:table-cell>
          <table:table-cell office:value-type="string" calcext:value-type="string">
            <text:p>2016-02-15T15:36:46Z</text:p>
          </table:table-cell>
          <table:table-cell office:value-type="string" calcext:value-type="string">
            <text:p>What about add `containerId` in the log message?</text:p>
            <text:p/>
            <text:p>It's not added in all the other places. I see you have a commit adding it to the failure message, let's rebase it once this is merged soon.</text:p>
          </table:table-cell>
          <table:table-cell office:value-type="string" calcext:value-type="string">
            <text:p>false</text:p>
          </table:table-cell>
          <table:table-cell office:value-type="string" calcext:value-type="string">
            <text:p>logMessage</text:p>
          </table:table-cell>
          <table:table-cell/>
        </table:table-row>
        <table:table-row table:style-name="ro2">
          <table:table-cell office:value-type="float" office:value="40975" calcext:value-type="float">
            <text:p>40975</text:p>
          </table:table-cell>
          <table:table-cell office:value-type="string" calcext:value-type="string">
            <text:p>mesos</text:p>
          </table:table-cell>
          <table:table-cell office:value-type="string" calcext:value-type="string">
            <text:p>jpeach</text:p>
          </table:table-cell>
          <table:table-cell office:value-type="float" office:value="113589" calcext:value-type="float">
            <text:p>113589</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1-09T01:32:28Z</text:p>
          </table:table-cell>
          <table:table-cell office:value-type="string" calcext:value-type="string">
            <text:p>Patch looks great!</text:p>
            <text:p/>
            <text:p>Reviews applied: [40975]</text:p>
            <text:p/>
            <text:p>Passed command: export OS=ubuntu:14.04;export CONFIGURATION="--verbose";export COMPILER=gcc; ./support/docker_build.sh</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35872" calcext:value-type="float">
            <text:p>35872</text:p>
          </table:table-cell>
          <table:table-cell office:value-type="string" calcext:value-type="string">
            <text:p>hbase-git</text:p>
          </table:table-cell>
          <table:table-cell office:value-type="string" calcext:value-type="string">
            <text:p>eshcar</text:p>
          </table:table-cell>
          <table:table-cell office:value-type="float" office:value="89713" calcext:value-type="float">
            <text:p>89713</text:p>
          </table:table-cell>
          <table:table-cell office:value-type="float" office:value="142464" calcext:value-type="float">
            <text:p>142464</text:p>
          </table:table-cell>
          <table:table-cell table:number-columns-repeated="2"/>
          <table:table-cell office:value-type="string" calcext:value-type="string">
            <text:p>DiffComment</text:p>
          </table:table-cell>
          <table:table-cell office:value-type="string" calcext:value-type="string">
            <text:p>ebortnik</text:p>
          </table:table-cell>
          <table:table-cell office:value-type="string" calcext:value-type="string">
            <text:p>2015-07-06T13:06:13Z</text:p>
          </table:table-cell>
          <table:table-cell office:value-type="string" calcext:value-type="string">
            <text:p>Does the type make any difference? Is this a foundation for some future work?</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62556" calcext:value-type="float">
            <text:p>62556</text:p>
          </table:table-cell>
          <table:table-cell office:value-type="string" calcext:value-type="string">
            <text:p>hbase-git</text:p>
          </table:table-cell>
          <table:table-cell office:value-type="string" calcext:value-type="string">
            <text:p>openinx</text:p>
          </table:table-cell>
          <table:table-cell office:value-type="float" office:value="186326" calcext:value-type="float">
            <text:p>186326</text:p>
          </table:table-cell>
          <table:table-cell office:value-type="float" office:value="262817" calcext:value-type="float">
            <text:p>262817</text:p>
          </table:table-cell>
          <table:table-cell table:number-columns-repeated="2"/>
          <table:table-cell office:value-type="string" calcext:value-type="string">
            <text:p>DiffComment</text:p>
          </table:table-cell>
          <table:table-cell office:value-type="string" calcext:value-type="string">
            <text:p>psomogyi</text:p>
          </table:table-cell>
          <table:table-cell office:value-type="string" calcext:value-type="string">
            <text:p>2017-09-26T20:59:48Z</text:p>
          </table:table-cell>
          <table:table-cell office:value-type="string" calcext:value-type="string">
            <text:p>Could you add JavaDoc to this class?</text:p>
          </table:table-cell>
          <table:table-cell office:value-type="string" calcext:value-type="string">
            <text:p>false</text:p>
          </table:table-cell>
          <table:table-cell office:value-type="string" calcext:value-type="string">
            <text:p>documentation</text:p>
          </table:table-cell>
          <table:table-cell/>
        </table:table-row>
        <table:table-row table:style-name="ro20">
          <table:table-cell office:value-type="float" office:value="70497" calcext:value-type="float">
            <text:p>70497</text:p>
          </table:table-cell>
          <table:table-cell office:value-type="string" calcext:value-type="string">
            <text:p>mesos</text:p>
          </table:table-cell>
          <table:table-cell office:value-type="string" calcext:value-type="string">
            <text:p>mzhu</text:p>
          </table:table-cell>
          <table:table-cell office:value-type="float" office:value="214975" calcext:value-type="float">
            <text:p>214975</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9-05-01T06:39:43Z</text:p>
          </table:table-cell>
          <table:table-cell office:value-type="string" calcext:value-type="string">
            <text:p>FAIL: Failed to get dependent review IDs for the current patch.</text:p>
            <text:p/>
            <text:p>Failed command: `python.exe D:\\DCOS\\mesos\\mesos\\support\\get-review-ids.py -r 70497 -o C:\\Users\\jenkins\\AppData\\Local\\Temp\\mesos_dependent_review_ids`</text:p>
            <text:p/>
            <text:p>All the build artifacts available at: http://dcos-win.westus2.cloudapp.azure.com/artifacts/mesos-reviewbot-testing/3305/mesos-review-70497</text:p>
            <text:p/>
            <text:p>Relevant logs:</text:p>
            <text:p/>
            <text:p>- [get-review-ids.log](http://dcos-win.westus2.cloudapp.azure.com/artifacts/mesos-reviewbot-testing/3305/mesos-review-70497/logs/get-review-ids.log):</text:p>
            <text:p/>
            <text:p>```</text:p>
            <text:p>?Dependent review: https://reviews.apache.org/api/review-requests/70576/</text:p>
            <text:p>Dependent review: https://reviews.apache.org/api/review-requests/70419/</text:p>
            <text:p>Dependent review: https://reviews.apache.org/api/review-requests/70418/</text:p>
            <text:p>The review request 70418 is already submitted</text:p>
            <text:p>Dependent review: https://reviews.apache.org/api/review-requests/70419/</text:p>
            <text:p>Traceback (most recent call last):</text:p>
            <text:p>  File "D:\DCOS\mesos\mesos\support\get-review-ids.py", line 62, in &lt;module&gt;</text:p>
            <text:p>    main()</text:p>
            <text:p>  File "D:\DCOS\mesos\mesos\support\get-review-ids.py", line 51, in main</text:p>
            <text:p>    review_ids = handler.get_dependent_review_ids(review_request)</text:p>
            <text:p>  File "D:\DCOS\mesos\mesos\support\common.py", line 93, in get_dependent_review_ids</text:p>
            <text:p>    self._review_ids(review_request, review_ids)</text:p>
            <text:p>  File "D:\DCOS\mesos\mesos\support\common.py", line 62, in _review_ids</text:p>
            <text:p>    self._review_ids(dependent_review, review_ids)</text:p>
            <text:p>  File "D:\DCOS\mesos\mesos\support\common.py", line 62, in _review_ids</text:p>
            <text:p>    self._review_ids(dependent_review, review_ids)</text:p>
            <text:p>  File "D:\DCOS\mesos\mesos\support\common.py", line 62, in _review_ids</text:p>
            <text:p>    self._review_ids(dependent_review, review_ids)</text:p>
            <text:p>  File "D:\DCOS\mesos\mesos\support\common.py", line 61, in _review_ids</text:p>
            <text:p>    "field." % review_request["id"])</text:p>
            <text:p>common.ReviewError: Circular dependency detected for review 70418. Please fix the 'depends_on' field.</text:p>
            <text:p>```</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61725" calcext:value-type="float">
            <text:p>61725</text:p>
          </table:table-cell>
          <table:table-cell office:value-type="string" calcext:value-type="string">
            <text:p>mesos</text:p>
          </table:table-cell>
          <table:table-cell office:value-type="string" calcext:value-type="string">
            <text:p>karya</text:p>
          </table:table-cell>
          <table:table-cell office:value-type="float" office:value="183207" calcext:value-type="float">
            <text:p>183207</text:p>
          </table:table-cell>
          <table:table-cell office:value-type="float" office:value="259221" calcext:value-type="float">
            <text:p>259221</text:p>
          </table:table-cell>
          <table:table-cell table:number-columns-repeated="2"/>
          <table:table-cell office:value-type="string" calcext:value-type="string">
            <text:p>DiffComment</text:p>
          </table:table-cell>
          <table:table-cell office:value-type="string" calcext:value-type="string">
            <text:p>tillt</text:p>
          </table:table-cell>
          <table:table-cell office:value-type="string" calcext:value-type="string">
            <text:p>2017-08-18T14:00:11Z</text:p>
          </table:table-cell>
          <table:table-cell office:value-type="string" calcext:value-type="string">
            <text:p>s/now// ?</text:p>
          </table:table-cell>
          <table:table-cell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9416" calcext:value-type="float">
            <text:p>9416</text:p>
          </table:table-cell>
          <table:table-cell office:value-type="string" calcext:value-type="string">
            <text:p>hbase-git</text:p>
          </table:table-cell>
          <table:table-cell office:value-type="string" calcext:value-type="string">
            <text:p>tedyu</text:p>
          </table:table-cell>
          <table:table-cell office:value-type="float" office:value="16535" calcext:value-type="float">
            <text:p>16535</text:p>
          </table:table-cell>
          <table:table-cell office:value-type="float" office:value="35101" calcext:value-type="float">
            <text:p>35101</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3-02-14T00:19:54Z</text:p>
          </table:table-cell>
          <table:table-cell office:value-type="string" calcext:value-type="string">
            <text:p>Looking at the check on line 766, we can assign the following meaning to return value : </text:p>
            <text:p>true - restoring</text:p>
            <text:p>false - completed</text:p>
            <text:p/>
            <text:p>unknown snapshot would be covered by UnknownSnapshotException</text:p>
          </table:table-cell>
          <table:table-cell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42273" calcext:value-type="float">
            <text:p>42273</text:p>
          </table:table-cell>
          <table:table-cell office:value-type="string" calcext:value-type="string">
            <text:p>mesos</text:p>
          </table:table-cell>
          <table:table-cell office:value-type="string" calcext:value-type="string">
            <text:p>anandmazumdar</text:p>
          </table:table-cell>
          <table:table-cell office:value-type="float" office:value="114426" calcext:value-type="float">
            <text:p>114426</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1-14T06:07:03Z</text:p>
          </table:table-cell>
          <table:table-cell office:value-type="string" calcext:value-type="string">
            <text:p>Patch looks great!</text:p>
            <text:p/>
            <text:p>Reviews applied: [42273]</text:p>
            <text:p/>
            <text:p>Passed command: export OS=ubuntu:14.04;export CONFIGURATION="--verbose";export COMPILER=gcc; ./support/docker_build.sh</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56721" calcext:value-type="float">
            <text:p>56721</text:p>
          </table:table-cell>
          <table:table-cell office:value-type="string" calcext:value-type="string">
            <text:p>mesos</text:p>
          </table:table-cell>
          <table:table-cell office:value-type="string" calcext:value-type="string">
            <text:p>zhitao</text:p>
          </table:table-cell>
          <table:table-cell office:value-type="float" office:value="190636" calcext:value-type="float">
            <text:p>190636</text:p>
          </table:table-cell>
          <table:table-cell office:value-type="float" office:value="268224" calcext:value-type="float">
            <text:p>268224</text:p>
          </table:table-cell>
          <table:table-cell table:number-columns-repeated="2"/>
          <table:table-cell office:value-type="string" calcext:value-type="string">
            <text:p>DiffComment</text:p>
          </table:table-cell>
          <table:table-cell office:value-type="string" calcext:value-type="string">
            <text:p>gilbert</text:p>
          </table:table-cell>
          <table:table-cell office:value-type="string" calcext:value-type="string">
            <text:p>2017-11-10T19:35:10Z</text:p>
          </table:table-cell>
          <table:table-cell office:value-type="string" calcext:value-type="string">
            <text:p>why adding this?</text:p>
          </table:table-cell>
          <table:table-cell office:value-type="string" calcext:value-type="string">
            <text:p>true</text:p>
          </table:table-cell>
          <table:table-cell office:value-type="string" calcext:value-type="string">
            <text:p>clarification</text:p>
          </table:table-cell>
          <table:table-cell table:style-name="ce3" office:value-type="string" calcext:value-type="string">
            <text:p>true</text:p>
          </table:table-cell>
        </table:table-row>
        <table:table-row table:style-name="ro3">
          <table:table-cell office:value-type="float" office:value="59620" calcext:value-type="float">
            <text:p>59620</text:p>
          </table:table-cell>
          <table:table-cell office:value-type="string" calcext:value-type="string">
            <text:p>oozie-git</text:p>
          </table:table-cell>
          <table:table-cell office:value-type="string" calcext:value-type="string">
            <text:p>clayb</text:p>
          </table:table-cell>
          <table:table-cell office:value-type="float" office:value="206939" calcext:value-type="float">
            <text:p>206939</text:p>
          </table:table-cell>
          <table:table-cell office:value-type="float" office:value="290112" calcext:value-type="float">
            <text:p>290112</text:p>
          </table:table-cell>
          <table:table-cell table:number-columns-repeated="2"/>
          <table:table-cell office:value-type="string" calcext:value-type="string">
            <text:p>DiffComment</text:p>
          </table:table-cell>
          <table:table-cell office:value-type="string" calcext:value-type="string">
            <text:p>pbacsko</text:p>
          </table:table-cell>
          <table:table-cell office:value-type="string" calcext:value-type="string">
            <text:p>2018-08-07T12:38:23Z</text:p>
          </table:table-cell>
          <table:table-cell office:value-type="string" calcext:value-type="string">
            <text:p>readContent variable is unused</text:p>
            <text:p/>
            <text:p>Done.</text:p>
          </table:table-cell>
          <table:table-cell office:value-type="string" calcext:value-type="string">
            <text:p>true</text:p>
          </table:table-cell>
          <table:table-cell office:value-type="string" calcext:value-type="string">
            <text:p>deadCode</text:p>
          </table:table-cell>
          <table:table-cell/>
        </table:table-row>
        <table:table-row table:style-name="ro9">
          <table:table-cell office:value-type="float" office:value="47746" calcext:value-type="float">
            <text:p>47746</text:p>
          </table:table-cell>
          <table:table-cell office:value-type="string" calcext:value-type="string">
            <text:p>ambari</text:p>
          </table:table-cell>
          <table:table-cell office:value-type="string" calcext:value-type="string">
            <text:p>sangeetar</text:p>
          </table:table-cell>
          <table:table-cell office:value-type="float" office:value="134482" calcext:value-type="float">
            <text:p>134482</text:p>
          </table:table-cell>
          <table:table-cell table:number-columns-repeated="3"/>
          <table:table-cell office:value-type="string" calcext:value-type="string">
            <text:p>Review.body_top</text:p>
          </table:table-cell>
          <table:table-cell office:value-type="string" calcext:value-type="string">
            <text:p>jaimin</text:p>
          </table:table-cell>
          <table:table-cell office:value-type="string" calcext:value-type="string">
            <text:p>2016-05-24T00:25:06Z</text:p>
          </table:table-cell>
          <table:table-cell office:value-type="string" calcext:value-type="string">
            <text:p>Sangeeta Ravindran, Lets please add minified version of moment.js for 2.13.0 version.</text:p>
            <text:p/>
            <text:p>Hello Jaimin,</text:p>
            <text:p/>
            <text:p>I have attached a new patch with the minified version of moment.js 2.13.0. Can you please review?</text:p>
            <text:p/>
            <text:p>Thanks,</text:p>
            <text:p>Sangeeta</text:p>
            <text:p/>
            <text:p>Hi Jaimin,</text:p>
            <text:p/>
            <text:p>I was wondering if you could review the changes in the updated patch. Thanks.</text:p>
            <text:p/>
            <text:p>Hi Sangeeta,</text:p>
            <text:p>Thanks for providing the patch with minified version of moment.js</text:p>
            <text:p>I looked at the new patch on Jira. It looks that there is one more reference of moment.js(vendor/scripts/moment.js) file from karma.conf.js. </text:p>
            <text:p>This also needs to change to moment.min.js</text:p>
            <text:p/>
            <text:p>Also please upload the new revision of the patch on this reviewboard</text:p>
          </table:table-cell>
          <table:table-cell office:value-type="string" calcext:value-type="string">
            <text:p>false</text:p>
          </table:table-cell>
          <table:table-cell table:number-columns-repeated="2"/>
        </table:table-row>
        <table:table-row table:style-name="ro1">
          <table:table-cell office:value-type="float" office:value="40327" calcext:value-type="float">
            <text:p>40327</text:p>
          </table:table-cell>
          <table:table-cell office:value-type="string" calcext:value-type="string">
            <text:p>mesos</text:p>
          </table:table-cell>
          <table:table-cell office:value-type="string" calcext:value-type="string">
            <text:p>neilc</text:p>
          </table:table-cell>
          <table:table-cell office:value-type="float" office:value="109386" calcext:value-type="float">
            <text:p>109386</text:p>
          </table:table-cell>
          <table:table-cell table:number-columns-repeated="3"/>
          <table:table-cell office:value-type="string" calcext:value-type="string">
            <text:p>Review.body_top</text:p>
          </table:table-cell>
          <table:table-cell office:value-type="string" calcext:value-type="string">
            <text:p>jvanremoortere</text:p>
          </table:table-cell>
          <table:table-cell office:value-type="string" calcext:value-type="string">
            <text:p>2015-12-08T20:50:15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0628" calcext:value-type="float">
            <text:p>60628</text:p>
          </table:table-cell>
          <table:table-cell office:value-type="string" calcext:value-type="string">
            <text:p>mesos</text:p>
          </table:table-cell>
          <table:table-cell office:value-type="string" calcext:value-type="string">
            <text:p>coffler</text:p>
          </table:table-cell>
          <table:table-cell office:value-type="float" office:value="187357" calcext:value-type="float">
            <text:p>187357</text:p>
          </table:table-cell>
          <table:table-cell office:value-type="float" office:value="264331" calcext:value-type="float">
            <text:p>264331</text:p>
          </table:table-cell>
          <table:table-cell table:number-columns-repeated="2"/>
          <table:table-cell office:value-type="string" calcext:value-type="string">
            <text:p>DiffComment</text:p>
          </table:table-cell>
          <table:table-cell office:value-type="string" calcext:value-type="string">
            <text:p>andschwa</text:p>
          </table:table-cell>
          <table:table-cell office:value-type="string" calcext:value-type="string">
            <text:p>2017-10-09T23:32:40Z</text:p>
          </table:table-cell>
          <table:table-cell office:value-type="string" calcext:value-type="string">
            <text:p>Ditto.</text:p>
          </table:table-cell>
          <table:table-cell office:value-type="string" calcext:value-type="string">
            <text:p>false</text:p>
          </table:table-cell>
          <table:table-cell office:value-type="string" calcext:value-type="string">
            <text:p>previousComment</text:p>
          </table:table-cell>
          <table:table-cell/>
        </table:table-row>
        <table:table-row table:style-name="ro3">
          <table:table-cell office:value-type="float" office:value="60083" calcext:value-type="float">
            <text:p>60083</text:p>
          </table:table-cell>
          <table:table-cell office:value-type="string" calcext:value-type="string">
            <text:p>hbase-git</text:p>
          </table:table-cell>
          <table:table-cell office:value-type="string" calcext:value-type="string">
            <text:p>anastas</text:p>
          </table:table-cell>
          <table:table-cell office:value-type="float" office:value="178463" calcext:value-type="float">
            <text:p>178463</text:p>
          </table:table-cell>
          <table:table-cell office:value-type="float" office:value="252485" calcext:value-type="float">
            <text:p>252485</text:p>
          </table:table-cell>
          <table:table-cell table:number-columns-repeated="2"/>
          <table:table-cell office:value-type="string" calcext:value-type="string">
            <text:p>DiffComment</text:p>
          </table:table-cell>
          <table:table-cell office:value-type="string" calcext:value-type="string">
            <text:p>anoopsamjohn</text:p>
          </table:table-cell>
          <table:table-cell office:value-type="string" calcext:value-type="string">
            <text:p>2017-06-22T08:11:09Z</text:p>
          </table:table-cell>
          <table:table-cell office:value-type="string" calcext:value-type="string">
            <text:p>Unconditional typecasting?</text:p>
            <text:p/>
            <text:p>For now this is one of the weak places in this code. From one side, CellChunkMap should work with ByteBufferKeyValue only, but actually none proves the cells are ByteBufferKeyValue, even if we work with MSLABs. For now we just have assert if Cell is not ByteBufferKeyValue. Later when big and upserted cells are supported we are going to transform cells to ByteBufferKeyValue if they are not.</text:p>
          </table:table-cell>
          <table:table-cell office:value-type="string" calcext:value-type="string">
            <text:p>true</text:p>
          </table:table-cell>
          <table:table-cell office:value-type="string" calcext:value-type="string">
            <text:p>clarification</text:p>
          </table:table-cell>
          <table:table-cell/>
        </table:table-row>
        <table:table-row table:style-name="ro2">
          <table:table-cell office:value-type="float" office:value="1991" calcext:value-type="float">
            <text:p>1991</text:p>
          </table:table-cell>
          <table:table-cell office:value-type="string" calcext:value-type="string">
            <text:p>hbase-git</text:p>
          </table:table-cell>
          <table:table-cell office:value-type="string" calcext:value-type="string">
            <text:p>ghelmling</text:p>
          </table:table-cell>
          <table:table-cell office:value-type="float" office:value="3072" calcext:value-type="float">
            <text:p>3072</text:p>
          </table:table-cell>
          <table:table-cell office:value-type="float" office:value="6848" calcext:value-type="float">
            <text:p>6848</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1-11-07T06:27:07Z</text:p>
          </table:table-cell>
          <table:table-cell office:value-type="string" calcext:value-type="string">
            <text:p>Formatting.  This copied from hadoop?</text:p>
            <text:p/>
            <text:p>Yes, from Hadoop.  Cleaning up.</text:p>
            <text:p/>
            <text:p>I'd say if copied from hadoop, don't clean it up.  Just leave it.</text:p>
          </table:table-cell>
          <table:table-cell office:value-type="string" calcext:value-type="string">
            <text:p>false</text:p>
          </table:table-cell>
          <table:table-cell office:value-type="string" calcext:value-type="string">
            <text:p>formatting</text:p>
          </table:table-cell>
          <table:table-cell/>
        </table:table-row>
        <table:table-row table:style-name="ro12">
          <table:table-cell office:value-type="float" office:value="26581" calcext:value-type="float">
            <text:p>26581</text:p>
          </table:table-cell>
          <table:table-cell office:value-type="string" calcext:value-type="string">
            <text:p>sqoop-sqoop2</text:p>
          </table:table-cell>
          <table:table-cell office:value-type="string" calcext:value-type="string">
            <text:p>abe</text:p>
          </table:table-cell>
          <table:table-cell office:value-type="float" office:value="57115" calcext:value-type="float">
            <text:p>57115</text:p>
          </table:table-cell>
          <table:table-cell office:value-type="float" office:value="97593" calcext:value-type="float">
            <text:p>97593</text:p>
          </table:table-cell>
          <table:table-cell table:number-columns-repeated="2"/>
          <table:table-cell office:value-type="string" calcext:value-type="string">
            <text:p>DiffComment</text:p>
          </table:table-cell>
          <table:table-cell office:value-type="string" calcext:value-type="string">
            <text:p>stanleyxu2005</text:p>
          </table:table-cell>
          <table:table-cell office:value-type="string" calcext:value-type="string">
            <text:p>2014-10-17T07:20:31Z</text:p>
          </table:table-cell>
          <table:table-cell office:value-type="string" calcext:value-type="string">
            <text:p>How about considering the deprecation suggestion?</text:p>
            <text:p/>
            <text:p>&gt; Constructing HBaseAdmin objects manually has been deprecated. Use Connection.getAdmin() to obtain an instance of Admin instead.</text:p>
            <text:p/>
            <text:p>I'm not 100% sure on this one: https://hbase.apache.org/apidocs/org/apache/hadoop/hbase/client/HConnection.html. `HConnection.getAdmin` seems deprecated. It seems like the APIs are in the process of changing. Let's keep this for now since the API isn't deprecated in the latest stable release (https://github.com/apache/hbase/blob/0.99.1/hbase-client/src/main/java/org/apache/hadoop/hbase/client/HBaseAdmin.java#L195)?</text:p>
            <text:p/>
            <text:p>Okay, then no change is required. Note that I'm not sure if creating `HBaseAdmin` too frequently will leak memory. I'd once massive memory leaks on production environment 20 days after service startup. Leaks were caused in `admin.close()`. Internal reference counting was not decremented. Do not remember if the hbase jars are the original or home made.</text:p>
          </table:table-cell>
          <table:table-cell office:value-type="string" calcext:value-type="string">
            <text:p>true</text:p>
          </table:table-cell>
          <table:table-cell office:value-type="string" calcext:value-type="string">
            <text:p>wrongDependency</text:p>
          </table:table-cell>
          <table:table-cell/>
        </table:table-row>
        <table:table-row table:style-name="ro10">
          <table:table-cell office:value-type="float" office:value="48475" calcext:value-type="float">
            <text:p>48475</text:p>
          </table:table-cell>
          <table:table-cell office:value-type="string" calcext:value-type="string">
            <text:p>hbase-git</text:p>
          </table:table-cell>
          <table:table-cell office:value-type="string" calcext:value-type="string">
            <text:p>reidchan</text:p>
          </table:table-cell>
          <table:table-cell office:value-type="float" office:value="137010" calcext:value-type="float">
            <text:p>137010</text:p>
          </table:table-cell>
          <table:table-cell office:value-type="float" office:value="202135" calcext:value-type="float">
            <text:p>202135</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6-06-11T12:23:51Z</text:p>
          </table:table-cell>
          <table:table-cell office:value-type="string" calcext:value-type="string">
            <text:p>Yeah. Suggest you exercise some editorial here. Do we need to expose all these metrics. A few good ones is better than a swarm. Also, the naming and description is all that the poor operators have to go on... so good to spend some time on it trying to make it clear (don't have to skimp on the description either...)</text:p>
            <text:p/>
            <text:p>I think I just record those factors that would affect the heap memory tuning.</text:p>
            <text:p>And those metrics do present a clear view about what happened in the regionserver's heap usage between memstore and blockcache, in my opinion.</text:p>
            <text:p/>
            <text:p>Naming are based on the existing code (mainly from HeapMemoryManager.java), I just know I should try to unify all the naming in the same .java and those relevance, but it seems to be wrong?.</text:p>
            <text:p/>
            <text:p>I'm not sure whether we should expose those metrics either. That's why I hope to get review from committers.</text:p>
          </table:table-cell>
          <table:table-cell office:value-type="string" calcext:value-type="string">
            <text:p>false</text:p>
          </table:table-cell>
          <table:table-cell office:value-type="string" calcext:value-type="string">
            <text:p>featureAddition</text:p>
          </table:table-cell>
          <table:table-cell/>
        </table:table-row>
        <table:table-row table:style-name="ro1">
          <table:table-cell office:value-type="float" office:value="8389" calcext:value-type="float">
            <text:p>8389</text:p>
          </table:table-cell>
          <table:table-cell office:value-type="string" calcext:value-type="string">
            <text:p>hbase-git</text:p>
          </table:table-cell>
          <table:table-cell office:value-type="string" calcext:value-type="string">
            <text:p>francisliu</text:p>
          </table:table-cell>
          <table:table-cell office:value-type="float" office:value="14204" calcext:value-type="float">
            <text:p>14204</text:p>
          </table:table-cell>
          <table:table-cell office:value-type="float" office:value="30316" calcext:value-type="float">
            <text:p>30316</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3-02-05T09:18:02Z</text:p>
          </table:table-cell>
          <table:table-cell office:value-type="string" calcext:value-type="string">
            <text:p>This comment is not accurate - I don't see copy.</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19815" calcext:value-type="float">
            <text:p>19815</text:p>
          </table:table-cell>
          <table:table-cell office:value-type="string" calcext:value-type="string">
            <text:p>hive-git</text:p>
          </table:table-cell>
          <table:table-cell office:value-type="string" calcext:value-type="string">
            <text:p>vikram.dixit</text:p>
          </table:table-cell>
          <table:table-cell office:value-type="float" office:value="38982" calcext:value-type="float">
            <text:p>38982</text:p>
          </table:table-cell>
          <table:table-cell office:value-type="float" office:value="71362" calcext:value-type="float">
            <text:p>71362</text:p>
          </table:table-cell>
          <table:table-cell table:number-columns-repeated="2"/>
          <table:table-cell office:value-type="string" calcext:value-type="string">
            <text:p>DiffComment</text:p>
          </table:table-cell>
          <table:table-cell office:value-type="string" calcext:value-type="string">
            <text:p>haglein</text:p>
          </table:table-cell>
          <table:table-cell office:value-type="string" calcext:value-type="string">
            <text:p>2014-03-29T02:00:48Z</text:p>
          </table:table-cell>
          <table:table-cell office:value-type="string" calcext:value-type="string">
            <text:p>Sounds like a SCRATCHDIRPREFIX</text:p>
          </table:table-cell>
          <table:table-cell office:value-type="string" calcext:value-type="string">
            <text:p>false</text:p>
          </table:table-cell>
          <table:table-cell office:value-type="string" calcext:value-type="string">
            <text:p>naming</text:p>
          </table:table-cell>
          <table:table-cell table:style-name="ce3" office:value-type="string" calcext:value-type="string">
            <text:p>true</text:p>
          </table:table-cell>
        </table:table-row>
        <table:table-row table:style-name="ro3">
          <table:table-cell office:value-type="float" office:value="17542" calcext:value-type="float">
            <text:p>17542</text:p>
          </table:table-cell>
          <table:table-cell office:value-type="string" calcext:value-type="string">
            <text:p>ambari</text:p>
          </table:table-cell>
          <table:table-cell office:value-type="string" calcext:value-type="string">
            <text:p>dshkvyra</text:p>
          </table:table-cell>
          <table:table-cell office:value-type="float" office:value="34286" calcext:value-type="float">
            <text:p>34286</text:p>
          </table:table-cell>
          <table:table-cell office:value-type="float" office:value="64308" calcext:value-type="float">
            <text:p>64308</text:p>
          </table:table-cell>
          <table:table-cell table:number-columns-repeated="2"/>
          <table:table-cell office:value-type="string" calcext:value-type="string">
            <text:p>DiffComment</text:p>
          </table:table-cell>
          <table:table-cell office:value-type="string" calcext:value-type="string">
            <text:p>dmitriusan</text:p>
          </table:table-cell>
          <table:table-cell office:value-type="string" calcext:value-type="string">
            <text:p>2014-02-12T15:36:16Z</text:p>
          </table:table-cell>
          <table:table-cell office:value-type="string" calcext:value-type="string">
            <text:p>Resource manager is not present at HDP 1.x stack, somebody has copy-pasted it from HDP 2.x templates</text:p>
            <text:p/>
            <text:p>Created a separate ticket "Nagios templates for 1.x and 2.x stacks contain irrelevant services"</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30300" calcext:value-type="float">
            <text:p>30300</text:p>
          </table:table-cell>
          <table:table-cell office:value-type="string" calcext:value-type="string">
            <text:p>mesos</text:p>
          </table:table-cell>
          <table:table-cell office:value-type="string" calcext:value-type="string">
            <text:p>karya</text:p>
          </table:table-cell>
          <table:table-cell office:value-type="float" office:value="69838" calcext:value-type="float">
            <text:p>69838</text:p>
          </table:table-cell>
          <table:table-cell table:number-columns-repeated="3"/>
          <table:table-cell office:value-type="string" calcext:value-type="string">
            <text:p>Review.body_top</text:p>
          </table:table-cell>
          <table:table-cell office:value-type="string" calcext:value-type="string">
            <text:p>alexr</text:p>
          </table:table-cell>
          <table:table-cell office:value-type="string" calcext:value-type="string">
            <text:p>2015-01-27T18:05:24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25756" calcext:value-type="float">
            <text:p>25756</text:p>
          </table:table-cell>
          <table:table-cell office:value-type="string" calcext:value-type="string">
            <text:p>mesos</text:p>
          </table:table-cell>
          <table:table-cell office:value-type="string" calcext:value-type="string">
            <text:p>karya</text:p>
          </table:table-cell>
          <table:table-cell office:value-type="float" office:value="53765" calcext:value-type="float">
            <text:p>53765</text:p>
          </table:table-cell>
          <table:table-cell table:number-columns-repeated="3"/>
          <table:table-cell office:value-type="string" calcext:value-type="string">
            <text:p>Review.body_top</text:p>
          </table:table-cell>
          <table:table-cell office:value-type="string" calcext:value-type="string">
            <text:p>bmahler</text:p>
          </table:table-cell>
          <table:table-cell office:value-type="string" calcext:value-type="string">
            <text:p>2014-09-17T23:09:40Z</text:p>
          </table:table-cell>
          <table:table-cell office:value-type="string" calcext:value-type="string">
            <text:p>Can you add a little more description as to what this is fixing? It's hard to tell.</text:p>
          </table:table-cell>
          <table:table-cell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58888" calcext:value-type="float">
            <text:p>58888</text:p>
          </table:table-cell>
          <table:table-cell office:value-type="string" calcext:value-type="string">
            <text:p>geode</text:p>
          </table:table-cell>
          <table:table-cell office:value-type="string" calcext:value-type="string">
            <text:p>klund</text:p>
          </table:table-cell>
          <table:table-cell office:value-type="float" office:value="173596" calcext:value-type="float">
            <text:p>173596</text:p>
          </table:table-cell>
          <table:table-cell office:value-type="float" office:value="246606" calcext:value-type="float">
            <text:p>246606</text:p>
          </table:table-cell>
          <table:table-cell table:number-columns-repeated="2"/>
          <table:table-cell office:value-type="string" calcext:value-type="string">
            <text:p>DiffComment</text:p>
          </table:table-cell>
          <table:table-cell office:value-type="string" calcext:value-type="string">
            <text:p>khowe</text:p>
          </table:table-cell>
          <table:table-cell office:value-type="string" calcext:value-type="string">
            <text:p>2017-05-02T17:50:06Z</text:p>
          </table:table-cell>
          <table:table-cell office:value-type="string" calcext:value-type="string">
            <text:p>As a matter of form, I would group the statics together (single spaced) and then the instance variables (also single spaced).</text:p>
            <text:p/>
            <text:p>Yeah I started out moving statics/non-statics around but it generates nightmarish merge conflicts. I think we should hold off and then do that in a safer way (one package or one class at a time).</text:p>
          </table:table-cell>
          <table:table-cell office:value-type="string" calcext:value-type="string">
            <text:p>false</text:p>
          </table:table-cell>
          <table:table-cell office:value-type="string" calcext:value-type="string">
            <text:p>formatting</text:p>
          </table:table-cell>
          <table:table-cell/>
        </table:table-row>
        <table:table-row table:style-name="ro5">
          <table:table-cell office:value-type="float" office:value="70914" calcext:value-type="float">
            <text:p>70914</text:p>
          </table:table-cell>
          <table:table-cell office:value-type="string" calcext:value-type="string">
            <text:p>mesos</text:p>
          </table:table-cell>
          <table:table-cell office:value-type="string" calcext:value-type="string">
            <text:p>mzhu</text:p>
          </table:table-cell>
          <table:table-cell office:value-type="float" office:value="216068" calcext:value-type="float">
            <text:p>216068</text:p>
          </table:table-cell>
          <table:table-cell table:number-columns-repeated="3"/>
          <table:table-cell office:value-type="string" calcext:value-type="string">
            <text:p>Review.body_top</text:p>
          </table:table-cell>
          <table:table-cell office:value-type="string" calcext:value-type="string">
            <text:p>bmahler</text:p>
          </table:table-cell>
          <table:table-cell office:value-type="string" calcext:value-type="string">
            <text:p>2019-06-21T20:35:50Z</text:p>
          </table:table-cell>
          <table:table-cell office:value-type="string" calcext:value-type="string">
            <text:p>This makes the json serialization pretty implicit, why not just add explicit json serialization functions for these types? I'm not that familiar with the other implications of adding mapped_type, are you?</text:p>
            <text:p/>
            <text:p>This would avoid a copy/construction of a dictionary type.</text:p>
            <text:p>But yeah, I realize this might be too implicit. Discarding this patch, added dedicated writers in subsequent patches.</text:p>
          </table:table-cell>
          <table:table-cell office:value-type="string" calcext:value-type="string">
            <text:p>true</text:p>
          </table:table-cell>
          <table:table-cell office:value-type="string" calcext:value-type="string">
            <text:p>betterSolution;performance</text:p>
          </table:table-cell>
          <table:table-cell/>
        </table:table-row>
        <table:table-row table:style-name="ro3">
          <table:table-cell office:value-type="float" office:value="66716" calcext:value-type="float">
            <text:p>66716</text:p>
          </table:table-cell>
          <table:table-cell office:value-type="string" calcext:value-type="string">
            <text:p>aurora</text:p>
          </table:table-cell>
          <table:table-cell office:value-type="string" calcext:value-type="string">
            <text:p>sshanmugham</text:p>
          </table:table-cell>
          <table:table-cell office:value-type="float" office:value="202850" calcext:value-type="float">
            <text:p>202850</text:p>
          </table:table-cell>
          <table:table-cell office:value-type="float" office:value="284869" calcext:value-type="float">
            <text:p>284869</text:p>
          </table:table-cell>
          <table:table-cell table:number-columns-repeated="2"/>
          <table:table-cell office:value-type="string" calcext:value-type="string">
            <text:p>DiffComment</text:p>
          </table:table-cell>
          <table:table-cell office:value-type="string" calcext:value-type="string">
            <text:p>jly</text:p>
          </table:table-cell>
          <table:table-cell office:value-type="string" calcext:value-type="string">
            <text:p>2018-05-11T02:33:53Z</text:p>
          </table:table-cell>
          <table:table-cell office:value-type="string" calcext:value-type="string">
            <text:p>If a host is in `DRAINING` without a maintenance request, will it constantly fail on this step? It is probably fine since we a metric is exposed so people can monitor it.</text:p>
            <text:p/>
            <text:p>Yes. But this should onlt ever happen while applying this patch. We could have hosts that are already in DRAINING state being driven from the client, when the scheduler is updated and starts up with a no maintenance request for a host in DRAINING state. But this is safe, the client will simply have to retry, as it is expected of it currently, which will store a new HostMaintenanceRequest against it.</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1278" calcext:value-type="float">
            <text:p>51278</text:p>
          </table:table-cell>
          <table:table-cell office:value-type="string" calcext:value-type="string">
            <text:p>mesos</text:p>
          </table:table-cell>
          <table:table-cell office:value-type="string" calcext:value-type="string">
            <text:p>benjaminhindman</text:p>
          </table:table-cell>
          <table:table-cell office:value-type="float" office:value="146532" calcext:value-type="float">
            <text:p>146532</text:p>
          </table:table-cell>
          <table:table-cell office:value-type="float" office:value="213036" calcext:value-type="float">
            <text:p>213036</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6-09-25T16:08:33Z</text:p>
          </table:table-cell>
          <table:table-cell office:value-type="string" calcext:value-type="string">
            <text:p>Swap these two.</text:p>
          </table:table-cell>
          <table:table-cell office:value-type="string" calcext:value-type="string">
            <text:p>false</text:p>
          </table:table-cell>
          <table:table-cell office:value-type="string" calcext:value-type="string">
            <text:p>formatting</text:p>
          </table:table-cell>
          <table:table-cell table:style-name="ce3" office:value-type="string" calcext:value-type="string">
            <text:p>true</text:p>
          </table:table-cell>
        </table:table-row>
        <table:table-row table:style-name="ro13">
          <table:table-cell office:value-type="float" office:value="37847" calcext:value-type="float">
            <text:p>37847</text:p>
          </table:table-cell>
          <table:table-cell office:value-type="string" calcext:value-type="string">
            <text:p>aurora</text:p>
          </table:table-cell>
          <table:table-cell office:value-type="string" calcext:value-type="string">
            <text:p>kevints</text:p>
          </table:table-cell>
          <table:table-cell office:value-type="float" office:value="96779" calcext:value-type="float">
            <text:p>96779</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5-08-27T22:33:20Z</text:p>
          </table:table-cell>
          <table:table-cell office:value-type="string" calcext:value-type="string">
            <text:p>Master (06ddaad) is green with this patch.</text:p>
            <text:p>  ./build-support/jenkins/build.sh</text:p>
            <text:p/>
            <text:p>However, it appears that it might lack test coverage.</text:p>
            <text:p/>
            <text:p>I will refresh this build result if you post a review containing "@ReviewBot retry"</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17567" calcext:value-type="float">
            <text:p>17567</text:p>
          </table:table-cell>
          <table:table-cell office:value-type="string" calcext:value-type="string">
            <text:p>mesos</text:p>
          </table:table-cell>
          <table:table-cell office:value-type="string" calcext:value-type="string">
            <text:p>tillt</text:p>
          </table:table-cell>
          <table:table-cell office:value-type="float" office:value="38504" calcext:value-type="float">
            <text:p>38504</text:p>
          </table:table-cell>
          <table:table-cell office:value-type="float" office:value="70817" calcext:value-type="float">
            <text:p>70817</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4-04-02T02:04:57Z</text:p>
          </table:table-cell>
          <table:table-cell office:value-type="string" calcext:value-type="string">
            <text:p>These comments already exit on the Containerizer interface. Can we get rid of them here to avoid duplication?</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67442" calcext:value-type="float">
            <text:p>67442</text:p>
          </table:table-cell>
          <table:table-cell office:value-type="string" calcext:value-type="string">
            <text:p>sentry</text:p>
          </table:table-cell>
          <table:table-cell office:value-type="string" calcext:value-type="string">
            <text:p>LinaAtAustin</text:p>
          </table:table-cell>
          <table:table-cell office:value-type="float" office:value="204405" calcext:value-type="float">
            <text:p>204405</text:p>
          </table:table-cell>
          <table:table-cell table:number-columns-repeated="3"/>
          <table:table-cell office:value-type="string" calcext:value-type="string">
            <text:p>Review.body_top</text:p>
          </table:table-cell>
          <table:table-cell office:value-type="string" calcext:value-type="string">
            <text:p>spena</text:p>
          </table:table-cell>
          <table:table-cell office:value-type="string" calcext:value-type="string">
            <text:p>2018-06-06T17:40:06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2641" calcext:value-type="float">
            <text:p>52641</text:p>
          </table:table-cell>
          <table:table-cell office:value-type="string" calcext:value-type="string">
            <text:p>geode</text:p>
          </table:table-cell>
          <table:table-cell office:value-type="string" calcext:value-type="string">
            <text:p>hitesh.khamesra</text:p>
          </table:table-cell>
          <table:table-cell office:value-type="float" office:value="151830" calcext:value-type="float">
            <text:p>151830</text:p>
          </table:table-cell>
          <table:table-cell office:value-type="float" office:value="220395" calcext:value-type="float">
            <text:p>220395</text:p>
          </table:table-cell>
          <table:table-cell table:number-columns-repeated="2"/>
          <table:table-cell office:value-type="string" calcext:value-type="string">
            <text:p>DiffComment</text:p>
          </table:table-cell>
          <table:table-cell office:value-type="string" calcext:value-type="string">
            <text:p>bschuchardt</text:p>
          </table:table-cell>
          <table:table-cell office:value-type="string" calcext:value-type="string">
            <text:p>2016-10-07T17:51:39Z</text:p>
          </table:table-cell>
          <table:table-cell office:value-type="string" calcext:value-type="string">
            <text:p>This should be 7.0//EN</text:p>
          </table:table-cell>
          <table:table-cell office:value-type="string" calcext:value-type="string">
            <text:p>false</text:p>
          </table:table-cell>
          <table:table-cell office:value-type="string" calcext:value-type="string">
            <text:p>documentation</text:p>
          </table:table-cell>
          <table:table-cell/>
        </table:table-row>
        <table:table-row table:style-name="ro4">
          <table:table-cell office:value-type="float" office:value="31559" calcext:value-type="float">
            <text:p>31559</text:p>
          </table:table-cell>
          <table:table-cell office:value-type="string" calcext:value-type="string">
            <text:p>aurora</text:p>
          </table:table-cell>
          <table:table-cell office:value-type="string" calcext:value-type="string">
            <text:p>wickman</text:p>
          </table:table-cell>
          <table:table-cell office:value-type="float" office:value="74596" calcext:value-type="float">
            <text:p>74596</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5-02-27T21:41:08Z</text:p>
          </table:table-cell>
          <table:table-cell office:value-type="string" calcext:value-type="string">
            <text:p>Master (e8a0a9f) is red with this patch.</text:p>
            <text:p>  ./build-support/jenkins/build.sh</text:p>
            <text:p/>
            <text:p>                     src.test.python.apache.aurora.client.factory                                    .....   SUCCESS</text:p>
            <text:p>                     src.test.python.apache.aurora.client.hooks.hooked_api                           .....   SUCCESS</text:p>
            <text:p>                     src.test.python.apache.aurora.client.hooks.non_hooked_api                       .....   SUCCESS</text:p>
            <text:p>                     src.test.python.apache.aurora.common.test_aurora_job_key                        .....   SUCCESS</text:p>
            <text:p>                     src.test.python.apache.aurora.common.test_cluster                               .....   SUCCESS</text:p>
            <text:p>                     src.test.python.apache.aurora.common.test_cluster_option                        .....   SUCCESS</text:p>
            <text:p>                     src.test.python.apache.aurora.common.test_clusters                              .....   SUCCESS</text:p>
            <text:p>                     src.test.python.apache.aurora.common.test_http_signaler                         .....   SUCCESS</text:p>
            <text:p>                     src.test.python.apache.aurora.common.test_pex_version                           .....   SUCCESS</text:p>
            <text:p>                     src.test.python.apache.aurora.common.test_shellify                              .....   SUCCESS</text:p>
            <text:p>                     src.test.python.apache.aurora.common.test_transport                             .....   SUCCESS</text:p>
            <text:p>                     src.test.python.apache.aurora.config.test_base                                  .....   SUCCESS</text:p>
            <text:p>                     src.test.python.apache.aurora.config.test_constraint_parsing                    .....   SUCCESS</text:p>
            <text:p>                     src.test.python.apache.aurora.config.test_loader                                .....   SUCCESS</text:p>
            <text:p>                     src.test.python.apache.aurora.config.test_thrift                                .....   SUCCESS</text:p>
            <text:p>                     src.test.python.apache.aurora.executor.common.announcer                         .....   SUCCESS</text:p>
            <text:p>                     src.test.python.apache.aurora.executor.common.directory_sandbox                 .....   SUCCESS</text:p>
            <text:p>                     src.test.python.apache.aurora.executor.common.executor_detector                 .....   SUCCESS</text:p>
            <text:p>                     src.test.python.apache.aurora.executor.common.executor_timeout                  .....   SUCCESS</text:p>
            <text:p>                     src.test.python.apache.aurora.executor.common.health_checker                    .....   SUCCESS</text:p>
            <text:p>                     src.test.python.apache.aurora.executor.common.kill_manager                      .....   SUCCESS</text:p>
            <text:p>                     src.test.python.apache.aurora.executor.common.path_detector                     .....   SUCCESS</text:p>
            <text:p>                     src.test.python.apache.aurora.executor.common.status_checker                    .....   SUCCESS</text:p>
            <text:p>                     src.test.python.apache.aurora.executor.common.task_info                         .....   SUCCESS</text:p>
            <text:p>                     src.test.python.apache.aurora.executor.executor_base                            .....   SUCCESS</text:p>
            <text:p>                     src.test.python.apache.aurora.executor.executor_vars                            .....   SUCCESS</text:p>
            <text:p>                     src.test.python.apache.aurora.executor.gc_executor                              .....   SUCCESS</text:p>
            <text:p>                     src.test.python.apache.aurora.executor.status_manager                           .....   SUCCESS</text:p>
            <text:p>                     src.test.python.apache.aurora.executor.thermos_executor                         .....   SUCCESS</text:p>
            <text:p>                     src.test.python.apache.aurora.executor.thermos_task_runner                      .....   SUCCESS</text:p>
            <text:p>                     src.test.python.apache.thermos.bin.test_thermos                                 .....   FAILURE</text:p>
            <text:p>                     src.test.python.apache.thermos.common.test_pathspec                             .....   SUCCESS</text:p>
            <text:p>                     src.test.python.apache.thermos.core.test_process                                .....   SUCCESS</text:p>
            <text:p>                     src.test.python.apache.thermos.core.test_runner_integration                     .....   SUCCESS</text:p>
            <text:p>                     src.test.python.apache.thermos.monitoring.test_disk                             .....   SUCCESS</text:p>
            <text:p>                     </text:p>
            <text:p>FAILURE</text:p>
            <text:p/>
            <text:p>[31m</text:p>
            <text:p>               FAILURE[0m</text:p>
            <text:p/>
            <text:p/>
            <text:p>I will refresh this build result if you post a review containing "@ReviewBot retry"</text:p>
          </table:table-cell>
          <table:table-cell office:value-type="string" calcext:value-type="string">
            <text:p>false</text:p>
          </table:table-cell>
          <table:table-cell office:value-type="string" calcext:value-type="string">
            <text:p>bot</text:p>
          </table:table-cell>
          <table:table-cell/>
        </table:table-row>
        <table:table-row table:style-name="ro21">
          <table:table-cell office:value-type="float" office:value="44334" calcext:value-type="float">
            <text:p>44334</text:p>
          </table:table-cell>
          <table:table-cell office:value-type="string" calcext:value-type="string">
            <text:p>mesos</text:p>
          </table:table-cell>
          <table:table-cell office:value-type="string" calcext:value-type="string">
            <text:p>alexr</text:p>
          </table:table-cell>
          <table:table-cell office:value-type="float" office:value="122058" calcext:value-type="float">
            <text:p>122058</text:p>
          </table:table-cell>
          <table:table-cell table:number-columns-repeated="3"/>
          <table:table-cell office:value-type="string" calcext:value-type="string">
            <text:p>Review.body_top</text:p>
          </table:table-cell>
          <table:table-cell office:value-type="string" calcext:value-type="string">
            <text:p>bernd-mesos</text:p>
          </table:table-cell>
          <table:table-cell office:value-type="string" calcext:value-type="string">
            <text:p>2016-03-04T11:59:08Z</text:p>
          </table:table-cell>
          <table:table-cell office:value-type="string" calcext:value-type="string">
            <text:p>"{}" is short, but cryptic. It is unclear what kind of entity is being passed here. "EMPTY" was not any better. "hashmap&lt;SlaveID, Resources&gt;()" at least revealed the type which hinted a little at the presumable purpose. A better identifier than "EMPTY" would beat all of the above. Maybe "NO_USED_RESOURCES"?</text:p>
            <text:p/>
            <text:p>Could the parameter of the methods in question be supplied with a default value? Then no corresponding argument at all would appear in these tests.</text:p>
            <text:p/>
            <text:p>I'm a bit reluctant to adding a default value, because these are public functions from an `Allocator` interface. In previous versions of the patch I introduced verbose constants like `NO_USED_RESOURCES` and `NO_ALLOCATIONS` but we opted for more cryptic but shorter `{}`. Functions `addSlave()` and `addFramework()` are crucial to allocator tests, hence motivating people to look at their signatures is not a bad idea : ).</text:p>
            <text:p/>
            <text:p>@Bernd: I am confused why we'd want to be specific about the type of these default-constructed function call arguments here. I can understand that avoiding `auto` on an assignments LHS helps the reader anticipate e.g., the interface satisfied by some variable's type, but for arguments we do nothing with the value.</text:p>
            <text:p/>
            <text:p>Moreover, in this case we construct empty sets and at least to me `{}` is a very intuitive notation for that.</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19313" calcext:value-type="float">
            <text:p>19313</text:p>
          </table:table-cell>
          <table:table-cell office:value-type="string" calcext:value-type="string">
            <text:p>aurora</text:p>
          </table:table-cell>
          <table:table-cell office:value-type="string" calcext:value-type="string">
            <text:p>tgalloway</text:p>
          </table:table-cell>
          <table:table-cell office:value-type="float" office:value="38086" calcext:value-type="float">
            <text:p>38086</text:p>
          </table:table-cell>
          <table:table-cell office:value-type="float" office:value="70055" calcext:value-type="float">
            <text:p>70055</text:p>
          </table:table-cell>
          <table:table-cell table:number-columns-repeated="2"/>
          <table:table-cell office:value-type="string" calcext:value-type="string">
            <text:p>DiffComment</text:p>
          </table:table-cell>
          <table:table-cell office:value-type="string" calcext:value-type="string">
            <text:p>markcc</text:p>
          </table:table-cell>
          <table:table-cell office:value-type="string" calcext:value-type="string">
            <text:p>2014-03-21T12:09:21Z</text:p>
          </table:table-cell>
          <table:table-cell office:value-type="string" calcext:value-type="string">
            <text:p>Every line in this ToC has trailing whitespace.</text:p>
          </table:table-cell>
          <table:table-cell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40679" calcext:value-type="float">
            <text:p>40679</text:p>
          </table:table-cell>
          <table:table-cell office:value-type="string" calcext:value-type="string">
            <text:p>mesos</text:p>
          </table:table-cell>
          <table:table-cell office:value-type="string" calcext:value-type="string">
            <text:p>greggomann</text:p>
          </table:table-cell>
          <table:table-cell office:value-type="float" office:value="107933" calcext:value-type="float">
            <text:p>107933</text:p>
          </table:table-cell>
          <table:table-cell office:value-type="float" office:value="167272" calcext:value-type="float">
            <text:p>167272</text:p>
          </table:table-cell>
          <table:table-cell table:number-columns-repeated="2"/>
          <table:table-cell office:value-type="string" calcext:value-type="string">
            <text:p>DiffComment</text:p>
          </table:table-cell>
          <table:table-cell office:value-type="string" calcext:value-type="string">
            <text:p>tnachen</text:p>
          </table:table-cell>
          <table:table-cell office:value-type="string" calcext:value-type="string">
            <text:p>2015-11-26T10:12:38Z</text:p>
          </table:table-cell>
          <table:table-cell office:value-type="string" calcext:value-type="string">
            <text:p>Cfs should be CFS_ right?</text:p>
            <text:p/>
            <text:p>Currently, the tests are not prefixed with `CFS_` the way the CGROUP, etc. tests are. I added a todo to change the name of these tests to match that convention, and since there are only two of them perhaps I can just take care of that in this review.</text:p>
          </table:table-cell>
          <table:table-cell office:value-type="string" calcext:value-type="string">
            <text:p>false</text:p>
          </table:table-cell>
          <table:table-cell office:value-type="string" calcext:value-type="string">
            <text:p>naming</text:p>
          </table:table-cell>
          <table:table-cell/>
        </table:table-row>
        <table:table-row table:style-name="ro3">
          <table:table-cell office:value-type="float" office:value="9885" calcext:value-type="float">
            <text:p>9885</text:p>
          </table:table-cell>
          <table:table-cell office:value-type="string" calcext:value-type="string">
            <text:p>hbase-git</text:p>
          </table:table-cell>
          <table:table-cell office:value-type="string" calcext:value-type="string">
            <text:p>stack</text:p>
          </table:table-cell>
          <table:table-cell office:value-type="float" office:value="18102" calcext:value-type="float">
            <text:p>18102</text:p>
          </table:table-cell>
          <table:table-cell office:value-type="float" office:value="38200" calcext:value-type="float">
            <text:p>38200</text:p>
          </table:table-cell>
          <table:table-cell table:number-columns-repeated="2"/>
          <table:table-cell office:value-type="string" calcext:value-type="string">
            <text:p>DiffComment</text:p>
          </table:table-cell>
          <table:table-cell office:value-type="string" calcext:value-type="string">
            <text:p>devaraj</text:p>
          </table:table-cell>
          <table:table-cell office:value-type="string" calcext:value-type="string">
            <text:p>2013-03-20T00:36:34Z</text:p>
          </table:table-cell>
          <table:table-cell office:value-type="string" calcext:value-type="string">
            <text:p>This isn't a real TODO. Is this something that you note for future clarification.</text:p>
            <text:p/>
            <text:p>Removed strange TODO</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51605" calcext:value-type="float">
            <text:p>51605</text:p>
          </table:table-cell>
          <table:table-cell office:value-type="string" calcext:value-type="string">
            <text:p>mesos</text:p>
          </table:table-cell>
          <table:table-cell office:value-type="string" calcext:value-type="string">
            <text:p>alexr</text:p>
          </table:table-cell>
          <table:table-cell office:value-type="float" office:value="154533" calcext:value-type="float">
            <text:p>154533</text:p>
          </table:table-cell>
          <table:table-cell office:value-type="float" office:value="224143" calcext:value-type="float">
            <text:p>224143</text:p>
          </table:table-cell>
          <table:table-cell table:number-columns-repeated="2"/>
          <table:table-cell office:value-type="string" calcext:value-type="string">
            <text:p>DiffComment</text:p>
          </table:table-cell>
          <table:table-cell office:value-type="string" calcext:value-type="string">
            <text:p>tillt</text:p>
          </table:table-cell>
          <table:table-cell office:value-type="string" calcext:value-type="string">
            <text:p>2016-11-03T12:36:51Z</text:p>
          </table:table-cell>
          <table:table-cell office:value-type="string" calcext:value-type="string">
            <text:p>Missing `endl`</text:p>
          </table:table-cell>
          <table:table-cell office:value-type="string" calcext:value-type="string">
            <text:p>true</text:p>
          </table:table-cell>
          <table:table-cell office:value-type="string" calcext:value-type="string">
            <text:p>bug</text:p>
          </table:table-cell>
          <table:table-cell/>
        </table:table-row>
        <table:table-row table:style-name="ro3">
          <table:table-cell office:value-type="float" office:value="39991" calcext:value-type="float">
            <text:p>39991</text:p>
          </table:table-cell>
          <table:table-cell office:value-type="string" calcext:value-type="string">
            <text:p>mesos</text:p>
          </table:table-cell>
          <table:table-cell office:value-type="string" calcext:value-type="string">
            <text:p>bhuvan</text:p>
          </table:table-cell>
          <table:table-cell office:value-type="float" office:value="105455" calcext:value-type="float">
            <text:p>105455</text:p>
          </table:table-cell>
          <table:table-cell office:value-type="float" office:value="164065" calcext:value-type="float">
            <text:p>164065</text:p>
          </table:table-cell>
          <table:table-cell table:number-columns-repeated="2"/>
          <table:table-cell office:value-type="string" calcext:value-type="string">
            <text:p>DiffComment</text:p>
          </table:table-cell>
          <table:table-cell office:value-type="string" calcext:value-type="string">
            <text:p>bernd-mesos</text:p>
          </table:table-cell>
          <table:table-cell office:value-type="string" calcext:value-type="string">
            <text:p>2015-11-06T16:50:35Z</text:p>
          </table:table-cell>
          <table:table-cell office:value-type="string" calcext:value-type="string">
            <text:p>This is from way before (pre-2014 as I recall), found in and copied from pre-existing the code above (line 502). Still valid for any test that uses tar in any form.</text:p>
            <text:p/>
            <text:p>yes, the TODO was based on existing tests. i will retain as is.</text:p>
          </table:table-cell>
          <table:table-cell office:value-type="string" calcext:value-type="string">
            <text:p>false</text:p>
          </table:table-cell>
          <table:table-cell table:number-columns-repeated="2"/>
        </table:table-row>
        <table:table-row table:style-name="ro1">
          <table:table-cell office:value-type="float" office:value="32435" calcext:value-type="float">
            <text:p>32435</text:p>
          </table:table-cell>
          <table:table-cell office:value-type="string" calcext:value-type="string">
            <text:p>hive-git</text:p>
          </table:table-cell>
          <table:table-cell office:value-type="string" calcext:value-type="string">
            <text:p>ctang.ma</text:p>
          </table:table-cell>
          <table:table-cell office:value-type="float" office:value="77945" calcext:value-type="float">
            <text:p>77945</text:p>
          </table:table-cell>
          <table:table-cell table:number-columns-repeated="3"/>
          <table:table-cell office:value-type="string" calcext:value-type="string">
            <text:p>Review.body_top</text:p>
          </table:table-cell>
          <table:table-cell office:value-type="string" calcext:value-type="string">
            <text:p>szehon</text:p>
          </table:table-cell>
          <table:table-cell office:value-type="string" calcext:value-type="string">
            <text:p>2015-03-26T20:37:06Z</text:p>
          </table:table-cell>
          <table:table-cell office:value-type="string" calcext:value-type="string">
            <text:p>Great change Chaoyu, I just have two very minor comment</text:p>
          </table:table-cell>
          <table:table-cell office:value-type="string" calcext:value-type="string">
            <text:p>false</text:p>
          </table:table-cell>
          <table:table-cell office:value-type="string" calcext:value-type="string">
            <text:p>acknowledgment</text:p>
          </table:table-cell>
          <table:table-cell/>
        </table:table-row>
        <table:table-row table:style-name="ro3">
          <table:table-cell office:value-type="float" office:value="5685" calcext:value-type="float">
            <text:p>5685</text:p>
          </table:table-cell>
          <table:table-cell office:value-type="string" calcext:value-type="string">
            <text:p>hive-git</text:p>
          </table:table-cell>
          <table:table-cell office:value-type="string" calcext:value-type="string">
            <text:p>prasadm</text:p>
          </table:table-cell>
          <table:table-cell office:value-type="float" office:value="10147" calcext:value-type="float">
            <text:p>10147</text:p>
          </table:table-cell>
          <table:table-cell office:value-type="float" office:value="21503" calcext:value-type="float">
            <text:p>21503</text:p>
          </table:table-cell>
          <table:table-cell table:number-columns-repeated="2"/>
          <table:table-cell office:value-type="string" calcext:value-type="string">
            <text:p>DiffComment</text:p>
          </table:table-cell>
          <table:table-cell office:value-type="string" calcext:value-type="string">
            <text:p>cwsteinbach</text:p>
          </table:table-cell>
          <table:table-cell office:value-type="string" calcext:value-type="string">
            <text:p>2012-08-10T20:31:29Z</text:p>
          </table:table-cell>
          <table:table-cell office:value-type="string" calcext:value-type="string">
            <text:p>Remove.</text:p>
            <text:p/>
            <text:p>Done</text:p>
          </table:table-cell>
          <table:table-cell office:value-type="string" calcext:value-type="string">
            <text:p>false</text:p>
          </table:table-cell>
          <table:table-cell table:number-columns-repeated="2"/>
        </table:table-row>
        <table:table-row table:style-name="ro21">
          <table:table-cell office:value-type="float" office:value="11620" calcext:value-type="float">
            <text:p>11620</text:p>
          </table:table-cell>
          <table:table-cell office:value-type="string" calcext:value-type="string">
            <text:p>cloudstack-git</text:p>
          </table:table-cell>
          <table:table-cell office:value-type="string" calcext:value-type="string">
            <text:p>kawai</text:p>
          </table:table-cell>
          <table:table-cell office:value-type="float" office:value="21478" calcext:value-type="float">
            <text:p>21478</text:p>
          </table:table-cell>
          <table:table-cell table:number-columns-repeated="3"/>
          <table:table-cell office:value-type="string" calcext:value-type="string">
            <text:p>Review.body_top</text:p>
          </table:table-cell>
          <table:table-cell office:value-type="string" calcext:value-type="string">
            <text:p>asfbot</text:p>
          </table:table-cell>
          <table:table-cell office:value-type="string" calcext:value-type="string">
            <text:p>2013-06-05T11:31:07Z</text:p>
          </table:table-cell>
          <table:table-cell office:value-type="string" calcext:value-type="string">
            <text:p>Commit 78196384ae905ddf01b1b2f76b9d397aa4117482 in branch refs/heads/master from Prasanna Santhanam &lt;tsp@apache.org&gt;</text:p>
            <text:p>[ https://git-wip-us.apache.org/repos/asf?p=cloudstack.git;h=7819638 ]</text:p>
            <text:p/>
            <text:p>CLOUDSTACK-2758: touch file for tomcat6 package change CVS 2013-1976</text:p>
            <text:p/>
            <text:p>catalina.out must be prepared by package installation.</text:p>
            <text:p/>
            <text:p>Signed-off-by: Prasanna Santhanam &lt;tsp@apache.org&gt;</text:p>
            <text:p/>
          </table:table-cell>
          <table:table-cell office:value-type="string" calcext:value-type="string">
            <text:p>false</text:p>
          </table:table-cell>
          <table:table-cell office:value-type="string" calcext:value-type="string">
            <text:p>bot</text:p>
          </table:table-cell>
          <table:table-cell/>
        </table:table-row>
        <table:table-row table:style-name="ro2">
          <table:table-cell office:value-type="float" office:value="11633" calcext:value-type="float">
            <text:p>11633</text:p>
          </table:table-cell>
          <table:table-cell office:value-type="string" calcext:value-type="string">
            <text:p>hbase-git</text:p>
          </table:table-cell>
          <table:table-cell office:value-type="string" calcext:value-type="string">
            <text:p>ndimiduk</text:p>
          </table:table-cell>
          <table:table-cell office:value-type="float" office:value="22732" calcext:value-type="float">
            <text:p>22732</text:p>
          </table:table-cell>
          <table:table-cell office:value-type="float" office:value="46427" calcext:value-type="float">
            <text:p>46427</text:p>
          </table:table-cell>
          <table:table-cell table:number-columns-repeated="2"/>
          <table:table-cell office:value-type="string" calcext:value-type="string">
            <text:p>DiffComment</text:p>
          </table:table-cell>
          <table:table-cell office:value-type="string" calcext:value-type="string">
            <text:p>giacomotaylor</text:p>
          </table:table-cell>
          <table:table-cell office:value-type="string" calcext:value-type="string">
            <text:p>2013-07-03T20:01:20Z</text:p>
          </table:table-cell>
          <table:table-cell office:value-type="string" calcext:value-type="string">
            <text:p>Although using ByteBuffer is nice, since it's built into Java, the downside is that you need to reallocate a new one for each row when you're processing, since you can't reset the byte array (as you can with ImmutableBytesWritable). We might be better off having our own class here.</text:p>
            <text:p/>
            <text:p>Is the ByteBuffer#wrap method not sufficient for our needs? (http://docs.oracle.com/javase/6/docs/api/java/nio/ByteBuffer.html#wrap(byte[], int, int))</text:p>
            <text:p/>
            <text:p>wrap creates a new ByteBuffer each time.</text:p>
          </table:table-cell>
          <table:table-cell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44147" calcext:value-type="float">
            <text:p>44147</text:p>
          </table:table-cell>
          <table:table-cell office:value-type="string" calcext:value-type="string">
            <text:p>mesos</text:p>
          </table:table-cell>
          <table:table-cell office:value-type="string" calcext:value-type="string">
            <text:p>yongtang</text:p>
          </table:table-cell>
          <table:table-cell office:value-type="float" office:value="121164" calcext:value-type="float">
            <text:p>121164</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2-28T20:42:42Z</text:p>
          </table:table-cell>
          <table:table-cell office:value-type="string" calcext:value-type="string">
            <text:p>Patch looks great!</text:p>
            <text:p/>
            <text:p>Reviews applied: [44147]</text:p>
            <text:p/>
            <text:p>Passed command: export OS='ubuntu:14.04' CONFIGURATION='--verbose' COMPILER='gcc' ENVIRONMENT='GLOG_v=1 MESOS_VERBOSE=1'; ./support/docker_build.sh</text:p>
          </table:table-cell>
          <table:table-cell office:value-type="string" calcext:value-type="string">
            <text:p>false</text:p>
          </table:table-cell>
          <table:table-cell office:value-type="string" calcext:value-type="string">
            <text:p>bot</text:p>
          </table:table-cell>
          <table:table-cell/>
        </table:table-row>
        <table:table-row table:style-name="ro3">
          <table:table-cell office:value-type="float" office:value="40255" calcext:value-type="float">
            <text:p>40255</text:p>
          </table:table-cell>
          <table:table-cell office:value-type="string" calcext:value-type="string">
            <text:p>mesos</text:p>
          </table:table-cell>
          <table:table-cell office:value-type="string" calcext:value-type="string">
            <text:p>greggomann</text:p>
          </table:table-cell>
          <table:table-cell office:value-type="float" office:value="110658" calcext:value-type="float">
            <text:p>110658</text:p>
          </table:table-cell>
          <table:table-cell office:value-type="float" office:value="170705" calcext:value-type="float">
            <text:p>170705</text:p>
          </table:table-cell>
          <table:table-cell table:number-columns-repeated="2"/>
          <table:table-cell office:value-type="string" calcext:value-type="string">
            <text:p>DiffComment</text:p>
          </table:table-cell>
          <table:table-cell office:value-type="string" calcext:value-type="string">
            <text:p>alexr</text:p>
          </table:table-cell>
          <table:table-cell office:value-type="string" calcext:value-type="string">
            <text:p>2015-12-16T14:38:55Z</text:p>
          </table:table-cell>
          <table:table-cell office:value-type="string" calcext:value-type="string">
            <text:p>Do you think it makes sense to merge this test with the first one by creating a second framework with a different principal and allowing only that framework to destroy the volume?</text:p>
            <text:p/>
            <text:p>Good idea! Done.</text:p>
          </table:table-cell>
          <table:table-cell office:value-type="string" calcext:value-type="string">
            <text:p>true</text:p>
          </table:table-cell>
          <table:table-cell office:value-type="string" calcext:value-type="string">
            <text:p>testDesign</text:p>
          </table:table-cell>
          <table:table-cell/>
        </table:table-row>
        <table:table-row table:style-name="ro19">
          <table:table-cell office:value-type="float" office:value="35498" calcext:value-type="float">
            <text:p>35498</text:p>
          </table:table-cell>
          <table:table-cell office:value-type="string" calcext:value-type="string">
            <text:p>aurora</text:p>
          </table:table-cell>
          <table:table-cell office:value-type="string" calcext:value-type="string">
            <text:p>StephanErb</text:p>
          </table:table-cell>
          <table:table-cell office:value-type="float" office:value="89394" calcext:value-type="float">
            <text:p>89394</text:p>
          </table:table-cell>
          <table:table-cell office:value-type="float" office:value="141980" calcext:value-type="float">
            <text:p>141980</text:p>
          </table:table-cell>
          <table:table-cell table:number-columns-repeated="2"/>
          <table:table-cell office:value-type="string" calcext:value-type="string">
            <text:p>DiffComment</text:p>
          </table:table-cell>
          <table:table-cell office:value-type="string" calcext:value-type="string">
            <text:p>kevints</text:p>
          </table:table-cell>
          <table:table-cell office:value-type="string" calcext:value-type="string">
            <text:p>2015-06-26T17:45:19Z</text:p>
          </table:table-cell>
          <table:table-cell office:value-type="string" calcext:value-type="string">
            <text:p>Add getters for these fields and access them below via the getters rather than direct field access.</text:p>
            <text:p/>
            <text:p>I can submit an updated patch tonight. I've somewhat expected that some of you would point it out :-)</text:p>
            <text:p/>
            <text:p>I thought about adding these when writing the patch but then decided against them: Getters for final attributes on an inner class did not seem to offer any meaningful encapsulation or help during refactoring.</text:p>
            <text:p/>
            <text:p>In this case the class in question uses getters and direct field access inconsistently, I'd also be okay with removing all getters on that class and replacing them with direct field access. I think getters are more readable though (it's a code review red flag when I see a new direct field access). Other committers feel free to chime in here.</text:p>
            <text:p/>
            <text:p>Your consistency argument is very valid. I guess we can leave it as it is.</text:p>
            <text:p/>
            <text:p>IMO, using getters in cases like this feels redundant and just creates ground for inconsistent field/method reference. I'd drop getters as they provide zero value here.</text:p>
            <text:p/>
            <text:p>I've changed the code back to not using any getters where possible.</text:p>
            <text:p/>
            <text:p>Anything still missing, or can we get this merged?</text:p>
          </table:table-cell>
          <table:table-cell office:value-type="string" calcext:value-type="string">
            <text:p>true</text:p>
          </table:table-cell>
          <table:table-cell office:value-type="string" calcext:value-type="string">
            <text:p>betterSolution</text:p>
          </table:table-cell>
          <table:table-cell/>
        </table:table-row>
        <table:table-row table:style-name="ro4">
          <table:table-cell office:value-type="float" office:value="31525" calcext:value-type="float">
            <text:p>31525</text:p>
          </table:table-cell>
          <table:table-cell office:value-type="string" calcext:value-type="string">
            <text:p>aurora</text:p>
          </table:table-cell>
          <table:table-cell office:value-type="string" calcext:value-type="string">
            <text:p>maxim</text:p>
          </table:table-cell>
          <table:table-cell office:value-type="float" office:value="74434" calcext:value-type="float">
            <text:p>74434</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5-02-27T03:42:30Z</text:p>
          </table:table-cell>
          <table:table-cell office:value-type="string" calcext:value-type="string">
            <text:p>Master (766d1c9) is red with this patch.</text:p>
            <text:p>  ./build-support/jenkins/build.sh</text:p>
            <text:p/>
            <text:p>                     src.test.python.apache.aurora.client.cli.update                                 .....   SUCCESS</text:p>
            <text:p>                     src.test.python.apache.aurora.client.cli.version                                .....   SUCCESS</text:p>
            <text:p>                     src.test.python.apache.aurora.client.config                                     .....   SUCCESS</text:p>
            <text:p>                     src.test.python.apache.aurora.client.factory                                    .....   SUCCESS</text:p>
            <text:p>                     src.test.python.apache.aurora.client.hooks.hooked_api                           .....   SUCCESS</text:p>
            <text:p>                     src.test.python.apache.aurora.client.hooks.non_hooked_api                       .....   SUCCESS</text:p>
            <text:p>                     src.test.python.apache.aurora.common.test_aurora_job_key                        .....   SUCCESS</text:p>
            <text:p>                     src.test.python.apache.aurora.common.test_cluster                               .....   SUCCESS</text:p>
            <text:p>                     src.test.python.apache.aurora.common.test_cluster_option                        .....   SUCCESS</text:p>
            <text:p>                     src.test.python.apache.aurora.common.test_clusters                              .....   SUCCESS</text:p>
            <text:p>                     src.test.python.apache.aurora.common.test_http_signaler                         .....   SUCCESS</text:p>
            <text:p>                     src.test.python.apache.aurora.common.test_pex_version                           .....   SUCCESS</text:p>
            <text:p>                     src.test.python.apache.aurora.common.test_shellify                              .....   SUCCESS</text:p>
            <text:p>                     src.test.python.apache.aurora.common.test_transport                             .....   SUCCESS</text:p>
            <text:p>                     src.test.python.apache.aurora.config.test_base                                  .....   SUCCESS</text:p>
            <text:p>                     src.test.python.apache.aurora.config.test_constraint_parsing                    .....   SUCCESS</text:p>
            <text:p>                     src.test.python.apache.aurora.config.test_loader                                .....   SUCCESS</text:p>
            <text:p>                     src.test.python.apache.aurora.config.test_thrift                                .....   SUCCESS</text:p>
            <text:p>                     src.test.python.apache.aurora.executor.common.announcer                         .....   SUCCESS</text:p>
            <text:p>                     src.test.python.apache.aurora.executor.common.directory_sandbox                 .....   SUCCESS</text:p>
            <text:p>                     src.test.python.apache.aurora.executor.common.executor_detector                 .....   SUCCESS</text:p>
            <text:p>                     src.test.python.apache.aurora.executor.common.executor_timeout                  .....   SUCCESS</text:p>
            <text:p>                     src.test.python.apache.aurora.executor.common.health_checker                    .....   SUCCESS</text:p>
            <text:p>                     src.test.python.apache.aurora.executor.common.kill_manager                      .....   SUCCESS</text:p>
            <text:p>                     src.test.python.apache.aurora.executor.common.path_detector                     .....   SUCCESS</text:p>
            <text:p>                     src.test.python.apache.aurora.executor.common.status_checker                    .....   SUCCESS</text:p>
            <text:p>                     src.test.python.apache.aurora.executor.common.task_info                         .....   SUCCESS</text:p>
            <text:p>                     src.test.python.apache.aurora.executor.executor_base                            .....   SUCCESS</text:p>
            <text:p>                     src.test.python.apache.aurora.executor.executor_vars                            .....   SUCCESS</text:p>
            <text:p>                     src.test.python.apache.aurora.executor.gc_executor                              .....   FAILURE</text:p>
            <text:p>                     src.test.python.apache.aurora.executor.status_manager                           .....   SUCCESS</text:p>
            <text:p>                     src.test.python.apache.aurora.executor.thermos_task_runner                      .....   SUCCESS</text:p>
            <text:p>                     src.test.python.apache.thermos.common.test_pathspec                             .....   SUCCESS</text:p>
            <text:p>                     src.test.python.apache.thermos.core.test_runner_integration                     .....   SUCCESS</text:p>
            <text:p>                     src.test.python.apache.thermos.monitoring.test_disk                             .....   SUCCESS</text:p>
            <text:p>                     </text:p>
            <text:p>FAILURE</text:p>
            <text:p/>
            <text:p>[31m</text:p>
            <text:p>               FAILURE[0m</text:p>
            <text:p/>
            <text:p/>
            <text:p>I will refresh this build result if you post a review containing "@ReviewBot retry"</text:p>
          </table:table-cell>
          <table:table-cell office:value-type="string" calcext:value-type="string">
            <text:p>false</text:p>
          </table:table-cell>
          <table:table-cell office:value-type="string" calcext:value-type="string">
            <text:p>bot</text:p>
          </table:table-cell>
          <table:table-cell/>
        </table:table-row>
        <table:table-row table:style-name="ro2">
          <table:table-cell office:value-type="float" office:value="37682" calcext:value-type="float">
            <text:p>37682</text:p>
          </table:table-cell>
          <table:table-cell office:value-type="string" calcext:value-type="string">
            <text:p>ambari</text:p>
          </table:table-cell>
          <table:table-cell office:value-type="string" calcext:value-type="string">
            <text:p>dmitriusan</text:p>
          </table:table-cell>
          <table:table-cell office:value-type="float" office:value="96699" calcext:value-type="float">
            <text:p>96699</text:p>
          </table:table-cell>
          <table:table-cell office:value-type="float" office:value="152331" calcext:value-type="float">
            <text:p>152331</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5-08-27T17:07:15Z</text:p>
          </table:table-cell>
          <table:table-cell office:value-type="string" calcext:value-type="string">
            <text:p>Great, this is the same structure I had in mind.</text:p>
            <text:p>We'll need to be careful when merging this to branch-2.1 and trunk so that we don't forget any properties.</text:p>
            <text:p>For now, we only need to verify it works for core services (HDFS, YARN, MR, HBASE, ZK).</text:p>
            <text:p/>
            <text:p>good point</text:p>
          </table:table-cell>
          <table:table-cell office:value-type="string" calcext:value-type="string">
            <text:p>false</text:p>
          </table:table-cell>
          <table:table-cell table:number-columns-repeated="2"/>
        </table:table-row>
        <table:table-row table:style-name="ro1">
          <table:table-cell office:value-type="float" office:value="28739" calcext:value-type="float">
            <text:p>28739</text:p>
          </table:table-cell>
          <table:table-cell office:value-type="string" calcext:value-type="string">
            <text:p>accumulo</text:p>
          </table:table-cell>
          <table:table-cell office:value-type="string" calcext:value-type="string">
            <text:p>kturner</text:p>
          </table:table-cell>
          <table:table-cell office:value-type="float" office:value="64089" calcext:value-type="float">
            <text:p>64089</text:p>
          </table:table-cell>
          <table:table-cell office:value-type="float" office:value="106509" calcext:value-type="float">
            <text:p>106509</text:p>
          </table:table-cell>
          <table:table-cell table:number-columns-repeated="2"/>
          <table:table-cell office:value-type="string" calcext:value-type="string">
            <text:p>DiffComment</text:p>
          </table:table-cell>
          <table:table-cell office:value-type="string" calcext:value-type="string">
            <text:p>mdrob</text:p>
          </table:table-cell>
          <table:table-cell office:value-type="string" calcext:value-type="string">
            <text:p>2014-12-05T21:53:57Z</text:p>
          </table:table-cell>
          <table:table-cell office:value-type="string" calcext:value-type="string">
            <text:p>This is the part that would eventually benefit from functional interfaces.</text:p>
          </table:table-cell>
          <table:table-cell office:value-type="string" calcext:value-type="string">
            <text:p>true</text:p>
          </table:table-cell>
          <table:table-cell table:number-columns-repeated="2"/>
        </table:table-row>
        <table:table-row table:style-name="ro3">
          <table:table-cell office:value-type="float" office:value="41921" calcext:value-type="float">
            <text:p>41921</text:p>
          </table:table-cell>
          <table:table-cell office:value-type="string" calcext:value-type="string">
            <text:p>atlas</text:p>
          </table:table-cell>
          <table:table-cell office:value-type="string" calcext:value-type="string">
            <text:p>yhemanth</text:p>
          </table:table-cell>
          <table:table-cell office:value-type="float" office:value="113012" calcext:value-type="float">
            <text:p>113012</text:p>
          </table:table-cell>
          <table:table-cell office:value-type="float" office:value="173494" calcext:value-type="float">
            <text:p>173494</text:p>
          </table:table-cell>
          <table:table-cell table:number-columns-repeated="2"/>
          <table:table-cell office:value-type="string" calcext:value-type="string">
            <text:p>DiffComment</text:p>
          </table:table-cell>
          <table:table-cell office:value-type="string" calcext:value-type="string">
            <text:p>shwethags</text:p>
          </table:table-cell>
          <table:table-cell office:value-type="string" calcext:value-type="string">
            <text:p>2016-01-08T03:48:06Z</text:p>
          </table:table-cell>
          <table:table-cell office:value-type="string" calcext:value-type="string">
            <text:p>Avoid merging imports with *</text:p>
            <text:p/>
            <text:p>Done.</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44365" calcext:value-type="float">
            <text:p>44365</text:p>
          </table:table-cell>
          <table:table-cell office:value-type="string" calcext:value-type="string">
            <text:p>mesos</text:p>
          </table:table-cell>
          <table:table-cell office:value-type="string" calcext:value-type="string">
            <text:p>klueska</text:p>
          </table:table-cell>
          <table:table-cell office:value-type="float" office:value="125985" calcext:value-type="float">
            <text:p>125985</text:p>
          </table:table-cell>
          <table:table-cell office:value-type="float" office:value="188908" calcext:value-type="float">
            <text:p>188908</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6-03-30T00:07:50Z</text:p>
          </table:table-cell>
          <table:table-cell office:value-type="string" calcext:value-type="string">
            <text:p>Could we add something to clarify that this is relevant when "gpus" are specified within --resources?</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24762" calcext:value-type="float">
            <text:p>24762</text:p>
          </table:table-cell>
          <table:table-cell office:value-type="string" calcext:value-type="string">
            <text:p>hive-git</text:p>
          </table:table-cell>
          <table:table-cell office:value-type="string" calcext:value-type="string">
            <text:p>vkorukanti</text:p>
          </table:table-cell>
          <table:table-cell office:value-type="float" office:value="50845" calcext:value-type="float">
            <text:p>50845</text:p>
          </table:table-cell>
          <table:table-cell table:number-columns-repeated="3"/>
          <table:table-cell office:value-type="string" calcext:value-type="string">
            <text:p>Review.body_top</text:p>
          </table:table-cell>
          <table:table-cell office:value-type="string" calcext:value-type="string">
            <text:p>brocknoland</text:p>
          </table:table-cell>
          <table:table-cell office:value-type="string" calcext:value-type="string">
            <text:p>2014-08-17T21:04:55Z</text:p>
          </table:table-cell>
          <table:table-cell office:value-type="string" calcext:value-type="string">
            <text:p>Nice work! This is a much needed cleanup. Just one minor thought below about handing of the strings.</text:p>
          </table:table-cell>
          <table:table-cell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69878" calcext:value-type="float">
            <text:p>69878</text:p>
          </table:table-cell>
          <table:table-cell office:value-type="string" calcext:value-type="string">
            <text:p>hbase-git</text:p>
          </table:table-cell>
          <table:table-cell office:value-type="string" calcext:value-type="string">
            <text:p>tianjingyun</text:p>
          </table:table-cell>
          <table:table-cell office:value-type="float" office:value="212682" calcext:value-type="float">
            <text:p>212682</text:p>
          </table:table-cell>
          <table:table-cell office:value-type="float" office:value="298533" calcext:value-type="float">
            <text:p>298533</text:p>
          </table:table-cell>
          <table:table-cell table:number-columns-repeated="2"/>
          <table:table-cell office:value-type="string" calcext:value-type="string">
            <text:p>DiffComment</text:p>
          </table:table-cell>
          <table:table-cell office:value-type="string" calcext:value-type="string">
            <text:p>tianjingyun</text:p>
          </table:table-cell>
          <table:table-cell office:value-type="string" calcext:value-type="string">
            <text:p>2019-02-09T05:46:10Z</text:p>
          </table:table-cell>
          <table:table-cell office:value-type="string" calcext:value-type="string">
            <text:p>LogEdit =&gt; WALEdit</text:p>
          </table:table-cell>
          <table:table-cell office:value-type="string" calcext:value-type="string">
            <text:p>false</text:p>
          </table:table-cell>
          <table:table-cell office:value-type="string" calcext:value-type="string">
            <text:p>naming</text:p>
          </table:table-cell>
          <table:table-cell/>
        </table:table-row>
        <table:table-row table:style-name="ro2">
          <table:table-cell office:value-type="float" office:value="47259" calcext:value-type="float">
            <text:p>47259</text:p>
          </table:table-cell>
          <table:table-cell office:value-type="string" calcext:value-type="string">
            <text:p>mesos</text:p>
          </table:table-cell>
          <table:table-cell office:value-type="string" calcext:value-type="string">
            <text:p>xujyan</text:p>
          </table:table-cell>
          <table:table-cell office:value-type="float" office:value="133010" calcext:value-type="float">
            <text:p>133010</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5-13T01:06:01Z</text:p>
          </table:table-cell>
          <table:table-cell office:value-type="string" calcext:value-type="string">
            <text:p>Patch looks great!</text:p>
            <text:p/>
            <text:p>Reviews applied: [47258, 47259]</text:p>
            <text:p/>
            <text:p>Passed command: export OS='ubuntu:14.04' CONFIGURATION='--verbose' COMPILER='gcc' ENVIRONMENT='GLOG_v=1 MESOS_VERBOSE=1'; ./support/docker_build.sh</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36816" calcext:value-type="float">
            <text:p>36816</text:p>
          </table:table-cell>
          <table:table-cell office:value-type="string" calcext:value-type="string">
            <text:p>mesos</text:p>
          </table:table-cell>
          <table:table-cell office:value-type="string" calcext:value-type="string">
            <text:p>haosdent</text:p>
          </table:table-cell>
          <table:table-cell office:value-type="float" office:value="144374" calcext:value-type="float">
            <text:p>144374</text:p>
          </table:table-cell>
          <table:table-cell office:value-type="float" office:value="210402" calcext:value-type="float">
            <text:p>210402</text:p>
          </table:table-cell>
          <table:table-cell table:number-columns-repeated="2"/>
          <table:table-cell office:value-type="string" calcext:value-type="string">
            <text:p>DiffComment</text:p>
          </table:table-cell>
          <table:table-cell office:value-type="string" calcext:value-type="string">
            <text:p>alexr</text:p>
          </table:table-cell>
          <table:table-cell office:value-type="string" calcext:value-type="string">
            <text:p>2016-08-02T08:20:30Z</text:p>
          </table:table-cell>
          <table:table-cell office:value-type="string" calcext:value-type="string">
            <text:p>If you accept my "union trick" suggestion, you can check the type here and make sure the appropriate field is set. See what we do for `Resource`, for example.</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65716" calcext:value-type="float">
            <text:p>65716</text:p>
          </table:table-cell>
          <table:table-cell office:value-type="string" calcext:value-type="string">
            <text:p>hive-git</text:p>
          </table:table-cell>
          <table:table-cell office:value-type="string" calcext:value-type="string">
            <text:p>kuczoram</text:p>
          </table:table-cell>
          <table:table-cell office:value-type="float" office:value="197843" calcext:value-type="float">
            <text:p>197843</text:p>
          </table:table-cell>
          <table:table-cell office:value-type="float" office:value="278136" calcext:value-type="float">
            <text:p>278136</text:p>
          </table:table-cell>
          <table:table-cell table:number-columns-repeated="2"/>
          <table:table-cell office:value-type="string" calcext:value-type="string">
            <text:p>DiffComment</text:p>
          </table:table-cell>
          <table:table-cell office:value-type="string" calcext:value-type="string">
            <text:p>pvary</text:p>
          </table:table-cell>
          <table:table-cell office:value-type="string" calcext:value-type="string">
            <text:p>2018-02-21T13:38:02Z</text:p>
          </table:table-cell>
          <table:table-cell office:value-type="string" calcext:value-type="string">
            <text:p>Same as above</text:p>
            <text:p/>
            <text:p>See above.</text:p>
          </table:table-cell>
          <table:table-cell office:value-type="string" calcext:value-type="string">
            <text:p>false</text:p>
          </table:table-cell>
          <table:table-cell office:value-type="string" calcext:value-type="string">
            <text:p>previousComment</text:p>
          </table:table-cell>
          <table:table-cell/>
        </table:table-row>
        <table:table-row table:style-name="ro3">
          <table:table-cell office:value-type="float" office:value="17918" calcext:value-type="float">
            <text:p>17918</text:p>
          </table:table-cell>
          <table:table-cell office:value-type="string" calcext:value-type="string">
            <text:p>kafka</text:p>
          </table:table-cell>
          <table:table-cell office:value-type="string" calcext:value-type="string">
            <text:p>guwang</text:p>
          </table:table-cell>
          <table:table-cell office:value-type="float" office:value="34241" calcext:value-type="float">
            <text:p>34241</text:p>
          </table:table-cell>
          <table:table-cell office:value-type="float" office:value="64270" calcext:value-type="float">
            <text:p>64270</text:p>
          </table:table-cell>
          <table:table-cell table:number-columns-repeated="2"/>
          <table:table-cell office:value-type="string" calcext:value-type="string">
            <text:p>DiffComment</text:p>
          </table:table-cell>
          <table:table-cell office:value-type="string" calcext:value-type="string">
            <text:p>jkreps</text:p>
          </table:table-cell>
          <table:table-cell office:value-type="string" calcext:value-type="string">
            <text:p>2014-02-11T23:26:42Z</text:p>
          </table:table-cell>
          <table:table-cell office:value-type="string" calcext:value-type="string">
            <text:p>It would be good to add a test where we send a message, stop one of the servers, send another message (should fail) then send another message (should succeed going to the new leader).</text:p>
            <text:p/>
            <text:p>This is happening in Part II, which is another JIRA :)</text:p>
          </table:table-cell>
          <table:table-cell office:value-type="string" calcext:value-type="string">
            <text:p>false</text:p>
          </table:table-cell>
          <table:table-cell office:value-type="string" calcext:value-type="string">
            <text:p>testRequirements</text:p>
          </table:table-cell>
          <table:table-cell/>
        </table:table-row>
        <table:table-row table:style-name="ro1">
          <table:table-cell office:value-type="float" office:value="56369" calcext:value-type="float">
            <text:p>56369</text:p>
          </table:table-cell>
          <table:table-cell office:value-type="string" calcext:value-type="string">
            <text:p>hbase-git</text:p>
          </table:table-cell>
          <table:table-cell office:value-type="string" calcext:value-type="string">
            <text:p>appy</text:p>
          </table:table-cell>
          <table:table-cell office:value-type="float" office:value="164452" calcext:value-type="float">
            <text:p>164452</text:p>
          </table:table-cell>
          <table:table-cell office:value-type="float" office:value="236178" calcext:value-type="float">
            <text:p>236178</text:p>
          </table:table-cell>
          <table:table-cell table:number-columns-repeated="2"/>
          <table:table-cell office:value-type="string" calcext:value-type="string">
            <text:p>DiffComment</text:p>
          </table:table-cell>
          <table:table-cell office:value-type="string" calcext:value-type="string">
            <text:p>appy</text:p>
          </table:table-cell>
          <table:table-cell office:value-type="string" calcext:value-type="string">
            <text:p>2017-02-07T02:30:28Z</text:p>
          </table:table-cell>
          <table:table-cell office:value-type="string" calcext:value-type="string">
            <text:p>Explained this in MasterProcedureLock class comments.</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10721" calcext:value-type="float">
            <text:p>10721</text:p>
          </table:table-cell>
          <table:table-cell office:value-type="string" calcext:value-type="string">
            <text:p>oozie</text:p>
          </table:table-cell>
          <table:table-cell office:value-type="string" calcext:value-type="string">
            <text:p>egashira</text:p>
          </table:table-cell>
          <table:table-cell office:value-type="float" office:value="19642" calcext:value-type="float">
            <text:p>19642</text:p>
          </table:table-cell>
          <table:table-cell office:value-type="float" office:value="40675" calcext:value-type="float">
            <text:p>40675</text:p>
          </table:table-cell>
          <table:table-cell table:number-columns-repeated="2"/>
          <table:table-cell office:value-type="string" calcext:value-type="string">
            <text:p>DiffComment</text:p>
          </table:table-cell>
          <table:table-cell office:value-type="string" calcext:value-type="string">
            <text:p>rohini</text:p>
          </table:table-cell>
          <table:table-cell office:value-type="string" calcext:value-type="string">
            <text:p>2013-04-25T21:23:03Z</text:p>
          </table:table-cell>
          <table:table-cell office:value-type="string" calcext:value-type="string">
            <text:p>Can the common code be moved to a separate method and used in both v1 and v1.1 servlets</text:p>
          </table:table-cell>
          <table:table-cell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68642" calcext:value-type="float">
            <text:p>68642</text:p>
          </table:table-cell>
          <table:table-cell office:value-type="string" calcext:value-type="string">
            <text:p>mesos</text:p>
          </table:table-cell>
          <table:table-cell office:value-type="string" calcext:value-type="string">
            <text:p>qianzhang</text:p>
          </table:table-cell>
          <table:table-cell office:value-type="float" office:value="208411" calcext:value-type="float">
            <text:p>208411</text:p>
          </table:table-cell>
          <table:table-cell office:value-type="float" office:value="292314" calcext:value-type="float">
            <text:p>292314</text:p>
          </table:table-cell>
          <table:table-cell table:number-columns-repeated="2"/>
          <table:table-cell office:value-type="string" calcext:value-type="string">
            <text:p>DiffComment</text:p>
          </table:table-cell>
          <table:table-cell office:value-type="string" calcext:value-type="string">
            <text:p>jpeach</text:p>
          </table:table-cell>
          <table:table-cell office:value-type="string" calcext:value-type="string">
            <text:p>2018-10-11T13:54:14Z</text:p>
          </table:table-cell>
          <table:table-cell office:value-type="string" calcext:value-type="string">
            <text:p>We don't actually need any #ifdefs here. On Linux, /dev/fd is a symlink to /proc/self/fd, so we can just unconditionally list /dev/fd and handle the error for platforms where this is missing.</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56356" calcext:value-type="float">
            <text:p>56356</text:p>
          </table:table-cell>
          <table:table-cell office:value-type="string" calcext:value-type="string">
            <text:p>sentry</text:p>
          </table:table-cell>
          <table:table-cell office:value-type="string" calcext:value-type="string">
            <text:p>akolb</text:p>
          </table:table-cell>
          <table:table-cell office:value-type="float" office:value="164562" calcext:value-type="float">
            <text:p>164562</text:p>
          </table:table-cell>
          <table:table-cell office:value-type="float" office:value="236451" calcext:value-type="float">
            <text:p>236451</text:p>
          </table:table-cell>
          <table:table-cell table:number-columns-repeated="2"/>
          <table:table-cell office:value-type="string" calcext:value-type="string">
            <text:p>DiffComment</text:p>
          </table:table-cell>
          <table:table-cell office:value-type="string" calcext:value-type="string">
            <text:p>kkalyan</text:p>
          </table:table-cell>
          <table:table-cell office:value-type="string" calcext:value-type="string">
            <text:p>2017-02-08T14:35:15Z</text:p>
          </table:table-cell>
          <table:table-cell office:value-type="string" calcext:value-type="string">
            <text:p>mSentryRoles here is returned by qury.execute(). As per datanucleus documentation it can return null.</text:p>
          </table:table-cell>
          <table:table-cell office:value-type="string" calcext:value-type="string">
            <text:p>true</text:p>
          </table:table-cell>
          <table:table-cell office:value-type="string" calcext:value-type="string">
            <text:p>bug</text:p>
          </table:table-cell>
          <table:table-cell/>
        </table:table-row>
        <table:table-row table:style-name="ro12">
          <table:table-cell office:value-type="float" office:value="13223" calcext:value-type="float">
            <text:p>13223</text:p>
          </table:table-cell>
          <table:table-cell office:value-type="string" calcext:value-type="string">
            <text:p>cloudstack-git</text:p>
          </table:table-cell>
          <table:table-cell office:value-type="string" calcext:value-type="string">
            <text:p>weizhou</text:p>
          </table:table-cell>
          <table:table-cell office:value-type="float" office:value="24656" calcext:value-type="float">
            <text:p>24656</text:p>
          </table:table-cell>
          <table:table-cell table:number-columns-repeated="3"/>
          <table:table-cell office:value-type="string" calcext:value-type="string">
            <text:p>Review.body_top</text:p>
          </table:table-cell>
          <table:table-cell office:value-type="string" calcext:value-type="string">
            <text:p>asfbot</text:p>
          </table:table-cell>
          <table:table-cell office:value-type="string" calcext:value-type="string">
            <text:p>2013-08-05T18:21:49Z</text:p>
          </table:table-cell>
          <table:table-cell office:value-type="string" calcext:value-type="string">
            <text:p>Commit 0f539b4ce1b07c672a776ffa806dabb70c528afe in branch refs/heads/4.2 from Wei Zhou</text:p>
            <text:p>[ https://git-wip-us.apache.org/repos/asf?p=cloudstack.git;h=0f539b4 ]</text:p>
            <text:p/>
            <text:p>CLOUDSTACK-2729: use file lock to prevent concurrent refreshPool/deleteVolume on KVM shared storage pool</text:p>
            <text:p/>
            <text:p>Signed-off-by: Edison Su &lt;sudison@gmail.com&gt;</text:p>
            <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17852" calcext:value-type="float">
            <text:p>17852</text:p>
          </table:table-cell>
          <table:table-cell office:value-type="string" calcext:value-type="string">
            <text:p>tajo</text:p>
          </table:table-cell>
          <table:table-cell office:value-type="string" calcext:value-type="string">
            <text:p>hyunsik</text:p>
          </table:table-cell>
          <table:table-cell office:value-type="float" office:value="34014" calcext:value-type="float">
            <text:p>34014</text:p>
          </table:table-cell>
          <table:table-cell table:number-columns-repeated="3"/>
          <table:table-cell office:value-type="string" calcext:value-type="string">
            <text:p>Review.body_top</text:p>
          </table:table-cell>
          <table:table-cell office:value-type="string" calcext:value-type="string">
            <text:p>jihoonson</text:p>
          </table:table-cell>
          <table:table-cell office:value-type="string" calcext:value-type="string">
            <text:p>2014-02-08T13:34:48Z</text:p>
          </table:table-cell>
          <table:table-cell office:value-type="string" calcext:value-type="string">
            <text:p>This patch looks good to me. I'll test it on my in-house cluster.</text:p>
          </table:table-cell>
          <table:table-cell office:value-type="string" calcext:value-type="string">
            <text:p>false</text:p>
          </table:table-cell>
          <table:table-cell office:value-type="string" calcext:value-type="string">
            <text:p>acknowledgment,todo</text:p>
          </table:table-cell>
          <table:table-cell/>
        </table:table-row>
        <table:table-row table:style-name="ro13">
          <table:table-cell office:value-type="float" office:value="64010" calcext:value-type="float">
            <text:p>64010</text:p>
          </table:table-cell>
          <table:table-cell office:value-type="string" calcext:value-type="string">
            <text:p>mesos</text:p>
          </table:table-cell>
          <table:table-cell office:value-type="string" calcext:value-type="string">
            <text:p>bennoe</text:p>
          </table:table-cell>
          <table:table-cell office:value-type="float" office:value="192534" calcext:value-type="float">
            <text:p>192534</text:p>
          </table:table-cell>
          <table:table-cell table:number-columns-repeated="3"/>
          <table:table-cell office:value-type="string" calcext:value-type="string">
            <text:p>Review.body_top</text:p>
          </table:table-cell>
          <table:table-cell office:value-type="string" calcext:value-type="string">
            <text:p>vinodkone</text:p>
          </table:table-cell>
          <table:table-cell office:value-type="string" calcext:value-type="string">
            <text:p>2017-12-01T19:28:10Z</text:p>
          </table:table-cell>
          <table:table-cell office:value-type="string" calcext:value-type="string">
            <text:p>Lets split this review into 2</text:p>
            <text:p/>
            <text:p>1) `updateSlave()` should take SlaveInfo and the allocator should use hostname and domain from SlaveInfo instead of storing it separately.</text:p>
            <text:p>2) Rest of the changes in this review</text:p>
            <text:p/>
            <text:p>I turned this review into (1), and appended the changes of point (2) into https://reviews.apache.org/r/64011/ since they're all directly relevant to the changed master behaviour now.</text:p>
          </table:table-cell>
          <table:table-cell office:value-type="string" calcext:value-type="string">
            <text:p>false</text:p>
          </table:table-cell>
          <table:table-cell office:value-type="string" calcext:value-type="string">
            <text:p>changesetPartitioning</text:p>
          </table:table-cell>
          <table:table-cell/>
        </table:table-row>
        <table:table-row table:style-name="ro1">
          <table:table-cell office:value-type="float" office:value="45964" calcext:value-type="float">
            <text:p>45964</text:p>
          </table:table-cell>
          <table:table-cell office:value-type="string" calcext:value-type="string">
            <text:p>mesos</text:p>
          </table:table-cell>
          <table:table-cell office:value-type="string" calcext:value-type="string">
            <text:p>anisinha</text:p>
          </table:table-cell>
          <table:table-cell office:value-type="float" office:value="146219" calcext:value-type="float">
            <text:p>146219</text:p>
          </table:table-cell>
          <table:table-cell office:value-type="float" office:value="212695" calcext:value-type="float">
            <text:p>212695</text:p>
          </table:table-cell>
          <table:table-cell table:number-columns-repeated="2"/>
          <table:table-cell office:value-type="string" calcext:value-type="string">
            <text:p>DiffComment</text:p>
          </table:table-cell>
          <table:table-cell office:value-type="string" calcext:value-type="string">
            <text:p>xujyan</text:p>
          </table:table-cell>
          <table:table-cell office:value-type="string" calcext:value-type="string">
            <text:p>2016-08-26T22:46:16Z</text:p>
          </table:table-cell>
          <table:table-cell office:value-type="string" calcext:value-type="string">
            <text:p>You don't need `update2`, you *expect* `update2` to be `slave.resources`, so just use `slave.resources`. We are not verifying `Resources::apply()` here in this test. `updated1` was necessary because you need it as the expected value.</text:p>
          </table:table-cell>
          <table:table-cell office:value-type="string" calcext:value-type="string">
            <text:p>true</text:p>
          </table:table-cell>
          <table:table-cell office:value-type="string" calcext:value-type="string">
            <text:p>redundantCode</text:p>
          </table:table-cell>
          <table:table-cell/>
        </table:table-row>
        <table:table-row table:style-name="ro3">
          <table:table-cell office:value-type="float" office:value="18847" calcext:value-type="float">
            <text:p>18847</text:p>
          </table:table-cell>
          <table:table-cell office:value-type="string" calcext:value-type="string">
            <text:p>tajo</text:p>
          </table:table-cell>
          <table:table-cell office:value-type="string" calcext:value-type="string">
            <text:p>charsyam</text:p>
          </table:table-cell>
          <table:table-cell office:value-type="float" office:value="36519" calcext:value-type="float">
            <text:p>36519</text:p>
          </table:table-cell>
          <table:table-cell office:value-type="float" office:value="67511" calcext:value-type="float">
            <text:p>67511</text:p>
          </table:table-cell>
          <table:table-cell table:number-columns-repeated="2"/>
          <table:table-cell office:value-type="string" calcext:value-type="string">
            <text:p>DiffComment</text:p>
          </table:table-cell>
          <table:table-cell office:value-type="string" calcext:value-type="string">
            <text:p>hyunsik</text:p>
          </table:table-cell>
          <table:table-cell office:value-type="string" calcext:value-type="string">
            <text:p>2014-03-07T15:18:13Z</text:p>
          </table:table-cell>
          <table:table-cell office:value-type="string" calcext:value-type="string">
            <text:p>These settings are only used in rpc module. So, I think that the prefix 'tajo.rpc' is proper than 'tajo.network'. Actually, 'tajo.network' appears to be too general.</text:p>
            <text:p/>
            <text:p>Could you rename the prefix?</text:p>
          </table:table-cell>
          <table:table-cell office:value-type="string" calcext:value-type="string">
            <text:p>false</text:p>
          </table:table-cell>
          <table:table-cell office:value-type="string" calcext:value-type="string">
            <text:p>naming</text:p>
          </table:table-cell>
          <table:table-cell/>
        </table:table-row>
        <table:table-row table:style-name="ro10">
          <table:table-cell office:value-type="float" office:value="33443" calcext:value-type="float">
            <text:p>33443</text:p>
          </table:table-cell>
          <table:table-cell office:value-type="string" calcext:value-type="string">
            <text:p>falcon-git</text:p>
          </table:table-cell>
          <table:table-cell office:value-type="string" calcext:value-type="string">
            <text:p>peeyushb</text:p>
          </table:table-cell>
          <table:table-cell office:value-type="float" office:value="101543" calcext:value-type="float">
            <text:p>101543</text:p>
          </table:table-cell>
          <table:table-cell office:value-type="float" office:value="158977" calcext:value-type="float">
            <text:p>158977</text:p>
          </table:table-cell>
          <table:table-cell table:number-columns-repeated="2"/>
          <table:table-cell office:value-type="string" calcext:value-type="string">
            <text:p>DiffComment</text:p>
          </table:table-cell>
          <table:table-cell office:value-type="string" calcext:value-type="string">
            <text:p>me.venkatr</text:p>
          </table:table-cell>
          <table:table-cell office:value-type="string" calcext:value-type="string">
            <text:p>2015-10-06T07:21:06Z</text:p>
          </table:table-cell>
          <table:table-cell office:value-type="string" calcext:value-type="string">
            <text:p>is it possible for the DistCP/Falcon Replication job to succeed, but still skip files/bytes? Should we grab the other metrics like </text:p>
            <text:p/>
            <text:p>CopyMapper.Counter.SKIP</text:p>
            <text:p>CopyMapper.Counter.BYTESSKIPPED</text:p>
            <text:p/>
            <text:p>FAIL (CopyMapper.Counter.FAIL, CopyMapper.Counter.BYTESFAILED) should fail the DistCp/Replication Job and so no need to get them.</text:p>
            <text:p/>
            <text:p>Yes I have seen the scenario where distcp/falcon replication job succeeded and data skipped. In that case COPY and BYTESCOPIED will be 0 to signify that for the succeeded replication job, data do not copy. If later more strong requirement will come, will consider this metrics.</text:p>
          </table:table-cell>
          <table:table-cell office:value-type="string" calcext:value-type="string">
            <text:p>true</text:p>
          </table:table-cell>
          <table:table-cell office:value-type="string" calcext:value-type="string">
            <text:p>bug;clarification</text:p>
          </table:table-cell>
          <table:table-cell/>
        </table:table-row>
        <table:table-row table:style-name="ro21">
          <table:table-cell office:value-type="float" office:value="18296" calcext:value-type="float">
            <text:p>18296</text:p>
          </table:table-cell>
          <table:table-cell office:value-type="string" calcext:value-type="string">
            <text:p>aurora</text:p>
          </table:table-cell>
          <table:table-cell office:value-type="string" calcext:value-type="string">
            <text:p>maxim</text:p>
          </table:table-cell>
          <table:table-cell office:value-type="float" office:value="35168" calcext:value-type="float">
            <text:p>35168</text:p>
          </table:table-cell>
          <table:table-cell office:value-type="float" office:value="65595" calcext:value-type="float">
            <text:p>65595</text:p>
          </table:table-cell>
          <table:table-cell table:number-columns-repeated="2"/>
          <table:table-cell office:value-type="string" calcext:value-type="string">
            <text:p>DiffComment</text:p>
          </table:table-cell>
          <table:table-cell office:value-type="string" calcext:value-type="string">
            <text:p>wickman</text:p>
          </table:table-cell>
          <table:table-cell office:value-type="string" calcext:value-type="string">
            <text:p>2014-02-21T18:29:34Z</text:p>
          </table:table-cell>
          <table:table-cell office:value-type="string" calcext:value-type="string">
            <text:p>for clarity i'd name this 'for job_key in jobs' since you're iterating over the keys, not the jobs.</text:p>
            <text:p/>
            <text:p>alternately you could do</text:p>
            <text:p/>
            <text:p>for job_key, job in jobs.items():</text:p>
            <text:p>  ...</text:p>
            <text:p/>
            <text:p>so that you don't need to keep doing self._jobs[job_key]</text:p>
            <text:p/>
          </table:table-cell>
          <table:table-cell office:value-type="string" calcext:value-type="string">
            <text:p>false</text:p>
          </table:table-cell>
          <table:table-cell office:value-type="string" calcext:value-type="string">
            <text:p>naming</text:p>
          </table:table-cell>
          <table:table-cell/>
        </table:table-row>
        <table:table-row table:style-name="ro2">
          <table:table-cell office:value-type="float" office:value="30728" calcext:value-type="float">
            <text:p>30728</text:p>
          </table:table-cell>
          <table:table-cell office:value-type="string" calcext:value-type="string">
            <text:p>mesos</text:p>
          </table:table-cell>
          <table:table-cell office:value-type="string" calcext:value-type="string">
            <text:p>alexr</text:p>
          </table:table-cell>
          <table:table-cell office:value-type="float" office:value="71441" calcext:value-type="float">
            <text:p>71441</text:p>
          </table:table-cell>
          <table:table-cell office:value-type="float" office:value="117186" calcext:value-type="float">
            <text:p>117186</text:p>
          </table:table-cell>
          <table:table-cell table:number-columns-repeated="2"/>
          <table:table-cell office:value-type="string" calcext:value-type="string">
            <text:p>DiffComment</text:p>
          </table:table-cell>
          <table:table-cell office:value-type="string" calcext:value-type="string">
            <text:p>karya</text:p>
          </table:table-cell>
          <table:table-cell office:value-type="string" calcext:value-type="string">
            <text:p>2015-04-21T12:23:17Z</text:p>
          </table:table-cell>
          <table:table-cell office:value-type="string" calcext:value-type="string">
            <text:p>Do we have it in our style sheet to not use two spaces when followed by a period.  Some people prefer two spaces to one space :-).</text:p>
            <text:p/>
            <text:p>I updated this change before committing so that it only removes the extra declaration of cgroups::cpu::shares.</text:p>
            <text:p/>
            <text:p>Since comments are standard English, I see no point in using two spaces. However, I'm not a native speaker : ).</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22253" calcext:value-type="float">
            <text:p>22253</text:p>
          </table:table-cell>
          <table:table-cell office:value-type="string" calcext:value-type="string">
            <text:p>mesos</text:p>
          </table:table-cell>
          <table:table-cell office:value-type="string" calcext:value-type="string">
            <text:p>idownes</text:p>
          </table:table-cell>
          <table:table-cell office:value-type="float" office:value="44953" calcext:value-type="float">
            <text:p>44953</text:p>
          </table:table-cell>
          <table:table-cell office:value-type="float" office:value="79543" calcext:value-type="float">
            <text:p>79543</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4-06-11T00:27:54Z</text:p>
          </table:table-cell>
          <table:table-cell office:value-type="string" calcext:value-type="string">
            <text:p>can you print executor id and task id too?</text:p>
          </table:table-cell>
          <table:table-cell office:value-type="string" calcext:value-type="string">
            <text:p>false</text:p>
          </table:table-cell>
          <table:table-cell office:value-type="string" calcext:value-type="string">
            <text:p>logMessage</text:p>
          </table:table-cell>
          <table:table-cell/>
        </table:table-row>
        <table:table-row table:style-name="ro6">
          <table:table-cell office:value-type="float" office:value="45474" calcext:value-type="float">
            <text:p>45474</text:p>
          </table:table-cell>
          <table:table-cell office:value-type="string" calcext:value-type="string">
            <text:p>mesos</text:p>
          </table:table-cell>
          <table:table-cell office:value-type="string" calcext:value-type="string">
            <text:p>xds2000</text:p>
          </table:table-cell>
          <table:table-cell office:value-type="float" office:value="126066" calcext:value-type="float">
            <text:p>126066</text:p>
          </table:table-cell>
          <table:table-cell office:value-type="float" office:value="188975" calcext:value-type="float">
            <text:p>188975</text:p>
          </table:table-cell>
          <table:table-cell table:number-columns-repeated="2"/>
          <table:table-cell office:value-type="string" calcext:value-type="string">
            <text:p>DiffComment</text:p>
          </table:table-cell>
          <table:table-cell office:value-type="string" calcext:value-type="string">
            <text:p>adam-mesos</text:p>
          </table:table-cell>
          <table:table-cell office:value-type="string" calcext:value-type="string">
            <text:p>2016-03-30T09:08:39Z</text:p>
          </table:table-cell>
          <table:table-cell office:value-type="string" calcext:value-type="string">
            <text:p>Here you shutdown the slave and wait (you'll probably want to advance the clock rather than wait for 90s) for the slave to be declared SLAVE_LOST. Once this occurs, the master will no longer allow the slave to reregister with the same slaveId, and the slave will be told to kill all running tasks. The slave will do so and then restart and register as a new slaveId. </text:p>
            <text:p>This is what is meant by the quote from the design doc: "Currently this can only be handled by stopping / draining a mesos slave entirely (Killing all of its running jobs), removing it from the cluster, then bringing it back up as a brand new slave."</text:p>
            <text:p/>
            <text:p>To truly observe this behavior, you should start a task on the slave before you shut it down. Then you will see a TASK_LOST and the task will be killed.</text:p>
            <text:p/>
            <text:p>Thanks Adam, i will udpate the test case.</text:p>
            <text:p/>
            <text:p>@Adam B</text:p>
            <text:p>Here i have a confuse,need your guide. use test case to track the TASK_LOST in restart slave. do we expect keep the slave_id is not outdate?</text:p>
            <text:p/>
            <text:p>Desired behavior: Operator can kill a slave process and restart it with new --attributes. Existing tasks will continue to run. No TASK_LOST or SLAVE_LOST message is sent. The slaveId remains the same. Outstanding offers from that slave will be rescinded, and those offers will be remade with the updated attributes.</text:p>
            <text:p>Current behavior 1: Operator shuts down a slave process, and restarts with --recover=cleanup, which kills all its tasks, clears the work_dir, and notifies the master that the old slaveId is "shutdown" and will never be reused again (SLAVE_LOST, offers rescinded, TASK_KILLED/LOST). Operator then restarts the slave with new --attributes, it gets a new slaveId, and new offers will be made with the new slaveId and updated attributes.</text:p>
            <text:p>Current behavior 2: Slave process dies/killed and tries to restart with new --attributes. Errors on recovery.</text:p>
            <text:p>Current behavior 3: Slave process dies/killed and doesn't reregister in `slave_ping_timeout*max_slave_ping_timeouts` (90s). Master considers it gone, sends SLAVE_LOST, TASK_LOST. Future attempts to reregister with the same slaveId fail. Slave must be cleaned up (tasks killed, work_dir removed) so it can register with a new slaveId (and new attributes).</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45736" calcext:value-type="float">
            <text:p>45736</text:p>
          </table:table-cell>
          <table:table-cell office:value-type="string" calcext:value-type="string">
            <text:p>ambari</text:p>
          </table:table-cell>
          <table:table-cell office:value-type="string" calcext:value-type="string">
            <text:p>dsen</text:p>
          </table:table-cell>
          <table:table-cell office:value-type="float" office:value="127077" calcext:value-type="float">
            <text:p>127077</text:p>
          </table:table-cell>
          <table:table-cell table:number-columns-repeated="3"/>
          <table:table-cell office:value-type="string" calcext:value-type="string">
            <text:p>Review.body_top</text:p>
          </table:table-cell>
          <table:table-cell office:value-type="string" calcext:value-type="string">
            <text:p>aonishuk</text:p>
          </table:table-cell>
          <table:table-cell office:value-type="string" calcext:value-type="string">
            <text:p>2016-04-05T09:58:57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19388" calcext:value-type="float">
            <text:p>19388</text:p>
          </table:table-cell>
          <table:table-cell office:value-type="string" calcext:value-type="string">
            <text:p>kafka</text:p>
          </table:table-cell>
          <table:table-cell office:value-type="string" calcext:value-type="string">
            <text:p>jkreps</text:p>
          </table:table-cell>
          <table:table-cell office:value-type="float" office:value="37843" calcext:value-type="float">
            <text:p>37843</text:p>
          </table:table-cell>
          <table:table-cell office:value-type="float" office:value="69721" calcext:value-type="float">
            <text:p>69721</text:p>
          </table:table-cell>
          <table:table-cell table:number-columns-repeated="2"/>
          <table:table-cell office:value-type="string" calcext:value-type="string">
            <text:p>DiffComment</text:p>
          </table:table-cell>
          <table:table-cell office:value-type="string" calcext:value-type="string">
            <text:p>nehanarkhede</text:p>
          </table:table-cell>
          <table:table-cell office:value-type="string" calcext:value-type="string">
            <text:p>2014-03-20T22:58:22Z</text:p>
          </table:table-cell>
          <table:table-cell office:value-type="string" calcext:value-type="string">
            <text:p>Not part of this patch, but can we fix the doc to replace errorCode with exception?</text:p>
          </table:table-cell>
          <table:table-cell office:value-type="string" calcext:value-type="string">
            <text:p>false</text:p>
          </table:table-cell>
          <table:table-cell office:value-type="string" calcext:value-type="string">
            <text:p>documentation</text:p>
          </table:table-cell>
          <table:table-cell/>
        </table:table-row>
        <table:table-row table:style-name="ro16">
          <table:table-cell office:value-type="float" office:value="32810" calcext:value-type="float">
            <text:p>32810</text:p>
          </table:table-cell>
          <table:table-cell office:value-type="string" calcext:value-type="string">
            <text:p>ambari</text:p>
          </table:table-cell>
          <table:table-cell office:value-type="string" calcext:value-type="string">
            <text:p>vbrodetskyi</text:p>
          </table:table-cell>
          <table:table-cell office:value-type="float" office:value="78773" calcext:value-type="float">
            <text:p>78773</text:p>
          </table:table-cell>
          <table:table-cell office:value-type="float" office:value="127807" calcext:value-type="float">
            <text:p>127807</text:p>
          </table:table-cell>
          <table:table-cell table:number-columns-repeated="2"/>
          <table:table-cell office:value-type="string" calcext:value-type="string">
            <text:p>DiffComment</text:p>
          </table:table-cell>
          <table:table-cell office:value-type="string" calcext:value-type="string">
            <text:p>aonishuk</text:p>
          </table:table-cell>
          <table:table-cell office:value-type="string" calcext:value-type="string">
            <text:p>2015-04-06T15:00:31Z</text:p>
          </table:table-cell>
          <table:table-cell office:value-type="string" calcext:value-type="string">
            <text:p>We don't have such a property-type. Please remove this it can result in failures later.</text:p>
            <text:p/>
            <text:p>Please take a look</text:p>
            <text:p/>
            <text:p>  public enum PropertyType {</text:p>
            <text:p>    PASSWORD,</text:p>
            <text:p>    USER,</text:p>
            <text:p>    GROUP,</text:p>
            <text:p>    ADDITIONAL_USER_PROPERTY</text:p>
            <text:p>  }</text:p>
          </table:table-cell>
          <table:table-cell office:value-type="string" calcext:value-type="string">
            <text:p>true</text:p>
          </table:table-cell>
          <table:table-cell office:value-type="string" calcext:value-type="string">
            <text:p>bug</text:p>
          </table:table-cell>
          <table:table-cell/>
        </table:table-row>
        <table:table-row table:style-name="ro16">
          <table:table-cell office:value-type="float" office:value="70288" calcext:value-type="float">
            <text:p>70288</text:p>
          </table:table-cell>
          <table:table-cell office:value-type="string" calcext:value-type="string">
            <text:p>mesos</text:p>
          </table:table-cell>
          <table:table-cell office:value-type="string" calcext:value-type="string">
            <text:p>gilbert</text:p>
          </table:table-cell>
          <table:table-cell office:value-type="float" office:value="214405" calcext:value-type="float">
            <text:p>214405</text:p>
          </table:table-cell>
          <table:table-cell office:value-type="float" office:value="300611" calcext:value-type="float">
            <text:p>300611</text:p>
          </table:table-cell>
          <table:table-cell table:number-columns-repeated="2"/>
          <table:table-cell office:value-type="string" calcext:value-type="string">
            <text:p>DiffComment</text:p>
          </table:table-cell>
          <table:table-cell office:value-type="string" calcext:value-type="string">
            <text:p>bbannier</text:p>
          </table:table-cell>
          <table:table-cell office:value-type="string" calcext:value-type="string">
            <text:p>2019-04-05T07:11:32Z</text:p>
          </table:table-cell>
          <table:table-cell office:value-type="string" calcext:value-type="string">
            <text:p>This lambda captures this but does not defer to the process so we can run into use-after-free bugs here.</text:p>
            <text:p>```</text:p>
            <text:p>/tmp/SRC/src/slave/containerizer/mesos/provisioner/docker/store.cpp:449:11: warning: callback capturing this should be dispatched/deferred to a specific PID [mesos-this-capture]</text:p>
            <text:p>   .then([=]() -&gt; Future&lt;Image&gt; {</text:p>
            <text:p>         ^</text:p>
            <text:p>```</text:p>
            <text:p/>
            <text:p>This needs to either be defered to `StoreProvcess`, or we need to copy `flags.docker_store_dir` in manually.</text:p>
            <text:p/>
            <text:p>Addressed in a separate patch https://reviews.apache.org/r/70405/</text:p>
          </table:table-cell>
          <table:table-cell office:value-type="string" calcext:value-type="string">
            <text:p>true</text:p>
          </table:table-cell>
          <table:table-cell office:value-type="string" calcext:value-type="string">
            <text:p>bug</text:p>
          </table:table-cell>
          <table:table-cell/>
        </table:table-row>
        <table:table-row table:style-name="ro3">
          <table:table-cell office:value-type="float" office:value="65460" calcext:value-type="float">
            <text:p>65460</text:p>
          </table:table-cell>
          <table:table-cell office:value-type="string" calcext:value-type="string">
            <text:p>hbase-git</text:p>
          </table:table-cell>
          <table:table-cell office:value-type="string" calcext:value-type="string">
            <text:p>gsheffi</text:p>
          </table:table-cell>
          <table:table-cell office:value-type="float" office:value="196871" calcext:value-type="float">
            <text:p>196871</text:p>
          </table:table-cell>
          <table:table-cell office:value-type="float" office:value="276755" calcext:value-type="float">
            <text:p>276755</text:p>
          </table:table-cell>
          <table:table-cell table:number-columns-repeated="2"/>
          <table:table-cell office:value-type="string" calcext:value-type="string">
            <text:p>DiffComment</text:p>
          </table:table-cell>
          <table:table-cell office:value-type="string" calcext:value-type="string">
            <text:p>anastas</text:p>
          </table:table-cell>
          <table:table-cell office:value-type="string" calcext:value-type="string">
            <text:p>2018-02-06T15:18:29Z</text:p>
          </table:table-cell>
          <table:table-cell office:value-type="string" calcext:value-type="string">
            <text:p>I would suggest not to create small chunks pool in case CCM is not going to be configured and used. This happens in case MSLAB is not defined, but in this case there should be no pool at all... Need to investigate it little further...</text:p>
            <text:p/>
            <text:p>As far as I know, if MSLAB is not defined then the chunks pool is not allocated</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65594" calcext:value-type="float">
            <text:p>65594</text:p>
          </table:table-cell>
          <table:table-cell office:value-type="string" calcext:value-type="string">
            <text:p>mesos</text:p>
          </table:table-cell>
          <table:table-cell office:value-type="string" calcext:value-type="string">
            <text:p>chhsia0</text:p>
          </table:table-cell>
          <table:table-cell office:value-type="float" office:value="197572" calcext:value-type="float">
            <text:p>197572</text:p>
          </table:table-cell>
          <table:table-cell office:value-type="float" office:value="278314" calcext:value-type="float">
            <text:p>278314</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8-03-08T05:00:32Z</text:p>
          </table:table-cell>
          <table:table-cell office:value-type="string" calcext:value-type="string">
            <text:p>Do you need a dispatch here?</text:p>
            <text:p/>
            <text:p>Removed in https://reviews.apache.org/r/65975/.</text:p>
          </table:table-cell>
          <table:table-cell office:value-type="string" calcext:value-type="string">
            <text:p>true</text:p>
          </table:table-cell>
          <table:table-cell office:value-type="string" calcext:value-type="string">
            <text:p>clarification</text:p>
          </table:table-cell>
          <table:table-cell/>
        </table:table-row>
        <table:table-row table:style-name="ro3">
          <table:table-cell office:value-type="float" office:value="65130" calcext:value-type="float">
            <text:p>65130</text:p>
          </table:table-cell>
          <table:table-cell office:value-type="string" calcext:value-type="string">
            <text:p>hive-git</text:p>
          </table:table-cell>
          <table:table-cell office:value-type="string" calcext:value-type="string">
            <text:p>djaiswal</text:p>
          </table:table-cell>
          <table:table-cell office:value-type="float" office:value="196654" calcext:value-type="float">
            <text:p>196654</text:p>
          </table:table-cell>
          <table:table-cell office:value-type="float" office:value="276379" calcext:value-type="float">
            <text:p>276379</text:p>
          </table:table-cell>
          <table:table-cell table:number-columns-repeated="2"/>
          <table:table-cell office:value-type="string" calcext:value-type="string">
            <text:p>DiffComment</text:p>
          </table:table-cell>
          <table:table-cell office:value-type="string" calcext:value-type="string">
            <text:p>jdere</text:p>
          </table:table-cell>
          <table:table-cell office:value-type="string" calcext:value-type="string">
            <text:p>2018-02-02T03:16:46Z</text:p>
          </table:table-cell>
          <table:table-cell office:value-type="string" calcext:value-type="string">
            <text:p>I'm pretty sure this was done incorrectly - you need to leave the existing field definitions (identifier and field name) unchanged, and the new fields you add should have been assigned IDs 17, 18. The thrift changes you currently have will break backwards compatibility with previous versions of hive because the fields specified by identifiers 13-16 will have changed from what they used to be.</text:p>
            <text:p/>
            <text:p>Also, do you need to add new fields, or could have have simply added bucketingVersion/expertMode as part of the tableProperties map (the parameters field in this thrift definition)?</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49610" calcext:value-type="float">
            <text:p>49610</text:p>
          </table:table-cell>
          <table:table-cell office:value-type="string" calcext:value-type="string">
            <text:p>mesos</text:p>
          </table:table-cell>
          <table:table-cell office:value-type="string" calcext:value-type="string">
            <text:p>neilc</text:p>
          </table:table-cell>
          <table:table-cell office:value-type="float" office:value="141008" calcext:value-type="float">
            <text:p>141008</text:p>
          </table:table-cell>
          <table:table-cell office:value-type="float" office:value="206385" calcext:value-type="float">
            <text:p>206385</text:p>
          </table:table-cell>
          <table:table-cell table:number-columns-repeated="2"/>
          <table:table-cell office:value-type="string" calcext:value-type="string">
            <text:p>DiffComment</text:p>
          </table:table-cell>
          <table:table-cell office:value-type="string" calcext:value-type="string">
            <text:p>alexr</text:p>
          </table:table-cell>
          <table:table-cell office:value-type="string" calcext:value-type="string">
            <text:p>2016-07-11T08:24:58Z</text:p>
          </table:table-cell>
          <table:table-cell office:value-type="string" calcext:value-type="string">
            <text:p>Mind mentioning that resources are declined for a prolongued time?</text:p>
          </table:table-cell>
          <table:table-cell office:value-type="string" calcext:value-type="string">
            <text:p>false</text:p>
          </table:table-cell>
          <table:table-cell office:value-type="string" calcext:value-type="string">
            <text:p>documentation</text:p>
          </table:table-cell>
          <table:table-cell/>
        </table:table-row>
        <table:table-row table:style-name="ro12">
          <table:table-cell office:value-type="float" office:value="32982" calcext:value-type="float">
            <text:p>32982</text:p>
          </table:table-cell>
          <table:table-cell office:value-type="string" calcext:value-type="string">
            <text:p>mesos</text:p>
          </table:table-cell>
          <table:table-cell office:value-type="string" calcext:value-type="string">
            <text:p>mcypark</text:p>
          </table:table-cell>
          <table:table-cell office:value-type="float" office:value="83678" calcext:value-type="float">
            <text:p>83678</text:p>
          </table:table-cell>
          <table:table-cell office:value-type="float" office:value="134702" calcext:value-type="float">
            <text:p>134702</text:p>
          </table:table-cell>
          <table:table-cell table:number-columns-repeated="2"/>
          <table:table-cell office:value-type="string" calcext:value-type="string">
            <text:p>DiffComment</text:p>
          </table:table-cell>
          <table:table-cell office:value-type="string" calcext:value-type="string">
            <text:p>bernd-mesos</text:p>
          </table:table-cell>
          <table:table-cell office:value-type="string" calcext:value-type="string">
            <text:p>2015-06-26T17:03:07Z</text:p>
          </table:table-cell>
          <table:table-cell office:value-type="string" calcext:value-type="string">
            <text:p>Simpler:</text:p>
            <text:p/>
            <text:p>No breaking changes are introduced with dynamic reservation, ...</text:p>
            <text:p/>
            <text:p>----</text:p>
            <text:p/>
            <text:p>Suggestion: singular "reservation" here. Either this or make the mention in line 7 plural as well.</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18544" calcext:value-type="float">
            <text:p>18544</text:p>
          </table:table-cell>
          <table:table-cell office:value-type="string" calcext:value-type="string">
            <text:p>flume-git</text:p>
          </table:table-cell>
          <table:table-cell office:value-type="string" calcext:value-type="string">
            <text:p>roshan</text:p>
          </table:table-cell>
          <table:table-cell office:value-type="float" office:value="51208" calcext:value-type="float">
            <text:p>51208</text:p>
          </table:table-cell>
          <table:table-cell office:value-type="float" office:value="89262" calcext:value-type="float">
            <text:p>89262</text:p>
          </table:table-cell>
          <table:table-cell table:number-columns-repeated="2"/>
          <table:table-cell office:value-type="string" calcext:value-type="string">
            <text:p>DiffComment</text:p>
          </table:table-cell>
          <table:table-cell office:value-type="string" calcext:value-type="string">
            <text:p>brocknoland</text:p>
          </table:table-cell>
          <table:table-cell office:value-type="string" calcext:value-type="string">
            <text:p>2014-09-02T21:54:28Z</text:p>
          </table:table-cell>
          <table:table-cell office:value-type="string" calcext:value-type="string">
            <text:p>why is this visible?</text:p>
          </table:table-cell>
          <table:table-cell office:value-type="string" calcext:value-type="string">
            <text:p>true</text:p>
          </table:table-cell>
          <table:table-cell office:value-type="string" calcext:value-type="string">
            <text:p>clarification;encapsulation</text:p>
          </table:table-cell>
          <table:table-cell/>
        </table:table-row>
        <table:table-row table:style-name="ro22">
          <table:table-cell office:value-type="float" office:value="10174" calcext:value-type="float">
            <text:p>10174</text:p>
          </table:table-cell>
          <table:table-cell office:value-type="string" calcext:value-type="string">
            <text:p>hbase-git</text:p>
          </table:table-cell>
          <table:table-cell office:value-type="string" calcext:value-type="string">
            <text:p>stack</text:p>
          </table:table-cell>
          <table:table-cell office:value-type="float" office:value="19426" calcext:value-type="float">
            <text:p>19426</text:p>
          </table:table-cell>
          <table:table-cell office:value-type="float" office:value="40180" calcext:value-type="float">
            <text:p>40180</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3-04-19T01:40:14Z</text:p>
          </table:table-cell>
          <table:table-cell office:value-type="string" calcext:value-type="string">
            <text:p>No.  This should "never happen".  We can get an "exception" now because I made this change:</text:p>
            <text:p/>
            <text:p/>
            <text:p> 15 -interface MasterAdminKeepAliveConnection extends MasterAdminProtocol, Closeable {</text:p>
            <text:p> 16 -</text:p>
            <text:p> 17 -  @Override</text:p>
            <text:p> 18 -  public void close();</text:p>
            <text:p> 19 -}</text:p>
            <text:p> 20 -</text:p>
            <text:p> 21 +interface MasterAdminKeepAliveConnection</text:p>
            <text:p> 22 +extends MasterAdminProtos.MasterAdminService.BlockingInterface, Closeable {}</text:p>
            <text:p/>
            <text:p>i.e. implement Closeable rather than do a close() method.  Maybe I should go back to the old way... an IOE on close is just bad.  It should be handled in the close.  Maybe that is why original author didn't do Closeable.  Let me change it back.</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43865" calcext:value-type="float">
            <text:p>43865</text:p>
          </table:table-cell>
          <table:table-cell office:value-type="string" calcext:value-type="string">
            <text:p>pig-git</text:p>
          </table:table-cell>
          <table:table-cell office:value-type="string" calcext:value-type="string">
            <text:p>kellyzly</text:p>
          </table:table-cell>
          <table:table-cell office:value-type="float" office:value="133485" calcext:value-type="float">
            <text:p>133485</text:p>
          </table:table-cell>
          <table:table-cell office:value-type="float" office:value="197956" calcext:value-type="float">
            <text:p>197956</text:p>
          </table:table-cell>
          <table:table-cell table:number-columns-repeated="2"/>
          <table:table-cell office:value-type="string" calcext:value-type="string">
            <text:p>DiffComment</text:p>
          </table:table-cell>
          <table:table-cell office:value-type="string" calcext:value-type="string">
            <text:p>mohitsabharwal</text:p>
          </table:table-cell>
          <table:table-cell office:value-type="string" calcext:value-type="string">
            <text:p>2016-05-17T03:58:38Z</text:p>
          </table:table-cell>
          <table:table-cell office:value-type="string" calcext:value-type="string">
            <text:p>Should we get rid of this code ?</text:p>
          </table:table-cell>
          <table:table-cell office:value-type="string" calcext:value-type="string">
            <text:p>true</text:p>
          </table:table-cell>
          <table:table-cell office:value-type="string" calcext:value-type="string">
            <text:p>deadCode</text:p>
          </table:table-cell>
          <table:table-cell/>
        </table:table-row>
        <table:table-row table:style-name="ro6">
          <table:table-cell office:value-type="float" office:value="46825" calcext:value-type="float">
            <text:p>46825</text:p>
          </table:table-cell>
          <table:table-cell office:value-type="string" calcext:value-type="string">
            <text:p>mesos</text:p>
          </table:table-cell>
          <table:table-cell office:value-type="string" calcext:value-type="string">
            <text:p>bbannier</text:p>
          </table:table-cell>
          <table:table-cell office:value-type="float" office:value="145534" calcext:value-type="float">
            <text:p>145534</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8-11T18:02:03Z</text:p>
          </table:table-cell>
          <table:table-cell office:value-type="string" calcext:value-type="string">
            <text:p>Bad patch!</text:p>
            <text:p/>
            <text:p>Reviews applied: [46825, 46824, 46823, 46822, 46821]</text:p>
            <text:p/>
            <text:p>Failed command: ./support/apply-review.sh -n -r 46822</text:p>
            <text:p/>
            <text:p>Error:</text:p>
            <text:p>2016-08-11 18:01:48 URL:https://reviews.apache.org/r/46822/diff/raw/ [16997/16997] -&gt; "46822.patch" [1]</text:p>
            <text:p>error: patch failed: src/health-check/health_checker.hpp:224</text:p>
            <text:p>error: src/health-check/health_checker.hpp: patch does not apply</text:p>
            <text:p>error: patch failed: src/tests/containerizer/launcher.hpp:65</text:p>
            <text:p>error: src/tests/containerizer/launcher.hpp: patch does not apply</text:p>
            <text:p/>
            <text:p>Full log: https://builds.apache.org/job/mesos-reviewbot/14755/console</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14709" calcext:value-type="float">
            <text:p>14709</text:p>
          </table:table-cell>
          <table:table-cell office:value-type="string" calcext:value-type="string">
            <text:p>hbase-git</text:p>
          </table:table-cell>
          <table:table-cell office:value-type="string" calcext:value-type="string">
            <text:p>anoopsamjohn</text:p>
          </table:table-cell>
          <table:table-cell office:value-type="float" office:value="27802" calcext:value-type="float">
            <text:p>27802</text:p>
          </table:table-cell>
          <table:table-cell office:value-type="float" office:value="54053" calcext:value-type="float">
            <text:p>54053</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3-11-04T06:27:34Z</text:p>
          </table:table-cell>
          <table:table-cell office:value-type="string" calcext:value-type="string">
            <text:p>change 'that would support' to 'that supports'</text:p>
          </table:table-cell>
          <table:table-cell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23086" calcext:value-type="float">
            <text:p>23086</text:p>
          </table:table-cell>
          <table:table-cell office:value-type="string" calcext:value-type="string">
            <text:p>mesos</text:p>
          </table:table-cell>
          <table:table-cell office:value-type="string" calcext:value-type="string">
            <text:p>tstclair</text:p>
          </table:table-cell>
          <table:table-cell office:value-type="float" office:value="50547" calcext:value-type="float">
            <text:p>50547</text:p>
          </table:table-cell>
          <table:table-cell table:number-columns-repeated="3"/>
          <table:table-cell office:value-type="string" calcext:value-type="string">
            <text:p>Review.body_top</text:p>
          </table:table-cell>
          <table:table-cell office:value-type="string" calcext:value-type="string">
            <text:p>vinodkone</text:p>
          </table:table-cell>
          <table:table-cell office:value-type="string" calcext:value-type="string">
            <text:p>2014-08-14T04:10:21Z</text:p>
          </table:table-cell>
          <table:table-cell office:value-type="string" calcext:value-type="string">
            <text:p>LGTM. Go ahead and commit it. Thanks Time for your patience.</text:p>
            <text:p/>
            <text:p>Tim*</text:p>
          </table:table-cell>
          <table:table-cell office:value-type="string" calcext:value-type="string">
            <text:p>false</text:p>
          </table:table-cell>
          <table:table-cell office:value-type="string" calcext:value-type="string">
            <text:p>approval</text:p>
          </table:table-cell>
          <table:table-cell/>
        </table:table-row>
        <table:table-row table:style-name="ro3">
          <table:table-cell office:value-type="float" office:value="13731" calcext:value-type="float">
            <text:p>13731</text:p>
          </table:table-cell>
          <table:table-cell office:value-type="string" calcext:value-type="string">
            <text:p>cloudstack-git</text:p>
          </table:table-cell>
          <table:table-cell office:value-type="string" calcext:value-type="string">
            <text:p>bharatk</text:p>
          </table:table-cell>
          <table:table-cell office:value-type="float" office:value="25413" calcext:value-type="float">
            <text:p>25413</text:p>
          </table:table-cell>
          <table:table-cell office:value-type="float" office:value="49826" calcext:value-type="float">
            <text:p>49826</text:p>
          </table:table-cell>
          <table:table-cell table:number-columns-repeated="2"/>
          <table:table-cell office:value-type="string" calcext:value-type="string">
            <text:p>DiffComment</text:p>
          </table:table-cell>
          <table:table-cell office:value-type="string" calcext:value-type="string">
            <text:p>talluri</text:p>
          </table:table-cell>
          <table:table-cell office:value-type="string" calcext:value-type="string">
            <text:p>2013-08-22T11:41:56Z</text:p>
          </table:table-cell>
          <table:table-cell office:value-type="string" calcext:value-type="string">
            <text:p>iterate through each cluster to find suitable cluster if not found, skip the test.</text:p>
            <text:p>if not &lt;suitablecluster&gt;:</text:p>
            <text:p>                self.skipTest("No suitable cluster found for dedicating. Skipping")</text:p>
          </table:table-cell>
          <table:table-cell office:value-type="string" calcext:value-type="string">
            <text:p>false</text:p>
          </table:table-cell>
          <table:table-cell office:value-type="string" calcext:value-type="string">
            <text:p>testRequirements</text:p>
          </table:table-cell>
          <table:table-cell/>
        </table:table-row>
        <table:table-row table:style-name="ro1">
          <table:table-cell office:value-type="float" office:value="14651" calcext:value-type="float">
            <text:p>14651</text:p>
          </table:table-cell>
          <table:table-cell office:value-type="string" calcext:value-type="string">
            <text:p>hive-git</text:p>
          </table:table-cell>
          <table:table-cell office:value-type="string" calcext:value-type="string">
            <text:p>vikram.dixit</text:p>
          </table:table-cell>
          <table:table-cell office:value-type="float" office:value="27559" calcext:value-type="float">
            <text:p>27559</text:p>
          </table:table-cell>
          <table:table-cell office:value-type="float" office:value="53487" calcext:value-type="float">
            <text:p>53487</text:p>
          </table:table-cell>
          <table:table-cell table:number-columns-repeated="2"/>
          <table:table-cell office:value-type="string" calcext:value-type="string">
            <text:p>DiffComment</text:p>
          </table:table-cell>
          <table:table-cell office:value-type="string" calcext:value-type="string">
            <text:p>vikram.dixit</text:p>
          </table:table-cell>
          <table:table-cell office:value-type="string" calcext:value-type="string">
            <text:p>2013-10-29T09:48:07Z</text:p>
          </table:table-cell>
          <table:table-cell office:value-type="string" calcext:value-type="string">
            <text:p>No. But they use classes in this jar to execute. Since in the case of mini tez cluster, the jars are not available in TEZ_HOME etc., there is no access to this jar unless it is put on the classpath. Hence the ivy dependency to pull in this jar.</text:p>
          </table:table-cell>
          <table:table-cell office:value-type="string" calcext:value-type="string">
            <text:p>true</text:p>
          </table:table-cell>
          <table:table-cell office:value-type="string" calcext:value-type="string">
            <text:p>dependencies</text:p>
          </table:table-cell>
          <table:table-cell/>
        </table:table-row>
        <table:table-row table:style-name="ro2">
          <table:table-cell office:value-type="float" office:value="25202" calcext:value-type="float">
            <text:p>25202</text:p>
          </table:table-cell>
          <table:table-cell office:value-type="string" calcext:value-type="string">
            <text:p>ambari</text:p>
          </table:table-cell>
          <table:table-cell office:value-type="string" calcext:value-type="string">
            <text:p>afernandez</text:p>
          </table:table-cell>
          <table:table-cell office:value-type="float" office:value="52445" calcext:value-type="float">
            <text:p>52445</text:p>
          </table:table-cell>
          <table:table-cell office:value-type="float" office:value="91231" calcext:value-type="float">
            <text:p>91231</text:p>
          </table:table-cell>
          <table:table-cell table:number-columns-repeated="2"/>
          <table:table-cell office:value-type="string" calcext:value-type="string">
            <text:p>DiffComment</text:p>
          </table:table-cell>
          <table:table-cell office:value-type="string" calcext:value-type="string">
            <text:p>aonishuk</text:p>
          </table:table-cell>
          <table:table-cell office:value-type="string" calcext:value-type="string">
            <text:p>2014-09-05T18:20:21Z</text:p>
          </table:table-cell>
          <table:table-cell office:value-type="string" calcext:value-type="string">
            <text:p>Also meant this to reformat</text:p>
            <text:p/>
            <text:p>I used this patch to verify that I could push now that I just got commit privileges.</text:p>
            <text:p/>
            <text:p>Congratulations! :)</text:p>
          </table:table-cell>
          <table:table-cell office:value-type="string" calcext:value-type="string">
            <text:p>false</text:p>
          </table:table-cell>
          <table:table-cell table:number-columns-repeated="2"/>
        </table:table-row>
        <table:table-row table:style-name="ro1">
          <table:table-cell office:value-type="float" office:value="56134" calcext:value-type="float">
            <text:p>56134</text:p>
          </table:table-cell>
          <table:table-cell office:value-type="string" calcext:value-type="string">
            <text:p>sentry</text:p>
          </table:table-cell>
          <table:table-cell office:value-type="string" calcext:value-type="string">
            <text:p>kkalyan</text:p>
          </table:table-cell>
          <table:table-cell office:value-type="float" office:value="163862" calcext:value-type="float">
            <text:p>163862</text:p>
          </table:table-cell>
          <table:table-cell office:value-type="float" office:value="235385" calcext:value-type="float">
            <text:p>235385</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7-02-08T21:55:32Z</text:p>
          </table:table-cell>
          <table:table-cell office:value-type="string" calcext:value-type="string">
            <text:p>The usual order is public abstract</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47440" calcext:value-type="float">
            <text:p>47440</text:p>
          </table:table-cell>
          <table:table-cell office:value-type="string" calcext:value-type="string">
            <text:p>aurora</text:p>
          </table:table-cell>
          <table:table-cell office:value-type="string" calcext:value-type="string">
            <text:p>shirchen</text:p>
          </table:table-cell>
          <table:table-cell office:value-type="float" office:value="134853" calcext:value-type="float">
            <text:p>134853</text:p>
          </table:table-cell>
          <table:table-cell office:value-type="float" office:value="199789" calcext:value-type="float">
            <text:p>199789</text:p>
          </table:table-cell>
          <table:table-cell table:number-columns-repeated="2"/>
          <table:table-cell office:value-type="string" calcext:value-type="string">
            <text:p>DiffComment</text:p>
          </table:table-cell>
          <table:table-cell office:value-type="string" calcext:value-type="string">
            <text:p>shirchen</text:p>
          </table:table-cell>
          <table:table-cell office:value-type="string" calcext:value-type="string">
            <text:p>2016-05-26T21:14:01Z</text:p>
          </table:table-cell>
          <table:table-cell office:value-type="string" calcext:value-type="string">
            <text:p>Done,</text:p>
          </table:table-cell>
          <table:table-cell office:value-type="string" calcext:value-type="string">
            <text:p>false</text:p>
          </table:table-cell>
          <table:table-cell table:number-columns-repeated="2"/>
        </table:table-row>
        <table:table-row table:style-name="ro10">
          <table:table-cell office:value-type="float" office:value="46320" calcext:value-type="float">
            <text:p>46320</text:p>
          </table:table-cell>
          <table:table-cell office:value-type="string" calcext:value-type="string">
            <text:p>hbase-git</text:p>
          </table:table-cell>
          <table:table-cell office:value-type="string" calcext:value-type="string">
            <text:p>yangzhe1991</text:p>
          </table:table-cell>
          <table:table-cell office:value-type="float" office:value="129710" calcext:value-type="float">
            <text:p>129710</text:p>
          </table:table-cell>
          <table:table-cell office:value-type="float" office:value="193265" calcext:value-type="float">
            <text:p>193265</text:p>
          </table:table-cell>
          <table:table-cell table:number-columns-repeated="2"/>
          <table:table-cell office:value-type="string" calcext:value-type="string">
            <text:p>DiffComment</text:p>
          </table:table-cell>
          <table:table-cell office:value-type="string" calcext:value-type="string">
            <text:p>mantonov</text:p>
          </table:table-cell>
          <table:table-cell office:value-type="string" calcext:value-type="string">
            <text:p>2016-04-20T09:12:49Z</text:p>
          </table:table-cell>
          <table:table-cell office:value-type="string" calcext:value-type="string">
            <text:p>I'm not sure we want to use STE here, STE is kinda of low-level network thing, while here we can use it when we actually just have maybe busy disks on RS and our ops are slow or something?</text:p>
            <text:p/>
            <text:p>The reason I'd like to be careful about it is if we use low-level exception like STE here we need to check how it's handled in:</text:p>
            <text:p/>
            <text:p> - ClientExceptionUtils, where we determine should we clear MetaCache or not</text:p>
            <text:p> - preemptive fast-fail</text:p>
            <text:p/>
            <text:p>When the callable.call timeout and interrupted, we will catch CallTimeoutException and wrap it as a SocketTimeoutException to users. I agree that SocketTimeoutException can not explain what is the real reason for timeout. But if we change it, it will be an incompatible change, is it worth to do?</text:p>
          </table:table-cell>
          <table:table-cell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64713" calcext:value-type="float">
            <text:p>64713</text:p>
          </table:table-cell>
          <table:table-cell office:value-type="string" calcext:value-type="string">
            <text:p>mesos</text:p>
          </table:table-cell>
          <table:table-cell office:value-type="string" calcext:value-type="string">
            <text:p>nfnt</text:p>
          </table:table-cell>
          <table:table-cell office:value-type="float" office:value="194148" calcext:value-type="float">
            <text:p>194148</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7-12-19T16:13:02Z</text:p>
          </table:table-cell>
          <table:table-cell office:value-type="string" calcext:value-type="string">
            <text:p>PASS: Mesos patch 64713 was successfully built and tested.</text:p>
            <text:p/>
            <text:p>Reviews applied: `['64713']`</text:p>
            <text:p/>
            <text:p>All the build artifacts available at: http://dcos-win.westus.cloudapp.azure.com/mesos-build/review/64713</text:p>
          </table:table-cell>
          <table:table-cell office:value-type="string" calcext:value-type="string">
            <text:p>false</text:p>
          </table:table-cell>
          <table:table-cell office:value-type="string" calcext:value-type="string">
            <text:p>bot</text:p>
          </table:table-cell>
          <table:table-cell/>
        </table:table-row>
        <table:table-row table:style-name="ro21">
          <table:table-cell office:value-type="float" office:value="16490" calcext:value-type="float">
            <text:p>16490</text:p>
          </table:table-cell>
          <table:table-cell office:value-type="string" calcext:value-type="string">
            <text:p>drill-git</text:p>
          </table:table-cell>
          <table:table-cell office:value-type="string" calcext:value-type="string">
            <text:p>jni</text:p>
          </table:table-cell>
          <table:table-cell office:value-type="float" office:value="31106" calcext:value-type="float">
            <text:p>31106</text:p>
          </table:table-cell>
          <table:table-cell office:value-type="float" office:value="59505" calcext:value-type="float">
            <text:p>59505</text:p>
          </table:table-cell>
          <table:table-cell table:number-columns-repeated="2"/>
          <table:table-cell office:value-type="string" calcext:value-type="string">
            <text:p>DiffComment</text:p>
          </table:table-cell>
          <table:table-cell office:value-type="string" calcext:value-type="string">
            <text:p>tnachen</text:p>
          </table:table-cell>
          <table:table-cell office:value-type="string" calcext:value-type="string">
            <text:p>2014-01-03T18:56:45Z</text:p>
          </table:table-cell>
          <table:table-cell office:value-type="string" calcext:value-type="string">
            <text:p>Remove?</text:p>
            <text:p/>
            <text:p>And also I don't see where OperationFunctionResolver is being used, so the default or all function resolving is using the default, which looks for least cost cast right?</text:p>
            <text:p/>
            <text:p>You are right. Currently, the code always uses DefaultFunctionResolver, which chooses cast based on the criteria of lowest cost (defined using the type precedence list); OperatorFunctionResolver etc is not used at all.</text:p>
            <text:p/>
            <text:p>However, we might need implement a different resolver for different type of operator/function, in case the rule imposed from type precedence list is not enough for one particular operator/function.</text:p>
            <text:p/>
            <text:p>I can remove those currently un-used resolvers, if you or other think they are not needed. </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10593" calcext:value-type="float">
            <text:p>10593</text:p>
          </table:table-cell>
          <table:table-cell office:value-type="string" calcext:value-type="string">
            <text:p>oozie</text:p>
          </table:table-cell>
          <table:table-cell office:value-type="string" calcext:value-type="string">
            <text:p>virag</text:p>
          </table:table-cell>
          <table:table-cell office:value-type="float" office:value="19351" calcext:value-type="float">
            <text:p>19351</text:p>
          </table:table-cell>
          <table:table-cell office:value-type="float" office:value="40049" calcext:value-type="float">
            <text:p>40049</text:p>
          </table:table-cell>
          <table:table-cell table:number-columns-repeated="2"/>
          <table:table-cell office:value-type="string" calcext:value-type="string">
            <text:p>DiffComment</text:p>
          </table:table-cell>
          <table:table-cell office:value-type="string" calcext:value-type="string">
            <text:p>chitnis</text:p>
          </table:table-cell>
          <table:table-cell office:value-type="string" calcext:value-type="string">
            <text:p>2013-04-17T22:54:23Z</text:p>
          </table:table-cell>
          <table:table-cell office:value-type="string" calcext:value-type="string">
            <text:p>can use class variable services.get(...class)</text:p>
          </table:table-cell>
          <table:table-cell office:value-type="string" calcext:value-type="string">
            <text:p>true</text:p>
          </table:table-cell>
          <table:table-cell office:value-type="string" calcext:value-type="string">
            <text:p>betterSolution</text:p>
          </table:table-cell>
          <table:table-cell/>
        </table:table-row>
        <table:table-row table:style-name="ro13">
          <table:table-cell office:value-type="float" office:value="54821" calcext:value-type="float">
            <text:p>54821</text:p>
          </table:table-cell>
          <table:table-cell office:value-type="string" calcext:value-type="string">
            <text:p>mesos</text:p>
          </table:table-cell>
          <table:table-cell office:value-type="string" calcext:value-type="string">
            <text:p>zhitao</text:p>
          </table:table-cell>
          <table:table-cell office:value-type="float" office:value="164301" calcext:value-type="float">
            <text:p>164301</text:p>
          </table:table-cell>
          <table:table-cell office:value-type="float" office:value="235994" calcext:value-type="float">
            <text:p>235994</text:p>
          </table:table-cell>
          <table:table-cell table:number-columns-repeated="2"/>
          <table:table-cell office:value-type="string" calcext:value-type="string">
            <text:p>DiffComment</text:p>
          </table:table-cell>
          <table:table-cell office:value-type="string" calcext:value-type="string">
            <text:p>haosdent</text:p>
          </table:table-cell>
          <table:table-cell office:value-type="string" calcext:value-type="string">
            <text:p>2017-02-06T21:28:34Z</text:p>
          </table:table-cell>
          <table:table-cell office:value-type="string" calcext:value-type="string">
            <text:p>nits:</text:p>
            <text:p/>
            <text:p>```</text:p>
            <text:p>  void _stop()</text:p>
            <text:p>  {</text:p>
            <text:p>```</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42946" calcext:value-type="float">
            <text:p>42946</text:p>
          </table:table-cell>
          <table:table-cell office:value-type="string" calcext:value-type="string">
            <text:p>mesos</text:p>
          </table:table-cell>
          <table:table-cell office:value-type="string" calcext:value-type="string">
            <text:p>klaus1982</text:p>
          </table:table-cell>
          <table:table-cell office:value-type="float" office:value="141543" calcext:value-type="float">
            <text:p>141543</text:p>
          </table:table-cell>
          <table:table-cell table:number-columns-repeated="3"/>
          <table:table-cell office:value-type="string" calcext:value-type="string">
            <text:p>Review.body_top</text:p>
          </table:table-cell>
          <table:table-cell office:value-type="string" calcext:value-type="string">
            <text:p>jvanremoortere</text:p>
          </table:table-cell>
          <table:table-cell office:value-type="string" calcext:value-type="string">
            <text:p>2016-07-10T01:07:55Z</text:p>
          </table:table-cell>
          <table:table-cell office:value-type="string" calcext:value-type="string">
            <text:p>Closing this review due to inactivity. Please see our [guidelines](https://github.com/apache/mesos/blob/master/docs/reopening-reviews.md) for reopening reviews.</text:p>
          </table:table-cell>
          <table:table-cell office:value-type="string" calcext:value-type="string">
            <text:p>false</text:p>
          </table:table-cell>
          <table:table-cell office:value-type="string" calcext:value-type="string">
            <text:p>rejection</text:p>
          </table:table-cell>
          <table:table-cell/>
        </table:table-row>
        <table:table-row table:style-name="ro1">
          <table:table-cell office:value-type="float" office:value="31073" calcext:value-type="float">
            <text:p>31073</text:p>
          </table:table-cell>
          <table:table-cell office:value-type="string" calcext:value-type="string">
            <text:p>sentry</text:p>
          </table:table-cell>
          <table:table-cell office:value-type="string" calcext:value-type="string">
            <text:p>colinma</text:p>
          </table:table-cell>
          <table:table-cell office:value-type="float" office:value="87938" calcext:value-type="float">
            <text:p>87938</text:p>
          </table:table-cell>
          <table:table-cell table:number-columns-repeated="3"/>
          <table:table-cell office:value-type="string" calcext:value-type="string">
            <text:p>Review.body_top</text:p>
          </table:table-cell>
          <table:table-cell office:value-type="string" calcext:value-type="string">
            <text:p>sravya</text:p>
          </table:table-cell>
          <table:table-cell office:value-type="string" calcext:value-type="string">
            <text:p>2015-06-15T17:33:27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2">
          <table:table-cell office:value-type="float" office:value="59429" calcext:value-type="float">
            <text:p>59429</text:p>
          </table:table-cell>
          <table:table-cell office:value-type="string" calcext:value-type="string">
            <text:p>hive-git</text:p>
          </table:table-cell>
          <table:table-cell office:value-type="string" calcext:value-type="string">
            <text:p>vihangk1</text:p>
          </table:table-cell>
          <table:table-cell office:value-type="float" office:value="175690" calcext:value-type="float">
            <text:p>175690</text:p>
          </table:table-cell>
          <table:table-cell office:value-type="float" office:value="249032" calcext:value-type="float">
            <text:p>249032</text:p>
          </table:table-cell>
          <table:table-cell table:number-columns-repeated="2"/>
          <table:table-cell office:value-type="string" calcext:value-type="string">
            <text:p>DiffComment</text:p>
          </table:table-cell>
          <table:table-cell office:value-type="string" calcext:value-type="string">
            <text:p>stakiar</text:p>
          </table:table-cell>
          <table:table-cell office:value-type="string" calcext:value-type="string">
            <text:p>2017-05-22T21:50:05Z</text:p>
          </table:table-cell>
          <table:table-cell office:value-type="string" calcext:value-type="string">
            <text:p>Can you add javadocs for the rest of these methods.</text:p>
            <text:p/>
            <text:p>Since this is an interface can you all add target audience annotations.</text:p>
            <text:p/>
            <text:p>+1</text:p>
          </table:table-cell>
          <table:table-cell office:value-type="string" calcext:value-type="string">
            <text:p>false</text:p>
          </table:table-cell>
          <table:table-cell office:value-type="string" calcext:value-type="string">
            <text:p>documentation</text:p>
          </table:table-cell>
          <table:table-cell/>
        </table:table-row>
        <table:table-row table:style-name="ro8">
          <table:table-cell office:value-type="float" office:value="10046" calcext:value-type="float">
            <text:p>10046</text:p>
          </table:table-cell>
          <table:table-cell office:value-type="string" calcext:value-type="string">
            <text:p>cloudstack-git</text:p>
          </table:table-cell>
          <table:table-cell office:value-type="string" calcext:value-type="string">
            <text:p>pradeepso</text:p>
          </table:table-cell>
          <table:table-cell office:value-type="float" office:value="18394" calcext:value-type="float">
            <text:p>18394</text:p>
          </table:table-cell>
          <table:table-cell table:number-columns-repeated="3"/>
          <table:table-cell office:value-type="string" calcext:value-type="string">
            <text:p>Review.body_top</text:p>
          </table:table-cell>
          <table:table-cell office:value-type="string" calcext:value-type="string">
            <text:p>asfbot</text:p>
          </table:table-cell>
          <table:table-cell office:value-type="string" calcext:value-type="string">
            <text:p>2013-03-26T13:26:43Z</text:p>
          </table:table-cell>
          <table:table-cell office:value-type="string" calcext:value-type="string">
            <text:p>Commit e46601463ca6000408e680003aae6f22951c0029 in branch refs/heads/4.1 from Chip Childers &lt;chip.childers@gmail.com&gt;</text:p>
            <text:p>[ https://git-wip-us.apache.org/repos/asf?p=cloudstack.git;h=e466014 ]</text:p>
            <text:p/>
            <text:p>BUG-ID: CLOUDSTACK-1713, CLOUDSTACK-1719</text:p>
            <text:p/>
            <text:p>Summary: EC2 REST API: AWS APIs are not getting translated on the CloudStack Management Server and AWS API Installation Problems.</text:p>
            <text:p/>
            <text:p>Fixing the class not found exception, key not found and other issues as mentioned in the above two defects.</text:p>
            <text:p/>
            <text:p>Signed-off-by: Pradeep &lt;pradeep.soundararajan@citrix.com&gt;</text:p>
            <text:p/>
          </table:table-cell>
          <table:table-cell office:value-type="string" calcext:value-type="string">
            <text:p>false</text:p>
          </table:table-cell>
          <table:table-cell office:value-type="string" calcext:value-type="string">
            <text:p>bot</text:p>
          </table:table-cell>
          <table:table-cell/>
        </table:table-row>
        <table:table-row table:style-name="ro2">
          <table:table-cell office:value-type="float" office:value="26965" calcext:value-type="float">
            <text:p>26965</text:p>
          </table:table-cell>
          <table:table-cell office:value-type="string" calcext:value-type="string">
            <text:p>ambari</text:p>
          </table:table-cell>
          <table:table-cell office:value-type="string" calcext:value-type="string">
            <text:p>afernandez</text:p>
          </table:table-cell>
          <table:table-cell office:value-type="float" office:value="57775" calcext:value-type="float">
            <text:p>57775</text:p>
          </table:table-cell>
          <table:table-cell office:value-type="float" office:value="98657" calcext:value-type="float">
            <text:p>98657</text:p>
          </table:table-cell>
          <table:table-cell table:number-columns-repeated="2"/>
          <table:table-cell office:value-type="string" calcext:value-type="string">
            <text:p>DiffComment</text:p>
          </table:table-cell>
          <table:table-cell office:value-type="string" calcext:value-type="string">
            <text:p>jhurley</text:p>
          </table:table-cell>
          <table:table-cell office:value-type="string" calcext:value-type="string">
            <text:p>2014-10-22T12:41:26Z</text:p>
          </table:table-cell>
          <table:table-cell office:value-type="string" calcext:value-type="string">
            <text:p>Extra comma?</text:p>
            <text:p/>
            <text:p>Typical notation to indicate that it is a list with one element.</text:p>
            <text:p/>
            <text:p>Gotcha, you want to return a tuple with 1 element.</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6987" calcext:value-type="float">
            <text:p>56987</text:p>
          </table:table-cell>
          <table:table-cell office:value-type="string" calcext:value-type="string">
            <text:p>ambari</text:p>
          </table:table-cell>
          <table:table-cell office:value-type="string" calcext:value-type="string">
            <text:p>stoader</text:p>
          </table:table-cell>
          <table:table-cell office:value-type="float" office:value="166712" calcext:value-type="float">
            <text:p>166712</text:p>
          </table:table-cell>
          <table:table-cell office:value-type="float" office:value="238731" calcext:value-type="float">
            <text:p>238731</text:p>
          </table:table-cell>
          <table:table-cell table:number-columns-repeated="2"/>
          <table:table-cell office:value-type="string" calcext:value-type="string">
            <text:p>DiffComment</text:p>
          </table:table-cell>
          <table:table-cell office:value-type="string" calcext:value-type="string">
            <text:p>adoroszlai</text:p>
          </table:table-cell>
          <table:table-cell office:value-type="string" calcext:value-type="string">
            <text:p>2017-02-24T15:25:49Z</text:p>
          </table:table-cell>
          <table:table-cell office:value-type="string" calcext:value-type="string">
            <text:p>typo: "Registraion"</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14221" calcext:value-type="float">
            <text:p>14221</text:p>
          </table:table-cell>
          <table:table-cell office:value-type="string" calcext:value-type="string">
            <text:p>hive-git</text:p>
          </table:table-cell>
          <table:table-cell office:value-type="string" calcext:value-type="string">
            <text:p>yhuai</text:p>
          </table:table-cell>
          <table:table-cell office:value-type="float" office:value="26274" calcext:value-type="float">
            <text:p>26274</text:p>
          </table:table-cell>
          <table:table-cell office:value-type="float" office:value="51339" calcext:value-type="float">
            <text:p>51339</text:p>
          </table:table-cell>
          <table:table-cell table:number-columns-repeated="2"/>
          <table:table-cell office:value-type="string" calcext:value-type="string">
            <text:p>DiffComment</text:p>
          </table:table-cell>
          <table:table-cell office:value-type="string" calcext:value-type="string">
            <text:p>ashutoshc</text:p>
          </table:table-cell>
          <table:table-cell office:value-type="string" calcext:value-type="string">
            <text:p>2013-09-19T18:49:36Z</text:p>
          </table:table-cell>
          <table:table-cell office:value-type="string" calcext:value-type="string">
            <text:p>Seems like this null check is now redundant. Can we remove this?</text:p>
          </table:table-cell>
          <table:table-cell office:value-type="string" calcext:value-type="string">
            <text:p>true</text:p>
          </table:table-cell>
          <table:table-cell office:value-type="string" calcext:value-type="string">
            <text:p>redundantCode</text:p>
          </table:table-cell>
          <table:table-cell/>
        </table:table-row>
        <table:table-row table:style-name="ro1">
          <table:table-cell office:value-type="float" office:value="51695" calcext:value-type="float">
            <text:p>51695</text:p>
          </table:table-cell>
          <table:table-cell office:value-type="string" calcext:value-type="string">
            <text:p>hive-git</text:p>
          </table:table-cell>
          <table:table-cell office:value-type="string" calcext:value-type="string">
            <text:p>JonnyR</text:p>
          </table:table-cell>
          <table:table-cell office:value-type="float" office:value="149793" calcext:value-type="float">
            <text:p>149793</text:p>
          </table:table-cell>
          <table:table-cell office:value-type="float" office:value="217508" calcext:value-type="float">
            <text:p>217508</text:p>
          </table:table-cell>
          <table:table-cell table:number-columns-repeated="2"/>
          <table:table-cell office:value-type="string" calcext:value-type="string">
            <text:p>DiffComment</text:p>
          </table:table-cell>
          <table:table-cell office:value-type="string" calcext:value-type="string">
            <text:p>chengxu</text:p>
          </table:table-cell>
          <table:table-cell office:value-type="string" calcext:value-type="string">
            <text:p>2016-09-21T06:02:58Z</text:p>
          </table:table-cell>
          <table:table-cell office:value-type="string" calcext:value-type="string">
            <text:p>Two space indents please.</text:p>
          </table:table-cell>
          <table:table-cell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57843" calcext:value-type="float">
            <text:p>57843</text:p>
          </table:table-cell>
          <table:table-cell office:value-type="string" calcext:value-type="string">
            <text:p>hbase-git</text:p>
          </table:table-cell>
          <table:table-cell office:value-type="string" calcext:value-type="string">
            <text:p>Apache9</text:p>
          </table:table-cell>
          <table:table-cell office:value-type="float" office:value="169839" calcext:value-type="float">
            <text:p>169839</text:p>
          </table:table-cell>
          <table:table-cell office:value-type="float" office:value="242515" calcext:value-type="float">
            <text:p>242515</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7-03-23T04:21:18Z</text:p>
          </table:table-cell>
          <table:table-cell office:value-type="string" calcext:value-type="string">
            <text:p>Complete row IMO.</text:p>
            <text:p/>
            <text:p>OK. Will change to complete row. Thanks sir.</text:p>
          </table:table-cell>
          <table:table-cell office:value-type="string" calcext:value-type="string">
            <text:p>false</text:p>
          </table:table-cell>
          <table:table-cell office:value-type="string" calcext:value-type="string">
            <text:p>naming</text:p>
          </table:table-cell>
          <table:table-cell table:style-name="ce3" office:value-type="string" calcext:value-type="string">
            <text:p>true</text:p>
          </table:table-cell>
        </table:table-row>
        <table:table-row table:style-name="ro3">
          <table:table-cell office:value-type="float" office:value="62091" calcext:value-type="float">
            <text:p>62091</text:p>
          </table:table-cell>
          <table:table-cell office:value-type="string" calcext:value-type="string">
            <text:p>hive-git</text:p>
          </table:table-cell>
          <table:table-cell office:value-type="string" calcext:value-type="string">
            <text:p>sershe</text:p>
          </table:table-cell>
          <table:table-cell office:value-type="float" office:value="185018" calcext:value-type="float">
            <text:p>185018</text:p>
          </table:table-cell>
          <table:table-cell office:value-type="float" office:value="261514" calcext:value-type="float">
            <text:p>261514</text:p>
          </table:table-cell>
          <table:table-cell table:number-columns-repeated="2"/>
          <table:table-cell office:value-type="string" calcext:value-type="string">
            <text:p>DiffComment</text:p>
          </table:table-cell>
          <table:table-cell office:value-type="string" calcext:value-type="string">
            <text:p>Aplusplus</text:p>
          </table:table-cell>
          <table:table-cell office:value-type="string" calcext:value-type="string">
            <text:p>2017-09-12T18:56:51Z</text:p>
          </table:table-cell>
          <table:table-cell office:value-type="string" calcext:value-type="string">
            <text:p>Where is the code that really put this wm instance in use? Additional jira?</text:p>
            <text:p/>
            <text:p>It's used thru the global, see getInstance called from TezTask. I have a separate patch to get rid of some globals in HS2 that may make it more clear.</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6085" calcext:value-type="float">
            <text:p>56085</text:p>
          </table:table-cell>
          <table:table-cell office:value-type="string" calcext:value-type="string">
            <text:p>ambari</text:p>
          </table:table-cell>
          <table:table-cell office:value-type="string" calcext:value-type="string">
            <text:p>nishantbangarwa</text:p>
          </table:table-cell>
          <table:table-cell office:value-type="float" office:value="163537" calcext:value-type="float">
            <text:p>163537</text:p>
          </table:table-cell>
          <table:table-cell table:number-columns-repeated="3"/>
          <table:table-cell office:value-type="string" calcext:value-type="string">
            <text:p>Review.body_top</text:p>
          </table:table-cell>
          <table:table-cell office:value-type="string" calcext:value-type="string">
            <text:p>sbouguerra</text:p>
          </table:table-cell>
          <table:table-cell office:value-type="string" calcext:value-type="string">
            <text:p>2017-01-30T18:18:25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3">
          <table:table-cell office:value-type="float" office:value="37747" calcext:value-type="float">
            <text:p>37747</text:p>
          </table:table-cell>
          <table:table-cell office:value-type="string" calcext:value-type="string">
            <text:p>mesos</text:p>
          </table:table-cell>
          <table:table-cell office:value-type="string" calcext:value-type="string">
            <text:p>xujyan</text:p>
          </table:table-cell>
          <table:table-cell office:value-type="float" office:value="96384" calcext:value-type="float">
            <text:p>96384</text:p>
          </table:table-cell>
          <table:table-cell office:value-type="float" office:value="151735" calcext:value-type="float">
            <text:p>151735</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5-08-25T22:07:51Z</text:p>
          </table:table-cell>
          <table:table-cell office:value-type="string" calcext:value-type="string">
            <text:p>Please add a TODO here saying that if recursive bind mount is used above, here you need to check `strings::contains(entry.target, rootfs)`.</text:p>
            <text:p/>
            <text:p>`strings::startsWith(entry.target, rootfs)`. Added a note.</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31267" calcext:value-type="float">
            <text:p>31267</text:p>
          </table:table-cell>
          <table:table-cell office:value-type="string" calcext:value-type="string">
            <text:p>mesos</text:p>
          </table:table-cell>
          <table:table-cell office:value-type="string" calcext:value-type="string">
            <text:p>alexr</text:p>
          </table:table-cell>
          <table:table-cell office:value-type="float" office:value="78509" calcext:value-type="float">
            <text:p>78509</text:p>
          </table:table-cell>
          <table:table-cell office:value-type="float" office:value="127331" calcext:value-type="float">
            <text:p>127331</text:p>
          </table:table-cell>
          <table:table-cell table:number-columns-repeated="2"/>
          <table:table-cell office:value-type="string" calcext:value-type="string">
            <text:p>DiffComment</text:p>
          </table:table-cell>
          <table:table-cell office:value-type="string" calcext:value-type="string">
            <text:p>tillt</text:p>
          </table:table-cell>
          <table:table-cell office:value-type="string" calcext:value-type="string">
            <text:p>2015-04-01T11:18:51Z</text:p>
          </table:table-cell>
          <table:table-cell office:value-type="string" calcext:value-type="string">
            <text:p>Much better than the old variant - thanks for pointing this out!</text:p>
          </table:table-cell>
          <table:table-cell office:value-type="string" calcext:value-type="string">
            <text:p>false</text:p>
          </table:table-cell>
          <table:table-cell office:value-type="string" calcext:value-type="string">
            <text:p>approval;acknowledgment</text:p>
          </table:table-cell>
          <table:table-cell/>
        </table:table-row>
        <table:table-row table:style-name="ro3">
          <table:table-cell office:value-type="float" office:value="41778" calcext:value-type="float">
            <text:p>41778</text:p>
          </table:table-cell>
          <table:table-cell office:value-type="string" calcext:value-type="string">
            <text:p>aurora</text:p>
          </table:table-cell>
          <table:table-cell office:value-type="string" calcext:value-type="string">
            <text:p>wfarner</text:p>
          </table:table-cell>
          <table:table-cell office:value-type="float" office:value="112232" calcext:value-type="float">
            <text:p>112232</text:p>
          </table:table-cell>
          <table:table-cell office:value-type="float" office:value="172590" calcext:value-type="float">
            <text:p>172590</text:p>
          </table:table-cell>
          <table:table-cell table:number-columns-repeated="2"/>
          <table:table-cell office:value-type="string" calcext:value-type="string">
            <text:p>DiffComment</text:p>
          </table:table-cell>
          <table:table-cell office:value-type="string" calcext:value-type="string">
            <text:p>jsirois</text:p>
          </table:table-cell>
          <table:table-cell office:value-type="string" calcext:value-type="string">
            <text:p>2015-12-29T22:37:58Z</text:p>
          </table:table-cell>
          <table:table-cell office:value-type="string" calcext:value-type="string">
            <text:p>s/all/cli/ for nicer ergonomics - easy guessability.</text:p>
            <text:p/>
            <text:p>Done.</text:p>
          </table:table-cell>
          <table:table-cell office:value-type="string" calcext:value-type="string">
            <text:p>false</text:p>
          </table:table-cell>
          <table:table-cell office:value-type="string" calcext:value-type="string">
            <text:p>naming</text:p>
          </table:table-cell>
          <table:table-cell/>
        </table:table-row>
        <table:table-row table:style-name="ro3">
          <table:table-cell office:value-type="float" office:value="36571" calcext:value-type="float">
            <text:p>36571</text:p>
          </table:table-cell>
          <table:table-cell office:value-type="string" calcext:value-type="string">
            <text:p>mesos</text:p>
          </table:table-cell>
          <table:table-cell office:value-type="string" calcext:value-type="string">
            <text:p>kaysoky</text:p>
          </table:table-cell>
          <table:table-cell office:value-type="float" office:value="92562" calcext:value-type="float">
            <text:p>92562</text:p>
          </table:table-cell>
          <table:table-cell office:value-type="float" office:value="146764" calcext:value-type="float">
            <text:p>146764</text:p>
          </table:table-cell>
          <table:table-cell table:number-columns-repeated="2"/>
          <table:table-cell office:value-type="string" calcext:value-type="string">
            <text:p>DiffComment</text:p>
          </table:table-cell>
          <table:table-cell office:value-type="string" calcext:value-type="string">
            <text:p>bernd-mesos</text:p>
          </table:table-cell>
          <table:table-cell office:value-type="string" calcext:value-type="string">
            <text:p>2015-07-30T17:39:08Z</text:p>
          </table:table-cell>
          <table:table-cell office:value-type="string" calcext:value-type="string">
            <text:p>Naming the variable "hosts" does not convey its meaning.</text:p>
            <text:p/>
            <text:p>Do you have a suggestion for a better variable name?</text:p>
          </table:table-cell>
          <table:table-cell office:value-type="string" calcext:value-type="string">
            <text:p>false</text:p>
          </table:table-cell>
          <table:table-cell office:value-type="string" calcext:value-type="string">
            <text:p>naming</text:p>
          </table:table-cell>
          <table:table-cell/>
        </table:table-row>
        <table:table-row table:style-name="ro2">
          <table:table-cell office:value-type="float" office:value="26352" calcext:value-type="float">
            <text:p>26352</text:p>
          </table:table-cell>
          <table:table-cell office:value-type="string" calcext:value-type="string">
            <text:p>mesos</text:p>
          </table:table-cell>
          <table:table-cell office:value-type="string" calcext:value-type="string">
            <text:p>mcypark</text:p>
          </table:table-cell>
          <table:table-cell office:value-type="float" office:value="55473" calcext:value-type="float">
            <text:p>55473</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4-10-05T09:55:39Z</text:p>
          </table:table-cell>
          <table:table-cell office:value-type="string" calcext:value-type="string">
            <text:p>Patch looks great!</text:p>
            <text:p/>
            <text:p>Reviews applied: [26352]</text:p>
            <text:p/>
            <text:p>All tests passed.</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59206" calcext:value-type="float">
            <text:p>59206</text:p>
          </table:table-cell>
          <table:table-cell office:value-type="string" calcext:value-type="string">
            <text:p>geode</text:p>
          </table:table-cell>
          <table:table-cell office:value-type="string" calcext:value-type="string">
            <text:p>jstewart</text:p>
          </table:table-cell>
          <table:table-cell office:value-type="float" office:value="174742" calcext:value-type="float">
            <text:p>174742</text:p>
          </table:table-cell>
          <table:table-cell table:number-columns-repeated="3"/>
          <table:table-cell office:value-type="string" calcext:value-type="string">
            <text:p>Review.body_top</text:p>
          </table:table-cell>
          <table:table-cell office:value-type="string" calcext:value-type="string">
            <text:p>jinmeiliao</text:p>
          </table:table-cell>
          <table:table-cell office:value-type="string" calcext:value-type="string">
            <text:p>2017-05-11T23:11:01Z</text:p>
          </table:table-cell>
          <table:table-cell office:value-type="string" calcext:value-type="string">
            <text:p>Ship It!</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44272" calcext:value-type="float">
            <text:p>44272</text:p>
          </table:table-cell>
          <table:table-cell office:value-type="string" calcext:value-type="string">
            <text:p>ambari</text:p>
          </table:table-cell>
          <table:table-cell office:value-type="string" calcext:value-type="string">
            <text:p>rkamath</text:p>
          </table:table-cell>
          <table:table-cell office:value-type="float" office:value="121692" calcext:value-type="float">
            <text:p>121692</text:p>
          </table:table-cell>
          <table:table-cell office:value-type="float" office:value="183461" calcext:value-type="float">
            <text:p>183461</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6-03-07T19:10:31Z</text:p>
          </table:table-cell>
          <table:table-cell office:value-type="string" calcext:value-type="string">
            <text:p>Use explicit imports</text:p>
          </table:table-cell>
          <table:table-cell office:value-type="string" calcext:value-type="string">
            <text:p>false</text:p>
          </table:table-cell>
          <table:table-cell office:value-type="string" calcext:value-type="string">
            <text:p>formatting</text:p>
          </table:table-cell>
          <table:table-cell table:style-name="ce3" office:value-type="string" calcext:value-type="string">
            <text:p>true</text:p>
          </table:table-cell>
        </table:table-row>
        <table:table-row table:style-name="ro22">
          <table:table-cell office:value-type="float" office:value="44757" calcext:value-type="float">
            <text:p>44757</text:p>
          </table:table-cell>
          <table:table-cell office:value-type="string" calcext:value-type="string">
            <text:p>ranger</text:p>
          </table:table-cell>
          <table:table-cell office:value-type="string" calcext:value-type="string">
            <text:p>ankita.sinha</text:p>
          </table:table-cell>
          <table:table-cell office:value-type="float" office:value="128635" calcext:value-type="float">
            <text:p>128635</text:p>
          </table:table-cell>
          <table:table-cell office:value-type="float" office:value="192116" calcext:value-type="float">
            <text:p>192116</text:p>
          </table:table-cell>
          <table:table-cell table:number-columns-repeated="2"/>
          <table:table-cell office:value-type="string" calcext:value-type="string">
            <text:p>DiffComment</text:p>
          </table:table-cell>
          <table:table-cell office:value-type="string" calcext:value-type="string">
            <text:p>vperiasamy</text:p>
          </table:table-cell>
          <table:table-cell office:value-type="string" calcext:value-type="string">
            <text:p>2016-04-22T03:11:35Z</text:p>
          </table:table-cell>
          <table:table-cell office:value-type="string" calcext:value-type="string">
            <text:p>Not able to apply this patch. Can you please check?</text:p>
            <text:p/>
            <text:p>Checking patch kms/scripts/setup.sh...</text:p>
            <text:p>error: while searching for:</text:p>
            <text:p>sqlanywhere_core_file=$(get_prop 'sqlanywhere_core_file' $PROPFILE)</text:p>
            <text:p>cred_keystore_filename=$(eval echo "$(get_prop 'cred_keystore_filename' $PROPFILE)")</text:p>
            <text:p>KMS_BLACKLIST_DECRYPT_EEK=$(get_prop 'KMS_BLACKLIST_DECRYPT_EEK' $PROPFILE)</text:p>
            <text:p/>
            <text:p>DB_HOST="${db_host}"</text:p>
            <text:p/>
            <text:p/>
            <text:p>error: patch failed: kms/scripts/setup.sh:83</text:p>
            <text:p>error: kms/scripts/setup.sh: patch does not apply</text:p>
          </table:table-cell>
          <table:table-cell office:value-type="string" calcext:value-type="string">
            <text:p>true</text:p>
          </table:table-cell>
          <table:table-cell office:value-type="string" calcext:value-type="string">
            <text:p>bug</text:p>
          </table:table-cell>
          <table:table-cell table:style-name="ce3" office:value-type="string" calcext:value-type="string">
            <text:p>true</text:p>
          </table:table-cell>
        </table:table-row>
        <table:table-row table:style-name="ro1">
          <table:table-cell office:value-type="float" office:value="32493" calcext:value-type="float">
            <text:p>32493</text:p>
          </table:table-cell>
          <table:table-cell office:value-type="string" calcext:value-type="string">
            <text:p>hive-git</text:p>
          </table:table-cell>
          <table:table-cell office:value-type="string" calcext:value-type="string">
            <text:p>thejas</text:p>
          </table:table-cell>
          <table:table-cell office:value-type="float" office:value="77884" calcext:value-type="float">
            <text:p>77884</text:p>
          </table:table-cell>
          <table:table-cell office:value-type="float" office:value="126225" calcext:value-type="float">
            <text:p>126225</text:p>
          </table:table-cell>
          <table:table-cell table:number-columns-repeated="2"/>
          <table:table-cell office:value-type="string" calcext:value-type="string">
            <text:p>DiffComment</text:p>
          </table:table-cell>
          <table:table-cell office:value-type="string" calcext:value-type="string">
            <text:p>thejas</text:p>
          </table:table-cell>
          <table:table-cell office:value-type="string" calcext:value-type="string">
            <text:p>2015-03-26T09:49:55Z</text:p>
          </table:table-cell>
          <table:table-cell office:value-type="string" calcext:value-type="string">
            <text:p>We have enought information to find this out. Updating it to return false when we know that its fully filtered result.</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59174" calcext:value-type="float">
            <text:p>59174</text:p>
          </table:table-cell>
          <table:table-cell office:value-type="string" calcext:value-type="string">
            <text:p>sentry</text:p>
          </table:table-cell>
          <table:table-cell office:value-type="string" calcext:value-type="string">
            <text:p>kkalyan</text:p>
          </table:table-cell>
          <table:table-cell office:value-type="float" office:value="175134" calcext:value-type="float">
            <text:p>175134</text:p>
          </table:table-cell>
          <table:table-cell office:value-type="float" office:value="248514" calcext:value-type="float">
            <text:p>248514</text:p>
          </table:table-cell>
          <table:table-cell table:number-columns-repeated="2"/>
          <table:table-cell office:value-type="string" calcext:value-type="string">
            <text:p>DiffComment</text:p>
          </table:table-cell>
          <table:table-cell office:value-type="string" calcext:value-type="string">
            <text:p>spena</text:p>
          </table:table-cell>
          <table:table-cell office:value-type="string" calcext:value-type="string">
            <text:p>2017-05-16T18:54:46Z</text:p>
          </table:table-cell>
          <table:table-cell office:value-type="string" calcext:value-type="string">
            <text:p>Does this test belongs to a different suite of tests in sentry-tests? This test  case tests more than a simple unit of work. It expects that a method does not fail when working concurrently and data is not duplidated on the DB.</text:p>
            <text:p/>
            <text:p>This is not an e2e test. There are plans to come-up with such e2e tests after SENTRY-1708.</text:p>
          </table:table-cell>
          <table:table-cell office:value-type="string" calcext:value-type="string">
            <text:p>true</text:p>
          </table:table-cell>
          <table:table-cell office:value-type="string" calcext:value-type="string">
            <text:p>testDesign</text:p>
          </table:table-cell>
          <table:table-cell/>
        </table:table-row>
        <table:table-row table:style-name="ro1">
          <table:table-cell office:value-type="float" office:value="25575" calcext:value-type="float">
            <text:p>25575</text:p>
          </table:table-cell>
          <table:table-cell office:value-type="string" calcext:value-type="string">
            <text:p>hive-git</text:p>
          </table:table-cell>
          <table:table-cell office:value-type="string" calcext:value-type="string">
            <text:p>dongc</text:p>
          </table:table-cell>
          <table:table-cell office:value-type="float" office:value="54058" calcext:value-type="float">
            <text:p>54058</text:p>
          </table:table-cell>
          <table:table-cell office:value-type="float" office:value="94029" calcext:value-type="float">
            <text:p>94029</text:p>
          </table:table-cell>
          <table:table-cell table:number-columns-repeated="2"/>
          <table:table-cell office:value-type="string" calcext:value-type="string">
            <text:p>DiffComment</text:p>
          </table:table-cell>
          <table:table-cell office:value-type="string" calcext:value-type="string">
            <text:p>thejas</text:p>
          </table:table-cell>
          <table:table-cell office:value-type="string" calcext:value-type="string">
            <text:p>2014-09-24T09:35:46Z</text:p>
          </table:table-cell>
          <table:table-cell office:value-type="string" calcext:value-type="string">
            <text:p>synchronously getting any last few lines would make this test case more robust. Otherwhise, it is possible that test fails on some slow virtual machines.</text:p>
          </table:table-cell>
          <table:table-cell office:value-type="string" calcext:value-type="string">
            <text:p>true</text:p>
          </table:table-cell>
          <table:table-cell office:value-type="string" calcext:value-type="string">
            <text:p>bug;testDesign</text:p>
          </table:table-cell>
          <table:table-cell/>
        </table:table-row>
        <table:table-row table:style-name="ro1">
          <table:table-cell office:value-type="float" office:value="65547" calcext:value-type="float">
            <text:p>65547</text:p>
          </table:table-cell>
          <table:table-cell office:value-type="string" calcext:value-type="string">
            <text:p>hbase-git</text:p>
          </table:table-cell>
          <table:table-cell office:value-type="string" calcext:value-type="string">
            <text:p>jan-hentschel</text:p>
          </table:table-cell>
          <table:table-cell office:value-type="float" office:value="203985" calcext:value-type="float">
            <text:p>203985</text:p>
          </table:table-cell>
          <table:table-cell office:value-type="float" office:value="286385" calcext:value-type="float">
            <text:p>286385</text:p>
          </table:table-cell>
          <table:table-cell table:number-columns-repeated="2"/>
          <table:table-cell office:value-type="string" calcext:value-type="string">
            <text:p>DiffComment</text:p>
          </table:table-cell>
          <table:table-cell office:value-type="string" calcext:value-type="string">
            <text:p>mdrob</text:p>
          </table:table-cell>
          <table:table-cell office:value-type="string" calcext:value-type="string">
            <text:p>2018-05-30T15:36:46Z</text:p>
          </table:table-cell>
          <table:table-cell office:value-type="string" calcext:value-type="string">
            <text:p>use `Stream::filter` instead of if statement.</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43956" calcext:value-type="float">
            <text:p>43956</text:p>
          </table:table-cell>
          <table:table-cell office:value-type="string" calcext:value-type="string">
            <text:p>mesos</text:p>
          </table:table-cell>
          <table:table-cell office:value-type="string" calcext:value-type="string">
            <text:p>gilbert</text:p>
          </table:table-cell>
          <table:table-cell office:value-type="float" office:value="122825" calcext:value-type="float">
            <text:p>122825</text:p>
          </table:table-cell>
          <table:table-cell office:value-type="float" office:value="184917" calcext:value-type="float">
            <text:p>184917</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6-03-10T23:31:38Z</text:p>
          </table:table-cell>
          <table:table-cell office:value-type="string" calcext:value-type="string">
            <text:p>you can use %s here and leverage strings::format</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19738" calcext:value-type="float">
            <text:p>19738</text:p>
          </table:table-cell>
          <table:table-cell office:value-type="string" calcext:value-type="string">
            <text:p>mesos</text:p>
          </table:table-cell>
          <table:table-cell office:value-type="string" calcext:value-type="string">
            <text:p>vinodkone</text:p>
          </table:table-cell>
          <table:table-cell office:value-type="float" office:value="38905" calcext:value-type="float">
            <text:p>38905</text:p>
          </table:table-cell>
          <table:table-cell table:number-columns-repeated="3"/>
          <table:table-cell office:value-type="string" calcext:value-type="string">
            <text:p>Review.body_top</text:p>
          </table:table-cell>
          <table:table-cell office:value-type="string" calcext:value-type="string">
            <text:p>nnielsen</text:p>
          </table:table-cell>
          <table:table-cell office:value-type="string" calcext:value-type="string">
            <text:p>2014-03-28T16:52:49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3">
          <table:table-cell office:value-type="float" office:value="45270" calcext:value-type="float">
            <text:p>45270</text:p>
          </table:table-cell>
          <table:table-cell office:value-type="string" calcext:value-type="string">
            <text:p>mesos</text:p>
          </table:table-cell>
          <table:table-cell office:value-type="string" calcext:value-type="string">
            <text:p>gyliu</text:p>
          </table:table-cell>
          <table:table-cell office:value-type="float" office:value="126968" calcext:value-type="float">
            <text:p>126968</text:p>
          </table:table-cell>
          <table:table-cell office:value-type="float" office:value="190091" calcext:value-type="float">
            <text:p>190091</text:p>
          </table:table-cell>
          <table:table-cell table:number-columns-repeated="2"/>
          <table:table-cell office:value-type="string" calcext:value-type="string">
            <text:p>DiffComment</text:p>
          </table:table-cell>
          <table:table-cell office:value-type="string" calcext:value-type="string">
            <text:p>gilbert</text:p>
          </table:table-cell>
          <table:table-cell office:value-type="string" calcext:value-type="string">
            <text:p>2016-04-04T23:16:08Z</text:p>
          </table:table-cell>
          <table:table-cell office:value-type="string" calcext:value-type="string">
            <text:p>Should we add a inline parse method here?</text:p>
            <text:p/>
            <text:p>Seems not as the dvd isolator do not need to parse some JSON files.</text:p>
          </table:table-cell>
          <table:table-cell office:value-type="string" calcext:value-type="string">
            <text:p>true</text:p>
          </table:table-cell>
          <table:table-cell office:value-type="string" calcext:value-type="string">
            <text:p>refactoring</text:p>
          </table:table-cell>
          <table:table-cell/>
        </table:table-row>
        <table:table-row table:style-name="ro3">
          <table:table-cell office:value-type="float" office:value="30105" calcext:value-type="float">
            <text:p>30105</text:p>
          </table:table-cell>
          <table:table-cell office:value-type="string" calcext:value-type="string">
            <text:p>ambari</text:p>
          </table:table-cell>
          <table:table-cell office:value-type="string" calcext:value-type="string">
            <text:p>rlevas</text:p>
          </table:table-cell>
          <table:table-cell office:value-type="float" office:value="68921" calcext:value-type="float">
            <text:p>68921</text:p>
          </table:table-cell>
          <table:table-cell table:number-columns-repeated="3"/>
          <table:table-cell office:value-type="string" calcext:value-type="string">
            <text:p>Review.body_top</text:p>
          </table:table-cell>
          <table:table-cell office:value-type="string" calcext:value-type="string">
            <text:p>jspeidel</text:p>
          </table:table-cell>
          <table:table-cell office:value-type="string" calcext:value-type="string">
            <text:p>2015-01-21T15:20:29Z</text:p>
          </table:table-cell>
          <table:table-cell office:value-type="string" calcext:value-type="string">
            <text:p>Looks good.  One minor comment is that you state that the values MUST be unique and a using a hashing function to generate the unique value.  No hashing function will produce unique values, there will always be multiple inputs which result in the same output.  Truncating the value will further degrade uniqueness of the hash. That being said, for the small number of inputs it would be very unlikely to have a collision.  I only mention this because the requirement states that the values must be unique.</text:p>
            <text:p/>
            <text:p>I agree with this statment and tend to shy away from using hashes as unique values, but in this case the namespace is rather small since the values only need to be unique across a single cluster.  But the benefit to this method this that the hash can be recreated in the event we need to use it for lookups.</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42517" calcext:value-type="float">
            <text:p>42517</text:p>
          </table:table-cell>
          <table:table-cell office:value-type="string" calcext:value-type="string">
            <text:p>mesos</text:p>
          </table:table-cell>
          <table:table-cell office:value-type="string" calcext:value-type="string">
            <text:p>neilc</text:p>
          </table:table-cell>
          <table:table-cell office:value-type="float" office:value="116928" calcext:value-type="float">
            <text:p>116928</text:p>
          </table:table-cell>
          <table:table-cell table:number-columns-repeated="3"/>
          <table:table-cell office:value-type="string" calcext:value-type="string">
            <text:p>Review.body_top</text:p>
          </table:table-cell>
          <table:table-cell office:value-type="string" calcext:value-type="string">
            <text:p>jvanremoortere</text:p>
          </table:table-cell>
          <table:table-cell office:value-type="string" calcext:value-type="string">
            <text:p>2016-01-29T07:38:57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3469" calcext:value-type="float">
            <text:p>33469</text:p>
          </table:table-cell>
          <table:table-cell office:value-type="string" calcext:value-type="string">
            <text:p>sentry</text:p>
          </table:table-cell>
          <table:table-cell office:value-type="string" calcext:value-type="string">
            <text:p>asuresh</text:p>
          </table:table-cell>
          <table:table-cell office:value-type="float" office:value="82752" calcext:value-type="float">
            <text:p>82752</text:p>
          </table:table-cell>
          <table:table-cell office:value-type="float" office:value="133569" calcext:value-type="float">
            <text:p>133569</text:p>
          </table:table-cell>
          <table:table-cell table:number-columns-repeated="2"/>
          <table:table-cell office:value-type="string" calcext:value-type="string">
            <text:p>DiffComment</text:p>
          </table:table-cell>
          <table:table-cell office:value-type="string" calcext:value-type="string">
            <text:p>lskuff</text:p>
          </table:table-cell>
          <table:table-cell office:value-type="string" calcext:value-type="string">
            <text:p>2015-05-06T22:48:11Z</text:p>
          </table:table-cell>
          <table:table-cell office:value-type="string" calcext:value-type="string">
            <text:p>Was this all new code or was it in the SentryHDFSAuthorizationProvider? Maybe it's just a review board thing, but it looks like the old file was deleted and this one was added. Can you move/rename the files instead so we can save change history?</text:p>
          </table:table-cell>
          <table:table-cell office:value-type="string" calcext:value-type="string">
            <text:p>false</text:p>
          </table:table-cell>
          <table:table-cell office:value-type="string" calcext:value-type="string">
            <text:p>versionControl</text:p>
          </table:table-cell>
          <table:table-cell/>
        </table:table-row>
        <table:table-row table:style-name="ro1">
          <table:table-cell office:value-type="float" office:value="53966" calcext:value-type="float">
            <text:p>53966</text:p>
          </table:table-cell>
          <table:table-cell office:value-type="string" calcext:value-type="string">
            <text:p>hive-git</text:p>
          </table:table-cell>
          <table:table-cell office:value-type="string" calcext:value-type="string">
            <text:p>spena</text:p>
          </table:table-cell>
          <table:table-cell office:value-type="float" office:value="156644" calcext:value-type="float">
            <text:p>156644</text:p>
          </table:table-cell>
          <table:table-cell table:number-columns-repeated="3"/>
          <table:table-cell office:value-type="string" calcext:value-type="string">
            <text:p>Review.body_top</text:p>
          </table:table-cell>
          <table:table-cell office:value-type="string" calcext:value-type="string">
            <text:p>ychena</text:p>
          </table:table-cell>
          <table:table-cell office:value-type="string" calcext:value-type="string">
            <text:p>2016-11-22T21:31:34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21">
          <table:table-cell office:value-type="float" office:value="23605" calcext:value-type="float">
            <text:p>23605</text:p>
          </table:table-cell>
          <table:table-cell office:value-type="string" calcext:value-type="string">
            <text:p>cloudstack-git</text:p>
          </table:table-cell>
          <table:table-cell office:value-type="string" calcext:value-type="string">
            <text:p>gauravaradhye</text:p>
          </table:table-cell>
          <table:table-cell office:value-type="float" office:value="48204" calcext:value-type="float">
            <text:p>48204</text:p>
          </table:table-cell>
          <table:table-cell table:number-columns-repeated="3"/>
          <table:table-cell office:value-type="string" calcext:value-type="string">
            <text:p>Review.body_top</text:p>
          </table:table-cell>
          <table:table-cell office:value-type="string" calcext:value-type="string">
            <text:p>Spark404</text:p>
          </table:table-cell>
          <table:table-cell office:value-type="string" calcext:value-type="string">
            <text:p>2014-07-21T07:33:46Z</text:p>
          </table:table-cell>
          <table:table-cell office:value-type="string" calcext:value-type="string">
            <text:p>Why would we want to disable test cases that fail? Doesn't this mean we need to fix something else so they don't fail anymore?</text:p>
            <text:p/>
            <text:p>Hi Hugo,</text:p>
            <text:p/>
            <text:p>Whenever we found a test case failing, we create bug for that, may it be a test script issue or product bug, so that the test case gets associated with a particular bug and it's easy to track in future why it is failing.</text:p>
            <text:p/>
            <text:p>Addition of this decorator BugId to test case skips the test in the run.</text:p>
            <text:p/>
            <text:p>Whenever the bug gets fixed, then the person who has fixed the bug removes the BugId decorator from test case so that the test case gets picked up in the next run.</text:p>
          </table:table-cell>
          <table:table-cell office:value-type="string" calcext:value-type="string">
            <text:p>false</text:p>
          </table:table-cell>
          <table:table-cell office:value-type="string" calcext:value-type="string">
            <text:p>testRequirements</text:p>
          </table:table-cell>
          <table:table-cell/>
        </table:table-row>
        <table:table-row table:style-name="ro22">
          <table:table-cell office:value-type="float" office:value="46802" calcext:value-type="float">
            <text:p>46802</text:p>
          </table:table-cell>
          <table:table-cell office:value-type="string" calcext:value-type="string">
            <text:p>hive-git</text:p>
          </table:table-cell>
          <table:table-cell office:value-type="string" calcext:value-type="string">
            <text:p>jdere</text:p>
          </table:table-cell>
          <table:table-cell office:value-type="float" office:value="131388" calcext:value-type="float">
            <text:p>131388</text:p>
          </table:table-cell>
          <table:table-cell office:value-type="float" office:value="195350" calcext:value-type="float">
            <text:p>195350</text:p>
          </table:table-cell>
          <table:table-cell table:number-columns-repeated="2"/>
          <table:table-cell office:value-type="string" calcext:value-type="string">
            <text:p>DiffComment</text:p>
          </table:table-cell>
          <table:table-cell office:value-type="string" calcext:value-type="string">
            <text:p>vikram.dixit</text:p>
          </table:table-cell>
          <table:table-cell office:value-type="string" calcext:value-type="string">
            <text:p>2016-05-03T08:10:04Z</text:p>
          </table:table-cell>
          <table:table-cell office:value-type="string" calcext:value-type="string">
            <text:p>Which APIs are in runtime-internals? Should we raise a Tez jira for them to be ported?</text:p>
            <text:p/>
            <text:p>I see the following imports:</text:p>
            <text:p>import org.apache.tez.runtime.api.Event;</text:p>
            <text:p>import org.apache.tez.runtime.api.impl.EventType;</text:p>
            <text:p>import org.apache.tez.runtime.api.impl.TezEvent;</text:p>
            <text:p>import org.apache.tez.runtime.api.impl.TezHeartbeatRequest;</text:p>
            <text:p>import org.apache.tez.runtime.api.impl.TezHeartbeatResponse;</text:p>
            <text:p>llap-client//src/java/org/apache/hadoop/hive/llap/ext/LlapTaskUmbilicalExternalClient.java</text:p>
            <text:p>import org.apache.tez.runtime.api.impl.TaskSpec;</text:p>
            <text:p>llap-client//src/java/org/apache/hadoop/hive/llap/SubmitWorkInfo.java</text:p>
            <text:p/>
            <text:p>llap-common (which llap-client depends on) also depends on tez-runtime-internals, for the same classes, so not sure if this is a problem - or if it is, then it is not a new problem being introduced here.</text:p>
          </table:table-cell>
          <table:table-cell office:value-type="string" calcext:value-type="string">
            <text:p>true</text:p>
          </table:table-cell>
          <table:table-cell office:value-type="string" calcext:value-type="string">
            <text:p>dependencies</text:p>
          </table:table-cell>
          <table:table-cell/>
        </table:table-row>
        <table:table-row table:style-name="ro23">
          <table:table-cell office:value-type="float" office:value="6085" calcext:value-type="float">
            <text:p>6085</text:p>
          </table:table-cell>
          <table:table-cell office:value-type="string" calcext:value-type="string">
            <text:p>shindig</text:p>
          </table:table-cell>
          <table:table-cell office:value-type="string" calcext:value-type="string">
            <text:p>zhihongy</text:p>
          </table:table-cell>
          <table:table-cell office:value-type="float" office:value="9851" calcext:value-type="float">
            <text:p>9851</text:p>
          </table:table-cell>
          <table:table-cell office:value-type="float" office:value="20970" calcext:value-type="float">
            <text:p>20970</text:p>
          </table:table-cell>
          <table:table-cell table:number-columns-repeated="2"/>
          <table:table-cell office:value-type="string" calcext:value-type="string">
            <text:p>DiffComment</text:p>
          </table:table-cell>
          <table:table-cell office:value-type="string" calcext:value-type="string">
            <text:p>rbaxter</text:p>
          </table:table-cell>
          <table:table-cell office:value-type="string" calcext:value-type="string">
            <text:p>2012-08-15T02:21:16Z</text:p>
          </table:table-cell>
          <table:table-cell office:value-type="string" calcext:value-type="string">
            <text:p>Rather than introduce a new parameter I would rather reuse shindig.allowUnauthenticated.  When set to false it would require STs on all requests.</text:p>
            <text:p/>
            <text:p>Hi Ryan, </text:p>
            <text:p>   There is a setting "gadgets.uri.iframe.alwaysAppendSecurityToken" which is used to enable or disable to append security token for iframe servlet request. that is similar use case as what I do for concat servlet and proxy servlet, it not reuse "shindig.allowUnauthenticated", and from the code, "shindig.allowUnauthenticated" is used to enable/disable anonymouse security token, that is not match our use case, right?</text:p>
            <text:p/>
            <text:p>I think we should follow DefaultIframeUriManager implementation, introduce new setting "gadgets.uri.concat.alwaysAppendSecurityToken" to enable/disable appending security token for concat servlet request which is used to retrieve js files. and new setting "gadgets.uri.proxy.alwaysAppendSecurityToken" to enable/disable appending security token for proxy servlet request which is used to retrieve css files. What's your option? thanks. </text:p>
            <text:p/>
            <text:p>Here is the implementation from DefaultIframeUriManager.java:</text:p>
            <text:p/>
            <text:p>  public static final String SECURITY_TOKEN_ALWAYS_KEY = "gadgets.uri.iframe.alwaysAppendSecurityToken";</text:p>
            <text:p/>
            <text:p>  protected boolean wantsSecurityToken(Gadget gadget) {</text:p>
            <text:p>    return gadget.getAllFeatures().contains(SECURITY_TOKEN_FEATURE_NAME) ||</text:p>
            <text:p>           config.getBool(gadget.getContext().getContainer(), SECURITY_TOKEN_ALWAYS_KEY);</text:p>
            <text:p>  }</text:p>
            <text:p/>
            <text:p>    if (wantsSecurityToken(gadget)) {</text:p>
            <text:p>      boolean securityTokenOnQuery = isTokenNeededForRendering(gadget);</text:p>
            <text:p/>
            <text:p>      String securityToken = generateSecurityToken(gadget);</text:p>
            <text:p>      addParam(uri, Param.SECURITY_TOKEN.getKey(), securityToken, securityToken == null,</text:p>
            <text:p>          !securityTokenOnQuery);</text:p>
            <text:p>    }</text:p>
            <text:p/>
            <text:p/>
          </table:table-cell>
          <table:table-cell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70245" calcext:value-type="float">
            <text:p>70245</text:p>
          </table:table-cell>
          <table:table-cell office:value-type="string" calcext:value-type="string">
            <text:p>mesos</text:p>
          </table:table-cell>
          <table:table-cell office:value-type="string" calcext:value-type="string">
            <text:p>chhsia0</text:p>
          </table:table-cell>
          <table:table-cell office:value-type="float" office:value="213820" calcext:value-type="float">
            <text:p>213820</text:p>
          </table:table-cell>
          <table:table-cell office:value-type="float" office:value="299887" calcext:value-type="float">
            <text:p>299887</text:p>
          </table:table-cell>
          <table:table-cell table:number-columns-repeated="2"/>
          <table:table-cell office:value-type="string" calcext:value-type="string">
            <text:p>DiffComment</text:p>
          </table:table-cell>
          <table:table-cell office:value-type="string" calcext:value-type="string">
            <text:p>chhsia0</text:p>
          </table:table-cell>
          <table:table-cell office:value-type="string" calcext:value-type="string">
            <text:p>2019-03-20T10:56:49Z</text:p>
          </table:table-cell>
          <table:table-cell office:value-type="string" calcext:value-type="string">
            <text:p>From r/70169: Benjamin: Composition instead of inheritance seems to work just fine here, let's do that instead.</text:p>
            <text:p/>
            <text:p>Chun-Hung: Yeah both work. The inheritance approach would enable us to use metrics.csi_plugin_container_termination instead of metrics.csiPluginMetrics.container_termination. WDYT?</text:p>
            <text:p/>
            <text:p>Yes, that makes sense for a mere data class. Dropping.</text:p>
          </table:table-cell>
          <table:table-cell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41115" calcext:value-type="float">
            <text:p>41115</text:p>
          </table:table-cell>
          <table:table-cell office:value-type="string" calcext:value-type="string">
            <text:p>ambari</text:p>
          </table:table-cell>
          <table:table-cell office:value-type="string" calcext:value-type="string">
            <text:p>afernandez</text:p>
          </table:table-cell>
          <table:table-cell office:value-type="float" office:value="109453" calcext:value-type="float">
            <text:p>109453</text:p>
          </table:table-cell>
          <table:table-cell office:value-type="float" office:value="168995" calcext:value-type="float">
            <text:p>168995</text:p>
          </table:table-cell>
          <table:table-cell table:number-columns-repeated="2"/>
          <table:table-cell office:value-type="string" calcext:value-type="string">
            <text:p>DiffComment</text:p>
          </table:table-cell>
          <table:table-cell office:value-type="string" calcext:value-type="string">
            <text:p>dgrinenko</text:p>
          </table:table-cell>
          <table:table-cell office:value-type="string" calcext:value-type="string">
            <text:p>2015-12-09T21:34:17Z</text:p>
          </table:table-cell>
          <table:table-cell office:value-type="string" calcext:value-type="string">
            <text:p>but this doesn't check format x.x.x- (i.e. "-" is leading), or x.x-x.x.x, or x.x-x-x-x</text:p>
            <text:p/>
            <text:p>Possibly we need to have some "central" place to verify/parse version input like in python scripts or some class which will be able to initialize from different formats? This should help to stop the hell with version formats available in the ambari, same like the time when we change version convension</text:p>
            <text:p/>
            <text:p>I can add regex here for \d+\-\d+</text:p>
          </table:table-cell>
          <table:table-cell office:value-type="string" calcext:value-type="string">
            <text:p>true</text:p>
          </table:table-cell>
          <table:table-cell office:value-type="string" calcext:value-type="string">
            <text:p>bug</text:p>
          </table:table-cell>
          <table:table-cell/>
        </table:table-row>
        <table:table-row table:style-name="ro5">
          <table:table-cell office:value-type="float" office:value="58163" calcext:value-type="float">
            <text:p>58163</text:p>
          </table:table-cell>
          <table:table-cell office:value-type="string" calcext:value-type="string">
            <text:p>atlas</text:p>
          </table:table-cell>
          <table:table-cell office:value-type="string" calcext:value-type="string">
            <text:p>sarath.subramanian</text:p>
          </table:table-cell>
          <table:table-cell office:value-type="float" office:value="171518" calcext:value-type="float">
            <text:p>171518</text:p>
          </table:table-cell>
          <table:table-cell office:value-type="float" office:value="244458" calcext:value-type="float">
            <text:p>244458</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7-04-12T08:17:55Z</text:p>
          </table:table-cell>
          <table:table-cell office:value-type="string" calcext:value-type="string">
            <text:p>- is it necessary to specify both attributeName and attributeQualifiedName?</text:p>
            <text:p>- since this class doesn't capture all search details (like typeName, classificatioName, search-text), consider renaming this to AtlasAttributeFilterParams</text:p>
            <text:p/>
            <text:p>not valid anymore - added attribute search as part of basic search.</text:p>
          </table:table-cell>
          <table:table-cell office:value-type="string" calcext:value-type="string">
            <text:p>true</text:p>
          </table:table-cell>
          <table:table-cell office:value-type="string" calcext:value-type="string">
            <text:p>clarification;naming</text:p>
          </table:table-cell>
          <table:table-cell/>
        </table:table-row>
        <table:table-row table:style-name="ro3">
          <table:table-cell office:value-type="float" office:value="29071" calcext:value-type="float">
            <text:p>29071</text:p>
          </table:table-cell>
          <table:table-cell office:value-type="string" calcext:value-type="string">
            <text:p>mesos</text:p>
          </table:table-cell>
          <table:table-cell office:value-type="string" calcext:value-type="string">
            <text:p>drobinson</text:p>
          </table:table-cell>
          <table:table-cell office:value-type="float" office:value="65162" calcext:value-type="float">
            <text:p>65162</text:p>
          </table:table-cell>
          <table:table-cell office:value-type="float" office:value="108151" calcext:value-type="float">
            <text:p>108151</text:p>
          </table:table-cell>
          <table:table-cell table:number-columns-repeated="2"/>
          <table:table-cell office:value-type="string" calcext:value-type="string">
            <text:p>DiffComment</text:p>
          </table:table-cell>
          <table:table-cell office:value-type="string" calcext:value-type="string">
            <text:p>dhamon</text:p>
          </table:table-cell>
          <table:table-cell office:value-type="string" calcext:value-type="string">
            <text:p>2014-12-16T22:37:10Z</text:p>
          </table:table-cell>
          <table:table-cell office:value-type="string" calcext:value-type="string">
            <text:p>or 'webui_log'</text:p>
            <text:p/>
            <text:p>Done.</text:p>
          </table:table-cell>
          <table:table-cell office:value-type="string" calcext:value-type="string">
            <text:p>false</text:p>
          </table:table-cell>
          <table:table-cell office:value-type="string" calcext:value-type="string">
            <text:p>naming</text:p>
          </table:table-cell>
          <table:table-cell/>
        </table:table-row>
        <table:table-row table:style-name="ro2">
          <table:table-cell office:value-type="float" office:value="67681" calcext:value-type="float">
            <text:p>67681</text:p>
          </table:table-cell>
          <table:table-cell office:value-type="string" calcext:value-type="string">
            <text:p>mesos</text:p>
          </table:table-cell>
          <table:table-cell office:value-type="string" calcext:value-type="string">
            <text:p>mzhu</text:p>
          </table:table-cell>
          <table:table-cell office:value-type="float" office:value="205163" calcext:value-type="float">
            <text:p>205163</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8-06-21T12:21:20Z</text:p>
          </table:table-cell>
          <table:table-cell office:value-type="string" calcext:value-type="string">
            <text:p>Patch looks great!</text:p>
            <text:p/>
            <text:p>Reviews applied: [67681]</text:p>
            <text:p/>
            <text:p>Passed command: export OS='ubuntu:14.04' BUILDTOOL='autotools' COMPILER='gcc' CONFIGURATION='--verbose --disable-libtool-wrappers' ENVIRONMENT='GLOG_v=1 MESOS_VERBOSE=1'; ./support/docker-build.sh</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64948" calcext:value-type="float">
            <text:p>64948</text:p>
          </table:table-cell>
          <table:table-cell office:value-type="string" calcext:value-type="string">
            <text:p>ambari</text:p>
          </table:table-cell>
          <table:table-cell office:value-type="string" calcext:value-type="string">
            <text:p>amagyar</text:p>
          </table:table-cell>
          <table:table-cell office:value-type="float" office:value="194757" calcext:value-type="float">
            <text:p>194757</text:p>
          </table:table-cell>
          <table:table-cell office:value-type="float" office:value="273742" calcext:value-type="float">
            <text:p>273742</text:p>
          </table:table-cell>
          <table:table-cell table:number-columns-repeated="2"/>
          <table:table-cell office:value-type="string" calcext:value-type="string">
            <text:p>DiffComment</text:p>
          </table:table-cell>
          <table:table-cell office:value-type="string" calcext:value-type="string">
            <text:p>rlevas</text:p>
          </table:table-cell>
          <table:table-cell office:value-type="string" calcext:value-type="string">
            <text:p>2018-01-05T07:52:41Z</text:p>
          </table:table-cell>
          <table:table-cell office:value-type="string" calcext:value-type="string">
            <text:p>missing JavaDoc. <text:s/>Claficiation of this property may be useful in the future.</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17300" calcext:value-type="float">
            <text:p>17300</text:p>
          </table:table-cell>
          <table:table-cell office:value-type="string" calcext:value-type="string">
            <text:p>ambari</text:p>
          </table:table-cell>
          <table:table-cell office:value-type="string" calcext:value-type="string">
            <text:p>tbeerbower</text:p>
          </table:table-cell>
          <table:table-cell office:value-type="float" office:value="33687" calcext:value-type="float">
            <text:p>33687</text:p>
          </table:table-cell>
          <table:table-cell table:number-columns-repeated="3"/>
          <table:table-cell office:value-type="string" calcext:value-type="string">
            <text:p>Review.body_top</text:p>
          </table:table-cell>
          <table:table-cell office:value-type="string" calcext:value-type="string">
            <text:p>abaranchuk</text:p>
          </table:table-cell>
          <table:table-cell office:value-type="string" calcext:value-type="string">
            <text:p>2014-02-05T10:28:29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3">
          <table:table-cell office:value-type="float" office:value="37993" calcext:value-type="float">
            <text:p>37993</text:p>
          </table:table-cell>
          <table:table-cell office:value-type="string" calcext:value-type="string">
            <text:p>mesos</text:p>
          </table:table-cell>
          <table:table-cell office:value-type="string" calcext:value-type="string">
            <text:p>gyliu</text:p>
          </table:table-cell>
          <table:table-cell office:value-type="float" office:value="99387" calcext:value-type="float">
            <text:p>99387</text:p>
          </table:table-cell>
          <table:table-cell office:value-type="float" office:value="156265" calcext:value-type="float">
            <text:p>156265</text:p>
          </table:table-cell>
          <table:table-cell table:number-columns-repeated="2"/>
          <table:table-cell office:value-type="string" calcext:value-type="string">
            <text:p>DiffComment</text:p>
          </table:table-cell>
          <table:table-cell office:value-type="string" calcext:value-type="string">
            <text:p>alexr</text:p>
          </table:table-cell>
          <table:table-cell office:value-type="string" calcext:value-type="string">
            <text:p>2015-09-18T10:33:38Z</text:p>
          </table:table-cell>
          <table:table-cell office:value-type="string" calcext:value-type="string">
            <text:p>either present or future, e.g. "it determines how often..."</text:p>
            <text:p/>
            <text:p>s/update/perform</text:p>
          </table:table-cell>
          <table:table-cell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39588" calcext:value-type="float">
            <text:p>39588</text:p>
          </table:table-cell>
          <table:table-cell office:value-type="string" calcext:value-type="string">
            <text:p>falcon-git</text:p>
          </table:table-cell>
          <table:table-cell office:value-type="string" calcext:value-type="string">
            <text:p>pavankumar</text:p>
          </table:table-cell>
          <table:table-cell office:value-type="float" office:value="103982" calcext:value-type="float">
            <text:p>103982</text:p>
          </table:table-cell>
          <table:table-cell office:value-type="float" office:value="162157" calcext:value-type="float">
            <text:p>162157</text:p>
          </table:table-cell>
          <table:table-cell table:number-columns-repeated="2"/>
          <table:table-cell office:value-type="string" calcext:value-type="string">
            <text:p>DiffComment</text:p>
          </table:table-cell>
          <table:table-cell office:value-type="string" calcext:value-type="string">
            <text:p>pallavi.rao</text:p>
          </table:table-cell>
          <table:table-cell office:value-type="string" calcext:value-type="string">
            <text:p>2015-11-25T12:43:34Z</text:p>
          </table:table-cell>
          <table:table-cell office:value-type="string" calcext:value-type="string">
            <text:p>How are we modelling the relationship between instance and entity. Ideally, entity Id should be a foriegn key.</text:p>
            <text:p/>
            <text:p>Added entity id in instance table . Cascading delete and foreign key constraints will work later. I will raise jira for the same.</text:p>
            <text:p/>
            <text:p>This will be tracked in https://issues.apache.org/jira/browse/FALCON-1640</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4387" calcext:value-type="float">
            <text:p>64387</text:p>
          </table:table-cell>
          <table:table-cell office:value-type="string" calcext:value-type="string">
            <text:p>mesos</text:p>
          </table:table-cell>
          <table:table-cell office:value-type="string" calcext:value-type="string">
            <text:p>akagup</text:p>
          </table:table-cell>
          <table:table-cell office:value-type="float" office:value="196738" calcext:value-type="float">
            <text:p>196738</text:p>
          </table:table-cell>
          <table:table-cell office:value-type="float" office:value="276583" calcext:value-type="float">
            <text:p>276583</text:p>
          </table:table-cell>
          <table:table-cell table:number-columns-repeated="2"/>
          <table:table-cell office:value-type="string" calcext:value-type="string">
            <text:p>DiffComment</text:p>
          </table:table-cell>
          <table:table-cell office:value-type="string" calcext:value-type="string">
            <text:p>andschwa</text:p>
          </table:table-cell>
          <table:table-cell office:value-type="string" calcext:value-type="string">
            <text:p>2018-02-10T00:08:50Z</text:p>
          </table:table-cell>
          <table:table-cell office:value-type="string" calcext:value-type="string">
            <text:p>This whole block keeps getting repeated. I twas repeated originally, but maybe now is the time to refactor ;)</text:p>
          </table:table-cell>
          <table:table-cell office:value-type="string" calcext:value-type="string">
            <text:p>true</text:p>
          </table:table-cell>
          <table:table-cell office:value-type="string" calcext:value-type="string">
            <text:p>duplicateCode</text:p>
          </table:table-cell>
          <table:table-cell/>
        </table:table-row>
        <table:table-row table:style-name="ro12">
          <table:table-cell office:value-type="float" office:value="30184" calcext:value-type="float">
            <text:p>30184</text:p>
          </table:table-cell>
          <table:table-cell office:value-type="string" calcext:value-type="string">
            <text:p>sqoop-sqoop2</text:p>
          </table:table-cell>
          <table:table-cell office:value-type="string" calcext:value-type="string">
            <text:p>vybs</text:p>
          </table:table-cell>
          <table:table-cell office:value-type="float" office:value="69361" calcext:value-type="float">
            <text:p>69361</text:p>
          </table:table-cell>
          <table:table-cell office:value-type="float" office:value="114044" calcext:value-type="float">
            <text:p>114044</text:p>
          </table:table-cell>
          <table:table-cell table:number-columns-repeated="2"/>
          <table:table-cell office:value-type="string" calcext:value-type="string">
            <text:p>DiffComment</text:p>
          </table:table-cell>
          <table:table-cell office:value-type="string" calcext:value-type="string">
            <text:p>abe</text:p>
          </table:table-cell>
          <table:table-cell office:value-type="string" calcext:value-type="string">
            <text:p>2015-01-23T19:46:44Z</text:p>
          </table:table-cell>
          <table:table-cell office:value-type="string" calcext:value-type="string">
            <text:p>There's no need to set the rounding mode? There's a method that uses some java default? Is there a reason we're not using it?</text:p>
            <text:p/>
            <text:p>thats the default I dug up, I did not see any java defualt. can you point it?</text:p>
            <text:p/>
            <text:p>http://docs.oracle.com/javase/7/docs/api/java/math/BigDecimal.html#setScale(int)</text:p>
            <text:p/>
            <text:p>I did read that, there is no default, hence I used the default that MathContext uses and added that is comment</text:p>
          </table:table-cell>
          <table:table-cell office:value-type="string" calcext:value-type="string">
            <text:p>true</text:p>
          </table:table-cell>
          <table:table-cell office:value-type="string" calcext:value-type="string">
            <text:p>betterSolution</text:p>
          </table:table-cell>
          <table:table-cell/>
        </table:table-row>
        <table:table-row table:style-name="ro24">
          <table:table-cell office:value-type="float" office:value="19499" calcext:value-type="float">
            <text:p>19499</text:p>
          </table:table-cell>
          <table:table-cell office:value-type="string" calcext:value-type="string">
            <text:p>mesos</text:p>
          </table:table-cell>
          <table:table-cell office:value-type="string" calcext:value-type="string">
            <text:p>dhamon</text:p>
          </table:table-cell>
          <table:table-cell office:value-type="float" office:value="38291" calcext:value-type="float">
            <text:p>38291</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4-03-24T11:56:45Z</text:p>
          </table:table-cell>
          <table:table-cell office:value-type="string" calcext:value-type="string">
            <text:p>Bad patch!</text:p>
            <text:p/>
            <text:p>Reviews applied: [18718, 19499]</text:p>
            <text:p/>
            <text:p>Failed command: make -j3 check GTEST_FILTER='' &gt;/dev/null</text:p>
            <text:p/>
            <text:p>Error:</text:p>
            <text:p> ev.c:1531:31: warning: 'ev_default_loop_ptr' initialized and declared 'extern' [enabled by default]</text:p>
            <text:p>ev.c: In function 'evpipe_write':</text:p>
            <text:p>ev.c:2160:17: warning: ignoring return value of 'write', declared with attribute warn_unused_result [-Wunused-result]</text:p>
            <text:p>ev.c:2172:17: warning: ignoring return value of 'write', declared with attribute warn_unused_result [-Wunused-result]</text:p>
            <text:p>ev.c: In function 'pipecb':</text:p>
            <text:p>ev.c:2193:16: warning: ignoring return value of 'read', declared with attribute warn_unused_result [-Wunused-result]</text:p>
            <text:p>ev.c:2207:16: warning: ignoring return value of 'read', declared with attribute warn_unused_result [-Wunused-result]</text:p>
            <text:p>In file included from /usr/include/c++/4.6/ext/hash_set:61:0,</text:p>
            <text:p>                 from src/glog/stl_logging.h:54,</text:p>
            <text:p>                 from src/stl_logging_unittest.cc:34:</text:p>
            <text:p>/usr/include/c++/4.6/backward/backward_warning.h:33:2: warning: #warning This file includes at least one deprecated or antiquated header which may be removed without further notice at a future date. Please use a non-deprecated interface with equivalent functionality instead. For a listing of replacement headers and interfaces, consult the file backward_warning.h. To disable this warning use -Wno-deprecated. [-Wcpp]</text:p>
            <text:p>In file included from src/utilities.h:73:0,</text:p>
            <text:p>                 from src/googletest.h:38,</text:p>
            <text:p>                 from src/stl_logging_unittest.cc:48:</text:p>
            <text:p>src/base/mutex.h:137:0: warning: "_XOPEN_SOURCE" redefined [enabled by default]</text:p>
            <text:p>/usr/include/features.h:166:0: note: this is the location of the previous definition</text:p>
            <text:p>In file included from src/tests/metrics_tests.cpp:5:0:</text:p>
            <text:p>./include/process/metrics/counter.hpp: In member function 'virtual double process::metrics::Counter::get() const':</text:p>
            <text:p>./include/process/metrics/counter.hpp:21:48: error: invalid conversion from 'const volatile void*' to 'volatile void*' [-fpermissive]</text:p>
            <text:p>make[5]: *** [tests-metrics_tests.o] Error 1</text:p>
            <text:p>make[5]: *** Waiting for unfinished jobs....</text:p>
            <text:p>make[4]: *** [check-am] Error 2</text:p>
            <text:p>make[3]: *** [check-recursive] Error 1</text:p>
            <text:p>make[2]: *** [check-recursive] Error 1</text:p>
            <text:p>make[1]: *** [check] Error 2</text:p>
            <text:p>make: *** [check-recursive] Error 1</text:p>
            <text:p/>
          </table:table-cell>
          <table:table-cell office:value-type="string" calcext:value-type="string">
            <text:p>false</text:p>
          </table:table-cell>
          <table:table-cell office:value-type="string" calcext:value-type="string">
            <text:p>bot</text:p>
          </table:table-cell>
          <table:table-cell/>
        </table:table-row>
        <table:table-row table:style-name="ro3">
          <table:table-cell office:value-type="float" office:value="17685" calcext:value-type="float">
            <text:p>17685</text:p>
          </table:table-cell>
          <table:table-cell office:value-type="string" calcext:value-type="string">
            <text:p>mesos</text:p>
          </table:table-cell>
          <table:table-cell office:value-type="string" calcext:value-type="string">
            <text:p>benjaminhindman</text:p>
          </table:table-cell>
          <table:table-cell office:value-type="float" office:value="33970" calcext:value-type="float">
            <text:p>33970</text:p>
          </table:table-cell>
          <table:table-cell office:value-type="float" office:value="63912" calcext:value-type="float">
            <text:p>63912</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4-02-08T02:36:38Z</text:p>
          </table:table-cell>
          <table:table-cell office:value-type="string" calcext:value-type="string">
            <text:p>Is the assumption here that that the pipe buffer size is definitely greater than 128 bytes?</text:p>
            <text:p/>
            <text:p>Added a CHECK_LT.</text:p>
          </table:table-cell>
          <table:table-cell office:value-type="string" calcext:value-type="string">
            <text:p>true</text:p>
          </table:table-cell>
          <table:table-cell office:value-type="string" calcext:value-type="string">
            <text:p>clarification;interfaceContract</text:p>
          </table:table-cell>
          <table:table-cell/>
        </table:table-row>
        <table:table-row table:style-name="ro1">
          <table:table-cell office:value-type="float" office:value="58230" calcext:value-type="float">
            <text:p>58230</text:p>
          </table:table-cell>
          <table:table-cell office:value-type="string" calcext:value-type="string">
            <text:p>ambari</text:p>
          </table:table-cell>
          <table:table-cell office:value-type="string" calcext:value-type="string">
            <text:p>MadhanMohanReddy</text:p>
          </table:table-cell>
          <table:table-cell office:value-type="float" office:value="171417" calcext:value-type="float">
            <text:p>171417</text:p>
          </table:table-cell>
          <table:table-cell table:number-columns-repeated="3"/>
          <table:table-cell office:value-type="string" calcext:value-type="string">
            <text:p>Review.body_top</text:p>
          </table:table-cell>
          <table:table-cell office:value-type="string" calcext:value-type="string">
            <text:p>padmapriyanitt</text:p>
          </table:table-cell>
          <table:table-cell office:value-type="string" calcext:value-type="string">
            <text:p>2017-04-10T05:40:02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8233" calcext:value-type="float">
            <text:p>68233</text:p>
          </table:table-cell>
          <table:table-cell office:value-type="string" calcext:value-type="string">
            <text:p>hbase-git</text:p>
          </table:table-cell>
          <table:table-cell office:value-type="string" calcext:value-type="string">
            <text:p>Apache9</text:p>
          </table:table-cell>
          <table:table-cell office:value-type="float" office:value="207587" calcext:value-type="float">
            <text:p>207587</text:p>
          </table:table-cell>
          <table:table-cell table:number-columns-repeated="3"/>
          <table:table-cell office:value-type="string" calcext:value-type="string">
            <text:p>Review.body_top</text:p>
          </table:table-cell>
          <table:table-cell office:value-type="string" calcext:value-type="string">
            <text:p>stack</text:p>
          </table:table-cell>
          <table:table-cell office:value-type="string" calcext:value-type="string">
            <text:p>2018-08-19T04:52:52Z</text:p>
          </table:table-cell>
          <table:table-cell office:value-type="string" calcext:value-type="string">
            <text:p>Page #2</text:p>
          </table:table-cell>
          <table:table-cell office:value-type="string" calcext:value-type="string">
            <text:p>false</text:p>
          </table:table-cell>
          <table:table-cell table:number-columns-repeated="2"/>
        </table:table-row>
        <table:table-row table:style-name="ro3">
          <table:table-cell office:value-type="float" office:value="42618" calcext:value-type="float">
            <text:p>42618</text:p>
          </table:table-cell>
          <table:table-cell office:value-type="string" calcext:value-type="string">
            <text:p>mesos</text:p>
          </table:table-cell>
          <table:table-cell office:value-type="string" calcext:value-type="string">
            <text:p>asridharan</text:p>
          </table:table-cell>
          <table:table-cell office:value-type="float" office:value="117243" calcext:value-type="float">
            <text:p>117243</text:p>
          </table:table-cell>
          <table:table-cell office:value-type="float" office:value="178406" calcext:value-type="float">
            <text:p>178406</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6-02-02T18:31:58Z</text:p>
          </table:table-cell>
          <table:table-cell office:value-type="string" calcext:value-type="string">
            <text:p>I don't think this is necessary.</text:p>
            <text:p/>
            <text:p>Agreed.</text:p>
          </table:table-cell>
          <table:table-cell office:value-type="string" calcext:value-type="string">
            <text:p>false</text:p>
          </table:table-cell>
          <table:table-cell office:value-type="string" calcext:value-type="string">
            <text:p>redundantCode</text:p>
          </table:table-cell>
          <table:table-cell/>
        </table:table-row>
        <table:table-row table:style-name="ro1">
          <table:table-cell office:value-type="float" office:value="66520" calcext:value-type="float">
            <text:p>66520</text:p>
          </table:table-cell>
          <table:table-cell office:value-type="string" calcext:value-type="string">
            <text:p>atlas</text:p>
          </table:table-cell>
          <table:table-cell office:value-type="string" calcext:value-type="string">
            <text:p>sarath.subramanian</text:p>
          </table:table-cell>
          <table:table-cell office:value-type="float" office:value="200936" calcext:value-type="float">
            <text:p>200936</text:p>
          </table:table-cell>
          <table:table-cell office:value-type="float" office:value="281860" calcext:value-type="float">
            <text:p>281860</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8-04-12T06:07:29Z</text:p>
          </table:table-cell>
          <table:table-cell office:value-type="string" calcext:value-type="string">
            <text:p>getAllClassificationVertices() - this method returns only classification having propagationEnabled=true. If this is intentional, consider renaming this methid to getPropagationEnabledClassificationVertices()</text:p>
          </table:table-cell>
          <table:table-cell office:value-type="string" calcext:value-type="string">
            <text:p>false</text:p>
          </table:table-cell>
          <table:table-cell office:value-type="string" calcext:value-type="string">
            <text:p>naming</text:p>
          </table:table-cell>
          <table:table-cell/>
        </table:table-row>
        <table:table-row table:style-name="ro3">
          <table:table-cell office:value-type="float" office:value="33241" calcext:value-type="float">
            <text:p>33241</text:p>
          </table:table-cell>
          <table:table-cell office:value-type="string" calcext:value-type="string">
            <text:p>mesos</text:p>
          </table:table-cell>
          <table:table-cell office:value-type="string" calcext:value-type="string">
            <text:p>rcerveranavarro</text:p>
          </table:table-cell>
          <table:table-cell office:value-type="float" office:value="86442" calcext:value-type="float">
            <text:p>86442</text:p>
          </table:table-cell>
          <table:table-cell office:value-type="float" office:value="138440" calcext:value-type="float">
            <text:p>138440</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5-06-24T16:31:35Z</text:p>
          </table:table-cell>
          <table:table-cell office:value-type="string" calcext:value-type="string">
            <text:p>s/used/allocated/</text:p>
            <text:p/>
            <text:p>Done</text:p>
          </table:table-cell>
          <table:table-cell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66008" calcext:value-type="float">
            <text:p>66008</text:p>
          </table:table-cell>
          <table:table-cell office:value-type="string" calcext:value-type="string">
            <text:p>mesos</text:p>
          </table:table-cell>
          <table:table-cell office:value-type="string" calcext:value-type="string">
            <text:p>andschwa</text:p>
          </table:table-cell>
          <table:table-cell office:value-type="float" office:value="199176" calcext:value-type="float">
            <text:p>199176</text:p>
          </table:table-cell>
          <table:table-cell office:value-type="float" office:value="279472" calcext:value-type="float">
            <text:p>279472</text:p>
          </table:table-cell>
          <table:table-cell table:number-columns-repeated="2"/>
          <table:table-cell office:value-type="string" calcext:value-type="string">
            <text:p>DiffComment</text:p>
          </table:table-cell>
          <table:table-cell office:value-type="string" calcext:value-type="string">
            <text:p>bbannier</text:p>
          </table:table-cell>
          <table:table-cell office:value-type="string" calcext:value-type="string">
            <text:p>2018-03-14T23:10:48Z</text:p>
          </table:table-cell>
          <table:table-cell office:value-type="string" calcext:value-type="string">
            <text:p>We definitely do not want to include `-Weverything` ever. It is intended for testing diagnostics by upstream developers, but would warn about issues we would not want to address (e.g., struct packing). You probably meant `-Wextra` like in the `GNU` case.</text:p>
            <text:p/>
            <text:p>Good to know, thanks.</text:p>
          </table:table-cell>
          <table:table-cell office:value-type="string" calcext:value-type="string">
            <text:p>false</text:p>
          </table:table-cell>
          <table:table-cell office:value-type="string" calcext:value-type="string">
            <text:p>configuration</text:p>
          </table:table-cell>
          <table:table-cell/>
        </table:table-row>
        <table:table-row table:style-name="ro1">
          <table:table-cell office:value-type="float" office:value="22490" calcext:value-type="float">
            <text:p>22490</text:p>
          </table:table-cell>
          <table:table-cell office:value-type="string" calcext:value-type="string">
            <text:p>hbase-git</text:p>
          </table:table-cell>
          <table:table-cell office:value-type="string" calcext:value-type="string">
            <text:p>enis</text:p>
          </table:table-cell>
          <table:table-cell office:value-type="float" office:value="46120" calcext:value-type="float">
            <text:p>46120</text:p>
          </table:table-cell>
          <table:table-cell office:value-type="float" office:value="81331" calcext:value-type="float">
            <text:p>81331</text:p>
          </table:table-cell>
          <table:table-cell table:number-columns-repeated="2"/>
          <table:table-cell office:value-type="string" calcext:value-type="string">
            <text:p>DiffComment</text:p>
          </table:table-cell>
          <table:table-cell office:value-type="string" calcext:value-type="string">
            <text:p>jdcryans</text:p>
          </table:table-cell>
          <table:table-cell office:value-type="string" calcext:value-type="string">
            <text:p>2014-06-20T23:29:34Z</text:p>
          </table:table-cell>
          <table:table-cell office:value-type="string" calcext:value-type="string">
            <text:p>remove</text:p>
          </table:table-cell>
          <table:table-cell office:value-type="string" calcext:value-type="string">
            <text:p>false</text:p>
          </table:table-cell>
          <table:table-cell table:number-columns-repeated="2"/>
        </table:table-row>
        <table:table-row table:style-name="ro3">
          <table:table-cell office:value-type="float" office:value="71141" calcext:value-type="float">
            <text:p>71141</text:p>
          </table:table-cell>
          <table:table-cell office:value-type="string" calcext:value-type="string">
            <text:p>hbase-git</text:p>
          </table:table-cell>
          <table:table-cell office:value-type="string" calcext:value-type="string">
            <text:p>stack</text:p>
          </table:table-cell>
          <table:table-cell office:value-type="float" office:value="216805" calcext:value-type="float">
            <text:p>216805</text:p>
          </table:table-cell>
          <table:table-cell office:value-type="float" office:value="304030" calcext:value-type="float">
            <text:p>304030</text:p>
          </table:table-cell>
          <table:table-cell table:number-columns-repeated="2"/>
          <table:table-cell office:value-type="string" calcext:value-type="string">
            <text:p>DiffComment</text:p>
          </table:table-cell>
          <table:table-cell office:value-type="string" calcext:value-type="string">
            <text:p>apurtell</text:p>
          </table:table-cell>
          <table:table-cell office:value-type="string" calcext:value-type="string">
            <text:p>2019-07-23T17:22:04Z</text:p>
          </table:table-cell>
          <table:table-cell office:value-type="string" calcext:value-type="string">
            <text:p>'report' is both a method local and a class field. That's a bit confusing. I was wondering at first if these counts would be lost if the volatile class field was overwritten and that's not actually relevant</text:p>
            <text:p/>
            <text:p>Will fix</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62020" calcext:value-type="float">
            <text:p>62020</text:p>
          </table:table-cell>
          <table:table-cell office:value-type="string" calcext:value-type="string">
            <text:p>ambari</text:p>
          </table:table-cell>
          <table:table-cell office:value-type="string" calcext:value-type="string">
            <text:p>rlevas</text:p>
          </table:table-cell>
          <table:table-cell office:value-type="float" office:value="184361" calcext:value-type="float">
            <text:p>184361</text:p>
          </table:table-cell>
          <table:table-cell table:number-columns-repeated="3"/>
          <table:table-cell office:value-type="string" calcext:value-type="string">
            <text:p>Review.body_top</text:p>
          </table:table-cell>
          <table:table-cell office:value-type="string" calcext:value-type="string">
            <text:p>amagyar</text:p>
          </table:table-cell>
          <table:table-cell office:value-type="string" calcext:value-type="string">
            <text:p>2017-09-01T15:34:15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9585" calcext:value-type="float">
            <text:p>39585</text:p>
          </table:table-cell>
          <table:table-cell office:value-type="string" calcext:value-type="string">
            <text:p>geode</text:p>
          </table:table-cell>
          <table:table-cell office:value-type="string" calcext:value-type="string">
            <text:p>tushark</text:p>
          </table:table-cell>
          <table:table-cell office:value-type="float" office:value="104173" calcext:value-type="float">
            <text:p>104173</text:p>
          </table:table-cell>
          <table:table-cell office:value-type="float" office:value="162463" calcext:value-type="float">
            <text:p>162463</text:p>
          </table:table-cell>
          <table:table-cell table:number-columns-repeated="2"/>
          <table:table-cell office:value-type="string" calcext:value-type="string">
            <text:p>DiffComment</text:p>
          </table:table-cell>
          <table:table-cell office:value-type="string" calcext:value-type="string">
            <text:p>klund</text:p>
          </table:table-cell>
          <table:table-cell office:value-type="string" calcext:value-type="string">
            <text:p>2015-11-02T13:14:53Z</text:p>
          </table:table-cell>
          <table:table-cell office:value-type="string" calcext:value-type="string">
            <text:p>please add comment explaining if this code works in old ant build but not gradle</text:p>
          </table:table-cell>
          <table:table-cell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30624" calcext:value-type="float">
            <text:p>30624</text:p>
          </table:table-cell>
          <table:table-cell office:value-type="string" calcext:value-type="string">
            <text:p>mesos</text:p>
          </table:table-cell>
          <table:table-cell office:value-type="string" calcext:value-type="string">
            <text:p>dhamon</text:p>
          </table:table-cell>
          <table:table-cell office:value-type="float" office:value="70989" calcext:value-type="float">
            <text:p>70989</text:p>
          </table:table-cell>
          <table:table-cell office:value-type="float" office:value="116480" calcext:value-type="float">
            <text:p>116480</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5-02-04T17:54:51Z</text:p>
          </table:table-cell>
          <table:table-cell office:value-type="string" calcext:value-type="string">
            <text:p>s/Pid/LibprocessPid/</text:p>
            <text:p/>
            <text:p>Because we also have forked pid.</text:p>
          </table:table-cell>
          <table:table-cell office:value-type="string" calcext:value-type="string">
            <text:p>false</text:p>
          </table:table-cell>
          <table:table-cell office:value-type="string" calcext:value-type="string">
            <text:p>naming</text:p>
          </table:table-cell>
          <table:table-cell/>
        </table:table-row>
        <table:table-row table:style-name="ro12">
          <table:table-cell office:value-type="float" office:value="70861" calcext:value-type="float">
            <text:p>70861</text:p>
          </table:table-cell>
          <table:table-cell office:value-type="string" calcext:value-type="string">
            <text:p>atlas</text:p>
          </table:table-cell>
          <table:table-cell office:value-type="string" calcext:value-type="string">
            <text:p>mandar.ambawane</text:p>
          </table:table-cell>
          <table:table-cell office:value-type="float" office:value="216407" calcext:value-type="float">
            <text:p>216407</text:p>
          </table:table-cell>
          <table:table-cell office:value-type="float" office:value="303625" calcext:value-type="float">
            <text:p>303625</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9-07-08T15:19:16Z</text:p>
          </table:table-cell>
          <table:table-cell office:value-type="string" calcext:value-type="string">
            <text:p>Consider adding following constrctor, to replace repeated pattern of instantiating AtlasRelatedObjectId followed by a call to setRelationshipType():</text:p>
            <text:p/>
            <text:p>  AtlasRelatedObjectId(AtlasObjectId objId, String relationshipType) {</text:p>
            <text:p>    this(objId);</text:p>
            <text:p>    </text:p>
            <text:p>    setRelationshipType(relationshipType);</text:p>
            <text:p>  }</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6930" calcext:value-type="float">
            <text:p>66930</text:p>
          </table:table-cell>
          <table:table-cell office:value-type="string" calcext:value-type="string">
            <text:p>oozie-git</text:p>
          </table:table-cell>
          <table:table-cell office:value-type="string" calcext:value-type="string">
            <text:p>kmarton</text:p>
          </table:table-cell>
          <table:table-cell office:value-type="float" office:value="202354" calcext:value-type="float">
            <text:p>202354</text:p>
          </table:table-cell>
          <table:table-cell office:value-type="float" office:value="284130" calcext:value-type="float">
            <text:p>284130</text:p>
          </table:table-cell>
          <table:table-cell table:number-columns-repeated="2"/>
          <table:table-cell office:value-type="string" calcext:value-type="string">
            <text:p>DiffComment</text:p>
          </table:table-cell>
          <table:table-cell office:value-type="string" calcext:value-type="string">
            <text:p>andras.piros</text:p>
          </table:table-cell>
          <table:table-cell office:value-type="string" calcext:value-type="string">
            <text:p>2018-05-07T13:53:14Z</text:p>
          </table:table-cell>
          <table:table-cell office:value-type="string" calcext:value-type="string">
            <text:p>Please extract this `Callable` to another `private static final class ... extends Callable&lt;CopyTaskConfiguration&gt;`</text:p>
          </table:table-cell>
          <table:table-cell office:value-type="string" calcext:value-type="string">
            <text:p>true</text:p>
          </table:table-cell>
          <table:table-cell office:value-type="string" calcext:value-type="string">
            <text:p>refactoring</text:p>
          </table:table-cell>
          <table:table-cell/>
        </table:table-row>
        <table:table-row table:style-name="ro3">
          <table:table-cell office:value-type="float" office:value="47835" calcext:value-type="float">
            <text:p>47835</text:p>
          </table:table-cell>
          <table:table-cell office:value-type="string" calcext:value-type="string">
            <text:p>samza</text:p>
          </table:table-cell>
          <table:table-cell office:value-type="string" calcext:value-type="string">
            <text:p>nickpan47</text:p>
          </table:table-cell>
          <table:table-cell office:value-type="float" office:value="148908" calcext:value-type="float">
            <text:p>148908</text:p>
          </table:table-cell>
          <table:table-cell office:value-type="float" office:value="216417" calcext:value-type="float">
            <text:p>216417</text:p>
          </table:table-cell>
          <table:table-cell table:number-columns-repeated="2"/>
          <table:table-cell office:value-type="string" calcext:value-type="string">
            <text:p>DiffComment</text:p>
          </table:table-cell>
          <table:table-cell office:value-type="string" calcext:value-type="string">
            <text:p>cpettitt-linkedin</text:p>
          </table:table-cell>
          <table:table-cell office:value-type="string" calcext:value-type="string">
            <text:p>2016-09-16T17:20:02Z</text:p>
          </table:table-cell>
          <table:table-cell office:value-type="string" calcext:value-type="string">
            <text:p>You can use a private constructor to prevent subclassing / instantiation.</text:p>
            <text:p/>
            <text:p>Make sense! Will do. The same for MessageStreams.</text:p>
          </table:table-cell>
          <table:table-cell office:value-type="string" calcext:value-type="string">
            <text:p>true</text:p>
          </table:table-cell>
          <table:table-cell office:value-type="string" calcext:value-type="string">
            <text:p>refactoring;encapsulation</text:p>
          </table:table-cell>
          <table:table-cell/>
        </table:table-row>
        <table:table-row table:style-name="ro25">
          <table:table-cell office:value-type="float" office:value="19862" calcext:value-type="float">
            <text:p>19862</text:p>
          </table:table-cell>
          <table:table-cell office:value-type="string" calcext:value-type="string">
            <text:p>accumulo</text:p>
          </table:table-cell>
          <table:table-cell office:value-type="string" calcext:value-type="string">
            <text:p>elserj</text:p>
          </table:table-cell>
          <table:table-cell office:value-type="float" office:value="39260" calcext:value-type="float">
            <text:p>39260</text:p>
          </table:table-cell>
          <table:table-cell office:value-type="float" office:value="71626" calcext:value-type="float">
            <text:p>71626</text:p>
          </table:table-cell>
          <table:table-cell table:number-columns-repeated="2"/>
          <table:table-cell office:value-type="string" calcext:value-type="string">
            <text:p>DiffComment</text:p>
          </table:table-cell>
          <table:table-cell office:value-type="string" calcext:value-type="string">
            <text:p>elserj</text:p>
          </table:table-cell>
          <table:table-cell office:value-type="string" calcext:value-type="string">
            <text:p>2014-04-02T15:15:22Z</text:p>
          </table:table-cell>
          <table:table-cell office:value-type="string" calcext:value-type="string">
            <text:p>Thinking about this from a total ordering standpoint. Say we're replicating to two slaves, and we have three rfiles to replicate (1, 2 and 3) to those two slaves.</text:p>
            <text:p/>
            <text:p>We replicate rfile1 to both, but then the link to slave2 goes down. We can still replicate rfile2 and then rfile3 to slave1, while we try to send rfile2 to slave2.</text:p>
            <text:p/>
            <text:p>What, if instead of the link being down, we happen to communicate to an angry server inside of slave2 which never completes the transfer. We don't want to transfer rfile3 to attempt to better preserve global ordering.</text:p>
            <text:p/>
            <text:p>This can be restated as "we only want to replicate one 'file' to a slave at a time" so that we preserve the original semantics of the replication "queue" (table). The problem is that this could drastically slow down replication when the link between master and slave cannot be saturated by one replication task at a time.</text:p>
            <text:p/>
            <text:p>This isn't anything that we can reliably guarantee now (without conditional mutations), right? Is it worth trying to tackle? The one clear change I want to make is that we do want to put the identifier for the slave in with the replication record rather than defer determination of where a record should be replicated.</text:p>
            <text:p/>
            <text:p>I also think transferring files should be an external concern like Mike Said.  One way this could work is the following.</text:p>
            <text:p/>
            <text:p> 1. Cluster A exports a batch of file uris and a control file (similar to export table)</text:p>
            <text:p> 2. The user distcps the uris and control file</text:p>
            <text:p> 3. The control file and dir containing distcp files is provided to cluter B to import </text:p>
            <text:p/>
            <text:p>The difference between this and import/export table is thats its stateful.  Export on Cluster A provides the list of changes since the last export.  The control file contains ordering information about how to apply the files.  The control file also contains ordering information about other import/exports.   But this process is incomplete.  The feedback process would need to be worked out.  The entire process should be resiliant to users trying to apply things out of order.</text:p>
            <text:p/>
            <text:p>What would the ordering guarantees be that we would need to provide for bulk import? Ordering of when bulk-imports finished on the master? If you have two tables and two bulk imports which each had a file to each of those tables, could you have interleaved imports? e.g. table1 sees the file from import1 and then import2, while table2 sees the file from import2 and then import1?</text:p>
            <text:p/>
            <text:p>I am leaning towards not supporting bulk import replication for simplicity's sake on a first go now.</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60680" calcext:value-type="float">
            <text:p>60680</text:p>
          </table:table-cell>
          <table:table-cell office:value-type="string" calcext:value-type="string">
            <text:p>ranger</text:p>
          </table:table-cell>
          <table:table-cell office:value-type="string" calcext:value-type="string">
            <text:p>pengjianhua</text:p>
          </table:table-cell>
          <table:table-cell office:value-type="float" office:value="179861" calcext:value-type="float">
            <text:p>179861</text:p>
          </table:table-cell>
          <table:table-cell office:value-type="float" office:value="254759" calcext:value-type="float">
            <text:p>254759</text:p>
          </table:table-cell>
          <table:table-cell table:number-columns-repeated="2"/>
          <table:table-cell office:value-type="string" calcext:value-type="string">
            <text:p>DiffComment</text:p>
          </table:table-cell>
          <table:table-cell office:value-type="string" calcext:value-type="string">
            <text:p>bpatel</text:p>
          </table:table-cell>
          <table:table-cell office:value-type="string" calcext:value-type="string">
            <text:p>2017-07-07T10:11:46Z</text:p>
          </table:table-cell>
          <table:table-cell office:value-type="string" calcext:value-type="string">
            <text:p>The line "password = prop.getProperty(RANGER_LOGIN_PASSWORD);" the password is already returned in encrypted format and  the 'plugins test connection' is working fine.</text:p>
            <text:p/>
            <text:p>After testing with the attached patch the test-connection for the plugins is failing, can you please revisit and check if this patch is required?</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37993" calcext:value-type="float">
            <text:p>37993</text:p>
          </table:table-cell>
          <table:table-cell office:value-type="string" calcext:value-type="string">
            <text:p>mesos</text:p>
          </table:table-cell>
          <table:table-cell office:value-type="string" calcext:value-type="string">
            <text:p>gyliu</text:p>
          </table:table-cell>
          <table:table-cell office:value-type="float" office:value="100393" calcext:value-type="float">
            <text:p>100393</text:p>
          </table:table-cell>
          <table:table-cell office:value-type="float" office:value="157629" calcext:value-type="float">
            <text:p>157629</text:p>
          </table:table-cell>
          <table:table-cell table:number-columns-repeated="2"/>
          <table:table-cell office:value-type="string" calcext:value-type="string">
            <text:p>DiffComment</text:p>
          </table:table-cell>
          <table:table-cell office:value-type="string" calcext:value-type="string">
            <text:p>alexr</text:p>
          </table:table-cell>
          <table:table-cell office:value-type="string" calcext:value-type="string">
            <text:p>2015-09-25T16:30:54Z</text:p>
          </table:table-cell>
          <table:table-cell office:value-type="string" calcext:value-type="string">
            <text:p>Let's kill this for now, it doesn't really add extra information.</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8389" calcext:value-type="float">
            <text:p>8389</text:p>
          </table:table-cell>
          <table:table-cell office:value-type="string" calcext:value-type="string">
            <text:p>hbase-git</text:p>
          </table:table-cell>
          <table:table-cell office:value-type="string" calcext:value-type="string">
            <text:p>francisliu</text:p>
          </table:table-cell>
          <table:table-cell office:value-type="float" office:value="17518" calcext:value-type="float">
            <text:p>17518</text:p>
          </table:table-cell>
          <table:table-cell table:number-columns-repeated="3"/>
          <table:table-cell office:value-type="string" calcext:value-type="string">
            <text:p>Review.body_top</text:p>
          </table:table-cell>
          <table:table-cell office:value-type="string" calcext:value-type="string">
            <text:p>stack</text:p>
          </table:table-cell>
          <table:table-cell office:value-type="string" calcext:value-type="string">
            <text:p>2013-03-07T07:31:43Z</text:p>
          </table:table-cell>
          <table:table-cell office:value-type="string" calcext:value-type="string">
            <text:p>About a 1/4 way through. <text:s/>Looks clean Francis.</text:p>
          </table:table-cell>
          <table:table-cell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20052" calcext:value-type="float">
            <text:p>20052</text:p>
          </table:table-cell>
          <table:table-cell office:value-type="string" calcext:value-type="string">
            <text:p>mesos</text:p>
          </table:table-cell>
          <table:table-cell office:value-type="string" calcext:value-type="string">
            <text:p>idownes</text:p>
          </table:table-cell>
          <table:table-cell office:value-type="float" office:value="39657" calcext:value-type="float">
            <text:p>39657</text:p>
          </table:table-cell>
          <table:table-cell office:value-type="float" office:value="72222" calcext:value-type="float">
            <text:p>72222</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4-04-07T01:13:15Z</text:p>
          </table:table-cell>
          <table:table-cell office:value-type="string" calcext:value-type="string">
            <text:p>I guess this is possible if a destroy occurred while the launch was happening? Is it worth a brief comment above? Also, are there other places that are susceptible?</text:p>
          </table:table-cell>
          <table:table-cell office:value-type="string" calcext:value-type="string">
            <text:p>false</text:p>
          </table:table-cell>
          <table:table-cell office:value-type="string" calcext:value-type="string">
            <text:p>documentation</text:p>
          </table:table-cell>
          <table:table-cell/>
        </table:table-row>
        <table:table-row table:style-name="ro7">
          <table:table-cell office:value-type="float" office:value="13496" calcext:value-type="float">
            <text:p>13496</text:p>
          </table:table-cell>
          <table:table-cell office:value-type="string" calcext:value-type="string">
            <text:p>cloudstack-git</text:p>
          </table:table-cell>
          <table:table-cell office:value-type="string" calcext:value-type="string">
            <text:p>jayapal</text:p>
          </table:table-cell>
          <table:table-cell office:value-type="float" office:value="25058" calcext:value-type="float">
            <text:p>25058</text:p>
          </table:table-cell>
          <table:table-cell table:number-columns-repeated="3"/>
          <table:table-cell office:value-type="string" calcext:value-type="string">
            <text:p>Review.body_top</text:p>
          </table:table-cell>
          <table:table-cell office:value-type="string" calcext:value-type="string">
            <text:p>catofong</text:p>
          </table:table-cell>
          <table:table-cell office:value-type="string" calcext:value-type="string">
            <text:p>2013-08-13T07:02:43Z</text:p>
          </table:table-cell>
          <table:table-cell office:value-type="string" calcext:value-type="string">
            <text:p>Review 13496 failed the build test : FAILURE</text:p>
            <text:p>The url of build cloudstack-master-with-patch #117 is : http://jenkins.buildacloud.org/job/cloudstack-master-with-patch/117/</text:p>
          </table:table-cell>
          <table:table-cell office:value-type="string" calcext:value-type="string">
            <text:p>false</text:p>
          </table:table-cell>
          <table:table-cell table:number-columns-repeated="2"/>
        </table:table-row>
        <table:table-row table:style-name="ro5">
          <table:table-cell office:value-type="float" office:value="55453" calcext:value-type="float">
            <text:p>55453</text:p>
          </table:table-cell>
          <table:table-cell office:value-type="string" calcext:value-type="string">
            <text:p>mesos</text:p>
          </table:table-cell>
          <table:table-cell office:value-type="string" calcext:value-type="string">
            <text:p>alexr</text:p>
          </table:table-cell>
          <table:table-cell office:value-type="float" office:value="162053" calcext:value-type="float">
            <text:p>162053</text:p>
          </table:table-cell>
          <table:table-cell office:value-type="float" office:value="233301" calcext:value-type="float">
            <text:p>233301</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7-01-19T17:39:25Z</text:p>
          </table:table-cell>
          <table:table-cell office:value-type="string" calcext:value-type="string">
            <text:p>How about:</text:p>
            <text:p/>
            <text:p>// Amount of time to wait to start health checking</text:p>
            <text:p>// the task *after* it transitions to TASK_RUNNING.</text:p>
          </table:table-cell>
          <table:table-cell office:value-type="string" calcext:value-type="string">
            <text:p>false</text:p>
          </table:table-cell>
          <table:table-cell office:value-type="string" calcext:value-type="string">
            <text:p>documentation</text:p>
          </table:table-cell>
          <table:table-cell/>
        </table:table-row>
        <table:table-row table:style-name="ro13">
          <table:table-cell office:value-type="float" office:value="8305" calcext:value-type="float">
            <text:p>8305</text:p>
          </table:table-cell>
          <table:table-cell office:value-type="string" calcext:value-type="string">
            <text:p>sqoop-sqoop2</text:p>
          </table:table-cell>
          <table:table-cell office:value-type="string" calcext:value-type="string">
            <text:p>venkatnrangan</text:p>
          </table:table-cell>
          <table:table-cell office:value-type="float" office:value="13957" calcext:value-type="float">
            <text:p>13957</text:p>
          </table:table-cell>
          <table:table-cell office:value-type="float" office:value="29805" calcext:value-type="float">
            <text:p>29805</text:p>
          </table:table-cell>
          <table:table-cell table:number-columns-repeated="2"/>
          <table:table-cell office:value-type="string" calcext:value-type="string">
            <text:p>DiffComment</text:p>
          </table:table-cell>
          <table:table-cell office:value-type="string" calcext:value-type="string">
            <text:p>jarcec</text:p>
          </table:table-cell>
          <table:table-cell office:value-type="string" calcext:value-type="string">
            <text:p>2012-12-02T17:07:26Z</text:p>
          </table:table-cell>
          <table:table-cell office:value-type="string" calcext:value-type="string">
            <text:p>Would be great to have hierarchical path in the resources similarly as Hadoop is using. One way that would think about it would be to use command/function for making the hierarchy, for example:</text:p>
            <text:p/>
            <text:p>clone.conn_successful = Connection ...</text:p>
            <text:p>clone.usage = Usage: clone</text:p>
            <text:p/>
            <text:p>Did not check hadoop - will do so</text:p>
          </table:table-cell>
          <table:table-cell office:value-type="string" calcext:value-type="string">
            <text:p>false</text:p>
          </table:table-cell>
          <table:table-cell/>
          <table:table-cell table:style-name="ce3" office:value-type="string" calcext:value-type="string">
            <text:p>true</text:p>
          </table:table-cell>
        </table:table-row>
        <table:table-row table:style-name="ro1">
          <table:table-cell office:value-type="float" office:value="71447" calcext:value-type="float">
            <text:p>71447</text:p>
          </table:table-cell>
          <table:table-cell office:value-type="string" calcext:value-type="string">
            <text:p>atlas</text:p>
          </table:table-cell>
          <table:table-cell office:value-type="string" calcext:value-type="string">
            <text:p>sarath.subramanian</text:p>
          </table:table-cell>
          <table:table-cell office:value-type="float" office:value="217636" calcext:value-type="float">
            <text:p>217636</text:p>
          </table:table-cell>
          <table:table-cell office:value-type="float" office:value="304926" calcext:value-type="float">
            <text:p>304926</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9-09-08T16:59:13Z</text:p>
          </table:table-cell>
          <table:table-cell office:value-type="string" calcext:value-type="string">
            <text:p>- consider using AtlasConfiguration.NOTIFICATION_CREATE_SHELL_ENTITY_FOR_NON_EXISTING_REF.getBoolean() - instead of reading from applicationProperties. So that the defaults are defined in a <text:s/>single place.</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5591" calcext:value-type="float">
            <text:p>5591</text:p>
          </table:table-cell>
          <table:table-cell office:value-type="string" calcext:value-type="string">
            <text:p>pig</text:p>
          </table:table-cell>
          <table:table-cell office:value-type="string" calcext:value-type="string">
            <text:p>herberts</text:p>
          </table:table-cell>
          <table:table-cell office:value-type="float" office:value="8764" calcext:value-type="float">
            <text:p>8764</text:p>
          </table:table-cell>
          <table:table-cell office:value-type="float" office:value="18506" calcext:value-type="float">
            <text:p>18506</text:p>
          </table:table-cell>
          <table:table-cell table:number-columns-repeated="2"/>
          <table:table-cell office:value-type="string" calcext:value-type="string">
            <text:p>DiffComment</text:p>
          </table:table-cell>
          <table:table-cell office:value-type="string" calcext:value-type="string">
            <text:p>jcoveney</text:p>
          </table:table-cell>
          <table:table-cell office:value-type="string" calcext:value-type="string">
            <text:p>2012-07-02T20:15:03Z</text:p>
          </table:table-cell>
          <table:table-cell office:value-type="string" calcext:value-type="string">
            <text:p>it has to be Map&lt;String,?&gt;</text:p>
            <text:p/>
            <text:p>Corrected.</text:p>
          </table:table-cell>
          <table:table-cell office:value-type="string" calcext:value-type="string">
            <text:p>true</text:p>
          </table:table-cell>
          <table:table-cell office:value-type="string" calcext:value-type="string">
            <text:p>bug</text:p>
          </table:table-cell>
          <table:table-cell/>
        </table:table-row>
        <table:table-row table:style-name="ro3">
          <table:table-cell office:value-type="float" office:value="13788" calcext:value-type="float">
            <text:p>13788</text:p>
          </table:table-cell>
          <table:table-cell office:value-type="string" calcext:value-type="string">
            <text:p>hbase-git</text:p>
          </table:table-cell>
          <table:table-cell office:value-type="string" calcext:value-type="string">
            <text:p>aleks.shulman</text:p>
          </table:table-cell>
          <table:table-cell office:value-type="float" office:value="25731" calcext:value-type="float">
            <text:p>25731</text:p>
          </table:table-cell>
          <table:table-cell office:value-type="float" office:value="50243" calcext:value-type="float">
            <text:p>50243</text:p>
          </table:table-cell>
          <table:table-cell table:number-columns-repeated="2"/>
          <table:table-cell office:value-type="string" calcext:value-type="string">
            <text:p>DiffComment</text:p>
          </table:table-cell>
          <table:table-cell office:value-type="string" calcext:value-type="string">
            <text:p>jmhsieh</text:p>
          </table:table-cell>
          <table:table-cell office:value-type="string" calcext:value-type="string">
            <text:p>2013-09-05T01:07:38Z</text:p>
          </table:table-cell>
          <table:table-cell office:value-type="string" calcext:value-type="string">
            <text:p>this is a new file right?  why doesn't the rest show up?</text:p>
            <text:p/>
            <text:p>It's not a new file. This file was, but I factored most of the body into "_common.sh</text:p>
          </table:table-cell>
          <table:table-cell office:value-type="string" calcext:value-type="string">
            <text:p>false</text:p>
          </table:table-cell>
          <table:table-cell office:value-type="string" calcext:value-type="string">
            <text:p>versionControl</text:p>
          </table:table-cell>
          <table:table-cell/>
        </table:table-row>
        <table:table-row table:style-name="ro3">
          <table:table-cell office:value-type="float" office:value="48775" calcext:value-type="float">
            <text:p>48775</text:p>
          </table:table-cell>
          <table:table-cell office:value-type="string" calcext:value-type="string">
            <text:p>hbase-git</text:p>
          </table:table-cell>
          <table:table-cell office:value-type="string" calcext:value-type="string">
            <text:p>anastas</text:p>
          </table:table-cell>
          <table:table-cell office:value-type="float" office:value="143426" calcext:value-type="float">
            <text:p>143426</text:p>
          </table:table-cell>
          <table:table-cell office:value-type="float" office:value="209216" calcext:value-type="float">
            <text:p>209216</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6-07-27T13:56:59Z</text:p>
          </table:table-cell>
          <table:table-cell office:value-type="string" calcext:value-type="string">
            <text:p>We have an enum like this already up in immutablesegement?</text:p>
            <text:p/>
            <text:p>Answering here about all the comments of the same line (Stack and Ramkrishna). First, changed this type to be private. Second, this is not the same as ImmutableSegment type, although the words are similar. This is saying how to save the results of compaction, to which ImmutableSegment? And ImmutableSegment type is explaining the type of this specific segment, that can be result of flattening for example and not compaction...</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70160" calcext:value-type="float">
            <text:p>70160</text:p>
          </table:table-cell>
          <table:table-cell office:value-type="string" calcext:value-type="string">
            <text:p>mesos</text:p>
          </table:table-cell>
          <table:table-cell office:value-type="string" calcext:value-type="string">
            <text:p>mzhu</text:p>
          </table:table-cell>
          <table:table-cell office:value-type="float" office:value="213677" calcext:value-type="float">
            <text:p>213677</text:p>
          </table:table-cell>
          <table:table-cell table:number-columns-repeated="3"/>
          <table:table-cell office:value-type="string" calcext:value-type="string">
            <text:p>Review.body_top</text:p>
          </table:table-cell>
          <table:table-cell office:value-type="string" calcext:value-type="string">
            <text:p>bmahler</text:p>
          </table:table-cell>
          <table:table-cell office:value-type="string" calcext:value-type="string">
            <text:p>2019-03-13T19:13:45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3">
          <table:table-cell office:value-type="float" office:value="49990" calcext:value-type="float">
            <text:p>49990</text:p>
          </table:table-cell>
          <table:table-cell office:value-type="string" calcext:value-type="string">
            <text:p>mesos</text:p>
          </table:table-cell>
          <table:table-cell office:value-type="string" calcext:value-type="string">
            <text:p>srbrahma</text:p>
          </table:table-cell>
          <table:table-cell office:value-type="float" office:value="142436" calcext:value-type="float">
            <text:p>142436</text:p>
          </table:table-cell>
          <table:table-cell table:number-columns-repeated="3"/>
          <table:table-cell office:value-type="string" calcext:value-type="string">
            <text:p>Review.body_top</text:p>
          </table:table-cell>
          <table:table-cell office:value-type="string" calcext:value-type="string">
            <text:p>kaysoky</text:p>
          </table:table-cell>
          <table:table-cell office:value-type="string" calcext:value-type="string">
            <text:p>2016-07-15T20:10:24Z</text:p>
          </table:table-cell>
          <table:table-cell office:value-type="string" calcext:value-type="string">
            <text:p>LGTM!</text:p>
            <text:p/>
            <text:p>Verified the build on OSX and Windows.</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3682" calcext:value-type="float">
            <text:p>43682</text:p>
          </table:table-cell>
          <table:table-cell office:value-type="string" calcext:value-type="string">
            <text:p>ambari</text:p>
          </table:table-cell>
          <table:table-cell office:value-type="string" calcext:value-type="string">
            <text:p>ljainpivotalio</text:p>
          </table:table-cell>
          <table:table-cell office:value-type="float" office:value="119549" calcext:value-type="float">
            <text:p>119549</text:p>
          </table:table-cell>
          <table:table-cell table:number-columns-repeated="3"/>
          <table:table-cell office:value-type="string" calcext:value-type="string">
            <text:p>Review.body_top</text:p>
          </table:table-cell>
          <table:table-cell office:value-type="string" calcext:value-type="string">
            <text:p>bhuvnesh2703</text:p>
          </table:table-cell>
          <table:table-cell office:value-type="string" calcext:value-type="string">
            <text:p>2016-02-17T23:26:06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6816" calcext:value-type="float">
            <text:p>46816</text:p>
          </table:table-cell>
          <table:table-cell office:value-type="string" calcext:value-type="string">
            <text:p>mesos</text:p>
          </table:table-cell>
          <table:table-cell office:value-type="string" calcext:value-type="string">
            <text:p>chenzhiwei</text:p>
          </table:table-cell>
          <table:table-cell office:value-type="float" office:value="131058" calcext:value-type="float">
            <text:p>131058</text:p>
          </table:table-cell>
          <table:table-cell table:number-columns-repeated="3"/>
          <table:table-cell office:value-type="string" calcext:value-type="string">
            <text:p>Review.body_top</text:p>
          </table:table-cell>
          <table:table-cell office:value-type="string" calcext:value-type="string">
            <text:p>dongdong</text:p>
          </table:table-cell>
          <table:table-cell office:value-type="string" calcext:value-type="string">
            <text:p>2016-04-29T08:31:19Z</text:p>
          </table:table-cell>
          <table:table-cell office:value-type="string" calcext:value-type="string">
            <text:p>This target will not be removed until the term 'slave' is completely removed in the code, I'm ok to the change</text:p>
          </table:table-cell>
          <table:table-cell office:value-type="string" calcext:value-type="string">
            <text:p>false</text:p>
          </table:table-cell>
          <table:table-cell table:number-columns-repeated="2"/>
        </table:table-row>
        <table:table-row table:style-name="ro26">
          <table:table-cell office:value-type="float" office:value="62548" calcext:value-type="float">
            <text:p>62548</text:p>
          </table:table-cell>
          <table:table-cell office:value-type="string" calcext:value-type="string">
            <text:p>mesos</text:p>
          </table:table-cell>
          <table:table-cell office:value-type="string" calcext:value-type="string">
            <text:p>greggomann</text:p>
          </table:table-cell>
          <table:table-cell office:value-type="float" office:value="187874" calcext:value-type="float">
            <text:p>187874</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7-10-12T21:27:33Z</text:p>
          </table:table-cell>
          <table:table-cell office:value-type="string" calcext:value-type="string">
            <text:p>FAIL: Some Mesos tests failed.</text:p>
            <text:p/>
            <text:p>Reviews applied: `['62548']`</text:p>
            <text:p/>
            <text:p>Failed command: `C:\mesos\src\mesos-tests.exe --verbose --gtest_filter="-ContentType/MasterAPITest.EventAuthorizationFiltering/1"`</text:p>
            <text:p/>
            <text:p>All the build artifacts available at: http://dcos-win.westus.cloudapp.azure.com/mesos-build/review/62548</text:p>
            <text:p/>
            <text:p>Relevant logs:</text:p>
            <text:p/>
            <text:p>- [mesos-tests-stdout.log](http://dcos-win.westus.cloudapp.azure.com/mesos-build/review/62548/logs/mesos-tests-stdout.log):</text:p>
            <text:p/>
            <text:p>```</text:p>
            <text:p>[       OK ] Endpoint/SlaveEndpointTest.UnauthorizedRequest/0 (304 ms)</text:p>
            <text:p>[ RUN      ] Endpoint/SlaveEndpointTest.UnauthorizedRequest/1</text:p>
            <text:p>[       OK ] Endpoint/SlaveEndpointTest.UnauthorizedRequest/1 (293 ms)</text:p>
            <text:p>[ RUN      ] Endpoint/SlaveEndpointTest.UnauthorizedRequest/2</text:p>
            <text:p>[       OK ] Endpoint/SlaveEndpointTest.UnauthorizedRequest/2 (281 ms)</text:p>
            <text:p>[ RUN      ] Endpoint/SlaveEndpointTest.NoAuthorizer/0</text:p>
            <text:p>[       OK ] Endpoint/SlaveEndpointTest.NoAuthorizer/0 (296 ms)</text:p>
            <text:p>[ RUN      ] Endpoint/SlaveEndpointTest.NoAuthorizer/1</text:p>
            <text:p>[       OK ] Endpoint/SlaveEndpointTest.NoAuthorizer/1 (341 ms)</text:p>
            <text:p>[ RUN      ] Endpoint/SlaveEndpointTest.NoAuthorizer/2</text:p>
            <text:p>[       OK ] Endpoint/SlaveEndpointTest.NoAuthorizer/2 (286 ms)</text:p>
            <text:p>[----------] 9 tests from Endpoint/SlaveEndpointTest (3025 ms total)</text:p>
            <text:p/>
            <text:p>[----------] 2 tests from ContainerizerType/DefaultContainerDNSFlagTest</text:p>
            <text:p>[ RUN      ] ContainerizerType/DefaultContainerDNSFlagTest.ValidateFlag/0</text:p>
            <text:p>[       OK ] ContainerizerType/DefaultContainerDNSFlagTest.ValidateFlag/0 (133 ms)</text:p>
            <text:p>[ RUN      ] ContainerizerType/DefaultContainerDNSFlagTest.ValidateFlag/1</text:p>
            <text:p>[       OK ] ContainerizerType/DefaultContainerDNSFlagTest.ValidateFlag/1 (155 ms)</text:p>
            <text:p>[----------] 2 tests from ContainerizerType/DefaultContainerDNSFlagTest (339 ms total)</text:p>
            <text:p/>
            <text:p>[----------] Global test environment tear-down</text:p>
            <text:p>[==========] 723 tests from 73 test cases ran. (371412 ms total)</text:p>
            <text:p>[  PASSED  ] 722 tests.</text:p>
            <text:p>[  FAILED  ] 1 test, listed below:</text:p>
            <text:p>[  FAILED  ] MesosContainerizer/DefaultExecutorTest.ROOT_ContainerStatusForTask/0, where GetParam() = "mesos"</text:p>
            <text:p/>
            <text:p> 1 FAILED TEST</text:p>
            <text:p>  YOU HAVE 165 DISABLED TESTS</text:p>
            <text:p/>
            <text:p>```</text:p>
            <text:p/>
            <text:p>- [mesos-tests-stderr.log](http://dcos-win.westus.cloudapp.azure.com/mesos-build/review/62548/logs/mesos-tests-stderr.log):</text:p>
            <text:p/>
            <text:p>```</text:p>
            <text:p>I1012 21:26:53.156424 52204 containerizer.cpp:648] Recovering containerizer</text:p>
            <text:p>I1012 21:26:53.167423 48364 provisioner.cpp:416] Provisioner recovery complete</text:p>
            <text:p>I1012 21:26:53.169423 51620 slave.cpp:6310] Finished recovery</text:p>
            <text:p>I1012 21:26:53.195425 42280 http.cpp:1185] HTTP GET for /slave(270)/monitor/statistics.json from 10.3.1.7:56731</text:p>
            <text:p>I1012 21:26:53.196424 42280 http.cpp:976] Authorizing principal 'test-principal' to GET the '/monitor/statistics.json' endpoint</text:p>
            <text:p>I1012 21:26:53.245074 47652 slave.cpp:869] Agent terminating</text:p>
            <text:p>I1012 21:26:53.398926 47652 containerizer.cpp:292] Using isolation { windows/cpu, filesystem/windows, environment_secret }</text:p>
            <text:p>I1012 21:26:53.400929 47652 provisioner.cpp:255] Using default backend 'copy'</text:p>
            <text:p>I1012 21:26:53.418929 47652 cluster.cpp:448] Creating default 'local' authorizer</text:p>
            <text:p>I1012 21:26:53.433930 46208 slave.cpp:254] Mesos agent started on (271)@10.3.1.7:55799</text:p>
            <text:p>I1012 21:26:53.433930 46208 slave.cpp:255] Flags at startup: --acls="" --appc_simple_discovery_uri_prefix="http://" --appc_store_dir="C:\Users\mesos\AppData\Local\Temp\2\87x5Jp\store\appc" --authenticate_http_readonly="true" --authenticate_http_readwrite="true" --authenticatee="crammd5" --authentication_backoff_factor="1secs" --authorizer="local" --container_disk_watch_interval="15secs" --containerizers="mesos" --credential="C:\Users\mesos\AppData\Local\Temp\2\87x5Jp\credential" --default_role="*" --disk_watch_interval="1mins" --docker="docker" --docker_kill_orphans="true" --docker_registry="https://registry-1.docker.io" --docker_remove_delay="6hrs" --docker_socket="//./pipe/docker_engine" --docker_stop_timeout="0ns" --docker_store_dir="C:\Users\mesos\AppData\Local\Temp\2\87x5Jp\store\docker" --docker_volume_checkpoint_dir="/var/run/mesos/isolators/docker/volume" --enforce_container_disk_quota="false" --executor_registration_timeout="1mins" --executor_reregistration_timeout="2secs" --executor_shutdown_grace_period="5secs" --fetcher_cache_dir="C:\Users\mesos\AppData\Local\Temp\2\87x5Jp\fetch" --fetcher_cache_size="2GB" --frameworks_home="" --gc_delay="1weeks" --gc_disk_headroom="0.1" --hadoop_home="" --help="false" --hostname_lookup="true" --http_command_executor="false" --http_credentials="C:\Users\mesos\AppData\Local\Temp\2\87x5Jp\http_credentials" --http_heartbeat_interval="30secs" --initialize_driver_logging="true" --isolation="windows/cpu" --launcher="windows" --launcher_dir="C:\mesos\src" --logbufsecs="0" --logging_level="INFO" --max_completed_executors_per_framework="150" --oversubscribed_resources_interval="15secs" --port="5051" --qos_correction_interval_min="0ns" --quiet="false" --recover="reconnect" --recovery_timeout="15mins" --registration_backoff_factor="10ms" --resources="cpus:2;gpus:0;mem:1024;disk:1024;ports:[31000-32000]" --runtime_dir="C:\Users\mesos\AppData\Local\Temp\2\87x5Jp" --sandbox_directory="C:\mesos\sandbox" --strict="true" --version="false" --work_dir="C:\Users\mesos\AppData\Local\Temp\2\1dgUFd" --zk_session_timeout="10secs"</text:p>
            <text:p>I1012 21:26:53.463932 46208 credentials.hpp:86] Loading credential for authentication from 'C:\Users\mesos\AppData\Local\Temp\2\87x5Jp\credential'</text:p>
            <text:p>I1012 21:26:53.463932 46208 slave.cpp:287] Agent using credential for: test-principal</text:p>
            <text:p>I1012 21:26:53.463932 46208 credentials.hpp:37] Loading credentials for authentication from 'C:\Users\mesos\AppData\Local\Temp\2\87x5Jp\http_credentials'</text:p>
            <text:p>I1012 21:26:53.467931 46208 http.cpp:1045] Creating default 'basic' HTTP authenticator for realm 'mesos-agent-readonly'</text:p>
            <text:p>I1012 21:26:53.478930 46208 http.cpp:1045] Creating default 'basic' HTTP authenticator for realm 'mesos-agent-readwrite'</text:p>
            <text:p>I1012 21:26:53.486935 46208 slave.cpp:585] Agent resources: [{"name":"cpus","scalar":{"value":2.0},"type":"SCALAR"},{"name":"mem","scalar":{"value":1024.0},"type":"SCALAR"},{"name":"disk","scalar":{"value":1024.0},"type":"SCALAR"},{"name":"ports","ranges":{"range":[{"begin":31000,"end":32000}]},"type":"RANGES"}]</text:p>
            <text:p>I1012 21:26:53.490936 46208 slave.cpp:593] Agent attributes: [  ]</text:p>
            <text:p>I1012 21:26:53.490936 46208 slave.cpp:602] Agent hostname: mesos-bld-s2.zq4gs31qjdiunm1ryi1452nvnh.dx.internal.cloudapp.net</text:p>
            <text:p>I1012 21:26:53.491941 50292 status_update_manager.cpp:177] Pausing sending status updates</text:p>
            <text:p>I1012 21:26:53.500933 52204 state.cpp:64] Recovering state from 'C:\Users\mesos\AppData\Local\Temp\2\1dgUFd\meta'</text:p>
            <text:p>I1012 21:26:53.502931 51620 status_update_manager.cpp:203] Recovering status update manager</text:p>
            <text:p>I1012 21:26:53.502931 40536 containerizer.cpp:648] Recovering containerizer</text:p>
            <text:p>I1012 21:26:53.512931 50556 provisioner.cpp:416] Provisioner recovery complete</text:p>
            <text:p>I1012 21:26:53.525564 50292 slave.cpp:6310] Finished recovery</text:p>
            <text:p>I1012 21:26:53.544570 52204 http.cpp:1185] HTTP GET for /slave(271)/containers from 10.3.1.7:56732</text:p>
            <text:p>I1012 21:26:53.545570 52204 http.cpp:976] Authorizing principal 'test-principal' to GET the '/containers' endpoint</text:p>
            <text:p>I1012 21:26:53.564564 50292 slave.cpp:869] Agent terminating</text:p>
            <text:p>I1012 21:26:54.590319 52092 process.cpp:1068] Failed to accept socket: future discarded</text:p>
            <text:p>```</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51521" calcext:value-type="float">
            <text:p>51521</text:p>
          </table:table-cell>
          <table:table-cell office:value-type="string" calcext:value-type="string">
            <text:p>hbase-git</text:p>
          </table:table-cell>
          <table:table-cell office:value-type="string" calcext:value-type="string">
            <text:p>zghaobac</text:p>
          </table:table-cell>
          <table:table-cell office:value-type="float" office:value="148086" calcext:value-type="float">
            <text:p>148086</text:p>
          </table:table-cell>
          <table:table-cell office:value-type="float" office:value="215506" calcext:value-type="float">
            <text:p>215506</text:p>
          </table:table-cell>
          <table:table-cell table:number-columns-repeated="2"/>
          <table:table-cell office:value-type="string" calcext:value-type="string">
            <text:p>DiffComment</text:p>
          </table:table-cell>
          <table:table-cell office:value-type="string" calcext:value-type="string">
            <text:p>enis</text:p>
          </table:table-cell>
          <table:table-cell office:value-type="string" calcext:value-type="string">
            <text:p>2016-09-07T21:17:08Z</text:p>
          </table:table-cell>
          <table:table-cell office:value-type="string" calcext:value-type="string">
            <text:p>Why three-way replication test rather than 2-way? Seems heavy. Maybe bump the class to be a LargeTests as well. Will this be simpler if we use TestReplicationBase?</text:p>
          </table:table-cell>
          <table:table-cell office:value-type="string" calcext:value-type="string">
            <text:p>true</text:p>
          </table:table-cell>
          <table:table-cell office:value-type="string" calcext:value-type="string">
            <text:p>betterSolution;testDesign</text:p>
          </table:table-cell>
          <table:table-cell/>
        </table:table-row>
        <table:table-row table:style-name="ro2">
          <table:table-cell office:value-type="float" office:value="21629" calcext:value-type="float">
            <text:p>21629</text:p>
          </table:table-cell>
          <table:table-cell office:value-type="string" calcext:value-type="string">
            <text:p>cloudstack-git</text:p>
          </table:table-cell>
          <table:table-cell office:value-type="string" calcext:value-type="string">
            <text:p>likitha</text:p>
          </table:table-cell>
          <table:table-cell office:value-type="float" office:value="43704" calcext:value-type="float">
            <text:p>43704</text:p>
          </table:table-cell>
          <table:table-cell table:number-columns-repeated="3"/>
          <table:table-cell office:value-type="string" calcext:value-type="string">
            <text:p>Review.body_top</text:p>
          </table:table-cell>
          <table:table-cell office:value-type="string" calcext:value-type="string">
            <text:p>asfbot</text:p>
          </table:table-cell>
          <table:table-cell office:value-type="string" calcext:value-type="string">
            <text:p>2014-05-22T05:00:29Z</text:p>
          </table:table-cell>
          <table:table-cell office:value-type="string" calcext:value-type="string">
            <text:p>Commit ebc92d6cd758d031f9d05ab7b277d5541149f771 in cloudstack's branch refs/heads/multiple-disk-ova from Likitha Shetty</text:p>
            <text:p>[ https://git-wip-us.apache.org/repos/asf?p=cloudstack.git;h=ebc92d6 ]</text:p>
            <text:p/>
            <text:p>CLOUDSTACK-4757. Update API params</text:p>
            <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63370" calcext:value-type="float">
            <text:p>63370</text:p>
          </table:table-cell>
          <table:table-cell office:value-type="string" calcext:value-type="string">
            <text:p>mesos</text:p>
          </table:table-cell>
          <table:table-cell office:value-type="string" calcext:value-type="string">
            <text:p>bennoe</text:p>
          </table:table-cell>
          <table:table-cell office:value-type="float" office:value="189678" calcext:value-type="float">
            <text:p>189678</text:p>
          </table:table-cell>
          <table:table-cell office:value-type="float" office:value="266886" calcext:value-type="float">
            <text:p>266886</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8-02-21T10:41:38Z</text:p>
          </table:table-cell>
          <table:table-cell office:value-type="string" calcext:value-type="string">
            <text:p>This looks like a boolean flag, any reason you decided to use a string? It would be nice to keep our boolean enable/disable style flags consistent.</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0781" calcext:value-type="float">
            <text:p>30781</text:p>
          </table:table-cell>
          <table:table-cell office:value-type="string" calcext:value-type="string">
            <text:p>samza</text:p>
          </table:table-cell>
          <table:table-cell office:value-type="string" calcext:value-type="string">
            <text:p>criccomini</text:p>
          </table:table-cell>
          <table:table-cell office:value-type="float" office:value="71716" calcext:value-type="float">
            <text:p>71716</text:p>
          </table:table-cell>
          <table:table-cell office:value-type="float" office:value="117584" calcext:value-type="float">
            <text:p>117584</text:p>
          </table:table-cell>
          <table:table-cell table:number-columns-repeated="2"/>
          <table:table-cell office:value-type="string" calcext:value-type="string">
            <text:p>DiffComment</text:p>
          </table:table-cell>
          <table:table-cell office:value-type="string" calcext:value-type="string">
            <text:p>closeuris</text:p>
          </table:table-cell>
          <table:table-cell office:value-type="string" calcext:value-type="string">
            <text:p>2015-02-09T22:48:20Z</text:p>
          </table:table-cell>
          <table:table-cell office:value-type="string" calcext:value-type="string">
            <text:p>space</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51748" calcext:value-type="float">
            <text:p>51748</text:p>
          </table:table-cell>
          <table:table-cell office:value-type="string" calcext:value-type="string">
            <text:p>ambari</text:p>
          </table:table-cell>
          <table:table-cell office:value-type="string" calcext:value-type="string">
            <text:p>miki.gergely</text:p>
          </table:table-cell>
          <table:table-cell office:value-type="float" office:value="148281" calcext:value-type="float">
            <text:p>148281</text:p>
          </table:table-cell>
          <table:table-cell table:number-columns-repeated="3"/>
          <table:table-cell office:value-type="string" calcext:value-type="string">
            <text:p>Review.body_top</text:p>
          </table:table-cell>
          <table:table-cell office:value-type="string" calcext:value-type="string">
            <text:p>oleewere</text:p>
          </table:table-cell>
          <table:table-cell office:value-type="string" calcext:value-type="string">
            <text:p>2016-09-08T22:36:56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0781" calcext:value-type="float">
            <text:p>60781</text:p>
          </table:table-cell>
          <table:table-cell office:value-type="string" calcext:value-type="string">
            <text:p>ranger</text:p>
          </table:table-cell>
          <table:table-cell office:value-type="string" calcext:value-type="string">
            <text:p>rmani</text:p>
          </table:table-cell>
          <table:table-cell office:value-type="float" office:value="180242" calcext:value-type="float">
            <text:p>180242</text:p>
          </table:table-cell>
          <table:table-cell table:number-columns-repeated="3"/>
          <table:table-cell office:value-type="string" calcext:value-type="string">
            <text:p>Review.body_top</text:p>
          </table:table-cell>
          <table:table-cell office:value-type="string" calcext:value-type="string">
            <text:p>kulkabhay</text:p>
          </table:table-cell>
          <table:table-cell office:value-type="string" calcext:value-type="string">
            <text:p>2017-07-11T19:23:47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21">
          <table:table-cell office:value-type="float" office:value="34370" calcext:value-type="float">
            <text:p>34370</text:p>
          </table:table-cell>
          <table:table-cell office:value-type="string" calcext:value-type="string">
            <text:p>ambari</text:p>
          </table:table-cell>
          <table:table-cell office:value-type="string" calcext:value-type="string">
            <text:p>jspeidel</text:p>
          </table:table-cell>
          <table:table-cell office:value-type="float" office:value="84214" calcext:value-type="float">
            <text:p>84214</text:p>
          </table:table-cell>
          <table:table-cell table:number-columns-repeated="3"/>
          <table:table-cell office:value-type="string" calcext:value-type="string">
            <text:p>Review.body_top</text:p>
          </table:table-cell>
          <table:table-cell office:value-type="string" calcext:value-type="string">
            <text:p>rnettleton</text:p>
          </table:table-cell>
          <table:table-cell office:value-type="string" calcext:value-type="string">
            <text:p>2015-05-18T20:46:22Z</text:p>
          </table:table-cell>
          <table:table-cell office:value-type="string" calcext:value-type="string">
            <text:p>Ship It!</text:p>
            <text:p/>
            <text:p>Results :</text:p>
            <text:p/>
            <text:p>Tests run: 2991, Failures: 0, Errors: 0, Skipped: 75</text:p>
            <text:p>...</text:p>
            <text:p>Total run:741</text:p>
            <text:p>Total errors:0</text:p>
            <text:p>Total failures:0</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9543" calcext:value-type="float">
            <text:p>9543</text:p>
          </table:table-cell>
          <table:table-cell office:value-type="string" calcext:value-type="string">
            <text:p>sqoop-trunk</text:p>
          </table:table-cell>
          <table:table-cell office:value-type="string" calcext:value-type="string">
            <text:p>venkatnrangan</text:p>
          </table:table-cell>
          <table:table-cell office:value-type="float" office:value="17303" calcext:value-type="float">
            <text:p>17303</text:p>
          </table:table-cell>
          <table:table-cell table:number-columns-repeated="3"/>
          <table:table-cell office:value-type="string" calcext:value-type="string">
            <text:p>Review.body_bottom</text:p>
          </table:table-cell>
          <table:table-cell office:value-type="string" calcext:value-type="string">
            <text:p>jarcec</text:p>
          </table:table-cell>
          <table:table-cell office:value-type="string" calcext:value-type="string">
            <text:p>2013-03-02T19:26:26Z</text:p>
          </table:table-cell>
          <table:table-cell office:value-type="string" calcext:value-type="string">
            <text:p>Jarcec</text:p>
          </table:table-cell>
          <table:table-cell office:value-type="string" calcext:value-type="string">
            <text:p>false</text:p>
          </table:table-cell>
          <table:table-cell table:number-columns-repeated="2"/>
        </table:table-row>
        <table:table-row table:style-name="ro1">
          <table:table-cell office:value-type="float" office:value="58348" calcext:value-type="float">
            <text:p>58348</text:p>
          </table:table-cell>
          <table:table-cell office:value-type="string" calcext:value-type="string">
            <text:p>mesos</text:p>
          </table:table-cell>
          <table:table-cell office:value-type="string" calcext:value-type="string">
            <text:p>nfnt</text:p>
          </table:table-cell>
          <table:table-cell office:value-type="float" office:value="172794" calcext:value-type="float">
            <text:p>172794</text:p>
          </table:table-cell>
          <table:table-cell table:number-columns-repeated="3"/>
          <table:table-cell office:value-type="string" calcext:value-type="string">
            <text:p>Review.body_top</text:p>
          </table:table-cell>
          <table:table-cell office:value-type="string" calcext:value-type="string">
            <text:p>neilc</text:p>
          </table:table-cell>
          <table:table-cell office:value-type="string" calcext:value-type="string">
            <text:p>2017-04-24T15:13:16Z</text:p>
          </table:table-cell>
          <table:table-cell office:value-type="string" calcext:value-type="string">
            <text:p>This RR does not seem to do what the RR's summary/description says it does. Can you clarify?</text:p>
          </table:table-cell>
          <table:table-cell office:value-type="string" calcext:value-type="string">
            <text:p>false</text:p>
          </table:table-cell>
          <table:table-cell office:value-type="string" calcext:value-type="string">
            <text:p>generalQuestion</text:p>
          </table:table-cell>
          <table:table-cell/>
        </table:table-row>
        <table:table-row table:style-name="ro1">
          <table:table-cell office:value-type="float" office:value="22553" calcext:value-type="float">
            <text:p>22553</text:p>
          </table:table-cell>
          <table:table-cell office:value-type="string" calcext:value-type="string">
            <text:p>hive-git</text:p>
          </table:table-cell>
          <table:table-cell office:value-type="string" calcext:value-type="string">
            <text:p>haglein</text:p>
          </table:table-cell>
          <table:table-cell office:value-type="float" office:value="45682" calcext:value-type="float">
            <text:p>45682</text:p>
          </table:table-cell>
          <table:table-cell office:value-type="float" office:value="80627" calcext:value-type="float">
            <text:p>80627</text:p>
          </table:table-cell>
          <table:table-cell table:number-columns-repeated="2"/>
          <table:table-cell office:value-type="string" calcext:value-type="string">
            <text:p>DiffComment</text:p>
          </table:table-cell>
          <table:table-cell office:value-type="string" calcext:value-type="string">
            <text:p>rhbutani</text:p>
          </table:table-cell>
          <table:table-cell office:value-type="string" calcext:value-type="string">
            <text:p>2014-06-14T01:00:38Z</text:p>
          </table:table-cell>
          <table:table-cell office:value-type="string" calcext:value-type="string">
            <text:p>why did this change?</text:p>
          </table:table-cell>
          <table:table-cell office:value-type="string" calcext:value-type="string">
            <text:p>true</text:p>
          </table:table-cell>
          <table:table-cell office:value-type="string" calcext:value-type="string">
            <text:p>clarification</text:p>
          </table:table-cell>
          <table:table-cell/>
        </table:table-row>
        <table:table-row table:style-name="ro6">
          <table:table-cell office:value-type="float" office:value="63358" calcext:value-type="float">
            <text:p>63358</text:p>
          </table:table-cell>
          <table:table-cell office:value-type="string" calcext:value-type="string">
            <text:p>mesos</text:p>
          </table:table-cell>
          <table:table-cell office:value-type="string" calcext:value-type="string">
            <text:p>jieyu</text:p>
          </table:table-cell>
          <table:table-cell office:value-type="float" office:value="189538" calcext:value-type="float">
            <text:p>189538</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7-10-30T00:44:07Z</text:p>
          </table:table-cell>
          <table:table-cell office:value-type="string" calcext:value-type="string">
            <text:p>FAIL: Failed to apply the dependent review: 63312.</text:p>
            <text:p/>
            <text:p>Failed command: `python.exe .\support\apply-reviews.py -n -r 63312`</text:p>
            <text:p/>
            <text:p>All the build artifacts available at: http://dcos-win.westus.cloudapp.azure.com/mesos-build/review/63358</text:p>
            <text:p/>
            <text:p>Relevant logs:</text:p>
            <text:p/>
            <text:p>- [apply-review-63312-stdout.log](http://dcos-win.westus.cloudapp.azure.com/mesos-build/review/63358/logs/apply-review-63312-stdout.log):</text:p>
            <text:p/>
            <text:p>```</text:p>
            <text:p>error: patch failed: src/v1/resources.cpp:1814</text:p>
            <text:p>error: src/v1/resources.cpp: patch does not apply</text:p>
            <text:p>```</text:p>
          </table:table-cell>
          <table:table-cell office:value-type="string" calcext:value-type="string">
            <text:p>false</text:p>
          </table:table-cell>
          <table:table-cell office:value-type="string" calcext:value-type="string">
            <text:p>bot</text:p>
          </table:table-cell>
          <table:table-cell/>
        </table:table-row>
        <table:table-row table:style-name="ro5">
          <table:table-cell office:value-type="float" office:value="16074" calcext:value-type="float">
            <text:p>16074</text:p>
          </table:table-cell>
          <table:table-cell office:value-type="string" calcext:value-type="string">
            <text:p>hive-git</text:p>
          </table:table-cell>
          <table:table-cell office:value-type="string" calcext:value-type="string">
            <text:p>sershe</text:p>
          </table:table-cell>
          <table:table-cell office:value-type="float" office:value="31486" calcext:value-type="float">
            <text:p>31486</text:p>
          </table:table-cell>
          <table:table-cell office:value-type="float" office:value="59990" calcext:value-type="float">
            <text:p>59990</text:p>
          </table:table-cell>
          <table:table-cell table:number-columns-repeated="2"/>
          <table:table-cell office:value-type="string" calcext:value-type="string">
            <text:p>DiffComment</text:p>
          </table:table-cell>
          <table:table-cell office:value-type="string" calcext:value-type="string">
            <text:p>ashutoshc</text:p>
          </table:table-cell>
          <table:table-cell office:value-type="string" calcext:value-type="string">
            <text:p>2014-01-09T23:43:54Z</text:p>
          </table:table-cell>
          <table:table-cell office:value-type="string" calcext:value-type="string">
            <text:p>Lets pass false, otherwise server may return huge output (for large number of partitions) which is of no use to client.</text:p>
            <text:p/>
            <text:p>The output is only as huge as the command :)</text:p>
            <text:p>I think this is better done in separate jira. For backward compat we'd rather have to pass some sort of flag; it might require syntax change to specify that flag</text:p>
          </table:table-cell>
          <table:table-cell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30296" calcext:value-type="float">
            <text:p>30296</text:p>
          </table:table-cell>
          <table:table-cell office:value-type="string" calcext:value-type="string">
            <text:p>mesos</text:p>
          </table:table-cell>
          <table:table-cell office:value-type="string" calcext:value-type="string">
            <text:p>dhamon</text:p>
          </table:table-cell>
          <table:table-cell office:value-type="float" office:value="69731" calcext:value-type="float">
            <text:p>69731</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5-01-27T02:14:47Z</text:p>
          </table:table-cell>
          <table:table-cell office:value-type="string" calcext:value-type="string">
            <text:p>Patch looks great!</text:p>
            <text:p/>
            <text:p>Reviews applied: [30296]</text:p>
            <text:p/>
            <text:p>All tests passed.</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34185" calcext:value-type="float">
            <text:p>34185</text:p>
          </table:table-cell>
          <table:table-cell office:value-type="string" calcext:value-type="string">
            <text:p>ranger</text:p>
          </table:table-cell>
          <table:table-cell office:value-type="string" calcext:value-type="string">
            <text:p>aloklal99</text:p>
          </table:table-cell>
          <table:table-cell office:value-type="float" office:value="83702" calcext:value-type="float">
            <text:p>83702</text:p>
          </table:table-cell>
          <table:table-cell table:number-columns-repeated="3"/>
          <table:table-cell office:value-type="string" calcext:value-type="string">
            <text:p>Review.body_top</text:p>
          </table:table-cell>
          <table:table-cell office:value-type="string" calcext:value-type="string">
            <text:p>kulkabhay</text:p>
          </table:table-cell>
          <table:table-cell office:value-type="string" calcext:value-type="string">
            <text:p>2015-05-14T01:22:51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8104" calcext:value-type="float">
            <text:p>8104</text:p>
          </table:table-cell>
          <table:table-cell office:value-type="string" calcext:value-type="string">
            <text:p>pig-git</text:p>
          </table:table-cell>
          <table:table-cell office:value-type="string" calcext:value-type="string">
            <text:p>jadler</text:p>
          </table:table-cell>
          <table:table-cell office:value-type="float" office:value="13962" calcext:value-type="float">
            <text:p>13962</text:p>
          </table:table-cell>
          <table:table-cell office:value-type="float" office:value="29854" calcext:value-type="float">
            <text:p>29854</text:p>
          </table:table-cell>
          <table:table-cell table:number-columns-repeated="2"/>
          <table:table-cell office:value-type="string" calcext:value-type="string">
            <text:p>DiffComment</text:p>
          </table:table-cell>
          <table:table-cell office:value-type="string" calcext:value-type="string">
            <text:p>cheolsoo</text:p>
          </table:table-cell>
          <table:table-cell office:value-type="string" calcext:value-type="string">
            <text:p>2012-12-03T22:36:10Z</text:p>
          </table:table-cell>
          <table:table-cell office:value-type="string" calcext:value-type="string">
            <text:p>Typo: not =&gt; No.</text:p>
          </table:table-cell>
          <table:table-cell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23588" calcext:value-type="float">
            <text:p>23588</text:p>
          </table:table-cell>
          <table:table-cell office:value-type="string" calcext:value-type="string">
            <text:p>samza</text:p>
          </table:table-cell>
          <table:table-cell office:value-type="string" calcext:value-type="string">
            <text:p>criccomini</text:p>
          </table:table-cell>
          <table:table-cell office:value-type="float" office:value="48438" calcext:value-type="float">
            <text:p>48438</text:p>
          </table:table-cell>
          <table:table-cell table:number-columns-repeated="3"/>
          <table:table-cell office:value-type="string" calcext:value-type="string">
            <text:p>Review.body_top</text:p>
          </table:table-cell>
          <table:table-cell office:value-type="string" calcext:value-type="string">
            <text:p>martinkl</text:p>
          </table:table-cell>
          <table:table-cell office:value-type="string" calcext:value-type="string">
            <text:p>2014-07-22T22:58:29Z</text:p>
          </table:table-cell>
          <table:table-cell office:value-type="string" calcext:value-type="string">
            <text:p>General approach looks good to me, various small issues below.</text:p>
            <text:p/>
            <text:p>An overall question: with the max fetch sizes removed, is there a risk of the container potentially running out of memory if the consumer fetches messages faster than the StreamTasks can process them?</text:p>
          </table:table-cell>
          <table:table-cell office:value-type="string" calcext:value-type="string">
            <text:p>true</text:p>
          </table:table-cell>
          <table:table-cell office:value-type="string" calcext:value-type="string">
            <text:p>approval;clarification</text:p>
          </table:table-cell>
          <table:table-cell/>
        </table:table-row>
        <table:table-row table:style-name="ro1">
          <table:table-cell office:value-type="float" office:value="3018" calcext:value-type="float">
            <text:p>3018</text:p>
          </table:table-cell>
          <table:table-cell office:value-type="string" calcext:value-type="string">
            <text:p>oozie</text:p>
          </table:table-cell>
          <table:table-cell office:value-type="string" calcext:value-type="string">
            <text:p>chitnis</text:p>
          </table:table-cell>
          <table:table-cell office:value-type="float" office:value="3636" calcext:value-type="float">
            <text:p>3636</text:p>
          </table:table-cell>
          <table:table-cell office:value-type="float" office:value="8113" calcext:value-type="float">
            <text:p>8113</text:p>
          </table:table-cell>
          <table:table-cell table:number-columns-repeated="2"/>
          <table:table-cell office:value-type="string" calcext:value-type="string">
            <text:p>DiffComment</text:p>
          </table:table-cell>
          <table:table-cell office:value-type="string" calcext:value-type="string">
            <text:p>sms</text:p>
          </table:table-cell>
          <table:table-cell office:value-type="string" calcext:value-type="string">
            <text:p>2011-12-05T21:23:45Z</text:p>
          </table:table-cell>
          <table:table-cell office:value-type="string" calcext:value-type="string">
            <text:p>Please use braces for the if. Its extremely dangerous to have floating conditionals.</text:p>
          </table:table-cell>
          <table:table-cell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48086" calcext:value-type="float">
            <text:p>48086</text:p>
          </table:table-cell>
          <table:table-cell office:value-type="string" calcext:value-type="string">
            <text:p>geode</text:p>
          </table:table-cell>
          <table:table-cell office:value-type="string" calcext:value-type="string">
            <text:p>upthewaterspout</text:p>
          </table:table-cell>
          <table:table-cell office:value-type="float" office:value="135684" calcext:value-type="float">
            <text:p>135684</text:p>
          </table:table-cell>
          <table:table-cell table:number-columns-repeated="3"/>
          <table:table-cell office:value-type="string" calcext:value-type="string">
            <text:p>Review.body_top</text:p>
          </table:table-cell>
          <table:table-cell office:value-type="string" calcext:value-type="string">
            <text:p>jasonhuynh</text:p>
          </table:table-cell>
          <table:table-cell office:value-type="string" calcext:value-type="string">
            <text:p>2016-05-31T21:19:25Z</text:p>
          </table:table-cell>
          <table:table-cell office:value-type="string" calcext:value-type="string">
            <text:p>Not sure how important it will be but maybe a test for an invalid function argument (such as a bad location or a null location?)</text:p>
            <text:p/>
            <text:p>Sounds good, I'll add one</text:p>
          </table:table-cell>
          <table:table-cell office:value-type="string" calcext:value-type="string">
            <text:p>false</text:p>
          </table:table-cell>
          <table:table-cell table:number-columns-repeated="2"/>
        </table:table-row>
        <table:table-row table:style-name="ro1">
          <table:table-cell office:value-type="float" office:value="51608" calcext:value-type="float">
            <text:p>51608</text:p>
          </table:table-cell>
          <table:table-cell office:value-type="string" calcext:value-type="string">
            <text:p>mesos</text:p>
          </table:table-cell>
          <table:table-cell office:value-type="string" calcext:value-type="string">
            <text:p>alexr</text:p>
          </table:table-cell>
          <table:table-cell office:value-type="float" office:value="154583" calcext:value-type="float">
            <text:p>154583</text:p>
          </table:table-cell>
          <table:table-cell office:value-type="float" office:value="224199" calcext:value-type="float">
            <text:p>224199</text:p>
          </table:table-cell>
          <table:table-cell table:number-columns-repeated="2"/>
          <table:table-cell office:value-type="string" calcext:value-type="string">
            <text:p>DiffComment</text:p>
          </table:table-cell>
          <table:table-cell office:value-type="string" calcext:value-type="string">
            <text:p>tillt</text:p>
          </table:table-cell>
          <table:table-cell office:value-type="string" calcext:value-type="string">
            <text:p>2016-11-02T16:38:35Z</text:p>
          </table:table-cell>
          <table:table-cell office:value-type="string" calcext:value-type="string">
            <text:p>See MESOS-6533</text:p>
          </table:table-cell>
          <table:table-cell office:value-type="string" calcext:value-type="string">
            <text:p>false</text:p>
          </table:table-cell>
          <table:table-cell table:number-columns-repeated="2"/>
        </table:table-row>
        <table:table-row table:style-name="ro1">
          <table:table-cell office:value-type="float" office:value="59508" calcext:value-type="float">
            <text:p>59508</text:p>
          </table:table-cell>
          <table:table-cell office:value-type="string" calcext:value-type="string">
            <text:p>sentry</text:p>
          </table:table-cell>
          <table:table-cell office:value-type="string" calcext:value-type="string">
            <text:p>kkalyan</text:p>
          </table:table-cell>
          <table:table-cell office:value-type="float" office:value="176648" calcext:value-type="float">
            <text:p>176648</text:p>
          </table:table-cell>
          <table:table-cell office:value-type="float" office:value="250044" calcext:value-type="float">
            <text:p>250044</text:p>
          </table:table-cell>
          <table:table-cell table:number-columns-repeated="2"/>
          <table:table-cell office:value-type="string" calcext:value-type="string">
            <text:p>DiffComment</text:p>
          </table:table-cell>
          <table:table-cell office:value-type="string" calcext:value-type="string">
            <text:p>vamsee</text:p>
          </table:table-cell>
          <table:table-cell office:value-type="string" calcext:value-type="string">
            <text:p>2017-06-01T19:26:44Z</text:p>
          </table:table-cell>
          <table:table-cell office:value-type="string" calcext:value-type="string">
            <text:p>nit. typo</text:p>
          </table:table-cell>
          <table:table-cell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47482" calcext:value-type="float">
            <text:p>47482</text:p>
          </table:table-cell>
          <table:table-cell office:value-type="string" calcext:value-type="string">
            <text:p>mesos</text:p>
          </table:table-cell>
          <table:table-cell office:value-type="string" calcext:value-type="string">
            <text:p>klueska</text:p>
          </table:table-cell>
          <table:table-cell office:value-type="float" office:value="133647" calcext:value-type="float">
            <text:p>133647</text:p>
          </table:table-cell>
          <table:table-cell office:value-type="float" office:value="198216" calcext:value-type="float">
            <text:p>198216</text:p>
          </table:table-cell>
          <table:table-cell table:number-columns-repeated="2"/>
          <table:table-cell office:value-type="string" calcext:value-type="string">
            <text:p>DiffComment</text:p>
          </table:table-cell>
          <table:table-cell office:value-type="string" calcext:value-type="string">
            <text:p>jojy</text:p>
          </table:table-cell>
          <table:table-cell office:value-type="string" calcext:value-type="string">
            <text:p>2016-05-18T03:16:53Z</text:p>
          </table:table-cell>
          <table:table-cell office:value-type="string" calcext:value-type="string">
            <text:p>emplace_back?</text:p>
            <text:p/>
            <text:p>What's the advantage or disadvantage of this?  My impression is that `emplace_back()` is only really useful if you want to pass a bunch or arguments to it in the `...` style rather than passing it a single object or a whole nother vector.</text:p>
          </table:table-cell>
          <table:table-cell office:value-type="string" calcext:value-type="string">
            <text:p>true</text:p>
          </table:table-cell>
          <table:table-cell office:value-type="string" calcext:value-type="string">
            <text:p>betterSolution;clarification</text:p>
          </table:table-cell>
          <table:table-cell/>
        </table:table-row>
        <table:table-row table:style-name="ro1">
          <table:table-cell office:value-type="float" office:value="30339" calcext:value-type="float">
            <text:p>30339</text:p>
          </table:table-cell>
          <table:table-cell office:value-type="string" calcext:value-type="string">
            <text:p>mesos</text:p>
          </table:table-cell>
          <table:table-cell office:value-type="string" calcext:value-type="string">
            <text:p>karya</text:p>
          </table:table-cell>
          <table:table-cell office:value-type="float" office:value="72824" calcext:value-type="float">
            <text:p>72824</text:p>
          </table:table-cell>
          <table:table-cell office:value-type="float" office:value="122232" calcext:value-type="float">
            <text:p>122232</text:p>
          </table:table-cell>
          <table:table-cell table:number-columns-repeated="2"/>
          <table:table-cell office:value-type="string" calcext:value-type="string">
            <text:p>DiffComment</text:p>
          </table:table-cell>
          <table:table-cell office:value-type="string" calcext:value-type="string">
            <text:p>nnielsen</text:p>
          </table:table-cell>
          <table:table-cell office:value-type="string" calcext:value-type="string">
            <text:p>2015-06-01T21:27:45Z</text:p>
          </table:table-cell>
          <table:table-cell office:value-type="string" calcext:value-type="string">
            <text:p>s/&gt; &gt;/&gt;&gt;/g</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28363" calcext:value-type="float">
            <text:p>28363</text:p>
          </table:table-cell>
          <table:table-cell office:value-type="string" calcext:value-type="string">
            <text:p>mesos</text:p>
          </table:table-cell>
          <table:table-cell office:value-type="string" calcext:value-type="string">
            <text:p>vinodkone</text:p>
          </table:table-cell>
          <table:table-cell office:value-type="float" office:value="62805" calcext:value-type="float">
            <text:p>62805</text:p>
          </table:table-cell>
          <table:table-cell table:number-columns-repeated="3"/>
          <table:table-cell office:value-type="string" calcext:value-type="string">
            <text:p>Review.body_top</text:p>
          </table:table-cell>
          <table:table-cell office:value-type="string" calcext:value-type="string">
            <text:p>jieyu</text:p>
          </table:table-cell>
          <table:table-cell office:value-type="string" calcext:value-type="string">
            <text:p>2014-11-24T17:36:38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28630" calcext:value-type="float">
            <text:p>28630</text:p>
          </table:table-cell>
          <table:table-cell office:value-type="string" calcext:value-type="string">
            <text:p>lens</text:p>
          </table:table-cell>
          <table:table-cell office:value-type="string" calcext:value-type="string">
            <text:p>jaideep.dhok</text:p>
          </table:table-cell>
          <table:table-cell office:value-type="float" office:value="65456" calcext:value-type="float">
            <text:p>65456</text:p>
          </table:table-cell>
          <table:table-cell table:number-columns-repeated="3"/>
          <table:table-cell office:value-type="string" calcext:value-type="string">
            <text:p>Review.body_top</text:p>
          </table:table-cell>
          <table:table-cell office:value-type="string" calcext:value-type="string">
            <text:p>amareshwari</text:p>
          </table:table-cell>
          <table:table-cell office:value-type="string" calcext:value-type="string">
            <text:p>2014-12-18T05:01:26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1817" calcext:value-type="float">
            <text:p>1817</text:p>
          </table:table-cell>
          <table:table-cell office:value-type="string" calcext:value-type="string">
            <text:p>pig</text:p>
          </table:table-cell>
          <table:table-cell office:value-type="string" calcext:value-type="string">
            <text:p>thejas</text:p>
          </table:table-cell>
          <table:table-cell office:value-type="float" office:value="1868" calcext:value-type="float">
            <text:p>1868</text:p>
          </table:table-cell>
          <table:table-cell office:value-type="float" office:value="4300" calcext:value-type="float">
            <text:p>4300</text:p>
          </table:table-cell>
          <table:table-cell table:number-columns-repeated="2"/>
          <table:table-cell office:value-type="string" calcext:value-type="string">
            <text:p>DiffComment</text:p>
          </table:table-cell>
          <table:table-cell office:value-type="string" calcext:value-type="string">
            <text:p>dvryaboy</text:p>
          </table:table-cell>
          <table:table-cell office:value-type="string" calcext:value-type="string">
            <text:p>2011-09-13T08:48:13Z</text:p>
          </table:table-cell>
          <table:table-cell office:value-type="string" calcext:value-type="string">
            <text:p>extra newline</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0159" calcext:value-type="float">
            <text:p>60159</text:p>
          </table:table-cell>
          <table:table-cell office:value-type="string" calcext:value-type="string">
            <text:p>atlas</text:p>
          </table:table-cell>
          <table:table-cell office:value-type="string" calcext:value-type="string">
            <text:p>apoorvnaik</text:p>
          </table:table-cell>
          <table:table-cell office:value-type="float" office:value="178624" calcext:value-type="float">
            <text:p>178624</text:p>
          </table:table-cell>
          <table:table-cell office:value-type="float" office:value="252731" calcext:value-type="float">
            <text:p>252731</text:p>
          </table:table-cell>
          <table:table-cell table:number-columns-repeated="2"/>
          <table:table-cell office:value-type="string" calcext:value-type="string">
            <text:p>DiffComment</text:p>
          </table:table-cell>
          <table:table-cell office:value-type="string" calcext:value-type="string">
            <text:p>apoorvnaik</text:p>
          </table:table-cell>
          <table:table-cell office:value-type="string" calcext:value-type="string">
            <text:p>2017-06-22T21:39:54Z</text:p>
          </table:table-cell>
          <table:table-cell office:value-type="string" calcext:value-type="string">
            <text:p>Contains can be collapsed with LIKE and IN ???</text:p>
          </table:table-cell>
          <table:table-cell office:value-type="string" calcext:value-type="string">
            <text:p>true</text:p>
          </table:table-cell>
          <table:table-cell office:value-type="string" calcext:value-type="string">
            <text:p>betterSolution</text:p>
          </table:table-cell>
          <table:table-cell table:style-name="ce3" office:value-type="string" calcext:value-type="string">
            <text:p>true</text:p>
          </table:table-cell>
        </table:table-row>
        <table:table-row table:style-name="ro1">
          <table:table-cell office:value-type="float" office:value="57743" calcext:value-type="float">
            <text:p>57743</text:p>
          </table:table-cell>
          <table:table-cell office:value-type="string" calcext:value-type="string">
            <text:p>mesos</text:p>
          </table:table-cell>
          <table:table-cell office:value-type="string" calcext:value-type="string">
            <text:p>greggomann</text:p>
          </table:table-cell>
          <table:table-cell office:value-type="float" office:value="170063" calcext:value-type="float">
            <text:p>170063</text:p>
          </table:table-cell>
          <table:table-cell office:value-type="float" office:value="242854" calcext:value-type="float">
            <text:p>242854</text:p>
          </table:table-cell>
          <table:table-cell table:number-columns-repeated="2"/>
          <table:table-cell office:value-type="string" calcext:value-type="string">
            <text:p>DiffComment</text:p>
          </table:table-cell>
          <table:table-cell office:value-type="string" calcext:value-type="string">
            <text:p>anandmazumdar</text:p>
          </table:table-cell>
          <table:table-cell office:value-type="string" calcext:value-type="string">
            <text:p>2017-03-25T04:32:12Z</text:p>
          </table:table-cell>
          <table:table-cell office:value-type="string" calcext:value-type="string">
            <text:p>Nit: Use the `-&gt;` operator instead of `get()`</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7547" calcext:value-type="float">
            <text:p>67547</text:p>
          </table:table-cell>
          <table:table-cell office:value-type="string" calcext:value-type="string">
            <text:p>mesos</text:p>
          </table:table-cell>
          <table:table-cell office:value-type="string" calcext:value-type="string">
            <text:p>bennoe</text:p>
          </table:table-cell>
          <table:table-cell office:value-type="float" office:value="204684" calcext:value-type="float">
            <text:p>204684</text:p>
          </table:table-cell>
          <table:table-cell table:number-columns-repeated="3"/>
          <table:table-cell office:value-type="string" calcext:value-type="string">
            <text:p>Review.body_top</text:p>
          </table:table-cell>
          <table:table-cell office:value-type="string" calcext:value-type="string">
            <text:p>nfnt</text:p>
          </table:table-cell>
          <table:table-cell office:value-type="string" calcext:value-type="string">
            <text:p>2018-06-13T12:33:03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2051" calcext:value-type="float">
            <text:p>42051</text:p>
          </table:table-cell>
          <table:table-cell office:value-type="string" calcext:value-type="string">
            <text:p>ambari</text:p>
          </table:table-cell>
          <table:table-cell office:value-type="string" calcext:value-type="string">
            <text:p>zjffdu</text:p>
          </table:table-cell>
          <table:table-cell office:value-type="float" office:value="115083" calcext:value-type="float">
            <text:p>115083</text:p>
          </table:table-cell>
          <table:table-cell office:value-type="float" office:value="175945" calcext:value-type="float">
            <text:p>175945</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6-01-19T00:06:01Z</text:p>
          </table:table-cell>
          <table:table-cell office:value-type="string" calcext:value-type="string">
            <text:p>Also make config changes in non-rolling-upgrade-2.4.xml</text:p>
          </table:table-cell>
          <table:table-cell office:value-type="string" calcext:value-type="string">
            <text:p>true</text:p>
          </table:table-cell>
          <table:table-cell office:value-type="string" calcext:value-type="string">
            <text:p>configuration</text:p>
          </table:table-cell>
          <table:table-cell/>
        </table:table-row>
        <table:table-row table:style-name="ro1">
          <table:table-cell office:value-type="float" office:value="47482" calcext:value-type="float">
            <text:p>47482</text:p>
          </table:table-cell>
          <table:table-cell office:value-type="string" calcext:value-type="string">
            <text:p>mesos</text:p>
          </table:table-cell>
          <table:table-cell office:value-type="string" calcext:value-type="string">
            <text:p>klueska</text:p>
          </table:table-cell>
          <table:table-cell office:value-type="float" office:value="133838" calcext:value-type="float">
            <text:p>133838</text:p>
          </table:table-cell>
          <table:table-cell office:value-type="float" office:value="198523" calcext:value-type="float">
            <text:p>198523</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6-05-19T04:04:02Z</text:p>
          </table:table-cell>
          <table:table-cell office:value-type="string" calcext:value-type="string">
            <text:p>Looks like we need to audit these?</text:p>
          </table:table-cell>
          <table:table-cell office:value-type="string" calcext:value-type="string">
            <text:p>false</text:p>
          </table:table-cell>
          <table:table-cell table:number-columns-repeated="2"/>
        </table:table-row>
        <table:table-row table:style-name="ro13">
          <table:table-cell office:value-type="float" office:value="28287" calcext:value-type="float">
            <text:p>28287</text:p>
          </table:table-cell>
          <table:table-cell office:value-type="string" calcext:value-type="string">
            <text:p>mesos</text:p>
          </table:table-cell>
          <table:table-cell office:value-type="string" calcext:value-type="string">
            <text:p>nnielsen</text:p>
          </table:table-cell>
          <table:table-cell office:value-type="float" office:value="62384" calcext:value-type="float">
            <text:p>62384</text:p>
          </table:table-cell>
          <table:table-cell table:number-columns-repeated="3"/>
          <table:table-cell office:value-type="string" calcext:value-type="string">
            <text:p>Review.body_top</text:p>
          </table:table-cell>
          <table:table-cell office:value-type="string" calcext:value-type="string">
            <text:p>bmahler</text:p>
          </table:table-cell>
          <table:table-cell office:value-type="string" calcext:value-type="string">
            <text:p>2014-11-20T19:03:11Z</text:p>
          </table:table-cell>
          <table:table-cell office:value-type="string" calcext:value-type="string">
            <text:p>Moving to JSON::Protobuf requires that we strictly enforce the format as part of the tests, to avoid accidentally breaking the http api. Just to confirm, would the tests break if the Label protobuf is changed? If not, let's make sure a test will catch it.</text:p>
            <text:p/>
            <text:p>Right now, the tests only verifies known fields: https://github.com/apache/mesos/blob/master/src/tests/master_tests.cpp#L2662</text:p>
            <text:p>So would it be more robust to test as we do in HTTP.ModelTask? I can do that in a subsequent review.</text:p>
            <text:p/>
            <text:p>https://reviews.apache.org/r/28293/ and https://reviews.apache.org/r/28294/</text:p>
          </table:table-cell>
          <table:table-cell office:value-type="string" calcext:value-type="string">
            <text:p>false</text:p>
          </table:table-cell>
          <table:table-cell office:value-type="string" calcext:value-type="string">
            <text:p>testRequirements</text:p>
          </table:table-cell>
          <table:table-cell/>
        </table:table-row>
        <table:table-row table:style-name="ro3">
          <table:table-cell office:value-type="float" office:value="64643" calcext:value-type="float">
            <text:p>64643</text:p>
          </table:table-cell>
          <table:table-cell office:value-type="string" calcext:value-type="string">
            <text:p>ambari</text:p>
          </table:table-cell>
          <table:table-cell office:value-type="string" calcext:value-type="string">
            <text:p>smolnar</text:p>
          </table:table-cell>
          <table:table-cell office:value-type="float" office:value="193927" calcext:value-type="float">
            <text:p>193927</text:p>
          </table:table-cell>
          <table:table-cell office:value-type="float" office:value="272598" calcext:value-type="float">
            <text:p>272598</text:p>
          </table:table-cell>
          <table:table-cell table:number-columns-repeated="2"/>
          <table:table-cell office:value-type="string" calcext:value-type="string">
            <text:p>DiffComment</text:p>
          </table:table-cell>
          <table:table-cell office:value-type="string" calcext:value-type="string">
            <text:p>rlevas</text:p>
          </table:table-cell>
          <table:table-cell office:value-type="string" calcext:value-type="string">
            <text:p>2017-12-16T00:16:15Z</text:p>
          </table:table-cell>
          <table:table-cell office:value-type="string" calcext:value-type="string">
            <text:p>If `toBePublished` is `true`, based on a changed password, any other property will not be updated since  `toBePublished || something` will evaluate to `true` without evaluating `something`;</text:p>
            <text:p/>
            <text:p>What a silly mistake! :(</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46120" calcext:value-type="float">
            <text:p>46120</text:p>
          </table:table-cell>
          <table:table-cell office:value-type="string" calcext:value-type="string">
            <text:p>geode</text:p>
          </table:table-cell>
          <table:table-cell office:value-type="string" calcext:value-type="string">
            <text:p>hitesh.khamesra</text:p>
          </table:table-cell>
          <table:table-cell office:value-type="float" office:value="128581" calcext:value-type="float">
            <text:p>128581</text:p>
          </table:table-cell>
          <table:table-cell office:value-type="float" office:value="192036" calcext:value-type="float">
            <text:p>192036</text:p>
          </table:table-cell>
          <table:table-cell table:number-columns-repeated="2"/>
          <table:table-cell office:value-type="string" calcext:value-type="string">
            <text:p>DiffComment</text:p>
          </table:table-cell>
          <table:table-cell office:value-type="string" calcext:value-type="string">
            <text:p>hitesh.khamesra</text:p>
          </table:table-cell>
          <table:table-cell office:value-type="string" calcext:value-type="string">
            <text:p>2016-04-12T23:35:26Z</text:p>
          </table:table-cell>
          <table:table-cell office:value-type="string" calcext:value-type="string">
            <text:p>Here I trying to cover case when we first join request failed/or timedout. But now this member has become coordinator, so new member should retry..lets talk more on this tomorrow...</text:p>
          </table:table-cell>
          <table:table-cell office:value-type="string" calcext:value-type="string">
            <text:p>false</text:p>
          </table:table-cell>
          <table:table-cell table:number-columns-repeated="2"/>
        </table:table-row>
        <table:table-row table:style-name="ro1">
          <table:table-cell office:value-type="float" office:value="68620" calcext:value-type="float">
            <text:p>68620</text:p>
          </table:table-cell>
          <table:table-cell office:value-type="string" calcext:value-type="string">
            <text:p>ranger</text:p>
          </table:table-cell>
          <table:table-cell office:value-type="string" calcext:value-type="string">
            <text:p>nitin.galave</text:p>
          </table:table-cell>
          <table:table-cell office:value-type="float" office:value="211592" calcext:value-type="float">
            <text:p>211592</text:p>
          </table:table-cell>
          <table:table-cell table:number-columns-repeated="3"/>
          <table:table-cell office:value-type="string" calcext:value-type="string">
            <text:p>Review.body_top</text:p>
          </table:table-cell>
          <table:table-cell office:value-type="string" calcext:value-type="string">
            <text:p>zsombor</text:p>
          </table:table-cell>
          <table:table-cell office:value-type="string" calcext:value-type="string">
            <text:p>2019-01-01T10:07:18Z</text:p>
          </table:table-cell>
          <table:table-cell office:value-type="string" calcext:value-type="string">
            <text:p>Converting always between dates and strings is not the best solution, I think. It would be much simpler, if RangerValiditySchedule would contain an Instant for startTime and endTime, and the caller service would similarly put an Instant or a ZonedDateTime into the SearchFilter and this filtering could be done on comparing Instants.</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6048" calcext:value-type="float">
            <text:p>36048</text:p>
          </table:table-cell>
          <table:table-cell office:value-type="string" calcext:value-type="string">
            <text:p>mesos</text:p>
          </table:table-cell>
          <table:table-cell office:value-type="string" calcext:value-type="string">
            <text:p>arojas</text:p>
          </table:table-cell>
          <table:table-cell office:value-type="float" office:value="90029" calcext:value-type="float">
            <text:p>90029</text:p>
          </table:table-cell>
          <table:table-cell office:value-type="float" office:value="142973" calcext:value-type="float">
            <text:p>142973</text:p>
          </table:table-cell>
          <table:table-cell table:number-columns-repeated="2"/>
          <table:table-cell office:value-type="string" calcext:value-type="string">
            <text:p>DiffComment</text:p>
          </table:table-cell>
          <table:table-cell office:value-type="string" calcext:value-type="string">
            <text:p>tillt</text:p>
          </table:table-cell>
          <table:table-cell office:value-type="string" calcext:value-type="string">
            <text:p>2015-07-01T13:31:46Z</text:p>
          </table:table-cell>
          <table:table-cell office:value-type="string" calcext:value-type="string">
            <text:p>Not yours but this should go to the top of the include-list.</text:p>
          </table:table-cell>
          <table:table-cell office:value-type="string" calcext:value-type="string">
            <text:p>false</text:p>
          </table:table-cell>
          <table:table-cell office:value-type="string" calcext:value-type="string">
            <text:p>formatting</text:p>
          </table:table-cell>
          <table:table-cell/>
        </table:table-row>
        <table:table-row table:style-name="ro2">
          <table:table-cell office:value-type="float" office:value="54361" calcext:value-type="float">
            <text:p>54361</text:p>
          </table:table-cell>
          <table:table-cell office:value-type="string" calcext:value-type="string">
            <text:p>mesos</text:p>
          </table:table-cell>
          <table:table-cell office:value-type="string" calcext:value-type="string">
            <text:p>guoger</text:p>
          </table:table-cell>
          <table:table-cell office:value-type="float" office:value="157965" calcext:value-type="float">
            <text:p>157965</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12-05T07:30:57Z</text:p>
          </table:table-cell>
          <table:table-cell office:value-type="string" calcext:value-type="string">
            <text:p>Patch looks great!</text:p>
            <text:p/>
            <text:p>Reviews applied: [54359, 54360, 54361]</text:p>
            <text:p/>
            <text:p>Passed command: export OS='ubuntu:14.04' BUILDTOOL='autotools' COMPILER='gcc' CONFIGURATION='--verbose' ENVIRONMENT='GLOG_v=1 MESOS_VERBOSE=1'; ./support/docker_build.sh</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26378" calcext:value-type="float">
            <text:p>26378</text:p>
          </table:table-cell>
          <table:table-cell office:value-type="string" calcext:value-type="string">
            <text:p>aurora</text:p>
          </table:table-cell>
          <table:table-cell office:value-type="string" calcext:value-type="string">
            <text:p>jsmith</text:p>
          </table:table-cell>
          <table:table-cell office:value-type="float" office:value="55566" calcext:value-type="float">
            <text:p>55566</text:p>
          </table:table-cell>
          <table:table-cell table:number-columns-repeated="3"/>
          <table:table-cell office:value-type="string" calcext:value-type="string">
            <text:p>Review.body_top</text:p>
          </table:table-cell>
          <table:table-cell office:value-type="string" calcext:value-type="string">
            <text:p>zmanji</text:p>
          </table:table-cell>
          <table:table-cell office:value-type="string" calcext:value-type="string">
            <text:p>2014-10-06T19:52:47Z</text:p>
          </table:table-cell>
          <table:table-cell office:value-type="string" calcext:value-type="string">
            <text:p>The big win we are getting from this is the repo wide interpreter enforcement.</text:p>
          </table:table-cell>
          <table:table-cell office:value-type="string" calcext:value-type="string">
            <text:p>false</text:p>
          </table:table-cell>
          <table:table-cell table:number-columns-repeated="2"/>
        </table:table-row>
        <table:table-row table:style-name="ro1">
          <table:table-cell office:value-type="float" office:value="61172" calcext:value-type="float">
            <text:p>61172</text:p>
          </table:table-cell>
          <table:table-cell office:value-type="string" calcext:value-type="string">
            <text:p>mesos</text:p>
          </table:table-cell>
          <table:table-cell office:value-type="string" calcext:value-type="string">
            <text:p>cinchurge</text:p>
          </table:table-cell>
          <table:table-cell office:value-type="float" office:value="183963" calcext:value-type="float">
            <text:p>183963</text:p>
          </table:table-cell>
          <table:table-cell table:number-columns-repeated="3"/>
          <table:table-cell office:value-type="string" calcext:value-type="string">
            <text:p>Review.body_top</text:p>
          </table:table-cell>
          <table:table-cell office:value-type="string" calcext:value-type="string">
            <text:p>cinchurge</text:p>
          </table:table-cell>
          <table:table-cell office:value-type="string" calcext:value-type="string">
            <text:p>2017-08-28T18:06:54Z</text:p>
          </table:table-cell>
          <table:table-cell office:value-type="string" calcext:value-type="string">
            <text:p>bump?</text:p>
          </table:table-cell>
          <table:table-cell office:value-type="string" calcext:value-type="string">
            <text:p>false</text:p>
          </table:table-cell>
          <table:table-cell table:number-columns-repeated="2"/>
        </table:table-row>
        <table:table-row table:style-name="ro3">
          <table:table-cell office:value-type="float" office:value="37051" calcext:value-type="float">
            <text:p>37051</text:p>
          </table:table-cell>
          <table:table-cell office:value-type="string" calcext:value-type="string">
            <text:p>hbase-git</text:p>
          </table:table-cell>
          <table:table-cell office:value-type="string" calcext:value-type="string">
            <text:p>ted.m</text:p>
          </table:table-cell>
          <table:table-cell office:value-type="float" office:value="94449" calcext:value-type="float">
            <text:p>94449</text:p>
          </table:table-cell>
          <table:table-cell table:number-columns-repeated="3"/>
          <table:table-cell office:value-type="string" calcext:value-type="string">
            <text:p>Review.body_top</text:p>
          </table:table-cell>
          <table:table-cell office:value-type="string" calcext:value-type="string">
            <text:p>busbey</text:p>
          </table:table-cell>
          <table:table-cell office:value-type="string" calcext:value-type="string">
            <text:p>2015-08-06T21:33:19Z</text:p>
          </table:table-cell>
          <table:table-cell office:value-type="string" calcext:value-type="string">
            <text:p>please leave out the unrelated file/directory deletes.</text:p>
            <text:p/>
            <text:p>That is odd.  I didn't see that I will fix that</text:p>
          </table:table-cell>
          <table:table-cell office:value-type="string" calcext:value-type="string">
            <text:p>false</text:p>
          </table:table-cell>
          <table:table-cell table:number-columns-repeated="2"/>
        </table:table-row>
        <table:table-row table:style-name="ro1">
          <table:table-cell office:value-type="float" office:value="7583" calcext:value-type="float">
            <text:p>7583</text:p>
          </table:table-cell>
          <table:table-cell office:value-type="string" calcext:value-type="string">
            <text:p>hbase-git</text:p>
          </table:table-cell>
          <table:table-cell office:value-type="string" calcext:value-type="string">
            <text:p>mbertozzi</text:p>
          </table:table-cell>
          <table:table-cell office:value-type="float" office:value="12435" calcext:value-type="float">
            <text:p>12435</text:p>
          </table:table-cell>
          <table:table-cell office:value-type="float" office:value="26385" calcext:value-type="float">
            <text:p>26385</text:p>
          </table:table-cell>
          <table:table-cell table:number-columns-repeated="2"/>
          <table:table-cell office:value-type="string" calcext:value-type="string">
            <text:p>DiffComment</text:p>
          </table:table-cell>
          <table:table-cell office:value-type="string" calcext:value-type="string">
            <text:p>jmhsieh</text:p>
          </table:table-cell>
          <table:table-cell office:value-type="string" calcext:value-type="string">
            <text:p>2012-10-16T18:02:47Z</text:p>
          </table:table-cell>
          <table:table-cell office:value-type="string" calcext:value-type="string">
            <text:p>snapshot 'sourceTable', 'snapshotName'?</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25423" calcext:value-type="float">
            <text:p>25423</text:p>
          </table:table-cell>
          <table:table-cell office:value-type="string" calcext:value-type="string">
            <text:p>hbase-git</text:p>
          </table:table-cell>
          <table:table-cell office:value-type="string" calcext:value-type="string">
            <text:p>ram_krish</text:p>
          </table:table-cell>
          <table:table-cell office:value-type="float" office:value="79551" calcext:value-type="float">
            <text:p>79551</text:p>
          </table:table-cell>
          <table:table-cell office:value-type="float" office:value="129143" calcext:value-type="float">
            <text:p>129143</text:p>
          </table:table-cell>
          <table:table-cell table:number-columns-repeated="2"/>
          <table:table-cell office:value-type="string" calcext:value-type="string">
            <text:p>DiffComment</text:p>
          </table:table-cell>
          <table:table-cell office:value-type="string" calcext:value-type="string">
            <text:p>anoopsamjohn</text:p>
          </table:table-cell>
          <table:table-cell office:value-type="string" calcext:value-type="string">
            <text:p>2015-04-10T05:07:01Z</text:p>
          </table:table-cell>
          <table:table-cell office:value-type="string" calcext:value-type="string">
            <text:p>May be we can avoid passing Comparator here I guess.</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6834" calcext:value-type="float">
            <text:p>36834</text:p>
          </table:table-cell>
          <table:table-cell office:value-type="string" calcext:value-type="string">
            <text:p>sentry</text:p>
          </table:table-cell>
          <table:table-cell office:value-type="string" calcext:value-type="string">
            <text:p>colinma</text:p>
          </table:table-cell>
          <table:table-cell office:value-type="float" office:value="93226" calcext:value-type="float">
            <text:p>93226</text:p>
          </table:table-cell>
          <table:table-cell office:value-type="float" office:value="147549" calcext:value-type="float">
            <text:p>147549</text:p>
          </table:table-cell>
          <table:table-cell table:number-columns-repeated="2"/>
          <table:table-cell office:value-type="string" calcext:value-type="string">
            <text:p>DiffComment</text:p>
          </table:table-cell>
          <table:table-cell office:value-type="string" calcext:value-type="string">
            <text:p>guoquans</text:p>
          </table:table-cell>
          <table:table-cell office:value-type="string" calcext:value-type="string">
            <text:p>2015-07-28T03:12:35Z</text:p>
          </table:table-cell>
          <table:table-cell office:value-type="string" calcext:value-type="string">
            <text:p>It seems this added code wasn't used in this jira. I can't find any other source related it</text:p>
          </table:table-cell>
          <table:table-cell office:value-type="string" calcext:value-type="string">
            <text:p>false</text:p>
          </table:table-cell>
          <table:table-cell table:number-columns-repeated="2"/>
        </table:table-row>
        <table:table-row table:style-name="ro2">
          <table:table-cell office:value-type="float" office:value="43882" calcext:value-type="float">
            <text:p>43882</text:p>
          </table:table-cell>
          <table:table-cell office:value-type="string" calcext:value-type="string">
            <text:p>mesos</text:p>
          </table:table-cell>
          <table:table-cell office:value-type="string" calcext:value-type="string">
            <text:p>bbannier</text:p>
          </table:table-cell>
          <table:table-cell office:value-type="float" office:value="121029" calcext:value-type="float">
            <text:p>121029</text:p>
          </table:table-cell>
          <table:table-cell office:value-type="float" office:value="182620" calcext:value-type="float">
            <text:p>182620</text:p>
          </table:table-cell>
          <table:table-cell table:number-columns-repeated="2"/>
          <table:table-cell office:value-type="string" calcext:value-type="string">
            <text:p>DiffComment</text:p>
          </table:table-cell>
          <table:table-cell office:value-type="string" calcext:value-type="string">
            <text:p>arojas</text:p>
          </table:table-cell>
          <table:table-cell office:value-type="string" calcext:value-type="string">
            <text:p>2016-02-29T16:47:01Z</text:p>
          </table:table-cell>
          <table:table-cell office:value-type="string" calcext:value-type="string">
            <text:p>There is a second parameter in the `Timer` object which allows you to specify a window, once this window is enabled we can get statistics of the run beyond how long the last allocation took place (note that allocation varies a lot since sometimes it goes through a few elements and other times goes throught the whole cluster).</text:p>
            <text:p/>
            <text:p>Yes, the timer I added here can only be sampled and provides no stats. Do you have a suggestion how many `allocation_intervals` the window should be?</text:p>
            <text:p/>
            <text:p>I'm not really sure, I think it would be better if you consult with your shepherd on this matter.</text:p>
          </table:table-cell>
          <table:table-cell office:value-type="string" calcext:value-type="string">
            <text:p>true</text:p>
          </table:table-cell>
          <table:table-cell office:value-type="string" calcext:value-type="string">
            <text:p>betterSolution;clarification</text:p>
          </table:table-cell>
          <table:table-cell/>
        </table:table-row>
        <table:table-row table:style-name="ro3">
          <table:table-cell office:value-type="float" office:value="48951" calcext:value-type="float">
            <text:p>48951</text:p>
          </table:table-cell>
          <table:table-cell office:value-type="string" calcext:value-type="string">
            <text:p>lens</text:p>
          </table:table-cell>
          <table:table-cell office:value-type="string" calcext:value-type="string">
            <text:p>prongs</text:p>
          </table:table-cell>
          <table:table-cell office:value-type="float" office:value="139225" calcext:value-type="float">
            <text:p>139225</text:p>
          </table:table-cell>
          <table:table-cell office:value-type="float" office:value="204369" calcext:value-type="float">
            <text:p>204369</text:p>
          </table:table-cell>
          <table:table-cell table:number-columns-repeated="2"/>
          <table:table-cell office:value-type="string" calcext:value-type="string">
            <text:p>DiffComment</text:p>
          </table:table-cell>
          <table:table-cell office:value-type="string" calcext:value-type="string">
            <text:p>amareshwari</text:p>
          </table:table-cell>
          <table:table-cell office:value-type="string" calcext:value-type="string">
            <text:p>2016-06-23T15:07:10Z</text:p>
          </table:table-cell>
          <table:table-cell office:value-type="string" calcext:value-type="string">
            <text:p>throws HiveException can be removed ?</text:p>
            <text:p/>
            <text:p>No. All the partition and timeline operations still have `HiveException`.</text:p>
          </table:table-cell>
          <table:table-cell office:value-type="string" calcext:value-type="string">
            <text:p>true</text:p>
          </table:table-cell>
          <table:table-cell office:value-type="string" calcext:value-type="string">
            <text:p>deadCode</text:p>
          </table:table-cell>
          <table:table-cell/>
        </table:table-row>
        <table:table-row table:style-name="ro1">
          <table:table-cell office:value-type="float" office:value="68053" calcext:value-type="float">
            <text:p>68053</text:p>
          </table:table-cell>
          <table:table-cell office:value-type="string" calcext:value-type="string">
            <text:p>mesos</text:p>
          </table:table-cell>
          <table:table-cell office:value-type="string" calcext:value-type="string">
            <text:p>urbanserj</text:p>
          </table:table-cell>
          <table:table-cell office:value-type="float" office:value="206558" calcext:value-type="float">
            <text:p>206558</text:p>
          </table:table-cell>
          <table:table-cell office:value-type="float" office:value="289523" calcext:value-type="float">
            <text:p>289523</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8-07-27T22:31:55Z</text:p>
          </table:table-cell>
          <table:table-cell office:value-type="string" calcext:value-type="string">
            <text:p>Ditto on period.</text:p>
          </table:table-cell>
          <table:table-cell office:value-type="string" calcext:value-type="string">
            <text:p>false</text:p>
          </table:table-cell>
          <table:table-cell office:value-type="string" calcext:value-type="string">
            <text:p>previousComment</text:p>
          </table:table-cell>
          <table:table-cell/>
        </table:table-row>
        <table:table-row table:style-name="ro1">
          <table:table-cell office:value-type="float" office:value="59239" calcext:value-type="float">
            <text:p>59239</text:p>
          </table:table-cell>
          <table:table-cell office:value-type="string" calcext:value-type="string">
            <text:p>geode</text:p>
          </table:table-cell>
          <table:table-cell office:value-type="string" calcext:value-type="string">
            <text:p>hitesh.khamesra</text:p>
          </table:table-cell>
          <table:table-cell office:value-type="float" office:value="175022" calcext:value-type="float">
            <text:p>175022</text:p>
          </table:table-cell>
          <table:table-cell office:value-type="float" office:value="248339" calcext:value-type="float">
            <text:p>248339</text:p>
          </table:table-cell>
          <table:table-cell table:number-columns-repeated="2"/>
          <table:table-cell office:value-type="string" calcext:value-type="string">
            <text:p>DiffComment</text:p>
          </table:table-cell>
          <table:table-cell office:value-type="string" calcext:value-type="string">
            <text:p>ukohlmeyer</text:p>
          </table:table-cell>
          <table:table-cell office:value-type="string" calcext:value-type="string">
            <text:p>2017-05-15T22:15:53Z</text:p>
          </table:table-cell>
          <table:table-cell office:value-type="string" calcext:value-type="string">
            <text:p>Why are these locators "bad"... It is just the initial configured list of locators..</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42067" calcext:value-type="float">
            <text:p>42067</text:p>
          </table:table-cell>
          <table:table-cell office:value-type="string" calcext:value-type="string">
            <text:p>lens</text:p>
          </table:table-cell>
          <table:table-cell office:value-type="string" calcext:value-type="string">
            <text:p>puneet884</text:p>
          </table:table-cell>
          <table:table-cell office:value-type="float" office:value="113446" calcext:value-type="float">
            <text:p>113446</text:p>
          </table:table-cell>
          <table:table-cell office:value-type="float" office:value="174136" calcext:value-type="float">
            <text:p>174136</text:p>
          </table:table-cell>
          <table:table-cell table:number-columns-repeated="2"/>
          <table:table-cell office:value-type="string" calcext:value-type="string">
            <text:p>DiffComment</text:p>
          </table:table-cell>
          <table:table-cell office:value-type="string" calcext:value-type="string">
            <text:p>raju.bairishetti</text:p>
          </table:table-cell>
          <table:table-cell office:value-type="string" calcext:value-type="string">
            <text:p>2016-01-11T08:08:36Z</text:p>
          </table:table-cell>
          <table:table-cell office:value-type="string" calcext:value-type="string">
            <text:p>space after *=*?</text:p>
          </table:table-cell>
          <table:table-cell office:value-type="string" calcext:value-type="string">
            <text:p>false</text:p>
          </table:table-cell>
          <table:table-cell office:value-type="string" calcext:value-type="string">
            <text:p>formatting</text:p>
          </table:table-cell>
          <table:table-cell/>
        </table:table-row>
        <table:table-row table:style-name="ro2">
          <table:table-cell office:value-type="float" office:value="36908" calcext:value-type="float">
            <text:p>36908</text:p>
          </table:table-cell>
          <table:table-cell office:value-type="string" calcext:value-type="string">
            <text:p>mesos</text:p>
          </table:table-cell>
          <table:table-cell office:value-type="string" calcext:value-type="string">
            <text:p>joerg84</text:p>
          </table:table-cell>
          <table:table-cell office:value-type="float" office:value="96299" calcext:value-type="float">
            <text:p>96299</text:p>
          </table:table-cell>
          <table:table-cell office:value-type="float" office:value="151622" calcext:value-type="float">
            <text:p>151622</text:p>
          </table:table-cell>
          <table:table-cell table:number-columns-repeated="2"/>
          <table:table-cell office:value-type="string" calcext:value-type="string">
            <text:p>DiffComment</text:p>
          </table:table-cell>
          <table:table-cell office:value-type="string" calcext:value-type="string">
            <text:p>gyliu</text:p>
          </table:table-cell>
          <table:table-cell office:value-type="string" calcext:value-type="string">
            <text:p>2015-09-02T13:29:46Z</text:p>
          </table:table-cell>
          <table:table-cell office:value-type="string" calcext:value-type="string">
            <text:p>Yes, does v1 API will be supportted for quota?</text:p>
            <text:p/>
            <text:p>Adding new protobufs should be backwards-compatible, so I suppose the answer is "yes".</text:p>
            <text:p/>
            <text:p>Agree.</text:p>
          </table:table-cell>
          <table:table-cell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8706" calcext:value-type="float">
            <text:p>58706</text:p>
          </table:table-cell>
          <table:table-cell office:value-type="string" calcext:value-type="string">
            <text:p>mesos</text:p>
          </table:table-cell>
          <table:table-cell office:value-type="string" calcext:value-type="string">
            <text:p>neilc</text:p>
          </table:table-cell>
          <table:table-cell office:value-type="float" office:value="172937" calcext:value-type="float">
            <text:p>172937</text:p>
          </table:table-cell>
          <table:table-cell office:value-type="float" office:value="245933" calcext:value-type="float">
            <text:p>245933</text:p>
          </table:table-cell>
          <table:table-cell table:number-columns-repeated="2"/>
          <table:table-cell office:value-type="string" calcext:value-type="string">
            <text:p>DiffComment</text:p>
          </table:table-cell>
          <table:table-cell office:value-type="string" calcext:value-type="string">
            <text:p>karya</text:p>
          </table:table-cell>
          <table:table-cell office:value-type="string" calcext:value-type="string">
            <text:p>2017-04-25T20:03:30Z</text:p>
          </table:table-cell>
          <table:table-cell office:value-type="string" calcext:value-type="string">
            <text:p>Please add the tagged version back.</text:p>
          </table:table-cell>
          <table:table-cell office:value-type="string" calcext:value-type="string">
            <text:p>false</text:p>
          </table:table-cell>
          <table:table-cell office:value-type="string" calcext:value-type="string">
            <text:p>versionControl</text:p>
          </table:table-cell>
          <table:table-cell/>
        </table:table-row>
        <table:table-row table:style-name="ro3">
          <table:table-cell office:value-type="float" office:value="27654" calcext:value-type="float">
            <text:p>27654</text:p>
          </table:table-cell>
          <table:table-cell office:value-type="string" calcext:value-type="string">
            <text:p>accumulo</text:p>
          </table:table-cell>
          <table:table-cell office:value-type="string" calcext:value-type="string">
            <text:p>elserj</text:p>
          </table:table-cell>
          <table:table-cell office:value-type="float" office:value="60167" calcext:value-type="float">
            <text:p>60167</text:p>
          </table:table-cell>
          <table:table-cell office:value-type="float" office:value="101511" calcext:value-type="float">
            <text:p>101511</text:p>
          </table:table-cell>
          <table:table-cell table:number-columns-repeated="2"/>
          <table:table-cell office:value-type="string" calcext:value-type="string">
            <text:p>DiffComment</text:p>
          </table:table-cell>
          <table:table-cell office:value-type="string" calcext:value-type="string">
            <text:p>eric.newton</text:p>
          </table:table-cell>
          <table:table-cell office:value-type="string" calcext:value-type="string">
            <text:p>2014-11-06T15:20:02Z</text:p>
          </table:table-cell>
          <table:table-cell office:value-type="string" calcext:value-type="string">
            <text:p>"time a compaction can run" ... don't think that's what this does.</text:p>
            <text:p/>
            <text:p>heh, thank you.</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26820" calcext:value-type="float">
            <text:p>26820</text:p>
          </table:table-cell>
          <table:table-cell office:value-type="string" calcext:value-type="string">
            <text:p>flume-git</text:p>
          </table:table-cell>
          <table:table-cell office:value-type="string" calcext:value-type="string">
            <text:p>hshreedharan</text:p>
          </table:table-cell>
          <table:table-cell office:value-type="float" office:value="57638" calcext:value-type="float">
            <text:p>57638</text:p>
          </table:table-cell>
          <table:table-cell table:number-columns-repeated="3"/>
          <table:table-cell office:value-type="string" calcext:value-type="string">
            <text:p>Review.body_top</text:p>
          </table:table-cell>
          <table:table-cell office:value-type="string" calcext:value-type="string">
            <text:p>gwenshap</text:p>
          </table:table-cell>
          <table:table-cell office:value-type="string" calcext:value-type="string">
            <text:p>2014-10-21T19:30:52Z</text:p>
          </table:table-cell>
          <table:table-cell office:value-type="string" calcext:value-type="string">
            <text:p>Still reviewing... will update the review in parts :)</text:p>
          </table:table-cell>
          <table:table-cell office:value-type="string" calcext:value-type="string">
            <text:p>false</text:p>
          </table:table-cell>
          <table:table-cell office:value-type="string" calcext:value-type="string">
            <text:p>todo</text:p>
          </table:table-cell>
          <table:table-cell/>
        </table:table-row>
        <table:table-row table:style-name="ro1">
          <table:table-cell office:value-type="float" office:value="52585" calcext:value-type="float">
            <text:p>52585</text:p>
          </table:table-cell>
          <table:table-cell office:value-type="string" calcext:value-type="string">
            <text:p>atlas</text:p>
          </table:table-cell>
          <table:table-cell office:value-type="string" calcext:value-type="string">
            <text:p>apoorvnaik</text:p>
          </table:table-cell>
          <table:table-cell office:value-type="float" office:value="151774" calcext:value-type="float">
            <text:p>151774</text:p>
          </table:table-cell>
          <table:table-cell office:value-type="float" office:value="220283" calcext:value-type="float">
            <text:p>220283</text:p>
          </table:table-cell>
          <table:table-cell table:number-columns-repeated="2"/>
          <table:table-cell office:value-type="string" calcext:value-type="string">
            <text:p>DiffComment</text:p>
          </table:table-cell>
          <table:table-cell office:value-type="string" calcext:value-type="string">
            <text:p>shwethags</text:p>
          </table:table-cell>
          <table:table-cell office:value-type="string" calcext:value-type="string">
            <text:p>2016-10-11T23:36:23Z</text:p>
          </table:table-cell>
          <table:table-cell office:value-type="string" calcext:value-type="string">
            <text:p>can't it use from atlasTypeRegistry.allTypes?</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26815" calcext:value-type="float">
            <text:p>26815</text:p>
          </table:table-cell>
          <table:table-cell office:value-type="string" calcext:value-type="string">
            <text:p>mesos</text:p>
          </table:table-cell>
          <table:table-cell office:value-type="string" calcext:value-type="string">
            <text:p>jieyu</text:p>
          </table:table-cell>
          <table:table-cell office:value-type="float" office:value="56973" calcext:value-type="float">
            <text:p>56973</text:p>
          </table:table-cell>
          <table:table-cell office:value-type="float" office:value="97409" calcext:value-type="float">
            <text:p>97409</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4-10-16T19:06:53Z</text:p>
          </table:table-cell>
          <table:table-cell office:value-type="string" calcext:value-type="string">
            <text:p>Hm.. should we say that all replicas are not initialized and that it needs to be run on each host?</text:p>
            <text:p/>
            <text:p>It looks like they might run `mesos-log initialize` on only one host per this message, and then never see this warning again?</text:p>
          </table:table-cell>
          <table:table-cell office:value-type="string" calcext:value-type="string">
            <text:p>false</text:p>
          </table:table-cell>
          <table:table-cell office:value-type="string" calcext:value-type="string">
            <text:p>logMessage</text:p>
          </table:table-cell>
          <table:table-cell table:style-name="ce3" office:value-type="string" calcext:value-type="string">
            <text:p>true</text:p>
          </table:table-cell>
        </table:table-row>
        <table:table-row table:style-name="ro1">
          <table:table-cell office:value-type="float" office:value="35724" calcext:value-type="float">
            <text:p>35724</text:p>
          </table:table-cell>
          <table:table-cell office:value-type="string" calcext:value-type="string">
            <text:p>falcon-git</text:p>
          </table:table-cell>
          <table:table-cell office:value-type="string" calcext:value-type="string">
            <text:p>pallavi.rao</text:p>
          </table:table-cell>
          <table:table-cell office:value-type="float" office:value="101609" calcext:value-type="float">
            <text:p>101609</text:p>
          </table:table-cell>
          <table:table-cell office:value-type="float" office:value="159064" calcext:value-type="float">
            <text:p>159064</text:p>
          </table:table-cell>
          <table:table-cell table:number-columns-repeated="2"/>
          <table:table-cell office:value-type="string" calcext:value-type="string">
            <text:p>DiffComment</text:p>
          </table:table-cell>
          <table:table-cell office:value-type="string" calcext:value-type="string">
            <text:p>pallavi.rao</text:p>
          </table:table-cell>
          <table:table-cell office:value-type="string" calcext:value-type="string">
            <text:p>2015-10-19T07:13:53Z</text:p>
          </table:table-cell>
          <table:table-cell office:value-type="string" calcext:value-type="string">
            <text:p>Has a different package name, so NotificationHandler should be ok.</text:p>
          </table:table-cell>
          <table:table-cell office:value-type="string" calcext:value-type="string">
            <text:p>false</text:p>
          </table:table-cell>
          <table:table-cell office:value-type="string" calcext:value-type="string">
            <text:p>naming</text:p>
          </table:table-cell>
          <table:table-cell/>
        </table:table-row>
        <table:table-row table:style-name="ro3">
          <table:table-cell office:value-type="float" office:value="55747" calcext:value-type="float">
            <text:p>55747</text:p>
          </table:table-cell>
          <table:table-cell office:value-type="string" calcext:value-type="string">
            <text:p>hbase-git</text:p>
          </table:table-cell>
          <table:table-cell office:value-type="string" calcext:value-type="string">
            <text:p>Apache9</text:p>
          </table:table-cell>
          <table:table-cell office:value-type="float" office:value="162437" calcext:value-type="float">
            <text:p>162437</text:p>
          </table:table-cell>
          <table:table-cell office:value-type="float" office:value="233761" calcext:value-type="float">
            <text:p>233761</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7-01-20T17:01:57Z</text:p>
          </table:table-cell>
          <table:table-cell office:value-type="string" calcext:value-type="string">
            <text:p>We don't need this check anymore ?</text:p>
            <text:p/>
            <text:p>The old logic to continue here, and try to open the next scanner in the condition expression of the while loop. It is really hard to understand so I decided to use a different style to implement the logic. There is still cache.isEmpty or cache.size() &gt; 0 check in the code.</text:p>
          </table:table-cell>
          <table:table-cell office:value-type="string" calcext:value-type="string">
            <text:p>true</text:p>
          </table:table-cell>
          <table:table-cell office:value-type="string" calcext:value-type="string">
            <text:p>clarification</text:p>
          </table:table-cell>
          <table:table-cell/>
        </table:table-row>
        <table:table-row table:style-name="ro3">
          <table:table-cell office:value-type="float" office:value="28415" calcext:value-type="float">
            <text:p>28415</text:p>
          </table:table-cell>
          <table:table-cell office:value-type="string" calcext:value-type="string">
            <text:p>mesos</text:p>
          </table:table-cell>
          <table:table-cell office:value-type="string" calcext:value-type="string">
            <text:p>jvanremoortere</text:p>
          </table:table-cell>
          <table:table-cell office:value-type="float" office:value="63016" calcext:value-type="float">
            <text:p>63016</text:p>
          </table:table-cell>
          <table:table-cell office:value-type="float" office:value="105193" calcext:value-type="float">
            <text:p>105193</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4-11-26T22:50:53Z</text:p>
          </table:table-cell>
          <table:table-cell office:value-type="string" calcext:value-type="string">
            <text:p>When using gtest/gmock always put the expected value first and the actual value second since that is how it prints out when tests fail. Also, feel free to use less temporaries when you don't need them:</text:p>
            <text:p/>
            <text:p>ASSERT_GT(0, write(s, data, 5));</text:p>
          </table:table-cell>
          <table:table-cell office:value-type="string" calcext:value-type="string">
            <text:p>true</text:p>
          </table:table-cell>
          <table:table-cell office:value-type="string" calcext:value-type="string">
            <text:p>testDesign</text:p>
          </table:table-cell>
          <table:table-cell/>
        </table:table-row>
        <table:table-row table:style-name="ro3">
          <table:table-cell office:value-type="float" office:value="35755" calcext:value-type="float">
            <text:p>35755</text:p>
          </table:table-cell>
          <table:table-cell office:value-type="string" calcext:value-type="string">
            <text:p>mesos</text:p>
          </table:table-cell>
          <table:table-cell office:value-type="string" calcext:value-type="string">
            <text:p>hartem</text:p>
          </table:table-cell>
          <table:table-cell office:value-type="float" office:value="90423" calcext:value-type="float">
            <text:p>90423</text:p>
          </table:table-cell>
          <table:table-cell office:value-type="float" office:value="143468" calcext:value-type="float">
            <text:p>143468</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5-07-06T20:49:18Z</text:p>
          </table:table-cell>
          <table:table-cell office:value-type="string" calcext:value-type="string">
            <text:p>What's the benefit of adding the new route? It seems like the extra test can still use the existing route (unless I'm missing something) and I'd rather not add it and leave people trying to understand why it was added).</text:p>
            <text:p/>
            <text:p>It does not make sense here, however the second endpoint becomes necessary when we refactor these test cases and consolidate them. I have removed it for now, but the subsequent review (https://reviews.apache.org/r/36024/) still has them.</text:p>
          </table:table-cell>
          <table:table-cell office:value-type="string" calcext:value-type="string">
            <text:p>true</text:p>
          </table:table-cell>
          <table:table-cell office:value-type="string" calcext:value-type="string">
            <text:p>testDesign</text:p>
          </table:table-cell>
          <table:table-cell/>
        </table:table-row>
        <table:table-row table:style-name="ro1">
          <table:table-cell office:value-type="float" office:value="21594" calcext:value-type="float">
            <text:p>21594</text:p>
          </table:table-cell>
          <table:table-cell office:value-type="string" calcext:value-type="string">
            <text:p>mesos</text:p>
          </table:table-cell>
          <table:table-cell office:value-type="string" calcext:value-type="string">
            <text:p>chzhcn</text:p>
          </table:table-cell>
          <table:table-cell office:value-type="float" office:value="43559" calcext:value-type="float">
            <text:p>43559</text:p>
          </table:table-cell>
          <table:table-cell office:value-type="float" office:value="77782" calcext:value-type="float">
            <text:p>77782</text:p>
          </table:table-cell>
          <table:table-cell table:number-columns-repeated="2"/>
          <table:table-cell office:value-type="string" calcext:value-type="string">
            <text:p>DiffComment</text:p>
          </table:table-cell>
          <table:table-cell office:value-type="string" calcext:value-type="string">
            <text:p>idownes</text:p>
          </table:table-cell>
          <table:table-cell office:value-type="string" calcext:value-type="string">
            <text:p>2014-06-17T01:41:23Z</text:p>
          </table:table-cell>
          <table:table-cell office:value-type="string" calcext:value-type="string">
            <text:p>s/begin/start/?</text:p>
          </table:table-cell>
          <table:table-cell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16149" calcext:value-type="float">
            <text:p>16149</text:p>
          </table:table-cell>
          <table:table-cell office:value-type="string" calcext:value-type="string">
            <text:p>mesos</text:p>
          </table:table-cell>
          <table:table-cell office:value-type="string" calcext:value-type="string">
            <text:p>idownes</text:p>
          </table:table-cell>
          <table:table-cell office:value-type="float" office:value="32450" calcext:value-type="float">
            <text:p>32450</text:p>
          </table:table-cell>
          <table:table-cell office:value-type="float" office:value="61305" calcext:value-type="float">
            <text:p>61305</text:p>
          </table:table-cell>
          <table:table-cell table:number-columns-repeated="2"/>
          <table:table-cell office:value-type="string" calcext:value-type="string">
            <text:p>DiffComment</text:p>
          </table:table-cell>
          <table:table-cell office:value-type="string" calcext:value-type="string">
            <text:p>nnielsen</text:p>
          </table:table-cell>
          <table:table-cell office:value-type="string" calcext:value-type="string">
            <text:p>2014-01-22T03:47:52Z</text:p>
          </table:table-cell>
          <table:table-cell office:value-type="string" calcext:value-type="string">
            <text:p>Can you make this const?</text:p>
            <text:p/>
            <text:p>This code has been removed.</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0382" calcext:value-type="float">
            <text:p>30382</text:p>
          </table:table-cell>
          <table:table-cell office:value-type="string" calcext:value-type="string">
            <text:p>accumulo</text:p>
          </table:table-cell>
          <table:table-cell office:value-type="string" calcext:value-type="string">
            <text:p>ctubbsii</text:p>
          </table:table-cell>
          <table:table-cell office:value-type="float" office:value="70424" calcext:value-type="float">
            <text:p>70424</text:p>
          </table:table-cell>
          <table:table-cell office:value-type="float" office:value="115598" calcext:value-type="float">
            <text:p>115598</text:p>
          </table:table-cell>
          <table:table-cell table:number-columns-repeated="2"/>
          <table:table-cell office:value-type="string" calcext:value-type="string">
            <text:p>DiffComment</text:p>
          </table:table-cell>
          <table:table-cell office:value-type="string" calcext:value-type="string">
            <text:p>mdrob</text:p>
          </table:table-cell>
          <table:table-cell office:value-type="string" calcext:value-type="string">
            <text:p>2015-01-30T21:36:15Z</text:p>
          </table:table-cell>
          <table:table-cell office:value-type="string" calcext:value-type="string">
            <text:p>Include a test for duplicate keywords?</text:p>
          </table:table-cell>
          <table:table-cell office:value-type="string" calcext:value-type="string">
            <text:p>false</text:p>
          </table:table-cell>
          <table:table-cell office:value-type="string" calcext:value-type="string">
            <text:p>testRequirements</text:p>
          </table:table-cell>
          <table:table-cell/>
        </table:table-row>
        <table:table-row table:style-name="ro2">
          <table:table-cell office:value-type="float" office:value="57950" calcext:value-type="float">
            <text:p>57950</text:p>
          </table:table-cell>
          <table:table-cell office:value-type="string" calcext:value-type="string">
            <text:p>mesos</text:p>
          </table:table-cell>
          <table:table-cell office:value-type="string" calcext:value-type="string">
            <text:p>gaston</text:p>
          </table:table-cell>
          <table:table-cell office:value-type="float" office:value="170153" calcext:value-type="float">
            <text:p>170153</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7-03-27T11:14:39Z</text:p>
          </table:table-cell>
          <table:table-cell office:value-type="string" calcext:value-type="string">
            <text:p>Patch looks great!</text:p>
            <text:p/>
            <text:p>Reviews applied: [57950]</text:p>
            <text:p/>
            <text:p>Passed command: export OS='ubuntu:14.04' BUILDTOOL='autotools' COMPILER='gcc' CONFIGURATION='--verbose' ENVIRONMENT='GLOG_v=1 MESOS_VERBOSE=1'; ./support/docker-build.sh</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62458" calcext:value-type="float">
            <text:p>62458</text:p>
          </table:table-cell>
          <table:table-cell office:value-type="string" calcext:value-type="string">
            <text:p>ambari</text:p>
          </table:table-cell>
          <table:table-cell office:value-type="string" calcext:value-type="string">
            <text:p>dsen</text:p>
          </table:table-cell>
          <table:table-cell office:value-type="float" office:value="185869" calcext:value-type="float">
            <text:p>185869</text:p>
          </table:table-cell>
          <table:table-cell table:number-columns-repeated="3"/>
          <table:table-cell office:value-type="string" calcext:value-type="string">
            <text:p>Review.body_top</text:p>
          </table:table-cell>
          <table:table-cell office:value-type="string" calcext:value-type="string">
            <text:p>vbrodetskyi</text:p>
          </table:table-cell>
          <table:table-cell office:value-type="string" calcext:value-type="string">
            <text:p>2017-09-21T10:27:42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6181" calcext:value-type="float">
            <text:p>66181</text:p>
          </table:table-cell>
          <table:table-cell office:value-type="string" calcext:value-type="string">
            <text:p>oozie-git</text:p>
          </table:table-cell>
          <table:table-cell office:value-type="string" calcext:value-type="string">
            <text:p>gezapeti</text:p>
          </table:table-cell>
          <table:table-cell office:value-type="float" office:value="199656" calcext:value-type="float">
            <text:p>199656</text:p>
          </table:table-cell>
          <table:table-cell office:value-type="float" office:value="280029" calcext:value-type="float">
            <text:p>280029</text:p>
          </table:table-cell>
          <table:table-cell table:number-columns-repeated="2"/>
          <table:table-cell office:value-type="string" calcext:value-type="string">
            <text:p>DiffComment</text:p>
          </table:table-cell>
          <table:table-cell office:value-type="string" calcext:value-type="string">
            <text:p>andras.piros</text:p>
          </table:table-cell>
          <table:table-cell office:value-type="string" calcext:value-type="string">
            <text:p>2018-03-21T13:28:49Z</text:p>
          </table:table-cell>
          <table:table-cell office:value-type="string" calcext:value-type="string">
            <text:p>Extracting to local variable helps, e.g. `String javaActionConfig`.</text:p>
          </table:table-cell>
          <table:table-cell office:value-type="string" calcext:value-type="string">
            <text:p>true</text:p>
          </table:table-cell>
          <table:table-cell office:value-type="string" calcext:value-type="string">
            <text:p>refactoring</text:p>
          </table:table-cell>
          <table:table-cell/>
        </table:table-row>
        <table:table-row table:style-name="ro2">
          <table:table-cell office:value-type="float" office:value="65105" calcext:value-type="float">
            <text:p>65105</text:p>
          </table:table-cell>
          <table:table-cell office:value-type="string" calcext:value-type="string">
            <text:p>mesos</text:p>
          </table:table-cell>
          <table:table-cell office:value-type="string" calcext:value-type="string">
            <text:p>jpeach</text:p>
          </table:table-cell>
          <table:table-cell office:value-type="float" office:value="195287" calcext:value-type="float">
            <text:p>195287</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8-01-12T03:03:22Z</text:p>
          </table:table-cell>
          <table:table-cell office:value-type="string" calcext:value-type="string">
            <text:p>PASS: Mesos patch 65105 was successfully built and tested.</text:p>
            <text:p/>
            <text:p>Reviews applied: `['65105']`</text:p>
            <text:p/>
            <text:p>All the build artifacts available at: http://dcos-win.westus.cloudapp.azure.com/mesos-build/review/65105</text:p>
          </table:table-cell>
          <table:table-cell office:value-type="string" calcext:value-type="string">
            <text:p>false</text:p>
          </table:table-cell>
          <table:table-cell office:value-type="string" calcext:value-type="string">
            <text:p>bot</text:p>
          </table:table-cell>
          <table:table-cell/>
        </table:table-row>
        <table:table-row table:style-name="ro12">
          <table:table-cell office:value-type="float" office:value="26851" calcext:value-type="float">
            <text:p>26851</text:p>
          </table:table-cell>
          <table:table-cell office:value-type="string" calcext:value-type="string">
            <text:p>aurora</text:p>
          </table:table-cell>
          <table:table-cell office:value-type="string" calcext:value-type="string">
            <text:p>maxim</text:p>
          </table:table-cell>
          <table:table-cell office:value-type="float" office:value="57160" calcext:value-type="float">
            <text:p>57160</text:p>
          </table:table-cell>
          <table:table-cell office:value-type="float" office:value="97640" calcext:value-type="float">
            <text:p>97640</text:p>
          </table:table-cell>
          <table:table-cell table:number-columns-repeated="2"/>
          <table:table-cell office:value-type="string" calcext:value-type="string">
            <text:p>DiffComment</text:p>
          </table:table-cell>
          <table:table-cell office:value-type="string" calcext:value-type="string">
            <text:p>wfarner</text:p>
          </table:table-cell>
          <table:table-cell office:value-type="string" calcext:value-type="string">
            <text:p>2014-10-17T17:07:22Z</text:p>
          </table:table-cell>
          <table:table-cell office:value-type="string" calcext:value-type="string">
            <text:p>This is a bit doom-and-gloom, and jarrin to the reader since it doesn't include background.  What does 'prepare' mean?  What does 'data loss' mean?</text:p>
            <text:p/>
            <text:p>Consider re-wording to something like:</text:p>
            <text:p/>
            <text:p>&gt; Be sure to read the entire page before attempting to restore from a backup, as it may have unintendd consequences.</text:p>
            <text:p/>
            <text:p>Done.</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39001" calcext:value-type="float">
            <text:p>39001</text:p>
          </table:table-cell>
          <table:table-cell office:value-type="string" calcext:value-type="string">
            <text:p>ambari</text:p>
          </table:table-cell>
          <table:table-cell office:value-type="string" calcext:value-type="string">
            <text:p>dsen</text:p>
          </table:table-cell>
          <table:table-cell office:value-type="float" office:value="101926" calcext:value-type="float">
            <text:p>101926</text:p>
          </table:table-cell>
          <table:table-cell table:number-columns-repeated="3"/>
          <table:table-cell office:value-type="string" calcext:value-type="string">
            <text:p>Review.body_top</text:p>
          </table:table-cell>
          <table:table-cell office:value-type="string" calcext:value-type="string">
            <text:p>dmitriusan</text:p>
          </table:table-cell>
          <table:table-cell office:value-type="string" calcext:value-type="string">
            <text:p>2015-10-08T15:43:19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2">
          <table:table-cell office:value-type="float" office:value="35264" calcext:value-type="float">
            <text:p>35264</text:p>
          </table:table-cell>
          <table:table-cell office:value-type="string" calcext:value-type="string">
            <text:p>mesos</text:p>
          </table:table-cell>
          <table:table-cell office:value-type="string" calcext:value-type="string">
            <text:p>jieyu</text:p>
          </table:table-cell>
          <table:table-cell office:value-type="float" office:value="87332" calcext:value-type="float">
            <text:p>87332</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5-06-10T01:25:25Z</text:p>
          </table:table-cell>
          <table:table-cell office:value-type="string" calcext:value-type="string">
            <text:p>Patch looks great!</text:p>
            <text:p/>
            <text:p>Reviews applied: [35259, 35260, 35264]</text:p>
            <text:p/>
            <text:p>All tests passed.</text:p>
          </table:table-cell>
          <table:table-cell office:value-type="string" calcext:value-type="string">
            <text:p>false</text:p>
          </table:table-cell>
          <table:table-cell office:value-type="string" calcext:value-type="string">
            <text:p>bot</text:p>
          </table:table-cell>
          <table:table-cell/>
        </table:table-row>
        <table:table-row table:style-name="ro1">
          <table:table-cell office:value-type="float" office:value="40995" calcext:value-type="float">
            <text:p>40995</text:p>
          </table:table-cell>
          <table:table-cell office:value-type="string" calcext:value-type="string">
            <text:p>mesos</text:p>
          </table:table-cell>
          <table:table-cell office:value-type="string" calcext:value-type="string">
            <text:p>neilc</text:p>
          </table:table-cell>
          <table:table-cell office:value-type="float" office:value="111089" calcext:value-type="float">
            <text:p>111089</text:p>
          </table:table-cell>
          <table:table-cell table:number-columns-repeated="3"/>
          <table:table-cell office:value-type="string" calcext:value-type="string">
            <text:p>Review.body_top</text:p>
          </table:table-cell>
          <table:table-cell office:value-type="string" calcext:value-type="string">
            <text:p>adam-mesos</text:p>
          </table:table-cell>
          <table:table-cell office:value-type="string" calcext:value-type="string">
            <text:p>2015-12-18T00:57:38Z</text:p>
          </table:table-cell>
          <table:table-cell office:value-type="string" calcext:value-type="string">
            <text:p>Looks great! Just a couple of test macro suggestions (applicable in multiple tests), and then I'll commit it.</text:p>
          </table:table-cell>
          <table:table-cell office:value-type="string" calcext:value-type="string">
            <text:p>false</text:p>
          </table:table-cell>
          <table:table-cell office:value-type="string" calcext:value-type="string">
            <text:p>approval;todo</text:p>
          </table:table-cell>
          <table:table-cell/>
        </table:table-row>
        <table:table-row table:style-name="ro1">
          <table:table-cell office:value-type="float" office:value="7659" calcext:value-type="float">
            <text:p>7659</text:p>
          </table:table-cell>
          <table:table-cell office:value-type="string" calcext:value-type="string">
            <text:p>flume-git</text:p>
          </table:table-cell>
          <table:table-cell office:value-type="string" calcext:value-type="string">
            <text:p>juhanic</text:p>
          </table:table-cell>
          <table:table-cell office:value-type="float" office:value="13210" calcext:value-type="float">
            <text:p>13210</text:p>
          </table:table-cell>
          <table:table-cell table:number-columns-repeated="3"/>
          <table:table-cell office:value-type="string" calcext:value-type="string">
            <text:p>Review.body_top</text:p>
          </table:table-cell>
          <table:table-cell office:value-type="string" calcext:value-type="string">
            <text:p>alo.alt</text:p>
          </table:table-cell>
          <table:table-cell office:value-type="string" calcext:value-type="string">
            <text:p>2012-11-07T09:15:29Z</text:p>
          </table:table-cell>
          <table:table-cell office:value-type="string" calcext:value-type="string">
            <text:p>Looks good, thank you for the work. </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0934" calcext:value-type="float">
            <text:p>50934</text:p>
          </table:table-cell>
          <table:table-cell office:value-type="string" calcext:value-type="string">
            <text:p>hive-git</text:p>
          </table:table-cell>
          <table:table-cell office:value-type="string" calcext:value-type="string">
            <text:p>ssaurabh</text:p>
          </table:table-cell>
          <table:table-cell office:value-type="float" office:value="145286" calcext:value-type="float">
            <text:p>145286</text:p>
          </table:table-cell>
          <table:table-cell office:value-type="float" office:value="211457" calcext:value-type="float">
            <text:p>211457</text:p>
          </table:table-cell>
          <table:table-cell table:number-columns-repeated="2"/>
          <table:table-cell office:value-type="string" calcext:value-type="string">
            <text:p>DiffComment</text:p>
          </table:table-cell>
          <table:table-cell office:value-type="string" calcext:value-type="string">
            <text:p>sershe</text:p>
          </table:table-cell>
          <table:table-cell office:value-type="string" calcext:value-type="string">
            <text:p>2016-08-12T22:36:22Z</text:p>
          </table:table-cell>
          <table:table-cell office:value-type="string" calcext:value-type="string">
            <text:p>why not just have index == 0 here for repeated case, instead of extracting values?</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53995" calcext:value-type="float">
            <text:p>53995</text:p>
          </table:table-cell>
          <table:table-cell office:value-type="string" calcext:value-type="string">
            <text:p>mesos</text:p>
          </table:table-cell>
          <table:table-cell office:value-type="string" calcext:value-type="string">
            <text:p>vinodkone</text:p>
          </table:table-cell>
          <table:table-cell office:value-type="float" office:value="157165" calcext:value-type="float">
            <text:p>157165</text:p>
          </table:table-cell>
          <table:table-cell office:value-type="float" office:value="227611" calcext:value-type="float">
            <text:p>227611</text:p>
          </table:table-cell>
          <table:table-cell table:number-columns-repeated="2"/>
          <table:table-cell office:value-type="string" calcext:value-type="string">
            <text:p>DiffComment</text:p>
          </table:table-cell>
          <table:table-cell office:value-type="string" calcext:value-type="string">
            <text:p>anandmazumdar</text:p>
          </table:table-cell>
          <table:table-cell office:value-type="string" calcext:value-type="string">
            <text:p>2016-11-29T05:13:16Z</text:p>
          </table:table-cell>
          <table:table-cell office:value-type="string" calcext:value-type="string">
            <text:p>hmm, why did you remove this using declaration?</text:p>
          </table:table-cell>
          <table:table-cell office:value-type="string" calcext:value-type="string">
            <text:p>true</text:p>
          </table:table-cell>
          <table:table-cell office:value-type="string" calcext:value-type="string">
            <text:p>clarification</text:p>
          </table:table-cell>
          <table:table-cell/>
        </table:table-row>
        <table:table-row table:style-name="ro3">
          <table:table-cell office:value-type="float" office:value="29727" calcext:value-type="float">
            <text:p>29727</text:p>
          </table:table-cell>
          <table:table-cell office:value-type="string" calcext:value-type="string">
            <text:p>mesos</text:p>
          </table:table-cell>
          <table:table-cell office:value-type="string" calcext:value-type="string">
            <text:p>kozyraki</text:p>
          </table:table-cell>
          <table:table-cell office:value-type="float" office:value="70901" calcext:value-type="float">
            <text:p>70901</text:p>
          </table:table-cell>
          <table:table-cell table:number-columns-repeated="3"/>
          <table:table-cell office:value-type="string" calcext:value-type="string">
            <text:p>Review.body_top</text:p>
          </table:table-cell>
          <table:table-cell office:value-type="string" calcext:value-type="string">
            <text:p>adam-mesos</text:p>
          </table:table-cell>
          <table:table-cell office:value-type="string" calcext:value-type="string">
            <text:p>2015-02-04T02:07:10Z</text:p>
          </table:table-cell>
          <table:table-cell office:value-type="string" calcext:value-type="string">
            <text:p>Ship It!</text:p>
            <text:p/>
            <text:p>Committed. Please mark this review as "Submitted"</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17246" calcext:value-type="float">
            <text:p>17246</text:p>
          </table:table-cell>
          <table:table-cell office:value-type="string" calcext:value-type="string">
            <text:p>ambari</text:p>
          </table:table-cell>
          <table:table-cell office:value-type="string" calcext:value-type="string">
            <text:p>mpapirkovskyy</text:p>
          </table:table-cell>
          <table:table-cell office:value-type="float" office:value="32646" calcext:value-type="float">
            <text:p>32646</text:p>
          </table:table-cell>
          <table:table-cell table:number-columns-repeated="3"/>
          <table:table-cell office:value-type="string" calcext:value-type="string">
            <text:p>Review.body_top</text:p>
          </table:table-cell>
          <table:table-cell office:value-type="string" calcext:value-type="string">
            <text:p>smohanty</text:p>
          </table:table-cell>
          <table:table-cell office:value-type="string" calcext:value-type="string">
            <text:p>2014-01-23T18:34:30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5008" calcext:value-type="float">
            <text:p>35008</text:p>
          </table:table-cell>
          <table:table-cell office:value-type="string" calcext:value-type="string">
            <text:p>hbase-git</text:p>
          </table:table-cell>
          <table:table-cell office:value-type="string" calcext:value-type="string">
            <text:p>ram_krish</text:p>
          </table:table-cell>
          <table:table-cell office:value-type="float" office:value="86994" calcext:value-type="float">
            <text:p>86994</text:p>
          </table:table-cell>
          <table:table-cell office:value-type="float" office:value="139227" calcext:value-type="float">
            <text:p>139227</text:p>
          </table:table-cell>
          <table:table-cell table:number-columns-repeated="2"/>
          <table:table-cell office:value-type="string" calcext:value-type="string">
            <text:p>DiffComment</text:p>
          </table:table-cell>
          <table:table-cell office:value-type="string" calcext:value-type="string">
            <text:p>anoopsamjohn</text:p>
          </table:table-cell>
          <table:table-cell office:value-type="string" calcext:value-type="string">
            <text:p>2015-06-08T08:33:58Z</text:p>
          </table:table-cell>
          <table:table-cell office:value-type="string" calcext:value-type="string">
            <text:p>This is same as in other impl class.. Keep in the super class only?</text:p>
          </table:table-cell>
          <table:table-cell office:value-type="string" calcext:value-type="string">
            <text:p>true</text:p>
          </table:table-cell>
          <table:table-cell office:value-type="string" calcext:value-type="string">
            <text:p>refactoring</text:p>
          </table:table-cell>
          <table:table-cell/>
        </table:table-row>
        <table:table-row table:style-name="ro2">
          <table:table-cell office:value-type="float" office:value="3186" calcext:value-type="float">
            <text:p>3186</text:p>
          </table:table-cell>
          <table:table-cell office:value-type="string" calcext:value-type="string">
            <text:p>hbase-git</text:p>
          </table:table-cell>
          <table:table-cell office:value-type="string" calcext:value-type="string">
            <text:p>posix4e</text:p>
          </table:table-cell>
          <table:table-cell office:value-type="float" office:value="3887" calcext:value-type="float">
            <text:p>3887</text:p>
          </table:table-cell>
          <table:table-cell office:value-type="float" office:value="8730" calcext:value-type="float">
            <text:p>8730</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1-12-13T22:28:01Z</text:p>
          </table:table-cell>
          <table:table-cell office:value-type="string" calcext:value-type="string">
            <text:p>method names do not begin with capital letters.</text:p>
            <text:p/>
            <text:p>Line is too long</text:p>
            <text:p/>
            <text:p>woopsie, fixed</text:p>
          </table:table-cell>
          <table:table-cell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62824" calcext:value-type="float">
            <text:p>62824</text:p>
          </table:table-cell>
          <table:table-cell office:value-type="string" calcext:value-type="string">
            <text:p>hbase-git</text:p>
          </table:table-cell>
          <table:table-cell office:value-type="string" calcext:value-type="string">
            <text:p>uagashe</text:p>
          </table:table-cell>
          <table:table-cell office:value-type="float" office:value="187431" calcext:value-type="float">
            <text:p>187431</text:p>
          </table:table-cell>
          <table:table-cell office:value-type="float" office:value="264383" calcext:value-type="float">
            <text:p>264383</text:p>
          </table:table-cell>
          <table:table-cell table:number-columns-repeated="2"/>
          <table:table-cell office:value-type="string" calcext:value-type="string">
            <text:p>DiffComment</text:p>
          </table:table-cell>
          <table:table-cell office:value-type="string" calcext:value-type="string">
            <text:p>anoopsamjohn</text:p>
          </table:table-cell>
          <table:table-cell office:value-type="string" calcext:value-type="string">
            <text:p>2017-10-10T23:47:19Z</text:p>
          </table:table-cell>
          <table:table-cell office:value-type="string" calcext:value-type="string">
            <text:p>When Mutations having diff durability levels, the highest is what we take and use for WAL write. Fine. But that decision is taken and used at mini batch level? Or it is at batch level?  The write to WAL is per mini batch and so I was thinking it is at mini batch level so this state per batch level will be correct?</text:p>
            <text:p/>
            <text:p>I think it will consistent at batch level. Current behavior is to use different durabilities for each MiniBatch. This means operations in a batch will get written with different durabilites depending on which MiniBatch they belong.</text:p>
          </table:table-cell>
          <table:table-cell office:value-type="string" calcext:value-type="string">
            <text:p>true</text:p>
          </table:table-cell>
          <table:table-cell office:value-type="string" calcext:value-type="string">
            <text:p>clarification</text:p>
          </table:table-cell>
          <table:table-cell/>
        </table:table-row>
        <table:table-row table:style-name="ro13">
          <table:table-cell office:value-type="float" office:value="45328" calcext:value-type="float">
            <text:p>45328</text:p>
          </table:table-cell>
          <table:table-cell office:value-type="string" calcext:value-type="string">
            <text:p>ambari</text:p>
          </table:table-cell>
          <table:table-cell office:value-type="string" calcext:value-type="string">
            <text:p>jmarron</text:p>
          </table:table-cell>
          <table:table-cell office:value-type="float" office:value="125895" calcext:value-type="float">
            <text:p>125895</text:p>
          </table:table-cell>
          <table:table-cell table:number-columns-repeated="3"/>
          <table:table-cell office:value-type="string" calcext:value-type="string">
            <text:p>Review.body_top</text:p>
          </table:table-cell>
          <table:table-cell office:value-type="string" calcext:value-type="string">
            <text:p>jluniya</text:p>
          </table:table-cell>
          <table:table-cell office:value-type="string" calcext:value-type="string">
            <text:p>2016-03-29T16:17:52Z</text:p>
          </table:table-cell>
          <table:table-cell office:value-type="string" calcext:value-type="string">
            <text:p>Ship It!</text:p>
            <text:p/>
            <text:p>@Juanjo</text:p>
            <text:p>Please see my comments below. I noticed the issue after I +1'ed. Can you revise the patch?</text:p>
            <text:p/>
            <text:p>Added new patch with the changes proposed and based on last trunk version</text:p>
          </table:table-cell>
          <table:table-cell office:value-type="string" calcext:value-type="string">
            <text:p>false</text:p>
          </table:table-cell>
          <table:table-cell office:value-type="string" calcext:value-type="string">
            <text:p>approval</text:p>
          </table:table-cell>
          <table:table-cell/>
        </table:table-row>
        <table:table-row table:style-name="ro7">
          <table:table-cell office:value-type="float" office:value="55904" calcext:value-type="float">
            <text:p>55904</text:p>
          </table:table-cell>
          <table:table-cell office:value-type="string" calcext:value-type="string">
            <text:p>sentry</text:p>
          </table:table-cell>
          <table:table-cell office:value-type="string" calcext:value-type="string">
            <text:p>hahao</text:p>
          </table:table-cell>
          <table:table-cell office:value-type="float" office:value="167587" calcext:value-type="float">
            <text:p>167587</text:p>
          </table:table-cell>
          <table:table-cell office:value-type="float" office:value="239497" calcext:value-type="float">
            <text:p>239497</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7-03-01T23:32:53Z</text:p>
          </table:table-cell>
          <table:table-cell office:value-type="string" calcext:value-type="string">
            <text:p>Incomplete fraze?</text:p>
            <text:p>retrieve full HMS snapshot from ... ?</text:p>
          </table:table-cell>
          <table:table-cell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31480" calcext:value-type="float">
            <text:p>31480</text:p>
          </table:table-cell>
          <table:table-cell office:value-type="string" calcext:value-type="string">
            <text:p>mesos</text:p>
          </table:table-cell>
          <table:table-cell office:value-type="string" calcext:value-type="string">
            <text:p>tnachen</text:p>
          </table:table-cell>
          <table:table-cell office:value-type="float" office:value="74264" calcext:value-type="float">
            <text:p>74264</text:p>
          </table:table-cell>
          <table:table-cell office:value-type="float" office:value="120804" calcext:value-type="float">
            <text:p>120804</text:p>
          </table:table-cell>
          <table:table-cell table:number-columns-repeated="2"/>
          <table:table-cell office:value-type="string" calcext:value-type="string">
            <text:p>DiffComment</text:p>
          </table:table-cell>
          <table:table-cell office:value-type="string" calcext:value-type="string">
            <text:p>karya</text:p>
          </table:table-cell>
          <table:table-cell office:value-type="string" calcext:value-type="string">
            <text:p>2015-02-26T13:30:10Z</text:p>
          </table:table-cell>
          <table:table-cell office:value-type="string" calcext:value-type="string">
            <text:p>Same as above</text:p>
          </table:table-cell>
          <table:table-cell office:value-type="string" calcext:value-type="string">
            <text:p>false</text:p>
          </table:table-cell>
          <table:table-cell office:value-type="string" calcext:value-type="string">
            <text:p>previousComment</text:p>
          </table:table-cell>
          <table:table-cell/>
        </table:table-row>
        <table:table-row table:style-name="ro3">
          <table:table-cell office:value-type="float" office:value="45244" calcext:value-type="float">
            <text:p>45244</text:p>
          </table:table-cell>
          <table:table-cell office:value-type="string" calcext:value-type="string">
            <text:p>hbase-git</text:p>
          </table:table-cell>
          <table:table-cell office:value-type="string" calcext:value-type="string">
            <text:p>zzhan</text:p>
          </table:table-cell>
          <table:table-cell office:value-type="float" office:value="131961" calcext:value-type="float">
            <text:p>131961</text:p>
          </table:table-cell>
          <table:table-cell office:value-type="float" office:value="196007" calcext:value-type="float">
            <text:p>196007</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6-05-05T23:02:02Z</text:p>
          </table:table-cell>
          <table:table-cell office:value-type="string" calcext:value-type="string">
            <text:p>encoder -&gt; encode (referring to the method)</text:p>
            <text:p>serialize -&gt; serializing</text:p>
            <text:p>arrway -&gt; array</text:p>
          </table:table-cell>
          <table:table-cell office:value-type="string" calcext:value-type="string">
            <text:p>false</text:p>
          </table:table-cell>
          <table:table-cell office:value-type="string" calcext:value-type="string">
            <text:p>naming</text:p>
          </table:table-cell>
          <table:table-cell/>
        </table:table-row>
        <table:table-row table:style-name="ro1">
          <table:table-cell office:value-type="float" office:value="18625" calcext:value-type="float">
            <text:p>18625</text:p>
          </table:table-cell>
          <table:table-cell office:value-type="string" calcext:value-type="string">
            <text:p>accumulo</text:p>
          </table:table-cell>
          <table:table-cell office:value-type="string" calcext:value-type="string">
            <text:p>jpmcnamee</text:p>
          </table:table-cell>
          <table:table-cell office:value-type="float" office:value="35789" calcext:value-type="float">
            <text:p>35789</text:p>
          </table:table-cell>
          <table:table-cell office:value-type="float" office:value="66532" calcext:value-type="float">
            <text:p>66532</text:p>
          </table:table-cell>
          <table:table-cell table:number-columns-repeated="2"/>
          <table:table-cell office:value-type="string" calcext:value-type="string">
            <text:p>DiffComment</text:p>
          </table:table-cell>
          <table:table-cell office:value-type="string" calcext:value-type="string">
            <text:p>mdrob</text:p>
          </table:table-cell>
          <table:table-cell office:value-type="string" calcext:value-type="string">
            <text:p>2014-02-28T15:51:50Z</text:p>
          </table:table-cell>
          <table:table-cell office:value-type="string" calcext:value-type="string">
            <text:p>FYI, grep has a very nice -q option for exactly that.</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4960" calcext:value-type="float">
            <text:p>64960</text:p>
          </table:table-cell>
          <table:table-cell office:value-type="string" calcext:value-type="string">
            <text:p>sentry</text:p>
          </table:table-cell>
          <table:table-cell office:value-type="string" calcext:value-type="string">
            <text:p>kkalyan</text:p>
          </table:table-cell>
          <table:table-cell office:value-type="float" office:value="194896" calcext:value-type="float">
            <text:p>194896</text:p>
          </table:table-cell>
          <table:table-cell office:value-type="float" office:value="273975" calcext:value-type="float">
            <text:p>273975</text:p>
          </table:table-cell>
          <table:table-cell table:number-columns-repeated="2"/>
          <table:table-cell office:value-type="string" calcext:value-type="string">
            <text:p>DiffComment</text:p>
          </table:table-cell>
          <table:table-cell office:value-type="string" calcext:value-type="string">
            <text:p>LinaAtAustin</text:p>
          </table:table-cell>
          <table:table-cell office:value-type="string" calcext:value-type="string">
            <text:p>2018-01-05T21:52:47Z</text:p>
          </table:table-cell>
          <table:table-cell office:value-type="string" calcext:value-type="string">
            <text:p>should you check if eventHash is null?</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37247" calcext:value-type="float">
            <text:p>37247</text:p>
          </table:table-cell>
          <table:table-cell office:value-type="string" calcext:value-type="string">
            <text:p>mesos</text:p>
          </table:table-cell>
          <table:table-cell office:value-type="string" calcext:value-type="string">
            <text:p>chenlily</text:p>
          </table:table-cell>
          <table:table-cell office:value-type="float" office:value="94646" calcext:value-type="float">
            <text:p>94646</text:p>
          </table:table-cell>
          <table:table-cell office:value-type="float" office:value="149253" calcext:value-type="float">
            <text:p>149253</text:p>
          </table:table-cell>
          <table:table-cell table:number-columns-repeated="2"/>
          <table:table-cell office:value-type="string" calcext:value-type="string">
            <text:p>DiffComment</text:p>
          </table:table-cell>
          <table:table-cell office:value-type="string" calcext:value-type="string">
            <text:p>tnachen</text:p>
          </table:table-cell>
          <table:table-cell office:value-type="string" calcext:value-type="string">
            <text:p>2015-08-11T19:31:47Z</text:p>
          </table:table-cell>
          <table:table-cell office:value-type="string" calcext:value-type="string">
            <text:p>I think we should add VLOG(1) or VLOG(2) of logging all the images we loaded up.</text:p>
          </table:table-cell>
          <table:table-cell office:value-type="string" calcext:value-type="string">
            <text:p>true</text:p>
          </table:table-cell>
          <table:table-cell office:value-type="string" calcext:value-type="string">
            <text:p>logPoint</text:p>
          </table:table-cell>
          <table:table-cell/>
        </table:table-row>
        <table:table-row table:style-name="ro1">
          <table:table-cell office:value-type="float" office:value="38963" calcext:value-type="float">
            <text:p>38963</text:p>
          </table:table-cell>
          <table:table-cell office:value-type="string" calcext:value-type="string">
            <text:p>mesos</text:p>
          </table:table-cell>
          <table:table-cell office:value-type="string" calcext:value-type="string">
            <text:p>karya</text:p>
          </table:table-cell>
          <table:table-cell office:value-type="float" office:value="101375" calcext:value-type="float">
            <text:p>101375</text:p>
          </table:table-cell>
          <table:table-cell office:value-type="float" office:value="158801" calcext:value-type="float">
            <text:p>158801</text:p>
          </table:table-cell>
          <table:table-cell table:number-columns-repeated="2"/>
          <table:table-cell office:value-type="string" calcext:value-type="string">
            <text:p>DiffComment</text:p>
          </table:table-cell>
          <table:table-cell office:value-type="string" calcext:value-type="string">
            <text:p>nnielsen</text:p>
          </table:table-cell>
          <table:table-cell office:value-type="string" calcext:value-type="string">
            <text:p>2015-10-05T19:54:23Z</text:p>
          </table:table-cell>
          <table:table-cell office:value-type="string" calcext:value-type="string">
            <text:p>s/many //</text:p>
          </table:table-cell>
          <table:table-cell office:value-type="string" calcext:value-type="string">
            <text:p>false</text:p>
          </table:table-cell>
          <table:table-cell office:value-type="string" calcext:value-type="string">
            <text:p>documentation</text:p>
          </table:table-cell>
          <table:table-cell/>
        </table:table-row>
        <table:table-row table:style-name="ro12">
          <table:table-cell office:value-type="float" office:value="60513" calcext:value-type="float">
            <text:p>60513</text:p>
          </table:table-cell>
          <table:table-cell office:value-type="string" calcext:value-type="string">
            <text:p>geode</text:p>
          </table:table-cell>
          <table:table-cell office:value-type="string" calcext:value-type="string">
            <text:p>eshu</text:p>
          </table:table-cell>
          <table:table-cell office:value-type="float" office:value="179303" calcext:value-type="float">
            <text:p>179303</text:p>
          </table:table-cell>
          <table:table-cell office:value-type="float" office:value="253950" calcext:value-type="float">
            <text:p>253950</text:p>
          </table:table-cell>
          <table:table-cell table:number-columns-repeated="2"/>
          <table:table-cell office:value-type="string" calcext:value-type="string">
            <text:p>DiffComment</text:p>
          </table:table-cell>
          <table:table-cell office:value-type="string" calcext:value-type="string">
            <text:p>dschneider</text:p>
          </table:table-cell>
          <table:table-cell office:value-type="string" calcext:value-type="string">
            <text:p>2017-06-29T21:19:16Z</text:p>
          </table:table-cell>
          <table:table-cell office:value-type="string" calcext:value-type="string">
            <text:p>The current code is good but I had one more idea.</text:p>
            <text:p>Why not have the "isSelector()" checks in setTLCommBuffer and releaseTLCommBuffer?</text:p>
            <text:p>You can implement them to have the first line:</text:p>
            <text:p>if (!isSelector()) return;</text:p>
            <text:p/>
            <text:p>That would allow you to get rid of your call if isSelector in TXSynchronizationCommand</text:p>
            <text:p>and your run method in TXSynchronizationRunnable would no longer need to do the null check.</text:p>
          </table:table-cell>
          <table:table-cell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10288" calcext:value-type="float">
            <text:p>10288</text:p>
          </table:table-cell>
          <table:table-cell office:value-type="string" calcext:value-type="string">
            <text:p>oodt</text:p>
          </table:table-cell>
          <table:table-cell office:value-type="string" calcext:value-type="string">
            <text:p>luca</text:p>
          </table:table-cell>
          <table:table-cell office:value-type="float" office:value="19510" calcext:value-type="float">
            <text:p>19510</text:p>
          </table:table-cell>
          <table:table-cell office:value-type="float" office:value="40260" calcext:value-type="float">
            <text:p>40260</text:p>
          </table:table-cell>
          <table:table-cell table:number-columns-repeated="2"/>
          <table:table-cell office:value-type="string" calcext:value-type="string">
            <text:p>DiffComment</text:p>
          </table:table-cell>
          <table:table-cell office:value-type="string" calcext:value-type="string">
            <text:p>mattmann</text:p>
          </table:table-cell>
          <table:table-cell office:value-type="string" calcext:value-type="string">
            <text:p>2013-04-21T17:28:02Z</text:p>
          </table:table-cell>
          <table:table-cell office:value-type="string" calcext:value-type="string">
            <text:p>You may want to do PathUtils.replaceEnvVariables on this string to allow for env var replacement, but maybe that's overkill.</text:p>
            <text:p/>
            <text:p>Sure, why not ?</text:p>
          </table:table-cell>
          <table:table-cell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14221" calcext:value-type="float">
            <text:p>14221</text:p>
          </table:table-cell>
          <table:table-cell office:value-type="string" calcext:value-type="string">
            <text:p>hive-git</text:p>
          </table:table-cell>
          <table:table-cell office:value-type="string" calcext:value-type="string">
            <text:p>yhuai</text:p>
          </table:table-cell>
          <table:table-cell office:value-type="float" office:value="26274" calcext:value-type="float">
            <text:p>26274</text:p>
          </table:table-cell>
          <table:table-cell office:value-type="float" office:value="51336" calcext:value-type="float">
            <text:p>51336</text:p>
          </table:table-cell>
          <table:table-cell table:number-columns-repeated="2"/>
          <table:table-cell office:value-type="string" calcext:value-type="string">
            <text:p>DiffComment</text:p>
          </table:table-cell>
          <table:table-cell office:value-type="string" calcext:value-type="string">
            <text:p>ashutoshc</text:p>
          </table:table-cell>
          <table:table-cell office:value-type="string" calcext:value-type="string">
            <text:p>2013-09-19T18:49:35Z</text:p>
          </table:table-cell>
          <table:table-cell office:value-type="string" calcext:value-type="string">
            <text:p>Seems like this null check is now redundant. List can never be null.</text:p>
          </table:table-cell>
          <table:table-cell office:value-type="string" calcext:value-type="string">
            <text:p>true</text:p>
          </table:table-cell>
          <table:table-cell office:value-type="string" calcext:value-type="string">
            <text:p>redundantCode</text:p>
          </table:table-cell>
          <table:table-cell/>
        </table:table-row>
        <table:table-row table:style-name="ro1">
          <table:table-cell office:value-type="float" office:value="50759" calcext:value-type="float">
            <text:p>50759</text:p>
          </table:table-cell>
          <table:table-cell office:value-type="string" calcext:value-type="string">
            <text:p>qpid-cpp</text:p>
          </table:table-cell>
          <table:table-cell office:value-type="string" calcext:value-type="string">
            <text:p>cliffjansen</text:p>
          </table:table-cell>
          <table:table-cell office:value-type="float" office:value="144631" calcext:value-type="float">
            <text:p>144631</text:p>
          </table:table-cell>
          <table:table-cell office:value-type="float" office:value="210666" calcext:value-type="float">
            <text:p>210666</text:p>
          </table:table-cell>
          <table:table-cell table:number-columns-repeated="2"/>
          <table:table-cell office:value-type="string" calcext:value-type="string">
            <text:p>DiffComment</text:p>
          </table:table-cell>
          <table:table-cell office:value-type="string" calcext:value-type="string">
            <text:p>astitcher</text:p>
          </table:table-cell>
          <table:table-cell office:value-type="string" calcext:value-type="string">
            <text:p>2016-08-03T18:33:09Z</text:p>
          </table:table-cell>
          <table:table-cell office:value-type="string" calcext:value-type="string">
            <text:p>See replacement suggestion below.</text:p>
          </table:table-cell>
          <table:table-cell office:value-type="string" calcext:value-type="string">
            <text:p>false</text:p>
          </table:table-cell>
          <table:table-cell office:value-type="string" calcext:value-type="string">
            <text:p>previousComment</text:p>
          </table:table-cell>
          <table:table-cell/>
        </table:table-row>
        <table:table-row table:style-name="ro1">
          <table:table-cell office:value-type="float" office:value="6377" calcext:value-type="float">
            <text:p>6377</text:p>
          </table:table-cell>
          <table:table-cell office:value-type="string" calcext:value-type="string">
            <text:p>flume-git</text:p>
          </table:table-cell>
          <table:table-cell office:value-type="string" calcext:value-type="string">
            <text:p>pwendell</text:p>
          </table:table-cell>
          <table:table-cell office:value-type="float" office:value="10681" calcext:value-type="float">
            <text:p>10681</text:p>
          </table:table-cell>
          <table:table-cell office:value-type="float" office:value="22992" calcext:value-type="float">
            <text:p>22992</text:p>
          </table:table-cell>
          <table:table-cell table:number-columns-repeated="2"/>
          <table:table-cell office:value-type="string" calcext:value-type="string">
            <text:p>DiffComment</text:p>
          </table:table-cell>
          <table:table-cell office:value-type="string" calcext:value-type="string">
            <text:p>mpercy</text:p>
          </table:table-cell>
          <table:table-cell office:value-type="string" calcext:value-type="string">
            <text:p>2012-10-11T19:46:12Z</text:p>
          </table:table-cell>
          <table:table-cell office:value-type="string" calcext:value-type="string">
            <text:p>Might consider using listFiles(FileFilter) for this to avoid allocating &amp; traversing the list twice. Would likely only become noticeable in the case of a directory with hundreds or thousands of files</text:p>
          </table:table-cell>
          <table:table-cell office:value-type="string" calcext:value-type="string">
            <text:p>true</text:p>
          </table:table-cell>
          <table:table-cell office:value-type="string" calcext:value-type="string">
            <text:p>betterSolution;performance</text:p>
          </table:table-cell>
          <table:table-cell/>
        </table:table-row>
        <table:table-row table:style-name="ro1">
          <table:table-cell office:value-type="float" office:value="31154" calcext:value-type="float">
            <text:p>31154</text:p>
          </table:table-cell>
          <table:table-cell office:value-type="string" calcext:value-type="string">
            <text:p>lens</text:p>
          </table:table-cell>
          <table:table-cell office:value-type="string" calcext:value-type="string">
            <text:p>prongs</text:p>
          </table:table-cell>
          <table:table-cell office:value-type="float" office:value="75296" calcext:value-type="float">
            <text:p>75296</text:p>
          </table:table-cell>
          <table:table-cell office:value-type="float" office:value="122276" calcext:value-type="float">
            <text:p>122276</text:p>
          </table:table-cell>
          <table:table-cell table:number-columns-repeated="2"/>
          <table:table-cell office:value-type="string" calcext:value-type="string">
            <text:p>DiffComment</text:p>
          </table:table-cell>
          <table:table-cell office:value-type="string" calcext:value-type="string">
            <text:p>jaideep.dhok</text:p>
          </table:table-cell>
          <table:table-cell office:value-type="string" calcext:value-type="string">
            <text:p>2015-03-05T07:24:45Z</text:p>
          </table:table-cell>
          <table:table-cell office:value-type="string" calcext:value-type="string">
            <text:p>This is updating the argument numIters, not the field. It should be this.numIters = 0;</text:p>
          </table:table-cell>
          <table:table-cell office:value-type="string" calcext:value-type="string">
            <text:p>true</text:p>
          </table:table-cell>
          <table:table-cell office:value-type="string" calcext:value-type="string">
            <text:p>bug</text:p>
          </table:table-cell>
          <table:table-cell/>
        </table:table-row>
        <table:table-row table:style-name="ro1">
          <table:table-cell office:value-type="float" office:value="38355" calcext:value-type="float">
            <text:p>38355</text:p>
          </table:table-cell>
          <table:table-cell office:value-type="string" calcext:value-type="string">
            <text:p>hbase-git</text:p>
          </table:table-cell>
          <table:table-cell office:value-type="string" calcext:value-type="string">
            <text:p>carp84</text:p>
          </table:table-cell>
          <table:table-cell office:value-type="float" office:value="98935" calcext:value-type="float">
            <text:p>98935</text:p>
          </table:table-cell>
          <table:table-cell office:value-type="float" office:value="155693" calcext:value-type="float">
            <text:p>155693</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5-09-15T09:07:31Z</text:p>
          </table:table-cell>
          <table:table-cell office:value-type="string" calcext:value-type="string">
            <text:p>Can these be moved outside synchronized ?</text:p>
          </table:table-cell>
          <table:table-cell office:value-type="string" calcext:value-type="string">
            <text:p>true</text:p>
          </table:table-cell>
          <table:table-cell office:value-type="string" calcext:value-type="string">
            <text:p>betterSolution;concurrency</text:p>
          </table:table-cell>
          <table:table-cell/>
        </table:table-row>
        <table:table-row table:style-name="ro1">
          <table:table-cell office:value-type="float" office:value="3505" calcext:value-type="float">
            <text:p>3505</text:p>
          </table:table-cell>
          <table:table-cell office:value-type="string" calcext:value-type="string">
            <text:p>flume-git</text:p>
          </table:table-cell>
          <table:table-cell office:value-type="string" calcext:value-type="string">
            <text:p>bmahe</text:p>
          </table:table-cell>
          <table:table-cell office:value-type="float" office:value="4392" calcext:value-type="float">
            <text:p>4392</text:p>
          </table:table-cell>
          <table:table-cell office:value-type="float" office:value="9892" calcext:value-type="float">
            <text:p>9892</text:p>
          </table:table-cell>
          <table:table-cell table:number-columns-repeated="2"/>
          <table:table-cell office:value-type="string" calcext:value-type="string">
            <text:p>DiffComment</text:p>
          </table:table-cell>
          <table:table-cell office:value-type="string" calcext:value-type="string">
            <text:p>esammer</text:p>
          </table:table-cell>
          <table:table-cell office:value-type="string" calcext:value-type="string">
            <text:p>2012-01-16T07:22:32Z</text:p>
          </table:table-cell>
          <table:table-cell office:value-type="string" calcext:value-type="string">
            <text:p>nit: tab.</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7835" calcext:value-type="float">
            <text:p>67835</text:p>
          </table:table-cell>
          <table:table-cell office:value-type="string" calcext:value-type="string">
            <text:p>ranger</text:p>
          </table:table-cell>
          <table:table-cell office:value-type="string" calcext:value-type="string">
            <text:p>pradeep.agrawal</text:p>
          </table:table-cell>
          <table:table-cell office:value-type="float" office:value="205764" calcext:value-type="float">
            <text:p>205764</text:p>
          </table:table-cell>
          <table:table-cell office:value-type="float" office:value="288648" calcext:value-type="float">
            <text:p>288648</text:p>
          </table:table-cell>
          <table:table-cell table:number-columns-repeated="2"/>
          <table:table-cell office:value-type="string" calcext:value-type="string">
            <text:p>DiffComment</text:p>
          </table:table-cell>
          <table:table-cell office:value-type="string" calcext:value-type="string">
            <text:p>zsombor</text:p>
          </table:table-cell>
          <table:table-cell office:value-type="string" calcext:value-type="string">
            <text:p>2018-07-07T05:46:41Z</text:p>
          </table:table-cell>
          <table:table-cell office:value-type="string" calcext:value-type="string">
            <text:p>No need to make it public, the test class is in the same package, so package protected would be fine.</text:p>
          </table:table-cell>
          <table:table-cell office:value-type="string" calcext:value-type="string">
            <text:p>true</text:p>
          </table:table-cell>
          <table:table-cell office:value-type="string" calcext:value-type="string">
            <text:p>encapsulation</text:p>
          </table:table-cell>
          <table:table-cell/>
        </table:table-row>
        <table:table-row table:style-name="ro3">
          <table:table-cell office:value-type="float" office:value="23767" calcext:value-type="float">
            <text:p>23767</text:p>
          </table:table-cell>
          <table:table-cell office:value-type="string" calcext:value-type="string">
            <text:p>kafka</text:p>
          </table:table-cell>
          <table:table-cell office:value-type="string" calcext:value-type="string">
            <text:p>guwang</text:p>
          </table:table-cell>
          <table:table-cell office:value-type="float" office:value="48283" calcext:value-type="float">
            <text:p>48283</text:p>
          </table:table-cell>
          <table:table-cell office:value-type="float" office:value="84833" calcext:value-type="float">
            <text:p>84833</text:p>
          </table:table-cell>
          <table:table-cell table:number-columns-repeated="2"/>
          <table:table-cell office:value-type="string" calcext:value-type="string">
            <text:p>DiffComment</text:p>
          </table:table-cell>
          <table:table-cell office:value-type="string" calcext:value-type="string">
            <text:p>junrao</text:p>
          </table:table-cell>
          <table:table-cell office:value-type="string" calcext:value-type="string">
            <text:p>2014-07-23T23:43:14Z</text:p>
          </table:table-cell>
          <table:table-cell office:value-type="string" calcext:value-type="string">
            <text:p>Move &amp;&amp; to previous line?</text:p>
            <text:p/>
            <text:p>Fixed.</text:p>
          </table:table-cell>
          <table:table-cell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7292" calcext:value-type="float">
            <text:p>67292</text:p>
          </table:table-cell>
          <table:table-cell office:value-type="string" calcext:value-type="string">
            <text:p>mesos</text:p>
          </table:table-cell>
          <table:table-cell office:value-type="string" calcext:value-type="string">
            <text:p>andschwa</text:p>
          </table:table-cell>
          <table:table-cell office:value-type="float" office:value="203812" calcext:value-type="float">
            <text:p>203812</text:p>
          </table:table-cell>
          <table:table-cell table:number-columns-repeated="3"/>
          <table:table-cell office:value-type="string" calcext:value-type="string">
            <text:p>Review.body_top</text:p>
          </table:table-cell>
          <table:table-cell office:value-type="string" calcext:value-type="string">
            <text:p>ArmandGrillet</text:p>
          </table:table-cell>
          <table:table-cell office:value-type="string" calcext:value-type="string">
            <text:p>2018-05-24T20:39:04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21">
          <table:table-cell office:value-type="float" office:value="49616" calcext:value-type="float">
            <text:p>49616</text:p>
          </table:table-cell>
          <table:table-cell office:value-type="string" calcext:value-type="string">
            <text:p>mesos</text:p>
          </table:table-cell>
          <table:table-cell office:value-type="string" calcext:value-type="string">
            <text:p>jjanco</text:p>
          </table:table-cell>
          <table:table-cell office:value-type="float" office:value="143492" calcext:value-type="float">
            <text:p>143492</text:p>
          </table:table-cell>
          <table:table-cell office:value-type="float" office:value="209305" calcext:value-type="float">
            <text:p>209305</text:p>
          </table:table-cell>
          <table:table-cell table:number-columns-repeated="2"/>
          <table:table-cell office:value-type="string" calcext:value-type="string">
            <text:p>DiffComment</text:p>
          </table:table-cell>
          <table:table-cell office:value-type="string" calcext:value-type="string">
            <text:p>gyliu</text:p>
          </table:table-cell>
          <table:table-cell office:value-type="string" calcext:value-type="string">
            <text:p>2016-07-26T07:18:26Z</text:p>
          </table:table-cell>
          <table:table-cell office:value-type="string" calcext:value-type="string">
            <text:p>It is better adding some check here.</text:p>
            <text:p/>
            <text:p>```</text:p>
            <text:p>Try&lt;::mesos::Value::Ranges&gt; ranges = fragment(createRange(31000, 32000), 16);</text:p>
            <text:p>ASSERT_SOME(ranges);</text:p>
            <text:p>ASSERT_EQ(16, ranges-&gt;range_size());</text:p>
            <text:p/>
            <text:p>allocation += createPorts(ranges.get());</text:p>
            <text:p>```</text:p>
          </table:table-cell>
          <table:table-cell office:value-type="string" calcext:value-type="string">
            <text:p>true</text:p>
          </table:table-cell>
          <table:table-cell office:value-type="string" calcext:value-type="string">
            <text:p>safety</text:p>
          </table:table-cell>
          <table:table-cell/>
        </table:table-row>
        <table:table-row table:style-name="ro1">
          <table:table-cell office:value-type="float" office:value="68448" calcext:value-type="float">
            <text:p>68448</text:p>
          </table:table-cell>
          <table:table-cell office:value-type="string" calcext:value-type="string">
            <text:p>mesos</text:p>
          </table:table-cell>
          <table:table-cell office:value-type="string" calcext:value-type="string">
            <text:p>urbanserj</text:p>
          </table:table-cell>
          <table:table-cell office:value-type="float" office:value="207684" calcext:value-type="float">
            <text:p>207684</text:p>
          </table:table-cell>
          <table:table-cell table:number-columns-repeated="3"/>
          <table:table-cell office:value-type="string" calcext:value-type="string">
            <text:p>Review.body_top</text:p>
          </table:table-cell>
          <table:table-cell office:value-type="string" calcext:value-type="string">
            <text:p>jieyu</text:p>
          </table:table-cell>
          <table:table-cell office:value-type="string" calcext:value-type="string">
            <text:p>2018-08-21T19:21:20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8703" calcext:value-type="float">
            <text:p>38703</text:p>
          </table:table-cell>
          <table:table-cell office:value-type="string" calcext:value-type="string">
            <text:p>ambari</text:p>
          </table:table-cell>
          <table:table-cell office:value-type="string" calcext:value-type="string">
            <text:p>nalex</text:p>
          </table:table-cell>
          <table:table-cell office:value-type="float" office:value="101522" calcext:value-type="float">
            <text:p>101522</text:p>
          </table:table-cell>
          <table:table-cell table:number-columns-repeated="3"/>
          <table:table-cell office:value-type="string" calcext:value-type="string">
            <text:p>Review.body_top</text:p>
          </table:table-cell>
          <table:table-cell office:value-type="string" calcext:value-type="string">
            <text:p>odiachenko</text:p>
          </table:table-cell>
          <table:table-cell office:value-type="string" calcext:value-type="string">
            <text:p>2015-10-05T20:46:54Z</text:p>
          </table:table-cell>
          <table:table-cell office:value-type="string" calcext:value-type="string">
            <text:p>Ship It!</text:p>
          </table:table-cell>
          <table:table-cell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2222" calcext:value-type="float">
            <text:p>32222</text:p>
          </table:table-cell>
          <table:table-cell office:value-type="string" calcext:value-type="string">
            <text:p>ranger</text:p>
          </table:table-cell>
          <table:table-cell office:value-type="string" calcext:value-type="string">
            <text:p>kulkabhay</text:p>
          </table:table-cell>
          <table:table-cell office:value-type="float" office:value="77009" calcext:value-type="float">
            <text:p>77009</text:p>
          </table:table-cell>
          <table:table-cell office:value-type="float" office:value="124761" calcext:value-type="float">
            <text:p>124761</text:p>
          </table:table-cell>
          <table:table-cell table:number-columns-repeated="2"/>
          <table:table-cell office:value-type="string" calcext:value-type="string">
            <text:p>DiffComment</text:p>
          </table:table-cell>
          <table:table-cell office:value-type="string" calcext:value-type="string">
            <text:p>bosco</text:p>
          </table:table-cell>
          <table:table-cell office:value-type="string" calcext:value-type="string">
            <text:p>2015-03-19T04:30:54Z</text:p>
          </table:table-cell>
          <table:table-cell office:value-type="string" calcext:value-type="string">
            <text:p>Since this is not set in the constructor, we should explicitly initialize this</text:p>
          </table:table-cell>
          <table:table-cell office:value-type="string" calcext:value-type="string">
            <text:p>true</text:p>
          </table:table-cell>
          <table:table-cell office:value-type="string" calcext:value-type="string">
            <text:p>bug</text:p>
          </table:table-cell>
          <table:table-cell/>
        </table:table-row>
        <table:table-row table:style-name="ro3">
          <table:table-cell office:value-type="float" office:value="31276" calcext:value-type="float">
            <text:p>31276</text:p>
          </table:table-cell>
          <table:table-cell office:value-type="string" calcext:value-type="string">
            <text:p>mesos</text:p>
          </table:table-cell>
          <table:table-cell office:value-type="string" calcext:value-type="string">
            <text:p>chzhcn</text:p>
          </table:table-cell>
          <table:table-cell office:value-type="float" office:value="77779" calcext:value-type="float">
            <text:p>77779</text:p>
          </table:table-cell>
          <table:table-cell office:value-type="float" office:value="126074" calcext:value-type="float">
            <text:p>126074</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5-03-26T21:43:32Z</text:p>
          </table:table-cell>
          <table:table-cell office:value-type="string" calcext:value-type="string">
            <text:p>Can you set the limit in the test?</text:p>
            <text:p/>
            <text:p>do you mean move this to be a test case field instead of a fixture field?</text:p>
          </table:table-cell>
          <table:table-cell office:value-type="string" calcext:value-type="string">
            <text:p>false</text:p>
          </table:table-cell>
          <table:table-cell office:value-type="string" calcext:value-type="string">
            <text:p>testRequirements</text:p>
          </table:table-cell>
          <table:table-cell/>
        </table:table-row>
        <table:table-row table:style-name="ro3">
          <table:table-cell office:value-type="float" office:value="42339" calcext:value-type="float">
            <text:p>42339</text:p>
          </table:table-cell>
          <table:table-cell office:value-type="string" calcext:value-type="string">
            <text:p>ambari</text:p>
          </table:table-cell>
          <table:table-cell office:value-type="string" calcext:value-type="string">
            <text:p>ajit.kumar</text:p>
          </table:table-cell>
          <table:table-cell office:value-type="float" office:value="115548" calcext:value-type="float">
            <text:p>115548</text:p>
          </table:table-cell>
          <table:table-cell table:number-columns-repeated="3"/>
          <table:table-cell office:value-type="string" calcext:value-type="string">
            <text:p>Review.body_bottom</text:p>
          </table:table-cell>
          <table:table-cell office:value-type="string" calcext:value-type="string">
            <text:p>swagle</text:p>
          </table:table-cell>
          <table:table-cell office:value-type="string" calcext:value-type="string">
            <text:p>2016-01-21T03:45:32Z</text:p>
          </table:table-cell>
          <table:table-cell office:value-type="string" calcext:value-type="string">
            <text:p>Missing changes in DDL and UpgradeCatalog</text:p>
            <text:p/>
            <text:p>DDL changes have been submitted already https://reviews.apache.org/r/42006/. Upgrade changes will follow later.</text:p>
          </table:table-cell>
          <table:table-cell table:style-name="Default" office:value-type="string" calcext:value-type="string">
            <text:p>false</text:p>
          </table:table-cell>
          <table:table-cell table:number-columns-repeated="2"/>
        </table:table-row>
        <table:table-row table:style-name="ro1">
          <table:table-cell office:value-type="float" office:value="12667" calcext:value-type="float">
            <text:p>12667</text:p>
          </table:table-cell>
          <table:table-cell office:value-type="string" calcext:value-type="string">
            <text:p>hive</text:p>
          </table:table-cell>
          <table:table-cell office:value-type="string" calcext:value-type="string">
            <text:p>aleksgor</text:p>
          </table:table-cell>
          <table:table-cell office:value-type="float" office:value="24533" calcext:value-type="float">
            <text:p>24533</text:p>
          </table:table-cell>
          <table:table-cell office:value-type="float" office:value="48535" calcext:value-type="float">
            <text:p>48535</text:p>
          </table:table-cell>
          <table:table-cell table:number-columns-repeated="2"/>
          <table:table-cell office:value-type="string" calcext:value-type="string">
            <text:p>DiffComment</text:p>
          </table:table-cell>
          <table:table-cell office:value-type="string" calcext:value-type="string">
            <text:p>aleksgor</text:p>
          </table:table-cell>
          <table:table-cell office:value-type="string" calcext:value-type="string">
            <text:p>2013-08-02T15:25:43Z</text:p>
          </table:table-cell>
          <table:table-cell office:value-type="string" calcext:value-type="string">
            <text:p>I overload this method to control the console in test.</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7">
          <table:table-cell office:value-type="float" office:value="558" calcext:value-type="float">
            <text:p>558</text:p>
          </table:table-cell>
          <table:table-cell office:value-type="string" calcext:value-type="string">
            <text:p>hive-git</text:p>
          </table:table-cell>
          <table:table-cell office:value-type="string" calcext:value-type="string">
            <text:p>rmelick</text:p>
          </table:table-cell>
          <table:table-cell office:value-type="float" office:value="399" calcext:value-type="float">
            <text:p>399</text:p>
          </table:table-cell>
          <table:table-cell office:value-type="float" office:value="771" calcext:value-type="float">
            <text:p>771</text:p>
          </table:table-cell>
          <table:table-cell table:number-columns-repeated="2"/>
          <table:table-cell office:value-type="string" calcext:value-type="string">
            <text:p>DiffComment</text:p>
          </table:table-cell>
          <table:table-cell office:value-type="string" calcext:value-type="string">
            <text:p>jvs</text:p>
          </table:table-cell>
          <table:table-cell office:value-type="string" calcext:value-type="string">
            <text:p>2011-04-07T21:34:19Z</text:p>
          </table:table-cell>
          <table:table-cell office:value-type="string" calcext:value-type="string">
            <text:p>Could you add a test which shows the index NOT being used in the case where required partitions haven't been built yet?</text:p>
            <text:p/>
          </table:table-cell>
          <table:table-cell table:style-name="Default" office:value-type="string" calcext:value-type="string">
            <text:p>false</text:p>
          </table:table-cell>
          <table:table-cell office:value-type="string" calcext:value-type="string">
            <text:p>testRequirements</text:p>
          </table:table-cell>
          <table:table-cell/>
        </table:table-row>
        <table:table-row table:style-name="ro1">
          <table:table-cell office:value-type="float" office:value="69227" calcext:value-type="float">
            <text:p>69227</text:p>
          </table:table-cell>
          <table:table-cell office:value-type="string" calcext:value-type="string">
            <text:p>hbase-git</text:p>
          </table:table-cell>
          <table:table-cell office:value-type="string" calcext:value-type="string">
            <text:p>tianjingyun</text:p>
          </table:table-cell>
          <table:table-cell office:value-type="float" office:value="210399" calcext:value-type="float">
            <text:p>210399</text:p>
          </table:table-cell>
          <table:table-cell office:value-type="float" office:value="295056" calcext:value-type="float">
            <text:p>295056</text:p>
          </table:table-cell>
          <table:table-cell table:number-columns-repeated="2"/>
          <table:table-cell office:value-type="string" calcext:value-type="string">
            <text:p>DiffComment</text:p>
          </table:table-cell>
          <table:table-cell office:value-type="string" calcext:value-type="string">
            <text:p>zghaobac</text:p>
          </table:table-cell>
          <table:table-cell office:value-type="string" calcext:value-type="string">
            <text:p>2018-11-08T03:14:16Z</text:p>
          </table:table-cell>
          <table:table-cell office:value-type="string" calcext:value-type="string">
            <text:p>Add more comment about how to use this TXT.</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31806" calcext:value-type="float">
            <text:p>31806</text:p>
          </table:table-cell>
          <table:table-cell office:value-type="string" calcext:value-type="string">
            <text:p>kafka</text:p>
          </table:table-cell>
          <table:table-cell office:value-type="string" calcext:value-type="string">
            <text:p>ewencp</text:p>
          </table:table-cell>
          <table:table-cell office:value-type="float" office:value="76190" calcext:value-type="float">
            <text:p>76190</text:p>
          </table:table-cell>
          <table:table-cell office:value-type="float" office:value="123740" calcext:value-type="float">
            <text:p>123740</text:p>
          </table:table-cell>
          <table:table-cell table:number-columns-repeated="2"/>
          <table:table-cell office:value-type="string" calcext:value-type="string">
            <text:p>DiffComment</text:p>
          </table:table-cell>
          <table:table-cell office:value-type="string" calcext:value-type="string">
            <text:p>guwang</text:p>
          </table:table-cell>
          <table:table-cell office:value-type="string" calcext:value-type="string">
            <text:p>2015-03-12T13:04:33Z</text:p>
          </table:table-cell>
          <table:table-cell office:value-type="string" calcext:value-type="string">
            <text:p>Is it OK for the zkConnect's port to be the same to the server port (i.e. 1)?</text:p>
            <text:p/>
            <text:p>It's definitely not ok, but I'm not sure what you're trying to get at here? We could check that they don't conflict, but most of the test harness code handles that, adding a check here doesn't handle any conflicts between broker port assignments if they pass in a value for the port argument, and it should be very obvious that they conflict now since any port conflicts are can actually be attributed to a real conflict after this patch is applied.</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26188" calcext:value-type="float">
            <text:p>26188</text:p>
          </table:table-cell>
          <table:table-cell office:value-type="string" calcext:value-type="string">
            <text:p>accumulo</text:p>
          </table:table-cell>
          <table:table-cell office:value-type="string" calcext:value-type="string">
            <text:p>hustjl22</text:p>
          </table:table-cell>
          <table:table-cell office:value-type="float" office:value="55372" calcext:value-type="float">
            <text:p>55372</text:p>
          </table:table-cell>
          <table:table-cell office:value-type="float" office:value="95736" calcext:value-type="float">
            <text:p>95736</text:p>
          </table:table-cell>
          <table:table-cell table:number-columns-repeated="2"/>
          <table:table-cell office:value-type="string" calcext:value-type="string">
            <text:p>DiffComment</text:p>
          </table:table-cell>
          <table:table-cell office:value-type="string" calcext:value-type="string">
            <text:p>ctubbsii</text:p>
          </table:table-cell>
          <table:table-cell office:value-type="string" calcext:value-type="string">
            <text:p>2014-10-03T18:57:40Z</text:p>
          </table:table-cell>
          <table:table-cell office:value-type="string" calcext:value-type="string">
            <text:p>Needs javadoc</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52589" calcext:value-type="float">
            <text:p>52589</text:p>
          </table:table-cell>
          <table:table-cell office:value-type="string" calcext:value-type="string">
            <text:p>hbase-git</text:p>
          </table:table-cell>
          <table:table-cell office:value-type="string" calcext:value-type="string">
            <text:p>appy</text:p>
          </table:table-cell>
          <table:table-cell office:value-type="float" office:value="152735" calcext:value-type="float">
            <text:p>152735</text:p>
          </table:table-cell>
          <table:table-cell office:value-type="float" office:value="221834" calcext:value-type="float">
            <text:p>221834</text:p>
          </table:table-cell>
          <table:table-cell table:number-columns-repeated="2"/>
          <table:table-cell office:value-type="string" calcext:value-type="string">
            <text:p>DiffComment</text:p>
          </table:table-cell>
          <table:table-cell office:value-type="string" calcext:value-type="string">
            <text:p>mbertozzi</text:p>
          </table:table-cell>
          <table:table-cell office:value-type="string" calcext:value-type="string">
            <text:p>2016-10-16T10:13:24Z</text:p>
          </table:table-cell>
          <table:table-cell office:value-type="string" calcext:value-type="string">
            <text:p>unlock() and return true</text:p>
          </table:table-cell>
          <table:table-cell table:style-name="Default" office:value-type="string" calcext:value-type="string">
            <text:p>true</text:p>
          </table:table-cell>
          <table:table-cell office:value-type="string" calcext:value-type="string">
            <text:p>bug</text:p>
          </table:table-cell>
          <table:table-cell office:value-type="string" calcext:value-type="string">
            <text:p>true</text:p>
          </table:table-cell>
        </table:table-row>
        <table:table-row table:style-name="ro1">
          <table:table-cell office:value-type="float" office:value="39743" calcext:value-type="float">
            <text:p>39743</text:p>
          </table:table-cell>
          <table:table-cell office:value-type="string" calcext:value-type="string">
            <text:p>ambari</text:p>
          </table:table-cell>
          <table:table-cell office:value-type="string" calcext:value-type="string">
            <text:p>afernandez</text:p>
          </table:table-cell>
          <table:table-cell office:value-type="float" office:value="104374" calcext:value-type="float">
            <text:p>104374</text:p>
          </table:table-cell>
          <table:table-cell office:value-type="float" office:value="162630" calcext:value-type="float">
            <text:p>162630</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5-10-29T00:05:18Z</text:p>
          </table:table-cell>
          <table:table-cell office:value-type="string" calcext:value-type="string">
            <text:p>This component is deleted starting in HDP 2.2</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40297" calcext:value-type="float">
            <text:p>40297</text:p>
          </table:table-cell>
          <table:table-cell office:value-type="string" calcext:value-type="string">
            <text:p>ambari</text:p>
          </table:table-cell>
          <table:table-cell office:value-type="string" calcext:value-type="string">
            <text:p>dgrinenko</text:p>
          </table:table-cell>
          <table:table-cell office:value-type="float" office:value="106463" calcext:value-type="float">
            <text:p>106463</text:p>
          </table:table-cell>
          <table:table-cell table:number-columns-repeated="3"/>
          <table:table-cell office:value-type="string" calcext:value-type="string">
            <text:p>Review.body_top</text:p>
          </table:table-cell>
          <table:table-cell office:value-type="string" calcext:value-type="string">
            <text:p>ncole</text:p>
          </table:table-cell>
          <table:table-cell office:value-type="string" calcext:value-type="string">
            <text:p>2015-11-13T18:01:05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2">
          <table:table-cell office:value-type="float" office:value="40439" calcext:value-type="float">
            <text:p>40439</text:p>
          </table:table-cell>
          <table:table-cell office:value-type="string" calcext:value-type="string">
            <text:p>falcon-git</text:p>
          </table:table-cell>
          <table:table-cell office:value-type="string" calcext:value-type="string">
            <text:p>ajayyadava</text:p>
          </table:table-cell>
          <table:table-cell office:value-type="float" office:value="107509" calcext:value-type="float">
            <text:p>107509</text:p>
          </table:table-cell>
          <table:table-cell office:value-type="float" office:value="166660" calcext:value-type="float">
            <text:p>166660</text:p>
          </table:table-cell>
          <table:table-cell table:number-columns-repeated="2"/>
          <table:table-cell office:value-type="string" calcext:value-type="string">
            <text:p>DiffComment</text:p>
          </table:table-cell>
          <table:table-cell office:value-type="string" calcext:value-type="string">
            <text:p>ajayyadava</text:p>
          </table:table-cell>
          <table:table-cell office:value-type="string" calcext:value-type="string">
            <text:p>2015-11-22T17:38:09Z</text:p>
          </table:table-cell>
          <table:table-cell office:value-type="string" calcext:value-type="string">
            <text:p>:)</text:p>
            <text:p/>
            <text:p>It is always EntityClusterID. Even when we get instanceID (in case of instance dependencies) we find it's EntityClusterID and use that. The interesting side effect is that in it's current form the instance dependency feature works only for instances of same entity.</text:p>
            <text:p/>
            <text:p>This is exactly the kind of clarity which comes when we know what kind of id are we dealing with and the motivation for this change.</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61055" calcext:value-type="float">
            <text:p>61055</text:p>
          </table:table-cell>
          <table:table-cell office:value-type="string" calcext:value-type="string">
            <text:p>mesos</text:p>
          </table:table-cell>
          <table:table-cell office:value-type="string" calcext:value-type="string">
            <text:p>benjaminhindman</text:p>
          </table:table-cell>
          <table:table-cell office:value-type="float" office:value="181400" calcext:value-type="float">
            <text:p>181400</text:p>
          </table:table-cell>
          <table:table-cell office:value-type="float" office:value="256932" calcext:value-type="float">
            <text:p>256932</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7-07-30T17:49:03Z</text:p>
          </table:table-cell>
          <table:table-cell office:value-type="string" calcext:value-type="string">
            <text:p>Includes for deque and mutex?</text:p>
          </table:table-cell>
          <table:table-cell table:style-name="Default" office:value-type="string" calcext:value-type="string">
            <text:p>true</text:p>
          </table:table-cell>
          <table:table-cell office:value-type="string" calcext:value-type="string">
            <text:p>dependencies</text:p>
          </table:table-cell>
          <table:table-cell/>
        </table:table-row>
        <table:table-row table:style-name="ro1">
          <table:table-cell office:value-type="float" office:value="49207" calcext:value-type="float">
            <text:p>49207</text:p>
          </table:table-cell>
          <table:table-cell office:value-type="string" calcext:value-type="string">
            <text:p>mesos</text:p>
          </table:table-cell>
          <table:table-cell office:value-type="string" calcext:value-type="string">
            <text:p>srbrahma</text:p>
          </table:table-cell>
          <table:table-cell office:value-type="float" office:value="139465" calcext:value-type="float">
            <text:p>139465</text:p>
          </table:table-cell>
          <table:table-cell office:value-type="float" office:value="204695" calcext:value-type="float">
            <text:p>204695</text:p>
          </table:table-cell>
          <table:table-cell table:number-columns-repeated="2"/>
          <table:table-cell office:value-type="string" calcext:value-type="string">
            <text:p>DiffComment</text:p>
          </table:table-cell>
          <table:table-cell office:value-type="string" calcext:value-type="string">
            <text:p>gyliu</text:p>
          </table:table-cell>
          <table:table-cell office:value-type="string" calcext:value-type="string">
            <text:p>2016-06-27T21:57:34Z</text:p>
          </table:table-cell>
          <table:table-cell office:value-type="string" calcext:value-type="string">
            <text:p>Add a period to the end</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5">
          <table:table-cell office:value-type="float" office:value="37365" calcext:value-type="float">
            <text:p>37365</text:p>
          </table:table-cell>
          <table:table-cell office:value-type="string" calcext:value-type="string">
            <text:p>aurora</text:p>
          </table:table-cell>
          <table:table-cell office:value-type="string" calcext:value-type="string">
            <text:p>jcohen</text:p>
          </table:table-cell>
          <table:table-cell office:value-type="float" office:value="95669" calcext:value-type="float">
            <text:p>95669</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5-08-18T00:01:50Z</text:p>
          </table:table-cell>
          <table:table-cell office:value-type="string" calcext:value-type="string">
            <text:p>Master (22f9cbb) is green with this patch.</text:p>
            <text:p>  ./build-support/jenkins/build.sh</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70534" calcext:value-type="float">
            <text:p>70534</text:p>
          </table:table-cell>
          <table:table-cell office:value-type="string" calcext:value-type="string">
            <text:p>mesos</text:p>
          </table:table-cell>
          <table:table-cell office:value-type="string" calcext:value-type="string">
            <text:p>asekretenko</text:p>
          </table:table-cell>
          <table:table-cell office:value-type="float" office:value="215206" calcext:value-type="float">
            <text:p>215206</text:p>
          </table:table-cell>
          <table:table-cell office:value-type="float" office:value="301796" calcext:value-type="float">
            <text:p>301796</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9-05-12T05:44:40Z</text:p>
          </table:table-cell>
          <table:table-cell office:value-type="string" calcext:value-type="string">
            <text:p>Do you have a bad indentation setting in your code editor? There seem to be a lot of 4 space indents in this chain of patches</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25925" calcext:value-type="float">
            <text:p>25925</text:p>
          </table:table-cell>
          <table:table-cell office:value-type="string" calcext:value-type="string">
            <text:p>drill-git</text:p>
          </table:table-cell>
          <table:table-cell office:value-type="string" calcext:value-type="string">
            <text:p>amansinha100</text:p>
          </table:table-cell>
          <table:table-cell office:value-type="float" office:value="54303" calcext:value-type="float">
            <text:p>54303</text:p>
          </table:table-cell>
          <table:table-cell office:value-type="float" office:value="94384" calcext:value-type="float">
            <text:p>94384</text:p>
          </table:table-cell>
          <table:table-cell table:number-columns-repeated="2"/>
          <table:table-cell office:value-type="string" calcext:value-type="string">
            <text:p>DiffComment</text:p>
          </table:table-cell>
          <table:table-cell office:value-type="string" calcext:value-type="string">
            <text:p>jni</text:p>
          </table:table-cell>
          <table:table-cell office:value-type="string" calcext:value-type="string">
            <text:p>2014-09-23T20:24:05Z</text:p>
          </table:table-cell>
          <table:table-cell office:value-type="string" calcext:value-type="string">
            <text:p>Same as line 206, if the column lable is configurable, then, we could not use the constant 3 here.</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
          <table:table-cell office:value-type="float" office:value="45700" calcext:value-type="float">
            <text:p>45700</text:p>
          </table:table-cell>
          <table:table-cell office:value-type="string" calcext:value-type="string">
            <text:p>geode</text:p>
          </table:table-cell>
          <table:table-cell office:value-type="string" calcext:value-type="string">
            <text:p>sboorlagadda</text:p>
          </table:table-cell>
          <table:table-cell office:value-type="float" office:value="129984" calcext:value-type="float">
            <text:p>129984</text:p>
          </table:table-cell>
          <table:table-cell table:number-columns-repeated="3"/>
          <table:table-cell office:value-type="string" calcext:value-type="string">
            <text:p>Review.body_top</text:p>
          </table:table-cell>
          <table:table-cell office:value-type="string" calcext:value-type="string">
            <text:p>upthewaterspout</text:p>
          </table:table-cell>
          <table:table-cell office:value-type="string" calcext:value-type="string">
            <text:p>2016-04-21T23:37:53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18550" calcext:value-type="float">
            <text:p>18550</text:p>
          </table:table-cell>
          <table:table-cell office:value-type="string" calcext:value-type="string">
            <text:p>mesos</text:p>
          </table:table-cell>
          <table:table-cell office:value-type="string" calcext:value-type="string">
            <text:p>dhamon</text:p>
          </table:table-cell>
          <table:table-cell office:value-type="float" office:value="35644" calcext:value-type="float">
            <text:p>35644</text:p>
          </table:table-cell>
          <table:table-cell office:value-type="float" office:value="66279" calcext:value-type="float">
            <text:p>66279</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4-02-27T19:13:03Z</text:p>
          </table:table-cell>
          <table:table-cell office:value-type="string" calcext:value-type="string">
            <text:p>Kill newline at end of fil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39803" calcext:value-type="float">
            <text:p>39803</text:p>
          </table:table-cell>
          <table:table-cell office:value-type="string" calcext:value-type="string">
            <text:p>mesos</text:p>
          </table:table-cell>
          <table:table-cell office:value-type="string" calcext:value-type="string">
            <text:p>hausdorff</text:p>
          </table:table-cell>
          <table:table-cell office:value-type="float" office:value="105083" calcext:value-type="float">
            <text:p>105083</text:p>
          </table:table-cell>
          <table:table-cell office:value-type="float" office:value="163497" calcext:value-type="float">
            <text:p>163497</text:p>
          </table:table-cell>
          <table:table-cell table:number-columns-repeated="2"/>
          <table:table-cell office:value-type="string" calcext:value-type="string">
            <text:p>DiffComment</text:p>
          </table:table-cell>
          <table:table-cell office:value-type="string" calcext:value-type="string">
            <text:p>Hopcroft</text:p>
          </table:table-cell>
          <table:table-cell office:value-type="string" calcext:value-type="string">
            <text:p>2016-01-04T11:43:46Z</text:p>
          </table:table-cell>
          <table:table-cell office:value-type="string" calcext:value-type="string">
            <text:p>And get rid of this comment. It assumes that INVALID_FILE_ATTRIBUTES == -1, which may not always be true. This comment shouldn't be necessary if you rework the logic per my comment on line 84.</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15031" calcext:value-type="float">
            <text:p>15031</text:p>
          </table:table-cell>
          <table:table-cell office:value-type="string" calcext:value-type="string">
            <text:p>pig-git</text:p>
          </table:table-cell>
          <table:table-cell office:value-type="string" calcext:value-type="string">
            <text:p>cheolsoo</text:p>
          </table:table-cell>
          <table:table-cell office:value-type="float" office:value="27849" calcext:value-type="float">
            <text:p>27849</text:p>
          </table:table-cell>
          <table:table-cell table:number-columns-repeated="3"/>
          <table:table-cell office:value-type="string" calcext:value-type="string">
            <text:p>Review.body_top</text:p>
          </table:table-cell>
          <table:table-cell office:value-type="string" calcext:value-type="string">
            <text:p>daijy</text:p>
          </table:table-cell>
          <table:table-cell office:value-type="string" calcext:value-type="string">
            <text:p>2013-10-31T04:19:27Z</text:p>
          </table:table-cell>
          <table:table-cell office:value-type="string" calcext:value-type="string">
            <text:p>We need to figure out why diagnostics is not the real error message. The patch itself looks good. Let's commit it first.</text:p>
            <text:p/>
            <text:p>Thank you Daniel!</text:p>
            <text:p/>
            <text:p>I opened a Tez jira about diagnostic information- https://issues.apache.org/jira/browse/TEZ-591</text:p>
          </table:table-cell>
          <table:table-cell table:style-name="Default" office:value-type="string" calcext:value-type="string">
            <text:p>false</text:p>
          </table:table-cell>
          <table:table-cell office:value-type="string" calcext:value-type="string">
            <text:p>approval;todo</text:p>
          </table:table-cell>
          <table:table-cell/>
        </table:table-row>
        <table:table-row table:style-name="ro12">
          <table:table-cell office:value-type="float" office:value="40339" calcext:value-type="float">
            <text:p>40339</text:p>
          </table:table-cell>
          <table:table-cell office:value-type="string" calcext:value-type="string">
            <text:p>mesos</text:p>
          </table:table-cell>
          <table:table-cell office:value-type="string" calcext:value-type="string">
            <text:p>gyliu</text:p>
          </table:table-cell>
          <table:table-cell office:value-type="float" office:value="107206" calcext:value-type="float">
            <text:p>107206</text:p>
          </table:table-cell>
          <table:table-cell office:value-type="float" office:value="166213" calcext:value-type="float">
            <text:p>166213</text:p>
          </table:table-cell>
          <table:table-cell table:number-columns-repeated="2"/>
          <table:table-cell office:value-type="string" calcext:value-type="string">
            <text:p>DiffComment</text:p>
          </table:table-cell>
          <table:table-cell office:value-type="string" calcext:value-type="string">
            <text:p>kaysoky</text:p>
          </table:table-cell>
          <table:table-cell office:value-type="string" calcext:value-type="string">
            <text:p>2015-11-20T03:16:39Z</text:p>
          </table:table-cell>
          <table:table-cell office:value-type="string" calcext:value-type="string">
            <text:p>s/automatically//</text:p>
            <text:p/>
            <text:p>Also, we'll want a more in-depth help message.  It should have:</text:p>
            <text:p>* An very, very brief overview of optimistic offers.</text:p>
            <text:p>* What the consequences are for enabling it.</text:p>
            <text:p>* What the consequences are for disabling it.</text:p>
            <text:p>* The default if not specified.</text:p>
          </table:table-cell>
          <table:table-cell table:style-name="Default" office:value-type="string" calcext:value-type="string">
            <text:p>false</text:p>
          </table:table-cell>
          <table:table-cell office:value-type="string" calcext:value-type="string">
            <text:p>documentation;ui</text:p>
          </table:table-cell>
          <table:table-cell/>
        </table:table-row>
        <table:table-row table:style-name="ro1">
          <table:table-cell office:value-type="float" office:value="21496" calcext:value-type="float">
            <text:p>21496</text:p>
          </table:table-cell>
          <table:table-cell office:value-type="string" calcext:value-type="string">
            <text:p>sentry</text:p>
          </table:table-cell>
          <table:table-cell office:value-type="string" calcext:value-type="string">
            <text:p>sravya</text:p>
          </table:table-cell>
          <table:table-cell office:value-type="float" office:value="43290" calcext:value-type="float">
            <text:p>43290</text:p>
          </table:table-cell>
          <table:table-cell office:value-type="float" office:value="77380" calcext:value-type="float">
            <text:p>77380</text:p>
          </table:table-cell>
          <table:table-cell table:number-columns-repeated="2"/>
          <table:table-cell office:value-type="string" calcext:value-type="string">
            <text:p>DiffComment</text:p>
          </table:table-cell>
          <table:table-cell office:value-type="string" calcext:value-type="string">
            <text:p>prasadm</text:p>
          </table:table-cell>
          <table:table-cell office:value-type="string" calcext:value-type="string">
            <text:p>2014-05-16T23:37:27Z</text:p>
          </table:table-cell>
          <table:table-cell office:value-type="string" calcext:value-type="string">
            <text:p>I think you already fixed this as SENTRY-204. </text:p>
          </table:table-cell>
          <table:table-cell table:style-name="Default" office:value-type="string" calcext:value-type="string">
            <text:p>false</text:p>
          </table:table-cell>
          <table:table-cell office:value-type="string" calcext:value-type="string">
            <text:p>versionControl</text:p>
          </table:table-cell>
          <table:table-cell/>
        </table:table-row>
        <table:table-row table:style-name="ro1">
          <table:table-cell office:value-type="float" office:value="28372" calcext:value-type="float">
            <text:p>28372</text:p>
          </table:table-cell>
          <table:table-cell office:value-type="string" calcext:value-type="string">
            <text:p>hive-git</text:p>
          </table:table-cell>
          <table:table-cell office:value-type="string" calcext:value-type="string">
            <text:p>singhashish</text:p>
          </table:table-cell>
          <table:table-cell office:value-type="float" office:value="81884" calcext:value-type="float">
            <text:p>81884</text:p>
          </table:table-cell>
          <table:table-cell office:value-type="float" office:value="132397" calcext:value-type="float">
            <text:p>132397</text:p>
          </table:table-cell>
          <table:table-cell table:number-columns-repeated="2"/>
          <table:table-cell office:value-type="string" calcext:value-type="string">
            <text:p>DiffComment</text:p>
          </table:table-cell>
          <table:table-cell office:value-type="string" calcext:value-type="string">
            <text:p>blue</text:p>
          </table:table-cell>
          <table:table-cell office:value-type="string" calcext:value-type="string">
            <text:p>2015-04-30T00:12:53Z</text:p>
          </table:table-cell>
          <table:table-cell office:value-type="string" calcext:value-type="string">
            <text:p>Sergio discovered that MAP_KEY_VALUE was incorrectly used in place of MAP. So instead of throwing UnsupportedOperationException, MAP_KEY_VALUE should be used as a synonym for MAP. That way we can read old data.</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3">
          <table:table-cell office:value-type="float" office:value="46319" calcext:value-type="float">
            <text:p>46319</text:p>
          </table:table-cell>
          <table:table-cell office:value-type="string" calcext:value-type="string">
            <text:p>mesos</text:p>
          </table:table-cell>
          <table:table-cell office:value-type="string" calcext:value-type="string">
            <text:p>bbannier</text:p>
          </table:table-cell>
          <table:table-cell office:value-type="float" office:value="130639" calcext:value-type="float">
            <text:p>130639</text:p>
          </table:table-cell>
          <table:table-cell office:value-type="float" office:value="194459" calcext:value-type="float">
            <text:p>194459</text:p>
          </table:table-cell>
          <table:table-cell table:number-columns-repeated="2"/>
          <table:table-cell office:value-type="string" calcext:value-type="string">
            <text:p>DiffComment</text:p>
          </table:table-cell>
          <table:table-cell office:value-type="string" calcext:value-type="string">
            <text:p>alexr</text:p>
          </table:table-cell>
          <table:table-cell office:value-type="string" calcext:value-type="string">
            <text:p>2016-04-26T16:51:52Z</text:p>
          </table:table-cell>
          <table:table-cell office:value-type="string" calcext:value-type="string">
            <text:p>You remove the `Future` here. I believe this is on purpose as it seems the right way to pass the parameter (without future). Is it a bugfix or it doesn't influence the thrust?</text:p>
            <text:p/>
            <text:p>Did you review the latest revision?</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1653" calcext:value-type="float">
            <text:p>51653</text:p>
          </table:table-cell>
          <table:table-cell office:value-type="string" calcext:value-type="string">
            <text:p>mesos</text:p>
          </table:table-cell>
          <table:table-cell office:value-type="string" calcext:value-type="string">
            <text:p>neilc</text:p>
          </table:table-cell>
          <table:table-cell office:value-type="float" office:value="148619" calcext:value-type="float">
            <text:p>148619</text:p>
          </table:table-cell>
          <table:table-cell office:value-type="float" office:value="216078" calcext:value-type="float">
            <text:p>216078</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6-09-12T23:01:06Z</text:p>
          </table:table-cell>
          <table:table-cell office:value-type="string" calcext:value-type="string">
            <text:p>I wonder if it confuses users that there are 2 slave unreachable operations scheduled but only 1 slave got removed.</text:p>
          </table:table-cell>
          <table:table-cell table:style-name="Default" office:value-type="string" calcext:value-type="string">
            <text:p>false</text:p>
          </table:table-cell>
          <table:table-cell office:value-type="string" calcext:value-type="string">
            <text:p>testRequirements</text:p>
          </table:table-cell>
          <table:table-cell office:value-type="string" calcext:value-type="string">
            <text:p>true</text:p>
          </table:table-cell>
        </table:table-row>
        <table:table-row table:style-name="ro3">
          <table:table-cell office:value-type="float" office:value="37817" calcext:value-type="float">
            <text:p>37817</text:p>
          </table:table-cell>
          <table:table-cell office:value-type="string" calcext:value-type="string">
            <text:p>samza</text:p>
          </table:table-cell>
          <table:table-cell office:value-type="string" calcext:value-type="string">
            <text:p>nramesh</text:p>
          </table:table-cell>
          <table:table-cell office:value-type="float" office:value="97059" calcext:value-type="float">
            <text:p>97059</text:p>
          </table:table-cell>
          <table:table-cell office:value-type="float" office:value="152892" calcext:value-type="float">
            <text:p>152892</text:p>
          </table:table-cell>
          <table:table-cell table:number-columns-repeated="2"/>
          <table:table-cell office:value-type="string" calcext:value-type="string">
            <text:p>DiffComment</text:p>
          </table:table-cell>
          <table:table-cell office:value-type="string" calcext:value-type="string">
            <text:p>nickpan47</text:p>
          </table:table-cell>
          <table:table-cell office:value-type="string" calcext:value-type="string">
            <text:p>2015-08-31T21:02:18Z</text:p>
          </table:table-cell>
          <table:table-cell office:value-type="string" calcext:value-type="string">
            <text:p>It would good to comment on under which lock this method should be called.</text:p>
            <text:p/>
            <text:p>I made this a private method to the class (will be available in the next RB patch) because it is just a helper method. Not intended for any client to directly call it.</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22">
          <table:table-cell office:value-type="float" office:value="14522" calcext:value-type="float">
            <text:p>14522</text:p>
          </table:table-cell>
          <table:table-cell office:value-type="string" calcext:value-type="string">
            <text:p>cloudstack-git</text:p>
          </table:table-cell>
          <table:table-cell office:value-type="string" calcext:value-type="string">
            <text:p>csuich2</text:p>
          </table:table-cell>
          <table:table-cell office:value-type="float" office:value="27021" calcext:value-type="float">
            <text:p>27021</text:p>
          </table:table-cell>
          <table:table-cell office:value-type="float" office:value="52597" calcext:value-type="float">
            <text:p>52597</text:p>
          </table:table-cell>
          <table:table-cell table:number-columns-repeated="2"/>
          <table:table-cell office:value-type="string" calcext:value-type="string">
            <text:p>DiffComment</text:p>
          </table:table-cell>
          <table:table-cell office:value-type="string" calcext:value-type="string">
            <text:p>jburwell</text:p>
          </table:table-cell>
          <table:table-cell office:value-type="string" calcext:value-type="string">
            <text:p>2013-10-16T14:47:25Z</text:p>
          </table:table-cell>
          <table:table-cell office:value-type="string" calcext:value-type="string">
            <text:p>What is the purpose of sorting the strategies?</text:p>
            <text:p/>
            <text:p>The purpose of sorting the strategies is to ensure that plugin strategies get priority over the hypervisor implementations and default implementations. Additionally, it will also make sure that plugin strategies that cannot handle the operation are at the end of the list, to ensure that hypervisor or default strategies would be given the operation instead of the wrong plugin.</text:p>
            <text:p/>
            <text:p>This priority sorting should be completely encapsulated.  Requiring clients to "know" leaks an important implementation detail that will lead to inconsistent behavior (i.e. bugs).  One approach would be to use a SortedSet with a Comparator implementation that encapsulates the logic. </text:p>
            <text:p/>
            <text:p>Encapsulated where? The list of strategies needs to be sorted based on the object and operation.</text:p>
            <text:p/>
            <text:p>My concern was that properly using a strategy list required every consumer of the list to "know" that it needed to be sorted.  I want to see this type of logic encapsulated such that consumers of the list can safely assume it is ordered properly.</text:p>
            <text:p/>
            <text:p>Based on my evolving understanding of the sort operation's purpose, I think we need to revisit this approach.</text:p>
            <text:p/>
            <text:p>The order of the list is extremely dynamic. It depends on both the object being operated on and the operation to perform. How would you suggest we always ensure the list is ordered properly when there is no authority managing that list?</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28">
          <table:table-cell office:value-type="float" office:value="60753" calcext:value-type="float">
            <text:p>60753</text:p>
          </table:table-cell>
          <table:table-cell office:value-type="string" calcext:value-type="string">
            <text:p>hive-git</text:p>
          </table:table-cell>
          <table:table-cell office:value-type="string" calcext:value-type="string">
            <text:p>pxiong</text:p>
          </table:table-cell>
          <table:table-cell office:value-type="float" office:value="180119" calcext:value-type="float">
            <text:p>180119</text:p>
          </table:table-cell>
          <table:table-cell office:value-type="float" office:value="255142" calcext:value-type="float">
            <text:p>255142</text:p>
          </table:table-cell>
          <table:table-cell table:number-columns-repeated="2"/>
          <table:table-cell office:value-type="string" calcext:value-type="string">
            <text:p>DiffComment</text:p>
          </table:table-cell>
          <table:table-cell office:value-type="string" calcext:value-type="string">
            <text:p>Prasanth_J</text:p>
          </table:table-cell>
          <table:table-cell office:value-type="string" calcext:value-type="string">
            <text:p>2017-07-10T22:09:22Z</text:p>
          </table:table-cell>
          <table:table-cell office:value-type="string" calcext:value-type="string">
            <text:p>I am not sure if we need this config. </text:p>
            <text:p>Any reason to support storing FM sketch's bitvectors?</text:p>
            <text:p/>
            <text:p>If this is for 3.0.0 release only, we could even remove this config.</text:p>
            <text:p/>
            <text:p>If we need to support FM sketch based NDV then having a separate field in metastore will be better as Ashutosh suggested.</text:p>
            <text:p/>
            <text:p>This config is just to give user an option to choose whether to use FM or HLL to COMPUTE ndv. This patch does not change the fact that we do not store bit vectors for both FM and NDV in object store.</text:p>
            <text:p/>
            <text:p>I don't think it will be useful for user to tune this.</text:p>
            <text:p>IMHO, most users won't care a lot about this. This can be used as fallback but this will only add more checks.</text:p>
            <text:p/>
            <text:p>I agree with Prasanth. Overloading this config seems hacky. It is leading to confusing code, e.g, NDVEstimator uses number of bit vectors to determine ndv algo, thats confusing. Its confusing for end user too that +ve value from [0,100] is useful for one algo, but -ve value is only to switch over to diff algo. I suggest that we leave this config as is and introduce a new config which dictates which algo is used for ndv computation. This config value is than passed to compute_stats() udaf by ColumnStatsSemanticAnalyzer. GenericUDAFComputeStats than uses this config to determine which algo its using. </text:p>
            <text:p>This config we can store in metastore (either as is or mapped as int) so that we can deserialize the bit vectors correctly when we retrieve them.</text:p>
            <text:p/>
            <text:p>I agree it is a bit confusing but then we need to store two extra information in a metastore: (1) the algorithm that we use, FMSketch or HLL and (2) the number of bitvectors for FMSketch.</text:p>
            <text:p/>
            <text:p>We can just store algo. For # of bit vectors for FMSketch we can use existing logic of counting '{' in serialized string for bit vectors.</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26">
          <table:table-cell office:value-type="float" office:value="67044" calcext:value-type="float">
            <text:p>67044</text:p>
          </table:table-cell>
          <table:table-cell office:value-type="string" calcext:value-type="string">
            <text:p>mesos</text:p>
          </table:table-cell>
          <table:table-cell office:value-type="string" calcext:value-type="string">
            <text:p>greggomann</text:p>
          </table:table-cell>
          <table:table-cell office:value-type="float" office:value="203060" calcext:value-type="float">
            <text:p>203060</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8-05-14T19:51:54Z</text:p>
          </table:table-cell>
          <table:table-cell office:value-type="string" calcext:value-type="string">
            <text:p>FAIL: Some of the unit tests failed. Please check the relevant logs.</text:p>
            <text:p/>
            <text:p>Reviews applied: `['66882', '66819', '66820', '66822', '66823', '66845', '66825', '66846', '66847', '66841', '66842', '66843', '66844', '66855', '66861', '66856', '66870', '66874', '67043', '67044']`</text:p>
            <text:p/>
            <text:p>Failed command: `Start-MesosCITesting`</text:p>
            <text:p/>
            <text:p>All the build artifacts available at: http://dcos-win.westus.cloudapp.azure.com/mesos-build/review/67044</text:p>
            <text:p/>
            <text:p>Relevant logs:</text:p>
            <text:p/>
            <text:p>- [libprocess-tests-cmake-stdout.log](http://dcos-win.westus.cloudapp.azure.com/mesos-build/review/67044/logs/libprocess-tests-cmake-stdout.log):</text:p>
            <text:p/>
            <text:p>```</text:p>
            <text:p>         d:\dcos\mesos\3rdparty\libevent-2.1.5-beta\src\libevent-2.1.5-beta\bufferevent_openssl.c(1275): warning C4244: 'function': conversion from 'intptr_t' to 'int', possible loss of data [D:\DCOS\mesos\3rdparty\libevent-2.1.5-beta\src\libevent-2.1.5-beta-build\event_core.vcxproj] [D:\DCOS\mesos\3rdparty\libevent-2.1.5-beta.vcxproj]</text:p>
            <text:p>         d:\dcos\mesos\3rdparty\libevent-2.1.5-beta\src\libevent-2.1.5-beta\bufferevent_openssl.c(1456): warning C4244: 'function': conversion from 'intptr_t' to 'int', possible loss of data [D:\DCOS\mesos\3rdparty\libevent-2.1.5-beta\src\libevent-2.1.5-beta-build\event_core.vcxproj] [D:\DCOS\mesos\3rdparty\libevent-2.1.5-beta.vcxproj]</text:p>
            <text:p>         d:\dcos\mesos\3rdparty\libevent-2.1.5-beta\src\libevent-2.1.5-beta\buffer.c(3099): warning C4244: 'function': conversion from 'int64_t' to 'unsigned int', possible loss of data [D:\DCOS\mesos\3rdparty\libevent-2.1.5-beta\src\libevent-2.1.5-beta-build\event_extra.vcxproj] [D:\DCOS\mesos\3rdparty\libevent-2.1.5-beta.vcxproj]</text:p>
            <text:p>         d:\dcos\mesos\3rdparty\libevent-2.1.5-beta\src\libevent-2.1.5-beta\evutil_time.c(499): warning C4244: '=': conversion from 'int64_t' to 'long', possible loss of data [D:\DCOS\mesos\3rdparty\libevent-2.1.5-beta\src\libevent-2.1.5-beta-build\event_extra.vcxproj] [D:\DCOS\mesos\3rdparty\libevent-2.1.5-beta.vcxproj]</text:p>
            <text:p>         d:\dcos\mesos\3rdparty\libevent-2.1.5-beta\src\libevent-2.1.5-beta\evutil_time.c(504): warning C4244: '=': conversion from 'time_t' to 'long', possible loss of data [D:\DCOS\mesos\3rdparty\libevent-2.1.5-beta\src\libevent-2.1.5-beta-build\event_extra.vcxproj] [D:\DCOS\mesos\3rdparty\libevent-2.1.5-beta.vcxproj]</text:p>
            <text:p>         d:\dcos\mesos\3rdparty\libevent-2.1.5-beta\src\libevent-2.1.5-beta\bufferevent_openssl.c(185): warning C4267: '=': conversion from 'size_t' to 'int', possible loss of data [D:\DCOS\mesos\3rdparty\libevent-2.1.5-beta\src\libevent-2.1.5-beta-build\event_extra.vcxproj] [D:\DCOS\mesos\3rdparty\libevent-2.1.5-beta.vcxproj]</text:p>
            <text:p>         d:\dcos\mesos\3rdparty\libevent-2.1.5-beta\src\libevent-2.1.5-beta\bufferevent_openssl.c(230): warning C4267: 'function': conversion from 'size_t' to 'int', possible loss of data [D:\DCOS\mesos\3rdparty\libevent-2.1.5-beta\src\libevent-2.1.5-beta-build\event_extra.vcxproj] [D:\DCOS\mesos\3rdparty\libevent-2.1.5-beta.vcxproj]</text:p>
            <text:p>         d:\dcos\mesos\3rdparty\libevent-2.1.5-beta\src\libevent-2.1.5-beta\bufferevent_openssl.c(587): warning C4244: '=': conversion from 'SSIZE_T' to 'int', possible loss of data [D:\DCOS\mesos\3rdparty\libevent-2.1.5-beta\src\libevent-2.1.5-beta-build\event_extra.vcxproj] [D:\DCOS\mesos\3rdparty\libevent-2.1.5-beta.vcxproj]</text:p>
            <text:p>         d:\dcos\mesos\3rdparty\libevent-2.1.5-beta\src\libevent-2.1.5-beta\bufferevent_openssl.c(598): warning C4267: 'function': conversion from 'size_t' to 'int', possible loss of data [D:\DCOS\mesos\3rdparty\libevent-2.1.5-beta\src\libevent-2.1.5-beta-build\event_extra.vcxproj] [D:\DCOS\mesos\3rdparty\libevent-2.1.5-beta.vcxproj]</text:p>
            <text:p>         d:\dcos\mesos\3rdparty\libevent-2.1.5-beta\src\libevent-2.1.5-beta\bufferevent_openssl.c(654): warning C4244: '=': conversion from 'SSIZE_T' to 'int', possible loss of data [D:\DCOS\mesos\3rdparty\libevent-2.1.5-beta\src\libevent-2.1.5-beta-build\event_extra.vcxproj] [D:\DCOS\mesos\3rdparty\libevent-2.1.5-beta.vcxproj]</text:p>
            <text:p>         d:\dcos\mesos\3rdparty\libevent-2.1.5-beta\src\libevent-2.1.5-beta\bufferevent_openssl.c(656): warning C4244: '=': conversion from 'SSIZE_T' to 'int', possible loss of data [D:\DCOS\mesos\3rdparty\libevent-2.1.5-beta\src\libevent-2.1.5-beta-build\event_extra.vcxproj] [D:\DCOS\mesos\3rdparty\libevent-2.1.5-beta.vcxproj]</text:p>
            <text:p>         d:\dcos\mesos\3rdparty\libevent-2.1.5-beta\src\libevent-2.1.5-beta\bufferevent_openssl.c(675): warning C4267: 'function': conversion from 'size_t' to 'int', possible loss of data [D:\DCOS\mesos\3rdparty\libevent-2.1.5-beta\src\libevent-2.1.5-beta-build\event_extra.vcxproj] [D:\DCOS\mesos\3rdparty\libevent-2.1.5-beta.vcxproj]</text:p>
            <text:p>         d:\dcos\mesos\3rdparty\libevent-2.1.5-beta\src\libevent-2.1.5-beta\bufferevent_openssl.c(755): warning C4267: '=': conversion from 'size_t' to 'int', possible loss of data [D:\DCOS\mesos\3rdparty\libevent-2.1.5-beta\src\libevent-2.1.5-beta-build\event_extra.vcxproj] [D:\DCOS\mesos\3rdparty\libevent-2.1.5-beta.vcxproj]</text:p>
            <text:p>         d:\dcos\mesos\3rdparty\libevent-2.1.5-beta\src\libevent-2.1.5-beta\bufferevent_openssl.c(763): warning C4244: '=': conversion from 'SSIZE_T' to 'int', possible loss of data [D:\DCOS\mesos\3rdparty\libevent-2.1.5-beta\src\libevent-2.1.5-beta-build\event_extra.vcxproj] [D:\DCOS\mesos\3rdparty\libevent-2.1.5-beta.vcxproj]</text:p>
            <text:p>         d:\dcos\mesos\3rdparty\libevent-2.1.5-beta\src\libevent-2.1.5-beta\bufferevent_openssl.c(874): warning C4267: '=': conversion from 'size_t' to 'int', possible loss of data [D:\DCOS\mesos\3rdparty\libevent-2.1.5-beta\src\libevent-2.1.5-beta-build\event_extra.vcxproj] [D:\DCOS\mesos\3rdparty\libevent-2.1.5-beta.vcxproj]</text:p>
            <text:p>         d:\dcos\mesos\3rdparty\libevent-2.1.5-beta\src\libevent-2.1.5-beta\bufferevent_openssl.c(1275): warning C4244: 'function': conversion from 'intptr_t' to 'int', possible loss of data [D:\DCOS\mesos\3rdparty\libevent-2.1.5-beta\src\libevent-2.1.5-beta-build\event_extra.vcxproj] [D:\DCOS\mesos\3rdparty\libevent-2.1.5-beta.vcxproj]</text:p>
            <text:p>         d:\dcos\mesos\3rdparty\libevent-2.1.5-beta\src\libevent-2.1.5-beta\bufferevent_openssl.c(1456): warning C4244: 'function': conversion from 'intptr_t' to 'int', possible loss of data [D:\DCOS\mesos\3rdparty\libevent-2.1.5-beta\src\libevent-2.1.5-beta-build\event_extra.vcxproj] [D:\DCOS\mesos\3rdparty\libevent-2.1.5-beta.vcxproj]</text:p>
            <text:p>         d:\dcos\mesos\3rdparty\libevent-2.1.5-beta\src\libevent-2.1.5-beta\evdns.c(3792): warning C4996: 'GetVersion': was declared deprecated [D:\DCOS\mesos\3rdparty\libevent-2.1.5-beta\src\libevent-2.1.5-beta-build\event_extra.vcxproj] [D:\DCOS\mesos\3rdparty\libevent-2.1.5-beta.vcxproj]</text:p>
            <text:p/>
            <text:p/>
            <text:p>       "D:\DCOS\mesos\3rdparty\libprocess\src\tests\libprocess-tests.vcxproj" (default target) (1) -&gt;</text:p>
            <text:p>       "D:\DCOS\mesos\3rdparty\libprocess\src\tests\benchmarks.vcxproj" (default target) (12) -&gt;</text:p>
            <text:p>       (ClCompile target) -&gt; </text:p>
            <text:p>         d:\dcos\mesos\mesos\3rdparty\libprocess\src\tests\benchmarks.cpp(566): error C2276: '&amp;': illegal operation on bound member function expression [D:\DCOS\mesos\3rdparty\libprocess\src\tests\benchmarks.vcxproj]</text:p>
            <text:p/>
            <text:p>    112 Warning(s)</text:p>
            <text:p>    1 Error(s)</text:p>
            <text:p/>
            <text:p>Time Elapsed 00:04:42.48</text:p>
            <text:p>```</text:p>
            <text:p/>
            <text:p>- [mesos-tests-cmake-stdout.log](http://dcos-win.westus.cloudapp.azure.com/mesos-build/review/67044/logs/mesos-tests-cmake-stdout.log):</text:p>
            <text:p/>
            <text:p>```</text:p>
            <text:p>         d:\dcos\mesos\mesos\src\master\metrics.hpp(230): error C2653: 'scheduler': is not a class or namespace name [D:\DCOS\mesos\src\mesos.vcxproj]</text:p>
            <text:p>         d:\dcos\mesos\mesos\src\master\metrics.hpp(230): error C4430: missing type specifier - int assumed. Note: C++ does not support default-int [D:\DCOS\mesos\src\mesos.vcxproj]</text:p>
            <text:p>         d:\dcos\mesos\mesos\src\master\metrics.hpp(230): error C2143: syntax error: missing ',' before '&amp;' [D:\DCOS\mesos\src\mesos.vcxproj]</text:p>
            <text:p>         d:\dcos\mesos\mesos\src\master\metrics.hpp(232): error C2653: 'scheduler': is not a class or namespace name [D:\DCOS\mesos\src\mesos.vcxproj]</text:p>
            <text:p>         d:\dcos\mesos\mesos\src\master\metrics.hpp(232): error C4430: missing type specifier - int assumed. Note: C++ does not support default-int [D:\DCOS\mesos\src\mesos.vcxproj]</text:p>
            <text:p>         d:\dcos\mesos\mesos\src\master\metrics.hpp(232): error C2143: syntax error: missing ',' before '&amp;' [D:\DCOS\mesos\src\mesos.vcxproj]</text:p>
            <text:p>         d:\dcos\mesos\mesos\src\master\metrics.hpp(252): error C2653: 'scheduler': is not a class or namespace name [D:\DCOS\mesos\src\mesos.vcxproj]</text:p>
            <text:p>         d:\dcos\mesos\mesos\src\master\metrics.hpp(252): error C2065: 'Type': undeclared identifier [D:\DCOS\mesos\src\mesos.vcxproj]</text:p>
            <text:p>         d:\dcos\mesos\mesos\src\master\metrics.hpp(252): error C2923: 'hashmap': 'Type' is not a valid template type argument for parameter 'Key' [D:\DCOS\mesos\src\mesos.vcxproj]</text:p>
            <text:p>         d:\dcos\mesos\mesos\3rdparty\stout\include\stout\hashmap.hpp(33): error C2903: 'is_enum': symbol is neither a class template nor a function template [D:\DCOS\mesos\src\mesos.vcxproj]</text:p>
            <text:p>         d:\dcos\mesos\mesos\3rdparty\stout\include\stout\hashmap.hpp(34): error C2039: 'value': is not a member of 'std' [D:\DCOS\mesos\src\mesos.vcxproj]</text:p>
            <text:p>         d:\dcos\mesos\mesos\3rdparty\stout\include\stout\hashmap.hpp(36): error C2903: 'hash': symbol is neither a class template nor a function template [D:\DCOS\mesos\src\mesos.vcxproj]</text:p>
            <text:p>         d:\dcos\mesos\mesos\3rdparty\stout\include\stout\hashmap.hpp(36): error C2993: 'unknown-type': illegal type for non-type template parameter '_Test' [D:\DCOS\mesos\src\mesos.vcxproj]</text:p>
            <text:p>         d:\dcos\mesos\mesos\src\master\metrics.hpp(252): error C2903: 'conditional': symbol is neither a class template nor a function template [D:\DCOS\mesos\src\mesos.vcxproj]</text:p>
            <text:p>         d:\dcos\mesos\mesos\src\master\metrics.hpp(252): error C2062: type 'unknown-type' unexpected [D:\DCOS\mesos\src\mesos.vcxproj]</text:p>
            <text:p>         d:\dcos\mesos\mesos\src\master\metrics.hpp(252): error C2903: 'equal_to': symbol is neither a class template nor a function template [D:\DCOS\mesos\src\mesos.vcxproj]</text:p>
            <text:p>         d:\dcos\mesos\mesos\src\master\metrics.hpp(252): error C2976: 'hashmap': too few template arguments [D:\DCOS\mesos\src\mesos.vcxproj]</text:p>
            <text:p>         d:\dcos\mesos\mesos\src\master\metrics.hpp(255): error C2653: 'scheduler': is not a class or namespace name [D:\DCOS\mesos\src\mesos.vcxproj]</text:p>
            <text:p>         d:\dcos\mesos\mesos\src\master\metrics.hpp(255): error C2065: 'Type': undeclared identifier [D:\DCOS\mesos\src\mesos.vcxproj]</text:p>
            <text:p>         d:\dcos\mesos\mesos\src\master\metrics.hpp(255): error C2923: 'hashmap': 'Type' is not a valid template type argument for parameter 'Key' [D:\DCOS\mesos\src\mesos.vcxproj]</text:p>
            <text:p>         d:\dcos\mesos\mesos\src\master\metrics.hpp(255): error C2903: 'conditional': symbol is neither a class template nor a function template [D:\DCOS\mesos\src\mesos.vcxproj]</text:p>
            <text:p>         d:\dcos\mesos\mesos\src\master\metrics.hpp(255): error C2062: type 'unknown-type' unexpected [D:\DCOS\mesos\src\mesos.vcxproj]</text:p>
            <text:p>         d:\dcos\mesos\mesos\src\master\metrics.hpp(255): error C2903: 'equal_to': symbol is neither a class template nor a function template [D:\DCOS\mesos\src\mesos.vcxproj]</text:p>
            <text:p>         d:\dcos\mesos\mesos\src\master\metrics.hpp(255): error C2976: 'hashmap': too few template arguments [D:\DCOS\mesos\src\mesos.vcxproj]</text:p>
            <text:p/>
            <text:p>    172 Warning(s)</text:p>
            <text:p>    27 Error(s)</text:p>
            <text:p/>
            <text:p>Time Elapsed 00:14:40.20</text:p>
            <text:p>```</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3">
          <table:table-cell office:value-type="float" office:value="17430" calcext:value-type="float">
            <text:p>17430</text:p>
          </table:table-cell>
          <table:table-cell office:value-type="string" calcext:value-type="string">
            <text:p>aurora</text:p>
          </table:table-cell>
          <table:table-cell office:value-type="string" calcext:value-type="string">
            <text:p>mansu</text:p>
          </table:table-cell>
          <table:table-cell office:value-type="float" office:value="32945" calcext:value-type="float">
            <text:p>32945</text:p>
          </table:table-cell>
          <table:table-cell office:value-type="float" office:value="61988" calcext:value-type="float">
            <text:p>61988</text:p>
          </table:table-cell>
          <table:table-cell table:number-columns-repeated="2"/>
          <table:table-cell office:value-type="string" calcext:value-type="string">
            <text:p>DiffComment</text:p>
          </table:table-cell>
          <table:table-cell office:value-type="string" calcext:value-type="string">
            <text:p>wfarner</text:p>
          </table:table-cell>
          <table:table-cell office:value-type="string" calcext:value-type="string">
            <text:p>2014-01-28T03:32:14Z</text:p>
          </table:table-cell>
          <table:table-cell office:value-type="string" calcext:value-type="string">
            <text:p>Does this test reproduce the bug?  I would have expected to see something like two tasks in the same job resulting in a job count of 1.</text:p>
            <text:p/>
            <text:p>Good catch. I added the task, but it got lost among other fixes. Fixed it now. </text:p>
          </table:table-cell>
          <table:table-cell table:style-name="Default" office:value-type="string" calcext:value-type="string">
            <text:p>false</text:p>
          </table:table-cell>
          <table:table-cell office:value-type="string" calcext:value-type="string">
            <text:p>testRequirements</text:p>
          </table:table-cell>
          <table:table-cell/>
        </table:table-row>
        <table:table-row table:style-name="ro1">
          <table:table-cell office:value-type="float" office:value="67965" calcext:value-type="float">
            <text:p>67965</text:p>
          </table:table-cell>
          <table:table-cell office:value-type="string" calcext:value-type="string">
            <text:p>mesos</text:p>
          </table:table-cell>
          <table:table-cell office:value-type="string" calcext:value-type="string">
            <text:p>mzhu</text:p>
          </table:table-cell>
          <table:table-cell office:value-type="float" office:value="206414" calcext:value-type="float">
            <text:p>206414</text:p>
          </table:table-cell>
          <table:table-cell office:value-type="float" office:value="289356" calcext:value-type="float">
            <text:p>289356</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8-07-25T00:22:11Z</text:p>
          </table:table-cell>
          <table:table-cell office:value-type="string" calcext:value-type="string">
            <text:p>don't think you need the comment here. it's pretty clear?</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34475" calcext:value-type="float">
            <text:p>34475</text:p>
          </table:table-cell>
          <table:table-cell office:value-type="string" calcext:value-type="string">
            <text:p>hbase-git</text:p>
          </table:table-cell>
          <table:table-cell office:value-type="string" calcext:value-type="string">
            <text:p>jmhsieh</text:p>
          </table:table-cell>
          <table:table-cell office:value-type="float" office:value="84583" calcext:value-type="float">
            <text:p>84583</text:p>
          </table:table-cell>
          <table:table-cell office:value-type="float" office:value="135917" calcext:value-type="float">
            <text:p>135917</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5-05-20T21:32:16Z</text:p>
          </table:table-cell>
          <table:table-cell office:value-type="string" calcext:value-type="string">
            <text:p>Not needed: writer.append() accepts Cell</text:p>
          </table:table-cell>
          <table:table-cell table:style-name="Default" office:value-type="string" calcext:value-type="string">
            <text:p>true</text:p>
          </table:table-cell>
          <table:table-cell office:value-type="string" calcext:value-type="string">
            <text:p>redundantCode</text:p>
          </table:table-cell>
          <table:table-cell/>
        </table:table-row>
        <table:table-row table:style-name="ro21">
          <table:table-cell office:value-type="float" office:value="55089" calcext:value-type="float">
            <text:p>55089</text:p>
          </table:table-cell>
          <table:table-cell office:value-type="string" calcext:value-type="string">
            <text:p>aurora</text:p>
          </table:table-cell>
          <table:table-cell office:value-type="string" calcext:value-type="string">
            <text:p>mnurolahzade</text:p>
          </table:table-cell>
          <table:table-cell office:value-type="float" office:value="163351" calcext:value-type="float">
            <text:p>163351</text:p>
          </table:table-cell>
          <table:table-cell office:value-type="float" office:value="234759" calcext:value-type="float">
            <text:p>234759</text:p>
          </table:table-cell>
          <table:table-cell table:number-columns-repeated="2"/>
          <table:table-cell office:value-type="string" calcext:value-type="string">
            <text:p>DiffComment</text:p>
          </table:table-cell>
          <table:table-cell office:value-type="string" calcext:value-type="string">
            <text:p>StephanErb</text:p>
          </table:table-cell>
          <table:table-cell office:value-type="string" calcext:value-type="string">
            <text:p>2017-01-27T23:37:11Z</text:p>
          </table:table-cell>
          <table:table-cell office:value-type="string" calcext:value-type="string">
            <text:p>Can `invocation.proceed();` ever return `null`?</text:p>
            <text:p/>
            <text:p>If not, then we could move the new counter code from the `finally` to the `try` block and eliminate the `response != null` guard.</text:p>
            <text:p/>
            <text:p>`response != null` guard is a necessary protection from the corner case when `invocation.proceed()` throws an exception.</text:p>
            <text:p/>
            <text:p>If we move the whole code block into the try block, shortly behind `invocation.proceed()` then we don't need the `response != null` guard any longer. </text:p>
            <text:p/>
            <text:p>But this is only a minor thing. I will apply the patch now without the change.</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25423" calcext:value-type="float">
            <text:p>25423</text:p>
          </table:table-cell>
          <table:table-cell office:value-type="string" calcext:value-type="string">
            <text:p>hbase-git</text:p>
          </table:table-cell>
          <table:table-cell office:value-type="string" calcext:value-type="string">
            <text:p>ram_krish</text:p>
          </table:table-cell>
          <table:table-cell office:value-type="float" office:value="79603" calcext:value-type="float">
            <text:p>79603</text:p>
          </table:table-cell>
          <table:table-cell office:value-type="float" office:value="129104" calcext:value-type="float">
            <text:p>129104</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5-04-10T00:19:41Z</text:p>
          </table:table-cell>
          <table:table-cell office:value-type="string" calcext:value-type="string">
            <text:p>Got this far. Will be back.</text:p>
          </table:table-cell>
          <table:table-cell table:style-name="Default" office:value-type="string" calcext:value-type="string">
            <text:p>false</text:p>
          </table:table-cell>
          <table:table-cell office:value-type="string" calcext:value-type="string">
            <text:p>todo</text:p>
          </table:table-cell>
          <table:table-cell/>
        </table:table-row>
        <table:table-row table:style-name="ro2">
          <table:table-cell office:value-type="float" office:value="39895" calcext:value-type="float">
            <text:p>39895</text:p>
          </table:table-cell>
          <table:table-cell office:value-type="string" calcext:value-type="string">
            <text:p>lens</text:p>
          </table:table-cell>
          <table:table-cell office:value-type="string" calcext:value-type="string">
            <text:p>prongs</text:p>
          </table:table-cell>
          <table:table-cell office:value-type="float" office:value="106881" calcext:value-type="float">
            <text:p>106881</text:p>
          </table:table-cell>
          <table:table-cell office:value-type="float" office:value="165687" calcext:value-type="float">
            <text:p>165687</text:p>
          </table:table-cell>
          <table:table-cell table:number-columns-repeated="2"/>
          <table:table-cell office:value-type="string" calcext:value-type="string">
            <text:p>DiffComment</text:p>
          </table:table-cell>
          <table:table-cell office:value-type="string" calcext:value-type="string">
            <text:p>amareshwari</text:p>
          </table:table-cell>
          <table:table-cell office:value-type="string" calcext:value-type="string">
            <text:p>2015-11-18T07:40:11Z</text:p>
          </table:table-cell>
          <table:table-cell office:value-type="string" calcext:value-type="string">
            <text:p>Let us do union query writing enabled through a configuration. If not enabled, let us throw exception saying requires a union query and it is disabled.</text:p>
            <text:p/>
            <text:p>Should this be a server level protection or query level?</text:p>
            <text:p/>
            <text:p>query level. Thinking it should be false by default - because currently we are not handling avg and count. Let us document the same saying, union is not handled correctly for non transitive aggregate functions like avg and count. So, should not be enabled for such queries.</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61712" calcext:value-type="float">
            <text:p>61712</text:p>
          </table:table-cell>
          <table:table-cell office:value-type="string" calcext:value-type="string">
            <text:p>hive-git</text:p>
          </table:table-cell>
          <table:table-cell office:value-type="string" calcext:value-type="string">
            <text:p>zsombor.klara</text:p>
          </table:table-cell>
          <table:table-cell office:value-type="float" office:value="183137" calcext:value-type="float">
            <text:p>183137</text:p>
          </table:table-cell>
          <table:table-cell office:value-type="float" office:value="259148" calcext:value-type="float">
            <text:p>259148</text:p>
          </table:table-cell>
          <table:table-cell table:number-columns-repeated="2"/>
          <table:table-cell office:value-type="string" calcext:value-type="string">
            <text:p>DiffComment</text:p>
          </table:table-cell>
          <table:table-cell office:value-type="string" calcext:value-type="string">
            <text:p>pvary</text:p>
          </table:table-cell>
          <table:table-cell office:value-type="string" calcext:value-type="string">
            <text:p>2017-08-17T16:16:09Z</text:p>
          </table:table-cell>
          <table:table-cell office:value-type="string" calcext:value-type="string">
            <text:p>Why not use the HashMap(Map&lt;? extends K,? extends V&gt; m) constructor to use the defaults?</text:p>
            <text:p/>
            <text:p>Good point. Fixed it, thanks!</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5">
          <table:table-cell office:value-type="float" office:value="7990" calcext:value-type="float">
            <text:p>7990</text:p>
          </table:table-cell>
          <table:table-cell office:value-type="string" calcext:value-type="string">
            <text:p>giraph</text:p>
          </table:table-cell>
          <table:table-cell office:value-type="string" calcext:value-type="string">
            <text:p>aching</text:p>
          </table:table-cell>
          <table:table-cell office:value-type="float" office:value="13308" calcext:value-type="float">
            <text:p>13308</text:p>
          </table:table-cell>
          <table:table-cell office:value-type="float" office:value="28632" calcext:value-type="float">
            <text:p>28632</text:p>
          </table:table-cell>
          <table:table-cell table:number-columns-repeated="2"/>
          <table:table-cell office:value-type="string" calcext:value-type="string">
            <text:p>DiffComment</text:p>
          </table:table-cell>
          <table:table-cell office:value-type="string" calcext:value-type="string">
            <text:p>majakabiljo</text:p>
          </table:table-cell>
          <table:table-cell office:value-type="string" calcext:value-type="string">
            <text:p>2012-11-14T02:49:13Z</text:p>
          </table:table-cell>
          <table:table-cell office:value-type="string" calcext:value-type="string">
            <text:p>Why do we always write -1 here and ignore the first int value when reading?</text:p>
            <text:p/>
            <text:p>This is the size of the byte array as an int.  The place it is used is in ByteArrayPartition#write()/readFields() so that we know how much of the byte[] to write.</text:p>
            <text:p/>
            <text:p>I added a comment to vertexMap to make this more clear since it is unintuitive.</text:p>
            <text:p/>
            <text:p>  /**</text:p>
            <text:p>   * Vertex map for this range (keyed by index).  Note that the byte[] is a</text:p>
            <text:p>   * serialized vertex with the first four bytes as the length of the vertex</text:p>
            <text:p>   * to read.</text:p>
            <text:p>   */</text:p>
            <text:p>  private ConcurrentMap&lt;I, byte[]&gt; vertexMap;</text:p>
            <text:p/>
            <text:p>I also added another comment in write()</text:p>
            <text:p/>
            <text:p>      // Note here that we are writing the size of the vertex data first</text:p>
            <text:p>      // as it is encoded in the first four bytes of the byte[]</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27483" calcext:value-type="float">
            <text:p>27483</text:p>
          </table:table-cell>
          <table:table-cell office:value-type="string" calcext:value-type="string">
            <text:p>mesos</text:p>
          </table:table-cell>
          <table:table-cell office:value-type="string" calcext:value-type="string">
            <text:p>ankurcha</text:p>
          </table:table-cell>
          <table:table-cell office:value-type="float" office:value="59673" calcext:value-type="float">
            <text:p>59673</text:p>
          </table:table-cell>
          <table:table-cell office:value-type="float" office:value="100966" calcext:value-type="float">
            <text:p>100966</text:p>
          </table:table-cell>
          <table:table-cell table:number-columns-repeated="2"/>
          <table:table-cell office:value-type="string" calcext:value-type="string">
            <text:p>DiffComment</text:p>
          </table:table-cell>
          <table:table-cell office:value-type="string" calcext:value-type="string">
            <text:p>tnachen</text:p>
          </table:table-cell>
          <table:table-cell office:value-type="string" calcext:value-type="string">
            <text:p>2014-11-03T23:37:36Z</text:p>
          </table:table-cell>
          <table:table-cell office:value-type="string" calcext:value-type="string">
            <text:p>Two spaces bewteen functions</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9">
          <table:table-cell office:value-type="float" office:value="32391" calcext:value-type="float">
            <text:p>32391</text:p>
          </table:table-cell>
          <table:table-cell office:value-type="string" calcext:value-type="string">
            <text:p>hbase-git</text:p>
          </table:table-cell>
          <table:table-cell office:value-type="string" calcext:value-type="string">
            <text:p>mbertozzi</text:p>
          </table:table-cell>
          <table:table-cell office:value-type="float" office:value="78378" calcext:value-type="float">
            <text:p>78378</text:p>
          </table:table-cell>
          <table:table-cell office:value-type="float" office:value="126965" calcext:value-type="float">
            <text:p>126965</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5-04-02T14:47:22Z</text:p>
          </table:table-cell>
          <table:table-cell office:value-type="string" calcext:value-type="string">
            <text:p>Do you want to add doc. that now can go via getProcedureResult to learn state of procedure?</text:p>
            <text:p/>
            <text:p>do we need to mention procedures to the user?</text:p>
            <text:p>The idea is that you return a Future&lt;T&gt; for the async() version, and then you use .get() to wait the completion and fetch the result.</text:p>
            <text:p>but the user shouldn't care about procedure or a different implementation. what do you think?</text:p>
            <text:p/>
            <text:p>No, as you'd argue, user does not need to know about procedure. I was more thinking that when this stuff goes in, user can now query state of their async 'operation' using the new Master API this patch adds. Was suggesting that you'd note that in this methods's doc. No biggie.</text:p>
            <text:p/>
            <text:p>the user should not query direct the master. </text:p>
            <text:p>first the procId is not returned to the user, </text:p>
            <text:p>second the getProcResult() is not public.</text:p>
            <text:p/>
            <text:p>the user only gets the Future&lt;T&gt; and the only thing he can do is waiting using .get()</text:p>
            <text:p>a clear example of why the user shouldn't know about what is that future is probably this:</text:p>
            <text:p>the client ask an old server (without proc support) to create the table.</text:p>
            <text:p>the future will not call getProcResult() because there is no procID returned</text:p>
            <text:p>so the .get() is waiting on the meta-entry to show up as we do in the current client.</text:p>
            <text:p/>
            <text:p>Makes sens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19854" calcext:value-type="float">
            <text:p>19854</text:p>
          </table:table-cell>
          <table:table-cell office:value-type="string" calcext:value-type="string">
            <text:p>mesos</text:p>
          </table:table-cell>
          <table:table-cell office:value-type="string" calcext:value-type="string">
            <text:p>tstclair</text:p>
          </table:table-cell>
          <table:table-cell office:value-type="float" office:value="39166" calcext:value-type="float">
            <text:p>39166</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4-04-01T15:47:38Z</text:p>
          </table:table-cell>
          <table:table-cell office:value-type="string" calcext:value-type="string">
            <text:p>Patch looks great!</text:p>
            <text:p/>
            <text:p>Reviews applied: [19854]</text:p>
            <text:p/>
            <text:p>All tests passed.</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3">
          <table:table-cell office:value-type="float" office:value="59654" calcext:value-type="float">
            <text:p>59654</text:p>
          </table:table-cell>
          <table:table-cell office:value-type="string" calcext:value-type="string">
            <text:p>hive-git</text:p>
          </table:table-cell>
          <table:table-cell office:value-type="string" calcext:value-type="string">
            <text:p>vihangk1</text:p>
          </table:table-cell>
          <table:table-cell office:value-type="float" office:value="176369" calcext:value-type="float">
            <text:p>176369</text:p>
          </table:table-cell>
          <table:table-cell office:value-type="float" office:value="249752" calcext:value-type="float">
            <text:p>249752</text:p>
          </table:table-cell>
          <table:table-cell table:number-columns-repeated="2"/>
          <table:table-cell office:value-type="string" calcext:value-type="string">
            <text:p>DiffComment</text:p>
          </table:table-cell>
          <table:table-cell office:value-type="string" calcext:value-type="string">
            <text:p>stakiar</text:p>
          </table:table-cell>
          <table:table-cell office:value-type="string" calcext:value-type="string">
            <text:p>2017-05-30T23:22:12Z</text:p>
          </table:table-cell>
          <table:table-cell office:value-type="string" calcext:value-type="string">
            <text:p>Previously, `baseDir.getParent()` was used in when constructing `schemaFile`, but it seems that it is no longer the case.</text:p>
            <text:p/>
            <text:p>Probably safer to use the `File(String, String)` constructor instead of building up the file name using `File.separatorChar` since we don't know what metaStoreSchemaInfo.getMetaStoreScriptDir() and metaStoreSchemaInfo.generateInitFileName(version) return.</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2731" calcext:value-type="float">
            <text:p>32731</text:p>
          </table:table-cell>
          <table:table-cell office:value-type="string" calcext:value-type="string">
            <text:p>ambari</text:p>
          </table:table-cell>
          <table:table-cell office:value-type="string" calcext:value-type="string">
            <text:p>brandonlihortonworks</text:p>
          </table:table-cell>
          <table:table-cell office:value-type="float" office:value="78552" calcext:value-type="float">
            <text:p>78552</text:p>
          </table:table-cell>
          <table:table-cell office:value-type="float" office:value="127401" calcext:value-type="float">
            <text:p>127401</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5-04-01T21:04:05Z</text:p>
          </table:table-cell>
          <table:table-cell office:value-type="string" calcext:value-type="string">
            <text:p>Replace all prints with logger statements</text:p>
          </table:table-cell>
          <table:table-cell table:style-name="Default" office:value-type="string" calcext:value-type="string">
            <text:p>true</text:p>
          </table:table-cell>
          <table:table-cell office:value-type="string" calcext:value-type="string">
            <text:p>logPoint</text:p>
          </table:table-cell>
          <table:table-cell/>
        </table:table-row>
        <table:table-row table:style-name="ro1">
          <table:table-cell office:value-type="float" office:value="30588" calcext:value-type="float">
            <text:p>30588</text:p>
          </table:table-cell>
          <table:table-cell office:value-type="string" calcext:value-type="string">
            <text:p>mesos</text:p>
          </table:table-cell>
          <table:table-cell office:value-type="string" calcext:value-type="string">
            <text:p>cmaloney</text:p>
          </table:table-cell>
          <table:table-cell office:value-type="float" office:value="71394" calcext:value-type="float">
            <text:p>71394</text:p>
          </table:table-cell>
          <table:table-cell office:value-type="float" office:value="117133" calcext:value-type="float">
            <text:p>117133</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5-02-06T07:50:44Z</text:p>
          </table:table-cell>
          <table:table-cell office:value-type="string" calcext:value-type="string">
            <text:p>s/.//</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41671" calcext:value-type="float">
            <text:p>41671</text:p>
          </table:table-cell>
          <table:table-cell office:value-type="string" calcext:value-type="string">
            <text:p>lens</text:p>
          </table:table-cell>
          <table:table-cell office:value-type="string" calcext:value-type="string">
            <text:p>amareshwari</text:p>
          </table:table-cell>
          <table:table-cell office:value-type="float" office:value="111834" calcext:value-type="float">
            <text:p>111834</text:p>
          </table:table-cell>
          <table:table-cell office:value-type="float" office:value="172105" calcext:value-type="float">
            <text:p>172105</text:p>
          </table:table-cell>
          <table:table-cell table:number-columns-repeated="2"/>
          <table:table-cell office:value-type="string" calcext:value-type="string">
            <text:p>DiffComment</text:p>
          </table:table-cell>
          <table:table-cell office:value-type="string" calcext:value-type="string">
            <text:p>prongs</text:p>
          </table:table-cell>
          <table:table-cell office:value-type="string" calcext:value-type="string">
            <text:p>2016-01-04T07:19:07Z</text:p>
          </table:table-cell>
          <table:table-cell office:value-type="string" calcext:value-type="string">
            <text:p>let's remove "reference Specification" now, since it's no longer ref_spec.</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20674" calcext:value-type="float">
            <text:p>20674</text:p>
          </table:table-cell>
          <table:table-cell office:value-type="string" calcext:value-type="string">
            <text:p>mesos</text:p>
          </table:table-cell>
          <table:table-cell office:value-type="string" calcext:value-type="string">
            <text:p>tarnfeld</text:p>
          </table:table-cell>
          <table:table-cell office:value-type="float" office:value="41504" calcext:value-type="float">
            <text:p>41504</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4-04-25T18:31:44Z</text:p>
          </table:table-cell>
          <table:table-cell office:value-type="string" calcext:value-type="string">
            <text:p>Patch looks great!</text:p>
            <text:p/>
            <text:p>Reviews applied: [20674]</text:p>
            <text:p/>
            <text:p>All tests passed.</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66551" calcext:value-type="float">
            <text:p>66551</text:p>
          </table:table-cell>
          <table:table-cell office:value-type="string" calcext:value-type="string">
            <text:p>hbase-git</text:p>
          </table:table-cell>
          <table:table-cell office:value-type="string" calcext:value-type="string">
            <text:p>Apache9</text:p>
          </table:table-cell>
          <table:table-cell office:value-type="float" office:value="200960" calcext:value-type="float">
            <text:p>200960</text:p>
          </table:table-cell>
          <table:table-cell office:value-type="float" office:value="281874" calcext:value-type="float">
            <text:p>281874</text:p>
          </table:table-cell>
          <table:table-cell table:number-columns-repeated="2"/>
          <table:table-cell office:value-type="string" calcext:value-type="string">
            <text:p>DiffComment</text:p>
          </table:table-cell>
          <table:table-cell office:value-type="string" calcext:value-type="string">
            <text:p>openinx</text:p>
          </table:table-cell>
          <table:table-cell office:value-type="string" calcext:value-type="string">
            <text:p>2018-04-12T03:13:51Z</text:p>
          </table:table-cell>
          <table:table-cell office:value-type="string" calcext:value-type="string">
            <text:p>Oh, It's a bug introduced by HBASE-20367, did not notice this when reviewing, <text:s/>my mistake.</text:p>
          </table:table-cell>
          <table:table-cell table:style-name="Default" office:value-type="string" calcext:value-type="string">
            <text:p>false</text:p>
          </table:table-cell>
          <table:table-cell table:number-columns-repeated="2"/>
        </table:table-row>
        <table:table-row table:style-name="ro1">
          <table:table-cell office:value-type="float" office:value="25525" calcext:value-type="float">
            <text:p>25525</text:p>
          </table:table-cell>
          <table:table-cell office:value-type="string" calcext:value-type="string">
            <text:p>mesos</text:p>
          </table:table-cell>
          <table:table-cell office:value-type="string" calcext:value-type="string">
            <text:p>cmaloney</text:p>
          </table:table-cell>
          <table:table-cell office:value-type="float" office:value="53018" calcext:value-type="float">
            <text:p>53018</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4-09-11T07:37:33Z</text:p>
          </table:table-cell>
          <table:table-cell office:value-type="string" calcext:value-type="string">
            <text:p>Bad patch!Reviews applied: [25525]Failed command: make -j3 distcheckError: make <text:s/>dist-gzip am__post_remove_distdir='@:'make[1]: Entering directory `/home/jenkins/jenkins-slave/workspace/mesos-reviewbot'if test -d "mesos-0.21.0"; then find "mesos-0.21.0" -type d ! -perm -200 -exec chmod u+w {} ';' &amp;&amp; rm -rf "mesos-0.21.0" || { sleep 5 &amp;&amp; rm -rf "mesos-0.21.0"; }; else :; fitest -d "mesos-0.21.0" || mkdir "mesos-0.21.0" (cd 3rdparty &amp;&amp; make <text:s/>top_distdir=../mesos-0.21.0 distdir=../mesos-0.21.0/3rdparty \ <text:s text:c="4"/>am__remove_distdir=: am__skip_length_check=: am__skip_mode_fix=: distdir)make[2]: Entering directory `/home/jenkins/jenkins-slave/workspace/mesos-reviewbot/3rdparty' (cd libprocess &amp;&amp; make <text:s/>top_distdir=../../mesos-0.21.0 distdir=../../mesos-0.21.0/3rdparty/libprocess \ <text:s text:c="4"/>am__remove_distdir=: am__skip_length_check=: am__skip_mode_fix=: distdir)make[3]: Entering directory `/home/jenkins/jenkins-slave/workspace/mesos-reviewbot/3rdparty/libprocess':test -d "../../mesos-0.21.0/3rdparty/libprocess" || mkdir "../../mesos-0.21.0/3rdparty/libprocess" (cd 3rdparty &amp;&amp; make <text:s/>top_distdir=../../../mesos-0.21.0 distdir=../../../mesos-0.21.0/3rdparty/libprocess/3rdparty \ <text:s text:c="4"/>am__remove_distdir=: am__skip_length_check=: am__skip_mode_fix=: distdir)make[4]: Entering directory `/home/jenkins/jenkins-slave/workspace/mesos-reviewbot/3rdparty/libprocess/3rdparty' (cd stout &amp;&amp; make <text:s/>top_distdir=../../../../mesos-0.21.0 distdir=../../../../mesos-0.21.0/3rdparty/libprocess/3rdparty/stout \ <text:s text:c="4"/>am__remove_distdir=: am__skip_length_check=: am__skip_mode_fix=: distdir)make[5]: Entering directory `/home/jenkins/jenkins-slave/workspace/mesos-reviewbot/3rdparty/libprocess/3rdparty/stout':test -d "../../../../mesos-0.21.0/3rdparty/libprocess/3rdparty/stout" || mkdir "../../../../mesos-0.21.0/3rdparty/libprocess/3rdparty/stout" (cd include &amp;&amp; make <text:s/>top_distdir=../../../../../mesos-0.21.0 distdir=../../../../../mesos-0.21.0/3rdparty/libprocess/3rdparty/stout/include \ <text:s text:c="4"/>am__remove_distdir=: am__skip_length_check=: am__skip_mode_fix=: distdir)make[6]: Entering directory `/home/jenkins/jenkins-slave/workspace/mesos-reviewbot/3rdparty/libprocess/3rdparty/stout/include'make[6]: Leaving directory `/home/jenkins/jenkins-slave/workspace/mesos-reviewbot/3rdparty/libprocess/3rdparty/stout/include'test -n ":" \|| find "../../../../mesos-0.21.0/3rdparty/libprocess/3rdparty/stout" -type d ! -perm -755 \-exec chmod u+rwx,go+rx {} \; -o \ <text:s/>! -type d ! -perm -444 -links 1 -exec chmod a+r {} \; -o \ <text:s/>! -type d ! -perm -400 -exec chmod a+r {} \; -o \ <text:s/>! -type d ! -perm -444 -exec /bin/bash /home/jenkins/jenkins-slave/workspace/mesos-reviewbot/3rdparty/libprocess/3rdparty/stout/install-sh -c -m a+r {} {} \; \|| chmod -R a+r "../../../../mesos-0.21.0/3rdparty/libprocess/3rdparty/stout"make[5]: Leaving directory `/home/jenkins/jenkins-slave/workspace/mesos-reviewbot/3rdparty/libprocess/3rdparty/stout'make[4]: Leaving directory `/home/jenkins/jenkins-slave/workspace/mesos-reviewbot/3rdparty/libprocess/3rdparty' (cd include &amp;&amp; make <text:s/>top_distdir=../../../mesos-0.21.0 distdir=../../../mesos-0.21.0/3rdparty/libprocess/include \ <text:s text:c="4"/>am__remove_distdir=: am__skip_length_check=: am__skip_mode_fix=: distdir)make[4]: Entering directory `/home/jenkins/jenkins-slave/workspace/mesos-reviewbot/3rdparty/libprocess/include'make[4]: Leaving directory `/home/jenkins/jenkins-slave/workspace/mesos-reviewbot/3rdparty/libprocess/include'test -n ":" \|| find "../../mesos-0.21.0/3rdparty/libprocess" -type d ! -perm -755 \-exec chmod u+rwx,go+rx {} \; -o \ <text:s/>! -type d ! -perm -444 -links 1 -exec chmod a+r {} \; -o \ <text:s/>! -type d ! -perm -400 -exec chmod a+r {} \; -o \ <text:s/>! -type d ! -perm -444 -exec /bin/bash /home/jenkins/jenkins-slave/workspace/mesos-reviewbot/3rdparty/libprocess/install-sh -c -m a+r {} {} \; \|| chmod -R a+r "../../mesos-0.21.0/3rdparty/libprocess"make[3]: Leaving directory `/home/jenkins/jenkins-slave/workspace/mesos-reviewbot/3rdparty/libprocess'make[2]: Leaving directory `/home/jenkins/jenkins-slave/workspace/mesos-reviewbot/3rdparty' (cd src &amp;&amp; make <text:s/>top_distdir=../mesos-0.21.0 distdir=../mesos-0.21.0/src \ <text:s text:c="4"/>am__remove_distdir=: am__skip_length_check=: am__skip_mode_fix=: distdir)make[2]: Entering directory `/home/jenkins/jenkins-slave/workspace/mesos-reviewbot/src'test ".." = ".." ||\(/bin/mkdir -p python/src/mesos &amp;&amp; cp -pf ./python/src/mesos/__init__.py python/src/mesos/__init__.py)test ".." = ".." ||\(/bin/mkdir -p python/interface/src/mesos &amp;&amp; cp -pf ./python/interface/src/mesos/__init__.py python/interface/src/mesos/__init__.py)test ".." = ".." ||\(/bin/mkdir -p python/interface/src/mesos/interface &amp;&amp; cp -pf ./python/interface/src/mesos/interface/__init__.py python/interface/src/mesos/interface/__init__.py)test ".." = ".." ||\(/bin/mkdir -p python/native/src/mesos &amp;&amp; cp -pf ./python/native/src/mesos/__init__.py python/native/src/mesos/__init__.py)test ".." = ".." ||\(/bin/mkdir -p python/native/src/mesos/native &amp;&amp; cp -pf ./python/native/src/mesos/native/__init__.py python/native/src/mesos/native/__init__.py)test ".." = ".." ||\(/bin/mkdir -p python/native/src/mesos/native &amp;&amp; cp -pf ./python/native/src/mesos/native/mesos_executor_driver_impl.cpp python/native/src/mesos/native/mesos_executor_driver_impl.cpp)test ".." = ".." ||\(/bin/mkdir -p python/native/src/mesos/native &amp;&amp; cp -pf ./python/native/src/mesos/native/mesos_executor_driver_impl.hpp python/native/src/mesos/native/mesos_executor_driver_impl.hpp)test ".." = ".." ||\(/bin/mkdir -p python/native/src/mesos/native &amp;&amp; cp -pf ./python/native/src/mesos/native/mesos_scheduler_driver_impl.cpp python/native/src/mesos/native/mesos_scheduler_driver_impl.cpp)test ".." = ".." ||\(/bin/mkdir -p python/native/src/mesos/native &amp;&amp; cp -pf ./python/native/src/mesos/native/mesos_scheduler_driver_impl.hpp python/native/src/mesos/native/mesos_scheduler_driver_impl.hpp)test ".." = ".." ||\(/bin/mkdir -p python/native/src/mesos/native &amp;&amp; cp -pf ./python/native/src/mesos/native/module.cpp python/native/src/mesos/native/module.cpp)test ".." = ".." ||\(/bin/mkdir -p python/native/src/mesos/native &amp;&amp; cp -pf ./python/native/src/mesos/native/module.hpp python/native/src/mesos/native/module.hpp)test ".." = ".." ||\(/bin/mkdir -p python/native/src/mesos/native &amp;&amp; cp -pf ./python/native/src/mesos/native/proxy_executor.cpp python/native/src/mesos/native/proxy_executor.cpp)test ".." = ".." ||\(/bin/mkdir -p python/native/src/mesos/native &amp;&amp; cp -pf ./python/native/src/mesos/native/proxy_executor.hpp python/native/src/mesos/native/proxy_executor.hpp)test ".." = ".." ||\(/bin/mkdir -p python/native/src/mesos/native &amp;&amp; cp -pf ./python/native/src/mesos/native/proxy_scheduler.cpp python/native/src/mesos/native/proxy_scheduler.cpp)test ".." = ".." ||\(/bin/mkdir -p python/native/src/mesos/native &amp;&amp; cp -pf ./python/native/src/mesos/native/proxy_scheduler.hpp python/native/src/mesos/native/proxy_scheduler.hpp)make[2]: Leaving directory `/home/jenkins/jenkins-slave/workspace/mesos-reviewbot/src' (cd ec2 &amp;&amp; make <text:s/>top_distdir=../mesos-0.21.0 distdir=../mesos-0.21.0/ec2 \ <text:s text:c="4"/>am__remove_distdir=: am__skip_length_check=: am__skip_mode_fix=: distdir)make[2]: Entering directory `/home/jenkins/jenkins-slave/workspace/mesos-reviewbot/ec2'make[2]: Leaving directory `/home/jenkins/jenkins-slave/workspace/mesos-reviewbot/ec2'test -n "" \|| find "mesos-0.21.0" -type d ! -perm -755 \-exec chmod u+rwx,go+rx {} \; -o \ <text:s/>! -type d ! -perm -444 -links 1 -exec chmod a+r {} \; -o \ <text:s/>! -type d ! -perm -400 -exec chmod a+r {} \; -o \ <text:s/>! -type d ! -perm -444 -exec /bin/bash /home/jenkins/jenkins-slave/workspace/mesos-reviewbot/install-sh -c -m a+r {} {} \; \|| chmod -R a+r "mesos-0.21.0"tardir=mesos-0.21.0 &amp;&amp; ${TAR-tar} chof - "$tardir" | GZIP=--best gzip -c &gt;mesos-0.21.0.tar.gzmake[1]: Leaving directory `/home/jenkins/jenkins-slave/workspace/mesos-reviewbot'if test -d "mesos-0.21.0"; then find "mesos-0.21.0" -type d ! -perm -200 -exec chmod u+w {} ';' &amp;&amp; rm -rf "mesos-0.21.0" || { sleep 5 &amp;&amp; rm -rf "mesos-0.21.0"; }; else :; ficase 'mesos-0.21.0.tar.gz' in \*.tar.gz*) \ <text:s/>GZIP=--best gzip -dc mesos-0.21.0.tar.gz | ${TAR-tar} xf - ;;\*.tar.bz2*) \ <text:s/>bzip2 -dc mesos-0.21.0.tar.bz2 | ${TAR-tar} xf - ;;\*.tar.lz*) \ <text:s/>lzip -dc mesos-0.21.0.tar.lz | ${TAR-tar} xf - ;;\*.tar.xz*) \ <text:s/>xz -dc mesos-0.21.0.tar.xz | ${TAR-tar} xf - ;;\*.tar.Z*) \ <text:s/>uncompress -c mesos-0.21.0.tar.Z | ${TAR-tar} xf - ;;\*.shar.gz*) \ <text:s/>GZIP=--best gzip -dc mesos-0.21.0.shar.gz | unshar ;;\*.zip*) \ <text:s/>unzip mesos-0.21.0.zip ;;\esacchmod -R a-w mesos-0.21.0chmod u+w mesos-0.21.0mkdir mesos-0.21.0/_build mesos-0.21.0/_instchmod a-w mesos-0.21.0test -d mesos-0.21.0/_build || exit 0; \dc_install_base=`CDPATH="${ZSH_VERSION+.}:" &amp;&amp; cd mesos-0.21.0/_inst &amp;&amp; pwd | sed -e 's,^[^:\\/]:[\\/],/,'` \ <text:s/>&amp;&amp; dc_destdir="${TMPDIR-/tmp}/am-dc-$$/" \ <text:s/>&amp;&amp; am__cwd=`pwd` \ <text:s/>&amp;&amp; CDPATH="${ZSH_VERSION+.}:" &amp;&amp; cd mesos-0.21.0/_build \ <text:s/>&amp;&amp; ../configure \ <text:s text:c="4"/>\ <text:s text:c="4"/>\ <text:s text:c="3"/>--srcdir=.. --prefix="$dc_install_base" \ <text:s/>&amp;&amp; make <text:s/>\ <text:s/>&amp;&amp; make <text:s/>dvi \ <text:s/>&amp;&amp; make <text:s/>check \ <text:s/>&amp;&amp; make <text:s/>install \ <text:s/>&amp;&amp; make <text:s/>installcheck \ <text:s/>&amp;&amp; make <text:s/>uninstall \ <text:s/>&amp;&amp; make <text:s/>distuninstallcheck_dir="$dc_install_base" \ <text:s text:c="7"/>distuninstallcheck \ <text:s/>&amp;&amp; chmod -R a-w "$dc_install_base" \ <text:s/>&amp;&amp; ({ \ <text:s text:c="6"/>(cd ../.. &amp;&amp; umask 077 &amp;&amp; mkdir "$dc_destdir") \ <text:s text:c="6"/>&amp;&amp; make <text:s/>DESTDIR="$dc_destdir" install \ <text:s text:c="6"/>&amp;&amp; make <text:s/>DESTDIR="$dc_destdir" uninstall \ <text:s text:c="6"/>&amp;&amp; make <text:s/>DESTDIR="$dc_destdir" \ <text:s text:c="11"/>distuninstallcheck_dir="$dc_destdir" distuninstallcheck; \ <text:s text:c="5"/>} || { rm -rf "$dc_destdir"; exit 1; }) \ <text:s/>&amp;&amp; rm -rf "$dc_destdir" \ <text:s/>&amp;&amp; make <text:s/>dist \ <text:s/>&amp;&amp; rm -rf mesos-0.21.0.tar.gz \ <text:s/>&amp;&amp; make <text:s/>distcleancheck \ <text:s/>&amp;&amp; cd "$am__cwd" \ <text:s/>|| exit 1checking build system type... x86_64-unknown-linux-gnuchecking host system type... x86_64-unknown-linux-gnuchecking target system type... x86_64-unknown-linux-gnuchecking for a BSD-compatible install... /usr/bin/install -cchecking whether build environment is sane... yeschecking for a thread-safe mkdir -p... /bin/mkdir -pchecking for gawk... nochecking for mawk... mawkchecking whether make sets $(MAKE)... yeschecking whether make supports nested variables... yeschecking for style of include used by make... GNUchecking for gcc... gccchecking whether the C compiler works... yeschecking for C compiler default output file name... a.outchecking for suffix of executables... checking whether we are cross compiling... nochecking for suffix of object files... ochecking whether we are using the GNU C compiler... yeschecking whether gcc accepts -g... yeschecking for gcc option to accept ISO C89... none neededchecking whether gcc understands -c and -o together... yeschecking dependency style of gcc... gcc3checking for ar... archecking the archiver (ar) interface... archecking how to print strings... printfchecking for a sed that does not truncate output... /bin/sedchecking for grep that handles long lines and -e... /bin/grepchecking for egrep... /bin/grep -Echecking for fgrep... /bin/grep -Fchecking for ld used by gcc... /usr/bin/ldchecking if the linker (/usr/bin/ld) is GNU ld... yeschecking for BSD- or MS-compatible name lister (nm)... /usr/bin/nm -Bchecking the name lister (/usr/bin/nm -B) interface... BSD nmchecking whether ln -s works... yeschecking the maximum length of command line arguments... 3458764513820540925checking whether the shell understands some XSI constructs... yeschecking whether the shell understands "+="... 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g++... g++checking whether we are using the GNU C++ compiler... yeschecking whether g++ accepts -g... yeschecking dependency style of g++... gcc3checking for archiver @FILE support... @checking for strip... stripchecking for ranlib... ranlibchecking command to parse /usr/bin/nm -B output from gcc object... okchecking for sysroot... nochecking for mt... mtchecking if mt is a manifest tool... nochecking how to run the C preprocessor... gcc -Echecking for ANSI C header files... yeschecking for sys/types.h... yeschecking for sys/stat.h... yeschecking for stdlib.h... yeschecking for string.h... yeschecking for memory.h... yeschecking for strings.h... yeschecking for inttypes.h... yeschecking for stdint.h... yeschecking for unistd.h... yeschecking for dlfcn.h... yeschecking for objdir... .libschecking if gcc supports -fno-rtti -fno-exceptions... nochecking for gcc option to produce PIC... -fPIC -DPICchecking if gcc PIC flag -fPIC -DPIC works... yeschecking if gcc static flag -static works... yeschecking if gcc supports -c -o file.o... yeschecking if gcc supports -c -o file.o... (cached) yeschecking whether the gcc linker (/usr/bin/ld -m elf_x86_64) supports shared libraries... yeschecking whether -lc should be explicitly linked in... nochecking dynamic linker characteristics... GNU/Linux ld.sochecking how to hardcode library paths into programs... immediatechecking whether stripping libraries is possible... yeschecking if libtool supports shared libraries... yeschecking whether to build shared libraries... yeschecking whether to build static libraries... yeschecking how to run the C++ preprocessor... g++ -Echecking for ld used by g++... /usr/bin/ld -m elf_x86_64checking if the linker (/usr/bin/ld -m elf_x86_64) is GNU ld... yeschecking whether the g++ linker (/usr/bin/ld -m elf_x86_64) supports shared libraries... yeschecking for g++ option to produce PIC... -fPIC -DPICchecking if g++ PIC flag -fPIC -DPIC works... yeschecking if g++ static flag -static works... yeschecking if g++ supports -c -o file.o... yeschecking if g++ supports -c -o file.o... (cached) yeschecking whether the g++ linker (/usr/bin/ld -m elf_x86_64) supports shared libraries... yeschecking dynamic linker characteristics... (cached) GNU/Linux ld.sochecking how to hardcode library paths into programs... immediateconfigure: creating ./config.ltconfig.lt: creating libtoolconfigure: Setting up build environment for x86_64 linux-gnuchecking whether we are using the GNU C++ compiler... (cached) yeschecking whether g++ accepts -g... (cached) yeschecking dependency style of g++... (cached) gcc3checking whether we are using the GNU C compiler... (cached) yeschecking whether gcc accepts -g... (cached) yeschecking for gcc option to accept ISO C89... (cached) none neededchecking whether gcc understands -c and -o together... (cached) yeschecking dependency style of gcc... (cached) gcc3checking if compiling with clang... noconfigure: GCC version: 4.8configure: Setting up CXXFLAGS for g++ version &gt;= 4.8checking whether g++ supports C++11 features by default... nochecking whether g++ supports C++11 features with -std=c++11... yeschecking for the pthreads library -lpthreads... nochecking whether pthreads work without any flags... nochecking whether pthreads work with -Kthread... nochecking whether pthreads work with -kthread... nochecking for the pthreads library -llthread... nochecking whether pthreads work with -pthread... yeschecking for joinable pthread attribute... PTHREAD_CREATE_JOINABLEchecking if more special flags are required for pthreads... nochecking whether to check for GCC pthread/shared inconsistencies... yeschecking whether -pthread is sufficient with -shared... yeschecking for backtrace in -lunwind... nochecking for gzread in -lz... yeschecking for curl_global_init in -lcurl... yeschecking for sasl_done in -lsasl2... yeschecking whether or not we can build with JNI... yeschecking for mvn... /home/jenkins/tools/maven/latest/bin/mvnchecking for a Python interpreter with version &gt;= 2.6... pythonchecking for python... /usr/bin/pythonchecking for python version... 2.7checking for python platform... linux2checking for python script directory... ${prefix}/lib/python2.7/site-packageschecking for python extension module directory... ${exec_prefix}/lib/python2.7/site-packageschecking for python2.7... (cached) /usr/bin/pythonchecking for a version of Python &gt;= '2.1.0'... yeschecking for a version of Python &gt;= '2.6'... yeschecking for the distutils Python package... yeschecking for Python include path... -I/usr/include/python2.7checking for Python library path... -L/usr/lib -lpython2.7checking for Python site-packages path... /usr/lib/python2.7/dist-packageschecking python extra libraries... -lpthread -ldl <text:s/>-lutilchecking python extra linking flags... -Xlinker -export-dynamic -Wl,-O1 -Wl,-Bsymbolic-functionschecking consistency of all components of python development environment... yeschecking whether we can build usable Python eggs... cc1plus: warning: command line option '-Wstrict-prototypes' is valid for C/ObjC but not for C++ [enabled by default]yeschecking for an old installation of the Mesos egg (before 0.20.0)... nochecking python2 module: boto... yeschecking that generated files are newer than configure... doneconfigure: creating ./config.statusconfig.status: creating Makefileconfig.status: creating mesos.pcconfig.status: creating ec2/Makefileconfig.status: creating src/Makefileconfig.status: creating 3rdparty/Makefileconfig.status: creating bin/mesos.shconfig.status: creating bin/mesos-local.shconfig.status: creating bin/mesos-master.shconfig.status: creating bin/mesos-slave.shconfig.status: creating bin/mesos-tests.shconfig.status: creating bin/mesos-local-flags.shconfig.status: creating bin/mesos-master-flags.shconfig.status: creating bin/mesos-slave-flags.shconfig.status: creating bin/mesos-tests-flags.shconfig.status: creating bin/gdb-mesos-local.shconfig.status: creating bin/gdb-mesos-master.shconfig.status: creating bin/gdb-mesos-slave.shconfig.status: creating bin/gdb-mesos-tests.shconfig.status: creating bin/lldb-mesos-local.shconfig.status: creating bin/lldb-mesos-master.shconfig.status: creating bin/lldb-mesos-slave.shconfig.status: creating bin/lldb-mesos-tests.shconfig.status: creating bin/valgrind-mesos-local.shconfig.status: creating bin/valgrind-mesos-slave.shconfig.status: creating bin/valgrind-mesos-master.shconfig.status: creating bin/valgrind-mesos-tests.shconfig.status: creating src/deploy/mesos-daemon.shconfig.status: creating src/deploy/mesos-start-cluster.shconfig.status: creating src/deploy/mesos-start-masters.shconfig.status: creating src/deploy/mesos-start-slaves.shconfig.status: creating src/deploy/mesos-stop-cluster.shconfig.status: creating src/deploy/mesos-stop-masters.shconfig.status: creating src/deploy/mesos-stop-slaves.shconfig.status: creating include/mesos/mesos.hppconfig.status: creating src/java/generated/org/apache/mesos/MesosNativeLibrary.javaconfig.status: creating mpi/mpiexec-mesosconfig.status: creating src/examples/java/test-exception-frameworkconfig.status: creating src/examples/java/test-executorconfig.status: creating src/examples/java/test-frameworkconfig.status: creating src/examples/java/test-multiple-executors-frameworkconfig.status: creating src/examples/java/test-logconfig.status: creating src/java/mesos.pomconfig.status: creating src/examples/python/test-executorconfig.status: creating src/examples/python/test-frameworkconfig.status: creating src/examples/python/test-containerizerconfig.status: creating src/python/setup.pyconfig.status: creating src/python/interface/setup.pyconfig.status: creating src/python/native/ext_modules.pyconfig.status: creating src/python/native/setup.pyconfig.status: executing depfiles commandsconfig.status: executing libtool commands=== configuring in 3rdparty/libprocess (/home/jenkins/jenkins-slave/workspace/mesos-reviewbot/mesos-0.21.0/_build/3rdparty/libprocess)configure: running /bin/bash ../../../3rdparty/libprocess/configure --disable-option-checking '--prefix=/home/jenkins/jenkins-slave/workspace/mesos-reviewbot/mesos-0.21.0/_inst' <text:s/>'JAVA_HOME=/home/jenkins/tools/java/jdk1.6.0_20-64' '--enable-shared=no' '--with-pic' --cache-file=/dev/null --srcdir=../../../3rdparty/libprocesschecking build system type... x86_64-unknown-linux-gnuchecking host system type... x86_64-unknown-linux-gnuchecking target system type... x86_64-unknown-linux-gnuchecking for a BSD-compatible install... /usr/bin/install -cchecking whether build environment is sane... yeschecking for a thread-safe mkdir -p... /bin/mkdir -pchecking for gawk... nochecking for mawk... mawkchecking whether make sets $(MAKE)... yeschecking whether make supports nested variables... yeschecking for style of include used by make... GNUchecking for gcc... gccchecking whether the C compiler works... yeschecking for C compiler default output file name... a.outchecking for suffix of executables... checking whether we are cross compiling... nochecking for suffix of object files... ochecking whether we are using the GNU C compiler... yeschecking whether gcc accepts -g... yeschecking for gcc option to accept ISO C89... none neededchecking whether gcc understands -c and -o together... yeschecking dependency style of gcc... gcc3checking for ar... archecking the archiver (ar) interface... archecking how to print strings... printfchecking for a sed that does not truncate output... /bin/sedchecking for grep that handles long lines and -e... /bin/grepchecking for egrep... /bin/grep -Echecking for fgrep... /bin/grep -Fchecking for ld used by gcc... /usr/bin/ldchecking if the linker (/usr/bin/ld) is GNU ld... yeschecking for BSD- or MS-compatible name lister (nm)... /usr/bin/nm -Bchecking the name lister (/usr/bin/nm -B) interface... BSD nmchecking whether ln -s works... yeschecking the maximum length of command line arguments... 3458764513820540925checking whether the shell understands some XSI constructs... yeschecking whether the shell understands "+="... 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g++... g++checking whether we are using the GNU C++ compiler... yeschecking whether g++ accepts -g... yeschecking dependency style of g++... gcc3checking for archiver @FILE support... @checking for strip... stripchecking for ranlib... ranlibchecking command to parse /usr/bin/nm -B output from gcc object... okchecking for sysroot... nochecking for mt... mtchecking if mt is a manifest tool... nochecking how to run the C preprocessor... gcc -Echecking for ANSI C header files... yeschecking for sys/types.h... yeschecking for sys/stat.h... yeschecking for stdlib.h... yeschecking for string.h... yeschecking for memory.h... yeschecking for strings.h... yeschecking for inttypes.h... yeschecking for stdint.h... yeschecking for unistd.h... yeschecking for dlfcn.h... yeschecking for objdir... .libschecking if gcc supports -fno-rtti -fno-exceptions... nochecking for gcc option to produce PIC... -fPIC -DPICchecking if gcc PIC flag -fPIC -DPIC works... yeschecking if gcc static flag -static works... yeschecking if gcc supports -c -o file.o... yeschecking if gcc supports -c -o file.o... (cached) yeschecking whether the gcc linker (/usr/bin/ld -m elf_x86_64) supports shared libraries... yeschecking dynamic linker characteristics... GNU/Linux ld.sochecking how to hardcode library paths into programs... immediatechecking whether stripping libraries is possible... yeschecking if libtool supports shared libraries... yeschecking whether to build shared libraries... nochecking whether to build static libraries... yeschecking how to run the C++ preprocessor... g++ -Echecking for ld used by g++... /usr/bin/ld -m elf_x86_64checking if the linker (/usr/bin/ld -m elf_x86_64) is GNU ld... yeschecking whether the g++ linker (/usr/bin/ld -m elf_x86_64) supports shared libraries... yeschecking for g++ option to produce PIC... -fPIC -DPICchecking if g++ PIC flag -fPIC -DPIC works... yeschecking if g++ static flag -static works... yeschecking if g++ supports -c -o file.o... yeschecking if g++ supports -c -o file.o... (cached) yeschecking whether the g++ linker (/usr/bin/ld -m elf_x86_64) supports shared libraries... yeschecking dynamic linker characteristics... (cached) GNU/Linux ld.sochecking how to hardcode library paths into programs... immediateconfigure: creating ./config.ltconfig.lt: creating libtoolchecking whether we are using the GNU C++ compiler... (cached) yeschecking whether g++ accepts -g... (cached) yeschecking dependency style of g++... (cached) gcc3checking whether we are using the GNU C compiler... (cached) yeschecking whether gcc accepts -g... (cached) yeschecking for gcc option to accept ISO C89... (cached) none neededchecking whether gcc understands -c and -o together... (cached) yeschecking dependency style of gcc... (cached) gcc3checking if compiling with clang... noconfigure: GCC version: 4.8configure: Setting up CXXFLAGS for g++-4.8checking for the pthreads library -lpthreads... nochecking whether pthreads work without any flags... nochecking whether pthreads work with -Kthread... nochecking whether pthreads work with -kthread... nochecking for the pthreads library -llthread... nochecking whether pthreads work with -pthread... yeschecking for joinable pthread attribute... PTHREAD_CREATE_JOINABLEchecking if more special flags are required for pthreads... nochecking whether to check for GCC pthread/shared inconsistencies... yeschecking whether -pthread is sufficient with -shared... yeschecking for deflate, gzread, gzwrite, inflate in -lz... yeschecking whether g++ supports C++11 features by default... nochecking whether g++ supports C++11 features with -std=c++11... yeschecking for dlopen in -ldl... yesfoundchecking that generated files are newer than configure... doneconfigure: creating ./config.statusconfig.status: creating Makefileconfig.status: creating include/Makefileconfig.status: creating 3rdparty/Makefileconfig.status: creating 3rdparty/gmock_sources.ccconfig.status: executing depfiles commandsconfig.status: executing libtool commands=== configuring in 3rdparty/stout (/home/jenkins/jenkins-slave/workspace/mesos-reviewbot/mesos-0.21.0/_build/3rdparty/libprocess/3rdparty/stout)configure: running /bin/bash ../../../../../3rdparty/libprocess/3rdparty/stout/configure --disable-option-checking '--prefix=/home/jenkins/jenkins-slave/workspace/mesos-reviewbot/mesos-0.21.0/_inst' <text:s/>'JAVA_HOME=/home/jenkins/tools/java/jdk1.6.0_20-64' '--enable-shared=no' '--with-pic' --cache-file=/dev/null --srcdir=../../../../../3rdparty/libprocess/3rdparty/stoutchecking for a BSD-compatible install... /usr/bin/install -cchecking whether build environment is sane... yeschecking for a thread-safe mkdir -p... /bin/mkdir -pchecking for gawk... nochecking for mawk... mawkchecking whether make sets $(MAKE)... yeschecking whether make supports nested variables... yeschecking that generated files are newer than configure... doneconfigure: creating ./config.statusconfig.status: creating Makefileconfig.status: creating include/Makefilemake[1]: Entering directory `/home/jenkins/jenkins-slave/workspace/mesos-reviewbot/mesos-0.21.0/_build'Making all in .make[2]: Entering directory `/home/jenkins/jenkins-slave/workspace/mesos-reviewbot/mesos-0.21.0/_build'make[2]: Nothing to be done for `all-am'.make[2]: Leaving directory `/home/jenkins/jenkins-slave/workspace/mesos-reviewbot/mesos-0.21.0/_build'Making all in 3rdpartymake[2]: Entering directory `/home/jenkins/jenkins-slave/workspace/mesos-reviewbot/mesos-0.21.0/_build/3rdparty'make <text:s/>all-recursivemake[3]: Entering directory `/home/jenkins/jenkins-slave/workspace/mesos-reviewbot/mesos-0.21.0/_build/3rdparty'Making all in libprocessmake[4]: Entering directory `/home/jenkins/jenkins-slave/workspace/mesos-reviewbot/mesos-0.21.0/_build/3rdparty/libprocess'Making all in 3rdpartymake[5]: Entering directory `/home/jenkins/jenkins-slave/workspace/mesos-reviewbot/mesos-0.21.0/_build/3rdparty/libprocess/3rdparty'gzip -d -c ../../../../3rdparty/libprocess/3rdparty/ry-http-parser-1c3624a.tar.gz | tar xf -gzip -d -c ../../../../3rdparty/libprocess/3rdparty/gmock-1.6.0.tar.gz | tar xf -test ! -e ../../../../3rdparty/libprocess/3rdparty/ry-http-parser-1c3624a.patch || patch -d ry-http-parser-1c3624a -p1 &lt;../../../../3rdparty/libprocess/3rdparty/ry-http-parser-1c3624a.patchtouch ry-http-parser-1c3624a-stamptest ! -e ../../../../3rdparty/libprocess/3rdparty/gmock-1.6.0.patch || patch -d gmock-1.6.0 -p1 &lt;../../../../3rdparty/libprocess/3rdparty/gmock-1.6.0.patchtouch gmock-1.6.0-stampcd .. &amp;&amp; /bin/bash ./config.status 3rdparty/gmock_sources.ccconfig.status: creating 3rdparty/gmock_sources.ccmake <text:s/>all-recursivemake[6]: Entering directory `/home/jenkins/jenkins-slave/workspace/mesos-reviewbot/mesos-0.21.0/_build/3rdparty/libprocess/3rdparty'Making all in stoutmake[7]: Entering directory `/home/jenkins/jenkins-slave/workspace/mesos-reviewbot/mesos-0.21.0/_build/3rdparty/libprocess/3rdparty/stout'Making all in .make[8]: Entering directory `/home/jenkins/jenkins-slave/workspace/mesos-reviewbot/mesos-0.21.0/_build/3rdparty/libprocess/3rdparty/stout'make[8]: Nothing to be done for `all-am'.make[8]: Leaving directory `/home/jenkins/jenkins-slave/workspace/mesos-reviewbot/mesos-0.21.0/_build/3rdparty/libprocess/3rdparty/stout'Making all in includemake[8]: Entering directory `/home/jenkins/jenkins-slave/workspace/mesos-reviewbot/mesos-0.21.0/_build/3rdparty/libprocess/3rdparty/stout/include'make[8]: Nothing to be done for `all'.make[8]: Leaving directory `/home/jenkins/jenkins-slave/workspace/mesos-reviewbot/mesos-0.21.0/_build/3rdparty/libprocess/3rdparty/stout/include'make[7]: Leaving directory `/home/jenkins/jenkins-slave/workspace/mesos-reviewbot/mesos-0.21.0/_build/3rdparty/libprocess/3rdparty/stout'make[7]: Entering directory `/home/jenkins/jenkins-slave/workspace/mesos-reviewbot/mesos-0.21.0/_build/3rdparty/libprocess/3rdparty'/bin/bash ../libtool <text:s/>--tag=CC <text:s text:c="2"/>--mode=compile gcc -DPACKAGE_NAME=\"libprocess\" -DPACKAGE_TARNAME=\"libprocess\" -DPACKAGE_VERSION=\"0.0.1\" -DPACKAGE_STRING=\"libprocess\ 0.0.1\" -DPACKAGE_BUGREPORT=\"\" -DPACKAGE_URL=\"\" -DPACKAGE=\"libprocess\" -DVERSION=\"0.0.1\" -DSTDC_HEADERS=1 -DHAVE_SYS_TYPES_H=1 -DHAVE_SYS_STAT_H=1 -DHAVE_STDLIB_H=1 -DHAVE_STRING_H=1 -DHAVE_MEMORY_H=1 -DHAVE_STRINGS_H=1 -DHAVE_INTTYPES_H=1 -DHAVE_STDINT_H=1 -DHAVE_UNISTD_H=1 -DHAVE_DLFCN_H=1 -DLT_OBJDIR=\".libs/\" -DHAVE_PTHREAD=1 -DHAVE_LIBZ=1 -I. -I../../../../3rdparty/libprocess/3rdparty <text:s/>-Iry-http-parser-1c3624a <text:s text:c="2"/>-g -Wno-unused-local-typedefs -MT libry_http_parser_la-http_parser.lo -MD -MP -MF .deps/libry_http_parser_la-http_parser.Tpo -c -o libry_http_parser_la-http_parser.lo `test -f 'ry-http-parser-1c3624a/http_parser.c' || echo '../../../../3rdparty/libprocess/3rdparty/'`ry-http-parser-1c3624a/http_parser.cgzip -d -c ../../../../3rdparty/libprocess/3rdparty/protobuf-2.5.0.tar.gz | tar xf -gzip -d -c ../../../../3rdparty/libprocess/3rdparty/libev-4.15.tar.gz | tar xf -test ! -e ../../../../3rdparty/libprocess/3rdparty/libev-4.15.patch || patch -d libev-4.15 -p1 &lt;../../../../3rdparty/libprocess/3rdparty/libev-4.15.patchpatching file ev.htouch libev-4.15-stampgzip -d -c ../../../../3rdparty/libprocess/3rdparty/boost-1.53.0.tar.gz | tar xf -libtool: compile: <text:s/>gcc -DPACKAGE_NAME=\"libprocess\" -DPACKAGE_TARNAME=\"libprocess\" -DPACKAGE_VERSION=\"0.0.1\" "-DPACKAGE_STRING=\"libprocess 0.0.1\"" -DPACKAGE_BUGREPORT=\"\" -DPACKAGE_URL=\"\" -DPACKAGE=\"libprocess\" -DVERSION=\"0.0.1\" -DSTDC_HEADERS=1 -DHAVE_SYS_TYPES_H=1 -DHAVE_SYS_STAT_H=1 -DHAVE_STDLIB_H=1 -DHAVE_STRING_H=1 -DHAVE_MEMORY_H=1 -DHAVE_STRINGS_H=1 -DHAVE_INTTYPES_H=1 -DHAVE_STDINT_H=1 -DHAVE_UNISTD_H=1 -DHAVE_DLFCN_H=1 -DLT_OBJDIR=\".libs/\" -DHAVE_PTHREAD=1 -DHAVE_LIBZ=1 -I. -I../../../../3rdparty/libprocess/3rdparty -Iry-http-parser-1c3624a -g -Wno-unused-local-typedefs -MT libry_http_parser_la-http_parser.lo -MD -MP -MF .deps/libry_http_parser_la-http_parser.Tpo -c ry-http-parser-1c3624a/http_parser.c <text:s/>-fPIC -DPIC -o libry_http_parser_la-http_parser.otest ! -e ../../../../3rdparty/libprocess/3rdparty/protobuf-2.5.0.patch || patch -d protobuf-2.5.0 -p1 &lt;../../../../3rdparty/libprocess/3rdparty/protobuf-2.5.0.patchtouch protobuf-2.5.0-stampgzip -d -c ../../../../3rdparty/libprocess/3rdparty/picojson-4f93734.tar.gz | tar xf -test ! -e ../../../../3rdparty/libprocess/3rdparty/picojson-4f93734.patch || patch -d picojson-4f93734 -p1 &lt;../../../../3rdparty/libprocess/3rdparty/picojson-4f93734.patchtouch picojson-4f93734-stampgzip -d -c ../../../../3rdparty/libprocess/3rdparty/glog-0.3.3.tar.gz | tar xf -test ! -e ../../../../3rdparty/libprocess/3rdparty/glog-0.3.3.patch || patch -d glog-0.3.3 -p1 &lt;../../../../3rdparty/libprocess/3rdparty/glog-0.3.3.patchpatching file src/symbolize.ccpatching file src/glog/stl_logging.h.inpatching file src/stl_logging_unittest.ccpatching file src/demangle.cctest ! -e ../../../../3rdparty/libprocess/3rdparty/boost-1.53.0.patch || patch -d boost-1.53.0 -p1 &lt;../../../../3rdparty/libprocess/3rdparty/boost-1.53.0.patchtouch glog-0.3.3-stamptouch boost-1.53.0-stampcd protobuf-2.5.0 &amp;&amp; ./configure '--disable-option-checking' '--prefix=/home/jenkins/jenkins-slave/workspace/mesos-reviewbot/mesos-0.21.0/_inst' 'JAVA_HOME=/home/jenkins/tools/java/jdk1.6.0_20-64' '--enable-shared=no' '--with-pic' '--cache-file=/dev/null' '--srcdir=../../../3rdparty/libprocess' CXXFLAGS='-g -g2 -O2 -Wno-unused-local-typedefs -std=c++11' --enable-shared=no --with-pic --srcdir=. &amp;&amp; \ <text:s text:c="9"/>make cd libev-4.15 &amp;&amp; ./configure '--disable-option-checking' '--prefix=/home/jenkins/jenkins-slave/workspace/mesos-reviewbot/mesos-0.21.0/_inst' 'JAVA_HOME=/home/jenkins/tools/java/jdk1.6.0_20-64' '--enable-shared=no' '--with-pic' '--cache-file=/dev/null' '--srcdir=../../../3rdparty/libprocess' CXXFLAGS='-g -g2 -O2 -Wno-unused-local-typedefs -std=c++11' --enable-shared=no --with-pic --srcdir=. &amp;&amp; \ <text:s text:c="9"/>make mv -f .deps/libry_http_parser_la-http_parser.Tpo .deps/libry_http_parser_la-http_parser.Plocd glog-0.3.3 &amp;&amp; ./configure GTEST_CONFIG=no '--disable-option-checking' '--prefix=/home/jenkins/jenkins-slave/workspace/mesos-reviewbot/mesos-0.21.0/_inst' 'JAVA_HOME=/home/jenkins/tools/java/jdk1.6.0_20-64' '--enable-shared=no' '--with-pic' '--cache-file=/dev/null' '--srcdir=../../../3rdparty/libprocess' CXXFLAGS='-g -g2 -O2 -Wno-unused-local-typedefs -std=c++11' --enable-shared=no --with-pic --srcdir=. &amp;&amp; \ <text:s text:c="9"/>make checking whether to enable maintainer-specific portions of Makefiles... yeschecking for a BSD-compatible install... checking build system type... /usr/bin/install -cchecking whether build environment is sane... checking for a BSD-compatible install... /usr/bin/install -cchecking whether build environment is sane... x86_64-unknown-linux-gnuchecking host system type... x86_64-unknown-linux-gnuchecking target system type... x86_64-unknown-linux-gnuchecking for a BSD-compatible install... /usr/bin/install -cchecking whether build environment is sane... yeschecking for a thread-safe mkdir -p... /bin/mkdir -pchecking for gawk... nochecking for mawk... mawkchecking whether make sets $(MAKE)... yesyeschecking whether to enable maintainer-specific portions of Makefiles... nochecking for a thread-safe mkdir -p... checking for gcc... gcc/bin/mkdir -pchecking for gawk... nochecking for mawk... mawkchecking whether make sets $(MAKE)... yesyeschecking for gcc... gccchecking whether the C compiler works... checking for a thread-safe mkdir -p... /bin/mkdir -pchecking for gawk... nochecking for mawk... mawkchecking whether make sets $(MAKE)... yeschecking whether the C compiler works... checking for gcc... gccyeschecking for C compiler default output file name... a.outchecking for suffix of executables... checking whether the C compiler works... yeschecking for C compiler default output file name... a.outchecking for suffix of executables... yeschecking for C compiler default output file name... a.outchecking for suffix of executables... checking whether we are cross compiling... checking whether we are cross compiling... checking whether we are cross compiling... nochecking for suffix of object files... nochecking for suffix of object files... ochecking whether we are using the GNU C compiler... nochecking for suffix of object files... ochecking whether we are using the GNU C compiler... yeschecking whether gcc accepts -g... yeschecking whether gcc accepts -g... ochecking whether we are using the GNU C compiler... yeschecking for gcc option to accept ISO C89... yeschecking whether gcc accepts -g... yeschecking for gcc option to accept ISO C89... yeschecking for gcc option to accept ISO C89... none neededchecking for style of include used by make... GNUchecking dependency style of gcc... none neededchecking for style of include used by make... GNUchecking dependency style of gcc... none neededchecking for style of include used by make... GNUchecking dependency style of gcc... gcc3gcc3checking how to run the C preprocessor... checking build system type... gcc3checking for g++... g++gcc -Echecking whether we are using the GNU C++ compiler... x86_64-unknown-linux-gnuchecking host system type... x86_64-unknown-linux-gnuchecking how to print strings... checking for g++... g++printfchecking for a sed that does not truncate output... /bin/sedchecking for grep that handles long lines and -e... yeschecking whether g++ accepts -g... /bin/grepchecking for egrep... /bin/grep -Echecking for fgrep... /bin/grep -Fchecking for ld used by gcc... checking whether we are using the GNU C++ compiler... /usr/bin/ldchecking if the linker (/usr/bin/ld) is GNU ld... yeschecking for BSD- or MS-compatible name lister (nm)... /usr/bin/nm -Bchecking the name lister (/usr/bin/nm -B) interface... yeschecking dependency style of g++... yeschecking whether g++ accepts -g... BSD nmchecking whether ln -s works... yeschecking the maximum length of command line arguments... 3458764513820540925checking whether the shell understands some XSI constructs... yeschecking whether the shell understands "+="... 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ar... archecking for archiver @FILE support... yeschecking dependency style of g++... gcc3checking how to run the C++ preprocessor... @checking for strip... stripchecking for ranlib... ranlibchecking command to parse /usr/bin/nm -B output from gcc object... g++ -Egcc3checking for grep that handles long lines and -e... checking build system type... /bin/grepchecking for egrep... /bin/grep -Echecking for ANSI C header files... x86_64-unknown-linux-gnuchecking host system type... x86_64-unknown-linux-gnuchecking how to print strings... printfchecking for a sed that does not truncate output... /bin/sedokchecking for grep that handles long lines and -e... checking for sysroot... no/bin/grepchecking for egrep... /bin/grep -Echecking for fgrep... /bin/grep -Fchecking for ld used by gcc... /usr/bin/ldchecking if the linker (/usr/bin/ld) is GNU ld... yeschecking for BSD- or MS-compatible name lister (nm)... /usr/bin/nm -Bchecking the name lister (/usr/bin/nm -B) interface... checking for mt... mtchecking if mt is a manifest tool... nochecking how to run the C preprocessor... BSD nmchecking whether ln -s works... yeschecking the maximum length of command line arguments... 3458764513820540925checking whether the shell understands some XSI constructs... yeschecking whether the shell understands "+="... gcc -E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ar... archecking for archiver @FILE support... checking for ANSI C header files... yeschecking for sys/types.h... @checking for strip... stripchecking for ranlib... ranlibchecking command to parse /usr/bin/nm -B output from gcc object... yeschecking for sys/stat.h... okyeschecking for sysroot... noyeschecking for stdlib.h... checking for sys/types.h... checking for mt... mtchecking if mt is a manifest tool... nochecking for ANSI C header files... yeschecking for sys/stat.h... yeschecking for string.h... nochecking for sys/types.h... yeschecking for stdlib.h... yeschecking for memory.h... yeschecking for sys/stat.h... yeschecking for string.h... yesyeschecking for strings.h... checking for stdlib.h... yeschecking for memory.h... yesyesyeschecking for inttypes.h... checking for string.h... checking for strings.h... yesyesyeschecking for inttypes.h... checking for stdint.h... checking for memory.h... yeschecking for stdint.h... yesyeschecking for strings.h... checking for unistd.h... yeschecking for unistd.h... yeschecking for inttypes.h... yeschecking minix/config.h usability... yeschecking for dlfcn.h... yeschecking for stdint.h... yeschecking for objdir... .libsyesnochecking minix/config.h presence... checking for unistd.h... nochecking for minix/config.h... nochecking whether it is safe to define __EXTENSIONS__... checking if gcc supports -fno-rtti -fno-exceptions... yeschecking for dlfcn.h... yeschecking C++ compiler flags...... use user-supplied: -g -g2 -O2 -Wno-unused-local-typedefs -std=c++11nochecking for gcc option to produce PIC... -fPIC -DPICchecking if gcc PIC flag -fPIC -DPIC works... checking whether __SUNPRO_CC is declared... yeschecking if gcc static flag -static works... yeschecking for objdir... .libsnochecking how to print strings... printfchecking for a sed that does not truncate output... /bin/sedchecking for fgrep... /bin/grep -Fchecking for ld used by gcc... /usr/bin/ldchecking if the linker (/usr/bin/ld) is GNU ld... yeschecking for BSD- or MS-compatible name lister (nm)... yeschecking if gcc supports -c -o file.o... /usr/bin/nm -Bchecking the name lister (/usr/bin/nm -B) interface... BSD nmchecking whether ln -s works... yeschecking the maximum length of command line arguments... yeschecking if gcc supports -c -o file.o... (cached) yeschecking whether the gcc linker (/usr/bin/ld -m elf_x86_64) supports shared libraries... 3458764513820540925checking whether the shell understands some XSI constructs... yeschecking whether the shell understands "+="... yeschecking how to convert x86_64-unknown-linux-gnu file names to x86_64-unknown-linux-gnu format... func_convert_file_noopchecking how to convert x86_64-unknown-linux-gnu file names to toolchain format... func_convert_file_noopchecking for /usr/bin/ld option to reload object files... -ryeschecking dynamic linker characteristics... checking for objdump... objdumpchecking how to recognize dependent libraries... pass_allchecking for dlltool... nochecking how to associate runtime and link libraries... printf %s\nchecking for ar... archecking for archiver @FILE support... checking if gcc supports -fno-rtti -fno-exceptions... nochecking for gcc option to produce PIC... -fPIC -DPICchecking if gcc PIC flag -fPIC -DPIC works... @checking for strip... stripchecking for ranlib... ranlibchecking command to parse /usr/bin/nm -B output from gcc object... GNU/Linux ld.sochecking how to hardcode library paths into programs... immediatechecking whether stripping libraries is possible... yeschecking if gcc static flag -static works... yeschecking if libtool supports shared libraries... yeschecking whether to build shared libraries... nochecking whether to build static libraries... yeschecking sys/inotify.h usability... yeschecking sys/inotify.h presence... yeschecking for sys/inotify.h... yesokchecking for sysroot... nochecking sys/epoll.h usability... yeschecking if gcc supports -c -o file.o... checking for mt... mtchecking if mt is a manifest tool... nochecking for dlfcn.h... yeschecking if gcc supports -c -o file.o... (cached) yeschecking whether the gcc linker (/usr/bin/ld -m elf_x86_64) supports shared libraries... yeschecking dynamic linker characteristics... yeschecking sys/epoll.h presence... yeschecking for sys/epoll.h... yeschecking sys/event.h usability... yeschecking for objdir... .libsGNU/Linux ld.sochecking how to hardcode library paths into programs... immediatechecking whether stripping libraries is possible... yeschecking if libtool supports shared libraries... yeschecking whether to build shared libraries... nochecking whether to build static libraries... yeschecking how to run the C++ preprocessor... g++ -Echecking if gcc supports -fno-rtti -fno-exceptions... nochecking for gcc option to produce PIC... -fPIC -DPICchecking if gcc PIC flag -fPIC -DPIC works... nochecking sys/event.h presence... yeschecking if gcc static flag -static works... nochecking for sys/event.h... nochecking port.h usability... checking for ld used by g++... /usr/bin/ld -m elf_x86_64checking if the linker (/usr/bin/ld -m elf_x86_64) is GNU ld... yeschecking whether the g++ linker (/usr/bin/ld -m elf_x86_64) supports shared libraries... yesyeschecking if gcc supports -c -o file.o... yeschecking if gcc supports -c -o file.o... (cached) yeschecking whether the gcc linker (/usr/bin/ld -m elf_x86_64) supports shared libraries... checking for g++ option to produce PIC... -fPIC -DPICchecking if g++ PIC flag -fPIC -DPIC works... yeschecking dynamic linker characteristics... yeschecking if g++ static flag -static works... nochecking port.h presence... nochecking for port.h... nochecking poll.h usability... GNU/Linux ld.sochecking how to hardcode library paths into programs... immediatechecking whether stripping libraries is possible... yeschecking if libtool supports shared libraries... yeschecking whether to build shared libraries... nochecking whether to build static libraries... yeschecking how to run the C++ preprocessor... g++ -Eyeschecking poll.h presence... yeschecking for poll.h... yesyeschecking if g++ supports -c -o file.o... checking sys/select.h usability... yeschecking if g++ supports -c -o file.o... (cached) yeschecking whether the g++ linker (/usr/bin/ld -m elf_x86_64) supports shared libraries... yeschecking dynamic linker characteristics... (cached) GNU/Linux ld.sochecking how to hardcode library paths into programs... immediatechecking for ANSI C header files... (cached) nochecking for stdint.h... (cached) yeschecking for sys/types.h... (cached) yeschecking for inttypes.h... (cached) yeschecking for unistd.h... (cached) yeschecking syscall.h usability... checking for ld used by g++... yeschecking sys/select.h presence... /usr/bin/ld -m elf_x86_64checking if the linker (/usr/bin/ld -m elf_x86_64) is GNU ld... yeschecking whether the g++ linker (/usr/bin/ld -m elf_x86_64) supports shared libraries... yesyeschecking for sys/select.h... yeschecking sys/eventfd.h usability... yeschecking syscall.h presence... yeschecking for syscall.h... yeschecking sys/syscall.h usability... yeschecking sys/eventfd.h presence... yeschecking for sys/eventfd.h... yeschecking for g++ option to produce PIC... -fPIC -DPICchecking if g++ PIC flag -fPIC -DPIC works... checking sys/signalfd.h usability... yeschecking if g++ static flag -static works... yeschecking sys/syscall.h presence... yeschecking for sys/syscall.h... yeschecking execinfo.h usability... yeschecking sys/signalfd.h presence... yeschecking for sys/signalfd.h... yeschecking for inotify_init... yeschecking if g++ supports -c -o file.o... yeschecking execinfo.h presence... yeschecking for epoll_ctl... yeschecking for execinfo.h... yeschecking libunwind.h usability... yeschecking if g++ supports -c -o file.o... (cached) yeschecking whether the g++ linker (/usr/bin/ld -m elf_x86_64) supports shared libraries... yeschecking dynamic linker characteristics... (cached) GNU/Linux ld.sochecking how to hardcode library paths into programs... immediatechecking for ANSI C header files... (cached) yeschecking fcntl.h usability... yeschecking for kqueue... yeschecking fcntl.h presence... yeschecking for fcntl.h... yesnochecking for port_create... checking for inttypes.h... (cached) yesnochecking libunwind.h presence... checking limits.h usability... nochecking for libunwind.h... nochecking ucontext.h usability... nochecking for poll... yeschecking limits.h presence... yeschecking for limits.h... yeschecking for stdlib.h... (cached) yesyeschecking ucontext.h presence... yeschecking for unistd.h... (cached) yeschecking for working memcmp... checking for select... yeschecking for ucontext.h... yeschecking sys/utsname.h usability... yeschecking for eventfd... yeschecking sys/utsname.h presence... yeschecking for sys/utsname.h... yeschecking pwd.h usability... yeschecking for signalfd... yeschecking for working strtod... yeschecking pwd.h presence... yeschecking for clock_gettime... yeschecking for pwd.h... yeschecking syslog.h usability... yeschecking for nanosleep... yeschecking for ftruncate... yeschecking syslog.h presence... yeschecking for syslog.h... yeschecking sys/time.h usability... yeschecking for library containing floor... yeschecking for memset... yeschecking sys/time.h presence... yeschecking for sys/time.h... yeschecking glob.h usability... yeschecking for mkdir... -lmconfigure: creating ./config.statusyeschecking glob.h presence... yeschecking for glob.h... yeschecking unwind.h usability... yeschecking for strchr... yesyeschecking unwind.h presence... checking for strerror... yeschecking for unwind.h... yeschecking size of void *... yeschecking for strtol... 8checking for uint16_t... yeschecking zlib version... ok (1.2.0.4 or later)checking for library containing zlibVersion... yeschecking for u_int16_t... -lzchecking for the pthreads library -lpthreads... nochecking whether pthreads work without any flags... yeschecking for __uint16... config.status: creating Makefilenochecking whether pthreads work with -Kthread... nochecking whether pthreads work with -kthread... config.status: creating config.hconfig.status: executing depfiles commandsnochecking for the pthreads library -llthread... nochecking for sigaltstack... config.status: executing libtool commandsnochecking whether pthreads work with -pthread... yeschecking for dladdr... yeschecking for joinable pthread attribute... nochecking for fcntl... PTHREAD_CREATE_JOINABLEchecking if more special flags are required for pthreads... nochecking whether to check for GCC pthread/shared inconsistencies... make[8]: Entering directory `/home/jenkins/jenkins-slave/workspace/mesos-reviewbot/mesos-0.21.0/_build/3rdparty/libprocess/3rdparty/libev-4.15'make <text:s/>all-ammake[9]: Entering directory `/home/jenkins/jenkins-slave/workspace/mesos-reviewbot/mesos-0.21.0/_build/3rdparty/libprocess/3rdparty/libev-4.15'/bin/bash ./libtool --tag=CC <text:s text:c="2"/>--mode=compile gcc -DHAVE_CONFIG_H -I. <text:s text:c="4"/>-g -O3 -MT ev.lo -MD -MP -MF .deps/ev.Tpo -c -o ev.lo ev.cyeschecking for __attribute__... yeschecking whether -pthread is sufficient with -shared... libtool: compile: <text:s/>gcc -DHAVE_CONFIG_H -I. -g -O3 -MT ev.lo -MD -MP -MF .deps/ev.Tpo -c ev.c <text:s/>-fPIC -DPIC -o ev.oyeschecking for __builtin_expect... yeschecking whether what we have so far is sufficient with -nostdlib... yeschecking for __sync_val_compare_and_swap... ev.c:1531:31: warning: 'ev_default_loop_ptr' initialized and declared 'extern' [enabled by default] <text:s text:c="2"/>EV_API_DECL struct ev_loop *ev_default_loop_ptr = 0; /* needs to be initialised to make it a definition despite extern */ <text:s text:c="30"/>^ev.c: In function 'evpipe_write':ev.c:2160:17: warning: ignoring return value of 'write', declared with attribute warn_unused_result [-Wunused-result] <text:s text:c="10"/>write (evpipe [1], &amp;counter, sizeof (uint64_t)); <text:s text:c="16"/>^ev.c:2172:17: warning: ignoring return value of 'write', declared with attribute warn_unused_result [-Wunused-result] <text:s text:c="10"/>write (evpipe [1], &amp;(evpipe [1]), 1); <text:s text:c="16"/>^ev.c: In function 'pipecb':ev.c:2193:16: warning: ignoring return value of 'read', declared with attribute warn_unused_result [-Wunused-result] <text:s text:c="10"/>read (evpipe [1], &amp;counter, sizeof (uint64_t)); <text:s text:c="15"/>^ev.c:2207:16: warning: ignoring return value of 'read', declared with attribute warn_unused_result [-Wunused-result] <text:s text:c="10"/>read (evpipe [0], &amp;dummy, sizeof (dummy)); <text:s text:c="15"/>^yesnochecking whether -lpthread saves the day... checking for the pthreads library -lpthreads... yeschecking the location of hash_map... nochecking whether pthreads work without any flags... nochecking whether pthreads work with -Kthread... nochecking whether pthreads work with -kthread... nochecking for the pthreads library -llthread... nochecking whether pthreads work with -pthread... yeschecking for joinable pthread attribute... PTHREAD_CREATE_JOINABLEchecking if more special flags are required for pthreads... nochecking whether to check for GCC pthread/shared inconsistencies... yeschecking whether -pthread is sufficient with -shared... &lt;unordered_map&gt;yeschecking for pthread_self in -lpthread... configure: creating ./config.statusyeschecking for main in -lgflags... nochecking for gtest-config... nochecking support for pthread_rwlock_* functions... yeschecking whether the compiler implements namespaces... yeschecking what namespace STL code is in... stdchecking whether compiler supports using ::operator&lt;&lt;... mv -f .deps/ev.Tpo .deps/ev.Plo/bin/bash ./libtool --tag=CC <text:s text:c="2"/>--mode=compile gcc -DHAVE_CONFIG_H -I. <text:s text:c="4"/>-g -O3 -MT event.lo -MD -MP -MF .deps/event.Tpo -c -o event.lo event.clibtool: compile: <text:s/>gcc -DHAVE_CONFIG_H -I. -g -O3 -MT event.lo -MD -MP -MF .deps/event.Tpo -c event.c <text:s/>-fPIC -DPIC -o event.o1checking for ucontext.h... (cached) yeschecking sys/ucontext.h usability... mv -f .deps/event.Tpo .deps/event.Ploconfig.status: creating Makefile/bin/bash ./libtool --tag=CC <text:s text:c="2"/>--mode=link gcc <text:s/>-g -O3 -version-info 4:0:0 <text:s/>-o libev.la -rpath /home/jenkins/jenkins-slave/workspace/mesos-reviewbot/mesos-0.21.0/_inst/lib ev.lo event.lo <text:s/>-lm config.status: creating src/Makefileyeschecking sys/ucontext.h presence... yeschecking for sys/ucontext.h... yeschecking how to access the program counter from a struct ucontext... config.status: creating protobuf.pcconfig.status: creating protobuf-lite.pcconfig.status: creating config.hlibtool: link: ar cru .libs/libev.a <text:s/>ev.o event.oconfig.status: executing depfiles commandslibtool: link: ranlib .libs/libev.alibtool: link: ( cd ".libs" &amp;&amp; rm -f "libev.la" &amp;&amp; ln -s "../libev.la" "libev.la" )make[9]: Leaving directory `/home/jenkins/jenkins-slave/workspace/mesos-reviewbot/mesos-0.21.0/_build/3rdparty/libprocess/3rdparty/libev-4.15'make[8]: Leaving directory `/home/jenkins/jenkins-slave/workspace/mesos-reviewbot/mesos-0.21.0/_build/3rdparty/libprocess/3rdparty/libev-4.15'/bin/bash ../libtool <text:s/>--tag=CC <text:s text:c="2"/>--mode=link gcc <text:s/>-g -Wno-unused-local-typedefs <text:s text:c="2"/>-o libry_http_parser.la <text:s/>libry_http_parser_la-http_parser.lo <text:s/>-lz <text:s/>-lrtuc_mcontext.gregs[REG_RIP]libtool: link: ar cru .libs/libry_http_parser.a <text:s/>libry_http_parser_la-http_parser.olibtool: link: ranlib .libs/libry_http_parser.alibtool: link: ( cd ".libs" &amp;&amp; rm -f "libry_http_parser.la" &amp;&amp; ln -s "../libry_http_parser.la" "libry_http_parser.la" )configure: creating ./config.statusconfig.status: executing libtool commands=== configuring in gtest (/home/jenkins/jenkins-slave/workspace/mesos-reviewbot/mesos-0.21.0/_build/3rdparty/libprocess/3rdparty/protobuf-2.5.0/gtest)configure: running /bin/bash ./configure --disable-option-checking '--prefix=/home/jenkins/jenkins-slave/workspace/mesos-reviewbot/mesos-0.21.0/_inst' <text:s/>'JAVA_HOME=/home/jenkins/tools/java/jdk1.6.0_20-64' 'CXXFLAGS=-g -g2 -O2 -Wno-unused-local-typedefs -std=c++11' '--enable-shared=no' '--with-pic' --cache-file=/dev/null --srcdir=.checking for a BSD-compatible install... /usr/bin/install -cchecking whether build environment is sane... config.status: creating Makefileconfig.status: creating src/glog/logging.hconfig.status: creating src/glog/raw_logging.hconfig.status: creating src/glog/vlog_is_on.hconfig.status: creating src/glog/stl_logging.hconfig.status: creating libglog.pcconfig.status: creating src/config.hconfig.status: executing depfiles commandsconfig.status: executing libtool commandsmake[8]: Entering directory `/home/jenkins/jenkins-slave/workspace/mesos-reviewbot/mesos-0.21.0/_build/3rdparty/libprocess/3rdparty/glog-0.3.3'/bin/bash ./libtool <text:s/>--tag=CXX <text:s text:c="2"/>--mode=compile g++ -DHAVE_CONFIG_H -I. -I./src <text:s/>-I./src <text:s text:c="3"/>-Wall -Wwrite-strings -Woverloaded-virtual -Wno-sign-compare <text:s/>-DNO_FRAME_POINTER <text:s/>-DNDEBUG -g -g2 -O2 -Wno-unused-local-typedefs -std=c++11 -MT libglog_la-logging.lo -MD -MP -MF .deps/libglog_la-logging.Tpo -c -o libglog_la-logging.lo `test -f 'src/logging.cc' || echo './'`src/logging.cc/bin/bash ./libtool <text:s/>--tag=CXX <text:s text:c="2"/>--mode=compile g++ -DHAVE_CONFIG_H -I. -I./src <text:s/>-I./src <text:s text:c="3"/>-Wall -Wwrite-strings -Woverloaded-virtual -Wno-sign-compare <text:s/>-DNO_FRAME_POINTER <text:s/>-DNDEBUG -g -g2 -O2 -Wno-unused-local-typedefs -std=c++11 -MT libglog_la-raw_logging.lo -MD -MP -MF .deps/libglog_la-raw_logging.Tpo -c -o libglog_la-raw_logging.lo `test -f 'src/raw_logging.cc' || echo './'`src/raw_logging.cclibtool: compile: <text:s/>g++ -DHAVE_CONFIG_H -I. -I./src -I./src -Wall -Wwrite-strings -Woverloaded-virtual -Wno-sign-compare -DNO_FRAME_POINTER -DNDEBUG -g -g2 -O2 -Wno-unused-local-typedefs -std=c++11 -MT libglog_la-logging.lo -MD -MP -MF .deps/libglog_la-logging.Tpo -c src/logging.cc <text:s/>-fPIC -DPIC -o libglog_la-logging.olibtool: compile: <text:s/>g++ -DHAVE_CONFIG_H -I. -I./src -I./src -Wall -Wwrite-strings -Woverloaded-virtual -Wno-sign-compare -DNO_FRAME_POINTER -DNDEBUG -g -g2 -O2 -Wno-unused-local-typedefs -std=c++11 -MT libglog_la-raw_logging.lo -MD -MP -MF .deps/libglog_la-raw_logging.Tpo -c src/raw_logging.cc <text:s/>-fPIC -DPIC -o libglog_la-raw_logging.oyeschecking for a thread-safe mkdir -p... /bin/mkdir -pchecking for gawk... nochecking for mawk... mawkchecking whether make sets $(MAKE)... yeschecking for gcc... gccchecking whether the C compiler works... yeschecking for C compiler default output file name... a.outchecking for suffix of executables... checking whether we are cross compiling... nochecking for suffix of object files... ochecking whether we are using the GNU C compiler... yeschecking whether gcc accepts -g... yeschecking for gcc option to accept ISO C89... mv -f .deps/libglog_la-raw_logging.Tpo .deps/libglog_la-raw_logging.Plo/bin/bash ./libtool <text:s/>--tag=CXX <text:s text:c="2"/>--mode=compile g++ -DHAVE_CONFIG_H -I. -I./src <text:s/>-I./src <text:s text:c="3"/>-Wall -Wwrite-strings -Woverloaded-virtual -Wno-sign-compare <text:s/>-DNO_FRAME_POINTER <text:s/>-DNDEBUG -g -g2 -O2 -Wno-unused-local-typedefs -std=c++11 -MT libglog_la-vlog_is_on.lo -MD -MP -MF .deps/libglog_la-vlog_is_on.Tpo -c -o libglog_la-vlog_is_on.lo `test -f 'src/vlog_is_on.cc' || echo './'`src/vlog_is_on.ccnone neededchecking for style of include used by make... GNUchecking dependency style of gcc... libtool: compile: <text:s/>g++ -DHAVE_CONFIG_H -I. -I./src -I./src -Wall -Wwrite-strings -Woverloaded-virtual -Wno-sign-compare -DNO_FRAME_POINTER -DNDEBUG -g -g2 -O2 -Wno-unused-local-typedefs -std=c++11 -MT libglog_la-vlog_is_on.lo -MD -MP -MF .deps/libglog_la-vlog_is_on.Tpo -c src/vlog_is_on.cc <text:s/>-fPIC -DPIC -o libglog_la-vlog_is_on.ogcc3checking for g++... g++checking whether we are using the GNU C++ compiler... yeschecking whether g++ accepts -g... yeschecking dependency style of g++... gcc3checking build system type... x86_64-unknown-linux-gnuchecking host system type... x86_64-unknown-linux-gnuchecking how to print strings... printfchecking for a sed that does not truncate output... /bin/sedchecking for grep that handles long lines and -e... /bin/grepchecking for egrep... /bin/grep -Echecking for fgrep... /bin/grep -Fchecking for ld used by gcc... /usr/bin/ldchecking if the linker (/usr/bin/ld) is GNU ld... yeschecking for BSD- or MS-compatible name lister (nm)... /usr/bin/nm -Bchecking the name lister (/usr/bin/nm -B) interface... BSD nmchecking whether ln -s works... yeschecking the maximum length of command line arguments... 3458764513820540925checking whether the shell understands some XSI constructs... yeschecking whether the shell understands "+="... 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ar... archecking for archiver @FILE support... @checking for strip... stripchecking for ranlib... ranlibchecking command to parse /usr/bin/nm -B output from gcc object... okchecking for sysroot... nochecking for mt... mtchecking if mt is a manifest tool... nochecking how to run the C preprocessor... gcc -Echecking for ANSI C header files... mv -f .deps/libglog_la-vlog_is_on.Tpo .deps/libglog_la-vlog_is_on.Plo/bin/bash ./libtool <text:s/>--tag=CXX <text:s text:c="2"/>--mode=compile g++ -DHAVE_CONFIG_H -I. -I./src <text:s/>-I./src <text:s text:c="3"/>-Wall -Wwrite-strings -Woverloaded-virtual -Wno-sign-compare <text:s/>-DNO_FRAME_POINTER <text:s/>-DNDEBUG -g -g2 -O2 -Wno-unused-local-typedefs -std=c++11 -MT libglog_la-utilities.lo -MD -MP -MF .deps/libglog_la-utilities.Tpo -c -o libglog_la-utilities.lo `test -f 'src/utilities.cc' || echo './'`src/utilities.cclibtool: compile: <text:s/>g++ -DHAVE_CONFIG_H -I. -I./src -I./src -Wall -Wwrite-strings -Woverloaded-virtual -Wno-sign-compare -DNO_FRAME_POINTER -DNDEBUG -g -g2 -O2 -Wno-unused-local-typedefs -std=c++11 -MT libglog_la-utilities.lo -MD -MP -MF .deps/libglog_la-utilities.Tpo -c src/utilities.cc <text:s/>-fPIC -DPIC -o libglog_la-utilities.oyeschecking for sys/types.h... yeschecking for sys/stat.h... yeschecking for stdlib.h... yeschecking for string.h... yeschecking for memory.h... yeschecking for strings.h... yeschecking for inttypes.h... yeschecking for stdint.h... yeschecking for unistd.h... yeschecking for dlfcn.h... yeschecking for objdir... .libsmv -f .deps/libglog_la-utilities.Tpo .deps/libglog_la-utilities.Plo/bin/bash ./libtool <text:s/>--tag=CXX <text:s text:c="2"/>--mode=compile g++ -DHAVE_CONFIG_H -I. -I./src <text:s/>-I./src <text:s text:c="3"/>-Wall -Wwrite-strings -Woverloaded-virtual -Wno-sign-compare <text:s/>-DNO_FRAME_POINTER <text:s/>-DNDEBUG -g -g2 -O2 -Wno-unused-local-typedefs -std=c++11 -MT libglog_la-demangle.lo -MD -MP -MF .deps/libglog_la-demangle.Tpo -c -o libglog_la-demangle.lo `test -f 'src/demangle.cc' || echo './'`src/demangle.cclibtool: compile: <text:s/>g++ -DHAVE_CONFIG_H -I. -I./src -I./src -Wall -Wwrite-strings -Woverloaded-virtual -Wno-sign-compare -DNO_FRAME_POINTER -DNDEBUG -g -g2 -O2 -Wno-unused-local-typedefs -std=c++11 -MT libglog_la-demangle.lo -MD -MP -MF .deps/libglog_la-demangle.Tpo -c src/demangle.cc <text:s/>-fPIC -DPIC -o libglog_la-demangle.ochecking if gcc supports -fno-rtti -fno-exceptions... nochecking for gcc option to produce PIC... -fPIC -DPICchecking if gcc PIC flag -fPIC -DPIC works... yeschecking if gcc static flag -static works... yeschecking if gcc supports -c -o file.o... yeschecking if gcc supports -c -o file.o... (cached) yeschecking whether the gcc linker (/usr/bin/ld -m elf_x86_64) supports shared libraries... yeschecking dynamic linker characteristics... GNU/Linux ld.sochecking how to hardcode library paths into programs... immediatechecking whether stripping libraries is possible... yeschecking if libtool supports shared libraries... yeschecking whether to buil</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39595" calcext:value-type="float">
            <text:p>39595</text:p>
          </table:table-cell>
          <table:table-cell office:value-type="string" calcext:value-type="string">
            <text:p>mesos</text:p>
          </table:table-cell>
          <table:table-cell office:value-type="string" calcext:value-type="string">
            <text:p>bbannier</text:p>
          </table:table-cell>
          <table:table-cell office:value-type="float" office:value="105824" calcext:value-type="float">
            <text:p>105824</text:p>
          </table:table-cell>
          <table:table-cell office:value-type="float" office:value="164499" calcext:value-type="float">
            <text:p>164499</text:p>
          </table:table-cell>
          <table:table-cell table:number-columns-repeated="2"/>
          <table:table-cell office:value-type="string" calcext:value-type="string">
            <text:p>DiffComment</text:p>
          </table:table-cell>
          <table:table-cell office:value-type="string" calcext:value-type="string">
            <text:p>nfnt</text:p>
          </table:table-cell>
          <table:table-cell office:value-type="string" calcext:value-type="string">
            <text:p>2015-11-10T13:35:33Z</text:p>
          </table:table-cell>
          <table:table-cell office:value-type="string" calcext:value-type="string">
            <text:p>Not yours, but this function can probably be const.</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17061" calcext:value-type="float">
            <text:p>17061</text:p>
          </table:table-cell>
          <table:table-cell office:value-type="string" calcext:value-type="string">
            <text:p>hive-git</text:p>
          </table:table-cell>
          <table:table-cell office:value-type="string" calcext:value-type="string">
            <text:p>brocknoland</text:p>
          </table:table-cell>
          <table:table-cell office:value-type="float" office:value="33934" calcext:value-type="float">
            <text:p>33934</text:p>
          </table:table-cell>
          <table:table-cell office:value-type="float" office:value="63747" calcext:value-type="float">
            <text:p>63747</text:p>
          </table:table-cell>
          <table:table-cell table:number-columns-repeated="2"/>
          <table:table-cell office:value-type="string" calcext:value-type="string">
            <text:p>DiffComment</text:p>
          </table:table-cell>
          <table:table-cell office:value-type="string" calcext:value-type="string">
            <text:p>swarnim</text:p>
          </table:table-cell>
          <table:table-cell office:value-type="string" calcext:value-type="string">
            <text:p>2014-02-07T17:47:32Z</text:p>
          </table:table-cell>
          <table:table-cell office:value-type="string" calcext:value-type="string">
            <text:p>Would an AssertionException be more apt here?</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22048" calcext:value-type="float">
            <text:p>22048</text:p>
          </table:table-cell>
          <table:table-cell office:value-type="string" calcext:value-type="string">
            <text:p>mesos</text:p>
          </table:table-cell>
          <table:table-cell office:value-type="string" calcext:value-type="string">
            <text:p>idownes</text:p>
          </table:table-cell>
          <table:table-cell office:value-type="float" office:value="44435" calcext:value-type="float">
            <text:p>44435</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4-05-30T23:18:46Z</text:p>
          </table:table-cell>
          <table:table-cell office:value-type="string" calcext:value-type="string">
            <text:p>Patch looks great!</text:p>
            <text:p/>
            <text:p>Reviews applied: [22048]</text:p>
            <text:p/>
            <text:p>All tests passed.</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29">
          <table:table-cell office:value-type="float" office:value="51783" calcext:value-type="float">
            <text:p>51783</text:p>
          </table:table-cell>
          <table:table-cell office:value-type="string" calcext:value-type="string">
            <text:p>mesos</text:p>
          </table:table-cell>
          <table:table-cell office:value-type="string" calcext:value-type="string">
            <text:p>haosdent</text:p>
          </table:table-cell>
          <table:table-cell office:value-type="float" office:value="148646" calcext:value-type="float">
            <text:p>148646</text:p>
          </table:table-cell>
          <table:table-cell office:value-type="float" office:value="216148" calcext:value-type="float">
            <text:p>216148</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6-09-13T08:16:54Z</text:p>
          </table:table-cell>
          <table:table-cell office:value-type="string" calcext:value-type="string">
            <text:p>'nobody' does not work on my box because it cannot access my home dir, and 'mesos-containerizer launch' binary needs to be accessible to fork-exec the task.</text:p>
            <text:p/>
            <text:p>I think creating a new user does not work either. It previously worked because we don't use any executable under build dir.</text:p>
            <text:p/>
            <text:p>I adjust the test to use an image to bypass the problem, but ran into another problem that the cgroup owner support only works for custom executor, not command tasks.</text:p>
            <text:p/>
            <text:p>For command tasks, since executor is running under root, this test will fail.</text:p>
            <text:p/>
            <text:p>What's the operate system of your box? I test this in Ubuntu 14.04 before.</text:p>
            <text:p/>
            <text:p>CentOS 7</text:p>
            <text:p/>
            <text:p>su - nobody does not work on centos 7</text:p>
            <text:p/>
            <text:p>https://reviews.apache.org/r/51835/</text:p>
            <text:p/>
            <text:p>My current patch that works (with https://reviews.apache.org/r/51835/)</text:p>
            <text:p/>
            <text:p>```</text:p>
            <text:p>// This test starts the agent with cgroups isolation and launches a</text:p>
            <text:p>// task with an unprivileged user. Then verifies that the unprivileged</text:p>
            <text:p>// user has write permission under the corresponding cgroups which are</text:p>
            <text:p>// prepared for the container to run the task.</text:p>
            <text:p>TEST_F(CgroupsIsolatorTest, ROOT_CGROUPS_PERF_NET_CLS_INTERNET_CURL_UserCgroup)</text:p>
            <text:p>{</text:p>
            <text:p>  Try&lt;Owned&lt;cluster::Master&gt;&gt; master = StartMaster();</text:p>
            <text:p>  ASSERT_SOME(master);</text:p>
            <text:p/>
            <text:p>  slave::Flags flags = CreateSlaveFlags();</text:p>
            <text:p>  flags.perf_events = "cpu-cycles"; // Needed for `PerfEventSubsystem`.</text:p>
            <text:p>  flags.image_providers = "docker";</text:p>
            <text:p>  flags.isolation =</text:p>
            <text:p>    "cgroups/cpu,"</text:p>
            <text:p>    "cgroups/devices,"</text:p>
            <text:p>    "cgroups/mem,"</text:p>
            <text:p>    "cgroups/net_cls,"</text:p>
            <text:p>    "cgroups/perf_event,"</text:p>
            <text:p>    "docker/runtime,"</text:p>
            <text:p>    "filesystem/linux";</text:p>
            <text:p/>
            <text:p>  Fetcher fetcher;</text:p>
            <text:p>  Try&lt;MesosContainerizer*&gt; _containerizer =</text:p>
            <text:p>    MesosContainerizer::create(flags, true, &amp;fetcher);</text:p>
            <text:p/>
            <text:p>  CHECK_SOME(_containerizer);</text:p>
            <text:p>  Owned&lt;MesosContainerizer&gt; containerizer(_containerizer.get());</text:p>
            <text:p/>
            <text:p>  Owned&lt;MasterDetector&gt; detector = master.get()-&gt;createDetector();</text:p>
            <text:p/>
            <text:p>  Try&lt;Owned&lt;cluster::Slave&gt;&gt; slave =</text:p>
            <text:p>    StartSlave(detector.get(), containerizer.get());</text:p>
            <text:p/>
            <text:p>  ASSERT_SOME(slave);</text:p>
            <text:p/>
            <text:p>  MockScheduler sched;</text:p>
            <text:p/>
            <text:p>  MesosSchedulerDriver driver(</text:p>
            <text:p>      &amp;sched,</text:p>
            <text:p>      DEFAULT_FRAMEWORK_INFO,</text:p>
            <text:p>      master.get()-&gt;pid,</text:p>
            <text:p>      DEFAULT_CREDENTIAL);</text:p>
            <text:p/>
            <text:p>  EXPECT_CALL(sched, registered(&amp;driver, _, _))</text:p>
            <text:p>    .Times(1);</text:p>
            <text:p/>
            <text:p>  Future&lt;vector&lt;Offer&gt;&gt; offers;</text:p>
            <text:p>  EXPECT_CALL(sched, resourceOffers(&amp;driver, _))</text:p>
            <text:p>    .WillOnce(FutureArg&lt;1&gt;(&amp;offers))</text:p>
            <text:p>    .WillRepeatedly(Return()); // Ignore subsequent offers.</text:p>
            <text:p/>
            <text:p>  driver.start();</text:p>
            <text:p/>
            <text:p>  AWAIT_READY(offers);</text:p>
            <text:p>  EXPECT_NE(0u, offers.get().size());</text:p>
            <text:p/>
            <text:p>  // Launch a task with the command executor.</text:p>
            <text:p>  CommandInfo command;</text:p>
            <text:p>  command.set_shell(false);</text:p>
            <text:p>  command.set_value("/bin/sleep");</text:p>
            <text:p>  command.add_arguments("sleep");</text:p>
            <text:p>  command.add_arguments("120");</text:p>
            <text:p>  command.set_user("nobody");</text:p>
            <text:p/>
            <text:p>  TaskInfo task = createTask(</text:p>
            <text:p>      offers.get()[0].slave_id(),</text:p>
            <text:p>      offers.get()[0].resources(),</text:p>
            <text:p>      command);</text:p>
            <text:p/>
            <text:p>  Image image;</text:p>
            <text:p>  image.set_type(Image::DOCKER);</text:p>
            <text:p>  image.mutable_docker()-&gt;set_name("library/alpine");</text:p>
            <text:p/>
            <text:p>  ContainerInfo* container = task.mutable_container();</text:p>
            <text:p>  container-&gt;set_type(ContainerInfo::MESOS);</text:p>
            <text:p>  container-&gt;mutable_mesos()-&gt;mutable_image()-&gt;CopyFrom(image);</text:p>
            <text:p/>
            <text:p>  Future&lt;TaskStatus&gt; statusRunning;</text:p>
            <text:p>  EXPECT_CALL(sched, statusUpdate(&amp;driver, _))</text:p>
            <text:p>    .WillOnce(FutureArg&lt;1&gt;(&amp;statusRunning));</text:p>
            <text:p/>
            <text:p>  driver.launchTasks(offers.get()[0].id(), {task});</text:p>
            <text:p/>
            <text:p>  AWAIT_READY_FOR(statusRunning, Seconds(60));</text:p>
            <text:p>  EXPECT_EQ(TASK_RUNNING, statusRunning.get().state());</text:p>
            <text:p/>
            <text:p>  vector&lt;string&gt; subsystems = {</text:p>
            <text:p>    CGROUP_SUBSYSTEM_CPU_NAME,</text:p>
            <text:p>    CGROUP_SUBSYSTEM_CPUACCT_NAME,</text:p>
            <text:p>    CGROUP_SUBSYSTEM_DEVICES_NAME,</text:p>
            <text:p>    CGROUP_SUBSYSTEM_MEMORY_NAME,</text:p>
            <text:p>    CGROUP_SUBSYSTEM_NET_CLS_NAME,</text:p>
            <text:p>    CGROUP_SUBSYSTEM_PERF_EVENT_NAME,</text:p>
            <text:p>  };</text:p>
            <text:p/>
            <text:p>  Future&lt;hashset&lt;ContainerID&gt;&gt; containers = containerizer-&gt;containers();</text:p>
            <text:p>  AWAIT_READY(containers);</text:p>
            <text:p>  EXPECT_EQ(1u, containers.get().size());</text:p>
            <text:p/>
            <text:p>  ContainerID containerId = *(containers.get().begin());</text:p>
            <text:p/>
            <text:p>  foreach (const string&amp; subsystem, subsystems) {</text:p>
            <text:p>    string hierarchy = path::join(flags.cgroups_hierarchy, subsystem);</text:p>
            <text:p>    string cgroup = path::join(flags.cgroups_root, containerId.value());</text:p>
            <text:p/>
            <text:p>    // Verify that the user cannot manipulate the container's cgroup</text:p>
            <text:p>    // control files as their owner is root.</text:p>
            <text:p>    EXPECT_NE(0, os::system(strings::format(</text:p>
            <text:p>        "sudo -u nobody -s sh -c 'echo $$ &gt; %s'",</text:p>
            <text:p>        path::join(hierarchy, cgroup, "cgroup.procs")).get()));</text:p>
            <text:p/>
            <text:p>    // Verify that the user can create a cgroup under the container's</text:p>
            <text:p>    // cgroup as the isolator changes the owner of the cgroup.</text:p>
            <text:p>    string userCgroup = path::join(cgroup, "user");</text:p>
            <text:p/>
            <text:p>    EXPECT_EQ(0, os::system(strings::format(</text:p>
            <text:p>        "sudo -u nobody mkdir %s",</text:p>
            <text:p>        path::join(hierarchy, userCgroup)).get()));</text:p>
            <text:p/>
            <text:p>    // Verify that the user can manipulate control files in the</text:p>
            <text:p>    // created cgroup as it's owned by the user.</text:p>
            <text:p>    EXPECT_EQ(0, os::system(strings::format(</text:p>
            <text:p>        "sudo -u nobody -s sh -c 'echo $$ &gt; %s'",</text:p>
            <text:p>        path::join(hierarchy, userCgroup, "cgroup.procs")).get()));</text:p>
            <text:p/>
            <text:p>    // Clear up the folder.</text:p>
            <text:p>    AWAIT_READY(cgroups::destroy(hierarchy, userCgroup));</text:p>
            <text:p>  }</text:p>
            <text:p/>
            <text:p>  driver.stop();</text:p>
            <text:p>  driver.join();</text:p>
            <text:p>}</text:p>
            <text:p>```</text:p>
            <text:p/>
            <text:p>Thanks a lot! verify my patch doesn't work at CentOS 7, let me update to yours.</text:p>
          </table:table-cell>
          <table:table-cell table:style-name="Default" office:value-type="string" calcext:value-type="string">
            <text:p>true</text:p>
          </table:table-cell>
          <table:table-cell office:value-type="string" calcext:value-type="string">
            <text:p>bug;testDesign</text:p>
          </table:table-cell>
          <table:table-cell/>
        </table:table-row>
        <table:table-row table:style-name="ro7">
          <table:table-cell office:value-type="float" office:value="8180" calcext:value-type="float">
            <text:p>8180</text:p>
          </table:table-cell>
          <table:table-cell office:value-type="string" calcext:value-type="string">
            <text:p>cloudstack-git</text:p>
          </table:table-cell>
          <table:table-cell office:value-type="string" calcext:value-type="string">
            <text:p>radhikap</text:p>
          </table:table-cell>
          <table:table-cell office:value-type="float" office:value="14398" calcext:value-type="float">
            <text:p>14398</text:p>
          </table:table-cell>
          <table:table-cell table:number-columns-repeated="3"/>
          <table:table-cell office:value-type="string" calcext:value-type="string">
            <text:p>Review.body_top</text:p>
          </table:table-cell>
          <table:table-cell office:value-type="string" calcext:value-type="string">
            <text:p>pranavs</text:p>
          </table:table-cell>
          <table:table-cell office:value-type="string" calcext:value-type="string">
            <text:p>2012-12-12T22:39:14Z</text:p>
          </table:table-cell>
          <table:table-cell office:value-type="string" calcext:value-type="string">
            <text:p>The patch has been reviewed and merged with asf/master. It applied cleanly without any trailing white space errors.Please mark the ticket as "Submitted".</text:p>
            <text:p>Thanks !</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68490" calcext:value-type="float">
            <text:p>68490</text:p>
          </table:table-cell>
          <table:table-cell office:value-type="string" calcext:value-type="string">
            <text:p>mesos</text:p>
          </table:table-cell>
          <table:table-cell office:value-type="string" calcext:value-type="string">
            <text:p>mzhu</text:p>
          </table:table-cell>
          <table:table-cell office:value-type="float" office:value="208402" calcext:value-type="float">
            <text:p>208402</text:p>
          </table:table-cell>
          <table:table-cell office:value-type="float" office:value="292308" calcext:value-type="float">
            <text:p>292308</text:p>
          </table:table-cell>
          <table:table-cell table:number-columns-repeated="2"/>
          <table:table-cell office:value-type="string" calcext:value-type="string">
            <text:p>DiffComment</text:p>
          </table:table-cell>
          <table:table-cell office:value-type="string" calcext:value-type="string">
            <text:p>bbannier</text:p>
          </table:table-cell>
          <table:table-cell office:value-type="string" calcext:value-type="string">
            <text:p>2018-09-06T10:27:52Z</text:p>
          </table:table-cell>
          <table:table-cell office:value-type="string" calcext:value-type="string">
            <text:p>nit: While this is likely true, copying a shared pointer can be suprisingly non-inexpensive due to copying of its atomic ref count (likely protected with memory barries, and copies triggering cache invalidations across threads holding ref counts).</text:p>
            <text:p/>
            <text:p>Your benchmarks strongly suggest that we still benefit from this patch.</text:p>
          </table:table-cell>
          <table:table-cell table:style-name="Default" office:value-type="string" calcext:value-type="string">
            <text:p>true</text:p>
          </table:table-cell>
          <table:table-cell office:value-type="string" calcext:value-type="string">
            <text:p>performance</text:p>
          </table:table-cell>
          <table:table-cell/>
        </table:table-row>
        <table:table-row table:style-name="ro5">
          <table:table-cell office:value-type="float" office:value="36511" calcext:value-type="float">
            <text:p>36511</text:p>
          </table:table-cell>
          <table:table-cell office:value-type="string" calcext:value-type="string">
            <text:p>aurora</text:p>
          </table:table-cell>
          <table:table-cell office:value-type="string" calcext:value-type="string">
            <text:p>ajorgensen</text:p>
          </table:table-cell>
          <table:table-cell office:value-type="float" office:value="91755" calcext:value-type="float">
            <text:p>91755</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5-07-15T17:13:11Z</text:p>
          </table:table-cell>
          <table:table-cell office:value-type="string" calcext:value-type="string">
            <text:p>Master (d9dac92) is green with this patch.</text:p>
            <text:p>  ./build-support/jenkins/build.sh</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13090" calcext:value-type="float">
            <text:p>13090</text:p>
          </table:table-cell>
          <table:table-cell office:value-type="string" calcext:value-type="string">
            <text:p>helix-git</text:p>
          </table:table-cell>
          <table:table-cell office:value-type="string" calcext:value-type="string">
            <text:p>dafu</text:p>
          </table:table-cell>
          <table:table-cell office:value-type="float" office:value="24373" calcext:value-type="float">
            <text:p>24373</text:p>
          </table:table-cell>
          <table:table-cell table:number-columns-repeated="3"/>
          <table:table-cell office:value-type="string" calcext:value-type="string">
            <text:p>Review.body_top</text:p>
          </table:table-cell>
          <table:table-cell office:value-type="string" calcext:value-type="string">
            <text:p>kishoreg</text:p>
          </table:table-cell>
          <table:table-cell office:value-type="string" calcext:value-type="string">
            <text:p>2013-07-31T20:50:5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7304" calcext:value-type="float">
            <text:p>37304</text:p>
          </table:table-cell>
          <table:table-cell office:value-type="string" calcext:value-type="string">
            <text:p>mesos</text:p>
          </table:table-cell>
          <table:table-cell office:value-type="string" calcext:value-type="string">
            <text:p>anandmazumdar</text:p>
          </table:table-cell>
          <table:table-cell office:value-type="float" office:value="94819" calcext:value-type="float">
            <text:p>94819</text:p>
          </table:table-cell>
          <table:table-cell office:value-type="float" office:value="149456" calcext:value-type="float">
            <text:p>149456</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5-08-11T03:25:09Z</text:p>
          </table:table-cell>
          <table:table-cell office:value-type="string" calcext:value-type="string">
            <text:p>Is it possible to s/f/_subscribe/ or would the compiler barf?</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3">
          <table:table-cell office:value-type="float" office:value="29238" calcext:value-type="float">
            <text:p>29238</text:p>
          </table:table-cell>
          <table:table-cell office:value-type="string" calcext:value-type="string">
            <text:p>sentry</text:p>
          </table:table-cell>
          <table:table-cell office:value-type="string" calcext:value-type="string">
            <text:p>guoquans</text:p>
          </table:table-cell>
          <table:table-cell office:value-type="float" office:value="69962" calcext:value-type="float">
            <text:p>69962</text:p>
          </table:table-cell>
          <table:table-cell office:value-type="float" office:value="114811" calcext:value-type="float">
            <text:p>114811</text:p>
          </table:table-cell>
          <table:table-cell table:number-columns-repeated="2"/>
          <table:table-cell office:value-type="string" calcext:value-type="string">
            <text:p>DiffComment</text:p>
          </table:table-cell>
          <table:table-cell office:value-type="string" calcext:value-type="string">
            <text:p>colinma</text:p>
          </table:table-cell>
          <table:table-cell office:value-type="string" calcext:value-type="string">
            <text:p>2015-01-28T10:05:45Z</text:p>
          </table:table-cell>
          <table:table-cell office:value-type="string" calcext:value-type="string">
            <text:p>Confuse on ifExist method, too.....</text:p>
            <text:p/>
            <text:p>This method is mainly used in the import tool. When the policy file want to import the sentry service, this method is very useful</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31600" calcext:value-type="float">
            <text:p>31600</text:p>
          </table:table-cell>
          <table:table-cell office:value-type="string" calcext:value-type="string">
            <text:p>ambari</text:p>
          </table:table-cell>
          <table:table-cell office:value-type="string" calcext:value-type="string">
            <text:p>gautamborad</text:p>
          </table:table-cell>
          <table:table-cell office:value-type="float" office:value="74707" calcext:value-type="float">
            <text:p>74707</text:p>
          </table:table-cell>
          <table:table-cell table:number-columns-repeated="3"/>
          <table:table-cell office:value-type="string" calcext:value-type="string">
            <text:p>Review.body_top</text:p>
          </table:table-cell>
          <table:table-cell office:value-type="string" calcext:value-type="string">
            <text:p>smohanty</text:p>
          </table:table-cell>
          <table:table-cell office:value-type="string" calcext:value-type="string">
            <text:p>2015-03-01T18:53:01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8197" calcext:value-type="float">
            <text:p>58197</text:p>
          </table:table-cell>
          <table:table-cell office:value-type="string" calcext:value-type="string">
            <text:p>hbase-git</text:p>
          </table:table-cell>
          <table:table-cell office:value-type="string" calcext:value-type="string">
            <text:p>tedyu</text:p>
          </table:table-cell>
          <table:table-cell office:value-type="float" office:value="172880" calcext:value-type="float">
            <text:p>172880</text:p>
          </table:table-cell>
          <table:table-cell office:value-type="float" office:value="245901" calcext:value-type="float">
            <text:p>245901</text:p>
          </table:table-cell>
          <table:table-cell table:number-columns-repeated="2"/>
          <table:table-cell office:value-type="string" calcext:value-type="string">
            <text:p>DiffComment</text:p>
          </table:table-cell>
          <table:table-cell office:value-type="string" calcext:value-type="string">
            <text:p>enis</text:p>
          </table:table-cell>
          <table:table-cell office:value-type="string" calcext:value-type="string">
            <text:p>2017-04-25T01:04:52Z</text:p>
          </table:table-cell>
          <table:table-cell office:value-type="string" calcext:value-type="string">
            <text:p>I'll take another look at these when you have cleaned it up.</text:p>
          </table:table-cell>
          <table:table-cell table:style-name="Default" office:value-type="string" calcext:value-type="string">
            <text:p>false</text:p>
          </table:table-cell>
          <table:table-cell office:value-type="string" calcext:value-type="string">
            <text:p>todo</text:p>
          </table:table-cell>
          <table:table-cell/>
        </table:table-row>
        <table:table-row table:style-name="ro2">
          <table:table-cell office:value-type="float" office:value="35824" calcext:value-type="float">
            <text:p>35824</text:p>
          </table:table-cell>
          <table:table-cell office:value-type="string" calcext:value-type="string">
            <text:p>hbase-git</text:p>
          </table:table-cell>
          <table:table-cell office:value-type="string" calcext:value-type="string">
            <text:p>ashish_singhi</text:p>
          </table:table-cell>
          <table:table-cell office:value-type="float" office:value="90070" calcext:value-type="float">
            <text:p>90070</text:p>
          </table:table-cell>
          <table:table-cell office:value-type="float" office:value="143015" calcext:value-type="float">
            <text:p>143015</text:p>
          </table:table-cell>
          <table:table-cell table:number-columns-repeated="2"/>
          <table:table-cell office:value-type="string" calcext:value-type="string">
            <text:p>DiffComment</text:p>
          </table:table-cell>
          <table:table-cell office:value-type="string" calcext:value-type="string">
            <text:p>mbertozzi</text:p>
          </table:table-cell>
          <table:table-cell office:value-type="string" calcext:value-type="string">
            <text:p>2015-07-03T14:34:22Z</text:p>
          </table:table-cell>
          <table:table-cell office:value-type="string" calcext:value-type="string">
            <text:p>does the code from here to the end make sense now?</text:p>
            <text:p>the admin.delete_snapshot() will throw an exception if we get an error during delete, so you'll only end up here when all the snapshots in the list are deleted successfully</text:p>
            <text:p/>
            <text:p>I have addressed this.</text:p>
            <text:p>Also ensured that there is some way for a user to know which set of snapshots got successfully deleted or failed.</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0168" calcext:value-type="float">
            <text:p>50168</text:p>
          </table:table-cell>
          <table:table-cell office:value-type="string" calcext:value-type="string">
            <text:p>aurora</text:p>
          </table:table-cell>
          <table:table-cell office:value-type="string" calcext:value-type="string">
            <text:p>igmorv</text:p>
          </table:table-cell>
          <table:table-cell office:value-type="float" office:value="144552" calcext:value-type="float">
            <text:p>144552</text:p>
          </table:table-cell>
          <table:table-cell office:value-type="float" office:value="210588" calcext:value-type="float">
            <text:p>210588</text:p>
          </table:table-cell>
          <table:table-cell table:number-columns-repeated="2"/>
          <table:table-cell office:value-type="string" calcext:value-type="string">
            <text:p>DiffComment</text:p>
          </table:table-cell>
          <table:table-cell office:value-type="string" calcext:value-type="string">
            <text:p>maxim</text:p>
          </table:table-cell>
          <table:table-cell office:value-type="string" calcext:value-type="string">
            <text:p>2016-08-02T23:21:35Z</text:p>
          </table:table-cell>
          <table:table-cell office:value-type="string" calcext:value-type="string">
            <text:p>Remove leftover method?</text:p>
          </table:table-cell>
          <table:table-cell table:style-name="Default" office:value-type="string" calcext:value-type="string">
            <text:p>true</text:p>
          </table:table-cell>
          <table:table-cell office:value-type="string" calcext:value-type="string">
            <text:p>deadCode</text:p>
          </table:table-cell>
          <table:table-cell/>
        </table:table-row>
        <table:table-row table:style-name="ro1">
          <table:table-cell office:value-type="float" office:value="14022" calcext:value-type="float">
            <text:p>14022</text:p>
          </table:table-cell>
          <table:table-cell office:value-type="string" calcext:value-type="string">
            <text:p>sqoop-sqoop2</text:p>
          </table:table-cell>
          <table:table-cell office:value-type="string" calcext:value-type="string">
            <text:p>raghavgautam</text:p>
          </table:table-cell>
          <table:table-cell office:value-type="float" office:value="25988" calcext:value-type="float">
            <text:p>25988</text:p>
          </table:table-cell>
          <table:table-cell table:number-columns-repeated="3"/>
          <table:table-cell office:value-type="string" calcext:value-type="string">
            <text:p>Review.body_bottom</text:p>
          </table:table-cell>
          <table:table-cell office:value-type="string" calcext:value-type="string">
            <text:p>jarcec</text:p>
          </table:table-cell>
          <table:table-cell office:value-type="string" calcext:value-type="string">
            <text:p>2013-09-09T09:16:35Z</text:p>
          </table:table-cell>
          <table:table-cell office:value-type="string" calcext:value-type="string">
            <text:p>Jarcec</text:p>
          </table:table-cell>
          <table:table-cell table:style-name="Default" office:value-type="string" calcext:value-type="string">
            <text:p>false</text:p>
          </table:table-cell>
          <table:table-cell table:number-columns-repeated="2"/>
        </table:table-row>
        <table:table-row table:style-name="ro3">
          <table:table-cell office:value-type="float" office:value="24293" calcext:value-type="float">
            <text:p>24293</text:p>
          </table:table-cell>
          <table:table-cell office:value-type="string" calcext:value-type="string">
            <text:p>hive-git</text:p>
          </table:table-cell>
          <table:table-cell office:value-type="string" calcext:value-type="string">
            <text:p>dongc</text:p>
          </table:table-cell>
          <table:table-cell office:value-type="float" office:value="49573" calcext:value-type="float">
            <text:p>49573</text:p>
          </table:table-cell>
          <table:table-cell office:value-type="float" office:value="86735" calcext:value-type="float">
            <text:p>86735</text:p>
          </table:table-cell>
          <table:table-cell table:number-columns-repeated="2"/>
          <table:table-cell office:value-type="string" calcext:value-type="string">
            <text:p>DiffComment</text:p>
          </table:table-cell>
          <table:table-cell office:value-type="string" calcext:value-type="string">
            <text:p>lars.francke</text:p>
          </table:table-cell>
          <table:table-cell office:value-type="string" calcext:value-type="string">
            <text:p>2014-08-07T15:50:28Z</text:p>
          </table:table-cell>
          <table:table-cell office:value-type="string" calcext:value-type="string">
            <text:p>Remove comment or expand comment.</text:p>
            <text:p/>
            <text:p>If removed this class will pop up as undocumented which'd be correct as the current comment doesn't help much :)</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51879" calcext:value-type="float">
            <text:p>51879</text:p>
          </table:table-cell>
          <table:table-cell office:value-type="string" calcext:value-type="string">
            <text:p>mesos</text:p>
          </table:table-cell>
          <table:table-cell office:value-type="string" calcext:value-type="string">
            <text:p>anisinha</text:p>
          </table:table-cell>
          <table:table-cell office:value-type="float" office:value="150615" calcext:value-type="float">
            <text:p>150615</text:p>
          </table:table-cell>
          <table:table-cell office:value-type="float" office:value="218832" calcext:value-type="float">
            <text:p>218832</text:p>
          </table:table-cell>
          <table:table-cell table:number-columns-repeated="2"/>
          <table:table-cell office:value-type="string" calcext:value-type="string">
            <text:p>DiffComment</text:p>
          </table:table-cell>
          <table:table-cell office:value-type="string" calcext:value-type="string">
            <text:p>xujyan</text:p>
          </table:table-cell>
          <table:table-cell office:value-type="string" calcext:value-type="string">
            <text:p>2016-10-19T23:30:51Z</text:p>
          </table:table-cell>
          <table:table-cell office:value-type="string" calcext:value-type="string">
            <text:p>As discussed offline, for simplicity let's uniformly process all disk types. There are already many more things that we don't check other than "it doesn't make sense give PATH disks the full size of the partition" (which actually is not strictly true, they can be carved up but they can still use the whole disk). Since the main reasons for auto-detection here is so we don't have to separately manage each host's disk sizes, we should probably trust the operator to specify PATH disks reasonably.</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9">
          <table:table-cell office:value-type="float" office:value="17562" calcext:value-type="float">
            <text:p>17562</text:p>
          </table:table-cell>
          <table:table-cell office:value-type="string" calcext:value-type="string">
            <text:p>aurora</text:p>
          </table:table-cell>
          <table:table-cell office:value-type="string" calcext:value-type="string">
            <text:p>mansu</text:p>
          </table:table-cell>
          <table:table-cell office:value-type="float" office:value="35230" calcext:value-type="float">
            <text:p>35230</text:p>
          </table:table-cell>
          <table:table-cell office:value-type="float" office:value="65687" calcext:value-type="float">
            <text:p>65687</text:p>
          </table:table-cell>
          <table:table-cell table:number-columns-repeated="2"/>
          <table:table-cell office:value-type="string" calcext:value-type="string">
            <text:p>DiffComment</text:p>
          </table:table-cell>
          <table:table-cell office:value-type="string" calcext:value-type="string">
            <text:p>wfarner</text:p>
          </table:table-cell>
          <table:table-cell office:value-type="string" calcext:value-type="string">
            <text:p>2014-02-22T18:35:42Z</text:p>
          </table:table-cell>
          <table:table-cell office:value-type="string" calcext:value-type="string">
            <text:p>The line break style here is rather arbitrary.  Consider this instead:</text:p>
            <text:p/>
            <text:p>  Response response = new Response()</text:p>
            <text:p>    .setResponseCode(OK)</text:p>
            <text:p>    .setResult(Result.getJobsResult(</text:p>
            <text:p>        new GetJobsResult()</text:p>
            <text:p>            .setConfigs(ImmutableSet.&lt;JobConfiguration&gt;of())))</text:p>
            <text:p>            .setServerInfo(</text:p>
            <text:p>                new ServerInfo()</text:p>
            <text:p>                    .setClusterName(CLUSTER_NAME)</text:p>
            <text:p>                    .setThriftAPIVersion(thriftVersion));</text:p>
            <text:p/>
            <text:p>Here, the wrap level directly reflects the nesting depth, and future addition of chained or nested method calls does not trigger a ripple.</text:p>
            <text:p/>
            <text:p>Don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2">
          <table:table-cell office:value-type="float" office:value="58202" calcext:value-type="float">
            <text:p>58202</text:p>
          </table:table-cell>
          <table:table-cell office:value-type="string" calcext:value-type="string">
            <text:p>mesos</text:p>
          </table:table-cell>
          <table:table-cell office:value-type="string" calcext:value-type="string">
            <text:p>guoger</text:p>
          </table:table-cell>
          <table:table-cell office:value-type="float" office:value="171120" calcext:value-type="float">
            <text:p>171120</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7-04-05T13:44:16Z</text:p>
          </table:table-cell>
          <table:table-cell office:value-type="string" calcext:value-type="string">
            <text:p>Patch looks great!</text:p>
            <text:p/>
            <text:p>Reviews applied: [58202]</text:p>
            <text:p/>
            <text:p>Passed command: export OS='ubuntu:14.04' BUILDTOOL='autotools' COMPILER='gcc' CONFIGURATION='--verbose' ENVIRONMENT='GLOG_v=1 MESOS_VERBOSE=1'; ./support/docker-build.sh</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17727" calcext:value-type="float">
            <text:p>17727</text:p>
          </table:table-cell>
          <table:table-cell office:value-type="string" calcext:value-type="string">
            <text:p>climate</text:p>
          </table:table-cell>
          <table:table-cell office:value-type="string" calcext:value-type="string">
            <text:p>boustani</text:p>
          </table:table-cell>
          <table:table-cell office:value-type="float" office:value="33669" calcext:value-type="float">
            <text:p>33669</text:p>
          </table:table-cell>
          <table:table-cell office:value-type="float" office:value="63234" calcext:value-type="float">
            <text:p>63234</text:p>
          </table:table-cell>
          <table:table-cell table:number-columns-repeated="2"/>
          <table:table-cell office:value-type="string" calcext:value-type="string">
            <text:p>DiffComment</text:p>
          </table:table-cell>
          <table:table-cell office:value-type="string" calcext:value-type="string">
            <text:p>mjoyce</text:p>
          </table:table-cell>
          <table:table-cell office:value-type="string" calcext:value-type="string">
            <text:p>2014-02-05T02:09:21Z</text:p>
          </table:table-cell>
          <table:table-cell office:value-type="string" calcext:value-type="string">
            <text:p>Drop different_dataset as well</text:p>
          </table:table-cell>
          <table:table-cell table:style-name="Default" office:value-type="string" calcext:value-type="string">
            <text:p>true</text:p>
          </table:table-cell>
          <table:table-cell office:value-type="string" calcext:value-type="string">
            <text:p>betterSolution</text:p>
          </table:table-cell>
          <table:table-cell office:value-type="string" calcext:value-type="string">
            <text:p>true</text:p>
          </table:table-cell>
        </table:table-row>
        <table:table-row table:style-name="ro30">
          <table:table-cell office:value-type="float" office:value="6285" calcext:value-type="float">
            <text:p>6285</text:p>
          </table:table-cell>
          <table:table-cell office:value-type="string" calcext:value-type="string">
            <text:p>cloudstack-git</text:p>
          </table:table-cell>
          <table:table-cell office:value-type="string" calcext:value-type="string">
            <text:p>tomoe</text:p>
          </table:table-cell>
          <table:table-cell office:value-type="float" office:value="9837" calcext:value-type="float">
            <text:p>9837</text:p>
          </table:table-cell>
          <table:table-cell office:value-type="float" office:value="20852" calcext:value-type="float">
            <text:p>20852</text:p>
          </table:table-cell>
          <table:table-cell table:number-columns-repeated="2"/>
          <table:table-cell office:value-type="string" calcext:value-type="string">
            <text:p>DiffComment</text:p>
          </table:table-cell>
          <table:table-cell office:value-type="string" calcext:value-type="string">
            <text:p>chiradeep</text:p>
          </table:table-cell>
          <table:table-cell office:value-type="string" calcext:value-type="string">
            <text:p>2012-08-03T22:03:23Z</text:p>
          </table:table-cell>
          <table:table-cell office:value-type="string" calcext:value-type="string">
            <text:p>This should be an Interface rather than an abstract class</text:p>
            <text:p>The interface should belong in com.cloud.resource in core and should be called VifDriver. You can have a subclass that is abstract (VifDriverBase) as well. The constructor should not throw exceptions, instead you should have an abstract configure() method that throws a ConfigurationException</text:p>
            <text:p/>
            <text:p>Thanks for the review. Sure, I can do that. </text:p>
            <text:p>Note that VifDriver will be hypervisor specific (signature differes), so maybe I should create a interface com.cloud.hypervisor.kvm.VifDriver for KVM, com.cloud.hypervisor.xen.VifDriver for Xen. What do you think?</text:p>
            <text:p/>
            <text:p>&lt;chiradeep&gt;</text:p>
            <text:p>Hopefully you can make it more generic than that. It seems that the main</text:p>
            <text:p>problem is the plug method. If not, that is OK</text:p>
            <text:p>&lt;/chiradeep&gt;</text:p>
            <text:p/>
            <text:p>I agree, hopefully we can make it more generic.</text:p>
            <text:p/>
            <text:p>For now, I'll create a interface at /plugins/hypervisors/kvm/src/com/cloud/hypervisor/kvm/resource/VifDriver.java.</text:p>
            <text:p>On KVM, different vif implementation creates different Libvirt xml, so the simplest way is that plug() method return LibvirtVMDef.InterfaceDef, which isn't/shouldn't be in core module. And this is not the case on other hypervisors, meaning VifDrive is hypervisor specific.</text:p>
            <text:p/>
            <text:p/>
            <text:p/>
            <text:p/>
            <text:p/>
          </table:table-cell>
          <table:table-cell table:style-name="Default" office:value-type="string" calcext:value-type="string">
            <text:p>true</text:p>
          </table:table-cell>
          <table:table-cell office:value-type="string" calcext:value-type="string">
            <text:p>betterSolution;refactoring</text:p>
          </table:table-cell>
          <table:table-cell/>
        </table:table-row>
        <table:table-row table:style-name="ro1">
          <table:table-cell office:value-type="float" office:value="36908" calcext:value-type="float">
            <text:p>36908</text:p>
          </table:table-cell>
          <table:table-cell office:value-type="string" calcext:value-type="string">
            <text:p>mesos</text:p>
          </table:table-cell>
          <table:table-cell office:value-type="string" calcext:value-type="string">
            <text:p>joerg84</text:p>
          </table:table-cell>
          <table:table-cell office:value-type="float" office:value="93909" calcext:value-type="float">
            <text:p>93909</text:p>
          </table:table-cell>
          <table:table-cell table:number-columns-repeated="3"/>
          <table:table-cell office:value-type="string" calcext:value-type="string">
            <text:p>Review.body_top</text:p>
          </table:table-cell>
          <table:table-cell office:value-type="string" calcext:value-type="string">
            <text:p>tillt</text:p>
          </table:table-cell>
          <table:table-cell office:value-type="string" calcext:value-type="string">
            <text:p>2015-08-03T14:46:19Z</text:p>
          </table:table-cell>
          <table:table-cell office:value-type="string" calcext:value-type="string">
            <text:p>Looks good to me.</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30601" calcext:value-type="float">
            <text:p>30601</text:p>
          </table:table-cell>
          <table:table-cell office:value-type="string" calcext:value-type="string">
            <text:p>mesos</text:p>
          </table:table-cell>
          <table:table-cell office:value-type="string" calcext:value-type="string">
            <text:p>bmahler</text:p>
          </table:table-cell>
          <table:table-cell office:value-type="float" office:value="70960" calcext:value-type="float">
            <text:p>70960</text:p>
          </table:table-cell>
          <table:table-cell office:value-type="float" office:value="116433" calcext:value-type="float">
            <text:p>116433</text:p>
          </table:table-cell>
          <table:table-cell table:number-columns-repeated="2"/>
          <table:table-cell office:value-type="string" calcext:value-type="string">
            <text:p>DiffComment</text:p>
          </table:table-cell>
          <table:table-cell office:value-type="string" calcext:value-type="string">
            <text:p>alexr</text:p>
          </table:table-cell>
          <table:table-cell office:value-type="string" calcext:value-type="string">
            <text:p>2015-02-04T22:30:37Z</text:p>
          </table:table-cell>
          <table:table-cell office:value-type="string" calcext:value-type="string">
            <text:p>// Create a task with shutdown grace period set explicitly.</text:p>
            <text:p/>
            <text:p>Thanks!</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43511" calcext:value-type="float">
            <text:p>43511</text:p>
          </table:table-cell>
          <table:table-cell office:value-type="string" calcext:value-type="string">
            <text:p>ambari</text:p>
          </table:table-cell>
          <table:table-cell office:value-type="string" calcext:value-type="string">
            <text:p>ljainpivotalio</text:p>
          </table:table-cell>
          <table:table-cell office:value-type="float" office:value="118979" calcext:value-type="float">
            <text:p>118979</text:p>
          </table:table-cell>
          <table:table-cell office:value-type="float" office:value="180282" calcext:value-type="float">
            <text:p>180282</text:p>
          </table:table-cell>
          <table:table-cell table:number-columns-repeated="2"/>
          <table:table-cell office:value-type="string" calcext:value-type="string">
            <text:p>DiffComment</text:p>
          </table:table-cell>
          <table:table-cell office:value-type="string" calcext:value-type="string">
            <text:p>mithmatt</text:p>
          </table:table-cell>
          <table:table-cell office:value-type="string" calcext:value-type="string">
            <text:p>2016-02-12T03:22:29Z</text:p>
          </table:table-cell>
          <table:table-cell office:value-type="string" calcext:value-type="string">
            <text:p>The comment about 'append related parameters' is obsolet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21588" calcext:value-type="float">
            <text:p>21588</text:p>
          </table:table-cell>
          <table:table-cell office:value-type="string" calcext:value-type="string">
            <text:p>kafka</text:p>
          </table:table-cell>
          <table:table-cell office:value-type="string" calcext:value-type="string">
            <text:p>guwang</text:p>
          </table:table-cell>
          <table:table-cell office:value-type="float" office:value="44998" calcext:value-type="float">
            <text:p>44998</text:p>
          </table:table-cell>
          <table:table-cell office:value-type="float" office:value="79630" calcext:value-type="float">
            <text:p>79630</text:p>
          </table:table-cell>
          <table:table-cell table:number-columns-repeated="2"/>
          <table:table-cell office:value-type="string" calcext:value-type="string">
            <text:p>DiffComment</text:p>
          </table:table-cell>
          <table:table-cell office:value-type="string" calcext:value-type="string">
            <text:p>junrao</text:p>
          </table:table-cell>
          <table:table-cell office:value-type="string" calcext:value-type="string">
            <text:p>2014-06-07T02:00:57Z</text:p>
          </table:table-cell>
          <table:table-cell office:value-type="string" calcext:value-type="string">
            <text:p>Ditto as the above.</text:p>
          </table:table-cell>
          <table:table-cell table:style-name="Default" office:value-type="string" calcext:value-type="string">
            <text:p>false</text:p>
          </table:table-cell>
          <table:table-cell office:value-type="string" calcext:value-type="string">
            <text:p>previousComment</text:p>
          </table:table-cell>
          <table:table-cell/>
        </table:table-row>
        <table:table-row table:style-name="ro1">
          <table:table-cell office:value-type="float" office:value="23147" calcext:value-type="float">
            <text:p>23147</text:p>
          </table:table-cell>
          <table:table-cell office:value-type="string" calcext:value-type="string">
            <text:p>mesos</text:p>
          </table:table-cell>
          <table:table-cell office:value-type="string" calcext:value-type="string">
            <text:p>alexandra.sava</text:p>
          </table:table-cell>
          <table:table-cell office:value-type="float" office:value="47691" calcext:value-type="float">
            <text:p>47691</text:p>
          </table:table-cell>
          <table:table-cell office:value-type="float" office:value="83840" calcext:value-type="float">
            <text:p>83840</text:p>
          </table:table-cell>
          <table:table-cell table:number-columns-repeated="2"/>
          <table:table-cell office:value-type="string" calcext:value-type="string">
            <text:p>DiffComment</text:p>
          </table:table-cell>
          <table:table-cell office:value-type="string" calcext:value-type="string">
            <text:p>adam-mesos</text:p>
          </table:table-cell>
          <table:table-cell office:value-type="string" calcext:value-type="string">
            <text:p>2014-07-13T07:20:51Z</text:p>
          </table:table-cell>
          <table:table-cell office:value-type="string" calcext:value-type="string">
            <text:p>Ditto.</text:p>
          </table:table-cell>
          <table:table-cell table:style-name="Default" office:value-type="string" calcext:value-type="string">
            <text:p>false</text:p>
          </table:table-cell>
          <table:table-cell office:value-type="string" calcext:value-type="string">
            <text:p>previousComment</text:p>
          </table:table-cell>
          <table:table-cell/>
        </table:table-row>
        <table:table-row table:style-name="ro1">
          <table:table-cell office:value-type="float" office:value="33956" calcext:value-type="float">
            <text:p>33956</text:p>
          </table:table-cell>
          <table:table-cell office:value-type="string" calcext:value-type="string">
            <text:p>hive-git</text:p>
          </table:table-cell>
          <table:table-cell office:value-type="string" calcext:value-type="string">
            <text:p>spena</text:p>
          </table:table-cell>
          <table:table-cell office:value-type="float" office:value="84671" calcext:value-type="float">
            <text:p>84671</text:p>
          </table:table-cell>
          <table:table-cell office:value-type="float" office:value="136022" calcext:value-type="float">
            <text:p>136022</text:p>
          </table:table-cell>
          <table:table-cell table:number-columns-repeated="2"/>
          <table:table-cell office:value-type="string" calcext:value-type="string">
            <text:p>DiffComment</text:p>
          </table:table-cell>
          <table:table-cell office:value-type="string" calcext:value-type="string">
            <text:p>chengxu</text:p>
          </table:table-cell>
          <table:table-cell office:value-type="string" calcext:value-type="string">
            <text:p>2015-05-21T08:49:55Z</text:p>
          </table:table-cell>
          <table:table-cell office:value-type="string" calcext:value-type="string">
            <text:p>I am a little confused here. How can a local path be converted to a hdfs path? The original code is trying to create a tar file from a local path and uploading it to the hdfs with replication information. The new code path will lose the replication information. And the previous code path will only be executed in a local file or pfile schema in test.</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5367" calcext:value-type="float">
            <text:p>55367</text:p>
          </table:table-cell>
          <table:table-cell office:value-type="string" calcext:value-type="string">
            <text:p>ambari</text:p>
          </table:table-cell>
          <table:table-cell office:value-type="string" calcext:value-type="string">
            <text:p>xiwang0309</text:p>
          </table:table-cell>
          <table:table-cell office:value-type="float" office:value="161104" calcext:value-type="float">
            <text:p>161104</text:p>
          </table:table-cell>
          <table:table-cell table:number-columns-repeated="3"/>
          <table:table-cell office:value-type="string" calcext:value-type="string">
            <text:p>Review.body_top</text:p>
          </table:table-cell>
          <table:table-cell office:value-type="string" calcext:value-type="string">
            <text:p>vivekratnavel</text:p>
          </table:table-cell>
          <table:table-cell office:value-type="string" calcext:value-type="string">
            <text:p>2017-01-10T19:40:01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0">
          <table:table-cell office:value-type="float" office:value="68827" calcext:value-type="float">
            <text:p>68827</text:p>
          </table:table-cell>
          <table:table-cell office:value-type="string" calcext:value-type="string">
            <text:p>hive-git</text:p>
          </table:table-cell>
          <table:table-cell office:value-type="string" calcext:value-type="string">
            <text:p>bharos92</text:p>
          </table:table-cell>
          <table:table-cell office:value-type="float" office:value="209055" calcext:value-type="float">
            <text:p>209055</text:p>
          </table:table-cell>
          <table:table-cell office:value-type="float" office:value="293318" calcext:value-type="float">
            <text:p>293318</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8-09-28T16:56:15Z</text:p>
          </table:table-cell>
          <table:table-cell office:value-type="string" calcext:value-type="string">
            <text:p>I think a better name would be something like truncateMapByKey.</text:p>
            <text:p/>
            <text:p>Can you guarantee that it always receives non-null map? Then you don't need to check for null.</text:p>
            <text:p/>
            <text:p>Since you don't care about values, can this be a generic map `&lt;String, T&gt;`?</text:p>
            <text:p/>
            <text:p>Since this is a utility method, I wanted to check for null as it could be called from other classes in future.</text:p>
            <text:p>Making the Map&lt;String, T&gt;</text:p>
          </table:table-cell>
          <table:table-cell table:style-name="Default" office:value-type="string" calcext:value-type="string">
            <text:p>true</text:p>
          </table:table-cell>
          <table:table-cell office:value-type="string" calcext:value-type="string">
            <text:p>betterSolution;naming</text:p>
          </table:table-cell>
          <table:table-cell/>
        </table:table-row>
        <table:table-row table:style-name="ro1">
          <table:table-cell office:value-type="float" office:value="47281" calcext:value-type="float">
            <text:p>47281</text:p>
          </table:table-cell>
          <table:table-cell office:value-type="string" calcext:value-type="string">
            <text:p>mesos</text:p>
          </table:table-cell>
          <table:table-cell office:value-type="string" calcext:value-type="string">
            <text:p>jvanz</text:p>
          </table:table-cell>
          <table:table-cell office:value-type="float" office:value="133265" calcext:value-type="float">
            <text:p>133265</text:p>
          </table:table-cell>
          <table:table-cell office:value-type="float" office:value="197557" calcext:value-type="float">
            <text:p>197557</text:p>
          </table:table-cell>
          <table:table-cell table:number-columns-repeated="2"/>
          <table:table-cell office:value-type="string" calcext:value-type="string">
            <text:p>DiffComment</text:p>
          </table:table-cell>
          <table:table-cell office:value-type="string" calcext:value-type="string">
            <text:p>haosdent</text:p>
          </table:table-cell>
          <table:table-cell office:value-type="string" calcext:value-type="string">
            <text:p>2016-05-14T16:52:13Z</text:p>
          </table:table-cell>
          <table:table-cell office:value-type="string" calcext:value-type="string">
            <text:p>Kill this line.</text:p>
          </table:table-cell>
          <table:table-cell table:style-name="Default" office:value-type="string" calcext:value-type="string">
            <text:p>false</text:p>
          </table:table-cell>
          <table:table-cell office:value-type="string" calcext:value-type="string">
            <text:p>formatting</text:p>
          </table:table-cell>
          <table:table-cell office:value-type="string" calcext:value-type="string">
            <text:p>true</text:p>
          </table:table-cell>
        </table:table-row>
        <table:table-row table:style-name="ro1">
          <table:table-cell office:value-type="float" office:value="25669" calcext:value-type="float">
            <text:p>25669</text:p>
          </table:table-cell>
          <table:table-cell office:value-type="string" calcext:value-type="string">
            <text:p>hive-git</text:p>
          </table:table-cell>
          <table:table-cell office:value-type="string" calcext:value-type="string">
            <text:p>swarnim</text:p>
          </table:table-cell>
          <table:table-cell office:value-type="float" office:value="54028" calcext:value-type="float">
            <text:p>54028</text:p>
          </table:table-cell>
          <table:table-cell table:number-columns-repeated="3"/>
          <table:table-cell office:value-type="string" calcext:value-type="string">
            <text:p>Review.body_top</text:p>
          </table:table-cell>
          <table:table-cell office:value-type="string" calcext:value-type="string">
            <text:p>brocknoland</text:p>
          </table:table-cell>
          <table:table-cell office:value-type="string" calcext:value-type="string">
            <text:p>2014-09-19T21:13:15Z</text:p>
          </table:table-cell>
          <table:table-cell office:value-type="string" calcext:value-type="string">
            <text:p>Looks good to me! I have a few items below but otherwise it looks great.</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2">
          <table:table-cell office:value-type="float" office:value="56218" calcext:value-type="float">
            <text:p>56218</text:p>
          </table:table-cell>
          <table:table-cell office:value-type="string" calcext:value-type="string">
            <text:p>mesos</text:p>
          </table:table-cell>
          <table:table-cell office:value-type="string" calcext:value-type="string">
            <text:p>alexr</text:p>
          </table:table-cell>
          <table:table-cell office:value-type="float" office:value="163972" calcext:value-type="float">
            <text:p>163972</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7-02-02T14:31:53Z</text:p>
          </table:table-cell>
          <table:table-cell office:value-type="string" calcext:value-type="string">
            <text:p>Patch looks great!</text:p>
            <text:p/>
            <text:p>Reviews applied: [56208, 56209, 56210, 56211, 56212, 56213, 56214, 56215, 56216, 56217, 56218]</text:p>
            <text:p/>
            <text:p>Passed command: export OS='ubuntu:14.04' BUILDTOOL='autotools' COMPILER='gcc' CONFIGURATION='--verbose' ENVIRONMENT='GLOG_v=1 MESOS_VERBOSE=1'; ./support/docker-build.sh</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6">
          <table:table-cell office:value-type="float" office:value="65475" calcext:value-type="float">
            <text:p>65475</text:p>
          </table:table-cell>
          <table:table-cell office:value-type="string" calcext:value-type="string">
            <text:p>mesos</text:p>
          </table:table-cell>
          <table:table-cell office:value-type="string" calcext:value-type="string">
            <text:p>tillt</text:p>
          </table:table-cell>
          <table:table-cell office:value-type="float" office:value="196781" calcext:value-type="float">
            <text:p>196781</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8-02-03T04:51:32Z</text:p>
          </table:table-cell>
          <table:table-cell office:value-type="string" calcext:value-type="string">
            <text:p>FAIL: Failed to apply the current review.</text:p>
            <text:p/>
            <text:p>Failed command: `python.exe .\\support\\apply-reviews.py -n -r 65475`</text:p>
            <text:p/>
            <text:p>All the build artifacts available at: http://dcos-win.westus.cloudapp.azure.com/mesos-build/review/65475</text:p>
            <text:p/>
            <text:p>Relevant logs:</text:p>
            <text:p/>
            <text:p>- [apply-review-65475-stdout.log](http://dcos-win.westus.cloudapp.azure.com/mesos-build/review/65475/logs/apply-review-65475-stdout.log):</text:p>
            <text:p/>
            <text:p>```</text:p>
            <text:p>error: patch failed: 3rdparty/libprocess/src/libevent_ssl_socket.cpp:165</text:p>
            <text:p>error: 3rdparty/libprocess/src/libevent_ssl_socket.cpp: patch does not apply</text:p>
            <text:p>```</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2">
          <table:table-cell office:value-type="float" office:value="54730" calcext:value-type="float">
            <text:p>54730</text:p>
          </table:table-cell>
          <table:table-cell office:value-type="string" calcext:value-type="string">
            <text:p>hbase-git</text:p>
          </table:table-cell>
          <table:table-cell office:value-type="string" calcext:value-type="string">
            <text:p>zghaobac</text:p>
          </table:table-cell>
          <table:table-cell office:value-type="float" office:value="159350" calcext:value-type="float">
            <text:p>159350</text:p>
          </table:table-cell>
          <table:table-cell office:value-type="float" office:value="230314" calcext:value-type="float">
            <text:p>230314</text:p>
          </table:table-cell>
          <table:table-cell table:number-columns-repeated="2"/>
          <table:table-cell office:value-type="string" calcext:value-type="string">
            <text:p>DiffComment</text:p>
          </table:table-cell>
          <table:table-cell office:value-type="string" calcext:value-type="string">
            <text:p>enis</text:p>
          </table:table-cell>
          <table:table-cell office:value-type="string" calcext:value-type="string">
            <text:p>2016-12-16T07:35:39Z</text:p>
          </table:table-cell>
          <table:table-cell office:value-type="string" calcext:value-type="string">
            <text:p>These should not be needed. The RPCs should be invoked via the MasterCallables in HBaseAdmin.</text:p>
            <text:p/>
            <text:p>This is needed. It implements MasterProtos.MasterService.BlockingInterface.</text:p>
            <text:p/>
            <text:p>I thought these are high-level connection methods. Makes sense now.</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
          <table:table-cell office:value-type="float" office:value="16324" calcext:value-type="float">
            <text:p>16324</text:p>
          </table:table-cell>
          <table:table-cell office:value-type="string" calcext:value-type="string">
            <text:p>cloudstack-git</text:p>
          </table:table-cell>
          <table:table-cell office:value-type="string" calcext:value-type="string">
            <text:p>gauravaradhye</text:p>
          </table:table-cell>
          <table:table-cell office:value-type="float" office:value="30816" calcext:value-type="float">
            <text:p>30816</text:p>
          </table:table-cell>
          <table:table-cell table:number-columns-repeated="3"/>
          <table:table-cell office:value-type="string" calcext:value-type="string">
            <text:p>Review.body_top</text:p>
          </table:table-cell>
          <table:table-cell office:value-type="string" calcext:value-type="string">
            <text:p>gpshilamkar</text:p>
          </table:table-cell>
          <table:table-cell office:value-type="string" calcext:value-type="string">
            <text:p>2013-12-23T12:31:12Z</text:p>
          </table:table-cell>
          <table:table-cell office:value-type="string" calcext:value-type="string">
            <text:p>Committed to 4.3 and master</text:p>
          </table:table-cell>
          <table:table-cell table:style-name="Default" office:value-type="string" calcext:value-type="string">
            <text:p>false</text:p>
          </table:table-cell>
          <table:table-cell office:value-type="string" calcext:value-type="string">
            <text:p>versionControl</text:p>
          </table:table-cell>
          <table:table-cell/>
        </table:table-row>
        <table:table-row table:style-name="ro7">
          <table:table-cell office:value-type="float" office:value="11106" calcext:value-type="float">
            <text:p>11106</text:p>
          </table:table-cell>
          <table:table-cell office:value-type="string" calcext:value-type="string">
            <text:p>hive-git</text:p>
          </table:table-cell>
          <table:table-cell office:value-type="string" calcext:value-type="string">
            <text:p>tnachen</text:p>
          </table:table-cell>
          <table:table-cell office:value-type="float" office:value="20870" calcext:value-type="float">
            <text:p>20870</text:p>
          </table:table-cell>
          <table:table-cell office:value-type="float" office:value="42987" calcext:value-type="float">
            <text:p>42987</text:p>
          </table:table-cell>
          <table:table-cell table:number-columns-repeated="2"/>
          <table:table-cell office:value-type="string" calcext:value-type="string">
            <text:p>DiffComment</text:p>
          </table:table-cell>
          <table:table-cell office:value-type="string" calcext:value-type="string">
            <text:p>hanson5b</text:p>
          </table:table-cell>
          <table:table-cell office:value-type="string" calcext:value-type="string">
            <text:p>2013-05-21T22:55:14Z</text:p>
          </table:table-cell>
          <table:table-cell office:value-type="string" calcext:value-type="string">
            <text:p>explain assertion</text:p>
            <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23702" calcext:value-type="float">
            <text:p>23702</text:p>
          </table:table-cell>
          <table:table-cell office:value-type="string" calcext:value-type="string">
            <text:p>kafka</text:p>
          </table:table-cell>
          <table:table-cell office:value-type="string" calcext:value-type="string">
            <text:p>sriharsha</text:p>
          </table:table-cell>
          <table:table-cell office:value-type="float" office:value="65293" calcext:value-type="float">
            <text:p>65293</text:p>
          </table:table-cell>
          <table:table-cell office:value-type="float" office:value="108372" calcext:value-type="float">
            <text:p>108372</text:p>
          </table:table-cell>
          <table:table-cell table:number-columns-repeated="2"/>
          <table:table-cell office:value-type="string" calcext:value-type="string">
            <text:p>DiffComment</text:p>
          </table:table-cell>
          <table:table-cell office:value-type="string" calcext:value-type="string">
            <text:p>nehanarkhede</text:p>
          </table:table-cell>
          <table:table-cell office:value-type="string" calcext:value-type="string">
            <text:p>2015-01-02T01:40:05Z</text:p>
          </table:table-cell>
          <table:table-cell office:value-type="string" calcext:value-type="string">
            <text:p>Can you fix the doc?</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67036" calcext:value-type="float">
            <text:p>67036</text:p>
          </table:table-cell>
          <table:table-cell office:value-type="string" calcext:value-type="string">
            <text:p>hive-git</text:p>
          </table:table-cell>
          <table:table-cell office:value-type="string" calcext:value-type="string">
            <text:p>steveyeom2017</text:p>
          </table:table-cell>
          <table:table-cell office:value-type="float" office:value="203170" calcext:value-type="float">
            <text:p>203170</text:p>
          </table:table-cell>
          <table:table-cell office:value-type="float" office:value="285258" calcext:value-type="float">
            <text:p>285258</text:p>
          </table:table-cell>
          <table:table-cell table:number-columns-repeated="2"/>
          <table:table-cell office:value-type="string" calcext:value-type="string">
            <text:p>DiffComment</text:p>
          </table:table-cell>
          <table:table-cell office:value-type="string" calcext:value-type="string">
            <text:p>sershe</text:p>
          </table:table-cell>
          <table:table-cell office:value-type="string" calcext:value-type="string">
            <text:p>2018-05-17T17:31:41Z</text:p>
          </table:table-cell>
          <table:table-cell office:value-type="string" calcext:value-type="string">
            <text:p>needs a comment</text:p>
            <text:p/>
            <text:p>I will add a comment for MUpdaterTransaction.java. This is the state of the transactional stats table snapshot.</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39810" calcext:value-type="float">
            <text:p>39810</text:p>
          </table:table-cell>
          <table:table-cell office:value-type="string" calcext:value-type="string">
            <text:p>falcon-git</text:p>
          </table:table-cell>
          <table:table-cell office:value-type="string" calcext:value-type="string">
            <text:p>narayan.periwal</text:p>
          </table:table-cell>
          <table:table-cell office:value-type="float" office:value="104638" calcext:value-type="float">
            <text:p>104638</text:p>
          </table:table-cell>
          <table:table-cell office:value-type="float" office:value="162885" calcext:value-type="float">
            <text:p>162885</text:p>
          </table:table-cell>
          <table:table-cell table:number-columns-repeated="2"/>
          <table:table-cell office:value-type="string" calcext:value-type="string">
            <text:p>DiffComment</text:p>
          </table:table-cell>
          <table:table-cell office:value-type="string" calcext:value-type="string">
            <text:p>pavankumar</text:p>
          </table:table-cell>
          <table:table-cell office:value-type="string" calcext:value-type="string">
            <text:p>2015-11-02T14:11:05Z</text:p>
          </table:table-cell>
          <table:table-cell office:value-type="string" calcext:value-type="string">
            <text:p>If it is meant for only Falcon unit. Then we are not doing anything different w.r.t to testInstanceOperations in Falcon unit right ?</text:p>
            <text:p/>
            <text:p>yes, the testcases are mostly the same.</text:p>
          </table:table-cell>
          <table:table-cell table:style-name="Default" office:value-type="string" calcext:value-type="string">
            <text:p>false</text:p>
          </table:table-cell>
          <table:table-cell office:value-type="string" calcext:value-type="string">
            <text:p>testRequirements</text:p>
          </table:table-cell>
          <table:table-cell/>
        </table:table-row>
        <table:table-row table:style-name="ro1">
          <table:table-cell office:value-type="float" office:value="32906" calcext:value-type="float">
            <text:p>32906</text:p>
          </table:table-cell>
          <table:table-cell office:value-type="string" calcext:value-type="string">
            <text:p>mesos</text:p>
          </table:table-cell>
          <table:table-cell office:value-type="string" calcext:value-type="string">
            <text:p>pbrett</text:p>
          </table:table-cell>
          <table:table-cell office:value-type="float" office:value="79206" calcext:value-type="float">
            <text:p>79206</text:p>
          </table:table-cell>
          <table:table-cell table:number-columns-repeated="3"/>
          <table:table-cell office:value-type="string" calcext:value-type="string">
            <text:p>Review.body_top</text:p>
          </table:table-cell>
          <table:table-cell office:value-type="string" calcext:value-type="string">
            <text:p>idownes</text:p>
          </table:table-cell>
          <table:table-cell office:value-type="string" calcext:value-type="string">
            <text:p>2015-04-07T17:24:52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9601" calcext:value-type="float">
            <text:p>69601</text:p>
          </table:table-cell>
          <table:table-cell office:value-type="string" calcext:value-type="string">
            <text:p>mesos</text:p>
          </table:table-cell>
          <table:table-cell office:value-type="string" calcext:value-type="string">
            <text:p>mzhu</text:p>
          </table:table-cell>
          <table:table-cell office:value-type="float" office:value="211695" calcext:value-type="float">
            <text:p>211695</text:p>
          </table:table-cell>
          <table:table-cell office:value-type="float" office:value="297197" calcext:value-type="float">
            <text:p>297197</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9-01-04T22:15:54Z</text:p>
          </table:table-cell>
          <table:table-cell office:value-type="string" calcext:value-type="string">
            <text:p>newline above this?</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21">
          <table:table-cell office:value-type="float" office:value="36374" calcext:value-type="float">
            <text:p>36374</text:p>
          </table:table-cell>
          <table:table-cell office:value-type="string" calcext:value-type="string">
            <text:p>ambari</text:p>
          </table:table-cell>
          <table:table-cell office:value-type="string" calcext:value-type="string">
            <text:p>ncaspi</text:p>
          </table:table-cell>
          <table:table-cell office:value-type="float" office:value="91270" calcext:value-type="float">
            <text:p>91270</text:p>
          </table:table-cell>
          <table:table-cell office:value-type="float" office:value="144563" calcext:value-type="float">
            <text:p>144563</text:p>
          </table:table-cell>
          <table:table-cell table:number-columns-repeated="2"/>
          <table:table-cell office:value-type="string" calcext:value-type="string">
            <text:p>DiffComment</text:p>
          </table:table-cell>
          <table:table-cell office:value-type="string" calcext:value-type="string">
            <text:p>smohanty</text:p>
          </table:table-cell>
          <table:table-cell office:value-type="string" calcext:value-type="string">
            <text:p>2015-07-10T05:55:08Z</text:p>
          </table:table-cell>
          <table:table-cell office:value-type="string" calcext:value-type="string">
            <text:p>Is this OK for any underlying DB types?</text:p>
            <text:p/>
            <text:p>Agree with Sumit, this needs to be tested on Postgres, Oracle, MySQL, and if possible MsSQL.</text:p>
            <text:p/>
            <text:p>By default it will set the default number which is defined by the library. http://www.mchange.com/projects/c3p0/#acquireRetryAttempts</text:p>
            <text:p/>
            <text:p>This is just about making the connection pooling library (c3po) settings configurable thru Ambari properties. There should be zero changes in behavior otherwise.</text:p>
            <text:p/>
            <text:p>Got it, thanks</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
          <table:table-cell office:value-type="float" office:value="24092" calcext:value-type="float">
            <text:p>24092</text:p>
          </table:table-cell>
          <table:table-cell office:value-type="string" calcext:value-type="string">
            <text:p>samza</text:p>
          </table:table-cell>
          <table:table-cell office:value-type="string" calcext:value-type="string">
            <text:p>criccomini</text:p>
          </table:table-cell>
          <table:table-cell office:value-type="float" office:value="49106" calcext:value-type="float">
            <text:p>49106</text:p>
          </table:table-cell>
          <table:table-cell office:value-type="float" office:value="85943" calcext:value-type="float">
            <text:p>85943</text:p>
          </table:table-cell>
          <table:table-cell table:number-columns-repeated="2"/>
          <table:table-cell office:value-type="string" calcext:value-type="string">
            <text:p>DiffComment</text:p>
          </table:table-cell>
          <table:table-cell office:value-type="string" calcext:value-type="string">
            <text:p>closeuris</text:p>
          </table:table-cell>
          <table:table-cell office:value-type="string" calcext:value-type="string">
            <text:p>2014-07-30T15:24:37Z</text:p>
          </table:table-cell>
          <table:table-cell office:value-type="string" calcext:value-type="string">
            <text:p>missed this one.</text:p>
          </table:table-cell>
          <table:table-cell table:style-name="Default" office:value-type="string" calcext:value-type="string">
            <text:p>false</text:p>
          </table:table-cell>
          <table:table-cell table:number-columns-repeated="2"/>
        </table:table-row>
        <table:table-row table:style-name="ro2">
          <table:table-cell office:value-type="float" office:value="44834" calcext:value-type="float">
            <text:p>44834</text:p>
          </table:table-cell>
          <table:table-cell office:value-type="string" calcext:value-type="string">
            <text:p>mesos</text:p>
          </table:table-cell>
          <table:table-cell office:value-type="string" calcext:value-type="string">
            <text:p>neilc</text:p>
          </table:table-cell>
          <table:table-cell office:value-type="float" office:value="123781" calcext:value-type="float">
            <text:p>123781</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3-15T22:57:15Z</text:p>
          </table:table-cell>
          <table:table-cell office:value-type="string" calcext:value-type="string">
            <text:p>Patch looks great!</text:p>
            <text:p/>
            <text:p>Reviews applied: [44834]</text:p>
            <text:p/>
            <text:p>Passed command: export OS='ubuntu:14.04' CONFIGURATION='--verbose' COMPILER='gcc' ENVIRONMENT='GLOG_v=1 MESOS_VERBOSE=1'; ./support/docker_build.sh</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2">
          <table:table-cell office:value-type="float" office:value="66336" calcext:value-type="float">
            <text:p>66336</text:p>
          </table:table-cell>
          <table:table-cell office:value-type="string" calcext:value-type="string">
            <text:p>sentry</text:p>
          </table:table-cell>
          <table:table-cell office:value-type="string" calcext:value-type="string">
            <text:p>kkalyan</text:p>
          </table:table-cell>
          <table:table-cell office:value-type="float" office:value="200140" calcext:value-type="float">
            <text:p>200140</text:p>
          </table:table-cell>
          <table:table-cell office:value-type="float" office:value="280795" calcext:value-type="float">
            <text:p>280795</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8-03-29T17:25:20Z</text:p>
          </table:table-cell>
          <table:table-cell office:value-type="string" calcext:value-type="string">
            <text:p>What's wrong with the original message?</text:p>
            <text:p/>
            <text:p>you are right, I should not be taking about HMS threads here. I get it. I will update the logs.</text:p>
            <text:p/>
            <text:p>valueevent is wokeup when the value is than or equal to e.getValue(). Current doesn't say that.</text:p>
          </table:table-cell>
          <table:table-cell table:style-name="Default" office:value-type="string" calcext:value-type="string">
            <text:p>false</text:p>
          </table:table-cell>
          <table:table-cell office:value-type="string" calcext:value-type="string">
            <text:p>logMessage</text:p>
          </table:table-cell>
          <table:table-cell/>
        </table:table-row>
        <table:table-row table:style-name="ro22">
          <table:table-cell office:value-type="float" office:value="66644" calcext:value-type="float">
            <text:p>66644</text:p>
          </table:table-cell>
          <table:table-cell office:value-type="string" calcext:value-type="string">
            <text:p>mesos</text:p>
          </table:table-cell>
          <table:table-cell office:value-type="string" calcext:value-type="string">
            <text:p>megha.sharma</text:p>
          </table:table-cell>
          <table:table-cell office:value-type="float" office:value="201963" calcext:value-type="float">
            <text:p>201963</text:p>
          </table:table-cell>
          <table:table-cell office:value-type="float" office:value="283569" calcext:value-type="float">
            <text:p>283569</text:p>
          </table:table-cell>
          <table:table-cell table:number-columns-repeated="2"/>
          <table:table-cell office:value-type="string" calcext:value-type="string">
            <text:p>DiffComment</text:p>
          </table:table-cell>
          <table:table-cell office:value-type="string" calcext:value-type="string">
            <text:p>xujyan</text:p>
          </table:table-cell>
          <table:table-cell office:value-type="string" calcext:value-type="string">
            <text:p>2018-04-26T04:59:27Z</text:p>
          </table:table-cell>
          <table:table-cell office:value-type="string" calcext:value-type="string">
            <text:p>1. s/reregisteration/reregistration/</text:p>
            <text:p/>
            <text:p>Here and elsewhere in the patch?</text:p>
            <text:p/>
            <text:p>2. "reported by the agent during reregisteration" in this case these tasks are actually not the ones "reported by the agent during reregisteration" but rather the ones the master tracks from the time the agent became unreachable right?</text:p>
            <text:p/>
            <text:p>I think we can just simply say</text:p>
            <text:p/>
            <text:p>```</text:p>
            <text:p>All tasks from this agent are now reachable so clean them up from the master's unreachable task records.</text:p>
            <text:p>```</text:p>
            <text:p/>
            <text:p>I incoporated Gaston's suggestion but strictly speaking you are also cleaning them up from `slaves.unreachableTasks`. ;)</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62031" calcext:value-type="float">
            <text:p>62031</text:p>
          </table:table-cell>
          <table:table-cell office:value-type="string" calcext:value-type="string">
            <text:p>ambari</text:p>
          </table:table-cell>
          <table:table-cell office:value-type="string" calcext:value-type="string">
            <text:p>dgrinenko</text:p>
          </table:table-cell>
          <table:table-cell office:value-type="float" office:value="185490" calcext:value-type="float">
            <text:p>185490</text:p>
          </table:table-cell>
          <table:table-cell office:value-type="float" office:value="261784" calcext:value-type="float">
            <text:p>261784</text:p>
          </table:table-cell>
          <table:table-cell table:number-columns-repeated="2"/>
          <table:table-cell office:value-type="string" calcext:value-type="string">
            <text:p>DiffComment</text:p>
          </table:table-cell>
          <table:table-cell office:value-type="string" calcext:value-type="string">
            <text:p>ncole</text:p>
          </table:table-cell>
          <table:table-cell office:value-type="string" calcext:value-type="string">
            <text:p>2017-09-18T13:58:28Z</text:p>
          </table:table-cell>
          <table:table-cell office:value-type="string" calcext:value-type="string">
            <text:p>Configs should be doing boolean conversion for you?</text:p>
            <text:p/>
            <text:p>but they don't, should i change it to do that with changing all places of usage?</text:p>
            <text:p/>
            <text:p>i dont want really to rewrite that code, as would get double conversion from String -&gt; Boolean -&gt; String(As that value r directly injecting to hostLevelParamas) and to avoid that would need to rewrite python code as well. This patch is big enough already and not connected to that property much enough, so better to fix it by another separate patch.</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44946" calcext:value-type="float">
            <text:p>44946</text:p>
          </table:table-cell>
          <table:table-cell office:value-type="string" calcext:value-type="string">
            <text:p>mesos</text:p>
          </table:table-cell>
          <table:table-cell office:value-type="string" calcext:value-type="string">
            <text:p>jpeach</text:p>
          </table:table-cell>
          <table:table-cell office:value-type="float" office:value="124427" calcext:value-type="float">
            <text:p>124427</text:p>
          </table:table-cell>
          <table:table-cell office:value-type="float" office:value="186986" calcext:value-type="float">
            <text:p>186986</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6-03-21T00:30:03Z</text:p>
          </table:table-cell>
          <table:table-cell office:value-type="string" calcext:value-type="string">
            <text:p>A nits: can you move all helpers above public functions.</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5224" calcext:value-type="float">
            <text:p>65224</text:p>
          </table:table-cell>
          <table:table-cell office:value-type="string" calcext:value-type="string">
            <text:p>sentry</text:p>
          </table:table-cell>
          <table:table-cell office:value-type="string" calcext:value-type="string">
            <text:p>LinaAtAustin</text:p>
          </table:table-cell>
          <table:table-cell office:value-type="float" office:value="195830" calcext:value-type="float">
            <text:p>195830</text:p>
          </table:table-cell>
          <table:table-cell table:number-columns-repeated="3"/>
          <table:table-cell office:value-type="string" calcext:value-type="string">
            <text:p>Review.body_top</text:p>
          </table:table-cell>
          <table:table-cell office:value-type="string" calcext:value-type="string">
            <text:p>spena</text:p>
          </table:table-cell>
          <table:table-cell office:value-type="string" calcext:value-type="string">
            <text:p>2018-01-19T16:22:30Z</text:p>
          </table:table-cell>
          <table:table-cell office:value-type="string" calcext:value-type="string">
            <text:p>Thanks Lina, I see that javadoc is excluding thrift auto-generated classes now. Could you change the subject of this review to reflect the new change?</text:p>
          </table:table-cell>
          <table:table-cell table:style-name="Default" office:value-type="string" calcext:value-type="string">
            <text:p>false</text:p>
          </table:table-cell>
          <table:table-cell table:number-columns-repeated="2"/>
        </table:table-row>
        <table:table-row table:style-name="ro16">
          <table:table-cell office:value-type="float" office:value="40685" calcext:value-type="float">
            <text:p>40685</text:p>
          </table:table-cell>
          <table:table-cell office:value-type="string" calcext:value-type="string">
            <text:p>ambari</text:p>
          </table:table-cell>
          <table:table-cell office:value-type="string" calcext:value-type="string">
            <text:p>mithmatt</text:p>
          </table:table-cell>
          <table:table-cell office:value-type="float" office:value="109434" calcext:value-type="float">
            <text:p>109434</text:p>
          </table:table-cell>
          <table:table-cell office:value-type="float" office:value="168956" calcext:value-type="float">
            <text:p>168956</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5-12-09T01:06:16Z</text:p>
          </table:table-cell>
          <table:table-cell office:value-type="string" calcext:value-type="string">
            <text:p>No worries. The property for the nameservice is only present if HDFS HA is available.</text:p>
            <text:p>Just wanted to make sure this was tested if there's no Namenode HA.</text:p>
            <text:p/>
            <text:p>Yes. It was tested manually under non-namenode-HA scenario.</text:p>
            <text:p/>
            <text:p>As well as NameNode HA correct?</text:p>
            <text:p/>
            <text:p>Yes, tested on namenode HA as well.</text:p>
            <text:p/>
            <text:p>There is a scenario where HAWQ is already installed on a non-namenode-HA cluster, and then namenode-HA is enabled: this has not been tested, since HAWQ does not support namenode switching from non-HA to HA yet. Will ensure that this feature is supported when HAWQ supports this scenario.</text:p>
          </table:table-cell>
          <table:table-cell table:style-name="Default" office:value-type="string" calcext:value-type="string">
            <text:p>false</text:p>
          </table:table-cell>
          <table:table-cell office:value-type="string" calcext:value-type="string">
            <text:p>testRequirements</text:p>
          </table:table-cell>
          <table:table-cell/>
        </table:table-row>
        <table:table-row table:style-name="ro3">
          <table:table-cell office:value-type="float" office:value="14976" calcext:value-type="float">
            <text:p>14976</text:p>
          </table:table-cell>
          <table:table-cell office:value-type="string" calcext:value-type="string">
            <text:p>cloudstack-git</text:p>
          </table:table-cell>
          <table:table-cell office:value-type="string" calcext:value-type="string">
            <text:p>sahmed</text:p>
          </table:table-cell>
          <table:table-cell office:value-type="float" office:value="28176" calcext:value-type="float">
            <text:p>28176</text:p>
          </table:table-cell>
          <table:table-cell office:value-type="float" office:value="54830" calcext:value-type="float">
            <text:p>54830</text:p>
          </table:table-cell>
          <table:table-cell table:number-columns-repeated="2"/>
          <table:table-cell office:value-type="string" calcext:value-type="string">
            <text:p>DiffComment</text:p>
          </table:table-cell>
          <table:table-cell office:value-type="string" calcext:value-type="string">
            <text:p>murali.reddy</text:p>
          </table:table-cell>
          <table:table-cell office:value-type="string" calcext:value-type="string">
            <text:p>2013-11-05T17:43:04Z</text:p>
          </table:table-cell>
          <table:table-cell office:value-type="string" calcext:value-type="string">
            <text:p>can you please add new constructors which takes ssl cert and protocol. If we extend same constructor then its resulting unnecessary changes in internal lb, elastic lb code as well.</text:p>
            <text:p/>
            <text:p>I have added an new constructor and removed all reverted all the invocations in internal lb and elastic lb code. I am sorry but I am not aware of the difference between different LB types in cloudstack. Is there some place where I can find more info on this ?</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19">
          <table:table-cell office:value-type="float" office:value="43552" calcext:value-type="float">
            <text:p>43552</text:p>
          </table:table-cell>
          <table:table-cell office:value-type="string" calcext:value-type="string">
            <text:p>mesos</text:p>
          </table:table-cell>
          <table:table-cell office:value-type="string" calcext:value-type="string">
            <text:p>vinodkone</text:p>
          </table:table-cell>
          <table:table-cell office:value-type="float" office:value="119507" calcext:value-type="float">
            <text:p>119507</text:p>
          </table:table-cell>
          <table:table-cell office:value-type="float" office:value="180867" calcext:value-type="float">
            <text:p>180867</text:p>
          </table:table-cell>
          <table:table-cell table:number-columns-repeated="2"/>
          <table:table-cell office:value-type="string" calcext:value-type="string">
            <text:p>DiffComment</text:p>
          </table:table-cell>
          <table:table-cell office:value-type="string" calcext:value-type="string">
            <text:p>klueska</text:p>
          </table:table-cell>
          <table:table-cell office:value-type="string" calcext:value-type="string">
            <text:p>2016-02-22T04:52:42Z</text:p>
          </table:table-cell>
          <table:table-cell office:value-type="string" calcext:value-type="string">
            <text:p>As we close the review, we should also post a comment to reviewboard with the commit message we actually pushed to master.</text:p>
            <text:p/>
            <text:p>You can use the --description flag:</text:p>
            <text:p/>
            <text:p>https://www.reviewboard.org/docs/rbtools/dev/rbt/commands/close/</text:p>
            <text:p/>
            <text:p>I'll make a TODO for now as committers don't currently/always set the commit message on RB.</text:p>
            <text:p/>
            <text:p>I think we should add the option as a command line flag now, so that people who like to include the commit message when closing can still take advantage of this script.  If we later decide that *everyone* should always include the commit message, we can remove the flag and force it to be set.</text:p>
            <text:p/>
            <text:p>I am suggesting a TODO because it needs some non-trivial code change to get it to work. `get_reviews()` currently read log line by line.</text:p>
            <text:p/>
            <text:p>Also, note that people can still put a commit message in the description by directly going to RB after running this script. So I see this script as a strict improvement to the current workflow.</text:p>
            <text:p/>
            <text:p>OK.</text:p>
          </table:table-cell>
          <table:table-cell table:style-name="Default" office:value-type="string" calcext:value-type="string">
            <text:p>false</text:p>
          </table:table-cell>
          <table:table-cell office:value-type="string" calcext:value-type="string">
            <text:p>reviewProcess</text:p>
          </table:table-cell>
          <table:table-cell/>
        </table:table-row>
        <table:table-row table:style-name="ro1">
          <table:table-cell office:value-type="float" office:value="52630" calcext:value-type="float">
            <text:p>52630</text:p>
          </table:table-cell>
          <table:table-cell office:value-type="string" calcext:value-type="string">
            <text:p>ambari</text:p>
          </table:table-cell>
          <table:table-cell office:value-type="string" calcext:value-type="string">
            <text:p>bsari</text:p>
          </table:table-cell>
          <table:table-cell office:value-type="float" office:value="151788" calcext:value-type="float">
            <text:p>151788</text:p>
          </table:table-cell>
          <table:table-cell table:number-columns-repeated="3"/>
          <table:table-cell office:value-type="string" calcext:value-type="string">
            <text:p>Review.body_top</text:p>
          </table:table-cell>
          <table:table-cell office:value-type="string" calcext:value-type="string">
            <text:p>stoader</text:p>
          </table:table-cell>
          <table:table-cell office:value-type="string" calcext:value-type="string">
            <text:p>2016-10-07T13:31:02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64223" calcext:value-type="float">
            <text:p>64223</text:p>
          </table:table-cell>
          <table:table-cell office:value-type="string" calcext:value-type="string">
            <text:p>ambari</text:p>
          </table:table-cell>
          <table:table-cell office:value-type="string" calcext:value-type="string">
            <text:p>jhurley</text:p>
          </table:table-cell>
          <table:table-cell office:value-type="float" office:value="192357" calcext:value-type="float">
            <text:p>192357</text:p>
          </table:table-cell>
          <table:table-cell office:value-type="float" office:value="270460" calcext:value-type="float">
            <text:p>270460</text:p>
          </table:table-cell>
          <table:table-cell table:number-columns-repeated="2"/>
          <table:table-cell office:value-type="string" calcext:value-type="string">
            <text:p>DiffComment</text:p>
          </table:table-cell>
          <table:table-cell office:value-type="string" calcext:value-type="string">
            <text:p>dgrinenko</text:p>
          </table:table-cell>
          <table:table-cell office:value-type="string" calcext:value-type="string">
            <text:p>2017-11-30T20:35:29Z</text:p>
          </table:table-cell>
          <table:table-cell office:value-type="string" calcext:value-type="string">
            <text:p>can we remove this?</text:p>
            <text:p/>
            <text:p>done.</text:p>
          </table:table-cell>
          <table:table-cell table:style-name="Default" office:value-type="string" calcext:value-type="string">
            <text:p>false</text:p>
          </table:table-cell>
          <table:table-cell/>
          <table:table-cell office:value-type="string" calcext:value-type="string">
            <text:p>false</text:p>
          </table:table-cell>
        </table:table-row>
        <table:table-row table:style-name="ro1">
          <table:table-cell office:value-type="float" office:value="26431" calcext:value-type="float">
            <text:p>26431</text:p>
          </table:table-cell>
          <table:table-cell office:value-type="string" calcext:value-type="string">
            <text:p>aurora</text:p>
          </table:table-cell>
          <table:table-cell office:value-type="string" calcext:value-type="string">
            <text:p>maxim</text:p>
          </table:table-cell>
          <table:table-cell office:value-type="float" office:value="57177" calcext:value-type="float">
            <text:p>57177</text:p>
          </table:table-cell>
          <table:table-cell table:number-columns-repeated="3"/>
          <table:table-cell office:value-type="string" calcext:value-type="string">
            <text:p>Review.body_top</text:p>
          </table:table-cell>
          <table:table-cell office:value-type="string" calcext:value-type="string">
            <text:p>markcc</text:p>
          </table:table-cell>
          <table:table-cell office:value-type="string" calcext:value-type="string">
            <text:p>2014-10-17T17:57:2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48775" calcext:value-type="float">
            <text:p>48775</text:p>
          </table:table-cell>
          <table:table-cell office:value-type="string" calcext:value-type="string">
            <text:p>hbase-git</text:p>
          </table:table-cell>
          <table:table-cell office:value-type="string" calcext:value-type="string">
            <text:p>anastas</text:p>
          </table:table-cell>
          <table:table-cell office:value-type="float" office:value="143509" calcext:value-type="float">
            <text:p>143509</text:p>
          </table:table-cell>
          <table:table-cell office:value-type="float" office:value="209321" calcext:value-type="float">
            <text:p>209321</text:p>
          </table:table-cell>
          <table:table-cell table:number-columns-repeated="2"/>
          <table:table-cell office:value-type="string" calcext:value-type="string">
            <text:p>DiffComment</text:p>
          </table:table-cell>
          <table:table-cell office:value-type="string" calcext:value-type="string">
            <text:p>anoopsamjohn</text:p>
          </table:table-cell>
          <table:table-cell office:value-type="string" calcext:value-type="string">
            <text:p>2016-07-27T13:05:14Z</text:p>
          </table:table-cell>
          <table:table-cell office:value-type="string" calcext:value-type="string">
            <text:p>Make comparator in super class to be protected. Then u can use this.comparator here and no need to pass it as a param as Stack said above</text:p>
            <text:p/>
            <text:p>Are you changing it such that no need to pass the comparator to createSub  API?</text:p>
          </table:table-cell>
          <table:table-cell table:style-name="Default" office:value-type="string" calcext:value-type="string">
            <text:p>true</text:p>
          </table:table-cell>
          <table:table-cell office:value-type="string" calcext:value-type="string">
            <text:p>refactoring;encapsulation</text:p>
          </table:table-cell>
          <table:table-cell/>
        </table:table-row>
        <table:table-row table:style-name="ro1">
          <table:table-cell office:value-type="float" office:value="54377" calcext:value-type="float">
            <text:p>54377</text:p>
          </table:table-cell>
          <table:table-cell office:value-type="string" calcext:value-type="string">
            <text:p>ambari</text:p>
          </table:table-cell>
          <table:table-cell office:value-type="string" calcext:value-type="string">
            <text:p>adoroszlai</text:p>
          </table:table-cell>
          <table:table-cell office:value-type="float" office:value="158016" calcext:value-type="float">
            <text:p>158016</text:p>
          </table:table-cell>
          <table:table-cell table:number-columns-repeated="3"/>
          <table:table-cell office:value-type="string" calcext:value-type="string">
            <text:p>Review.body_top</text:p>
          </table:table-cell>
          <table:table-cell office:value-type="string" calcext:value-type="string">
            <text:p>ghugare</text:p>
          </table:table-cell>
          <table:table-cell office:value-type="string" calcext:value-type="string">
            <text:p>2016-12-05T17:32:56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3127" calcext:value-type="float">
            <text:p>43127</text:p>
          </table:table-cell>
          <table:table-cell office:value-type="string" calcext:value-type="string">
            <text:p>mesos</text:p>
          </table:table-cell>
          <table:table-cell office:value-type="string" calcext:value-type="string">
            <text:p>jojy</text:p>
          </table:table-cell>
          <table:table-cell office:value-type="float" office:value="118704" calcext:value-type="float">
            <text:p>118704</text:p>
          </table:table-cell>
          <table:table-cell office:value-type="float" office:value="180012" calcext:value-type="float">
            <text:p>180012</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6-02-11T01:13:55Z</text:p>
          </table:table-cell>
          <table:table-cell office:value-type="string" calcext:value-type="string">
            <text:p>Kill this as well.</text:p>
          </table:table-cell>
          <table:table-cell table:style-name="Default" office:value-type="string" calcext:value-type="string">
            <text:p>false</text:p>
          </table:table-cell>
          <table:table-cell office:value-type="string" calcext:value-type="string">
            <text:p>documentation</text:p>
          </table:table-cell>
          <table:table-cell office:value-type="string" calcext:value-type="string">
            <text:p>true</text:p>
          </table:table-cell>
        </table:table-row>
        <table:table-row table:style-name="ro5">
          <table:table-cell office:value-type="float" office:value="14180" calcext:value-type="float">
            <text:p>14180</text:p>
          </table:table-cell>
          <table:table-cell office:value-type="string" calcext:value-type="string">
            <text:p>hive</text:p>
          </table:table-cell>
          <table:table-cell office:value-type="string" calcext:value-type="string">
            <text:p>daijy</text:p>
          </table:table-cell>
          <table:table-cell office:value-type="float" office:value="26246" calcext:value-type="float">
            <text:p>26246</text:p>
          </table:table-cell>
          <table:table-cell office:value-type="float" office:value="51305" calcext:value-type="float">
            <text:p>51305</text:p>
          </table:table-cell>
          <table:table-cell table:number-columns-repeated="2"/>
          <table:table-cell office:value-type="string" calcext:value-type="string">
            <text:p>DiffComment</text:p>
          </table:table-cell>
          <table:table-cell office:value-type="string" calcext:value-type="string">
            <text:p>ekoifman</text:p>
          </table:table-cell>
          <table:table-cell office:value-type="string" calcext:value-type="string">
            <text:p>2013-09-20T20:41:12Z</text:p>
          </table:table-cell>
          <table:table-cell office:value-type="string" calcext:value-type="string">
            <text:p>why is this necessary?  </text:p>
            <text:p>There are 2 Watchers created in separate threads in this class.  Both use System.err to log error messages.  If one closes 'err' while the other gets an error right after - it will be a problem.  I think this writer.close() creates a race condition...</text:p>
            <text:p/>
            <text:p>I don't realize there are two watcher. I don't remember why I add that, probably because one issue I see. I am fine to remove it and keep a close eye on that for a while.</text:p>
          </table:table-cell>
          <table:table-cell table:style-name="Default" office:value-type="string" calcext:value-type="string">
            <text:p>true</text:p>
          </table:table-cell>
          <table:table-cell office:value-type="string" calcext:value-type="string">
            <text:p>bug;clarification</text:p>
          </table:table-cell>
          <table:table-cell/>
        </table:table-row>
        <table:table-row table:style-name="ro1">
          <table:table-cell office:value-type="float" office:value="59054" calcext:value-type="float">
            <text:p>59054</text:p>
          </table:table-cell>
          <table:table-cell office:value-type="string" calcext:value-type="string">
            <text:p>hive-git</text:p>
          </table:table-cell>
          <table:table-cell office:value-type="string" calcext:value-type="string">
            <text:p>stakiar</text:p>
          </table:table-cell>
          <table:table-cell office:value-type="float" office:value="174192" calcext:value-type="float">
            <text:p>174192</text:p>
          </table:table-cell>
          <table:table-cell table:number-columns-repeated="3"/>
          <table:table-cell office:value-type="string" calcext:value-type="string">
            <text:p>Review.body_top</text:p>
          </table:table-cell>
          <table:table-cell office:value-type="string" calcext:value-type="string">
            <text:p>ychena</text:p>
          </table:table-cell>
          <table:table-cell office:value-type="string" calcext:value-type="string">
            <text:p>2017-05-08T16:57:3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2">
          <table:table-cell office:value-type="float" office:value="67424" calcext:value-type="float">
            <text:p>67424</text:p>
          </table:table-cell>
          <table:table-cell office:value-type="string" calcext:value-type="string">
            <text:p>sqoop-trunk</text:p>
          </table:table-cell>
          <table:table-cell office:value-type="string" calcext:value-type="string">
            <text:p>ericlin</text:p>
          </table:table-cell>
          <table:table-cell office:value-type="float" office:value="206012" calcext:value-type="float">
            <text:p>206012</text:p>
          </table:table-cell>
          <table:table-cell table:number-columns-repeated="3"/>
          <table:table-cell office:value-type="string" calcext:value-type="string">
            <text:p>Review.body_top</text:p>
          </table:table-cell>
          <table:table-cell office:value-type="string" calcext:value-type="string">
            <text:p>vasas</text:p>
          </table:table-cell>
          <table:table-cell office:value-type="string" calcext:value-type="string">
            <text:p>2018-07-12T15:41:13Z</text:p>
          </table:table-cell>
          <table:table-cell office:value-type="string" calcext:value-type="string">
            <text:p>Hi Eric,</text:p>
            <text:p/>
            <text:p>Thank you for your patch, I have found a small thing only, please fix it and then we can go ahead and commit it.</text:p>
            <text:p/>
            <text:p>Szabolcs</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54990" calcext:value-type="float">
            <text:p>54990</text:p>
          </table:table-cell>
          <table:table-cell office:value-type="string" calcext:value-type="string">
            <text:p>aurora</text:p>
          </table:table-cell>
          <table:table-cell office:value-type="string" calcext:value-type="string">
            <text:p>mnurolahzade</text:p>
          </table:table-cell>
          <table:table-cell office:value-type="float" office:value="160003" calcext:value-type="float">
            <text:p>160003</text:p>
          </table:table-cell>
          <table:table-cell table:number-columns-repeated="3"/>
          <table:table-cell office:value-type="string" calcext:value-type="string">
            <text:p>Review.body_top</text:p>
          </table:table-cell>
          <table:table-cell office:value-type="string" calcext:value-type="string">
            <text:p>zmanji</text:p>
          </table:table-cell>
          <table:table-cell office:value-type="string" calcext:value-type="string">
            <text:p>2016-12-22T19:49:24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7">
          <table:table-cell office:value-type="float" office:value="7353" calcext:value-type="float">
            <text:p>7353</text:p>
          </table:table-cell>
          <table:table-cell office:value-type="string" calcext:value-type="string">
            <text:p>wave</text:p>
          </table:table-cell>
          <table:table-cell office:value-type="string" calcext:value-type="string">
            <text:p>rocklund</text:p>
          </table:table-cell>
          <table:table-cell office:value-type="float" office:value="12654" calcext:value-type="float">
            <text:p>12654</text:p>
          </table:table-cell>
          <table:table-cell office:value-type="float" office:value="26989" calcext:value-type="float">
            <text:p>26989</text:p>
          </table:table-cell>
          <table:table-cell table:number-columns-repeated="2"/>
          <table:table-cell office:value-type="string" calcext:value-type="string">
            <text:p>DiffComment</text:p>
          </table:table-cell>
          <table:table-cell office:value-type="string" calcext:value-type="string">
            <text:p>padsterpat</text:p>
          </table:table-cell>
          <table:table-cell office:value-type="string" calcext:value-type="string">
            <text:p>2012-10-22T14:17:33Z</text:p>
          </table:table-cell>
          <table:table-cell office:value-type="string" calcext:value-type="string">
            <text:p>Long HTML insertions like this are often troublesome in terms of XSS attacks and general readability.</text:p>
            <text:p>My recommendation would be to have something like openButton() and closeButton() which take the css, type, title etc, like the other open/close methods.</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2597" calcext:value-type="float">
            <text:p>32597</text:p>
          </table:table-cell>
          <table:table-cell office:value-type="string" calcext:value-type="string">
            <text:p>aurora</text:p>
          </table:table-cell>
          <table:table-cell office:value-type="string" calcext:value-type="string">
            <text:p>maxim</text:p>
          </table:table-cell>
          <table:table-cell office:value-type="float" office:value="78947" calcext:value-type="float">
            <text:p>78947</text:p>
          </table:table-cell>
          <table:table-cell table:number-columns-repeated="3"/>
          <table:table-cell office:value-type="string" calcext:value-type="string">
            <text:p>Review.body_top</text:p>
          </table:table-cell>
          <table:table-cell office:value-type="string" calcext:value-type="string">
            <text:p>zmanji</text:p>
          </table:table-cell>
          <table:table-cell office:value-type="string" calcext:value-type="string">
            <text:p>2015-04-06T17:52:04Z</text:p>
          </table:table-cell>
          <table:table-cell office:value-type="string" calcext:value-type="string">
            <text:p>Inverting the loop is a great idea.</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62042" calcext:value-type="float">
            <text:p>62042</text:p>
          </table:table-cell>
          <table:table-cell office:value-type="string" calcext:value-type="string">
            <text:p>mesos</text:p>
          </table:table-cell>
          <table:table-cell office:value-type="string" calcext:value-type="string">
            <text:p>gaston</text:p>
          </table:table-cell>
          <table:table-cell office:value-type="float" office:value="184400" calcext:value-type="float">
            <text:p>184400</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7-09-01T22:39:27Z</text:p>
          </table:table-cell>
          <table:table-cell office:value-type="string" calcext:value-type="string">
            <text:p>Patch looks great!</text:p>
            <text:p/>
            <text:p>Reviews applied: [61920, 61921, 61982, 62042]</text:p>
            <text:p/>
            <text:p>Passed command: export OS='ubuntu:14.04' BUILDTOOL='autotools' COMPILER='gcc' CONFIGURATION='--verbose' ENVIRONMENT='GLOG_v=1 MESOS_VERBOSE=1'; ./support/docker-build.sh</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7">
          <table:table-cell office:value-type="float" office:value="18887" calcext:value-type="float">
            <text:p>18887</text:p>
          </table:table-cell>
          <table:table-cell office:value-type="string" calcext:value-type="string">
            <text:p>hive-git</text:p>
          </table:table-cell>
          <table:table-cell office:value-type="string" calcext:value-type="string">
            <text:p>Prasanth_J</text:p>
          </table:table-cell>
          <table:table-cell office:value-type="float" office:value="36861" calcext:value-type="float">
            <text:p>36861</text:p>
          </table:table-cell>
          <table:table-cell office:value-type="float" office:value="68058" calcext:value-type="float">
            <text:p>68058</text:p>
          </table:table-cell>
          <table:table-cell table:number-columns-repeated="2"/>
          <table:table-cell office:value-type="string" calcext:value-type="string">
            <text:p>DiffComment</text:p>
          </table:table-cell>
          <table:table-cell office:value-type="string" calcext:value-type="string">
            <text:p>Prasanth_J</text:p>
          </table:table-cell>
          <table:table-cell office:value-type="string" calcext:value-type="string">
            <text:p>2014-03-12T02:52:26Z</text:p>
          </table:table-cell>
          <table:table-cell office:value-type="string" calcext:value-type="string">
            <text:p>Earlier only RCFiles supported partialScan stats. For other formats it throws exception.</text:p>
            <text:p>Since there was no case for DYNAMIC_PARTITION earlier after my changes it threw NPE for dynamic partition. So had to add case for DP.</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3">
          <table:table-cell office:value-type="float" office:value="7924" calcext:value-type="float">
            <text:p>7924</text:p>
          </table:table-cell>
          <table:table-cell office:value-type="string" calcext:value-type="string">
            <text:p>giraph-git</text:p>
          </table:table-cell>
          <table:table-cell office:value-type="string" calcext:value-type="string">
            <text:p>nitay</text:p>
          </table:table-cell>
          <table:table-cell office:value-type="float" office:value="13206" calcext:value-type="float">
            <text:p>13206</text:p>
          </table:table-cell>
          <table:table-cell table:number-columns-repeated="3"/>
          <table:table-cell office:value-type="string" calcext:value-type="string">
            <text:p>Review.body_top</text:p>
          </table:table-cell>
          <table:table-cell office:value-type="string" calcext:value-type="string">
            <text:p>aching</text:p>
          </table:table-cell>
          <table:table-cell office:value-type="string" calcext:value-type="string">
            <text:p>2012-11-07T08:03:21Z</text:p>
          </table:table-cell>
          <table:table-cell office:value-type="string" calcext:value-type="string">
            <text:p>So is the plan to periodically update this jar then?</text:p>
            <text:p/>
            <text:p>Yeah I figure it's better we do it and have known stable builds rather than users grabbing the code and everyone using different versions.</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1517" calcext:value-type="float">
            <text:p>51517</text:p>
          </table:table-cell>
          <table:table-cell office:value-type="string" calcext:value-type="string">
            <text:p>mesos</text:p>
          </table:table-cell>
          <table:table-cell office:value-type="string" calcext:value-type="string">
            <text:p>anisinha</text:p>
          </table:table-cell>
          <table:table-cell office:value-type="float" office:value="148965" calcext:value-type="float">
            <text:p>148965</text:p>
          </table:table-cell>
          <table:table-cell office:value-type="float" office:value="216496" calcext:value-type="float">
            <text:p>216496</text:p>
          </table:table-cell>
          <table:table-cell table:number-columns-repeated="2"/>
          <table:table-cell office:value-type="string" calcext:value-type="string">
            <text:p>DiffComment</text:p>
          </table:table-cell>
          <table:table-cell office:value-type="string" calcext:value-type="string">
            <text:p>xujyan</text:p>
          </table:table-cell>
          <table:table-cell office:value-type="string" calcext:value-type="string">
            <text:p>2016-09-14T20:51:45Z</text:p>
          </table:table-cell>
          <table:table-cell office:value-type="string" calcext:value-type="string">
            <text:p>Ditto.</text:p>
          </table:table-cell>
          <table:table-cell table:style-name="Default" office:value-type="string" calcext:value-type="string">
            <text:p>false</text:p>
          </table:table-cell>
          <table:table-cell office:value-type="string" calcext:value-type="string">
            <text:p>previousComment</text:p>
          </table:table-cell>
          <table:table-cell/>
        </table:table-row>
        <table:table-row table:style-name="ro1">
          <table:table-cell office:value-type="float" office:value="49849" calcext:value-type="float">
            <text:p>49849</text:p>
          </table:table-cell>
          <table:table-cell office:value-type="string" calcext:value-type="string">
            <text:p>mesos</text:p>
          </table:table-cell>
          <table:table-cell office:value-type="string" calcext:value-type="string">
            <text:p>haosdent</text:p>
          </table:table-cell>
          <table:table-cell office:value-type="float" office:value="143334" calcext:value-type="float">
            <text:p>143334</text:p>
          </table:table-cell>
          <table:table-cell office:value-type="float" office:value="209151" calcext:value-type="float">
            <text:p>209151</text:p>
          </table:table-cell>
          <table:table-cell table:number-columns-repeated="2"/>
          <table:table-cell office:value-type="string" calcext:value-type="string">
            <text:p>DiffComment</text:p>
          </table:table-cell>
          <table:table-cell office:value-type="string" calcext:value-type="string">
            <text:p>qianzhang</text:p>
          </table:table-cell>
          <table:table-cell office:value-type="string" calcext:value-type="string">
            <text:p>2016-07-25T14:29:04Z</text:p>
          </table:table-cell>
          <table:table-cell office:value-type="string" calcext:value-type="string">
            <text:p>s/check and prepare/checks and prepares/</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3294" calcext:value-type="float">
            <text:p>3294</text:p>
          </table:table-cell>
          <table:table-cell office:value-type="string" calcext:value-type="string">
            <text:p>wave</text:p>
          </table:table-cell>
          <table:table-cell office:value-type="string" calcext:value-type="string">
            <text:p>alown</text:p>
          </table:table-cell>
          <table:table-cell office:value-type="float" office:value="4160" calcext:value-type="float">
            <text:p>4160</text:p>
          </table:table-cell>
          <table:table-cell office:value-type="float" office:value="9391" calcext:value-type="float">
            <text:p>9391</text:p>
          </table:table-cell>
          <table:table-cell table:number-columns-repeated="2"/>
          <table:table-cell office:value-type="string" calcext:value-type="string">
            <text:p>DiffComment</text:p>
          </table:table-cell>
          <table:table-cell office:value-type="string" calcext:value-type="string">
            <text:p>yurize</text:p>
          </table:table-cell>
          <table:table-cell office:value-type="string" calcext:value-type="string">
            <text:p>2011-12-31T07:40:35Z</text:p>
          </table:table-cell>
          <table:table-cell office:value-type="string" calcext:value-type="string">
            <text:p>The variable is not used.</text:p>
          </table:table-cell>
          <table:table-cell table:style-name="Default" office:value-type="string" calcext:value-type="string">
            <text:p>true</text:p>
          </table:table-cell>
          <table:table-cell office:value-type="string" calcext:value-type="string">
            <text:p>deadCode</text:p>
          </table:table-cell>
          <table:table-cell/>
        </table:table-row>
        <table:table-row table:style-name="ro1">
          <table:table-cell office:value-type="float" office:value="10712" calcext:value-type="float">
            <text:p>10712</text:p>
          </table:table-cell>
          <table:table-cell office:value-type="string" calcext:value-type="string">
            <text:p>hive-git</text:p>
          </table:table-cell>
          <table:table-cell office:value-type="string" calcext:value-type="string">
            <text:p>sarvesh.sn</text:p>
          </table:table-cell>
          <table:table-cell office:value-type="float" office:value="19568" calcext:value-type="float">
            <text:p>19568</text:p>
          </table:table-cell>
          <table:table-cell office:value-type="float" office:value="40486" calcext:value-type="float">
            <text:p>40486</text:p>
          </table:table-cell>
          <table:table-cell table:number-columns-repeated="2"/>
          <table:table-cell office:value-type="string" calcext:value-type="string">
            <text:p>DiffComment</text:p>
          </table:table-cell>
          <table:table-cell office:value-type="string" calcext:value-type="string">
            <text:p>hanson5b</text:p>
          </table:table-cell>
          <table:table-cell office:value-type="string" calcext:value-type="string">
            <text:p>2013-04-24T21:49:23Z</text:p>
          </table:table-cell>
          <table:table-cell office:value-type="string" calcext:value-type="string">
            <text:p>I'd said that NULL string entries should be set to the empty string in the vector. I'm not sure if any code depends on that though. So this is probably okay to not set null entries.</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1874" calcext:value-type="float">
            <text:p>61874</text:p>
          </table:table-cell>
          <table:table-cell office:value-type="string" calcext:value-type="string">
            <text:p>mesos</text:p>
          </table:table-cell>
          <table:table-cell office:value-type="string" calcext:value-type="string">
            <text:p>asridharan</text:p>
          </table:table-cell>
          <table:table-cell office:value-type="float" office:value="183724" calcext:value-type="float">
            <text:p>183724</text:p>
          </table:table-cell>
          <table:table-cell office:value-type="float" office:value="259777" calcext:value-type="float">
            <text:p>259777</text:p>
          </table:table-cell>
          <table:table-cell table:number-columns-repeated="2"/>
          <table:table-cell office:value-type="string" calcext:value-type="string">
            <text:p>DiffComment</text:p>
          </table:table-cell>
          <table:table-cell office:value-type="string" calcext:value-type="string">
            <text:p>qianzhang</text:p>
          </table:table-cell>
          <table:table-cell office:value-type="string" calcext:value-type="string">
            <text:p>2017-08-25T06:56:27Z</text:p>
          </table:table-cell>
          <table:table-cell office:value-type="string" calcext:value-type="string">
            <text:p>Better to change to `Unable to delete the docker IPv6 network `.</text:p>
          </table:table-cell>
          <table:table-cell table:style-name="Default" office:value-type="string" calcext:value-type="string">
            <text:p>false</text:p>
          </table:table-cell>
          <table:table-cell office:value-type="string" calcext:value-type="string">
            <text:p>logMessage</text:p>
          </table:table-cell>
          <table:table-cell/>
        </table:table-row>
        <table:table-row table:style-name="ro1">
          <table:table-cell office:value-type="float" office:value="49598" calcext:value-type="float">
            <text:p>49598</text:p>
          </table:table-cell>
          <table:table-cell office:value-type="string" calcext:value-type="string">
            <text:p>mesos</text:p>
          </table:table-cell>
          <table:table-cell office:value-type="string" calcext:value-type="string">
            <text:p>klueska</text:p>
          </table:table-cell>
          <table:table-cell office:value-type="float" office:value="141073" calcext:value-type="float">
            <text:p>141073</text:p>
          </table:table-cell>
          <table:table-cell office:value-type="float" office:value="206461" calcext:value-type="float">
            <text:p>206461</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6-07-07T00:12:35Z</text:p>
          </table:table-cell>
          <table:table-cell office:value-type="string" calcext:value-type="string">
            <text:p>Shouldn't this be an INTERNET test? (Do you also need CURL?)</text:p>
          </table:table-cell>
          <table:table-cell table:style-name="Default" office:value-type="string" calcext:value-type="string">
            <text:p>true</text:p>
          </table:table-cell>
          <table:table-cell office:value-type="string" calcext:value-type="string">
            <text:p>bug;testDesign</text:p>
          </table:table-cell>
          <table:table-cell office:value-type="string" calcext:value-type="string">
            <text:p>true</text:p>
          </table:table-cell>
        </table:table-row>
        <table:table-row table:style-name="ro18">
          <table:table-cell office:value-type="float" office:value="60021" calcext:value-type="float">
            <text:p>60021</text:p>
          </table:table-cell>
          <table:table-cell office:value-type="string" calcext:value-type="string">
            <text:p>mesos</text:p>
          </table:table-cell>
          <table:table-cell office:value-type="string" calcext:value-type="string">
            <text:p>mcypark</text:p>
          </table:table-cell>
          <table:table-cell office:value-type="float" office:value="177851" calcext:value-type="float">
            <text:p>177851</text:p>
          </table:table-cell>
          <table:table-cell office:value-type="float" office:value="251564" calcext:value-type="float">
            <text:p>251564</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7-06-19T18:08:03Z</text:p>
          </table:table-cell>
          <table:table-cell office:value-type="string" calcext:value-type="string">
            <text:p>Do you want to re-write this note to reflect that we only allow the operator to push one reservation at a time?</text:p>
            <text:p/>
            <text:p>Also, not yours, but reading this code I'm left confused as to why we need to pass the popped resources of the operation and the operation into the continuation. I think the following would clear both of these up?</text:p>
            <text:p/>
            <text:p>```</text:p>
            <text:p>// We only allow pushing a single reservation at a time, so</text:p>
            <text:p>// we require the resources with one reservation "popped" to</text:p>
            <text:p>// be present on the agent.</text:p>
            <text:p>Resources required = resources.popReservation();</text:p>
            <text:p/>
            <text:p>return _operation(slaveId, required, operation);</text:p>
            <text:p>```</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36593" calcext:value-type="float">
            <text:p>36593</text:p>
          </table:table-cell>
          <table:table-cell office:value-type="string" calcext:value-type="string">
            <text:p>kafka</text:p>
          </table:table-cell>
          <table:table-cell office:value-type="string" calcext:value-type="string">
            <text:p>singhashish</text:p>
          </table:table-cell>
          <table:table-cell office:value-type="float" office:value="92178" calcext:value-type="float">
            <text:p>92178</text:p>
          </table:table-cell>
          <table:table-cell table:number-columns-repeated="3"/>
          <table:table-cell office:value-type="string" calcext:value-type="string">
            <text:p>Review.body_top</text:p>
          </table:table-cell>
          <table:table-cell office:value-type="string" calcext:value-type="string">
            <text:p>becket_qin</text:p>
          </table:table-cell>
          <table:table-cell office:value-type="string" calcext:value-type="string">
            <text:p>2015-07-18T18:04:39Z</text:p>
          </table:table-cell>
          <table:table-cell office:value-type="string" calcext:value-type="string">
            <text:p>LGTM. Thanks.</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16821" calcext:value-type="float">
            <text:p>16821</text:p>
          </table:table-cell>
          <table:table-cell office:value-type="string" calcext:value-type="string">
            <text:p>sqoop-sqoop2</text:p>
          </table:table-cell>
          <table:table-cell office:value-type="string" calcext:value-type="string">
            <text:p>jarcec</text:p>
          </table:table-cell>
          <table:table-cell office:value-type="float" office:value="31624" calcext:value-type="float">
            <text:p>31624</text:p>
          </table:table-cell>
          <table:table-cell office:value-type="float" office:value="60269" calcext:value-type="float">
            <text:p>60269</text:p>
          </table:table-cell>
          <table:table-cell table:number-columns-repeated="2"/>
          <table:table-cell office:value-type="string" calcext:value-type="string">
            <text:p>DiffComment</text:p>
          </table:table-cell>
          <table:table-cell office:value-type="string" calcext:value-type="string">
            <text:p>abe</text:p>
          </table:table-cell>
          <table:table-cell office:value-type="string" calcext:value-type="string">
            <text:p>2014-01-14T05:42:14Z</text:p>
          </table:table-cell>
          <table:table-cell office:value-type="string" calcext:value-type="string">
            <text:p>Looks like you're resolving the symbolic link? This doesn't do any loop detection I think. Maybe use readlink -f (limited to linux flavors)?</text:p>
            <text:p/>
            <text:p>Sadly the "readlink -f" is a linux only command that do not work on other platforms. We actually had this call in earlier versions, but had to remove it as it wasn't even working on Mac OS X. I believe that this particular while statement had been provided by the BigTop folks as a replacement for the missing "readlink -f".</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7141" calcext:value-type="float">
            <text:p>67141</text:p>
          </table:table-cell>
          <table:table-cell office:value-type="string" calcext:value-type="string">
            <text:p>aurora</text:p>
          </table:table-cell>
          <table:table-cell office:value-type="string" calcext:value-type="string">
            <text:p>sshanmugham</text:p>
          </table:table-cell>
          <table:table-cell office:value-type="float" office:value="203528" calcext:value-type="float">
            <text:p>203528</text:p>
          </table:table-cell>
          <table:table-cell table:number-columns-repeated="3"/>
          <table:table-cell office:value-type="string" calcext:value-type="string">
            <text:p>Review.body_top</text:p>
          </table:table-cell>
          <table:table-cell office:value-type="string" calcext:value-type="string">
            <text:p>StephanErb</text:p>
          </table:table-cell>
          <table:table-cell office:value-type="string" calcext:value-type="string">
            <text:p>2018-05-21T22:02:5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33608" calcext:value-type="float">
            <text:p>33608</text:p>
          </table:table-cell>
          <table:table-cell office:value-type="string" calcext:value-type="string">
            <text:p>aurora</text:p>
          </table:table-cell>
          <table:table-cell office:value-type="string" calcext:value-type="string">
            <text:p>bmahler</text:p>
          </table:table-cell>
          <table:table-cell office:value-type="float" office:value="81856" calcext:value-type="float">
            <text:p>81856</text:p>
          </table:table-cell>
          <table:table-cell office:value-type="float" office:value="132382" calcext:value-type="float">
            <text:p>132382</text:p>
          </table:table-cell>
          <table:table-cell table:number-columns-repeated="2"/>
          <table:table-cell office:value-type="string" calcext:value-type="string">
            <text:p>DiffComment</text:p>
          </table:table-cell>
          <table:table-cell office:value-type="string" calcext:value-type="string">
            <text:p>maxim</text:p>
          </table:table-cell>
          <table:table-cell office:value-type="string" calcext:value-type="string">
            <text:p>2015-04-28T20:34:58Z</text:p>
          </table:table-cell>
          <table:table-cell office:value-type="string" calcext:value-type="string">
            <text:p>This needs to be a "non-guessable" value. You can use something like `System.currentTimeMillis() % 5 == 0` instead. More here: http://hg.openjdk.java.net/code-tools/jmh/file/549b2aaf63ca/jmh-samples/src/main/java/org/openjdk/jmh/samples/JMHSample_09_Blackholes.java</text:p>
            <text:p/>
            <text:p>Updated per your suggestion.</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59861" calcext:value-type="float">
            <text:p>59861</text:p>
          </table:table-cell>
          <table:table-cell office:value-type="string" calcext:value-type="string">
            <text:p>mesos</text:p>
          </table:table-cell>
          <table:table-cell office:value-type="string" calcext:value-type="string">
            <text:p>mcypark</text:p>
          </table:table-cell>
          <table:table-cell office:value-type="float" office:value="178133" calcext:value-type="float">
            <text:p>178133</text:p>
          </table:table-cell>
          <table:table-cell office:value-type="float" office:value="251968" calcext:value-type="float">
            <text:p>251968</text:p>
          </table:table-cell>
          <table:table-cell table:number-columns-repeated="2"/>
          <table:table-cell office:value-type="string" calcext:value-type="string">
            <text:p>DiffComment</text:p>
          </table:table-cell>
          <table:table-cell office:value-type="string" calcext:value-type="string">
            <text:p>neilc</text:p>
          </table:table-cell>
          <table:table-cell office:value-type="string" calcext:value-type="string">
            <text:p>2017-06-16T23:36:08Z</text:p>
          </table:table-cell>
          <table:table-cell office:value-type="string" calcext:value-type="string">
            <text:p>"The framework can create refined reservations."</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69473" calcext:value-type="float">
            <text:p>69473</text:p>
          </table:table-cell>
          <table:table-cell office:value-type="string" calcext:value-type="string">
            <text:p>mesos</text:p>
          </table:table-cell>
          <table:table-cell office:value-type="string" calcext:value-type="string">
            <text:p>kaysoky</text:p>
          </table:table-cell>
          <table:table-cell office:value-type="float" office:value="210941" calcext:value-type="float">
            <text:p>210941</text:p>
          </table:table-cell>
          <table:table-cell office:value-type="float" office:value="295771" calcext:value-type="float">
            <text:p>295771</text:p>
          </table:table-cell>
          <table:table-cell table:number-columns-repeated="2"/>
          <table:table-cell office:value-type="string" calcext:value-type="string">
            <text:p>DiffComment</text:p>
          </table:table-cell>
          <table:table-cell office:value-type="string" calcext:value-type="string">
            <text:p>kaysoky</text:p>
          </table:table-cell>
          <table:table-cell office:value-type="string" calcext:value-type="string">
            <text:p>2018-11-29T00:01:28Z</text:p>
          </table:table-cell>
          <table:table-cell office:value-type="string" calcext:value-type="string">
            <text:p>Note: Lacking this switch case will not cause crashes (`UNREACHABLE`) on older agents/executors because the new HEARTBEAT protobuf will be parsed as the `UNKNOWN` type.</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25773" calcext:value-type="float">
            <text:p>25773</text:p>
          </table:table-cell>
          <table:table-cell office:value-type="string" calcext:value-type="string">
            <text:p>cloudstack-git</text:p>
          </table:table-cell>
          <table:table-cell office:value-type="string" calcext:value-type="string">
            <text:p>prashantkm</text:p>
          </table:table-cell>
          <table:table-cell office:value-type="float" office:value="54120" calcext:value-type="float">
            <text:p>54120</text:p>
          </table:table-cell>
          <table:table-cell table:number-columns-repeated="3"/>
          <table:table-cell office:value-type="string" calcext:value-type="string">
            <text:p>Review.body_top</text:p>
          </table:table-cell>
          <table:table-cell office:value-type="string" calcext:value-type="string">
            <text:p>talluri</text:p>
          </table:table-cell>
          <table:table-cell office:value-type="string" calcext:value-type="string">
            <text:p>2014-09-22T11:04:10Z</text:p>
          </table:table-cell>
          <table:table-cell office:value-type="string" calcext:value-type="string">
            <text:p>937aee34eded1a795b4eff3b7ebb59b8fbbef568 master</text:p>
          </table:table-cell>
          <table:table-cell table:style-name="Default" office:value-type="string" calcext:value-type="string">
            <text:p>false</text:p>
          </table:table-cell>
          <table:table-cell office:value-type="string" calcext:value-type="string">
            <text:p>versionControl</text:p>
          </table:table-cell>
          <table:table-cell/>
        </table:table-row>
        <table:table-row table:style-name="ro15">
          <table:table-cell office:value-type="float" office:value="42751" calcext:value-type="float">
            <text:p>42751</text:p>
          </table:table-cell>
          <table:table-cell office:value-type="string" calcext:value-type="string">
            <text:p>mesos</text:p>
          </table:table-cell>
          <table:table-cell office:value-type="string" calcext:value-type="string">
            <text:p>neilc</text:p>
          </table:table-cell>
          <table:table-cell office:value-type="float" office:value="117698" calcext:value-type="float">
            <text:p>117698</text:p>
          </table:table-cell>
          <table:table-cell office:value-type="float" office:value="178972" calcext:value-type="float">
            <text:p>178972</text:p>
          </table:table-cell>
          <table:table-cell table:number-columns-repeated="2"/>
          <table:table-cell office:value-type="string" calcext:value-type="string">
            <text:p>DiffComment</text:p>
          </table:table-cell>
          <table:table-cell office:value-type="string" calcext:value-type="string">
            <text:p>mcypark</text:p>
          </table:table-cell>
          <table:table-cell office:value-type="string" calcext:value-type="string">
            <text:p>2016-02-05T02:18:14Z</text:p>
          </table:table-cell>
          <table:table-cell office:value-type="string" calcext:value-type="string">
            <text:p>We used to have a `Resources::size()` function which essentially did this, but intentionally removed it so that people don't rely on number of `Resource` instances. Is there a reason why we want to check for this?</text:p>
            <text:p/>
            <text:p>Here and below.</text:p>
            <text:p/>
            <text:p>The # of `Resource` instances is part of the public API of `Resources` (e.g., clients can iterate over every `Resource`). If it is part of the public API, it seems like something it would be worth testing.</text:p>
            <text:p/>
            <text:p>In this particular case, it doesn't matter that much, but in other test cases (e.g., `AdditionDynamicallyReservedWithDistinctLabels`) it seems useful to check.</text:p>
            <text:p/>
            <text:p>Ok, synced with Jie on this as well. Let's re-introduce `Resources::size()` and use that instead.</text:p>
            <text:p/>
            <text:p>I agree that the # of `Resource` instances is part of the public API since as you say, one can iterate and count.</text:p>
            <text:p>However, this still does not mean that such iterator math works. For example, we could internally store the `Resource` objects</text:p>
            <text:p>in a `std::set` (or any other data structure that does not guarantee contiguous memory), rather than `std::vector`.</text:p>
            <text:p/>
            <text:p>Providing a `Resources::size()` would more accurately capture this intention anyway. Would you be ok taking that on?</text:p>
            <text:p/>
            <text:p>Sounds good.</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47157" calcext:value-type="float">
            <text:p>47157</text:p>
          </table:table-cell>
          <table:table-cell office:value-type="string" calcext:value-type="string">
            <text:p>geode</text:p>
          </table:table-cell>
          <table:table-cell office:value-type="string" calcext:value-type="string">
            <text:p>abaker</text:p>
          </table:table-cell>
          <table:table-cell office:value-type="float" office:value="137567" calcext:value-type="float">
            <text:p>137567</text:p>
          </table:table-cell>
          <table:table-cell table:number-columns-repeated="3"/>
          <table:table-cell office:value-type="string" calcext:value-type="string">
            <text:p>Review.body_top</text:p>
          </table:table-cell>
          <table:table-cell office:value-type="string" calcext:value-type="string">
            <text:p>dixie</text:p>
          </table:table-cell>
          <table:table-cell office:value-type="string" calcext:value-type="string">
            <text:p>2016-06-14T19:06:53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46027" calcext:value-type="float">
            <text:p>46027</text:p>
          </table:table-cell>
          <table:table-cell office:value-type="string" calcext:value-type="string">
            <text:p>mesos</text:p>
          </table:table-cell>
          <table:table-cell office:value-type="string" calcext:value-type="string">
            <text:p>neilc</text:p>
          </table:table-cell>
          <table:table-cell office:value-type="float" office:value="128266" calcext:value-type="float">
            <text:p>128266</text:p>
          </table:table-cell>
          <table:table-cell office:value-type="float" office:value="191685" calcext:value-type="float">
            <text:p>191685</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6-04-12T00:23:27Z</text:p>
          </table:table-cell>
          <table:table-cell office:value-type="string" calcext:value-type="string">
            <text:p>Hm.. this may be a bit confusing for those without context. A libprocess message can be sent by either libprocess itself, or by clients that speak libprocess. Here the distinction is that this will tell you if this is a libprocess message *and* it is sent by a libprocess instance.</text:p>
            <text:p/>
            <text:p>I believe the function tells you OR, not AND -- i.e., it returns true if the message was sent by another libprocess instance, or by another client that speaks the libprocess protocol. Comment updated to clarify this.</text:p>
          </table:table-cell>
          <table:table-cell table:style-name="Default" office:value-type="string" calcext:value-type="string">
            <text:p>true</text:p>
          </table:table-cell>
          <table:table-cell office:value-type="string" calcext:value-type="string">
            <text:p>clarification;documentation</text:p>
          </table:table-cell>
          <table:table-cell/>
        </table:table-row>
        <table:table-row table:style-name="ro8">
          <table:table-cell office:value-type="float" office:value="33923" calcext:value-type="float">
            <text:p>33923</text:p>
          </table:table-cell>
          <table:table-cell office:value-type="string" calcext:value-type="string">
            <text:p>ambari</text:p>
          </table:table-cell>
          <table:table-cell office:value-type="string" calcext:value-type="string">
            <text:p>swagle</text:p>
          </table:table-cell>
          <table:table-cell office:value-type="float" office:value="82820" calcext:value-type="float">
            <text:p>82820</text:p>
          </table:table-cell>
          <table:table-cell office:value-type="float" office:value="133650" calcext:value-type="float">
            <text:p>133650</text:p>
          </table:table-cell>
          <table:table-cell table:number-columns-repeated="2"/>
          <table:table-cell office:value-type="string" calcext:value-type="string">
            <text:p>DiffComment</text:p>
          </table:table-cell>
          <table:table-cell office:value-type="string" calcext:value-type="string">
            <text:p>tbeerbower</text:p>
          </table:table-cell>
          <table:table-cell office:value-type="string" calcext:value-type="string">
            <text:p>2015-05-07T13:26:16Z</text:p>
          </table:table-cell>
          <table:table-cell office:value-type="string" calcext:value-type="string">
            <text:p>This is good but a little unfortunate that it's required.  </text:p>
            <text:p/>
            <text:p>It's a little hacky to pass the padding info through a property id since we aren't really requesting a property of that name.  </text:p>
            <text:p/>
            <text:p>It would have been nice if the renderer had a way to set a request info property through finalizeProperties().  Then we wouldn't have to worry about this check and you could simply get the padding info through Request.getRequestInfoProperties().</text:p>
            <text:p/>
            <text:p>I think that way would be cleaner but might require a change to the Renderer interface and updates to all the existing Renderer impls.</text:p>
            <text:p/>
            <text:p>Up to you... if you want to give it a shot.  Otherwise this approach is fine.</text:p>
            <text:p/>
            <text:p>Agree with you on doing this through requestInfoProperties. I haven't made those changes for the sake of getting this patch in lieu of time contraints.</text:p>
          </table:table-cell>
          <table:table-cell table:style-name="Default" office:value-type="string" calcext:value-type="string">
            <text:p>true</text:p>
          </table:table-cell>
          <table:table-cell office:value-type="string" calcext:value-type="string">
            <text:p>betterSolution;clarification</text:p>
          </table:table-cell>
          <table:table-cell/>
        </table:table-row>
        <table:table-row table:style-name="ro22">
          <table:table-cell office:value-type="float" office:value="67083" calcext:value-type="float">
            <text:p>67083</text:p>
          </table:table-cell>
          <table:table-cell office:value-type="string" calcext:value-type="string">
            <text:p>atlas</text:p>
          </table:table-cell>
          <table:table-cell office:value-type="string" calcext:value-type="string">
            <text:p>bogdan.sava</text:p>
          </table:table-cell>
          <table:table-cell office:value-type="float" office:value="202910" calcext:value-type="float">
            <text:p>202910</text:p>
          </table:table-cell>
          <table:table-cell office:value-type="float" office:value="284964" calcext:value-type="float">
            <text:p>284964</text:p>
          </table:table-cell>
          <table:table-cell table:number-columns-repeated="2"/>
          <table:table-cell office:value-type="string" calcext:value-type="string">
            <text:p>DiffComment</text:p>
          </table:table-cell>
          <table:table-cell office:value-type="string" calcext:value-type="string">
            <text:p>davidrad</text:p>
          </table:table-cell>
          <table:table-cell office:value-type="string" calcext:value-type="string">
            <text:p>2018-05-15T13:37:52Z</text:p>
          </table:table-cell>
          <table:table-cell office:value-type="string" calcext:value-type="string">
            <text:p>I thought we were talking of</text:p>
            <text:p>for omrs use /open-metadata/repository-services </text:p>
            <text:p>for omas use  /open-metadata/access-services </text:p>
            <text:p>for admin use /open-metadata/admin </text:p>
            <text:p/>
            <text:p/>
            <text:p>I think these would often be followd by userId and local servername.</text:p>
            <text:p/>
            <text:p>In this example is metadatacollection an instance of repository-services?</text:p>
            <text:p/>
            <text:p>I am not sure why this issue has been closed - the urls do not match waht I would expect.</text:p>
            <text:p/>
            <text:p>those are examlples</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70818" calcext:value-type="float">
            <text:p>70818</text:p>
          </table:table-cell>
          <table:table-cell office:value-type="string" calcext:value-type="string">
            <text:p>atlas</text:p>
          </table:table-cell>
          <table:table-cell office:value-type="string" calcext:value-type="string">
            <text:p>Koritala</text:p>
          </table:table-cell>
          <table:table-cell office:value-type="float" office:value="215767" calcext:value-type="float">
            <text:p>215767</text:p>
          </table:table-cell>
          <table:table-cell office:value-type="float" office:value="302597" calcext:value-type="float">
            <text:p>302597</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9-06-10T17:29:20Z</text:p>
          </table:table-cell>
          <table:table-cell office:value-type="string" calcext:value-type="string">
            <text:p>Please consider removing method AtlasJanusGraph.getAggregatedMetrics() see comments in AtlasGraph.java.</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28016" calcext:value-type="float">
            <text:p>28016</text:p>
          </table:table-cell>
          <table:table-cell office:value-type="string" calcext:value-type="string">
            <text:p>samza</text:p>
          </table:table-cell>
          <table:table-cell office:value-type="string" calcext:value-type="string">
            <text:p>nsomasun</text:p>
          </table:table-cell>
          <table:table-cell office:value-type="float" office:value="62174" calcext:value-type="float">
            <text:p>62174</text:p>
          </table:table-cell>
          <table:table-cell office:value-type="float" office:value="104161" calcext:value-type="float">
            <text:p>104161</text:p>
          </table:table-cell>
          <table:table-cell table:number-columns-repeated="2"/>
          <table:table-cell office:value-type="string" calcext:value-type="string">
            <text:p>DiffComment</text:p>
          </table:table-cell>
          <table:table-cell office:value-type="string" calcext:value-type="string">
            <text:p>criccomini</text:p>
          </table:table-cell>
          <table:table-cell office:value-type="string" calcext:value-type="string">
            <text:p>2014-11-19T18:23:28Z</text:p>
          </table:table-cell>
          <table:table-cell office:value-type="string" calcext:value-type="string">
            <text:p>Comment why we're doing this.</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39018" calcext:value-type="float">
            <text:p>39018</text:p>
          </table:table-cell>
          <table:table-cell office:value-type="string" calcext:value-type="string">
            <text:p>mesos</text:p>
          </table:table-cell>
          <table:table-cell office:value-type="string" calcext:value-type="string">
            <text:p>greggomann</text:p>
          </table:table-cell>
          <table:table-cell office:value-type="float" office:value="102573" calcext:value-type="float">
            <text:p>102573</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5-10-14T01:58:40Z</text:p>
          </table:table-cell>
          <table:table-cell office:value-type="string" calcext:value-type="string">
            <text:p>Patch looks great!</text:p>
            <text:p/>
            <text:p>Reviews applied: [39211, 39018]</text:p>
            <text:p/>
            <text:p>All tests passed.</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1">
          <table:table-cell office:value-type="float" office:value="70046" calcext:value-type="float">
            <text:p>70046</text:p>
          </table:table-cell>
          <table:table-cell office:value-type="string" calcext:value-type="string">
            <text:p>mesos</text:p>
          </table:table-cell>
          <table:table-cell office:value-type="string" calcext:value-type="string">
            <text:p>bbannier</text:p>
          </table:table-cell>
          <table:table-cell office:value-type="float" office:value="213170" calcext:value-type="float">
            <text:p>213170</text:p>
          </table:table-cell>
          <table:table-cell office:value-type="float" office:value="299040" calcext:value-type="float">
            <text:p>299040</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9-02-25T21:19:35Z</text:p>
          </table:table-cell>
          <table:table-cell office:value-type="string" calcext:value-type="string">
            <text:p>Can we just simplify this by returning early?</text:p>
            <text:p/>
            <text:p>```</text:p>
            <text:p>  if (fd &lt; 0) {</text:p>
            <text:p>    return ErrnoError();</text:p>
            <text:p>  }</text:p>
            <text:p>  </text:p>
            <text:p>  Try&lt;Nothing&gt; close = os::close(fd);</text:p>
            <text:p/>
            <text:p>  // We propagate `close` failures if creation of the temp file was successful.</text:p>
            <text:p>  if (close.isError()) {</text:p>
            <text:p>    return Error("Failed to close '" + stringify(fd) + "':" + close.error());</text:p>
            <text:p>  }</text:p>
            <text:p/>
            <text:p>  return temp;</text:p>
            <text:p>```</text:p>
            <text:p/>
            <text:p>Seems easier to read as being correct too?</text:p>
            <text:p/>
            <text:p>Also, this lets `temp` become just `std::string` without the `Try`.</text:p>
            <text:p/>
            <text:p>Much nicer solution, agreed!</text:p>
            <text:p/>
            <text:p>I posted an additional cleanup as https://reviews.apache.org/r/70053/.</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5060" calcext:value-type="float">
            <text:p>5060</text:p>
          </table:table-cell>
          <table:table-cell office:value-type="string" calcext:value-type="string">
            <text:p>hbase-git</text:p>
          </table:table-cell>
          <table:table-cell office:value-type="string" calcext:value-type="string">
            <text:p>gchanan</text:p>
          </table:table-cell>
          <table:table-cell office:value-type="float" office:value="7667" calcext:value-type="float">
            <text:p>7667</text:p>
          </table:table-cell>
          <table:table-cell office:value-type="float" office:value="16886" calcext:value-type="float">
            <text:p>16886</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2-05-08T04:53:36Z</text:p>
          </table:table-cell>
          <table:table-cell office:value-type="string" calcext:value-type="string">
            <text:p>Great.  Is this all that is in the master interface?</text:p>
            <text:p/>
            <text:p>No, the rest of the functions in HMasterInterface need to be converted.  This is the region-level stuff, I still have column-level, table-level and miscellaneous stuff to do.  I've filed a JIRA for the column-level stuff; I'll file JIRAs for the others once I figure out how I'm going to break down the work.</text:p>
          </table:table-cell>
          <table:table-cell table:style-name="Default" office:value-type="string" calcext:value-type="string">
            <text:p>true</text:p>
          </table:table-cell>
          <table:table-cell office:value-type="string" calcext:value-type="string">
            <text:p>clarification;todo</text:p>
          </table:table-cell>
          <table:table-cell/>
        </table:table-row>
        <table:table-row table:style-name="ro1">
          <table:table-cell office:value-type="float" office:value="1479" calcext:value-type="float">
            <text:p>1479</text:p>
          </table:table-cell>
          <table:table-cell office:value-type="string" calcext:value-type="string">
            <text:p>hbase-git</text:p>
          </table:table-cell>
          <table:table-cell office:value-type="string" calcext:value-type="string">
            <text:p>nileema</text:p>
          </table:table-cell>
          <table:table-cell office:value-type="float" office:value="1665" calcext:value-type="float">
            <text:p>1665</text:p>
          </table:table-cell>
          <table:table-cell office:value-type="float" office:value="3716" calcext:value-type="float">
            <text:p>3716</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1-08-26T22:22:25Z</text:p>
          </table:table-cell>
          <table:table-cell office:value-type="string" calcext:value-type="string">
            <text:p>nit: curly braces</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15261" calcext:value-type="float">
            <text:p>15261</text:p>
          </table:table-cell>
          <table:table-cell office:value-type="string" calcext:value-type="string">
            <text:p>pig-git</text:p>
          </table:table-cell>
          <table:table-cell office:value-type="string" calcext:value-type="string">
            <text:p>cheolsoo</text:p>
          </table:table-cell>
          <table:table-cell office:value-type="float" office:value="28317" calcext:value-type="float">
            <text:p>28317</text:p>
          </table:table-cell>
          <table:table-cell office:value-type="float" office:value="55147" calcext:value-type="float">
            <text:p>55147</text:p>
          </table:table-cell>
          <table:table-cell table:number-columns-repeated="2"/>
          <table:table-cell office:value-type="string" calcext:value-type="string">
            <text:p>DiffComment</text:p>
          </table:table-cell>
          <table:table-cell office:value-type="string" calcext:value-type="string">
            <text:p>mwagner</text:p>
          </table:table-cell>
          <table:table-cell office:value-type="string" calcext:value-type="string">
            <text:p>2013-11-08T00:48:59Z</text:p>
          </table:table-cell>
          <table:table-cell office:value-type="string" calcext:value-type="string">
            <text:p>s/leaf/root/</text:p>
            <text:p/>
            <text:p>Although, does this also still hold?</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5653" calcext:value-type="float">
            <text:p>5653</text:p>
          </table:table-cell>
          <table:table-cell office:value-type="string" calcext:value-type="string">
            <text:p>hbase-git</text:p>
          </table:table-cell>
          <table:table-cell office:value-type="string" calcext:value-type="string">
            <text:p>enis</text:p>
          </table:table-cell>
          <table:table-cell office:value-type="float" office:value="11199" calcext:value-type="float">
            <text:p>11199</text:p>
          </table:table-cell>
          <table:table-cell office:value-type="float" office:value="23960" calcext:value-type="float">
            <text:p>23960</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2-09-08T05:13:03Z</text:p>
          </table:table-cell>
          <table:table-cell office:value-type="string" calcext:value-type="string">
            <text:p>This is some fancy dancing!</text:p>
          </table:table-cell>
          <table:table-cell table:style-name="Default" office:value-type="string" calcext:value-type="string">
            <text:p>false</text:p>
          </table:table-cell>
          <table:table-cell table:number-columns-repeated="2"/>
        </table:table-row>
        <table:table-row table:style-name="ro3">
          <table:table-cell office:value-type="float" office:value="38820" calcext:value-type="float">
            <text:p>38820</text:p>
          </table:table-cell>
          <table:table-cell office:value-type="string" calcext:value-type="string">
            <text:p>hive-git</text:p>
          </table:table-cell>
          <table:table-cell office:value-type="string" calcext:value-type="string">
            <text:p>mmccline</text:p>
          </table:table-cell>
          <table:table-cell office:value-type="float" office:value="104070" calcext:value-type="float">
            <text:p>104070</text:p>
          </table:table-cell>
          <table:table-cell office:value-type="float" office:value="162293" calcext:value-type="float">
            <text:p>162293</text:p>
          </table:table-cell>
          <table:table-cell table:number-columns-repeated="2"/>
          <table:table-cell office:value-type="string" calcext:value-type="string">
            <text:p>DiffComment</text:p>
          </table:table-cell>
          <table:table-cell office:value-type="string" calcext:value-type="string">
            <text:p>Prasanth_J</text:p>
          </table:table-cell>
          <table:table-cell office:value-type="string" calcext:value-type="string">
            <text:p>2015-10-27T00:10:23Z</text:p>
          </table:table-cell>
          <table:table-cell office:value-type="string" calcext:value-type="string">
            <text:p>HIVE-4243 pulled out ObjectInspectors from orc to move orc to its own project. Bringing back the OI and typeinfo deps will break it. The idea is to use TypeDescription from now on for specifying row schema. The callers of this class should create TypeDescription and pass it to this class.</text:p>
            <text:p/>
            <text:p>Moved to TypeDescriptor and eliminated inspector from SchemaEvolution class.</text:p>
          </table:table-cell>
          <table:table-cell table:style-name="Default" office:value-type="string" calcext:value-type="string">
            <text:p>true</text:p>
          </table:table-cell>
          <table:table-cell office:value-type="string" calcext:value-type="string">
            <text:p>bug;clarification</text:p>
          </table:table-cell>
          <table:table-cell/>
        </table:table-row>
        <table:table-row table:style-name="ro2">
          <table:table-cell office:value-type="float" office:value="47180" calcext:value-type="float">
            <text:p>47180</text:p>
          </table:table-cell>
          <table:table-cell office:value-type="string" calcext:value-type="string">
            <text:p>lens</text:p>
          </table:table-cell>
          <table:table-cell office:value-type="string" calcext:value-type="string">
            <text:p>archana.h</text:p>
          </table:table-cell>
          <table:table-cell office:value-type="float" office:value="132661" calcext:value-type="float">
            <text:p>132661</text:p>
          </table:table-cell>
          <table:table-cell office:value-type="float" office:value="196937" calcext:value-type="float">
            <text:p>196937</text:p>
          </table:table-cell>
          <table:table-cell table:number-columns-repeated="2"/>
          <table:table-cell office:value-type="string" calcext:value-type="string">
            <text:p>DiffComment</text:p>
          </table:table-cell>
          <table:table-cell office:value-type="string" calcext:value-type="string">
            <text:p>puneet884</text:p>
          </table:table-cell>
          <table:table-cell office:value-type="string" calcext:value-type="string">
            <text:p>2016-05-12T06:30:20Z</text:p>
          </table:table-cell>
          <table:table-cell office:value-type="string" calcext:value-type="string">
            <text:p>Should we check instead </text:p>
            <text:p/>
            <text:p>assertTrue(queryRes instanceof PersistentQueryResult)</text:p>
            <text:p/>
            <text:p>Same for line 166</text:p>
          </table:table-cell>
          <table:table-cell table:style-name="Default" office:value-type="string" calcext:value-type="string">
            <text:p>true</text:p>
          </table:table-cell>
          <table:table-cell office:value-type="string" calcext:value-type="string">
            <text:p>bug;testDesign</text:p>
          </table:table-cell>
          <table:table-cell/>
        </table:table-row>
        <table:table-row table:style-name="ro1">
          <table:table-cell office:value-type="float" office:value="30306" calcext:value-type="float">
            <text:p>30306</text:p>
          </table:table-cell>
          <table:table-cell office:value-type="string" calcext:value-type="string">
            <text:p>ambari</text:p>
          </table:table-cell>
          <table:table-cell office:value-type="string" calcext:value-type="string">
            <text:p>afernandez</text:p>
          </table:table-cell>
          <table:table-cell office:value-type="float" office:value="69745" calcext:value-type="float">
            <text:p>69745</text:p>
          </table:table-cell>
          <table:table-cell office:value-type="float" office:value="114536" calcext:value-type="float">
            <text:p>114536</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5-01-27T04:13:23Z</text:p>
          </table:table-cell>
          <table:table-cell office:value-type="string" calcext:value-type="string">
            <text:p>I split this out because the original function was even larger.</text:p>
          </table:table-cell>
          <table:table-cell table:style-name="Default" office:value-type="string" calcext:value-type="string">
            <text:p>true</text:p>
          </table:table-cell>
          <table:table-cell office:value-type="string" calcext:value-type="string">
            <text:p>clarification;refactoring</text:p>
          </table:table-cell>
          <table:table-cell/>
        </table:table-row>
        <table:table-row table:style-name="ro3">
          <table:table-cell office:value-type="float" office:value="17672" calcext:value-type="float">
            <text:p>17672</text:p>
          </table:table-cell>
          <table:table-cell office:value-type="string" calcext:value-type="string">
            <text:p>aurora</text:p>
          </table:table-cell>
          <table:table-cell office:value-type="string" calcext:value-type="string">
            <text:p>wfarner</text:p>
          </table:table-cell>
          <table:table-cell office:value-type="float" office:value="33560" calcext:value-type="float">
            <text:p>33560</text:p>
          </table:table-cell>
          <table:table-cell office:value-type="float" office:value="63082" calcext:value-type="float">
            <text:p>63082</text:p>
          </table:table-cell>
          <table:table-cell table:number-columns-repeated="2"/>
          <table:table-cell office:value-type="string" calcext:value-type="string">
            <text:p>DiffComment</text:p>
          </table:table-cell>
          <table:table-cell office:value-type="string" calcext:value-type="string">
            <text:p>maxim</text:p>
          </table:table-cell>
          <table:table-cell office:value-type="string" calcext:value-type="string">
            <text:p>2014-02-04T02:38:33Z</text:p>
          </table:table-cell>
          <table:table-cell office:value-type="string" calcext:value-type="string">
            <text:p>Since the HostOffers is fully synchronized, should it rather be static here?</text:p>
            <text:p/>
            <text:p>synchronization and static should be orthogonal, we would not want this to be static (avoiding static mutable state is a good thing)</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54147" calcext:value-type="float">
            <text:p>54147</text:p>
          </table:table-cell>
          <table:table-cell office:value-type="string" calcext:value-type="string">
            <text:p>mesos</text:p>
          </table:table-cell>
          <table:table-cell office:value-type="string" calcext:value-type="string">
            <text:p>klueska</text:p>
          </table:table-cell>
          <table:table-cell office:value-type="float" office:value="157461" calcext:value-type="float">
            <text:p>157461</text:p>
          </table:table-cell>
          <table:table-cell office:value-type="float" office:value="228057" calcext:value-type="float">
            <text:p>228057</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6-11-30T21:55:49Z</text:p>
          </table:table-cell>
          <table:table-cell office:value-type="string" calcext:value-type="string">
            <text:p>Ditto. This should be a defer.</text:p>
          </table:table-cell>
          <table:table-cell table:style-name="Default" office:value-type="string" calcext:value-type="string">
            <text:p>false</text:p>
          </table:table-cell>
          <table:table-cell office:value-type="string" calcext:value-type="string">
            <text:p>previousComment</text:p>
          </table:table-cell>
          <table:table-cell/>
        </table:table-row>
        <table:table-row table:style-name="ro2">
          <table:table-cell office:value-type="float" office:value="40638" calcext:value-type="float">
            <text:p>40638</text:p>
          </table:table-cell>
          <table:table-cell office:value-type="string" calcext:value-type="string">
            <text:p>lens</text:p>
          </table:table-cell>
          <table:table-cell office:value-type="string" calcext:value-type="string">
            <text:p>ajayyadava</text:p>
          </table:table-cell>
          <table:table-cell office:value-type="float" office:value="109690" calcext:value-type="float">
            <text:p>109690</text:p>
          </table:table-cell>
          <table:table-cell office:value-type="float" office:value="169295" calcext:value-type="float">
            <text:p>169295</text:p>
          </table:table-cell>
          <table:table-cell table:number-columns-repeated="2"/>
          <table:table-cell office:value-type="string" calcext:value-type="string">
            <text:p>DiffComment</text:p>
          </table:table-cell>
          <table:table-cell office:value-type="string" calcext:value-type="string">
            <text:p>amareshwari</text:p>
          </table:table-cell>
          <table:table-cell office:value-type="string" calcext:value-type="string">
            <text:p>2015-12-10T07:08:03Z</text:p>
          </table:table-cell>
          <table:table-cell office:value-type="string" calcext:value-type="string">
            <text:p>Please add comments for these also.</text:p>
            <text:p/>
            <text:p>will do.</text:p>
            <text:p/>
            <text:p>These are simple element types. XSD doesn't support xs:annotation element on these, hence I didn't add it in the earlier patch. I will add the xml comments instead.</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50965" calcext:value-type="float">
            <text:p>50965</text:p>
          </table:table-cell>
          <table:table-cell office:value-type="string" calcext:value-type="string">
            <text:p>ambari</text:p>
          </table:table-cell>
          <table:table-cell office:value-type="string" calcext:value-type="string">
            <text:p>ljainpivotalio</text:p>
          </table:table-cell>
          <table:table-cell office:value-type="float" office:value="145405" calcext:value-type="float">
            <text:p>145405</text:p>
          </table:table-cell>
          <table:table-cell office:value-type="float" office:value="211631" calcext:value-type="float">
            <text:p>211631</text:p>
          </table:table-cell>
          <table:table-cell table:number-columns-repeated="2"/>
          <table:table-cell office:value-type="string" calcext:value-type="string">
            <text:p>DiffComment</text:p>
          </table:table-cell>
          <table:table-cell office:value-type="string" calcext:value-type="string">
            <text:p>adenissov</text:p>
          </table:table-cell>
          <table:table-cell office:value-type="string" calcext:value-type="string">
            <text:p>2016-08-10T21:41:50Z</text:p>
          </table:table-cell>
          <table:table-cell office:value-type="string" calcext:value-type="string">
            <text:p>PXF_ALERTS_DIR_PATH would be a better name</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
          <table:table-cell office:value-type="float" office:value="61271" calcext:value-type="float">
            <text:p>61271</text:p>
          </table:table-cell>
          <table:table-cell office:value-type="string" calcext:value-type="string">
            <text:p>mesos</text:p>
          </table:table-cell>
          <table:table-cell office:value-type="string" calcext:value-type="string">
            <text:p>nfnt</text:p>
          </table:table-cell>
          <table:table-cell office:value-type="float" office:value="182082" calcext:value-type="float">
            <text:p>182082</text:p>
          </table:table-cell>
          <table:table-cell office:value-type="float" office:value="257936" calcext:value-type="float">
            <text:p>257936</text:p>
          </table:table-cell>
          <table:table-cell table:number-columns-repeated="2"/>
          <table:table-cell office:value-type="string" calcext:value-type="string">
            <text:p>DiffComment</text:p>
          </table:table-cell>
          <table:table-cell office:value-type="string" calcext:value-type="string">
            <text:p>bbannier</text:p>
          </table:table-cell>
          <table:table-cell office:value-type="string" calcext:value-type="string">
            <text:p>2017-08-07T18:16:42Z</text:p>
          </table:table-cell>
          <table:table-cell office:value-type="string" calcext:value-type="string">
            <text:p>Just pass `None()`, see above.</text:p>
          </table:table-cell>
          <table:table-cell table:style-name="Default" office:value-type="string" calcext:value-type="string">
            <text:p>true</text:p>
          </table:table-cell>
          <table:table-cell office:value-type="string" calcext:value-type="string">
            <text:p>betterSolution;previousComment</text:p>
          </table:table-cell>
          <table:table-cell/>
        </table:table-row>
        <table:table-row table:style-name="ro1">
          <table:table-cell office:value-type="float" office:value="64726" calcext:value-type="float">
            <text:p>64726</text:p>
          </table:table-cell>
          <table:table-cell office:value-type="string" calcext:value-type="string">
            <text:p>mesos</text:p>
          </table:table-cell>
          <table:table-cell office:value-type="string" calcext:value-type="string">
            <text:p>gaston</text:p>
          </table:table-cell>
          <table:table-cell office:value-type="float" office:value="194194" calcext:value-type="float">
            <text:p>194194</text:p>
          </table:table-cell>
          <table:table-cell office:value-type="float" office:value="272911" calcext:value-type="float">
            <text:p>272911</text:p>
          </table:table-cell>
          <table:table-cell table:number-columns-repeated="2"/>
          <table:table-cell office:value-type="string" calcext:value-type="string">
            <text:p>DiffComment</text:p>
          </table:table-cell>
          <table:table-cell office:value-type="string" calcext:value-type="string">
            <text:p>chhsia0</text:p>
          </table:table-cell>
          <table:table-cell office:value-type="string" calcext:value-type="string">
            <text:p>2017-12-20T00:57:33Z</text:p>
          </table:table-cell>
          <table:table-cell office:value-type="string" calcext:value-type="string">
            <text:p>s/operation/OPERATION/</text:p>
          </table:table-cell>
          <table:table-cell table:style-name="Default" office:value-type="string" calcext:value-type="string">
            <text:p>false</text:p>
          </table:table-cell>
          <table:table-cell office:value-type="string" calcext:value-type="string">
            <text:p>naming</text:p>
          </table:table-cell>
          <table:table-cell office:value-type="string" calcext:value-type="string">
            <text:p>true</text:p>
          </table:table-cell>
        </table:table-row>
        <table:table-row table:style-name="ro3">
          <table:table-cell office:value-type="float" office:value="48295" calcext:value-type="float">
            <text:p>48295</text:p>
          </table:table-cell>
          <table:table-cell office:value-type="string" calcext:value-type="string">
            <text:p>hbase-git</text:p>
          </table:table-cell>
          <table:table-cell office:value-type="string" calcext:value-type="string">
            <text:p>dimaspivak</text:p>
          </table:table-cell>
          <table:table-cell office:value-type="float" office:value="137718" calcext:value-type="float">
            <text:p>137718</text:p>
          </table:table-cell>
          <table:table-cell office:value-type="float" office:value="202925" calcext:value-type="float">
            <text:p>202925</text:p>
          </table:table-cell>
          <table:table-cell table:number-columns-repeated="2"/>
          <table:table-cell office:value-type="string" calcext:value-type="string">
            <text:p>DiffComment</text:p>
          </table:table-cell>
          <table:table-cell office:value-type="string" calcext:value-type="string">
            <text:p>asamir</text:p>
          </table:table-cell>
          <table:table-cell office:value-type="string" calcext:value-type="string">
            <text:p>2016-06-21T09:19:08Z</text:p>
          </table:table-cell>
          <table:table-cell office:value-type="string" calcext:value-type="string">
            <text:p>Consider adding part for cleaning  .ssh/known_hosts to avod WARNING: REMOTE HOST IDENTIFICATION HAS CHANGED!</text:p>
            <text:p/>
            <text:p>Hm, I'm a bit worried about removing things that a user may want to keep. I've already ben playing with adding another wrapper function for doing ssh (clusterdock_ssh) which will simply not write to the known_hosts file. Would that address this concern of yours?</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16620" calcext:value-type="float">
            <text:p>16620</text:p>
          </table:table-cell>
          <table:table-cell office:value-type="string" calcext:value-type="string">
            <text:p>drill-git</text:p>
          </table:table-cell>
          <table:table-cell office:value-type="string" calcext:value-type="string">
            <text:p>jaltekruse</text:p>
          </table:table-cell>
          <table:table-cell office:value-type="float" office:value="31193" calcext:value-type="float">
            <text:p>31193</text:p>
          </table:table-cell>
          <table:table-cell office:value-type="float" office:value="59595" calcext:value-type="float">
            <text:p>59595</text:p>
          </table:table-cell>
          <table:table-cell table:number-columns-repeated="2"/>
          <table:table-cell office:value-type="string" calcext:value-type="string">
            <text:p>DiffComment</text:p>
          </table:table-cell>
          <table:table-cell office:value-type="string" calcext:value-type="string">
            <text:p>tnachen</text:p>
          </table:table-cell>
          <table:table-cell office:value-type="string" calcext:value-type="string">
            <text:p>2014-01-04T00:14:28Z</text:p>
          </table:table-cell>
          <table:table-cell office:value-type="string" calcext:value-type="string">
            <text:p>Have you tested out nested objects? fieldName I believe just have the current JSON field name, but doesn't include the parents.</text:p>
            <text:p/>
            <text:p>I did not think that the reader currently supported nested schemas, because we are still figuring out the implementation of the value vectors for them. Are we currently tracking more than one level of nesting? I assumed with the event based reader we would need to track that ourselves, but it would be added later.</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
          <table:table-cell office:value-type="float" office:value="23804" calcext:value-type="float">
            <text:p>23804</text:p>
          </table:table-cell>
          <table:table-cell office:value-type="string" calcext:value-type="string">
            <text:p>pig</text:p>
          </table:table-cell>
          <table:table-cell office:value-type="string" calcext:value-type="string">
            <text:p>hxquangnhat</text:p>
          </table:table-cell>
          <table:table-cell office:value-type="float" office:value="48543" calcext:value-type="float">
            <text:p>48543</text:p>
          </table:table-cell>
          <table:table-cell office:value-type="float" office:value="85210" calcext:value-type="float">
            <text:p>85210</text:p>
          </table:table-cell>
          <table:table-cell table:number-columns-repeated="2"/>
          <table:table-cell office:value-type="string" calcext:value-type="string">
            <text:p>DiffComment</text:p>
          </table:table-cell>
          <table:table-cell office:value-type="string" calcext:value-type="string">
            <text:p>cheolsoo</text:p>
          </table:table-cell>
          <table:table-cell office:value-type="string" calcext:value-type="string">
            <text:p>2014-09-11T14:27:47Z</text:p>
          </table:table-cell>
          <table:table-cell office:value-type="string" calcext:value-type="string">
            <text:p>Why are these object fields? Can't you change them to local variables?</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44433" calcext:value-type="float">
            <text:p>44433</text:p>
          </table:table-cell>
          <table:table-cell office:value-type="string" calcext:value-type="string">
            <text:p>mesos</text:p>
          </table:table-cell>
          <table:table-cell office:value-type="string" calcext:value-type="string">
            <text:p>klaus1982</text:p>
          </table:table-cell>
          <table:table-cell office:value-type="float" office:value="122349" calcext:value-type="float">
            <text:p>122349</text:p>
          </table:table-cell>
          <table:table-cell table:number-columns-repeated="3"/>
          <table:table-cell office:value-type="string" calcext:value-type="string">
            <text:p>Review.body_top</text:p>
          </table:table-cell>
          <table:table-cell office:value-type="string" calcext:value-type="string">
            <text:p>kaysoky</text:p>
          </table:table-cell>
          <table:table-cell office:value-type="string" calcext:value-type="string">
            <text:p>2016-03-07T19:20:04Z</text:p>
          </table:table-cell>
          <table:table-cell office:value-type="string" calcext:value-type="string">
            <text:p>Nice catch :)</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32415" calcext:value-type="float">
            <text:p>32415</text:p>
          </table:table-cell>
          <table:table-cell office:value-type="string" calcext:value-type="string">
            <text:p>sqoop-sqoop2</text:p>
          </table:table-cell>
          <table:table-cell office:value-type="string" calcext:value-type="string">
            <text:p>vybs</text:p>
          </table:table-cell>
          <table:table-cell office:value-type="float" office:value="77562" calcext:value-type="float">
            <text:p>77562</text:p>
          </table:table-cell>
          <table:table-cell table:number-columns-repeated="3"/>
          <table:table-cell office:value-type="string" calcext:value-type="string">
            <text:p>Review.body_top</text:p>
          </table:table-cell>
          <table:table-cell office:value-type="string" calcext:value-type="string">
            <text:p>jarcec</text:p>
          </table:table-cell>
          <table:table-cell office:value-type="string" calcext:value-type="string">
            <text:p>2015-03-24T16:05:49Z</text:p>
          </table:table-cell>
          <table:table-cell office:value-type="string" calcext:value-type="string">
            <text:p>Thank you for the patch Veena. I have couple of comments:</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43477" calcext:value-type="float">
            <text:p>43477</text:p>
          </table:table-cell>
          <table:table-cell office:value-type="string" calcext:value-type="string">
            <text:p>mesos</text:p>
          </table:table-cell>
          <table:table-cell office:value-type="string" calcext:value-type="string">
            <text:p>haosdent</text:p>
          </table:table-cell>
          <table:table-cell office:value-type="float" office:value="142639" calcext:value-type="float">
            <text:p>142639</text:p>
          </table:table-cell>
          <table:table-cell table:number-columns-repeated="3"/>
          <table:table-cell office:value-type="string" calcext:value-type="string">
            <text:p>Review.body_top</text:p>
          </table:table-cell>
          <table:table-cell office:value-type="string" calcext:value-type="string">
            <text:p>bmahler</text:p>
          </table:table-cell>
          <table:table-cell office:value-type="string" calcext:value-type="string">
            <text:p>2016-07-18T21:08:51Z</text:p>
          </table:table-cell>
          <table:table-cell office:value-type="string" calcext:value-type="string">
            <text:p>Can you reach out to see if Jiang Yan Xu to review this?</text:p>
          </table:table-cell>
          <table:table-cell table:style-name="Default" office:value-type="string" calcext:value-type="string">
            <text:p>false</text:p>
          </table:table-cell>
          <table:table-cell office:value-type="string" calcext:value-type="string">
            <text:p>reviewProcess</text:p>
          </table:table-cell>
          <table:table-cell/>
        </table:table-row>
        <table:table-row table:style-name="ro16">
          <table:table-cell office:value-type="float" office:value="12263" calcext:value-type="float">
            <text:p>12263</text:p>
          </table:table-cell>
          <table:table-cell office:value-type="string" calcext:value-type="string">
            <text:p>cloudstack-git</text:p>
          </table:table-cell>
          <table:table-cell office:value-type="string" calcext:value-type="string">
            <text:p>harikrishna.patnala</text:p>
          </table:table-cell>
          <table:table-cell office:value-type="float" office:value="22775" calcext:value-type="float">
            <text:p>22775</text:p>
          </table:table-cell>
          <table:table-cell table:number-columns-repeated="3"/>
          <table:table-cell office:value-type="string" calcext:value-type="string">
            <text:p>Review.body_top</text:p>
          </table:table-cell>
          <table:table-cell office:value-type="string" calcext:value-type="string">
            <text:p>asfbot</text:p>
          </table:table-cell>
          <table:table-cell office:value-type="string" calcext:value-type="string">
            <text:p>2013-07-04T14:56:15Z</text:p>
          </table:table-cell>
          <table:table-cell office:value-type="string" calcext:value-type="string">
            <text:p>Commit e404d82ad5903016bba28214332c641998bf4aac in branch refs/heads/master-6-17-stable from Harikrishna Patnala</text:p>
            <text:p>[ https://git-wip-us.apache.org/repos/asf?p=cloudstack.git;h=e404d82 ]</text:p>
            <text:p/>
            <text:p>CLOUDSTACK-3354: The CentOS built-in is dynamically scalable</text:p>
            <text:p/>
            <text:p>Marking default CentOS template as dynamically_scalable template. The</text:p>
            <text:p>PV tools are installed in our CentOS 5.6 template already.</text:p>
            <text:p/>
            <text:p>Signed-off-by: Prasanna Santhanam &lt;tsp@apache.org&gt;</text:p>
            <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3">
          <table:table-cell office:value-type="float" office:value="29039" calcext:value-type="float">
            <text:p>29039</text:p>
          </table:table-cell>
          <table:table-cell office:value-type="string" calcext:value-type="string">
            <text:p>sentry</text:p>
          </table:table-cell>
          <table:table-cell office:value-type="string" calcext:value-type="string">
            <text:p>asuresh</text:p>
          </table:table-cell>
          <table:table-cell office:value-type="float" office:value="66925" calcext:value-type="float">
            <text:p>66925</text:p>
          </table:table-cell>
          <table:table-cell office:value-type="float" office:value="110635" calcext:value-type="float">
            <text:p>110635</text:p>
          </table:table-cell>
          <table:table-cell table:number-columns-repeated="2"/>
          <table:table-cell office:value-type="string" calcext:value-type="string">
            <text:p>DiffComment</text:p>
          </table:table-cell>
          <table:table-cell office:value-type="string" calcext:value-type="string">
            <text:p>lskuff</text:p>
          </table:table-cell>
          <table:table-cell office:value-type="string" calcext:value-type="string">
            <text:p>2015-01-06T22:11:06Z</text:p>
          </table:table-cell>
          <table:table-cell office:value-type="string" calcext:value-type="string">
            <text:p>Let's be sure to comment on all of the Thrift structs to specify what they are used for. They are part of the interface to the service.</text:p>
            <text:p/>
            <text:p>Currently it's a bit confusing the similarly named StoreAuthorizeable and SentryAuthorizeabl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59850" calcext:value-type="float">
            <text:p>59850</text:p>
          </table:table-cell>
          <table:table-cell office:value-type="string" calcext:value-type="string">
            <text:p>geode</text:p>
          </table:table-cell>
          <table:table-cell office:value-type="string" calcext:value-type="string">
            <text:p>ukohlmeyer</text:p>
          </table:table-cell>
          <table:table-cell office:value-type="float" office:value="177427" calcext:value-type="float">
            <text:p>177427</text:p>
          </table:table-cell>
          <table:table-cell office:value-type="float" office:value="250964" calcext:value-type="float">
            <text:p>250964</text:p>
          </table:table-cell>
          <table:table-cell table:number-columns-repeated="2"/>
          <table:table-cell office:value-type="string" calcext:value-type="string">
            <text:p>DiffComment</text:p>
          </table:table-cell>
          <table:table-cell office:value-type="string" calcext:value-type="string">
            <text:p>gosullivan</text:p>
          </table:table-cell>
          <table:table-cell office:value-type="string" calcext:value-type="string">
            <text:p>2017-06-09T01:06:32Z</text:p>
          </table:table-cell>
          <table:table-cell office:value-type="string" calcext:value-type="string">
            <text:p>What's the GemStoneAddition about?</text:p>
            <text:p/>
            <text:p>Legacy code reuse. Not required anymore. It's mocked away.</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66716" calcext:value-type="float">
            <text:p>66716</text:p>
          </table:table-cell>
          <table:table-cell office:value-type="string" calcext:value-type="string">
            <text:p>aurora</text:p>
          </table:table-cell>
          <table:table-cell office:value-type="string" calcext:value-type="string">
            <text:p>sshanmugham</text:p>
          </table:table-cell>
          <table:table-cell office:value-type="float" office:value="202363" calcext:value-type="float">
            <text:p>202363</text:p>
          </table:table-cell>
          <table:table-cell office:value-type="float" office:value="284151" calcext:value-type="float">
            <text:p>284151</text:p>
          </table:table-cell>
          <table:table-cell table:number-columns-repeated="2"/>
          <table:table-cell office:value-type="string" calcext:value-type="string">
            <text:p>DiffComment</text:p>
          </table:table-cell>
          <table:table-cell office:value-type="string" calcext:value-type="string">
            <text:p>jly</text:p>
          </table:table-cell>
          <table:table-cell office:value-type="string" calcext:value-type="string">
            <text:p>2018-05-04T17:26:23Z</text:p>
          </table:table-cell>
          <table:table-cell office:value-type="string" calcext:value-type="string">
            <text:p>We may want this as a private binding since `WebhookModule` also uses this class.</text:p>
          </table:table-cell>
          <table:table-cell table:style-name="Default" office:value-type="string" calcext:value-type="string">
            <text:p>true</text:p>
          </table:table-cell>
          <table:table-cell office:value-type="string" calcext:value-type="string">
            <text:p>encapsulation</text:p>
          </table:table-cell>
          <table:table-cell/>
        </table:table-row>
        <table:table-row table:style-name="ro1">
          <table:table-cell office:value-type="float" office:value="47414" calcext:value-type="float">
            <text:p>47414</text:p>
          </table:table-cell>
          <table:table-cell office:value-type="string" calcext:value-type="string">
            <text:p>atlas</text:p>
          </table:table-cell>
          <table:table-cell office:value-type="string" calcext:value-type="string">
            <text:p>saqeeb.shaikh</text:p>
          </table:table-cell>
          <table:table-cell office:value-type="float" office:value="133470" calcext:value-type="float">
            <text:p>133470</text:p>
          </table:table-cell>
          <table:table-cell office:value-type="float" office:value="197918" calcext:value-type="float">
            <text:p>197918</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6-05-17T15:12:18Z</text:p>
          </table:table-cell>
          <table:table-cell office:value-type="string" calcext:value-type="string">
            <text:p>method name 'parse' is too generic and does not convey what it returns. If this is used only in getApi(), consider movig the contents of 'parse' method into getApi().</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
          <table:table-cell office:value-type="float" office:value="53539" calcext:value-type="float">
            <text:p>53539</text:p>
          </table:table-cell>
          <table:table-cell office:value-type="string" calcext:value-type="string">
            <text:p>mesos</text:p>
          </table:table-cell>
          <table:table-cell office:value-type="string" calcext:value-type="string">
            <text:p>neilc</text:p>
          </table:table-cell>
          <table:table-cell office:value-type="float" office:value="155141" calcext:value-type="float">
            <text:p>155141</text:p>
          </table:table-cell>
          <table:table-cell office:value-type="float" office:value="224975" calcext:value-type="float">
            <text:p>224975</text:p>
          </table:table-cell>
          <table:table-cell table:number-columns-repeated="2"/>
          <table:table-cell office:value-type="string" calcext:value-type="string">
            <text:p>DiffComment</text:p>
          </table:table-cell>
          <table:table-cell office:value-type="string" calcext:value-type="string">
            <text:p>bbannier</text:p>
          </table:table-cell>
          <table:table-cell office:value-type="string" calcext:value-type="string">
            <text:p>2016-11-07T16:35:28Z</text:p>
          </table:table-cell>
          <table:table-cell office:value-type="string" calcext:value-type="string">
            <text:p>Could you instead fixed the definitions to use `std::ostream&amp; stream` instead? That's what we typically use.</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
          <table:table-cell office:value-type="float" office:value="48290" calcext:value-type="float">
            <text:p>48290</text:p>
          </table:table-cell>
          <table:table-cell office:value-type="string" calcext:value-type="string">
            <text:p>ambari</text:p>
          </table:table-cell>
          <table:table-cell office:value-type="string" calcext:value-type="string">
            <text:p>mithmatt</text:p>
          </table:table-cell>
          <table:table-cell office:value-type="float" office:value="136395" calcext:value-type="float">
            <text:p>136395</text:p>
          </table:table-cell>
          <table:table-cell table:number-columns-repeated="3"/>
          <table:table-cell office:value-type="string" calcext:value-type="string">
            <text:p>Review.body_top</text:p>
          </table:table-cell>
          <table:table-cell office:value-type="string" calcext:value-type="string">
            <text:p>ljainpivotalio</text:p>
          </table:table-cell>
          <table:table-cell office:value-type="string" calcext:value-type="string">
            <text:p>2016-06-07T02:47:10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7497" calcext:value-type="float">
            <text:p>37497</text:p>
          </table:table-cell>
          <table:table-cell office:value-type="string" calcext:value-type="string">
            <text:p>mesos</text:p>
          </table:table-cell>
          <table:table-cell office:value-type="string" calcext:value-type="string">
            <text:p>chenlily</text:p>
          </table:table-cell>
          <table:table-cell office:value-type="float" office:value="96556" calcext:value-type="float">
            <text:p>96556</text:p>
          </table:table-cell>
          <table:table-cell office:value-type="float" office:value="152061" calcext:value-type="float">
            <text:p>152061</text:p>
          </table:table-cell>
          <table:table-cell table:number-columns-repeated="2"/>
          <table:table-cell office:value-type="string" calcext:value-type="string">
            <text:p>DiffComment</text:p>
          </table:table-cell>
          <table:table-cell office:value-type="string" calcext:value-type="string">
            <text:p>tillt</text:p>
          </table:table-cell>
          <table:table-cell office:value-type="string" calcext:value-type="string">
            <text:p>2015-08-26T21:45:36Z</text:p>
          </table:table-cell>
          <table:table-cell office:value-type="string" calcext:value-type="string">
            <text:p>Kill this blank line pleas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61579" calcext:value-type="float">
            <text:p>61579</text:p>
          </table:table-cell>
          <table:table-cell office:value-type="string" calcext:value-type="string">
            <text:p>mesos</text:p>
          </table:table-cell>
          <table:table-cell office:value-type="string" calcext:value-type="string">
            <text:p>alexr</text:p>
          </table:table-cell>
          <table:table-cell office:value-type="float" office:value="184203" calcext:value-type="float">
            <text:p>184203</text:p>
          </table:table-cell>
          <table:table-cell office:value-type="float" office:value="260272" calcext:value-type="float">
            <text:p>260272</text:p>
          </table:table-cell>
          <table:table-cell table:number-columns-repeated="2"/>
          <table:table-cell office:value-type="string" calcext:value-type="string">
            <text:p>DiffComment</text:p>
          </table:table-cell>
          <table:table-cell office:value-type="string" calcext:value-type="string">
            <text:p>anandmazumdar</text:p>
          </table:table-cell>
          <table:table-cell office:value-type="string" calcext:value-type="string">
            <text:p>2017-08-31T07:07:29Z</text:p>
          </table:table-cell>
          <table:table-cell office:value-type="string" calcext:value-type="string">
            <text:p>This is not neccessarily true. An error can also be due to other things like providing the wrong master URL etc.</text:p>
            <text:p/>
            <text:p>Can we clarify here that we do this workaround to mimic the invariant of the v1 interface that we can only receive an event after successfully connecting with the master?</text:p>
          </table:table-cell>
          <table:table-cell table:style-name="Default" office:value-type="string" calcext:value-type="string">
            <text:p>false</text:p>
          </table:table-cell>
          <table:table-cell office:value-type="string" calcext:value-type="string">
            <text:p>documentation</text:p>
          </table:table-cell>
          <table:table-cell office:value-type="string" calcext:value-type="string">
            <text:p>true</text:p>
          </table:table-cell>
        </table:table-row>
        <table:table-row table:style-name="ro1">
          <table:table-cell office:value-type="float" office:value="25285" calcext:value-type="float">
            <text:p>25285</text:p>
          </table:table-cell>
          <table:table-cell office:value-type="string" calcext:value-type="string">
            <text:p>aurora</text:p>
          </table:table-cell>
          <table:table-cell office:value-type="string" calcext:value-type="string">
            <text:p>wfarner</text:p>
          </table:table-cell>
          <table:table-cell office:value-type="float" office:value="52203" calcext:value-type="float">
            <text:p>52203</text:p>
          </table:table-cell>
          <table:table-cell table:number-columns-repeated="3"/>
          <table:table-cell office:value-type="string" calcext:value-type="string">
            <text:p>Review.body_top</text:p>
          </table:table-cell>
          <table:table-cell office:value-type="string" calcext:value-type="string">
            <text:p>davmclau</text:p>
          </table:table-cell>
          <table:table-cell office:value-type="string" calcext:value-type="string">
            <text:p>2014-09-03T18:03:2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4">
          <table:table-cell office:value-type="float" office:value="63973" calcext:value-type="float">
            <text:p>63973</text:p>
          </table:table-cell>
          <table:table-cell office:value-type="string" calcext:value-type="string">
            <text:p>aurora</text:p>
          </table:table-cell>
          <table:table-cell office:value-type="string" calcext:value-type="string">
            <text:p>jly</text:p>
          </table:table-cell>
          <table:table-cell office:value-type="float" office:value="191938" calcext:value-type="float">
            <text:p>191938</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7-11-27T21:25:54Z</text:p>
          </table:table-cell>
          <table:table-cell office:value-type="string" calcext:value-type="string">
            <text:p>Master (0f3dc93) is red with this patch.</text:p>
            <text:p>  ./build-support/jenkins/build.sh</text:p>
            <text:p/>
            <text:p>                     DEBUG] Flipping task state from FINALIZING to SUCCESS</text:p>
            <text:p>                     DEBUG] Flipping task state from FINALIZING to SUCCESS</text:p>
            <text:p>                     DEBUG] Flipping task state from FINALIZING to SUCCESS</text:p>
            <text:p>                     DEBUG] Flipping task state from FINALIZING to SUCCESS</text:p>
            <text:p>                     DEBUG] Flipping task state from FINALIZING to SUCCESS</text:p>
            <text:p>                     DEBUG] Flipping task state from FINALIZING to SUCCESS</text:p>
            <text:p>                     DEBUG] Flipping task state from FINALIZING to SUCCESS</text:p>
            <text:p>                     DEBUG] Flipping task state from FINALIZING to SUCCESS</text:p>
            <text:p>                     DEBUG] Flipping task state from FINALIZING to SUCCESS</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DEBUG] /tmp/tmpNvpTwG/checkpoints/hello_world-001/runner has no data (current offset = 613)</text:p>
            <text:p>                      generated xml file: /home/jenkins/jenkins-slave/workspace/AuroraBot/dist/test-results/aaf4d108c31293299a0839bdc404a91802f80937.xml </text:p>
            <text:p>                     [1m[31m 1 failed, 795 passed, 6 skipped, 1 warnings in 339.44 seconds [0m</text:p>
            <text:p>                     </text:p>
            <text:p>FAILURE</text:p>
            <text:p/>
            <text:p/>
            <text:p>21:25:48 06:26   [complete][31m</text:p>
            <text:p>               FAILURE[0m</text:p>
            <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14686" calcext:value-type="float">
            <text:p>14686</text:p>
          </table:table-cell>
          <table:table-cell office:value-type="string" calcext:value-type="string">
            <text:p>mesos</text:p>
          </table:table-cell>
          <table:table-cell office:value-type="string" calcext:value-type="string">
            <text:p>jieyu</text:p>
          </table:table-cell>
          <table:table-cell office:value-type="float" office:value="27222" calcext:value-type="float">
            <text:p>27222</text:p>
          </table:table-cell>
          <table:table-cell office:value-type="float" office:value="53008" calcext:value-type="float">
            <text:p>53008</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3-10-19T23:35:17Z</text:p>
          </table:table-cell>
          <table:table-cell office:value-type="string" calcext:value-type="string">
            <text:p>Self seems a bit weird, when I looked at how it was used below I think I'd prefer people just use the explicit process type.</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3">
          <table:table-cell office:value-type="float" office:value="24924" calcext:value-type="float">
            <text:p>24924</text:p>
          </table:table-cell>
          <table:table-cell office:value-type="string" calcext:value-type="string">
            <text:p>hbase-git</text:p>
          </table:table-cell>
          <table:table-cell office:value-type="string" calcext:value-type="string">
            <text:p>octo47</text:p>
          </table:table-cell>
          <table:table-cell office:value-type="float" office:value="52924" calcext:value-type="float">
            <text:p>52924</text:p>
          </table:table-cell>
          <table:table-cell office:value-type="float" office:value="92157" calcext:value-type="float">
            <text:p>92157</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4-09-10T20:25:07Z</text:p>
          </table:table-cell>
          <table:table-cell office:value-type="string" calcext:value-type="string">
            <text:p>I see now how you want to use TableDescriptors and TableDescriptor.  Makes sense except bit of a prob going by their content.  Could TableDescriptor be audience private?</text:p>
            <text:p/>
            <text:p>Yes, sure. It should be private, it has no use out of the master (and support tools like HBCK)</text:p>
          </table:table-cell>
          <table:table-cell table:style-name="Default" office:value-type="string" calcext:value-type="string">
            <text:p>true</text:p>
          </table:table-cell>
          <table:table-cell office:value-type="string" calcext:value-type="string">
            <text:p>encapsulation</text:p>
          </table:table-cell>
          <table:table-cell/>
        </table:table-row>
        <table:table-row table:style-name="ro1">
          <table:table-cell office:value-type="float" office:value="54430" calcext:value-type="float">
            <text:p>54430</text:p>
          </table:table-cell>
          <table:table-cell office:value-type="string" calcext:value-type="string">
            <text:p>atlas</text:p>
          </table:table-cell>
          <table:table-cell office:value-type="string" calcext:value-type="string">
            <text:p>davidrad</text:p>
          </table:table-cell>
          <table:table-cell office:value-type="float" office:value="158352" calcext:value-type="float">
            <text:p>158352</text:p>
          </table:table-cell>
          <table:table-cell office:value-type="float" office:value="229115" calcext:value-type="float">
            <text:p>229115</text:p>
          </table:table-cell>
          <table:table-cell table:number-columns-repeated="2"/>
          <table:table-cell office:value-type="string" calcext:value-type="string">
            <text:p>DiffComment</text:p>
          </table:table-cell>
          <table:table-cell office:value-type="string" calcext:value-type="string">
            <text:p>apoorvnaik</text:p>
          </table:table-cell>
          <table:table-cell office:value-type="string" calcext:value-type="string">
            <text:p>2016-12-15T13:28:36Z</text:p>
          </table:table-cell>
          <table:table-cell office:value-type="string" calcext:value-type="string">
            <text:p>No concatenations in the info string, please use template/variable placeholder "{}"</text:p>
          </table:table-cell>
          <table:table-cell table:style-name="Default" office:value-type="string" calcext:value-type="string">
            <text:p>false</text:p>
          </table:table-cell>
          <table:table-cell office:value-type="string" calcext:value-type="string">
            <text:p>logMessage</text:p>
          </table:table-cell>
          <table:table-cell/>
        </table:table-row>
        <table:table-row table:style-name="ro1">
          <table:table-cell office:value-type="float" office:value="48614" calcext:value-type="float">
            <text:p>48614</text:p>
          </table:table-cell>
          <table:table-cell office:value-type="string" calcext:value-type="string">
            <text:p>mesos</text:p>
          </table:table-cell>
          <table:table-cell office:value-type="string" calcext:value-type="string">
            <text:p>deshna</text:p>
          </table:table-cell>
          <table:table-cell office:value-type="float" office:value="138505" calcext:value-type="float">
            <text:p>138505</text:p>
          </table:table-cell>
          <table:table-cell table:number-columns-repeated="3"/>
          <table:table-cell office:value-type="string" calcext:value-type="string">
            <text:p>Review.body_top</text:p>
          </table:table-cell>
          <table:table-cell office:value-type="string" calcext:value-type="string">
            <text:p>vinodkone</text:p>
          </table:table-cell>
          <table:table-cell office:value-type="string" calcext:value-type="string">
            <text:p>2016-06-20T00:25:1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62129" calcext:value-type="float">
            <text:p>62129</text:p>
          </table:table-cell>
          <table:table-cell office:value-type="string" calcext:value-type="string">
            <text:p>atlas</text:p>
          </table:table-cell>
          <table:table-cell office:value-type="string" calcext:value-type="string">
            <text:p>apoorvnaik</text:p>
          </table:table-cell>
          <table:table-cell office:value-type="float" office:value="184749" calcext:value-type="float">
            <text:p>184749</text:p>
          </table:table-cell>
          <table:table-cell office:value-type="float" office:value="260951" calcext:value-type="float">
            <text:p>260951</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7-09-06T23:39:13Z</text:p>
          </table:table-cell>
          <table:table-cell office:value-type="string" calcext:value-type="string">
            <text:p>This is needed only for String type attributes, right?</text:p>
            <text:p/>
            <text:p>Yes that's correct, I'll modify the check to take the type into consideration as well.</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46820" calcext:value-type="float">
            <text:p>46820</text:p>
          </table:table-cell>
          <table:table-cell office:value-type="string" calcext:value-type="string">
            <text:p>ambari</text:p>
          </table:table-cell>
          <table:table-cell office:value-type="string" calcext:value-type="string">
            <text:p>sshridhar</text:p>
          </table:table-cell>
          <table:table-cell office:value-type="float" office:value="131146" calcext:value-type="float">
            <text:p>131146</text:p>
          </table:table-cell>
          <table:table-cell office:value-type="float" office:value="195078" calcext:value-type="float">
            <text:p>195078</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6-04-29T17:37:08Z</text:p>
          </table:table-cell>
          <table:table-cell office:value-type="string" calcext:value-type="string">
            <text:p>this is inefficient, just check &gt; 0 and &lt; 100. the range function creates a list every time</text:p>
          </table:table-cell>
          <table:table-cell table:style-name="Default" office:value-type="string" calcext:value-type="string">
            <text:p>true</text:p>
          </table:table-cell>
          <table:table-cell office:value-type="string" calcext:value-type="string">
            <text:p>betterSolution;performance</text:p>
          </table:table-cell>
          <table:table-cell/>
        </table:table-row>
        <table:table-row table:style-name="ro1">
          <table:table-cell office:value-type="float" office:value="63694" calcext:value-type="float">
            <text:p>63694</text:p>
          </table:table-cell>
          <table:table-cell office:value-type="string" calcext:value-type="string">
            <text:p>mesos</text:p>
          </table:table-cell>
          <table:table-cell office:value-type="string" calcext:value-type="string">
            <text:p>ArmandGrillet</text:p>
          </table:table-cell>
          <table:table-cell office:value-type="float" office:value="190740" calcext:value-type="float">
            <text:p>190740</text:p>
          </table:table-cell>
          <table:table-cell table:number-columns-repeated="3"/>
          <table:table-cell office:value-type="string" calcext:value-type="string">
            <text:p>Review.body_top</text:p>
          </table:table-cell>
          <table:table-cell office:value-type="string" calcext:value-type="string">
            <text:p>alexr</text:p>
          </table:table-cell>
          <table:table-cell office:value-type="string" calcext:value-type="string">
            <text:p>2017-11-10T17:02:01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3">
          <table:table-cell office:value-type="float" office:value="18625" calcext:value-type="float">
            <text:p>18625</text:p>
          </table:table-cell>
          <table:table-cell office:value-type="string" calcext:value-type="string">
            <text:p>accumulo</text:p>
          </table:table-cell>
          <table:table-cell office:value-type="string" calcext:value-type="string">
            <text:p>jpmcnamee</text:p>
          </table:table-cell>
          <table:table-cell office:value-type="float" office:value="37247" calcext:value-type="float">
            <text:p>37247</text:p>
          </table:table-cell>
          <table:table-cell table:number-columns-repeated="3"/>
          <table:table-cell office:value-type="string" calcext:value-type="string">
            <text:p>Review.body_top</text:p>
          </table:table-cell>
          <table:table-cell office:value-type="string" calcext:value-type="string">
            <text:p>kturner</text:p>
          </table:table-cell>
          <table:table-cell office:value-type="string" calcext:value-type="string">
            <text:p>2014-03-14T18:52:43Z</text:p>
          </table:table-cell>
          <table:table-cell office:value-type="string" calcext:value-type="string">
            <text:p>* should remove old upgrade_test.sh script in the patch</text:p>
            <text:p>* maybe format README w/ vim gq</text:p>
            <text:p>* spellcheck README, saw the following : Usfull outpout consol</text:p>
            <text:p>* Should to start/stop user provided hadoop or zookeeper.  Too many unknowns in test env, for example zookeeper and hadoop could be running as different users.</text:p>
            <text:p>* maybe clear tmp dirs used by test when it starts (if I use two different 1.6.0-SNAPSHOT tar balls, do not want interference)</text:p>
            <text:p>* I tried running the script and ran into ACCUMULO-2140.  After the upgrade the test were complaining that test_ingest did not exist.  I looked at the logs and saw that verify was running before upgrade ran in the master.   I think the script should wait for hdfs://nn/accumuloTest/version to change before running post test.</text:p>
          </table:table-cell>
          <table:table-cell table:style-name="Default" office:value-type="string" calcext:value-type="string">
            <text:p>true</text:p>
          </table:table-cell>
          <table:table-cell office:value-type="string" calcext:value-type="string">
            <text:p>betterSolution;formatting;testDesign</text:p>
          </table:table-cell>
          <table:table-cell/>
        </table:table-row>
        <table:table-row table:style-name="ro2">
          <table:table-cell office:value-type="float" office:value="36179" calcext:value-type="float">
            <text:p>36179</text:p>
          </table:table-cell>
          <table:table-cell office:value-type="string" calcext:value-type="string">
            <text:p>mesos</text:p>
          </table:table-cell>
          <table:table-cell office:value-type="string" calcext:value-type="string">
            <text:p>haosdent</text:p>
          </table:table-cell>
          <table:table-cell office:value-type="float" office:value="90398" calcext:value-type="float">
            <text:p>90398</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5-07-04T19:17:49Z</text:p>
          </table:table-cell>
          <table:table-cell office:value-type="string" calcext:value-type="string">
            <text:p>Patch looks great!</text:p>
            <text:p/>
            <text:p>Reviews applied: [36179]</text:p>
            <text:p/>
            <text:p>All tests passed.</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34622" calcext:value-type="float">
            <text:p>34622</text:p>
          </table:table-cell>
          <table:table-cell office:value-type="string" calcext:value-type="string">
            <text:p>ambari</text:p>
          </table:table-cell>
          <table:table-cell office:value-type="string" calcext:value-type="string">
            <text:p>jhurley</text:p>
          </table:table-cell>
          <table:table-cell office:value-type="float" office:value="85041" calcext:value-type="float">
            <text:p>85041</text:p>
          </table:table-cell>
          <table:table-cell office:value-type="float" office:value="136512" calcext:value-type="float">
            <text:p>136512</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5-05-23T01:18:35Z</text:p>
          </table:table-cell>
          <table:table-cell office:value-type="string" calcext:value-type="string">
            <text:p>"== 0" should be outside of cmp.</text:p>
            <text:p/>
            <text:p>Geez - good eye! Luckily this is a safety condition, so it doesn't affect the testing.</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7">
          <table:table-cell office:value-type="float" office:value="30482" calcext:value-type="float">
            <text:p>30482</text:p>
          </table:table-cell>
          <table:table-cell office:value-type="string" calcext:value-type="string">
            <text:p>kafka</text:p>
          </table:table-cell>
          <table:table-cell office:value-type="string" calcext:value-type="string">
            <text:p>guwang</text:p>
          </table:table-cell>
          <table:table-cell office:value-type="float" office:value="70535" calcext:value-type="float">
            <text:p>70535</text:p>
          </table:table-cell>
          <table:table-cell office:value-type="float" office:value="115745" calcext:value-type="float">
            <text:p>115745</text:p>
          </table:table-cell>
          <table:table-cell table:number-columns-repeated="2"/>
          <table:table-cell office:value-type="string" calcext:value-type="string">
            <text:p>DiffComment</text:p>
          </table:table-cell>
          <table:table-cell office:value-type="string" calcext:value-type="string">
            <text:p>onurkaraman</text:p>
          </table:table-cell>
          <table:table-cell office:value-type="string" calcext:value-type="string">
            <text:p>2015-02-02T10:34:23Z</text:p>
          </table:table-cell>
          <table:table-cell office:value-type="string" calcext:value-type="string">
            <text:p>groupId is already a string, so this can be simplified to:</text:p>
            <text:p>override def keyLabel = groupId</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5">
          <table:table-cell office:value-type="float" office:value="52300" calcext:value-type="float">
            <text:p>52300</text:p>
          </table:table-cell>
          <table:table-cell office:value-type="string" calcext:value-type="string">
            <text:p>aurora</text:p>
          </table:table-cell>
          <table:table-cell office:value-type="string" calcext:value-type="string">
            <text:p>jingchen</text:p>
          </table:table-cell>
          <table:table-cell office:value-type="float" office:value="151005" calcext:value-type="float">
            <text:p>151005</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6-09-30T10:28:06Z</text:p>
          </table:table-cell>
          <table:table-cell office:value-type="string" calcext:value-type="string">
            <text:p>Master (655105d) is green with this patch.</text:p>
            <text:p>  ./build-support/jenkins/build.sh</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49518" calcext:value-type="float">
            <text:p>49518</text:p>
          </table:table-cell>
          <table:table-cell office:value-type="string" calcext:value-type="string">
            <text:p>mesos</text:p>
          </table:table-cell>
          <table:table-cell office:value-type="string" calcext:value-type="string">
            <text:p>zhitao</text:p>
          </table:table-cell>
          <table:table-cell office:value-type="float" office:value="140952" calcext:value-type="float">
            <text:p>140952</text:p>
          </table:table-cell>
          <table:table-cell table:number-columns-repeated="3"/>
          <table:table-cell office:value-type="string" calcext:value-type="string">
            <text:p>Review.body_top</text:p>
          </table:table-cell>
          <table:table-cell office:value-type="string" calcext:value-type="string">
            <text:p>anandmazumdar</text:p>
          </table:table-cell>
          <table:table-cell office:value-type="string" calcext:value-type="string">
            <text:p>2016-07-06T05:43:26Z</text:p>
          </table:table-cell>
          <table:table-cell office:value-type="string" calcext:value-type="string">
            <text:p>Would be committing it shortly with the following comment fix.</text:p>
          </table:table-cell>
          <table:table-cell table:style-name="Default" office:value-type="string" calcext:value-type="string">
            <text:p>false</text:p>
          </table:table-cell>
          <table:table-cell office:value-type="string" calcext:value-type="string">
            <text:p>documentation;todo</text:p>
          </table:table-cell>
          <table:table-cell/>
        </table:table-row>
        <table:table-row table:style-name="ro20">
          <table:table-cell office:value-type="float" office:value="43477" calcext:value-type="float">
            <text:p>43477</text:p>
          </table:table-cell>
          <table:table-cell office:value-type="string" calcext:value-type="string">
            <text:p>mesos</text:p>
          </table:table-cell>
          <table:table-cell office:value-type="string" calcext:value-type="string">
            <text:p>haosdent</text:p>
          </table:table-cell>
          <table:table-cell office:value-type="float" office:value="128032" calcext:value-type="float">
            <text:p>128032</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4-10T12:31:43Z</text:p>
          </table:table-cell>
          <table:table-cell office:value-type="string" calcext:value-type="string">
            <text:p>Bad patch!</text:p>
            <text:p/>
            <text:p>Reviews applied: [43477, 43475, 43474, 43473, 43472, 43471]</text:p>
            <text:p/>
            <text:p>Failed command: ./support/apply-review.sh -n -r 43471</text:p>
            <text:p/>
            <text:p>Error:</text:p>
            <text:p>2016-04-10 12:31:44 URL:https://reviews.apache.org/r/43471/diff/raw/ [3615/3615] -&gt; "43471.patch" [1]</text:p>
            <text:p>43471.patch:23: trailing whitespace.</text:p>
            <text:p> </text:p>
            <text:p>43471.patch:27: trailing whitespace.</text:p>
            <text:p> </text:p>
            <text:p>43471.patch:62: trailing whitespace.</text:p>
            <text:p> </text:p>
            <text:p>43471.patch:66: trailing whitespace.</text:p>
            <text:p> </text:p>
            <text:p>43471.patch:76: trailing whitespace.</text:p>
            <text:p>     /* We queued the buffer, so don't free it */   </text:p>
            <text:p>warning: 5 lines add whitespace errors.</text:p>
            <text:p>3rdparty/zookeeper-06d3f3f.patch:212: trailing whitespace.</text:p>
            <text:p>+ </text:p>
            <text:p>3rdparty/zookeeper-06d3f3f.patch:216: trailing whitespace.</text:p>
            <text:p>+ </text:p>
            <text:p>3rdparty/zookeeper-3.4.8.patch:34: trailing whitespace.</text:p>
            <text:p>+ </text:p>
            <text:p>3rdparty/zookeeper-3.4.8.patch:38: trailing whitespace.</text:p>
            <text:p>+ </text:p>
            <text:p>3rdparty/zookeeper-3.4.8.patch:48: trailing whitespace.</text:p>
            <text:p>+     /* We queued the buffer, so don't free it */   </text:p>
            <text:p/>
            <text:p>Full log: https://builds.apache.org/job/mesos-reviewbot/12442/console</text:p>
            <text:p/>
            <text:p>Hmm, if remove these whitespace, the `zookeeper-3.4.8.patch` could not apply successfull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42312" calcext:value-type="float">
            <text:p>42312</text:p>
          </table:table-cell>
          <table:table-cell office:value-type="string" calcext:value-type="string">
            <text:p>mesos</text:p>
          </table:table-cell>
          <table:table-cell office:value-type="string" calcext:value-type="string">
            <text:p>hartem</text:p>
          </table:table-cell>
          <table:table-cell office:value-type="float" office:value="114528" calcext:value-type="float">
            <text:p>114528</text:p>
          </table:table-cell>
          <table:table-cell office:value-type="float" office:value="175380" calcext:value-type="float">
            <text:p>175380</text:p>
          </table:table-cell>
          <table:table-cell table:number-columns-repeated="2"/>
          <table:table-cell office:value-type="string" calcext:value-type="string">
            <text:p>DiffComment</text:p>
          </table:table-cell>
          <table:table-cell office:value-type="string" calcext:value-type="string">
            <text:p>adam-mesos</text:p>
          </table:table-cell>
          <table:table-cell office:value-type="string" calcext:value-type="string">
            <text:p>2016-01-14T18:56:42Z</text:p>
          </table:table-cell>
          <table:table-cell office:value-type="string" calcext:value-type="string">
            <text:p>Ross is at Facebook</text:p>
          </table:table-cell>
          <table:table-cell table:style-name="Default" office:value-type="string" calcext:value-type="string">
            <text:p>false</text:p>
          </table:table-cell>
          <table:table-cell table:number-columns-repeated="2"/>
        </table:table-row>
        <table:table-row table:style-name="ro1">
          <table:table-cell office:value-type="float" office:value="10432" calcext:value-type="float">
            <text:p>10432</text:p>
          </table:table-cell>
          <table:table-cell office:value-type="string" calcext:value-type="string">
            <text:p>cloudstack-git</text:p>
          </table:table-cell>
          <table:table-cell office:value-type="string" calcext:value-type="string">
            <text:p>minchen07</text:p>
          </table:table-cell>
          <table:table-cell office:value-type="float" office:value="19097" calcext:value-type="float">
            <text:p>19097</text:p>
          </table:table-cell>
          <table:table-cell table:number-columns-repeated="3"/>
          <table:table-cell office:value-type="string" calcext:value-type="string">
            <text:p>Review.body_top</text:p>
          </table:table-cell>
          <table:table-cell office:value-type="string" calcext:value-type="string">
            <text:p>chip.childers</text:p>
          </table:table-cell>
          <table:table-cell office:value-type="string" calcext:value-type="string">
            <text:p>2013-04-12T18:55:57Z</text:p>
          </table:table-cell>
          <table:table-cell office:value-type="string" calcext:value-type="string">
            <text:p>Applied. <text:s/>Please be sure that this is fixed in master as well.</text:p>
          </table:table-cell>
          <table:table-cell table:style-name="Default" office:value-type="string" calcext:value-type="string">
            <text:p>false</text:p>
          </table:table-cell>
          <table:table-cell table:number-columns-repeated="2"/>
        </table:table-row>
        <table:table-row table:style-name="ro13">
          <table:table-cell office:value-type="float" office:value="55132" calcext:value-type="float">
            <text:p>55132</text:p>
          </table:table-cell>
          <table:table-cell office:value-type="string" calcext:value-type="string">
            <text:p>sqoop-trunk</text:p>
          </table:table-cell>
          <table:table-cell office:value-type="string" calcext:value-type="string">
            <text:p>YingCao</text:p>
          </table:table-cell>
          <table:table-cell office:value-type="float" office:value="166509" calcext:value-type="float">
            <text:p>166509</text:p>
          </table:table-cell>
          <table:table-cell table:number-columns-repeated="3"/>
          <table:table-cell office:value-type="string" calcext:value-type="string">
            <text:p>Review.body_top</text:p>
          </table:table-cell>
          <table:table-cell office:value-type="string" calcext:value-type="string">
            <text:p>vasas</text:p>
          </table:table-cell>
          <table:table-cell office:value-type="string" calcext:value-type="string">
            <text:p>2017-02-23T12:23:29Z</text:p>
          </table:table-cell>
          <table:table-cell office:value-type="string" calcext:value-type="string">
            <text:p>Hi Ying,</text:p>
            <text:p/>
            <text:p>Thank you for the patch! I think the code you added works correctly, however there are a few minor things need to be fixed. See my comments below.</text:p>
            <text:p/>
            <text:p>Regards,</text:p>
            <text:p>Szabolcs</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52357" calcext:value-type="float">
            <text:p>52357</text:p>
          </table:table-cell>
          <table:table-cell office:value-type="string" calcext:value-type="string">
            <text:p>mesos</text:p>
          </table:table-cell>
          <table:table-cell office:value-type="string" calcext:value-type="string">
            <text:p>gaston</text:p>
          </table:table-cell>
          <table:table-cell office:value-type="float" office:value="150922" calcext:value-type="float">
            <text:p>150922</text:p>
          </table:table-cell>
          <table:table-cell office:value-type="float" office:value="219012" calcext:value-type="float">
            <text:p>219012</text:p>
          </table:table-cell>
          <table:table-cell table:number-columns-repeated="2"/>
          <table:table-cell office:value-type="string" calcext:value-type="string">
            <text:p>DiffComment</text:p>
          </table:table-cell>
          <table:table-cell office:value-type="string" calcext:value-type="string">
            <text:p>alexr</text:p>
          </table:table-cell>
          <table:table-cell office:value-type="string" calcext:value-type="string">
            <text:p>2016-09-30T11:29:38Z</text:p>
          </table:table-cell>
          <table:table-cell office:value-type="string" calcext:value-type="string">
            <text:p>.WillRepeatedly(Return()) <text:s/>// Ignore subsequent updates.</text:p>
          </table:table-cell>
          <table:table-cell table:style-name="Default" office:value-type="string" calcext:value-type="string">
            <text:p>true</text:p>
          </table:table-cell>
          <table:table-cell office:value-type="string" calcext:value-type="string">
            <text:p>bug</text:p>
          </table:table-cell>
          <table:table-cell office:value-type="string" calcext:value-type="string">
            <text:p>true</text:p>
          </table:table-cell>
        </table:table-row>
        <table:table-row table:style-name="ro1">
          <table:table-cell office:value-type="float" office:value="25111" calcext:value-type="float">
            <text:p>25111</text:p>
          </table:table-cell>
          <table:table-cell office:value-type="string" calcext:value-type="string">
            <text:p>mesos</text:p>
          </table:table-cell>
          <table:table-cell office:value-type="string" calcext:value-type="string">
            <text:p>preillyme</text:p>
          </table:table-cell>
          <table:table-cell office:value-type="float" office:value="51753" calcext:value-type="float">
            <text:p>51753</text:p>
          </table:table-cell>
          <table:table-cell office:value-type="float" office:value="90346" calcext:value-type="float">
            <text:p>90346</text:p>
          </table:table-cell>
          <table:table-cell table:number-columns-repeated="2"/>
          <table:table-cell office:value-type="string" calcext:value-type="string">
            <text:p>DiffComment</text:p>
          </table:table-cell>
          <table:table-cell office:value-type="string" calcext:value-type="string">
            <text:p>adam-mesos</text:p>
          </table:table-cell>
          <table:table-cell office:value-type="string" calcext:value-type="string">
            <text:p>2014-08-28T16:16:13Z</text:p>
          </table:table-cell>
          <table:table-cell office:value-type="string" calcext:value-type="string">
            <text:p>Precede with a blank lin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4342" calcext:value-type="float">
            <text:p>64342</text:p>
          </table:table-cell>
          <table:table-cell office:value-type="string" calcext:value-type="string">
            <text:p>mesos</text:p>
          </table:table-cell>
          <table:table-cell office:value-type="string" calcext:value-type="string">
            <text:p>bennoe</text:p>
          </table:table-cell>
          <table:table-cell office:value-type="float" office:value="192880" calcext:value-type="float">
            <text:p>192880</text:p>
          </table:table-cell>
          <table:table-cell table:number-columns-repeated="3"/>
          <table:table-cell office:value-type="string" calcext:value-type="string">
            <text:p>Review.body_top</text:p>
          </table:table-cell>
          <table:table-cell office:value-type="string" calcext:value-type="string">
            <text:p>bbannier</text:p>
          </table:table-cell>
          <table:table-cell office:value-type="string" calcext:value-type="string">
            <text:p>2017-12-05T16:39:3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3795" calcext:value-type="float">
            <text:p>63795</text:p>
          </table:table-cell>
          <table:table-cell office:value-type="string" calcext:value-type="string">
            <text:p>mesos</text:p>
          </table:table-cell>
          <table:table-cell office:value-type="string" calcext:value-type="string">
            <text:p>qianzhang</text:p>
          </table:table-cell>
          <table:table-cell office:value-type="float" office:value="191849" calcext:value-type="float">
            <text:p>191849</text:p>
          </table:table-cell>
          <table:table-cell table:number-columns-repeated="3"/>
          <table:table-cell office:value-type="string" calcext:value-type="string">
            <text:p>Review.body_top</text:p>
          </table:table-cell>
          <table:table-cell office:value-type="string" calcext:value-type="string">
            <text:p>asridharan</text:p>
          </table:table-cell>
          <table:table-cell office:value-type="string" calcext:value-type="string">
            <text:p>2017-11-25T11:49:16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4404" calcext:value-type="float">
            <text:p>54404</text:p>
          </table:table-cell>
          <table:table-cell office:value-type="string" calcext:value-type="string">
            <text:p>ambari</text:p>
          </table:table-cell>
          <table:table-cell office:value-type="string" calcext:value-type="string">
            <text:p>afernandez</text:p>
          </table:table-cell>
          <table:table-cell office:value-type="float" office:value="158286" calcext:value-type="float">
            <text:p>158286</text:p>
          </table:table-cell>
          <table:table-cell table:number-columns-repeated="3"/>
          <table:table-cell office:value-type="string" calcext:value-type="string">
            <text:p>Review.body_top</text:p>
          </table:table-cell>
          <table:table-cell office:value-type="string" calcext:value-type="string">
            <text:p>sshridhar</text:p>
          </table:table-cell>
          <table:table-cell office:value-type="string" calcext:value-type="string">
            <text:p>2016-12-07T01:14:06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60604" calcext:value-type="float">
            <text:p>60604</text:p>
          </table:table-cell>
          <table:table-cell office:value-type="string" calcext:value-type="string">
            <text:p>ambari</text:p>
          </table:table-cell>
          <table:table-cell office:value-type="string" calcext:value-type="string">
            <text:p>adoroszlai</text:p>
          </table:table-cell>
          <table:table-cell office:value-type="float" office:value="179697" calcext:value-type="float">
            <text:p>179697</text:p>
          </table:table-cell>
          <table:table-cell office:value-type="float" office:value="254517" calcext:value-type="float">
            <text:p>254517</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7-07-05T20:15:34Z</text:p>
          </table:table-cell>
          <table:table-cell office:value-type="string" calcext:value-type="string">
            <text:p>Given that this is related to records in host_role_command, stage, request, we may need to delete some of those records as well and do a DB purge.</text:p>
            <text:p/>
            <text:p>That was my comment from earlier. However, both Attila and I tested this out and there were no issues seen from just removing the upgrade records.</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
          <table:table-cell office:value-type="float" office:value="16037" calcext:value-type="float">
            <text:p>16037</text:p>
          </table:table-cell>
          <table:table-cell office:value-type="string" calcext:value-type="string">
            <text:p>hive-git</text:p>
          </table:table-cell>
          <table:table-cell office:value-type="string" calcext:value-type="string">
            <text:p>analog.sony</text:p>
          </table:table-cell>
          <table:table-cell office:value-type="float" office:value="29829" calcext:value-type="float">
            <text:p>29829</text:p>
          </table:table-cell>
          <table:table-cell office:value-type="float" office:value="57306" calcext:value-type="float">
            <text:p>57306</text:p>
          </table:table-cell>
          <table:table-cell table:number-columns-repeated="2"/>
          <table:table-cell office:value-type="string" calcext:value-type="string">
            <text:p>DiffComment</text:p>
          </table:table-cell>
          <table:table-cell office:value-type="string" calcext:value-type="string">
            <text:p>thejas</text:p>
          </table:table-cell>
          <table:table-cell office:value-type="string" calcext:value-type="string">
            <text:p>2013-12-06T06:12:57Z</text:p>
          </table:table-cell>
          <table:table-cell office:value-type="string" calcext:value-type="string">
            <text:p>can you drop the new database as well ?</text:p>
          </table:table-cell>
          <table:table-cell table:style-name="Default" office:value-type="string" calcext:value-type="string">
            <text:p>true</text:p>
          </table:table-cell>
          <table:table-cell office:value-type="string" calcext:value-type="string">
            <text:p>testDesign</text:p>
          </table:table-cell>
          <table:table-cell/>
        </table:table-row>
        <table:table-row table:style-name="ro32">
          <table:table-cell office:value-type="float" office:value="22692" calcext:value-type="float">
            <text:p>22692</text:p>
          </table:table-cell>
          <table:table-cell office:value-type="string" calcext:value-type="string">
            <text:p>cloudstack-git</text:p>
          </table:table-cell>
          <table:table-cell office:value-type="string" calcext:value-type="string">
            <text:p>Chandanp</text:p>
          </table:table-cell>
          <table:table-cell office:value-type="float" office:value="47864" calcext:value-type="float">
            <text:p>47864</text:p>
          </table:table-cell>
          <table:table-cell table:number-columns-repeated="3"/>
          <table:table-cell office:value-type="string" calcext:value-type="string">
            <text:p>Review.body_top</text:p>
          </table:table-cell>
          <table:table-cell office:value-type="string" calcext:value-type="string">
            <text:p>santhoshe</text:p>
          </table:table-cell>
          <table:table-cell office:value-type="string" calcext:value-type="string">
            <text:p>2014-07-16T10:58:04Z</text:p>
          </table:table-cell>
          <table:table-cell office:value-type="string" calcext:value-type="string">
            <text:p>Patch failed to apply cleanly on master, please check.</text:p>
            <text:p/>
            <text:p>Applying: Test Suite for Testing Remote Access VPN on VPC</text:p>
            <text:p>/home/santhosh/softwares/cs_master/cloudstack/.git/rebase-apply/patch:74: trailing whitespace.</text:p>
            <text:p>                    </text:p>
            <text:p>/home/santhosh/softwares/cs_master/cloudstack/.git/rebase-apply/patch:75: trailing whitespace.</text:p>
            <text:p>        </text:p>
            <text:p>/home/santhosh/softwares/cs_master/cloudstack/.git/rebase-apply/patch:80: trailing whitespace.</text:p>
            <text:p>        </text:p>
            <text:p>/home/santhosh/softwares/cs_master/cloudstack/.git/rebase-apply/patch:81: trailing whitespace.</text:p>
            <text:p>        cls.debug("Obtain the Admin's API Client")                                </text:p>
            <text:p>/home/santhosh/softwares/cs_master/cloudstack/.git/rebase-apply/patch:85: trailing whitespace.</text:p>
            <text:p>        </text:p>
            <text:p>warning: squelched 175 whitespace errors</text:p>
            <text:p>warning: 180 lines add whitespace errors.</text:p>
            <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2">
          <table:table-cell office:value-type="float" office:value="48455" calcext:value-type="float">
            <text:p>48455</text:p>
          </table:table-cell>
          <table:table-cell office:value-type="string" calcext:value-type="string">
            <text:p>mesos</text:p>
          </table:table-cell>
          <table:table-cell office:value-type="string" calcext:value-type="string">
            <text:p>gyliu</text:p>
          </table:table-cell>
          <table:table-cell office:value-type="float" office:value="136765" calcext:value-type="float">
            <text:p>136765</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6-09T06:59:53Z</text:p>
          </table:table-cell>
          <table:table-cell office:value-type="string" calcext:value-type="string">
            <text:p>Patch looks great!</text:p>
            <text:p/>
            <text:p>Reviews applied: [48455]</text:p>
            <text:p/>
            <text:p>Passed command: export OS='ubuntu:14.04' BUILDTOOL='autotools' COMPILER='gcc' CONFIGURATION='--verbose' ENVIRONMENT='GLOG_v=1 MESOS_VERBOSE=1'; ./support/docker_build.sh</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40922" calcext:value-type="float">
            <text:p>40922</text:p>
          </table:table-cell>
          <table:table-cell office:value-type="string" calcext:value-type="string">
            <text:p>aurora</text:p>
          </table:table-cell>
          <table:table-cell office:value-type="string" calcext:value-type="string">
            <text:p>mhrabovcin</text:p>
          </table:table-cell>
          <table:table-cell office:value-type="float" office:value="113281" calcext:value-type="float">
            <text:p>113281</text:p>
          </table:table-cell>
          <table:table-cell office:value-type="float" office:value="173814" calcext:value-type="float">
            <text:p>173814</text:p>
          </table:table-cell>
          <table:table-cell table:number-columns-repeated="2"/>
          <table:table-cell office:value-type="string" calcext:value-type="string">
            <text:p>DiffComment</text:p>
          </table:table-cell>
          <table:table-cell office:value-type="string" calcext:value-type="string">
            <text:p>jsirois</text:p>
          </table:table-cell>
          <table:table-cell office:value-type="string" calcext:value-type="string">
            <text:p>2016-01-07T19:27:41Z</text:p>
          </table:table-cell>
          <table:table-cell office:value-type="string" calcext:value-type="string">
            <text:p>when ending a subprocess.</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61804" calcext:value-type="float">
            <text:p>61804</text:p>
          </table:table-cell>
          <table:table-cell office:value-type="string" calcext:value-type="string">
            <text:p>aurora</text:p>
          </table:table-cell>
          <table:table-cell office:value-type="string" calcext:value-type="string">
            <text:p>jly</text:p>
          </table:table-cell>
          <table:table-cell office:value-type="float" office:value="183442" calcext:value-type="float">
            <text:p>183442</text:p>
          </table:table-cell>
          <table:table-cell table:number-columns-repeated="3"/>
          <table:table-cell office:value-type="string" calcext:value-type="string">
            <text:p>Review.body_top</text:p>
          </table:table-cell>
          <table:table-cell office:value-type="string" calcext:value-type="string">
            <text:p>sshanmugham</text:p>
          </table:table-cell>
          <table:table-cell office:value-type="string" calcext:value-type="string">
            <text:p>2017-08-22T04:33:27Z</text:p>
          </table:table-cell>
          <table:table-cell office:value-type="string" calcext:value-type="string">
            <text:p>The solution looks good to me. Some simplification suggested.</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10">
          <table:table-cell office:value-type="float" office:value="20210" calcext:value-type="float">
            <text:p>20210</text:p>
          </table:table-cell>
          <table:table-cell office:value-type="string" calcext:value-type="string">
            <text:p>cloudstack-git</text:p>
          </table:table-cell>
          <table:table-cell office:value-type="string" calcext:value-type="string">
            <text:p>bharatk</text:p>
          </table:table-cell>
          <table:table-cell office:value-type="float" office:value="40034" calcext:value-type="float">
            <text:p>40034</text:p>
          </table:table-cell>
          <table:table-cell office:value-type="float" office:value="72831" calcext:value-type="float">
            <text:p>72831</text:p>
          </table:table-cell>
          <table:table-cell table:number-columns-repeated="2"/>
          <table:table-cell office:value-type="string" calcext:value-type="string">
            <text:p>DiffComment</text:p>
          </table:table-cell>
          <table:table-cell office:value-type="string" calcext:value-type="string">
            <text:p>nitin</text:p>
          </table:table-cell>
          <table:table-cell office:value-type="string" calcext:value-type="string">
            <text:p>2014-04-10T17:19:52Z</text:p>
          </table:table-cell>
          <table:table-cell office:value-type="string" calcext:value-type="string">
            <text:p>Why is this required ?</text:p>
            <text:p>This should happen via state machine and not like this. Are you seeing the destroyed not being set ?</text:p>
            <text:p/>
            <text:p>Hi Min,</text:p>
            <text:p/>
            <text:p>There are two fields which can be set to destroyed int the template_store_ref. one is the state and the other is the destroyed flag. Again this is confusing as I am not sure why do we have a destroyed flag and a destroyed state. I think one should be enough.</text:p>
            <text:p/>
            <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3">
          <table:table-cell office:value-type="float" office:value="38161" calcext:value-type="float">
            <text:p>38161</text:p>
          </table:table-cell>
          <table:table-cell office:value-type="string" calcext:value-type="string">
            <text:p>mesos</text:p>
          </table:table-cell>
          <table:table-cell office:value-type="string" calcext:value-type="string">
            <text:p>alexr</text:p>
          </table:table-cell>
          <table:table-cell office:value-type="float" office:value="100993" calcext:value-type="float">
            <text:p>100993</text:p>
          </table:table-cell>
          <table:table-cell office:value-type="float" office:value="158295" calcext:value-type="float">
            <text:p>158295</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5-09-29T19:12:31Z</text:p>
          </table:table-cell>
          <table:table-cell office:value-type="string" calcext:value-type="string">
            <text:p>Don't think you need these comments, we should just s/REGISTRATION_BACKOFF_FACTOR/DEFAULT_REGISTRATION_BACKOFF_FACTOR/ to be more explicit about it. We've started doing this for some of our constants already, but need to continue! :)</text:p>
            <text:p/>
            <text:p>Yep, makes sens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2">
          <table:table-cell office:value-type="float" office:value="33546" calcext:value-type="float">
            <text:p>33546</text:p>
          </table:table-cell>
          <table:table-cell office:value-type="string" calcext:value-type="string">
            <text:p>ranger</text:p>
          </table:table-cell>
          <table:table-cell office:value-type="string" calcext:value-type="string">
            <text:p>rmani</text:p>
          </table:table-cell>
          <table:table-cell office:value-type="float" office:value="81583" calcext:value-type="float">
            <text:p>81583</text:p>
          </table:table-cell>
          <table:table-cell office:value-type="float" office:value="132021" calcext:value-type="float">
            <text:p>132021</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5-04-25T05:52:16Z</text:p>
          </table:table-cell>
          <table:table-cell office:value-type="string" calcext:value-type="string">
            <text:p>Lets say the user is currently in 2 groups { group1, group2 } and the user has been added to another group { group3 }.</text:p>
            <text:p/>
            <text:p>In this scenario, addGroups will only have { group3 }. So ugInfo will only have one group; sending this to ranger-admin will result in the user to be removed from { group1, group2 } and add { group3 }. This is not what we need.</text:p>
            <text:p/>
            <text:p>Can you please review?</text:p>
            <text:p/>
            <text:p>Madhan, I tested this scenario by adding to an existing user with hadoop, hive as group to hdfs group. Here it got added. Exisiting user's group list didn't get overwitten.</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
          <table:table-cell office:value-type="float" office:value="5381" calcext:value-type="float">
            <text:p>5381</text:p>
          </table:table-cell>
          <table:table-cell office:value-type="string" calcext:value-type="string">
            <text:p>hive-git</text:p>
          </table:table-cell>
          <table:table-cell office:value-type="string" calcext:value-type="string">
            <text:p>prasadm</text:p>
          </table:table-cell>
          <table:table-cell office:value-type="float" office:value="8321" calcext:value-type="float">
            <text:p>8321</text:p>
          </table:table-cell>
          <table:table-cell office:value-type="float" office:value="17932" calcext:value-type="float">
            <text:p>17932</text:p>
          </table:table-cell>
          <table:table-cell table:number-columns-repeated="2"/>
          <table:table-cell office:value-type="string" calcext:value-type="string">
            <text:p>DiffComment</text:p>
          </table:table-cell>
          <table:table-cell office:value-type="string" calcext:value-type="string">
            <text:p>cwsteinbach</text:p>
          </table:table-cell>
          <table:table-cell office:value-type="string" calcext:value-type="string">
            <text:p>2012-06-18T07:56:00Z</text:p>
          </table:table-cell>
          <table:table-cell office:value-type="string" calcext:value-type="string">
            <text:p>The default HiveServer listen port is 10000.</text:p>
          </table:table-cell>
          <table:table-cell table:style-name="Default" office:value-type="string" calcext:value-type="string">
            <text:p>true</text:p>
          </table:table-cell>
          <table:table-cell office:value-type="string" calcext:value-type="string">
            <text:p>configuration</text:p>
          </table:table-cell>
          <table:table-cell/>
        </table:table-row>
        <table:table-row table:style-name="ro1">
          <table:table-cell office:value-type="float" office:value="7072" calcext:value-type="float">
            <text:p>7072</text:p>
          </table:table-cell>
          <table:table-cell office:value-type="string" calcext:value-type="string">
            <text:p>hbase-git</text:p>
          </table:table-cell>
          <table:table-cell office:value-type="string" calcext:value-type="string">
            <text:p>jyates</text:p>
          </table:table-cell>
          <table:table-cell office:value-type="float" office:value="11453" calcext:value-type="float">
            <text:p>11453</text:p>
          </table:table-cell>
          <table:table-cell office:value-type="float" office:value="24545" calcext:value-type="float">
            <text:p>24545</text:p>
          </table:table-cell>
          <table:table-cell table:number-columns-repeated="2"/>
          <table:table-cell office:value-type="string" calcext:value-type="string">
            <text:p>DiffComment</text:p>
          </table:table-cell>
          <table:table-cell office:value-type="string" calcext:value-type="string">
            <text:p>jmhsieh</text:p>
          </table:table-cell>
          <table:table-cell office:value-type="string" calcext:value-type="string">
            <text:p>2012-09-13T14:10:31Z</text:p>
          </table:table-cell>
          <table:table-cell office:value-type="string" calcext:value-type="string">
            <text:p>So from the client point of view we don't know if the SS finished or not. <text:s/>I think we many need an isSnapshotDone method to check, that also makes a distinction if it is complete, if it is still in progress, or if it failed.</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45029" calcext:value-type="float">
            <text:p>45029</text:p>
          </table:table-cell>
          <table:table-cell office:value-type="string" calcext:value-type="string">
            <text:p>atlas</text:p>
          </table:table-cell>
          <table:table-cell office:value-type="string" calcext:value-type="string">
            <text:p>nixonrodrigues</text:p>
          </table:table-cell>
          <table:table-cell office:value-type="float" office:value="127257" calcext:value-type="float">
            <text:p>127257</text:p>
          </table:table-cell>
          <table:table-cell office:value-type="float" office:value="190491" calcext:value-type="float">
            <text:p>190491</text:p>
          </table:table-cell>
          <table:table-cell table:number-columns-repeated="2"/>
          <table:table-cell office:value-type="string" calcext:value-type="string">
            <text:p>DiffComment</text:p>
          </table:table-cell>
          <table:table-cell office:value-type="string" calcext:value-type="string">
            <text:p>yhemanth</text:p>
          </table:table-cell>
          <table:table-cell office:value-type="string" calcext:value-type="string">
            <text:p>2016-04-06T04:25:18Z</text:p>
          </table:table-cell>
          <table:table-cell office:value-type="string" calcext:value-type="string">
            <text:p>Can this file be refreshed? If a new user password is added to the file, how will that get loaded into Atlas server?</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2">
          <table:table-cell office:value-type="float" office:value="40715" calcext:value-type="float">
            <text:p>40715</text:p>
          </table:table-cell>
          <table:table-cell office:value-type="string" calcext:value-type="string">
            <text:p>geode</text:p>
          </table:table-cell>
          <table:table-cell office:value-type="string" calcext:value-type="string">
            <text:p>sboorlagadda</text:p>
          </table:table-cell>
          <table:table-cell office:value-type="float" office:value="108040" calcext:value-type="float">
            <text:p>108040</text:p>
          </table:table-cell>
          <table:table-cell office:value-type="float" office:value="167422" calcext:value-type="float">
            <text:p>167422</text:p>
          </table:table-cell>
          <table:table-cell table:number-columns-repeated="2"/>
          <table:table-cell office:value-type="string" calcext:value-type="string">
            <text:p>DiffComment</text:p>
          </table:table-cell>
          <table:table-cell office:value-type="string" calcext:value-type="string">
            <text:p>dschneider</text:p>
          </table:table-cell>
          <table:table-cell office:value-type="string" calcext:value-type="string">
            <text:p>2015-11-25T19:33:50Z</text:p>
          </table:table-cell>
          <table:table-cell office:value-type="string" calcext:value-type="string">
            <text:p>change "startBridgeServers" to "startCacheServers"</text:p>
            <text:p/>
            <text:p>Anytime you see "bridge" in client/server code change it.</text:p>
            <text:p/>
            <text:p>Why do we pass "this.getCacheServers()" to an instance method? Does it make unit testing easier?</text:p>
            <text:p/>
            <text:p>Yes. To be able to unit test by passing a list of cache servers.</text:p>
          </table:table-cell>
          <table:table-cell table:style-name="Default" office:value-type="string" calcext:value-type="string">
            <text:p>true</text:p>
          </table:table-cell>
          <table:table-cell office:value-type="string" calcext:value-type="string">
            <text:p>clarification;naming</text:p>
          </table:table-cell>
          <table:table-cell/>
        </table:table-row>
        <table:table-row table:style-name="ro1">
          <table:table-cell office:value-type="float" office:value="18841" calcext:value-type="float">
            <text:p>18841</text:p>
          </table:table-cell>
          <table:table-cell office:value-type="string" calcext:value-type="string">
            <text:p>drill-git</text:p>
          </table:table-cell>
          <table:table-cell office:value-type="string" calcext:value-type="string">
            <text:p>StevenMPhillips</text:p>
          </table:table-cell>
          <table:table-cell office:value-type="float" office:value="37600" calcext:value-type="float">
            <text:p>37600</text:p>
          </table:table-cell>
          <table:table-cell office:value-type="float" office:value="69339" calcext:value-type="float">
            <text:p>69339</text:p>
          </table:table-cell>
          <table:table-cell table:number-columns-repeated="2"/>
          <table:table-cell office:value-type="string" calcext:value-type="string">
            <text:p>DiffComment</text:p>
          </table:table-cell>
          <table:table-cell office:value-type="string" calcext:value-type="string">
            <text:p>aditya</text:p>
          </table:table-cell>
          <table:table-cell office:value-type="string" calcext:value-type="string">
            <text:p>2014-03-24T20:47:07Z</text:p>
          </table:table-cell>
          <table:table-cell office:value-type="string" calcext:value-type="string">
            <text:p>result.getBytes() does not exist in 0.96 and later.</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
          <table:table-cell office:value-type="float" office:value="20448" calcext:value-type="float">
            <text:p>20448</text:p>
          </table:table-cell>
          <table:table-cell office:value-type="string" calcext:value-type="string">
            <text:p>zookeeper</text:p>
          </table:table-cell>
          <table:table-cell office:value-type="string" calcext:value-type="string">
            <text:p>rakeshr</text:p>
          </table:table-cell>
          <table:table-cell office:value-type="float" office:value="40998" calcext:value-type="float">
            <text:p>40998</text:p>
          </table:table-cell>
          <table:table-cell office:value-type="float" office:value="74353" calcext:value-type="float">
            <text:p>74353</text:p>
          </table:table-cell>
          <table:table-cell table:number-columns-repeated="2"/>
          <table:table-cell office:value-type="string" calcext:value-type="string">
            <text:p>DiffComment</text:p>
          </table:table-cell>
          <table:table-cell office:value-type="string" calcext:value-type="string">
            <text:p>rgs</text:p>
          </table:table-cell>
          <table:table-cell office:value-type="string" calcext:value-type="string">
            <text:p>2014-04-22T05:17:55Z</text:p>
          </table:table-cell>
          <table:table-cell office:value-type="string" calcext:value-type="string">
            <text:p>"whether watches can be removed..."</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10420" calcext:value-type="float">
            <text:p>10420</text:p>
          </table:table-cell>
          <table:table-cell office:value-type="string" calcext:value-type="string">
            <text:p>mahout</text:p>
          </table:table-cell>
          <table:table-cell office:value-type="string" calcext:value-type="string">
            <text:p>gokhancapan</text:p>
          </table:table-cell>
          <table:table-cell office:value-type="float" office:value="19014" calcext:value-type="float">
            <text:p>19014</text:p>
          </table:table-cell>
          <table:table-cell office:value-type="float" office:value="39508" calcext:value-type="float">
            <text:p>39508</text:p>
          </table:table-cell>
          <table:table-cell table:number-columns-repeated="2"/>
          <table:table-cell office:value-type="string" calcext:value-type="string">
            <text:p>DiffComment</text:p>
          </table:table-cell>
          <table:table-cell office:value-type="string" calcext:value-type="string">
            <text:p>ssc</text:p>
          </table:table-cell>
          <table:table-cell office:value-type="string" calcext:value-type="string">
            <text:p>2013-04-11T17:47:03Z</text:p>
          </table:table-cell>
          <table:table-cell office:value-type="string" calcext:value-type="string">
            <text:p>Avoid star imports</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5133" calcext:value-type="float">
            <text:p>5133</text:p>
          </table:table-cell>
          <table:table-cell office:value-type="string" calcext:value-type="string">
            <text:p>hbase-git</text:p>
          </table:table-cell>
          <table:table-cell office:value-type="string" calcext:value-type="string">
            <text:p>enis</text:p>
          </table:table-cell>
          <table:table-cell office:value-type="float" office:value="7948" calcext:value-type="float">
            <text:p>7948</text:p>
          </table:table-cell>
          <table:table-cell office:value-type="float" office:value="17285" calcext:value-type="float">
            <text:p>17285</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2-05-17T02:01:10Z</text:p>
          </table:table-cell>
          <table:table-cell office:value-type="string" calcext:value-type="string">
            <text:p>The interval can be made shorter.</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12463" calcext:value-type="float">
            <text:p>12463</text:p>
          </table:table-cell>
          <table:table-cell office:value-type="string" calcext:value-type="string">
            <text:p>hbase-git</text:p>
          </table:table-cell>
          <table:table-cell office:value-type="string" calcext:value-type="string">
            <text:p>himanshu</text:p>
          </table:table-cell>
          <table:table-cell office:value-type="float" office:value="23022" calcext:value-type="float">
            <text:p>23022</text:p>
          </table:table-cell>
          <table:table-cell office:value-type="float" office:value="46805" calcext:value-type="float">
            <text:p>46805</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3-07-11T21:06:00Z</text:p>
          </table:table-cell>
          <table:table-cell office:value-type="string" calcext:value-type="string">
            <text:p>Don't get a seqid until after you figure if you are going to flush? <text:s/>Move this line later?</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67417" calcext:value-type="float">
            <text:p>67417</text:p>
          </table:table-cell>
          <table:table-cell office:value-type="string" calcext:value-type="string">
            <text:p>hive-git</text:p>
          </table:table-cell>
          <table:table-cell office:value-type="string" calcext:value-type="string">
            <text:p>jdere</text:p>
          </table:table-cell>
          <table:table-cell office:value-type="float" office:value="204527" calcext:value-type="float">
            <text:p>204527</text:p>
          </table:table-cell>
          <table:table-cell office:value-type="float" office:value="287081" calcext:value-type="float">
            <text:p>287081</text:p>
          </table:table-cell>
          <table:table-cell table:number-columns-repeated="2"/>
          <table:table-cell office:value-type="string" calcext:value-type="string">
            <text:p>DiffComment</text:p>
          </table:table-cell>
          <table:table-cell office:value-type="string" calcext:value-type="string">
            <text:p>ashutoshc</text:p>
          </table:table-cell>
          <table:table-cell office:value-type="string" calcext:value-type="string">
            <text:p>2018-06-11T00:47:32Z</text:p>
          </table:table-cell>
          <table:table-cell office:value-type="string" calcext:value-type="string">
            <text:p>What if if tbl dir in this case is outside of managed warehouse dir? We can either check if it is then either throw denying operation or move tbl dir to managed warehouse dir. We should do either of two.</text:p>
            <text:p/>
            <text:p>It is still possible to have managed tables with a specified location outside the managed tables directory, that has not changed.</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
          <table:table-cell office:value-type="float" office:value="70288" calcext:value-type="float">
            <text:p>70288</text:p>
          </table:table-cell>
          <table:table-cell office:value-type="string" calcext:value-type="string">
            <text:p>mesos</text:p>
          </table:table-cell>
          <table:table-cell office:value-type="string" calcext:value-type="string">
            <text:p>gilbert</text:p>
          </table:table-cell>
          <table:table-cell office:value-type="float" office:value="213964" calcext:value-type="float">
            <text:p>213964</text:p>
          </table:table-cell>
          <table:table-cell office:value-type="float" office:value="300085" calcext:value-type="float">
            <text:p>300085</text:p>
          </table:table-cell>
          <table:table-cell table:number-columns-repeated="2"/>
          <table:table-cell office:value-type="string" calcext:value-type="string">
            <text:p>DiffComment</text:p>
          </table:table-cell>
          <table:table-cell office:value-type="string" calcext:value-type="string">
            <text:p>qianzhang</text:p>
          </table:table-cell>
          <table:table-cell office:value-type="string" calcext:value-type="string">
            <text:p>2019-03-27T23:16:28Z</text:p>
          </table:table-cell>
          <table:table-cell office:value-type="string" calcext:value-type="string">
            <text:p>Why do we want to change the digest here?</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3">
          <table:table-cell office:value-type="float" office:value="15166" calcext:value-type="float">
            <text:p>15166</text:p>
          </table:table-cell>
          <table:table-cell office:value-type="string" calcext:value-type="string">
            <text:p>accumulo</text:p>
          </table:table-cell>
          <table:table-cell office:value-type="string" calcext:value-type="string">
            <text:p>ctubbsii</text:p>
          </table:table-cell>
          <table:table-cell office:value-type="float" office:value="28561" calcext:value-type="float">
            <text:p>28561</text:p>
          </table:table-cell>
          <table:table-cell office:value-type="float" office:value="55382" calcext:value-type="float">
            <text:p>55382</text:p>
          </table:table-cell>
          <table:table-cell table:number-columns-repeated="2"/>
          <table:table-cell office:value-type="string" calcext:value-type="string">
            <text:p>DiffComment</text:p>
          </table:table-cell>
          <table:table-cell office:value-type="string" calcext:value-type="string">
            <text:p>kturner</text:p>
          </table:table-cell>
          <table:table-cell office:value-type="string" calcext:value-type="string">
            <text:p>2013-11-18T21:33:47Z</text:p>
          </table:table-cell>
          <table:table-cell office:value-type="string" calcext:value-type="string">
            <text:p>Can we shorten TableNamespace to just Namespace?  </text:p>
            <text:p/>
            <text:p>That would be nice. I was just trying to differentiate from any other type of namespace, but then everything just became so verbose...</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
          <table:table-cell office:value-type="float" office:value="52515" calcext:value-type="float">
            <text:p>52515</text:p>
          </table:table-cell>
          <table:table-cell office:value-type="string" calcext:value-type="string">
            <text:p>mesos</text:p>
          </table:table-cell>
          <table:table-cell office:value-type="string" calcext:value-type="string">
            <text:p>zhitao</text:p>
          </table:table-cell>
          <table:table-cell office:value-type="float" office:value="151516" calcext:value-type="float">
            <text:p>151516</text:p>
          </table:table-cell>
          <table:table-cell office:value-type="float" office:value="219947" calcext:value-type="float">
            <text:p>219947</text:p>
          </table:table-cell>
          <table:table-cell table:number-columns-repeated="2"/>
          <table:table-cell office:value-type="string" calcext:value-type="string">
            <text:p>DiffComment</text:p>
          </table:table-cell>
          <table:table-cell office:value-type="string" calcext:value-type="string">
            <text:p>anandmazumdar</text:p>
          </table:table-cell>
          <table:table-cell office:value-type="string" calcext:value-type="string">
            <text:p>2016-10-05T23:47:47Z</text:p>
          </table:table-cell>
          <table:table-cell office:value-type="string" calcext:value-type="string">
            <text:p>Ditto</text:p>
          </table:table-cell>
          <table:table-cell table:style-name="Default" office:value-type="string" calcext:value-type="string">
            <text:p>false</text:p>
          </table:table-cell>
          <table:table-cell office:value-type="string" calcext:value-type="string">
            <text:p>previousComment</text:p>
          </table:table-cell>
          <table:table-cell/>
        </table:table-row>
        <table:table-row table:style-name="ro1">
          <table:table-cell office:value-type="float" office:value="46445" calcext:value-type="float">
            <text:p>46445</text:p>
          </table:table-cell>
          <table:table-cell office:value-type="string" calcext:value-type="string">
            <text:p>ambari</text:p>
          </table:table-cell>
          <table:table-cell office:value-type="string" calcext:value-type="string">
            <text:p>jmarron</text:p>
          </table:table-cell>
          <table:table-cell office:value-type="float" office:value="130163" calcext:value-type="float">
            <text:p>130163</text:p>
          </table:table-cell>
          <table:table-cell office:value-type="float" office:value="193860" calcext:value-type="float">
            <text:p>193860</text:p>
          </table:table-cell>
          <table:table-cell table:number-columns-repeated="2"/>
          <table:table-cell office:value-type="string" calcext:value-type="string">
            <text:p>DiffComment</text:p>
          </table:table-cell>
          <table:table-cell office:value-type="string" calcext:value-type="string">
            <text:p>jluniya</text:p>
          </table:table-cell>
          <table:table-cell office:value-type="string" calcext:value-type="string">
            <text:p>2016-04-22T20:23:49Z</text:p>
          </table:table-cell>
          <table:table-cell office:value-type="float" office:value="1" calcext:value-type="float">
            <text:p>1</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3249" calcext:value-type="float">
            <text:p>33249</text:p>
          </table:table-cell>
          <table:table-cell office:value-type="string" calcext:value-type="string">
            <text:p>mesos</text:p>
          </table:table-cell>
          <table:table-cell office:value-type="string" calcext:value-type="string">
            <text:p>jaybuff</text:p>
          </table:table-cell>
          <table:table-cell office:value-type="float" office:value="83319" calcext:value-type="float">
            <text:p>83319</text:p>
          </table:table-cell>
          <table:table-cell table:number-columns-repeated="3"/>
          <table:table-cell office:value-type="string" calcext:value-type="string">
            <text:p>Review.body_top</text:p>
          </table:table-cell>
          <table:table-cell office:value-type="string" calcext:value-type="string">
            <text:p>jieyu</text:p>
          </table:table-cell>
          <table:table-cell office:value-type="string" calcext:value-type="string">
            <text:p>2015-05-11T23:49:42Z</text:p>
          </table:table-cell>
          <table:table-cell office:value-type="string" calcext:value-type="string">
            <text:p>Nice tests! LGTM!</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4784" calcext:value-type="float">
            <text:p>54784</text:p>
          </table:table-cell>
          <table:table-cell office:value-type="string" calcext:value-type="string">
            <text:p>mesos</text:p>
          </table:table-cell>
          <table:table-cell office:value-type="string" calcext:value-type="string">
            <text:p>arojas</text:p>
          </table:table-cell>
          <table:table-cell office:value-type="float" office:value="164581" calcext:value-type="float">
            <text:p>164581</text:p>
          </table:table-cell>
          <table:table-cell office:value-type="float" office:value="236362" calcext:value-type="float">
            <text:p>236362</text:p>
          </table:table-cell>
          <table:table-cell table:number-columns-repeated="2"/>
          <table:table-cell office:value-type="string" calcext:value-type="string">
            <text:p>DiffComment</text:p>
          </table:table-cell>
          <table:table-cell office:value-type="string" calcext:value-type="string">
            <text:p>greggomann</text:p>
          </table:table-cell>
          <table:table-cell office:value-type="string" calcext:value-type="string">
            <text:p>2017-02-15T14:31:43Z</text:p>
          </table:table-cell>
          <table:table-cell office:value-type="string" calcext:value-type="string">
            <text:p>Could you include a comment above the test saying explicitly what we are testing her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49395" calcext:value-type="float">
            <text:p>49395</text:p>
          </table:table-cell>
          <table:table-cell office:value-type="string" calcext:value-type="string">
            <text:p>ambari</text:p>
          </table:table-cell>
          <table:table-cell office:value-type="string" calcext:value-type="string">
            <text:p>prajwal</text:p>
          </table:table-cell>
          <table:table-cell office:value-type="float" office:value="140072" calcext:value-type="float">
            <text:p>140072</text:p>
          </table:table-cell>
          <table:table-cell table:number-columns-repeated="3"/>
          <table:table-cell office:value-type="string" calcext:value-type="string">
            <text:p>Review.body_top</text:p>
          </table:table-cell>
          <table:table-cell office:value-type="string" calcext:value-type="string">
            <text:p>jluniya</text:p>
          </table:table-cell>
          <table:table-cell office:value-type="string" calcext:value-type="string">
            <text:p>2016-06-29T23:49:5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2280" calcext:value-type="float">
            <text:p>62280</text:p>
          </table:table-cell>
          <table:table-cell office:value-type="string" calcext:value-type="string">
            <text:p>hive-git</text:p>
          </table:table-cell>
          <table:table-cell office:value-type="string" calcext:value-type="string">
            <text:p>kgyrtkirk</text:p>
          </table:table-cell>
          <table:table-cell office:value-type="float" office:value="187592" calcext:value-type="float">
            <text:p>187592</text:p>
          </table:table-cell>
          <table:table-cell office:value-type="float" office:value="264613" calcext:value-type="float">
            <text:p>264613</text:p>
          </table:table-cell>
          <table:table-cell table:number-columns-repeated="2"/>
          <table:table-cell office:value-type="string" calcext:value-type="string">
            <text:p>DiffComment</text:p>
          </table:table-cell>
          <table:table-cell office:value-type="string" calcext:value-type="string">
            <text:p>ashutoshc</text:p>
          </table:table-cell>
          <table:table-cell office:value-type="string" calcext:value-type="string">
            <text:p>2017-10-25T16:58:11Z</text:p>
          </table:table-cell>
          <table:table-cell office:value-type="string" calcext:value-type="string">
            <text:p>nit: whitespac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26436" calcext:value-type="float">
            <text:p>26436</text:p>
          </table:table-cell>
          <table:table-cell office:value-type="string" calcext:value-type="string">
            <text:p>mesos</text:p>
          </table:table-cell>
          <table:table-cell office:value-type="string" calcext:value-type="string">
            <text:p>tnachen</text:p>
          </table:table-cell>
          <table:table-cell office:value-type="float" office:value="55807" calcext:value-type="float">
            <text:p>55807</text:p>
          </table:table-cell>
          <table:table-cell office:value-type="float" office:value="96185" calcext:value-type="float">
            <text:p>96185</text:p>
          </table:table-cell>
          <table:table-cell table:number-columns-repeated="2"/>
          <table:table-cell office:value-type="string" calcext:value-type="string">
            <text:p>DiffComment</text:p>
          </table:table-cell>
          <table:table-cell office:value-type="string" calcext:value-type="string">
            <text:p>tnachen</text:p>
          </table:table-cell>
          <table:table-cell office:value-type="string" calcext:value-type="string">
            <text:p>2014-10-08T16:37:11Z</text:p>
          </table:table-cell>
          <table:table-cell office:value-type="string" calcext:value-type="string">
            <text:p>It's necessary because the container can be removed in between any callbacks.</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5">
          <table:table-cell office:value-type="float" office:value="37851" calcext:value-type="float">
            <text:p>37851</text:p>
          </table:table-cell>
          <table:table-cell office:value-type="string" calcext:value-type="string">
            <text:p>aurora</text:p>
          </table:table-cell>
          <table:table-cell office:value-type="string" calcext:value-type="string">
            <text:p>kevints</text:p>
          </table:table-cell>
          <table:table-cell office:value-type="float" office:value="96777" calcext:value-type="float">
            <text:p>96777</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5-08-27T22:20:27Z</text:p>
          </table:table-cell>
          <table:table-cell office:value-type="string" calcext:value-type="string">
            <text:p>Master (06ddaad) is green with this patch.</text:p>
            <text:p>  ./build-support/jenkins/build.sh</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2">
          <table:table-cell office:value-type="float" office:value="8958" calcext:value-type="float">
            <text:p>8958</text:p>
          </table:table-cell>
          <table:table-cell office:value-type="string" calcext:value-type="string">
            <text:p>hive</text:p>
          </table:table-cell>
          <table:table-cell office:value-type="string" calcext:value-type="string">
            <text:p>clarkyzl</text:p>
          </table:table-cell>
          <table:table-cell office:value-type="float" office:value="15438" calcext:value-type="float">
            <text:p>15438</text:p>
          </table:table-cell>
          <table:table-cell table:number-columns-repeated="3"/>
          <table:table-cell office:value-type="string" calcext:value-type="string">
            <text:p>Review.body_top</text:p>
          </table:table-cell>
          <table:table-cell office:value-type="string" calcext:value-type="string">
            <text:p>brocknoland</text:p>
          </table:table-cell>
          <table:table-cell office:value-type="string" calcext:value-type="string">
            <text:p>2013-01-17T01:55:33Z</text:p>
          </table:table-cell>
          <table:table-cell office:value-type="string" calcext:value-type="string">
            <text:p>Hi, Looks good!  A few more comments below.  "Sorry for ignorance of git and shamelessly cloning the code" - no worries :) if you didn't copy this I'd wonder why not!</text:p>
            <text:p/>
            <text:p>Also, FYI I am not a Hive committer.</text:p>
            <text:p/>
            <text:p>Thank you very much for your comments no matter whether you are a commiter or not.</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3">
          <table:table-cell office:value-type="float" office:value="26830" calcext:value-type="float">
            <text:p>26830</text:p>
          </table:table-cell>
          <table:table-cell office:value-type="string" calcext:value-type="string">
            <text:p>aurora</text:p>
          </table:table-cell>
          <table:table-cell office:value-type="string" calcext:value-type="string">
            <text:p>wfarner</text:p>
          </table:table-cell>
          <table:table-cell office:value-type="float" office:value="57031" calcext:value-type="float">
            <text:p>57031</text:p>
          </table:table-cell>
          <table:table-cell office:value-type="float" office:value="97491" calcext:value-type="float">
            <text:p>97491</text:p>
          </table:table-cell>
          <table:table-cell table:number-columns-repeated="2"/>
          <table:table-cell office:value-type="string" calcext:value-type="string">
            <text:p>DiffComment</text:p>
          </table:table-cell>
          <table:table-cell office:value-type="string" calcext:value-type="string">
            <text:p>kevints</text:p>
          </table:table-cell>
          <table:table-cell office:value-type="string" calcext:value-type="string">
            <text:p>2014-10-16T23:04:44Z</text:p>
          </table:table-cell>
          <table:table-cell office:value-type="string" calcext:value-type="string">
            <text:p>Linkify this?</text:p>
            <text:p/>
            <text:p>Don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22">
          <table:table-cell office:value-type="float" office:value="65866" calcext:value-type="float">
            <text:p>65866</text:p>
          </table:table-cell>
          <table:table-cell office:value-type="string" calcext:value-type="string">
            <text:p>sentry</text:p>
          </table:table-cell>
          <table:table-cell office:value-type="string" calcext:value-type="string">
            <text:p>amishra</text:p>
          </table:table-cell>
          <table:table-cell office:value-type="float" office:value="204413" calcext:value-type="float">
            <text:p>204413</text:p>
          </table:table-cell>
          <table:table-cell table:number-columns-repeated="3"/>
          <table:table-cell office:value-type="string" calcext:value-type="string">
            <text:p>Review.body_top</text:p>
          </table:table-cell>
          <table:table-cell office:value-type="string" calcext:value-type="string">
            <text:p>kkalyan</text:p>
          </table:table-cell>
          <table:table-cell office:value-type="string" calcext:value-type="string">
            <text:p>2018-06-06T19:06:15Z</text:p>
          </table:table-cell>
          <table:table-cell office:value-type="string" calcext:value-type="string">
            <text:p>I understand that we are trying to improve logging but adding changes to specific class might not cover things at breadth.</text:p>
            <text:p/>
            <text:p> </text:p>
            <text:p/>
            <text:p>Instead, it would be better to scenario's. Here are some of them</text:p>
            <text:p/>
            <text:p>Granting Privilege</text:p>
            <text:p>Revoke Privilege</text:p>
            <text:p>Authorization Request</text:p>
            <text:p>HMS Fullsnapshot</text:p>
            <text:p>HDFS Full Update</text:p>
            <text:p>HMS notification fetch/processing</text:p>
            <text:p>Delta Updates to NN plug-in</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33">
          <table:table-cell office:value-type="float" office:value="45499" calcext:value-type="float">
            <text:p>45499</text:p>
          </table:table-cell>
          <table:table-cell office:value-type="string" calcext:value-type="string">
            <text:p>atlas</text:p>
          </table:table-cell>
          <table:table-cell office:value-type="string" calcext:value-type="string">
            <text:p>guptaneeru</text:p>
          </table:table-cell>
          <table:table-cell office:value-type="float" office:value="127643" calcext:value-type="float">
            <text:p>127643</text:p>
          </table:table-cell>
          <table:table-cell office:value-type="float" office:value="191028" calcext:value-type="float">
            <text:p>191028</text:p>
          </table:table-cell>
          <table:table-cell table:number-columns-repeated="2"/>
          <table:table-cell office:value-type="string" calcext:value-type="string">
            <text:p>DiffComment</text:p>
          </table:table-cell>
          <table:table-cell office:value-type="string" calcext:value-type="string">
            <text:p>jnhagelberg</text:p>
          </table:table-cell>
          <table:table-cell office:value-type="string" calcext:value-type="string">
            <text:p>2016-04-12T16:44:32Z</text:p>
          </table:table-cell>
          <table:table-cell office:value-type="string" calcext:value-type="string">
            <text:p>Generally, it seems like there should be a better way to do this than enumerating all of the different permutations of what is present.  What would happen if we add "group by", "having", etc.  That would increase the number of cases by a factor of 4.  It seems like the current implementation does not scale very well.  Also, the large number of entries seems to have a lot of potential for introducing bugs.  How many of these cases have been tested?</text:p>
            <text:p/>
            <text:p>Could we have some setters in SelectExpression or whatever the relevent classe(s) are selectively set fields (or add children) for the things that are present based on whether or not they are defined?</text:p>
            <text:p/>
            <text:p>for example:</text:p>
            <text:p/>
            <text:p>var curChild : Expression = null;</text:p>
            <text:p>if(hasLoopExpr) {</text:p>
            <text:p>    curChild = loop(...)</text:p>
            <text:p>}</text:p>
            <text:p>if(hasOrderBy) {</text:p>
            <text:p>    curChild = order(curChild, ...)</text:p>
            <text:p>}</text:p>
            <text:p>if(hasLimit) {</text:p>
            <text:p>    curChild = limit(curChild, ...)</text:p>
            <text:p>}</text:p>
            <text:p>if(hasSelect) {</text:p>
            <text:p>    curChild = select(curChild, ...)</text:p>
            <text:p>}</text:p>
            <text:p>return curChild</text:p>
            <text:p/>
            <text:p>Perhaps you could have one catch-all case statement that does something like this.</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26968" calcext:value-type="float">
            <text:p>26968</text:p>
          </table:table-cell>
          <table:table-cell office:value-type="string" calcext:value-type="string">
            <text:p>hive-git</text:p>
          </table:table-cell>
          <table:table-cell office:value-type="string" calcext:value-type="string">
            <text:p>chengxu</text:p>
          </table:table-cell>
          <table:table-cell office:value-type="float" office:value="61847" calcext:value-type="float">
            <text:p>61847</text:p>
          </table:table-cell>
          <table:table-cell table:number-columns-repeated="3"/>
          <table:table-cell office:value-type="string" calcext:value-type="string">
            <text:p>Review.body_top</text:p>
          </table:table-cell>
          <table:table-cell office:value-type="string" calcext:value-type="string">
            <text:p>mohitsabharwal</text:p>
          </table:table-cell>
          <table:table-cell office:value-type="string" calcext:value-type="string">
            <text:p>2014-11-18T01:01:33Z</text:p>
          </table:table-cell>
          <table:table-cell office:value-type="string" calcext:value-type="string">
            <text:p>Thanks for making the changes!</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3">
          <table:table-cell office:value-type="float" office:value="26371" calcext:value-type="float">
            <text:p>26371</text:p>
          </table:table-cell>
          <table:table-cell office:value-type="string" calcext:value-type="string">
            <text:p>drill-git</text:p>
          </table:table-cell>
          <table:table-cell office:value-type="string" calcext:value-type="string">
            <text:p>norrisl</text:p>
          </table:table-cell>
          <table:table-cell office:value-type="float" office:value="66911" calcext:value-type="float">
            <text:p>66911</text:p>
          </table:table-cell>
          <table:table-cell table:number-columns-repeated="3"/>
          <table:table-cell office:value-type="string" calcext:value-type="string">
            <text:p>Review.body_bottom</text:p>
          </table:table-cell>
          <table:table-cell office:value-type="string" calcext:value-type="string">
            <text:p>parthc</text:p>
          </table:table-cell>
          <table:table-cell office:value-type="string" calcext:value-type="string">
            <text:p>2015-01-06T21:18:10Z</text:p>
          </table:table-cell>
          <table:table-cell office:value-type="string" calcext:value-type="string">
            <text:p>CAn you compile and make sure noting is missed out?</text:p>
            <text:p/>
            <text:p>Yeah, I was working off 2 different versions and got mixed up. Will fix it.</text:p>
          </table:table-cell>
          <table:table-cell table:style-name="Default" office:value-type="string" calcext:value-type="string">
            <text:p>false</text:p>
          </table:table-cell>
          <table:table-cell office:value-type="string" calcext:value-type="string">
            <text:p>versionControl</text:p>
          </table:table-cell>
          <table:table-cell/>
        </table:table-row>
        <table:table-row table:style-name="ro1">
          <table:table-cell office:value-type="float" office:value="26517" calcext:value-type="float">
            <text:p>26517</text:p>
          </table:table-cell>
          <table:table-cell office:value-type="string" calcext:value-type="string">
            <text:p>mesos</text:p>
          </table:table-cell>
          <table:table-cell office:value-type="string" calcext:value-type="string">
            <text:p>tnachen</text:p>
          </table:table-cell>
          <table:table-cell office:value-type="float" office:value="56293" calcext:value-type="float">
            <text:p>56293</text:p>
          </table:table-cell>
          <table:table-cell office:value-type="float" office:value="96616" calcext:value-type="float">
            <text:p>96616</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4-10-17T20:16:39Z</text:p>
          </table:table-cell>
          <table:table-cell office:value-type="string" calcext:value-type="string">
            <text:p>Now that I've introduced more functionality in the Container struct I think properly creating the symlink when the Container gets created would be really clean. See comment re: deleting the symlink below too.</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7">
          <table:table-cell office:value-type="float" office:value="15873" calcext:value-type="float">
            <text:p>15873</text:p>
          </table:table-cell>
          <table:table-cell office:value-type="string" calcext:value-type="string">
            <text:p>hive-git</text:p>
          </table:table-cell>
          <table:table-cell office:value-type="string" calcext:value-type="string">
            <text:p>navis</text:p>
          </table:table-cell>
          <table:table-cell office:value-type="float" office:value="35625" calcext:value-type="float">
            <text:p>35625</text:p>
          </table:table-cell>
          <table:table-cell office:value-type="float" office:value="66260" calcext:value-type="float">
            <text:p>66260</text:p>
          </table:table-cell>
          <table:table-cell table:number-columns-repeated="2"/>
          <table:table-cell office:value-type="string" calcext:value-type="string">
            <text:p>DiffComment</text:p>
          </table:table-cell>
          <table:table-cell office:value-type="string" calcext:value-type="string">
            <text:p>thejas</text:p>
          </table:table-cell>
          <table:table-cell office:value-type="string" calcext:value-type="string">
            <text:p>2014-03-04T07:46:40Z</text:p>
          </table:table-cell>
          <table:table-cell office:value-type="string" calcext:value-type="string">
            <text:p>This second addToRunnable(tsk) is redundant.</text:p>
            <text:p/>
          </table:table-cell>
          <table:table-cell table:style-name="Default" office:value-type="string" calcext:value-type="string">
            <text:p>false</text:p>
          </table:table-cell>
          <table:table-cell office:value-type="string" calcext:value-type="string">
            <text:p>redundantCode</text:p>
          </table:table-cell>
          <table:table-cell/>
        </table:table-row>
        <table:table-row table:style-name="ro3">
          <table:table-cell office:value-type="float" office:value="5073" calcext:value-type="float">
            <text:p>5073</text:p>
          </table:table-cell>
          <table:table-cell office:value-type="string" calcext:value-type="string">
            <text:p>flume-git</text:p>
          </table:table-cell>
          <table:table-cell office:value-type="string" calcext:value-type="string">
            <text:p>hshreedharan</text:p>
          </table:table-cell>
          <table:table-cell office:value-type="float" office:value="7828" calcext:value-type="float">
            <text:p>7828</text:p>
          </table:table-cell>
          <table:table-cell office:value-type="float" office:value="17158" calcext:value-type="float">
            <text:p>17158</text:p>
          </table:table-cell>
          <table:table-cell table:number-columns-repeated="2"/>
          <table:table-cell office:value-type="string" calcext:value-type="string">
            <text:p>DiffComment</text:p>
          </table:table-cell>
          <table:table-cell office:value-type="string" calcext:value-type="string">
            <text:p>brocknoland</text:p>
          </table:table-cell>
          <table:table-cell office:value-type="string" calcext:value-type="string">
            <text:p>2012-05-12T15:41:49Z</text:p>
          </table:table-cell>
          <table:table-cell office:value-type="string" calcext:value-type="string">
            <text:p>Same as above, an alternative getBytes() method does not throw the checked exception.</text:p>
            <text:p/>
            <text:p>Done.</text:p>
          </table:table-cell>
          <table:table-cell table:style-name="Default" office:value-type="string" calcext:value-type="string">
            <text:p>true</text:p>
          </table:table-cell>
          <table:table-cell office:value-type="string" calcext:value-type="string">
            <text:p>betterSolution;previousComment</text:p>
          </table:table-cell>
          <table:table-cell/>
        </table:table-row>
        <table:table-row table:style-name="ro1">
          <table:table-cell office:value-type="float" office:value="43880" calcext:value-type="float">
            <text:p>43880</text:p>
          </table:table-cell>
          <table:table-cell office:value-type="string" calcext:value-type="string">
            <text:p>mesos</text:p>
          </table:table-cell>
          <table:table-cell office:value-type="string" calcext:value-type="string">
            <text:p>bbannier</text:p>
          </table:table-cell>
          <table:table-cell office:value-type="float" office:value="121860" calcext:value-type="float">
            <text:p>121860</text:p>
          </table:table-cell>
          <table:table-cell office:value-type="float" office:value="183702" calcext:value-type="float">
            <text:p>183702</text:p>
          </table:table-cell>
          <table:table-cell table:number-columns-repeated="2"/>
          <table:table-cell office:value-type="string" calcext:value-type="string">
            <text:p>DiffComment</text:p>
          </table:table-cell>
          <table:table-cell office:value-type="string" calcext:value-type="string">
            <text:p>alexr</text:p>
          </table:table-cell>
          <table:table-cell office:value-type="string" calcext:value-type="string">
            <text:p>2016-03-03T15:04:28Z</text:p>
          </table:table-cell>
          <table:table-cell office:value-type="string" calcext:value-type="string">
            <text:p>Maybe move this comment into r/44260/?</text:p>
          </table:table-cell>
          <table:table-cell table:style-name="Default" office:value-type="string" calcext:value-type="string">
            <text:p>false</text:p>
          </table:table-cell>
          <table:table-cell office:value-type="string" calcext:value-type="string">
            <text:p>reviewProcess</text:p>
          </table:table-cell>
          <table:table-cell/>
        </table:table-row>
        <table:table-row table:style-name="ro12">
          <table:table-cell office:value-type="float" office:value="55216" calcext:value-type="float">
            <text:p>55216</text:p>
          </table:table-cell>
          <table:table-cell office:value-type="string" calcext:value-type="string">
            <text:p>atlas</text:p>
          </table:table-cell>
          <table:table-cell office:value-type="string" calcext:value-type="string">
            <text:p>ashutoshm</text:p>
          </table:table-cell>
          <table:table-cell office:value-type="float" office:value="160696" calcext:value-type="float">
            <text:p>160696</text:p>
          </table:table-cell>
          <table:table-cell table:number-columns-repeated="3"/>
          <table:table-cell office:value-type="string" calcext:value-type="string">
            <text:p>Review.body_top</text:p>
          </table:table-cell>
          <table:table-cell office:value-type="string" calcext:value-type="string">
            <text:p>davidrad</text:p>
          </table:table-cell>
          <table:table-cell office:value-type="string" calcext:value-type="string">
            <text:p>2017-01-06T10:00:27Z</text:p>
          </table:table-cell>
          <table:table-cell office:value-type="string" calcext:value-type="string">
            <text:p>I suggest changing the message text to mention type:</text:p>
            <text:p/>
            <text:p>ATLAS40025E", "{0}: invalid name for {1}. Only alphanumeric and '_' are allowed</text:p>
            <text:p>to</text:p>
            <text:p>ATLAS40025E", "{0}: invalid name for {1} type. Only alphanumeric and '_' are allowed</text:p>
            <text:p/>
            <text:p>One concern I have with this fix is that you cannot tell which of the 16 callers to the validate method occurred. So there is not a lot of context for debugging. I suggest having separate messages for each, in this way you can describe in English each failing context. For example in the call to the validation method from AtlasClassifiation.update(AtlasClassificationDef classifiDef), it would be good to put out the details of the invalid AtlasClassificationDef as well as describing that this validation failure is for a classification update.</text:p>
          </table:table-cell>
          <table:table-cell table:style-name="Default" office:value-type="string" calcext:value-type="string">
            <text:p>false</text:p>
          </table:table-cell>
          <table:table-cell office:value-type="string" calcext:value-type="string">
            <text:p>logMessage</text:p>
          </table:table-cell>
          <table:table-cell/>
        </table:table-row>
        <table:table-row table:style-name="ro12">
          <table:table-cell office:value-type="float" office:value="49444" calcext:value-type="float">
            <text:p>49444</text:p>
          </table:table-cell>
          <table:table-cell office:value-type="string" calcext:value-type="string">
            <text:p>mesos</text:p>
          </table:table-cell>
          <table:table-cell office:value-type="string" calcext:value-type="string">
            <text:p>a10gupta</text:p>
          </table:table-cell>
          <table:table-cell office:value-type="float" office:value="140802" calcext:value-type="float">
            <text:p>140802</text:p>
          </table:table-cell>
          <table:table-cell office:value-type="float" office:value="206147" calcext:value-type="float">
            <text:p>206147</text:p>
          </table:table-cell>
          <table:table-cell table:number-columns-repeated="2"/>
          <table:table-cell office:value-type="string" calcext:value-type="string">
            <text:p>DiffComment</text:p>
          </table:table-cell>
          <table:table-cell office:value-type="string" calcext:value-type="string">
            <text:p>anandmazumdar</text:p>
          </table:table-cell>
          <table:table-cell office:value-type="string" calcext:value-type="string">
            <text:p>2016-07-06T11:25:53Z</text:p>
          </table:table-cell>
          <table:table-cell office:value-type="string" calcext:value-type="string">
            <text:p>Similar comment as the previous review around avoiding the cast.</text:p>
            <text:p/>
            <text:p>```cpp</text:p>
            <text:p>file.values["mtime"] = Nanoseconds(fileInfo.mtime().nanoseconds()).secs()</text:p>
            <text:p>```</text:p>
            <text:p/>
            <text:p>Also, should fit in one line now.</text:p>
          </table:table-cell>
          <table:table-cell table:style-name="Default" office:value-type="string" calcext:value-type="string">
            <text:p>true</text:p>
          </table:table-cell>
          <table:table-cell office:value-type="string" calcext:value-type="string">
            <text:p>betterSolution;previousComment</text:p>
          </table:table-cell>
          <table:table-cell/>
        </table:table-row>
        <table:table-row table:style-name="ro5">
          <table:table-cell office:value-type="float" office:value="51484" calcext:value-type="float">
            <text:p>51484</text:p>
          </table:table-cell>
          <table:table-cell office:value-type="string" calcext:value-type="string">
            <text:p>aurora</text:p>
          </table:table-cell>
          <table:table-cell office:value-type="string" calcext:value-type="string">
            <text:p>sshanmugham</text:p>
          </table:table-cell>
          <table:table-cell office:value-type="float" office:value="147094" calcext:value-type="float">
            <text:p>147094</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6-08-28T04:51:29Z</text:p>
          </table:table-cell>
          <table:table-cell office:value-type="string" calcext:value-type="string">
            <text:p>Master (4a2aff9) is green with this patch.</text:p>
            <text:p>  ./build-support/jenkins/build.sh</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64969" calcext:value-type="float">
            <text:p>64969</text:p>
          </table:table-cell>
          <table:table-cell office:value-type="string" calcext:value-type="string">
            <text:p>mesos</text:p>
          </table:table-cell>
          <table:table-cell office:value-type="string" calcext:value-type="string">
            <text:p>mzhu</text:p>
          </table:table-cell>
          <table:table-cell office:value-type="float" office:value="195067" calcext:value-type="float">
            <text:p>195067</text:p>
          </table:table-cell>
          <table:table-cell office:value-type="float" office:value="274200" calcext:value-type="float">
            <text:p>274200</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8-01-12T19:38:34Z</text:p>
          </table:table-cell>
          <table:table-cell office:value-type="string" calcext:value-type="string">
            <text:p>Ditto here, no need for this</text:p>
          </table:table-cell>
          <table:table-cell table:style-name="Default" office:value-type="string" calcext:value-type="string">
            <text:p>false</text:p>
          </table:table-cell>
          <table:table-cell office:value-type="string" calcext:value-type="string">
            <text:p>previousComment</text:p>
          </table:table-cell>
          <table:table-cell/>
        </table:table-row>
        <table:table-row table:style-name="ro3">
          <table:table-cell office:value-type="float" office:value="69805" calcext:value-type="float">
            <text:p>69805</text:p>
          </table:table-cell>
          <table:table-cell office:value-type="string" calcext:value-type="string">
            <text:p>mesos</text:p>
          </table:table-cell>
          <table:table-cell office:value-type="string" calcext:value-type="string">
            <text:p>qianzhang</text:p>
          </table:table-cell>
          <table:table-cell office:value-type="float" office:value="212199" calcext:value-type="float">
            <text:p>212199</text:p>
          </table:table-cell>
          <table:table-cell table:number-columns-repeated="3"/>
          <table:table-cell office:value-type="string" calcext:value-type="string">
            <text:p>Review.body_top</text:p>
          </table:table-cell>
          <table:table-cell office:value-type="string" calcext:value-type="string">
            <text:p>bbannier</text:p>
          </table:table-cell>
          <table:table-cell office:value-type="string" calcext:value-type="string">
            <text:p>2019-01-22T21:53:18Z</text:p>
          </table:table-cell>
          <table:table-cell office:value-type="string" calcext:value-type="string">
            <text:p>Do you plan to backport this? I am not sure this is a minor error like in stated in the comment since it could lead to leaking of private data (see comment right above). We should probably also have a proper ticket for this.</text:p>
            <text:p/>
            <text:p>It was already backported to 1.6.x</text:p>
          </table:table-cell>
          <table:table-cell table:style-name="Default" office:value-type="string" calcext:value-type="string">
            <text:p>false</text:p>
          </table:table-cell>
          <table:table-cell office:value-type="string" calcext:value-type="string">
            <text:p>versionControl</text:p>
          </table:table-cell>
          <table:table-cell/>
        </table:table-row>
        <table:table-row table:style-name="ro3">
          <table:table-cell office:value-type="float" office:value="30849" calcext:value-type="float">
            <text:p>30849</text:p>
          </table:table-cell>
          <table:table-cell office:value-type="string" calcext:value-type="string">
            <text:p>ambari</text:p>
          </table:table-cell>
          <table:table-cell office:value-type="string" calcext:value-type="string">
            <text:p>jspeidel</text:p>
          </table:table-cell>
          <table:table-cell office:value-type="float" office:value="71890" calcext:value-type="float">
            <text:p>71890</text:p>
          </table:table-cell>
          <table:table-cell office:value-type="float" office:value="117822" calcext:value-type="float">
            <text:p>117822</text:p>
          </table:table-cell>
          <table:table-cell table:number-columns-repeated="2"/>
          <table:table-cell office:value-type="string" calcext:value-type="string">
            <text:p>DiffComment</text:p>
          </table:table-cell>
          <table:table-cell office:value-type="string" calcext:value-type="string">
            <text:p>rlevas</text:p>
          </table:table-cell>
          <table:table-cell office:value-type="string" calcext:value-type="string">
            <text:p>2015-02-11T01:33:42Z</text:p>
          </table:table-cell>
          <table:table-cell office:value-type="string" calcext:value-type="string">
            <text:p>You left `String` capitalized here but changed other instances to `string`.... just an observation...</text:p>
            <text:p/>
            <text:p>good catch, made consistent</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31713" calcext:value-type="float">
            <text:p>31713</text:p>
          </table:table-cell>
          <table:table-cell office:value-type="string" calcext:value-type="string">
            <text:p>ambari</text:p>
          </table:table-cell>
          <table:table-cell office:value-type="string" calcext:value-type="string">
            <text:p>dsen</text:p>
          </table:table-cell>
          <table:table-cell office:value-type="float" office:value="75262" calcext:value-type="float">
            <text:p>75262</text:p>
          </table:table-cell>
          <table:table-cell table:number-columns-repeated="3"/>
          <table:table-cell office:value-type="string" calcext:value-type="string">
            <text:p>Review.body_top</text:p>
          </table:table-cell>
          <table:table-cell office:value-type="string" calcext:value-type="string">
            <text:p>swagle</text:p>
          </table:table-cell>
          <table:table-cell office:value-type="string" calcext:value-type="string">
            <text:p>2015-03-04T23:26:32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66943" calcext:value-type="float">
            <text:p>66943</text:p>
          </table:table-cell>
          <table:table-cell office:value-type="string" calcext:value-type="string">
            <text:p>hbase-git</text:p>
          </table:table-cell>
          <table:table-cell office:value-type="string" calcext:value-type="string">
            <text:p>menjin</text:p>
          </table:table-cell>
          <table:table-cell office:value-type="float" office:value="202406" calcext:value-type="float">
            <text:p>202406</text:p>
          </table:table-cell>
          <table:table-cell office:value-type="float" office:value="284223" calcext:value-type="float">
            <text:p>284223</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8-05-04T03:11:42Z</text:p>
          </table:table-cell>
          <table:table-cell office:value-type="string" calcext:value-type="string">
            <text:p>How about naming this table NonExistentTable ?</text:p>
            <text:p/>
            <text:p>Good idea. :)</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
          <table:table-cell office:value-type="float" office:value="34743" calcext:value-type="float">
            <text:p>34743</text:p>
          </table:table-cell>
          <table:table-cell office:value-type="string" calcext:value-type="string">
            <text:p>ranger</text:p>
          </table:table-cell>
          <table:table-cell office:value-type="string" calcext:value-type="string">
            <text:p>madhan.neethiraj</text:p>
          </table:table-cell>
          <table:table-cell office:value-type="float" office:value="85488" calcext:value-type="float">
            <text:p>85488</text:p>
          </table:table-cell>
          <table:table-cell table:number-columns-repeated="3"/>
          <table:table-cell office:value-type="string" calcext:value-type="string">
            <text:p>Review.body_top</text:p>
          </table:table-cell>
          <table:table-cell office:value-type="string" calcext:value-type="string">
            <text:p>dilli.dorai</text:p>
          </table:table-cell>
          <table:table-cell office:value-type="string" calcext:value-type="string">
            <text:p>2015-05-28T01:04:50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5">
          <table:table-cell office:value-type="float" office:value="36478" calcext:value-type="float">
            <text:p>36478</text:p>
          </table:table-cell>
          <table:table-cell office:value-type="string" calcext:value-type="string">
            <text:p>aurora</text:p>
          </table:table-cell>
          <table:table-cell office:value-type="string" calcext:value-type="string">
            <text:p>wfarner</text:p>
          </table:table-cell>
          <table:table-cell office:value-type="float" office:value="91640" calcext:value-type="float">
            <text:p>91640</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5-07-14T17:43:21Z</text:p>
          </table:table-cell>
          <table:table-cell office:value-type="string" calcext:value-type="string">
            <text:p>Master (1a01a5b) is green with this patch.</text:p>
            <text:p>  ./build-support/jenkins/build.sh</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11202" calcext:value-type="float">
            <text:p>11202</text:p>
          </table:table-cell>
          <table:table-cell office:value-type="string" calcext:value-type="string">
            <text:p>mesos-incubating</text:p>
          </table:table-cell>
          <table:table-cell office:value-type="string" calcext:value-type="string">
            <text:p>xujyan</text:p>
          </table:table-cell>
          <table:table-cell office:value-type="float" office:value="20652" calcext:value-type="float">
            <text:p>20652</text:p>
          </table:table-cell>
          <table:table-cell office:value-type="float" office:value="42724" calcext:value-type="float">
            <text:p>42724</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3-05-17T20:08:18Z</text:p>
          </table:table-cell>
          <table:table-cell office:value-type="string" calcext:value-type="string">
            <text:p>Any reason not to use Duration::zero() here?</text:p>
          </table:table-cell>
          <table:table-cell table:style-name="Default" office:value-type="string" calcext:value-type="string">
            <text:p>true</text:p>
          </table:table-cell>
          <table:table-cell office:value-type="string" calcext:value-type="string">
            <text:p>clarification;wrongDependency</text:p>
          </table:table-cell>
          <table:table-cell/>
        </table:table-row>
        <table:table-row table:style-name="ro1">
          <table:table-cell office:value-type="float" office:value="2059" calcext:value-type="float">
            <text:p>2059</text:p>
          </table:table-cell>
          <table:table-cell office:value-type="string" calcext:value-type="string">
            <text:p>oozie</text:p>
          </table:table-cell>
          <table:table-cell office:value-type="string" calcext:value-type="string">
            <text:p>chitnis</text:p>
          </table:table-cell>
          <table:table-cell office:value-type="float" office:value="6323" calcext:value-type="float">
            <text:p>6323</text:p>
          </table:table-cell>
          <table:table-cell office:value-type="float" office:value="13738" calcext:value-type="float">
            <text:p>13738</text:p>
          </table:table-cell>
          <table:table-cell table:number-columns-repeated="2"/>
          <table:table-cell office:value-type="string" calcext:value-type="string">
            <text:p>DiffComment</text:p>
          </table:table-cell>
          <table:table-cell office:value-type="string" calcext:value-type="string">
            <text:p>mayank</text:p>
          </table:table-cell>
          <table:table-cell office:value-type="string" calcext:value-type="string">
            <text:p>2012-03-24T04:39:56Z</text:p>
          </table:table-cell>
          <table:table-cell office:value-type="string" calcext:value-type="string">
            <text:p>Remove this method</text:p>
          </table:table-cell>
          <table:table-cell table:style-name="Default" office:value-type="string" calcext:value-type="string">
            <text:p>true</text:p>
          </table:table-cell>
          <table:table-cell office:value-type="string" calcext:value-type="string">
            <text:p>deadCode</text:p>
          </table:table-cell>
          <table:table-cell office:value-type="string" calcext:value-type="string">
            <text:p>true</text:p>
          </table:table-cell>
        </table:table-row>
        <table:table-row table:style-name="ro1">
          <table:table-cell office:value-type="float" office:value="38094" calcext:value-type="float">
            <text:p>38094</text:p>
          </table:table-cell>
          <table:table-cell office:value-type="string" calcext:value-type="string">
            <text:p>mesos</text:p>
          </table:table-cell>
          <table:table-cell office:value-type="string" calcext:value-type="string">
            <text:p>arojas</text:p>
          </table:table-cell>
          <table:table-cell office:value-type="float" office:value="112650" calcext:value-type="float">
            <text:p>112650</text:p>
          </table:table-cell>
          <table:table-cell office:value-type="float" office:value="173166" calcext:value-type="float">
            <text:p>173166</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6-01-04T21:53:44Z</text:p>
          </table:table-cell>
          <table:table-cell office:value-type="string" calcext:value-type="string">
            <text:p>We should probably error out here if the size is not exactly 2, much like you did below for the credentials.</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3">
          <table:table-cell office:value-type="float" office:value="19034" calcext:value-type="float">
            <text:p>19034</text:p>
          </table:table-cell>
          <table:table-cell office:value-type="string" calcext:value-type="string">
            <text:p>cloudstack-git</text:p>
          </table:table-cell>
          <table:table-cell office:value-type="string" calcext:value-type="string">
            <text:p>jayapal</text:p>
          </table:table-cell>
          <table:table-cell office:value-type="float" office:value="37257" calcext:value-type="float">
            <text:p>37257</text:p>
          </table:table-cell>
          <table:table-cell office:value-type="float" office:value="68679" calcext:value-type="float">
            <text:p>68679</text:p>
          </table:table-cell>
          <table:table-cell table:number-columns-repeated="2"/>
          <table:table-cell office:value-type="string" calcext:value-type="string">
            <text:p>DiffComment</text:p>
          </table:table-cell>
          <table:table-cell office:value-type="string" calcext:value-type="string">
            <text:p>chiradeep</text:p>
          </table:table-cell>
          <table:table-cell office:value-type="string" calcext:value-type="string">
            <text:p>2014-03-14T19:38:05Z</text:p>
          </table:table-cell>
          <table:table-cell office:value-type="string" calcext:value-type="string">
            <text:p>Why not put this code in the LB manager. </text:p>
            <text:p/>
            <text:p>Moved to LB manager</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18995" calcext:value-type="float">
            <text:p>18995</text:p>
          </table:table-cell>
          <table:table-cell office:value-type="string" calcext:value-type="string">
            <text:p>oozie-git</text:p>
          </table:table-cell>
          <table:table-cell office:value-type="string" calcext:value-type="string">
            <text:p>puru</text:p>
          </table:table-cell>
          <table:table-cell office:value-type="float" office:value="38356" calcext:value-type="float">
            <text:p>38356</text:p>
          </table:table-cell>
          <table:table-cell office:value-type="float" office:value="70447" calcext:value-type="float">
            <text:p>70447</text:p>
          </table:table-cell>
          <table:table-cell table:number-columns-repeated="2"/>
          <table:table-cell office:value-type="string" calcext:value-type="string">
            <text:p>DiffComment</text:p>
          </table:table-cell>
          <table:table-cell office:value-type="string" calcext:value-type="string">
            <text:p>rohini</text:p>
          </table:table-cell>
          <table:table-cell office:value-type="string" calcext:value-type="string">
            <text:p>2014-03-24T23:25:53Z</text:p>
          </table:table-cell>
          <table:table-cell office:value-type="string" calcext:value-type="string">
            <text:p>E1015, jobStatus, "Only FAILED or KILLED job can be changed to RUNNING. Current job status is " + coordJob.getStatus());</text:p>
          </table:table-cell>
          <table:table-cell table:style-name="Default" office:value-type="string" calcext:value-type="string">
            <text:p>false</text:p>
          </table:table-cell>
          <table:table-cell office:value-type="string" calcext:value-type="string">
            <text:p>logMessage</text:p>
          </table:table-cell>
          <table:table-cell/>
        </table:table-row>
        <table:table-row table:style-name="ro1">
          <table:table-cell office:value-type="float" office:value="21294" calcext:value-type="float">
            <text:p>21294</text:p>
          </table:table-cell>
          <table:table-cell office:value-type="string" calcext:value-type="string">
            <text:p>aurora</text:p>
          </table:table-cell>
          <table:table-cell office:value-type="string" calcext:value-type="string">
            <text:p>wfarner</text:p>
          </table:table-cell>
          <table:table-cell office:value-type="float" office:value="43002" calcext:value-type="float">
            <text:p>43002</text:p>
          </table:table-cell>
          <table:table-cell table:number-columns-repeated="3"/>
          <table:table-cell office:value-type="string" calcext:value-type="string">
            <text:p>Review.body_top</text:p>
          </table:table-cell>
          <table:table-cell office:value-type="string" calcext:value-type="string">
            <text:p>markcc</text:p>
          </table:table-cell>
          <table:table-cell office:value-type="string" calcext:value-type="string">
            <text:p>2014-05-14T18:51:02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6">
          <table:table-cell office:value-type="float" office:value="21798" calcext:value-type="float">
            <text:p>21798</text:p>
          </table:table-cell>
          <table:table-cell office:value-type="string" calcext:value-type="string">
            <text:p>qpid</text:p>
          </table:table-cell>
          <table:table-cell office:value-type="string" calcext:value-type="string">
            <text:p>justi9</text:p>
          </table:table-cell>
          <table:table-cell office:value-type="float" office:value="43717" calcext:value-type="float">
            <text:p>43717</text:p>
          </table:table-cell>
          <table:table-cell table:number-columns-repeated="3"/>
          <table:table-cell office:value-type="string" calcext:value-type="string">
            <text:p>Review.body_top</text:p>
          </table:table-cell>
          <table:table-cell office:value-type="string" calcext:value-type="string">
            <text:p>tross</text:p>
          </table:table-cell>
          <table:table-cell office:value-type="string" calcext:value-type="string">
            <text:p>2014-05-22T14:57:57Z</text:p>
          </table:table-cell>
          <table:table-cell office:value-type="string" calcext:value-type="string">
            <text:p>&gt;&gt; One question: Timer takes a lock during init, but the logging stuff just creates its own (internal to init).</text:p>
            <text:p>&gt;&gt; Is that a principled choice in each case?</text:p>
            <text:p/>
            <text:p>Generally, each module maintains its own locks.  Any inter-module calls made with a lock held *must* adhere to a proper lock hierarchy.</text:p>
            <text:p/>
            <text:p>In the (special) case of the Timer module, since it is tightly coupled with the poll loop in Server, it needs to share the lock.  This is a way of avoiding tricky lock hierarchy problems.</text:p>
            <text:p/>
            <text:p/>
            <text:p>What do you think about having the module_init functions always take the dispatch singleton?  It servers as the entry-point object, so just defining modules and the dispatch singleton to be linked in that way may be the simplest way to do the plumbing.</text:p>
            <text:p/>
            <text:p>I would say only for the modules that actually need it. Keep the coupling as low as possible. E.g. you shouldn't need a dispatch instance just to init the alloc module - someday you might need the alloc module in a context where there is no dispatch.</text:p>
            <text:p/>
            <text:p>I think most of the modules really need the config, not the dispatch itself. It might be worth separating that at some point, but hold on till I think about management/config a bit.</text:p>
            <text:p/>
          </table:table-cell>
          <table:table-cell table:style-name="Default" office:value-type="string" calcext:value-type="string">
            <text:p>true</text:p>
          </table:table-cell>
          <table:table-cell office:value-type="string" calcext:value-type="string">
            <text:p>betterSolution;clarification</text:p>
          </table:table-cell>
          <table:table-cell/>
        </table:table-row>
        <table:table-row table:style-name="ro3">
          <table:table-cell office:value-type="float" office:value="59163" calcext:value-type="float">
            <text:p>59163</text:p>
          </table:table-cell>
          <table:table-cell office:value-type="string" calcext:value-type="string">
            <text:p>aurora</text:p>
          </table:table-cell>
          <table:table-cell office:value-type="string" calcext:value-type="string">
            <text:p>jly</text:p>
          </table:table-cell>
          <table:table-cell office:value-type="float" office:value="174691" calcext:value-type="float">
            <text:p>174691</text:p>
          </table:table-cell>
          <table:table-cell office:value-type="float" office:value="247914" calcext:value-type="float">
            <text:p>247914</text:p>
          </table:table-cell>
          <table:table-cell table:number-columns-repeated="2"/>
          <table:table-cell office:value-type="string" calcext:value-type="string">
            <text:p>DiffComment</text:p>
          </table:table-cell>
          <table:table-cell office:value-type="string" calcext:value-type="string">
            <text:p>sshanmugham</text:p>
          </table:table-cell>
          <table:table-cell office:value-type="string" calcext:value-type="string">
            <text:p>2017-05-11T18:26:25Z</text:p>
          </table:table-cell>
          <table:table-cell office:value-type="string" calcext:value-type="string">
            <text:p>Can we use `os.path` to build the path?</text:p>
            <text:p/>
            <text:p>Definitely, good catch!</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1220" calcext:value-type="float">
            <text:p>31220</text:p>
          </table:table-cell>
          <table:table-cell office:value-type="string" calcext:value-type="string">
            <text:p>hive-git</text:p>
          </table:table-cell>
          <table:table-cell office:value-type="string" calcext:value-type="string">
            <text:p>wzheng</text:p>
          </table:table-cell>
          <table:table-cell office:value-type="float" office:value="74091" calcext:value-type="float">
            <text:p>74091</text:p>
          </table:table-cell>
          <table:table-cell office:value-type="float" office:value="120609" calcext:value-type="float">
            <text:p>120609</text:p>
          </table:table-cell>
          <table:table-cell table:number-columns-repeated="2"/>
          <table:table-cell office:value-type="string" calcext:value-type="string">
            <text:p>DiffComment</text:p>
          </table:table-cell>
          <table:table-cell office:value-type="string" calcext:value-type="string">
            <text:p>sershe</text:p>
          </table:table-cell>
          <table:table-cell office:value-type="string" calcext:value-type="string">
            <text:p>2015-02-27T21:48:07Z</text:p>
          </table:table-cell>
          <table:table-cell office:value-type="string" calcext:value-type="string">
            <text:p>?</text:p>
          </table:table-cell>
          <table:table-cell table:style-name="Default" office:value-type="string" calcext:value-type="string">
            <text:p>false</text:p>
          </table:table-cell>
          <table:table-cell table:number-columns-repeated="2"/>
        </table:table-row>
        <table:table-row table:style-name="ro1">
          <table:table-cell office:value-type="float" office:value="42391" calcext:value-type="float">
            <text:p>42391</text:p>
          </table:table-cell>
          <table:table-cell office:value-type="string" calcext:value-type="string">
            <text:p>ambari</text:p>
          </table:table-cell>
          <table:table-cell office:value-type="string" calcext:value-type="string">
            <text:p>avijayan</text:p>
          </table:table-cell>
          <table:table-cell office:value-type="float" office:value="114877" calcext:value-type="float">
            <text:p>114877</text:p>
          </table:table-cell>
          <table:table-cell table:number-columns-repeated="3"/>
          <table:table-cell office:value-type="string" calcext:value-type="string">
            <text:p>Review.body_top</text:p>
          </table:table-cell>
          <table:table-cell office:value-type="string" calcext:value-type="string">
            <text:p>smohanty</text:p>
          </table:table-cell>
          <table:table-cell office:value-type="string" calcext:value-type="string">
            <text:p>2016-01-16T20:36:45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9417" calcext:value-type="float">
            <text:p>39417</text:p>
          </table:table-cell>
          <table:table-cell office:value-type="string" calcext:value-type="string">
            <text:p>mesos</text:p>
          </table:table-cell>
          <table:table-cell office:value-type="string" calcext:value-type="string">
            <text:p>wangcong</text:p>
          </table:table-cell>
          <table:table-cell office:value-type="float" office:value="107443" calcext:value-type="float">
            <text:p>107443</text:p>
          </table:table-cell>
          <table:table-cell office:value-type="float" office:value="166550" calcext:value-type="float">
            <text:p>166550</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5-11-21T00:27:00Z</text:p>
          </table:table-cell>
          <table:table-cell office:value-type="string" calcext:value-type="string">
            <text:p>Failed to parse egress_flow_classifier_parent: ...</text:p>
          </table:table-cell>
          <table:table-cell table:style-name="Default" office:value-type="string" calcext:value-type="string">
            <text:p>false</text:p>
          </table:table-cell>
          <table:table-cell office:value-type="string" calcext:value-type="string">
            <text:p>ui</text:p>
          </table:table-cell>
          <table:table-cell/>
        </table:table-row>
        <table:table-row table:style-name="ro1">
          <table:table-cell office:value-type="float" office:value="69143" calcext:value-type="float">
            <text:p>69143</text:p>
          </table:table-cell>
          <table:table-cell office:value-type="string" calcext:value-type="string">
            <text:p>hive-git</text:p>
          </table:table-cell>
          <table:table-cell office:value-type="string" calcext:value-type="string">
            <text:p>vgumashta</text:p>
          </table:table-cell>
          <table:table-cell office:value-type="float" office:value="210011" calcext:value-type="float">
            <text:p>210011</text:p>
          </table:table-cell>
          <table:table-cell office:value-type="float" office:value="294649" calcext:value-type="float">
            <text:p>294649</text:p>
          </table:table-cell>
          <table:table-cell table:number-columns-repeated="2"/>
          <table:table-cell office:value-type="string" calcext:value-type="string">
            <text:p>DiffComment</text:p>
          </table:table-cell>
          <table:table-cell office:value-type="string" calcext:value-type="string">
            <text:p>daijy</text:p>
          </table:table-cell>
          <table:table-cell office:value-type="string" calcext:value-type="string">
            <text:p>2018-11-02T00:34:03Z</text:p>
          </table:table-cell>
          <table:table-cell office:value-type="string" calcext:value-type="string">
            <text:p>maxTries should be constant.</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5">
          <table:table-cell office:value-type="float" office:value="10640" calcext:value-type="float">
            <text:p>10640</text:p>
          </table:table-cell>
          <table:table-cell office:value-type="string" calcext:value-type="string">
            <text:p>oozie</text:p>
          </table:table-cell>
          <table:table-cell office:value-type="string" calcext:value-type="string">
            <text:p>aleksgor</text:p>
          </table:table-cell>
          <table:table-cell office:value-type="float" office:value="19541" calcext:value-type="float">
            <text:p>19541</text:p>
          </table:table-cell>
          <table:table-cell table:number-columns-repeated="3"/>
          <table:table-cell office:value-type="string" calcext:value-type="string">
            <text:p>Review.body_top</text:p>
          </table:table-cell>
          <table:table-cell office:value-type="string" calcext:value-type="string">
            <text:p>rkanter</text:p>
          </table:table-cell>
          <table:table-cell office:value-type="string" calcext:value-type="string">
            <text:p>2013-04-22T18:59:08Z</text:p>
          </table:table-cell>
          <table:table-cell office:value-type="string" calcext:value-type="string">
            <text:p>A couple of general comments:</text:p>
            <text:p>1. In Oozie, the convention is to allow lines up to 132 characters (as opposed to Hadoop's 80); unless there is a readability issue, please don't split lines up that are less than 132 characters (especially if no other changes were made to them).  I marked some of the places where this was done, but not all.  </text:p>
            <text:p>2. In general, we try not to reformat/reorder the imports so that its easier to apply patches without trivial conflicts; unless there's a good reason, please don't do this either</text:p>
            <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56289" calcext:value-type="float">
            <text:p>56289</text:p>
          </table:table-cell>
          <table:table-cell office:value-type="string" calcext:value-type="string">
            <text:p>atlas</text:p>
          </table:table-cell>
          <table:table-cell office:value-type="string" calcext:value-type="string">
            <text:p>guptaneeru</text:p>
          </table:table-cell>
          <table:table-cell office:value-type="float" office:value="164785" calcext:value-type="float">
            <text:p>164785</text:p>
          </table:table-cell>
          <table:table-cell office:value-type="float" office:value="236569" calcext:value-type="float">
            <text:p>236569</text:p>
          </table:table-cell>
          <table:table-cell table:number-columns-repeated="2"/>
          <table:table-cell office:value-type="string" calcext:value-type="string">
            <text:p>DiffComment</text:p>
          </table:table-cell>
          <table:table-cell office:value-type="string" calcext:value-type="string">
            <text:p>dkantor</text:p>
          </table:table-cell>
          <table:table-cell office:value-type="string" calcext:value-type="string">
            <text:p>2017-02-10T12:02:07Z</text:p>
          </table:table-cell>
          <table:table-cell office:value-type="string" calcext:value-type="string">
            <text:p>Remove all extra whitespace denoted by red blocks</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20099" calcext:value-type="float">
            <text:p>20099</text:p>
          </table:table-cell>
          <table:table-cell office:value-type="string" calcext:value-type="string">
            <text:p>cloudstack-git</text:p>
          </table:table-cell>
          <table:table-cell office:value-type="string" calcext:value-type="string">
            <text:p>alexough</text:p>
          </table:table-cell>
          <table:table-cell office:value-type="float" office:value="42175" calcext:value-type="float">
            <text:p>42175</text:p>
          </table:table-cell>
          <table:table-cell table:number-columns-repeated="3"/>
          <table:table-cell office:value-type="string" calcext:value-type="string">
            <text:p>Review.body_top</text:p>
          </table:table-cell>
          <table:table-cell office:value-type="string" calcext:value-type="string">
            <text:p>alena1108</text:p>
          </table:table-cell>
          <table:table-cell office:value-type="string" calcext:value-type="string">
            <text:p>2014-05-05T18:27:41Z</text:p>
          </table:table-cell>
          <table:table-cell office:value-type="string" calcext:value-type="string">
            <text:p>Alex, generic logic looks good to me. But still some things need to be fixed.1) RegionVO@Column(name = "active") <text:s text:c="3"/>private boolean active;Explicitly set it to be active by default. Just setting it in the DB might not be enough because DAO would always default boolean to false if not set in the constructor/intance variable declaration. It should look like:@Column(name = "active")private boolean active = true;2) Please make the description for the new parameters in the addRegion API , more descriptive@Parameter(name = ApiConstants.MODE, type = CommandType.STRING, required = true, description = "Region service active")55 <text:s text:c="5"/>private String mode;3) AccountManager* boolean updateUser(final Long id, String userName, String firstName, String lastName, String password, String email, String apiKey, String secretKey, String timeZone, Account.State state);Why do we pass account state to the call? there should be only user info passed in. If the account needs to be updated, do it in the separate command; if you need to retrive the account state - get the account object from the user object. Please remove this parameter* Why did you change the method signature for theUserAccount disableUser(long userId) to disableUser(User user)? The only one info that you have to pass to the manager - is the userId. Please change it back.The same for <text:s/>boolean enableUser(User user), boolean lockAccount(Account account);These changes don't seem to be critical or used for/by your plugin, so please change them back to the original way of doing things. Its not a good practice to change methods defined in the interfaces - AccountManager/AccountService - unless there is a real need for it.* boolean updateAccount(AccountVO account, String newAccountName, String newNetworkDomain, final Map&lt;String, String&gt; details, Account.State state);As updateAccount doesn't allow account state update, please remove Account.State from the method signature4) ApiResponseHelper.javaWhy did you change createDomainResponse method? public DomainResponse createDomainResponse(Domain domain)?To summarize it all, I would suggest to eliminate (revert) all the changes done to account/domain managers that your code doesn't actually need. It would make the changes list much shorter and easier for review.for 3) AccountManager* updateUser in 'state' : it is necessary during the Full Sync when an object's information is not same with one in other regions.* new signatures : they are necessary during the Full Sync not to generate events while changing them. They are just another methods to manage objects, so can you show me why they are not permitted?Alex, correct me if I'm wrong. In most of your code you use CS APIs to retrieve/update/delete/disable(disable changes the state) the CS objects (user/domain/account - updateAccount/updateDomain/deleteAccount etc). And you do it in each reason, and that generates the events for all the regions when these APIs are processed. Like for example, I see these calls: <text:s/>public JSONObject updateAccount(String accountId, String currentName, String newName, String details, String domainId, String networkDomain) throws APIFailureException {139140 <text:s text:c="7"/>StringBuilder param = buildCmd("updateAccount");141 <text:s text:c="7"/>param.append(append(ApiConstants.ID, accountId));142 <text:s text:c="7"/>if (currentName != null) param.append(append(ApiConstants.ACCOUNT, currentName));143 <text:s text:c="7"/>if (newName != null) param.append(append(ApiConstants.NEW_NAME, newName));144 <text:s text:c="7"/>if (details != null) param.append(append(ApiConstants.ACCOUNT_DETAILS, details));145 <text:s text:c="7"/>if (domainId != null) param.append(append(ApiConstants.DOMAIN_ID, domainId));146 <text:s text:c="7"/>if (networkDomain != null) param.append(append(ApiConstants.NETWORK_DOMAIN, networkDomain));147 <text:s text:c="7"/>param.append(appendResType("json"));148 <text:s text:c="7"/>param.append(appendSessionKey(encodeSessionKey()));149150 <text:s text:c="7"/>return sendApacheGet(param.toString());151 <text:s text:c="3"/>}152153 <text:s text:c="3"/>public JSONObject disableAccount(String accountId) throws APIFailureException {164165 <text:s text:c="7"/>StringBuilder param = buildCmd("disableAccount");166 <text:s text:c="7"/>param.append(append(ApiConstants.ID, accountId));167 <text:s text:c="7"/>param.append(append(ApiConstants.LOCK, "false"));168 <text:s text:c="7"/>param.append(appendResType("json"));169 <text:s text:c="7"/>param.append(appendSessionKey(encodeSessionKey()));170171 <text:s text:c="7"/>return sendApacheGet(param.toString());172 <text:s text:c="3"/>}But in some parts of your code <text:s/>you call to the AccountManager/domainManager interfaces directly, omitting APIs, to eliminate the events generation - like for the state change? Can you please elaborate when your code uses one model vs another? What are the rules to follow? I would rather see things being consistent unless there is a valid reason to do otherwise.As I emphasized, there are 2 cases of synchronization.1. real time : It just calls API interface to other regions as soon as a resource in the local region is created/updated/removed, which is using events.2. full scan : It is to cover the cases when the real time sync has been failed with any reason like network failures or etc, which results in resource mismatches among regions. To cover this, the local region regularly compares the corresponding resources in each remote region and if there is any mismatch, it creates/updates/removes the resource in local region whose last modified timestamp is older than the one of the resource in the remote region. That's why I need a method to manage the resources without event generation.Let me know if you need more information.Alex, One more clarification is needed - do you use in memory bus, or Rabbit MQ bus shared across multiple management servers? From what you've said in #1 (It just calls API interface to other regions as soon as a resource in the local region is created/updated/removed, which is using events.), I assume its in-memory bus.Then if the local region listens only to local events (assuming you use in-memory bus), and then sends API calls to the remote regions, why can't it call the API against itself in #2? Because from what you've said above, only local region is going to listen o local events, and publishing them won't affect other regions as they also listen to their local events.Alex, please ignore my latest comment. You don't want your local region to publish the event even to itself, because you don't want this event to be propagated to other regions in the cloud. Let me connect you with Kishan as he was the one working on the regions feature originally. He should have added the support to control event publishing the account/domain code </text:p>
          </table:table-cell>
          <table:table-cell table:style-name="Default" office:value-type="string" calcext:value-type="string">
            <text:p>true</text:p>
          </table:table-cell>
          <table:table-cell office:value-type="string" calcext:value-type="string">
            <text:p>betterSolution;bug;documentation</text:p>
          </table:table-cell>
          <table:table-cell/>
        </table:table-row>
        <table:table-row table:style-name="ro2">
          <table:table-cell office:value-type="float" office:value="13428" calcext:value-type="float">
            <text:p>13428</text:p>
          </table:table-cell>
          <table:table-cell office:value-type="string" calcext:value-type="string">
            <text:p>cloudstack-git</text:p>
          </table:table-cell>
          <table:table-cell office:value-type="string" calcext:value-type="string">
            <text:p>sanjay.tripathi</text:p>
          </table:table-cell>
          <table:table-cell office:value-type="float" office:value="24908" calcext:value-type="float">
            <text:p>24908</text:p>
          </table:table-cell>
          <table:table-cell table:number-columns-repeated="3"/>
          <table:table-cell office:value-type="string" calcext:value-type="string">
            <text:p>Review.body_top</text:p>
          </table:table-cell>
          <table:table-cell office:value-type="string" calcext:value-type="string">
            <text:p>asfbot</text:p>
          </table:table-cell>
          <table:table-cell office:value-type="string" calcext:value-type="string">
            <text:p>2013-08-09T09:45:56Z</text:p>
          </table:table-cell>
          <table:table-cell office:value-type="string" calcext:value-type="string">
            <text:p>Commit c18492509692d590aa72133a3974512c7dff119e in branch refs/heads/4.2 from Sanjay Tripathi</text:p>
            <text:p>[ https://git-wip-us.apache.org/repos/asf?p=cloudstack.git;h=c184925 ]</text:p>
            <text:p/>
            <text:p>CLOUDSTACK-4187: 2.2.1 - 4.2 Upgrade: Few Guest OS Types information is inconsistent on the Upgraded Setup when compared with the fresh 4.2 Installation.</text:p>
            <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43725" calcext:value-type="float">
            <text:p>43725</text:p>
          </table:table-cell>
          <table:table-cell office:value-type="string" calcext:value-type="string">
            <text:p>geode</text:p>
          </table:table-cell>
          <table:table-cell office:value-type="string" calcext:value-type="string">
            <text:p>jchen21</text:p>
          </table:table-cell>
          <table:table-cell office:value-type="float" office:value="122316" calcext:value-type="float">
            <text:p>122316</text:p>
          </table:table-cell>
          <table:table-cell table:number-columns-repeated="3"/>
          <table:table-cell office:value-type="string" calcext:value-type="string">
            <text:p>Review.body_top</text:p>
          </table:table-cell>
          <table:table-cell office:value-type="string" calcext:value-type="string">
            <text:p>jinmeiliao</text:p>
          </table:table-cell>
          <table:table-cell office:value-type="string" calcext:value-type="string">
            <text:p>2016-03-07T18:03:52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9879" calcext:value-type="float">
            <text:p>69879</text:p>
          </table:table-cell>
          <table:table-cell office:value-type="string" calcext:value-type="string">
            <text:p>hbase-git</text:p>
          </table:table-cell>
          <table:table-cell office:value-type="string" calcext:value-type="string">
            <text:p>Apache9</text:p>
          </table:table-cell>
          <table:table-cell office:value-type="float" office:value="212550" calcext:value-type="float">
            <text:p>212550</text:p>
          </table:table-cell>
          <table:table-cell table:number-columns-repeated="3"/>
          <table:table-cell office:value-type="string" calcext:value-type="string">
            <text:p>Review.body_top</text:p>
          </table:table-cell>
          <table:table-cell office:value-type="string" calcext:value-type="string">
            <text:p>stack</text:p>
          </table:table-cell>
          <table:table-cell office:value-type="string" calcext:value-type="string">
            <text:p>2019-02-05T15:53:51Z</text:p>
          </table:table-cell>
          <table:table-cell office:value-type="string" calcext:value-type="string">
            <text:p>Did page #1</text:p>
          </table:table-cell>
          <table:table-cell table:style-name="Default" office:value-type="string" calcext:value-type="string">
            <text:p>false</text:p>
          </table:table-cell>
          <table:table-cell table:number-columns-repeated="2"/>
        </table:table-row>
        <table:table-row table:style-name="ro1">
          <table:table-cell office:value-type="float" office:value="34180" calcext:value-type="float">
            <text:p>34180</text:p>
          </table:table-cell>
          <table:table-cell office:value-type="string" calcext:value-type="string">
            <text:p>ranger</text:p>
          </table:table-cell>
          <table:table-cell office:value-type="string" calcext:value-type="string">
            <text:p>aloklal99</text:p>
          </table:table-cell>
          <table:table-cell office:value-type="float" office:value="84059" calcext:value-type="float">
            <text:p>84059</text:p>
          </table:table-cell>
          <table:table-cell office:value-type="float" office:value="135193" calcext:value-type="float">
            <text:p>135193</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5-05-19T06:39:40Z</text:p>
          </table:table-cell>
          <table:table-cell office:value-type="string" calcext:value-type="string">
            <text:p>Why static to store these values? The value could be different for different services. Also these values would be retrieved by looking into a map - so there is not much to gain by caching the value.</text:p>
          </table:table-cell>
          <table:table-cell table:style-name="Default" office:value-type="string" calcext:value-type="string">
            <text:p>true</text:p>
          </table:table-cell>
          <table:table-cell office:value-type="string" calcext:value-type="string">
            <text:p>betterSolution;performance</text:p>
          </table:table-cell>
          <table:table-cell/>
        </table:table-row>
        <table:table-row table:style-name="ro1">
          <table:table-cell office:value-type="float" office:value="41075" calcext:value-type="float">
            <text:p>41075</text:p>
          </table:table-cell>
          <table:table-cell office:value-type="string" calcext:value-type="string">
            <text:p>mesos</text:p>
          </table:table-cell>
          <table:table-cell office:value-type="string" calcext:value-type="string">
            <text:p>neilc</text:p>
          </table:table-cell>
          <table:table-cell office:value-type="float" office:value="110770" calcext:value-type="float">
            <text:p>110770</text:p>
          </table:table-cell>
          <table:table-cell office:value-type="float" office:value="170791" calcext:value-type="float">
            <text:p>170791</text:p>
          </table:table-cell>
          <table:table-cell table:number-columns-repeated="2"/>
          <table:table-cell office:value-type="string" calcext:value-type="string">
            <text:p>DiffComment</text:p>
          </table:table-cell>
          <table:table-cell office:value-type="string" calcext:value-type="string">
            <text:p>adam-mesos</text:p>
          </table:table-cell>
          <table:table-cell office:value-type="string" calcext:value-type="string">
            <text:p>2015-12-17T01:55:44Z</text:p>
          </table:table-cell>
          <table:table-cell office:value-type="string" calcext:value-type="string">
            <text:p>Please wrap each parameter onto a separate line, since the entire function prototype doesn't fit on one lin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56207" calcext:value-type="float">
            <text:p>56207</text:p>
          </table:table-cell>
          <table:table-cell office:value-type="string" calcext:value-type="string">
            <text:p>ambari</text:p>
          </table:table-cell>
          <table:table-cell office:value-type="string" calcext:value-type="string">
            <text:p>MadhanMohanReddy</text:p>
          </table:table-cell>
          <table:table-cell office:value-type="float" office:value="163962" calcext:value-type="float">
            <text:p>163962</text:p>
          </table:table-cell>
          <table:table-cell table:number-columns-repeated="3"/>
          <table:table-cell office:value-type="string" calcext:value-type="string">
            <text:p>Review.body_top</text:p>
          </table:table-cell>
          <table:table-cell office:value-type="string" calcext:value-type="string">
            <text:p>gauravn7</text:p>
          </table:table-cell>
          <table:table-cell office:value-type="string" calcext:value-type="string">
            <text:p>2017-02-02T12:39:0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46358" calcext:value-type="float">
            <text:p>46358</text:p>
          </table:table-cell>
          <table:table-cell office:value-type="string" calcext:value-type="string">
            <text:p>ambari</text:p>
          </table:table-cell>
          <table:table-cell office:value-type="string" calcext:value-type="string">
            <text:p>sshridhar</text:p>
          </table:table-cell>
          <table:table-cell office:value-type="float" office:value="129687" calcext:value-type="float">
            <text:p>129687</text:p>
          </table:table-cell>
          <table:table-cell office:value-type="float" office:value="193200" calcext:value-type="float">
            <text:p>193200</text:p>
          </table:table-cell>
          <table:table-cell table:number-columns-repeated="2"/>
          <table:table-cell office:value-type="string" calcext:value-type="string">
            <text:p>DiffComment</text:p>
          </table:table-cell>
          <table:table-cell office:value-type="string" calcext:value-type="string">
            <text:p>smohanty</text:p>
          </table:table-cell>
          <table:table-cell office:value-type="string" calcext:value-type="string">
            <text:p>2016-04-20T05:43:44Z</text:p>
          </table:table-cell>
          <table:table-cell office:value-type="string" calcext:value-type="string">
            <text:p>Is this property - num_retries_for_checking_llap_status optional? If not then lets just read it rather than using the "default" function</text:p>
            <text:p/>
            <text:p>It's not optional. Alejandro's had suggested to default as well while usage.</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50172" calcext:value-type="float">
            <text:p>50172</text:p>
          </table:table-cell>
          <table:table-cell office:value-type="string" calcext:value-type="string">
            <text:p>mesos</text:p>
          </table:table-cell>
          <table:table-cell office:value-type="string" calcext:value-type="string">
            <text:p>gyliu</text:p>
          </table:table-cell>
          <table:table-cell office:value-type="float" office:value="142684" calcext:value-type="float">
            <text:p>142684</text:p>
          </table:table-cell>
          <table:table-cell office:value-type="float" office:value="208309" calcext:value-type="float">
            <text:p>208309</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6-07-19T08:33:30Z</text:p>
          </table:table-cell>
          <table:table-cell office:value-type="string" calcext:value-type="string">
            <text:p>There is no "ports" associated with this function, since it's just a Value::Range, not a Resource. How about just removing this sentenc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5">
          <table:table-cell office:value-type="float" office:value="14426" calcext:value-type="float">
            <text:p>14426</text:p>
          </table:table-cell>
          <table:table-cell office:value-type="string" calcext:value-type="string">
            <text:p>cloudstack-git</text:p>
          </table:table-cell>
          <table:table-cell office:value-type="string" calcext:value-type="string">
            <text:p>sowmyak</text:p>
          </table:table-cell>
          <table:table-cell office:value-type="float" office:value="27877" calcext:value-type="float">
            <text:p>27877</text:p>
          </table:table-cell>
          <table:table-cell table:number-columns-repeated="3"/>
          <table:table-cell office:value-type="string" calcext:value-type="string">
            <text:p>Review.body_top</text:p>
          </table:table-cell>
          <table:table-cell office:value-type="string" calcext:value-type="string">
            <text:p>santhoshe</text:p>
          </table:table-cell>
          <table:table-cell office:value-type="string" calcext:value-type="string">
            <text:p>2013-10-31T08:53:19Z</text:p>
          </table:table-cell>
          <table:table-cell office:value-type="string" calcext:value-type="string">
            <text:p>Ship It!</text:p>
            <text:p/>
            <text:p>master af4f78ecc</text:p>
            <text:p>4.2 d5cca46ae</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29710" calcext:value-type="float">
            <text:p>29710</text:p>
          </table:table-cell>
          <table:table-cell office:value-type="string" calcext:value-type="string">
            <text:p>ambari</text:p>
          </table:table-cell>
          <table:table-cell office:value-type="string" calcext:value-type="string">
            <text:p>echekanskiy</text:p>
          </table:table-cell>
          <table:table-cell office:value-type="float" office:value="67243" calcext:value-type="float">
            <text:p>67243</text:p>
          </table:table-cell>
          <table:table-cell office:value-type="float" office:value="111188" calcext:value-type="float">
            <text:p>111188</text:p>
          </table:table-cell>
          <table:table-cell table:number-columns-repeated="2"/>
          <table:table-cell office:value-type="string" calcext:value-type="string">
            <text:p>DiffComment</text:p>
          </table:table-cell>
          <table:table-cell office:value-type="string" calcext:value-type="string">
            <text:p>jluniya</text:p>
          </table:table-cell>
          <table:table-cell office:value-type="string" calcext:value-type="string">
            <text:p>2015-01-11T18:49:45Z</text:p>
          </table:table-cell>
          <table:table-cell office:value-type="string" calcext:value-type="string">
            <text:p>Use os.path.join</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48457" calcext:value-type="float">
            <text:p>48457</text:p>
          </table:table-cell>
          <table:table-cell office:value-type="string" calcext:value-type="string">
            <text:p>flume-git</text:p>
          </table:table-cell>
          <table:table-cell office:value-type="string" calcext:value-type="string">
            <text:p>jholoman</text:p>
          </table:table-cell>
          <table:table-cell office:value-type="float" office:value="136802" calcext:value-type="float">
            <text:p>136802</text:p>
          </table:table-cell>
          <table:table-cell office:value-type="float" office:value="201890" calcext:value-type="float">
            <text:p>201890</text:p>
          </table:table-cell>
          <table:table-cell table:number-columns-repeated="2"/>
          <table:table-cell office:value-type="string" calcext:value-type="string">
            <text:p>DiffComment</text:p>
          </table:table-cell>
          <table:table-cell office:value-type="string" calcext:value-type="string">
            <text:p>sati</text:p>
          </table:table-cell>
          <table:table-cell office:value-type="string" calcext:value-type="string">
            <text:p>2016-06-09T13:02:20Z</text:p>
          </table:table-cell>
          <table:table-cell office:value-type="string" calcext:value-type="string">
            <text:p>This doesn't has to be a separate function. Were there any reuse opportunity which would justify the separation?</text:p>
          </table:table-cell>
          <table:table-cell table:style-name="Default" office:value-type="string" calcext:value-type="string">
            <text:p>true</text:p>
          </table:table-cell>
          <table:table-cell office:value-type="string" calcext:value-type="string">
            <text:p>methodExtraction</text:p>
          </table:table-cell>
          <table:table-cell/>
        </table:table-row>
        <table:table-row table:style-name="ro1">
          <table:table-cell office:value-type="float" office:value="68854" calcext:value-type="float">
            <text:p>68854</text:p>
          </table:table-cell>
          <table:table-cell office:value-type="string" calcext:value-type="string">
            <text:p>atlas</text:p>
          </table:table-cell>
          <table:table-cell office:value-type="string" calcext:value-type="string">
            <text:p>ashutoshm</text:p>
          </table:table-cell>
          <table:table-cell office:value-type="float" office:value="209035" calcext:value-type="float">
            <text:p>209035</text:p>
          </table:table-cell>
          <table:table-cell office:value-type="float" office:value="293305" calcext:value-type="float">
            <text:p>293305</text:p>
          </table:table-cell>
          <table:table-cell table:number-columns-repeated="2"/>
          <table:table-cell office:value-type="string" calcext:value-type="string">
            <text:p>DiffComment</text:p>
          </table:table-cell>
          <table:table-cell office:value-type="string" calcext:value-type="string">
            <text:p>sarath.subramanian</text:p>
          </table:table-cell>
          <table:table-cell office:value-type="string" calcext:value-type="string">
            <text:p>2018-09-26T20:02:39Z</text:p>
          </table:table-cell>
          <table:table-cell office:value-type="string" calcext:value-type="string">
            <text:p>Exception =&gt; AtlasBaseException</text:p>
          </table:table-cell>
          <table:table-cell table:style-name="Default" office:value-type="string" calcext:value-type="string">
            <text:p>true</text:p>
          </table:table-cell>
          <table:table-cell office:value-type="string" calcext:value-type="string">
            <text:p>safety</text:p>
          </table:table-cell>
          <table:table-cell/>
        </table:table-row>
        <table:table-row table:style-name="ro1">
          <table:table-cell office:value-type="float" office:value="65986" calcext:value-type="float">
            <text:p>65986</text:p>
          </table:table-cell>
          <table:table-cell office:value-type="string" calcext:value-type="string">
            <text:p>atlas</text:p>
          </table:table-cell>
          <table:table-cell office:value-type="string" calcext:value-type="string">
            <text:p>sarath.subramanian</text:p>
          </table:table-cell>
          <table:table-cell office:value-type="float" office:value="198908" calcext:value-type="float">
            <text:p>198908</text:p>
          </table:table-cell>
          <table:table-cell office:value-type="float" office:value="279178" calcext:value-type="float">
            <text:p>279178</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8-03-09T09:02:11Z</text:p>
          </table:table-cell>
          <table:table-cell office:value-type="string" calcext:value-type="string">
            <text:p>It is not clear why currentClassification is updated with attributes from incoming classifications. It doesn't seem to be used further. If this is not necessary, can this be removed?</text:p>
          </table:table-cell>
          <table:table-cell table:style-name="Default" office:value-type="string" calcext:value-type="string">
            <text:p>true</text:p>
          </table:table-cell>
          <table:table-cell office:value-type="string" calcext:value-type="string">
            <text:p>clarification;redundantCode</text:p>
          </table:table-cell>
          <table:table-cell/>
        </table:table-row>
        <table:table-row table:style-name="ro1">
          <table:table-cell office:value-type="float" office:value="38125" calcext:value-type="float">
            <text:p>38125</text:p>
          </table:table-cell>
          <table:table-cell office:value-type="string" calcext:value-type="string">
            <text:p>mesos</text:p>
          </table:table-cell>
          <table:table-cell office:value-type="string" calcext:value-type="string">
            <text:p>bernd-mesos</text:p>
          </table:table-cell>
          <table:table-cell office:value-type="float" office:value="97744" calcext:value-type="float">
            <text:p>97744</text:p>
          </table:table-cell>
          <table:table-cell office:value-type="float" office:value="153762" calcext:value-type="float">
            <text:p>153762</text:p>
          </table:table-cell>
          <table:table-cell table:number-columns-repeated="2"/>
          <table:table-cell office:value-type="string" calcext:value-type="string">
            <text:p>DiffComment</text:p>
          </table:table-cell>
          <table:table-cell office:value-type="string" calcext:value-type="string">
            <text:p>nfnt</text:p>
          </table:table-cell>
          <table:table-cell office:value-type="string" calcext:value-type="string">
            <text:p>2015-09-04T12:53:44Z</text:p>
          </table:table-cell>
          <table:table-cell office:value-type="string" calcext:value-type="string">
            <text:p>s/client/slave? Or what is meant with client?</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3">
          <table:table-cell office:value-type="float" office:value="39345" calcext:value-type="float">
            <text:p>39345</text:p>
          </table:table-cell>
          <table:table-cell office:value-type="string" calcext:value-type="string">
            <text:p>mesos</text:p>
          </table:table-cell>
          <table:table-cell office:value-type="string" calcext:value-type="string">
            <text:p>dforsyth</text:p>
          </table:table-cell>
          <table:table-cell office:value-type="float" office:value="103449" calcext:value-type="float">
            <text:p>103449</text:p>
          </table:table-cell>
          <table:table-cell office:value-type="float" office:value="161505" calcext:value-type="float">
            <text:p>161505</text:p>
          </table:table-cell>
          <table:table-cell table:number-columns-repeated="2"/>
          <table:table-cell office:value-type="string" calcext:value-type="string">
            <text:p>DiffComment</text:p>
          </table:table-cell>
          <table:table-cell office:value-type="string" calcext:value-type="string">
            <text:p>idownes</text:p>
          </table:table-cell>
          <table:table-cell office:value-type="string" calcext:value-type="string">
            <text:p>2015-10-25T20:33:00Z</text:p>
          </table:table-cell>
          <table:table-cell office:value-type="string" calcext:value-type="string">
            <text:p>IIRC, FreeBSD doesn't often use patch versions, but has in the past. Pretty sure I started with 4.6.2!</text:p>
            <text:p/>
            <text:p>It does, but I was planning on making this more robust in a later change. For patch versions, the release string looks like "10.2-RELEASE-p4". I'll add a TODO.</text:p>
          </table:table-cell>
          <table:table-cell table:style-name="Default" office:value-type="string" calcext:value-type="string">
            <text:p>false</text:p>
          </table:table-cell>
          <table:table-cell office:value-type="string" calcext:value-type="string">
            <text:p>versionControl</text:p>
          </table:table-cell>
          <table:table-cell/>
        </table:table-row>
        <table:table-row table:style-name="ro1">
          <table:table-cell office:value-type="float" office:value="28124" calcext:value-type="float">
            <text:p>28124</text:p>
          </table:table-cell>
          <table:table-cell office:value-type="string" calcext:value-type="string">
            <text:p>ambari</text:p>
          </table:table-cell>
          <table:table-cell office:value-type="string" calcext:value-type="string">
            <text:p>yshylov</text:p>
          </table:table-cell>
          <table:table-cell office:value-type="float" office:value="61911" calcext:value-type="float">
            <text:p>61911</text:p>
          </table:table-cell>
          <table:table-cell office:value-type="float" office:value="103837" calcext:value-type="float">
            <text:p>103837</text:p>
          </table:table-cell>
          <table:table-cell table:number-columns-repeated="2"/>
          <table:table-cell office:value-type="string" calcext:value-type="string">
            <text:p>DiffComment</text:p>
          </table:table-cell>
          <table:table-cell office:value-type="string" calcext:value-type="string">
            <text:p>tbeerbower</text:p>
          </table:table-cell>
          <table:table-cell office:value-type="string" calcext:value-type="string">
            <text:p>2014-11-18T13:24:42Z</text:p>
          </table:table-cell>
          <table:table-cell office:value-type="string" calcext:value-type="string">
            <text:p>Is this annotation really needed?</text:p>
          </table:table-cell>
          <table:table-cell table:style-name="Default" office:value-type="string" calcext:value-type="string">
            <text:p>true</text:p>
          </table:table-cell>
          <table:table-cell office:value-type="string" calcext:value-type="string">
            <text:p>redundantCode</text:p>
          </table:table-cell>
          <table:table-cell/>
        </table:table-row>
        <table:table-row table:style-name="ro21">
          <table:table-cell office:value-type="float" office:value="65166" calcext:value-type="float">
            <text:p>65166</text:p>
          </table:table-cell>
          <table:table-cell office:value-type="string" calcext:value-type="string">
            <text:p>mesos</text:p>
          </table:table-cell>
          <table:table-cell office:value-type="string" calcext:value-type="string">
            <text:p>bbannier</text:p>
          </table:table-cell>
          <table:table-cell office:value-type="float" office:value="195651" calcext:value-type="float">
            <text:p>195651</text:p>
          </table:table-cell>
          <table:table-cell office:value-type="float" office:value="274918" calcext:value-type="float">
            <text:p>274918</text:p>
          </table:table-cell>
          <table:table-cell table:number-columns-repeated="2"/>
          <table:table-cell office:value-type="string" calcext:value-type="string">
            <text:p>DiffComment</text:p>
          </table:table-cell>
          <table:table-cell office:value-type="string" calcext:value-type="string">
            <text:p>andschwa</text:p>
          </table:table-cell>
          <table:table-cell office:value-type="string" calcext:value-type="string">
            <text:p>2018-01-17T22:13:46Z</text:p>
          </table:table-cell>
          <table:table-cell office:value-type="string" calcext:value-type="string">
            <text:p>Would you rather it be part of the `tests` target explicitly? You could add it [here](https://github.com/apache/mesos/blob/24a746d85780051d862db0697b63c3c52db4362a/CMakeLists.txt#L60).</text:p>
            <text:p/>
            <text:p>```</text:p>
            <text:p>add_custom_target(tests DEPENDS stout-tests libprocess-tests mesos-tests)</text:p>
            <text:p>```</text:p>
            <text:p/>
            <text:p>I think it probably makes more sense.</text:p>
            <text:p/>
            <text:p>Then again, it's explicitly benchmarks for libprocess, so it also makes sense as a dependency of `libprocess-tests`. Yeah, nevermind, this is fine I think.</text:p>
          </table:table-cell>
          <table:table-cell table:style-name="Default" office:value-type="string" calcext:value-type="string">
            <text:p>false</text:p>
          </table:table-cell>
          <table:table-cell table:number-columns-repeated="2"/>
        </table:table-row>
        <table:table-row table:style-name="ro1">
          <table:table-cell office:value-type="float" office:value="36830" calcext:value-type="float">
            <text:p>36830</text:p>
          </table:table-cell>
          <table:table-cell office:value-type="string" calcext:value-type="string">
            <text:p>mesos</text:p>
          </table:table-cell>
          <table:table-cell office:value-type="string" calcext:value-type="string">
            <text:p>jvanremoortere</text:p>
          </table:table-cell>
          <table:table-cell office:value-type="float" office:value="93803" calcext:value-type="float">
            <text:p>93803</text:p>
          </table:table-cell>
          <table:table-cell table:number-columns-repeated="3"/>
          <table:table-cell office:value-type="string" calcext:value-type="string">
            <text:p>Review.body_top</text:p>
          </table:table-cell>
          <table:table-cell office:value-type="string" calcext:value-type="string">
            <text:p>mcypark</text:p>
          </table:table-cell>
          <table:table-cell office:value-type="string" calcext:value-type="string">
            <text:p>2015-07-31T22:56:29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4">
          <table:table-cell office:value-type="float" office:value="70379" calcext:value-type="float">
            <text:p>70379</text:p>
          </table:table-cell>
          <table:table-cell office:value-type="string" calcext:value-type="string">
            <text:p>mesos</text:p>
          </table:table-cell>
          <table:table-cell office:value-type="string" calcext:value-type="string">
            <text:p>asekretenko</text:p>
          </table:table-cell>
          <table:table-cell office:value-type="float" office:value="214686" calcext:value-type="float">
            <text:p>214686</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9-04-16T08:48:17Z</text:p>
          </table:table-cell>
          <table:table-cell office:value-type="string" calcext:value-type="string">
            <text:p>FAIL: Some of the unit tests failed. Please check the relevant logs.</text:p>
            <text:p/>
            <text:p>Reviews applied: `['70408', '70377', '70379']`</text:p>
            <text:p/>
            <text:p>Failed command: `Start-MesosCITesting`</text:p>
            <text:p/>
            <text:p>All the build artifacts available at: http://dcos-win.westus2.cloudapp.azure.com/artifacts/mesos-reviewbot-testing/3183/mesos-review-70379</text:p>
            <text:p/>
            <text:p>Relevant logs:</text:p>
            <text:p/>
            <text:p>- [mesos-tests.log](http://dcos-win.westus2.cloudapp.azure.com/artifacts/mesos-reviewbot-testing/3183/mesos-review-70379/logs/mesos-tests.log):</text:p>
            <text:p/>
            <text:p>```</text:p>
            <text:p>I0416 08:47:55.246440 61944 master.cpp:1295] Agent 4cbe623d-f6dc-4ad2-b5c8-bf225b82dccc-S0 at slave(502)@192.10.1.4:57419 (windows-01.chtsmhjxogyevckjfayqqcnjda.xx.internal.cloudapp.net) disconnected</text:p>
            <text:p>I0416 08:47:55.246440 61944 master.cpp:3312] Disconnecting agent 4cbe623d-f6dc-4ad2-b5c8-bf225b82dccc-S0 at slave(502)@192.10.1.4:57419 (windows-01.chtsmhjxogyevckjfayqqcnjda.xx.internal.cloudapp.net)</text:p>
            <text:p>I0416 08:47:55.246440 61944 master.cpp:3331] Deactivating agent 4cbe623d-f6dc-4ad2-b5c8-bf225b82dccc-S0 at slave(502)@192.10.1.4:57419 (windows-01.chtsmhjxogyevckjfayqqcnjda.xx.internal.cloudapp.net)</text:p>
            <text:p>I0416 08:47:55.247483 62808 hierarchical.cpp:392] Removed framework 4cbe623d-f6dc-4ad2-b5c8-bf225b82dccc-0000</text:p>
            <text:p>I0416 08:47:55.247483 62808 hierarchical.cpp:829] Agent 4cbe623d-f6dc-4ad2-b5c8-bf225b82dccc-S0 deactivated</text:p>
            <text:p>I0416 08:47:55.248437 61944 containerizer.cpp:2576] Destroying container f3074bf2-f283-4456-8856-06304272ee1d in RUNNING state</text:p>
            <text:p>I0416 08:47:55.248437 61944 containerizer.cpp:3278] Transitioning the state of container f3074bf2-f283-4456-8856-06304272ee1d from RUNNING to DESTROYING</text:p>
            <text:p>I0416 08:47:55.249483 61944 launcher.cpp:161] Asked to destroy container f3074bf2-f283-4456-8856-06304272ee1d</text:p>
            <text:p>W0416 08:47:55.250437 56356 process.cpp:1423] Failed to recv on socket WindowsFD::Type::SOCKET=2[       OK ] IsolationFlag/MemoryIsolatorTest.ROOT_MemUsage/0 (791 ms)</text:p>
            <text:p>[----------] 1 test from IsolationFlag/MemoryIsolatorTest (807 ms total)</text:p>
            <text:p/>
            <text:p>[----------] Global test environment tear-down</text:p>
            <text:p>[==========] 1162 tests from 108 test cases ran. (637981 ms total)</text:p>
            <text:p>[  PASSED  ] 1160 tests.</text:p>
            <text:p>[  FAILED  ] 2 tests, listed below:</text:p>
            <text:p>[  FAILED  ] DockerFetcherPluginTest.INTERNET_CURL_FetchImage</text:p>
            <text:p>[  FAILED  ] DockerFetcherPluginTest.INTERNET_CURL_InvokeFetchByName</text:p>
            <text:p/>
            <text:p> 2 FAILED TESTS</text:p>
            <text:p>  YOU HAVE 233 DISABLED TESTS</text:p>
            <text:p/>
            <text:p>600 to peer '192.10.1.4:59859': IO failed with error code: The specified network name is no longer available.</text:p>
            <text:p/>
            <text:p>W0416 08:47:55.250437 56356 process.cpp:838] Failed to recv on socket WindowsFD::Type::SOCKET=3796 to peer '192.10.1.4:59860': IO failed with error code: The specified network name is no longer available.</text:p>
            <text:p/>
            <text:p>I0416 08:47:55.347033 55440 containerizer.cpp:3117] Container f3074bf2-f283-4456-8856-06304272ee1d has exited</text:p>
            <text:p>I0416 08:47:55.376034 63180 master.cpp:1135] Master terminating</text:p>
            <text:p>I0416 08:47:55.377029 58804 hierarchical.cpp:680] Removed agent 4cbe623d-f6dc-4ad2-b5c8-bf225b82dccc-S0</text:p>
            <text:p>I0416 08:47:56.164043 56356 process.cpp:927] Stopped the socket accept loop</text:p>
            <text:p>```</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2817" calcext:value-type="float">
            <text:p>2817</text:p>
          </table:table-cell>
          <table:table-cell office:value-type="string" calcext:value-type="string">
            <text:p>bookkeeper</text:p>
          </table:table-cell>
          <table:table-cell office:value-type="string" calcext:value-type="string">
            <text:p>sijie</text:p>
          </table:table-cell>
          <table:table-cell office:value-type="float" office:value="3504" calcext:value-type="float">
            <text:p>3504</text:p>
          </table:table-cell>
          <table:table-cell office:value-type="float" office:value="7811" calcext:value-type="float">
            <text:p>7811</text:p>
          </table:table-cell>
          <table:table-cell table:number-columns-repeated="2"/>
          <table:table-cell office:value-type="string" calcext:value-type="string">
            <text:p>DiffComment</text:p>
          </table:table-cell>
          <table:table-cell office:value-type="string" calcext:value-type="string">
            <text:p>ikelly</text:p>
          </table:table-cell>
          <table:table-cell office:value-type="string" calcext:value-type="string">
            <text:p>2011-11-24T18:07:11Z</text:p>
          </table:table-cell>
          <table:table-cell office:value-type="string" calcext:value-type="string">
            <text:p>Break this line, so it doesn't go past 120 chars. Preferably 80, but if 80 makes it too squashed looking, 120. I think 120 is the limit for the ZK coding styl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6119" calcext:value-type="float">
            <text:p>66119</text:p>
          </table:table-cell>
          <table:table-cell office:value-type="string" calcext:value-type="string">
            <text:p>mesos</text:p>
          </table:table-cell>
          <table:table-cell office:value-type="string" calcext:value-type="string">
            <text:p>mzhu</text:p>
          </table:table-cell>
          <table:table-cell office:value-type="float" office:value="200214" calcext:value-type="float">
            <text:p>200214</text:p>
          </table:table-cell>
          <table:table-cell table:number-columns-repeated="3"/>
          <table:table-cell office:value-type="string" calcext:value-type="string">
            <text:p>Review.body_top</text:p>
          </table:table-cell>
          <table:table-cell office:value-type="string" calcext:value-type="string">
            <text:p>greggomann</text:p>
          </table:table-cell>
          <table:table-cell office:value-type="string" calcext:value-type="string">
            <text:p>2018-03-29T23:06:5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9986" calcext:value-type="float">
            <text:p>49986</text:p>
          </table:table-cell>
          <table:table-cell office:value-type="string" calcext:value-type="string">
            <text:p>hbase-git</text:p>
          </table:table-cell>
          <table:table-cell office:value-type="string" calcext:value-type="string">
            <text:p>chia7712</text:p>
          </table:table-cell>
          <table:table-cell office:value-type="float" office:value="147085" calcext:value-type="float">
            <text:p>147085</text:p>
          </table:table-cell>
          <table:table-cell office:value-type="float" office:value="214129" calcext:value-type="float">
            <text:p>214129</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6-08-27T22:01:28Z</text:p>
          </table:table-cell>
          <table:table-cell office:value-type="string" calcext:value-type="string">
            <text:p>Move this to after line 42</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38567" calcext:value-type="float">
            <text:p>38567</text:p>
          </table:table-cell>
          <table:table-cell office:value-type="string" calcext:value-type="string">
            <text:p>ambari</text:p>
          </table:table-cell>
          <table:table-cell office:value-type="string" calcext:value-type="string">
            <text:p>jhurley</text:p>
          </table:table-cell>
          <table:table-cell office:value-type="float" office:value="99826" calcext:value-type="float">
            <text:p>99826</text:p>
          </table:table-cell>
          <table:table-cell office:value-type="float" office:value="156801" calcext:value-type="float">
            <text:p>156801</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5-09-21T21:47:11Z</text:p>
          </table:table-cell>
          <table:table-cell office:value-type="string" calcext:value-type="string">
            <text:p>Should we do this only for the host_versions that this host has?</text:p>
            <text:p/>
            <text:p>The host was already removed by this point, so unless we also capture that information in the event and then do a bunch of comparisons I don't see how we would restrict it. Does it hurt to do it for all?</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0098" calcext:value-type="float">
            <text:p>60098</text:p>
          </table:table-cell>
          <table:table-cell office:value-type="string" calcext:value-type="string">
            <text:p>ambari</text:p>
          </table:table-cell>
          <table:table-cell office:value-type="string" calcext:value-type="string">
            <text:p>qinliu</text:p>
          </table:table-cell>
          <table:table-cell office:value-type="float" office:value="178129" calcext:value-type="float">
            <text:p>178129</text:p>
          </table:table-cell>
          <table:table-cell table:number-columns-repeated="3"/>
          <table:table-cell office:value-type="string" calcext:value-type="string">
            <text:p>Review.body_top</text:p>
          </table:table-cell>
          <table:table-cell office:value-type="string" calcext:value-type="string">
            <text:p>afernandez</text:p>
          </table:table-cell>
          <table:table-cell office:value-type="string" calcext:value-type="string">
            <text:p>2017-06-16T21:42:44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17510" calcext:value-type="float">
            <text:p>17510</text:p>
          </table:table-cell>
          <table:table-cell office:value-type="string" calcext:value-type="string">
            <text:p>hbase-git</text:p>
          </table:table-cell>
          <table:table-cell office:value-type="string" calcext:value-type="string">
            <text:p>sershe</text:p>
          </table:table-cell>
          <table:table-cell office:value-type="float" office:value="33624" calcext:value-type="float">
            <text:p>33624</text:p>
          </table:table-cell>
          <table:table-cell office:value-type="float" office:value="63181" calcext:value-type="float">
            <text:p>63181</text:p>
          </table:table-cell>
          <table:table-cell table:number-columns-repeated="2"/>
          <table:table-cell office:value-type="string" calcext:value-type="string">
            <text:p>DiffComment</text:p>
          </table:table-cell>
          <table:table-cell office:value-type="string" calcext:value-type="string">
            <text:p>nkeywal</text:p>
          </table:table-cell>
          <table:table-cell office:value-type="string" calcext:value-type="string">
            <text:p>2014-02-04T21:59:19Z</text:p>
          </table:table-cell>
          <table:table-cell office:value-type="string" calcext:value-type="string">
            <text:p>What about the exceptions here?</text:p>
            <text:p/>
            <text:p>it's handled inside the runnable; extra exception handling below handles errors from submit, here there's no submit</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36206" calcext:value-type="float">
            <text:p>36206</text:p>
          </table:table-cell>
          <table:table-cell office:value-type="string" calcext:value-type="string">
            <text:p>hbase-git</text:p>
          </table:table-cell>
          <table:table-cell office:value-type="string" calcext:value-type="string">
            <text:p>ram_krish</text:p>
          </table:table-cell>
          <table:table-cell office:value-type="float" office:value="91290" calcext:value-type="float">
            <text:p>91290</text:p>
          </table:table-cell>
          <table:table-cell office:value-type="float" office:value="144581" calcext:value-type="float">
            <text:p>144581</text:p>
          </table:table-cell>
          <table:table-cell table:number-columns-repeated="2"/>
          <table:table-cell office:value-type="string" calcext:value-type="string">
            <text:p>DiffComment</text:p>
          </table:table-cell>
          <table:table-cell office:value-type="string" calcext:value-type="string">
            <text:p>anoopsamjohn</text:p>
          </table:table-cell>
          <table:table-cell office:value-type="string" calcext:value-type="string">
            <text:p>2015-07-10T16:40:33Z</text:p>
          </table:table-cell>
          <table:table-cell office:value-type="string" calcext:value-type="string">
            <text:p>This is a stream over ByteBuff. Rename accordingly.</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
          <table:table-cell office:value-type="float" office:value="44402" calcext:value-type="float">
            <text:p>44402</text:p>
          </table:table-cell>
          <table:table-cell office:value-type="string" calcext:value-type="string">
            <text:p>geode</text:p>
          </table:table-cell>
          <table:table-cell office:value-type="string" calcext:value-type="string">
            <text:p>klund</text:p>
          </table:table-cell>
          <table:table-cell office:value-type="float" office:value="122353" calcext:value-type="float">
            <text:p>122353</text:p>
          </table:table-cell>
          <table:table-cell table:number-columns-repeated="3"/>
          <table:table-cell office:value-type="string" calcext:value-type="string">
            <text:p>Review.body_top</text:p>
          </table:table-cell>
          <table:table-cell office:value-type="string" calcext:value-type="string">
            <text:p>jinmeiliao</text:p>
          </table:table-cell>
          <table:table-cell office:value-type="string" calcext:value-type="string">
            <text:p>2016-03-07T19:20:0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15449" calcext:value-type="float">
            <text:p>15449</text:p>
          </table:table-cell>
          <table:table-cell office:value-type="string" calcext:value-type="string">
            <text:p>hive-git</text:p>
          </table:table-cell>
          <table:table-cell office:value-type="string" calcext:value-type="string">
            <text:p>navis</text:p>
          </table:table-cell>
          <table:table-cell office:value-type="float" office:value="28950" calcext:value-type="float">
            <text:p>28950</text:p>
          </table:table-cell>
          <table:table-cell office:value-type="float" office:value="56006" calcext:value-type="float">
            <text:p>56006</text:p>
          </table:table-cell>
          <table:table-cell table:number-columns-repeated="2"/>
          <table:table-cell office:value-type="string" calcext:value-type="string">
            <text:p>DiffComment</text:p>
          </table:table-cell>
          <table:table-cell office:value-type="string" calcext:value-type="string">
            <text:p>cwsteinbach</text:p>
          </table:table-cell>
          <table:table-cell office:value-type="string" calcext:value-type="string">
            <text:p>2013-11-15T09:21:06Z</text:p>
          </table:table-cell>
          <table:table-cell office:value-type="string" calcext:value-type="string">
            <text:p>Can we change the name to something like closeExpiredOperations()?</text:p>
            <text:p/>
            <text:p>I think other things can be done here not just checking expiring.</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3">
          <table:table-cell office:value-type="float" office:value="41047" calcext:value-type="float">
            <text:p>41047</text:p>
          </table:table-cell>
          <table:table-cell office:value-type="string" calcext:value-type="string">
            <text:p>ambari</text:p>
          </table:table-cell>
          <table:table-cell office:value-type="string" calcext:value-type="string">
            <text:p>dili</text:p>
          </table:table-cell>
          <table:table-cell office:value-type="float" office:value="109860" calcext:value-type="float">
            <text:p>109860</text:p>
          </table:table-cell>
          <table:table-cell office:value-type="float" office:value="169521" calcext:value-type="float">
            <text:p>169521</text:p>
          </table:table-cell>
          <table:table-cell table:number-columns-repeated="2"/>
          <table:table-cell office:value-type="string" calcext:value-type="string">
            <text:p>DiffComment</text:p>
          </table:table-cell>
          <table:table-cell office:value-type="string" calcext:value-type="string">
            <text:p>afernandez</text:p>
          </table:table-cell>
          <table:table-cell office:value-type="string" calcext:value-type="string">
            <text:p>2015-12-11T19:55:43Z</text:p>
          </table:table-cell>
          <table:table-cell office:value-type="string" calcext:value-type="string">
            <text:p>Why is this Knox?</text:p>
            <text:p/>
            <text:p>I removed all references to Knox.</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1142" calcext:value-type="float">
            <text:p>51142</text:p>
          </table:table-cell>
          <table:table-cell office:value-type="string" calcext:value-type="string">
            <text:p>samza</text:p>
          </table:table-cell>
          <table:table-cell office:value-type="string" calcext:value-type="string">
            <text:p>lhaiesp</text:p>
          </table:table-cell>
          <table:table-cell office:value-type="float" office:value="148629" calcext:value-type="float">
            <text:p>148629</text:p>
          </table:table-cell>
          <table:table-cell office:value-type="float" office:value="216099" calcext:value-type="float">
            <text:p>216099</text:p>
          </table:table-cell>
          <table:table-cell table:number-columns-repeated="2"/>
          <table:table-cell office:value-type="string" calcext:value-type="string">
            <text:p>DiffComment</text:p>
          </table:table-cell>
          <table:table-cell office:value-type="string" calcext:value-type="string">
            <text:p>nickpan47</text:p>
          </table:table-cell>
          <table:table-cell office:value-type="string" calcext:value-type="string">
            <text:p>2016-09-14T06:07:23Z</text:p>
          </table:table-cell>
          <table:table-cell office:value-type="string" calcext:value-type="string">
            <text:p>Is this the same map as in HdfsSystemConsumer.partitionDescriptionMap?? Can we make them the same name? And also add the annotation you put here to HdfsSystemConsumer as well?</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3">
          <table:table-cell office:value-type="float" office:value="32059" calcext:value-type="float">
            <text:p>32059</text:p>
          </table:table-cell>
          <table:table-cell office:value-type="string" calcext:value-type="string">
            <text:p>ambari</text:p>
          </table:table-cell>
          <table:table-cell office:value-type="string" calcext:value-type="string">
            <text:p>jluniya</text:p>
          </table:table-cell>
          <table:table-cell office:value-type="float" office:value="76446" calcext:value-type="float">
            <text:p>76446</text:p>
          </table:table-cell>
          <table:table-cell office:value-type="float" office:value="123980" calcext:value-type="float">
            <text:p>123980</text:p>
          </table:table-cell>
          <table:table-cell table:number-columns-repeated="2"/>
          <table:table-cell office:value-type="string" calcext:value-type="string">
            <text:p>DiffComment</text:p>
          </table:table-cell>
          <table:table-cell office:value-type="string" calcext:value-type="string">
            <text:p>jspeidel</text:p>
          </table:table-cell>
          <table:table-cell office:value-type="string" calcext:value-type="string">
            <text:p>2015-03-13T22:04:50Z</text:p>
          </table:table-cell>
          <table:table-cell office:value-type="string" calcext:value-type="string">
            <text:p>Is retrying failed commands a standard practice in the agent scripts?  Are there anticipated failures in which a subsequent attempt would be expected to work?  Should we sleep before retrying each iteration?</text:p>
            <text:p/>
            <text:p>Added retry just incase we have intermittent network issue etc. We can add sleep between retries, but I think instead of extending functionality here, I would rather update the Execute() functionality in 2.1 to handle multiple return codes (0,2 =&gt; success), which supports retries/sleep between retries. For 2.0 updating Execute() is too risky so keeping the fix simple.</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10580" calcext:value-type="float">
            <text:p>10580</text:p>
          </table:table-cell>
          <table:table-cell office:value-type="string" calcext:value-type="string">
            <text:p>oozie</text:p>
          </table:table-cell>
          <table:table-cell office:value-type="string" calcext:value-type="string">
            <text:p>iveselovsky</text:p>
          </table:table-cell>
          <table:table-cell office:value-type="float" office:value="19897" calcext:value-type="float">
            <text:p>19897</text:p>
          </table:table-cell>
          <table:table-cell office:value-type="float" office:value="41076" calcext:value-type="float">
            <text:p>41076</text:p>
          </table:table-cell>
          <table:table-cell table:number-columns-repeated="2"/>
          <table:table-cell office:value-type="string" calcext:value-type="string">
            <text:p>DiffComment</text:p>
          </table:table-cell>
          <table:table-cell office:value-type="string" calcext:value-type="string">
            <text:p>rkanter</text:p>
          </table:table-cell>
          <table:table-cell office:value-type="string" calcext:value-type="string">
            <text:p>2013-04-30T14:21:12Z</text:p>
          </table:table-cell>
          <table:table-cell office:value-type="string" calcext:value-type="string">
            <text:p>Also put the comment her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59640" calcext:value-type="float">
            <text:p>59640</text:p>
          </table:table-cell>
          <table:table-cell office:value-type="string" calcext:value-type="string">
            <text:p>aurora</text:p>
          </table:table-cell>
          <table:table-cell office:value-type="string" calcext:value-type="string">
            <text:p>jly</text:p>
          </table:table-cell>
          <table:table-cell office:value-type="float" office:value="176555" calcext:value-type="float">
            <text:p>176555</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7-05-31T23:45:21Z</text:p>
          </table:table-cell>
          <table:table-cell office:value-type="string" calcext:value-type="string">
            <text:p>This patch does not apply cleanly against master (e76862a), do you need to rebase?</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2">
          <table:table-cell office:value-type="float" office:value="62859" calcext:value-type="float">
            <text:p>62859</text:p>
          </table:table-cell>
          <table:table-cell office:value-type="string" calcext:value-type="string">
            <text:p>hbase-git</text:p>
          </table:table-cell>
          <table:table-cell office:value-type="string" calcext:value-type="string">
            <text:p>balazs.meszaros</text:p>
          </table:table-cell>
          <table:table-cell office:value-type="float" office:value="187555" calcext:value-type="float">
            <text:p>187555</text:p>
          </table:table-cell>
          <table:table-cell office:value-type="float" office:value="264571" calcext:value-type="float">
            <text:p>264571</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7-10-11T07:36:31Z</text:p>
          </table:table-cell>
          <table:table-cell office:value-type="string" calcext:value-type="string">
            <text:p>Why this change?</text:p>
            <text:p/>
            <text:p>The url was completely broken (http:// was missing from it).</text:p>
            <text:p/>
            <text:p>Thanks for fixing it.</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2">
          <table:table-cell office:value-type="float" office:value="12074" calcext:value-type="float">
            <text:p>12074</text:p>
          </table:table-cell>
          <table:table-cell office:value-type="string" calcext:value-type="string">
            <text:p>mesos-incubating</text:p>
          </table:table-cell>
          <table:table-cell office:value-type="string" calcext:value-type="string">
            <text:p>xujyan</text:p>
          </table:table-cell>
          <table:table-cell office:value-type="float" office:value="22348" calcext:value-type="float">
            <text:p>22348</text:p>
          </table:table-cell>
          <table:table-cell office:value-type="float" office:value="45850" calcext:value-type="float">
            <text:p>45850</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3-06-25T18:08:47Z</text:p>
          </table:table-cell>
          <table:table-cell office:value-type="string" calcext:value-type="string">
            <text:p>Alternatively, to get this on two lines:</text:p>
            <text:p/>
            <text:p>LOG(WARNING)</text:p>
            <text:p>  &lt;&lt; "Failed to get process status for pid " &lt;&lt; pid &lt;&lt; ": "</text:p>
            <text:p>  &lt;&lt; (status.isError() ? status.error() : "pid does not exist");</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49329" calcext:value-type="float">
            <text:p>49329</text:p>
          </table:table-cell>
          <table:table-cell office:value-type="string" calcext:value-type="string">
            <text:p>geode</text:p>
          </table:table-cell>
          <table:table-cell office:value-type="string" calcext:value-type="string">
            <text:p>eshu</text:p>
          </table:table-cell>
          <table:table-cell office:value-type="float" office:value="139868" calcext:value-type="float">
            <text:p>139868</text:p>
          </table:table-cell>
          <table:table-cell office:value-type="float" office:value="205215" calcext:value-type="float">
            <text:p>205215</text:p>
          </table:table-cell>
          <table:table-cell table:number-columns-repeated="2"/>
          <table:table-cell office:value-type="string" calcext:value-type="string">
            <text:p>DiffComment</text:p>
          </table:table-cell>
          <table:table-cell office:value-type="string" calcext:value-type="string">
            <text:p>dschneider</text:p>
          </table:table-cell>
          <table:table-cell office:value-type="string" calcext:value-type="string">
            <text:p>2016-06-29T19:56:32Z</text:p>
          </table:table-cell>
          <table:table-cell office:value-type="string" calcext:value-type="string">
            <text:p>why make this concurrent? Every place (except close) that uses this map first synchronizes on it.</text:p>
            <text:p/>
            <text:p>Avoid using ConcurrentHashMap by dump TXStateProxy to an array and iterate through that during close().</text:p>
          </table:table-cell>
          <table:table-cell table:style-name="Default" office:value-type="string" calcext:value-type="string">
            <text:p>true</text:p>
          </table:table-cell>
          <table:table-cell office:value-type="string" calcext:value-type="string">
            <text:p>clarification;concurrency</text:p>
          </table:table-cell>
          <table:table-cell/>
        </table:table-row>
        <table:table-row table:style-name="ro1">
          <table:table-cell office:value-type="float" office:value="4149" calcext:value-type="float">
            <text:p>4149</text:p>
          </table:table-cell>
          <table:table-cell office:value-type="string" calcext:value-type="string">
            <text:p>hbase-git</text:p>
          </table:table-cell>
          <table:table-cell office:value-type="string" calcext:value-type="string">
            <text:p>gchanan</text:p>
          </table:table-cell>
          <table:table-cell office:value-type="float" office:value="5574" calcext:value-type="float">
            <text:p>5574</text:p>
          </table:table-cell>
          <table:table-cell office:value-type="float" office:value="12073" calcext:value-type="float">
            <text:p>12073</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2-03-02T19:29:48Z</text:p>
          </table:table-cell>
          <table:table-cell office:value-type="string" calcext:value-type="string">
            <text:p>Is this one k/v only? <text:s/>Isn't it possible to pass more than just the one k/v? <text:s/>An actual Map?</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6134" calcext:value-type="float">
            <text:p>56134</text:p>
          </table:table-cell>
          <table:table-cell office:value-type="string" calcext:value-type="string">
            <text:p>sentry</text:p>
          </table:table-cell>
          <table:table-cell office:value-type="string" calcext:value-type="string">
            <text:p>kkalyan</text:p>
          </table:table-cell>
          <table:table-cell office:value-type="float" office:value="164470" calcext:value-type="float">
            <text:p>164470</text:p>
          </table:table-cell>
          <table:table-cell office:value-type="float" office:value="236230" calcext:value-type="float">
            <text:p>236230</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7-02-08T22:49:45Z</text:p>
          </table:table-cell>
          <table:table-cell office:value-type="string" calcext:value-type="string">
            <text:p>Please don't compare booleans with true/false, just use them directly.</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30286" calcext:value-type="float">
            <text:p>30286</text:p>
          </table:table-cell>
          <table:table-cell office:value-type="string" calcext:value-type="string">
            <text:p>aurora</text:p>
          </table:table-cell>
          <table:table-cell office:value-type="string" calcext:value-type="string">
            <text:p>maxim</text:p>
          </table:table-cell>
          <table:table-cell office:value-type="float" office:value="69686" calcext:value-type="float">
            <text:p>69686</text:p>
          </table:table-cell>
          <table:table-cell table:number-columns-repeated="3"/>
          <table:table-cell office:value-type="string" calcext:value-type="string">
            <text:p>Review.body_top</text:p>
          </table:table-cell>
          <table:table-cell office:value-type="string" calcext:value-type="string">
            <text:p>wfarner</text:p>
          </table:table-cell>
          <table:table-cell office:value-type="string" calcext:value-type="string">
            <text:p>2015-01-26T22:06:55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10167" calcext:value-type="float">
            <text:p>10167</text:p>
          </table:table-cell>
          <table:table-cell office:value-type="string" calcext:value-type="string">
            <text:p>hbase-git</text:p>
          </table:table-cell>
          <table:table-cell office:value-type="string" calcext:value-type="string">
            <text:p>francisliu</text:p>
          </table:table-cell>
          <table:table-cell office:value-type="float" office:value="20658" calcext:value-type="float">
            <text:p>20658</text:p>
          </table:table-cell>
          <table:table-cell office:value-type="float" office:value="42651" calcext:value-type="float">
            <text:p>42651</text:p>
          </table:table-cell>
          <table:table-cell table:number-columns-repeated="2"/>
          <table:table-cell office:value-type="string" calcext:value-type="string">
            <text:p>DiffComment</text:p>
          </table:table-cell>
          <table:table-cell office:value-type="string" calcext:value-type="string">
            <text:p>mbertozzi</text:p>
          </table:table-cell>
          <table:table-cell office:value-type="string" calcext:value-type="string">
            <text:p>2013-05-17T00:33:57Z</text:p>
          </table:table-cell>
          <table:table-cell office:value-type="string" calcext:value-type="string">
            <text:p>not really important since this will be small, but can we use ByteRange instead of doing the copies?</text:p>
            <text:p/>
            <text:p>Added methods which accept offset and length, didn't see the need to use ByteRange?</text:p>
          </table:table-cell>
          <table:table-cell table:style-name="Default" office:value-type="string" calcext:value-type="string">
            <text:p>true</text:p>
          </table:table-cell>
          <table:table-cell office:value-type="string" calcext:value-type="string">
            <text:p>betterSolution;performance</text:p>
          </table:table-cell>
          <table:table-cell/>
        </table:table-row>
        <table:table-row table:style-name="ro1">
          <table:table-cell office:value-type="float" office:value="10023" calcext:value-type="float">
            <text:p>10023</text:p>
          </table:table-cell>
          <table:table-cell office:value-type="string" calcext:value-type="string">
            <text:p>hbase-git</text:p>
          </table:table-cell>
          <table:table-cell office:value-type="string" calcext:value-type="string">
            <text:p>vmariyala</text:p>
          </table:table-cell>
          <table:table-cell office:value-type="float" office:value="18413" calcext:value-type="float">
            <text:p>18413</text:p>
          </table:table-cell>
          <table:table-cell table:number-columns-repeated="3"/>
          <table:table-cell office:value-type="string" calcext:value-type="string">
            <text:p>Review.body_top</text:p>
          </table:table-cell>
          <table:table-cell office:value-type="string" calcext:value-type="string">
            <text:p>jyates</text:p>
          </table:table-cell>
          <table:table-cell office:value-type="string" calcext:value-type="string">
            <text:p>2013-03-27T02:12:58Z</text:p>
          </table:table-cell>
          <table:table-cell office:value-type="string" calcext:value-type="string">
            <text:p>Closer... I think you are missing some bits in bin/hbase where we actually use the client and server GC options separately.</text:p>
          </table:table-cell>
          <table:table-cell table:style-name="Default" office:value-type="string" calcext:value-type="string">
            <text:p>true</text:p>
          </table:table-cell>
          <table:table-cell office:value-type="string" calcext:value-type="string">
            <text:p>bug</text:p>
          </table:table-cell>
          <table:table-cell office:value-type="string" calcext:value-type="string">
            <text:p>true</text:p>
          </table:table-cell>
        </table:table-row>
        <table:table-row table:style-name="ro2">
          <table:table-cell office:value-type="float" office:value="66644" calcext:value-type="float">
            <text:p>66644</text:p>
          </table:table-cell>
          <table:table-cell office:value-type="string" calcext:value-type="string">
            <text:p>mesos</text:p>
          </table:table-cell>
          <table:table-cell office:value-type="string" calcext:value-type="string">
            <text:p>megha.sharma</text:p>
          </table:table-cell>
          <table:table-cell office:value-type="float" office:value="201750" calcext:value-type="float">
            <text:p>201750</text:p>
          </table:table-cell>
          <table:table-cell office:value-type="float" office:value="283320" calcext:value-type="float">
            <text:p>283320</text:p>
          </table:table-cell>
          <table:table-cell table:number-columns-repeated="2"/>
          <table:table-cell office:value-type="string" calcext:value-type="string">
            <text:p>DiffComment</text:p>
          </table:table-cell>
          <table:table-cell office:value-type="string" calcext:value-type="string">
            <text:p>gaston</text:p>
          </table:table-cell>
          <table:table-cell office:value-type="string" calcext:value-type="string">
            <text:p>2018-04-25T05:47:37Z</text:p>
          </table:table-cell>
          <table:table-cell office:value-type="string" calcext:value-type="string">
            <text:p>s/Capture/Drop/ ?</text:p>
            <text:p/>
            <text:p>Where is the pid unset?</text:p>
            <text:p/>
            <text:p>I think I'd write something like: "Drop the `RunTaskMessage`", so that the agent doesn't learn about the new task.</text:p>
          </table:table-cell>
          <table:table-cell table:style-name="Default" office:value-type="string" calcext:value-type="string">
            <text:p>false</text:p>
          </table:table-cell>
          <table:table-cell office:value-type="string" calcext:value-type="string">
            <text:p>documentation</text:p>
          </table:table-cell>
          <table:table-cell office:value-type="string" calcext:value-type="string">
            <text:p>true</text:p>
          </table:table-cell>
        </table:table-row>
        <table:table-row table:style-name="ro1">
          <table:table-cell office:value-type="float" office:value="53346" calcext:value-type="float">
            <text:p>53346</text:p>
          </table:table-cell>
          <table:table-cell office:value-type="string" calcext:value-type="string">
            <text:p>ambari</text:p>
          </table:table-cell>
          <table:table-cell office:value-type="string" calcext:value-type="string">
            <text:p>tthorpe</text:p>
          </table:table-cell>
          <table:table-cell office:value-type="float" office:value="154436" calcext:value-type="float">
            <text:p>154436</text:p>
          </table:table-cell>
          <table:table-cell table:number-columns-repeated="3"/>
          <table:table-cell office:value-type="string" calcext:value-type="string">
            <text:p>Review.body_top</text:p>
          </table:table-cell>
          <table:table-cell office:value-type="string" calcext:value-type="string">
            <text:p>dili</text:p>
          </table:table-cell>
          <table:table-cell office:value-type="string" calcext:value-type="string">
            <text:p>2016-11-01T18:59:30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5481" calcext:value-type="float">
            <text:p>65481</text:p>
          </table:table-cell>
          <table:table-cell office:value-type="string" calcext:value-type="string">
            <text:p>oozie-git</text:p>
          </table:table-cell>
          <table:table-cell office:value-type="string" calcext:value-type="string">
            <text:p>kmarton</text:p>
          </table:table-cell>
          <table:table-cell office:value-type="float" office:value="196901" calcext:value-type="float">
            <text:p>196901</text:p>
          </table:table-cell>
          <table:table-cell office:value-type="float" office:value="276858" calcext:value-type="float">
            <text:p>276858</text:p>
          </table:table-cell>
          <table:table-cell table:number-columns-repeated="2"/>
          <table:table-cell office:value-type="string" calcext:value-type="string">
            <text:p>DiffComment</text:p>
          </table:table-cell>
          <table:table-cell office:value-type="string" calcext:value-type="string">
            <text:p>pbacsko</text:p>
          </table:table-cell>
          <table:table-cell office:value-type="string" calcext:value-type="string">
            <text:p>2018-02-13T14:47:59Z</text:p>
          </table:table-cell>
          <table:table-cell office:value-type="string" calcext:value-type="string">
            <text:p>super() is implicit, not needed to call directly</text:p>
          </table:table-cell>
          <table:table-cell table:style-name="Default" office:value-type="string" calcext:value-type="string">
            <text:p>true</text:p>
          </table:table-cell>
          <table:table-cell office:value-type="string" calcext:value-type="string">
            <text:p>redundantCode</text:p>
          </table:table-cell>
          <table:table-cell/>
        </table:table-row>
        <table:table-row table:style-name="ro28">
          <table:table-cell office:value-type="float" office:value="22162" calcext:value-type="float">
            <text:p>22162</text:p>
          </table:table-cell>
          <table:table-cell office:value-type="string" calcext:value-type="string">
            <text:p>mesos</text:p>
          </table:table-cell>
          <table:table-cell office:value-type="string" calcext:value-type="string">
            <text:p>xujyan</text:p>
          </table:table-cell>
          <table:table-cell office:value-type="float" office:value="44770" calcext:value-type="float">
            <text:p>44770</text:p>
          </table:table-cell>
          <table:table-cell office:value-type="float" office:value="79313" calcext:value-type="float">
            <text:p>79313</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4-06-04T22:50:24Z</text:p>
          </table:table-cell>
          <table:table-cell office:value-type="string" calcext:value-type="string">
            <text:p>What is the longer term strategy for message validation? Having a single generically named 'validate' suggests a large number of overloads or other handlers? Isn't 'validate' a bit too generic for only validating framework registration and re-registration?</text:p>
            <text:p/>
            <text:p>Probably we should think carefully about how we want to do message validation in a more general sense in the master.</text:p>
            <text:p/>
            <text:p>My thinking is: the verb validate is general but its parameter list distinguishes it. Other overloads can be named "validate" too.</text:p>
            <text:p>So in the future if there are more *common* things that should be validated for all Messages that contain FrameworkInfo, they can be put in this method too. That is not to say that there shouldn't be message handler specific checking within these handlers themselves.</text:p>
            <text:p/>
            <text:p>So I personally don't think "validate" is too general and our code base usually chooses succinctness over descriptiveness (which I don't think works best in all cases) but anyhow I am open to suggestion for a better name.</text:p>
            <text:p/>
            <text:p>WRT tolerating the redundancy vs. a private method used by not many callers, I was reluctant at first but these identical code chunks do appear inelegant... </text:p>
            <text:p/>
            <text:p>Thoughts?</text:p>
            <text:p/>
            <text:p>As an aside, wouldn't an Option&lt;Error&gt; better express the result of a validation? Semantically they are the same, but in general we use 'Try' to represent an operation that can fail. With validation, it's subtle but it seems that the validation operation itself doesn't fail, rather it's returning a validation result to the caller. The result is an optional validation error, right? This is the pattern used in a few places, including the task/offer visitors (Option&lt;string&gt; was used because 'Error' didn't yet exist :)).</text:p>
            <text:p/>
            <text:p>With respect to naming, it seems unfortunate that without the comment above the method, I would have a hard time interpreting its purpose. For example, if the signature was 'validate(Message m)' I could infer purpose easily.</text:p>
            <text:p/>
            <text:p>I'm more interested in understanding this validation pattern and how it's going to scale out to all the messages. I haven't thought about it very hard, but there are ways of doing this that seem cleaner IMO. For example, you could imagine that 'install' takes an optional 'MessageValidator'. It might be nice to be able to go a more declarative route for message validation.</text:p>
          </table:table-cell>
          <table:table-cell table:style-name="Default" office:value-type="string" calcext:value-type="string">
            <text:p>true</text:p>
          </table:table-cell>
          <table:table-cell office:value-type="string" calcext:value-type="string">
            <text:p>betterSolution;clarification</text:p>
          </table:table-cell>
          <table:table-cell/>
        </table:table-row>
        <table:table-row table:style-name="ro1">
          <table:table-cell office:value-type="float" office:value="25995" calcext:value-type="float">
            <text:p>25995</text:p>
          </table:table-cell>
          <table:table-cell office:value-type="string" calcext:value-type="string">
            <text:p>kafka</text:p>
          </table:table-cell>
          <table:table-cell office:value-type="string" calcext:value-type="string">
            <text:p>becket_qin</text:p>
          </table:table-cell>
          <table:table-cell office:value-type="float" office:value="65874" calcext:value-type="float">
            <text:p>65874</text:p>
          </table:table-cell>
          <table:table-cell office:value-type="float" office:value="109139" calcext:value-type="float">
            <text:p>109139</text:p>
          </table:table-cell>
          <table:table-cell table:number-columns-repeated="2"/>
          <table:table-cell office:value-type="string" calcext:value-type="string">
            <text:p>DiffComment</text:p>
          </table:table-cell>
          <table:table-cell office:value-type="string" calcext:value-type="string">
            <text:p>jjkoshy</text:p>
          </table:table-cell>
          <table:table-cell office:value-type="string" calcext:value-type="string">
            <text:p>2014-12-23T09:25:02Z</text:p>
          </table:table-cell>
          <table:table-cell office:value-type="string" calcext:value-type="string">
            <text:p>Can you move this to UtilsTest?</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15">
          <table:table-cell office:value-type="float" office:value="25491" calcext:value-type="float">
            <text:p>25491</text:p>
          </table:table-cell>
          <table:table-cell office:value-type="string" calcext:value-type="string">
            <text:p>sqoop-SQOOP-1367</text:p>
          </table:table-cell>
          <table:table-cell office:value-type="string" calcext:value-type="string">
            <text:p>abe</text:p>
          </table:table-cell>
          <table:table-cell office:value-type="float" office:value="52860" calcext:value-type="float">
            <text:p>52860</text:p>
          </table:table-cell>
          <table:table-cell office:value-type="float" office:value="92021" calcext:value-type="float">
            <text:p>92021</text:p>
          </table:table-cell>
          <table:table-cell table:number-columns-repeated="2"/>
          <table:table-cell office:value-type="string" calcext:value-type="string">
            <text:p>DiffComment</text:p>
          </table:table-cell>
          <table:table-cell office:value-type="string" calcext:value-type="string">
            <text:p>jarcec</text:p>
          </table:table-cell>
          <table:table-cell office:value-type="string" calcext:value-type="string">
            <text:p>2014-09-10T21:47:11Z</text:p>
          </table:table-cell>
          <table:table-cell office:value-type="string" calcext:value-type="string">
            <text:p>The codec sub set has been here intentionally as some of the codecs have dependencies on native libraries that we can't ensure on all build boxes which is causing unnecessary false alarms.</text:p>
            <text:p/>
            <text:p>I would suggest to either use the subset we had there before or add Assume.assumeTrue assertions to skip certain codecs if required native libraries are not available.</text:p>
            <text:p/>
            <text:p>I see following exceptions on machine that don't have any hadoop native libraries available:</text:p>
            <text:p/>
            <text:p>  testLoader[7](org.apache.sqoop.connector.hdfs.TestLoader): SequenceFile doesn't work with GzipCodec without native-hadoop code!</text:p>
            <text:p>  testLoader[10](org.apache.sqoop.connector.hdfs.TestLoader): GENERIC_HDFS_CONNECTOR_0003:Unable to load the specified class - com.hadoop.compression.lzo.LzoCodec</text:p>
            <text:p>  testLoader[11](org.apache.sqoop.connector.hdfs.TestLoader): GENERIC_HDFS_CONNECTOR_0003:Unable to load the specified class - com.hadoop.compression.lzo.LzoCodec</text:p>
            <text:p>  testLoader[12](org.apache.sqoop.connector.hdfs.TestLoader): native lz4 library not available</text:p>
            <text:p>  testLoader[13](org.apache.sqoop.connector.hdfs.TestLoader): native lz4 library not available</text:p>
            <text:p>  testLoader[14](org.apache.sqoop.connector.hdfs.TestLoader): org.apache.hadoop.util.NativeCodeLoader.buildSupportsSnappy()Z</text:p>
            <text:p>  testLoader[15](org.apache.sqoop.connector.hdfs.TestLoader): org.apache.hadoop.util.NativeCodeLoader.buildSupportsSnappy()Z</text:p>
            <text:p>  testLoader[16](org.apache.sqoop.connector.hdfs.TestLoader)</text:p>
            <text:p>  testLoader[17](org.apache.sqoop.connector.hdfs.TestLoader)</text:p>
            <text:p/>
            <text:p>Makes sense. Thanks Jarcec.</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3">
          <table:table-cell office:value-type="float" office:value="66705" calcext:value-type="float">
            <text:p>66705</text:p>
          </table:table-cell>
          <table:table-cell office:value-type="string" calcext:value-type="string">
            <text:p>mesos</text:p>
          </table:table-cell>
          <table:table-cell office:value-type="string" calcext:value-type="string">
            <text:p>jpeach</text:p>
          </table:table-cell>
          <table:table-cell office:value-type="float" office:value="201511" calcext:value-type="float">
            <text:p>201511</text:p>
          </table:table-cell>
          <table:table-cell office:value-type="float" office:value="282782" calcext:value-type="float">
            <text:p>282782</text:p>
          </table:table-cell>
          <table:table-cell table:number-columns-repeated="2"/>
          <table:table-cell office:value-type="string" calcext:value-type="string">
            <text:p>DiffComment</text:p>
          </table:table-cell>
          <table:table-cell office:value-type="string" calcext:value-type="string">
            <text:p>qianzhang</text:p>
          </table:table-cell>
          <table:table-cell office:value-type="string" calcext:value-type="string">
            <text:p>2018-04-20T00:42:06Z</text:p>
          </table:table-cell>
          <table:table-cell office:value-type="string" calcext:value-type="string">
            <text:p>Is it possible for agent to crash here?</text:p>
            <text:p/>
            <text:p>Not in any new ways. Previously an I/O error creating the directory would cause the crash there. I didn't want to silently drop that error, so we would now crash here instead. There's sometehing fatally wrong if we can't write the checkpoint successfully.</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8">
          <table:table-cell office:value-type="float" office:value="9823" calcext:value-type="float">
            <text:p>9823</text:p>
          </table:table-cell>
          <table:table-cell office:value-type="string" calcext:value-type="string">
            <text:p>cloudstack-git</text:p>
          </table:table-cell>
          <table:table-cell office:value-type="string" calcext:value-type="string">
            <text:p>pradeepso</text:p>
          </table:table-cell>
          <table:table-cell office:value-type="float" office:value="17828" calcext:value-type="float">
            <text:p>17828</text:p>
          </table:table-cell>
          <table:table-cell table:number-columns-repeated="3"/>
          <table:table-cell office:value-type="string" calcext:value-type="string">
            <text:p>Review.body_top</text:p>
          </table:table-cell>
          <table:table-cell office:value-type="string" calcext:value-type="string">
            <text:p>asfbot</text:p>
          </table:table-cell>
          <table:table-cell office:value-type="string" calcext:value-type="string">
            <text:p>2013-03-13T21:52:22Z</text:p>
          </table:table-cell>
          <table:table-cell office:value-type="string" calcext:value-type="string">
            <text:p>Commit 81a5a1270ee4eafa0984f985011b59a1b56d3399 in branch refs/heads/4.1 from David Nalley &lt;david@gnsa.us&gt;</text:p>
            <text:p>[ https://git-wip-us.apache.org/repos/asf?p=incubator-cloudstack.git;h=81a5a12 ]</text:p>
            <text:p/>
            <text:p>BUG-ID: CLOUDSTACK-1557</text:p>
            <text:p/>
            <text:p>Summary: EC2 REST API : cloudbridge database is missing on the CloudStack Installation</text:p>
            <text:p/>
            <text:p>After this change, cloudstack-setup-databases is launching cloud-bridge related databases properly.</text:p>
            <text:p/>
            <text:p/>
            <text:p>Pradeep can you mark the patch as submitted</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57294" calcext:value-type="float">
            <text:p>57294</text:p>
          </table:table-cell>
          <table:table-cell office:value-type="string" calcext:value-type="string">
            <text:p>mesos</text:p>
          </table:table-cell>
          <table:table-cell office:value-type="string" calcext:value-type="string">
            <text:p>bbannier</text:p>
          </table:table-cell>
          <table:table-cell office:value-type="float" office:value="167970" calcext:value-type="float">
            <text:p>167970</text:p>
          </table:table-cell>
          <table:table-cell office:value-type="float" office:value="239965" calcext:value-type="float">
            <text:p>239965</text:p>
          </table:table-cell>
          <table:table-cell table:number-columns-repeated="2"/>
          <table:table-cell office:value-type="string" calcext:value-type="string">
            <text:p>DiffComment</text:p>
          </table:table-cell>
          <table:table-cell office:value-type="string" calcext:value-type="string">
            <text:p>arojas</text:p>
          </table:table-cell>
          <table:table-cell office:value-type="string" calcext:value-type="string">
            <text:p>2017-03-06T15:01:20Z</text:p>
          </table:table-cell>
          <table:table-cell office:value-type="string" calcext:value-type="string">
            <text:p>Not so sure we use lambda functions as helpers. You should probably make it a private static method or a free function marked as static.</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53479" calcext:value-type="float">
            <text:p>53479</text:p>
          </table:table-cell>
          <table:table-cell office:value-type="string" calcext:value-type="string">
            <text:p>mesos</text:p>
          </table:table-cell>
          <table:table-cell office:value-type="string" calcext:value-type="string">
            <text:p>jjanco</text:p>
          </table:table-cell>
          <table:table-cell office:value-type="float" office:value="180261" calcext:value-type="float">
            <text:p>180261</text:p>
          </table:table-cell>
          <table:table-cell office:value-type="float" office:value="255362" calcext:value-type="float">
            <text:p>255362</text:p>
          </table:table-cell>
          <table:table-cell table:number-columns-repeated="2"/>
          <table:table-cell office:value-type="string" calcext:value-type="string">
            <text:p>DiffComment</text:p>
          </table:table-cell>
          <table:table-cell office:value-type="string" calcext:value-type="string">
            <text:p>xujyan</text:p>
          </table:table-cell>
          <table:table-cell office:value-type="string" calcext:value-type="string">
            <text:p>2017-07-12T22:34:33Z</text:p>
          </table:table-cell>
          <table:table-cell office:value-type="string" calcext:value-type="string">
            <text:p>Put it above declaration?</text:p>
            <text:p/>
            <text:p>Don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2">
          <table:table-cell office:value-type="float" office:value="44709" calcext:value-type="float">
            <text:p>44709</text:p>
          </table:table-cell>
          <table:table-cell office:value-type="string" calcext:value-type="string">
            <text:p>mesos</text:p>
          </table:table-cell>
          <table:table-cell office:value-type="string" calcext:value-type="string">
            <text:p>alexr</text:p>
          </table:table-cell>
          <table:table-cell office:value-type="float" office:value="123495" calcext:value-type="float">
            <text:p>123495</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3-14T19:41:44Z</text:p>
          </table:table-cell>
          <table:table-cell office:value-type="string" calcext:value-type="string">
            <text:p>Patch looks great!</text:p>
            <text:p/>
            <text:p>Reviews applied: [44626, 44627, 44628, 44629, 44630, 44631, 44634, 44635, 43763, 44650, 44651, 44652, 44653, 44654, 44655, 44656, 44707, 44657, 44658, 44659, 44708, 44660, 44661, 44662, 44709]</text:p>
            <text:p/>
            <text:p>Passed command: export OS='ubuntu:14.04' CONFIGURATION='--verbose' COMPILER='gcc' ENVIRONMENT='GLOG_v=1 MESOS_VERBOSE=1'; ./support/docker_build.sh</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7461" calcext:value-type="float">
            <text:p>37461</text:p>
          </table:table-cell>
          <table:table-cell office:value-type="string" calcext:value-type="string">
            <text:p>ambari</text:p>
          </table:table-cell>
          <table:table-cell office:value-type="string" calcext:value-type="string">
            <text:p>afernandez</text:p>
          </table:table-cell>
          <table:table-cell office:value-type="float" office:value="95422" calcext:value-type="float">
            <text:p>95422</text:p>
          </table:table-cell>
          <table:table-cell table:number-columns-repeated="3"/>
          <table:table-cell office:value-type="string" calcext:value-type="string">
            <text:p>Review.body_top</text:p>
          </table:table-cell>
          <table:table-cell office:value-type="string" calcext:value-type="string">
            <text:p>ncole</text:p>
          </table:table-cell>
          <table:table-cell office:value-type="string" calcext:value-type="string">
            <text:p>2015-08-14T14:37:59Z</text:p>
          </table:table-cell>
          <table:table-cell office:value-type="string" calcext:value-type="string">
            <text:p>This is a lot of code. <text:s/>You should be creating a feature branch and take frequent from trunk to keep up to date.</text:p>
          </table:table-cell>
          <table:table-cell table:style-name="Default" office:value-type="string" calcext:value-type="string">
            <text:p>false</text:p>
          </table:table-cell>
          <table:table-cell office:value-type="string" calcext:value-type="string">
            <text:p>reviewProcess</text:p>
          </table:table-cell>
          <table:table-cell/>
        </table:table-row>
        <table:table-row table:style-name="ro1">
          <table:table-cell office:value-type="float" office:value="34764" calcext:value-type="float">
            <text:p>34764</text:p>
          </table:table-cell>
          <table:table-cell office:value-type="string" calcext:value-type="string">
            <text:p>ambari</text:p>
          </table:table-cell>
          <table:table-cell office:value-type="string" calcext:value-type="string">
            <text:p>ebergenholtz</text:p>
          </table:table-cell>
          <table:table-cell office:value-type="float" office:value="85547" calcext:value-type="float">
            <text:p>85547</text:p>
          </table:table-cell>
          <table:table-cell table:number-columns-repeated="3"/>
          <table:table-cell office:value-type="string" calcext:value-type="string">
            <text:p>Review.body_top</text:p>
          </table:table-cell>
          <table:table-cell office:value-type="string" calcext:value-type="string">
            <text:p>tbeerbower</text:p>
          </table:table-cell>
          <table:table-cell office:value-type="string" calcext:value-type="string">
            <text:p>2015-05-28T13:41:46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3326" calcext:value-type="float">
            <text:p>53326</text:p>
          </table:table-cell>
          <table:table-cell office:value-type="string" calcext:value-type="string">
            <text:p>samza</text:p>
          </table:table-cell>
          <table:table-cell office:value-type="string" calcext:value-type="string">
            <text:p>vjagadish</text:p>
          </table:table-cell>
          <table:table-cell office:value-type="float" office:value="154337" calcext:value-type="float">
            <text:p>154337</text:p>
          </table:table-cell>
          <table:table-cell office:value-type="float" office:value="223846" calcext:value-type="float">
            <text:p>223846</text:p>
          </table:table-cell>
          <table:table-cell table:number-columns-repeated="2"/>
          <table:table-cell office:value-type="string" calcext:value-type="string">
            <text:p>DiffComment</text:p>
          </table:table-cell>
          <table:table-cell office:value-type="string" calcext:value-type="string">
            <text:p>xiliu</text:p>
          </table:table-cell>
          <table:table-cell office:value-type="string" calcext:value-type="string">
            <text:p>2016-11-01T04:29:47Z</text:p>
          </table:table-cell>
          <table:table-cell office:value-type="string" calcext:value-type="string">
            <text:p>We shouldn't expose this function as a publich interface.</text:p>
          </table:table-cell>
          <table:table-cell table:style-name="Default" office:value-type="string" calcext:value-type="string">
            <text:p>true</text:p>
          </table:table-cell>
          <table:table-cell office:value-type="string" calcext:value-type="string">
            <text:p>encapsulation</text:p>
          </table:table-cell>
          <table:table-cell/>
        </table:table-row>
        <table:table-row table:style-name="ro3">
          <table:table-cell office:value-type="float" office:value="49877" calcext:value-type="float">
            <text:p>49877</text:p>
          </table:table-cell>
          <table:table-cell office:value-type="string" calcext:value-type="string">
            <text:p>samza</text:p>
          </table:table-cell>
          <table:table-cell office:value-type="string" calcext:value-type="string">
            <text:p>vjagadish</text:p>
          </table:table-cell>
          <table:table-cell office:value-type="float" office:value="142434" calcext:value-type="float">
            <text:p>142434</text:p>
          </table:table-cell>
          <table:table-cell office:value-type="float" office:value="208012" calcext:value-type="float">
            <text:p>208012</text:p>
          </table:table-cell>
          <table:table-cell table:number-columns-repeated="2"/>
          <table:table-cell office:value-type="string" calcext:value-type="string">
            <text:p>DiffComment</text:p>
          </table:table-cell>
          <table:table-cell office:value-type="string" calcext:value-type="string">
            <text:p>nickpan47</text:p>
          </table:table-cell>
          <table:table-cell office:value-type="string" calcext:value-type="string">
            <text:p>2016-07-15T21:34:02Z</text:p>
          </table:table-cell>
          <table:table-cell office:value-type="string" calcext:value-type="string">
            <text:p>It would be good to add some explanation regarding to what are the expected stats here, in addition to physical memory bytes. If the only current use case is memory, why don't we just name it as SystemMemoryStatics?</text:p>
            <text:p/>
            <text:p>My thought was that other statistics include cpu, network, and any other statistic exposed by the OS at a per-process level. Since, the current implementation is only memory, I've renamed it to SystemMemoryStats.</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2">
          <table:table-cell office:value-type="float" office:value="70168" calcext:value-type="float">
            <text:p>70168</text:p>
          </table:table-cell>
          <table:table-cell office:value-type="string" calcext:value-type="string">
            <text:p>mesos</text:p>
          </table:table-cell>
          <table:table-cell office:value-type="string" calcext:value-type="string">
            <text:p>chhsia0</text:p>
          </table:table-cell>
          <table:table-cell office:value-type="float" office:value="213774" calcext:value-type="float">
            <text:p>213774</text:p>
          </table:table-cell>
          <table:table-cell office:value-type="float" office:value="299811" calcext:value-type="float">
            <text:p>299811</text:p>
          </table:table-cell>
          <table:table-cell table:number-columns-repeated="2"/>
          <table:table-cell office:value-type="string" calcext:value-type="string">
            <text:p>DiffComment</text:p>
          </table:table-cell>
          <table:table-cell office:value-type="string" calcext:value-type="string">
            <text:p>bbannier</text:p>
          </table:table-cell>
          <table:table-cell office:value-type="string" calcext:value-type="string">
            <text:p>2019-03-20T04:37:29Z</text:p>
          </table:table-cell>
          <table:table-cell office:value-type="string" calcext:value-type="string">
            <text:p>How about avoiding the hard assertion here and instead returning a `Failure`?</text:p>
            <text:p/>
            <text:p>Since this was in the existing code, so maybe let's do any cleanup in a separate patch.</text:p>
            <text:p/>
            <text:p>This should not happen. The public `getServiceEndpoint` function already returns a failure. Dropping.</text:p>
            <text:p/>
            <text:p>Sounds good.</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3">
          <table:table-cell office:value-type="float" office:value="27703" calcext:value-type="float">
            <text:p>27703</text:p>
          </table:table-cell>
          <table:table-cell office:value-type="string" calcext:value-type="string">
            <text:p>hbase-git</text:p>
          </table:table-cell>
          <table:table-cell office:value-type="string" calcext:value-type="string">
            <text:p>mbertozzi</text:p>
          </table:table-cell>
          <table:table-cell office:value-type="float" office:value="60377" calcext:value-type="float">
            <text:p>60377</text:p>
          </table:table-cell>
          <table:table-cell office:value-type="float" office:value="101738" calcext:value-type="float">
            <text:p>101738</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4-11-10T12:37:33Z</text:p>
          </table:table-cell>
          <table:table-cell office:value-type="string" calcext:value-type="string">
            <text:p>How to enforce implementors write out pb?</text:p>
            <text:p/>
            <text:p>We are writing out whole class state?  How we construct new instance on recovery? The Procedure being run is serialized ahead of the recording of this state stuff?</text:p>
            <text:p/>
            <text:p>this is just the state that the procedure needs.</text:p>
            <text:p>e.g. for assignment something like (assignment-step + region name)</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2">
          <table:table-cell office:value-type="float" office:value="53842" calcext:value-type="float">
            <text:p>53842</text:p>
          </table:table-cell>
          <table:table-cell office:value-type="string" calcext:value-type="string">
            <text:p>mesos</text:p>
          </table:table-cell>
          <table:table-cell office:value-type="string" calcext:value-type="string">
            <text:p>anisinha</text:p>
          </table:table-cell>
          <table:table-cell office:value-type="float" office:value="175831" calcext:value-type="float">
            <text:p>175831</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7-05-23T19:09:18Z</text:p>
          </table:table-cell>
          <table:table-cell office:value-type="string" calcext:value-type="string">
            <text:p>Patch looks great!</text:p>
            <text:p/>
            <text:p>Reviews applied: [53840, 53841, 53842]</text:p>
            <text:p/>
            <text:p>Passed command: support\windows-build.ba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8601" calcext:value-type="float">
            <text:p>58601</text:p>
          </table:table-cell>
          <table:table-cell office:value-type="string" calcext:value-type="string">
            <text:p>hive-git</text:p>
          </table:table-cell>
          <table:table-cell office:value-type="string" calcext:value-type="string">
            <text:p>sershe</text:p>
          </table:table-cell>
          <table:table-cell office:value-type="float" office:value="172833" calcext:value-type="float">
            <text:p>172833</text:p>
          </table:table-cell>
          <table:table-cell office:value-type="float" office:value="245980" calcext:value-type="float">
            <text:p>245980</text:p>
          </table:table-cell>
          <table:table-cell table:number-columns-repeated="2"/>
          <table:table-cell office:value-type="string" calcext:value-type="string">
            <text:p>DiffComment</text:p>
          </table:table-cell>
          <table:table-cell office:value-type="string" calcext:value-type="string">
            <text:p>Prasanth_J</text:p>
          </table:table-cell>
          <table:table-cell office:value-type="string" calcext:value-type="string">
            <text:p>2017-04-26T01:08:27Z</text:p>
          </table:table-cell>
          <table:table-cell office:value-type="string" calcext:value-type="string">
            <text:p>this is where we probably want to notifyAll who are waiting on FLAG_MOVING state?</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14631" calcext:value-type="float">
            <text:p>14631</text:p>
          </table:table-cell>
          <table:table-cell office:value-type="string" calcext:value-type="string">
            <text:p>mesos</text:p>
          </table:table-cell>
          <table:table-cell office:value-type="string" calcext:value-type="string">
            <text:p>jieyu</text:p>
          </table:table-cell>
          <table:table-cell office:value-type="float" office:value="27221" calcext:value-type="float">
            <text:p>27221</text:p>
          </table:table-cell>
          <table:table-cell office:value-type="float" office:value="52957" calcext:value-type="float">
            <text:p>52957</text:p>
          </table:table-cell>
          <table:table-cell table:number-columns-repeated="2"/>
          <table:table-cell office:value-type="string" calcext:value-type="string">
            <text:p>DiffComment</text:p>
          </table:table-cell>
          <table:table-cell office:value-type="string" calcext:value-type="string">
            <text:p>benjaminhindman</text:p>
          </table:table-cell>
          <table:table-cell office:value-type="string" calcext:value-type="string">
            <text:p>2013-10-23T19:49:15Z</text:p>
          </table:table-cell>
          <table:table-cell office:value-type="string" calcext:value-type="string">
            <text:p>Include failure or 'future discarded' message.</text:p>
          </table:table-cell>
          <table:table-cell table:style-name="Default" office:value-type="string" calcext:value-type="string">
            <text:p>false</text:p>
          </table:table-cell>
          <table:table-cell office:value-type="string" calcext:value-type="string">
            <text:p>logMessage</text:p>
          </table:table-cell>
          <table:table-cell/>
        </table:table-row>
        <table:table-row table:style-name="ro5">
          <table:table-cell office:value-type="float" office:value="27113" calcext:value-type="float">
            <text:p>27113</text:p>
          </table:table-cell>
          <table:table-cell office:value-type="string" calcext:value-type="string">
            <text:p>mesos</text:p>
          </table:table-cell>
          <table:table-cell office:value-type="string" calcext:value-type="string">
            <text:p>jvanremoortere</text:p>
          </table:table-cell>
          <table:table-cell office:value-type="float" office:value="58124" calcext:value-type="float">
            <text:p>58124</text:p>
          </table:table-cell>
          <table:table-cell table:number-columns-repeated="3"/>
          <table:table-cell office:value-type="string" calcext:value-type="string">
            <text:p>Review.body_top</text:p>
          </table:table-cell>
          <table:table-cell office:value-type="string" calcext:value-type="string">
            <text:p>bmahler</text:p>
          </table:table-cell>
          <table:table-cell office:value-type="string" calcext:value-type="string">
            <text:p>2014-10-23T22:18:37Z</text:p>
          </table:table-cell>
          <table:table-cell office:value-type="string" calcext:value-type="string">
            <text:p>Thanks for following up Joris!</text:p>
            <text:p/>
            <text:p>Initial pass, have not looked at the test body yet.</text:p>
            <text:p>Could we call this file process_benchmarks.cpp? I'm thinking of when we want other benchmarks (e.g. future_benchmarks.cpp).</text:p>
          </table:table-cell>
          <table:table-cell table:style-name="Default" office:value-type="string" calcext:value-type="string">
            <text:p>false</text:p>
          </table:table-cell>
          <table:table-cell office:value-type="string" calcext:value-type="string">
            <text:p>acknowledgment;naming</text:p>
          </table:table-cell>
          <table:table-cell/>
        </table:table-row>
        <table:table-row table:style-name="ro3">
          <table:table-cell office:value-type="float" office:value="17638" calcext:value-type="float">
            <text:p>17638</text:p>
          </table:table-cell>
          <table:table-cell office:value-type="string" calcext:value-type="string">
            <text:p>cloudstack-git</text:p>
          </table:table-cell>
          <table:table-cell office:value-type="string" calcext:value-type="string">
            <text:p>antonio.fornie</text:p>
          </table:table-cell>
          <table:table-cell office:value-type="float" office:value="33396" calcext:value-type="float">
            <text:p>33396</text:p>
          </table:table-cell>
          <table:table-cell office:value-type="float" office:value="62852" calcext:value-type="float">
            <text:p>62852</text:p>
          </table:table-cell>
          <table:table-cell table:number-columns-repeated="2"/>
          <table:table-cell office:value-type="string" calcext:value-type="string">
            <text:p>DiffComment</text:p>
          </table:table-cell>
          <table:table-cell office:value-type="string" calcext:value-type="string">
            <text:p>ke4qqq</text:p>
          </table:table-cell>
          <table:table-cell office:value-type="string" calcext:value-type="string">
            <text:p>2014-02-05T13:12:50Z</text:p>
          </table:table-cell>
          <table:table-cell office:value-type="string" calcext:value-type="string">
            <text:p>Hardcoded repo url?? Please no :) </text:p>
            <text:p/>
            <text:p>Thanks David. I could mode it to my local settings, but then the build will fail for anybody who pulls the changes, because cobertura-it-maven-plugin as far as I know it's only found at http://cobertura-it-maven-plugin.googlecode.com/... so this would brake everybody's build until they find the plugin repo and add it to their local settings too. Still your comment is valid, because many people will prefer to use only their repos, but how do I let everybody know what to do in advance in order not to brake their builds? Thanks again. Cheers</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0722" calcext:value-type="float">
            <text:p>30722</text:p>
          </table:table-cell>
          <table:table-cell office:value-type="string" calcext:value-type="string">
            <text:p>ambari</text:p>
          </table:table-cell>
          <table:table-cell office:value-type="string" calcext:value-type="string">
            <text:p>mpapirkovskyy</text:p>
          </table:table-cell>
          <table:table-cell office:value-type="float" office:value="71449" calcext:value-type="float">
            <text:p>71449</text:p>
          </table:table-cell>
          <table:table-cell table:number-columns-repeated="3"/>
          <table:table-cell office:value-type="string" calcext:value-type="string">
            <text:p>Review.body_top</text:p>
          </table:table-cell>
          <table:table-cell office:value-type="string" calcext:value-type="string">
            <text:p>swagle</text:p>
          </table:table-cell>
          <table:table-cell office:value-type="string" calcext:value-type="string">
            <text:p>2015-02-06T17:36:35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2">
          <table:table-cell office:value-type="float" office:value="36718" calcext:value-type="float">
            <text:p>36718</text:p>
          </table:table-cell>
          <table:table-cell office:value-type="string" calcext:value-type="string">
            <text:p>mesos</text:p>
          </table:table-cell>
          <table:table-cell office:value-type="string" calcext:value-type="string">
            <text:p>karya</text:p>
          </table:table-cell>
          <table:table-cell office:value-type="float" office:value="92721" calcext:value-type="float">
            <text:p>92721</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5-07-23T05:05:47Z</text:p>
          </table:table-cell>
          <table:table-cell office:value-type="string" calcext:value-type="string">
            <text:p>Patch looks great!</text:p>
            <text:p/>
            <text:p>Reviews applied: [36718]</text:p>
            <text:p/>
            <text:p>All tests passed.</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2">
          <table:table-cell office:value-type="float" office:value="12649" calcext:value-type="float">
            <text:p>12649</text:p>
          </table:table-cell>
          <table:table-cell office:value-type="string" calcext:value-type="string">
            <text:p>cloudstack-git</text:p>
          </table:table-cell>
          <table:table-cell office:value-type="string" calcext:value-type="string">
            <text:p>ashutoshk</text:p>
          </table:table-cell>
          <table:table-cell office:value-type="float" office:value="23271" calcext:value-type="float">
            <text:p>23271</text:p>
          </table:table-cell>
          <table:table-cell table:number-columns-repeated="3"/>
          <table:table-cell office:value-type="string" calcext:value-type="string">
            <text:p>Review.body_top</text:p>
          </table:table-cell>
          <table:table-cell office:value-type="string" calcext:value-type="string">
            <text:p>asfbot</text:p>
          </table:table-cell>
          <table:table-cell office:value-type="string" calcext:value-type="string">
            <text:p>2013-07-17T13:58:24Z</text:p>
          </table:table-cell>
          <table:table-cell office:value-type="string" calcext:value-type="string">
            <text:p>Commit 9f9510be9189346ed72ff92705d284de91d53c6f in branch refs/heads/master from ashutoshkelkar</text:p>
            <text:p>[ https://git-wip-us.apache.org/repos/asf?p=cloudstack.git;h=9f9510b ]</text:p>
            <text:p/>
            <text:p>CLOUDSTACK-2273: cleanup using user api client for domain admins</text:p>
            <text:p/>
            <text:p>Signed-off-by: Prasanna Santhanam &lt;tsp@apache.org&gt;</text:p>
            <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831" calcext:value-type="float">
            <text:p>831</text:p>
          </table:table-cell>
          <table:table-cell office:value-type="string" calcext:value-type="string">
            <text:p>hive</text:p>
          </table:table-cell>
          <table:table-cell office:value-type="string" calcext:value-type="string">
            <text:p>sohanjain</text:p>
          </table:table-cell>
          <table:table-cell office:value-type="float" office:value="753" calcext:value-type="float">
            <text:p>753</text:p>
          </table:table-cell>
          <table:table-cell office:value-type="float" office:value="1576" calcext:value-type="float">
            <text:p>1576</text:p>
          </table:table-cell>
          <table:table-cell table:number-columns-repeated="2"/>
          <table:table-cell office:value-type="string" calcext:value-type="string">
            <text:p>DiffComment</text:p>
          </table:table-cell>
          <table:table-cell office:value-type="string" calcext:value-type="string">
            <text:p>ashutoshc</text:p>
          </table:table-cell>
          <table:table-cell office:value-type="string" calcext:value-type="string">
            <text:p>2011-06-03T14:03:28Z</text:p>
          </table:table-cell>
          <table:table-cell office:value-type="string" calcext:value-type="string">
            <text:p>You can get rid of tables.get(i) == null check that will never be true.</text:p>
            <text:p/>
            <text:p>I cleaned up the checks for seeing if the db had all the requested tables.  Also, I realized that I did not guarantee returning tables in the same order as those requested, so I fixed that up too.</text:p>
          </table:table-cell>
          <table:table-cell table:style-name="Default" office:value-type="string" calcext:value-type="string">
            <text:p>true</text:p>
          </table:table-cell>
          <table:table-cell office:value-type="string" calcext:value-type="string">
            <text:p>redundantCode</text:p>
          </table:table-cell>
          <table:table-cell/>
        </table:table-row>
        <table:table-row table:style-name="ro2">
          <table:table-cell office:value-type="float" office:value="66001" calcext:value-type="float">
            <text:p>66001</text:p>
          </table:table-cell>
          <table:table-cell office:value-type="string" calcext:value-type="string">
            <text:p>mesos</text:p>
          </table:table-cell>
          <table:table-cell office:value-type="string" calcext:value-type="string">
            <text:p>h.dost</text:p>
          </table:table-cell>
          <table:table-cell office:value-type="float" office:value="199087" calcext:value-type="float">
            <text:p>199087</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8-03-13T14:56:45Z</text:p>
          </table:table-cell>
          <table:table-cell office:value-type="string" calcext:value-type="string">
            <text:p>PASS: Mesos patch 66001 was successfully built and tested.</text:p>
            <text:p/>
            <text:p>Reviews applied: `['66001']`</text:p>
            <text:p/>
            <text:p>All the build artifacts available at: http://dcos-win.westus.cloudapp.azure.com/mesos-build/review/66001</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41885" calcext:value-type="float">
            <text:p>41885</text:p>
          </table:table-cell>
          <table:table-cell office:value-type="string" calcext:value-type="string">
            <text:p>falcon-git</text:p>
          </table:table-cell>
          <table:table-cell office:value-type="string" calcext:value-type="string">
            <text:p>ajayyadava</text:p>
          </table:table-cell>
          <table:table-cell office:value-type="float" office:value="112644" calcext:value-type="float">
            <text:p>112644</text:p>
          </table:table-cell>
          <table:table-cell table:number-columns-repeated="3"/>
          <table:table-cell office:value-type="string" calcext:value-type="string">
            <text:p>Review.body_top</text:p>
          </table:table-cell>
          <table:table-cell office:value-type="string" calcext:value-type="string">
            <text:p>bvellanki</text:p>
          </table:table-cell>
          <table:table-cell office:value-type="string" calcext:value-type="string">
            <text:p>2016-01-04T20:56:0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53242" calcext:value-type="float">
            <text:p>53242</text:p>
          </table:table-cell>
          <table:table-cell office:value-type="string" calcext:value-type="string">
            <text:p>hbase-git</text:p>
          </table:table-cell>
          <table:table-cell office:value-type="string" calcext:value-type="string">
            <text:p>thiruvel</text:p>
          </table:table-cell>
          <table:table-cell office:value-type="float" office:value="157839" calcext:value-type="float">
            <text:p>157839</text:p>
          </table:table-cell>
          <table:table-cell office:value-type="float" office:value="228441" calcext:value-type="float">
            <text:p>228441</text:p>
          </table:table-cell>
          <table:table-cell table:number-columns-repeated="2"/>
          <table:table-cell office:value-type="string" calcext:value-type="string">
            <text:p>DiffComment</text:p>
          </table:table-cell>
          <table:table-cell office:value-type="string" calcext:value-type="string">
            <text:p>francisliu</text:p>
          </table:table-cell>
          <table:table-cell office:value-type="string" calcext:value-type="string">
            <text:p>2016-12-03T01:18:50Z</text:p>
          </table:table-cell>
          <table:table-cell office:value-type="string" calcext:value-type="string">
            <text:p>Apart from sharing a lot of functionality as ServerName it seems there is no need to be a subclass. In fact it is prolly not good design to do so as it may cause unwanted mixups for the user. (ie both instances in the same collection). Since this is functionally correct. We can address this in a separate jira. Prolly something we should do before we pull in the next jira.</text:p>
            <text:p/>
            <text:p>I agree. In fact I ran into issues with TestFNAHelper precisely due to the same reason, took a while to figure out. Raised https://issues.apache.org/jira/browse/HBASE-17244.</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40995" calcext:value-type="float">
            <text:p>40995</text:p>
          </table:table-cell>
          <table:table-cell office:value-type="string" calcext:value-type="string">
            <text:p>mesos</text:p>
          </table:table-cell>
          <table:table-cell office:value-type="string" calcext:value-type="string">
            <text:p>neilc</text:p>
          </table:table-cell>
          <table:table-cell office:value-type="float" office:value="109278" calcext:value-type="float">
            <text:p>109278</text:p>
          </table:table-cell>
          <table:table-cell table:number-columns-repeated="3"/>
          <table:table-cell office:value-type="string" calcext:value-type="string">
            <text:p>Review.body_top</text:p>
          </table:table-cell>
          <table:table-cell office:value-type="string" calcext:value-type="string">
            <text:p>JamesYongQiaoWang</text:p>
          </table:table-cell>
          <table:table-cell office:value-type="string" calcext:value-type="string">
            <text:p>2015-12-08T05:25:12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8046" calcext:value-type="float">
            <text:p>38046</text:p>
          </table:table-cell>
          <table:table-cell office:value-type="string" calcext:value-type="string">
            <text:p>mesos</text:p>
          </table:table-cell>
          <table:table-cell office:value-type="string" calcext:value-type="string">
            <text:p>gyliu</text:p>
          </table:table-cell>
          <table:table-cell office:value-type="float" office:value="98205" calcext:value-type="float">
            <text:p>98205</text:p>
          </table:table-cell>
          <table:table-cell office:value-type="float" office:value="154499" calcext:value-type="float">
            <text:p>154499</text:p>
          </table:table-cell>
          <table:table-cell table:number-columns-repeated="2"/>
          <table:table-cell office:value-type="string" calcext:value-type="string">
            <text:p>DiffComment</text:p>
          </table:table-cell>
          <table:table-cell office:value-type="string" calcext:value-type="string">
            <text:p>gyliu</text:p>
          </table:table-cell>
          <table:table-cell office:value-type="string" calcext:value-type="string">
            <text:p>2015-09-10T03:02:53Z</text:p>
          </table:table-cell>
          <table:table-cell office:value-type="string" calcext:value-type="string">
            <text:p>My bad, this does not seems related to reap because it is not waiting for a process, will rollback this one.</text:p>
          </table:table-cell>
          <table:table-cell table:style-name="Default" office:value-type="string" calcext:value-type="string">
            <text:p>false</text:p>
          </table:table-cell>
          <table:table-cell table:number-columns-repeated="2"/>
        </table:table-row>
        <table:table-row table:style-name="ro6">
          <table:table-cell office:value-type="float" office:value="40635" calcext:value-type="float">
            <text:p>40635</text:p>
          </table:table-cell>
          <table:table-cell office:value-type="string" calcext:value-type="string">
            <text:p>sqoop-sqoop2</text:p>
          </table:table-cell>
          <table:table-cell office:value-type="string" calcext:value-type="string">
            <text:p>dian.fu</text:p>
          </table:table-cell>
          <table:table-cell office:value-type="float" office:value="107908" calcext:value-type="float">
            <text:p>107908</text:p>
          </table:table-cell>
          <table:table-cell table:number-columns-repeated="3"/>
          <table:table-cell office:value-type="string" calcext:value-type="string">
            <text:p>Review.body_top</text:p>
          </table:table-cell>
          <table:table-cell office:value-type="string" calcext:value-type="string">
            <text:p>colinma</text:p>
          </table:table-cell>
          <table:table-cell office:value-type="string" calcext:value-type="string">
            <text:p>2015-11-25T03:18:45Z</text:p>
          </table:table-cell>
          <table:table-cell office:value-type="string" calcext:value-type="string">
            <text:p>Thanks Dian for the patch, Overall looks great.</text:p>
            <text:p>A few comments here, I think the there should be some new test cases for KdcInfrastructureProvider, not add KdcInfrastructureProvider to the exist case. This will reduce the test coverage, eg, some test cases without kerberos are disappear.</text:p>
            <text:p>Just for reference:</text:p>
            <text:p/>
            <text:p>@Infrastructure(dependencies =...............)</text:p>
            <text:p>public class InformalObjectNameWithKerbosTest extends InformalObjectNameTest {</text:p>
            <text:p>   ........</text:p>
            <text:p>}</text:p>
            <text:p/>
            <text:p>Hi Colin,</text:p>
            <text:p>Thanks a lot for the review.</text:p>
            <text:p>1) Adding KdcInfrastructureProvider to the existing test cases will ensure that the existing test cases running in kerberos environment and they will pass if and only if the kerberos authentication passed and the tested functionality passed. </text:p>
            <text:p>2) Adding a wrapper for each test case to make it both tested in "kerberos" environment and "simple" environment is not necessary from my point of view. If a test case passes in "kerberos" environment, it should also pass in "simple" test unless the test case is writen specially to test the "simple" authentication. In this case, we can disable the "kerberos" test for that specific test case.</text:p>
            <text:p>3) Actually the kerberos tests can be disabled by configure environment variable "sqoop.kdc.runner.class" as "org.apache.sqoop.test.kdc.RealKdcRunner". But I understand that it's not easy to integrate into the jenkins.</text:p>
          </table:table-cell>
          <table:table-cell table:style-name="Default" office:value-type="string" calcext:value-type="string">
            <text:p>false</text:p>
          </table:table-cell>
          <table:table-cell office:value-type="string" calcext:value-type="string">
            <text:p>testRequirements</text:p>
          </table:table-cell>
          <table:table-cell/>
        </table:table-row>
        <table:table-row table:style-name="ro1">
          <table:table-cell office:value-type="float" office:value="66372" calcext:value-type="float">
            <text:p>66372</text:p>
          </table:table-cell>
          <table:table-cell office:value-type="string" calcext:value-type="string">
            <text:p>atlas</text:p>
          </table:table-cell>
          <table:table-cell office:value-type="string" calcext:value-type="string">
            <text:p>madhan.neethiraj</text:p>
          </table:table-cell>
          <table:table-cell office:value-type="float" office:value="200250" calcext:value-type="float">
            <text:p>200250</text:p>
          </table:table-cell>
          <table:table-cell table:number-columns-repeated="3"/>
          <table:table-cell office:value-type="string" calcext:value-type="string">
            <text:p>Review.body_top</text:p>
          </table:table-cell>
          <table:table-cell office:value-type="string" calcext:value-type="string">
            <text:p>rmani</text:p>
          </table:table-cell>
          <table:table-cell office:value-type="string" calcext:value-type="string">
            <text:p>2018-03-30T20:18:5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7541" calcext:value-type="float">
            <text:p>67541</text:p>
          </table:table-cell>
          <table:table-cell office:value-type="string" calcext:value-type="string">
            <text:p>mesos</text:p>
          </table:table-cell>
          <table:table-cell office:value-type="string" calcext:value-type="string">
            <text:p>chhsia0</text:p>
          </table:table-cell>
          <table:table-cell office:value-type="float" office:value="204585" calcext:value-type="float">
            <text:p>204585</text:p>
          </table:table-cell>
          <table:table-cell table:number-columns-repeated="3"/>
          <table:table-cell office:value-type="string" calcext:value-type="string">
            <text:p>Review.body_top</text:p>
          </table:table-cell>
          <table:table-cell office:value-type="string" calcext:value-type="string">
            <text:p>jieyu</text:p>
          </table:table-cell>
          <table:table-cell office:value-type="string" calcext:value-type="string">
            <text:p>2018-06-12T05:47:59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8304" calcext:value-type="float">
            <text:p>58304</text:p>
          </table:table-cell>
          <table:table-cell office:value-type="string" calcext:value-type="string">
            <text:p>mesos</text:p>
          </table:table-cell>
          <table:table-cell office:value-type="string" calcext:value-type="string">
            <text:p>jpeach</text:p>
          </table:table-cell>
          <table:table-cell office:value-type="float" office:value="171532" calcext:value-type="float">
            <text:p>171532</text:p>
          </table:table-cell>
          <table:table-cell table:number-columns-repeated="3"/>
          <table:table-cell office:value-type="string" calcext:value-type="string">
            <text:p>Review.body_top</text:p>
          </table:table-cell>
          <table:table-cell office:value-type="string" calcext:value-type="string">
            <text:p>adam-mesos</text:p>
          </table:table-cell>
          <table:table-cell office:value-type="string" calcext:value-type="string">
            <text:p>2017-04-11T08:58:16Z</text:p>
          </table:table-cell>
          <table:table-cell office:value-type="string" calcext:value-type="string">
            <text:p>LGTM, minor tweak to a log message</text:p>
          </table:table-cell>
          <table:table-cell table:style-name="Default" office:value-type="string" calcext:value-type="string">
            <text:p>false</text:p>
          </table:table-cell>
          <table:table-cell office:value-type="string" calcext:value-type="string">
            <text:p>approval;logMessage</text:p>
          </table:table-cell>
          <table:table-cell/>
        </table:table-row>
        <table:table-row table:style-name="ro5">
          <table:table-cell office:value-type="float" office:value="41777" calcext:value-type="float">
            <text:p>41777</text:p>
          </table:table-cell>
          <table:table-cell office:value-type="string" calcext:value-type="string">
            <text:p>aurora</text:p>
          </table:table-cell>
          <table:table-cell office:value-type="string" calcext:value-type="string">
            <text:p>wfarner</text:p>
          </table:table-cell>
          <table:table-cell office:value-type="float" office:value="112270" calcext:value-type="float">
            <text:p>112270</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5-12-30T00:13:29Z</text:p>
          </table:table-cell>
          <table:table-cell office:value-type="string" calcext:value-type="string">
            <text:p>Master (80ae5e8) is green with this patch.</text:p>
            <text:p>  ./build-support/jenkins/build.sh</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68138" calcext:value-type="float">
            <text:p>68138</text:p>
          </table:table-cell>
          <table:table-cell office:value-type="string" calcext:value-type="string">
            <text:p>mesos</text:p>
          </table:table-cell>
          <table:table-cell office:value-type="string" calcext:value-type="string">
            <text:p>mzhu</text:p>
          </table:table-cell>
          <table:table-cell office:value-type="float" office:value="211024" calcext:value-type="float">
            <text:p>211024</text:p>
          </table:table-cell>
          <table:table-cell office:value-type="float" office:value="295872" calcext:value-type="float">
            <text:p>295872</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8-12-05T17:03:34Z</text:p>
          </table:table-cell>
          <table:table-cell office:value-type="string" calcext:value-type="string">
            <text:p>isn't the quota setting above this comment?</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70808" calcext:value-type="float">
            <text:p>70808</text:p>
          </table:table-cell>
          <table:table-cell office:value-type="string" calcext:value-type="string">
            <text:p>atlas</text:p>
          </table:table-cell>
          <table:table-cell office:value-type="string" calcext:value-type="string">
            <text:p>mayank_nj</text:p>
          </table:table-cell>
          <table:table-cell office:value-type="float" office:value="216807" calcext:value-type="float">
            <text:p>216807</text:p>
          </table:table-cell>
          <table:table-cell office:value-type="float" office:value="304052" calcext:value-type="float">
            <text:p>304052</text:p>
          </table:table-cell>
          <table:table-cell table:number-columns-repeated="2"/>
          <table:table-cell office:value-type="string" calcext:value-type="string">
            <text:p>DiffComment</text:p>
          </table:table-cell>
          <table:table-cell office:value-type="string" calcext:value-type="string">
            <text:p>ashutoshm</text:p>
          </table:table-cell>
          <table:table-cell office:value-type="string" calcext:value-type="string">
            <text:p>2019-07-25T05:28:04Z</text:p>
          </table:table-cell>
          <table:table-cell office:value-type="string" calcext:value-type="string">
            <text:p>Remove expansion.</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2">
          <table:table-cell office:value-type="float" office:value="37336" calcext:value-type="float">
            <text:p>37336</text:p>
          </table:table-cell>
          <table:table-cell office:value-type="string" calcext:value-type="string">
            <text:p>mesos</text:p>
          </table:table-cell>
          <table:table-cell office:value-type="string" calcext:value-type="string">
            <text:p>marco</text:p>
          </table:table-cell>
          <table:table-cell office:value-type="float" office:value="103060" calcext:value-type="float">
            <text:p>103060</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5-10-18T16:27:34Z</text:p>
          </table:table-cell>
          <table:table-cell office:value-type="string" calcext:value-type="string">
            <text:p>Patch looks great!</text:p>
            <text:p/>
            <text:p>Reviews applied: [37336]</text:p>
            <text:p/>
            <text:p>All tests passed.</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20687" calcext:value-type="float">
            <text:p>20687</text:p>
          </table:table-cell>
          <table:table-cell office:value-type="string" calcext:value-type="string">
            <text:p>aurora</text:p>
          </table:table-cell>
          <table:table-cell office:value-type="string" calcext:value-type="string">
            <text:p>markcc</text:p>
          </table:table-cell>
          <table:table-cell office:value-type="float" office:value="41612" calcext:value-type="float">
            <text:p>41612</text:p>
          </table:table-cell>
          <table:table-cell office:value-type="float" office:value="75141" calcext:value-type="float">
            <text:p>75141</text:p>
          </table:table-cell>
          <table:table-cell table:number-columns-repeated="2"/>
          <table:table-cell office:value-type="string" calcext:value-type="string">
            <text:p>DiffComment</text:p>
          </table:table-cell>
          <table:table-cell office:value-type="string" calcext:value-type="string">
            <text:p>mansu</text:p>
          </table:table-cell>
          <table:table-cell office:value-type="string" calcext:value-type="string">
            <text:p>2014-04-28T18:31:01Z</text:p>
          </table:table-cell>
          <table:table-cell office:value-type="string" calcext:value-type="string">
            <text:p>Include more doc about what a hooks file is. Is it a python file? Can it be any python file? A pointer to a sample file will he helpful her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34227" calcext:value-type="float">
            <text:p>34227</text:p>
          </table:table-cell>
          <table:table-cell office:value-type="string" calcext:value-type="string">
            <text:p>ambari</text:p>
          </table:table-cell>
          <table:table-cell office:value-type="string" calcext:value-type="string">
            <text:p>ikozlov</text:p>
          </table:table-cell>
          <table:table-cell office:value-type="float" office:value="83908" calcext:value-type="float">
            <text:p>83908</text:p>
          </table:table-cell>
          <table:table-cell table:number-columns-repeated="3"/>
          <table:table-cell office:value-type="string" calcext:value-type="string">
            <text:p>Review.body_top</text:p>
          </table:table-cell>
          <table:table-cell office:value-type="string" calcext:value-type="string">
            <text:p>vbrodetskyi</text:p>
          </table:table-cell>
          <table:table-cell office:value-type="string" calcext:value-type="string">
            <text:p>2015-05-15T09:05:3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2">
          <table:table-cell office:value-type="float" office:value="52437" calcext:value-type="float">
            <text:p>52437</text:p>
          </table:table-cell>
          <table:table-cell office:value-type="string" calcext:value-type="string">
            <text:p>aurora-packaging</text:p>
          </table:table-cell>
          <table:table-cell office:value-type="string" calcext:value-type="string">
            <text:p>rdelvalle</text:p>
          </table:table-cell>
          <table:table-cell office:value-type="float" office:value="164402" calcext:value-type="float">
            <text:p>164402</text:p>
          </table:table-cell>
          <table:table-cell office:value-type="float" office:value="236098" calcext:value-type="float">
            <text:p>236098</text:p>
          </table:table-cell>
          <table:table-cell table:number-columns-repeated="2"/>
          <table:table-cell office:value-type="string" calcext:value-type="string">
            <text:p>DiffComment</text:p>
          </table:table-cell>
          <table:table-cell office:value-type="string" calcext:value-type="string">
            <text:p>StephanErb</text:p>
          </table:table-cell>
          <table:table-cell office:value-type="string" calcext:value-type="string">
            <text:p>2017-02-06T21:01:37Z</text:p>
          </table:table-cell>
          <table:table-cell office:value-type="string" calcext:value-type="string">
            <text:p>Can the corresponding init scripts be dropped?</text:p>
            <text:p/>
            <text:p>We can definitely drop them but we'd lose (unofficial) compatibility for those who chose to init sysv init system (debian wheezy).</text:p>
            <text:p/>
            <text:p>Let's keep them for one more version then.</text:p>
          </table:table-cell>
          <table:table-cell table:style-name="Default" office:value-type="string" calcext:value-type="string">
            <text:p>true</text:p>
          </table:table-cell>
          <table:table-cell office:value-type="string" calcext:value-type="string">
            <text:p>redundantCode</text:p>
          </table:table-cell>
          <table:table-cell/>
        </table:table-row>
        <table:table-row table:style-name="ro3">
          <table:table-cell office:value-type="float" office:value="4179" calcext:value-type="float">
            <text:p>4179</text:p>
          </table:table-cell>
          <table:table-cell office:value-type="string" calcext:value-type="string">
            <text:p>hcatalog</text:p>
          </table:table-cell>
          <table:table-cell office:value-type="string" calcext:value-type="string">
            <text:p>mithun</text:p>
          </table:table-cell>
          <table:table-cell office:value-type="float" office:value="6093" calcext:value-type="float">
            <text:p>6093</text:p>
          </table:table-cell>
          <table:table-cell office:value-type="float" office:value="13114" calcext:value-type="float">
            <text:p>13114</text:p>
          </table:table-cell>
          <table:table-cell table:number-columns-repeated="2"/>
          <table:table-cell office:value-type="string" calcext:value-type="string">
            <text:p>DiffComment</text:p>
          </table:table-cell>
          <table:table-cell office:value-type="string" calcext:value-type="string">
            <text:p>dcapwell</text:p>
          </table:table-cell>
          <table:table-cell office:value-type="string" calcext:value-type="string">
            <text:p>2012-03-19T23:39:35Z</text:p>
          </table:table-cell>
          <table:table-cell office:value-type="string" calcext:value-type="string">
            <text:p>This means users have to know about HBase.  This should be abstracted.</text:p>
            <text:p/>
            <text:p>Yes. I'll replace this with an HCatRandomAccess.class, as soon as I've written it.</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0705" calcext:value-type="float">
            <text:p>30705</text:p>
          </table:table-cell>
          <table:table-cell office:value-type="string" calcext:value-type="string">
            <text:p>sqoop-sqoop2</text:p>
          </table:table-cell>
          <table:table-cell office:value-type="string" calcext:value-type="string">
            <text:p>richard_zhou</text:p>
          </table:table-cell>
          <table:table-cell office:value-type="float" office:value="71357" calcext:value-type="float">
            <text:p>71357</text:p>
          </table:table-cell>
          <table:table-cell office:value-type="float" office:value="117053" calcext:value-type="float">
            <text:p>117053</text:p>
          </table:table-cell>
          <table:table-cell table:number-columns-repeated="2"/>
          <table:table-cell office:value-type="string" calcext:value-type="string">
            <text:p>DiffComment</text:p>
          </table:table-cell>
          <table:table-cell office:value-type="string" calcext:value-type="string">
            <text:p>abe</text:p>
          </table:table-cell>
          <table:table-cell office:value-type="string" calcext:value-type="string">
            <text:p>2015-02-06T02:46:03Z</text:p>
          </table:table-cell>
          <table:table-cell office:value-type="string" calcext:value-type="string">
            <text:p>Pass MRole?</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4">
          <table:table-cell office:value-type="float" office:value="57061" calcext:value-type="float">
            <text:p>57061</text:p>
          </table:table-cell>
          <table:table-cell office:value-type="string" calcext:value-type="string">
            <text:p>aurora</text:p>
          </table:table-cell>
          <table:table-cell office:value-type="string" calcext:value-type="string">
            <text:p>zmanji</text:p>
          </table:table-cell>
          <table:table-cell office:value-type="float" office:value="166933" calcext:value-type="float">
            <text:p>166933</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7-02-27T20:15:36Z</text:p>
          </table:table-cell>
          <table:table-cell office:value-type="string" calcext:value-type="string">
            <text:p>Master (2652fe0) is red with this patch.</text:p>
            <text:p>  ./build-support/jenkins/build.sh</text:p>
            <text:p/>
            <text:p>:checkstyleMain</text:p>
            <text:p>:compileTestJava/home/jenkins/jenkins-slave/workspace/AuroraBot/src/test/java/org/apache/aurora/scheduler/thrift/aop/MockDecoratedThrift.java:38: Note: Wrote forwarder org.apache.aurora.scheduler.thrift.aop.MockDecoratedThriftForwarder</text:p>
            <text:p>@Forward(AnnotatedAuroraAdmin.class)</text:p>
            <text:p>^</text:p>
            <text:p>Note: Some input files use or override a deprecated API.</text:p>
            <text:p>Note: Recompile with -Xlint:deprecation for details.</text:p>
            <text:p/>
            <text:p>:processTestResources</text:p>
            <text:p>:testClasses</text:p>
            <text:p>:checkstyleTest</text:p>
            <text:p>:findbugsJmh</text:p>
            <text:p>:findbugsMain</text:p>
            <text:p>:findbugsTest</text:p>
            <text:p>:licenseJmh UP-TO-DATE</text:p>
            <text:p>:licenseMain UP-TO-DATE</text:p>
            <text:p>:licenseTest UP-TO-DATE</text:p>
            <text:p>:license UP-TO-DATE</text:p>
            <text:p>:pmdJmh</text:p>
            <text:p>:pmdMain</text:p>
            <text:p>:pmdTest</text:p>
            <text:p>:test</text:p>
            <text:p>:jacocoTestReport</text:p>
            <text:p>Coverage report generated: file:///home/jenkins/jenkins-slave/workspace/AuroraBot/dist/reports/jacoco/test/html/index.html</text:p>
            <text:p>:analyzeReport</text:p>
            <text:p>Instruction coverage is 0.8596520544384411, but must be greater than 0.89</text:p>
            <text:p>Branch coverage is 0.7838044308632544, but must be greater than 0.835</text:p>
            <text:p>:analyzeReport FAILED</text:p>
            <text:p/>
            <text:p>FAILURE: Build failed with an exception.</text:p>
            <text:p/>
            <text:p>* What went wrong:</text:p>
            <text:p>Execution failed for task ':analyzeReport'.</text:p>
            <text:p>&gt; Thanks for adding the first test coverage to: org/apache/aurora/scheduler/storage/db/MyBatisCacheImpl$1 please remove it from the legacyClassesWithoutCoverage list</text:p>
            <text:p/>
            <text:p>* Try:</text:p>
            <text:p>Run with --stacktrace option to get the stack trace. Run with --info or --debug option to get more log output.</text:p>
            <text:p/>
            <text:p>BUILD FAILED</text:p>
            <text:p/>
            <text:p>Total time: 4 mins 21.347 secs</text:p>
            <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20501" calcext:value-type="float">
            <text:p>20501</text:p>
          </table:table-cell>
          <table:table-cell office:value-type="string" calcext:value-type="string">
            <text:p>ambari</text:p>
          </table:table-cell>
          <table:table-cell office:value-type="string" calcext:value-type="string">
            <text:p>swagle</text:p>
          </table:table-cell>
          <table:table-cell office:value-type="float" office:value="41474" calcext:value-type="float">
            <text:p>41474</text:p>
          </table:table-cell>
          <table:table-cell office:value-type="float" office:value="74921" calcext:value-type="float">
            <text:p>74921</text:p>
          </table:table-cell>
          <table:table-cell table:number-columns-repeated="2"/>
          <table:table-cell office:value-type="string" calcext:value-type="string">
            <text:p>DiffComment</text:p>
          </table:table-cell>
          <table:table-cell office:value-type="string" calcext:value-type="string">
            <text:p>jspeidel</text:p>
          </table:table-cell>
          <table:table-cell office:value-type="string" calcext:value-type="string">
            <text:p>2014-04-29T17:38:44Z</text:p>
          </table:table-cell>
          <table:table-cell office:value-type="string" calcext:value-type="string">
            <text:p>missing javadoc</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18625" calcext:value-type="float">
            <text:p>18625</text:p>
          </table:table-cell>
          <table:table-cell office:value-type="string" calcext:value-type="string">
            <text:p>accumulo</text:p>
          </table:table-cell>
          <table:table-cell office:value-type="string" calcext:value-type="string">
            <text:p>jpmcnamee</text:p>
          </table:table-cell>
          <table:table-cell office:value-type="float" office:value="35793" calcext:value-type="float">
            <text:p>35793</text:p>
          </table:table-cell>
          <table:table-cell office:value-type="float" office:value="66550" calcext:value-type="float">
            <text:p>66550</text:p>
          </table:table-cell>
          <table:table-cell table:number-columns-repeated="2"/>
          <table:table-cell office:value-type="string" calcext:value-type="string">
            <text:p>DiffComment</text:p>
          </table:table-cell>
          <table:table-cell office:value-type="string" calcext:value-type="string">
            <text:p>busbey</text:p>
          </table:table-cell>
          <table:table-cell office:value-type="string" calcext:value-type="string">
            <text:p>2014-03-10T16:57:31Z</text:p>
          </table:table-cell>
          <table:table-cell office:value-type="string" calcext:value-type="string">
            <text:p>Same thing as teh old accumulo tar. expanding directly into the target directory would be simpler.</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23462" calcext:value-type="float">
            <text:p>23462</text:p>
          </table:table-cell>
          <table:table-cell office:value-type="string" calcext:value-type="string">
            <text:p>mesos</text:p>
          </table:table-cell>
          <table:table-cell office:value-type="string" calcext:value-type="string">
            <text:p>benjaminhindman</text:p>
          </table:table-cell>
          <table:table-cell office:value-type="float" office:value="47917" calcext:value-type="float">
            <text:p>47917</text:p>
          </table:table-cell>
          <table:table-cell office:value-type="float" office:value="84161" calcext:value-type="float">
            <text:p>84161</text:p>
          </table:table-cell>
          <table:table-cell table:number-columns-repeated="2"/>
          <table:table-cell office:value-type="string" calcext:value-type="string">
            <text:p>DiffComment</text:p>
          </table:table-cell>
          <table:table-cell office:value-type="string" calcext:value-type="string">
            <text:p>idownes</text:p>
          </table:table-cell>
          <table:table-cell office:value-type="string" calcext:value-type="string">
            <text:p>2014-08-04T16:11:33Z</text:p>
          </table:table-cell>
          <table:table-cell office:value-type="string" calcext:value-type="string">
            <text:p>order is incorrect, com &lt; con</text:p>
          </table:table-cell>
          <table:table-cell table:style-name="Default" office:value-type="string" calcext:value-type="string">
            <text:p>false</text:p>
          </table:table-cell>
          <table:table-cell office:value-type="string" calcext:value-type="string">
            <text:p>formatting</text:p>
          </table:table-cell>
          <table:table-cell office:value-type="string" calcext:value-type="string">
            <text:p>true</text:p>
          </table:table-cell>
        </table:table-row>
        <table:table-row table:style-name="ro2">
          <table:table-cell office:value-type="float" office:value="39502" calcext:value-type="float">
            <text:p>39502</text:p>
          </table:table-cell>
          <table:table-cell office:value-type="string" calcext:value-type="string">
            <text:p>mesos</text:p>
          </table:table-cell>
          <table:table-cell office:value-type="string" calcext:value-type="string">
            <text:p>kaysoky</text:p>
          </table:table-cell>
          <table:table-cell office:value-type="float" office:value="103456" calcext:value-type="float">
            <text:p>103456</text:p>
          </table:table-cell>
          <table:table-cell table:number-columns-repeated="3"/>
          <table:table-cell office:value-type="string" calcext:value-type="string">
            <text:p>Review.body_top</text:p>
          </table:table-cell>
          <table:table-cell office:value-type="string" calcext:value-type="string">
            <text:p>karya</text:p>
          </table:table-cell>
          <table:table-cell office:value-type="string" calcext:value-type="string">
            <text:p>2015-10-21T19:31:05Z</text:p>
          </table:table-cell>
          <table:table-cell office:value-type="string" calcext:value-type="string">
            <text:p>Ship It!</text:p>
            <text:p/>
            <text:p>Just to confirm, https://reviews.apache.org/r/38367/diff/4#0 was omitted from V1 unintentionally?</text:p>
            <text:p/>
            <text:p>Yes, that was an oversight on my end. Thanks for fixing this, Joseph!!</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9">
          <table:table-cell office:value-type="float" office:value="44920" calcext:value-type="float">
            <text:p>44920</text:p>
          </table:table-cell>
          <table:table-cell office:value-type="string" calcext:value-type="string">
            <text:p>samza</text:p>
          </table:table-cell>
          <table:table-cell office:value-type="string" calcext:value-type="string">
            <text:p>vjagadish</text:p>
          </table:table-cell>
          <table:table-cell office:value-type="float" office:value="123902" calcext:value-type="float">
            <text:p>123902</text:p>
          </table:table-cell>
          <table:table-cell office:value-type="float" office:value="186235" calcext:value-type="float">
            <text:p>186235</text:p>
          </table:table-cell>
          <table:table-cell table:number-columns-repeated="2"/>
          <table:table-cell office:value-type="string" calcext:value-type="string">
            <text:p>DiffComment</text:p>
          </table:table-cell>
          <table:table-cell office:value-type="string" calcext:value-type="string">
            <text:p>cpettitt-linkedin</text:p>
          </table:table-cell>
          <table:table-cell office:value-type="string" calcext:value-type="string">
            <text:p>2016-03-16T20:47:54Z</text:p>
          </table:table-cell>
          <table:table-cell office:value-type="string" calcext:value-type="string">
            <text:p>It looks like this should be an interface.</text:p>
            <text:p/>
            <text:p>I played around with 3 ideas:</text:p>
            <text:p/>
            <text:p>1. Making ContainerProcessManager, Callback as separate interfaces. Yarn, Mesos implementations will implement them.</text:p>
            <text:p>2. Making ContainerProcessManager an abstract class taking a Callback in its constructor and making Callback as its static interface. Yarn, Mesos implementations will extend ContainerProcessManager. (this is the current design I went with)</text:p>
            <text:p>3. Making ContainerProcessManager, Callback as separate interfaces and creating a separate AbstractContainerProcessManager abstract class that implements ContainerProcessManager. Yarn, Mesos implementations will extend AbstractContainerProcessManager.</text:p>
            <text:p/>
            <text:p>My goals were to</text:p>
            <text:p/>
            <text:p>A. Ensure that an instance of a ContainerProcessManager implementation is always created with a callback. I considered including a registerCallback(Callback) in the ContainerProcessManager interface. But, providing the callback during construction seemed more cleaner. It makes the lifecycle easier to reason about. (for ex, we could make the callback final) </text:p>
            <text:p/>
            <text:p>B. If we add more methods to the ContainerProcessManager, it would be great if we don't break clients. Having it as an abstract class makes it easier to provide default implementations. (until JDK8 https://docs.oracle.com/javase/tutorial/java/IandI/defaultmethods.html :D ). </text:p>
            <text:p/>
            <text:p>Out of 2,3 (both satisfy the above goals), 2 seemed simpler. Another nice effect, It associated the Callback as a static interface inside ContainerProcessManager (as a Callback is always meant to be used with a ContainerProcessManager) and (conversely, a ContainerProcessManager is always meant to be used by providing a Callback).</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2">
          <table:table-cell office:value-type="float" office:value="25835" calcext:value-type="float">
            <text:p>25835</text:p>
          </table:table-cell>
          <table:table-cell office:value-type="string" calcext:value-type="string">
            <text:p>aurora</text:p>
          </table:table-cell>
          <table:table-cell office:value-type="string" calcext:value-type="string">
            <text:p>jcohen</text:p>
          </table:table-cell>
          <table:table-cell office:value-type="float" office:value="53990" calcext:value-type="float">
            <text:p>53990</text:p>
          </table:table-cell>
          <table:table-cell table:number-columns-repeated="3"/>
          <table:table-cell office:value-type="string" calcext:value-type="string">
            <text:p>Review.body_top</text:p>
          </table:table-cell>
          <table:table-cell office:value-type="string" calcext:value-type="string">
            <text:p>wfarner</text:p>
          </table:table-cell>
          <table:table-cell office:value-type="string" calcext:value-type="string">
            <text:p>2014-09-19T18:58:15Z</text:p>
          </table:table-cell>
          <table:table-cell office:value-type="string" calcext:value-type="string">
            <text:p>Ran locally, looks like assets are no longer gzip-encoded.  Does that repro for you?</text:p>
            <text:p/>
            <text:p>Hmm, I didn't verify that explicitly, but the gzip encoding tests passed, so I assumed we were ok on that front. I'll take a look once my vagrant image is back up and running.</text:p>
            <text:p/>
            <text:p>Looks like we don't have a test case that fetches an asset.  Can you add a test case that fetches /js/angular.js, verifying gzip?</text:p>
            <text:p/>
            <text:p>Yep, will do.</text:p>
          </table:table-cell>
          <table:table-cell table:style-name="Default" office:value-type="string" calcext:value-type="string">
            <text:p>false</text:p>
          </table:table-cell>
          <table:table-cell office:value-type="string" calcext:value-type="string">
            <text:p>testRequirements</text:p>
          </table:table-cell>
          <table:table-cell/>
        </table:table-row>
        <table:table-row table:style-name="ro1">
          <table:table-cell office:value-type="float" office:value="49247" calcext:value-type="float">
            <text:p>49247</text:p>
          </table:table-cell>
          <table:table-cell office:value-type="string" calcext:value-type="string">
            <text:p>mesos</text:p>
          </table:table-cell>
          <table:table-cell office:value-type="string" calcext:value-type="string">
            <text:p>a10gupta</text:p>
          </table:table-cell>
          <table:table-cell office:value-type="float" office:value="139595" calcext:value-type="float">
            <text:p>139595</text:p>
          </table:table-cell>
          <table:table-cell table:number-columns-repeated="3"/>
          <table:table-cell office:value-type="string" calcext:value-type="string">
            <text:p>Review.body_top</text:p>
          </table:table-cell>
          <table:table-cell office:value-type="string" calcext:value-type="string">
            <text:p>haosdent</text:p>
          </table:table-cell>
          <table:table-cell office:value-type="string" calcext:value-type="string">
            <text:p>2016-06-27T16:43:06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6883" calcext:value-type="float">
            <text:p>56883</text:p>
          </table:table-cell>
          <table:table-cell office:value-type="string" calcext:value-type="string">
            <text:p>ambari</text:p>
          </table:table-cell>
          <table:table-cell office:value-type="string" calcext:value-type="string">
            <text:p>oleewere</text:p>
          </table:table-cell>
          <table:table-cell office:value-type="float" office:value="166162" calcext:value-type="float">
            <text:p>166162</text:p>
          </table:table-cell>
          <table:table-cell table:number-columns-repeated="3"/>
          <table:table-cell office:value-type="string" calcext:value-type="string">
            <text:p>Review.body_top</text:p>
          </table:table-cell>
          <table:table-cell office:value-type="string" calcext:value-type="string">
            <text:p>miki.gergely</text:p>
          </table:table-cell>
          <table:table-cell office:value-type="string" calcext:value-type="string">
            <text:p>2017-02-21T13:20:15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9294" calcext:value-type="float">
            <text:p>59294</text:p>
          </table:table-cell>
          <table:table-cell office:value-type="string" calcext:value-type="string">
            <text:p>mesos</text:p>
          </table:table-cell>
          <table:table-cell office:value-type="string" calcext:value-type="string">
            <text:p>idownes</text:p>
          </table:table-cell>
          <table:table-cell office:value-type="float" office:value="176219" calcext:value-type="float">
            <text:p>176219</text:p>
          </table:table-cell>
          <table:table-cell office:value-type="float" office:value="249564" calcext:value-type="float">
            <text:p>249564</text:p>
          </table:table-cell>
          <table:table-cell table:number-columns-repeated="2"/>
          <table:table-cell office:value-type="string" calcext:value-type="string">
            <text:p>DiffComment</text:p>
          </table:table-cell>
          <table:table-cell office:value-type="string" calcext:value-type="string">
            <text:p>ipronin</text:p>
          </table:table-cell>
          <table:table-cell office:value-type="string" calcext:value-type="string">
            <text:p>2017-06-13T05:18:03Z</text:p>
          </table:table-cell>
          <table:table-cell office:value-type="string" calcext:value-type="string">
            <text:p>This empty line is needed.</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6612" calcext:value-type="float">
            <text:p>66612</text:p>
          </table:table-cell>
          <table:table-cell office:value-type="string" calcext:value-type="string">
            <text:p>hive-git</text:p>
          </table:table-cell>
          <table:table-cell office:value-type="string" calcext:value-type="string">
            <text:p>sbouguerra</text:p>
          </table:table-cell>
          <table:table-cell office:value-type="float" office:value="201147" calcext:value-type="float">
            <text:p>201147</text:p>
          </table:table-cell>
          <table:table-cell office:value-type="float" office:value="282167" calcext:value-type="float">
            <text:p>282167</text:p>
          </table:table-cell>
          <table:table-cell table:number-columns-repeated="2"/>
          <table:table-cell office:value-type="string" calcext:value-type="string">
            <text:p>DiffComment</text:p>
          </table:table-cell>
          <table:table-cell office:value-type="string" calcext:value-type="string">
            <text:p>ashutoshc</text:p>
          </table:table-cell>
          <table:table-cell office:value-type="string" calcext:value-type="string">
            <text:p>2018-04-14T00:32:40Z</text:p>
          </table:table-cell>
          <table:table-cell office:value-type="string" calcext:value-type="string">
            <text:p>LOG.info() and can be a single statement with next LOG.info</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58796" calcext:value-type="float">
            <text:p>58796</text:p>
          </table:table-cell>
          <table:table-cell office:value-type="string" calcext:value-type="string">
            <text:p>lens</text:p>
          </table:table-cell>
          <table:table-cell office:value-type="string" calcext:value-type="string">
            <text:p>Rajitha</text:p>
          </table:table-cell>
          <table:table-cell office:value-type="float" office:value="173559" calcext:value-type="float">
            <text:p>173559</text:p>
          </table:table-cell>
          <table:table-cell office:value-type="float" office:value="246552" calcext:value-type="float">
            <text:p>246552</text:p>
          </table:table-cell>
          <table:table-cell table:number-columns-repeated="2"/>
          <table:table-cell office:value-type="string" calcext:value-type="string">
            <text:p>DiffComment</text:p>
          </table:table-cell>
          <table:table-cell office:value-type="string" calcext:value-type="string">
            <text:p>amareshwari</text:p>
          </table:table-cell>
          <table:table-cell office:value-type="string" calcext:value-type="string">
            <text:p>2017-05-03T10:27:55Z</text:p>
          </table:table-cell>
          <table:table-cell office:value-type="string" calcext:value-type="string">
            <text:p>Can we avoid extends of the CubeFactTable, as the class is already composing sourceFactTable ?</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0173" calcext:value-type="float">
            <text:p>60173</text:p>
          </table:table-cell>
          <table:table-cell office:value-type="string" calcext:value-type="string">
            <text:p>aurora</text:p>
          </table:table-cell>
          <table:table-cell office:value-type="string" calcext:value-type="string">
            <text:p>jly</text:p>
          </table:table-cell>
          <table:table-cell office:value-type="float" office:value="178425" calcext:value-type="float">
            <text:p>178425</text:p>
          </table:table-cell>
          <table:table-cell table:number-columns-repeated="3"/>
          <table:table-cell office:value-type="string" calcext:value-type="string">
            <text:p>Review.body_top</text:p>
          </table:table-cell>
          <table:table-cell office:value-type="string" calcext:value-type="string">
            <text:p>sshanmugham</text:p>
          </table:table-cell>
          <table:table-cell office:value-type="string" calcext:value-type="string">
            <text:p>2017-06-20T21:44:36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3001" calcext:value-type="float">
            <text:p>63001</text:p>
          </table:table-cell>
          <table:table-cell office:value-type="string" calcext:value-type="string">
            <text:p>mesos</text:p>
          </table:table-cell>
          <table:table-cell office:value-type="string" calcext:value-type="string">
            <text:p>jieyu</text:p>
          </table:table-cell>
          <table:table-cell office:value-type="float" office:value="188451" calcext:value-type="float">
            <text:p>188451</text:p>
          </table:table-cell>
          <table:table-cell office:value-type="float" office:value="265448" calcext:value-type="float">
            <text:p>265448</text:p>
          </table:table-cell>
          <table:table-cell table:number-columns-repeated="2"/>
          <table:table-cell office:value-type="string" calcext:value-type="string">
            <text:p>DiffComment</text:p>
          </table:table-cell>
          <table:table-cell office:value-type="string" calcext:value-type="string">
            <text:p>chhsia0</text:p>
          </table:table-cell>
          <table:table-cell office:value-type="string" calcext:value-type="string">
            <text:p>2017-10-19T15:53:13Z</text:p>
          </table:table-cell>
          <table:table-cell office:value-type="string" calcext:value-type="string">
            <text:p>Ditto.</text:p>
          </table:table-cell>
          <table:table-cell table:style-name="Default" office:value-type="string" calcext:value-type="string">
            <text:p>false</text:p>
          </table:table-cell>
          <table:table-cell office:value-type="string" calcext:value-type="string">
            <text:p>previousComment</text:p>
          </table:table-cell>
          <table:table-cell/>
        </table:table-row>
        <table:table-row table:style-name="ro1">
          <table:table-cell office:value-type="float" office:value="37200" calcext:value-type="float">
            <text:p>37200</text:p>
          </table:table-cell>
          <table:table-cell office:value-type="string" calcext:value-type="string">
            <text:p>mesos</text:p>
          </table:table-cell>
          <table:table-cell office:value-type="string" calcext:value-type="string">
            <text:p>chenlily</text:p>
          </table:table-cell>
          <table:table-cell office:value-type="float" office:value="96541" calcext:value-type="float">
            <text:p>96541</text:p>
          </table:table-cell>
          <table:table-cell office:value-type="float" office:value="151988" calcext:value-type="float">
            <text:p>151988</text:p>
          </table:table-cell>
          <table:table-cell table:number-columns-repeated="2"/>
          <table:table-cell office:value-type="string" calcext:value-type="string">
            <text:p>DiffComment</text:p>
          </table:table-cell>
          <table:table-cell office:value-type="string" calcext:value-type="string">
            <text:p>tillt</text:p>
          </table:table-cell>
          <table:table-cell office:value-type="string" calcext:value-type="string">
            <text:p>2015-08-27T00:23:20Z</text:p>
          </table:table-cell>
          <table:table-cell office:value-type="string" calcext:value-type="string">
            <text:p>s/ to//</text:p>
          </table:table-cell>
          <table:table-cell table:style-name="Default" office:value-type="string" calcext:value-type="string">
            <text:p>false</text:p>
          </table:table-cell>
          <table:table-cell office:value-type="string" calcext:value-type="string">
            <text:p>documentation</text:p>
          </table:table-cell>
          <table:table-cell office:value-type="string" calcext:value-type="string">
            <text:p>true</text:p>
          </table:table-cell>
        </table:table-row>
        <table:table-row table:style-name="ro2">
          <table:table-cell office:value-type="float" office:value="18593" calcext:value-type="float">
            <text:p>18593</text:p>
          </table:table-cell>
          <table:table-cell office:value-type="string" calcext:value-type="string">
            <text:p>bigtop</text:p>
          </table:table-cell>
          <table:table-cell office:value-type="string" calcext:value-type="string">
            <text:p>jayunit100</text:p>
          </table:table-cell>
          <table:table-cell office:value-type="float" office:value="36080" calcext:value-type="float">
            <text:p>36080</text:p>
          </table:table-cell>
          <table:table-cell office:value-type="float" office:value="66991" calcext:value-type="float">
            <text:p>66991</text:p>
          </table:table-cell>
          <table:table-cell table:number-columns-repeated="2"/>
          <table:table-cell office:value-type="string" calcext:value-type="string">
            <text:p>DiffComment</text:p>
          </table:table-cell>
          <table:table-cell office:value-type="string" calcext:value-type="string">
            <text:p>mgrover</text:p>
          </table:table-cell>
          <table:table-cell office:value-type="string" calcext:value-type="string">
            <text:p>2014-03-04T20:53:25Z</text:p>
          </table:table-cell>
          <table:table-cell office:value-type="string" calcext:value-type="string">
            <text:p>Is this guaranteed? I haven't read the cp spec but I would think the only guaranteed thing would be the return code. A better assert here would be to check if the destination exists and diff it with the source.</text:p>
            <text:p/>
            <text:p>Checking strings from output is a pretty hard to maintain and arguably a very strict assert.</text:p>
            <text:p/>
            <text:p>yes definetly gauranteed that ls will show files copied in.   i think...  am i missing something?</text:p>
          </table:table-cell>
          <table:table-cell table:style-name="Default" office:value-type="string" calcext:value-type="string">
            <text:p>true</text:p>
          </table:table-cell>
          <table:table-cell office:value-type="string" calcext:value-type="string">
            <text:p>testDesign</text:p>
          </table:table-cell>
          <table:table-cell/>
        </table:table-row>
        <table:table-row table:style-name="ro2">
          <table:table-cell office:value-type="float" office:value="67584" calcext:value-type="float">
            <text:p>67584</text:p>
          </table:table-cell>
          <table:table-cell office:value-type="string" calcext:value-type="string">
            <text:p>aurora</text:p>
          </table:table-cell>
          <table:table-cell office:value-type="string" calcext:value-type="string">
            <text:p>StephanErb</text:p>
          </table:table-cell>
          <table:table-cell office:value-type="float" office:value="204855" calcext:value-type="float">
            <text:p>204855</text:p>
          </table:table-cell>
          <table:table-cell office:value-type="float" office:value="287608" calcext:value-type="float">
            <text:p>287608</text:p>
          </table:table-cell>
          <table:table-cell table:number-columns-repeated="2"/>
          <table:table-cell office:value-type="string" calcext:value-type="string">
            <text:p>DiffComment</text:p>
          </table:table-cell>
          <table:table-cell office:value-type="string" calcext:value-type="string">
            <text:p>davmclau</text:p>
          </table:table-cell>
          <table:table-cell office:value-type="string" calcext:value-type="string">
            <text:p>2018-06-15T18:00:36Z</text:p>
          </table:table-cell>
          <table:table-cell office:value-type="string" calcext:value-type="string">
            <text:p>Why this downgrade?</text:p>
            <text:p/>
            <text:p>That is just the minimal version and it works fine with 2.0.2 as well. </text:p>
            <text:p/>
            <text:p>For super unfortunate reason I am stuck with 2.0.2 on a workstation of mine :-/</text:p>
          </table:table-cell>
          <table:table-cell table:style-name="Default" office:value-type="string" calcext:value-type="string">
            <text:p>true</text:p>
          </table:table-cell>
          <table:table-cell office:value-type="string" calcext:value-type="string">
            <text:p>clarification;dependencies</text:p>
          </table:table-cell>
          <table:table-cell/>
        </table:table-row>
        <table:table-row table:style-name="ro3">
          <table:table-cell office:value-type="float" office:value="60621" calcext:value-type="float">
            <text:p>60621</text:p>
          </table:table-cell>
          <table:table-cell office:value-type="string" calcext:value-type="string">
            <text:p>mesos</text:p>
          </table:table-cell>
          <table:table-cell office:value-type="string" calcext:value-type="string">
            <text:p>coffler</text:p>
          </table:table-cell>
          <table:table-cell office:value-type="float" office:value="187346" calcext:value-type="float">
            <text:p>187346</text:p>
          </table:table-cell>
          <table:table-cell office:value-type="float" office:value="264288" calcext:value-type="float">
            <text:p>264288</text:p>
          </table:table-cell>
          <table:table-cell table:number-columns-repeated="2"/>
          <table:table-cell office:value-type="string" calcext:value-type="string">
            <text:p>DiffComment</text:p>
          </table:table-cell>
          <table:table-cell office:value-type="string" calcext:value-type="string">
            <text:p>andschwa</text:p>
          </table:table-cell>
          <table:table-cell office:value-type="string" calcext:value-type="string">
            <text:p>2017-10-09T21:36:55Z</text:p>
          </table:table-cell>
          <table:table-cell office:value-type="string" calcext:value-type="string">
            <text:p>What was this included for? My only guess is `WIFEXITED`?</text:p>
            <text:p/>
            <text:p>Removed, no longer needed.</text:p>
          </table:table-cell>
          <table:table-cell table:style-name="Default" office:value-type="string" calcext:value-type="string">
            <text:p>true</text:p>
          </table:table-cell>
          <table:table-cell office:value-type="string" calcext:value-type="string">
            <text:p>redundantCode</text:p>
          </table:table-cell>
          <table:table-cell/>
        </table:table-row>
        <table:table-row table:style-name="ro22">
          <table:table-cell office:value-type="float" office:value="40553" calcext:value-type="float">
            <text:p>40553</text:p>
          </table:table-cell>
          <table:table-cell office:value-type="string" calcext:value-type="string">
            <text:p>mesos</text:p>
          </table:table-cell>
          <table:table-cell office:value-type="string" calcext:value-type="string">
            <text:p>jpeach</text:p>
          </table:table-cell>
          <table:table-cell office:value-type="float" office:value="107988" calcext:value-type="float">
            <text:p>107988</text:p>
          </table:table-cell>
          <table:table-cell office:value-type="float" office:value="167347" calcext:value-type="float">
            <text:p>167347</text:p>
          </table:table-cell>
          <table:table-cell table:number-columns-repeated="2"/>
          <table:table-cell office:value-type="string" calcext:value-type="string">
            <text:p>DiffComment</text:p>
          </table:table-cell>
          <table:table-cell office:value-type="string" calcext:value-type="string">
            <text:p>bbannier</text:p>
          </table:table-cell>
          <table:table-cell office:value-type="string" calcext:value-type="string">
            <text:p>2015-12-10T15:50:14Z</text:p>
          </table:table-cell>
          <table:table-cell office:value-type="string" calcext:value-type="string">
            <text:p>All the `findX` functions here (but maybe `findModuleDir`) seem very easy to use incorrectly. We might e.g., depending on what is in our build directory or in the install prefix load a mix of different versions.</text:p>
            <text:p/>
            <text:p>I would much prefer if we'd either load from one place or the other.</text:p>
            <text:p/>
            <text:p>Going down that path would probably also lead us to remove a lot of the duplication here, by e.g., calling once into `findModuleDir` and building up the more specialized functions from there.</text:p>
            <text:p/>
            <text:p>Yes, forcing a blanket policy is exactly why I needed the ```findX``` family. There are only 2 scenarios that can cause inconsistent paths to tbe used: (1) if you run the tests from an installation and do not specify --build_dir=/none you could run tests from installed version A with helpers from built version B, and (2) if you nuke some parts of the build directory before running the tests.</text:p>
            <text:p/>
            <text:p>I avoided forcing either one path or the other because it seemed reasonable to run "make check" before installing. It would be simpler to always force the tests to be installed before running in the ```--enable-tests-install``` case if we could agree that "make check" would fail in that case.</text:p>
            <text:p/>
            <text:p>In general, I don't see these functions as easily composable. Some of them happen to produce the same path string, but there's no real relationship between the launcher directory and the test helper directory, for example.</text:p>
            <text:p/>
            <text:p>Yes, I see.</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35">
          <table:table-cell office:value-type="float" office:value="40553" calcext:value-type="float">
            <text:p>40553</text:p>
          </table:table-cell>
          <table:table-cell office:value-type="string" calcext:value-type="string">
            <text:p>mesos</text:p>
          </table:table-cell>
          <table:table-cell office:value-type="string" calcext:value-type="string">
            <text:p>jpeach</text:p>
          </table:table-cell>
          <table:table-cell office:value-type="float" office:value="114790" calcext:value-type="float">
            <text:p>114790</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6-01-15T23:12:58Z</text:p>
          </table:table-cell>
          <table:table-cell office:value-type="string" calcext:value-type="string">
            <text:p>Bad patch!</text:p>
            <text:p/>
            <text:p>Reviews applied: [39780, 39781, 39782, 40553]</text:p>
            <text:p/>
            <text:p>Failed command: export OS=ubuntu:14.04;export CONFIGURATION="--verbose";export COMPILER=gcc; ./support/docker_build.sh</text:p>
            <text:p/>
            <text:p>Error:</text:p>
            <text:p> + : ubuntu:14.04</text:p>
            <text:p>+ : gcc</text:p>
            <text:p>+ : --verbose</text:p>
            <text:p>+++ dirname ./support/docker_build.sh</text:p>
            <text:p>++ cd ./support/..</text:p>
            <text:p>++ pwd</text:p>
            <text:p>+ MESOS_DIRECTORY=/home/jenkins/jenkins-slave/workspace/mesos-reviewbot</text:p>
            <text:p>+ cd /home/jenkins/jenkins-slave/workspace/mesos-reviewbot</text:p>
            <text:p>+ DOCKERFILE=Dockerfile</text:p>
            <text:p>+ rm -f Dockerfile</text:p>
            <text:p>+ case $OS in</text:p>
            <text:p>+ append_dockerfile 'FROM ubuntu:14.04'</text:p>
            <text:p>+ echo FROM ubuntu:14.04</text:p>
            <text:p>+ append_dockerfile 'RUN rm -rf /var/lib/apt/lists/*'</text:p>
            <text:p>+ echo RUN rm -rf /var/lib/apt/lists/get.docker.io_ubuntu_dists_docker_main_binary-amd64_Packages /var/lib/apt/lists/get.docker.io_ubuntu_dists_docker_main_binary-i386_Packages /var/lib/apt/lists/get.docker.io_ubuntu_dists_docker_Release /var/lib/apt/lists/get.docker.io_ubuntu_dists_docker_Release.gpg /var/lib/apt/lists/lock /var/lib/apt/lists/packages.apache.org_asf%5finternal_dists_trusty_main_binary-amd64_Packages /var/lib/apt/lists/packages.apache.org_asf%5finternal_dists_trusty_main_binary-i386_Packages /var/lib/apt/lists/packages.apache.org_asf%5finternal_dists_trusty_Release /var/lib/apt/lists/packages.apache.org_asf%5finternal_dists_trusty_Release.gpg /var/lib/apt/lists/partial /var/lib/apt/lists/ppa.launchpad.net_webupd8team_java_ubuntu_dists_trusty_main_binary-amd64_Packages /var/lib/apt/lists/ppa.launchpad.net_webupd8team_java_ubuntu_dists_trusty_main_binary-i386_Packages /var/lib/apt/lists/ppa.launchpad.net_webupd8team_java_ubuntu_dists_trusty_main_i18n_Translation-en /var/lib/apt/lists/ppa.launchpad.net_webupd8team_java_ubuntu_dists_trusty_main_source_Sources /var/lib/apt/lists/ppa.launchpad.net_webupd8team_java_ubuntu_dists_trusty_Release /var/lib/apt/lists/security.ubuntu.com_ubuntu_dists_trusty-security_InRelease /var/lib/apt/lists/security.ubuntu.com_ubuntu_dists_trusty-security_main_binary-amd64_Packages /var/lib/apt/lists/security.ubuntu.com_ubuntu_dists_trusty-security_main_binary-i386_Packages /var/lib/apt/lists/security.ubuntu.com_ubuntu_dists_trusty-security_main_i18n_Translation-en /var/lib/apt/lists/security.ubuntu.com_ubuntu_dists_trusty-security_main_source_Sources /var/lib/apt/lists/security.ubuntu.com_ubuntu_dists_trusty-security_multiverse_binary-amd64_Packages /var/lib/apt/lists/security.ubuntu.com_ubuntu_dists_trusty-security_multiverse_binary-i386_Packages /var/lib/apt/lists/security.ubuntu.com_ubuntu_dists_trusty-security_multiverse_i18n_Translation-en /var/lib/apt/lists/security.ubuntu.com_ubuntu_dists_trusty-security_multiverse_source_Sources /var/lib/apt/lists/security.ubuntu.com_ubuntu_dists_trusty-security_restricted_binary-amd64_Packages /var/lib/apt/lists/security.ubuntu.com_ubuntu_dists_trusty-security_restricted_binary-i386_Packages /var/lib/apt/lists/security.ubuntu.com_ubuntu_dists_trusty-security_restricted_i18n_Translation-en /var/lib/apt/lists/security.ubuntu.com_ubuntu_dists_trusty-security_restricted_source_Sources /var/lib/apt/lists/security.ubuntu.com_ubuntu_dists_trusty-security_universe_binary-amd64_Packages /var/lib/apt/lists/security.ubuntu.com_ubuntu_dists_trusty-security_universe_binary-i386_Packages /var/lib/apt/lists/security.ubuntu.com_ubuntu_dists_trusty-security_universe_i18n_Translation-en /var/lib/apt/lists/security.ubuntu.com_ubuntu_dists_trusty-security_universe_source_Sources /var/lib/apt/lists/us.archive.ubuntu.com_ubuntu_dists_trusty-backports_InRelease /var/lib/apt/lists/us.archive.ubuntu.com_ubuntu_dists_trusty-backports_main_binary-amd64_Packages /var/lib/apt/lists/us.archive.ubuntu.com_ubuntu_dists_trusty-backports_main_binary-i386_Packages /var/lib/apt/lists/us.archive.ubuntu.com_ubuntu_dists_trusty-backports_main_i18n_Translation-en /var/lib/apt/lists/us.archive.ubuntu.com_ubuntu_dists_trusty-backports_main_source_Sources /var/lib/apt/lists/us.archive.ubuntu.com_ubuntu_dists_trusty-backports_multiverse_binary-amd64_Packages /var/lib/apt/lists/us.archive.ubuntu.com_ubuntu_dists_trusty-backports_multiverse_binary-i386_Packages /var/lib/apt/lists/us.archive.ubuntu.com_ubuntu_dists_trusty-backports_multiverse_i18n_Translation-en /var/lib/apt/lists/us.archive.ubuntu.com_ubuntu_dists_trusty-backports_multiverse_source_Sources /var/lib/apt/lists/us.archive.ubuntu.com_ubuntu_dists_trusty-backports_restricted_binary-amd64_Packages /var/lib/apt/lists/us.archive.ubuntu.com_ubuntu_dists_trusty-backports_restricted_binary-i386_Packages /var/lib/apt/lists/us.archive.ubuntu.com_ubuntu_dists_trusty-backports_restricted_i18n_Translation-en /var/lib/apt/lists/us.archive.ubuntu.com_ubuntu_dists_trusty-backports_restricted_source_Sources /var/lib/apt/lists/us.archive.ubuntu.com_ubuntu_dists_trusty-backports_universe_binary-amd64_Packages /var/lib/apt/lists/us.archive.ubuntu.com_ubuntu_dists_trusty-backports_universe_binary-i386_Packages /var/lib/apt/lists/us.archive.ubuntu.com_ubuntu_dists_trusty-backports_universe_i18n_Translation-en /var/lib/apt/lists/us.archive.ubuntu.com_ubuntu_dists_trusty-backports_universe_source_Sources /var/lib/apt/lists/us.archive.ubuntu.com_ubuntu_dists_trusty_main_binary-amd64_Packages /var/lib/apt/lists/us.archive.ubuntu.com_ubuntu_dists_trusty_main_binary-i386_Packages /var/lib/apt/lists/us.archive.ubuntu.com_ubuntu_dists_trusty_main_i18n_Translation-en /var/lib/apt/lists/us.archive.ubuntu.com_ubuntu_dists_trusty_main_i18n_Translation-en%5fAU /var/lib/apt/lists/us.archive.ubuntu.com_ubuntu_dists_trusty_main_source_Sources /var/lib/apt/lists/us.archive.ubuntu.com_ubuntu_dists_trusty_multiverse_binary-amd64_Packages /var/lib/apt/lists/us.archive.ubuntu.com_ubuntu_dists_trusty_multiverse_binary-i386_Packages /var/lib/apt/lists/us.archive.ubuntu.com_ubuntu_dists_trusty_multiverse_i18n_Translation-en /var/lib/apt/lists/us.archive.ubuntu.com_ubuntu_dists_trusty_multiverse_i18n_Translation-en%5fAU /var/lib/apt/lists/us.archive.ubuntu.com_ubuntu_dists_trusty_multiverse_source_Sources /var/lib/apt/lists/us.archive.ubuntu.com_ubuntu_dists_trusty_Release /var/lib/apt/lists/us.archive.ubuntu.com_ubuntu_dists_trusty_Release.gpg /var/lib/apt/lists/us.archive.ubuntu.com_ubuntu_dists_trusty_restricted_binary-amd64_Packages /var/lib/apt/lists/us.archive.ubuntu.com_ubuntu_dists_trusty_restricted_binary-i386_Packages /var/lib/apt/lists/us.archive.ubuntu.com_ubuntu_dists_trusty_restricted_i18n_Translation-en /var/lib/apt/lists/us.archive.ubuntu.com_ubuntu_dists_trusty_restricted_i18n_Translation-en%5fAU /var/lib/apt/lists/us.archive.ubuntu.com_ubuntu_dists_trusty_restricted_source_Sources /var/lib/apt/lists/us.archive.ubuntu.com_ubuntu_dists_trusty_universe_binary-amd64_Packages /var/lib/apt/lists/us.archive.ubuntu.com_ubuntu_dists_trusty_universe_binary-i386_Packages /var/lib/apt/lists/us.archive.ubuntu.com_ubuntu_dists_trusty_universe_i18n_Translation-en /var/lib/apt/lists/us.archive.ubuntu.com_ubuntu_dists_trusty_universe_i18n_Translation-en%5fAU /var/lib/apt/lists/us.archive.ubuntu.com_ubuntu_dists_trusty_universe_source_Sources /var/lib/apt/lists/us.archive.ubuntu.com_ubuntu_dists_trusty-updates_InRelease /var/lib/apt/lists/us.archive.ubuntu.com_ubuntu_dists_trusty-updates_main_binary-amd64_Packages /var/lib/apt/lists/us.archive.ubuntu.com_ubuntu_dists_trusty-updates_main_binary-i386_Packages /var/lib/apt/lists/us.archive.ubuntu.com_ubuntu_dists_trusty-updates_main_i18n_Translation-en /var/lib/apt/lists/us.archive.ubuntu.com_ubuntu_dists_trusty-updates_main_source_Sources /var/lib/apt/lists/us.archive.ubuntu.com_ubuntu_dists_trusty-updates_multiverse_binary-amd64_Packages /var/lib/apt/lists/us.archive.ubuntu.com_ubuntu_dists_trusty-updates_multiverse_binary-i386_Packages /var/lib/apt/lists/us.archive.ubuntu.com_ubuntu_dists_trusty-updates_multiverse_i18n_Translation-en /var/lib/apt/lists/us.archive.ubuntu.com_ubuntu_dists_trusty-updates_multiverse_source_Sources /var/lib/apt/lists/us.archive.ubuntu.com_ubuntu_dists_trusty-updates_restricted_binary-amd64_Packages /var/lib/apt/lists/us.archive.ubuntu.com_ubuntu_dists_trusty-updates_restricted_binary-i386_Packages /var/lib/apt/lists/us.archive.ubuntu.com_ubuntu_dists_trusty-updates_restricted_i18n_Translation-en /var/lib/apt/lists/us.archive.ubuntu.com_ubuntu_dists_trusty-updates_restricted_source_Sources /var/lib/apt/lists/us.archive.ubuntu.com_ubuntu_dists_trusty-updates_universe_binary-amd64_Packages /var/lib/apt/lists/us.archive.ubuntu.com_ubuntu_dists_trusty-updates_universe_binary-i386_Packages /var/lib/apt/lists/us.archive.ubuntu.com_ubuntu_dists_trusty-updates_universe_i18n_Translation-en /var/lib/apt/lists/us.archive.ubuntu.com_ubuntu_dists_trusty-updates_universe_source_Sources</text:p>
            <text:p>+ append_dockerfile 'RUN apt-get update'</text:p>
            <text:p>+ echo RUN apt-get update</text:p>
            <text:p>+ append_dockerfile 'RUN apt-get -y install build-essential clang git maven autoconf libtool'</text:p>
            <text:p>+ echo RUN apt-get -y install build-essential clang git maven autoconf libtool</text:p>
            <text:p>+ append_dockerfile 'RUN apt-get -y install openjdk-7-jdk python-dev python-boto libcurl4-nss-dev libsasl2-dev libapr1-dev libsvn-dev libevent-dev libev-dev'</text:p>
            <text:p>+ echo RUN apt-get -y install openjdk-7-jdk python-dev python-boto libcurl4-nss-dev libsasl2-dev libapr1-dev libsvn-dev libevent-dev libev-dev</text:p>
            <text:p>+ append_dockerfile 'RUN adduser --disabled-password --gecos '\'''\'' mesos'</text:p>
            <text:p>+ echo RUN adduser --disabled-password --gecos ''\'''\''' mesos</text:p>
            <text:p>+ append_dockerfile 'ENV GTEST_FILTER -FsTest.FileSystemTableRead'</text:p>
            <text:p>+ echo ENV GTEST_FILTER -FsTest.FileSystemTableRead</text:p>
            <text:p>+ append_dockerfile 'ENV GTEST_OUTPUT xml:report.xml'</text:p>
            <text:p>+ echo ENV GTEST_OUTPUT xml:report.xml</text:p>
            <text:p>+ case $COMPILER in</text:p>
            <text:p>+ append_dockerfile 'ENV CC gcc'</text:p>
            <text:p>+ echo ENV CC gcc</text:p>
            <text:p>+ append_dockerfile 'ENV CXX g++'</text:p>
            <text:p>+ echo ENV CXX g++</text:p>
            <text:p>+ append_dockerfile 'WORKDIR mesos'</text:p>
            <text:p>+ echo WORKDIR mesos</text:p>
            <text:p>+ append_dockerfile 'COPY . /mesos/'</text:p>
            <text:p>+ echo COPY . /mesos/</text:p>
            <text:p>+ append_dockerfile 'RUN chown -R mesos /mesos'</text:p>
            <text:p>+ echo RUN chown -R mesos /mesos</text:p>
            <text:p>+ append_dockerfile 'USER mesos'</text:p>
            <text:p>+ echo USER mesos</text:p>
            <text:p>+ append_dockerfile 'CMD ./bootstrap &amp;&amp; ./configure --verbose &amp;&amp; DISTCHECK_CONFIGURE_FLAGS="--verbose" GLOG_v=1 MESOS_VERBOSE=1 make -j8 distcheck'</text:p>
            <text:p>+ echo CMD ./bootstrap '&amp;&amp;' ./configure --verbose '&amp;&amp;' 'DISTCHECK_CONFIGURE_FLAGS="--verbose"' GLOG_v=1 MESOS_VERBOSE=1 make -j8 distcheck</text:p>
            <text:p>++ date +%s</text:p>
            <text:p>+ TAG=mesos-1452898380-7342</text:p>
            <text:p>+ docker build --no-cache=true -t mesos-1452898380-7342 .</text:p>
            <text:p>Sending build context to Docker daemon 525.9 kB</text:p>
            <text:p>Sending build context to Docker daemon 1.051 MB</text:p>
            <text:p>Sending build context to Docker daemon 1.576 MB</text:p>
            <text:p>Sending build context to Docker daemon 2.105 MB</text:p>
            <text:p>Sending build context to Docker daemon 2.654 MB</text:p>
            <text:p>Sending build context to Docker daemon 3.193 MB</text:p>
            <text:p>Sending build context to Docker daemon 3.736 MB</text:p>
            <text:p>Sending build context to Docker daemon 4.293 MB</text:p>
            <text:p>Sending build context to Docker daemon  4.85 MB</text:p>
            <text:p>Sending build context to Docker daemon 5.407 MB</text:p>
            <text:p>Sending build context to Docker daemon 5.964 MB</text:p>
            <text:p>Sending build context to Docker daemon 6.521 MB</text:p>
            <text:p>Sending build context to Docker daemon 7.078 MB</text:p>
            <text:p>Sending build context to Docker daemon 7.635 MB</text:p>
            <text:p>Sending build context to Docker daemon 8.192 MB</text:p>
            <text:p>Sending build context to Docker daemon 8.749 MB</text:p>
            <text:p>Sending build context to Docker daemon 9.306 MB</text:p>
            <text:p>Sending build context to Docker daemon 9.863 MB</text:p>
            <text:p>Sending build context to Docker daemon 10.42 MB</text:p>
            <text:p>Sending build context to Docker daemon 10.98 MB</text:p>
            <text:p>Sending build context to Docker daemon 11.53 MB</text:p>
            <text:p>Sending build context to Docker daemon 12.09 MB</text:p>
            <text:p>Sending build context to Docker daemon 12.65 MB</text:p>
            <text:p>Sending build context to Docker daemon 13.21 MB</text:p>
            <text:p>Sending build context to Docker daemon 13.76 MB</text:p>
            <text:p>Sending build context to Docker daemon 14.32 MB</text:p>
            <text:p>Sending build context to Docker daemon 14.88 MB</text:p>
            <text:p>Sending build context to Docker daemon 15.43 MB</text:p>
            <text:p>Sending build context to Docker daemon 15.99 MB</text:p>
            <text:p>Sending build context to Docker daemon 16.55 MB</text:p>
            <text:p>Sending build context to Docker daemon  17.1 MB</text:p>
            <text:p>Sending build context to Docker daemon 17.66 MB</text:p>
            <text:p>Sending build context to Docker daemon 18.22 MB</text:p>
            <text:p>Sending build context to Docker daemon 18.78 MB</text:p>
            <text:p>Sending build context to Docker daemon 19.33 MB</text:p>
            <text:p>Sending build context to Docker daemon 19.89 MB</text:p>
            <text:p>Sending build context to Docker daemon 20.45 MB</text:p>
            <text:p>Sending build context to Docker daemon    21 MB</text:p>
            <text:p>Sending build context to Docker daemon 21.56 MB</text:p>
            <text:p>Sending build context to Docker daemon 22.12 MB</text:p>
            <text:p>Sending build context to Docker daemon 22.68 MB</text:p>
            <text:p>Sending build context to Docker daemon 23.23 MB</text:p>
            <text:p>Sending build context to Docker daemon 23.79 MB</text:p>
            <text:p>Sending build context to Docker daemon 24.35 MB</text:p>
            <text:p>Sending build context to Docker daemon  24.9 MB</text:p>
            <text:p>Sending build context to Docker daemon 25.46 MB</text:p>
            <text:p>Sending build context to Docker daemon 26.02 MB</text:p>
            <text:p>Sending build context to Docker daemon 26.57 MB</text:p>
            <text:p>Sending build context to Docker daemon 27.13 MB</text:p>
            <text:p>Sending build context to Docker daemon 27.69 MB</text:p>
            <text:p>Sending build context to Docker daemon 28.25 MB</text:p>
            <text:p>Sending build context to Docker daemon  28.8 MB</text:p>
            <text:p>Sending build context to Docker daemon 29.36 MB</text:p>
            <text:p>Sending build context to Docker daemon 29.92 MB</text:p>
            <text:p>Sending build context to Docker daemon 30.47 MB</text:p>
            <text:p>Sending build context to Docker daemon 31.03 MB</text:p>
            <text:p>Sending build context to Docker daemon 31.59 MB</text:p>
            <text:p>Sending build context to Docker daemon 32.15 MB</text:p>
            <text:p>Sending build context to Docker daemon  32.7 MB</text:p>
            <text:p>Sending build context to Docker daemon 33.26 MB</text:p>
            <text:p>Sending build context to Docker daemon 33.82 MB</text:p>
            <text:p>Sending build context to Docker daemon 34.37 MB</text:p>
            <text:p>Sending build context to Docker daemon 34.93 MB</text:p>
            <text:p>Sending build context to Docker daemon 35.49 MB</text:p>
            <text:p>Sending build context to Docker daemon 36.04 MB</text:p>
            <text:p>Sending build context to Docker daemon  36.6 MB</text:p>
            <text:p>Sending build context to Docker daemon 37.16 MB</text:p>
            <text:p>Sending build context to Docker daemon 37.72 MB</text:p>
            <text:p>Sending build context to Docker daemon 38.27 MB</text:p>
            <text:p>Sending build context to Docker daemon 38.83 MB</text:p>
            <text:p>Sending build context to Docker daemon 39.39 MB</text:p>
            <text:p>Sending build context to Docker daemon 39.94 MB</text:p>
            <text:p>Sending build context to Docker daemon  40.5 MB</text:p>
            <text:p>Sending build context to Docker daemon 41.06 MB</text:p>
            <text:p>Sending build context to Docker daemon 41.62 MB</text:p>
            <text:p>Sending build context to Docker daemon 42.17 MB</text:p>
            <text:p>Sending build context to Docker daemon 42.73 MB</text:p>
            <text:p>Sending build context to Docker daemon 43.29 MB</text:p>
            <text:p>Sending build context to Docker daemon 43.84 MB</text:p>
            <text:p>Sending build context to Docker daemon  44.4 MB</text:p>
            <text:p>Sending build context to Docker daemon 44.96 MB</text:p>
            <text:p>Sending build context to Docker daemon 45.51 MB</text:p>
            <text:p>Sending build context to Docker daemon 46.07 MB</text:p>
            <text:p>Sending build context to Docker daemon 46.63 MB</text:p>
            <text:p>Sending build context to Docker daemon 47.19 MB</text:p>
            <text:p>Sending build context to Docker daemon 47.74 MB</text:p>
            <text:p>Sending build context to Docker daemon  48.3 MB</text:p>
            <text:p>Sending build context to Docker daemon 48.86 MB</text:p>
            <text:p>Sending build context to Docker daemon 49.41 MB</text:p>
            <text:p>Sending build context to Docker daemon 49.97 MB</text:p>
            <text:p>Sending build context to Docker daemon 50.53 MB</text:p>
            <text:p>Sending build context to Docker daemon 51.09 MB</text:p>
            <text:p>Sending build context to Docker daemon 51.64 MB</text:p>
            <text:p>Sending build context to Docker daemon  52.2 MB</text:p>
            <text:p>Sending build context to Docker daemon 52.76 MB</text:p>
            <text:p>Sending build context to Docker daemon 53.31 MB</text:p>
            <text:p>Sending build context to Docker daemon 53.87 MB</text:p>
            <text:p>Sending build context to Docker daemon 54.43 MB</text:p>
            <text:p>Sending build context to Docker daemon 54.98 MB</text:p>
            <text:p>Sending build context to Docker daemon 55.54 MB</text:p>
            <text:p>Sending build context to Docker daemon  56.1 MB</text:p>
            <text:p>Sending build context to Docker daemon 56.66 MB</text:p>
            <text:p>Sending build context to Docker daemon 57.21 MB</text:p>
            <text:p>Sending build context to Docker daemon 57.77 MB</text:p>
            <text:p>Sending build context to Docker daemon 58.33 MB</text:p>
            <text:p>Sending build context to Docker daemon 58.88 MB</text:p>
            <text:p>Sending build context to Docker daemon 59.44 MB</text:p>
            <text:p>Sending build context to Docker daemon    60 MB</text:p>
            <text:p>Sending build context to Docker daemon 60.56 MB</text:p>
            <text:p>Sending build context to Docker daemon 61.11 MB</text:p>
            <text:p>Sending build context to Docker daemon 61.67 MB</text:p>
            <text:p>Sending build context to Docker daemon 62.23 MB</text:p>
            <text:p>Sending build context to Docker daemon 62.78 MB</text:p>
            <text:p>Sending build context to Docker daemon 63.34 MB</text:p>
            <text:p>Sending build context to Docker daemon  63.9 MB</text:p>
            <text:p>Sending build context to Docker daemon 64.45 MB</text:p>
            <text:p>Sending build context to Docker daemon 65.01 MB</text:p>
            <text:p>Sending build context to Docker daemon 65.57 MB</text:p>
            <text:p>Sending build context to Docker daemon 66.13 MB</text:p>
            <text:p>Sending build context to Docker daemon 66.68 MB</text:p>
            <text:p>Sending build context to Docker daemon 67.24 MB</text:p>
            <text:p>Sending build context to Docker daemon  67.8 MB</text:p>
            <text:p>Sending build context to Docker daemon 68.35 MB</text:p>
            <text:p>Sending build context to Docker daemon 68.91 MB</text:p>
            <text:p>Sending build context to Docker daemon 69.47 MB</text:p>
            <text:p>Sending build context to Docker daemon 70.03 MB</text:p>
            <text:p>Sending build context to Docker daemon 70.58 MB</text:p>
            <text:p>Sending build context to Docker daemon 71.14 MB</text:p>
            <text:p>Sending build context to Docker daemon  71.7 MB</text:p>
            <text:p>Sending build context to Docker daemon 72.25 MB</text:p>
            <text:p>Sending build context to Docker daemon 72.81 MB</text:p>
            <text:p>Sending build context to Docker daemon 73.37 MB</text:p>
            <text:p>Sending build context to Docker daemon 73.92 MB</text:p>
            <text:p>Sending build context to Docker daemon 74.48 MB</text:p>
            <text:p>Sending build context to Docker daemon 75.04 MB</text:p>
            <text:p>Sending build context to Docker daemon  75.6 MB</text:p>
            <text:p>Sending build context to Docker daemon 76.15 MB</text:p>
            <text:p>Sending build context to Docker daemon 76.71 MB</text:p>
            <text:p>Sending build context to Docker daemon 77.27 MB</text:p>
            <text:p>Sending build context to Docker daemon 77.82 MB</text:p>
            <text:p>Sending build context to Docker daemon 78.38 MB</text:p>
            <text:p>Sending build context to Docker daemon 78.94 MB</text:p>
            <text:p>Sending build context to Docker daemon  79.5 MB</text:p>
            <text:p>Sending build context to Docker daemon 80.05 MB</text:p>
            <text:p>Sending build context to Docker daemon 80.61 MB</text:p>
            <text:p>Sending build context to Docker daemon 81.17 MB</text:p>
            <text:p>Sending build context to Docker daemon 81.72 MB</text:p>
            <text:p>Sending build context to Docker daemon 82.28 MB</text:p>
            <text:p>Sending build context to Docker daemon 82.84 MB</text:p>
            <text:p>Sending build context to Docker daemon 83.39 MB</text:p>
            <text:p>Sending build context to Docker daemon 83.95 MB</text:p>
            <text:p>Sending build context to Docker daemon 84.51 MB</text:p>
            <text:p>Sending build context to Docker daemon 85.07 MB</text:p>
            <text:p>Sending build context to Docker daemon 85.62 MB</text:p>
            <text:p>Sending build context to Docker daemon 86.18 MB</text:p>
            <text:p>Sending build context to Docker daemon 86.74 MB</text:p>
            <text:p>Sending build context to Docker daemon 87.29 MB</text:p>
            <text:p>Sending build context to Docker daemon 87.85 MB</text:p>
            <text:p>Sending build context to Docker daemon 88.41 MB</text:p>
            <text:p>Sending build context to Docker daemon 88.97 MB</text:p>
            <text:p>Sending build context to Docker daemon 89.52 MB</text:p>
            <text:p>Sending build context to Docker daemon 90.08 MB</text:p>
            <text:p>Sending build context to Docker daemon 90.64 MB</text:p>
            <text:p>Sending build context to Docker daemon 91.19 MB</text:p>
            <text:p>Sending build context to Docker daemon 91.75 MB</text:p>
            <text:p>Sending build context to Docker daemon 92.31 MB</text:p>
            <text:p>Sending build context to Docker daemon 92.86 MB</text:p>
            <text:p>Sending build context to Docker daemon 93.42 MB</text:p>
            <text:p>Sending build context to Docker daemon 93.98 MB</text:p>
            <text:p>Sending build context to Docker daemon 94.54 MB</text:p>
            <text:p>Sending build context to Docker daemon 95.09 MB</text:p>
            <text:p>Sending build context to Docker daemon 95.65 MB</text:p>
            <text:p>Sending build context to Docker daemon 96.21 MB</text:p>
            <text:p>Sending build context to Docker daemon 96.76 MB</text:p>
            <text:p>Sending build context to Docker daemon 97.32 MB</text:p>
            <text:p>Sending build context to Docker daemon 97.88 MB</text:p>
            <text:p>Sending build context to Docker daemon 98.44 MB</text:p>
            <text:p>Sending build context to Docker daemon 98.99 MB</text:p>
            <text:p>Sending build context to Docker daemon 99.55 MB</text:p>
            <text:p>Sending build context to Docker daemon 100.1 MB</text:p>
            <text:p>Sending build context to Docker daemon 100.7 MB</text:p>
            <text:p>Sending build context to Docker daemon 101.2 MB</text:p>
            <text:p>Sending build context to Docker daemon 101.8 MB</text:p>
            <text:p>Sending build context to Docker daemon 102.3 MB</text:p>
            <text:p>Sending build context to Docker daemon 102.9 MB</text:p>
            <text:p>Sending build context to Docker daemon 103.4 MB</text:p>
            <text:p>Sending build context to Docker daemon   104 MB</text:p>
            <text:p>Sending build context to Docker daemon 104.6 MB</text:p>
            <text:p>Sending build context to Docker daemon 105.1 MB</text:p>
            <text:p>Sending build context to Docker daemon 105.7 MB</text:p>
            <text:p>Sending build context to Docker daemon 106.2 MB</text:p>
            <text:p>Sending build context to Docker daemon 106.8 MB</text:p>
            <text:p>Sending build context to Docker daemon 107.3 MB</text:p>
            <text:p>Sending build context to Docker daemon 107.9 MB</text:p>
            <text:p>Sending build context to Docker daemon 108.5 MB</text:p>
            <text:p>Sending build context to Docker daemon   109 MB</text:p>
            <text:p>Sending build context to Docker daemon 109.6 MB</text:p>
            <text:p>Sending build context to Docker daemon 110.1 MB</text:p>
            <text:p>Sending build context to Docker daemon 110.7 MB</text:p>
            <text:p>Sending build context to Docker daemon 111.2 MB</text:p>
            <text:p>Sending build context to Docker daemon 111.8 MB</text:p>
            <text:p>Sending build context to Docker daemon 112.4 MB</text:p>
            <text:p>Sending build context to Docker daemon 112.9 MB</text:p>
            <text:p>Sending build context to Docker daemon 113.5 MB</text:p>
            <text:p>Sending build context to Docker daemon   114 MB</text:p>
            <text:p>Sending build context to Docker daemon 114.6 MB</text:p>
            <text:p>Sending build context to Docker daemon 115.1 MB</text:p>
            <text:p>Sending build context to Docker daemon 115.7 MB</text:p>
            <text:p>Sending build context to Docker daemon 116.3 MB</text:p>
            <text:p>Sending build context to Docker daemon 116.8 MB</text:p>
            <text:p>Sending build context to Docker daemon 117.4 MB</text:p>
            <text:p>Sending build context to Docker daemon 117.9 MB</text:p>
            <text:p>Sending build context to Docker daemon 118.5 MB</text:p>
            <text:p>Sending build context to Docker daemon   119 MB</text:p>
            <text:p>Sending build context to Docker daemon 119.6 MB</text:p>
            <text:p>Sending build context to Docker daemon 120.2 MB</text:p>
            <text:p>Sending build context to Docker daemon 120.7 MB</text:p>
            <text:p>Sending build context to Docker daemon 121.3 MB</text:p>
            <text:p>Sending build context to Docker daemon 121.8 MB</text:p>
            <text:p>Sending build context to Docker daemon 122.4 MB</text:p>
            <text:p>Sending build context to Docker daemon 122.9 MB</text:p>
            <text:p>Sending build context to Docker daemon 123.5 MB</text:p>
            <text:p>Sending build context to Docker daemon 124.1 MB</text:p>
            <text:p>Sending build context to Docker daemon 124.6 MB</text:p>
            <text:p>Sending build context to Docker daemon 125.2 MB</text:p>
            <text:p>Sending build context to Docker daemon 125.7 MB</text:p>
            <text:p>Sending build context to Docker daemon 126.3 MB</text:p>
            <text:p>Sending build context to Docker daemon 126.8 MB</text:p>
            <text:p>Sending build context to Docker daemon 127.4 MB</text:p>
            <text:p>Sending build context to Docker daemon   128 MB</text:p>
            <text:p>Sending build context to Docker daemon 128.5 MB</text:p>
            <text:p>Sending build context to Docker daemon 129.1 MB</text:p>
            <text:p>Sending build context to Docker daemon 129.6 MB</text:p>
            <text:p>Sending build context to Docker daemon 130.2 MB</text:p>
            <text:p>Sending build context to Docker daemon 130.7 MB</text:p>
            <text:p>Sending build context to Docker daemon 131.3 MB</text:p>
            <text:p>Sending build context to Docker daemon 131.9 MB</text:p>
            <text:p>Sending build context to Docker daemon 132.4 MB</text:p>
            <text:p>Sending build context to Docker daemon   133 MB</text:p>
            <text:p>Sending build context to Docker daemon 133.5 MB</text:p>
            <text:p>Sending build context to Docker daemon 134.1 MB</text:p>
            <text:p>Sending build context to Docker daemon 134.6 MB</text:p>
            <text:p>Sending build context to Docker daemon 135.2 MB</text:p>
            <text:p>Sending build context to Docker daemon 135.8 MB</text:p>
            <text:p>Sending build context to Docker daemon 136.3 MB</text:p>
            <text:p>Sending build context to Docker daemon 136.9 MB</text:p>
            <text:p>Sending build context to Docker daemon 137.4 MB</text:p>
            <text:p>Sending build context to Docker daemon   138 MB</text:p>
            <text:p>Sending build context to Docker daemon 138.5 MB</text:p>
            <text:p>Sending build context to Docker daemon 139.1 MB</text:p>
            <text:p>Sending build context to Docker daemon 139.7 MB</text:p>
            <text:p>Sending build context to Docker daemon 140.2 MB</text:p>
            <text:p>Sending build context to Docker daemon 140.8 MB</text:p>
            <text:p>Sending build context to Docker daemon 141.3 MB</text:p>
            <text:p>Sending build context to Docker daemon 141.9 MB</text:p>
            <text:p>Sending build context to Docker daemon 142.4 MB</text:p>
            <text:p>Sending build context to Docker daemon   143 MB</text:p>
            <text:p>Sending build context to Docker daemon 143.6 MB</text:p>
            <text:p>Sending build context to Docker daemon 144.1 MB</text:p>
            <text:p>Sending build context to Docker daemon 144.7 MB</text:p>
            <text:p>Sending build context to Docker daemon 145.2 MB</text:p>
            <text:p>Sending build context to Docker daemon 145.8 MB</text:p>
            <text:p>Sending build context to Docker daemon 146.3 MB</text:p>
            <text:p>Sending build context to Docker daemon 146.9 MB</text:p>
            <text:p>Sending build context to Docker daemon 147.5 MB</text:p>
            <text:p>Sending build context to Docker daemon   148 MB</text:p>
            <text:p>Sending build context to Docker daemon 148.6 MB</text:p>
            <text:p>Sending build context to Docker daemon 149.1 MB</text:p>
            <text:p>Sending build context to Docker daemon 149.7 MB</text:p>
            <text:p>Sending build context to Docker daemon 150.2 MB</text:p>
            <text:p>Sending build context to Docker daemon 150.8 MB</text:p>
            <text:p>Sending build context to Docker daemon 151.4 MB</text:p>
            <text:p>Sending build context to Docker daemon 151.9 MB</text:p>
            <text:p>Sending build context to Docker daemon 152.5 MB</text:p>
            <text:p>Sending build context to Docker daemon   153 MB</text:p>
            <text:p>Sending build context to Docker daemon 153.6 MB</text:p>
            <text:p>Sending build context to Docker daemon 154.1 MB</text:p>
            <text:p>Sending build context to Docker daemon 154.7 MB</text:p>
            <text:p>Sending build context to Docker daemon 155.3 MB</text:p>
            <text:p>Sending build context to Docker daemon 155.8 MB</text:p>
            <text:p>Sending build context to Docker daemon 156.4 MB</text:p>
            <text:p>Sending build context to Docker daemon 156.9 MB</text:p>
            <text:p>Sending build context to Docker daemon 157.5 MB</text:p>
            <text:p>Sending build context to Docker daemon   158 MB</text:p>
            <text:p>Sending build context to Docker daemon 158.6 MB</text:p>
            <text:p>Sending build context to Docker daemon 159.2 MB</text:p>
            <text:p>Sending build context to Docker daemon 159.7 MB</text:p>
            <text:p>Sending build context to Docker daemon 160.3 MB</text:p>
            <text:p>Sending build context to Docker daemon 160.8 MB</text:p>
            <text:p>Sending build context to Docker daemon 161.4 MB</text:p>
            <text:p>Sending build context to Docker daemon 161.9 MB</text:p>
            <text:p>Sending build context to Docker daemon 162.5 MB</text:p>
            <text:p>Sending build context to Docker daemon 163.1 MB</text:p>
            <text:p>Sending build context to Docker daemon 163.6 MB</text:p>
            <text:p>Sending build context to Docker daemon 164.2 MB</text:p>
            <text:p>Sending build context to Docker daemon 164.7 MB</text:p>
            <text:p>Sending build context to Docker daemon 165.3 MB</text:p>
            <text:p>Sending build context to Docker daemon 165.8 MB</text:p>
            <text:p>Sending build context to Docker daemon 166.4 MB</text:p>
            <text:p>Sending build context to Docker daemon   167 MB</text:p>
            <text:p>Sending build context to Docker daemon 167.5 MB</text:p>
            <text:p>Sending build context to Docker daemon 168.1 MB</text:p>
            <text:p>Sending build context to Docker daemon 168.6 MB</text:p>
            <text:p>Sending build context to Docker daemon 169.2 MB</text:p>
            <text:p>Sending build context to Docker daemon 169.7 MB</text:p>
            <text:p>Sending build context to Docker daemon 170.3 MB</text:p>
            <text:p>Sending build context to Docker daemon 170.9 MB</text:p>
            <text:p>Sending build context to Docker daemon 171.4 MB</text:p>
            <text:p>Sending build context to Docker daemon   172 MB</text:p>
            <text:p>Sending build context to Docker daemon 172.5 MB</text:p>
            <text:p>Sending build context to Docker daemon 173.1 MB</text:p>
            <text:p>Sending build context to Docker daemon 173.6 MB</text:p>
            <text:p>Sending build context to Docker daemon 174.2 MB</text:p>
            <text:p>Sending build context to Docker daemon 174.8 MB</text:p>
            <text:p>Sending build context to Docker daemon 175.3 MB</text:p>
            <text:p>Sending build context to Docker daemon 175.9 MB</text:p>
            <text:p>Sending build context to Docker daemon 176.4 MB</text:p>
            <text:p>Sending build context to Docker daemon   177 MB</text:p>
            <text:p>Sending build context to Docker daemon 177.5 MB</text:p>
            <text:p>Sending build context to Docker daemon 178.1 MB</text:p>
            <text:p>Sending build context to Docker daemon 178.7 MB</text:p>
            <text:p>Sending build context to Docker daemon 179.2 MB</text:p>
            <text:p>Sending build context to Docker daemon 179.8 MB</text:p>
            <text:p>Sending build context to Docker daemon 180.3 MB</text:p>
            <text:p>Sending build context to Docker daemon 180.9 MB</text:p>
            <text:p>Sending build context to Docker daemon 181.4 MB</text:p>
            <text:p>Sending build context to Docker daemon   182 MB</text:p>
            <text:p>Sending build context to Docker daemon 182.6 MB</text:p>
            <text:p>Sending build context to Docker daemon 183.1 MB</text:p>
            <text:p>Sending build context to Docker daemon 183.7 MB</text:p>
            <text:p>Sending build context to Docker daemon 184.2 MB</text:p>
            <text:p>Sending build context to Docker daemon 184.8 MB</text:p>
            <text:p>Sending build context to Docker daemon 185.3 MB</text:p>
            <text:p>Sending build context to Docker daemon 185.9 MB</text:p>
            <text:p>Sending build context to Docker daemon 186.4 MB</text:p>
            <text:p>Sending build context to Docker daemon   187 MB</text:p>
            <text:p>Sending build context to Docker daemon 187.6 MB</text:p>
            <text:p>Sending build context to Docker daemon 188.1 MB</text:p>
            <text:p>Sending build context to Docker daemon 188.7 MB</text:p>
            <text:p>Sending build context to Docker daemon 189.2 MB</text:p>
            <text:p>Sending build context to Docker daemon 189.8 MB</text:p>
            <text:p>Sending build context to Docker daemon 190.3 MB</text:p>
            <text:p>Sending build context to Docker daemon 190.9 MB</text:p>
            <text:p>Sending build context to Docker daemon 191.5 MB</text:p>
            <text:p>Sending build context to Docker daemon   192 MB</text:p>
            <text:p>Sending build context to Docker daemon 192.6 MB</text:p>
            <text:p>Sending build context to Docker daemon 193.1 MB</text:p>
            <text:p>Sending build context to Docker daemon 193.7 MB</text:p>
            <text:p>Sending build context to Docker daemon 194.2 MB</text:p>
            <text:p>Sending build context to Docker daemon 194.8 MB</text:p>
            <text:p>Sending build context to Docker daemon 195.4 MB</text:p>
            <text:p>Sending build context to Docker daemon 195.9 MB</text:p>
            <text:p>Sending build context to Docker daemon 196.5 MB</text:p>
            <text:p>Sending build context to Docker daemon   197 MB</text:p>
            <text:p>Sending build context to Docker daemon 197.6 MB</text:p>
            <text:p>Sending build context to Docker daemon 198.1 MB</text:p>
            <text:p>Sending build context to Docker daemon 198.7 MB</text:p>
            <text:p>Sending build context to Docker daemon 199.3 MB</text:p>
            <text:p>Sending build context to Docker daemon 199.8 MB</text:p>
            <text:p>Sending build context to Docker daemon 200.4 MB</text:p>
            <text:p>Sending build context to Docker daemon 200.9 MB</text:p>
            <text:p>Sending build context to Docker daemon 201.5 MB</text:p>
            <text:p>Sending build context to Docker daemon   202 MB</text:p>
            <text:p>Sending build context to Docker daemon 202.6 MB</text:p>
            <text:p>Sending build context to Docker daemon 203.2 MB</text:p>
            <text:p>Sending build context to Docker daemon 203.7 MB</text:p>
            <text:p>Sending build context to Docker daemon 204.3 MB</text:p>
            <text:p>Sending build context to Docker daemon 204.8 MB</text:p>
            <text:p>Sending build context to Docker daemon 205.4 MB</text:p>
            <text:p>Sending build context to Docker daemon 205.9 MB</text:p>
            <text:p>Sending build context to Docker daemon 206.5 MB</text:p>
            <text:p>Sending build context to Docker daemon 207.1 MB</text:p>
            <text:p>Sending build context to Docker daemon 207.6 MB</text:p>
            <text:p>Sending build context to Docker daemon 208.2 MB</text:p>
            <text:p>Sending build context to Docker daemon 208.7 MB</text:p>
            <text:p>Sending build context to Docker daemon 209.3 MB</text:p>
            <text:p>Sending build context to Docker daemon 209.8 MB</text:p>
            <text:p>Sending build context to Docker daemon 210.4 MB</text:p>
            <text:p>Sending build context to Docker daemon   211 MB</text:p>
            <text:p>Sending build context to Docker daemon 211.5 MB</text:p>
            <text:p>Sending build context to Docker daemon 212.1 MB</text:p>
            <text:p>Sending build context to Docker daemon 212.6 MB</text:p>
            <text:p>Sending build context to Docker daemon 213.2 MB</text:p>
            <text:p>Sending build context to Docker daemon 213.7 MB</text:p>
            <text:p>Sending build context to Docker daemon 214.3 MB</text:p>
            <text:p>Sending build context to Docker daemon 214.9 MB</text:p>
            <text:p>Sending build context to Docker daemon 215.4 MB</text:p>
            <text:p>Sending build context to Docker daemon   216 MB</text:p>
            <text:p>Sending build context to Docker daemon 216.5 MB</text:p>
            <text:p>Sending build context to Docker daemon 217.1 MB</text:p>
            <text:p>Sending build context to Docker daemon 217.6 MB</text:p>
            <text:p>Sending build context to Docker daemon 218.2 MB</text:p>
            <text:p>Sending build context to Docker daemon 218.8 MB</text:p>
            <text:p>Sending build context to Docker daemon 219.3 MB</text:p>
            <text:p>Sending build context to Docker daemon 219.9 MB</text:p>
            <text:p>Sending build context to Docker daemon 220.4 MB</text:p>
            <text:p>Sending build context to Docker daemon   221 MB</text:p>
            <text:p>Sending build context to Docker daemon 221.5 MB</text:p>
            <text:p>Sending build context to Docker daemon 222.1 MB</text:p>
            <text:p>Sending build context to Docker daemon 222.7 MB</text:p>
            <text:p>Sending build context to Docker daemon 223.2 MB</text:p>
            <text:p>Sending build context to Docker daemon 223.8 MB</text:p>
            <text:p>Sending build context to Docker daemon 224.3 MB</text:p>
            <text:p>Sending build context to Docker daemon 224.9 MB</text:p>
            <text:p>Sending build context to Docker daemon 225.4 MB</text:p>
            <text:p>Sending build context to Docker daemon   226 MB</text:p>
            <text:p>Sending build context to Docker daemon 226.6 MB</text:p>
            <text:p>Sending build context to Docker daemon 227.1 MB</text:p>
            <text:p>Sending build context to Docker daemon 227.7 MB</text:p>
            <text:p>Sending build context to Docker daemon 228.2 MB</text:p>
            <text:p>Sending build context to Docker daemon 228.8 MB</text:p>
            <text:p>Sending build context to Docker daemon 229.3 MB</text:p>
            <text:p>Sending build context to Docker daemon 229.9 MB</text:p>
            <text:p>Sending build context to Docker daemon 230.5 MB</text:p>
            <text:p>Sending build context to Docker daemon   231 MB</text:p>
            <text:p>Sending build context to Docker daemon 231.6 MB</text:p>
            <text:p>Sending build context to Docker daemon 232.1 MB</text:p>
            <text:p>Sending build context to Docker daemon 232.7 MB</text:p>
            <text:p>Sending build context to Docker daemon 233.2 MB</text:p>
            <text:p>Sending build context to Docker daemon 233.8 MB</text:p>
            <text:p>Sending build context to Docker daemon 234.4 MB</text:p>
            <text:p>Sending build context to Docker daemon 234.9 MB</text:p>
            <text:p>Sending build context to Docker daemon 235.5 MB</text:p>
            <text:p>Sending build context to Docker daemon   236 MB</text:p>
            <text:p>Sending build context to Docker daemon 236.6 MB</text:p>
            <text:p>Sending build context to Docker daemon 237.1 MB</text:p>
            <text:p>Sending build context to Docker daemon 237.7 MB</text:p>
            <text:p>Sending build context to Docker daemon 238.3 MB</text:p>
            <text:p>Sending build context to Docker daemon 238.8 MB</text:p>
            <text:p>Sending build context to Docker daemon 239.4 MB</text:p>
            <text:p>Sending build context to Docker daemon 239.9 MB</text:p>
            <text:p>Sending build context to Docker daemon 240.5 MB</text:p>
            <text:p>Sending build context to Docker daemon   241 MB</text:p>
            <text:p>Sending build context to Docker daemon 241.6 MB</text:p>
            <text:p>Sending build context to Docker daemon 242.2 MB</text:p>
            <text:p>Sending build context to Docker daemon 242.7 MB</text:p>
            <text:p>Sending build context to Docker daemon 243.3 MB</text:p>
            <text:p>Sending build context to Docker daemon 243.8 MB</text:p>
            <text:p>Sending build context to Docker daemon 244.4 MB</text:p>
            <text:p>Sending build context to Docker daemon 244.9 MB</text:p>
            <text:p>Sending build context to Docker daemon 245.5 MB</text:p>
            <text:p>Sending build context to Docker daemon 246.1 MB</text:p>
            <text:p>Sending build context to Docker daemon 246.6 MB</text:p>
            <text:p>Sending build context to Docker daemon 247.2 MB</text:p>
            <text:p>Sending build context to Docker daemon 247.7 MB</text:p>
            <text:p>Sending build context to Docker daemon 248.3 MB</text:p>
            <text:p>Sending build context to Docker daemon 248.8 MB</text:p>
            <text:p>Sending build context to Docker daemon 249.4 MB</text:p>
            <text:p>Sending build context to Docker daemon   250 MB</text:p>
            <text:p>Sending build context to Docker daemon 250.5 MB</text:p>
            <text:p>Sending build context to Docker daemon 251.1 MB</text:p>
            <text:p>Sending build context to Docker daemon 251.6 MB</text:p>
            <text:p>Sending build context to Docker daemon 252.1 MB</text:p>
            <text:p>Sending build context to Docker daemon 252.7 MB</text:p>
            <text:p>Sending build context to Docker daemon 253.2 MB</text:p>
            <text:p>Sending build context to Docker daemon 253.8 MB</text:p>
            <text:p>Sending build context to Docker daemon 254.3 MB</text:p>
            <text:p>Sending build context to Docker daemon 254.9 MB</text:p>
            <text:p>Sending build context to Docker daemon 255.4 MB</text:p>
            <text:p>Sending build context to Docker daemon   256 MB</text:p>
            <text:p>Sending build context to Docker daemon 256.5 MB</text:p>
            <text:p>Sending build context to Docker daemon 257.1 MB</text:p>
            <text:p>Sending build context to Docker daemon 257.7 MB</text:p>
            <text:p>Sending build context to Docker daemon 258.2 MB</text:p>
            <text:p>Sending build context to Docker daemon 258.8 MB</text:p>
            <text:p>Sending build context to Docker daemon 259.3 MB</text:p>
            <text:p>Sending build context to Docker daemon 259.9 MB</text:p>
            <text:p>Sending build context to Docker daemon 260.4 MB</text:p>
            <text:p>Sending build context to Docker daemon   261 MB</text:p>
            <text:p>Sending build context to Docker daemon 261.6 MB</text:p>
            <text:p>Sending build context to Docker daemon 262.1 MB</text:p>
            <text:p>Sending build context to Docker daemon 262.7 MB</text:p>
            <text:p>Sending build context to Docker daemon 263.2 MB</text:p>
            <text:p>Sending build context to Docker daemon 263.8 MB</text:p>
            <text:p>Sending build context to Docker daemon 264.3 MB</text:p>
            <text:p>Sending build context to Docker daemon 264.9 MB</text:p>
            <text:p>Sending build context to Docker daemon 265.5 MB</text:p>
            <text:p>Sending build context to Docker daemon   266 MB</text:p>
            <text:p>Sending build context to Docker daemon 266.6 MB</text:p>
            <text:p>Sending build context to Docker daemon 267.1 MB</text:p>
            <text:p>Sending build context to Docker daemon 267.7 MB</text:p>
            <text:p>Sending build context to Docker daemon 268.2 MB</text:p>
            <text:p>Sending build context to Docker daemon 268.8 MB</text:p>
            <text:p>Sending build context to Docker daemon 269.4 MB</text:p>
            <text:p>Sending build context to Docker daemon 269.9 MB</text:p>
            <text:p>Sending build context to Docker daemon 270.5 MB</text:p>
            <text:p>Sending build context to Docker daemon   271 MB</text:p>
            <text:p>Sending build context to Docker daemon 271.6 MB</text:p>
            <text:p>Sending build context to Docker daemon 272.1 MB</text:p>
            <text:p>Sending build context to Docker daemon 272.6 MB</text:p>
            <text:p>Sending build context to Docker daemon 273.2 MB</text:p>
            <text:p>Sending build context to Docker daemon 273.7 MB</text:p>
            <text:p>Sending build context to Docker daemon 274.3 MB</text:p>
            <text:p>Sending build context to Docker daemon 274.8 MB</text:p>
            <text:p>Sending build context to Docker daemon 275.4 MB</text:p>
            <text:p>Sending build context to Docker daemon 275.9 MB</text:p>
            <text:p>Sending build context to Docker daemon 276.5 MB</text:p>
            <text:p>Sending build context to Docker daemon   277 MB</text:p>
            <text:p>Sending build context to Docker daemon 277.5 MB</text:p>
            <text:p>Sending build context to Docker daemon 278.1 MB</text:p>
            <text:p>Sending build context to Docker daemon 278.6 MB</text:p>
            <text:p>Sending build context to Docker daemon 279.1 MB</text:p>
            <text:p>Sending build context to Docker daemon 279.6 MB</text:p>
            <text:p>Sending build context to Docker daemon 280.2 MB</text:p>
            <text:p>Sending build context to Docker daemon 280.7 MB</text:p>
            <text:p>Sending build context to Docker daemon 281.2 MB</text:p>
            <text:p>Sending build context to Docker daemon 281.8 MB</text:p>
            <text:p>Sending build context to Docker daemon 282.4 MB</text:p>
            <text:p>Sending build context to Docker daemon 282.9 MB</text:p>
            <text:p>Sending build context to Docker daemon 283.4 MB</text:p>
            <text:p>Sending build context to Docker daemon   284 MB</text:p>
            <text:p>Sending build context to Docker daemon 284.5 MB</text:p>
            <text:p>Sending build context to Docker daemon   285 MB</text:p>
            <text:p>Sending build context to Docker daemon 285.5 MB</text:p>
            <text:p>Sending build context to Docker daemon 285.5 MB</text:p>
            <text:p/>
            <text:p>Step 1 : FROM ubuntu:14.04</text:p>
            <text:p> ---&gt; c4bea91afef3</text:p>
            <text:p>Step 2 : RUN rm -rf /var/lib/apt/lists/get.docker.io_ubuntu_dists_docker_main_binary-amd64_Packages /var/lib/apt/lists/get.docker.io_ubuntu_dists_docker_main_binary-i386_Packages /var/lib/apt/lists/get.docker.io_ubuntu_dists_docker_Release /var/lib/apt/lists/get.docker.io_ubuntu_dists_docker_Release.gpg /var/lib/apt/lists/lock /var/lib/apt/lists/packages.apache.org_asf%5finternal_dists_trusty_main_binary-amd64_Packages /var/lib/apt/lists/packages.apache.org_asf%5finternal_dists_trusty_main_binary-i386_Packages /var/lib/apt/lists/packages.apache.org_asf%5finternal_dists_trusty_Release /var/lib/apt/lists/packages.apache.org_asf%5finternal_dists_trusty_Release.gpg /var/lib/apt/lists/partial /var/lib/apt/lists/ppa.launchpad.net_webupd8team_java_ubuntu_dists_trusty_main_binary-amd64_Packages /var/lib/apt/lists/ppa.launchpad.net_webupd8team_java_ubuntu_dists_trusty_main_binary-i386_Packages /var/lib/apt/lists/ppa.launchpad.net_webupd8team_java_ubuntu_dists_trusty_main_i18n_Translation-en /var/lib/apt/lists/ppa.launchpad.net_webupd8team_java_ubuntu_dists_trusty_main_source_Sources /var/lib/apt/lists/ppa.launchpad.net_webupd8team_java_ubuntu_dists_trusty_Release /var/lib/apt/lists/security.ubuntu.com_ubuntu_dists_trusty-security_InRelease /var/lib/apt/lists/security.ubuntu.com_ubuntu_dists_trusty-security_main_binary-amd64_Packages /var/lib/apt/lists/security.ubuntu.com_ubuntu_dists_trusty-security_main_binary-i386_Packages /var/lib/apt/lists/security.ubuntu.com_ubuntu_dists_trusty-security_main_i18n_Translation-en /var/lib/apt/lists/security.ubuntu.com_ubuntu_dists_trusty-security_main_source_Sources /var/lib/apt/lists/security.ubuntu.com_ubuntu_dists_trusty-security_multiverse_binary-amd64_Packages /var/lib/apt/lists/security.ubuntu.com_ubuntu_dists_trusty-security_multiverse_binary-i386_Packages /var/lib/apt/lists/security.ubuntu.com_ubuntu_dists_trusty-security_multiverse_i18n_Translation-en /var/lib/apt/lists/security.ubuntu.com_ubuntu_dists_trusty-security_multiverse_source_Sources /var/lib/apt/lists/security.ubuntu.com_ubuntu_dists_trusty-security_restricted_binary-amd64_Packages /var/lib/apt/lists/security.ubuntu.com_ubuntu_dists_trusty-security_restricted_binary-i386_Packages /var/lib/apt/lists/security.ubuntu.com_ubuntu_dists_trusty-security_restricted_i18n_Translation-en /var/lib/apt/lists/security.ubuntu.com_ubuntu_dists_trusty-security_restricted_source_Sources /var/lib/apt/lists/security.ubuntu.com_ubuntu_dists_trusty-security_universe_binary-amd64_Packages /var/lib/apt/lists/security.ubuntu.com_ubuntu_dists_trusty-security_universe_binary-i386_Packages /var/lib/apt/lists/security.ubuntu.com_ubuntu_dists_trusty-security_universe_i18n_Translation-en /var/lib/apt/lists/security.ubuntu.com_ubuntu_dists_trusty-security_universe_source_Sources /var/lib/apt/lists/us.archive.ubuntu.com_ubuntu_dists_trusty-backports_InRelease /var/lib/apt/lists/us.archive.ubuntu.com_ubuntu_dists_trusty-backports_main_binary-amd64_Packages /var/lib/apt/lists/us.archive.ubuntu.com_ubuntu_dists_trusty-backports_main_binary-i386_Packages /var/lib/apt/lists/us.archive.ubuntu.com_ubuntu_dists_trusty-backports_main_i18n_Translation-en /var/lib/apt/lists/us.archive.ubuntu.com_ubuntu_dists_trusty-backports_main_source_Sources /var/lib/apt/lists/us.archive.ubuntu.com_ubuntu_dists_trusty-backports_multiverse_binary-amd64_Packages /var/lib/apt/lists/us.archive.ubuntu.com_ubuntu_dists_trusty-backports_multiverse_binary-i386_Packages /var/lib/apt/lists/us.archive.ubuntu.com_ubuntu_dists_trusty-backports_multiverse_i18n_Translation-en /var/lib/apt/lists/us.archive.ubuntu.com_ubuntu_dists_trusty-backports_multiverse_source_Sources /var/lib/apt/lists/us.archive.ubuntu.com_ubuntu_dists_trusty-backports_restricted_binary-amd64_Packages /var/lib/apt/lists/us.archive.ubuntu.com_ubuntu_dists_trusty-backports_restricted_binary-i386_Packages /var/lib/apt/lists/us.archive.ubuntu.com_ubuntu_dists_trusty-backports_restricted_i18n_Translation-en /var/lib/apt/lists/us.archive.ubuntu.com_ubuntu_dists_trusty-backports_restricted_source_Sources /var/lib/apt/lists/us.archive.ubuntu.com_ubuntu_dists_trusty-backports_universe_binary-amd64_Packages /var/lib/apt/lists/us.archive.ubuntu.com_ubuntu_dists_trusty-backports_universe_binary-i386_Packages /var/lib/apt/lists/us.archive.ubuntu.com_ubuntu_dists_trusty-backports_universe_i18n_Translation-en /var/lib/apt/lists/us.archive.ubuntu.com_ubuntu_dists_trusty-backports_universe_source_Sources /var/lib/apt/lists/us.archive.ubuntu.com_ubuntu_dists_trusty_main_binary-amd64_Packages /var/lib/apt/lists/us.archive.ubuntu.com_ubuntu_dists_trusty_main_binary-i386_Packages /var/lib/apt/lists/us.archive.ubuntu.com_ubuntu_dists_trusty_main_i18n_Translation-en /var/lib/apt/lists/us.archive.ubuntu.com_ubuntu_dists_trusty_main_i18n_Translation-en%5fAU /var/lib/apt/lists/us.archive.ubuntu.com_ubuntu_dists_trusty_main_source_Sources /var/lib/apt/lists/us.archive.ubuntu.com_ubuntu_dists_trusty_multiverse_binary-amd64_Packages /var/lib/apt/lists/us.archive.ubuntu.com_ubuntu_dists_trusty_multiverse_binary-i386_Packages /var/lib/apt/lists/us.archive.ubuntu.com_ubuntu_dists_trusty_multiverse_i18n_Translation-en /var/lib/apt/lists/us.archive.ubuntu.com_ubuntu_dists_trusty_multiverse_i18n_Translation-en%5fAU /var/lib/apt/lists/us.archive.ubuntu.com_ubuntu_dists_trusty_multiverse_source_Sources /var/lib/apt/lists/us.archive.ubuntu.com_ubuntu_dists_trusty_Release /var/lib/apt/lists/us.archive.ubuntu.com_ubuntu_dists_trusty_Release.gpg /var/lib/apt/lists/us.archive.ubuntu.com_ubuntu_dists_trusty_restricted_binary-amd64_Packages /var/lib/apt/lists/us.archive.ubuntu.com_ubuntu_dists_trusty_restricted_binary-i386_Packages /var/lib/apt/lists/us.archive.ubuntu.com_ubuntu_dists_trusty_restricted_i18n_Translation-en /var/lib/apt/lists/us.archive.ubuntu.com_ubuntu_dists_trusty_restricted_i18n_Translation-en%5fAU /var/lib/apt/lists/us.archive.ubuntu.com_ubuntu_dists_trusty_restricted_source_Sources /var/lib/apt/lists/us.archive.ubuntu.com_ubuntu_dists_trusty_universe_binary-amd64_Packages /var/lib/apt/lists/us.archive.ubuntu.com_ubuntu_dists_trusty_universe_binary-i386_Packages /var/lib/apt/lists/us.archive.ubuntu.com_ubuntu_dists_trusty_universe_i18n_Translation-en /var/lib/apt/lists/us.archive.ubuntu.com_ubuntu_dists_trusty_universe_i18n_Translation-en%5fAU /var/lib/apt/lists/us.archive.ubuntu.com_ubuntu_dists_trusty_universe_source_Sources /var/lib/apt/lists/us.archive.ubuntu.com_ubuntu_dists_trusty-updates_InRelease /var/lib/apt/lists/us.archive.ubuntu.com_ubuntu_dists_trusty-updates_main_binary-amd64_Packages /var/lib/apt/lists/us.archive.ubuntu.com_ubuntu_dists_trusty-updates_main_binary-i386_Packages /var/lib/apt/lists/us.archive.ubuntu.com_ubuntu_dists_trusty-updates_main_i18n_Translation-en /var/lib/apt/lists/us.archive.ubuntu.com_ubuntu_dists_trusty-updates_main_source_Sources /var/lib/apt/lists/us.archive.ubuntu.com_ubuntu_dists_trusty-updates_multiverse_binary-amd64_Packages /var/lib/apt/lists/us.archive.ubuntu.com_ubuntu_dists_trusty-updates_multiverse_binary-i386_Packages /var/lib/apt/lists/us.archive.ubuntu.com_ubuntu_dists_trusty-updates_multiverse_i18n_Translation-en /var/lib/apt/lists/us.archive.ubuntu.com_ubuntu_dists_trusty-updates_multiverse_source_Sources /var/lib/apt/lists/us.archive.ubuntu.com_ubuntu_dists_trusty-updates_restricted_binary-amd64_Packages /var/lib/apt/lists/us.archive.ubuntu.com_ubuntu_dists_trusty-updates_restricted_binary-i386_Packages /var/lib/apt/lists/us.archive.ubuntu.com_ubuntu_dists_trusty-updates_restricted_i18n_Translation-en /var/lib/apt/lists/us.archive.ubuntu.com_ubuntu_dists_trusty-updates_restricted_source_Sources /var/lib/apt/lists/us.archive.ubuntu.com_ubuntu_dists_trusty-updates_universe_binary-amd64_Packages /var/lib/apt/lists/us.archive.ubuntu.com_ubuntu_dists_trusty-updates_universe_binary-i386_Packages /var/lib/apt/lists/us.archive.ubuntu.com_ubuntu_dists_trusty-updates_universe_i18n_Translation-en /var/lib/apt/lists/us.archive.ubuntu.com_ubuntu_dists_trusty-updates_universe_source_Sources</text:p>
            <text:p> ---&gt; Running in d0a331313582</text:p>
            <text:p> ---&gt; a0073cdb3a45</text:p>
            <text:p>Removing intermediate container d0a331313582</text:p>
            <text:p>Step 3 : RUN apt-get update</text:p>
            <text:p> ---&gt; Running in 09a2e8b1b67d</text:p>
            <text:p>Ign http://archive.ubuntu.com trusty InRelease</text:p>
            <text:p>Get:1 http://archive.ubuntu.com trusty-updates InRelease [64.4 kB]</text:p>
            <text:p>Get:2 http://archive.ubuntu.com trusty-security InRelease [64.4 kB]</text:p>
            <text:p>Hit http://archive.ubuntu.com trusty Release.gpg</text:p>
            <text:p>Hit http://archive.ubuntu.com trusty Release</text:p>
            <text:p>Get:3 http://archive.ubuntu.com trusty-updates/main Sources [311 kB]</text:p>
            <text:p>Get:4 http://archive.ubuntu.com trusty-updates/restricted Sources [5219 B]</text:p>
            <text:p>Get:5 http://archive.ubuntu.com trusty-updates/universe Sources [185 kB]</text:p>
            <text:p>Get:6 http://archive.ubuntu.com trusty-updates/main amd64 Packages [857 kB]</text:p>
            <text:p>Get:7 http://archive.ubuntu.com trusty-updates/restricted amd64 Packages [23.4 kB]</text:p>
            <text:p>Get:8 http://archive.ubuntu.com trusty-updates/universe amd64 Packages [434 kB]</text:p>
            <text:p>Get:9 http://archive.ubuntu.com trusty-security/main Sources [129 kB]</text:p>
            <text:p>Get:10 http://archive.ubuntu.com trusty-security/restricted Sources [3920 B]</text:p>
            <text:p>Get:11 http://archive.ubuntu.com trusty-security/universe Sources [37.4 kB]</text:p>
            <text:p>Get:12 http://archive.ubuntu.com trusty-security/main amd64 Packages [502 kB]</text:p>
            <text:p>Get:13 http://archive.ubuntu.com trusty-security/restricted amd64 Packages [20.2 kB]</text:p>
            <text:p>Get:14 http://archive.ubuntu.com trusty-security/universe amd64 Packages [159 kB]</text:p>
            <text:p>Get:15 http://archive.ubuntu.com trusty/main Sources [1335 kB]</text:p>
            <text:p>Get:16 http://archive.ubuntu.com trusty/restricted Sources [5335 B]</text:p>
            <text:p>Get:17 http://archive.ubuntu.com trusty/universe Sources [7926 kB]</text:p>
            <text:p>Get:18 http://archive.ubuntu.com trusty/main amd64 Packages [1743 kB]</text:p>
            <text:p>Get:19 http://archive.ubuntu.com trusty/restricted amd64 Packages [16.0 kB]</text:p>
            <text:p>Get:20 http://archive.ubuntu.com trusty/universe amd64 Packages [7589 kB]</text:p>
            <text:p>Fetched 21.4 MB in 7s (2857 kB/s)</text:p>
            <text:p>Reading package lists...</text:p>
            <text:p> ---&gt; e6286218b85b</text:p>
            <text:p>Removing intermediate container 09a2e8b1b67d</text:p>
            <text:p>Step 4 : RUN apt-get -y install build-essential clang git maven autoconf libtool</text:p>
            <text:p> ---&gt; Running in 36d8301cc9eb</text:p>
            <text:p>Reading package lists...</text:p>
            <text:p>Building dependency tree...</text:p>
            <text:p>Reading state information...</text:p>
            <text:p>The following extra packages will be installed:</text:p>
            <text:p>  acl ant ant-optional aspectj at-spi2-core automake autotools-dev</text:p>
            <text:p>  binfmt-support binutils bsh ca-certificates ca-certificates-java clang-3.4</text:p>
            <text:p>  colord cpp cpp-4.8 dbus dbus-x11 dconf-gsettings-backend dconf-service</text:p>
            <text:p>  default-jre default-jre-headless desktop-file-utils dosfstools dpkg-dev</text:p>
            <text:p>  fakeroot fontconfig fontconfig-config fonts-dejavu-core fonts-dejavu-extra</text:p>
            <text:p>  fop fuse g++ g++-4.8 gcc gcc-4.8 gconf-service gconf-service-backend gconf2</text:p>
            <text:p>  gconf2-common gdisk git-man groff-base gvfs gvfs-common gvfs-daemons</text:p>
            <text:p>  gvfs-libs hicolor-icon-theme java-common java-wrappers junit junit4</text:p>
            <text:p>  krb5-locales libaether-java libalgorithm-diff-perl libalgorithm-diff-xs-perl</text:p>
            <text:p>  libalgorithm-merge-perl libaopalliance-java libapache-pom-java libapparmor1</text:p>
            <text:p>  libasan0 libasm3-java libasn1-8-heimdal libasound2 libasound2-data</text:p>
            <text:p>  libaspectj-java libasync-http-client-java libasyncns0 libatasmart4</text:p>
            <text:p>  libatinject-jsr330-api-java libatk-bridge2.0-0 libatk-wrapper-java</text:p>
            <text:p>  libatk-wrapper-java-jni libatk1.0-0 libatk1.0-data libatomic1 libatspi2.0-0</text:p>
            <text:p>  libavahi-client3 libavahi-common-data libavahi-common3 libavahi-glib1</text:p>
            <text:p>  libavalon-framework-java libbatik-java libbonobo2-0 libbonobo2-common</text:p>
            <text:p>  libbsf-java libbsh-java libc-dev-bin libc6-dev libcairo-gobject2 libcairo2</text:p>
            <text:p>  libcanberra0 libcdi-api-java libcglib-java libclang-common-3.4-dev</text:p>
            <text:p>  libclang1-3.4 libclassworlds-java libcloog-isl4 libcolord1 libcolorhug1</text:p>
            <text:p>  libcommons-beanutils-java libcommons-cli-java libcommons-codec-java</text:p>
            <text:p>  libcommons-collections3-java libcommons-configuration-java</text:p>
            <text:p>  libcommons-digester-java libcommons-httpclient-java libcommons-io-java</text:p>
            <text:p>  libcommons-jexl2-java libcommons-jxpath-java libcommons-lang-java</text:p>
            <text:p>  libcommons-logging-java libcommons-net2-java libcommons-parent-java</text:p>
            <text:p>  libcommons-vfs-java libcups2 libcurl3-gnutls libdatrie1 libdbus-glib-1-2</text:p>
            <text:p>  libdconf1 libdom4j-java libdoxia-java libdpkg-perl libdrm-intel1</text:p>
            <text:p>  libdrm-nouveau2 libdrm-radeon1 libeasymock-java libedit2 libelf1</text:p>
            <text:p>  liberror-perl libexif12 libfakeroot libffi-dev libfile-fcntllock-perl</text:p>
            <text:p>  libflac8 libfontconfig1 libfontenc1 libfop-java libfreetype6 libfuse2</text:p>
            <text:p>  libganymed-ssh2-java libgcc-4.8-dev libgconf-2-4 libgconf2-4 libgd3</text:p>
            <text:p>  libgdk-pixbuf2.0-0 libgdk-pixbuf2.0-common</text:p>
            <text:p>  libgeronimo-interceptor-3.0-spec-java libgeronimo-jpa-2.0-spec-java</text:p>
            <text:p>  libgeronimo-osgi-support-java libgif4 libgl1-mesa-dri libgl1-mesa-glx</text:p>
            <text:p>  libglapi-mesa libglib2.0-0 libglib2.0-data libgmp10 libgnome2-0</text:p>
            <text:p>  libgnome2-bin libgnome2-common libgnomevfs2-0 libgnomevfs2-common libgomp1</text:p>
            <text:p>  libgphoto2-6 libgphoto2-l10n libgphoto2-port10 libgraphite2-3</text:p>
            <text:p>  libgssapi-krb5-2 libgssapi3-heimdal libgtk-3-0 libgtk-3-bin libgtk-3-common</text:p>
            <text:p>  libgtk2.0-0 libgtk2.0-bin libgtk2.0-common libguava-java libgudev-1.0-0</text:p>
            <text:p>  libguice-java libgusb2 libhamcrest-java libharfbuzz0b libhcrypto4-heimdal</text:p>
            <text:p>  libheimbase1-heimdal libheimntlm0-heimdal libhttpclient-java</text:p>
            <text:p>  libhttpcore-java libhx509-5-heimdal libice6 libicu52 libidl-common libidl0</text:p>
            <text:p>  libidn11 libieee1284-3 libisl10 libitext1-java libitm1 libjackrabbit-java</text:p>
            <text:p>  libjasper1 libjaxen-java libjaxp1.3-java libjbig0 libjcommander-java</text:p>
            <text:p>  libjdom1-java libjetty-java libjline-java libjpeg-turbo8 libjpeg8</text:p>
            <text:p>  libjsch-java libjsoup-java libjsr305-java libk5crypto3 libkeyutils1</text:p>
            <text:p>  libkrb5-26-heimdal libkrb5-3 libkrb5support0 liblcms2-2 libldap-2.4-2</text:p>
            <text:p>  libllvm3.4 liblog4j1.2-java libltdl-dev libltdl7 libmaven-parent-java</text:p>
            <text:p>  libmaven-scm-java libmaven2-core-java libmodello-java libmpc3 libmpfr4</text:p>
            <text:p>  libnetbeans-cvsclient-java libnetty-java libnspr4 libnss3 libnss3-nssdb</text:p>
            <text:p>  libobjc-4.8-dev libobjc4 libogg0 liborbit-2-0 liborbit2</text:p>
            <text:p>  libosgi-compendium-java libosgi-core-java libosgi-foundation-ee-java</text:p>
            <text:p>  libpam-systemd libpango-1.0-0 libpangocairo-1.0-0 libpangoft2-1.0-0</text:p>
            <text:p>  libparted0debian1 libpciaccess0 libpcsclite1 libpipeline1 libpixman-1-0</text:p>
            <text:p>  libplexus-ant-factory-java libplexus-archiver-java</text:p>
            <text:p>  libplexus-bsh-factory-java libplexus-build-api-java libplexus-cipher-java</text:p>
            <text:p>  libplexus-classworlds-java libplexus-classworlds2-java libplexus-cli-java</text:p>
            <text:p>  libplexus-container-default-java libplexus-containers-java</text:p>
            <text:p>  libplexus-containers1.5-java libplexus-i18n-java</text:p>
            <text:p>  libplexus-interactivity-api-java libplexus-interpolation-java</text:p>
            <text:p>  libplexus-io-java libplexus-sec-dispatcher-java libplexus-utils-java</text:p>
            <text:p>  libplexus-utils2-java libpolkit-agent-1-0 libpolkit-backend-1-0</text:p>
            <text:p>  libpolkit-gobject-1-0 libpulse0 libpython-stdlib libpython2.7-minimal</text:p>
            <text:p>  libpython2.7-stdlib libqdox-java libquadmath0 libregexp-java librhino-java</text:p>
            <text:p>  libroken18-heimdal librtmp0 libsane libsane-common libsasl2-2</text:p>
            <text:p>  libsasl2-modules libsasl2-modules-db libsaxon-java libsctp1 libsecret-1-0</text:p>
            <text:p>  libsecret-common libservlet2.5-java libservlet3.0-java libsigsegv2</text:p>
            <text:p>  libsisu-guice-java libsisu-ioc-java libslf4j-java libsm6 libsndfile1</text:p>
            <text:p>  libstdc++-4.8-dev libsystemd-daemon0 libsystemd-login0 libtdb1 libthai-data</text:p>
            <text:p>  libthai0 libtiff5 libtimedate-perl libtinfo-dev libtsan0 libtxc-dxtn-s2tc0</text:p>
            <text:p>  libudisks2-0 libusb-1.0-0 libv4l-0 libv4lconvert0 libvorbis0a libvorbisenc2</text:p>
            <text:p>  libvorbisfile3 libvpx1 libwagon-java libwagon2-java libwayland-client0</text:p>
            <text:p>  libwayland-cursor0 libwind0-heimdal libwrap0 libx11-6 libx11-data</text:p>
            <text:p>  libx11-xcb1 libxalan2-java libxau6 libxaw7 libxbean-java libxcb-dri2-0</text:p>
            <text:p>  libxcb-dri3-0 libxcb-glx0 libxcb-present0 libxcb-render0 libxcb-shape0</text:p>
            <text:p>  libxcb-shm0 libxcb-sync1 libxcb1 libxcomposite1 libxcursor1 libxdamage1</text:p>
            <text:p>  libxdmcp6 libxerces2-java libxext6 libxfixes3 libxft2 libxi6 libxinerama1</text:p>
            <text:p>  libxkbcommon0 libxml-commons-external-java libxml-commons-resolver1.1-java</text:p>
            <text:p>  libxml2 libxmlgraphics-commons-java libxmu6 libxmuu1 libxom-java libxpm4</text:p>
            <text:p>  libxpp2-java libxpp3-java libxrandr2 libxrender1 libxshmfence1 libxt6</text:p>
            <text:p>  libxtst6 libxv1 libxxf86dga1 libxxf86vm1 libyaml-snake-java linux-libc-dev</text:p>
            <text:p>  lksctp-tools llvm-3.4 llvm-3.4-dev llvm-3.4-runtime m4 make manpages</text:p>
            <text:p>  manpages-dev ntfs-3g openjdk-7-jre openjdk-7-jre-headless openssh-client</text:p>
            <text:p>  openssl parted patch policykit-1 policykit-1-gnome psmisc python</text:p>
            <text:p>  python-minimal python2.7 python2.7-minimal rhino rsync sgml-base</text:p>
            <text:p>  shared-mime-info sound-theme-freedesktop systemd-services systemd-shim tcpd</text:p>
            <text:p>  testng tzdata-java udisks2 unzip x11-common x11-utils xauth xml-core</text:p>
            <text:p>  xz-utils</text:p>
            <text:p>Suggested packages:</text:p>
            <text:p>  ant-doc ant-gcj default-jdk java-compiler java-sdk ant-optional-gcj antlr</text:p>
            <text:p>  javacc jython libbcel-java libcommons-net-java libgnumail-java</text:p>
            <text:p>  libjdepend-java liboro-java autoconf2.13 autoconf-archive gnu-standards</text:p>
            <text:p>  autoconf-doc gettext binutils-doc bsh-doc cpp-doc gcc-4.8-locales</text:p>
            <text:p>  debian-keyring fop-doc g++-multilib g++-4.8-multilib gcc-4.8-doc</text:p>
            <text:p>  libstdc++6-4.8-dbg gcc-multilib automake1.9 flex bison gdb gcc-doc</text:p>
            <text:p>  gcc-4.8-multilib libgcc1-dbg libgomp1-dbg libitm1-dbg libatomic1-dbg</text:p>
            <text:p>  libasan0-dbg libtsan0-dbg libquadmath0-dbg gconf-defaults-service</text:p>
            <text:p>  gettext-base git-daemon-run git-daemon-sysvinit git-doc git-el git-email</text:p>
            <text:p>  git-gui gitk gitweb git-arch git-bzr git-cvs git-mediawiki git-svn groff</text:p>
            <text:p>  gvfs-backends gvfs-backends-goa equivs junit-doc libaopalliance-java-doc</text:p>
            <text:p>  libasound2-plugins alsa-utils libasync-http-client-java-doc</text:p>
            <text:p>  libatinject-jsr330-api-java-doc libavalon-framework-java-doc libbonobo2-bin</text:p>
            <text:p>  glibc-doc libcanberra-gtk0 libcanberra-pulse libclassworlds-java-doc</text:p>
            <text:p>  libcommons-beanutils-java-doc libcommons-collections3-java-doc</text:p>
            <text:p>  libcommons-digester-java-doc libcommons-httpclient-java-doc</text:p>
            <text:p>  libcommons-io-java-doc libcommons-jexl2-java-doc libcommons-jxpath-java-doc</text:p>
            <text:p>  libcommons-logging-java-doc libexcalibur-logkit-java</text:p>
            <text:p>  libcommons-net2-java-doc libcommons-vfs-java-doc cups-common</text:p>
            <text:p>  libdom4j-java-doc libdoxia-java-doc libeasymock-java-doc libgd-tools</text:p>
            <text:p>  libgeronimo-jpa-2.0-spec-java-doc libgeronimo-osgi-support-java-doc</text:p>
            <text:p>  libglide3 desktop-base libgnomevfs2-bin libgnomevfs2-extra gamin fam</text:p>
            <text:p>  gnome-mime-data gphoto2 gtkam krb5-doc krb5-user librsvg2-common</text:p>
            <text:p>  libjasper-runtime libjaxp1.3-java-gcj libjcommander-java-doc</text:p>
            <text:p>  libjdom1-java-doc jetty libjetty-java-doc libjline-java-doc</text:p>
            <text:p>  libjsoup-java-doc libjsr305-java-doc liblcms2-utils liblog4j1.2-java-doc</text:p>
            <text:p>  libtool-doc libmaven-scm-java-doc libmodello-java-doc maven2</text:p>
            <text:p>  libosgi-compendium-java-doc libosgi-core-java-doc</text:p>
            <text:p>  libosgi-foundation-ee-java-doc ttf-baekmuk ttf-arphic-gbsn00lp</text:p>
            <text:p>  ttf-arphic-bsmi00lp ttf-arphic-gkai00mp ttf-arphic-bkai00mp libparted0-dev</text:p>
            <text:p>  libparted0-i18n pciutils pcscd libplexus-build-api-java-doc</text:p>
            <text:p>  libplexus-cipher-java-doc libplexus-classworlds-java-doc</text:p>
            <text:p>  libplexus-classworlds2-java-doc libplexus-cli-java-doc</text:p>
            <text:p>  libplexus-container-default-java-doc libplexus-i18n-java-doc</text:p>
            <text:p>  libplexus-interactivity-api-java-doc libplexus-interpolation-java-doc</text:p>
            <text:p>  libplexus-sec-dispatcher-java-doc libplexus-utils-java-doc</text:p>
            <text:p>  libplexus-utils2-java-doc pulseaudio libqdox-java-doc avahi-daemon hplip</text:p>
            <text:p>  hpoj libsane-extras sane-utils libsasl2-modules-otp libsasl2-modules-ldap</text:p>
            <text:p>  libsasl2-modules-sql libsasl2-modules-gssapi-mit</text:p>
            <text:p>  libsasl2-modules-gssapi-heimdal libsaxon-java-doc libstdc++-4.8-doc</text:p>
            <text:p>  automaken gfortran fortran95-compiler gcj-jdk libwagon-java-doc</text:p>
            <text:p>  libxalan2-java-doc libxsltc-java groovy libspring-core-java</text:p>
            <text:p>  libspring-beans-java libspring-context-java libspring-web-java</text:p>
            <text:p>  libxerces2-java-doc libxerces2-java-gcj libxml-commons-resolver1.1-java-doc</text:p>
            <text:p>  libxmlgraphics-commons-java-doc libxom-java-doc llvm-3.4-doc make-doc</text:p>
            <text:p>  man-browser icedtea-7-plugin icedtea-7-jre-jamvm libnss-mdns sun-java6-fonts</text:p>
            <text:p>  fonts-ipafont-gothic fonts-ipafont-mincho ttf-wqy-microhei ttf-wqy-zenhei</text:p>
            <text:p>  ttf-indic-fonts-core ttf-telugu-fonts ttf-oriya-fonts ttf-kannada-fonts</text:p>
            <text:p>  ttf-bengali-fonts ssh-askpass libpam-ssh keychain monkeysphere parted-doc ed</text:p>
            <text:p>  diffutils-doc python-doc python-tk python2.7-doc librhino-java-doc</text:p>
            <text:p>  openssh-server sgml-base-doc cgmanager pm-utils xfsprogs reiserfsprogs</text:p>
            <text:p>  exfat-utils btrfs-tools mdadm cryptsetup-bin zip mesa-utils debhelper</text:p>
            <text:p>Recommended packages:</text:p>
            <text:p>  ssh-client</text:p>
            <text:p>The following NEW packages will be installed:</text:p>
            <text:p>  acl ant ant-optional aspectj at-spi2-core autoconf automake autotools-dev</text:p>
            <text:p>  binfmt-support binutils bsh build-essential ca-certificates</text:p>
            <text:p>  ca-certificates-java clang clang-3.4 colord cpp cpp-4.8 dbus dbus-x11</text:p>
            <text:p>  dconf-gsettings-backend dconf-service default-jre default-jre-headless</text:p>
            <text:p>  desktop-file-utils dosfstools dpkg-dev fakeroot fontconfig fontconfig-config</text:p>
            <text:p>  fonts-dejavu-core fonts-dejavu-extra fop fuse g++ g++-4.8 gcc gcc-4.8</text:p>
            <text:p>  gconf-service gconf-service-backend gconf2 gconf2-common gdisk git git-man</text:p>
            <text:p>  groff-base gvfs gvfs-common gvfs-daemons gvfs-libs hicolor-icon-theme</text:p>
            <text:p>  java-common java-wrappers junit junit4 krb5-locales libaether-java</text:p>
            <text:p>  libalgorithm-diff-perl libalgorithm-diff-xs-perl libalgorithm-merge-perl</text:p>
            <text:p>  libaopalliance-java libapache-pom-java libapparmor1 libasan0 libasm3-java</text:p>
            <text:p>  libasn1-8-heimdal libasound2 libasound2-data libaspectj-java</text:p>
            <text:p>  libasync-http-client-java libasyncns0 libatasmart4</text:p>
            <text:p>  libatinject-jsr330-api-java libatk-bridge2.0-0 libatk-wrapper-java</text:p>
            <text:p>  libatk-wrapper-java-jni libatk1.0-0 libatk1.0-data libatomic1 libatspi2.0-0</text:p>
            <text:p>  libavahi-client3 libavahi-common-data libavahi-common3 libavahi-glib1</text:p>
            <text:p>  libavalon-framework-java libbatik-java libbonobo2-0 libbonobo2-common</text:p>
            <text:p>  libbsf-java libbsh-java libc-dev-bin libc6-dev libcairo-gobject2 libcairo2</text:p>
            <text:p>  libcanberra0 libcdi-api-java libcglib-java libclang-common-3.4-dev</text:p>
            <text:p>  libclang1-3.4 libclassworlds-java libcloog-isl4 libcolord1 libcolorhug1</text:p>
            <text:p>  libcommons-beanutils-java libcommons-cli-java libcommons-codec-java</text:p>
            <text:p>  libcommons-collections3-java libcommons-configuration-java</text:p>
            <text:p>  libcommons-digester-java libcommons-httpclient-java libcommons-io-java</text:p>
            <text:p>  libcommons-jexl2-java libcommons-jxpath-java libcommons-lang-java</text:p>
            <text:p>  libcommons-logging-java libcommons-net2-java libcommons-parent-java</text:p>
            <text:p>  libcommons-vfs-java libcups2 libcurl3-gnutls libdatrie1 libdbus-glib-1-2</text:p>
            <text:p>  libdconf1 libdom4j-java libdoxia-java libdpkg-perl libdrm-intel1</text:p>
            <text:p>  libdrm-nouveau2 libdrm-radeon1 libeasymock-java libedit2 libelf1</text:p>
            <text:p>  liberror-perl libexif12 libfakeroot libffi-dev libfile-fcntllock-perl</text:p>
            <text:p>  libflac8 libfontconfig1 libfontenc1 libfop-java libfreetype6 libfuse2</text:p>
            <text:p>  libganymed-ssh2-java libgcc-4.8-dev libgconf-2-4 libgconf2-4 libgd3</text:p>
            <text:p>  libgdk-pixbuf2.0-0 libgdk-pixbuf2.0-common</text:p>
            <text:p>  libgeronimo-interceptor-3.0-spec-java libgeronimo-jpa-2.0-spec-java</text:p>
            <text:p>  libgeronimo-osgi-support-java libgif4 libgl1-mesa-dri libgl1-mesa-glx</text:p>
            <text:p>  libglapi-mesa libglib2.0-0 libglib2.0-data libgmp10 libgnome2-0</text:p>
            <text:p>  libgnome2-bin libgnome2-common libgnomevfs2-0 libgnomevfs2-common libgomp1</text:p>
            <text:p>  libgphoto2-6 libgphoto2-l10n libgphoto2-port10 libgraphite2-3</text:p>
            <text:p>  libgssapi-krb5-2 libgssapi3-heimdal libgtk-3-0 libgtk-3-bin libgtk-3-common</text:p>
            <text:p>  libgtk2.0-0 libgtk2.0-bin libgtk2.0-common libguava-java libgudev-1.0-0</text:p>
            <text:p>  libguice-java libgusb2 libhamcrest-java libharfbuzz0b libhcrypto4-heimdal</text:p>
            <text:p>  libheimbase1-heimdal libheimntlm0-heimdal libhttpclient-java</text:p>
            <text:p>  libhttpcore-java libhx509-5-heimdal libice6 libicu52 libidl-common libidl0</text:p>
            <text:p>  libidn11 libieee1284-3 libisl10 libitext1-java libitm1 libjackrabbit-java</text:p>
            <text:p>  libjasper1 libjaxen-java libjaxp1.3-java libjbig0 libjcommander-java</text:p>
            <text:p>  libjdom1-java libjetty-java libjline-java libjpeg-turbo8 libjpeg8</text:p>
            <text:p>  libjsch-java libjsoup-java libjsr305-java libk5crypto3 libkeyutils1</text:p>
            <text:p>  libkrb5-26-heimdal libkrb5-3 libkrb5support0 liblcms2-2 libldap-2.4-2</text:p>
            <text:p>  libllvm3.4 liblog4j1.2-java libltdl-dev libltdl7 libmaven-parent-java</text:p>
            <text:p>  libmaven-scm-java libmaven2-core-java libmodello-java libmpc3 libmpfr4</text:p>
            <text:p>  libnetbeans-cvsclient-java libnetty-java libnspr4 libnss3 libnss3-nssdb</text:p>
            <text:p>  libobjc-4.8-dev libobjc4 libogg0 liborbit-2-0 liborbit2</text:p>
            <text:p>  libosgi-compendium-java libosgi-core-java libosgi-foundation-ee-java</text:p>
            <text:p>  libpam-systemd libpango-1.0-0 libpangocairo-1.0-0 libpangoft2-1.0-0</text:p>
            <text:p>  libparted0debian1 libpciaccess0 libpcsclite1 libpipeline1 libpixman-1-0</text:p>
            <text:p>  libplexus-ant-factory-java libplexus-archiver-java</text:p>
            <text:p>  libplexus-bsh-factory-java libplexus-build-api-java libplexus-cipher-java</text:p>
            <text:p>  libplexus-classworlds-java libplexus-classworlds2-java libplexus-cli-java</text:p>
            <text:p>  libplexus-container-default-java libplexus-containers-java</text:p>
            <text:p>  libplexus-containers1.5-java libplexus-i18n-java</text:p>
            <text:p>  libplexus-interactivity-api-java libplexus-interpolation-java</text:p>
            <text:p>  libplexus-io-java libplexus-sec-dispatcher-java libplexus-utils-java</text:p>
            <text:p>  libplexus-utils2-java libpolkit-agent-1-0 libpolkit-backend-1-0</text:p>
            <text:p>  libpolkit-gobject-1-0 libpulse0 libpython-stdlib libpython2.7-minimal</text:p>
            <text:p>  libpython2.7-stdlib libqdox-java libquadmath0 libregexp-java librhino-java</text:p>
            <text:p>  libroken18-heimdal librtmp0 libsane libsane-common libsasl2-2</text:p>
            <text:p>  libsasl2-modules libsasl2-modules-db libsaxon-java libsctp1 libsecret-1-0</text:p>
            <text:p>  libsecret-common libservlet2.5-java libservlet3.0-java libsigsegv2</text:p>
            <text:p>  libsisu-guice-java libsisu-ioc-java libslf4j-java libsm6 libsndfile1</text:p>
            <text:p>  libstdc++-4.8-dev libsystemd-daemon0 libsystemd-login0 libtdb1 libthai-data</text:p>
            <text:p>  libthai0 libtiff5 libtimedate-perl libtinfo-dev libtool libtsan0</text:p>
            <text:p>  libtxc-dxtn-s2tc0 libudisks2-0 libusb-1.0-0 libv4l-0 libv4lconvert0</text:p>
            <text:p>  libvorbis0a libvorbisenc2 libvorbisfile3 libvpx1 libwagon-java</text:p>
            <text:p>  libwagon2-java libwayland-client0 libwayland-cursor0 libwind0-heimdal</text:p>
            <text:p>  libwrap0 libx11-6 libx11-data libx11-xcb1 libxalan2-java libxau6 libxaw7</text:p>
            <text:p>  libxbean-java libxcb-dri2-0 libxcb-dri3-0 libxcb-glx0 libxcb-present0</text:p>
            <text:p>  libxcb-render0 libxcb-shape0 libxcb-shm0 libxcb-sync1 libxcb1 libxcomposite1</text:p>
            <text:p>  libxcursor1 libxdamage1 libxdmcp6 libxerces2-java libxext6 libxfixes3</text:p>
            <text:p>  libxft2 libxi6 libxinerama1 libxkbcommon0 libxml-commons-external-java</text:p>
            <text:p>  libxml-commons-resolver1.1-java libxml2 libxmlgraphics-commons-java libxmu6</text:p>
            <text:p>  libxmuu1 libxom-java libxpm4 libxpp2-java libxpp3-java libxrandr2</text:p>
            <text:p>  libxrender1 libxshmfence1 libxt6 libxtst6 libxv1 libxxf86dga1 libxxf86vm1</text:p>
            <text:p>  libyaml-snake-java linux-libc-dev lksctp-tools llvm-3.4 llvm-3.4-dev</text:p>
            <text:p>  llvm-3.4-runtime m4 make manpages manpages-dev maven ntfs-3g openjdk-7-jre</text:p>
            <text:p>  openjdk-7-jre-headless openssh-client openssl parted patch policykit-1</text:p>
            <text:p>  policykit-1-gnome psmisc python python-minimal python2.7 python2.7-minimal</text:p>
            <text:p>  rhino rsync sgml-base shared-mime-info sound-theme-freedesktop</text:p>
            <text:p>  systemd-services systemd-shim tcpd testng tzdata-java udisks2 unzip</text:p>
            <text:p>  x11-common x11-utils xauth xml-core xz-utils</text:p>
            <text:p>0 upgraded, 414 newly installed, 0 to remove and 7 not upgraded.</text:p>
            <text:p>Need to get 221 MB of archives.</text:p>
            <text:p>After this operation, 662 MB of additional disk space will be used.</text:p>
            <text:p>Get:1 http://archive.ubuntu.com/ubuntu/ trusty-updates/main libroken18-heimdal amd64 1.6~git20131207+dfsg-1ubuntu1.1 [40.0 kB]</text:p>
            <text:p>Get:2 http://archive.ubuntu.com/ubuntu/ trusty-updates/main libasn1-8-heimdal amd64 1.6~git20131207+dfsg-1ubuntu1.1 [161 kB]</text:p>
            <text:p>Get:3 http://archive.ubuntu.com/ubuntu/ trusty-updates/main libkrb5support0 amd64 1.12+dfsg-2ubuntu5.2 [30.7 kB]</text:p>
            <text:p>Get:4 http://archive.ubuntu.com/ubuntu/ trusty-updates/main libk5crypto3 amd64 1.12+dfsg-2ubuntu5.2 [79.4 kB]</text:p>
            <text:p>Get:5 http://archive.ubuntu.com/ubuntu/ trusty/main libkeyutils1 amd64 1.5.6-1 [7318 B]</text:p>
            <text:p>Get:6 http://archive.ubuntu.com/ubuntu/ trusty-updates/main libkrb5-3 amd64 1.12+dfsg-2ubuntu5.2 [262 kB]</text:p>
            <text:p>Get:7 http://archive.ubuntu.com/ubuntu/ trusty-updates/main libgssapi-krb5-2 amd64 1.12+dfsg-2ubuntu5.2 [114 kB]</text:p>
            <text:p>Get:8 http://archive.ubuntu.com/ubuntu/ trusty/main libidn11 amd64 1.28-1ubuntu2 [93.0 kB]</text:p>
            <text:p>Get:9 http://archive.ubuntu.com/ubuntu/ trusty-updates/main libhcrypto4-heimdal amd64 1.6~git20131207+dfsg-1ubuntu1.1 [83.9 kB]</text:p>
            <text:p>Get:10 http://archive.ubuntu.com/ubuntu/ trusty-updates/main libheimbase1-heimdal amd64 1.6~git20131207+dfsg-1ubuntu1.1 [28.9 kB]</text:p>
            <text:p>Get:11 http://archive.ubuntu.com/ubuntu/ trusty-updates/main libwind0-heimdal amd64 1.6~git20131207+dfsg-1ubuntu1.1 [47.8 kB]</text:p>
            <text:p>Get:12 http://archive.ubuntu.com/ubuntu/ trusty-updates/main libhx509-5-heimdal amd64 1.6~git20131207+dfsg-1ubuntu1.1 [104 kB]</text:p>
            <text:p>Get:13 http://archive.ubuntu.com/ubuntu/ trusty-updates/main libkrb5-26-heimdal amd64 1.6~git20131207+dfsg-1ubuntu1.1 [196 kB]</text:p>
            <text:p>Get:14 http://archive.ubuntu.com/ubuntu/ trusty-updates/main libheimntlm0-heimdal amd64 1.6~git20131207+dfsg-1ubuntu1.1 [15.2 kB]</text:p>
            <text:p>Get:15 http://archive.ubuntu.com/ubuntu/ trusty-updates/main libgssapi3-heimdal amd64 1.6~git20131207+dfsg-1ubuntu1.1 [89.8 kB]</text:p>
            <text:p>Get:16 http://archive.ubuntu.com/ubuntu/ trusty/main libsasl2-modules-db amd64 2.1.25.dfsg1-17build1 [14.9 kB]</text:p>
            <text:p>Get:17 http://archive.ubuntu.com/ubuntu/ trusty/main libsasl2-2 amd64 2.1.25.dfsg1-17build1 [56.5 kB]</text:p>
            <text:p>Get:18 http://archive.ubuntu.com/ubuntu/ trusty-updates/main libldap-2.4-2 amd64 2.4.31-1+nmu2ubuntu8.2 [153 kB]</text:p>
            <text:p>Get:19 http://archive.ubuntu.com/ubuntu/ trusty/main librtmp0 amd64 2.4+20121230.gitdf6c518-1 [57.5 kB]</text:p>
            <text:p>Get:20 http://archive.ubuntu.com/ubuntu/ trusty-updates/main libcurl3-gnutls amd64 7.35.0-1ubuntu2.5 [165 kB]</text:p>
            <text:p>Get:21 http://archive.ubuntu.com/ubuntu/ trusty-updates/main libglib2.0-0 amd64 2.40.2-0ubuntu1 [1058 kB]</text:p>
            <text:p>Get:22 http://archive.ubuntu.com/ubuntu/ trusty/main libdbus-glib-1-2 amd64 0.100.2-1 [74.1 kB]</text:p>
            <text:p>Get:23 http://archive.ubuntu.com/ubuntu/ trusty/main libedit2 amd64 3.1-20130712-2 [86.7 kB]</text:p>
            <text:p>Get:24 http://archive.ubuntu.com/ubuntu/ trusty-updates/main libelf1 amd64 0.158-0ubuntu5.2 [38.0 kB]</text:p>
            <text:p>Get:25 http://archive.ubuntu.com/ubuntu/ trusty-updates/main libfuse2 amd64 2.9.2-4ubuntu4.14.04.1 [87.4 kB]</text:p>
            <text:p>Get:26 http://archive.ubuntu.com/ubuntu/ trusty-updates/main libsystemd-daemon0 amd64 204-5ubuntu20.15 [9900 B]</text:p>
            <text:p>Get:27 http://archive.ubuntu.com/ubuntu/ trusty-updates/main libapparmor1 amd64 2.8.95~2430-0ubuntu5.3 [25.5 kB]</text:p>
            <text:p>Get:28 http://archive.ubuntu.com/ubuntu/ trusty-updates/main libsystemd-login0 amd64 204-5ubuntu20.15 [26.9 kB]</text:p>
            <text:p>Get:29 http://archive.ubuntu.com/ubuntu/ trusty-updates/main dbus amd64 1.6.18-0ubuntu4.3 [231 kB]</text:p>
            <text:p>Get:30 http://archive.ubuntu.com/ubuntu/ trusty/main systemd-shim amd64 6-2bzr1 [11.4 kB]</text:p>
            <text:p>Get:31 http://archive.ubuntu.com/ubuntu/ trusty-updates/main systemd-services amd64 204-5ubuntu20.15 [197 kB]</text:p>
            <text:p>Get:32 http://archive.ubuntu.com/ubuntu/ trusty-updates/main libpam-systemd amd64 204-5ubuntu20.15 [25.5 kB]</text:p>
            <text:p>Get:33 http://archive.ubuntu.com/ubuntu/ trusty-updates/main libparted0debian1 amd64 2.3-19ubuntu1.14.04.1 [203 kB]</text:p>
            <text:p>Get:34 http://archive.ubuntu.com/ubuntu/ trusty/main libpipeline1 amd64 1.3.0-1 [24.0 kB]</text:p>
            <text:p>Get:35 http://archive.ubuntu.com/ubuntu/ trusty-updates/main libpolkit-gobject-1-0 amd64 0.105-4ubuntu3.14.04.1 [34.7 kB]</text:p>
            <text:p>Get:36 http://archive.ubuntu.com/ubuntu/ trusty/main libusb-1.0-0 amd64 2:1.0.17-1ubuntu2 [39.6 kB]</text:p>
            <text:p>Get:37 http://archive.ubuntu.com/ubuntu/ trusty/main libxau6 amd64 1:1.0.8-1 [8376 B]</text:p>
            <text:p>Get:38 http://archive.ubuntu.com/ubuntu/ trusty/main libx</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2">
          <table:table-cell office:value-type="float" office:value="29460" calcext:value-type="float">
            <text:p>29460</text:p>
          </table:table-cell>
          <table:table-cell office:value-type="string" calcext:value-type="string">
            <text:p>ambari</text:p>
          </table:table-cell>
          <table:table-cell office:value-type="string" calcext:value-type="string">
            <text:p>aonishuk</text:p>
          </table:table-cell>
          <table:table-cell office:value-type="float" office:value="66379" calcext:value-type="float">
            <text:p>66379</text:p>
          </table:table-cell>
          <table:table-cell office:value-type="float" office:value="109838" calcext:value-type="float">
            <text:p>109838</text:p>
          </table:table-cell>
          <table:table-cell table:number-columns-repeated="2"/>
          <table:table-cell office:value-type="string" calcext:value-type="string">
            <text:p>DiffComment</text:p>
          </table:table-cell>
          <table:table-cell office:value-type="string" calcext:value-type="string">
            <text:p>jhurley</text:p>
          </table:table-cell>
          <table:table-cell office:value-type="string" calcext:value-type="string">
            <text:p>2014-12-30T17:13:11Z</text:p>
          </table:table-cell>
          <table:table-cell office:value-type="string" calcext:value-type="string">
            <text:p>I recently did the rolling upgrade work for Hive. When executing the hiveserver2 start command, it returns immediately with an 0 error code. However, hive is actually still starting; that's why this check was put in. Hive does many asynchronous tasks during startup, including things like registering with ZooKeeper. Any of which could cause the startup to fail.</text:p>
            <text:p/>
            <text:p>By removing this code, we won't be able to accurately tell when the hiveserver2 has correctly started. In one instance during rolling upgrade, the hive server did fail to come up after 120 seconds if a certain error condition existed. By removing this check, it will also break rolling upgrades.</text:p>
            <text:p/>
            <text:p>Can you explain how we will properly detect hiveserver2's status?</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40899" calcext:value-type="float">
            <text:p>40899</text:p>
          </table:table-cell>
          <table:table-cell office:value-type="string" calcext:value-type="string">
            <text:p>lens</text:p>
          </table:table-cell>
          <table:table-cell office:value-type="string" calcext:value-type="string">
            <text:p>prongs</text:p>
          </table:table-cell>
          <table:table-cell office:value-type="float" office:value="109947" calcext:value-type="float">
            <text:p>109947</text:p>
          </table:table-cell>
          <table:table-cell table:number-columns-repeated="3"/>
          <table:table-cell office:value-type="string" calcext:value-type="string">
            <text:p>Review.body_top</text:p>
          </table:table-cell>
          <table:table-cell office:value-type="string" calcext:value-type="string">
            <text:p>amareshwari</text:p>
          </table:table-cell>
          <table:table-cell office:value-type="string" calcext:value-type="string">
            <text:p>2015-12-11T11:26:5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27516" calcext:value-type="float">
            <text:p>27516</text:p>
          </table:table-cell>
          <table:table-cell office:value-type="string" calcext:value-type="string">
            <text:p>mesos</text:p>
          </table:table-cell>
          <table:table-cell office:value-type="string" calcext:value-type="string">
            <text:p>bernd-mesos</text:p>
          </table:table-cell>
          <table:table-cell office:value-type="float" office:value="59580" calcext:value-type="float">
            <text:p>59580</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4-11-03T16:18:18Z</text:p>
          </table:table-cell>
          <table:table-cell office:value-type="string" calcext:value-type="string">
            <text:p>Bad patch!Reviews applied: [27516]Failed command: make -j3 distcheckError: make <text:s/>dist-gzip am__post_remove_distdir='@:'make[1]: Entering directory `/home/jenkins/jenkins-slave/workspace/mesos-reviewbot'if test -d "mesos-0.21.0"; then find "mesos-0.21.0" -type d ! -perm -200 -exec chmod u+w {} ';' &amp;&amp; rm -rf "mesos-0.21.0" || { sleep 5 &amp;&amp; rm -rf "mesos-0.21.0"; }; else :; fitest -d "mesos-0.21.0" || mkdir "mesos-0.21.0" (cd 3rdparty &amp;&amp; make <text:s/>top_distdir=../mesos-0.21.0 distdir=../mesos-0.21.0/3rdparty \ <text:s text:c="4"/>am__remove_distdir=: am__skip_length_check=: am__skip_mode_fix=: distdir)make[2]: Entering directory `/home/jenkins/jenkins-slave/workspace/mesos-reviewbot/3rdparty' (cd libprocess &amp;&amp; make <text:s/>top_distdir=../../mesos-0.21.0 distdir=../../mesos-0.21.0/3rdparty/libprocess \ <text:s text:c="4"/>am__remove_distdir=: am__skip_length_check=: am__skip_mode_fix=: distdir)make[3]: Entering directory `/home/jenkins/jenkins-slave/workspace/mesos-reviewbot/3rdparty/libprocess':test -d "../../mesos-0.21.0/3rdparty/libprocess" || mkdir "../../mesos-0.21.0/3rdparty/libprocess" (cd 3rdparty &amp;&amp; make <text:s/>top_distdir=../../../mesos-0.21.0 distdir=../../../mesos-0.21.0/3rdparty/libprocess/3rdparty \ <text:s text:c="4"/>am__remove_distdir=: am__skip_length_check=: am__skip_mode_fix=: distdir)make[4]: Entering directory `/home/jenkins/jenkins-slave/workspace/mesos-reviewbot/3rdparty/libprocess/3rdparty' (cd stout &amp;&amp; make <text:s/>top_distdir=../../../../mesos-0.21.0 distdir=../../../../mesos-0.21.0/3rdparty/libprocess/3rdparty/stout \ <text:s text:c="4"/>am__remove_distdir=: am__skip_length_check=: am__skip_mode_fix=: distdir)make[5]: Entering directory `/home/jenkins/jenkins-slave/workspace/mesos-reviewbot/3rdparty/libprocess/3rdparty/stout':test -d "../../../../mesos-0.21.0/3rdparty/libprocess/3rdparty/stout" || mkdir "../../../../mesos-0.21.0/3rdparty/libprocess/3rdparty/stout" (cd include &amp;&amp; make <text:s/>top_distdir=../../../../../mesos-0.21.0 distdir=../../../../../mesos-0.21.0/3rdparty/libprocess/3rdparty/stout/include \ <text:s text:c="4"/>am__remove_distdir=: am__skip_length_check=: am__skip_mode_fix=: distdir)make[6]: Entering directory `/home/jenkins/jenkins-slave/workspace/mesos-reviewbot/3rdparty/libprocess/3rdparty/stout/include'make[6]: Leaving directory `/home/jenkins/jenkins-slave/workspace/mesos-reviewbot/3rdparty/libprocess/3rdparty/stout/include'test -n ":" \|| find "../../../../mesos-0.21.0/3rdparty/libprocess/3rdparty/stout" -type d ! -perm -755 \-exec chmod u+rwx,go+rx {} \; -o \ <text:s/>! -type d ! -perm -444 -links 1 -exec chmod a+r {} \; -o \ <text:s/>! -type d ! -perm -400 -exec chmod a+r {} \; -o \ <text:s/>! -type d ! -perm -444 -exec /bin/bash /home/jenkins/jenkins-slave/workspace/mesos-reviewbot/3rdparty/libprocess/3rdparty/stout/install-sh -c -m a+r {} {} \; \|| chmod -R a+r "../../../../mesos-0.21.0/3rdparty/libprocess/3rdparty/stout"make[5]: Leaving directory `/home/jenkins/jenkins-slave/workspace/mesos-reviewbot/3rdparty/libprocess/3rdparty/stout'make[4]: Leaving directory `/home/jenkins/jenkins-slave/workspace/mesos-reviewbot/3rdparty/libprocess/3rdparty' (cd include &amp;&amp; make <text:s/>top_distdir=../../../mesos-0.21.0 distdir=../../../mesos-0.21.0/3rdparty/libprocess/include \ <text:s text:c="4"/>am__remove_distdir=: am__skip_length_check=: am__skip_mode_fix=: distdir)make[4]: Entering directory `/home/jenkins/jenkins-slave/workspace/mesos-reviewbot/3rdparty/libprocess/include'make[4]: Leaving directory `/home/jenkins/jenkins-slave/workspace/mesos-reviewbot/3rdparty/libprocess/include'test -n ":" \|| find "../../mesos-0.21.0/3rdparty/libprocess" -type d ! -perm -755 \-exec chmod u+rwx,go+rx {} \; -o \ <text:s/>! -type d ! -perm -444 -links 1 -exec chmod a+r {} \; -o \ <text:s/>! -type d ! -perm -400 -exec chmod a+r {} \; -o \ <text:s/>! -type d ! -perm -444 -exec /bin/bash /home/jenkins/jenkins-slave/workspace/mesos-reviewbot/3rdparty/libprocess/install-sh -c -m a+r {} {} \; \|| chmod -R a+r "../../mesos-0.21.0/3rdparty/libprocess"make[3]: Leaving directory `/home/jenkins/jenkins-slave/workspace/mesos-reviewbot/3rdparty/libprocess'make[2]: Leaving directory `/home/jenkins/jenkins-slave/workspace/mesos-reviewbot/3rdparty' (cd src &amp;&amp; make <text:s/>top_distdir=../mesos-0.21.0 distdir=../mesos-0.21.0/src \ <text:s text:c="4"/>am__remove_distdir=: am__skip_length_check=: am__skip_mode_fix=: distdir)make[2]: Entering directory `/home/jenkins/jenkins-slave/workspace/mesos-reviewbot/src'test ".." = ".." ||\(/bin/mkdir -p python/src/mesos &amp;&amp; cp -pf ./python/src/mesos/__init__.py python/src/mesos/__init__.py)test ".." = ".." ||\(/bin/mkdir -p python/interface/src/mesos &amp;&amp; cp -pf ./python/interface/src/mesos/__init__.py python/interface/src/mesos/__init__.py)test ".." = ".." ||\(/bin/mkdir -p python/interface/src/mesos/interface &amp;&amp; cp -pf ./python/interface/src/mesos/interface/__init__.py python/interface/src/mesos/interface/__init__.py)test ".." = ".." ||\(/bin/mkdir -p python/native/src/mesos &amp;&amp; cp -pf ./python/native/src/mesos/__init__.py python/native/src/mesos/__init__.py)test ".." = ".." ||\(/bin/mkdir -p python/native/src/mesos/native &amp;&amp; cp -pf ./python/native/src/mesos/native/__init__.py python/native/src/mesos/native/__init__.py)test ".." = ".." ||\(/bin/mkdir -p python/native/src/mesos/native &amp;&amp; cp -pf ./python/native/src/mesos/native/mesos_executor_driver_impl.cpp python/native/src/mesos/native/mesos_executor_driver_impl.cpp)test ".." = ".." ||\(/bin/mkdir -p python/native/src/mesos/native &amp;&amp; cp -pf ./python/native/src/mesos/native/mesos_executor_driver_impl.hpp python/native/src/mesos/native/mesos_executor_driver_impl.hpp)test ".." = ".." ||\(/bin/mkdir -p python/native/src/mesos/native &amp;&amp; cp -pf ./python/native/src/mesos/native/mesos_scheduler_driver_impl.cpp python/native/src/mesos/native/mesos_scheduler_driver_impl.cpp)test ".." = ".." ||\(/bin/mkdir -p python/native/src/mesos/native &amp;&amp; cp -pf ./python/native/src/mesos/native/mesos_scheduler_driver_impl.hpp python/native/src/mesos/native/mesos_scheduler_driver_impl.hpp)test ".." = ".." ||\(/bin/mkdir -p python/native/src/mesos/native &amp;&amp; cp -pf ./python/native/src/mesos/native/module.cpp python/native/src/mesos/native/module.cpp)test ".." = ".." ||\(/bin/mkdir -p python/native/src/mesos/native &amp;&amp; cp -pf ./python/native/src/mesos/native/module.hpp python/native/src/mesos/native/module.hpp)test ".." = ".." ||\(/bin/mkdir -p python/native/src/mesos/native &amp;&amp; cp -pf ./python/native/src/mesos/native/proxy_executor.cpp python/native/src/mesos/native/proxy_executor.cpp)test ".." = ".." ||\(/bin/mkdir -p python/native/src/mesos/native &amp;&amp; cp -pf ./python/native/src/mesos/native/proxy_executor.hpp python/native/src/mesos/native/proxy_executor.hpp)test ".." = ".." ||\(/bin/mkdir -p python/native/src/mesos/native &amp;&amp; cp -pf ./python/native/src/mesos/native/proxy_scheduler.cpp python/native/src/mesos/native/proxy_scheduler.cpp)test ".." = ".." ||\(/bin/mkdir -p python/native/src/mesos/native &amp;&amp; cp -pf ./python/native/src/mesos/native/proxy_scheduler.hpp python/native/src/mesos/native/proxy_scheduler.hpp)make[2]: Leaving directory `/home/jenkins/jenkins-slave/workspace/mesos-reviewbot/src' (cd ec2 &amp;&amp; make <text:s/>top_distdir=../mesos-0.21.0 distdir=../mesos-0.21.0/ec2 \ <text:s text:c="4"/>am__remove_distdir=: am__skip_length_check=: am__skip_mode_fix=: distdir)make[2]: Entering directory `/home/jenkins/jenkins-slave/workspace/mesos-reviewbot/ec2'make[2]: Leaving directory `/home/jenkins/jenkins-slave/workspace/mesos-reviewbot/ec2'test -n "" \|| find "mesos-0.21.0" -type d ! -perm -755 \-exec chmod u+rwx,go+rx {} \; -o \ <text:s/>! -type d ! -perm -444 -links 1 -exec chmod a+r {} \; -o \ <text:s/>! -type d ! -perm -400 -exec chmod a+r {} \; -o \ <text:s/>! -type d ! -perm -444 -exec /bin/bash /home/jenkins/jenkins-slave/workspace/mesos-reviewbot/install-sh -c -m a+r {} {} \; \|| chmod -R a+r "mesos-0.21.0"tardir=mesos-0.21.0 &amp;&amp; ${TAR-tar} chof - "$tardir" | GZIP=--best gzip -c &gt;mesos-0.21.0.tar.gzmake[1]: Leaving directory `/home/jenkins/jenkins-slave/workspace/mesos-reviewbot'if test -d "mesos-0.21.0"; then find "mesos-0.21.0" -type d ! -perm -200 -exec chmod u+w {} ';' &amp;&amp; rm -rf "mesos-0.21.0" || { sleep 5 &amp;&amp; rm -rf "mesos-0.21.0"; }; else :; ficase 'mesos-0.21.0.tar.gz' in \*.tar.gz*) \ <text:s/>GZIP=--best gzip -dc mesos-0.21.0.tar.gz | ${TAR-tar} xf - ;;\*.tar.bz2*) \ <text:s/>bzip2 -dc mesos-0.21.0.tar.bz2 | ${TAR-tar} xf - ;;\*.tar.lz*) \ <text:s/>lzip -dc mesos-0.21.0.tar.lz | ${TAR-tar} xf - ;;\*.tar.xz*) \ <text:s/>xz -dc mesos-0.21.0.tar.xz | ${TAR-tar} xf - ;;\*.tar.Z*) \ <text:s/>uncompress -c mesos-0.21.0.tar.Z | ${TAR-tar} xf - ;;\*.shar.gz*) \ <text:s/>GZIP=--best gzip -dc mesos-0.21.0.shar.gz | unshar ;;\*.zip*) \ <text:s/>unzip mesos-0.21.0.zip ;;\esacchmod -R a-w mesos-0.21.0chmod u+w mesos-0.21.0mkdir mesos-0.21.0/_build mesos-0.21.0/_instchmod a-w mesos-0.21.0test -d mesos-0.21.0/_build || exit 0; \dc_install_base=`CDPATH="${ZSH_VERSION+.}:" &amp;&amp; cd mesos-0.21.0/_inst &amp;&amp; pwd | sed -e 's,^[^:\\/]:[\\/],/,'` \ <text:s/>&amp;&amp; dc_destdir="${TMPDIR-/tmp}/am-dc-$$/" \ <text:s/>&amp;&amp; am__cwd=`pwd` \ <text:s/>&amp;&amp; CDPATH="${ZSH_VERSION+.}:" &amp;&amp; cd mesos-0.21.0/_build \ <text:s/>&amp;&amp; ../configure \ <text:s text:c="3"/>--disable-python-dependency-install \ <text:s text:c="4"/>\ <text:s text:c="3"/>--srcdir=.. --prefix="$dc_install_base" \ <text:s/>&amp;&amp; make <text:s/>\ <text:s/>&amp;&amp; make <text:s/>dvi \ <text:s/>&amp;&amp; make <text:s/>check \ <text:s/>&amp;&amp; make <text:s/>install \ <text:s/>&amp;&amp; make <text:s/>installcheck \ <text:s/>&amp;&amp; make <text:s/>uninstall \ <text:s/>&amp;&amp; make <text:s/>distuninstallcheck_dir="$dc_install_base" \ <text:s text:c="7"/>distuninstallcheck \ <text:s/>&amp;&amp; chmod -R a-w "$dc_install_base" \ <text:s/>&amp;&amp; ({ \ <text:s text:c="6"/>(cd ../.. &amp;&amp; umask 077 &amp;&amp; mkdir "$dc_destdir") \ <text:s text:c="6"/>&amp;&amp; make <text:s/>DESTDIR="$dc_destdir" install \ <text:s text:c="6"/>&amp;&amp; make <text:s/>DESTDIR="$dc_destdir" uninstall \ <text:s text:c="6"/>&amp;&amp; make <text:s/>DESTDIR="$dc_destdir" \ <text:s text:c="11"/>distuninstallcheck_dir="$dc_destdir" distuninstallcheck; \ <text:s text:c="5"/>} || { rm -rf "$dc_destdir"; exit 1; }) \ <text:s/>&amp;&amp; rm -rf "$dc_destdir" \ <text:s/>&amp;&amp; make <text:s/>dist \ <text:s/>&amp;&amp; rm -rf mesos-0.21.0.tar.gz \ <text:s/>&amp;&amp; make <text:s/>distcleancheck \ <text:s/>&amp;&amp; cd "$am__cwd" \ <text:s/>|| exit 1checking build system type... x86_64-unknown-linux-gnuchecking host system type... x86_64-unknown-linux-gnuchecking target system type... x86_64-unknown-linux-gnuchecking for a BSD-compatible install... /usr/bin/install -cchecking whether build environment is sane... yeschecking for a thread-safe mkdir -p... /bin/mkdir -pchecking for gawk... nochecking for mawk... mawkchecking whether make sets $(MAKE)... yeschecking whether make supports nested variables... yeschecking for style of include used by make... GNUchecking for gcc... gccchecking whether the C compiler works... yeschecking for C compiler default output file name... a.outchecking for suffix of executables... checking whether we are cross compiling... nochecking for suffix of object files... ochecking whether we are using the GNU C compiler... yeschecking whether gcc accepts -g... yeschecking for gcc option to accept ISO C89... none neededchecking whether gcc understands -c and -o together... yeschecking dependency style of gcc... gcc3checking for ar... archecking the archiver (ar) interface... archecking how to print strings... printfchecking for a sed that does not truncate output... /bin/sedchecking for grep that handles long lines and -e... /bin/grepchecking for egrep... /bin/grep -Echecking for fgrep... /bin/grep -Fchecking for ld used by gcc... /usr/bin/ldchecking if the linker (/usr/bin/ld) is GNU ld... yeschecking for BSD- or MS-compatible name lister (nm)... /usr/bin/nm -Bchecking the name lister (/usr/bin/nm -B) interface... BSD nmchecking whether ln -s works... yeschecking the maximum length of command line arguments... 3458764513820540925checking whether the shell understands some XSI constructs... yeschecking whether the shell understands "+="... 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g++... g++checking whether we are using the GNU C++ compiler... yeschecking whether g++ accepts -g... yeschecking dependency style of g++... gcc3checking for archiver @FILE support... @checking for strip... stripchecking for ranlib... ranlibchecking command to parse /usr/bin/nm -B output from gcc object... okchecking for sysroot... nochecking for mt... mtchecking if mt is a manifest tool... nochecking how to run the C preprocessor... gcc -Echecking for ANSI C header files... yeschecking for sys/types.h... yeschecking for sys/stat.h... yeschecking for stdlib.h... yeschecking for string.h... yeschecking for memory.h... yeschecking for strings.h... yeschecking for inttypes.h... yeschecking for stdint.h... yeschecking for unistd.h... yeschecking for dlfcn.h... yeschecking for objdir... .libschecking if gcc supports -fno-rtti -fno-exceptions... nochecking for gcc option to produce PIC... -fPIC -DPICchecking if gcc PIC flag -fPIC -DPIC works... yeschecking if gcc static flag -static works... yeschecking if gcc supports -c -o file.o... yeschecking if gcc supports -c -o file.o... (cached) yeschecking whether the gcc linker (/usr/bin/ld -m elf_x86_64) supports shared libraries... yeschecking whether -lc should be explicitly linked in... nochecking dynamic linker characteristics... GNU/Linux ld.sochecking how to hardcode library paths into programs... immediatechecking whether stripping libraries is possible... yeschecking if libtool supports shared libraries... yeschecking whether to build shared libraries... yeschecking whether to build static libraries... yeschecking how to run the C++ preprocessor... g++ -Echecking for ld used by g++... /usr/bin/ld -m elf_x86_64checking if the linker (/usr/bin/ld -m elf_x86_64) is GNU ld... yeschecking whether the g++ linker (/usr/bin/ld -m elf_x86_64) supports shared libraries... yeschecking for g++ option to produce PIC... -fPIC -DPICchecking if g++ PIC flag -fPIC -DPIC works... yeschecking if g++ static flag -static works... yeschecking if g++ supports -c -o file.o... yeschecking if g++ supports -c -o file.o... (cached) yeschecking whether the g++ linker (/usr/bin/ld -m elf_x86_64) supports shared libraries... yeschecking dynamic linker characteristics... (cached) GNU/Linux ld.sochecking how to hardcode library paths into programs... immediateconfigure: creating ./config.ltconfig.lt: creating libtoolconfigure: Setting up build environment for x86_64 linux-gnuchecking whether we are using the GNU C++ compiler... (cached) yeschecking whether g++ accepts -g... (cached) yeschecking dependency style of g++... (cached) gcc3checking whether we are using the GNU C compiler... (cached) yeschecking whether gcc accepts -g... (cached) yeschecking for gcc option to accept ISO C89... (cached) none neededchecking whether gcc understands -c and -o together... (cached) yeschecking dependency style of gcc... (cached) gcc3checking if compiling with clang... noconfigure: GCC version: 4.8configure: Setting up CXXFLAGS for g++ version &gt;= 4.8checking whether g++ supports C++11 features by default... nochecking whether g++ supports C++11 features with -std=c++11... yeschecking for the pthreads library -lpthreads... nochecking whether pthreads work without any flags... nochecking whether pthreads work with -Kthread... nochecking whether pthreads work with -kthread... nochecking for the pthreads library -llthread... nochecking whether pthreads work with -pthread... yeschecking for joinable pthread attribute... PTHREAD_CREATE_JOINABLEchecking if more special flags are required for pthreads... nochecking whether to check for GCC pthread/shared inconsistencies... yeschecking whether -pthread is sufficient with -shared... yeschecking for backtrace in -lunwind... nochecking for gzread in -lz... yeschecking for curl_global_init in -lcurl... yeschecking for apr_initialize in -lapr-1... yeschecking for svn_stringbuf_create_ensure in -lsvn_subr-1... yeschecking for svn_txdelta in -lsvn_delta-1... yeschecking for sasl_done in -lsasl2... yeschecking whether or not we can build with JNI... yeschecking for mvn... /home/jenkins/tools/maven/latest/bin/mvnchecking for a Python interpreter with version &gt;= 2.6... pythonchecking for python... /usr/bin/pythonchecking for python version... 2.7checking for python platform... linux2checking for python script directory... ${prefix}/lib/python2.7/site-packageschecking for python extension module directory... ${exec_prefix}/lib/python2.7/site-packageschecking for python2.7... (cached) /usr/bin/pythonchecking for a version of Python &gt;= '2.1.0'... yeschecking for a version of Python &gt;= '2.6'... yeschecking for the distutils Python package... yeschecking for Python include path... -I/usr/include/python2.7checking for Python library path... -L/usr/lib -lpython2.7checking for Python site-packages path... /usr/lib/python2.7/dist-packageschecking python extra libraries... -lpthread -ldl <text:s/>-lutilchecking python extra linking flags... -Xlinker -export-dynamic -Wl,-O1 -Wl,-Bsymbolic-functionschecking consistency of all components of python development environment... yeschecking whether we can build usable Python eggs... cc1plus: warning: command line option '-Wstrict-prototypes' is valid for C/ObjC but not for C++ [enabled by default]yeschecking for an old installation of the Mesos egg (before 0.20.0)... nochecking python2 module: boto... yeschecking that generated files are newer than configure... doneconfigure: creating ./config.statusconfig.status: creating Makefileconfig.status: creating mesos.pcconfig.status: creating ec2/Makefileconfig.status: creating src/Makefileconfig.status: creating 3rdparty/Makefileconfig.status: creating bin/mesos.shconfig.status: creating bin/mesos-local.shconfig.status: creating bin/mesos-master.shconfig.status: creating bin/mesos-slave.shconfig.status: creating bin/mesos-tests.shconfig.status: creating bin/mesos-local-flags.shconfig.status: creating bin/mesos-master-flags.shconfig.status: creating bin/mesos-slave-flags.shconfig.status: creating bin/mesos-tests-flags.shconfig.status: creating bin/gdb-mesos-local.shconfig.status: creating bin/gdb-mesos-master.shconfig.status: creating bin/gdb-mesos-slave.shconfig.status: creating bin/gdb-mesos-tests.shconfig.status: creating bin/lldb-mesos-local.shconfig.status: creating bin/lldb-mesos-master.shconfig.status: creating bin/lldb-mesos-slave.shconfig.status: creating bin/lldb-mesos-tests.shconfig.status: creating bin/valgrind-mesos-local.shconfig.status: creating bin/valgrind-mesos-slave.shconfig.status: creating bin/valgrind-mesos-master.shconfig.status: creating bin/valgrind-mesos-tests.shconfig.status: creating src/deploy/mesos-daemon.shconfig.status: creating src/deploy/mesos-start-cluster.shconfig.status: creating src/deploy/mesos-start-masters.shconfig.status: creating src/deploy/mesos-start-slaves.shconfig.status: creating src/deploy/mesos-stop-cluster.shconfig.status: creating src/deploy/mesos-stop-masters.shconfig.status: creating src/deploy/mesos-stop-slaves.shconfig.status: creating include/mesos/version.hppconfig.status: creating src/java/generated/org/apache/mesos/MesosNativeLibrary.javaconfig.status: creating mpi/mpiexec-mesosconfig.status: creating src/examples/java/test-exception-frameworkconfig.status: creating src/examples/java/test-executorconfig.status: creating src/examples/java/test-frameworkconfig.status: creating src/examples/java/test-multiple-executors-frameworkconfig.status: creating src/examples/java/test-logconfig.status: creating src/java/mesos.pomconfig.status: creating src/examples/python/test-executorconfig.status: creating src/examples/python/test-frameworkconfig.status: creating src/examples/python/test-containerizerconfig.status: creating src/python/setup.pyconfig.status: creating src/python/interface/setup.pyconfig.status: creating src/python/native/ext_modules.pyconfig.status: creating src/python/native/setup.pyconfig.status: executing depfiles commandsconfig.status: executing libtool commands=== configuring in 3rdparty/libprocess (/home/jenkins/jenkins-slave/workspace/mesos-reviewbot/mesos-0.21.0/_build/3rdparty/libprocess)configure: running /bin/bash ../../../3rdparty/libprocess/configure --disable-option-checking '--prefix=/home/jenkins/jenkins-slave/workspace/mesos-reviewbot/mesos-0.21.0/_inst' <text:s/>'--disable-python-dependency-install' 'JAVA_HOME=/home/jenkins/tools/java/jdk1.6.0_20-64' '--enable-shared=no' '--with-pic' --cache-file=/dev/null --srcdir=../../../3rdparty/libprocesschecking build system type... x86_64-unknown-linux-gnuchecking host system type... x86_64-unknown-linux-gnuchecking target system type... x86_64-unknown-linux-gnuchecking for a BSD-compatible install... /usr/bin/install -cchecking whether build environment is sane... yeschecking for a thread-safe mkdir -p... /bin/mkdir -pchecking for gawk... nochecking for mawk... mawkchecking whether make sets $(MAKE)... yeschecking whether make supports nested variables... yeschecking for style of include used by make... GNUchecking for gcc... gccchecking whether the C compiler works... yeschecking for C compiler default output file name... a.outchecking for suffix of executables... checking whether we are cross compiling... nochecking for suffix of object files... ochecking whether we are using the GNU C compiler... yeschecking whether gcc accepts -g... yeschecking for gcc option to accept ISO C89... none neededchecking whether gcc understands -c and -o together... yeschecking dependency style of gcc... gcc3checking for ar... archecking the archiver (ar) interface... archecking how to print strings... printfchecking for a sed that does not truncate output... /bin/sedchecking for grep that handles long lines and -e... /bin/grepchecking for egrep... /bin/grep -Echecking for fgrep... /bin/grep -Fchecking for ld used by gcc... /usr/bin/ldchecking if the linker (/usr/bin/ld) is GNU ld... yeschecking for BSD- or MS-compatible name lister (nm)... /usr/bin/nm -Bchecking the name lister (/usr/bin/nm -B) interface... BSD nmchecking whether ln -s works... yeschecking the maximum length of command line arguments... 3458764513820540925checking whether the shell understands some XSI constructs... yeschecking whether the shell understands "+="... 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g++... g++checking whether we are using the GNU C++ compiler... yeschecking whether g++ accepts -g... yeschecking dependency style of g++... gcc3checking for archiver @FILE support... @checking for strip... stripchecking for ranlib... ranlibchecking command to parse /usr/bin/nm -B output from gcc object... okchecking for sysroot... nochecking for mt... mtchecking if mt is a manifest tool... nochecking how to run the C preprocessor... gcc -Echecking for ANSI C header files... yeschecking for sys/types.h... yeschecking for sys/stat.h... yeschecking for stdlib.h... yeschecking for string.h... yeschecking for memory.h... yeschecking for strings.h... yeschecking for inttypes.h... yeschecking for stdint.h... yeschecking for unistd.h... yeschecking for dlfcn.h... yeschecking for objdir... .libschecking if gcc supports -fno-rtti -fno-exceptions... nochecking for gcc option to produce PIC... -fPIC -DPICchecking if gcc PIC flag -fPIC -DPIC works... yeschecking if gcc static flag -static works... yeschecking if gcc supports -c -o file.o... yeschecking if gcc supports -c -o file.o... (cached) yeschecking whether the gcc linker (/usr/bin/ld -m elf_x86_64) supports shared libraries... yeschecking dynamic linker characteristics... GNU/Linux ld.sochecking how to hardcode library paths into programs... immediatechecking whether stripping libraries is possible... yeschecking if libtool supports shared libraries... yeschecking whether to build shared libraries... nochecking whether to build static libraries... yeschecking how to run the C++ preprocessor... g++ -Echecking for ld used by g++... /usr/bin/ld -m elf_x86_64checking if the linker (/usr/bin/ld -m elf_x86_64) is GNU ld... yeschecking whether the g++ linker (/usr/bin/ld -m elf_x86_64) supports shared libraries... yeschecking for g++ option to produce PIC... -fPIC -DPICchecking if g++ PIC flag -fPIC -DPIC works... yeschecking if g++ static flag -static works... yeschecking if g++ supports -c -o file.o... yeschecking if g++ supports -c -o file.o... (cached) yeschecking whether the g++ linker (/usr/bin/ld -m elf_x86_64) supports shared libraries... yeschecking dynamic linker characteristics... (cached) GNU/Linux ld.sochecking how to hardcode library paths into programs... immediateconfigure: creating ./config.ltconfig.lt: creating libtoolchecking for apr_initialize in -lapr-1... yeschecking for svn_stringbuf_create_ensure in -lsvn_subr-1... yeschecking for svn_txdelta in -lsvn_delta-1... yeschecking for curl_global_init in -lcurl... yeschecking whether we are using the GNU C++ compiler... (cached) yeschecking whether g++ accepts -g... (cached) yeschecking dependency style of g++... (cached) gcc3checking whether we are using the GNU C compiler... (cached) yeschecking whether gcc accepts -g... (cached) yeschecking for gcc option to accept ISO C89... (cached) none neededchecking whether gcc understands -c and -o together... (cached) yeschecking dependency style of gcc... (cached) gcc3checking if compiling with clang... noconfigure: GCC version: 4.8configure: Setting up CXXFLAGS for g++-4.8checking for the pthreads library -lpthreads... nochecking whether pthreads work without any flags... nochecking whether pthreads work with -Kthread... nochecking whether pthreads work with -kthread... nochecking for the pthreads library -llthread... nochecking whether pthreads work with -pthread... yeschecking for joinable pthread attribute... PTHREAD_CREATE_JOINABLEchecking if more special flags are required for pthreads... nochecking whether to check for GCC pthread/shared inconsistencies... yeschecking whether -pthread is sufficient with -shared... yeschecking for deflate, gzread, gzwrite, inflate in -lz... yeschecking whether g++ supports C++11 features by default... nochecking whether g++ supports C++11 features with -std=c++11... yeschecking for dlopen in -ldl... yesfoundchecking that generated files are newer than configure... doneconfigure: creating ./config.statusconfig.status: creating Makefileconfig.status: creating include/Makefileconfig.status: creating 3rdparty/Makefileconfig.status: creating 3rdparty/gmock_sources.ccconfig.status: executing depfiles commandsconfig.status: executing libtool commands=== configuring in 3rdparty/stout (/home/jenkins/jenkins-slave/workspace/mesos-reviewbot/mesos-0.21.0/_build/3rdparty/libprocess/3rdparty/stout)configure: running /bin/bash ../../../../../3rdparty/libprocess/3rdparty/stout/configure --disable-option-checking '--prefix=/home/jenkins/jenkins-slave/workspace/mesos-reviewbot/mesos-0.21.0/_inst' <text:s/>'--disable-python-dependency-install' 'JAVA_HOME=/home/jenkins/tools/java/jdk1.6.0_20-64' '--enable-shared=no' '--with-pic' --cache-file=/dev/null --srcdir=../../../../../3rdparty/libprocess/3rdparty/stoutchecking for a BSD-compatible install... /usr/bin/install -cchecking whether build environment is sane... yeschecking for a thread-safe mkdir -p... /bin/mkdir -pchecking for gawk... nochecking for mawk... mawkchecking whether make sets $(MAKE)... yeschecking whether make supports nested variables... yeschecking that generated files are newer than configure... doneconfigure: creating ./config.statusconfig.status: creating Makefileconfig.status: creating include/Makefilemake[1]: Entering directory `/home/jenkins/jenkins-slave/workspace/mesos-reviewbot/mesos-0.21.0/_build'Making all in .make[2]: Entering directory `/home/jenkins/jenkins-slave/workspace/mesos-reviewbot/mesos-0.21.0/_build'make[2]: Nothing to be done for `all-am'.make[2]: Leaving directory `/home/jenkins/jenkins-slave/workspace/mesos-reviewbot/mesos-0.21.0/_build'Making all in 3rdpartymake[2]: Entering directory `/home/jenkins/jenkins-slave/workspace/mesos-reviewbot/mesos-0.21.0/_build/3rdparty'make <text:s/>all-recursivemake[3]: Entering directory `/home/jenkins/jenkins-slave/workspace/mesos-reviewbot/mesos-0.21.0/_build/3rdparty'Making all in libprocessmake[4]: Entering directory `/home/jenkins/jenkins-slave/workspace/mesos-reviewbot/mesos-0.21.0/_build/3rdparty/libprocess'Making all in 3rdpartymake[5]: Entering directory `/home/jenkins/jenkins-slave/workspace/mesos-reviewbot/mesos-0.21.0/_build/3rdparty/libprocess/3rdparty'gzip -d -c ../../../../3rdparty/libprocess/3rdparty/ry-http-parser-1c3624a.tar.gz | tar xf -gzip -d -c ../../../../3rdparty/libprocess/3rdparty/gmock-1.6.0.tar.gz | tar xf -test ! -e ../../../../3rdparty/libprocess/3rdparty/ry-http-parser-1c3624a.patch || patch -d ry-http-parser-1c3624a -p1 &lt;../../../../3rdparty/libprocess/3rdparty/ry-http-parser-1c3624a.patchtouch ry-http-parser-1c3624a-stamptest ! -e ../../../../3rdparty/libprocess/3rdparty/gmock-1.6.0.patch || patch -d gmock-1.6.0 -p1 &lt;../../../../3rdparty/libprocess/3rdparty/gmock-1.6.0.patchtouch gmock-1.6.0-stampcd .. &amp;&amp; /bin/bash ./config.status 3rdparty/gmock_sources.ccconfig.status: creating 3rdparty/gmock_sources.ccmake <text:s/>all-recursivemake[6]: Entering directory `/home/jenkins/jenkins-slave/workspace/mesos-reviewbot/mesos-0.21.0/_build/3rdparty/libprocess/3rdparty'Making all in stoutmake[7]: Entering directory `/home/jenkins/jenkins-slave/workspace/mesos-reviewbot/mesos-0.21.0/_build/3rdparty/libprocess/3rdparty/stout'Making all in .make[8]: Entering directory `/home/jenkins/jenkins-slave/workspace/mesos-reviewbot/mesos-0.21.0/_build/3rdparty/libprocess/3rdparty/stout'make[8]: Nothing to be done for `all-am'.make[8]: Leaving directory `/home/jenkins/jenkins-slave/workspace/mesos-reviewbot/mesos-0.21.0/_build/3rdparty/libprocess/3rdparty/stout'Making all in includemake[8]: Entering directory `/home/jenkins/jenkins-slave/workspace/mesos-reviewbot/mesos-0.21.0/_build/3rdparty/libprocess/3rdparty/stout/include'make[8]: Nothing to be done for `all'.make[8]: Leaving directory `/home/jenkins/jenkins-slave/workspace/mesos-reviewbot/mesos-0.21.0/_build/3rdparty/libprocess/3rdparty/stout/include'make[7]: Leaving directory `/home/jenkins/jenkins-slave/workspace/mesos-reviewbot/mesos-0.21.0/_build/3rdparty/libprocess/3rdparty/stout'make[7]: Entering directory `/home/jenkins/jenkins-slave/workspace/mesos-reviewbot/mesos-0.21.0/_build/3rdparty/libprocess/3rdparty'/bin/bash ../libtool <text:s/>--tag=CC <text:s text:c="2"/>--mode=compile gcc -DPACKAGE_NAME=\"libprocess\" -DPACKAGE_TARNAME=\"libprocess\" -DPACKAGE_VERSION=\"0.0.1\" -DPACKAGE_STRING=\"libprocess\ 0.0.1\" -DPACKAGE_BUGREPORT=\"\" -DPACKAGE_URL=\"\" -DPACKAGE=\"libprocess\" -DVERSION=\"0.0.1\" -DSTDC_HEADERS=1 -DHAVE_SYS_TYPES_H=1 -DHAVE_SYS_STAT_H=1 -DHAVE_STDLIB_H=1 -DHAVE_STRING_H=1 -DHAVE_MEMORY_H=1 -DHAVE_STRINGS_H=1 -DHAVE_INTTYPES_H=1 -DHAVE_STDINT_H=1 -DHAVE_UNISTD_H=1 -DHAVE_DLFCN_H=1 -DLT_OBJDIR=\".libs/\" -DHAVE_LIBAPR_1=1 -DHAVE_LIBSVN_SUBR_1=1 -DHAVE_LIBSVN_DELTA_1=1 -DHAVE_LIBCURL=1 -DHAVE_PTHREAD=1 -DHAVE_LIBZ=1 -I. -I../../../../3rdparty/libprocess/3rdparty <text:s/>-Iry-http-parser-1c3624a -I/usr/include/subversion-1 -I/usr/include/apr-1 -I/usr/include/apr-1.0 <text:s text:c="2"/>-g1 -O0 -Wno-unused-local-typedefs -MT libry_http_parser_la-http_parser.lo -MD -MP -MF .deps/libry_http_parser_la-http_parser.Tpo -c -o libry_http_parser_la-http_parser.lo `test -f 'ry-http-parser-1c3624a/http_parser.c' || echo '../../../../3rdparty/libprocess/3rdparty/'`ry-http-parser-1c3624a/http_parser.cgzip -d -c ../../../../3rdparty/libprocess/3rdparty/protobuf-2.5.0.tar.gz | tar xf -gzip -d -c ../../../../3rdparty/libprocess/3rdparty/libev-4.15.tar.gz | tar xf -test ! -e ../../../../3rdparty/libprocess/3rdparty/libev-4.15.patch || patch -d libev-4.15 -p1 &lt;../../../../3rdparty/libprocess/3rdparty/libev-4.15.patchpatching file ev.htouch libev-4.15-stampgzip -d -c ../../../../3rdparty/libprocess/3rdparty/boost-1.53.0.tar.gz | tar xf -libtool: compile: <text:s/>gcc -DPACKAGE_NAME=\"libprocess\" -DPACKAGE_TARNAME=\"libprocess\" -DPACKAGE_VERSION=\"0.0.1\" "-DPACKAGE_STRING=\"libprocess 0.0.1\"" -DPACKAGE_BUGREPORT=\"\" -DPACKAGE_URL=\"\" -DPACKAGE=\"libprocess\" -DVERSION=\"0.0.1\" -DSTDC_HEADERS=1 -DHAVE_SYS_TYPES_H=1 -DHAVE_SYS_STAT_H=1 -DHAVE_STDLIB_H=1 -DHAVE_STRING_H=1 -DHAVE_MEMORY_H=1 -DHAVE_STRINGS_H=1 -DHAVE_INTTYPES_H=1 -DHAVE_STDINT_H=1 -DHAVE_UNISTD_H=1 -DHAVE_DLFCN_H=1 -DLT_OBJDIR=\".libs/\" -DHAVE_LIBAPR_1=1 -DHAVE_LIBSVN_SUBR_1=1 -DHAVE_LIBSVN_DELTA_1=1 -DHAVE_LIBCURL=1 -DHAVE_PTHREAD=1 -DHAVE_LIBZ=1 -I. -I../../../../3rdparty/libprocess/3rdparty -Iry-http-parser-1c3624a -I/usr/include/subversion-1 -I/usr/include/apr-1 -I/usr/include/apr-1.0 -g1 -O0 -Wno-unused-local-typedefs -MT libry_http_parser_la-http_parser.lo -MD -MP -MF .deps/libry_http_parser_la-http_parser.Tpo -c ry-http-parser-1c3624a/http_parser.c <text:s/>-fPIC -DPIC -o libry_http_parser_la-http_parser.otest ! -e ../../../../3rdparty/libprocess/3rdparty/protobuf-2.5.0.patch || patch -d protobuf-2.5.0 -p1 &lt;../../../../3rdparty/libprocess/3rdparty/protobuf-2.5.0.patchtouch protobuf-2.5.0-stampgzip -d -c ../../../../3rdparty/libprocess/3rdparty/picojson-4f93734.tar.gz | tar xf -test ! -e ../../../../3rdparty/libprocess/3rdparty/picojson-4f93734.patch || patch -d picojson-4f93734 -p1 &lt;../../../../3rdparty/libprocess/3rdparty/picojson-4f93734.patchtouch picojson-4f93734-stampgzip -d -c ../../../../3rdparty/libprocess/3rdparty/glog-0.3.3.tar.gz | tar xf -test ! -e ../../../../3rdparty/libprocess/3rdparty/boost-1.53.0.patch || patch -d boost-1.53.0 -p1 &lt;../../../../3rdparty/libprocess/3rdparty/boost-1.53.0.patchtouch boost-1.53.0-stampcd protobuf-2.5.0 &amp;&amp; ./configure '--disable-option-checking' '--prefix=/home/jenkins/jenkins-slave/workspace/mesos-reviewbot/mesos-0.21.0/_inst' '--disable-python-dependency-install' 'JAVA_HOME=/home/jenkins/tools/java/jdk1.6.0_20-64' '--enable-shared=no' '--with-pic' '--cache-file=/dev/null' '--srcdir=../../../3rdparty/libprocess' CXXFLAGS='-g1 -O0 -Wno-unused-local-typedefs -std=c++11' --enable-shared=no --with-pic --srcdir=. &amp;&amp; \ <text:s text:c="9"/>make test ! -e ../../../../3rdparty/libprocess/3rdparty/glog-0.3.3.patch || patch -d glog-0.3.3 -p1 &lt;../../../../3rdparty/libprocess/3rdparty/glog-0.3.3.patchpatching file src/symbolize.ccpatching file src/glog/stl_logging.h.inpatching file src/stl_logging_unittest.ccpatching file src/demangle.cctouch glog-0.3.3-stampcd libev-4.15 &amp;&amp; ./configure '--disable-option-checking' '--prefix=/home/jenkins/jenkins-slave/workspace/mesos-reviewbot/mesos-0.21.0/_inst' '--disable-python-dependency-install' 'JAVA_HOME=/home/jenkins/tools/java/jdk1.6.0_20-64' '--enable-shared=no' '--with-pic' '--cache-file=/dev/null' '--srcdir=../../../3rdparty/libprocess' CXXFLAGS='-g1 -O0 -Wno-unused-local-typedefs -std=c++11' --enable-shared=no --with-pic --srcdir=. &amp;&amp; \ <text:s text:c="9"/>make mv -f .deps/libry_http_parser_la-http_parser.Tpo .deps/libry_http_parser_la-http_parser.Plocd glog-0.3.3 &amp;&amp; ./configure GTEST_CONFIG=no '--disable-option-checking' '--prefix=/home/jenkins/jenkins-slave/workspace/mesos-reviewbot/mesos-0.21.0/_inst' '--disable-python-dependency-install' 'JAVA_HOME=/home/jenkins/tools/java/jdk1.6.0_20-64' '--enable-shared=no' '--with-pic' '--cache-file=/dev/null' '--srcdir=../../../3rdparty/libprocess' CXXFLAGS='-g1 -O0 -Wno-unused-local-typedefs -std=c++11' --enable-shared=no --with-pic --srcdir=. &amp;&amp; \ <text:s text:c="9"/>make checking whether to enable maintainer-specific portions of Makefiles... yeschecking for a BSD-compatible install... checking build system type... /usr/bin/install -cchecking whether build environment is sane... checking for a BSD-compatible install... /usr/bin/install -cchecking whether build environment is sane... x86_64-unknown-linux-gnuchecking host system type... x86_64-unknown-linux-gnuchecking target system type... x86_64-unknown-linux-gnuchecking for a BSD-compatible install... /usr/bin/install -cchecking whether build environment is sane... yeschecking for a thread-safe mkdir -p... /bin/mkdir -pchecking for gawk... nochecking for mawk... mawkchecking whether make sets $(MAKE)... yesyeschecking for a thread-safe mkdir -p... /bin/mkdir -pchecking for gawk... nochecking for mawk... mawkchecking whether make sets $(MAKE)... checking whether to enable maintainer-specific portions of Makefiles... nochecking for gcc... gccyesyeschecking for a thread-safe mkdir -p... checking for gcc... gcc/bin/mkdir -pchecking for gawk... nochecking for mawk... mawkchecking whether make sets $(MAKE)... checking whether the C compiler works... yeschecking for gcc... gccchecking whether the C compiler works... checking whether the C compiler works... yeschecking for C compiler default output file name... a.outchecking for suffix of executables... yeschecking for C compiler default output file name... a.outchecking for suffix of executables... yeschecking for C compiler default output file name... a.outchecking for suffix of executables... checking whether we are cross compiling... checking whether we are cross compiling... checking whether we are cross compiling... nochecking for suffix of object files... nochecking for suffix of object files... ochecking whether we are using the GNU C compiler... nochecking for suffix of object files... ochecking whether we are using the GNU C compiler... yeschecking whether gcc accepts -g... ochecking whether we are using the GNU C compiler... yeschecking whether gcc accepts -g... yeschecking for gcc option to accept ISO C89... yeschecking whether gcc accepts -g... yeschecking for gcc option to accept ISO C89... yeschecking for gcc option to accept ISO C89... none neededchecking for style of include used by make... GNUchecking dependency style of gcc... none neededchecking for style of include used by make... GNUchecking dependency style of gcc... none neededchecking for style of include used by make... GNUchecking dependency style of gcc... gcc3checking build system type... gcc3checking how to run the C preprocessor... gcc3checking for g++... g++gcc -Ex86_64-unknown-linux-gnuchecking host system type... x86_64-unknown-linux-gnuchecking how to print strings... checking whether we are using the GNU C++ compiler... printfchecking for a sed that does not truncate output... /bin/sedchecking for grep that handles long lines and -e... checking for g++... g++/bin/grepchecking for egrep... /bin/grep -Echecking for fgrep... /bin/grep -Fchecking for ld used by gcc... yeschecking whether g++ accepts -g... /usr/bin/ldchecking if the linker (/usr/bin/ld) is GNU ld... yeschecking for BSD- or MS-compatible name lister (nm)... /usr/bin/nm -Bchecking the name lister (/usr/bin/nm -B) interface... checking whether we are using the GNU C++ compiler... yeschecking dependency style of g++... yeschecking whether g++ accepts -g... BSD nmchecking whether ln -s works... yeschecking the maximum length of command line arguments... 3458764513820540925checking whether the shell understands some XSI constructs... yeschecking whether the shell understands "+="... 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ar... archecking for archiver @FILE support... yeschecking dependency style of g++... gcc3checking how to run the C++ preprocessor... @checking for strip... stripchecking for ranlib... ranlibchecking command to parse /usr/bin/nm -B output from gcc object... g++ -Egcc3checking for grep that handles long lines and -e... checking build system type... /bin/grepchecking for egrep... /bin/grep -Echecking for ANSI C header files... x86_64-unknown-linux-gnuchecking host system type... x86_64-unknown-linux-gnuchecking how to print strings... printfchecking for a sed that does not truncate output... /bin/sedchecking for grep that handles long lines and -e... ok/bin/grepchecking for egrep... checking for sysroot... no/bin/grep -Echecking for fgrep... /bin/grep -Fchecking for ld used by gcc... /usr/bin/ldchecking if the linker (/usr/bin/ld) is GNU ld... yeschecking for BSD- or MS-compatible name lister (nm)... /usr/bin/nm -Bchecking the name lister (/usr/bin/nm -B) interface... checking for mt... mtchecking if mt is a manifest tool... nochecking how to run the C preprocessor... BSD nmchecking whether ln -s works... yeschecking the maximum length of command line arguments... 3458764513820540925checking whether the shell understands some XSI constructs... yeschecking whether the shell understands "+="... gcc -E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ar... archecking for archiver @FILE support... yeschecking for sys/types.h... checking for ANSI C header files... @checking for strip... stripchecking for ranlib... ranlibchecking command to parse /usr/bin/nm -B output from gcc object... yeschecking for sys/stat.h... yeschecking for stdlib.h... okchecking for sysroot... noyesyeschecking for mt... mtchecking if mt is a manifest tool... checking for sys/types.h... checking for string.h... nochecking for ANSI C header files... yeschecking for sys/stat.h... yesnochecking for sys/types.h... checking for memory.h... yesyeschecking for sys/stat.h... yeschecking for stdlib.h... checking for strings.h... yeschecking for stdlib.h... yesyeschecking for string.h... checking for inttypes.h... yeschecking for string.h... yesyeschecking for stdint.h... checking for memory.h... yeschecking for memory.h... yesyeschecking for unistd.h... checking for strings.h... yeschecking for strings.h... yesyeschecking minix/config.h usability... checking for inttypes.h... yeschecking for inttypes.h... yeschecking for stdint.h... yeschecking for stdint.h... nochecking minix/config.h presence... yeschecking for unistd.h... nochecking for minix/config.h... nochecking whether it is safe to define __EXTENSIONS__... yeschecking for unistd.h... yeschecking C++ compiler flags...... use user-supplied: -g1 -O0 -Wno-unused-local-typedefs -std=c++11yeschecking whether __SUNPRO_CC is declared... checking for dlfcn.h... yeschecking for dlfcn.h... nochecking how to print strings... printfchecking for a sed that does not truncate output... yeschecking for objdir... .libs/bin/sedchecking for fgrep... /bin/grep -Fchecking for ld used by gcc... yeschecking for objdir... /usr/bin/ldchecking if the linker (/usr/bin/ld) is GNU ld... .libsyeschecking for BSD- or MS-compatible name lister (nm)... /usr/bin/nm -Bchecking the name lister (/usr/bin/nm -B) interface... BSD nmchecking whether ln -s works... yeschecking the maximum length of command line arguments... 3458764513820540925checking whether the shell understands some XSI constructs... yeschecking whether the shell understands "+="... 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ar... archecking for archiver @FILE support... checking if gcc supports -fno-rtti -fno-exceptions... @checking if gcc supports -fno-rtti -fno-exceptions... checking for strip... stripchecking for ranlib... ranlibchecking command to parse /usr/bin/nm -B output from gcc object... nochecking for gcc option to produce PIC... -fPIC -DPICchecking if gcc PIC flag -fPIC -DPIC works... nochecking for gcc option to produce PIC... -fPIC -DPICchecking if gcc PIC flag -fPIC -DPIC works... yeschecking if gcc static flag -static works... yeschecking if gcc static flag -static works... okchecking for sysroot... noyeschecking if gcc supports -c -o file.o... checking for mt... mtchecking if mt is a manifest tool... yeschecking if gcc supports -c -o file.o... nochecking for dlfcn.h... yeschecking if gcc supports -c -o file.o... (cached) yeschecking whether the gcc linker (/usr/bin/ld -m elf_x86_64) supports shared libraries... yeschecking dynamic linker characteristics... yeschecking if gcc supports -c -o file.o... (cached) yeschecking whether the gcc linker (/usr/bin/ld -m elf_x86_64) supports shared libraries... yeschecking dynamic linker characteristics... yeschecking for objdir... .libsGNU/Linux ld.sochecking how to hardcode library paths into programs... immediatechecking whether stripping libraries is possible... yeschecking if libtool supports shared libraries... yeschecking whether to build shared libraries... nochecking whether to build static libraries... yeschecking sys/inotify.h usability... GNU/Linux ld.sochecking how to hardcode library paths into programs... immediatechecking whether stripping libraries is possible... yeschecking if libtool supports shared libraries... yeschecking whether to build shared libraries... nochecking whether to build static libraries... yeschecking how to run the C++ preprocessor... g++ -Echecking if gcc supports -fno-rtti -fno-exceptions... yeschecking sys/inotify.h presence... yeschecking for sys/inotify.h... yeschecking sys/epoll.h usability... nochecking for gcc option to produce PIC... -fPIC -DPICchecking if gcc PIC flag -fPIC -DPIC works... yeschecking if gcc static flag -static works... yeschecking sys/epoll.h presence... yeschecking for sys/epoll.h... yeschecking sys/event.h usability... checking for ld used by g++... /usr/bin/ld -m elf_x86_64checking if the linker (/usr/bin/ld -m elf_x86_64) is GNU ld... yeschecking whether the g++ linker (/usr/bin/ld -m elf_x86_64) supports shared libraries... yesyeschecking if gcc supports -c -o file.o... yeschecking if gcc supports -c -o file.o... (cached) yeschecking whether the gcc linker (/usr/bin/ld -m elf_x86_64) supports shared libraries... yeschecking dynamic linker characteristics... checking for g++ option to produce PIC... -fPIC -DPICchecking if g++ PIC flag -fPIC -DPIC works... yeschecking if g++ static flag -static works... GNU/Linux ld.sochecking how to hardcode library paths into programs... immediatechecking whether stripping libraries is possible... yeschecking if libtool supports shared libraries... yeschecking whether to build shared libraries... nochecking whether to build static libraries... yeschecking how to run the C++ preprocessor... g++ -Enochecking sys/event.h presence... nochecking for sys/event.h... nochecking port.h usability... yeschecking if g++ supports -c -o file.o... yeschecking if g++ supports -c -o file.o... (cached) yeschecking whether the g++ linker (/usr/bin/ld -m elf_x86_64) supports shared libraries... yeschecking dynamic linker characteristics... (cached) GNU/Linux ld.sochecking how to hardcode library paths into programs... immediatechecking for ANSI C header files... (cached) nochecking for stdint.h... (cached) yeschecking for sys/types.h... (cached) yeschecking for inttypes.h... (cached) yeschecking for unistd.h... (cached) yeschecking syscall.h usability... checking for ld used by g++... /usr/bin/ld -m elf_x86_64checking if the linker (/usr/bin/ld -m elf_x86_64) is GNU ld... yeschecking whether the g++ linker (/usr/bin/ld -m elf_x86_64) supports shared libraries... yesyeschecking syscall.h presence... yeschecking for syscall.h... yeschecking sys/syscall.h usability... nochecking port.h presence... nochecking for port.h... nochecking poll.h usability... checking for g++ option to produce PIC... -fPIC -DPICchecking if g++ PIC flag -fPIC -DPIC works... yeschecking sys/syscall.h presence... yeschecking for sys/syscall.h... yeschecking execinfo.h usability... yeschecking if g++ static flag -static works... yeschecking poll.h presence... yeschecking for poll.h... yeschecking sys/select.h usability... yeschecking execinfo.h presence... yeschecking for execinfo.h... yeschecking libunwind.h usability... yeschecking if g++ supports -c -o file.o... yeschecking sys/select.h presence... yeschecking for sys/select.h... yeschecking sys/eventfd.h usability... yeschecking if g++ supports -c -o file.o... (cached) yeschecking whether the g++ linker (/usr/bin/ld -m elf_x86_64) supports shared libraries... yeschecking dynamic linker characteristics... (cached) GNU/Linux ld.sochecking how to hardcode library paths into programs... immediatechecking for ANSI C header files... (cached) yeschecking fcntl.h usability... nochecking libunwind.h presence... nochecking for libunwind.h... nochecking ucontext.h usability... yeschecking sys/eventfd.h presence... yeschecking fcntl.h presence... yeschecking for sys/eventfd.h... yeschecking sys/signalfd.h usability... yeschecking for fcntl.h... yeschecking for inttypes.h... (cached) yeschecking limits.h usability... yeschecking ucontext.h presence... yeschecking for ucontext.h... yeschecking sys/utsname.h usability... yeschecking sys/signalfd.h presence... yeschecking limits.h presence... yeschecking for sys/signalfd.h... yesyeschecking for limits.h... yeschecking for inotify_init... checking for stdlib.h... (cached) yeschecking for unistd.h... (cached) yeschecking for working memcmp... yeschecking sys/utsname.h presence... yeschecking for sys/utsname.h... yeschecking pwd.h usability... yeschecking for epoll_ctl... yeschecking pwd.h presence... yesyeschecking for pwd.h... yeschecking for working strtod... yeschecking for kqueue... checking syslog.h usability... yeschecking syslog.h presence... nochecking for port_create... yeschecking for syslog.h... yeschecking sys/time.h usability... yeschecking for ftruncate... nochecking for poll... yeschecking sys/time.h presence... yeschecking for sys/time.h... yeschecking glob.h usability... yeschecking for memset... yeschecking for select... yeschecking glob.h presence... yeschecking for glob.h... yeschecking unwind.h usability... yeschecking for mkdir... yeschecking for eventfd... yeschecking unwind.h presence... yeschecking for unwind.h... yeschecking size of void *... yesyeschecking for strchr... checking for signalfd... yesyeschecking for clock_gettime... 8checking for uint16_t... checking for strerror... yeschecking for nanosleep... yeschecking for strtol... yesyeschecking for u_int16_t... checking for library containing floor... yeschecking zlib version... ok (1.2.0.4 or later)checking for library containing zlibVersion... yeschecking for __uint16... -lmconfigure: creating ./config.statusnochecking for sigaltstack... -lzchecking for the pthreads library -lpthreads... yeschecking for dladdr... nochecking whether pthreads work without any flags... nochecking for fcntl... nochecking whether pthreads work with -Kthread... nochecking whether pthreads work with -kthread... nochecking for the pthreads library -llthread... yeschecking for __attribute__... yeschecking for __builtin_expect... nochecking whether pthreads work with -pthread... yeschecking for __sync_val_compare_and_swap... yeschecking for joinable pthread attribute... yeschecking for the pthreads library -lpthreads... PTHREAD_CREATE_JOINABLEchecking if more special flags are required for pthreads... nochecking whether to check for GCC pthread/shared inconsistencies... yeschecking whether -pthread is sufficient with -shared... nochecking whether pthreads work without any flags... yeschecking whether what we have so far is sufficient with -nostdlib... nochecking whether pthreads work with -Kthread... nochecking whether pthreads work with -kthread... nochecking for the pthreads library -llthread... nochecking whether -lpthread saves the day... config.status: creating Makefileconfig.status: creating config.hconfig.status: executing depfiles commandsnochecking whether pthreads work with -pthread... yeschecking the location of hash_map... config.status: executing libtool commandsyeschecking for joinable pthread attribute... PTHREAD_CREATE_JOINABLEchecking if more special flags are required for pthreads... nochecking whether to check for GCC pthread/shared inconsistencies... yeschecking whether -pthread is sufficient with -shared... make[8]: Entering directory `/home/jenkins/jenkins-slave/workspace/mesos-reviewbot/mesos-0.21.0/_build/3rdparty/libprocess/3rdparty/libev-4.15'make <text:s/>all-ammake[9]: Entering directory `/home/jenkins/jenkins-slave/workspace/mesos-reviewbot/mesos-0.21.0/_build/3rdparty/libprocess/3rdparty/libev-4.15'/bin/bash ./libtool --tag=CC <text:s text:c="2"/>--mode=compile gcc -DHAVE_CONFIG_H -I. <text:s text:c="4"/>-g -O3 -MT ev.lo -MD -MP -MF .deps/ev.Tpo -c -o ev.lo ev.clibtool: compile: <text:s/>gcc -DHAVE_CONFIG_H -I. -g -O3 -MT ev.lo -MD -MP -MF .deps/ev.Tpo -c ev.c <text:s/>-fPIC -DPIC -o ev.oyeschecking for pthread_self in -lpthread... yeschecking for main in -lgflags... ev.c:1531:31: warning: 'ev_default_loop_ptr' initialized and declared 'extern' [enabled by default] <text:s text:c="2"/>EV_API_DECL struct ev_loop *ev_default_loop_ptr = 0; /* needs to be initialised to make it a definition despite extern */ <text:s text:c="30"/>^ev.c: In function 'evpipe_write':ev.c:2160:17: warning: ignoring return value of 'write', declared with attribute warn_unused_result [-Wunused-result] <text:s text:c="10"/>write (evpipe [1], &amp;counter, sizeof (uint64_t)); <text:s text:c="16"/>^ev.c:2172:17: warning: ignoring return value of 'write', declared with attribute warn_unused_result [-Wunused-result] <text:s text:c="10"/>write (evpipe [1], &amp;(evpipe [1]), 1); <text:s text:c="16"/>^ev.c: In function 'pipecb':nochecking for gtest-config... ev.c:2193:16: warning: ignoring return value of 'read', declared with attribute warn_unused_result [-Wunused-result] <text:s text:c="10"/>read (evpipe [1], &amp;counter, sizeof (uint64_t)); <text:s text:c="15"/>^ev.c:2207:16: warning: ignoring return value of 'read', declared with attribute warn_unused_result [-Wunused-result] <text:s text:c="10"/>read (evpipe [0], &amp;dummy, sizeof (dummy)); <text:s text:c="15"/>^nochecking support for pthread_rwlock_* functions... yeschecking whether the compiler implements namespaces... yeschecking what namespace STL code is in... &lt;unordered_map&gt;configure: creating ./config.statusstdchecking whether compiler supports using ::operator&lt;&lt;... 1checking for ucontext.h... (cached) yeschecking sys/ucontext.h usability... yeschecking sys/ucontext.h presence... yeschecking for sys/ucontext.h... yeschecking how to access the program counter from a struct ucontext... config.status: creating Makefileuc_mcontext.gregs[REG_RIP]config.status: creating src/Makefileconfigure: creating ./config.statusconfig.status: creating protobuf.pcconfig.status: creating protobuf-lite.pcconfig.status: creating config.hconfig.status: executing depfiles commandsmv -f .deps/ev.Tpo .deps/ev.Plo/bin/bash ./libtool --tag=CC <text:s text:c="2"/>--mode=compile gcc -DHAVE_CONFIG_H -I. <text:s text:c="4"/>-g -O3 -MT event.lo -MD -MP -MF .deps/event.Tpo -c -o event.lo event.clibtool: compile: <text:s/>gcc -DHAVE_CONFIG_H -I. -g -O3 -MT event.lo -MD -MP -MF .deps/event.Tpo -c event.c <text:s/>-fPIC -DPIC -o event.oconfig.status: executing libtool commandsmv -f .deps/event.Tpo .deps/event.Plo/bin/bash ./libtool --tag=CC <text:s text:c="2"/>--mode=link gcc <text:s/>-g -O3 -version-info 4:0:0 <text:s/>-o libev.la -rpath /home/jenkins/jenkins-slave/workspace/mesos-reviewbot/mesos-0.21.0/_inst/lib ev.lo event.lo <text:s/>-lm === configuring in gtest (/home/jenkins/jenkins-slave/workspace/mesos-reviewbot/mesos-0.21.0/_build/3rdparty/libprocess/3rdparty/protobuf-2.5.0/gtest)configure: running /bin/bash ./configure --disable-option-checking '--prefix=/home/jenkins/jenkins-slave/workspace/mesos-reviewbot/mesos-0.21.0/_inst' <text:s/>'--disable-python-dependency-install' 'JAVA_HOME=/home/jenkins/tools/java/jdk1.6.0_20-64' 'CXXFLAGS=-g1 -O0 -Wno-unused-local-typedefs -std=c++11' '--enable-shared=no' '--with-pic' --cache-file=/dev/null --srcdir=.libtool: link: ar cru .libs/libev.a <text:s/>ev.o event.olibtool: link: ranlib .libs/libev.alibtool: link: ( cd ".libs" &amp;&amp; rm -f "libev.la" &amp;&amp; ln -s "../libev.la" "libev.la" )make[9]: Leaving directory `/home/jenkins/jenkins-slave/workspace/mesos-reviewbot/mesos-0.21.0/_build/3rdparty/libprocess/3rdparty/libev-4.15'make[8]: Leaving directory `/home/jenkins/jenkins-slave/workspace/mesos-reviewbot/mesos-0.21.0/_build/3rdparty/libprocess/3rdparty/libev-4.15'/bin/bash ../libtool <text:s/>--tag=CC <text:s text:c="2"/>--mode=link gcc <text:s/>-g1 -O0 -Wno-unused-local-typedefs <text:s text:c="2"/>-o libry_http_parser.la <text:s/>libry_http_parser_la-http_parser.lo <text:s/>-lz -lcurl -lsvn_delta-1 -lsvn_subr-1 -lapr-1 <text:s/>-lrtchecking for a BSD-compatible install... /usr/bin/install -cchecking whether build environment is sane... config.status: creating Makefileconfig.status: creating src/glog/logging.hlibtool: link: ar cru .libs/libry_http_parser.a <text:s/>libry_http_parser_la-http_parser.olibtool: link: ranlib .libs/libry_http_parser.alibtool: link: ( cd ".libs" &amp;&amp; rm -f "libry_http_parser.la" &amp;&amp; ln -s "../libry_http_parser.la" "libry_http_parser.la" )config.status: creating src/glog/raw_logging.hconfig.status: creating src/glog/vlog_is_on.hconfig.status: creating src/glog/stl_logging.hconfig.status: creating libglog.pcconfig.status: creating src/config.hconfig.status: executing depfiles commandsconfig.status: executing libtool commandsmake[8]: Entering directory `/home/jenkins/jenkins-slave/workspace/mesos-reviewbot/mesos-0.21.0/_build/3rdparty/libprocess/3rdparty/glog-0.3.3'/bin/bash ./libtool <text:s/>--tag=CXX <text:s text:c="2"/>--mode=compile g++ -DHAVE_CONFIG_H -I. -I./src <text:s/>-I./src <text:s text:c="3"/>-Wall -Wwrite-strings -Woverloaded-virtual -Wno-sign-compare <text:s/>-DNO_FRAME_POINTER <text:s/>-DNDEBUG -g1 -O0 -Wno-unused-local-typedefs -std=c++11 -MT libglog_la-logging.lo -MD -MP -MF .deps/libglog_la-logging.Tpo -c -o libglog_la-logging.lo `test -f 'src/logging.cc' || echo './'`src/logging.cc/bin/bash ./libtool <text:s/>--tag=CXX <text:s text:c="2"/>--mode=compile g++ -DHAVE_CONFIG_H -I. -I./src <text:s/>-I./src <text:s text:c="3"/>-Wall -Wwrite-strings -Woverloaded-virtual -Wno-sign-compare <text:s/>-DNO_FRAME_POINTER <text:s/>-DNDEBUG -g1 -O0 -Wno-unused-local-typedefs -std=c++11 -MT libglog_la-raw_logging.lo -MD -MP -MF .deps/libglog_la-raw_logging.Tpo -c -o libglog_la-raw_logging.lo `test -f 'src/raw_logging.cc' || echo './'`src/raw_logging.cclibtool: compile: <text:s/>g++ -DHAVE_CONFIG_H -I. -I./src -I./src -Wall -Wwrite-strings -Woverloaded-virtual -Wno-sign-compare -DNO_FRAME_POINTER -DNDEBUG -g1 -O0 -Wno-unused-local-typedefs -std=c++11 -MT libglog_la-logging.lo -MD -MP -MF .deps/libglog_la-logging.Tpo -c src/logging.cc <text:s/>-fPIC -DPIC -o libglog_la-logging.olibtool: compile: <text:s/>g++ -DHAVE_CONFIG_H -I. -I./src -I./src -Wall -Wwrite-strings -Woverloaded-virtual -Wno-sign-compare -DNO_FRAME_POINTER -DNDEBUG -g1 -O0 -Wno-unused-local-typedefs -std=c++11 -MT libglog_la-raw_logging.lo -MD -MP -MF .deps/libglog_la-raw_logging.Tpo -c src/raw_logging.cc <text:s/>-fPIC -DPIC -o libglog_la-raw_logging.omv -f .deps/libglog_la-raw_logging.Tpo .deps/libglog_la-raw_logging.Plo/bin/bash ./libtool <text:s/>--tag=CXX <text:s text:c="2"/>--mode=compile g++ -DHAVE_CONFIG_H -I. -I./src <text:s/>-I./src <text:s text:c="3"/>-Wall -Wwrite-strings -Woverloaded-virtual -Wno-sign-compare <text:s/>-DNO_FRAME_POINTER <text:s/>-DNDEBUG -g1 -O0 -Wno-unused-local-typedefs -std=c++11 -MT libglog_la-vlog_is_on.lo -MD -MP -MF .deps/libglog_la-vlog_is_on.Tpo -c -o libglog_la-vlog_is_on.lo `test -f 'src/vlog_is_on.cc' || echo './'`src/vlog_is_on.cclibtool: compile: <text:s/>g++ -DHAVE_CONFIG_H -I. -I./src -I./src -Wall -Wwrite-strings -Woverloaded-virtual -Wno-sign-compare -DNO_FRAME_POINTER -DNDEBUG -g1 -O0 -Wno-unused-local-typedefs -std=c++11 -MT libglog_la-vlog_is_on.lo -MD -MP -MF .deps/libglog_la-vlog_is_on.Tpo -c src/vlog_is_on.cc <text:s/>-fPIC -DPIC -o libglog_la-vlog_is_on.oyeschecking for a thread-safe mkdir -p... /bin/mkdir -pchecking for gawk... nochecking for mawk... mawkchecking whether make sets $(MAKE)... yeschecking for gcc... gccchecking whether the C compiler works... yeschecking for C compiler default output file name... a.outchecking for suffix of executables... checking whether we are cross compiling... nochecking for suffix of object files... ochecking whether we are using the GNU C compiler... yeschecking whether gcc accepts -g... yeschecking for gcc option to accept ISO C89... none neededchecking for style of include used by make... GNUchecking dependency style of gcc... mv -f .deps/libglog_la-vlog_is_on.Tpo .deps/libglog_la-vlog_is_on.Plo/bin/bash ./libtool <text:s/>--tag=CXX <text:s text:c="2"/>--mode=compile g++ -DHAVE_CONFIG_H -I. -I./src <text:s/>-I./src <text:s text:c="3"/>-Wall -Wwrite-strings -Woverloaded-virtual -Wno-sign-compare <text:s/>-DNO_FRAME_POINTER <text:s/>-DNDEBUG -g1 -O0 -Wno-unused-local-typedefs -std=c++11 -MT libglog_la-utilities.lo -MD -MP -MF .deps/libglog_la-utilities.Tpo -c -o libglog_la-utilities.lo `test -f 'src/utilities.cc' || echo './'`src/utilities.ccgcc3checking for g++... g++libtool: compile: <text:s/>g++ -DHAVE_CONFIG_H -I. -I./src -I./src -Wall -Wwrite-strings -Woverloaded-virtual -Wno-sign-compare -DNO_FRAME_POINTER -DNDEBUG -g1 -O0 -Wno-unused-local-typedefs -std=c++11 -MT libglog_la-utilities.lo -MD -MP -MF .deps/libglog_la-utilities.Tpo -c src/utilities.cc <text:s/>-fPIC -DPIC -o libglog_la-utilities.ochecking whether we are using the GNU C++ compiler... yeschecking whether g++ accepts -g... yeschecking dependency style of g++... mv -f .deps/libglog_la-logging.Tpo .deps/libglog_la-logging.Plo/bin/bash ./libtool <text:s/>--tag=CXX <text:s text:c="2"/>--mode=compile g++ -DHAVE_CONFIG_H -I. -I./src <text:s/>-I./src <text:s text:c="3"/>-Wall -Wwrite-strings -Woverloaded-virtual -Wno-sign-compare <text:s/>-DNO_FRAME_POINTER <text:s/>-DNDEBUG -g1 -O0 -Wno-unused-local-typedefs -std=c++11 -MT libglog_la-demangle.lo -MD -MP -MF .deps/libglog_la-demangle.Tpo -c -o libglog_la-demangle.lo `test -f 'src/demangle.cc' || echo './'`src/demangle.cclibtool: compile: <text:s/>g++ -DHAVE_CONFIG_H -I. -I./src -I./src -Wall -Wwrite-strings -Woverloaded-virtual -Wno-sign-compare -DNO_FRAME_POINTER -DNDEBUG -g1 -O0 -Wno-unused-local-typedefs -std=c++11 -MT libglog_la-demangle.lo -MD -MP -MF .deps/libglog_la-demangle.Tpo -c src/demangle.cc <text:s/>-fPIC -DPIC -o libglog_la-demangle.ogcc3checking build system type... x86_64-unknown-linux-gnuchecking host system type... x86_64-unknown-linux-gnuchecking how to print strings... printfchecking for a sed that does not truncate output... /bin/sedchecking for grep that handles long lines and -e... /bin/grepchecking for egrep... /bin/grep -Echecking for fgrep... /bin/grep -Fchecking for ld used by gcc... /usr/bin/ldchecking if the linker (/usr/bin/ld) is GNU ld... yeschecking for BSD- or MS-compatible name lister (nm)... /usr/bin/nm -Bchecking the name lister (/usr/bin/nm -B) interface... BSD nmchecking whether ln -s works... yeschecking the maximum length of command line arguments... 3458764513820540925checking whether the shell understands some XSI constructs... yeschecking whether the shell understands "+="... yeschecking how to convert x86_64-unknown-linux-gnu file names to x86_64-unknown-linux-gnu format... func_convert_file_noopchecking how to convert x86_64-unknown-linux-gnu file names to toolchain format... func_convert_file_noopchecking for /usr/bin/ld option to reload object files... -rchecking for objdump... objdumpchecking how to recognize dependent libraries... pass_allchecking for dlltool... nochecking how to associate runtime and link libraries... printf %s\nchecking for ar... archecking for archiver @FILE support... @mv -f .deps/libglog_la-demangle.Tpo .deps/libglog_la-demangle.Plochecking for strip... stripchecking for ranlib... ranlibchecking command to parse /usr/bin/nm -B output from gcc object... /bin/bash ./libtool <text:s/>--tag=CXX <text:s text:c="2"/>--mode=compile g++ -DHAVE_CONFIG_H -I. -I./src <text:s/>-I./src <text:s text:c="3"/>-Wall -Wwrite-strings -Woverloaded-virtual -Wno-sign-compare <text:s/>-</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9">
          <table:table-cell office:value-type="float" office:value="26424" calcext:value-type="float">
            <text:p>26424</text:p>
          </table:table-cell>
          <table:table-cell office:value-type="string" calcext:value-type="string">
            <text:p>aurora</text:p>
          </table:table-cell>
          <table:table-cell office:value-type="string" calcext:value-type="string">
            <text:p>jcohen</text:p>
          </table:table-cell>
          <table:table-cell office:value-type="float" office:value="56610" calcext:value-type="float">
            <text:p>56610</text:p>
          </table:table-cell>
          <table:table-cell table:number-columns-repeated="3"/>
          <table:table-cell office:value-type="string" calcext:value-type="string">
            <text:p>Review.body_top</text:p>
          </table:table-cell>
          <table:table-cell office:value-type="string" calcext:value-type="string">
            <text:p>wfarner</text:p>
          </table:table-cell>
          <table:table-cell office:value-type="string" calcext:value-type="string">
            <text:p>2014-10-15T00:02:18Z</text:p>
          </table:table-cell>
          <table:table-cell office:value-type="string" calcext:value-type="string">
            <text:p>Sorry for the delay on this, i didn't realize i was on the hook to commit.</text:p>
            <text:p/>
            <text:p>Now on master:</text:p>
            <text:p>    $ git log -1</text:p>
            <text:p>    commit 72fed752fcdbacf0f29e7eaef56c177f5ec9fcf0</text:p>
            <text:p>    Author: Joshua Cohen &lt;jcohen@twopensource.com&gt;</text:p>
            <text:p>    Date:   Tue Oct 14 16:32:03 2014 -0700</text:p>
            <text:p/>
            <text:p>        Disable requests http connection logging.</text:p>
            <text:p>        </text:p>
            <text:p>        Bugs closed: AURORA-770</text:p>
            <text:p>        </text:p>
            <text:p>        Reviewed at https://reviews.apache.org/r/26424/</text:p>
            <text:p/>
            <text:p>D'oh, I had lost track of this, I thought it had already shipped :/.</text:p>
          </table:table-cell>
          <table:table-cell table:style-name="Default" office:value-type="string" calcext:value-type="string">
            <text:p>false</text:p>
          </table:table-cell>
          <table:table-cell table:number-columns-repeated="2"/>
        </table:table-row>
        <table:table-row table:style-name="ro18">
          <table:table-cell office:value-type="float" office:value="56366" calcext:value-type="float">
            <text:p>56366</text:p>
          </table:table-cell>
          <table:table-cell office:value-type="string" calcext:value-type="string">
            <text:p>mesos</text:p>
          </table:table-cell>
          <table:table-cell office:value-type="string" calcext:value-type="string">
            <text:p>andschwa</text:p>
          </table:table-cell>
          <table:table-cell office:value-type="float" office:value="164828" calcext:value-type="float">
            <text:p>164828</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7-02-09T02:37:51Z</text:p>
          </table:table-cell>
          <table:table-cell office:value-type="string" calcext:value-type="string">
            <text:p>Bad patch!</text:p>
            <text:p/>
            <text:p>Reviews applied: [56366, 56364, 56363]</text:p>
            <text:p/>
            <text:p>Failed command: python support/apply-reviews.py -n -r 56366</text:p>
            <text:p/>
            <text:p>Error:</text:p>
            <text:p>2017-02-09 02:37:50 URL:https://reviews.apache.org/r/56366/diff/raw/ [5273/5273] -&gt; "56366.patch" [1]</text:p>
            <text:p>error: patch failed: src/launcher/executor.cpp:140</text:p>
            <text:p>error: src/launcher/executor.cpp: patch does not apply</text:p>
            <text:p/>
            <text:p>Full log: https://builds.apache.org/job/Mesos-Reviewbot/17030/console</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2">
          <table:table-cell office:value-type="float" office:value="52695" calcext:value-type="float">
            <text:p>52695</text:p>
          </table:table-cell>
          <table:table-cell office:value-type="string" calcext:value-type="string">
            <text:p>mesos</text:p>
          </table:table-cell>
          <table:table-cell office:value-type="string" calcext:value-type="string">
            <text:p>aaron.wood</text:p>
          </table:table-cell>
          <table:table-cell office:value-type="float" office:value="154527" calcext:value-type="float">
            <text:p>154527</text:p>
          </table:table-cell>
          <table:table-cell office:value-type="float" office:value="224124" calcext:value-type="float">
            <text:p>224124</text:p>
          </table:table-cell>
          <table:table-cell table:number-columns-repeated="2"/>
          <table:table-cell office:value-type="string" calcext:value-type="string">
            <text:p>DiffComment</text:p>
          </table:table-cell>
          <table:table-cell office:value-type="string" calcext:value-type="string">
            <text:p>bbannier</text:p>
          </table:table-cell>
          <table:table-cell office:value-type="string" calcext:value-type="string">
            <text:p>2016-11-07T21:31:38Z</text:p>
          </table:table-cell>
          <table:table-cell office:value-type="string" calcext:value-type="string">
            <text:p>I think this would be easier to follow if you'd incrementially build up `AM_CXXFLAGS` while explaining their effect, e.g.,</text:p>
            <text:p/>
            <text:p>    # Enable common (and some language specific) warnings.</text:p>
            <text:p>    AM_CXXFLAGS += -Wall</text:p>
            <text:p>    # Warn when a comparison is made between signed and unsigned values.</text:p>
            <text:p>    AM_CXXFLAGS += -Wsign-compare</text:p>
            <text:p>    ...</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2">
          <table:table-cell office:value-type="float" office:value="70245" calcext:value-type="float">
            <text:p>70245</text:p>
          </table:table-cell>
          <table:table-cell office:value-type="string" calcext:value-type="string">
            <text:p>mesos</text:p>
          </table:table-cell>
          <table:table-cell office:value-type="string" calcext:value-type="string">
            <text:p>chhsia0</text:p>
          </table:table-cell>
          <table:table-cell office:value-type="float" office:value="213820" calcext:value-type="float">
            <text:p>213820</text:p>
          </table:table-cell>
          <table:table-cell office:value-type="float" office:value="299887" calcext:value-type="float">
            <text:p>299887</text:p>
          </table:table-cell>
          <table:table-cell table:number-columns-repeated="2"/>
          <table:table-cell office:value-type="string" calcext:value-type="string">
            <text:p>DiffComment</text:p>
          </table:table-cell>
          <table:table-cell office:value-type="string" calcext:value-type="string">
            <text:p>chhsia0</text:p>
          </table:table-cell>
          <table:table-cell office:value-type="string" calcext:value-type="string">
            <text:p>2019-03-20T10:56:49Z</text:p>
          </table:table-cell>
          <table:table-cell office:value-type="string" calcext:value-type="string">
            <text:p>From r/70169: Benjamin: Composition instead of inheritance seems to work just fine here, let's do that instead.</text:p>
            <text:p/>
            <text:p>Chun-Hung: Yeah both work. The inheritance approach would enable us to use metrics.csi_plugin_container_termination instead of metrics.csiPluginMetrics.container_termination. WDYT?</text:p>
            <text:p/>
            <text:p>Yes, that makes sense for a mere data class. Dropping.</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60107" calcext:value-type="float">
            <text:p>60107</text:p>
          </table:table-cell>
          <table:table-cell office:value-type="string" calcext:value-type="string">
            <text:p>mesos</text:p>
          </table:table-cell>
          <table:table-cell office:value-type="string" calcext:value-type="string">
            <text:p>quinn.leng</text:p>
          </table:table-cell>
          <table:table-cell office:value-type="float" office:value="179195" calcext:value-type="float">
            <text:p>179195</text:p>
          </table:table-cell>
          <table:table-cell office:value-type="float" office:value="253795" calcext:value-type="float">
            <text:p>253795</text:p>
          </table:table-cell>
          <table:table-cell table:number-columns-repeated="2"/>
          <table:table-cell office:value-type="string" calcext:value-type="string">
            <text:p>DiffComment</text:p>
          </table:table-cell>
          <table:table-cell office:value-type="string" calcext:value-type="string">
            <text:p>greggomann</text:p>
          </table:table-cell>
          <table:table-cell office:value-type="string" calcext:value-type="string">
            <text:p>2017-06-29T00:38:40Z</text:p>
          </table:table-cell>
          <table:table-cell office:value-type="string" calcext:value-type="string">
            <text:p>Indented too far.</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61775" calcext:value-type="float">
            <text:p>61775</text:p>
          </table:table-cell>
          <table:table-cell office:value-type="string" calcext:value-type="string">
            <text:p>hbase-git</text:p>
          </table:table-cell>
          <table:table-cell office:value-type="string" calcext:value-type="string">
            <text:p>appy</text:p>
          </table:table-cell>
          <table:table-cell office:value-type="float" office:value="183482" calcext:value-type="float">
            <text:p>183482</text:p>
          </table:table-cell>
          <table:table-cell office:value-type="float" office:value="259492" calcext:value-type="float">
            <text:p>259492</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7-08-25T06:57:07Z</text:p>
          </table:table-cell>
          <table:table-cell office:value-type="string" calcext:value-type="string">
            <text:p>Original ImportTsv is @InterfaceAudience.Public What you thinking? It is ok to break it or is this ITU a new class and you left IT as is? (I'll keep reading the patch).</text:p>
            <text:p/>
            <text:p>Everything is back into ImportTsv so should be fine now.</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2">
          <table:table-cell office:value-type="float" office:value="16034" calcext:value-type="float">
            <text:p>16034</text:p>
          </table:table-cell>
          <table:table-cell office:value-type="string" calcext:value-type="string">
            <text:p>hive-git</text:p>
          </table:table-cell>
          <table:table-cell office:value-type="string" calcext:value-type="string">
            <text:p>navis</text:p>
          </table:table-cell>
          <table:table-cell office:value-type="float" office:value="43887" calcext:value-type="float">
            <text:p>43887</text:p>
          </table:table-cell>
          <table:table-cell office:value-type="float" office:value="78166" calcext:value-type="float">
            <text:p>78166</text:p>
          </table:table-cell>
          <table:table-cell table:number-columns-repeated="2"/>
          <table:table-cell office:value-type="string" calcext:value-type="string">
            <text:p>DiffComment</text:p>
          </table:table-cell>
          <table:table-cell office:value-type="string" calcext:value-type="string">
            <text:p>ashutoshc</text:p>
          </table:table-cell>
          <table:table-cell office:value-type="string" calcext:value-type="string">
            <text:p>2014-05-24T00:51:08Z</text:p>
          </table:table-cell>
          <table:table-cell office:value-type="string" calcext:value-type="string">
            <text:p>Not able to understand this. Can you add comments whats happening here?</text:p>
            <text:p/>
            <text:p>It's not related to this issue. There was an authorization issue on view which should be authorized by the owner of view, not by current user, which was fixed long before than this(yes, in my version). </text:p>
            <text:p/>
            <text:p>I should book that as a following issue. Will remove this part for that.</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67315" calcext:value-type="float">
            <text:p>67315</text:p>
          </table:table-cell>
          <table:table-cell office:value-type="string" calcext:value-type="string">
            <text:p>atlas</text:p>
          </table:table-cell>
          <table:table-cell office:value-type="string" calcext:value-type="string">
            <text:p>daniela.otelea</text:p>
          </table:table-cell>
          <table:table-cell office:value-type="float" office:value="203852" calcext:value-type="float">
            <text:p>203852</text:p>
          </table:table-cell>
          <table:table-cell office:value-type="float" office:value="286169" calcext:value-type="float">
            <text:p>286169</text:p>
          </table:table-cell>
          <table:table-cell table:number-columns-repeated="2"/>
          <table:table-cell office:value-type="string" calcext:value-type="string">
            <text:p>DiffComment</text:p>
          </table:table-cell>
          <table:table-cell office:value-type="string" calcext:value-type="string">
            <text:p>davidrad</text:p>
          </table:table-cell>
          <table:table-cell office:value-type="string" calcext:value-type="string">
            <text:p>2018-05-25T09:03:52Z</text:p>
          </table:table-cell>
          <table:table-cell office:value-type="string" calcext:value-type="string">
            <text:p>this seems to have hard coded values in - I suggest adding TODOs to induicated they need replacing.</text:p>
          </table:table-cell>
          <table:table-cell table:style-name="Default" office:value-type="string" calcext:value-type="string">
            <text:p>false</text:p>
          </table:table-cell>
          <table:table-cell table:number-columns-repeated="2"/>
        </table:table-row>
        <table:table-row table:style-name="ro3">
          <table:table-cell office:value-type="float" office:value="39803" calcext:value-type="float">
            <text:p>39803</text:p>
          </table:table-cell>
          <table:table-cell office:value-type="string" calcext:value-type="string">
            <text:p>mesos</text:p>
          </table:table-cell>
          <table:table-cell office:value-type="string" calcext:value-type="string">
            <text:p>hausdorff</text:p>
          </table:table-cell>
          <table:table-cell office:value-type="float" office:value="114150" calcext:value-type="float">
            <text:p>114150</text:p>
          </table:table-cell>
          <table:table-cell office:value-type="float" office:value="174968" calcext:value-type="float">
            <text:p>174968</text:p>
          </table:table-cell>
          <table:table-cell table:number-columns-repeated="2"/>
          <table:table-cell office:value-type="string" calcext:value-type="string">
            <text:p>DiffComment</text:p>
          </table:table-cell>
          <table:table-cell office:value-type="string" calcext:value-type="string">
            <text:p>mcypark</text:p>
          </table:table-cell>
          <table:table-cell office:value-type="string" calcext:value-type="string">
            <text:p>2016-01-14T10:08:54Z</text:p>
          </table:table-cell>
          <table:table-cell office:value-type="string" calcext:value-type="string">
            <text:p>Can we add a tab here?</text:p>
            <text:p/>
            <text:p>Per our Slack conversation, the length of this path exceeds the length of tabs before the `\\` character in RB, so let's add a tab here and then I'll follow up with a formatting patch to make sure all the other `\\` characters line up.</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54007" calcext:value-type="float">
            <text:p>54007</text:p>
          </table:table-cell>
          <table:table-cell office:value-type="string" calcext:value-type="string">
            <text:p>mesos</text:p>
          </table:table-cell>
          <table:table-cell office:value-type="string" calcext:value-type="string">
            <text:p>alexr</text:p>
          </table:table-cell>
          <table:table-cell office:value-type="float" office:value="156700" calcext:value-type="float">
            <text:p>156700</text:p>
          </table:table-cell>
          <table:table-cell office:value-type="float" office:value="226928" calcext:value-type="float">
            <text:p>226928</text:p>
          </table:table-cell>
          <table:table-cell table:number-columns-repeated="2"/>
          <table:table-cell office:value-type="string" calcext:value-type="string">
            <text:p>DiffComment</text:p>
          </table:table-cell>
          <table:table-cell office:value-type="string" calcext:value-type="string">
            <text:p>haosdent</text:p>
          </table:table-cell>
          <table:table-cell office:value-type="string" calcext:value-type="string">
            <text:p>2016-11-23T08:55:33Z</text:p>
          </table:table-cell>
          <table:table-cell office:value-type="string" calcext:value-type="string">
            <text:p>No sure if `check.SerializeAsString()` would be better or not. Or we could add a `stringify()` for protobuf message?</text:p>
            <text:p/>
            <text:p>hmm, realize the output of `check.SerializeAsString()` is not a json string.</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5817" calcext:value-type="float">
            <text:p>5817</text:p>
          </table:table-cell>
          <table:table-cell office:value-type="string" calcext:value-type="string">
            <text:p>hbase-git</text:p>
          </table:table-cell>
          <table:table-cell office:value-type="string" calcext:value-type="string">
            <text:p>jyates</text:p>
          </table:table-cell>
          <table:table-cell office:value-type="float" office:value="8984" calcext:value-type="float">
            <text:p>8984</text:p>
          </table:table-cell>
          <table:table-cell office:value-type="float" office:value="19114" calcext:value-type="float">
            <text:p>19114</text:p>
          </table:table-cell>
          <table:table-cell table:number-columns-repeated="2"/>
          <table:table-cell office:value-type="string" calcext:value-type="string">
            <text:p>DiffComment</text:p>
          </table:table-cell>
          <table:table-cell office:value-type="string" calcext:value-type="string">
            <text:p>ivarley</text:p>
          </table:table-cell>
          <table:table-cell office:value-type="string" calcext:value-type="string">
            <text:p>2012-07-09T22:53:48Z</text:p>
          </table:table-cell>
          <table:table-cell office:value-type="string" calcext:value-type="string">
            <text:p>Maybe shouldn't log that it's waiting if it doesn't end up waiting ... ? Meh, I guess it's fine.</text:p>
            <text:p/>
            <text:p>I'm going to go with fine.</text:p>
          </table:table-cell>
          <table:table-cell table:style-name="Default" office:value-type="string" calcext:value-type="string">
            <text:p>true</text:p>
          </table:table-cell>
          <table:table-cell office:value-type="string" calcext:value-type="string">
            <text:p>logPoint</text:p>
          </table:table-cell>
          <table:table-cell/>
        </table:table-row>
        <table:table-row table:style-name="ro3">
          <table:table-cell office:value-type="float" office:value="46330" calcext:value-type="float">
            <text:p>46330</text:p>
          </table:table-cell>
          <table:table-cell office:value-type="string" calcext:value-type="string">
            <text:p>atlas</text:p>
          </table:table-cell>
          <table:table-cell office:value-type="string" calcext:value-type="string">
            <text:p>vmadugun</text:p>
          </table:table-cell>
          <table:table-cell office:value-type="float" office:value="133344" calcext:value-type="float">
            <text:p>133344</text:p>
          </table:table-cell>
          <table:table-cell office:value-type="float" office:value="197666" calcext:value-type="float">
            <text:p>197666</text:p>
          </table:table-cell>
          <table:table-cell table:number-columns-repeated="2"/>
          <table:table-cell office:value-type="string" calcext:value-type="string">
            <text:p>DiffComment</text:p>
          </table:table-cell>
          <table:table-cell office:value-type="string" calcext:value-type="string">
            <text:p>shwethags</text:p>
          </table:table-cell>
          <table:table-cell office:value-type="string" calcext:value-type="string">
            <text:p>2016-05-17T15:22:50Z</text:p>
          </table:table-cell>
          <table:table-cell office:value-type="string" calcext:value-type="string">
            <text:p>Rename to getAllTypeNames()</text:p>
            <text:p/>
            <text:p>Done</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
          <table:table-cell office:value-type="float" office:value="36858" calcext:value-type="float">
            <text:p>36858</text:p>
          </table:table-cell>
          <table:table-cell office:value-type="string" calcext:value-type="string">
            <text:p>kafka</text:p>
          </table:table-cell>
          <table:table-cell office:value-type="string" calcext:value-type="string">
            <text:p>mgharat</text:p>
          </table:table-cell>
          <table:table-cell office:value-type="float" office:value="94447" calcext:value-type="float">
            <text:p>94447</text:p>
          </table:table-cell>
          <table:table-cell office:value-type="float" office:value="149094" calcext:value-type="float">
            <text:p>149094</text:p>
          </table:table-cell>
          <table:table-cell table:number-columns-repeated="2"/>
          <table:table-cell office:value-type="string" calcext:value-type="string">
            <text:p>DiffComment</text:p>
          </table:table-cell>
          <table:table-cell office:value-type="string" calcext:value-type="string">
            <text:p>junrao</text:p>
          </table:table-cell>
          <table:table-cell office:value-type="string" calcext:value-type="string">
            <text:p>2015-08-08T02:44:16Z</text:p>
          </table:table-cell>
          <table:table-cell office:value-type="string" calcext:value-type="string">
            <text:p>Should we try a request timeout larger than 0?</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3">
          <table:table-cell office:value-type="float" office:value="26478" calcext:value-type="float">
            <text:p>26478</text:p>
          </table:table-cell>
          <table:table-cell office:value-type="string" calcext:value-type="string">
            <text:p>aurora</text:p>
          </table:table-cell>
          <table:table-cell office:value-type="string" calcext:value-type="string">
            <text:p>kevints</text:p>
          </table:table-cell>
          <table:table-cell office:value-type="float" office:value="55986" calcext:value-type="float">
            <text:p>55986</text:p>
          </table:table-cell>
          <table:table-cell office:value-type="float" office:value="96331" calcext:value-type="float">
            <text:p>96331</text:p>
          </table:table-cell>
          <table:table-cell table:number-columns-repeated="2"/>
          <table:table-cell office:value-type="string" calcext:value-type="string">
            <text:p>DiffComment</text:p>
          </table:table-cell>
          <table:table-cell office:value-type="string" calcext:value-type="string">
            <text:p>wfarner</text:p>
          </table:table-cell>
          <table:table-cell office:value-type="string" calcext:value-type="string">
            <text:p>2014-10-09T15:30:20Z</text:p>
          </table:table-cell>
          <table:table-cell office:value-type="string" calcext:value-type="string">
            <text:p>First sentence contains mixed thoughts for an odd sentence, rewrite?</text:p>
            <text:p/>
            <text:p>Rewrot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40298" calcext:value-type="float">
            <text:p>40298</text:p>
          </table:table-cell>
          <table:table-cell office:value-type="string" calcext:value-type="string">
            <text:p>ambari</text:p>
          </table:table-cell>
          <table:table-cell office:value-type="string" calcext:value-type="string">
            <text:p>dmitriusan</text:p>
          </table:table-cell>
          <table:table-cell office:value-type="float" office:value="106452" calcext:value-type="float">
            <text:p>106452</text:p>
          </table:table-cell>
          <table:table-cell table:number-columns-repeated="3"/>
          <table:table-cell office:value-type="string" calcext:value-type="string">
            <text:p>Review.body_top</text:p>
          </table:table-cell>
          <table:table-cell office:value-type="string" calcext:value-type="string">
            <text:p>aonishuk</text:p>
          </table:table-cell>
          <table:table-cell office:value-type="string" calcext:value-type="string">
            <text:p>2015-11-13T17:24:5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0">
          <table:table-cell office:value-type="float" office:value="5717" calcext:value-type="float">
            <text:p>5717</text:p>
          </table:table-cell>
          <table:table-cell office:value-type="string" calcext:value-type="string">
            <text:p>hbase-git</text:p>
          </table:table-cell>
          <table:table-cell office:value-type="string" calcext:value-type="string">
            <text:p>jxiang</text:p>
          </table:table-cell>
          <table:table-cell office:value-type="float" office:value="9132" calcext:value-type="float">
            <text:p>9132</text:p>
          </table:table-cell>
          <table:table-cell office:value-type="float" office:value="19407" calcext:value-type="float">
            <text:p>19407</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2-07-13T21:42:52Z</text:p>
          </table:table-cell>
          <table:table-cell office:value-type="string" calcext:value-type="string">
            <text:p>Should this move into RegionStates rather than bring state outside of it to update?</text:p>
            <text:p/>
            <text:p>Hmm... maybe not.  Because we have to return a state.</text:p>
            <text:p/>
            <text:p>Would it be good to make it so we did not return a state?  Maybe in next patch?</text:p>
            <text:p/>
            <text:p>Probably very hard, because caller needs to check the returned state before doing something else.</text:p>
            <text:p>If possible, I will do it.</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13">
          <table:table-cell office:value-type="float" office:value="16274" calcext:value-type="float">
            <text:p>16274</text:p>
          </table:table-cell>
          <table:table-cell office:value-type="string" calcext:value-type="string">
            <text:p>cloudstack-git</text:p>
          </table:table-cell>
          <table:table-cell office:value-type="string" calcext:value-type="string">
            <text:p>sbalineni</text:p>
          </table:table-cell>
          <table:table-cell office:value-type="float" office:value="35949" calcext:value-type="float">
            <text:p>35949</text:p>
          </table:table-cell>
          <table:table-cell table:number-columns-repeated="3"/>
          <table:table-cell office:value-type="string" calcext:value-type="string">
            <text:p>Review.body_top</text:p>
          </table:table-cell>
          <table:table-cell office:value-type="string" calcext:value-type="string">
            <text:p>dahn</text:p>
          </table:table-cell>
          <table:table-cell office:value-type="string" calcext:value-type="string">
            <text:p>2014-03-03T08:52:35Z</text:p>
          </table:table-cell>
          <table:table-cell office:value-type="string" calcext:value-type="string">
            <text:p>suresh, this patch does not apply. You should upload it in th menu and not attach it. Please disgard if this is no longer applicable, or else rebase and update,</text:p>
            <text:p/>
            <text:p>Thanks,</text:p>
            <text:p>Daan</text:p>
            <text:p/>
            <text:p>Does this still apply?</text:p>
          </table:table-cell>
          <table:table-cell table:style-name="Default" office:value-type="string" calcext:value-type="string">
            <text:p>false</text:p>
          </table:table-cell>
          <table:table-cell table:number-columns-repeated="2"/>
        </table:table-row>
        <table:table-row table:style-name="ro3">
          <table:table-cell office:value-type="float" office:value="18093" calcext:value-type="float">
            <text:p>18093</text:p>
          </table:table-cell>
          <table:table-cell office:value-type="string" calcext:value-type="string">
            <text:p>mesos</text:p>
          </table:table-cell>
          <table:table-cell office:value-type="string" calcext:value-type="string">
            <text:p>jieyu</text:p>
          </table:table-cell>
          <table:table-cell office:value-type="float" office:value="34665" calcext:value-type="float">
            <text:p>34665</text:p>
          </table:table-cell>
          <table:table-cell office:value-type="float" office:value="64871" calcext:value-type="float">
            <text:p>64871</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4-02-17T21:24:37Z</text:p>
          </table:table-cell>
          <table:table-cell office:value-type="string" calcext:value-type="string">
            <text:p>Can these be called lower() and upper()?</text:p>
            <text:p/>
            <text:p>That's gonna hide the lower() and upper() in discrete_interval, on which type traits depend.</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
          <table:table-cell office:value-type="float" office:value="33832" calcext:value-type="float">
            <text:p>33832</text:p>
          </table:table-cell>
          <table:table-cell office:value-type="string" calcext:value-type="string">
            <text:p>ambari</text:p>
          </table:table-cell>
          <table:table-cell office:value-type="string" calcext:value-type="string">
            <text:p>swagle</text:p>
          </table:table-cell>
          <table:table-cell office:value-type="float" office:value="82470" calcext:value-type="float">
            <text:p>82470</text:p>
          </table:table-cell>
          <table:table-cell table:number-columns-repeated="3"/>
          <table:table-cell office:value-type="string" calcext:value-type="string">
            <text:p>Review.body_top</text:p>
          </table:table-cell>
          <table:table-cell office:value-type="string" calcext:value-type="string">
            <text:p>afernandez</text:p>
          </table:table-cell>
          <table:table-cell office:value-type="string" calcext:value-type="string">
            <text:p>2015-05-05T01:17:09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66519" calcext:value-type="float">
            <text:p>66519</text:p>
          </table:table-cell>
          <table:table-cell office:value-type="string" calcext:value-type="string">
            <text:p>hbase-git</text:p>
          </table:table-cell>
          <table:table-cell office:value-type="string" calcext:value-type="string">
            <text:p>Apache9</text:p>
          </table:table-cell>
          <table:table-cell office:value-type="float" office:value="200875" calcext:value-type="float">
            <text:p>200875</text:p>
          </table:table-cell>
          <table:table-cell office:value-type="float" office:value="281775" calcext:value-type="float">
            <text:p>281775</text:p>
          </table:table-cell>
          <table:table-cell table:number-columns-repeated="2"/>
          <table:table-cell office:value-type="string" calcext:value-type="string">
            <text:p>DiffComment</text:p>
          </table:table-cell>
          <table:table-cell office:value-type="string" calcext:value-type="string">
            <text:p>openinx</text:p>
          </table:table-cell>
          <table:table-cell office:value-type="string" calcext:value-type="string">
            <text:p>2018-04-11T03:20:20Z</text:p>
          </table:table-cell>
          <table:table-cell office:value-type="string" calcext:value-type="string">
            <text:p>Allow to transit from A to S now ?  Need to transit from A to DA firstly in the doc, I remember. If true,  please update the doc.</text:p>
            <text:p/>
            <text:p>Which doc? If it is the design doc we need to update it at last after we finish most of the works since lots of things are changed.</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2">
          <table:table-cell office:value-type="float" office:value="35658" calcext:value-type="float">
            <text:p>35658</text:p>
          </table:table-cell>
          <table:table-cell office:value-type="string" calcext:value-type="string">
            <text:p>qpid-proton-git</text:p>
          </table:table-cell>
          <table:table-cell office:value-type="string" calcext:value-type="string">
            <text:p>mick</text:p>
          </table:table-cell>
          <table:table-cell office:value-type="float" office:value="88566" calcext:value-type="float">
            <text:p>88566</text:p>
          </table:table-cell>
          <table:table-cell office:value-type="float" office:value="141144" calcext:value-type="float">
            <text:p>141144</text:p>
          </table:table-cell>
          <table:table-cell table:number-columns-repeated="2"/>
          <table:table-cell office:value-type="string" calcext:value-type="string">
            <text:p>DiffComment</text:p>
          </table:table-cell>
          <table:table-cell office:value-type="string" calcext:value-type="string">
            <text:p>kgiusti</text:p>
          </table:table-cell>
          <table:table-cell office:value-type="string" calcext:value-type="string">
            <text:p>2015-06-19T18:54:03Z</text:p>
          </table:table-cell>
          <table:table-cell office:value-type="string" calcext:value-type="string">
            <text:p>This is interesting.  We could get the C impl to act the same way by having the python binding raise the exception for us.</text:p>
            <text:p/>
            <text:p>except that the C impl doesn't return a failure status.  Bleh.</text:p>
            <text:p/>
            <text:p>hmmmm... I wonder if it should...</text:p>
            <text:p/>
            <text:p>BTW: can you add Robbie to the reviewer's list?  He's my java goto guy.</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50508" calcext:value-type="float">
            <text:p>50508</text:p>
          </table:table-cell>
          <table:table-cell office:value-type="string" calcext:value-type="string">
            <text:p>ambari</text:p>
          </table:table-cell>
          <table:table-cell office:value-type="string" calcext:value-type="string">
            <text:p>dgrinenko</text:p>
          </table:table-cell>
          <table:table-cell office:value-type="float" office:value="144136" calcext:value-type="float">
            <text:p>144136</text:p>
          </table:table-cell>
          <table:table-cell table:number-columns-repeated="3"/>
          <table:table-cell office:value-type="string" calcext:value-type="string">
            <text:p>Review.body_top</text:p>
          </table:table-cell>
          <table:table-cell office:value-type="string" calcext:value-type="string">
            <text:p>afernandez</text:p>
          </table:table-cell>
          <table:table-cell office:value-type="string" calcext:value-type="string">
            <text:p>2016-07-29T17:36:51Z</text:p>
          </table:table-cell>
          <table:table-cell office:value-type="string" calcext:value-type="string">
            <text:p>After addressing Nate's and Jonathan's comments, 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4189" calcext:value-type="float">
            <text:p>44189</text:p>
          </table:table-cell>
          <table:table-cell office:value-type="string" calcext:value-type="string">
            <text:p>mesos</text:p>
          </table:table-cell>
          <table:table-cell office:value-type="string" calcext:value-type="string">
            <text:p>gilbert</text:p>
          </table:table-cell>
          <table:table-cell office:value-type="float" office:value="121569" calcext:value-type="float">
            <text:p>121569</text:p>
          </table:table-cell>
          <table:table-cell table:number-columns-repeated="3"/>
          <table:table-cell office:value-type="string" calcext:value-type="string">
            <text:p>Review.body_top</text:p>
          </table:table-cell>
          <table:table-cell office:value-type="string" calcext:value-type="string">
            <text:p>jieyu</text:p>
          </table:table-cell>
          <table:table-cell office:value-type="string" calcext:value-type="string">
            <text:p>2016-03-02T02:27:50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7">
          <table:table-cell office:value-type="float" office:value="14730" calcext:value-type="float">
            <text:p>14730</text:p>
          </table:table-cell>
          <table:table-cell office:value-type="string" calcext:value-type="string">
            <text:p>kafka</text:p>
          </table:table-cell>
          <table:table-cell office:value-type="string" calcext:value-type="string">
            <text:p>guwang</text:p>
          </table:table-cell>
          <table:table-cell office:value-type="float" office:value="27309" calcext:value-type="float">
            <text:p>27309</text:p>
          </table:table-cell>
          <table:table-cell office:value-type="float" office:value="53138" calcext:value-type="float">
            <text:p>53138</text:p>
          </table:table-cell>
          <table:table-cell table:number-columns-repeated="2"/>
          <table:table-cell office:value-type="string" calcext:value-type="string">
            <text:p>DiffComment</text:p>
          </table:table-cell>
          <table:table-cell office:value-type="string" calcext:value-type="string">
            <text:p>junrao</text:p>
          </table:table-cell>
          <table:table-cell office:value-type="string" calcext:value-type="string">
            <text:p>2013-10-23T18:20:20Z</text:p>
          </table:table-cell>
          <table:table-cell office:value-type="string" calcext:value-type="string">
            <text:p>This can be written as </text:p>
            <text:p>fetcherThreadMap(brokerAndFetcherId).</text:p>
          </table:table-cell>
          <table:table-cell table:style-name="Default" office:value-type="string" calcext:value-type="string">
            <text:p>true</text:p>
          </table:table-cell>
          <table:table-cell office:value-type="string" calcext:value-type="string">
            <text:p>wrongDependency</text:p>
          </table:table-cell>
          <table:table-cell/>
        </table:table-row>
        <table:table-row table:style-name="ro5">
          <table:table-cell office:value-type="float" office:value="33058" calcext:value-type="float">
            <text:p>33058</text:p>
          </table:table-cell>
          <table:table-cell office:value-type="string" calcext:value-type="string">
            <text:p>mesos-incubating</text:p>
          </table:table-cell>
          <table:table-cell office:value-type="string" calcext:value-type="string">
            <text:p>tillt</text:p>
          </table:table-cell>
          <table:table-cell office:value-type="float" office:value="83683" calcext:value-type="float">
            <text:p>83683</text:p>
          </table:table-cell>
          <table:table-cell office:value-type="float" office:value="134716" calcext:value-type="float">
            <text:p>134716</text:p>
          </table:table-cell>
          <table:table-cell table:number-columns-repeated="2"/>
          <table:table-cell office:value-type="string" calcext:value-type="string">
            <text:p>DiffComment</text:p>
          </table:table-cell>
          <table:table-cell office:value-type="string" calcext:value-type="string">
            <text:p>bernd-mesos</text:p>
          </table:table-cell>
          <table:table-cell office:value-type="string" calcext:value-type="string">
            <text:p>2015-06-02T08:09:28Z</text:p>
          </table:table-cell>
          <table:table-cell office:value-type="string" calcext:value-type="string">
            <text:p>line &gt; 80 chars</text:p>
            <text:p/>
            <text:p>There are many lines in the java files with line &gt; 80 chars, or even &gt; 100 chars.</text:p>
            <text:p>I don't think our C++ style guide necessarily covers Java style. Dropping the issu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55424" calcext:value-type="float">
            <text:p>55424</text:p>
          </table:table-cell>
          <table:table-cell office:value-type="string" calcext:value-type="string">
            <text:p>ambari</text:p>
          </table:table-cell>
          <table:table-cell office:value-type="string" calcext:value-type="string">
            <text:p>echekanskiy</text:p>
          </table:table-cell>
          <table:table-cell office:value-type="float" office:value="161228" calcext:value-type="float">
            <text:p>161228</text:p>
          </table:table-cell>
          <table:table-cell office:value-type="float" office:value="232474" calcext:value-type="float">
            <text:p>232474</text:p>
          </table:table-cell>
          <table:table-cell table:number-columns-repeated="2"/>
          <table:table-cell office:value-type="string" calcext:value-type="string">
            <text:p>DiffComment</text:p>
          </table:table-cell>
          <table:table-cell office:value-type="string" calcext:value-type="string">
            <text:p>jhurley</text:p>
          </table:table-cell>
          <table:table-cell office:value-type="string" calcext:value-type="string">
            <text:p>2017-01-12T14:09:28Z</text:p>
          </table:table-cell>
          <table:table-cell office:value-type="string" calcext:value-type="string">
            <text:p>Documentation.</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16149" calcext:value-type="float">
            <text:p>16149</text:p>
          </table:table-cell>
          <table:table-cell office:value-type="string" calcext:value-type="string">
            <text:p>mesos</text:p>
          </table:table-cell>
          <table:table-cell office:value-type="string" calcext:value-type="string">
            <text:p>idownes</text:p>
          </table:table-cell>
          <table:table-cell office:value-type="float" office:value="33899" calcext:value-type="float">
            <text:p>33899</text:p>
          </table:table-cell>
          <table:table-cell office:value-type="float" office:value="63617" calcext:value-type="float">
            <text:p>63617</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4-02-07T06:38:11Z</text:p>
          </table:table-cell>
          <table:table-cell office:value-type="string" calcext:value-type="string">
            <text:p>ditto.</text:p>
          </table:table-cell>
          <table:table-cell table:style-name="Default" office:value-type="string" calcext:value-type="string">
            <text:p>false</text:p>
          </table:table-cell>
          <table:table-cell office:value-type="string" calcext:value-type="string">
            <text:p>previousComment</text:p>
          </table:table-cell>
          <table:table-cell/>
        </table:table-row>
        <table:table-row table:style-name="ro1">
          <table:table-cell office:value-type="float" office:value="25944" calcext:value-type="float">
            <text:p>25944</text:p>
          </table:table-cell>
          <table:table-cell office:value-type="string" calcext:value-type="string">
            <text:p>kafka</text:p>
          </table:table-cell>
          <table:table-cell office:value-type="string" calcext:value-type="string">
            <text:p>mgharat</text:p>
          </table:table-cell>
          <table:table-cell office:value-type="float" office:value="54329" calcext:value-type="float">
            <text:p>54329</text:p>
          </table:table-cell>
          <table:table-cell office:value-type="float" office:value="94448" calcext:value-type="float">
            <text:p>94448</text:p>
          </table:table-cell>
          <table:table-cell table:number-columns-repeated="2"/>
          <table:table-cell office:value-type="string" calcext:value-type="string">
            <text:p>DiffComment</text:p>
          </table:table-cell>
          <table:table-cell office:value-type="string" calcext:value-type="string">
            <text:p>jjkoshy</text:p>
          </table:table-cell>
          <table:table-cell office:value-type="string" calcext:value-type="string">
            <text:p>2014-09-24T17:35:47Z</text:p>
          </table:table-cell>
          <table:table-cell office:value-type="string" calcext:value-type="string">
            <text:p>Revert this whitespace chang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36984" calcext:value-type="float">
            <text:p>36984</text:p>
          </table:table-cell>
          <table:table-cell office:value-type="string" calcext:value-type="string">
            <text:p>lens</text:p>
          </table:table-cell>
          <table:table-cell office:value-type="string" calcext:value-type="string">
            <text:p>himanshu.gahlaut</text:p>
          </table:table-cell>
          <table:table-cell office:value-type="float" office:value="94182" calcext:value-type="float">
            <text:p>94182</text:p>
          </table:table-cell>
          <table:table-cell table:number-columns-repeated="3"/>
          <table:table-cell office:value-type="string" calcext:value-type="string">
            <text:p>Review.body_bottom</text:p>
          </table:table-cell>
          <table:table-cell office:value-type="string" calcext:value-type="string">
            <text:p>amareshwari</text:p>
          </table:table-cell>
          <table:table-cell office:value-type="string" calcext:value-type="string">
            <text:p>2015-08-05T04:45:03Z</text:p>
          </table:table-cell>
          <table:table-cell office:value-type="string" calcext:value-type="string">
            <text:p>Other changes look good.</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71818" calcext:value-type="float">
            <text:p>71818</text:p>
          </table:table-cell>
          <table:table-cell office:value-type="string" calcext:value-type="string">
            <text:p>atlas</text:p>
          </table:table-cell>
          <table:table-cell office:value-type="string" calcext:value-type="string">
            <text:p>django</text:p>
          </table:table-cell>
          <table:table-cell office:value-type="float" office:value="218812" calcext:value-type="float">
            <text:p>218812</text:p>
          </table:table-cell>
          <table:table-cell office:value-type="float" office:value="306695" calcext:value-type="float">
            <text:p>306695</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9-11-27T01:37:36Z</text:p>
          </table:table-cell>
          <table:table-cell office:value-type="string" calcext:value-type="string">
            <text:p>Namespace attributes should be treated as regular entity attributes, in store/retrieval from graph-store i.e. each attribute should be stored in a separate property. The code here suggests that all namespace attributes are stored in a map. This doesn't sound right.</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3">
          <table:table-cell office:value-type="float" office:value="30032" calcext:value-type="float">
            <text:p>30032</text:p>
          </table:table-cell>
          <table:table-cell office:value-type="string" calcext:value-type="string">
            <text:p>mesos</text:p>
          </table:table-cell>
          <table:table-cell office:value-type="string" calcext:value-type="string">
            <text:p>arojas</text:p>
          </table:table-cell>
          <table:table-cell office:value-type="float" office:value="84908" calcext:value-type="float">
            <text:p>84908</text:p>
          </table:table-cell>
          <table:table-cell office:value-type="float" office:value="136361" calcext:value-type="float">
            <text:p>136361</text:p>
          </table:table-cell>
          <table:table-cell table:number-columns-repeated="2"/>
          <table:table-cell office:value-type="string" calcext:value-type="string">
            <text:p>DiffComment</text:p>
          </table:table-cell>
          <table:table-cell office:value-type="string" calcext:value-type="string">
            <text:p>bernd-mesos</text:p>
          </table:table-cell>
          <table:table-cell office:value-type="string" calcext:value-type="string">
            <text:p>2015-05-26T14:39:49Z</text:p>
          </table:table-cell>
          <table:table-cell office:value-type="string" calcext:value-type="string">
            <text:p>Can we call this in NotModified above? See also the comments there, which also apply here, since this seems to be the same code.</text:p>
            <text:p/>
            <text:p>Moved the function to a static method within `NotModified`.</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55617" calcext:value-type="float">
            <text:p>55617</text:p>
          </table:table-cell>
          <table:table-cell office:value-type="string" calcext:value-type="string">
            <text:p>ambari</text:p>
          </table:table-cell>
          <table:table-cell office:value-type="string" calcext:value-type="string">
            <text:p>adoroszlai</text:p>
          </table:table-cell>
          <table:table-cell office:value-type="float" office:value="161872" calcext:value-type="float">
            <text:p>161872</text:p>
          </table:table-cell>
          <table:table-cell table:number-columns-repeated="3"/>
          <table:table-cell office:value-type="string" calcext:value-type="string">
            <text:p>Review.body_top</text:p>
          </table:table-cell>
          <table:table-cell office:value-type="string" calcext:value-type="string">
            <text:p>stoader</text:p>
          </table:table-cell>
          <table:table-cell office:value-type="string" calcext:value-type="string">
            <text:p>2017-01-17T15:28:3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3127" calcext:value-type="float">
            <text:p>33127</text:p>
          </table:table-cell>
          <table:table-cell office:value-type="string" calcext:value-type="string">
            <text:p>pig-git</text:p>
          </table:table-cell>
          <table:table-cell office:value-type="string" calcext:value-type="string">
            <text:p>kellyzly</text:p>
          </table:table-cell>
          <table:table-cell office:value-type="float" office:value="82136" calcext:value-type="float">
            <text:p>82136</text:p>
          </table:table-cell>
          <table:table-cell office:value-type="float" office:value="132827" calcext:value-type="float">
            <text:p>132827</text:p>
          </table:table-cell>
          <table:table-cell table:number-columns-repeated="2"/>
          <table:table-cell office:value-type="string" calcext:value-type="string">
            <text:p>DiffComment</text:p>
          </table:table-cell>
          <table:table-cell office:value-type="string" calcext:value-type="string">
            <text:p>kellyzly</text:p>
          </table:table-cell>
          <table:table-cell office:value-type="string" calcext:value-type="string">
            <text:p>2015-05-01T11:04:48Z</text:p>
          </table:table-cell>
          <table:table-cell office:value-type="string" calcext:value-type="string">
            <text:p>the jrdd in line75 and line 90 are different type, I have rename the "jrdd" in line75 to "rdd"</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22">
          <table:table-cell office:value-type="float" office:value="63402" calcext:value-type="float">
            <text:p>63402</text:p>
          </table:table-cell>
          <table:table-cell office:value-type="string" calcext:value-type="string">
            <text:p>sentry</text:p>
          </table:table-cell>
          <table:table-cell office:value-type="string" calcext:value-type="string">
            <text:p>wilfreds</text:p>
          </table:table-cell>
          <table:table-cell office:value-type="float" office:value="190997" calcext:value-type="float">
            <text:p>190997</text:p>
          </table:table-cell>
          <table:table-cell office:value-type="float" office:value="268585" calcext:value-type="float">
            <text:p>268585</text:p>
          </table:table-cell>
          <table:table-cell table:number-columns-repeated="2"/>
          <table:table-cell office:value-type="string" calcext:value-type="string">
            <text:p>DiffComment</text:p>
          </table:table-cell>
          <table:table-cell office:value-type="string" calcext:value-type="string">
            <text:p>spena</text:p>
          </table:table-cell>
          <table:table-cell office:value-type="string" calcext:value-type="string">
            <text:p>2017-11-15T21:06:00Z</text:p>
          </table:table-cell>
          <table:table-cell office:value-type="string" calcext:value-type="string">
            <text:p>I think this requires a special function instead ofu sing appendConfVar().</text:p>
            <text:p/>
            <text:p>I was reading more about this ACL configuration and I learned that it can also use the "*" value. In this patch, the new value would be "user1,*", right? Would that work? * already implies that ALL users and groups are allowed, so there is no reason to modify it, right?</text:p>
            <text:p/>
            <text:p>What about writing a new private function to append new user information only and handle those cases?</text:p>
            <text:p/>
            <text:p>Weird, when you see the empty quotes, I meant to add an asterisk, but the review board removed it.</text:p>
            <text:p/>
            <text:p>Implemented the comments:</text:p>
            <text:p>- used a private function to update setting</text:p>
            <text:p>- handle wildcard ACL</text:p>
            <text:p>- trimmed the ACL when done which allowed the test change to be rolled back</text:p>
            <text:p>- updated the HiveAuthzBindingSessionHookV2 also because it had the same problem</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28786" calcext:value-type="float">
            <text:p>28786</text:p>
          </table:table-cell>
          <table:table-cell office:value-type="string" calcext:value-type="string">
            <text:p>hive-git</text:p>
          </table:table-cell>
          <table:table-cell office:value-type="string" calcext:value-type="string">
            <text:p>rstokes</text:p>
          </table:table-cell>
          <table:table-cell office:value-type="float" office:value="64191" calcext:value-type="float">
            <text:p>64191</text:p>
          </table:table-cell>
          <table:table-cell office:value-type="float" office:value="106685" calcext:value-type="float">
            <text:p>106685</text:p>
          </table:table-cell>
          <table:table-cell table:number-columns-repeated="2"/>
          <table:table-cell office:value-type="string" calcext:value-type="string">
            <text:p>DiffComment</text:p>
          </table:table-cell>
          <table:table-cell office:value-type="string" calcext:value-type="string">
            <text:p>chengxu</text:p>
          </table:table-cell>
          <table:table-cell office:value-type="string" calcext:value-type="string">
            <text:p>2014-12-08T02:15:02Z</text:p>
          </table:table-cell>
          <table:table-cell office:value-type="string" calcext:value-type="string">
            <text:p>Please the trim trailing spaces.</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43336" calcext:value-type="float">
            <text:p>43336</text:p>
          </table:table-cell>
          <table:table-cell office:value-type="string" calcext:value-type="string">
            <text:p>mesos</text:p>
          </table:table-cell>
          <table:table-cell office:value-type="string" calcext:value-type="string">
            <text:p>jojy</text:p>
          </table:table-cell>
          <table:table-cell office:value-type="float" office:value="119123" calcext:value-type="float">
            <text:p>119123</text:p>
          </table:table-cell>
          <table:table-cell office:value-type="float" office:value="180391" calcext:value-type="float">
            <text:p>180391</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6-02-16T23:21:58Z</text:p>
          </table:table-cell>
          <table:table-cell office:value-type="string" calcext:value-type="string">
            <text:p>Please use strings::format here</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29726" calcext:value-type="float">
            <text:p>29726</text:p>
          </table:table-cell>
          <table:table-cell office:value-type="string" calcext:value-type="string">
            <text:p>ambari</text:p>
          </table:table-cell>
          <table:table-cell office:value-type="string" calcext:value-type="string">
            <text:p>ncole</text:p>
          </table:table-cell>
          <table:table-cell office:value-type="float" office:value="67321" calcext:value-type="float">
            <text:p>67321</text:p>
          </table:table-cell>
          <table:table-cell table:number-columns-repeated="3"/>
          <table:table-cell office:value-type="string" calcext:value-type="string">
            <text:p>Review.body_top</text:p>
          </table:table-cell>
          <table:table-cell office:value-type="string" calcext:value-type="string">
            <text:p>tbeerbower</text:p>
          </table:table-cell>
          <table:table-cell office:value-type="string" calcext:value-type="string">
            <text:p>2015-01-08T23:12:4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27493" calcext:value-type="float">
            <text:p>27493</text:p>
          </table:table-cell>
          <table:table-cell office:value-type="string" calcext:value-type="string">
            <text:p>mesos</text:p>
          </table:table-cell>
          <table:table-cell office:value-type="string" calcext:value-type="string">
            <text:p>tillt</text:p>
          </table:table-cell>
          <table:table-cell office:value-type="float" office:value="60124" calcext:value-type="float">
            <text:p>60124</text:p>
          </table:table-cell>
          <table:table-cell office:value-type="float" office:value="101455" calcext:value-type="float">
            <text:p>101455</text:p>
          </table:table-cell>
          <table:table-cell table:number-columns-repeated="2"/>
          <table:table-cell office:value-type="string" calcext:value-type="string">
            <text:p>DiffComment</text:p>
          </table:table-cell>
          <table:table-cell office:value-type="string" calcext:value-type="string">
            <text:p>adam-mesos</text:p>
          </table:table-cell>
          <table:table-cell office:value-type="string" calcext:value-type="string">
            <text:p>2014-11-06T10:33:40Z</text:p>
          </table:table-cell>
          <table:table-cell office:value-type="string" calcext:value-type="string">
            <text:p>Why the change in wrapping? I think it would still fit the other way, and if you are bringing credential down to the next line, it might be better if you give the UPID its own line too.</text:p>
            <text:p/>
            <text:p>True, messed that up -- will add some clang-format lov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3">
          <table:table-cell office:value-type="float" office:value="51894" calcext:value-type="float">
            <text:p>51894</text:p>
          </table:table-cell>
          <table:table-cell office:value-type="string" calcext:value-type="string">
            <text:p>ambari</text:p>
          </table:table-cell>
          <table:table-cell office:value-type="string" calcext:value-type="string">
            <text:p>sangeetar</text:p>
          </table:table-cell>
          <table:table-cell office:value-type="float" office:value="149466" calcext:value-type="float">
            <text:p>149466</text:p>
          </table:table-cell>
          <table:table-cell table:number-columns-repeated="3"/>
          <table:table-cell office:value-type="string" calcext:value-type="string">
            <text:p>Review.body_top</text:p>
          </table:table-cell>
          <table:table-cell office:value-type="string" calcext:value-type="string">
            <text:p>dili</text:p>
          </table:table-cell>
          <table:table-cell office:value-type="string" calcext:value-type="string">
            <text:p>2016-09-19T13:31:48Z</text:p>
          </table:table-cell>
          <table:table-cell office:value-type="string" calcext:value-type="string">
            <text:p>Ship It!</text:p>
            <text:p/>
            <text:p>Thank you Di.</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7148" calcext:value-type="float">
            <text:p>57148</text:p>
          </table:table-cell>
          <table:table-cell office:value-type="string" calcext:value-type="string">
            <text:p>ambari</text:p>
          </table:table-cell>
          <table:table-cell office:value-type="string" calcext:value-type="string">
            <text:p>gauravn7</text:p>
          </table:table-cell>
          <table:table-cell office:value-type="float" office:value="167089" calcext:value-type="float">
            <text:p>167089</text:p>
          </table:table-cell>
          <table:table-cell table:number-columns-repeated="3"/>
          <table:table-cell office:value-type="string" calcext:value-type="string">
            <text:p>Review.body_top</text:p>
          </table:table-cell>
          <table:table-cell office:value-type="string" calcext:value-type="string">
            <text:p>gauravn7</text:p>
          </table:table-cell>
          <table:table-cell office:value-type="string" calcext:value-type="string">
            <text:p>2017-02-28T15:23:34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4752" calcext:value-type="float">
            <text:p>34752</text:p>
          </table:table-cell>
          <table:table-cell office:value-type="string" calcext:value-type="string">
            <text:p>hive-git</text:p>
          </table:table-cell>
          <table:table-cell office:value-type="string" calcext:value-type="string">
            <text:p>chengxu</text:p>
          </table:table-cell>
          <table:table-cell office:value-type="float" office:value="85540" calcext:value-type="float">
            <text:p>85540</text:p>
          </table:table-cell>
          <table:table-cell office:value-type="float" office:value="137137" calcext:value-type="float">
            <text:p>137137</text:p>
          </table:table-cell>
          <table:table-cell table:number-columns-repeated="2"/>
          <table:table-cell office:value-type="string" calcext:value-type="string">
            <text:p>DiffComment</text:p>
          </table:table-cell>
          <table:table-cell office:value-type="string" calcext:value-type="string">
            <text:p>chinna</text:p>
          </table:table-cell>
          <table:table-cell office:value-type="string" calcext:value-type="string">
            <text:p>2015-05-29T01:45:22Z</text:p>
          </table:table-cell>
          <table:table-cell office:value-type="string" calcext:value-type="string">
            <text:p>Instead of changing variable scope declare these constants in test class.</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5817" calcext:value-type="float">
            <text:p>5817</text:p>
          </table:table-cell>
          <table:table-cell office:value-type="string" calcext:value-type="string">
            <text:p>hbase-git</text:p>
          </table:table-cell>
          <table:table-cell office:value-type="string" calcext:value-type="string">
            <text:p>jyates</text:p>
          </table:table-cell>
          <table:table-cell office:value-type="float" office:value="9160" calcext:value-type="float">
            <text:p>9160</text:p>
          </table:table-cell>
          <table:table-cell office:value-type="float" office:value="19528" calcext:value-type="float">
            <text:p>19528</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2-07-15T13:54:40Z</text:p>
          </table:table-cell>
          <table:table-cell office:value-type="string" calcext:value-type="string">
            <text:p>Is split point concept documented somewhere ?</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13172" calcext:value-type="float">
            <text:p>13172</text:p>
          </table:table-cell>
          <table:table-cell office:value-type="string" calcext:value-type="string">
            <text:p>mahout-git</text:p>
          </table:table-cell>
          <table:table-cell office:value-type="string" calcext:value-type="string">
            <text:p>kunyang</text:p>
          </table:table-cell>
          <table:table-cell office:value-type="float" office:value="24383" calcext:value-type="float">
            <text:p>24383</text:p>
          </table:table-cell>
          <table:table-cell office:value-type="float" office:value="48257" calcext:value-type="float">
            <text:p>48257</text:p>
          </table:table-cell>
          <table:table-cell table:number-columns-repeated="2"/>
          <table:table-cell office:value-type="string" calcext:value-type="string">
            <text:p>DiffComment</text:p>
          </table:table-cell>
          <table:table-cell office:value-type="string" calcext:value-type="string">
            <text:p>ssc</text:p>
          </table:table-cell>
          <table:table-cell office:value-type="string" calcext:value-type="string">
            <text:p>2013-08-01T02:45:30Z</text:p>
          </table:table-cell>
          <table:table-cell office:value-type="string" calcext:value-type="string">
            <text:p>not needed, primitive doubles are zero by default</text:p>
          </table:table-cell>
          <table:table-cell table:style-name="Default" office:value-type="string" calcext:value-type="string">
            <text:p>true</text:p>
          </table:table-cell>
          <table:table-cell office:value-type="string" calcext:value-type="string">
            <text:p>redundantCode</text:p>
          </table:table-cell>
          <table:table-cell/>
        </table:table-row>
        <table:table-row table:style-name="ro2">
          <table:table-cell office:value-type="float" office:value="67110" calcext:value-type="float">
            <text:p>67110</text:p>
          </table:table-cell>
          <table:table-cell office:value-type="string" calcext:value-type="string">
            <text:p>mesos</text:p>
          </table:table-cell>
          <table:table-cell office:value-type="string" calcext:value-type="string">
            <text:p>bbannier</text:p>
          </table:table-cell>
          <table:table-cell office:value-type="float" office:value="203023" calcext:value-type="float">
            <text:p>203023</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8-05-14T14:34:21Z</text:p>
          </table:table-cell>
          <table:table-cell office:value-type="string" calcext:value-type="string">
            <text:p>Patch looks great!</text:p>
            <text:p/>
            <text:p>Reviews applied: [67108, 67109, 67110]</text:p>
            <text:p/>
            <text:p>Passed command: export OS='ubuntu:14.04' BUILDTOOL='autotools' COMPILER='gcc' CONFIGURATION='--verbose --disable-libtool-wrappers' ENVIRONMENT='GLOG_v=1 MESOS_VERBOSE=1'; ./support/docker-build.sh</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3">
          <table:table-cell office:value-type="float" office:value="29130" calcext:value-type="float">
            <text:p>29130</text:p>
          </table:table-cell>
          <table:table-cell office:value-type="string" calcext:value-type="string">
            <text:p>ambari</text:p>
          </table:table-cell>
          <table:table-cell office:value-type="string" calcext:value-type="string">
            <text:p>rzang</text:p>
          </table:table-cell>
          <table:table-cell office:value-type="float" office:value="65295" calcext:value-type="float">
            <text:p>65295</text:p>
          </table:table-cell>
          <table:table-cell office:value-type="float" office:value="108375" calcext:value-type="float">
            <text:p>108375</text:p>
          </table:table-cell>
          <table:table-cell table:number-columns-repeated="2"/>
          <table:table-cell office:value-type="string" calcext:value-type="string">
            <text:p>DiffComment</text:p>
          </table:table-cell>
          <table:table-cell office:value-type="string" calcext:value-type="string">
            <text:p>yusaku</text:p>
          </table:table-cell>
          <table:table-cell office:value-type="string" calcext:value-type="string">
            <text:p>2014-12-18T00:53:46Z</text:p>
          </table:table-cell>
          <table:table-cell office:value-type="string" calcext:value-type="string">
            <text:p>Can we include unit tests for this validation rule?</text:p>
            <text:p/>
            <text:p>AMBARI-8773 created to provide unit test for this</text:p>
          </table:table-cell>
          <table:table-cell table:style-name="Default" office:value-type="string" calcext:value-type="string">
            <text:p>false</text:p>
          </table:table-cell>
          <table:table-cell office:value-type="string" calcext:value-type="string">
            <text:p>testRequirements</text:p>
          </table:table-cell>
          <table:table-cell/>
        </table:table-row>
        <table:table-row table:style-name="ro3">
          <table:table-cell office:value-type="float" office:value="56369" calcext:value-type="float">
            <text:p>56369</text:p>
          </table:table-cell>
          <table:table-cell office:value-type="string" calcext:value-type="string">
            <text:p>hbase-git</text:p>
          </table:table-cell>
          <table:table-cell office:value-type="string" calcext:value-type="string">
            <text:p>appy</text:p>
          </table:table-cell>
          <table:table-cell office:value-type="float" office:value="164834" calcext:value-type="float">
            <text:p>164834</text:p>
          </table:table-cell>
          <table:table-cell office:value-type="float" office:value="236639" calcext:value-type="float">
            <text:p>236639</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7-02-09T06:03:15Z</text:p>
          </table:table-cell>
          <table:table-cell office:value-type="string" calcext:value-type="string">
            <text:p>Not used?</text:p>
            <text:p/>
            <text:p>Yup, not needed anymore.</text:p>
          </table:table-cell>
          <table:table-cell table:style-name="Default" office:value-type="string" calcext:value-type="string">
            <text:p>true</text:p>
          </table:table-cell>
          <table:table-cell office:value-type="string" calcext:value-type="string">
            <text:p>redundantCode</text:p>
          </table:table-cell>
          <table:table-cell/>
        </table:table-row>
        <table:table-row table:style-name="ro1">
          <table:table-cell office:value-type="float" office:value="31337" calcext:value-type="float">
            <text:p>31337</text:p>
          </table:table-cell>
          <table:table-cell office:value-type="string" calcext:value-type="string">
            <text:p>mesos</text:p>
          </table:table-cell>
          <table:table-cell office:value-type="string" calcext:value-type="string">
            <text:p>vinodkone</text:p>
          </table:table-cell>
          <table:table-cell office:value-type="float" office:value="73745" calcext:value-type="float">
            <text:p>73745</text:p>
          </table:table-cell>
          <table:table-cell table:number-columns-repeated="3"/>
          <table:table-cell office:value-type="string" calcext:value-type="string">
            <text:p>Review.body_top</text:p>
          </table:table-cell>
          <table:table-cell office:value-type="string" calcext:value-type="string">
            <text:p>wickman</text:p>
          </table:table-cell>
          <table:table-cell office:value-type="string" calcext:value-type="string">
            <text:p>2015-02-24T02:33:06Z</text:p>
          </table:table-cell>
          <table:table-cell office:value-type="string" calcext:value-type="string">
            <text:p>boom 31337</text:p>
          </table:table-cell>
          <table:table-cell table:style-name="Default" office:value-type="string" calcext:value-type="string">
            <text:p>false</text:p>
          </table:table-cell>
          <table:table-cell table:number-columns-repeated="2"/>
        </table:table-row>
        <table:table-row table:style-name="ro1">
          <table:table-cell office:value-type="float" office:value="46982" calcext:value-type="float">
            <text:p>46982</text:p>
          </table:table-cell>
          <table:table-cell office:value-type="string" calcext:value-type="string">
            <text:p>ranger</text:p>
          </table:table-cell>
          <table:table-cell office:value-type="string" calcext:value-type="string">
            <text:p>gautamborad</text:p>
          </table:table-cell>
          <table:table-cell office:value-type="float" office:value="134413" calcext:value-type="float">
            <text:p>134413</text:p>
          </table:table-cell>
          <table:table-cell table:number-columns-repeated="3"/>
          <table:table-cell office:value-type="string" calcext:value-type="string">
            <text:p>Review.body_top</text:p>
          </table:table-cell>
          <table:table-cell office:value-type="string" calcext:value-type="string">
            <text:p>madhan.neethiraj</text:p>
          </table:table-cell>
          <table:table-cell office:value-type="string" calcext:value-type="string">
            <text:p>2016-05-23T18:20:3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71141" calcext:value-type="float">
            <text:p>71141</text:p>
          </table:table-cell>
          <table:table-cell office:value-type="string" calcext:value-type="string">
            <text:p>hbase-git</text:p>
          </table:table-cell>
          <table:table-cell office:value-type="string" calcext:value-type="string">
            <text:p>stack</text:p>
          </table:table-cell>
          <table:table-cell office:value-type="float" office:value="216893" calcext:value-type="float">
            <text:p>216893</text:p>
          </table:table-cell>
          <table:table-cell office:value-type="float" office:value="304139" calcext:value-type="float">
            <text:p>304139</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9-07-26T17:24:47Z</text:p>
          </table:table-cell>
          <table:table-cell office:value-type="string" calcext:value-type="string">
            <text:p>Let me fix.</text:p>
            <text:p/>
            <text:p>Log is not used. Let me remove.</text:p>
          </table:table-cell>
          <table:table-cell table:style-name="Default" office:value-type="string" calcext:value-type="string">
            <text:p>true</text:p>
          </table:table-cell>
          <table:table-cell office:value-type="string" calcext:value-type="string">
            <text:p>deadCode</text:p>
          </table:table-cell>
          <table:table-cell/>
        </table:table-row>
        <table:table-row table:style-name="ro1">
          <table:table-cell office:value-type="float" office:value="49208" calcext:value-type="float">
            <text:p>49208</text:p>
          </table:table-cell>
          <table:table-cell office:value-type="string" calcext:value-type="string">
            <text:p>mesos</text:p>
          </table:table-cell>
          <table:table-cell office:value-type="string" calcext:value-type="string">
            <text:p>srbrahma</text:p>
          </table:table-cell>
          <table:table-cell office:value-type="float" office:value="139777" calcext:value-type="float">
            <text:p>139777</text:p>
          </table:table-cell>
          <table:table-cell office:value-type="float" office:value="205121" calcext:value-type="float">
            <text:p>205121</text:p>
          </table:table-cell>
          <table:table-cell table:number-columns-repeated="2"/>
          <table:table-cell office:value-type="string" calcext:value-type="string">
            <text:p>DiffComment</text:p>
          </table:table-cell>
          <table:table-cell office:value-type="string" calcext:value-type="string">
            <text:p>gyliu</text:p>
          </table:table-cell>
          <table:table-cell office:value-type="string" calcext:value-type="string">
            <text:p>2016-06-28T22:10:20Z</text:p>
          </table:table-cell>
          <table:table-cell office:value-type="string" calcext:value-type="string">
            <text:p>adjust the order here</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29072" calcext:value-type="float">
            <text:p>29072</text:p>
          </table:table-cell>
          <table:table-cell office:value-type="string" calcext:value-type="string">
            <text:p>kafka</text:p>
          </table:table-cell>
          <table:table-cell office:value-type="string" calcext:value-type="string">
            <text:p>junrao</text:p>
          </table:table-cell>
          <table:table-cell office:value-type="float" office:value="65296" calcext:value-type="float">
            <text:p>65296</text:p>
          </table:table-cell>
          <table:table-cell office:value-type="float" office:value="108383" calcext:value-type="float">
            <text:p>108383</text:p>
          </table:table-cell>
          <table:table-cell table:number-columns-repeated="2"/>
          <table:table-cell office:value-type="string" calcext:value-type="string">
            <text:p>DiffComment</text:p>
          </table:table-cell>
          <table:table-cell office:value-type="string" calcext:value-type="string">
            <text:p>nehanarkhede</text:p>
          </table:table-cell>
          <table:table-cell office:value-type="string" calcext:value-type="string">
            <text:p>2014-12-17T17:46:35Z</text:p>
          </table:table-cell>
          <table:table-cell office:value-type="string" calcext:value-type="string">
            <text:p>minor nit pick to be addressed on checkin: do nothing</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10226" calcext:value-type="float">
            <text:p>10226</text:p>
          </table:table-cell>
          <table:table-cell office:value-type="string" calcext:value-type="string">
            <text:p>oozie</text:p>
          </table:table-cell>
          <table:table-cell office:value-type="string" calcext:value-type="string">
            <text:p>egashira</text:p>
          </table:table-cell>
          <table:table-cell office:value-type="float" office:value="20994" calcext:value-type="float">
            <text:p>20994</text:p>
          </table:table-cell>
          <table:table-cell table:number-columns-repeated="3"/>
          <table:table-cell office:value-type="string" calcext:value-type="string">
            <text:p>Review.body_top</text:p>
          </table:table-cell>
          <table:table-cell office:value-type="string" calcext:value-type="string">
            <text:p>rohini</text:p>
          </table:table-cell>
          <table:table-cell office:value-type="string" calcext:value-type="string">
            <text:p>2013-05-24T13:13:58Z</text:p>
          </table:table-cell>
          <table:table-cell office:value-type="string" calcext:value-type="string">
            <text:p>Check the precommit build and fix the javadoc warning</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21">
          <table:table-cell office:value-type="float" office:value="6700" calcext:value-type="float">
            <text:p>6700</text:p>
          </table:table-cell>
          <table:table-cell office:value-type="string" calcext:value-type="string">
            <text:p>bookkeeper-git</text:p>
          </table:table-cell>
          <table:table-cell office:value-type="string" calcext:value-type="string">
            <text:p>i0exception</text:p>
          </table:table-cell>
          <table:table-cell office:value-type="float" office:value="10575" calcext:value-type="float">
            <text:p>10575</text:p>
          </table:table-cell>
          <table:table-cell office:value-type="float" office:value="22637" calcext:value-type="float">
            <text:p>22637</text:p>
          </table:table-cell>
          <table:table-cell table:number-columns-repeated="2"/>
          <table:table-cell office:value-type="string" calcext:value-type="string">
            <text:p>DiffComment</text:p>
          </table:table-cell>
          <table:table-cell office:value-type="string" calcext:value-type="string">
            <text:p>sijie</text:p>
          </table:table-cell>
          <table:table-cell office:value-type="string" calcext:value-type="string">
            <text:p>2012-08-21T14:58:32Z</text:p>
          </table:table-cell>
          <table:table-cell office:value-type="string" calcext:value-type="string">
            <text:p>setNumTopics will be called by HubServerManager to uploadSelfLoadData. in Hedwig's TopicManager, the operation order of a topic could be guarantee, we don't need to lock if the operations are belongs to same topic. But the operations crossing different topics, we had to take care of it.</text:p>
            <text:p/>
            <text:p>before introducing rebalance work, the number of topics  doesn't need to be exact the same number. but things changed after rebalancing. So I think we'd better to improve the implement in HubLoad to provided threadsafe access. You could try the idea you propose in the jira to provide auto-increment methods for it.</text:p>
            <text:p/>
            <text:p>I'd prefer doing that in a separate ticket after we get this patch through. Does that sound fine?  A quick fix for our current situation would be to upload our load every time the rebalancer runs.</text:p>
            <text:p/>
            <text:p>Yes. It is OK. could you create a Jira for it? then update the patch with 'TODO: BOOKKEEPER-xxx', so we don't miss it.</text:p>
            <text:p/>
            <text:p>Done.</text:p>
          </table:table-cell>
          <table:table-cell table:style-name="Default" office:value-type="string" calcext:value-type="string">
            <text:p>true</text:p>
          </table:table-cell>
          <table:table-cell office:value-type="string" calcext:value-type="string">
            <text:p>betterSolution;clarification</text:p>
          </table:table-cell>
          <table:table-cell/>
        </table:table-row>
        <table:table-row table:style-name="ro1">
          <table:table-cell office:value-type="float" office:value="54425" calcext:value-type="float">
            <text:p>54425</text:p>
          </table:table-cell>
          <table:table-cell office:value-type="string" calcext:value-type="string">
            <text:p>ambari</text:p>
          </table:table-cell>
          <table:table-cell office:value-type="string" calcext:value-type="string">
            <text:p>atkach</text:p>
          </table:table-cell>
          <table:table-cell office:value-type="float" office:value="158162" calcext:value-type="float">
            <text:p>158162</text:p>
          </table:table-cell>
          <table:table-cell table:number-columns-repeated="3"/>
          <table:table-cell office:value-type="string" calcext:value-type="string">
            <text:p>Review.body_top</text:p>
          </table:table-cell>
          <table:table-cell office:value-type="string" calcext:value-type="string">
            <text:p>akovalenko</text:p>
          </table:table-cell>
          <table:table-cell office:value-type="string" calcext:value-type="string">
            <text:p>2016-12-06T15:30:1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7917" calcext:value-type="float">
            <text:p>47917</text:p>
          </table:table-cell>
          <table:table-cell office:value-type="string" calcext:value-type="string">
            <text:p>sqoop-sqoop2</text:p>
          </table:table-cell>
          <table:table-cell office:value-type="string" calcext:value-type="string">
            <text:p>z17</text:p>
          </table:table-cell>
          <table:table-cell office:value-type="float" office:value="135085" calcext:value-type="float">
            <text:p>135085</text:p>
          </table:table-cell>
          <table:table-cell office:value-type="float" office:value="200104" calcext:value-type="float">
            <text:p>200104</text:p>
          </table:table-cell>
          <table:table-cell table:number-columns-repeated="2"/>
          <table:table-cell office:value-type="string" calcext:value-type="string">
            <text:p>DiffComment</text:p>
          </table:table-cell>
          <table:table-cell office:value-type="string" calcext:value-type="string">
            <text:p>abrahamfine</text:p>
          </table:table-cell>
          <table:table-cell office:value-type="string" calcext:value-type="string">
            <text:p>2016-05-26T22:41:03Z</text:p>
          </table:table-cell>
          <table:table-cell office:value-type="string" calcext:value-type="string">
            <text:p>i don't think this is the correct error message</text:p>
          </table:table-cell>
          <table:table-cell table:style-name="Default" office:value-type="string" calcext:value-type="string">
            <text:p>false</text:p>
          </table:table-cell>
          <table:table-cell office:value-type="string" calcext:value-type="string">
            <text:p>ui</text:p>
          </table:table-cell>
          <table:table-cell/>
        </table:table-row>
        <table:table-row table:style-name="ro3">
          <table:table-cell office:value-type="float" office:value="22160" calcext:value-type="float">
            <text:p>22160</text:p>
          </table:table-cell>
          <table:table-cell office:value-type="string" calcext:value-type="string">
            <text:p>mesos</text:p>
          </table:table-cell>
          <table:table-cell office:value-type="string" calcext:value-type="string">
            <text:p>jieyu</text:p>
          </table:table-cell>
          <table:table-cell office:value-type="float" office:value="44571" calcext:value-type="float">
            <text:p>44571</text:p>
          </table:table-cell>
          <table:table-cell office:value-type="float" office:value="78986" calcext:value-type="float">
            <text:p>78986</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4-06-02T23:18:50Z</text:p>
          </table:table-cell>
          <table:table-cell office:value-type="string" calcext:value-type="string">
            <text:p>can you comment on what is "308". is there a constant that you can use?</text:p>
            <text:p/>
            <text:p>Added comment. If the constant is available, I will use the constant (see the above two #if). This is a workaround for a host that has a very old glibc but has a relatively new kernel.</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43635" calcext:value-type="float">
            <text:p>43635</text:p>
          </table:table-cell>
          <table:table-cell office:value-type="string" calcext:value-type="string">
            <text:p>mesos</text:p>
          </table:table-cell>
          <table:table-cell office:value-type="string" calcext:value-type="string">
            <text:p>neilc</text:p>
          </table:table-cell>
          <table:table-cell office:value-type="float" office:value="119393" calcext:value-type="float">
            <text:p>119393</text:p>
          </table:table-cell>
          <table:table-cell office:value-type="float" office:value="180733" calcext:value-type="float">
            <text:p>180733</text:p>
          </table:table-cell>
          <table:table-cell table:number-columns-repeated="2"/>
          <table:table-cell office:value-type="string" calcext:value-type="string">
            <text:p>DiffComment</text:p>
          </table:table-cell>
          <table:table-cell office:value-type="string" calcext:value-type="string">
            <text:p>neilc</text:p>
          </table:table-cell>
          <table:table-cell office:value-type="string" calcext:value-type="string">
            <text:p>2016-02-17T00:47:52Z</text:p>
          </table:table-cell>
          <table:table-cell office:value-type="string" calcext:value-type="string">
            <text:p>Not really, just a minor doc cleanup I made along the way. Happy to split into a separate patch if you'd prefer.</text:p>
          </table:table-cell>
          <table:table-cell table:style-name="Default" office:value-type="string" calcext:value-type="string">
            <text:p>false</text:p>
          </table:table-cell>
          <table:table-cell office:value-type="string" calcext:value-type="string">
            <text:p>reviewProcess</text:p>
          </table:table-cell>
          <table:table-cell/>
        </table:table-row>
        <table:table-row table:style-name="ro1">
          <table:table-cell office:value-type="float" office:value="50754" calcext:value-type="float">
            <text:p>50754</text:p>
          </table:table-cell>
          <table:table-cell office:value-type="string" calcext:value-type="string">
            <text:p>ranger</text:p>
          </table:table-cell>
          <table:table-cell office:value-type="string" calcext:value-type="string">
            <text:p>kulkabhay</text:p>
          </table:table-cell>
          <table:table-cell office:value-type="float" office:value="152153" calcext:value-type="float">
            <text:p>152153</text:p>
          </table:table-cell>
          <table:table-cell office:value-type="float" office:value="220989" calcext:value-type="float">
            <text:p>220989</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6-10-13T00:50:02Z</text:p>
          </table:table-cell>
          <table:table-cell office:value-type="string" calcext:value-type="string">
            <text:p>ret will be null, if flow branches into #664. Please review that the caller's handling of the return value is okay with this. It might be safer to set the return type of this method as void - to avoid confusion.</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
          <table:table-cell office:value-type="float" office:value="39293" calcext:value-type="float">
            <text:p>39293</text:p>
          </table:table-cell>
          <table:table-cell office:value-type="string" calcext:value-type="string">
            <text:p>ambari</text:p>
          </table:table-cell>
          <table:table-cell office:value-type="string" calcext:value-type="string">
            <text:p>jhurley</text:p>
          </table:table-cell>
          <table:table-cell office:value-type="float" office:value="102554" calcext:value-type="float">
            <text:p>102554</text:p>
          </table:table-cell>
          <table:table-cell table:number-columns-repeated="3"/>
          <table:table-cell office:value-type="string" calcext:value-type="string">
            <text:p>Review.body_top</text:p>
          </table:table-cell>
          <table:table-cell office:value-type="string" calcext:value-type="string">
            <text:p>afernandez</text:p>
          </table:table-cell>
          <table:table-cell office:value-type="string" calcext:value-type="string">
            <text:p>2015-10-13T23:19:5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69964" calcext:value-type="float">
            <text:p>69964</text:p>
          </table:table-cell>
          <table:table-cell office:value-type="string" calcext:value-type="string">
            <text:p>mesos</text:p>
          </table:table-cell>
          <table:table-cell office:value-type="string" calcext:value-type="string">
            <text:p>greggomann</text:p>
          </table:table-cell>
          <table:table-cell office:value-type="float" office:value="212779" calcext:value-type="float">
            <text:p>212779</text:p>
          </table:table-cell>
          <table:table-cell office:value-type="float" office:value="298687" calcext:value-type="float">
            <text:p>298687</text:p>
          </table:table-cell>
          <table:table-cell table:number-columns-repeated="2"/>
          <table:table-cell office:value-type="string" calcext:value-type="string">
            <text:p>DiffComment</text:p>
          </table:table-cell>
          <table:table-cell office:value-type="string" calcext:value-type="string">
            <text:p>gaston</text:p>
          </table:table-cell>
          <table:table-cell office:value-type="string" calcext:value-type="string">
            <text:p>2019-02-13T02:38:37Z</text:p>
          </table:table-cell>
          <table:table-cell office:value-type="string" calcext:value-type="string">
            <text:p>Can we check here that the framework doesn't get any operation status updates?</text:p>
            <text:p/>
            <text:p>Since the test drops `UpdateOperationStatusMessage`s in order to simulate an old agent, I don't think this is a meaningful thing to do here. Dropping.</text:p>
          </table:table-cell>
          <table:table-cell table:style-name="Default" office:value-type="string" calcext:value-type="string">
            <text:p>false</text:p>
          </table:table-cell>
          <table:table-cell office:value-type="string" calcext:value-type="string">
            <text:p>testRequirements</text:p>
          </table:table-cell>
          <table:table-cell/>
        </table:table-row>
        <table:table-row table:style-name="ro1">
          <table:table-cell office:value-type="float" office:value="6707" calcext:value-type="float">
            <text:p>6707</text:p>
          </table:table-cell>
          <table:table-cell office:value-type="string" calcext:value-type="string">
            <text:p>zookeeper</text:p>
          </table:table-cell>
          <table:table-cell office:value-type="string" calcext:value-type="string">
            <text:p>shralex</text:p>
          </table:table-cell>
          <table:table-cell office:value-type="float" office:value="15907" calcext:value-type="float">
            <text:p>15907</text:p>
          </table:table-cell>
          <table:table-cell office:value-type="float" office:value="34180" calcext:value-type="float">
            <text:p>34180</text:p>
          </table:table-cell>
          <table:table-cell table:number-columns-repeated="2"/>
          <table:table-cell office:value-type="string" calcext:value-type="string">
            <text:p>DiffComment</text:p>
          </table:table-cell>
          <table:table-cell office:value-type="string" calcext:value-type="string">
            <text:p>fpj</text:p>
          </table:table-cell>
          <table:table-cell office:value-type="string" calcext:value-type="string">
            <text:p>2013-01-31T00:58:04Z</text:p>
          </table:table-cell>
          <table:table-cell office:value-type="string" calcext:value-type="string">
            <text:p>The formatting for this method looks broken.</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5">
          <table:table-cell office:value-type="float" office:value="48082" calcext:value-type="float">
            <text:p>48082</text:p>
          </table:table-cell>
          <table:table-cell office:value-type="string" calcext:value-type="string">
            <text:p>aurora</text:p>
          </table:table-cell>
          <table:table-cell office:value-type="string" calcext:value-type="string">
            <text:p>mnurolahzade</text:p>
          </table:table-cell>
          <table:table-cell office:value-type="float" office:value="135671" calcext:value-type="float">
            <text:p>135671</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6-05-31T19:21:48Z</text:p>
          </table:table-cell>
          <table:table-cell office:value-type="string" calcext:value-type="string">
            <text:p>Master (edd47d0) is green with this patch.</text:p>
            <text:p>  ./build-support/jenkins/build.sh</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52668" calcext:value-type="float">
            <text:p>52668</text:p>
          </table:table-cell>
          <table:table-cell office:value-type="string" calcext:value-type="string">
            <text:p>mesos</text:p>
          </table:table-cell>
          <table:table-cell office:value-type="string" calcext:value-type="string">
            <text:p>gilbert</text:p>
          </table:table-cell>
          <table:table-cell office:value-type="float" office:value="167445" calcext:value-type="float">
            <text:p>167445</text:p>
          </table:table-cell>
          <table:table-cell table:number-columns-repeated="3"/>
          <table:table-cell office:value-type="string" calcext:value-type="string">
            <text:p>Review.body_top</text:p>
          </table:table-cell>
          <table:table-cell office:value-type="string" calcext:value-type="string">
            <text:p>jvanremoortere</text:p>
          </table:table-cell>
          <table:table-cell office:value-type="string" calcext:value-type="string">
            <text:p>2017-03-01T18:30:25Z</text:p>
          </table:table-cell>
          <table:table-cell office:value-type="string" calcext:value-type="string">
            <text:p>Closing this review due to inactivity. Please see our [guidelines](https://github.com/apache/mesos/blob/master/docs/reopening-reviews.md) for reopening reviews.</text:p>
          </table:table-cell>
          <table:table-cell table:style-name="Default" office:value-type="string" calcext:value-type="string">
            <text:p>false</text:p>
          </table:table-cell>
          <table:table-cell office:value-type="string" calcext:value-type="string">
            <text:p>rejection</text:p>
          </table:table-cell>
          <table:table-cell/>
        </table:table-row>
        <table:table-row table:style-name="ro3">
          <table:table-cell office:value-type="float" office:value="2740" calcext:value-type="float">
            <text:p>2740</text:p>
          </table:table-cell>
          <table:table-cell office:value-type="string" calcext:value-type="string">
            <text:p>hbase-git</text:p>
          </table:table-cell>
          <table:table-cell office:value-type="string" calcext:value-type="string">
            <text:p>li</text:p>
          </table:table-cell>
          <table:table-cell office:value-type="float" office:value="4121" calcext:value-type="float">
            <text:p>4121</text:p>
          </table:table-cell>
          <table:table-cell office:value-type="float" office:value="9305" calcext:value-type="float">
            <text:p>9305</text:p>
          </table:table-cell>
          <table:table-cell table:number-columns-repeated="2"/>
          <table:table-cell office:value-type="string" calcext:value-type="string">
            <text:p>DiffComment</text:p>
          </table:table-cell>
          <table:table-cell office:value-type="string" calcext:value-type="string">
            <text:p>tlipcon</text:p>
          </table:table-cell>
          <table:table-cell office:value-type="string" calcext:value-type="string">
            <text:p>2011-12-27T17:23:14Z</text:p>
          </table:table-cell>
          <table:table-cell office:value-type="string" calcext:value-type="string">
            <text:p>TODO: need to change this config key to match our others</text:p>
            <text:p/>
            <text:p>fixed.</text:p>
          </table:table-cell>
          <table:table-cell table:style-name="Default" office:value-type="string" calcext:value-type="string">
            <text:p>false</text:p>
          </table:table-cell>
          <table:table-cell office:value-type="string" calcext:value-type="string">
            <text:p>naming</text:p>
          </table:table-cell>
          <table:table-cell office:value-type="string" calcext:value-type="string">
            <text:p>true</text:p>
          </table:table-cell>
        </table:table-row>
        <table:table-row table:style-name="ro1">
          <table:table-cell office:value-type="float" office:value="31489" calcext:value-type="float">
            <text:p>31489</text:p>
          </table:table-cell>
          <table:table-cell office:value-type="string" calcext:value-type="string">
            <text:p>mesos</text:p>
          </table:table-cell>
          <table:table-cell office:value-type="string" calcext:value-type="string">
            <text:p>dhamon</text:p>
          </table:table-cell>
          <table:table-cell office:value-type="float" office:value="74307" calcext:value-type="float">
            <text:p>74307</text:p>
          </table:table-cell>
          <table:table-cell table:number-columns-repeated="3"/>
          <table:table-cell office:value-type="string" calcext:value-type="string">
            <text:p>Review.body_top</text:p>
          </table:table-cell>
          <table:table-cell office:value-type="string" calcext:value-type="string">
            <text:p>tnachen</text:p>
          </table:table-cell>
          <table:table-cell office:value-type="string" calcext:value-type="string">
            <text:p>2015-02-26T18:16:53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63926" calcext:value-type="float">
            <text:p>63926</text:p>
          </table:table-cell>
          <table:table-cell office:value-type="string" calcext:value-type="string">
            <text:p>hbase-git</text:p>
          </table:table-cell>
          <table:table-cell office:value-type="string" calcext:value-type="string">
            <text:p>mikewingert</text:p>
          </table:table-cell>
          <table:table-cell office:value-type="float" office:value="191460" calcext:value-type="float">
            <text:p>191460</text:p>
          </table:table-cell>
          <table:table-cell office:value-type="float" office:value="269282" calcext:value-type="float">
            <text:p>269282</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7-11-19T23:51:07Z</text:p>
          </table:table-cell>
          <table:table-cell office:value-type="string" calcext:value-type="string">
            <text:p>Why "k" instead of "b" ?</text:p>
          </table:table-cell>
          <table:table-cell table:style-name="Default" office:value-type="string" calcext:value-type="string">
            <text:p>false</text:p>
          </table:table-cell>
          <table:table-cell office:value-type="string" calcext:value-type="string">
            <text:p>naming</text:p>
          </table:table-cell>
          <table:table-cell office:value-type="string" calcext:value-type="string">
            <text:p>true</text:p>
          </table:table-cell>
        </table:table-row>
        <table:table-row table:style-name="ro1">
          <table:table-cell office:value-type="float" office:value="45963" calcext:value-type="float">
            <text:p>45963</text:p>
          </table:table-cell>
          <table:table-cell office:value-type="string" calcext:value-type="string">
            <text:p>mesos</text:p>
          </table:table-cell>
          <table:table-cell office:value-type="string" calcext:value-type="string">
            <text:p>anisinha</text:p>
          </table:table-cell>
          <table:table-cell office:value-type="float" office:value="152538" calcext:value-type="float">
            <text:p>152538</text:p>
          </table:table-cell>
          <table:table-cell office:value-type="float" office:value="221655" calcext:value-type="float">
            <text:p>221655</text:p>
          </table:table-cell>
          <table:table-cell table:number-columns-repeated="2"/>
          <table:table-cell office:value-type="string" calcext:value-type="string">
            <text:p>DiffComment</text:p>
          </table:table-cell>
          <table:table-cell office:value-type="string" calcext:value-type="string">
            <text:p>xujyan</text:p>
          </table:table-cell>
          <table:table-cell office:value-type="string" calcext:value-type="string">
            <text:p>2016-10-13T22:49:13Z</text:p>
          </table:table-cell>
          <table:table-cell office:value-type="string" calcext:value-type="string">
            <text:p>Add a summary that mentions "task attempts to write to the volume fails" and also "we use a shared persistent volume here but its sharedness is not important here. Regular persistent volumes works no differently".</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59604" calcext:value-type="float">
            <text:p>59604</text:p>
          </table:table-cell>
          <table:table-cell office:value-type="string" calcext:value-type="string">
            <text:p>ranger</text:p>
          </table:table-cell>
          <table:table-cell office:value-type="string" calcext:value-type="string">
            <text:p>coheigea</text:p>
          </table:table-cell>
          <table:table-cell office:value-type="float" office:value="184258" calcext:value-type="float">
            <text:p>184258</text:p>
          </table:table-cell>
          <table:table-cell table:number-columns-repeated="3"/>
          <table:table-cell office:value-type="string" calcext:value-type="string">
            <text:p>Review.body_top</text:p>
          </table:table-cell>
          <table:table-cell office:value-type="string" calcext:value-type="string">
            <text:p>coheigea</text:p>
          </table:table-cell>
          <table:table-cell office:value-type="string" calcext:value-type="string">
            <text:p>2017-08-31T10:08:24Z</text:p>
          </table:table-cell>
          <table:table-cell office:value-type="string" calcext:value-type="string">
            <text:p>Please review...</text:p>
          </table:table-cell>
          <table:table-cell table:style-name="Default" office:value-type="string" calcext:value-type="string">
            <text:p>false</text:p>
          </table:table-cell>
          <table:table-cell office:value-type="string" calcext:value-type="string">
            <text:p>reviewProcess</text:p>
          </table:table-cell>
          <table:table-cell/>
        </table:table-row>
        <table:table-row table:style-name="ro8">
          <table:table-cell office:value-type="float" office:value="24857" calcext:value-type="float">
            <text:p>24857</text:p>
          </table:table-cell>
          <table:table-cell office:value-type="string" calcext:value-type="string">
            <text:p>hbase-git</text:p>
          </table:table-cell>
          <table:table-cell office:value-type="string" calcext:value-type="string">
            <text:p>busbey</text:p>
          </table:table-cell>
          <table:table-cell office:value-type="float" office:value="51494" calcext:value-type="float">
            <text:p>51494</text:p>
          </table:table-cell>
          <table:table-cell office:value-type="float" office:value="89849" calcext:value-type="float">
            <text:p>89849</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4-09-11T20:24:24Z</text:p>
          </table:table-cell>
          <table:table-cell office:value-type="string" calcext:value-type="string">
            <text:p>This just a renaming Sean?  I am presuming so...</text:p>
            <text:p/>
            <text:p>Or hangon... looks like stuff got moved here from FSHLog.  Ok.</text:p>
            <text:p/>
            <text:p>FYI, in old days, the original attempt at breaking out interface was done by the bookkeeper folks... Flavio and Ivan.  They were toying with the idea of hosting WAL in bookeeper.  In bookkeeper no notion of fs so stuff about dirs and the like wouldn't have made sense for them.... Just a bit of history.</text:p>
            <text:p/>
            <text:p>It's some stuff that's presumed to be common across filesystem based WALs. currently it has been held over from the previous attempt to fix the WAL abstraction.</text:p>
            <text:p/>
            <text:p>I keep going back and forth on keeping it as a seperate entity. I suspect it should just be pulled into FSHLog until we have another WAL implemenation to help illustrate what's common-case and what's specific to FSHLog.</text:p>
            <text:p/>
            <text:p>Don't sweat it I'd say. Its all internal. Can refactor again if say the bookkeeper fellas come back.</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47525" calcext:value-type="float">
            <text:p>47525</text:p>
          </table:table-cell>
          <table:table-cell office:value-type="string" calcext:value-type="string">
            <text:p>ambari</text:p>
          </table:table-cell>
          <table:table-cell office:value-type="string" calcext:value-type="string">
            <text:p>nitiraj.rathore</text:p>
          </table:table-cell>
          <table:table-cell office:value-type="float" office:value="133919" calcext:value-type="float">
            <text:p>133919</text:p>
          </table:table-cell>
          <table:table-cell table:number-columns-repeated="3"/>
          <table:table-cell office:value-type="string" calcext:value-type="string">
            <text:p>Review.body_top</text:p>
          </table:table-cell>
          <table:table-cell office:value-type="string" calcext:value-type="string">
            <text:p>pallavkul</text:p>
          </table:table-cell>
          <table:table-cell office:value-type="string" calcext:value-type="string">
            <text:p>2016-05-19T09:56:30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47789" calcext:value-type="float">
            <text:p>47789</text:p>
          </table:table-cell>
          <table:table-cell office:value-type="string" calcext:value-type="string">
            <text:p>ranger</text:p>
          </table:table-cell>
          <table:table-cell office:value-type="string" calcext:value-type="string">
            <text:p>rmani</text:p>
          </table:table-cell>
          <table:table-cell office:value-type="float" office:value="136210" calcext:value-type="float">
            <text:p>136210</text:p>
          </table:table-cell>
          <table:table-cell table:number-columns-repeated="3"/>
          <table:table-cell office:value-type="string" calcext:value-type="string">
            <text:p>Review.body_top</text:p>
          </table:table-cell>
          <table:table-cell office:value-type="string" calcext:value-type="string">
            <text:p>madhan.neethiraj</text:p>
          </table:table-cell>
          <table:table-cell office:value-type="string" calcext:value-type="string">
            <text:p>2016-06-05T15:18:15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1339" calcext:value-type="float">
            <text:p>31339</text:p>
          </table:table-cell>
          <table:table-cell office:value-type="string" calcext:value-type="string">
            <text:p>flume-git</text:p>
          </table:table-cell>
          <table:table-cell office:value-type="string" calcext:value-type="string">
            <text:p>jrufus</text:p>
          </table:table-cell>
          <table:table-cell office:value-type="float" office:value="75354" calcext:value-type="float">
            <text:p>75354</text:p>
          </table:table-cell>
          <table:table-cell office:value-type="float" office:value="122345" calcext:value-type="float">
            <text:p>122345</text:p>
          </table:table-cell>
          <table:table-cell table:number-columns-repeated="2"/>
          <table:table-cell office:value-type="string" calcext:value-type="string">
            <text:p>DiffComment</text:p>
          </table:table-cell>
          <table:table-cell office:value-type="string" calcext:value-type="string">
            <text:p>blue</text:p>
          </table:table-cell>
          <table:table-cell office:value-type="string" calcext:value-type="string">
            <text:p>2015-03-05T19:15:42Z</text:p>
          </table:table-cell>
          <table:table-cell office:value-type="string" calcext:value-type="string">
            <text:p>All of the messages in this method should be combined into one log call.</text:p>
          </table:table-cell>
          <table:table-cell table:style-name="Default" office:value-type="string" calcext:value-type="string">
            <text:p>false</text:p>
          </table:table-cell>
          <table:table-cell office:value-type="string" calcext:value-type="string">
            <text:p>logMessage</text:p>
          </table:table-cell>
          <table:table-cell/>
        </table:table-row>
        <table:table-row table:style-name="ro1">
          <table:table-cell office:value-type="float" office:value="20948" calcext:value-type="float">
            <text:p>20948</text:p>
          </table:table-cell>
          <table:table-cell office:value-type="string" calcext:value-type="string">
            <text:p>ambari</text:p>
          </table:table-cell>
          <table:table-cell office:value-type="string" calcext:value-type="string">
            <text:p>ebergenholtz</text:p>
          </table:table-cell>
          <table:table-cell office:value-type="float" office:value="41969" calcext:value-type="float">
            <text:p>41969</text:p>
          </table:table-cell>
          <table:table-cell office:value-type="float" office:value="75646" calcext:value-type="float">
            <text:p>75646</text:p>
          </table:table-cell>
          <table:table-cell table:number-columns-repeated="2"/>
          <table:table-cell office:value-type="string" calcext:value-type="string">
            <text:p>DiffComment</text:p>
          </table:table-cell>
          <table:table-cell office:value-type="string" calcext:value-type="string">
            <text:p>tbeerbower</text:p>
          </table:table-cell>
          <table:table-cell office:value-type="string" calcext:value-type="string">
            <text:p>2014-05-01T22:55:05Z</text:p>
          </table:table-cell>
          <table:table-cell office:value-type="string" calcext:value-type="string">
            <text:p>Class and public methods in this file should be documented.</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47440" calcext:value-type="float">
            <text:p>47440</text:p>
          </table:table-cell>
          <table:table-cell office:value-type="string" calcext:value-type="string">
            <text:p>aurora</text:p>
          </table:table-cell>
          <table:table-cell office:value-type="string" calcext:value-type="string">
            <text:p>shirchen</text:p>
          </table:table-cell>
          <table:table-cell office:value-type="float" office:value="134853" calcext:value-type="float">
            <text:p>134853</text:p>
          </table:table-cell>
          <table:table-cell office:value-type="float" office:value="199791" calcext:value-type="float">
            <text:p>199791</text:p>
          </table:table-cell>
          <table:table-cell table:number-columns-repeated="2"/>
          <table:table-cell office:value-type="string" calcext:value-type="string">
            <text:p>DiffComment</text:p>
          </table:table-cell>
          <table:table-cell office:value-type="string" calcext:value-type="string">
            <text:p>shirchen</text:p>
          </table:table-cell>
          <table:table-cell office:value-type="string" calcext:value-type="string">
            <text:p>2016-05-26T21:14:01Z</text:p>
          </table:table-cell>
          <table:table-cell office:value-type="string" calcext:value-type="string">
            <text:p>Done.</text:p>
          </table:table-cell>
          <table:table-cell table:style-name="Default" office:value-type="string" calcext:value-type="string">
            <text:p>false</text:p>
          </table:table-cell>
          <table:table-cell table:number-columns-repeated="2"/>
        </table:table-row>
        <table:table-row table:style-name="ro12">
          <table:table-cell office:value-type="float" office:value="24223" calcext:value-type="float">
            <text:p>24223</text:p>
          </table:table-cell>
          <table:table-cell office:value-type="string" calcext:value-type="string">
            <text:p>sqoop-trunk</text:p>
          </table:table-cell>
          <table:table-cell office:value-type="string" calcext:value-type="string">
            <text:p>stanleyxu2005</text:p>
          </table:table-cell>
          <table:table-cell office:value-type="float" office:value="50190" calcext:value-type="float">
            <text:p>50190</text:p>
          </table:table-cell>
          <table:table-cell table:number-columns-repeated="3"/>
          <table:table-cell office:value-type="string" calcext:value-type="string">
            <text:p>Review.body_top</text:p>
          </table:table-cell>
          <table:table-cell office:value-type="string" calcext:value-type="string">
            <text:p>blue</text:p>
          </table:table-cell>
          <table:table-cell office:value-type="string" calcext:value-type="string">
            <text:p>2014-08-11T17:08:35Z</text:p>
          </table:table-cell>
          <table:table-cell office:value-type="string" calcext:value-type="string">
            <text:p>The only thing that still looks odd to me is that you have a subclass of DatasetKeyOutputFormat with no changes. Is that class necessary?</text:p>
            <text:p/>
            <text:p>I think this is ready, although it is limited in a couple of ways that we may want to improve later:</text:p>
            <text:p>* This doesn't have a way to define a partition strategy, which would be helpful for large datasets.</text:p>
            <text:p>* This must create the dataset, rather than appending to an existing one.</text:p>
            <text:p/>
            <text:p>I don't think these should hold up getting this committed, but I want to make you aware of them so that you can use those features of Kite later.</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9511" calcext:value-type="float">
            <text:p>69511</text:p>
          </table:table-cell>
          <table:table-cell office:value-type="string" calcext:value-type="string">
            <text:p>atlas</text:p>
          </table:table-cell>
          <table:table-cell office:value-type="string" calcext:value-type="string">
            <text:p>grahamwallis</text:p>
          </table:table-cell>
          <table:table-cell office:value-type="float" office:value="211091" calcext:value-type="float">
            <text:p>211091</text:p>
          </table:table-cell>
          <table:table-cell office:value-type="float" office:value="295977" calcext:value-type="float">
            <text:p>295977</text:p>
          </table:table-cell>
          <table:table-cell table:number-columns-repeated="2"/>
          <table:table-cell office:value-type="string" calcext:value-type="string">
            <text:p>DiffComment</text:p>
          </table:table-cell>
          <table:table-cell office:value-type="string" calcext:value-type="string">
            <text:p>davidrad</text:p>
          </table:table-cell>
          <table:table-cell office:value-type="string" calcext:value-type="string">
            <text:p>2018-12-06T10:41:11Z</text:p>
          </table:table-cell>
          <table:table-cell office:value-type="string" calcext:value-type="string">
            <text:p>is this right it looks like it is processing as a Boolean? Most of the other debug steing do not look right in this method.</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6">
          <table:table-cell office:value-type="float" office:value="29177" calcext:value-type="float">
            <text:p>29177</text:p>
          </table:table-cell>
          <table:table-cell office:value-type="string" calcext:value-type="string">
            <text:p>mesos</text:p>
          </table:table-cell>
          <table:table-cell office:value-type="string" calcext:value-type="string">
            <text:p>jieyu</text:p>
          </table:table-cell>
          <table:table-cell office:value-type="float" office:value="65408" calcext:value-type="float">
            <text:p>65408</text:p>
          </table:table-cell>
          <table:table-cell office:value-type="float" office:value="108521" calcext:value-type="float">
            <text:p>108521</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4-12-18T00:35:35Z</text:p>
          </table:table-cell>
          <table:table-cell office:value-type="string" calcext:value-type="string">
            <text:p>s/;/.</text:p>
            <text:p/>
            <text:p>Mind adding a TODO here?</text:p>
            <text:p/>
            <text:p>// TODO(jieyu): Consider extending the Filter mechanism in resources.cpp,</text:p>
            <text:p>// which would allow us to pull out this kind of logic. E.g.:</text:p>
            <text:p>//</text:p>
            <text:p>// Resources persistentDisks = PersistentDiskFilter().apply(resources);</text:p>
            <text:p/>
            <text:p>Done.</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3">
          <table:table-cell office:value-type="float" office:value="18754" calcext:value-type="float">
            <text:p>18754</text:p>
          </table:table-cell>
          <table:table-cell office:value-type="string" calcext:value-type="string">
            <text:p>oozie-git</text:p>
          </table:table-cell>
          <table:table-cell office:value-type="string" calcext:value-type="string">
            <text:p>egashira</text:p>
          </table:table-cell>
          <table:table-cell office:value-type="float" office:value="42964" calcext:value-type="float">
            <text:p>42964</text:p>
          </table:table-cell>
          <table:table-cell office:value-type="float" office:value="76917" calcext:value-type="float">
            <text:p>76917</text:p>
          </table:table-cell>
          <table:table-cell table:number-columns-repeated="2"/>
          <table:table-cell office:value-type="string" calcext:value-type="string">
            <text:p>DiffComment</text:p>
          </table:table-cell>
          <table:table-cell office:value-type="string" calcext:value-type="string">
            <text:p>rohini</text:p>
          </table:table-cell>
          <table:table-cell office:value-type="string" calcext:value-type="string">
            <text:p>2014-05-14T15:38:40Z</text:p>
          </table:table-cell>
          <table:table-cell office:value-type="string" calcext:value-type="string">
            <text:p>else {</text:p>
            <text:p>  continue;</text:p>
            <text:p>}</text:p>
          </table:table-cell>
          <table:table-cell table:style-name="Default" office:value-type="string" calcext:value-type="string">
            <text:p>true</text:p>
          </table:table-cell>
          <table:table-cell office:value-type="string" calcext:value-type="string">
            <text:p>bug</text:p>
          </table:table-cell>
          <table:table-cell office:value-type="string" calcext:value-type="string">
            <text:p>true</text:p>
          </table:table-cell>
        </table:table-row>
        <table:table-row table:style-name="ro1">
          <table:table-cell office:value-type="float" office:value="49697" calcext:value-type="float">
            <text:p>49697</text:p>
          </table:table-cell>
          <table:table-cell office:value-type="string" calcext:value-type="string">
            <text:p>mesos</text:p>
          </table:table-cell>
          <table:table-cell office:value-type="string" calcext:value-type="string">
            <text:p>joerg84</text:p>
          </table:table-cell>
          <table:table-cell office:value-type="float" office:value="141019" calcext:value-type="float">
            <text:p>141019</text:p>
          </table:table-cell>
          <table:table-cell table:number-columns-repeated="3"/>
          <table:table-cell office:value-type="string" calcext:value-type="string">
            <text:p>Review.body_top</text:p>
          </table:table-cell>
          <table:table-cell office:value-type="string" calcext:value-type="string">
            <text:p>vinodkone</text:p>
          </table:table-cell>
          <table:table-cell office:value-type="string" calcext:value-type="string">
            <text:p>2016-07-06T16:22:3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7926" calcext:value-type="float">
            <text:p>57926</text:p>
          </table:table-cell>
          <table:table-cell office:value-type="string" calcext:value-type="string">
            <text:p>mesos</text:p>
          </table:table-cell>
          <table:table-cell office:value-type="string" calcext:value-type="string">
            <text:p>andschwa</text:p>
          </table:table-cell>
          <table:table-cell office:value-type="float" office:value="170068" calcext:value-type="float">
            <text:p>170068</text:p>
          </table:table-cell>
          <table:table-cell table:number-columns-repeated="3"/>
          <table:table-cell office:value-type="string" calcext:value-type="string">
            <text:p>Review.body_top</text:p>
          </table:table-cell>
          <table:table-cell office:value-type="string" calcext:value-type="string">
            <text:p>lilyfang</text:p>
          </table:table-cell>
          <table:table-cell office:value-type="string" calcext:value-type="string">
            <text:p>2017-03-25T00:00:4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61529" calcext:value-type="float">
            <text:p>61529</text:p>
          </table:table-cell>
          <table:table-cell office:value-type="string" calcext:value-type="string">
            <text:p>oozie-git</text:p>
          </table:table-cell>
          <table:table-cell office:value-type="string" calcext:value-type="string">
            <text:p>asasvari</text:p>
          </table:table-cell>
          <table:table-cell office:value-type="float" office:value="182565" calcext:value-type="float">
            <text:p>182565</text:p>
          </table:table-cell>
          <table:table-cell office:value-type="float" office:value="258475" calcext:value-type="float">
            <text:p>258475</text:p>
          </table:table-cell>
          <table:table-cell table:number-columns-repeated="2"/>
          <table:table-cell office:value-type="string" calcext:value-type="string">
            <text:p>DiffComment</text:p>
          </table:table-cell>
          <table:table-cell office:value-type="string" calcext:value-type="string">
            <text:p>gezapeti</text:p>
          </table:table-cell>
          <table:table-cell office:value-type="string" calcext:value-type="string">
            <text:p>2017-08-14T12:49:54Z</text:p>
          </table:table-cell>
          <table:table-cell office:value-type="string" calcext:value-type="string">
            <text:p>What't the intention behind this?</text:p>
            <text:p/>
            <text:p>Setting mapreduce job names. Should be handled by OOZIE-2916. Thanks for pointing this out. Removed.</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2">
          <table:table-cell office:value-type="float" office:value="17452" calcext:value-type="float">
            <text:p>17452</text:p>
          </table:table-cell>
          <table:table-cell office:value-type="string" calcext:value-type="string">
            <text:p>cloudstack-git</text:p>
          </table:table-cell>
          <table:table-cell office:value-type="string" calcext:value-type="string">
            <text:p>santhoshe</text:p>
          </table:table-cell>
          <table:table-cell office:value-type="float" office:value="33097" calcext:value-type="float">
            <text:p>33097</text:p>
          </table:table-cell>
          <table:table-cell table:number-columns-repeated="3"/>
          <table:table-cell office:value-type="string" calcext:value-type="string">
            <text:p>Review.body_top</text:p>
          </table:table-cell>
          <table:table-cell office:value-type="string" calcext:value-type="string">
            <text:p>asfbot</text:p>
          </table:table-cell>
          <table:table-cell office:value-type="string" calcext:value-type="string">
            <text:p>2014-01-29T05:25:08Z</text:p>
          </table:table-cell>
          <table:table-cell office:value-type="string" calcext:value-type="string">
            <text:p>Commit dedd41ed872efc234c7cca7b57f1fca1dbcb299b in branch refs/heads/marvin from Santhosh Edukulla</text:p>
            <text:p>[ https://git-wip-us.apache.org/repos/asf?p=cloudstack.git;h=dedd41e ]</text:p>
            <text:p/>
            <text:p>CLOUDSTACK-5963: Fixed smoke/test_network.py</text:p>
            <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39312" calcext:value-type="float">
            <text:p>39312</text:p>
          </table:table-cell>
          <table:table-cell office:value-type="string" calcext:value-type="string">
            <text:p>mesos</text:p>
          </table:table-cell>
          <table:table-cell office:value-type="string" calcext:value-type="string">
            <text:p>jvanremoortere</text:p>
          </table:table-cell>
          <table:table-cell office:value-type="float" office:value="102723" calcext:value-type="float">
            <text:p>102723</text:p>
          </table:table-cell>
          <table:table-cell table:number-columns-repeated="3"/>
          <table:table-cell office:value-type="string" calcext:value-type="string">
            <text:p>Review.body_top</text:p>
          </table:table-cell>
          <table:table-cell office:value-type="string" calcext:value-type="string">
            <text:p>gyliu</text:p>
          </table:table-cell>
          <table:table-cell office:value-type="string" calcext:value-type="string">
            <text:p>2015-10-14T23:45:5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34563" calcext:value-type="float">
            <text:p>34563</text:p>
          </table:table-cell>
          <table:table-cell office:value-type="string" calcext:value-type="string">
            <text:p>mesos</text:p>
          </table:table-cell>
          <table:table-cell office:value-type="string" calcext:value-type="string">
            <text:p>joerg84</text:p>
          </table:table-cell>
          <table:table-cell office:value-type="float" office:value="84795" calcext:value-type="float">
            <text:p>84795</text:p>
          </table:table-cell>
          <table:table-cell table:number-columns-repeated="3"/>
          <table:table-cell office:value-type="string" calcext:value-type="string">
            <text:p>Review.body_top</text:p>
          </table:table-cell>
          <table:table-cell office:value-type="string" calcext:value-type="string">
            <text:p>jvanremoortere</text:p>
          </table:table-cell>
          <table:table-cell office:value-type="string" calcext:value-type="string">
            <text:p>2015-05-21T21:42:2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47550" calcext:value-type="float">
            <text:p>47550</text:p>
          </table:table-cell>
          <table:table-cell office:value-type="string" calcext:value-type="string">
            <text:p>aurora</text:p>
          </table:table-cell>
          <table:table-cell office:value-type="string" calcext:value-type="string">
            <text:p>mnurolahzade</text:p>
          </table:table-cell>
          <table:table-cell office:value-type="float" office:value="134373" calcext:value-type="float">
            <text:p>134373</text:p>
          </table:table-cell>
          <table:table-cell office:value-type="float" office:value="199160" calcext:value-type="float">
            <text:p>199160</text:p>
          </table:table-cell>
          <table:table-cell table:number-columns-repeated="2"/>
          <table:table-cell office:value-type="string" calcext:value-type="string">
            <text:p>DiffComment</text:p>
          </table:table-cell>
          <table:table-cell office:value-type="string" calcext:value-type="string">
            <text:p>maxim</text:p>
          </table:table-cell>
          <table:table-cell office:value-type="string" calcext:value-type="string">
            <text:p>2016-05-23T16:29:16Z</text:p>
          </table:table-cell>
          <table:table-cell office:value-type="string" calcext:value-type="string">
            <text:p>You can use it directly from AuroraClientCommandTest. </text:p>
            <text:p/>
            <text:p>Also, to shorten the access points you may want to extend from AuroraClientCommandTest rather than from unittest.TestCase.</text:p>
          </table:table-cell>
          <table:table-cell table:style-name="Default" office:value-type="string" calcext:value-type="string">
            <text:p>true</text:p>
          </table:table-cell>
          <table:table-cell office:value-type="string" calcext:value-type="string">
            <text:p>testDesign</text:p>
          </table:table-cell>
          <table:table-cell/>
        </table:table-row>
        <table:table-row table:style-name="ro1">
          <table:table-cell office:value-type="float" office:value="37032" calcext:value-type="float">
            <text:p>37032</text:p>
          </table:table-cell>
          <table:table-cell office:value-type="string" calcext:value-type="string">
            <text:p>mesos</text:p>
          </table:table-cell>
          <table:table-cell office:value-type="string" calcext:value-type="string">
            <text:p>hausdorff</text:p>
          </table:table-cell>
          <table:table-cell office:value-type="float" office:value="98038" calcext:value-type="float">
            <text:p>98038</text:p>
          </table:table-cell>
          <table:table-cell office:value-type="float" office:value="154235" calcext:value-type="float">
            <text:p>154235</text:p>
          </table:table-cell>
          <table:table-cell table:number-columns-repeated="2"/>
          <table:table-cell office:value-type="string" calcext:value-type="string">
            <text:p>DiffComment</text:p>
          </table:table-cell>
          <table:table-cell office:value-type="string" calcext:value-type="string">
            <text:p>kaysoky</text:p>
          </table:table-cell>
          <table:table-cell office:value-type="string" calcext:value-type="string">
            <text:p>2015-09-10T19:39:28Z</text:p>
          </table:table-cell>
          <table:table-cell office:value-type="string" calcext:value-type="string">
            <text:p>Same section-ing style as above comment.</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5">
          <table:table-cell office:value-type="float" office:value="40391" calcext:value-type="float">
            <text:p>40391</text:p>
          </table:table-cell>
          <table:table-cell office:value-type="string" calcext:value-type="string">
            <text:p>aurora</text:p>
          </table:table-cell>
          <table:table-cell office:value-type="string" calcext:value-type="string">
            <text:p>wfarner</text:p>
          </table:table-cell>
          <table:table-cell office:value-type="float" office:value="106901" calcext:value-type="float">
            <text:p>106901</text:p>
          </table:table-cell>
          <table:table-cell table:number-columns-repeated="3"/>
          <table:table-cell office:value-type="string" calcext:value-type="string">
            <text:p>Review.body_top</text:p>
          </table:table-cell>
          <table:table-cell office:value-type="string" calcext:value-type="string">
            <text:p>aurorabot</text:p>
          </table:table-cell>
          <table:table-cell office:value-type="string" calcext:value-type="string">
            <text:p>2015-11-17T18:17:32Z</text:p>
          </table:table-cell>
          <table:table-cell office:value-type="string" calcext:value-type="string">
            <text:p>Master (7b1e848) is green with this patch.</text:p>
            <text:p>  ./build-support/jenkins/build.sh</text:p>
            <text:p/>
            <text:p>I will refresh this build result if you post a review containing "@ReviewBot retry"</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2">
          <table:table-cell office:value-type="float" office:value="20399" calcext:value-type="float">
            <text:p>20399</text:p>
          </table:table-cell>
          <table:table-cell office:value-type="string" calcext:value-type="string">
            <text:p>hive-git</text:p>
          </table:table-cell>
          <table:table-cell office:value-type="string" calcext:value-type="string">
            <text:p>navis</text:p>
          </table:table-cell>
          <table:table-cell office:value-type="float" office:value="42627" calcext:value-type="float">
            <text:p>42627</text:p>
          </table:table-cell>
          <table:table-cell office:value-type="float" office:value="76454" calcext:value-type="float">
            <text:p>76454</text:p>
          </table:table-cell>
          <table:table-cell table:number-columns-repeated="2"/>
          <table:table-cell office:value-type="string" calcext:value-type="string">
            <text:p>DiffComment</text:p>
          </table:table-cell>
          <table:table-cell office:value-type="string" calcext:value-type="string">
            <text:p>ashutoshc</text:p>
          </table:table-cell>
          <table:table-cell office:value-type="string" calcext:value-type="string">
            <text:p>2014-05-12T19:54:46Z</text:p>
          </table:table-cell>
          <table:table-cell office:value-type="string" calcext:value-type="string">
            <text:p>Operator should not contain any compile time info, only runtime info. Compile time info belongs to Desc classes. So, move this field to TableScanDesc class.</text:p>
            <text:p/>
            <text:p>It might be. But for me, I prefer to gather similar things altogether in here. Should we move all of them into desc?</text:p>
            <text:p/>
            <text:p>Yeah few fields have creeped into Operator class, whereas they really belong to Desc class. Yes, we should all of those in desc. But since there are already a few, I am fine doing this in a follow-up jira. Would you mind creating a jira for it?</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13621" calcext:value-type="float">
            <text:p>13621</text:p>
          </table:table-cell>
          <table:table-cell office:value-type="string" calcext:value-type="string">
            <text:p>mesos</text:p>
          </table:table-cell>
          <table:table-cell office:value-type="string" calcext:value-type="string">
            <text:p>vinodkone</text:p>
          </table:table-cell>
          <table:table-cell office:value-type="float" office:value="25245" calcext:value-type="float">
            <text:p>25245</text:p>
          </table:table-cell>
          <table:table-cell office:value-type="float" office:value="49546" calcext:value-type="float">
            <text:p>49546</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3-08-16T19:20:51Z</text:p>
          </table:table-cell>
          <table:table-cell office:value-type="string" calcext:value-type="string">
            <text:p>Ditto, we should mention this in the changelog summary as well.</text:p>
          </table:table-cell>
          <table:table-cell table:style-name="Default" office:value-type="string" calcext:value-type="string">
            <text:p>false</text:p>
          </table:table-cell>
          <table:table-cell office:value-type="string" calcext:value-type="string">
            <text:p>documentation;previousComment</text:p>
          </table:table-cell>
          <table:table-cell/>
        </table:table-row>
        <table:table-row table:style-name="ro2">
          <table:table-cell office:value-type="float" office:value="16341" calcext:value-type="float">
            <text:p>16341</text:p>
          </table:table-cell>
          <table:table-cell office:value-type="string" calcext:value-type="string">
            <text:p>sentry</text:p>
          </table:table-cell>
          <table:table-cell office:value-type="string" calcext:value-type="string">
            <text:p>vamsee</text:p>
          </table:table-cell>
          <table:table-cell office:value-type="float" office:value="30772" calcext:value-type="float">
            <text:p>30772</text:p>
          </table:table-cell>
          <table:table-cell office:value-type="float" office:value="58931" calcext:value-type="float">
            <text:p>58931</text:p>
          </table:table-cell>
          <table:table-cell table:number-columns-repeated="2"/>
          <table:table-cell office:value-type="string" calcext:value-type="string">
            <text:p>DiffComment</text:p>
          </table:table-cell>
          <table:table-cell office:value-type="string" calcext:value-type="string">
            <text:p>gchanan</text:p>
          </table:table-cell>
          <table:table-cell office:value-type="string" calcext:value-type="string">
            <text:p>2013-12-21T05:48:20Z</text:p>
          </table:table-cell>
          <table:table-cell office:value-type="string" calcext:value-type="string">
            <text:p>can you do something like...</text:p>
            <text:p/>
            <text:p>for (Boolean foo : Arrays.asList(new Boolean[] {true, false})) {}</text:p>
            <text:p/>
            <text:p>rather than the int magic?</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32016" calcext:value-type="float">
            <text:p>32016</text:p>
          </table:table-cell>
          <table:table-cell office:value-type="string" calcext:value-type="string">
            <text:p>hbase-git</text:p>
          </table:table-cell>
          <table:table-cell office:value-type="string" calcext:value-type="string">
            <text:p>apurtell</text:p>
          </table:table-cell>
          <table:table-cell office:value-type="float" office:value="76661" calcext:value-type="float">
            <text:p>76661</text:p>
          </table:table-cell>
          <table:table-cell office:value-type="float" office:value="124311" calcext:value-type="float">
            <text:p>124311</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5-03-18T19:57:19Z</text:p>
          </table:table-cell>
          <table:table-cell office:value-type="string" calcext:value-type="string">
            <text:p>This is an odd one? Anyone actually using it?</text:p>
            <text:p/>
            <text:p>Many callers in unit tests.</text:p>
            <text:p/>
            <text:p>ok</text:p>
          </table:table-cell>
          <table:table-cell table:style-name="Default" office:value-type="string" calcext:value-type="string">
            <text:p>true</text:p>
          </table:table-cell>
          <table:table-cell office:value-type="string" calcext:value-type="string">
            <text:p>deadCode</text:p>
          </table:table-cell>
          <table:table-cell/>
        </table:table-row>
        <table:table-row table:style-name="ro1">
          <table:table-cell office:value-type="float" office:value="70605" calcext:value-type="float">
            <text:p>70605</text:p>
          </table:table-cell>
          <table:table-cell office:value-type="string" calcext:value-type="string">
            <text:p>atlas</text:p>
          </table:table-cell>
          <table:table-cell office:value-type="string" calcext:value-type="string">
            <text:p>lma</text:p>
          </table:table-cell>
          <table:table-cell office:value-type="float" office:value="215222" calcext:value-type="float">
            <text:p>215222</text:p>
          </table:table-cell>
          <table:table-cell office:value-type="float" office:value="301823" calcext:value-type="float">
            <text:p>301823</text:p>
          </table:table-cell>
          <table:table-cell table:number-columns-repeated="2"/>
          <table:table-cell office:value-type="string" calcext:value-type="string">
            <text:p>DiffComment</text:p>
          </table:table-cell>
          <table:table-cell office:value-type="string" calcext:value-type="string">
            <text:p>madhan.neethiraj</text:p>
          </table:table-cell>
          <table:table-cell office:value-type="string" calcext:value-type="string">
            <text:p>2019-05-13T18:00:21Z</text:p>
          </table:table-cell>
          <table:table-cell office:value-type="string" calcext:value-type="string">
            <text:p>Instead of an explicit argument 'isMetastoreHook', why not use context.isMetastoreHook()?</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2">
          <table:table-cell office:value-type="float" office:value="66666" calcext:value-type="float">
            <text:p>66666</text:p>
          </table:table-cell>
          <table:table-cell office:value-type="string" calcext:value-type="string">
            <text:p>mesos</text:p>
          </table:table-cell>
          <table:table-cell office:value-type="string" calcext:value-type="string">
            <text:p>bennoe</text:p>
          </table:table-cell>
          <table:table-cell office:value-type="float" office:value="201797" calcext:value-type="float">
            <text:p>201797</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8-04-24T00:04:34Z</text:p>
          </table:table-cell>
          <table:table-cell office:value-type="string" calcext:value-type="string">
            <text:p>Patch looks great!</text:p>
            <text:p/>
            <text:p>Reviews applied: [63370, 63372, 66666]</text:p>
            <text:p/>
            <text:p>Passed command: export OS='ubuntu:14.04' BUILDTOOL='autotools' COMPILER='gcc' CONFIGURATION='--verbose --disable-libtool-wrappers' ENVIRONMENT='GLOG_v=1 MESOS_VERBOSE=1'; ./support/docker-build.sh</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3">
          <table:table-cell office:value-type="float" office:value="68395" calcext:value-type="float">
            <text:p>68395</text:p>
          </table:table-cell>
          <table:table-cell office:value-type="string" calcext:value-type="string">
            <text:p>hive-git</text:p>
          </table:table-cell>
          <table:table-cell office:value-type="string" calcext:value-type="string">
            <text:p>vihangk1</text:p>
          </table:table-cell>
          <table:table-cell office:value-type="float" office:value="207802" calcext:value-type="float">
            <text:p>207802</text:p>
          </table:table-cell>
          <table:table-cell office:value-type="float" office:value="291302" calcext:value-type="float">
            <text:p>291302</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8-08-24T18:15:54Z</text:p>
          </table:table-cell>
          <table:table-cell office:value-type="string" calcext:value-type="string">
            <text:p>Why not just have optional include and exclude patterns instead of a pattern and a boolean?</text:p>
            <text:p/>
            <text:p>Thats an interesting thought. Do you think it would be useful for clients to have something like PARAM_KEY LIKE ('includepattern') AND NOT LIKE ('excludepattern')? It should not be too difficult to add to have two separate include and exclude paramKeyPattern.</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69875" calcext:value-type="float">
            <text:p>69875</text:p>
          </table:table-cell>
          <table:table-cell office:value-type="string" calcext:value-type="string">
            <text:p>sentry</text:p>
          </table:table-cell>
          <table:table-cell office:value-type="string" calcext:value-type="string">
            <text:p>kkalyan</text:p>
          </table:table-cell>
          <table:table-cell office:value-type="float" office:value="212520" calcext:value-type="float">
            <text:p>212520</text:p>
          </table:table-cell>
          <table:table-cell office:value-type="float" office:value="298337" calcext:value-type="float">
            <text:p>298337</text:p>
          </table:table-cell>
          <table:table-cell table:number-columns-repeated="2"/>
          <table:table-cell office:value-type="string" calcext:value-type="string">
            <text:p>DiffComment</text:p>
          </table:table-cell>
          <table:table-cell office:value-type="string" calcext:value-type="string">
            <text:p>amishra</text:p>
          </table:table-cell>
          <table:table-cell office:value-type="string" calcext:value-type="string">
            <text:p>2019-02-04T23:23:16Z</text:p>
          </table:table-cell>
          <table:table-cell office:value-type="string" calcext:value-type="string">
            <text:p>This is not right. More paranthesis than arguments</text:p>
          </table:table-cell>
          <table:table-cell table:style-name="Default" office:value-type="string" calcext:value-type="string">
            <text:p>true</text:p>
          </table:table-cell>
          <table:table-cell office:value-type="string" calcext:value-type="string">
            <text:p>bug</text:p>
          </table:table-cell>
          <table:table-cell/>
        </table:table-row>
        <table:table-row table:style-name="ro1">
          <table:table-cell office:value-type="float" office:value="2579" calcext:value-type="float">
            <text:p>2579</text:p>
          </table:table-cell>
          <table:table-cell office:value-type="string" calcext:value-type="string">
            <text:p>hbase-git</text:p>
          </table:table-cell>
          <table:table-cell office:value-type="string" calcext:value-type="string">
            <text:p>jyates</text:p>
          </table:table-cell>
          <table:table-cell office:value-type="float" office:value="3610" calcext:value-type="float">
            <text:p>3610</text:p>
          </table:table-cell>
          <table:table-cell office:value-type="float" office:value="8060" calcext:value-type="float">
            <text:p>8060</text:p>
          </table:table-cell>
          <table:table-cell table:number-columns-repeated="2"/>
          <table:table-cell office:value-type="string" calcext:value-type="string">
            <text:p>DiffComment</text:p>
          </table:table-cell>
          <table:table-cell office:value-type="string" calcext:value-type="string">
            <text:p>ghelmling</text:p>
          </table:table-cell>
          <table:table-cell office:value-type="string" calcext:value-type="string">
            <text:p>2011-12-05T01:41:40Z</text:p>
          </table:table-cell>
          <table:table-cell office:value-type="string" calcext:value-type="string">
            <text:p>Having HTD.getValue() convert to String here and then immediately converting back to byte[] is odd. <text:s/>I think either add HTD.getValueAsBytes() returning the raw byte[] or serialize the Configuration as XML as I suggested and just handle it as a String here.</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17148" calcext:value-type="float">
            <text:p>17148</text:p>
          </table:table-cell>
          <table:table-cell office:value-type="string" calcext:value-type="string">
            <text:p>falcon-git</text:p>
          </table:table-cell>
          <table:table-cell office:value-type="string" calcext:value-type="string">
            <text:p>sriksun</text:p>
          </table:table-cell>
          <table:table-cell office:value-type="float" office:value="32448" calcext:value-type="float">
            <text:p>32448</text:p>
          </table:table-cell>
          <table:table-cell office:value-type="float" office:value="61302" calcext:value-type="float">
            <text:p>61302</text:p>
          </table:table-cell>
          <table:table-cell table:number-columns-repeated="2"/>
          <table:table-cell office:value-type="string" calcext:value-type="string">
            <text:p>DiffComment</text:p>
          </table:table-cell>
          <table:table-cell office:value-type="string" calcext:value-type="string">
            <text:p>svenkat</text:p>
          </table:table-cell>
          <table:table-cell office:value-type="string" calcext:value-type="string">
            <text:p>2014-01-22T09:37:13Z</text:p>
          </table:table-cell>
          <table:table-cell office:value-type="string" calcext:value-type="string">
            <text:p>Where is this class org.apache.falcon.hadoop.JailedFileSystem in the patch? Its missing.</text:p>
          </table:table-cell>
          <table:table-cell table:style-name="Default" office:value-type="string" calcext:value-type="string">
            <text:p>false</text:p>
          </table:table-cell>
          <table:table-cell office:value-type="string" calcext:value-type="string">
            <text:p>versionControl</text:p>
          </table:table-cell>
          <table:table-cell/>
        </table:table-row>
        <table:table-row table:style-name="ro1">
          <table:table-cell office:value-type="float" office:value="47603" calcext:value-type="float">
            <text:p>47603</text:p>
          </table:table-cell>
          <table:table-cell office:value-type="string" calcext:value-type="string">
            <text:p>mesos</text:p>
          </table:table-cell>
          <table:table-cell office:value-type="string" calcext:value-type="string">
            <text:p>hausdorff</text:p>
          </table:table-cell>
          <table:table-cell office:value-type="float" office:value="137686" calcext:value-type="float">
            <text:p>137686</text:p>
          </table:table-cell>
          <table:table-cell office:value-type="float" office:value="202887" calcext:value-type="float">
            <text:p>202887</text:p>
          </table:table-cell>
          <table:table-cell table:number-columns-repeated="2"/>
          <table:table-cell office:value-type="string" calcext:value-type="string">
            <text:p>DiffComment</text:p>
          </table:table-cell>
          <table:table-cell office:value-type="string" calcext:value-type="string">
            <text:p>jvanremoortere</text:p>
          </table:table-cell>
          <table:table-cell office:value-type="string" calcext:value-type="string">
            <text:p>2016-06-15T17:08:49Z</text:p>
          </table:table-cell>
          <table:table-cell office:value-type="string" calcext:value-type="string">
            <text:p>nullptr</text:p>
          </table:table-cell>
          <table:table-cell table:style-name="Default" office:value-type="string" calcext:value-type="string">
            <text:p>false</text:p>
          </table:table-cell>
          <table:table-cell office:value-type="string" calcext:value-type="string">
            <text:p>formatting</text:p>
          </table:table-cell>
          <table:table-cell/>
        </table:table-row>
        <table:table-row table:style-name="ro1">
          <table:table-cell office:value-type="float" office:value="6535" calcext:value-type="float">
            <text:p>6535</text:p>
          </table:table-cell>
          <table:table-cell office:value-type="string" calcext:value-type="string">
            <text:p>hbase-git</text:p>
          </table:table-cell>
          <table:table-cell office:value-type="string" calcext:value-type="string">
            <text:p>jxiang</text:p>
          </table:table-cell>
          <table:table-cell office:value-type="float" office:value="11587" calcext:value-type="float">
            <text:p>11587</text:p>
          </table:table-cell>
          <table:table-cell office:value-type="float" office:value="24947" calcext:value-type="float">
            <text:p>24947</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2-09-17T16:52:43Z</text:p>
          </table:table-cell>
          <table:table-cell office:value-type="string" calcext:value-type="string">
            <text:p>This is good.</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44726" calcext:value-type="float">
            <text:p>44726</text:p>
          </table:table-cell>
          <table:table-cell office:value-type="string" calcext:value-type="string">
            <text:p>aurora</text:p>
          </table:table-cell>
          <table:table-cell office:value-type="string" calcext:value-type="string">
            <text:p>jsirois</text:p>
          </table:table-cell>
          <table:table-cell office:value-type="float" office:value="123217" calcext:value-type="float">
            <text:p>123217</text:p>
          </table:table-cell>
          <table:table-cell table:number-columns-repeated="3"/>
          <table:table-cell office:value-type="string" calcext:value-type="string">
            <text:p>Review.body_top</text:p>
          </table:table-cell>
          <table:table-cell office:value-type="string" calcext:value-type="string">
            <text:p>jcohen</text:p>
          </table:table-cell>
          <table:table-cell office:value-type="string" calcext:value-type="string">
            <text:p>2016-03-11T22:01:49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50784" calcext:value-type="float">
            <text:p>50784</text:p>
          </table:table-cell>
          <table:table-cell office:value-type="string" calcext:value-type="string">
            <text:p>lens</text:p>
          </table:table-cell>
          <table:table-cell office:value-type="string" calcext:value-type="string">
            <text:p>lavkesh</text:p>
          </table:table-cell>
          <table:table-cell office:value-type="float" office:value="145184" calcext:value-type="float">
            <text:p>145184</text:p>
          </table:table-cell>
          <table:table-cell table:number-columns-repeated="3"/>
          <table:table-cell office:value-type="string" calcext:value-type="string">
            <text:p>Review.body_top</text:p>
          </table:table-cell>
          <table:table-cell office:value-type="string" calcext:value-type="string">
            <text:p>prongs</text:p>
          </table:table-cell>
          <table:table-cell office:value-type="string" calcext:value-type="string">
            <text:p>2016-08-09T08:48:06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2174" calcext:value-type="float">
            <text:p>2174</text:p>
          </table:table-cell>
          <table:table-cell office:value-type="string" calcext:value-type="string">
            <text:p>oozie</text:p>
          </table:table-cell>
          <table:table-cell office:value-type="string" calcext:value-type="string">
            <text:p>virag</text:p>
          </table:table-cell>
          <table:table-cell office:value-type="float" office:value="2379" calcext:value-type="float">
            <text:p>2379</text:p>
          </table:table-cell>
          <table:table-cell table:number-columns-repeated="3"/>
          <table:table-cell office:value-type="string" calcext:value-type="string">
            <text:p>Review.body_top</text:p>
          </table:table-cell>
          <table:table-cell office:value-type="string" calcext:value-type="string">
            <text:p>angelo</text:p>
          </table:table-cell>
          <table:table-cell office:value-type="string" calcext:value-type="string">
            <text:p>2011-10-05T23:37:52Z</text:p>
          </table:table-cell>
          <table:table-cell office:value-type="float" office:value="1" calcext:value-type="float">
            <text:p>1</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2">
          <table:table-cell office:value-type="float" office:value="27829" calcext:value-type="float">
            <text:p>27829</text:p>
          </table:table-cell>
          <table:table-cell office:value-type="string" calcext:value-type="string">
            <text:p>accumulo</text:p>
          </table:table-cell>
          <table:table-cell office:value-type="string" calcext:value-type="string">
            <text:p>eric.newton</text:p>
          </table:table-cell>
          <table:table-cell office:value-type="float" office:value="60681" calcext:value-type="float">
            <text:p>60681</text:p>
          </table:table-cell>
          <table:table-cell office:value-type="float" office:value="102056" calcext:value-type="float">
            <text:p>102056</text:p>
          </table:table-cell>
          <table:table-cell table:number-columns-repeated="2"/>
          <table:table-cell office:value-type="string" calcext:value-type="string">
            <text:p>DiffComment</text:p>
          </table:table-cell>
          <table:table-cell office:value-type="string" calcext:value-type="string">
            <text:p>mdrob</text:p>
          </table:table-cell>
          <table:table-cell office:value-type="string" calcext:value-type="string">
            <text:p>2014-11-10T21:38:28Z</text:p>
          </table:table-cell>
          <table:table-cell office:value-type="string" calcext:value-type="string">
            <text:p>Why go through arithmetic gymnastics instead of just sleep(11000)?</text:p>
            <text:p/>
            <text:p>Taking the tablets offline probably takes most of the 11 seconds.  This just extends the wait to make sure that it's at least 11 seconds, but not any more than that.</text:p>
            <text:p/>
            <text:p>Why do we have to wait at all? Isn't the wait=true for offline going to be waiting via checking the current location for all tablets in that table?</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44239" calcext:value-type="float">
            <text:p>44239</text:p>
          </table:table-cell>
          <table:table-cell office:value-type="string" calcext:value-type="string">
            <text:p>mesos</text:p>
          </table:table-cell>
          <table:table-cell office:value-type="string" calcext:value-type="string">
            <text:p>jojy</text:p>
          </table:table-cell>
          <table:table-cell office:value-type="float" office:value="121758" calcext:value-type="float">
            <text:p>121758</text:p>
          </table:table-cell>
          <table:table-cell office:value-type="float" office:value="183567" calcext:value-type="float">
            <text:p>183567</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6-03-03T01:47:35Z</text:p>
          </table:table-cell>
          <table:table-cell office:value-type="string" calcext:value-type="string">
            <text:p>Why do you need this?</text:p>
          </table:table-cell>
          <table:table-cell table:style-name="Default" office:value-type="string" calcext:value-type="string">
            <text:p>true</text:p>
          </table:table-cell>
          <table:table-cell office:value-type="string" calcext:value-type="string">
            <text:p>clarification</text:p>
          </table:table-cell>
          <table:table-cell/>
        </table:table-row>
        <table:table-row table:style-name="ro1">
          <table:table-cell office:value-type="float" office:value="5060" calcext:value-type="float">
            <text:p>5060</text:p>
          </table:table-cell>
          <table:table-cell office:value-type="string" calcext:value-type="string">
            <text:p>hbase-git</text:p>
          </table:table-cell>
          <table:table-cell office:value-type="string" calcext:value-type="string">
            <text:p>gchanan</text:p>
          </table:table-cell>
          <table:table-cell office:value-type="float" office:value="7667" calcext:value-type="float">
            <text:p>7667</text:p>
          </table:table-cell>
          <table:table-cell office:value-type="float" office:value="16887" calcext:value-type="float">
            <text:p>16887</text:p>
          </table:table-cell>
          <table:table-cell table:number-columns-repeated="2"/>
          <table:table-cell office:value-type="string" calcext:value-type="string">
            <text:p>DiffComment</text:p>
          </table:table-cell>
          <table:table-cell office:value-type="string" calcext:value-type="string">
            <text:p>stack</text:p>
          </table:table-cell>
          <table:table-cell office:value-type="string" calcext:value-type="string">
            <text:p>2012-05-08T04:53:51Z</text:p>
          </table:table-cell>
          <table:table-cell office:value-type="string" calcext:value-type="string">
            <text:p>Good</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1">
          <table:table-cell office:value-type="float" office:value="27044" calcext:value-type="float">
            <text:p>27044</text:p>
          </table:table-cell>
          <table:table-cell office:value-type="string" calcext:value-type="string">
            <text:p>aurora</text:p>
          </table:table-cell>
          <table:table-cell office:value-type="string" calcext:value-type="string">
            <text:p>zmanji</text:p>
          </table:table-cell>
          <table:table-cell office:value-type="float" office:value="57819" calcext:value-type="float">
            <text:p>57819</text:p>
          </table:table-cell>
          <table:table-cell office:value-type="float" office:value="98825" calcext:value-type="float">
            <text:p>98825</text:p>
          </table:table-cell>
          <table:table-cell table:number-columns-repeated="2"/>
          <table:table-cell office:value-type="string" calcext:value-type="string">
            <text:p>DiffComment</text:p>
          </table:table-cell>
          <table:table-cell office:value-type="string" calcext:value-type="string">
            <text:p>maxim</text:p>
          </table:table-cell>
          <table:table-cell office:value-type="string" calcext:value-type="string">
            <text:p>2014-10-22T23:02:35Z</text:p>
          </table:table-cell>
          <table:table-cell office:value-type="string" calcext:value-type="string">
            <text:p>MorePreconditions.checkArgumentRange()</text:p>
          </table:table-cell>
          <table:table-cell table:style-name="Default" office:value-type="string" calcext:value-type="string">
            <text:p>true</text:p>
          </table:table-cell>
          <table:table-cell office:value-type="string" calcext:value-type="string">
            <text:p>betterSolution</text:p>
          </table:table-cell>
          <table:table-cell office:value-type="string" calcext:value-type="string">
            <text:p>true</text:p>
          </table:table-cell>
        </table:table-row>
        <table:table-row table:style-name="ro1">
          <table:table-cell office:value-type="float" office:value="34632" calcext:value-type="float">
            <text:p>34632</text:p>
          </table:table-cell>
          <table:table-cell office:value-type="string" calcext:value-type="string">
            <text:p>mesos</text:p>
          </table:table-cell>
          <table:table-cell office:value-type="string" calcext:value-type="string">
            <text:p>nnielsen</text:p>
          </table:table-cell>
          <table:table-cell office:value-type="float" office:value="86677" calcext:value-type="float">
            <text:p>86677</text:p>
          </table:table-cell>
          <table:table-cell table:number-columns-repeated="3"/>
          <table:table-cell office:value-type="string" calcext:value-type="string">
            <text:p>Review.body_top</text:p>
          </table:table-cell>
          <table:table-cell office:value-type="string" calcext:value-type="string">
            <text:p>jieyu</text:p>
          </table:table-cell>
          <table:table-cell office:value-type="string" calcext:value-type="string">
            <text:p>2015-06-04T18:05:29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5">
          <table:table-cell office:value-type="float" office:value="18718" calcext:value-type="float">
            <text:p>18718</text:p>
          </table:table-cell>
          <table:table-cell office:value-type="string" calcext:value-type="string">
            <text:p>mesos</text:p>
          </table:table-cell>
          <table:table-cell office:value-type="string" calcext:value-type="string">
            <text:p>dhamon</text:p>
          </table:table-cell>
          <table:table-cell office:value-type="float" office:value="36071" calcext:value-type="float">
            <text:p>36071</text:p>
          </table:table-cell>
          <table:table-cell office:value-type="float" office:value="66941" calcext:value-type="float">
            <text:p>66941</text:p>
          </table:table-cell>
          <table:table-cell table:number-columns-repeated="2"/>
          <table:table-cell office:value-type="string" calcext:value-type="string">
            <text:p>DiffComment</text:p>
          </table:table-cell>
          <table:table-cell office:value-type="string" calcext:value-type="string">
            <text:p>vinodkone</text:p>
          </table:table-cell>
          <table:table-cell office:value-type="string" calcext:value-type="string">
            <text:p>2014-03-04T01:28:33Z</text:p>
          </table:table-cell>
          <table:table-cell office:value-type="string" calcext:value-type="string">
            <text:p>The naming of the variables here is a bit confusing, though I don't have a good suggestion here.</text:p>
            <text:p/>
            <text:p/>
            <text:p>tried something different</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
          <table:table-cell office:value-type="float" office:value="46241" calcext:value-type="float">
            <text:p>46241</text:p>
          </table:table-cell>
          <table:table-cell office:value-type="string" calcext:value-type="string">
            <text:p>aurora</text:p>
          </table:table-cell>
          <table:table-cell office:value-type="string" calcext:value-type="string">
            <text:p>jcohen</text:p>
          </table:table-cell>
          <table:table-cell office:value-type="float" office:value="129142" calcext:value-type="float">
            <text:p>129142</text:p>
          </table:table-cell>
          <table:table-cell table:number-columns-repeated="3"/>
          <table:table-cell office:value-type="string" calcext:value-type="string">
            <text:p>Review.body_top</text:p>
          </table:table-cell>
          <table:table-cell office:value-type="string" calcext:value-type="string">
            <text:p>maxim</text:p>
          </table:table-cell>
          <table:table-cell office:value-type="string" calcext:value-type="string">
            <text:p>2016-04-15T16:35:58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1">
          <table:table-cell office:value-type="float" office:value="15993" calcext:value-type="float">
            <text:p>15993</text:p>
          </table:table-cell>
          <table:table-cell office:value-type="string" calcext:value-type="string">
            <text:p>hive-git</text:p>
          </table:table-cell>
          <table:table-cell office:value-type="string" calcext:value-type="string">
            <text:p>navis</text:p>
          </table:table-cell>
          <table:table-cell office:value-type="float" office:value="30071" calcext:value-type="float">
            <text:p>30071</text:p>
          </table:table-cell>
          <table:table-cell office:value-type="float" office:value="57615" calcext:value-type="float">
            <text:p>57615</text:p>
          </table:table-cell>
          <table:table-cell table:number-columns-repeated="2"/>
          <table:table-cell office:value-type="string" calcext:value-type="string">
            <text:p>DiffComment</text:p>
          </table:table-cell>
          <table:table-cell office:value-type="string" calcext:value-type="string">
            <text:p>ashutoshc</text:p>
          </table:table-cell>
          <table:table-cell office:value-type="string" calcext:value-type="string">
            <text:p>2013-12-10T02:56:03Z</text:p>
          </table:table-cell>
          <table:table-cell office:value-type="string" calcext:value-type="string">
            <text:p>Nice work to batch together these metastore updates.</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12">
          <table:table-cell office:value-type="float" office:value="63252" calcext:value-type="float">
            <text:p>63252</text:p>
          </table:table-cell>
          <table:table-cell office:value-type="string" calcext:value-type="string">
            <text:p>hbase-git</text:p>
          </table:table-cell>
          <table:table-cell office:value-type="string" calcext:value-type="string">
            <text:p>ram_krish</text:p>
          </table:table-cell>
          <table:table-cell office:value-type="float" office:value="189153" calcext:value-type="float">
            <text:p>189153</text:p>
          </table:table-cell>
          <table:table-cell office:value-type="float" office:value="266088" calcext:value-type="float">
            <text:p>266088</text:p>
          </table:table-cell>
          <table:table-cell table:number-columns-repeated="2"/>
          <table:table-cell office:value-type="string" calcext:value-type="string">
            <text:p>DiffComment</text:p>
          </table:table-cell>
          <table:table-cell office:value-type="string" calcext:value-type="string">
            <text:p>anoopsamjohn</text:p>
          </table:table-cell>
          <table:table-cell office:value-type="string" calcext:value-type="string">
            <text:p>2017-10-25T05:58:58Z</text:p>
          </table:table-cell>
          <table:table-cell office:value-type="string" calcext:value-type="string">
            <text:p>These kind of APIs can be moved out of CellUtil. Good.</text:p>
            <text:p/>
            <text:p>APIs which takes only Cells or Cell and byte[] can be given in CellUtil I believe.</text:p>
            <text:p/>
            <text:p>Yes that is the funda. But APIs with byte[] and the offset and length I thought that can be moved to ItnernalCellUtil.</text:p>
            <text:p/>
            <text:p>Let only the cell variant be there? But i have included the Cell with byte[] combination.</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3">
          <table:table-cell office:value-type="float" office:value="59078" calcext:value-type="float">
            <text:p>59078</text:p>
          </table:table-cell>
          <table:table-cell office:value-type="string" calcext:value-type="string">
            <text:p>mesos</text:p>
          </table:table-cell>
          <table:table-cell office:value-type="string" calcext:value-type="string">
            <text:p>bmahler</text:p>
          </table:table-cell>
          <table:table-cell office:value-type="float" office:value="174372" calcext:value-type="float">
            <text:p>174372</text:p>
          </table:table-cell>
          <table:table-cell office:value-type="float" office:value="247498" calcext:value-type="float">
            <text:p>247498</text:p>
          </table:table-cell>
          <table:table-cell table:number-columns-repeated="2"/>
          <table:table-cell office:value-type="string" calcext:value-type="string">
            <text:p>DiffComment</text:p>
          </table:table-cell>
          <table:table-cell office:value-type="string" calcext:value-type="string">
            <text:p>mcypark</text:p>
          </table:table-cell>
          <table:table-cell office:value-type="string" calcext:value-type="string">
            <text:p>2017-05-09T20:49:56Z</text:p>
          </table:table-cell>
          <table:table-cell office:value-type="string" calcext:value-type="string">
            <text:p>Maybe mention here that if the task does not have an allocation role, both `ExecutorInfo` and `TaskInfo` will have the allocation role injected later?</text:p>
            <text:p/>
            <text:p>Sounds good.</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36">
          <table:table-cell office:value-type="float" office:value="62623" calcext:value-type="float">
            <text:p>62623</text:p>
          </table:table-cell>
          <table:table-cell office:value-type="string" calcext:value-type="string">
            <text:p>aurora</text:p>
          </table:table-cell>
          <table:table-cell office:value-type="string" calcext:value-type="string">
            <text:p>wfarner</text:p>
          </table:table-cell>
          <table:table-cell office:value-type="float" office:value="186689" calcext:value-type="float">
            <text:p>186689</text:p>
          </table:table-cell>
          <table:table-cell table:number-columns-repeated="3"/>
          <table:table-cell office:value-type="string" calcext:value-type="string">
            <text:p>Review.body_top</text:p>
          </table:table-cell>
          <table:table-cell office:value-type="string" calcext:value-type="string">
            <text:p>jly</text:p>
          </table:table-cell>
          <table:table-cell office:value-type="string" calcext:value-type="string">
            <text:p>2017-09-29T17:03:00Z</text:p>
          </table:table-cell>
          <table:table-cell office:value-type="string" calcext:value-type="string">
            <text:p>I am definitely +1 to the spirit of this change.</text:p>
            <text:p/>
            <text:p>I would prefer to go the route of multiple classes that hold arguments in logical groupings (ex. ReplicatedLogArgs and etc. along those lines). Do any modules in the scheduler share arguments? How is that done today? I am not too familiar with JCommander/argument parsing libraries but I was wondering how much functionality it gives out of the box for us right now vs. how many custom parsers we will have to write.</text:p>
            <text:p/>
            <text:p>The questions are mostly for my curiosity, and splitting the options up/adding parsers can definitely come in later changes.</text:p>
            <text:p/>
            <text:p>&gt; I would prefer to go the route of multiple classes that hold arguments in logical groupings</text:p>
            <text:p/>
            <text:p>I was really torn on this.  Organization is certainly lost in the global `Options` class.  I may group them once everything is working in this patch, but i didn't want to distract with housekeeping.</text:p>
            <text:p/>
            <text:p>&gt; Do any modules in the scheduler share arguments?</text:p>
            <text:p/>
            <text:p>Yes, but only in a few outlier cases.</text:p>
            <text:p/>
            <text:p>&gt; How is that done today?</text:p>
            <text:p/>
            <text:p>Two ways - collecting the arg values into a settings class and passing that around, or the cowboy way of exposing the static arg field and reading it from another class.</text:p>
            <text:p/>
            <text:p>&gt; how many custom parsers we will have to write</text:p>
            <text:p/>
            <text:p>I count ~13 parsers total, ~all of which i can port from what's currently on master.  This doesn't phase me.  In my mind, the more difficult decision is how to collect and inject all the arg values into the code that uses them.</text:p>
            <text:p/>
            <text:p>I think i have a sane approach for grouping options and putting them back in the modules, so i'll update the patch to do so.  I will create a dependency cycle between classes that i don't love, but retains the grouping and will make the code review more sane!</text:p>
          </table:table-cell>
          <table:table-cell table:style-name="Default" office:value-type="string" calcext:value-type="string">
            <text:p>true</text:p>
          </table:table-cell>
          <table:table-cell office:value-type="string" calcext:value-type="string">
            <text:p>betterSolution;clarification</text:p>
          </table:table-cell>
          <table:table-cell/>
        </table:table-row>
        <table:table-row table:style-name="ro1">
          <table:table-cell office:value-type="float" office:value="2393" calcext:value-type="float">
            <text:p>2393</text:p>
          </table:table-cell>
          <table:table-cell office:value-type="string" calcext:value-type="string">
            <text:p>hbase-git</text:p>
          </table:table-cell>
          <table:table-cell office:value-type="string" calcext:value-type="string">
            <text:p>Liyin</text:p>
          </table:table-cell>
          <table:table-cell office:value-type="float" office:value="2615" calcext:value-type="float">
            <text:p>2615</text:p>
          </table:table-cell>
          <table:table-cell table:number-columns-repeated="3"/>
          <table:table-cell office:value-type="string" calcext:value-type="string">
            <text:p>Review.body_top</text:p>
          </table:table-cell>
          <table:table-cell office:value-type="string" calcext:value-type="string">
            <text:p>kannanm</text:p>
          </table:table-cell>
          <table:table-cell office:value-type="string" calcext:value-type="string">
            <text:p>2011-10-19T19:02:46Z</text:p>
          </table:table-cell>
          <table:table-cell office:value-type="string" calcext:value-type="string">
            <text:p>Hi Liyin-- find the first pass review comments inlined. Haven't reviewed the test changes yet. Looking fwd to this optimization landing.</text:p>
          </table:table-cell>
          <table:table-cell table:style-name="Default" office:value-type="string" calcext:value-type="string">
            <text:p>false</text:p>
          </table:table-cell>
          <table:table-cell office:value-type="string" calcext:value-type="string">
            <text:p>todo</text:p>
          </table:table-cell>
          <table:table-cell/>
        </table:table-row>
        <table:table-row table:style-name="ro1">
          <table:table-cell office:value-type="float" office:value="29039" calcext:value-type="float">
            <text:p>29039</text:p>
          </table:table-cell>
          <table:table-cell office:value-type="string" calcext:value-type="string">
            <text:p>sentry</text:p>
          </table:table-cell>
          <table:table-cell office:value-type="string" calcext:value-type="string">
            <text:p>asuresh</text:p>
          </table:table-cell>
          <table:table-cell office:value-type="float" office:value="66925" calcext:value-type="float">
            <text:p>66925</text:p>
          </table:table-cell>
          <table:table-cell office:value-type="float" office:value="110643" calcext:value-type="float">
            <text:p>110643</text:p>
          </table:table-cell>
          <table:table-cell table:number-columns-repeated="2"/>
          <table:table-cell office:value-type="string" calcext:value-type="string">
            <text:p>DiffComment</text:p>
          </table:table-cell>
          <table:table-cell office:value-type="string" calcext:value-type="string">
            <text:p>lskuff</text:p>
          </table:table-cell>
          <table:table-cell office:value-type="string" calcext:value-type="string">
            <text:p>2015-01-06T22:11:06Z</text:p>
          </table:table-cell>
          <table:table-cell office:value-type="string" calcext:value-type="string">
            <text:p>Should the version be a string of a long? What is the version comment?</text:p>
          </table:table-cell>
          <table:table-cell table:style-name="Default" office:value-type="string" calcext:value-type="string">
            <text:p>true</text:p>
          </table:table-cell>
          <table:table-cell office:value-type="string" calcext:value-type="string">
            <text:p>bug;clarification</text:p>
          </table:table-cell>
          <table:table-cell office:value-type="string" calcext:value-type="string">
            <text:p>true</text:p>
          </table:table-cell>
        </table:table-row>
        <table:table-row table:style-name="ro1">
          <table:table-cell office:value-type="float" office:value="3599" calcext:value-type="float">
            <text:p>3599</text:p>
          </table:table-cell>
          <table:table-cell office:value-type="string" calcext:value-type="string">
            <text:p>flume-git</text:p>
          </table:table-cell>
          <table:table-cell office:value-type="string" calcext:value-type="string">
            <text:p>prasadm</text:p>
          </table:table-cell>
          <table:table-cell office:value-type="float" office:value="4618" calcext:value-type="float">
            <text:p>4618</text:p>
          </table:table-cell>
          <table:table-cell office:value-type="float" office:value="10277" calcext:value-type="float">
            <text:p>10277</text:p>
          </table:table-cell>
          <table:table-cell table:number-columns-repeated="2"/>
          <table:table-cell office:value-type="string" calcext:value-type="string">
            <text:p>DiffComment</text:p>
          </table:table-cell>
          <table:table-cell office:value-type="string" calcext:value-type="string">
            <text:p>jmhsieh</text:p>
          </table:table-cell>
          <table:table-cell office:value-type="string" calcext:value-type="string">
            <text:p>2012-01-26T01:33:13Z</text:p>
          </table:table-cell>
          <table:table-cell office:value-type="string" calcext:value-type="string">
            <text:p>This is wonky code -- I can understand why it is needed with the context of the JIRA but without it I can't tell. <text:s/>Can you add comments about why this is necessary and a reference to FLUME-937? <text:s/>This seems to be the right place to explain it.</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29110" calcext:value-type="float">
            <text:p>29110</text:p>
          </table:table-cell>
          <table:table-cell office:value-type="string" calcext:value-type="string">
            <text:p>lens</text:p>
          </table:table-cell>
          <table:table-cell office:value-type="string" calcext:value-type="string">
            <text:p>suma.shivaprasad</text:p>
          </table:table-cell>
          <table:table-cell office:value-type="float" office:value="66251" calcext:value-type="float">
            <text:p>66251</text:p>
          </table:table-cell>
          <table:table-cell office:value-type="float" office:value="109622" calcext:value-type="float">
            <text:p>109622</text:p>
          </table:table-cell>
          <table:table-cell table:number-columns-repeated="2"/>
          <table:table-cell office:value-type="string" calcext:value-type="string">
            <text:p>DiffComment</text:p>
          </table:table-cell>
          <table:table-cell office:value-type="string" calcext:value-type="string">
            <text:p>jaideep.dhok</text:p>
          </table:table-cell>
          <table:table-cell office:value-type="string" calcext:value-type="string">
            <text:p>2014-12-30T09:23:51Z</text:p>
          </table:table-cell>
          <table:table-cell office:value-type="string" calcext:value-type="string">
            <text:p>Perhaps we should throw exception here.</text:p>
          </table:table-cell>
          <table:table-cell table:style-name="Default" office:value-type="string" calcext:value-type="string">
            <text:p>true</text:p>
          </table:table-cell>
          <table:table-cell office:value-type="string" calcext:value-type="string">
            <text:p>safety</text:p>
          </table:table-cell>
          <table:table-cell/>
        </table:table-row>
        <table:table-row table:style-name="ro1">
          <table:table-cell office:value-type="float" office:value="42021" calcext:value-type="float">
            <text:p>42021</text:p>
          </table:table-cell>
          <table:table-cell office:value-type="string" calcext:value-type="string">
            <text:p>ambari</text:p>
          </table:table-cell>
          <table:table-cell office:value-type="string" calcext:value-type="string">
            <text:p>yaolei</text:p>
          </table:table-cell>
          <table:table-cell office:value-type="float" office:value="113403" calcext:value-type="float">
            <text:p>113403</text:p>
          </table:table-cell>
          <table:table-cell office:value-type="float" office:value="174020" calcext:value-type="float">
            <text:p>174020</text:p>
          </table:table-cell>
          <table:table-cell table:number-columns-repeated="2"/>
          <table:table-cell office:value-type="string" calcext:value-type="string">
            <text:p>DiffComment</text:p>
          </table:table-cell>
          <table:table-cell office:value-type="string" calcext:value-type="string">
            <text:p>mithmatt</text:p>
          </table:table-cell>
          <table:table-cell office:value-type="string" calcext:value-type="string">
            <text:p>2016-01-08T04:01:31Z</text:p>
          </table:table-cell>
          <table:table-cell office:value-type="string" calcext:value-type="string">
            <text:p>Should this be moved inside the **if file_status** block?</text:p>
          </table:table-cell>
          <table:table-cell table:style-name="Default" office:value-type="string" calcext:value-type="string">
            <text:p>true</text:p>
          </table:table-cell>
          <table:table-cell office:value-type="string" calcext:value-type="string">
            <text:p>refactoring</text:p>
          </table:table-cell>
          <table:table-cell/>
        </table:table-row>
        <table:table-row table:style-name="ro1">
          <table:table-cell office:value-type="float" office:value="9566" calcext:value-type="float">
            <text:p>9566</text:p>
          </table:table-cell>
          <table:table-cell office:value-type="string" calcext:value-type="string">
            <text:p>oozie</text:p>
          </table:table-cell>
          <table:table-cell office:value-type="string" calcext:value-type="string">
            <text:p>rohini</text:p>
          </table:table-cell>
          <table:table-cell office:value-type="float" office:value="16963" calcext:value-type="float">
            <text:p>16963</text:p>
          </table:table-cell>
          <table:table-cell office:value-type="float" office:value="35943" calcext:value-type="float">
            <text:p>35943</text:p>
          </table:table-cell>
          <table:table-cell table:number-columns-repeated="2"/>
          <table:table-cell office:value-type="string" calcext:value-type="string">
            <text:p>DiffComment</text:p>
          </table:table-cell>
          <table:table-cell office:value-type="string" calcext:value-type="string">
            <text:p>egashira</text:p>
          </table:table-cell>
          <table:table-cell office:value-type="string" calcext:value-type="string">
            <text:p>2013-02-25T13:33:55Z</text:p>
          </table:table-cell>
          <table:table-cell office:value-type="string" calcext:value-type="string">
            <text:p>i guess it's also option to place jars/xml in /lib directory on application path. <text:s/>does "action shared library" means that?</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7">
          <table:table-cell office:value-type="float" office:value="31327" calcext:value-type="float">
            <text:p>31327</text:p>
          </table:table-cell>
          <table:table-cell office:value-type="string" calcext:value-type="string">
            <text:p>mesos</text:p>
          </table:table-cell>
          <table:table-cell office:value-type="string" calcext:value-type="string">
            <text:p>nnielsen</text:p>
          </table:table-cell>
          <table:table-cell office:value-type="float" office:value="73994" calcext:value-type="float">
            <text:p>73994</text:p>
          </table:table-cell>
          <table:table-cell office:value-type="float" office:value="120431" calcext:value-type="float">
            <text:p>120431</text:p>
          </table:table-cell>
          <table:table-cell table:number-columns-repeated="2"/>
          <table:table-cell office:value-type="string" calcext:value-type="string">
            <text:p>DiffComment</text:p>
          </table:table-cell>
          <table:table-cell office:value-type="string" calcext:value-type="string">
            <text:p>adam-mesos</text:p>
          </table:table-cell>
          <table:table-cell office:value-type="string" calcext:value-type="string">
            <text:p>2015-02-25T21:56:26Z</text:p>
          </table:table-cell>
          <table:table-cell office:value-type="string" calcext:value-type="string">
            <text:p>Where are the matching `&lt;p&gt;`s for these `&lt;/p&gt;`s? You can omit the end tag, but not the begin tag.</text:p>
            <text:p>Also, perhaps because of this, the NOTE doesn't show up on a new line at https://github.com/nqn/mesos/blob/niklas/updated-configuration/docs/configuration.md</text:p>
          </table:table-cell>
          <table:table-cell table:style-name="Default" office:value-type="string" calcext:value-type="string">
            <text:p>false</text:p>
          </table:table-cell>
          <table:table-cell office:value-type="string" calcext:value-type="string">
            <text:p>documentation</text:p>
          </table:table-cell>
          <table:table-cell office:value-type="string" calcext:value-type="string">
            <text:p>true</text:p>
          </table:table-cell>
        </table:table-row>
        <table:table-row table:style-name="ro1">
          <table:table-cell office:value-type="float" office:value="19039" calcext:value-type="float">
            <text:p>19039</text:p>
          </table:table-cell>
          <table:table-cell office:value-type="string" calcext:value-type="string">
            <text:p>cloudstack-git</text:p>
          </table:table-cell>
          <table:table-cell office:value-type="string" calcext:value-type="string">
            <text:p>ashutoshk</text:p>
          </table:table-cell>
          <table:table-cell office:value-type="float" office:value="37538" calcext:value-type="float">
            <text:p>37538</text:p>
          </table:table-cell>
          <table:table-cell office:value-type="float" office:value="69103" calcext:value-type="float">
            <text:p>69103</text:p>
          </table:table-cell>
          <table:table-cell table:number-columns-repeated="2"/>
          <table:table-cell office:value-type="string" calcext:value-type="string">
            <text:p>DiffComment</text:p>
          </table:table-cell>
          <table:table-cell office:value-type="string" calcext:value-type="string">
            <text:p>santhoshe</text:p>
          </table:table-cell>
          <table:table-cell office:value-type="string" calcext:value-type="string">
            <text:p>2014-03-18T11:02:44Z</text:p>
          </table:table-cell>
          <table:table-cell office:value-type="string" calcext:value-type="string">
            <text:p>Dont add fail\asserts in non test functions. Check the return value and assert in tests.</text:p>
          </table:table-cell>
          <table:table-cell table:style-name="Default" office:value-type="string" calcext:value-type="string">
            <text:p>true</text:p>
          </table:table-cell>
          <table:table-cell office:value-type="string" calcext:value-type="string">
            <text:p>testDesign</text:p>
          </table:table-cell>
          <table:table-cell/>
        </table:table-row>
        <table:table-row table:style-name="ro3">
          <table:table-cell office:value-type="float" office:value="41490" calcext:value-type="float">
            <text:p>41490</text:p>
          </table:table-cell>
          <table:table-cell office:value-type="string" calcext:value-type="string">
            <text:p>mesos</text:p>
          </table:table-cell>
          <table:table-cell office:value-type="string" calcext:value-type="string">
            <text:p>gilbert</text:p>
          </table:table-cell>
          <table:table-cell office:value-type="float" office:value="111229" calcext:value-type="float">
            <text:p>111229</text:p>
          </table:table-cell>
          <table:table-cell office:value-type="float" office:value="171323" calcext:value-type="float">
            <text:p>171323</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5-12-18T20:12:10Z</text:p>
          </table:table-cell>
          <table:table-cell office:value-type="string" calcext:value-type="string">
            <text:p>s/v1DockerImageManifest/manifest/</text:p>
            <text:p/>
            <text:p>v2 fixed as well.</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
          <table:table-cell office:value-type="float" office:value="33040" calcext:value-type="float">
            <text:p>33040</text:p>
          </table:table-cell>
          <table:table-cell office:value-type="string" calcext:value-type="string">
            <text:p>mesos</text:p>
          </table:table-cell>
          <table:table-cell office:value-type="string" calcext:value-type="string">
            <text:p>pbrett</text:p>
          </table:table-cell>
          <table:table-cell office:value-type="float" office:value="79601" calcext:value-type="float">
            <text:p>79601</text:p>
          </table:table-cell>
          <table:table-cell office:value-type="float" office:value="129084" calcext:value-type="float">
            <text:p>129084</text:p>
          </table:table-cell>
          <table:table-cell table:number-columns-repeated="2"/>
          <table:table-cell office:value-type="string" calcext:value-type="string">
            <text:p>DiffComment</text:p>
          </table:table-cell>
          <table:table-cell office:value-type="string" calcext:value-type="string">
            <text:p>jieyu</text:p>
          </table:table-cell>
          <table:table-cell office:value-type="string" calcext:value-type="string">
            <text:p>2015-04-10T18:05:32Z</text:p>
          </table:table-cell>
          <table:table-cell office:value-type="string" calcext:value-type="string">
            <text:p>Do you want to return error if qdisc does not exist?</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1">
          <table:table-cell office:value-type="float" office:value="34735" calcext:value-type="float">
            <text:p>34735</text:p>
          </table:table-cell>
          <table:table-cell office:value-type="string" calcext:value-type="string">
            <text:p>ambari</text:p>
          </table:table-cell>
          <table:table-cell office:value-type="string" calcext:value-type="string">
            <text:p>rnettleton</text:p>
          </table:table-cell>
          <table:table-cell office:value-type="float" office:value="85461" calcext:value-type="float">
            <text:p>85461</text:p>
          </table:table-cell>
          <table:table-cell table:number-columns-repeated="3"/>
          <table:table-cell office:value-type="string" calcext:value-type="string">
            <text:p>Review.body_top</text:p>
          </table:table-cell>
          <table:table-cell office:value-type="string" calcext:value-type="string">
            <text:p>jluniya</text:p>
          </table:table-cell>
          <table:table-cell office:value-type="string" calcext:value-type="string">
            <text:p>2015-05-27T23:36:07Z</text:p>
          </table:table-cell>
          <table:table-cell office:value-type="string" calcext:value-type="string">
            <text:p>Ship It!</text:p>
          </table:table-cell>
          <table:table-cell table:style-name="Default" office:value-type="string" calcext:value-type="string">
            <text:p>false</text:p>
          </table:table-cell>
          <table:table-cell office:value-type="string" calcext:value-type="string">
            <text:p>approval</text:p>
          </table:table-cell>
          <table:table-cell/>
        </table:table-row>
        <table:table-row table:style-name="ro3">
          <table:table-cell office:value-type="float" office:value="7305" calcext:value-type="float">
            <text:p>7305</text:p>
          </table:table-cell>
          <table:table-cell office:value-type="string" calcext:value-type="string">
            <text:p>hbase-git</text:p>
          </table:table-cell>
          <table:table-cell office:value-type="string" calcext:value-type="string">
            <text:p>jxiang</text:p>
          </table:table-cell>
          <table:table-cell office:value-type="float" office:value="12354" calcext:value-type="float">
            <text:p>12354</text:p>
          </table:table-cell>
          <table:table-cell office:value-type="float" office:value="26138" calcext:value-type="float">
            <text:p>26138</text:p>
          </table:table-cell>
          <table:table-cell table:number-columns-repeated="2"/>
          <table:table-cell office:value-type="string" calcext:value-type="string">
            <text:p>DiffComment</text:p>
          </table:table-cell>
          <table:table-cell office:value-type="string" calcext:value-type="string">
            <text:p>tedyu</text:p>
          </table:table-cell>
          <table:table-cell office:value-type="string" calcext:value-type="string">
            <text:p>2012-10-11T21:58:46Z</text:p>
          </table:table-cell>
          <table:table-cell office:value-type="string" calcext:value-type="string">
            <text:p>Consider adding assertion for this new condition.</text:p>
            <text:p/>
            <text:p>I changed the pb to make it a required field.  So pb should check that for us.</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41425" calcext:value-type="float">
            <text:p>41425</text:p>
          </table:table-cell>
          <table:table-cell office:value-type="string" calcext:value-type="string">
            <text:p>mesos</text:p>
          </table:table-cell>
          <table:table-cell office:value-type="string" calcext:value-type="string">
            <text:p>jpeach</text:p>
          </table:table-cell>
          <table:table-cell office:value-type="float" office:value="110767" calcext:value-type="float">
            <text:p>110767</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5-12-16T22:01:53Z</text:p>
          </table:table-cell>
          <table:table-cell office:value-type="string" calcext:value-type="string">
            <text:p>Patch looks great!</text:p>
            <text:p/>
            <text:p>Reviews applied: [41424, 41425]</text:p>
            <text:p/>
            <text:p>Passed command: export OS=ubuntu:14.04;export CONFIGURATION="--verbose";export COMPILER=gcc; ./support/docker_build.sh</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2">
          <table:table-cell office:value-type="float" office:value="70567" calcext:value-type="float">
            <text:p>70567</text:p>
          </table:table-cell>
          <table:table-cell office:value-type="string" calcext:value-type="string">
            <text:p>mesos</text:p>
          </table:table-cell>
          <table:table-cell office:value-type="string" calcext:value-type="string">
            <text:p>abudnik</text:p>
          </table:table-cell>
          <table:table-cell office:value-type="float" office:value="214965" calcext:value-type="float">
            <text:p>214965</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9-04-30T20:25:43Z</text:p>
          </table:table-cell>
          <table:table-cell office:value-type="string" calcext:value-type="string">
            <text:p>Patch looks great!</text:p>
            <text:p/>
            <text:p>Reviews applied: [70567]</text:p>
            <text:p/>
            <text:p>Passed command: export OS='ubuntu:14.04' BUILDTOOL='autotools' COMPILER='gcc' CONFIGURATION='--verbose --disable-libtool-wrappers --disable-parallel-test-execution' ENVIRONMENT='GLOG_v=1 MESOS_VERBOSE=1'; ./support/docker-build.sh</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2">
          <table:table-cell office:value-type="float" office:value="26052" calcext:value-type="float">
            <text:p>26052</text:p>
          </table:table-cell>
          <table:table-cell office:value-type="string" calcext:value-type="string">
            <text:p>mesos</text:p>
          </table:table-cell>
          <table:table-cell office:value-type="string" calcext:value-type="string">
            <text:p>tnachen</text:p>
          </table:table-cell>
          <table:table-cell office:value-type="float" office:value="54592" calcext:value-type="float">
            <text:p>54592</text:p>
          </table:table-cell>
          <table:table-cell table:number-columns-repeated="3"/>
          <table:table-cell office:value-type="string" calcext:value-type="string">
            <text:p>Review.body_top</text:p>
          </table:table-cell>
          <table:table-cell office:value-type="string" calcext:value-type="string">
            <text:p>mesos-review</text:p>
          </table:table-cell>
          <table:table-cell office:value-type="string" calcext:value-type="string">
            <text:p>2014-09-25T20:41:34Z</text:p>
          </table:table-cell>
          <table:table-cell office:value-type="string" calcext:value-type="string">
            <text:p>Patch looks great!</text:p>
            <text:p/>
            <text:p>Reviews applied: [26052]</text:p>
            <text:p/>
            <text:p>All tests passed.</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8">
          <table:table-cell office:value-type="float" office:value="34956" calcext:value-type="float">
            <text:p>34956</text:p>
          </table:table-cell>
          <table:table-cell office:value-type="string" calcext:value-type="string">
            <text:p>mesos</text:p>
          </table:table-cell>
          <table:table-cell office:value-type="string" calcext:value-type="string">
            <text:p>jieyu</text:p>
          </table:table-cell>
          <table:table-cell office:value-type="float" office:value="86300" calcext:value-type="float">
            <text:p>86300</text:p>
          </table:table-cell>
          <table:table-cell office:value-type="float" office:value="138279" calcext:value-type="float">
            <text:p>138279</text:p>
          </table:table-cell>
          <table:table-cell table:number-columns-repeated="2"/>
          <table:table-cell office:value-type="string" calcext:value-type="string">
            <text:p>DiffComment</text:p>
          </table:table-cell>
          <table:table-cell office:value-type="string" calcext:value-type="string">
            <text:p>pbrett</text:p>
          </table:table-cell>
          <table:table-cell office:value-type="string" calcext:value-type="string">
            <text:p>2015-06-02T23:31:34Z</text:p>
          </table:table-cell>
          <table:table-cell office:value-type="string" calcext:value-type="string">
            <text:p>Should config be optional?</text:p>
            <text:p/>
            <text:p>We still need a Config struct for each type of qdisc so that the template specification could work. It just looks weired to me to do</text:p>
            <text:p>```</text:p>
            <text:p>Discipline&lt;ingress::Config&gt;(</text:p>
            <text:p>  ...</text:p>
            <text:p>  None());</text:p>
            <text:p>```</text:p>
            <text:p/>
            <text:p>Do you have a strong opinion on that?</text:p>
            <text:p/>
            <text:p>Synced with Paul offline. Decided to punt this for now. I'll add a TODO.</text:p>
          </table:table-cell>
          <table:table-cell table:style-name="Default" office:value-type="string" calcext:value-type="string">
            <text:p>true</text:p>
          </table:table-cell>
          <table:table-cell office:value-type="string" calcext:value-type="string">
            <text:p>betterSolution</text:p>
          </table:table-cell>
          <table:table-cell/>
        </table:table-row>
        <table:table-row table:style-name="ro2">
          <table:table-cell office:value-type="float" office:value="69411" calcext:value-type="float">
            <text:p>69411</text:p>
          </table:table-cell>
          <table:table-cell office:value-type="string" calcext:value-type="string">
            <text:p>mesos</text:p>
          </table:table-cell>
          <table:table-cell office:value-type="string" calcext:value-type="string">
            <text:p>bennoe</text:p>
          </table:table-cell>
          <table:table-cell office:value-type="float" office:value="210720" calcext:value-type="float">
            <text:p>210720</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8-11-20T15:48:53Z</text:p>
          </table:table-cell>
          <table:table-cell office:value-type="string" calcext:value-type="string">
            <text:p>PASS: Mesos patch 69411 was successfully built and tested.</text:p>
            <text:p/>
            <text:p>Reviews applied: `['69411']`</text:p>
            <text:p/>
            <text:p>All the build artifacts available at: http://dcos-win.westus2.cloudapp.azure.com/artifacts/mesos-reviewbot-testing/2630/mesos-review-69411</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62762" calcext:value-type="float">
            <text:p>62762</text:p>
          </table:table-cell>
          <table:table-cell office:value-type="string" calcext:value-type="string">
            <text:p>mesos</text:p>
          </table:table-cell>
          <table:table-cell office:value-type="string" calcext:value-type="string">
            <text:p>chhsia0</text:p>
          </table:table-cell>
          <table:table-cell office:value-type="float" office:value="190262" calcext:value-type="float">
            <text:p>190262</text:p>
          </table:table-cell>
          <table:table-cell office:value-type="float" office:value="267563" calcext:value-type="float">
            <text:p>267563</text:p>
          </table:table-cell>
          <table:table-cell table:number-columns-repeated="2"/>
          <table:table-cell office:value-type="string" calcext:value-type="string">
            <text:p>DiffComment</text:p>
          </table:table-cell>
          <table:table-cell office:value-type="string" calcext:value-type="string">
            <text:p>kaysoky</text:p>
          </table:table-cell>
          <table:table-cell office:value-type="string" calcext:value-type="string">
            <text:p>2017-11-21T00:02:02Z</text:p>
          </table:table-cell>
          <table:table-cell office:value-type="string" calcext:value-type="string">
            <text:p>This definition probably belongs in a separate review. <text:s/>Along with the other build changes related to this flag, in this review.</text:p>
          </table:table-cell>
          <table:table-cell table:style-name="Default" office:value-type="string" calcext:value-type="string">
            <text:p>false</text:p>
          </table:table-cell>
          <table:table-cell office:value-type="string" calcext:value-type="string">
            <text:p>reviewProcess</text:p>
          </table:table-cell>
          <table:table-cell/>
        </table:table-row>
        <table:table-row table:style-name="ro1">
          <table:table-cell office:value-type="float" office:value="25944" calcext:value-type="float">
            <text:p>25944</text:p>
          </table:table-cell>
          <table:table-cell office:value-type="string" calcext:value-type="string">
            <text:p>kafka</text:p>
          </table:table-cell>
          <table:table-cell office:value-type="string" calcext:value-type="string">
            <text:p>mgharat</text:p>
          </table:table-cell>
          <table:table-cell office:value-type="float" office:value="54286" calcext:value-type="float">
            <text:p>54286</text:p>
          </table:table-cell>
          <table:table-cell office:value-type="float" office:value="94288" calcext:value-type="float">
            <text:p>94288</text:p>
          </table:table-cell>
          <table:table-cell table:number-columns-repeated="2"/>
          <table:table-cell office:value-type="string" calcext:value-type="string">
            <text:p>DiffComment</text:p>
          </table:table-cell>
          <table:table-cell office:value-type="string" calcext:value-type="string">
            <text:p>mgharat</text:p>
          </table:table-cell>
          <table:table-cell office:value-type="string" calcext:value-type="string">
            <text:p>2014-09-23T17:22:21Z</text:p>
          </table:table-cell>
          <table:table-cell office:value-type="string" calcext:value-type="string">
            <text:p>Please discard this</text:p>
          </table:table-cell>
          <table:table-cell table:style-name="Default" office:value-type="string" calcext:value-type="string">
            <text:p>false</text:p>
          </table:table-cell>
          <table:table-cell table:number-columns-repeated="2"/>
        </table:table-row>
        <table:table-row table:style-name="ro2">
          <table:table-cell office:value-type="float" office:value="68054" calcext:value-type="float">
            <text:p>68054</text:p>
          </table:table-cell>
          <table:table-cell office:value-type="string" calcext:value-type="string">
            <text:p>mesos</text:p>
          </table:table-cell>
          <table:table-cell office:value-type="string" calcext:value-type="string">
            <text:p>urbanserj</text:p>
          </table:table-cell>
          <table:table-cell office:value-type="float" office:value="207079" calcext:value-type="float">
            <text:p>207079</text:p>
          </table:table-cell>
          <table:table-cell table:number-columns-repeated="3"/>
          <table:table-cell office:value-type="string" calcext:value-type="string">
            <text:p>Review.body_top</text:p>
          </table:table-cell>
          <table:table-cell office:value-type="string" calcext:value-type="string">
            <text:p>mesos-review-windows</text:p>
          </table:table-cell>
          <table:table-cell office:value-type="string" calcext:value-type="string">
            <text:p>2018-08-10T13:41:22Z</text:p>
          </table:table-cell>
          <table:table-cell office:value-type="string" calcext:value-type="string">
            <text:p>PASS: Mesos patch 68054 was successfully built and tested.</text:p>
            <text:p/>
            <text:p>Reviews applied: `['68052', '68053', '68054']`</text:p>
            <text:p/>
            <text:p>All the build artifacts available at: http://dcos-win.westus.cloudapp.azure.com/artifacts/mesos-reviewbot-testing/2127/mesos-review-68054</text:p>
          </table:table-cell>
          <table:table-cell table:style-name="Default" office:value-type="string" calcext:value-type="string">
            <text:p>false</text:p>
          </table:table-cell>
          <table:table-cell office:value-type="string" calcext:value-type="string">
            <text:p>bot</text:p>
          </table:table-cell>
          <table:table-cell/>
        </table:table-row>
        <table:table-row table:style-name="ro1">
          <table:table-cell office:value-type="float" office:value="36913" calcext:value-type="float">
            <text:p>36913</text:p>
          </table:table-cell>
          <table:table-cell office:value-type="string" calcext:value-type="string">
            <text:p>mesos</text:p>
          </table:table-cell>
          <table:table-cell office:value-type="string" calcext:value-type="string">
            <text:p>joerg84</text:p>
          </table:table-cell>
          <table:table-cell office:value-type="float" office:value="102630" calcext:value-type="float">
            <text:p>102630</text:p>
          </table:table-cell>
          <table:table-cell office:value-type="float" office:value="160369" calcext:value-type="float">
            <text:p>160369</text:p>
          </table:table-cell>
          <table:table-cell table:number-columns-repeated="2"/>
          <table:table-cell office:value-type="string" calcext:value-type="string">
            <text:p>DiffComment</text:p>
          </table:table-cell>
          <table:table-cell office:value-type="string" calcext:value-type="string">
            <text:p>gyliu</text:p>
          </table:table-cell>
          <table:table-cell office:value-type="string" calcext:value-type="string">
            <text:p>2015-10-22T07:21:22Z</text:p>
          </table:table-cell>
          <table:table-cell office:value-type="string" calcext:value-type="string">
            <text:p>I see that there are comments for renaming those functions to add, update, delete or addQuota, updateQuta, deleteQuota, I think that add/update/delete may be better as all of the functions are already in QuotaHandler, thoughts? Thanks.</text:p>
          </table:table-cell>
          <table:table-cell table:style-name="Default" office:value-type="string" calcext:value-type="string">
            <text:p>false</text:p>
          </table:table-cell>
          <table:table-cell office:value-type="string" calcext:value-type="string">
            <text:p>naming</text:p>
          </table:table-cell>
          <table:table-cell/>
        </table:table-row>
        <table:table-row table:style-name="ro12">
          <table:table-cell office:value-type="float" office:value="65268" calcext:value-type="float">
            <text:p>65268</text:p>
          </table:table-cell>
          <table:table-cell office:value-type="string" calcext:value-type="string">
            <text:p>sentry</text:p>
          </table:table-cell>
          <table:table-cell office:value-type="string" calcext:value-type="string">
            <text:p>kkalyan</text:p>
          </table:table-cell>
          <table:table-cell office:value-type="float" office:value="196848" calcext:value-type="float">
            <text:p>196848</text:p>
          </table:table-cell>
          <table:table-cell office:value-type="float" office:value="276692" calcext:value-type="float">
            <text:p>276692</text:p>
          </table:table-cell>
          <table:table-cell table:number-columns-repeated="2"/>
          <table:table-cell office:value-type="string" calcext:value-type="string">
            <text:p>DiffComment</text:p>
          </table:table-cell>
          <table:table-cell office:value-type="string" calcext:value-type="string">
            <text:p>akolb</text:p>
          </table:table-cell>
          <table:table-cell office:value-type="string" calcext:value-type="string">
            <text:p>2018-02-06T22:49:58Z</text:p>
          </table:table-cell>
          <table:table-cell office:value-type="string" calcext:value-type="string">
            <text:p>What is the purpose of this variable?</text:p>
            <text:p>Instead, it would be useful to compute the final time right away.</text:p>
            <text:p/>
            <text:p>I have added it for readability. My previous path did not have it. I have updated it to address your comment.</text:p>
            <text:p>Below was the code in older patch</text:p>
            <text:p/>
            <text:p>   if (((System.currentTimeMillis() + sleepTime) - startTimestamp) &gt; maxRetryDurationMills) {</text:p>
          </table:table-cell>
          <table:table-cell table:style-name="Default" office:value-type="string" calcext:value-type="string">
            <text:p>true</text:p>
          </table:table-cell>
          <table:table-cell office:value-type="string" calcext:value-type="string">
            <text:p>betterSolution;clarification</text:p>
          </table:table-cell>
          <table:table-cell/>
        </table:table-row>
        <table:table-row table:style-name="ro18">
          <table:table-cell office:value-type="float" office:value="38000" calcext:value-type="float">
            <text:p>38000</text:p>
          </table:table-cell>
          <table:table-cell office:value-type="string" calcext:value-type="string">
            <text:p>mesos</text:p>
          </table:table-cell>
          <table:table-cell office:value-type="string" calcext:value-type="string">
            <text:p>arojas</text:p>
          </table:table-cell>
          <table:table-cell office:value-type="float" office:value="109243" calcext:value-type="float">
            <text:p>109243</text:p>
          </table:table-cell>
          <table:table-cell office:value-type="float" office:value="168873" calcext:value-type="float">
            <text:p>168873</text:p>
          </table:table-cell>
          <table:table-cell table:number-columns-repeated="2"/>
          <table:table-cell office:value-type="string" calcext:value-type="string">
            <text:p>DiffComment</text:p>
          </table:table-cell>
          <table:table-cell office:value-type="string" calcext:value-type="string">
            <text:p>bmahler</text:p>
          </table:table-cell>
          <table:table-cell office:value-type="string" calcext:value-type="string">
            <text:p>2015-12-08T19:52:46Z</text:p>
          </table:table-cell>
          <table:table-cell office:value-type="string" calcext:value-type="string">
            <text:p>The first comment here should match the first comment from the other blocks, no? How about:</text:p>
            <text:p/>
            <text:p>```</text:p>
            <text:p>          // Authentication succeeded.</text:p>
            <text:p>          const Option&lt;string&gt;&amp; principal = authentication.get()-&gt;principal;</text:p>
            <text:p>          </text:p>
            <text:p>          CHECK_SOME(principal); // The authentication router validates this.</text:p>
            <text:p/>
            <text:p>          // TODO(benh): Use the sender PID in order to capture</text:p>
            <text:p>          // happens-before timing relationships for testing.</text:p>
            <text:p>          deliver(receiver, new HttpEvent(request, promise, principal));</text:p>
            <text:p>```</text:p>
          </table:table-cell>
          <table:table-cell table:style-name="Default" office:value-type="string" calcext:value-type="string">
            <text:p>false</text:p>
          </table:table-cell>
          <table:table-cell office:value-type="string" calcext:value-type="string">
            <text:p>documentation</text:p>
          </table:table-cell>
          <table:table-cell/>
        </table:table-row>
        <table:table-row table:style-name="ro1">
          <table:table-cell office:value-type="float" office:value="20899" calcext:value-type="float">
            <text:p>20899</text:p>
          </table:table-cell>
          <table:table-cell office:value-type="string" calcext:value-type="string">
            <text:p>hive-git</text:p>
          </table:table-cell>
          <table:table-cell office:value-type="string" calcext:value-type="string">
            <text:p>jcoffey</text:p>
          </table:table-cell>
          <table:table-cell office:value-type="float" office:value="42416" calcext:value-type="float">
            <text:p>42416</text:p>
          </table:table-cell>
          <table:table-cell table:number-columns-repeated="3"/>
          <table:table-cell office:value-type="string" calcext:value-type="string">
            <text:p>Review.body_top</text:p>
          </table:table-cell>
          <table:table-cell office:value-type="string" calcext:value-type="string">
            <text:p>szehon</text:p>
          </table:table-cell>
          <table:table-cell office:value-type="string" calcext:value-type="string">
            <text:p>2014-05-07T18:51:55Z</text:p>
          </table:table-cell>
          <table:table-cell office:value-type="string" calcext:value-type="string">
            <text:p>Mostly looks good, some comments.</text:p>
          </table:table-cell>
          <table:table-cell table:style-name="Default" office:value-type="string" calcext:value-type="string">
            <text:p>false</text:p>
          </table:table-cell>
          <table:table-cell office:value-type="string" calcext:value-type="string">
            <text:p>acknowledgment</text:p>
          </table:table-cell>
          <table:table-cell/>
        </table:table-row>
        <table:table-row table:style-name="ro3">
          <table:table-cell office:value-type="float" office:value="44947" calcext:value-type="float">
            <text:p>44947</text:p>
          </table:table-cell>
          <table:table-cell office:value-type="string" calcext:value-type="string">
            <text:p>mesos</text:p>
          </table:table-cell>
          <table:table-cell office:value-type="string" calcext:value-type="string">
            <text:p>jpeach</text:p>
          </table:table-cell>
          <table:table-cell office:value-type="float" office:value="126334" calcext:value-type="float">
            <text:p>126334</text:p>
          </table:table-cell>
          <table:table-cell office:value-type="float" office:value="189486" calcext:value-type="float">
            <text:p>189486</text:p>
          </table:table-cell>
          <table:table-cell table:number-columns-repeated="2"/>
          <table:table-cell office:value-type="string" calcext:value-type="string">
            <text:p>DiffComment</text:p>
          </table:table-cell>
          <table:table-cell office:value-type="string" calcext:value-type="string">
            <text:p>xujyan</text:p>
          </table:table-cell>
          <table:table-cell office:value-type="string" calcext:value-type="string">
            <text:p>2016-04-01T21:46:14Z</text:p>
          </table:table-cell>
          <table:table-cell office:value-type="string" calcext:value-type="string">
            <text:p>I guess this is saying that when O_NOFOLLOW is used along, `openPath()` would fail; when O_NOFOLLOW + O_PATH is used, `openPath()` would succeed but the resulting fd is very limited.</text:p>
            <text:p/>
            <text:p>I think these comments are better suitable to be put above the definition of `openPath()` than here because the test here doesn't have access to the `open` flags and the reader of the test aren't necessarily aware of the internal details.</text:p>
          </table:table-cell>
          <table:table-cell table:style-name="Default" office:value-type="string" calcext:value-type="string">
            <text:p>false</text:p>
          </table:table-cell>
          <table:table-cell office:value-type="string" calcext:value-type="string">
            <text:p>documentatio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8">00/00/0000</text:date>, <text:time style:data-style-name="N2" text:time-value="13:28:32.4396981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08T13:28:22.622664067</dc:date>
    <meta:editing-duration>P1DT17H13M23S</meta:editing-duration>
    <meta:editing-cycles>16</meta:editing-cycles>
    <meta:generator>LibreOffice/6.1.6.3$Linux_X86_64 LibreOffice_project/10$Build-3</meta:generator>
    <meta:document-statistic meta:table-count="1" meta:cell-count="10677" meta:object-count="0"/>
  </office:meta>
</office:document-meta>
</file>